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!title:filter list by bizo</text:p>
      <text:p text:style-name="Standard"/>
      <text:p text:style-name="Standard">#unblock list</text:p>
      <text:p text:style-name="Standard"/>
      <text:p text:style-name="Standard">@@||ajax.googleapis.com/ajax/libs/webfont/$script,domain=help.typepad.com|regexpal.com</text:p>
      <text:p text:style-name="Standard">@@||cdncontent.wakanim.tv^</text:p>
      <text:p text:style-name="Standard">@@||coveo.com^$domain=dell.com</text:p>
      <text:p text:style-name="Standard">@@||fast.fonts.net/jsapi/$script</text:p>
      <text:p text:style-name="Standard">@@||filterlists.com^$1p</text:p>
      <text:p text:style-name="Standard">@@||filters.adtidy.org</text:p>
      <text:p text:style-name="Standard">@@||getvid.club^$domain=vostfree.com</text:p>
      <text:p text:style-name="Standard">@@||khms*.google.com^$image,1p</text:p>
      <text:p text:style-name="Standard">@@||otakufr.co/wp-content/plugins/*$image</text:p>
      <text:p text:style-name="Standard">@@||translate.google.com/gen204$image,domain=filterlists.com</text:p>
      <text:p text:style-name="Standard">@@||vidoup.xyz/cdn/*$xhr,domain=getvid.club</text:p>
      <text:p text:style-name="Standard">@@||www.google.com/recaptcha/*$sub-document </text:p>
      <text:p text:style-name="Standard"/>
      <text:p text:style-name="Standard">@@||fonts.gstatic.com^$domain=floatplane.com|google.com|youtube.com|bloble.io|regexpal.com|translate.google.com.hk|translate.google.co.kr|translate .google.cn|translate.google.co.jp|translate.google.it|translate.google.de|translate.google.es|translate.google.pl|translate.google.co.id</text:p>
      <text:p text:style-name="Standard"/>
      <text:p text:style-name="Standard">@@||fonts.googleapis.com/css?$domain=google.com|translate.google.com.hk|translate.google.co.kr|translate.google.cn|translate.google.co.jp|translate.google.it|translate.google.de|translate.google.es|translate.google.pl|translate.google.co.id</text:p>
      <text:p text:style-name="Standard"/>
      <text:p text:style-name="Standard">#The Block List Project Malware list uqload.com unblock</text:p>
      <text:p text:style-name="Standard"/>
      <text:p text:style-name="Standard">@@||uqload.com/player_clappr^$1p</text:p>
      <text:p text:style-name="Standard">@@||uqload.com/css^$1p</text:p>
      <text:p text:style-name="Standard">@@||uqload.com/images^$1p</text:p>
      <text:p text:style-name="Standard">@@||m*.uqload.com^$1p</text:p>
      <text:p text:style-name="Standard">@@||uqload.com/embed-*.html</text:p>
      <text:p text:style-name="Standard"/>
      <text:p text:style-name="Standard">#The Block list Cybo's Hosts unblock</text:p>
      <text:p text:style-name="Standard"/>
      <text:p text:style-name="Standard">@@*/blank.gif</text:p>
      <text:p text:style-name="Standard"/>
      <text:p text:style-name="Standard">#miscellaneous block list 1</text:p>
      <text:p text:style-name="Standard"/>
      <text:p text:style-name="Standard">||*/tracker.gif$image,important</text:p>
      <text:p text:style-name="Standard"/>
      <text:p text:style-name="Standard">/pagead/js/*</text:p>
      <text:p text:style-name="Standard">/cdn-cgi/bm/cv/*</text:p>
      <text:p text:style-name="Standard">/rss.*$image,important</text:p>
      <text:p text:style-name="Standard">/wp-content/plugins/*</text:p>
      <text:p text:style-name="Standard">/adsense/*</text:p>
      <text:p text:style-name="Standard">/securepubads.</text:p>
      <text:p text:style-name="Standard"/>
      <text:p text:style-name="Standard"/>
      <text:p text:style-name="Standard">gen_204?</text:p>
      <text:p text:style-name="Standard">*_204?</text:p>
      <text:p text:style-name="Standard"/>
      <text:p text:style-name="Standard"><text:soft-page-break/>||*/footer_banner2.php$frame,important</text:p>
      <text:p text:style-name="Standard"/>
      <text:p text:style-name="Standard">! Remove Attributes</text:p>
      <text:p text:style-name="Standard">*##+js(ra, *)</text:p>
      <text:p text:style-name="Standard">*##+js(aeld, /*/i)</text:p>
      <text:p text:style-name="Standard">*##+js(cookie-remover, *)</text:p>
      <text:p text:style-name="Standard"/>
      <text:p text:style-name="Standard"/>
      <text:p text:style-name="Standard">#miscellaneous block list 2</text:p>
      <text:p text:style-name="Standard"/>
      <text:p text:style-name="Standard"/>
      <text:p text:style-name="Standard">||000359.xyz^$important</text:p>
      <text:p text:style-name="Standard">||01.losbuhosweb.com.mx^$important</text:p>
      <text:p text:style-name="Standard">||013nat.net^$important</text:p>
      <text:p text:style-name="Standard">||024fpv.com^$important</text:p>
      <text:p text:style-name="Standard">||0300ssm0300.xyz^$important</text:p>
      <text:p text:style-name="Standard">||030architects.com^$important</text:p>
      <text:p text:style-name="Standard">||054-235-2465.com^$important</text:p>
      <text:p text:style-name="Standard">||07739354761.ddns.net^$important</text:p>
      <text:p text:style-name="Standard">||0day4today.com^$important</text:p>
      <text:p text:style-name="Standard">||0nedrevefile.com^$important</text:p>
      <text:p text:style-name="Standard">||0ooo.xyz^$important</text:p>
      <text:p text:style-name="Standard">||0qe.pdofan.ru^$important</text:p>
      <text:p text:style-name="Standard">||0qixri.thule.su^$important</text:p>
      <text:p text:style-name="Standard">||0rdp.com^$important</text:p>
      <text:p text:style-name="Standard">||0xbitconnect.co^$important</text:p>
      <text:p text:style-name="Standard">||1-llght.com^$important</text:p>
      <text:p text:style-name="Standard">||1.solutions^$important</text:p>
      <text:p text:style-name="Standard">||1.top4top.io^$important</text:p>
      <text:p text:style-name="Standard">||1000atap.com^$important</text:p>
      <text:p text:style-name="Standard">||100alternance.fr^$important</text:p>
      <text:p text:style-name="Standard">||100stuff.site^$important</text:p>
      <text:p text:style-name="Standard">||1010.archi^$important</text:p>
      <text:p text:style-name="Standard">||101order.com^$important</text:p>
      <text:p text:style-name="Standard">||106b.com^$important</text:p>
      <text:p text:style-name="Standard">||1080wallpapers.xyz^$important</text:p>
      <text:p text:style-name="Standard">||108studija.lt^$important</text:p>
      <text:p text:style-name="Standard">||10927977.collect.igodigital.com^^$important</text:p>
      <text:p text:style-name="Standard">||10sells.com^$important</text:p>
      <text:p text:style-name="Standard">||10xtask.com^$important</text:p>
      <text:p text:style-name="Standard">||112.2o7.net^$important</text:p>
      <text:p text:style-name="Standard">||112sarj.com^$important</text:p>
      <text:p text:style-name="Standard">||11716-45741.ws4.pph-server.de^$important</text:p>
      <text:p text:style-name="Standard">||11jamesjacksondrive.com^$important</text:p>
      <text:p text:style-name="Standard">||11moo.com^$important</text:p>
      <text:p text:style-name="Standard">||11n.us^$important</text:p>
      <text:p text:style-name="Standard">||11vet.com^$important</text:p>
      <text:p text:style-name="Standard">||11wealth.com^$important</text:p>
      <text:p text:style-name="Standard">||122.2o7.net^$important</text:p>
      <text:p text:style-name="Standard">||122980data.danzer.site^$important</text:p>
      <text:p text:style-name="Standard">||123found.com^$important</text:p>
      <text:p text:style-name="Standard">||124.cpanel.realwebsitesite.com^$important</text:p>
      <text:p text:style-name="Standard"><text:soft-page-break/>||12h.tech^$important</text:p>
      <text:p text:style-name="Standard">||130.zuole.ml^$important</text:p>
      <text:p text:style-name="Standard">||1337gang.ddns.net^$important</text:p>
      <text:p text:style-name="Standard">||13r.lg.ua^$important</text:p>
      <text:p text:style-name="Standard">||140cc.v.fwmrm.net^$important</text:p>
      <text:p text:style-name="Standard">||140proof.com^$important</text:p>
      <text:p text:style-name="Standard">||1412studiodm.com^$important</text:p>
      <text:p text:style-name="Standard">||142.ip-164-132-197.eu^$important</text:p>
      <text:p text:style-name="Standard">||150100.cn^$important</text:p>
      <text:p text:style-name="Standard">||1579850.xyz^$important</text:p>
      <text:p text:style-name="Standard">||15cn.ga^$important</text:p>
      <text:p text:style-name="Standard">||15ih.com^$important</text:p>
      <text:p text:style-name="Standard">||167126.engine.mobileapptracking.com^$important</text:p>
      <text:p text:style-name="Standard">||1681.engine.mobileapptracking.com^$important</text:p>
      <text:p text:style-name="Standard">||1792.api.swrve.com^$important</text:p>
      <text:p text:style-name="Standard">||180hits.de^$important</text:p>
      <text:p text:style-name="Standard">||180searchassistant.com^$important</text:p>
      <text:p text:style-name="Standard">||185-24-53-218.com^$important</text:p>
      <text:p text:style-name="Standard">||1860poga.co.za^$important</text:p>
      <text:p text:style-name="Standard">||18teens.xyz^$important</text:p>
      <text:p text:style-name="Standard">||18uproom.com^$important</text:p>
      <text:p text:style-name="Standard">||192yuanma.com^$important</text:p>
      <text:p text:style-name="Standard">||1990.duckdns.org^$important</text:p>
      <text:p text:style-name="Standard">||1arab.net^$important</text:p>
      <text:p text:style-name="Standard">||1called.info^$important</text:p>
      <text:p text:style-name="Standard">||1dmp.io^$important</text:p>
      <text:p text:style-name="Standard">||1filesharing.ga^$important</text:p>
      <text:p text:style-name="Standard">||1firas.ddns.net^$important</text:p>
      <text:p text:style-name="Standard">||1flower.by^$important</text:p>
      <text:p text:style-name="Standard">||1greatrealestatesales.com^$important</text:p>
      <text:p text:style-name="Standard">||1mfromthefuture.com^$important</text:p>
      <text:p text:style-name="Standard">||1miras.ru^$important</text:p>
      <text:p text:style-name="Standard">||1mm.site^$important</text:p>
      <text:p text:style-name="Standard">||1negah.net^$important</text:p>
      <text:p text:style-name="Standard">||1nsr.com^$important</text:p>
      <text:p text:style-name="Standard">||1pisoflight.com^$important</text:p>
      <text:p text:style-name="Standard">||1pro.club^$important</text:p>
      <text:p text:style-name="Standard">||1v12.cn^$important</text:p>
      <text:p text:style-name="Standard">||1x1rank.com^$important</text:p>
      <text:p text:style-name="Standard">||1x2taruhan.com^$important</text:p>
      <text:p text:style-name="Standard">||2-01-2cd3-000f.cdx.cedexis.net^$important</text:p>
      <text:p text:style-name="Standard">||2.top4top.io^$important</text:p>
      <text:p text:style-name="Standard">||2018movies.000webhostapp.com^$important</text:p>
      <text:p text:style-name="Standard">||2020bill.com^$important</text:p>
      <text:p text:style-name="Standard">||207.net^$important</text:p>
      <text:p text:style-name="Standard">||210sadivorce.com^$important</text:p>
      <text:p text:style-name="Standard">||21js.club^$important</text:p>
      <text:p text:style-name="Standard">||23243.xc.05cg.com^$important</text:p>
      <text:p text:style-name="Standard">||23606.xc.wenpie.com^$important</text:p>
      <text:p text:style-name="Standard">||2366good.cn^$important</text:p>
      <text:p text:style-name="Standard">||23ace.site^$important</text:p>
      <text:p text:style-name="Standard">||23w4erdtfg.000webhostapp.com^$important</text:p>
      <text:p text:style-name="Standard"><text:soft-page-break/>||242.000webhostapp.com^$important</text:p>
      <text:p text:style-name="Standard">||242annonces.com^$important</text:p>
      <text:p text:style-name="Standard">||247-inc.net^$important</text:p>
      <text:p text:style-name="Standard">||247legalservices.com^$important</text:p>
      <text:p text:style-name="Standard">||247media.com^$important</text:p>
      <text:p text:style-name="Standard">||24bizhub.com^$important</text:p>
      <text:p text:style-name="Standard">||24linux.com^$important</text:p>
      <text:p text:style-name="Standard">||24log.com^$important</text:p>
      <text:p text:style-name="Standard">||24log.de^$important</text:p>
      <text:p text:style-name="Standard">||24masr.com^$important</text:p>
      <text:p text:style-name="Standard">||24mm.site^$important</text:p>
      <text:p text:style-name="Standard">||24pm-affiliation.com^$important</text:p>
      <text:p text:style-name="Standard">||250land.000webhostapp.com^$important</text:p>
      <text:p text:style-name="Standard">||2511463.top^$important</text:p>
      <text:p text:style-name="Standard">||25magnolia.info^$important</text:p>
      <text:p text:style-name="Standard">||2625886-0.web-hosting.es^$important</text:p>
      <text:p text:style-name="Standard">||2781mysite.com^$important</text:p>
      <text:p text:style-name="Standard">||28kdigital.com^$important</text:p>
      <text:p text:style-name="Standard">||290479-cm36076.tmweb.ru^$important</text:p>
      <text:p text:style-name="Standard">||2996316.com^$important</text:p>
      <text:p text:style-name="Standard">||2d73.ru^$important</text:p>
      <text:p text:style-name="Standard">||2drive.us^$important</text:p>
      <text:p text:style-name="Standard">||2feet4paws.ae^$important</text:p>
      <text:p text:style-name="Standard">||2idiotsandnobusinessplan.com^$important</text:p>
      <text:p text:style-name="Standard">||2itchyfeets.com^$important</text:p>
      <text:p text:style-name="Standard">||2lcfo.com^$important</text:p>
      <text:p text:style-name="Standard">||2maga.site^$important</text:p>
      <text:p text:style-name="Standard">||2magas.site^$important</text:p>
      <text:p text:style-name="Standard">||2mdetailing.ie^$important</text:p>
      <text:p text:style-name="Standard">||2mdn.net^$important</text:p>
      <text:p text:style-name="Standard">||2mm.site^$important</text:p>
      <text:p text:style-name="Standard">||2nell.com^$important</text:p>
      <text:p text:style-name="Standard">||2o7.net^$important</text:p>
      <text:p text:style-name="Standard">||2q1wea3rdsf.000webhostapp.com^$important</text:p>
      <text:p text:style-name="Standard">||2tor.com.mx^$important</text:p>
      <text:p text:style-name="Standard">||2vidyo.xyz^$important</text:p>
      <text:p text:style-name="Standard">||2vlc.l.time4vps.cloud^$important</text:p>
      <text:p text:style-name="Standard">||300miliardialberi.eu^$important</text:p>
      <text:p text:style-name="Standard">||3053-325-43-253.com^$important</text:p>
      <text:p text:style-name="Standard">||30bil.us^$important</text:p>
      <text:p text:style-name="Standard">||30undertennis.com^$important</text:p>
      <text:p text:style-name="Standard">||31noble.com^$important</text:p>
      <text:p text:style-name="Standard">||324-23-32432.com^$important</text:p>
      <text:p text:style-name="Standard">||33542603.xyz^$important</text:p>
      <text:p text:style-name="Standard">||3367net.ddns.net^$important</text:p>
      <text:p text:style-name="Standard">||336ddf.info^$important</text:p>
      <text:p text:style-name="Standard">||33across.com^$important</text:p>
      <text:p text:style-name="Standard">||3435gfdsgsh34525vfdsgrdsg45235.xyz^$important</text:p>
      <text:p text:style-name="Standard">||34er.website^$important</text:p>
      <text:p text:style-name="Standard">||35-23-4532-34.com^$important</text:p>
      <text:p text:style-name="Standard">||360.cn^$important</text:p>
      <text:p text:style-name="Standard">||360yield.com^$important</text:p>
      <text:p text:style-name="Standard"><text:soft-page-break/>||3618dh.xyz^$important</text:p>
      <text:p text:style-name="Standard">||365cash.exchange^$important</text:p>
      <text:p text:style-name="Standard">||365ia.cf^$important</text:p>
      <text:p text:style-name="Standard">||36scanniointeriors.com^$important</text:p>
      <text:p text:style-name="Standard">||3821305pnceos328.xyz^$important</text:p>
      <text:p text:style-name="Standard">||38seventeen.com^$important</text:p>
      <text:p text:style-name="Standard">||3amo7y.ddns.net^$important</text:p>
      <text:p text:style-name="Standard">||3asker.ddns.net^$important</text:p>
      <text:p text:style-name="Standard">||3asy.club^$important</text:p>
      <text:p text:style-name="Standard">||3bots.xyz^$important</text:p>
      <text:p text:style-name="Standard">||3cinteractive.com^$important</text:p>
      <text:p text:style-name="Standard">||3conline.com^$important</text:p>
      <text:p text:style-name="Standard">||3dproaudio.abqwebdesign.net^$important</text:p>
      <text:p text:style-name="Standard">||3drendering.net^$important</text:p>
      <text:p text:style-name="Standard">||3dsharpedge.com^$important</text:p>
      <text:p text:style-name="Standard">||3gl.net^$important</text:p>
      <text:p text:style-name="Standard">||3idiotscommunication.com^$important</text:p>
      <text:p text:style-name="Standard">||3lift.com^$important</text:p>
      <text:p text:style-name="Standard">||3nity.xyz^$important</text:p>
      <text:p text:style-name="Standard">||3oraqi.ddns.net^$important</text:p>
      <text:p text:style-name="Standard">||3rdperson.ml^$important</text:p>
      <text:p text:style-name="Standard">||3sapparel.co^$important</text:p>
      <text:p text:style-name="Standard">||4.program-iq.com^$important</text:p>
      <text:p text:style-name="Standard">||4.top4top.io^$important</text:p>
      <text:p text:style-name="Standard">||40999.ddns.net^$important</text:p>
      <text:p text:style-name="Standard">||40ad.com^$important</text:p>
      <text:p text:style-name="Standard">||42eed1a0d9c129.com^$important</text:p>
      <text:p text:style-name="Standard">||43888.tel^$important</text:p>
      <text:p text:style-name="Standard">||45-76-47-204.plesk.page^$important</text:p>
      <text:p text:style-name="Standard">||45cqv.com^$important</text:p>
      <text:p text:style-name="Standard">||45tuyr.site^$important</text:p>
      <text:p text:style-name="Standard">||4732632.press^$important</text:p>
      <text:p text:style-name="Standard">||4affiliate.net^$important</text:p>
      <text:p text:style-name="Standard">||4allwoman.ru^$important</text:p>
      <text:p text:style-name="Standard">||4celia.com^$important</text:p>
      <text:p text:style-name="Standard">||4d5.net^$important</text:p>
      <text:p text:style-name="Standard">||4dex.io^$important</text:p>
      <text:p text:style-name="Standard">||4drakona.ru^$important</text:p>
      <text:p text:style-name="Standard">||4fffffff.myftp.org^$important</text:p>
      <text:p text:style-name="Standard">||4freemovie.gq^$important</text:p>
      <text:p text:style-name="Standard">||4gstartup.com^$important</text:p>
      <text:p text:style-name="Standard">||4im.us^$important</text:p>
      <text:p text:style-name="Standard">||4info.com^$important</text:p>
      <text:p text:style-name="Standard">||4kmatch.net^$important</text:p>
      <text:p text:style-name="Standard">||4kmj.com^$important</text:p>
      <text:p text:style-name="Standard">||4lifeimunologia.com^$important</text:p>
      <text:p text:style-name="Standard">||4llion.com^$important</text:p>
      <text:p text:style-name="Standard">||4mads.com^$important</text:p>
      <text:p text:style-name="Standard">||4mm.site^$important</text:p>
      <text:p text:style-name="Standard">||4netdown.com^$important</text:p>
      <text:p text:style-name="Standard">||4ps.club^$important</text:p>
      <text:p text:style-name="Standard">||4thave.co.uk^$important</text:p>
      <text:p text:style-name="Standard"><text:soft-page-break/>||4up4.com^$important</text:p>
      <text:p text:style-name="Standard">||4vetcbd.com^$important</text:p>
      <text:p text:style-name="Standard">||4vp.xyz^$important</text:p>
      <text:p text:style-name="Standard">||4wereareyou.icu^$important</text:p>
      <text:p text:style-name="Standard">||4you.by^$important</text:p>
      <text:p text:style-name="Standard">||5-7-3-ios.error.ingest.crittercism.com^$important</text:p>
      <text:p text:style-name="Standard">||5.top4top.io^$important</text:p>
      <text:p text:style-name="Standard">||500aevolam.com^$important</text:p>
      <text:p text:style-name="Standard">||50bang.org^$important</text:p>
      <text:p text:style-name="Standard">||50websads.com^$important</text:p>
      <text:p text:style-name="Standard">||51-iblog.com^$important</text:p>
      <text:p text:style-name="Standard">||51.la^$important</text:p>
      <text:p text:style-name="Standard">||518ad.com^$important</text:p>
      <text:p text:style-name="Standard">||51bairen.com^$important</text:p>
      <text:p text:style-name="Standard">||51wmys.com^$important</text:p>
      <text:p text:style-name="Standard">||51yes.com^$important</text:p>
      <text:p text:style-name="Standard">||52giraffe.com^$important</text:p>
      <text:p text:style-name="Standard">||52osta.cn^$important</text:p>
      <text:p text:style-name="Standard">||52shine.com^$important</text:p>
      <text:p text:style-name="Standard">||553636.duckdns.org^$important</text:p>
      <text:p text:style-name="Standard">||55tupro.com^$important</text:p>
      <text:p text:style-name="Standard">||56ace.website^$important</text:p>
      <text:p text:style-name="Standard">||56q.ru^$important</text:p>
      <text:p text:style-name="Standard">||57d3e30e.duckdns.org^$important</text:p>
      <text:p text:style-name="Standard">||58zwp.com^$important</text:p>
      <text:p text:style-name="Standard">||59pillhill.com^$important</text:p>
      <text:p text:style-name="Standard">||5brightsiblings.com^$important</text:p>
      <text:p text:style-name="Standard">||5designradioa.com^$important</text:p>
      <text:p text:style-name="Standard">||5eta5jd58hb4.top^$important</text:p>
      <text:p text:style-name="Standard">||5ineprojects.com^$important</text:p>
      <text:p text:style-name="Standard">||5raaa3leeek.ddns.net^$important</text:p>
      <text:p text:style-name="Standard">||5techexplore.com^$important</text:p>
      <text:p text:style-name="Standard">||5thfinger.com^$important</text:p>
      <text:p text:style-name="Standard">||5umaga.site^$important</text:p>
      <text:p text:style-name="Standard">||600z.com^$important</text:p>
      <text:p text:style-name="Standard">||60708090.xyz^$important</text:p>
      <text:p text:style-name="Standard">||608design.com^$important</text:p>
      <text:p text:style-name="Standard">||6306481-0.alojamiento-web.es^$important</text:p>
      <text:p text:style-name="Standard">||639827382.linuxzone146.grserver.gr^$important</text:p>
      <text:p text:style-name="Standard">||654tyfcdr4654fytfy.top^$important</text:p>
      <text:p text:style-name="Standard">||656ttyghhg.hopto.org^$important</text:p>
      <text:p text:style-name="Standard">||658473abd74bd979afcfe472c595ce93.ulink.adjust.com^$important</text:p>
      <text:p text:style-name="Standard">||66586658.com^$important</text:p>
      <text:p text:style-name="Standard">||6666888.xyz^$important</text:p>
      <text:p text:style-name="Standard">||67ms.top^$important</text:p>
      <text:p text:style-name="Standard">||67ytfffyt.ddns.net^$important</text:p>
      <text:p text:style-name="Standard">||68h7.com^$important</text:p>
      <text:p text:style-name="Standard">||69po.com^$important</text:p>
      <text:p text:style-name="Standard">||6connectdev.com^$important</text:p>
      <text:p text:style-name="Standard">||6dtrp7enqd.kameleoon.eu^$important</text:p>
      <text:p text:style-name="Standard">||6fy7tg8y96f87tr.xyz^$important</text:p>
      <text:p text:style-name="Standard">||6hu.xyz^$important</text:p>
      <text:p text:style-name="Standard"><text:soft-page-break/>||6pak.xyz^$important</text:p>
      <text:p text:style-name="Standard">||6sc.co^$important</text:p>
      <text:p text:style-name="Standard">||7-medya.com^$important</text:p>
      <text:p text:style-name="Standard">||717720.com^$important</text:p>
      <text:p text:style-name="Standard">||72clothing.com^$important</text:p>
      <text:p text:style-name="Standard">||741963.icu^$important</text:p>
      <text:p text:style-name="Standard">||747big.com^$important</text:p>
      <text:p text:style-name="Standard">||7520.ca^$important</text:p>
      <text:p text:style-name="Standard">||75733.prohoster.biz^$important</text:p>
      <text:p text:style-name="Standard">||777global.online^$important</text:p>
      <text:p text:style-name="Standard">||777partner.com^$important</text:p>
      <text:p text:style-name="Standard">||777seo.com^$important</text:p>
      <text:p text:style-name="Standard">||77tracking.com^$important</text:p>
      <text:p text:style-name="Standard">||782345698752364.site^$important</text:p>
      <text:p text:style-name="Standard">||789456123.space^$important</text:p>
      <text:p text:style-name="Standard">||7bpeople.com^$important</text:p>
      <text:p text:style-name="Standard">||7continents7lawns.com^$important</text:p>
      <text:p text:style-name="Standard">||7de3.shandow.ru^$important</text:p>
      <text:p text:style-name="Standard">||7dot.cn^$important</text:p>
      <text:p text:style-name="Standard">||7eer.net^$important</text:p>
      <text:p text:style-name="Standard">||7hdfilm.xyz^$important</text:p>
      <text:p text:style-name="Standard">||7medsatour.ddns.net^$important</text:p>
      <text:p text:style-name="Standard">||7orus.org^$important</text:p>
      <text:p text:style-name="Standard">||7qfmzuglr45xs.com^$important</text:p>
      <text:p text:style-name="Standard">||7rb.xyz^$important</text:p>
      <text:p text:style-name="Standard">||7search.com^$important</text:p>
      <text:p text:style-name="Standard">||7starthailand.com^$important</text:p>
      <text:p text:style-name="Standard">||7travel.online^$important</text:p>
      <text:p text:style-name="Standard">||8004print.com^$important</text:p>
      <text:p text:style-name="Standard">||80smp4.xyz^$important</text:p>
      <text:p text:style-name="Standard">||8271431043.tk^$important</text:p>
      <text:p text:style-name="Standard">||84ers.com^$important</text:p>
      <text:p text:style-name="Standard">||8501sanl.com^$important</text:p>
      <text:p text:style-name="Standard">||85szv.com^$important</text:p>
      <text:p text:style-name="Standard">||860259.com^$important</text:p>
      <text:p text:style-name="Standard">||866appliance.com^$important</text:p>
      <text:p text:style-name="Standard">||86mld.com^$important</text:p>
      <text:p text:style-name="Standard">||87creationsmedia.com^$important</text:p>
      <text:p text:style-name="Standard">||888ghostbaca.com^$important</text:p>
      <text:p text:style-name="Standard">||88fpw.com^$important</text:p>
      <text:p text:style-name="Standard">||8989898989.000webhostapp.com^$important</text:p>
      <text:p text:style-name="Standard">||8cc5ff581a88.bitsngo.net^$important</text:p>
      <text:p text:style-name="Standard">||8e3d.duckdns.org^$important</text:p>
      <text:p text:style-name="Standard">||8hu.me^$important</text:p>
      <text:p text:style-name="Standard">||8m8cm.com^$important</text:p>
      <text:p text:style-name="Standard">||8poverh.com^$important</text:p>
      <text:p text:style-name="Standard">||90551.prohoster.biz^$important</text:p>
      <text:p text:style-name="Standard">||91fhb.com^$important</text:p>
      <text:p text:style-name="Standard">||91ruitue.com^$important</text:p>
      <text:p text:style-name="Standard">||92jobz.com^$important</text:p>
      <text:p text:style-name="Standard">||95photo.cn^$important</text:p>
      <text:p text:style-name="Standard">||96.ip-51-255-193.eu^$important</text:p>
      <text:p text:style-name="Standard"><text:soft-page-break/>||980media.com^$important</text:p>
      <text:p text:style-name="Standard">||989coworking.com^$important</text:p>
      <text:p text:style-name="Standard">||99count.com^$important</text:p>
      <text:p text:style-name="Standard">||9adhity.com^$important</text:p>
      <text:p text:style-name="Standard">||9coupons.xyz^$important</text:p>
      <text:p text:style-name="Standard">||9gzt.adj.st^$important</text:p>
      <text:p text:style-name="Standard">||9jabliss.com^$important</text:p>
      <text:p text:style-name="Standard">||9kbgftfr82z4.space^$important</text:p>
      <text:p text:style-name="Standard">||9kiemtra.xyz^$important</text:p>
      <text:p text:style-name="Standard">||9lineofcode.com^$important</text:p>
      <text:p text:style-name="Standard">||9one.tech^$important</text:p>
      <text:p text:style-name="Standard">||9z2f.brizy5.ru^$important</text:p>
      <text:p text:style-name="Standard">||a-19.ru^$important</text:p>
      <text:p text:style-name="Standard">||a-ads.com^$important</text:p>
      <text:p text:style-name="Standard">||a-counter.kiev.ua^$important</text:p>
      <text:p text:style-name="Standard">||a-freelancer.com^$important</text:p>
      <text:p text:style-name="Standard">||a-mo.net^$important</text:p>
      <text:p text:style-name="Standard">||a-onestate.com^$important</text:p>
      <text:p text:style-name="Standard">||a.0day.kiev.ua^$important</text:p>
      <text:p text:style-name="Standard">||a.applovin.com^$important</text:p>
      <text:p text:style-name="Standard">||a.aproductmsg.com^$important</text:p>
      <text:p text:style-name="Standard">||a.co^$important</text:p>
      <text:p text:style-name="Standard">||a.coka.la^$important</text:p>
      <text:p text:style-name="Standard">||a.collective-media.net^$important</text:p>
      <text:p text:style-name="Standard">||a.consumer.net^$important</text:p>
      <text:p text:style-name="Standard">||a.doko.moe^$important</text:p>
      <text:p text:style-name="Standard">||a.exdynsrv.com^$important</text:p>
      <text:p text:style-name="Standard">||a.idio.co^$important</text:p>
      <text:p text:style-name="Standard">||a.mktw.net^$important</text:p>
      <text:p text:style-name="Standard">||a.pomf.su^$important</text:p>
      <text:p text:style-name="Standard">||a.sakh.com^$important</text:p>
      <text:p text:style-name="Standard">||a.teads.tv^$important</text:p>
      <text:p text:style-name="Standard">||a.uchi.moe^$important</text:p>
      <text:p text:style-name="Standard">||a.ucoz.net^$important</text:p>
      <text:p text:style-name="Standard">||a.ucoz.ru^$important</text:p>
      <text:p text:style-name="Standard">||a.xanga.com^$important</text:p>
      <text:p text:style-name="Standard">||a2ecommerce.com^$important</text:p>
      <text:p text:style-name="Standard">||a2zonlyservices.com^$important</text:p>
      <text:p text:style-name="Standard">||a3.net.ua^$important</text:p>
      <text:p text:style-name="Standard">||a32.g.a.yimg.com^$important</text:p>
      <text:p text:style-name="Standard">||a3dam221.ddns.net^$important</text:p>
      <text:p text:style-name="Standard">||a3infra.com^$important</text:p>
      <text:p text:style-name="Standard">||a4.overclockers.ua^$important</text:p>
      <text:p text:style-name="Standard">||a75-10-so.ssl.cdn13.com^$important</text:p>
      <text:p text:style-name="Standard">||a84bl82rni.ru^$important</text:p>
      <text:p text:style-name="Standard">||a9.com^$important</text:p>
      <text:p text:style-name="Standard">||a94828c6a08d914296a1d178d1de5102.ulink.adjust.com^$important</text:p>
      <text:p text:style-name="Standard">||a98n98.xyz^$important</text:p>
      <text:p text:style-name="Standard">||aa-publisher.com^$important</text:p>
      <text:p text:style-name="Standard">||aaa3.ddns.net^$important</text:p>
      <text:p text:style-name="Standard">||aaagpsovot.com^$important</text:p>
      <text:p text:style-name="Standard">||aaatechh.com^$important</text:p>
      <text:p text:style-name="Standard"><text:soft-page-break/>||aab58.ddns.net^$important</text:p>
      <text:p text:style-name="Standard">||aabad21.com^$important</text:p>
      <text:p text:style-name="Standard">||aabbcc.gq^$important</text:p>
      <text:p text:style-name="Standard">||aaddzz.com^$important</text:p>
      <text:p text:style-name="Standard">||aafbbdf70718eccf5bd4bf1adec2ce1e.ulink.adjust.com^$important</text:p>
      <text:p text:style-name="Standard">||aafiyaat.com^$important</text:p>
      <text:p text:style-name="Standard">||aairegroupindia.com^$important</text:p>
      <text:p text:style-name="Standard">||aaitrader.com^$important</text:p>
      <text:p text:style-name="Standard">||aajtakmedia.in^$important</text:p>
      <text:p text:style-name="Standard">||aaktrade.com^$important</text:p>
      <text:p text:style-name="Standard">||aal-ver.com^$important</text:p>
      <text:p text:style-name="Standard">||aamantrankurti.com^$important</text:p>
      <text:p text:style-name="Standard">||aamsitecertifier.com^$important</text:p>
      <text:p text:style-name="Standard">||aandjcornucopia.com^$important</text:p>
      <text:p text:style-name="Standard">||aarki.com^$important</text:p>
      <text:p text:style-name="Standard">||aarsen.us^$important</text:p>
      <text:p text:style-name="Standard">||aaryagold.com^$important</text:p>
      <text:p text:style-name="Standard">||aasaam.com^$important</text:p>
      <text:p text:style-name="Standard">||aastudios.co.in^$important</text:p>
      <text:p text:style-name="Standard">||aavasolution.com^$important</text:p>
      <text:p text:style-name="Standard">||aax-eu.amazon-adsystem.com^$important</text:p>
      <text:p text:style-name="Standard">||aax-us-east.amazon-adsystem.com^$important</text:p>
      <text:p text:style-name="Standard">||aaxads.com^$important</text:p>
      <text:p text:style-name="Standard">||aayushmedication.com^$important</text:p>
      <text:p text:style-name="Standard">||abachereku.bid^$important</text:p>
      <text:p text:style-name="Standard">||abacho.net^$important</text:p>
      <text:p text:style-name="Standard">||abada2018.ddns.net^$important</text:p>
      <text:p text:style-name="Standard">||abantesabogados.com^$important</text:p>
      <text:p text:style-name="Standard">||abanti.mygifts.xyz^$important</text:p>
      <text:p text:style-name="Standard">||abaoxianshu.com^$important</text:p>
      <text:p text:style-name="Standard">||abbasargon.com^$important</text:p>
      <text:p text:style-name="Standard">||abbasuit.top^$important</text:p>
      <text:p text:style-name="Standard">||abc-ads.com^$important</text:p>
      <text:p text:style-name="Standard">||abcfedg21123.duckdns.org^$important</text:p>
      <text:p text:style-name="Standard">||abcmobile.net^$important</text:p>
      <text:p text:style-name="Standard">||abcsunbeam.com^$important</text:p>
      <text:p text:style-name="Standard">||abderfiene.com^$important</text:p>
      <text:p text:style-name="Standard">||abdo122.ddns.net^$important</text:p>
      <text:p text:style-name="Standard">||abdou1234.hopto.org^$important</text:p>
      <text:p text:style-name="Standard">||abdovfinancelimited.com^$important</text:p>
      <text:p text:style-name="Standard">||abdullahsametcetin.com^$important</text:p>
      <text:p text:style-name="Standard">||abdullahsheikh.info^$important</text:p>
      <text:p text:style-name="Standard">||abdumido20181.ddns.net^$important</text:p>
      <text:p text:style-name="Standard">||abeafrique.org^$important</text:p>
      <text:p text:style-name="Standard">||abedtravels.co.uk^$important</text:p>
      <text:p text:style-name="Standard">||abeelepach.com^$important</text:p>
      <text:p text:style-name="Standard">||abehsain.com^$important</text:p>
      <text:p text:style-name="Standard">||abiaram.com^$important</text:p>
      <text:p text:style-name="Standard">||abiataltib.ml^$important</text:p>
      <text:p text:style-name="Standard">||abiz-solutoins.com^$important</text:p>
      <text:p text:style-name="Standard">||abizima.gq^$important</text:p>
      <text:p text:style-name="Standard">||abjkad.com^$important</text:p>
      <text:p text:style-name="Standard"><text:soft-page-break/>||abkascomarine.com^$important</text:p>
      <text:p text:style-name="Standard">||ablades.ru^$important</text:p>
      <text:p text:style-name="Standard">||ablink.mail.foodpanda.ro^$important</text:p>
      <text:p text:style-name="Standard">||abo7sin44.ddns.net^$important</text:p>
      <text:p text:style-name="Standard">||aboam.pw^$important</text:p>
      <text:p text:style-name="Standard">||abodypa8.ddns.net^$important</text:p>
      <text:p text:style-name="Standard">||abomaka.ddns.net^$important</text:p>
      <text:p text:style-name="Standard">||aborto-legal.com^$important</text:p>
      <text:p text:style-name="Standard">||abosef28.hopto.org^$important</text:p>
      <text:p text:style-name="Standard">||abotarek98198.ddns.net^$important</text:p>
      <text:p text:style-name="Standard">||aboudaboud1.hopto.org^$important</text:p>
      <text:p text:style-name="Standard">||aboutworld.info^$important</text:p>
      <text:p text:style-name="Standard">||abpferidas.org.br^$important</text:p>
      <text:p text:style-name="Standard">||abrakadabraboom.xyz^$important</text:p>
      <text:p text:style-name="Standard">||abrashipping.com^$important</text:p>
      <text:p text:style-name="Standard">||abrirmeiportaldoempreendedor.com^$important</text:p>
      <text:p text:style-name="Standard">||abscete.info^$important</text:p>
      <text:p text:style-name="Standard">||absogain.ir^$important</text:p>
      <text:p text:style-name="Standard">||absolutaservicos.com^$important</text:p>
      <text:p text:style-name="Standard">||absoluteclickscom.com^$important</text:p>
      <text:p text:style-name="Standard">||absolutelyclean.net^$important</text:p>
      <text:p text:style-name="Standard">||absorbent-spokes.000webhostapp.com^$important</text:p>
      <text:p text:style-name="Standard">||abtest.alibaba.com^$important</text:p>
      <text:p text:style-name="Standard">||abundancetradingmarketing.com^$important</text:p>
      <text:p text:style-name="Standard">||abyng.com^$important</text:p>
      <text:p text:style-name="Standard">||abyy.duckdns.org^$important</text:p>
      <text:p text:style-name="Standard">||abz.com^$important</text:p>
      <text:p text:style-name="Standard">||ac.rnm.ca^$important</text:p>
      <text:p text:style-name="Standard">||ac4ce06cc0865634050b9eef6851d644.tk^$important</text:p>
      <text:p text:style-name="Standard">||ac7aa69d96b75a55c5e0fe8035f45bce.ulink.adjust.com^$important</text:p>
      <text:p text:style-name="Standard">||acachopa.com.br^$important</text:p>
      <text:p text:style-name="Standard">||academia.sprint7.net^$important</text:p>
      <text:p text:style-name="Standard">||academiamonster.com.br^$important</text:p>
      <text:p text:style-name="Standard">||academiaprimary.co.za^$important</text:p>
      <text:p text:style-name="Standard">||academydea.com^$important</text:p>
      <text:p text:style-name="Standard">||academykar.ir^$important</text:p>
      <text:p text:style-name="Standard">||acaicode.com^$important</text:p>
      <text:p text:style-name="Standard">||acaness.com^$important</text:p>
      <text:p text:style-name="Standard">||accelerate.zero1creations.com^$important</text:p>
      <text:p text:style-name="Standard">||acceso.live^$important</text:p>
      <text:p text:style-name="Standard">||accessheler.com^$important</text:p>
      <text:p text:style-name="Standard">||accesspress.rdsarkar.com^$important</text:p>
      <text:p text:style-name="Standard">||accountingtoindia.com^$important</text:p>
      <text:p text:style-name="Standard">||accounts-cynthia.org.pl^$important</text:p>
      <text:p text:style-name="Standard">||accounts-logmein.com^$important</text:p>
      <text:p text:style-name="Standard">||accounts.pkr.com.invalid^$important</text:p>
      <text:p text:style-name="Standard">||accpais.com^$important</text:p>
      <text:p text:style-name="Standard">||accurateastrologys.com^$important</text:p>
      <text:p text:style-name="Standard">||acdn.adnxs.com^$important</text:p>
      <text:p text:style-name="Standard">||acdswd.cn^$important</text:p>
      <text:p text:style-name="Standard">||ace3.legendsbotnet.live^$important</text:p>
      <text:p text:style-name="Standard">||acecepu.000webhostapp.com^$important</text:p>
      <text:p text:style-name="Standard"><text:soft-page-break/>||acento.com^$important</text:p>
      <text:p text:style-name="Standard">||aceponline.org.ng^$important</text:p>
      <text:p text:style-name="Standard">||acess55.ddns.net^$important</text:p>
      <text:p text:style-name="Standard">||acetraining24.com^$important</text:p>
      <text:p text:style-name="Standard">||acgvideo.co^$important</text:p>
      <text:p text:style-name="Standard">||achauseed.com^$important</text:p>
      <text:p text:style-name="Standard">||achpanel.top^$important</text:p>
      <text:p text:style-name="Standard">||acilevarkadasi.com^$important</text:p>
      <text:p text:style-name="Standard">||aciparis.com^$important</text:p>
      <text:p text:style-name="Standard">||aciteb.org^$important</text:p>
      <text:p text:style-name="Standard">||acizinelid.com^$important</text:p>
      <text:p text:style-name="Standard">||acmanets.com^$important</text:p>
      <text:p text:style-name="Standard">||acmestoolsmfg.com^$important</text:p>
      <text:p text:style-name="Standard">||acnessempo.com^$important</text:p>
      <text:p text:style-name="Standard">||acolherintegrativo.com.br^$important</text:p>
      <text:p text:style-name="Standard">||acpanode-sg.com^$important</text:p>
      <text:p text:style-name="Standard">||acpm.fr^$important</text:p>
      <text:p text:style-name="Standard">||acptw.icu^$important</text:p>
      <text:p text:style-name="Standard">||acqua.solarcytec.com^$important</text:p>
      <text:p text:style-name="Standard">||acquavivahotel.com^$important</text:p>
      <text:p text:style-name="Standard">||acquia.com^$important</text:p>
      <text:p text:style-name="Standard">||acquiring-talent.com^$important</text:p>
      <text:p text:style-name="Standard">||acronimofenix.com.br^$important</text:p>
      <text:p text:style-name="Standard">||acsboda.com^$important</text:p>
      <text:p text:style-name="Standard">||acsseo.com^$important</text:p>
      <text:p text:style-name="Standard">||actionsplash.com^$important</text:p>
      <text:p text:style-name="Standard">||activartcompany.it^$important</text:p>
      <text:p text:style-name="Standard">||activatemagicsjacks.xyz^$important</text:p>
      <text:p text:style-name="Standard">||activehosted.com^$important</text:p>
      <text:p text:style-name="Standard">||activewomensports.com^$important</text:p>
      <text:p text:style-name="Standard">||actld.org.tw^$important</text:p>
      <text:p text:style-name="Standard">||actualdeals.com^$important</text:p>
      <text:p text:style-name="Standard">||actyouth.eu^$important</text:p>
      <text:p text:style-name="Standard">||acuityads.com^$important</text:p>
      <text:p text:style-name="Standard">||acuityplatform.com^$important</text:p>
      <text:p text:style-name="Standard">||acusyposaq.gq^$important</text:p>
      <text:p text:style-name="Standard">||acutelogisticsltd.com^$important</text:p>
      <text:p text:style-name="Standard">||acvila.ml^$important</text:p>
      <text:p text:style-name="Standard">||ad-arata.s3.amazonaws.com^$important</text:p>
      <text:p text:style-name="Standard">||ad-balancer.at^$important</text:p>
      <text:p text:style-name="Standard">||ad-balancer.net^$important</text:p>
      <text:p text:style-name="Standard">||ad-center.com^$important</text:p>
      <text:p text:style-name="Standard">||ad-check.disconnect.me^$important</text:p>
      <text:p text:style-name="Standard">||ad-images.suntimes.com^$important</text:p>
      <text:p text:style-name="Standard">||ad-nalitica.com^$important</text:p>
      <text:p text:style-name="Standard">||ad-pay.de^$important</text:p>
      <text:p text:style-name="Standard">||ad-rotator.com^$important</text:p>
      <text:p text:style-name="Standard">||ad-score.com^$important</text:p>
      <text:p text:style-name="Standard">||ad-server.gulasidorna.se^$important</text:p>
      <text:p text:style-name="Standard">||ad-serverparc.nl^$important</text:p>
      <text:p text:style-name="Standard">||ad-souk.com^$important</text:p>
      <text:p text:style-name="Standard">||ad-space.net^$important</text:p>
      <text:p text:style-name="Standard"><text:soft-page-break/>||ad-stir.com^$important</text:p>
      <text:p text:style-name="Standard">||ad-tag.inner-active.mobi^$important</text:p>
      <text:p text:style-name="Standard">||ad-tech.com^$important</text:p>
      <text:p text:style-name="Standard">||ad-up.com^$important</text:p>
      <text:p text:style-name="Standard">||ad.100.tbn.ru^$important</text:p>
      <text:p text:style-name="Standard">||ad.103092804.com^$important</text:p>
      <text:p text:style-name="Standard">||ad.3dnews.ru^$important</text:p>
      <text:p text:style-name="Standard">||ad.71i.de^$important</text:p>
      <text:p text:style-name="Standard">||ad.980x.com^$important</text:p>
      <text:p text:style-name="Standard">||ad.a8.net^$important</text:p>
      <text:p text:style-name="Standard">||ad.abcnews.com^$important</text:p>
      <text:p text:style-name="Standard">||ad.abctv.com^$important</text:p>
      <text:p text:style-name="Standard">||ad.about.com^$important</text:p>
      <text:p text:style-name="Standard">||ad.aboutit.de^$important</text:p>
      <text:p text:style-name="Standard">||ad.aboutwebservices.com^$important</text:p>
      <text:p text:style-name="Standard">||ad.abum.com^$important</text:p>
      <text:p text:style-name="Standard">||ad.administratorr.website^$important</text:p>
      <text:p text:style-name="Standard">||ad.adriver.ru^$important</text:p>
      <text:p text:style-name="Standard">||ad.afy11.net^$important</text:p>
      <text:p text:style-name="Standard">||ad.allstar.cz^$important</text:p>
      <text:p text:style-name="Standard">||ad.altervista.org^$important</text:p>
      <text:p text:style-name="Standard">||ad.amgdgt.com^$important</text:p>
      <text:p text:style-name="Standard">||ad.anuntis.com^$important</text:p>
      <text:p text:style-name="Standard">||ad.auditude.com^$important</text:p>
      <text:p text:style-name="Standard">||ad.bizo.com^$important</text:p>
      <text:p text:style-name="Standard">||ad.bnmla.com^$important</text:p>
      <text:p text:style-name="Standard">||ad.bondage.com^$important</text:p>
      <text:p text:style-name="Standard">||ad.caradisiac.com^$important</text:p>
      <text:p text:style-name="Standard">||ad.centrum.cz^$important</text:p>
      <text:p text:style-name="Standard">||ad.cgi.cz^$important</text:p>
      <text:p text:style-name="Standard">||ad.choiceradio.com^$important</text:p>
      <text:p text:style-name="Standard">||ad.clix.pt^$important</text:p>
      <text:p text:style-name="Standard">||ad.cooks.com^$important</text:p>
      <text:p text:style-name="Standard">||ad.crwdcntrl.net^$important</text:p>
      <text:p text:style-name="Standard">||ad.digitallook.com^$important</text:p>
      <text:p text:style-name="Standard">||ad.directrev.com^$important</text:p>
      <text:p text:style-name="Standard">||ad.doctissimo.fr^$important</text:p>
      <text:p text:style-name="Standard">||ad.doganburda.com^$important</text:p>
      <text:p text:style-name="Standard">||ad.domainfactory.de^$important</text:p>
      <text:p text:style-name="Standard">||ad.doubleclick.net^$important</text:p>
      <text:p text:style-name="Standard">||ad.e-kolay.net^$important</text:p>
      <text:p text:style-name="Standard">||ad.eurosport.com^$important</text:p>
      <text:p text:style-name="Standard">||ad.f1cd.ru^$important</text:p>
      <text:p text:style-name="Standard">||ad.flurry.com^$important</text:p>
      <text:p text:style-name="Standard">||ad.foxnetworks.com^$important</text:p>
      <text:p text:style-name="Standard">||ad.freecity.de^$important</text:p>
      <text:p text:style-name="Standard">||ad.gate24.ch^$important</text:p>
      <text:p text:style-name="Standard">||ad.globe7.com^$important</text:p>
      <text:p text:style-name="Standard">||ad.grafika.cz^$important</text:p>
      <text:p text:style-name="Standard">||ad.gt^$important</text:p>
      <text:p text:style-name="Standard">||ad.hbv.de^$important</text:p>
      <text:p text:style-name="Standard">||ad.hodomobile.com^$important</text:p>
      <text:p text:style-name="Standard"><text:soft-page-break/>||ad.httpool.com^$important</text:p>
      <text:p text:style-name="Standard">||ad.hyena.cz^$important</text:p>
      <text:p text:style-name="Standard">||ad.iinfo.cz^$important</text:p>
      <text:p text:style-name="Standard">||ad.ilove.ch^$important</text:p>
      <text:p text:style-name="Standard">||ad.infoseek.com^$important</text:p>
      <text:p text:style-name="Standard">||ad.jamba.net^$important</text:p>
      <text:p text:style-name="Standard">||ad.jamster.co.uk^$important</text:p>
      <text:p text:style-name="Standard">||ad.jetsoftware.com^$important</text:p>
      <text:p text:style-name="Standard">||ad.keenspace.com^$important</text:p>
      <text:p text:style-name="Standard">||ad.leadbolt.net^$important</text:p>
      <text:p text:style-name="Standard">||ad.liveinternet.ru^$important</text:p>
      <text:p text:style-name="Standard">||ad.lupa.cz^$important</text:p>
      <text:p text:style-name="Standard">||ad.m5prod.net^$important</text:p>
      <text:p text:style-name="Standard">||ad.media-servers.net^$important</text:p>
      <text:p text:style-name="Standard">||ad.mediastorm.hu^$important</text:p>
      <text:p text:style-name="Standard">||ad.mgd.de^$important</text:p>
      <text:p text:style-name="Standard">||ad.musicmatch.com^$important</text:p>
      <text:p text:style-name="Standard">||ad.nachtagenten.de^$important</text:p>
      <text:p text:style-name="Standard">||ad.nozonedata.com^$important</text:p>
      <text:p text:style-name="Standard">||ad.nttnavi.co.jp^$important</text:p>
      <text:p text:style-name="Standard">||ad.nwt.cz^$important</text:p>
      <text:p text:style-name="Standard">||ad.onad.eu^$important</text:p>
      <text:p text:style-name="Standard">||ad.onliner.by^$important</text:p>
      <text:p text:style-name="Standard">||ad.pandora.tv^$important</text:p>
      <text:p text:style-name="Standard">||ad.playground.ru^$important</text:p>
      <text:p text:style-name="Standard">||ad.preferances.com^$important</text:p>
      <text:p text:style-name="Standard">||ad.profiwin.de^$important</text:p>
      <text:p text:style-name="Standard">||ad.prv.pl^$important</text:p>
      <text:p text:style-name="Standard">||ad.rambler.ru^$important</text:p>
      <text:p text:style-name="Standard">||ad.reunion.com^$important</text:p>
      <text:p text:style-name="Standard">||ad.scanmedios.com^$important</text:p>
      <text:p text:style-name="Standard">||ad.sensismediasmart.com.au^$important</text:p>
      <text:p text:style-name="Standard">||ad.seznam.cz^$important</text:p>
      <text:p text:style-name="Standard">||ad.simgames.net^$important</text:p>
      <text:p text:style-name="Standard">||ad.slutload.com^$important</text:p>
      <text:p text:style-name="Standard">||ad.smartclip.net^$important</text:p>
      <text:p text:style-name="Standard">||ad.tbn.ru^$important</text:p>
      <text:p text:style-name="Standard">||ad.technoratimedia.com^$important</text:p>
      <text:p text:style-name="Standard">||ad.thewheelof.com^$important</text:p>
      <text:p text:style-name="Standard">||ad.top50.to^$important</text:p>
      <text:p text:style-name="Standard">||ad.turn.com^$important</text:p>
      <text:p text:style-name="Standard">||ad.tv2.no^$important</text:p>
      <text:p text:style-name="Standard">||ad.twitchguru.com^$important</text:p>
      <text:p text:style-name="Standard">||ad.usatoday.com^$important</text:p>
      <text:p text:style-name="Standard">||ad.virtual-nights.com^$important</text:p>
      <text:p text:style-name="Standard">||ad.watch.impress.co.jp^$important</text:p>
      <text:p text:style-name="Standard">||ad.wavu.hu^$important</text:p>
      <text:p text:style-name="Standard">||ad.way.cz^$important</text:p>
      <text:p text:style-name="Standard">||ad.weatherbug.com^$important</text:p>
      <text:p text:style-name="Standard">||ad.wsod.com^$important</text:p>
      <text:p text:style-name="Standard">||ad.wz.cz^$important</text:p>
      <text:p text:style-name="Standard">||ad.yadro.ru^$important</text:p>
      <text:p text:style-name="Standard"><text:soft-page-break/>||ad.yourmedia.com^$important</text:p>
      <text:p text:style-name="Standard">||ad.zanox.com^$important</text:p>
      <text:p text:style-name="Standard">||ad0.bigmir.net^$important</text:p>
      <text:p text:style-name="Standard">||ad01.mediacorpsingapore.com^$important</text:p>
      <text:p text:style-name="Standard">||ad1.emediate.dk^$important</text:p>
      <text:p text:style-name="Standard">||ad1.emule-project.org^$important</text:p>
      <text:p text:style-name="Standard">||ad1.kde.cz^$important</text:p>
      <text:p text:style-name="Standard">||ad1.pamedia.com.au^$important</text:p>
      <text:p text:style-name="Standard">||ad1.wensa.at^$important</text:p>
      <text:p text:style-name="Standard">||ad2.iinfo.cz^$important</text:p>
      <text:p text:style-name="Standard">||ad2.ip.ro^$important</text:p>
      <text:p text:style-name="Standard">||ad2.linxcz.cz^$important</text:p>
      <text:p text:style-name="Standard">||ad2.lupa.cz^$important</text:p>
      <text:p text:style-name="Standard">||ad2flash.com^$important</text:p>
      <text:p text:style-name="Standard">||ad2games.com^$important</text:p>
      <text:p text:style-name="Standard">||ad3.iinfo.cz^$important</text:p>
      <text:p text:style-name="Standard">||ad3.pamedia.com.au^$important</text:p>
      <text:p text:style-name="Standard">||ad4game.com^$important</text:p>
      <text:p text:style-name="Standard">||ad4teg.com^$important</text:p>
      <text:p text:style-name="Standard">||ada-media.com^$important</text:p>
      <text:p text:style-name="Standard">||adaction.de^$important</text:p>
      <text:p text:style-name="Standard">||adadvisor.net^$important</text:p>
      <text:p text:style-name="Standard">||adaeze.xyz^$important</text:p>
      <text:p text:style-name="Standard">||adaletbagdu.com^$important</text:p>
      <text:p text:style-name="Standard">||adalimmigrations.com^$important</text:p>
      <text:p text:style-name="Standard">||adalliance.io^$important</text:p>
      <text:p text:style-name="Standard">||adalyser.com^$important</text:p>
      <text:p text:style-name="Standard">||adam-ch.com^$important</text:p>
      <text:p text:style-name="Standard">||adampettycreative.com^$important</text:p>
      <text:p text:style-name="Standard">||adamsm.co.za^$important</text:p>
      <text:p text:style-name="Standard">||adamwilt15.com^$important</text:p>
      <text:p text:style-name="Standard">||adanzyeyapi.com^$important</text:p>
      <text:p text:style-name="Standard">||adap.tv^$important</text:p>
      <text:p text:style-name="Standard">||adapt.tv^$important</text:p>
      <text:p text:style-name="Standard">||adarma.xyz^$important</text:p>
      <text:p text:style-name="Standard">||adashx4ae.ut.taobao.com^$important</text:p>
      <text:p text:style-name="Standard">||adasnature.rodevdesign.com^$important</text:p>
      <text:p text:style-name="Standard">||adbanner.ro^$important</text:p>
      <text:p text:style-name="Standard">||adbard.net^$important</text:p>
      <text:p text:style-name="Standard">||adbee.tk^$important</text:p>
      <text:p text:style-name="Standard">||adblade.com^$important</text:p>
      <text:p text:style-name="Standard">||adblockanalytics.com^$important</text:p>
      <text:p text:style-name="Standard">||adboost.de.vu^$important</text:p>
      <text:p text:style-name="Standard">||adboost.net^$important</text:p>
      <text:p text:style-name="Standard">||adbooth.net^$important</text:p>
      <text:p text:style-name="Standard">||adbord.com^$important</text:p>
      <text:p text:style-name="Standard">||adbot.com^$important</text:p>
      <text:p text:style-name="Standard">||adbrite.com^$important</text:p>
      <text:p text:style-name="Standard">||adbroker.de^$important</text:p>
      <text:p text:style-name="Standard">||adbunker.com^$important</text:p>
      <text:p text:style-name="Standard">||adbutler.com^$important</text:p>
      <text:p text:style-name="Standard">||adbutler.de^$important</text:p>
      <text:p text:style-name="Standard"><text:soft-page-break/>||adbuyer.com^$important</text:p>
      <text:p text:style-name="Standard">||adbuyer3.lycos.com^$important</text:p>
      <text:p text:style-name="Standard">||adc3-launch.adcolony.com^$important</text:p>
      <text:p text:style-name="Standard">||adcash.com^$important</text:p>
      <text:p text:style-name="Standard">||adcast.deviantart.com^$important</text:p>
      <text:p text:style-name="Standard">||adcel.vrvm.com^$important</text:p>
      <text:p text:style-name="Standard">||adcell.de^$important</text:p>
      <text:p text:style-name="Standard">||adcenter.mdf.se^$important</text:p>
      <text:p text:style-name="Standard">||adcenter.net^$important</text:p>
      <text:p text:style-name="Standard">||adcentriconline.com^$important</text:p>
      <text:p text:style-name="Standard">||adcept.net^$important</text:p>
      <text:p text:style-name="Standard">||adcinterior.co.in^$important</text:p>
      <text:p text:style-name="Standard">||adcito.com^$important</text:p>
      <text:p text:style-name="Standard">||adclick.com^$important</text:p>
      <text:p text:style-name="Standard">||adclient.uimserv.net^$important</text:p>
      <text:p text:style-name="Standard">||adclient1.tucows.com^$important</text:p>
      <text:p text:style-name="Standard">||adclix.org^$important</text:p>
      <text:p text:style-name="Standard">||adcloud.net^$important</text:p>
      <text:p text:style-name="Standard">||adcolony.com^$important</text:p>
      <text:p text:style-name="Standard">||adcomplete.com^$important</text:p>
      <text:p text:style-name="Standard">||adconion.com^$important</text:p>
      <text:p text:style-name="Standard">||adcontent.gamespy.com^$important</text:p>
      <text:p text:style-name="Standard">||adcycle.com^$important</text:p>
      <text:p text:style-name="Standard">||add.newmedia.cz^$important</text:p>
      <text:p text:style-name="Standard">||addash.co^$important</text:p>
      <text:p text:style-name="Standard">||addealing.com^$important</text:p>
      <text:p text:style-name="Standard">||addesktop.com^$important</text:p>
      <text:p text:style-name="Standard">||addfreestats.com^$important</text:p>
      <text:p text:style-name="Standard">||addhun.ml^$important</text:p>
      <text:p text:style-name="Standard">||addiamentali.org^$important</text:p>
      <text:p text:style-name="Standard">||addireengg.logicalat.com^$important</text:p>
      <text:p text:style-name="Standard">||addkasbl.com^$important</text:p>
      <text:p text:style-name="Standard">||addme.com^$important</text:p>
      <text:p text:style-name="Standard">||addthis.com^$important</text:p>
      <text:p text:style-name="Standard">||adecityevents.com^$important</text:p>
      <text:p text:style-name="Standard">||adecn.com^$important</text:p>
      <text:p text:style-name="Standard">||ademails.com^$important</text:p>
      <text:p text:style-name="Standard">||ademaj.ch^$important</text:p>
      <text:p text:style-name="Standard">||adengage.com^$important</text:p>
      <text:p text:style-name="Standard">||adentifi.com^$important</text:p>
      <text:p text:style-name="Standard">||adequatedoubleglazing.co.uk^$important</text:p>
      <text:p text:style-name="Standard">||adeventtracker.spotify.com^$important</text:p>
      <text:p text:style-name="Standard">||adex2019.com^$important</text:p>
      <text:p text:style-name="Standard">||adexpose.com^$important</text:p>
      <text:p text:style-name="Standard">||adext.inkclub.com^$important</text:p>
      <text:p text:style-name="Standard">||adf.ly^$important</text:p>
      <text:p text:style-name="Standard">||adfactor.nl^$important</text:p>
      <text:p text:style-name="Standard">||adfarm.mediaplex.com^$important</text:p>
      <text:p text:style-name="Standard">||adflight.com^$important</text:p>
      <text:p text:style-name="Standard">||adforce.com^$important</text:p>
      <text:p text:style-name="Standard">||adform.com^$important</text:p>
      <text:p text:style-name="Standard">||adform.net^$important</text:p>
      <text:p text:style-name="Standard"><text:soft-page-break/>||adfox.ru^$important</text:p>
      <text:p text:style-name="Standard">||adgardener.com^$important</text:p>
      <text:p text:style-name="Standard">||adgoto.com^$important</text:p>
      <text:p text:style-name="Standard">||adgridwork.com^$important</text:p>
      <text:p text:style-name="Standard">||adgroups.net^$important</text:p>
      <text:p text:style-name="Standard">||adhese.be^$important</text:p>
      <text:p text:style-name="Standard">||adhese.com^$important</text:p>
      <text:p text:style-name="Standard">||adhigh.net^$important</text:p>
      <text:p text:style-name="Standard">||adi.mainichi.co.jp^$important</text:p>
      <text:p text:style-name="Standard">||adi.swiss^$important</text:p>
      <text:p text:style-name="Standard">||adiasta.xyz^$important</text:p>
      <text:p text:style-name="Standard">||adigitalteam.com^$important</text:p>
      <text:p text:style-name="Standard">||adimage.asiaone.com.sg^$important</text:p>
      <text:p text:style-name="Standard">||adimage.guardian.co.uk^$important</text:p>
      <text:p text:style-name="Standard">||adimages.been.com^$important</text:p>
      <text:p text:style-name="Standard">||adimages.carsoup.com^$important</text:p>
      <text:p text:style-name="Standard">||adimages.go.com^$important</text:p>
      <text:p text:style-name="Standard">||adimages.homestore.com^$important</text:p>
      <text:p text:style-name="Standard">||adimages.omroepzeeland.nl^$important</text:p>
      <text:p text:style-name="Standard">||adimages.sanomawsoy.fi^$important</text:p>
      <text:p text:style-name="Standard">||adimg.cnet.com^$important</text:p>
      <text:p text:style-name="Standard">||adimg.com.com^$important</text:p>
      <text:p text:style-name="Standard">||adimg.uimserv.net^$important</text:p>
      <text:p text:style-name="Standard">||adimg1.chosun.com^$important</text:p>
      <text:p text:style-name="Standard">||adimgs.sapo.pt^$important</text:p>
      <text:p text:style-name="Standard">||adimoni.com^$important</text:p>
      <text:p text:style-name="Standard">||adimpact.com^$important</text:p>
      <text:p text:style-name="Standard">||adinch.com^$important</text:p>
      <text:p text:style-name="Standard">||adinjector.net^$important</text:p>
      <text:p text:style-name="Standard">||adinterax.com^$important</text:p>
      <text:p text:style-name="Standard">||adisfy.com^$important</text:p>
      <text:p text:style-name="Standard">||adition.com^$important</text:p>
      <text:p text:style-name="Standard">||adition.de^$important</text:p>
      <text:p text:style-name="Standard">||adition.net^$important</text:p>
      <text:p text:style-name="Standard">||adityebirla.com^$important</text:p>
      <text:p text:style-name="Standard">||adizio.com^$important</text:p>
      <text:p text:style-name="Standard">||adjix.com^$important</text:p>
      <text:p text:style-name="Standard">||adjug.com^$important</text:p>
      <text:p text:style-name="Standard">||adjuggler.com^$important</text:p>
      <text:p text:style-name="Standard">||adjuggler.yourdictionary.com^$important</text:p>
      <text:p text:style-name="Standard">||adjust.io^$important</text:p>
      <text:p text:style-name="Standard">||adjustnetwork.com^$important</text:p>
      <text:p text:style-name="Standard">||adk2.com^$important</text:p>
      <text:p text:style-name="Standard">||adk2ads.tictacti.com^$important</text:p>
      <text:p text:style-name="Standard">||adkernel.com^$important</text:p>
      <text:p text:style-name="Standard">||adkhw.net^$important</text:p>
      <text:p text:style-name="Standard">||adl-groups.com^$important</text:p>
      <text:p text:style-name="Standard">||adland.ru^$important</text:p>
      <text:p text:style-name="Standard">||adlantic.nl^$important</text:p>
      <text:p text:style-name="Standard">||adledge.com^$important</text:p>
      <text:p text:style-name="Standard">||adlegend.com^$important</text:p>
      <text:p text:style-name="Standard">||adlink.de^$important</text:p>
      <text:p text:style-name="Standard"><text:soft-page-break/>||adlog.com.com^$important</text:p>
      <text:p text:style-name="Standard">||adloox.com^$important</text:p>
      <text:p text:style-name="Standard">||adlooxtracking.com^$important</text:p>
      <text:p text:style-name="Standard">||adlure.net^$important</text:p>
      <text:p text:style-name="Standard">||adm.fwmrm.net^$important</text:p>
      <text:p text:style-name="Standard">||admaacademy.sk^$important</text:p>
      <text:p text:style-name="Standard">||admagnet.net^$important</text:p>
      <text:p text:style-name="Standard">||admailtiser.com^$important</text:p>
      <text:p text:style-name="Standard">||adman.gr^$important</text:p>
      <text:p text:style-name="Standard">||adman.in.gr^$important</text:p>
      <text:p text:style-name="Standard">||adman.otenet.gr^$important</text:p>
      <text:p text:style-name="Standard">||admanagement.ch^$important</text:p>
      <text:p text:style-name="Standard">||admanager.btopenworld.com^$important</text:p>
      <text:p text:style-name="Standard">||admanager.carsoup.com^$important</text:p>
      <text:p text:style-name="Standard">||admarketplace.com^$important</text:p>
      <text:p text:style-name="Standard">||admarketplace.net^$important</text:p>
      <text:p text:style-name="Standard">||admarvel.com^$important</text:p>
      <text:p text:style-name="Standard">||admarvel.s3.amazonaws.com^$important</text:p>
      <text:p text:style-name="Standard">||admax.nexage.com^$important</text:p>
      <text:p text:style-name="Standard">||admedia.com^$important</text:p>
      <text:p text:style-name="Standard">||admedia.ro^$important</text:p>
      <text:p text:style-name="Standard">||admedo.com^$important</text:p>
      <text:p text:style-name="Standard">||admeld.com^$important</text:p>
      <text:p text:style-name="Standard">||admerize.be^$important</text:p>
      <text:p text:style-name="Standard">||admeta.com^$important</text:p>
      <text:p text:style-name="Standard">||admetrica.ru^$important</text:p>
      <text:p text:style-name="Standard">||admex.com^$important</text:p>
      <text:p text:style-name="Standard">||admicro.vn^$important</text:p>
      <text:p text:style-name="Standard">||admin-owa.tk^$important</text:p>
      <text:p text:style-name="Standard">||admin.hopehorseback.org^$important</text:p>
      <text:p text:style-name="Standard">||admin5487.ac.ug^$important</text:p>
      <text:p text:style-name="Standard">||adminblock.hopto.org^$important</text:p>
      <text:p text:style-name="Standard">||adminder.com^$important</text:p>
      <text:p text:style-name="Standard">||admindocmarkens.us^$important</text:p>
      <text:p text:style-name="Standard">||adminhost.myq-see.com^$important</text:p>
      <text:p text:style-name="Standard">||administratorr.website^$important</text:p>
      <text:p text:style-name="Standard">||adminshop.com^$important</text:p>
      <text:p text:style-name="Standard">||adminsrc.serveirc.com^$important</text:p>
      <text:p text:style-name="Standard">||admixer.net^$important</text:p>
      <text:p text:style-name="Standard">||admized.com^$important</text:p>
      <text:p text:style-name="Standard">||admob.com^$important</text:p>
      <text:p text:style-name="Standard">||admob.comadwhirl.com^$important</text:p>
      <text:p text:style-name="Standard">||admobile.com^$important</text:p>
      <text:p text:style-name="Standard">||admolex.com^$important</text:p>
      <text:p text:style-name="Standard">||admonitor.com^$important</text:p>
      <text:p text:style-name="Standard">||admost.com^$important</text:p>
      <text:p text:style-name="Standard">||admotion.com.ar^$important</text:p>
      <text:p text:style-name="Standard">||admtpmp123.com^$important</text:p>
      <text:p text:style-name="Standard">||admtpmp124.com^$important</text:p>
      <text:p text:style-name="Standard">||admyinfo.000webhostapp.com^$important</text:p>
      <text:p text:style-name="Standard">||adn.porndig.com^$important</text:p>
      <text:p text:style-name="Standard">||adnaan.website^$important</text:p>
      <text:p text:style-name="Standard"><text:soft-page-break/>||adnection.com^$important</text:p>
      <text:p text:style-name="Standard">||adnet-media.net^$important</text:p>
      <text:p text:style-name="Standard">||adnet.asahi.com^$important</text:p>
      <text:p text:style-name="Standard">||adnet.biz^$important</text:p>
      <text:p text:style-name="Standard">||adnet.de^$important</text:p>
      <text:p text:style-name="Standard">||adnet.ru^$important</text:p>
      <text:p text:style-name="Standard">||adnet.worldreviewer.com^$important</text:p>
      <text:p text:style-name="Standard">||adnetinteractive.com^$important</text:p>
      <text:p text:style-name="Standard">||adnetwork.net^$important</text:p>
      <text:p text:style-name="Standard">||adnetworkperformance.com^$important</text:p>
      <text:p text:style-name="Standard">||adnews.maddog2000.de^$important</text:p>
      <text:p text:style-name="Standard">||adnoc.biz^$important</text:p>
      <text:p text:style-name="Standard">||adnotch.com^$important</text:p>
      <text:p text:style-name="Standard">||adnuntius.com^$important</text:p>
      <text:p text:style-name="Standard">||adnxs.com^$important</text:p>
      <text:p text:style-name="Standard">||adoam.site^$important</text:p>
      <text:p text:style-name="Standard">||adobe-flash-player.pro^$important</text:p>
      <text:p text:style-name="Standard">||adobedetails.cf^$important</text:p>
      <text:p text:style-name="Standard">||adobedocument.cf^$important</text:p>
      <text:p text:style-name="Standard">||adobeinternalmobiles.tt.omtrdc.net^$important</text:p>
      <text:p text:style-name="Standard">||adobelink.me^$important</text:p>
      <text:p text:style-name="Standard">||adobemobiledev.sc.omtrdc.net^$important</text:p>
      <text:p text:style-name="Standard">||adobeshop.site^$important</text:p>
      <text:p text:style-name="Standard">||adocean.cz^$important</text:p>
      <text:p text:style-name="Standard">||adocean.pl^$important</text:p>
      <text:p text:style-name="Standard">||adonspot.com^$important</text:p>
      <text:p text:style-name="Standard">||adop.cc^$important</text:p>
      <text:p text:style-name="Standard">||adoperator.com^$important</text:p>
      <text:p text:style-name="Standard">||adorigin.com^$important</text:p>
      <text:p text:style-name="Standard">||adotmob.com^$important</text:p>
      <text:p text:style-name="Standard">||adpacks.com^$important</text:p>
      <text:p text:style-name="Standard">||adpepper.dk^$important</text:p>
      <text:p text:style-name="Standard">||adpepper.nl^$important</text:p>
      <text:p text:style-name="Standard">||adperium.com^$important</text:p>
      <text:p text:style-name="Standard">||adpia.vn^$important</text:p>
      <text:p text:style-name="Standard">||adplus.co.id^$important</text:p>
      <text:p text:style-name="Standard">||adplxmd.com^$important</text:p>
      <text:p text:style-name="Standard">||adprimemedia.com^$important</text:p>
      <text:p text:style-name="Standard">||adprofile.net^$important</text:p>
      <text:p text:style-name="Standard">||adprojekt.pl^$important</text:p>
      <text:p text:style-name="Standard">||adpushup.com^$important</text:p>
      <text:p text:style-name="Standard">||adq.nextag.com^$important</text:p>
      <text:p text:style-name="Standard">||adrack.us^$important</text:p>
      <text:p text:style-name="Standard">||adrazzi.com^$important</text:p>
      <text:p text:style-name="Standard">||adreactor.com^$important</text:p>
      <text:p text:style-name="Standard">||adremedy.com^$important</text:p>
      <text:p text:style-name="Standard">||adreporting.com^$important</text:p>
      <text:p text:style-name="Standard">||adres.internet.com^$important</text:p>
      <text:p text:style-name="Standard">||adrevolver.com^$important</text:p>
      <text:p text:style-name="Standard">||adriakedil.com^$important</text:p>
      <text:p text:style-name="Standard">||adrienneaubrecht.net^$important</text:p>
      <text:p text:style-name="Standard">||adriver.ru^$important</text:p>
      <text:p text:style-name="Standard"><text:soft-page-break/>||adroitlyadvertising.com^$important</text:p>
      <text:p text:style-name="Standard">||adrolays.de^$important</text:p>
      <text:p text:style-name="Standard">||adroll.com^$important</text:p>
      <text:p text:style-name="Standard">||adrotate.de^$important</text:p>
      <text:p text:style-name="Standard">||adrotator.se^$important</text:p>
      <text:p text:style-name="Standard">||adrta.com^$important</text:p>
      <text:p text:style-name="Standard">||ads-click.com^$important</text:p>
      <text:p text:style-name="Standard">||ads.4tube.com^$important</text:p>
      <text:p text:style-name="Standard">||ads.5ci.lt^$important</text:p>
      <text:p text:style-name="Standard">||ads.abovetopsecret.com^$important</text:p>
      <text:p text:style-name="Standard">||ads.aceweb.net^$important</text:p>
      <text:p text:style-name="Standard">||ads.activestate.com^$important</text:p>
      <text:p text:style-name="Standard">||ads.adaptv.advertising.com^$important</text:p>
      <text:p text:style-name="Standard">||ads.adfox.ru^$important</text:p>
      <text:p text:style-name="Standard">||ads.administrator.de^$important</text:p>
      <text:p text:style-name="Standard">||ads.adshareware.net^$important</text:p>
      <text:p text:style-name="Standard">||ads.adultfriendfinder.com^$important</text:p>
      <text:p text:style-name="Standard">||ads.adultswim.com^$important</text:p>
      <text:p text:style-name="Standard">||ads.advance.net^$important</text:p>
      <text:p text:style-name="Standard">||ads.adverline.com^$important</text:p>
      <text:p text:style-name="Standard">||ads.affiliates.match.com^$important</text:p>
      <text:p text:style-name="Standard">||ads.ak.facebook.com.edgesuite.net^$important</text:p>
      <text:p text:style-name="Standard">||ads.allvatar.com^$important</text:p>
      <text:p text:style-name="Standard">||ads.alt.com^$important</text:p>
      <text:p text:style-name="Standard">||ads.alwayson-network.com^$important</text:p>
      <text:p text:style-name="Standard">||ads.amdmb.com^$important</text:p>
      <text:p text:style-name="Standard">||ads.amigos.com^$important</text:p>
      <text:p text:style-name="Standard">||ads.aol.co.uk^$important</text:p>
      <text:p text:style-name="Standard">||ads.aol.com^$important</text:p>
      <text:p text:style-name="Standard">||ads.api.vungle.com^$important</text:p>
      <text:p text:style-name="Standard">||ads.apn.co.nz^$important</text:p>
      <text:p text:style-name="Standard">||ads.appsgeyser.com^$important</text:p>
      <text:p text:style-name="Standard">||ads.as4x.tmcs.net^$important</text:p>
      <text:p text:style-name="Standard">||ads.as4x.tmcs.ticketmaster.com^$important</text:p>
      <text:p text:style-name="Standard">||ads.asia1.com.sg^$important</text:p>
      <text:p text:style-name="Standard">||ads.asiafriendfinder.com^$important</text:p>
      <text:p text:style-name="Standard">||ads.ask.com^$important</text:p>
      <text:p text:style-name="Standard">||ads.aspalliance.com^$important</text:p>
      <text:p text:style-name="Standard">||ads.avazu.net^$important</text:p>
      <text:p text:style-name="Standard">||ads.ayads.co^$important</text:p>
      <text:p text:style-name="Standard">||ads.batpmturner.com^$important</text:p>
      <text:p text:style-name="Standard">||ads.beenetworks.net^$important</text:p>
      <text:p text:style-name="Standard">||ads.belointeractive.com^$important</text:p>
      <text:p text:style-name="Standard">||ads.berlinonline.de^$important</text:p>
      <text:p text:style-name="Standard">||ads.betanews.com^$important</text:p>
      <text:p text:style-name="Standard">||ads.betfair.com.au^$important</text:p>
      <text:p text:style-name="Standard">||ads.betfair.com^$important</text:p>
      <text:p text:style-name="Standard">||ads.bigchurch.com^$important</text:p>
      <text:p text:style-name="Standard">||ads.bigfoot.com^$important</text:p>
      <text:p text:style-name="Standard">||ads.billiton.de^$important</text:p>
      <text:p text:style-name="Standard">||ads.bing.com^$important</text:p>
      <text:p text:style-name="Standard">||ads.bittorrent.com^$important</text:p>
      <text:p text:style-name="Standard"><text:soft-page-break/>||ads.blog.com^$important</text:p>
      <text:p text:style-name="Standard">||ads.bloomberg.com^$important</text:p>
      <text:p text:style-name="Standard">||ads.bluelithium.com^$important</text:p>
      <text:p text:style-name="Standard">||ads.bluemountain.com^$important</text:p>
      <text:p text:style-name="Standard">||ads.bluesq.com^$important</text:p>
      <text:p text:style-name="Standard">||ads.bonniercorp.com^$important</text:p>
      <text:p text:style-name="Standard">||ads.boylesports.com^$important</text:p>
      <text:p text:style-name="Standard">||ads.brabys.com^$important</text:p>
      <text:p text:style-name="Standard">||ads.brain.pk^$important</text:p>
      <text:p text:style-name="Standard">||ads.brazzers.com^$important</text:p>
      <text:p text:style-name="Standard">||ads.bumq.com^$important</text:p>
      <text:p text:style-name="Standard">||ads.businessweek.com^$important</text:p>
      <text:p text:style-name="Standard">||ads.canalblog.com^$important</text:p>
      <text:p text:style-name="Standard">||ads.canoe.ca^$important</text:p>
      <text:p text:style-name="Standard">||ads.casinocity.com^$important</text:p>
      <text:p text:style-name="Standard">||ads.cbc.ca^$important</text:p>
      <text:p text:style-name="Standard">||ads.cc-dt.com^$important</text:p>
      <text:p text:style-name="Standard">||ads.cc^$important</text:p>
      <text:p text:style-name="Standard">||ads.cdn.rovio.com^$important</text:p>
      <text:p text:style-name="Standard">||ads.centraliprom.com^$important</text:p>
      <text:p text:style-name="Standard">||ads.cgnetworks.com^$important</text:p>
      <text:p text:style-name="Standard">||ads.channel4.com^$important</text:p>
      <text:p text:style-name="Standard">||ads.cimedia.com^$important</text:p>
      <text:p text:style-name="Standard">||ads.clearchannel.com^$important</text:p>
      <text:p text:style-name="Standard">||ads.co.com^$important</text:p>
      <text:p text:style-name="Standard">||ads.com.com^$important</text:p>
      <text:p text:style-name="Standard">||ads.contactmusic.com^$important</text:p>
      <text:p text:style-name="Standard">||ads.contextweb.com^$important</text:p>
      <text:p text:style-name="Standard">||ads.contractoruk.com^$important</text:p>
      <text:p text:style-name="Standard">||ads.crakmedia.com^$important</text:p>
      <text:p text:style-name="Standard">||ads.creative-serving.com^$important</text:p>
      <text:p text:style-name="Standard">||ads.creativematch.com^$important</text:p>
      <text:p text:style-name="Standard">||ads.cricbuzz.com^$important</text:p>
      <text:p text:style-name="Standard">||ads.cybersales.cz^$important</text:p>
      <text:p text:style-name="Standard">||ads.dada.it^$important</text:p>
      <text:p text:style-name="Standard">||ads.datinggold.com^$important</text:p>
      <text:p text:style-name="Standard">||ads.datingyes.com^$important</text:p>
      <text:p text:style-name="Standard">||ads.dazoot.ro^$important</text:p>
      <text:p text:style-name="Standard">||ads.deltha.hu^$important</text:p>
      <text:p text:style-name="Standard">||ads.dennisnet.co.uk^$important</text:p>
      <text:p text:style-name="Standard">||ads.desmoinesregister.com^$important</text:p>
      <text:p text:style-name="Standard">||ads.detelefoongids.nl^$important</text:p>
      <text:p text:style-name="Standard">||ads.deviantart.com^$important</text:p>
      <text:p text:style-name="Standard">||ads.digital-digest.com^$important</text:p>
      <text:p text:style-name="Standard">||ads.digitalmedianet.com^$important</text:p>
      <text:p text:style-name="Standard">||ads.digitalpoint.com^$important</text:p>
      <text:p text:style-name="Standard">||ads.directionsmag.com^$important</text:p>
      <text:p text:style-name="Standard">||ads.discovery.com^$important</text:p>
      <text:p text:style-name="Standard">||ads.dogusdigital.com^$important</text:p>
      <text:p text:style-name="Standard">||ads.domeus.com^$important</text:p>
      <text:p text:style-name="Standard">||ads.eagletribune.com^$important</text:p>
      <text:p text:style-name="Standard">||ads.easy-forex.com^$important</text:p>
      <text:p text:style-name="Standard"><text:soft-page-break/>||ads.eatinparis.com^$important</text:p>
      <text:p text:style-name="Standard">||ads.economist.com^$important</text:p>
      <text:p text:style-name="Standard">||ads.edbindex.dk^$important</text:p>
      <text:p text:style-name="Standard">||ads.egrana.com.br^$important</text:p>
      <text:p text:style-name="Standard">||ads.einmedia.com^$important</text:p>
      <text:p text:style-name="Standard">||ads.electrocelt.com^$important</text:p>
      <text:p text:style-name="Standard">||ads.elitetrader.com^$important</text:p>
      <text:p text:style-name="Standard">||ads.emirates.net.ae^$important</text:p>
      <text:p text:style-name="Standard">||ads.epltalk.com^$important</text:p>
      <text:p text:style-name="Standard">||ads.esmas.com^$important</text:p>
      <text:p text:style-name="Standard">||ads.eu.msn.com^$important</text:p>
      <text:p text:style-name="Standard">||ads.exactdrive.com^$important</text:p>
      <text:p text:style-name="Standard">||ads.expat-blog.biz^$important</text:p>
      <text:p text:style-name="Standard">||ads.expedia.com^$important</text:p>
      <text:p text:style-name="Standard">||ads.ezboard.com^$important</text:p>
      <text:p text:style-name="Standard">||ads.factorymedia.com^$important</text:p>
      <text:p text:style-name="Standard">||ads.fairfax.com.au^$important</text:p>
      <text:p text:style-name="Standard">||ads.faxo.com^$important</text:p>
      <text:p text:style-name="Standard">||ads.ferianc.com^$important</text:p>
      <text:p text:style-name="Standard">||ads.filmup.com^$important</text:p>
      <text:p text:style-name="Standard">||ads.financialcontent.com^$important</text:p>
      <text:p text:style-name="Standard">||ads.flooble.com^$important</text:p>
      <text:p text:style-name="Standard">||ads.flurry.com^$important</text:p>
      <text:p text:style-name="Standard">||ads.fool.com^$important</text:p>
      <text:p text:style-name="Standard">||ads.footymad.net^$important</text:p>
      <text:p text:style-name="Standard">||ads.forbes.com^$important</text:p>
      <text:p text:style-name="Standard">||ads.forbes.net^$important</text:p>
      <text:p text:style-name="Standard">||ads.forium.de^$important</text:p>
      <text:p text:style-name="Standard">||ads.fortunecity.com^$important</text:p>
      <text:p text:style-name="Standard">||ads.fotosidan.se^$important</text:p>
      <text:p text:style-name="Standard">||ads.foxkidseurope.net^$important</text:p>
      <text:p text:style-name="Standard">||ads.foxnetworks.com^$important</text:p>
      <text:p text:style-name="Standard">||ads.freecity.de^$important</text:p>
      <text:p text:style-name="Standard">||ads.friendfinder.com^$important</text:p>
      <text:p text:style-name="Standard">||ads.ft.com^$important</text:p>
      <text:p text:style-name="Standard">||ads.futurenet.com^$important</text:p>
      <text:p text:style-name="Standard">||ads.gamecity.net^$important</text:p>
      <text:p text:style-name="Standard">||ads.gameforgeads.de^$important</text:p>
      <text:p text:style-name="Standard">||ads.gamershell.com^$important</text:p>
      <text:p text:style-name="Standard">||ads.gamespyid.com^$important</text:p>
      <text:p text:style-name="Standard">||ads.gamigo.de^$important</text:p>
      <text:p text:style-name="Standard">||ads.gaming-universe.de^$important</text:p>
      <text:p text:style-name="Standard">||ads.gawker.com^$important</text:p>
      <text:p text:style-name="Standard">||ads.geekswithblogs.net^$important</text:p>
      <text:p text:style-name="Standard">||ads.glispa.com^$important</text:p>
      <text:p text:style-name="Standard">||ads.globeandmail.com^$important</text:p>
      <text:p text:style-name="Standard">||ads.gmodules.com^$important</text:p>
      <text:p text:style-name="Standard">||ads.godlikeproductions.com^$important</text:p>
      <text:p text:style-name="Standard">||ads.goyk.com^$important</text:p>
      <text:p text:style-name="Standard">||ads.gplusmedia.com^$important</text:p>
      <text:p text:style-name="Standard">||ads.gradfinder.com^$important</text:p>
      <text:p text:style-name="Standard">||ads.grindinggears.com^$important</text:p>
      <text:p text:style-name="Standard"><text:soft-page-break/>||ads.groundspeak.com^$important</text:p>
      <text:p text:style-name="Standard">||ads.gsm-exchange.com^$important</text:p>
      <text:p text:style-name="Standard">||ads.gsmexchange.com^$important</text:p>
      <text:p text:style-name="Standard">||ads.guardian.co.uk^$important</text:p>
      <text:p text:style-name="Standard">||ads.guardianunlimited.co.uk^$important</text:p>
      <text:p text:style-name="Standard">||ads.guru3d.com^$important</text:p>
      <text:p text:style-name="Standard">||ads.hardwaresecrets.com^$important</text:p>
      <text:p text:style-name="Standard">||ads.harpers.org^$important</text:p>
      <text:p text:style-name="Standard">||ads.hbv.de^$important</text:p>
      <text:p text:style-name="Standard">||ads.hearstmags.com^$important</text:p>
      <text:p text:style-name="Standard">||ads.heartlight.org^$important</text:p>
      <text:p text:style-name="Standard">||ads.heias.com^$important</text:p>
      <text:p text:style-name="Standard">||ads.hideyourarms.com^$important</text:p>
      <text:p text:style-name="Standard">||ads.hollywood.com^$important</text:p>
      <text:p text:style-name="Standard">||ads.horsehero.com^$important</text:p>
      <text:p text:style-name="Standard">||ads.horyzon-media.com^$important</text:p>
      <text:p text:style-name="Standard">||ads.iafrica.com^$important</text:p>
      <text:p text:style-name="Standard">||ads.ibest.com.br^$important</text:p>
      <text:p text:style-name="Standard">||ads.ibryte.com^$important</text:p>
      <text:p text:style-name="Standard">||ads.icq.com^$important</text:p>
      <text:p text:style-name="Standard">||ads.ign.com^$important</text:p>
      <text:p text:style-name="Standard">||ads.img.co.za^$important</text:p>
      <text:p text:style-name="Standard">||ads.imgur.com^$important</text:p>
      <text:p text:style-name="Standard">||ads.indiatimes.com^$important</text:p>
      <text:p text:style-name="Standard">||ads.infi.net^$important</text:p>
      <text:p text:style-name="Standard">||ads.internic.co.il^$important</text:p>
      <text:p text:style-name="Standard">||ads.ipowerweb.com^$important</text:p>
      <text:p text:style-name="Standard">||ads.isoftmarketing.com^$important</text:p>
      <text:p text:style-name="Standard">||ads.itv.com^$important</text:p>
      <text:p text:style-name="Standard">||ads.iwon.com^$important</text:p>
      <text:p text:style-name="Standard">||ads.jewishfriendfinder.com^$important</text:p>
      <text:p text:style-name="Standard">||ads.jiwire.com^$important</text:p>
      <text:p text:style-name="Standard">||ads.jobsite.co.uk^$important</text:p>
      <text:p text:style-name="Standard">||ads.jpost.com^$important</text:p>
      <text:p text:style-name="Standard">||ads.jubii.dk^$important</text:p>
      <text:p text:style-name="Standard">||ads.justhungry.com^$important</text:p>
      <text:p text:style-name="Standard">||ads.kaktuz.net^$important</text:p>
      <text:p text:style-name="Standard">||ads.kalabisim.com^$important</text:p>
      <text:p text:style-name="Standard">||ads.kelbymediagroup.com^$important</text:p>
      <text:p text:style-name="Standard">||ads.kinobox.cz^$important</text:p>
      <text:p text:style-name="Standard">||ads.kinxxx.com^$important</text:p>
      <text:p text:style-name="Standard">||ads.kompass.com^$important</text:p>
      <text:p text:style-name="Standard">||ads.krawall.de^$important</text:p>
      <text:p text:style-name="Standard">||ads.lesbianpersonals.com^$important</text:p>
      <text:p text:style-name="Standard">||ads.linkedin.com^$important</text:p>
      <text:p text:style-name="Standard">||ads.linksrequest.com^$important</text:p>
      <text:p text:style-name="Standard">||ads.linuxfoundation.org^$important</text:p>
      <text:p text:style-name="Standard">||ads.linuxjournal.com^$important</text:p>
      <text:p text:style-name="Standard">||ads.linuxsecurity.com^$important</text:p>
      <text:p text:style-name="Standard">||ads.livenation.com^$important</text:p>
      <text:p text:style-name="Standard">||ads.mariuana.it^$important</text:p>
      <text:p text:style-name="Standard">||ads.massinfra.nl^$important</text:p>
      <text:p text:style-name="Standard"><text:soft-page-break/>||ads.mcafee.com^$important</text:p>
      <text:p text:style-name="Standard">||ads.mdotm.com^$important</text:p>
      <text:p text:style-name="Standard">||ads.mediaodyssey.com^$important</text:p>
      <text:p text:style-name="Standard">||ads.mediaturf.net^$important</text:p>
      <text:p text:style-name="Standard">||ads.medienhaus.de^$important</text:p>
      <text:p text:style-name="Standard">||ads.mgnetwork.com^$important</text:p>
      <text:p text:style-name="Standard">||ads.mmania.com^$important</text:p>
      <text:p text:style-name="Standard">||ads.moceanads.com^$important</text:p>
      <text:p text:style-name="Standard">||ads.mopub.com^$important</text:p>
      <text:p text:style-name="Standard">||ads.motor-forum.nl^$important</text:p>
      <text:p text:style-name="Standard">||ads.motormedia.nl^$important</text:p>
      <text:p text:style-name="Standard">||ads.movieflix.com^$important</text:p>
      <text:p text:style-name="Standard">||ads.msn.com^$important</text:p>
      <text:p text:style-name="Standard">||ads.multimania.lycos.fr^$important</text:p>
      <text:p text:style-name="Standard">||ads.nationalgeographic.com^$important</text:p>
      <text:p text:style-name="Standard">||ads.ncm.com^$important</text:p>
      <text:p text:style-name="Standard">||ads.netclusive.de^$important</text:p>
      <text:p text:style-name="Standard">||ads.netmechanic.com^$important</text:p>
      <text:p text:style-name="Standard">||ads.networksolutions.com^$important</text:p>
      <text:p text:style-name="Standard">||ads.newdream.net^$important</text:p>
      <text:p text:style-name="Standard">||ads.newgrounds.com^$important</text:p>
      <text:p text:style-name="Standard">||ads.newmedia.cz^$important</text:p>
      <text:p text:style-name="Standard">||ads.newsint.co.uk^$important</text:p>
      <text:p text:style-name="Standard">||ads.newsquest.co.uk^$important</text:p>
      <text:p text:style-name="Standard">||ads.newtention.net^$important</text:p>
      <text:p text:style-name="Standard">||ads.ninemsn.com.au^$important</text:p>
      <text:p text:style-name="Standard">||ads.nj.com^$important</text:p>
      <text:p text:style-name="Standard">||ads.nola.com^$important</text:p>
      <text:p text:style-name="Standard">||ads.nordichardware.com^$important</text:p>
      <text:p text:style-name="Standard">||ads.nordichardware.se^$important</text:p>
      <text:p text:style-name="Standard">||ads.nwsource.com^$important</text:p>
      <text:p text:style-name="Standard">||ads.nyi.net^$important</text:p>
      <text:p text:style-name="Standard">||ads.nytimes.com^$important</text:p>
      <text:p text:style-name="Standard">||ads.nyx.cz^$important</text:p>
      <text:p text:style-name="Standard">||ads.nzcity.co.nz^$important</text:p>
      <text:p text:style-name="Standard">||ads.o2.pl^$important</text:p>
      <text:p text:style-name="Standard">||ads.oddschecker.com^$important</text:p>
      <text:p text:style-name="Standard">||ads.okcimg.com^$important</text:p>
      <text:p text:style-name="Standard">||ads.ole.com^$important</text:p>
      <text:p text:style-name="Standard">||ads.olivebrandresponse.com^$important</text:p>
      <text:p text:style-name="Standard">||ads.oneplace.com^$important</text:p>
      <text:p text:style-name="Standard">||ads.ookla.com^$important</text:p>
      <text:p text:style-name="Standard">||ads.optusnet.com.au^$important</text:p>
      <text:p text:style-name="Standard">||ads.outpersonals.com^$important</text:p>
      <text:p text:style-name="Standard">||ads.p161.net^$important</text:p>
      <text:p text:style-name="Standard">||ads.passion.com^$important</text:p>
      <text:p text:style-name="Standard">||ads.pennet.com^$important</text:p>
      <text:p text:style-name="Standard">||ads.penny-arcade.com^$important</text:p>
      <text:p text:style-name="Standard">||ads.pheedo.com^$important</text:p>
      <text:p text:style-name="Standard">||ads.phpclasses.org^$important</text:p>
      <text:p text:style-name="Standard">||ads.pickmeup-ltd.com^$important</text:p>
      <text:p text:style-name="Standard">||ads.pkr.com^$important</text:p>
      <text:p text:style-name="Standard"><text:soft-page-break/>||ads.planet.nl^$important</text:p>
      <text:p text:style-name="Standard">||ads.pni.com^$important</text:p>
      <text:p text:style-name="Standard">||ads.pof.com^$important</text:p>
      <text:p text:style-name="Standard">||ads.powweb.com^$important</text:p>
      <text:p text:style-name="Standard">||ads.primissima.it^$important</text:p>
      <text:p text:style-name="Standard">||ads.printscr.com^$important</text:p>
      <text:p text:style-name="Standard">||ads.prisacom.com^$important</text:p>
      <text:p text:style-name="Standard">||ads.program3.com^$important</text:p>
      <text:p text:style-name="Standard">||ads.psd2html.com^$important</text:p>
      <text:p text:style-name="Standard">||ads.pubmatic.com^$important</text:p>
      <text:p text:style-name="Standard">||ads.pushplay.com^$important</text:p>
      <text:p text:style-name="Standard">||ads.quoka.de^$important</text:p>
      <text:p text:style-name="Standard">||ads.rcs.it^$important</text:p>
      <text:p text:style-name="Standard">||ads.recoletos.es^$important</text:p>
      <text:p text:style-name="Standard">||ads.rediff.com^$important</text:p>
      <text:p text:style-name="Standard">||ads.redlightcenter.com^$important</text:p>
      <text:p text:style-name="Standard">||ads.redtube.com^$important</text:p>
      <text:p text:style-name="Standard">||ads.resoom.de^$important</text:p>
      <text:p text:style-name="Standard">||ads.returnpath.net^$important</text:p>
      <text:p text:style-name="Standard">||ads.rottentomatoes.com^$important</text:p>
      <text:p text:style-name="Standard">||ads.rpgdot.com^$important</text:p>
      <text:p text:style-name="Standard">||ads.s3.sitepoint.com^$important</text:p>
      <text:p text:style-name="Standard">||ads.satyamonline.com^$important</text:p>
      <text:p text:style-name="Standard">||ads.savannahnow.com^$important</text:p>
      <text:p text:style-name="Standard">||ads.saymedia.com^$important</text:p>
      <text:p text:style-name="Standard">||ads.scifi.com^$important</text:p>
      <text:p text:style-name="Standard">||ads.seniorfriendfinder.com^$important</text:p>
      <text:p text:style-name="Standard">||ads.servebom.com^$important</text:p>
      <text:p text:style-name="Standard">||ads.sexinyourcity.com^$important</text:p>
      <text:p text:style-name="Standard">||ads.shizmoo.com^$important</text:p>
      <text:p text:style-name="Standard">||ads.shopstyle.com^$important</text:p>
      <text:p text:style-name="Standard">||ads.sift.co.uk^$important</text:p>
      <text:p text:style-name="Standard">||ads.silverdisc.co.uk^$important</text:p>
      <text:p text:style-name="Standard">||ads.slim.com^$important</text:p>
      <text:p text:style-name="Standard">||ads.smartclick.com^$important</text:p>
      <text:p text:style-name="Standard">||ads.soft32.com^$important</text:p>
      <text:p text:style-name="Standard">||ads.space.com^$important</text:p>
      <text:p text:style-name="Standard">||ads.spoonfeduk.com^$important</text:p>
      <text:p text:style-name="Standard">||ads.sptimes.com^$important</text:p>
      <text:p text:style-name="Standard">||ads.stackoverflow.com^$important</text:p>
      <text:p text:style-name="Standard">||ads.stationplay.com^$important</text:p>
      <text:p text:style-name="Standard">||ads.stickyadstv.com^$important</text:p>
      <text:p text:style-name="Standard">||ads.struq.com^$important</text:p>
      <text:p text:style-name="Standard">||ads.sun.com^$important</text:p>
      <text:p text:style-name="Standard">||ads.supplyframe.com^$important</text:p>
      <text:p text:style-name="Standard">||ads.t-online.de^$important</text:p>
      <text:p text:style-name="Standard">||ads.tahono.com^$important</text:p>
      <text:p text:style-name="Standard">||ads.techtv.com^$important</text:p>
      <text:p text:style-name="Standard">||ads.techweb.com^$important</text:p>
      <text:p text:style-name="Standard">||ads.telegraph.co.uk^$important</text:p>
      <text:p text:style-name="Standard">||ads.theglobeandmail.com^$important</text:p>
      <text:p text:style-name="Standard">||ads.themovienation.com^$important</text:p>
      <text:p text:style-name="Standard"><text:soft-page-break/>||ads.thestar.com^$important</text:p>
      <text:p text:style-name="Standard">||ads.thewebfreaks.com^$important</text:p>
      <text:p text:style-name="Standard">||ads.timeout.com^$important</text:p>
      <text:p text:style-name="Standard">||ads.tjwi.info^$important</text:p>
      <text:p text:style-name="Standard">||ads.tmcs.net^$important</text:p>
      <text:p text:style-name="Standard">||ads.totallyfreestuff.com^$important</text:p>
      <text:p text:style-name="Standard">||ads.townhall.com^$important</text:p>
      <text:p text:style-name="Standard">||ads.trafficjunky.net^$important</text:p>
      <text:p text:style-name="Standard">||ads.trinitymirror.co.uk^$important</text:p>
      <text:p text:style-name="Standard">||ads.tripod.com^$important</text:p>
      <text:p text:style-name="Standard">||ads.tripod.lycos.co.uk^$important</text:p>
      <text:p text:style-name="Standard">||ads.tripod.lycos.de^$important</text:p>
      <text:p text:style-name="Standard">||ads.tripod.lycos.es^$important</text:p>
      <text:p text:style-name="Standard">||ads.tripod.lycos.it^$important</text:p>
      <text:p text:style-name="Standard">||ads.tripod.lycos.nl^$important</text:p>
      <text:p text:style-name="Standard">||ads.tripod.spray.se^$important</text:p>
      <text:p text:style-name="Standard">||ads.tso.dennisnet.co.uk^$important</text:p>
      <text:p text:style-name="Standard">||ads.uknetguide.co.uk^$important</text:p>
      <text:p text:style-name="Standard">||ads.ultimate-guitar.com^$important</text:p>
      <text:p text:style-name="Standard">||ads.uncrate.com^$important</text:p>
      <text:p text:style-name="Standard">||ads.undertone.com^$important</text:p>
      <text:p text:style-name="Standard">||ads.usatoday.com^$important</text:p>
      <text:p text:style-name="Standard">||ads.v3.com^$important</text:p>
      <text:p text:style-name="Standard">||ads.verticalresponse.com^$important</text:p>
      <text:p text:style-name="Standard">||ads.vgchartz.com^$important</text:p>
      <text:p text:style-name="Standard">||ads.videosz.com^$important</text:p>
      <text:p text:style-name="Standard">||ads.virtual-nights.com^$important</text:p>
      <text:p text:style-name="Standard">||ads.virtualcountries.com^$important</text:p>
      <text:p text:style-name="Standard">||ads.vnumedia.com^$important</text:p>
      <text:p text:style-name="Standard">||ads.waps.cn^$important</text:p>
      <text:p text:style-name="Standard">||ads.wapx.cn^$important</text:p>
      <text:p text:style-name="Standard">||ads.weather.ca^$important</text:p>
      <text:p text:style-name="Standard">||ads.web.aol.com^$important</text:p>
      <text:p text:style-name="Standard">||ads.web.cs.com^$important</text:p>
      <text:p text:style-name="Standard">||ads.web.de^$important</text:p>
      <text:p text:style-name="Standard">||ads.webmasterpoint.org^$important</text:p>
      <text:p text:style-name="Standard">||ads.websiteservices.com^$important</text:p>
      <text:p text:style-name="Standard">||ads.whi.co.nz^$important</text:p>
      <text:p text:style-name="Standard">||ads.whoishostingthis.com^$important</text:p>
      <text:p text:style-name="Standard">||ads.wiezoekje.nl^$important</text:p>
      <text:p text:style-name="Standard">||ads.wikia.nocookie.net^$important</text:p>
      <text:p text:style-name="Standard">||ads.wineenthusiast.com^$important</text:p>
      <text:p text:style-name="Standard">||ads.wunderground.com^$important</text:p>
      <text:p text:style-name="Standard">||ads.wwe.biz^$important</text:p>
      <text:p text:style-name="Standard">||ads.xhamster.com^$important</text:p>
      <text:p text:style-name="Standard">||ads.xtra.co.nz^$important</text:p>
      <text:p text:style-name="Standard">||ads.y-0.net^$important</text:p>
      <text:p text:style-name="Standard">||ads.yenimedya.com.tr^$important</text:p>
      <text:p text:style-name="Standard">||ads.yimg.com^$important</text:p>
      <text:p text:style-name="Standard">||ads.yldmgrimg.net^$important</text:p>
      <text:p text:style-name="Standard">||ads.yourfreedvds.com^$important</text:p>
      <text:p text:style-name="Standard">||ads.youtube.com^$important</text:p>
      <text:p text:style-name="Standard"><text:soft-page-break/>||ads.zdnet.com^$important</text:p>
      <text:p text:style-name="Standard">||ads.ztod.com^$important</text:p>
      <text:p text:style-name="Standard">||ads03.redtube.com^$important</text:p>
      <text:p text:style-name="Standard">||ads1.canoe.ca^$important</text:p>
      <text:p text:style-name="Standard">||ads1.mediacapital.pt^$important</text:p>
      <text:p text:style-name="Standard">||ads1.msn.com^$important</text:p>
      <text:p text:style-name="Standard">||ads1.rne.com^$important</text:p>
      <text:p text:style-name="Standard">||ads1.theglobeandmail.com^$important</text:p>
      <text:p text:style-name="Standard">||ads1.virtual-nights.com^$important</text:p>
      <text:p text:style-name="Standard">||ads10.speedbit.com^$important</text:p>
      <text:p text:style-name="Standard">||ads180.com^$important</text:p>
      <text:p text:style-name="Standard">||ads2.brazzers.com^$important</text:p>
      <text:p text:style-name="Standard">||ads2.clearchannel.com^$important</text:p>
      <text:p text:style-name="Standard">||ads2.contentabc.com^$important</text:p>
      <text:p text:style-name="Standard">||ads2.gamecity.net^$important</text:p>
      <text:p text:style-name="Standard">||ads2.jubii.dk^$important</text:p>
      <text:p text:style-name="Standard">||ads2.net-communities.co.uk^$important</text:p>
      <text:p text:style-name="Standard">||ads2.oneplace.com^$important</text:p>
      <text:p text:style-name="Standard">||ads2.rne.com^$important</text:p>
      <text:p text:style-name="Standard">||ads2.virtual-nights.com^$important</text:p>
      <text:p text:style-name="Standard">||ads2.xnet.cz^$important</text:p>
      <text:p text:style-name="Standard">||ads2004.treiberupdate.de^$important</text:p>
      <text:p text:style-name="Standard">||ads3.gamecity.net^$important</text:p>
      <text:p text:style-name="Standard">||ads3.virtual-nights.com^$important</text:p>
      <text:p text:style-name="Standard">||ads30.adcolony.com^$important</text:p>
      <text:p text:style-name="Standard">||ads4.clearchannel.com^$important</text:p>
      <text:p text:style-name="Standard">||ads4.gamecity.net^$important</text:p>
      <text:p text:style-name="Standard">||ads4.virtual-nights.com^$important</text:p>
      <text:p text:style-name="Standard">||ads4homes.com^$important</text:p>
      <text:p text:style-name="Standard">||ads5.canoe.ca^$important</text:p>
      <text:p text:style-name="Standard">||ads5.virtual-nights.com^$important</text:p>
      <text:p text:style-name="Standard">||ads6.gamecity.net^$important</text:p>
      <text:p text:style-name="Standard">||ads7.gamecity.net^$important</text:p>
      <text:p text:style-name="Standard">||ads8.com^$important</text:p>
      <text:p text:style-name="Standard">||adsatt.abc.starwave.com^$important</text:p>
      <text:p text:style-name="Standard">||Adsatt.ABCNews.starwave.com^$important</text:p>
      <text:p text:style-name="Standard">||adsatt.espn.go.com^$important</text:p>
      <text:p text:style-name="Standard">||adsatt.espn.starwave.com^$important</text:p>
      <text:p text:style-name="Standard">||Adsatt.go.starwave.com^$important</text:p>
      <text:p text:style-name="Standard">||adsby.bidtheatre.com^$important</text:p>
      <text:p text:style-name="Standard">||adscale.de^$important</text:p>
      <text:p text:style-name="Standard">||adscholar.com^$important</text:p>
      <text:p text:style-name="Standard">||adscience.nl^$important</text:p>
      <text:p text:style-name="Standard">||adscpm.com^$important</text:p>
      <text:p text:style-name="Standard">||adsdaq.com^$important</text:p>
      <text:p text:style-name="Standard">||adsdk.com^$important</text:p>
      <text:p text:style-name="Standard">||adsend.de^$important</text:p>
      <text:p text:style-name="Standard">||adsense-community.info^$important</text:p>
      <text:p text:style-name="Standard">||adsensetipsntricks.info^$important</text:p>
      <text:p text:style-name="Standard">||adserv.evo-x.de^$important</text:p>
      <text:p text:style-name="Standard">||adserv.gamezone.de^$important</text:p>
      <text:p text:style-name="Standard">||adserv.iafrica.com^$important</text:p>
      <text:p text:style-name="Standard"><text:soft-page-break/>||adserv.qconline.com^$important</text:p>
      <text:p text:style-name="Standard">||adserv.quality-channel.de^$important</text:p>
      <text:p text:style-name="Standard">||adserve.ams.rhythmxchange.com^$important</text:p>
      <text:p text:style-name="Standard">||adserver-live.yoc.mobi^$important</text:p>
      <text:p text:style-name="Standard">||adserver-us.adtech.advertising.com^$important</text:p>
      <text:p text:style-name="Standard">||adserver.43plc.com^$important</text:p>
      <text:p text:style-name="Standard">||adserver.71i.de^$important</text:p>
      <text:p text:style-name="Standard">||adserver.adultfriendfinder.com^$important</text:p>
      <text:p text:style-name="Standard">||adserver.aidameter.com^$important</text:p>
      <text:p text:style-name="Standard">||adserver.aol.fr^$important</text:p>
      <text:p text:style-name="Standard">||adserver.barrapunto.com^$important</text:p>
      <text:p text:style-name="Standard">||adserver.beggarspromo.com^$important</text:p>
      <text:p text:style-name="Standard">||adserver.betandwin.de^$important</text:p>
      <text:p text:style-name="Standard">||adserver.bing.com^$important</text:p>
      <text:p text:style-name="Standard">||adserver.bizhat.com^$important</text:p>
      <text:p text:style-name="Standard">||adserver.break-even.it^$important</text:p>
      <text:p text:style-name="Standard">||adserver.cams.com^$important</text:p>
      <text:p text:style-name="Standard">||adserver.clashmusic.com^$important</text:p>
      <text:p text:style-name="Standard">||adserver.com^$important</text:p>
      <text:p text:style-name="Standard">||adserver.digitoday.com^$important</text:p>
      <text:p text:style-name="Standard">||adserver.dotcommedia.de^$important</text:p>
      <text:p text:style-name="Standard">||adserver.finditquick.com^$important</text:p>
      <text:p text:style-name="Standard">||adserver.flossiemediagroup.com^$important</text:p>
      <text:p text:style-name="Standard">||adserver.freecity.de^$important</text:p>
      <text:p text:style-name="Standard">||adserver.freenet.de^$important</text:p>
      <text:p text:style-name="Standard">||adserver.friendfinder.com^$important</text:p>
      <text:p text:style-name="Standard">||adserver.hardsextube.com^$important</text:p>
      <text:p text:style-name="Standard">||adserver.hardwareanalysis.com^$important</text:p>
      <text:p text:style-name="Standard">||adserver.html.it^$important</text:p>
      <text:p text:style-name="Standard">||adserver.irishwebmasterforum.com^$important</text:p>
      <text:p text:style-name="Standard">||adserver.janes.com^$important</text:p>
      <text:p text:style-name="Standard">||adserver.kyoceramita-europe.com^$important</text:p>
      <text:p text:style-name="Standard">||adserver.libero.it^$important</text:p>
      <text:p text:style-name="Standard">||adserver.motorpresse.de^$important</text:p>
      <text:p text:style-name="Standard">||adserver.news.com.au^$important</text:p>
      <text:p text:style-name="Standard">||adserver.ngz-network.de^$important</text:p>
      <text:p text:style-name="Standard">||adserver.nydailynews.com^$important</text:p>
      <text:p text:style-name="Standard">||adserver.o2.pl^$important</text:p>
      <text:p text:style-name="Standard">||adserver.oddschecker.com^$important</text:p>
      <text:p text:style-name="Standard">||adserver.omroepzeeland.nl^$important</text:p>
      <text:p text:style-name="Standard">||adserver.pl^$important</text:p>
      <text:p text:style-name="Standard">||adserver.portalofevil.com^$important</text:p>
      <text:p text:style-name="Standard">||adserver.portugalmail.net^$important</text:p>
      <text:p text:style-name="Standard">||adserver.portugalmail.pt^$important</text:p>
      <text:p text:style-name="Standard">||adserver.quizdingo.com^$important</text:p>
      <text:p text:style-name="Standard">||adserver.realhomesex.net^$important</text:p>
      <text:p text:style-name="Standard">||adserver.sanomawsoy.fi^$important</text:p>
      <text:p text:style-name="Standard">||adserver.sciflicks.com^$important</text:p>
      <text:p text:style-name="Standard">||adserver.sharewareonline.com^$important</text:p>
      <text:p text:style-name="Standard">||adserver.spankaway.com^$important</text:p>
      <text:p text:style-name="Standard">||adserver.startnow.com^$important</text:p>
      <text:p text:style-name="Standard">||adserver.theonering.net^$important</text:p>
      <text:p text:style-name="Standard"><text:soft-page-break/>||adserver.twitpic.com^$important</text:p>
      <text:p text:style-name="Standard">||adserver.viagogo.com^$important</text:p>
      <text:p text:style-name="Standard">||adserver.virginmedia.com^$important</text:p>
      <text:p text:style-name="Standard">||adserver.yahoo.com^$important</text:p>
      <text:p text:style-name="Standard">||adserver01.de^$important</text:p>
      <text:p text:style-name="Standard">||adserver1-images.backbeatmedia.com^$important</text:p>
      <text:p text:style-name="Standard">||adserver1.backbeatmedia.com^$important</text:p>
      <text:p text:style-name="Standard">||adserver1.mindshare.de^$important</text:p>
      <text:p text:style-name="Standard">||adserver1.mokono.com^$important</text:p>
      <text:p text:style-name="Standard">||adserver1.ogilvy-interactive.de^$important</text:p>
      <text:p text:style-name="Standard">||adserver2.mindshare.de^$important</text:p>
      <text:p text:style-name="Standard">||adserver2.popdata.de^$important</text:p>
      <text:p text:style-name="Standard">||adserverplus.com^$important</text:p>
      <text:p text:style-name="Standard">||adserversolutions.com^$important</text:p>
      <text:p text:style-name="Standard">||adservice.com^$important</text:p>
      <text:p text:style-name="Standard">||adservice.google.com^$important</text:p>
      <text:p text:style-name="Standard">||adservinginternational.com^$important</text:p>
      <text:p text:style-name="Standard">||adsfac.eu^$important</text:p>
      <text:p text:style-name="Standard">||adsfac.net^$important</text:p>
      <text:p text:style-name="Standard">||adsfac.us^$important</text:p>
      <text:p text:style-name="Standard">||adshost1.com^$important</text:p>
      <text:p text:style-name="Standard">||adside.com^$important</text:p>
      <text:p text:style-name="Standard">||adsjunkies.network^$important</text:p>
      <text:p text:style-name="Standard">||adsk2.co^$important</text:p>
      <text:p text:style-name="Standard">||adskape.ru^$important</text:p>
      <text:p text:style-name="Standard">||adskeeper.co.uk^$important</text:p>
      <text:p text:style-name="Standard">||adsklick.de^$important</text:p>
      <text:p text:style-name="Standard">||adslservisi.sytes.net^$important</text:p>
      <text:p text:style-name="Standard">||adsmarket.com^$important</text:p>
      <text:p text:style-name="Standard">||adsmart.co.uk^$important</text:p>
      <text:p text:style-name="Standard">||adsmart.com^$important</text:p>
      <text:p text:style-name="Standard">||adsmart.net^$important</text:p>
      <text:p text:style-name="Standard">||adsmobi.com^$important</text:p>
      <text:p text:style-name="Standard">||adsmogo.com^$important</text:p>
      <text:p text:style-name="Standard">||adsmybiz.com^$important</text:p>
      <text:p text:style-name="Standard">||adsnative.com^$important</text:p>
      <text:p text:style-name="Standard">||adsoftware.com^$important</text:p>
      <text:p text:style-name="Standard">||adsoldier.com^$important</text:p>
      <text:p text:style-name="Standard">||adsolutions.yp.com^$important</text:p>
      <text:p text:style-name="Standard">||adsonar.com^$important</text:p>
      <text:p text:style-name="Standard">||adspace.ro^$important</text:p>
      <text:p text:style-name="Standard">||adspeed.net^$important</text:p>
      <text:p text:style-name="Standard">||adspioneer.com^$important</text:p>
      <text:p text:style-name="Standard">||adspirit.de^$important</text:p>
      <text:p text:style-name="Standard">||adsponse.de^$important</text:p>
      <text:p text:style-name="Standard">||adsprout.co^$important</text:p>
      <text:p text:style-name="Standard">||adsremote.scrippsnetworks.com^$important</text:p>
      <text:p text:style-name="Standard">||adsrevenue.net^$important</text:p>
      <text:p text:style-name="Standard">||adsrv.deviantart.com^$important</text:p>
      <text:p text:style-name="Standard">||adsrv.eacdn.com^$important</text:p>
      <text:p text:style-name="Standard">||adsrv.iol.co.za^$important</text:p>
      <text:p text:style-name="Standard">||adsrvr.org^$important</text:p>
      <text:p text:style-name="Standard"><text:soft-page-break/>||adsstat.com^$important</text:p>
      <text:p text:style-name="Standard">||adstat.4u.pl^$important</text:p>
      <text:p text:style-name="Standard">||adstest.weather.com^$important</text:p>
      <text:p text:style-name="Standard">||adsuide.club^$important</text:p>
      <text:p text:style-name="Standard">||adsupply.com^$important</text:p>
      <text:p text:style-name="Standard">||adsupplyads.com^$important</text:p>
      <text:p text:style-name="Standard">||adsvive.com^$important</text:p>
      <text:p text:style-name="Standard">||adswitcher.com^$important</text:p>
      <text:p text:style-name="Standard">||adswizz.com^$important</text:p>
      <text:p text:style-name="Standard">||adsymptotic.com^$important</text:p>
      <text:p text:style-name="Standard">||adsynergy.com^$important</text:p>
      <text:p text:style-name="Standard">||adsys.townnews.com^$important</text:p>
      <text:p text:style-name="Standard">||adsystem.simplemachines.org^$important</text:p>
      <text:p text:style-name="Standard">||adt-stream.casacam.net^$important</text:p>
      <text:p text:style-name="Standard">||adtarget.com.tr^$important</text:p>
      <text:p text:style-name="Standard">||adtdp.com^$important</text:p>
      <text:p text:style-name="Standard">||adtech.com^$important</text:p>
      <text:p text:style-name="Standard">||adtech.de^$important</text:p>
      <text:p text:style-name="Standard">||adtechus.com^$important</text:p>
      <text:p text:style-name="Standard">||adtegrity.net^$important</text:p>
      <text:p text:style-name="Standard">||adtelligent.com^$important</text:p>
      <text:p text:style-name="Standard">||adtheorent.com^$important</text:p>
      <text:p text:style-name="Standard">||adthis.com^$important</text:p>
      <text:p text:style-name="Standard">||adtiger.de^$important</text:p>
      <text:p text:style-name="Standard">||adtilt.com^$important</text:p>
      <text:p text:style-name="Standard">||adtimaserver.vn^$important</text:p>
      <text:p text:style-name="Standard">||adtng.com^$important</text:p>
      <text:p text:style-name="Standard">||adtoll.com^$important</text:p>
      <text:p text:style-name="Standard">||adtology.com^$important</text:p>
      <text:p text:style-name="Standard">||adtoma.com^$important</text:p>
      <text:p text:style-name="Standard">||adtrace.org^$important</text:p>
      <text:p text:style-name="Standard">||adtrade.net^$important</text:p>
      <text:p text:style-name="Standard">||adtrading.de^$important</text:p>
      <text:p text:style-name="Standard">||adtrak.net^$important</text:p>
      <text:p text:style-name="Standard">||adtriplex.com^$important</text:p>
      <text:p text:style-name="Standard">||adtrue.com^$important</text:p>
      <text:p text:style-name="Standard">||adtruth.com^$important</text:p>
      <text:p text:style-name="Standard">||adtsmartsecurity.com^$important</text:p>
      <text:p text:style-name="Standard">||adultadvertising.com^$important</text:p>
      <text:p text:style-name="Standard">||adultbestgames.online^$important</text:p>
      <text:p text:style-name="Standard">||adultmoda.com^$important</text:p>
      <text:p text:style-name="Standard">||adultsikishikayeleri.com^$important</text:p>
      <text:p text:style-name="Standard">||adv-adserver.com^$important</text:p>
      <text:p text:style-name="Standard">||adv-banner.libero.it^$important</text:p>
      <text:p text:style-name="Standard">||adv.cooperhosting.net^$important</text:p>
      <text:p text:style-name="Standard">||adv.freeonline.it^$important</text:p>
      <text:p text:style-name="Standard">||adv.hwupgrade.it^$important</text:p>
      <text:p text:style-name="Standard">||adv.livedoor.com^$important</text:p>
      <text:p text:style-name="Standard">||adv.webmd.com^$important</text:p>
      <text:p text:style-name="Standard">||adv.wp.pl^$important</text:p>
      <text:p text:style-name="Standard">||adv.yo.cz^$important</text:p>
      <text:p text:style-name="Standard">||advaitatours.com^$important</text:p>
      <text:p text:style-name="Standard"><text:soft-page-break/>||advancecareers4u.com^$important</text:p>
      <text:p text:style-name="Standard">||advangelists.com^$important</text:p>
      <text:p text:style-name="Standard">||advariant.com^$important</text:p>
      <text:p text:style-name="Standard">||advast.sibnet.ru^$important</text:p>
      <text:p text:style-name="Standard">||advavoltiberica.com^$important</text:p>
      <text:p text:style-name="Standard">||adventory.com^$important</text:p>
      <text:p text:style-name="Standard">||adventuretravelfair.com^$important</text:p>
      <text:p text:style-name="Standard">||advert.bayarea.com^$important</text:p>
      <text:p text:style-name="Standard">||advert.dyna.ultraweb.hu^$important</text:p>
      <text:p text:style-name="Standard">||adverticum.com^$important</text:p>
      <text:p text:style-name="Standard">||adverticum.net^$important</text:p>
      <text:p text:style-name="Standard">||adverticus.de^$important</text:p>
      <text:p text:style-name="Standard">||advertise.com^$important</text:p>
      <text:p text:style-name="Standard">||advertiseireland.com^$important</text:p>
      <text:p text:style-name="Standard">||advertisespace.com^$important</text:p>
      <text:p text:style-name="Standard">||advertising.aol.com^$important</text:p>
      <text:p text:style-name="Standard">||advertising.apple.com^$important</text:p>
      <text:p text:style-name="Standard">||advertising.com^$important</text:p>
      <text:p text:style-name="Standard">||advertising.guildlaunch.net^$important</text:p>
      <text:p text:style-name="Standard">||advertising.microsoft.com^$important</text:p>
      <text:p text:style-name="Standard">||advertising.yahoo.com^$important</text:p>
      <text:p text:style-name="Standard">||advertisingbanners.com^$important</text:p>
      <text:p text:style-name="Standard">||advertisingbox.com^$important</text:p>
      <text:p text:style-name="Standard">||advertmarket.com^$important</text:p>
      <text:p text:style-name="Standard">||advertmedia.de^$important</text:p>
      <text:p text:style-name="Standard">||advertpage55.xyz^$important</text:p>
      <text:p text:style-name="Standard">||advertpro.sitepoint.com^$important</text:p>
      <text:p text:style-name="Standard">||advertpro.ya.com^$important</text:p>
      <text:p text:style-name="Standard">||adverts.carltononline.com^$important</text:p>
      <text:p text:style-name="Standard">||advertserve.com^$important</text:p>
      <text:p text:style-name="Standard">||advertstream.com^$important</text:p>
      <text:p text:style-name="Standard">||advertwizard.com^$important</text:p>
      <text:p text:style-name="Standard">||advexmai42dn.world^$important</text:p>
      <text:p text:style-name="Standard">||advg.jp^$important</text:p>
      <text:p text:style-name="Standard">||advicematters.org^$important</text:p>
      <text:p text:style-name="Standard">||advico-si.co^$important</text:p>
      <text:p text:style-name="Standard">||advideo.uimserv.net^$important</text:p>
      <text:p text:style-name="Standard">||adview.ppro.de^$important</text:p>
      <text:p text:style-name="Standard">||advisormedia.cz^$important</text:p>
      <text:p text:style-name="Standard">||adviva.com^$important</text:p>
      <text:p text:style-name="Standard">||adviva.net^$important</text:p>
      <text:p text:style-name="Standard">||advividnetwork.com^$important</text:p>
      <text:p text:style-name="Standard">||advnt.com^$important</text:p>
      <text:p text:style-name="Standard">||advocaciadescomplicada.com.br^$important</text:p>
      <text:p text:style-name="Standard">||advoguecerto.com.br^$important</text:p>
      <text:p text:style-name="Standard">||advokatcw.no^$important</text:p>
      <text:p text:style-name="Standard">||adwaaalkhalej.com^$important</text:p>
      <text:p text:style-name="Standard">||adwareremovergold.com^$important</text:p>
      <text:p text:style-name="Standard">||adwhirl.com^$important</text:p>
      <text:p text:style-name="Standard">||adwiretracker.fwix.com^$important</text:p>
      <text:p text:style-name="Standard">||adwitserver.com^$important</text:p>
      <text:p text:style-name="Standard">||adworkplace.net^$important</text:p>
      <text:p text:style-name="Standard"><text:soft-page-break/>||adworld.club^$important</text:p>
      <text:p text:style-name="Standard">||adworldnetwork.com^$important</text:p>
      <text:p text:style-name="Standard">||adworx.at^$important</text:p>
      <text:p text:style-name="Standard">||adworx.be^$important</text:p>
      <text:p text:style-name="Standard">||adworx.nl^$important</text:p>
      <text:p text:style-name="Standard">||adx.allstar.cz^$important</text:p>
      <text:p text:style-name="Standard">||adx.atnext.com^$important</text:p>
      <text:p text:style-name="Standard">||adx.gainesvillesun.com^$important</text:p>
      <text:p text:style-name="Standard">||adxpansion.com^$important</text:p>
      <text:p text:style-name="Standard">||adxpose.com^$important</text:p>
      <text:p text:style-name="Standard">||adxvalue.com^$important</text:p>
      <text:p text:style-name="Standard">||adyea.com^$important</text:p>
      <text:p text:style-name="Standard">||adykurniawan.com^$important</text:p>
      <text:p text:style-name="Standard">||adzerk.net^$important</text:p>
      <text:p text:style-name="Standard">||adzerk.s3.amazonaws.com^$important</text:p>
      <text:p text:style-name="Standard">||adzones.com^$important</text:p>
      <text:p text:style-name="Standard">||aecraft.ca^$important</text:p>
      <text:p text:style-name="Standard">||aedictiect.com^$important</text:p>
      <text:p text:style-name="Standard">||aeginc.co^$important</text:p>
      <text:p text:style-name="Standard">||aeonluxe.com.ph^$important</text:p>
      <text:p text:style-name="Standard">||aermewerog.com^$important</text:p>
      <text:p text:style-name="Standard">||aerocorpevionics.com^$important</text:p>
      <text:p text:style-name="Standard">||aeropilates.cl^$important</text:p>
      <text:p text:style-name="Standard">||aerosport.tech^$important</text:p>
      <text:p text:style-name="Standard">||aerveo.com^$important</text:p>
      <text:p text:style-name="Standard">||aervoes.com^$important</text:p>
      <text:p text:style-name="Standard">||aesseal-my.com^$important</text:p>
      <text:p text:style-name="Standard">||aestheticbros7.com^$important</text:p>
      <text:p text:style-name="Standard">||aestheticdoctor.xyz^$important</text:p>
      <text:p text:style-name="Standard">||aesthetix.in^$important</text:p>
      <text:p text:style-name="Standard">||af-ad.co.uk^$important</text:p>
      <text:p text:style-name="Standard">||afamedya.com^$important</text:p>
      <text:p text:style-name="Standard">||afan.xin^$important</text:p>
      <text:p text:style-name="Standard">||afas-kr.com^$important</text:p>
      <text:p text:style-name="Standard">||afcompresors.com^$important</text:p>
      <text:p text:style-name="Standard">||affbuzzads.com^$important</text:p>
      <text:p text:style-name="Standard">||affili.net^$important</text:p>
      <text:p text:style-name="Standard">||affiliate.1800flowers.com^$important</text:p>
      <text:p text:style-name="Standard">||affiliate.7host.com^$important</text:p>
      <text:p text:style-name="Standard">||affiliate.doubleyourdating.com^$important</text:p>
      <text:p text:style-name="Standard">||affiliate.dtiserv.com^$important</text:p>
      <text:p text:style-name="Standard">||affiliate.gamestop.com^$important</text:p>
      <text:p text:style-name="Standard">||affiliate.mercola.com^$important</text:p>
      <text:p text:style-name="Standard">||affiliate.mogs.com^$important</text:p>
      <text:p text:style-name="Standard">||affiliate.offgamers.com^$important</text:p>
      <text:p text:style-name="Standard">||affiliate.productreview.com.au^$important</text:p>
      <text:p text:style-name="Standard">||affiliate.resellerclub.com^$important</text:p>
      <text:p text:style-name="Standard">||affiliate.travelnow.com^$important</text:p>
      <text:p text:style-name="Standard">||affiliate.viator.com^$important</text:p>
      <text:p text:style-name="Standard">||affiliatefuel.com^$important</text:p>
      <text:p text:style-name="Standard">||affiliatefuture.com^$important</text:p>
      <text:p text:style-name="Standard">||affiliates.allposters.com^$important</text:p>
      <text:p text:style-name="Standard"><text:soft-page-break/>||affiliates.babylon.com^$important</text:p>
      <text:p text:style-name="Standard">||affiliates.devilfishpartners.com^$important</text:p>
      <text:p text:style-name="Standard">||affiliates.digitalriver.com^$important</text:p>
      <text:p text:style-name="Standard">||affiliates.genealogybank.com^$important</text:p>
      <text:p text:style-name="Standard">||affiliates.globat.com^$important</text:p>
      <text:p text:style-name="Standard">||affiliates.ige.com^$important</text:p>
      <text:p text:style-name="Standard">||affiliates.internationaljock.com^$important</text:p>
      <text:p text:style-name="Standard">||affiliates.jlist.com^$important</text:p>
      <text:p text:style-name="Standard">||affiliates.londonmarketing.com^$important</text:p>
      <text:p text:style-name="Standard">||affiliates.mozy.com^$important</text:p>
      <text:p text:style-name="Standard">||affiliates.myfax.com^$important</text:p>
      <text:p text:style-name="Standard">||affiliates.streamray.com^$important</text:p>
      <text:p text:style-name="Standard">||affiliates.thinkhost.net^$important</text:p>
      <text:p text:style-name="Standard">||affiliates.thrixxx.com^$important</text:p>
      <text:p text:style-name="Standard">||affiliates.treasureisland.com^$important</text:p>
      <text:p text:style-name="Standard">||affiliates.ultrahosting.com^$important</text:p>
      <text:p text:style-name="Standard">||affiliates.vpn.ht^$important</text:p>
      <text:p text:style-name="Standard">||affiliatetracking.com^$important</text:p>
      <text:p text:style-name="Standard">||affiliatetracking.net^$important</text:p>
      <text:p text:style-name="Standard">||affiliatetrading.net^$important</text:p>
      <text:p text:style-name="Standard">||affiliatewindow.com^$important</text:p>
      <text:p text:style-name="Standard">||affiliation-france.com^$important</text:p>
      <text:p text:style-name="Standard">||affinity7.com^$important</text:p>
      <text:p text:style-name="Standard">||affirm.com^$important</text:p>
      <text:p text:style-name="Standard">||afi.wp-goodies.com^$important</text:p>
      <text:p text:style-name="Standard">||afifa-skincare.com^$important</text:p>
      <text:p text:style-name="Standard">||afifa-skincare.tk^$important</text:p>
      <text:p text:style-name="Standard">||afkar.today^$important</text:p>
      <text:p text:style-name="Standard">||afla2on.com^$important</text:p>
      <text:p text:style-name="Standard">||aflamdirectory.com^$important</text:p>
      <text:p text:style-name="Standard">||aflcargo-hk.com^$important</text:p>
      <text:p text:style-name="Standard">||afokoadventure.com^$important</text:p>
      <text:p text:style-name="Standard">||aforattren.com^$important</text:p>
      <text:p text:style-name="Standard">||africa2h.org^$important</text:p>
      <text:p text:style-name="Standard">||africabootcampacademy.influencetec.net^$important</text:p>
      <text:p text:style-name="Standard">||africanbigbrother.com^$important</text:p>
      <text:p text:style-name="Standard">||africanbug.ddns.net^$important</text:p>
      <text:p text:style-name="Standard">||africancontrol.com^$important</text:p>
      <text:p text:style-name="Standard">||africanmango.info^$important</text:p>
      <text:p text:style-name="Standard">||africanmobilenetworks.com^$important</text:p>
      <text:p text:style-name="Standard">||africanwriters.net^$important</text:p>
      <text:p text:style-name="Standard">||africaprocurementagency.com^$important</text:p>
      <text:p text:style-name="Standard">||africimmo.com^$important</text:p>
      <text:p text:style-name="Standard">||afrimarinecharter.com^$important</text:p>
      <text:p text:style-name="Standard">||afriplugz.com^$important</text:p>
      <text:p text:style-name="Standard">||afroditastroy.ru^$important</text:p>
      <text:p text:style-name="Standard">||afromindcs.com^$important</text:p>
      <text:p text:style-name="Standard">||afrorelationships.com^$important</text:p>
      <text:p text:style-name="Standard">||afsananovel.com^$important</text:p>
      <text:p text:style-name="Standard">||afunnything.ddns.net^$important</text:p>
      <text:p text:style-name="Standard">||ag-inveta.com^$important</text:p>
      <text:p text:style-name="Standard">||ag777.co^$important</text:p>
      <text:p text:style-name="Standard"><text:soft-page-break/>||agam.jetsetsecrets.club^$important</text:p>
      <text:p text:style-name="Standard">||agboolafarms.com^$important</text:p>
      <text:p text:style-name="Standard">||agelessengineering.com^$important</text:p>
      <text:p text:style-name="Standard">||agencia619.online^$important</text:p>
      <text:p text:style-name="Standard">||agenciagriffe.com.br^$important</text:p>
      <text:p text:style-name="Standard">||agendaportalvialuz.com^$important</text:p>
      <text:p text:style-name="Standard">||agengarcinia5000.com^$important</text:p>
      <text:p text:style-name="Standard">||agenlama.com^$important</text:p>
      <text:p text:style-name="Standard">||agent-seo.jp^$important</text:p>
      <text:p text:style-name="Standard">||agent.agentreef.xyz^$important</text:p>
      <text:p text:style-name="Standard">||agentbet678.com^$important</text:p>
      <text:p text:style-name="Standard">||agentfalco.xyz^$important</text:p>
      <text:p text:style-name="Standard">||agentfox.io^$important</text:p>
      <text:p text:style-name="Standard">||agenvmax.xyz^$important</text:p>
      <text:p text:style-name="Standard">||aghayenan.com^$important</text:p>
      <text:p text:style-name="Standard">||aghpl.com^$important</text:p>
      <text:p text:style-name="Standard">||agieshorma.com^$important</text:p>
      <text:p text:style-name="Standard">||agile.org.il^$important</text:p>
      <text:p text:style-name="Standard">||agilityrt.website^$important</text:p>
      <text:p text:style-name="Standard">||aginversiones.net^$important</text:p>
      <text:p text:style-name="Standard">||agkn.com^$important</text:p>
      <text:p text:style-name="Standard">||agmardorecha.pw^$important</text:p>
      <text:p text:style-name="Standard">||agratama.xyz^$important</text:p>
      <text:p text:style-name="Standard">||agrawalpackersmovers.com^$important</text:p>
      <text:p text:style-name="Standard">||agregatudomaiss.com^$important</text:p>
      <text:p text:style-name="Standard">||agri2biz.com^$important</text:p>
      <text:p text:style-name="Standard">||agriculturalventures.com^$important</text:p>
      <text:p text:style-name="Standard">||agrinstyle.com^$important</text:p>
      <text:p text:style-name="Standard">||agro-millenial.com^$important</text:p>
      <text:p text:style-name="Standard">||agro10x.com.br^$important</text:p>
      <text:p text:style-name="Standard">||agroarshan.com^$important</text:p>
      <text:p text:style-name="Standard">||agrobanaselaras.com^$important</text:p>
      <text:p text:style-name="Standard">||agrodeli.cl^$important</text:p>
      <text:p text:style-name="Standard">||agrolagic.com^$important</text:p>
      <text:p text:style-name="Standard">||agrotmissa.com^$important</text:p>
      <text:p text:style-name="Standard">||agunabla.top^$important</text:p>
      <text:p text:style-name="Standard">||aguragamer.ac.ug^$important</text:p>
      <text:p text:style-name="Standard">||agusbatik.xyz^$important</text:p>
      <text:p text:style-name="Standard">||agxcvxc.ru^$important</text:p>
      <text:p text:style-name="Standard">||agyria.gr^$important</text:p>
      <text:p text:style-name="Standard">||ah-ha.com^$important</text:p>
      <text:p text:style-name="Standard">||ahaanpublicschool.com^$important</text:p>
      <text:p text:style-name="Standard">||ahalogy.com^$important</text:p>
      <text:p text:style-name="Standard">||ahangamalmagate.co.za^$important</text:p>
      <text:p text:style-name="Standard">||ahapropertisyariah.com^$important</text:p>
      <text:p text:style-name="Standard">||aheakeerep.com^$important</text:p>
      <text:p text:style-name="Standard">||ahenkhaircenter.com^$important</text:p>
      <text:p text:style-name="Standard">||ahluniversity.com^$important</text:p>
      <text:p text:style-name="Standard">||ahm-solutions.net^$important</text:p>
      <text:p text:style-name="Standard">||ahmadesafah177.ddns.net^$important</text:p>
      <text:p text:style-name="Standard">||ahmed123454.ddns.net^$important</text:p>
      <text:p text:style-name="Standard">||ahmed2016.ddns.net^$important</text:p>
      <text:p text:style-name="Standard"><text:soft-page-break/>||ahmed22wer.ddns.net^$important</text:p>
      <text:p text:style-name="Standard">||ahmeddedoking159.ddns.net^$important</text:p>
      <text:p text:style-name="Standard">||ahmedmhmed4711.ddns.net^$important</text:p>
      <text:p text:style-name="Standard">||ahmedtaha0123.ddns.net^$important</text:p>
      <text:p text:style-name="Standard">||ahmeeed.ddns.net^$important</text:p>
      <text:p text:style-name="Standard">||ahmeeed1.ddns.net^$important</text:p>
      <text:p text:style-name="Standard">||ahmmedgroup.com^$important</text:p>
      <text:p text:style-name="Standard">||ahorros.space^$important</text:p>
      <text:p text:style-name="Standard">||ahosep.com^$important</text:p>
      <text:p text:style-name="Standard">||ahsan.buyiaas.com^$important</text:p>
      <text:p text:style-name="Standard">||ahsantiago.pt^$important</text:p>
      <text:p text:style-name="Standard">||ahsappanjur.com^$important</text:p>
      <text:p text:style-name="Standard">||ahsweater.com^$important</text:p>
      <text:p text:style-name="Standard">||ahus.duckdns.org^$important</text:p>
      <text:p text:style-name="Standard">||ahyfurniture.com^$important</text:p>
      <text:p text:style-name="Standard">||ai4africa.org^$important</text:p>
      <text:p text:style-name="Standard">||aialogisticsltd.com^$important</text:p>
      <text:p text:style-name="Standard">||aidata.io^$important</text:p>
      <text:p text:style-name="Standard">||aidbd.org^$important</text:p>
      <text:p text:style-name="Standard">||aideah.com^$important</text:p>
      <text:p text:style-name="Standard">||aidosmarketcoins.org^$important</text:p>
      <text:p text:style-name="Standard">||aidu-ads.de^$important</text:p>
      <text:p text:style-name="Standard">||aiepsy.org^$important</text:p>
      <text:p text:style-name="Standard">||aiineh.com^$important</text:p>
      <text:p text:style-name="Standard">||aijdjy.com^$important</text:p>
      <text:p text:style-name="Standard">||aikchimhin.com^$important</text:p>
      <text:p text:style-name="Standard">||ail2001.ddns.net^$important</text:p>
      <text:p text:style-name="Standard">||ail2001d.ddns.net^$important</text:p>
      <text:p text:style-name="Standard">||aim4media.com^$important</text:p>
      <text:p text:style-name="Standard">||aimediagroup.com^$important</text:p>
      <text:p text:style-name="Standard">||ainor.ir^$important</text:p>
      <text:p text:style-name="Standard">||aiostory.com^$important</text:p>
      <text:p text:style-name="Standard">||aiproxies.com^$important</text:p>
      <text:p text:style-name="Standard">||air-o-trip.com^$important</text:p>
      <text:p text:style-name="Standard">||airbnbegift.com^$important</text:p>
      <text:p text:style-name="Standard">||airbrake.io^$important</text:p>
      <text:p text:style-name="Standard">||airfne.com^$important</text:p>
      <text:p text:style-name="Standard">||airlydia.com^$important</text:p>
      <text:p text:style-name="Standard">||airmaildata.com^$important</text:p>
      <text:p text:style-name="Standard">||airmanselectiontest.com^$important</text:p>
      <text:p text:style-name="Standard">||airpr.com^$important</text:p>
      <text:p text:style-name="Standard">||airpush.com^$important</text:p>
      <text:p text:style-name="Standard">||airsnd.xyz^$important</text:p>
      <text:p text:style-name="Standard">||airspace-lounge.com^$important</text:p>
      <text:p text:style-name="Standard">||aisbaran.org^$important</text:p>
      <text:p text:style-name="Standard">||aissas.com^$important</text:p>
      <text:p text:style-name="Standard">||aistat.net^$important</text:p>
      <text:p text:style-name="Standard">||aitb66.com^$important</text:p>
      <text:p text:style-name="Standard">||aiupwa.com^$important</text:p>
      <text:p text:style-name="Standard">||aivazidis.gq^$important</text:p>
      <text:p text:style-name="Standard">||aiyakan.000webhostapp.com^$important</text:p>
      <text:p text:style-name="Standard">||aj5e.adj.st^$important</text:p>
      <text:p text:style-name="Standard"><text:soft-page-break/>||ajapro.com^$important</text:p>
      <text:p text:style-name="Standard">||ajaygoyal.in^$important</text:p>
      <text:p text:style-name="Standard">||ajayinsurancehub.com^$important</text:p>
      <text:p text:style-name="Standard">||ajexin.com^$important</text:p>
      <text:p text:style-name="Standard">||ajhmanamlak.com^$important</text:p>
      <text:p text:style-name="Standard">||ajibadatzalim.com^$important</text:p>
      <text:p text:style-name="Standard">||ajibolarilwan.com^$important</text:p>
      <text:p text:style-name="Standard">||ajilix.consulting^$important</text:p>
      <text:p text:style-name="Standard">||ajilix.software^$important</text:p>
      <text:p text:style-name="Standard">||ajisushigrill.com^$important</text:p>
      <text:p text:style-name="Standard">||ajkerlist.com^$important</text:p>
      <text:p text:style-name="Standard">||ajlougamer1231.mskhost.pro^$important</text:p>
      <text:p text:style-name="Standard">||ajouter.net^$important</text:p>
      <text:p text:style-name="Standard">||ajs-c.com^$important</text:p>
      <text:p text:style-name="Standard">||ak2012.ddns.net^$important</text:p>
      <text:p text:style-name="Standard">||ak3indonesia.com^$important</text:p>
      <text:p text:style-name="Standard">||akamai-stat3.club^$important</text:p>
      <text:p text:style-name="Standard">||akamai-static8.site^$important</text:p>
      <text:p text:style-name="Standard">||akamaihd.net^$important</text:p>
      <text:p text:style-name="Standard">||akarcengal.com^$important</text:p>
      <text:p text:style-name="Standard">||akarosi.com^$important</text:p>
      <text:p text:style-name="Standard">||akawork.io^$important</text:p>
      <text:p text:style-name="Standard">||akbaara.com^$important</text:p>
      <text:p text:style-name="Standard">||akblog.ru^$important</text:p>
      <text:p text:style-name="Standard">||akcan-turizm.com^$important</text:p>
      <text:p text:style-name="Standard">||akcer.cz^$important</text:p>
      <text:p text:style-name="Standard">||akchowdhury.com^$important</text:p>
      <text:p text:style-name="Standard">||akcja.pintabarrelbrewing.pl^$important</text:p>
      <text:p text:style-name="Standard">||akdesignsandprint.com^$important</text:p>
      <text:p text:style-name="Standard">||akdforum.com^$important</text:p>
      <text:p text:style-name="Standard">||akdkart.com^$important</text:p>
      <text:p text:style-name="Standard">||akeswari.org^$important</text:p>
      <text:p text:style-name="Standard">||akhilajay.com^$important</text:p>
      <text:p text:style-name="Standard">||akhskneya.org^$important</text:p>
      <text:p text:style-name="Standard">||akiba-anime.com^$important</text:p>
      <text:p text:style-name="Standard">||akitaugandasafaris.com^$important</text:p>
      <text:p text:style-name="Standard">||akktis.com^$important</text:p>
      <text:p text:style-name="Standard">||akoagro.com^$important</text:p>
      <text:p text:style-name="Standard">||akonlinegift.com^$important</text:p>
      <text:p text:style-name="Standard">||akpeugono.com^$important</text:p>
      <text:p text:style-name="Standard">||akppservis30.ru^$important</text:p>
      <text:p text:style-name="Standard">||akprokonaija.com^$important</text:p>
      <text:p text:style-name="Standard">||akqmedicine.com^$important</text:p>
      <text:p text:style-name="Standard">||aksesbelajar.com^$important</text:p>
      <text:p text:style-name="Standard">||aktrack.pubmatic.com^$important</text:p>
      <text:p text:style-name="Standard">||akucakep.com^$important</text:p>
      <text:p text:style-name="Standard">||akudobia.com^$important</text:p>
      <text:p text:style-name="Standard">||akva-vim.ru^$important</text:p>
      <text:p text:style-name="Standard">||akwend.com^$important</text:p>
      <text:p text:style-name="Standard">||al-hadin.com^$important</text:p>
      <text:p text:style-name="Standard">||al-sharqgroup.com^$important</text:p>
      <text:p text:style-name="Standard">||al3nzisher9089473.ddns.net^$important</text:p>
      <text:p text:style-name="Standard"><text:soft-page-break/>||alaattinakyuz.com^$important</text:p>
      <text:p text:style-name="Standard">||alabd-group.com^$important</text:p>
      <text:p text:style-name="Standard">||aladebtrading.com^$important</text:p>
      <text:p text:style-name="Standard">||aladilauto.com^$important</text:p>
      <text:p text:style-name="Standard">||alaemsazan.com^$important</text:p>
      <text:p text:style-name="Standard">||alamdarinternational.com^$important</text:p>
      <text:p text:style-name="Standard">||alanadating-a.pro^$important</text:p>
      <text:p text:style-name="Standard">||alanadating-b.pro^$important</text:p>
      <text:p text:style-name="Standard">||alandenz.dk^$important</text:p>
      <text:p text:style-name="Standard">||alanseemdairy.com^$important</text:p>
      <text:p text:style-name="Standard">||alanyacilingirbilal.com^$important</text:p>
      <text:p text:style-name="Standard">||alasisca.id^$important</text:p>
      <text:p text:style-name="Standard">||alaskafarmingroup.xyz^$important</text:p>
      <text:p text:style-name="Standard">||alawangroups.com^$important</text:p>
      <text:p text:style-name="Standard">||alaweercapital.com^$important</text:p>
      <text:p text:style-name="Standard">||alazhararabiya.com^$important</text:p>
      <text:p text:style-name="Standard">||albacross.com^$important</text:p>
      <text:p text:style-name="Standard">||albajifood.com^$important</text:p>
      <text:p text:style-name="Standard">||albanianewss.info^$important</text:p>
      <text:p text:style-name="Standard">||albatross2018.com^$important</text:p>
      <text:p text:style-name="Standard">||albertoforwardings.us^$important</text:p>
      <text:p text:style-name="Standard">||alboradatv.cl^$important</text:p>
      <text:p text:style-name="Standard">||alc-ao.com^$important</text:p>
      <text:p text:style-name="Standard">||alcaido.com^$important</text:p>
      <text:p text:style-name="Standard">||alcatraz33.ddns.net^$important</text:p>
      <text:p text:style-name="Standard">||alclick.com^$important</text:p>
      <text:p text:style-name="Standard">||alcmpn.com^$important</text:p>
      <text:p text:style-name="Standard">||aldery.linkpc.net^$important</text:p>
      <text:p text:style-name="Standard">||aldeshahmed2.ddns.net^$important</text:p>
      <text:p text:style-name="Standard">||aldo.jplms.com.au^$important</text:p>
      <text:p text:style-name="Standard">||aleatemadeg.com^$important</text:p>
      <text:p text:style-name="Standard">||alecicousk.com^$important</text:p>
      <text:p text:style-name="Standard">||aleluya.ac.ug^$important</text:p>
      <text:p text:style-name="Standard">||alenty.com^$important</text:p>
      <text:p text:style-name="Standard">||alerihbfer.xyz^$important</text:p>
      <text:p text:style-name="Standard">||alertservicelogin.com^$important</text:p>
      <text:p text:style-name="Standard">||aleshashabira.xyz^$important</text:p>
      <text:p text:style-name="Standard">||alevelchemistry.net^$important</text:p>
      <text:p text:style-name="Standard">||alex.zhivi-bogato.ru^$important</text:p>
      <text:p text:style-name="Standard">||alexa-sitestats.s3.amazonaws.com^$important</text:p>
      <text:p text:style-name="Standard">||alexametrics.com^$important</text:p>
      <text:p text:style-name="Standard">||alexfranco.co^$important</text:p>
      <text:p text:style-name="Standard">||alexxrvra.com^$important</text:p>
      <text:p text:style-name="Standard">||alfacars-airport.com^$important</text:p>
      <text:p text:style-name="Standard">||alfacloudx.ru^$important</text:p>
      <text:p text:style-name="Standard">||alfadelalum.com^$important</text:p>
      <text:p text:style-name="Standard">||alfaeticaret.com^$important</text:p>
      <text:p text:style-name="Standard">||alfapop.id^$important</text:p>
      <text:p text:style-name="Standard">||alfaqihuddin.com^$important</text:p>
      <text:p text:style-name="Standard">||alfarius.ru^$important</text:p>
      <text:p text:style-name="Standard">||alfasense.com^$important</text:p>
      <text:p text:style-name="Standard">||alfemimoda.com^$important</text:p>
      <text:p text:style-name="Standard"><text:soft-page-break/>||alfirauf.xyz^$important</text:p>
      <text:p text:style-name="Standard">||alfomindomitrasukses.com^$important</text:p>
      <text:p text:style-name="Standard">||alforcargo.com^$important</text:p>
      <text:p text:style-name="Standard">||alfredobajc.com^$important</text:p>
      <text:p text:style-name="Standard">||alg0sec.com^$important</text:p>
      <text:p text:style-name="Standard">||algadeed-com.ga^$important</text:p>
      <text:p text:style-name="Standard">||algarmen.com^$important</text:p>
      <text:p text:style-name="Standard">||alghassangroup.us^$important</text:p>
      <text:p text:style-name="Standard">||algigrup.com.tr^$important</text:p>
      <text:p text:style-name="Standard">||algo.empirehempmarket.com^$important</text:p>
      <text:p text:style-name="Standard">||algoma.us^$important</text:p>
      <text:p text:style-name="Standard">||algreno.com^$important</text:p>
      <text:p text:style-name="Standard">||alhaidarylawfirm.com^$important</text:p>
      <text:p text:style-name="Standard">||alhaji.top^$important</text:p>
      <text:p text:style-name="Standard">||alharshagroup.com^$important</text:p>
      <text:p text:style-name="Standard">||alhssoon123.ddns.net^$important</text:p>
      <text:p text:style-name="Standard">||alhussainchargha.com^$important</text:p>
      <text:p text:style-name="Standard">||ali1235.ddns.net^$important</text:p>
      <text:p text:style-name="Standard">||ali19951995.ddns.net^$important</text:p>
      <text:p text:style-name="Standard">||ali33vn.com^$important</text:p>
      <text:p text:style-name="Standard">||aliabrasil.com.br^$important</text:p>
      <text:p text:style-name="Standard">||aliaksesuar.com^$important</text:p>
      <text:p text:style-name="Standard">||alialrajhi.com^$important</text:p>
      <text:p text:style-name="Standard">||aliancerubber.com^$important</text:p>
      <text:p text:style-name="Standard">||alibaba.com^$important</text:p>
      <text:p text:style-name="Standard">||alicdn.com^$important</text:p>
      <text:p text:style-name="Standard">||alicebrandstudio.com^$important</text:p>
      <text:p text:style-name="Standard">||alicecaracciolo.it^$important</text:p>
      <text:p text:style-name="Standard">||alicellimports.com.br^$important</text:p>
      <text:p text:style-name="Standard">||alien.bounceme.net^$important</text:p>
      <text:p text:style-name="Standard">||alien007.my-firewall.org^$important</text:p>
      <text:p text:style-name="Standard">||alien34.duckdns.org^$important</text:p>
      <text:p text:style-name="Standard">||align.pt^$important</text:p>
      <text:p text:style-name="Standard">||aligtr063.mmstat.com^$important</text:p>
      <text:p text:style-name="Standard">||aliiydr.xyz^$important</text:p>
      <text:p text:style-name="Standard">||aliminksrl.ml^$important</text:p>
      <text:p text:style-name="Standard">||alimstores.com^$important</text:p>
      <text:p text:style-name="Standard">||alinebandeira.com.br^$important</text:p>
      <text:p text:style-name="Standard">||aliounendiaye.com^$important</text:p>
      <text:p text:style-name="Standard">||alippo.ddns.net^$important</text:p>
      <text:p text:style-name="Standard">||alisa-photo.com.ua^$important</text:p>
      <text:p text:style-name="Standard">||alitamo.us^$important</text:p>
      <text:p text:style-name="Standard">||aliyev.org^$important</text:p>
      <text:p text:style-name="Standard">||aliyun.com^$important</text:p>
      <text:p text:style-name="Standard">||alkalinediet.tk^$important</text:p>
      <text:p text:style-name="Standard">||alkareemco.com^$important</text:p>
      <text:p text:style-name="Standard">||alkdesign.net^$important</text:p>
      <text:p text:style-name="Standard">||alkemepsych.com^$important</text:p>
      <text:p text:style-name="Standard">||alkhajah.ae^$important</text:p>
      <text:p text:style-name="Standard">||alkutechsllc.com^$important</text:p>
      <text:p text:style-name="Standard">||all-fly.info^$important</text:p>
      <text:p text:style-name="Standard">||all-techbd-info.com^$important</text:p>
      <text:p text:style-name="Standard"><text:soft-page-break/>||all-tehnics-pc.com^$important</text:p>
      <text:p text:style-name="Standard">||all.ugmuzik.com^$important</text:p>
      <text:p text:style-name="Standard">||all4spy.com^$important</text:p>
      <text:p text:style-name="Standard">||allaboutpoolsnbuilder.com^$important</text:p>
      <text:p text:style-name="Standard">||alladvantage.com^$important</text:p>
      <text:p text:style-name="Standard">||allahggdrop.xyz^$important</text:p>
      <text:p text:style-name="Standard">||allamzteam.co.ug^$important</text:p>
      <text:p text:style-name="Standard">||alldayever231.su^$important</text:p>
      <text:p text:style-name="Standard">||alldc.pw^$important</text:p>
      <text:p text:style-name="Standard">||alleducationzone.com^$important</text:p>
      <text:p text:style-name="Standard">||allenservice.ga^$important</text:p>
      <text:p text:style-name="Standard">||allhealthylifestyles.com^$important</text:p>
      <text:p text:style-name="Standard">||allhouseappliances.com^$important</text:p>
      <text:p text:style-name="Standard">||alliance-vent.ru^$important</text:p>
      <text:p text:style-name="Standard">||alliancehomepackers.com^$important</text:p>
      <text:p text:style-name="Standard">||alliedcomponent.com^$important</text:p>
      <text:p text:style-name="Standard">||alliedpipelinesconstructions.com^$important</text:p>
      <text:p text:style-name="Standard">||allinautomatic.allinautomatic.nl^$important</text:p>
      <text:p text:style-name="Standard">||allitlab.com^$important</text:p>
      <text:p text:style-name="Standard">||allixanes.info^$important</text:p>
      <text:p text:style-name="Standard">||allmytshirt.com^$important</text:p>
      <text:p text:style-name="Standard">||allnewstv.net^$important</text:p>
      <text:p text:style-name="Standard">||allnightfm.com^$important</text:p>
      <text:p text:style-name="Standard">||allochthonous-stare.000webhostapp.com^$important</text:p>
      <text:p text:style-name="Standard">||allooalel.club^$important</text:p>
      <text:p text:style-name="Standard">||allosponsor.com^$important</text:p>
      <text:p text:style-name="Standard">||allowmefirstbuildcon.com^$important</text:p>
      <text:p text:style-name="Standard">||allroundopallevlakken.nl^$important</text:p>
      <text:p text:style-name="Standard">||allsearchbd.com^$important</text:p>
      <text:p text:style-name="Standard">||allseasongudinc.tech^$important</text:p>
      <text:p text:style-name="Standard">||allstarmediagroup.com^$important</text:p>
      <text:p text:style-name="Standard">||allstarsareshiningdreams.com^$important</text:p>
      <text:p text:style-name="Standard">||alltraders.net^$important</text:p>
      <text:p text:style-name="Standard">||allure.com^$important</text:p>
      <text:p text:style-name="Standard">||allways-always.us^$important</text:p>
      <text:p text:style-name="Standard">||almaei-hr.com^$important</text:p>
      <text:p text:style-name="Standard">||almahsiri.ps^$important</text:p>
      <text:p text:style-name="Standard">||almansoordarulilaj.com^$important</text:p>
      <text:p text:style-name="Standard">||almariku.com^$important</text:p>
      <text:p text:style-name="Standard">||almashghal.com^$important</text:p>
      <text:p text:style-name="Standard">||almashieraw.pl^$important</text:p>
      <text:p text:style-name="Standard">||almashriqbh.com^$important</text:p>
      <text:p text:style-name="Standard">||almendraslitral.cl^$important</text:p>
      <text:p text:style-name="Standard">||almondmilkoils.com^$important</text:p>
      <text:p text:style-name="Standard">||almuqarrabin.com^$important</text:p>
      <text:p text:style-name="Standard">||alocdn.com^$important</text:p>
      <text:p text:style-name="Standard">||alokdastk.000webhostapp.com^$important</text:p>
      <text:p text:style-name="Standard">||aloneskisehir.com^$important</text:p>
      <text:p text:style-name="Standard">||alovakiil.com^$important</text:p>
      <text:p text:style-name="Standard">||alpacham.com^$important</text:p>
      <text:p text:style-name="Standard">||alpha.elementortemplate.it^$important</text:p>
      <text:p text:style-name="Standard">||alphabay.cc^$important</text:p>
      <text:p text:style-name="Standard"><text:soft-page-break/>||alphacentauri.top^$important</text:p>
      <text:p text:style-name="Standard">||alphadomus.co.nz^$important</text:p>
      <text:p text:style-name="Standard">||alphastarktest.com^$important</text:p>
      <text:p text:style-name="Standard">||alphatradings.co.uk^$important</text:p>
      <text:p text:style-name="Standard">||alpinaemlak.com^$important</text:p>
      <text:p text:style-name="Standard">||alqasimtraders.com^$important</text:p>
      <text:p text:style-name="Standard">||alrafahfire.com^$important</text:p>
      <text:p text:style-name="Standard">||alrazi-pharrna.com^$important</text:p>
      <text:p text:style-name="Standard">||alry.com.br^$important</text:p>
      <text:p text:style-name="Standard">||alsahagroup.com^$important</text:p>
      <text:p text:style-name="Standard">||alsaudiacuttingmaster.com^$important</text:p>
      <text:p text:style-name="Standard">||alsbawi.hopto.org^$important</text:p>
      <text:p text:style-name="Standard">||alshuwail.com^$important</text:p>
      <text:p text:style-name="Standard">||alsirtailoring.com^$important</text:p>
      <text:p text:style-name="Standard">||alspi.cf^$important</text:p>
      <text:p text:style-name="Standard">||alsusannarentjo.com^$important</text:p>
      <text:p text:style-name="Standard">||alta-brasiil.com^$important</text:p>
      <text:p text:style-name="Standard">||altaikawater.com^$important</text:p>
      <text:p text:style-name="Standard">||altaria.in^$important</text:p>
      <text:p text:style-name="Standard">||altepath.000webhostapp.com^$important</text:p>
      <text:p text:style-name="Standard">||altervistaf.com^$important</text:p>
      <text:p text:style-name="Standard">||altifort-smfi.com^$important</text:p>
      <text:p text:style-name="Standard">||altituderh.ma^$important</text:p>
      <text:p text:style-name="Standard">||altitudpublicidad.com^$important</text:p>
      <text:p text:style-name="Standard">||altoinfor.co^$important</text:p>
      <text:p text:style-name="Standard">||altriga.com^$important</text:p>
      <text:p text:style-name="Standard">||altsouth.org^$important</text:p>
      <text:p text:style-name="Standard">||altuntuval.com^$important</text:p>
      <text:p text:style-name="Standard">||altxcode.com^$important</text:p>
      <text:p text:style-name="Standard">||aluboobikes.com^$important</text:p>
      <text:p text:style-name="Standard">||alukorwindowsystems.com^$important</text:p>
      <text:p text:style-name="Standard">||alumichapas.com.br^$important</text:p>
      <text:p text:style-name="Standard">||alutach.com^$important</text:p>
      <text:p text:style-name="Standard">||alvaactivewear.com^$important</text:p>
      <text:p text:style-name="Standard">||alvapropiedades.cl^$important</text:p>
      <text:p text:style-name="Standard">||alvisit.com^$important</text:p>
      <text:p text:style-name="Standard">||alwatania-co.com^$important</text:p>
      <text:p text:style-name="Standard">||alwaysdelivery.xyz^$important</text:p>
      <text:p text:style-name="Standard">||alwaysprofitablerobot.com^$important</text:p>
      <text:p text:style-name="Standard">||alwetengroup.com^$important</text:p>
      <text:p text:style-name="Standard">||alwoawiroz.com^$important</text:p>
      <text:p text:style-name="Standard">||alxhack.ddns.net^$important</text:p>
      <text:p text:style-name="Standard">||am-smart.ru^$important</text:p>
      <text:p text:style-name="Standard">||am-tex.net^$important</text:p>
      <text:p text:style-name="Standard">||amaarhomes.ca^$important</text:p>
      <text:p text:style-name="Standard">||amabai.org^$important</text:p>
      <text:p text:style-name="Standard">||amadeus172.com^$important</text:p>
      <text:p text:style-name="Standard">||amanihackz.com^$important</text:p>
      <text:p text:style-name="Standard">||amap.com^$important</text:p>
      <text:p text:style-name="Standard">||amarasrilankatours.com^$important</text:p>
      <text:p text:style-name="Standard">||amaravathiherald.com^$important</text:p>
      <text:p text:style-name="Standard">||amaritshop.com^$important</text:p>
      <text:p text:style-name="Standard"><text:soft-page-break/>||amatiran.online^$important</text:p>
      <text:p text:style-name="Standard">||amatnage.gq^$important</text:p>
      <text:p text:style-name="Standard">||amatormusic.com^$important</text:p>
      <text:p text:style-name="Standard">||amayayurveda.com^$important</text:p>
      <text:p text:style-name="Standard">||amazeamazon.ddns.net^$important</text:p>
      <text:p text:style-name="Standard">||amazingbdshop.com^$important</text:p>
      <text:p text:style-name="Standard">||amazingcounters.com^$important</text:p>
      <text:p text:style-name="Standard">||amazingdonutco.com^$important</text:p>
      <text:p text:style-name="Standard">||amazingfivucom.us^$important</text:p>
      <text:p text:style-name="Standard">||amazon-adsystem.com^$important</text:p>
      <text:p text:style-name="Standard">||amazon-france.xyz^$important</text:p>
      <text:p text:style-name="Standard">||amazon34.duckdns.org^$important</text:p>
      <text:p text:style-name="Standard">||amazon34.linkpc.net^$important</text:p>
      <text:p text:style-name="Standard">||amazoncustomerservice.d2.sc.omtrdc.net^$important</text:p>
      <text:p text:style-name="Standard">||amb-techinstitute.com^$important</text:p>
      <text:p text:style-name="Standard">||ambangnetwork.com.my^$important</text:p>
      <text:p text:style-name="Standard">||amberandangela.com^$important</text:p>
      <text:p text:style-name="Standard">||ambitionconcepts.com^$important</text:p>
      <text:p text:style-name="Standard">||amc.swiss^$important</text:p>
      <text:p text:style-name="Standard">||amcdn.vn^$important</text:p>
      <text:p text:style-name="Standard">||amdcspn.org^$important</text:p>
      <text:p text:style-name="Standard">||ameen-brothers.com^$important</text:p>
      <text:p text:style-name="Standard">||ameerabd.com^$important</text:p>
      <text:p text:style-name="Standard">||amenaacademy.com.ng^$important</text:p>
      <text:p text:style-name="Standard">||amencertechnologies.com^$important</text:p>
      <text:p text:style-name="Standard">||amenterprise.info^$important</text:p>
      <text:p text:style-name="Standard">||american-dsign.com^$important</text:p>
      <text:p text:style-name="Standard">||americancloudfiletransferexcelfile.duckdns.org^$important</text:p>
      <text:p text:style-name="Standard">||americanmicrosoftclouddepartment.duckdns.org^$important</text:p>
      <text:p text:style-name="Standard">||americas-tsubaki-nakashima.com^$important</text:p>
      <text:p text:style-name="Standard">||amerigau.com^$important</text:p>
      <text:p text:style-name="Standard">||amerkad19.ddns.net^$important</text:p>
      <text:p text:style-name="Standard">||ameropa.gq^$important</text:p>
      <text:p text:style-name="Standard">||ameropa.tk^$important</text:p>
      <text:p text:style-name="Standard">||ameroqa.com^$important</text:p>
      <text:p text:style-name="Standard">||amgadvertiser.com^$important</text:p>
      <text:p text:style-name="Standard">||amgedelsayed208.ddns.net^$important</text:p>
      <text:p text:style-name="Standard">||amibas8722.ddns.net^$important</text:p>
      <text:p text:style-name="Standard">||amichisteelltd.com^$important</text:p>
      <text:p text:style-name="Standard">||amidas-sec.com^$important</text:p>
      <text:p text:style-name="Standard">||amidyava.xyz^$important</text:p>
      <text:p text:style-name="Standard">||amiine99.hopto.org^$important</text:p>
      <text:p text:style-name="Standard">||amimakingmoneyonline.com^$important</text:p>
      <text:p text:style-name="Standard">||amin123.ddns.net^$important</text:p>
      <text:p text:style-name="Standard">||aminaelmahdy.com^$important</text:p>
      <text:p text:style-name="Standard">||amine-mnaya.ddns.net^$important</text:p>
      <text:p text:style-name="Standard">||aminshiri.com^$important</text:p>
      <text:p text:style-name="Standard">||aminulnakla.com^$important</text:p>
      <text:p text:style-name="Standard">||amiriepl-aus.com^$important</text:p>
      <text:p text:style-name="Standard">||amirkabirshop.com^$important</text:p>
      <text:p text:style-name="Standard">||amismuseedreux.com^$important</text:p>
      <text:p text:style-name="Standard">||amitnawani.com^$important</text:p>
      <text:p text:style-name="Standard"><text:soft-page-break/>||amiworld.co^$important</text:p>
      <text:p text:style-name="Standard">||amix-agro.com^$important</text:p>
      <text:p text:style-name="Standard">||amlak20.com^$important</text:p>
      <text:p text:style-name="Standard">||amma-store9.com.pl^$important</text:p>
      <text:p text:style-name="Standard">||ammedieval.org^$important</text:p>
      <text:p text:style-name="Standard">||ammucreations.com^$important</text:p>
      <text:p text:style-name="Standard">||ammyacademy.com^$important</text:p>
      <text:p text:style-name="Standard">||amobee.com^$important</text:p>
      <text:p text:style-name="Standard">||amocrmkrg.kz^$important</text:p>
      <text:p text:style-name="Standard">||amoild.host^$important</text:p>
      <text:p text:style-name="Standard">||amoos.co.id^$important</text:p>
      <text:p text:style-name="Standard">||amotach-cn.com^$important</text:p>
      <text:p text:style-name="Standard">||ampersandindia.com^$important</text:p>
      <text:p text:style-name="Standard">||amproswata.com^$important</text:p>
      <text:p text:style-name="Standard">||ampulkamera.site^$important</text:p>
      <text:p text:style-name="Standard">||amrtranscultural.org^$important</text:p>
      <text:p text:style-name="Standard">||ams-ads-cornerstone-creatives.s3.amazonaws.com^$important</text:p>
      <text:p text:style-name="Standard">||ams.ux-dev.com.my^$important</text:p>
      <text:p text:style-name="Standard">||amstaffrecords.com^$important</text:p>
      <text:p text:style-name="Standard">||amthucfood.com^$important</text:p>
      <text:p text:style-name="Standard">||amulet11.ru^$important</text:p>
      <text:p text:style-name="Standard">||amung.us^$important</text:p>
      <text:p text:style-name="Standard">||amurehotel.mn^$important</text:p>
      <text:p text:style-name="Standard">||amviciousava.com^$important</text:p>
      <text:p text:style-name="Standard">||amyginevgeny1.online^$important</text:p>
      <text:p text:style-name="Standard">||amyu.org^$important</text:p>
      <text:p text:style-name="Standard">||amyzeng.net^$important</text:p>
      <text:p text:style-name="Standard">||an.tacoda.net^$important</text:p>
      <text:p text:style-name="Standard">||an.yandex.ru^$important</text:p>
      <text:p text:style-name="Standard">||an0nym0s.ddns.net^$important</text:p>
      <text:p text:style-name="Standard">||anadolu.tv.tr^$important</text:p>
      <text:p text:style-name="Standard">||anahtars.com^$important</text:p>
      <text:p text:style-name="Standard">||analistarastirma.com^$important</text:p>
      <text:p text:style-name="Standard">||analiticatopsite.xyz^$important</text:p>
      <text:p text:style-name="Standard">||analysis.focalprice.com^$important</text:p>
      <text:p text:style-name="Standard">||analytic.imlive.com^$important</text:p>
      <text:p text:style-name="Standard">||analytics-egain.com^$important</text:p>
      <text:p text:style-name="Standard">||analytics-log.withhive.com^$important</text:p>
      <text:p text:style-name="Standard">||analytics-sm.com^$important</text:p>
      <text:p text:style-name="Standard">||analytics.247sports.com^$important</text:p>
      <text:p text:style-name="Standard">||analytics.adfreetime.com^$important</text:p>
      <text:p text:style-name="Standard">||analytics.adpost.org^$important</text:p>
      <text:p text:style-name="Standard">||analytics.archive.org^$important</text:p>
      <text:p text:style-name="Standard">||analytics.bloomberg.com^$important</text:p>
      <text:p text:style-name="Standard">||analytics.brave.com^$important</text:p>
      <text:p text:style-name="Standard">||analytics.ecosia.org^$important</text:p>
      <text:p text:style-name="Standard">||analytics.femalefirst.co.uk^$important</text:p>
      <text:p text:style-name="Standard">||analytics.global.sky.com^$important</text:p>
      <text:p text:style-name="Standard">||analytics.go.com^$important</text:p>
      <text:p text:style-name="Standard">||analytics.gorillanation.com^$important</text:p>
      <text:p text:style-name="Standard">||analytics.ifood.tv^$important</text:p>
      <text:p text:style-name="Standard">||analytics.iraiser.eu^$important</text:p>
      <text:p text:style-name="Standard"><text:soft-page-break/>||analytics.islamicfinder.org^$important</text:p>
      <text:p text:style-name="Standard">||analytics.jabong.com^$important</text:p>
      <text:p text:style-name="Standard">||analytics.live.com^$important</text:p>
      <text:p text:style-name="Standard">||analytics.localytics.com^$important</text:p>
      <text:p text:style-name="Standard">||analytics.mindjolt.com^$important</text:p>
      <text:p text:style-name="Standard">||analytics.msnbc.msn.com^$important</text:p>
      <text:p text:style-name="Standard">||analytics.newsinc.com^$important</text:p>
      <text:p text:style-name="Standard">||analytics.omgpop.com/log^$important</text:p>
      <text:p text:style-name="Standard">||analytics.posttv.com^$important</text:p>
      <text:p text:style-name="Standard">||analytics.schoolwires.com^$important</text:p>
      <text:p text:style-name="Standard">||analytics.services.distractify.com^$important</text:p>
      <text:p text:style-name="Standard">||analytics.shorte.st^$important</text:p>
      <text:p text:style-name="Standard">||analytics.skyscanner.net^$important</text:p>
      <text:p text:style-name="Standard">||analytics.slashdotmedia.com^$important</text:p>
      <text:p text:style-name="Standard">||analytics.spankbang.com^$important</text:p>
      <text:p text:style-name="Standard">||analytics.teespring.com^$important</text:p>
      <text:p text:style-name="Standard">||analytics.thenest.com^$important</text:p>
      <text:p text:style-name="Standard">||analytics.thenewslens.com^$important</text:p>
      <text:p text:style-name="Standard">||analytics.thetab.com^$important</text:p>
      <text:p text:style-name="Standard">||analytics.thevideo.me^$important</text:p>
      <text:p text:style-name="Standard">||analytics.upworthy.com^$important</text:p>
      <text:p text:style-name="Standard">||analytics.us.archive.org^$important</text:p>
      <text:p text:style-name="Standard">||analytics.volvocars.com^$important</text:p>
      <text:p text:style-name="Standard">||analytics.wetpaint.me^$</text:p>
      <text:p text:style-name="Standard">||analytics.whatculture.com^$important</text:p>
      <text:p text:style-name="Standard">||analytics.yahoo.com^$important</text:p>
      <text:p text:style-name="Standard">||analyze.yahooapis.com^$important</text:p>
      <text:p text:style-name="Standard">||analyzer52.fc2.com^$important</text:p>
      <text:p text:style-name="Standard">||anapavin.ru^$important</text:p>
      <text:p text:style-name="Standard">||anaracademy.ir^$important</text:p>
      <text:p text:style-name="Standard">||anas778.ddns.net^$important</text:p>
      <text:p text:style-name="Standard">||anatoli1.ga^$important</text:p>
      <text:p text:style-name="Standard">||anayacontracting.ggbro.club^$important</text:p>
      <text:p text:style-name="Standard">||anb.intcom.kz^$important</text:p>
      <text:p text:style-name="Standard">||anchormarineqroup.com^$important</text:p>
      <text:p text:style-name="Standard">||ancientalienartifacts.com^$important</text:p>
      <text:p text:style-name="Standard">||andeanrooftopguesthouse.com^$important</text:p>
      <text:p text:style-name="Standard">||andirizky.xyz^$important</text:p>
      <text:p text:style-name="Standard">||andreaahumada.cl^$important</text:p>
      <text:p text:style-name="Standard">||andreaputriana.online^$important</text:p>
      <text:p text:style-name="Standard">||andreasmannegren.com^$important</text:p>
      <text:p text:style-name="Standard">||andreiarocha.com.br^$important</text:p>
      <text:p text:style-name="Standard">||andrescrove.com^$important</text:p>
      <text:p text:style-name="Standard">||andriuxhack.ddns.net^$important</text:p>
      <text:p text:style-name="Standard">||andro-400.com^$important</text:p>
      <text:p text:style-name="Standard">||androappy.com^$important</text:p>
      <text:p text:style-name="Standard">||android-power.space^$important</text:p>
      <text:p text:style-name="Standard">||andyclark.xyz^$important</text:p>
      <text:p text:style-name="Standard">||anewcreed.com^$important</text:p>
      <text:p text:style-name="Standard">||angar.cc^$important</text:p>
      <text:p text:style-name="Standard">||angel.ac.nz^$important</text:p>
      <text:p text:style-name="Standard">||angelasparkles.net^$important</text:p>
      <text:p text:style-name="Standard"><text:soft-page-break/>||angeliclady.com^$important</text:p>
      <text:p text:style-name="Standard">||angelyosh.com^$important</text:p>
      <text:p text:style-name="Standard">||anghayehrabbani.com^$important</text:p>
      <text:p text:style-name="Standard">||angiasatop.com^$important</text:p>
      <text:p text:style-name="Standard">||angkaprediksi.fun^$important</text:p>
      <text:p text:style-name="Standard">||angryvlad.xyz^$important</text:p>
      <text:p text:style-name="Standard">||anhjenda.net^$important</text:p>
      <text:p text:style-name="Standard">||anhungland.vn^$important</text:p>
      <text:p text:style-name="Standard">||anielinek.tk^$important</text:p>
      <text:p text:style-name="Standard">||animalclub.co^$important</text:p>
      <text:p text:style-name="Standard">||animalovers.us^$important</text:p>
      <text:p text:style-name="Standard">||animalrescueis.us^$important</text:p>
      <text:p text:style-name="Standard">||animalswithdetail.com^$important</text:p>
      <text:p text:style-name="Standard">||animes.tech^$important</text:p>
      <text:p text:style-name="Standard">||animoderne.com^$important</text:p>
      <text:p text:style-name="Standard">||anitaarneitz.at^$important</text:p>
      <text:p text:style-name="Standard">||aniventure.co.uk^$important</text:p>
      <text:p text:style-name="Standard">||aniview.com^$important</text:p>
      <text:p text:style-name="Standard">||anjietiyu.com^$important</text:p>
      <text:p text:style-name="Standard">||ankarabeads.com^$important</text:p>
      <text:p text:style-name="Standard">||ankarahurdacim.com^$important</text:p>
      <text:p text:style-name="Standard">||ankaraiftaryemekleri.com^$important</text:p>
      <text:p text:style-name="Standard">||ankaraliderlikzirvesi.com^$important</text:p>
      <text:p text:style-name="Standard">||ankboot.com^$important</text:p>
      <text:p text:style-name="Standard">||anket.kalthefest.org^$important</text:p>
      <text:p text:style-name="Standard">||ankhop.xyz^$important</text:p>
      <text:p text:style-name="Standard">||anli.lifegamer.top^$important</text:p>
      <text:p text:style-name="Standard">||anm.intelli-direct.com^$important</text:p>
      <text:p text:style-name="Standard">||anmao.panor.fr^$important</text:p>
      <text:p text:style-name="Standard">||annaeng.000webhostapp.com^$important</text:p>
      <text:p text:style-name="Standard">||annaspetportraits.com^$important</text:p>
      <text:p text:style-name="Standard">||annaviyar.com^$important</text:p>
      <text:p text:style-name="Standard">||annonser.dagbladet.no^$important</text:p>
      <text:p text:style-name="Standard">||anoanoano.ddns.net^$important</text:p>
      <text:p text:style-name="Standard">||anon07black.ddns.net^$important</text:p>
      <text:p text:style-name="Standard">||anonimousita.ddns.net^$important</text:p>
      <text:p text:style-name="Standard">||anonym.zapto.org^$important</text:p>
      <text:p text:style-name="Standard">||anoopkarumanchi.com^$important</text:p>
      <text:p text:style-name="Standard">||anora71.uz^$important</text:p>
      <text:p text:style-name="Standard">||anotherblock.bit^$important</text:p>
      <text:p text:style-name="Standard">||anounymouspai.ddns.net^$important</text:p>
      <text:p text:style-name="Standard">||anquan.org^$important</text:p>
      <text:p text:style-name="Standard">||ansaigon.com^$important</text:p>
      <text:p text:style-name="Standard">||ansariproperty.com^$important</text:p>
      <text:p text:style-name="Standard">||anselton.com^$important</text:p>
      <text:p text:style-name="Standard">||antacesourcing.com^$important</text:p>
      <text:p text:style-name="Standard">||antenna.ayads.co^$important</text:p>
      <text:p text:style-name="Standard">||anthinhland.onlinenhadat.net^$important</text:p>
      <text:p text:style-name="Standard">||anthonyconsiglio.com^$important</text:p>
      <text:p text:style-name="Standard">||anthonywalker.pw^$important</text:p>
      <text:p text:style-name="Standard">||anticcolonial.cf^$important</text:p>
      <text:p text:style-name="Standard">||antipet.website^$important</text:p>
      <text:p text:style-name="Standard"><text:soft-page-break/>||antipiracy1sndydetectorganisationforfilm.duckdns.org^$important</text:p>
      <text:p text:style-name="Standard">||antipiracydetectandorganisationforfilmhs.duckdns.org^$important</text:p>
      <text:p text:style-name="Standard">||antipiracydetectorganisationforwsdy3film.duckdns.org^$important</text:p>
      <text:p text:style-name="Standard">||antistresstoys.xyz^$important</text:p>
      <text:p text:style-name="Standard">||antiteza.org^$important</text:p>
      <text:p text:style-name="Standard">||antivir.myq-see.com^$important</text:p>
      <text:p text:style-name="Standard">||antivirusassists.com^$important</text:p>
      <text:p text:style-name="Standard">||antoine-maubon.fr^$important</text:p>
      <text:p text:style-name="Standard">||antoinegimenez.com^$important</text:p>
      <text:p text:style-name="Standard">||antongas-fx.ru^$important</text:p>
      <text:p text:style-name="Standard">||antonia123.ddns.net^$important</text:p>
      <text:p text:style-name="Standard">||antonioguteres.com^$important</text:p>
      <text:p text:style-name="Standard">||antoniopabl.pw^$important</text:p>
      <text:p text:style-name="Standard">||antonskitchen.dk^$important</text:p>
      <text:p text:style-name="Standard">||anu-save-bis.net^$important</text:p>
      <text:p text:style-name="Standard">||anubiscode.fun^$important</text:p>
      <text:p text:style-name="Standard">||anugrahalamlombok.com^$important</text:p>
      <text:p text:style-name="Standard">||anvato.net^$important</text:p>
      <text:p text:style-name="Standard">||anycast.fw.adsafeprotected.com^$important</text:p>
      <text:p text:style-name="Standard">||anycast.static.adsafeprotected.com^$important</text:p>
      <text:p text:style-name="Standard">||anyes.com.cn^$important</text:p>
      <text:p text:style-name="Standard">||anyioba.info^$important</text:p>
      <text:p text:style-name="Standard">||anypontop.com^$important</text:p>
      <text:p text:style-name="Standard">||anzo.capital^$important</text:p>
      <text:p text:style-name="Standard">||aodisen.us^$important</text:p>
      <text:p text:style-name="Standard">||aoiap.org^$important</text:p>
      <text:p text:style-name="Standard">||aomyl8.com^$important</text:p>
      <text:p text:style-name="Standard">||aonespot.com^$important</text:p>
      <text:p text:style-name="Standard">||aothununisex.tk^$important</text:p>
      <text:p text:style-name="Standard">||aotiahua.com^$important</text:p>
      <text:p text:style-name="Standard">||apa-pentru-sanatate.ro^$important</text:p>
      <text:p text:style-name="Standard">||apachecracked.com^$important</text:p>
      <text:p text:style-name="Standard">||apaismafra.sytes.net^$important</text:p>
      <text:p text:style-name="Standard">||apanet.info^$important</text:p>
      <text:p text:style-name="Standard">||aparat.com^$important</text:p>
      <text:p text:style-name="Standard">||apartahotelfamilyhouse.com^$important</text:p>
      <text:p text:style-name="Standard">||apbni.com^$important</text:p>
      <text:p text:style-name="Standard">||apecmadala.com^$important</text:p>
      <text:p text:style-name="Standard">||apekresource.com^$important</text:p>
      <text:p text:style-name="Standard">||apenzel.com^$important</text:p>
      <text:p text:style-name="Standard">||aperforrmingnextyou.xyz^$important</text:p>
      <text:p text:style-name="Standard">||apester.com^$important</text:p>
      <text:p text:style-name="Standard">||apex-ad.com^$important</text:p>
      <text:p text:style-name="Standard">||apexbuildersiowa.com^$important</text:p>
      <text:p text:style-name="Standard">||apexelectronics-au.com^$important</text:p>
      <text:p text:style-name="Standard">||apgneedles.com^$important</text:p>
      <text:p text:style-name="Standard">||api-maps.yandex.ru^$important</text:p>
      <text:p text:style-name="Standard">||api.accengage.com^$important</text:p>
      <text:p text:style-name="Standard">||api.ad4push.com^$important</text:p>
      <text:p text:style-name="Standard">||api.addthis.com^$important</text:p>
      <text:p text:style-name="Standard">||api.amplitude.com^$important</text:p>
      <text:p text:style-name="Standard">||api.braintreegateway.com^$important</text:p>
      <text:p text:style-name="Standard"><text:soft-page-break/>||api.branch.io^$important</text:p>
      <text:p text:style-name="Standard">||api.crittercism.com^$important</text:p>
      <text:p text:style-name="Standard">||api.emma.io^$important</text:p>
      <text:p text:style-name="Standard">||api.findskystar.cyou^$important</text:p>
      <text:p text:style-name="Standard">||api.freelagu.org^$important</text:p>
      <text:p text:style-name="Standard">||api.gameanalytics.com^$important</text:p>
      <text:p text:style-name="Standard">||api.hubspot.com^$important</text:p>
      <text:p text:style-name="Standard">||api.intensifier.de^$important</text:p>
      <text:p text:style-name="Standard">||api.iperceptions.com^$important</text:p>
      <text:p text:style-name="Standard">||api.kurulu.lk^$important</text:p>
      <text:p text:style-name="Standard">||api.leanplum.com^$important</text:p>
      <text:p text:style-name="Standard">||api.map.baidu.com^$important</text:p>
      <text:p text:style-name="Standard">||api.mixpanel.com^$important</text:p>
      <text:p text:style-name="Standard">||api.pushio.com^$important</text:p>
      <text:p text:style-name="Standard">||api.segment.io^$important</text:p>
      <text:p text:style-name="Standard">||api.soundcloud.com^$important</text:p>
      <text:p text:style-name="Standard">||api.usebutton.com^$important</text:p>
      <text:p text:style-name="Standard">||api.vungle.com^$important</text:p>
      <text:p text:style-name="Standard">||api.webengage.com^$important</text:p>
      <text:p text:style-name="Standard">||apis.google.com^$important</text:p>
      <text:p text:style-name="Standard">||apk-downloader.net^$important</text:p>
      <text:p text:style-name="Standard">||apk5kmodz.com^$important</text:p>
      <text:p text:style-name="Standard">||apkandro.duckdns.org^$important</text:p>
      <text:p text:style-name="Standard">||apkfall.com^$important</text:p>
      <text:p text:style-name="Standard">||apkiasaani.com^$important</text:p>
      <text:p text:style-name="Standard">||apkupdatessl.co^$important</text:p>
      <text:p text:style-name="Standard">||apkwallets.com^$important</text:p>
      <text:p text:style-name="Standard">||aplaneparts.com^$important</text:p>
      <text:p text:style-name="Standard">||aplikapedia.com^$important</text:p>
      <text:p text:style-name="Standard">||aplikasi.bangunrumah-kita.com^$important</text:p>
      <text:p text:style-name="Standard">||aplusglass-parebrise-anet.fr^$important</text:p>
      <text:p text:style-name="Standard">||aplusserve.com^$important</text:p>
      <text:p text:style-name="Standard">||apm.crittercism.com^$important</text:p>
      <text:p text:style-name="Standard">||apmgate.orange.ro^$important</text:p>
      <text:p text:style-name="Standard">||apnaoasis.com^$important</text:p>
      <text:p text:style-name="Standard">||apnapitara.com^$important</text:p>
      <text:p text:style-name="Standard">||apollocapitalp.com^$important</text:p>
      <text:p text:style-name="Standard">||apostlemoney.duckdns.org^$important</text:p>
      <text:p text:style-name="Standard">||apotecbay.com^$important</text:p>
      <text:p text:style-name="Standard">||apotheek-vollenhove.nl^$important</text:p>
      <text:p text:style-name="Standard">||apou.hopto.org^$important</text:p>
      <text:p text:style-name="Standard">||app-1541815294.000webhostapp.com^$important</text:p>
      <text:p text:style-name="Standard">||app-measurement.com^$important</text:p>
      <text:p text:style-name="Standard">||app-promo.com^$important</text:p>
      <text:p text:style-name="Standard">||app-us1.com^$important</text:p>
      <text:p text:style-name="Standard">||app.adjust.com^$important</text:p>
      <text:p text:style-name="Standard">||app.bigplan-alex.com^$important</text:p>
      <text:p text:style-name="Standard">||app.bridgeimpex.org^$important</text:p>
      <text:p text:style-name="Standard">||app.calag.at^$important</text:p>
      <text:p text:style-name="Standard">||app.contentpress.io^$important</text:p>
      <text:p text:style-name="Standard">||app.hawzentr.com^$important</text:p>
      <text:p text:style-name="Standard">||app.hubspot.com^$important</text:p>
      <text:p text:style-name="Standard"><text:soft-page-break/>||app.link^$important</text:p>
      <text:p text:style-name="Standard">||app.omniconvert.com^$important</text:p>
      <text:p text:style-name="Standard">||app48.cn^$important</text:p>
      <text:p text:style-name="Standard">||appads.com^$important</text:p>
      <text:p text:style-name="Standard">||appareluea.com^$important</text:p>
      <text:p text:style-name="Standard">||apparmor.com^$important</text:p>
      <text:p text:style-name="Standard">||appauthpdate.com^$important</text:p>
      <text:p text:style-name="Standard">||appboy-images.com^$important</text:p>
      <text:p text:style-name="Standard">||appboy.com^$important</text:p>
      <text:p text:style-name="Standard">||appconsent.io^$important</text:p>
      <text:p text:style-name="Standard">||appdog.com^$important</text:p>
      <text:p text:style-name="Standard">||appdynamics.com^$important</text:p>
      <text:p text:style-name="Standard">||appeq.000webhostapp.com^$important</text:p>
      <text:p text:style-name="Standard">||appflood.com^$important</text:p>
      <text:p text:style-name="Standard">||appia.com^$important</text:p>
      <text:p text:style-name="Standard">||appier.com^$important</text:p>
      <text:p text:style-name="Standard">||appier.net^$important</text:p>
      <text:p text:style-name="Standard">||applabpro.website^$important</text:p>
      <text:p text:style-name="Standard">||apple-finance.query.yahoo.com^$important</text:p>
      <text:p text:style-name="Standard">||apple.com^$important</text:p>
      <text:p text:style-name="Standard">||applefarm.it^$important</text:p>
      <text:p text:style-name="Standard">||appleserviceosx.com^$important</text:p>
      <text:p text:style-name="Standard">||appllsads.com^$important</text:p>
      <text:p text:style-name="Standard">||appload.ingest.crittercism.com^$important</text:p>
      <text:p text:style-name="Standard">||applovin.com^$important</text:p>
      <text:p text:style-name="Standard">||appnexus.com^$important</text:p>
      <text:p text:style-name="Standard">||appolicious.com^$important</text:p>
      <text:p text:style-name="Standard">||apprebates.com^$important</text:p>
      <text:p text:style-name="Standard">||appredeem.com^$important</text:p>
      <text:p text:style-name="Standard">||approstar.com^$important</text:p>
      <text:p text:style-name="Standard">||apps-phone.ru^$important</text:p>
      <text:p text:style-name="Standard">||apps2.ctnetpass2.com^$important</text:p>
      <text:p text:style-name="Standard">||appschip.com^$important</text:p>
      <text:p text:style-name="Standard">||appsdt.com^$important</text:p>
      <text:p text:style-name="Standard">||appservice.sytes.net^$important</text:p>
      <text:p text:style-name="Standard">||appsfire.com^$important</text:p>
      <text:p text:style-name="Standard">||appsfire.net^$important</text:p>
      <text:p text:style-name="Standard">||appsflyer.com^$important</text:p>
      <text:p text:style-name="Standard">||appsha2.ctnetload2.com^$important</text:p>
      <text:p text:style-name="Standard">||appsnack.com^$important</text:p>
      <text:p text:style-name="Standard">||apptera.com^$important</text:p>
      <text:p text:style-name="Standard">||appular.com^$important</text:p>
      <text:p text:style-name="Standard">||appx.transient.amazon.co.uk^$important</text:p>
      <text:p text:style-name="Standard">||apsalar.com^$important</text:p>
      <text:p text:style-name="Standard">||apsaradigitalworld.com^$important</text:p>
      <text:p text:style-name="Standard">||apskids.in^$important</text:p>
      <text:p text:style-name="Standard">||apt24tokyo.host^$important</text:p>
      <text:p text:style-name="Standard">||aptaus.org^$important</text:p>
      <text:p text:style-name="Standard">||apture.com^$important</text:p>
      <text:p text:style-name="Standard">||apunte.com.do^$important</text:p>
      <text:p text:style-name="Standard">||apvdr.com^$important</text:p>
      <text:p text:style-name="Standard">||aquacuore.com^$important</text:p>
      <text:p text:style-name="Standard"><text:soft-page-break/>||aquagroup-in.com^$important</text:p>
      <text:p text:style-name="Standard">||aquarell.spb.ru^$important</text:p>
      <text:p text:style-name="Standard">||aquatolass.com^$important</text:p>
      <text:p text:style-name="Standard">||aquilastudios.se^$important</text:p>
      <text:p text:style-name="Standard">||arabaresmi.com^$important</text:p>
      <text:p text:style-name="Standard">||arabiasystems.bubaglobal.com^$important</text:p>
      <text:p text:style-name="Standard">||arabkrobo.duckdns.org^$important</text:p>
      <text:p text:style-name="Standard">||arabsland.ddns.net^$important</text:p>
      <text:p text:style-name="Standard">||aracika.id^$important</text:p>
      <text:p text:style-name="Standard">||aralego.com^$important</text:p>
      <text:p text:style-name="Standard">||aramanfood.com^$important</text:p>
      <text:p text:style-name="Standard">||arandahotel.ru^$important</text:p>
      <text:p text:style-name="Standard">||arbaniwisata.com^$important</text:p>
      <text:p text:style-name="Standard">||arbatourism.com^$important</text:p>
      <text:p text:style-name="Standard">||arbistars.com^$important</text:p>
      <text:p text:style-name="Standard">||arbitraring.network^$important</text:p>
      <text:p text:style-name="Standard">||arc1.msn.com^$important</text:p>
      <text:p text:style-name="Standard">||arcadebanners.com^$important</text:p>
      <text:p text:style-name="Standard">||archiaidbd.com^$important</text:p>
      <text:p text:style-name="Standard">||archicon.co.id^$important</text:p>
      <text:p text:style-name="Standard">||archionedesign.com^$important</text:p>
      <text:p text:style-name="Standard">||architecturaldigest.com^$important</text:p>
      <text:p text:style-name="Standard">||archmove.com.br^$important</text:p>
      <text:p text:style-name="Standard">||archryazan.ru^$important</text:p>
      <text:p text:style-name="Standard">||archseattlepilgrimage.org^$important</text:p>
      <text:p text:style-name="Standard">||arconarchitects.com^$important</text:p>
      <text:p text:style-name="Standard">||arcpine.com^$important</text:p>
      <text:p text:style-name="Standard">||arcsim.ro^$important</text:p>
      <text:p text:style-name="Standard">||arctech--vn.com^$important</text:p>
      <text:p text:style-name="Standard">||arcticblog.nl^$important</text:p>
      <text:p text:style-name="Standard">||arcticbreathcompany.com^$important</text:p>
      <text:p text:style-name="Standard">||ard.xxxblackbook.com^$important</text:p>
      <text:p text:style-name="Standard">||ardalan.biz^$important</text:p>
      <text:p text:style-name="Standard">||ardenneweb.com^$important</text:p>
      <text:p text:style-name="Standard">||ardosia.no-ip.biz^$important</text:p>
      <text:p text:style-name="Standard">||are-ter.com^$important</text:p>
      <text:p text:style-name="Standard">||areablankserver.tk^$important</text:p>
      <text:p text:style-name="Standard">||arefhasan.com^$important</text:p>
      <text:p text:style-name="Standard">||areka-cake.ru^$important</text:p>
      <text:p text:style-name="Standard">||arenaaydin.com^$important</text:p>
      <text:p text:style-name="Standard">||arenaprediksi.online^$important</text:p>
      <text:p text:style-name="Standard">||arendakass.su^$important</text:p>
      <text:p text:style-name="Standard">||arexcargo.com^$important</text:p>
      <text:p text:style-name="Standard">||arfajbd.com^$important</text:p>
      <text:p text:style-name="Standard">||argensudalimentaria.com.ar^$important</text:p>
      <text:p text:style-name="Standard">||arhomus.com^$important</text:p>
      <text:p text:style-name="Standard">||arianshopping.com^$important</text:p>
      <text:p text:style-name="Standard">||ariastock.com^$important</text:p>
      <text:p text:style-name="Standard">||arielpica.ddns.net^$important</text:p>
      <text:p text:style-name="Standard">||arigbabuwogalleria.com^$important</text:p>
      <text:p text:style-name="Standard">||arinidentalcare.com^$important</text:p>
      <text:p text:style-name="Standard">||arinlays.com^$important</text:p>
      <text:p text:style-name="Standard"><text:soft-page-break/>||ariseint.org^$important</text:p>
      <text:p text:style-name="Standard">||ariser6.com^$important</text:p>
      <text:p text:style-name="Standard">||arispedservices.eu^$important</text:p>
      <text:p text:style-name="Standard">||aristabill.us^$important</text:p>
      <text:p text:style-name="Standard">||arjanlame.com^$important</text:p>
      <text:p text:style-name="Standard">||ark.treassurebank.org^$important</text:p>
      <text:p text:style-name="Standard">||arkgaterp.com^$important</text:p>
      <text:p text:style-name="Standard">||arm-land-uae.com^$important</text:p>
      <text:p text:style-name="Standard">||armadilloeventos.com^$important</text:p>
      <text:p text:style-name="Standard">||armanchemical.com^$important</text:p>
      <text:p text:style-name="Standard">||armand-productions.com^$important</text:p>
      <text:p text:style-name="Standard">||armbuddy.co.za^$important</text:p>
      <text:p text:style-name="Standard">||armeniyarsenov.pw^$important</text:p>
      <text:p text:style-name="Standard">||armetulisy.com^$important</text:p>
      <text:p text:style-name="Standard">||armgroup101.com^$important</text:p>
      <text:p text:style-name="Standard">||armlideramber.ru^$important</text:p>
      <text:p text:style-name="Standard">||armmonya.com^$important</text:p>
      <text:p text:style-name="Standard">||armosecurity.com^$important</text:p>
      <text:p text:style-name="Standard">||armstrongfieldconsulting.com^$important</text:p>
      <text:p text:style-name="Standard">||arneck-rescue.com^$important</text:p>
      <text:p text:style-name="Standard">||arogapopin.ac.id^$important</text:p>
      <text:p text:style-name="Standard">||aronkutabaro.desa.id^$important</text:p>
      <text:p text:style-name="Standard">||aronsecosmetics.com^$important</text:p>
      <text:p text:style-name="Standard">||arpersenoa.com^$important</text:p>
      <text:p text:style-name="Standard">||arportfolio.rahmanmahbub.com^$important</text:p>
      <text:p text:style-name="Standard">||arqdesignconstruct.com^$important</text:p>
      <text:p text:style-name="Standard">||arquiteturasolucao.com^$important</text:p>
      <text:p text:style-name="Standard">||arrombadodenunciaai.hopto.org^$important</text:p>
      <text:p text:style-name="Standard">||arsalbania.com^$important</text:p>
      <text:p text:style-name="Standard">||arsenel-bg.com^$important</text:p>
      <text:p text:style-name="Standard">||arsgdcxdfgh.space^$important</text:p>
      <text:p text:style-name="Standard">||arslan99.ddns.net^$important</text:p>
      <text:p text:style-name="Standard">||arstudiorental.com^$important</text:p>
      <text:p text:style-name="Standard">||art-812.cf^$important</text:p>
      <text:p text:style-name="Standard">||art-du-chef.com^$important</text:p>
      <text:p text:style-name="Standard">||art-stair.ru^$important</text:p>
      <text:p text:style-name="Standard">||art.sample.smartgalaxy.org^$important</text:p>
      <text:p text:style-name="Standard">||artaghril.com^$important</text:p>
      <text:p text:style-name="Standard">||artalumin.gr^$important</text:p>
      <text:p text:style-name="Standard">||artdefensive.com^$important</text:p>
      <text:p text:style-name="Standard">||artdigo.punyahajat.com^$important</text:p>
      <text:p text:style-name="Standard">||arthro-1.site^$important</text:p>
      <text:p text:style-name="Standard">||article.suipianny.com^$important</text:p>
      <text:p text:style-name="Standard">||article.suipianny.comarticle.suipianny.com^$important</text:p>
      <text:p text:style-name="Standard">||artificialfish.com.ar^$important</text:p>
      <text:p text:style-name="Standard">||artislandjp.com^$important</text:p>
      <text:p text:style-name="Standard">||artistan.net^$important</text:p>
      <text:p text:style-name="Standard">||artistmandeep.com^$important</text:p>
      <text:p text:style-name="Standard">||artizaa.com^$important</text:p>
      <text:p text:style-name="Standard">||artmikhalchyk.com^$important</text:p>
      <text:p text:style-name="Standard">||artnkrafts.com^$important</text:p>
      <text:p text:style-name="Standard">||artpizza.pl^$important</text:p>
      <text:p text:style-name="Standard"><text:soft-page-break/>||artsly.ru^$important</text:p>
      <text:p text:style-name="Standard">||artspace.cf^$important</text:p>
      <text:p text:style-name="Standard">||artstroiteley.ru^$important</text:p>
      <text:p text:style-name="Standard">||arturn.co.uk^$important</text:p>
      <text:p text:style-name="Standard">||artweekportland.com^$important</text:p>
      <text:p text:style-name="Standard">||artzvuk.by^$important</text:p>
      <text:p text:style-name="Standard">||arvindtronik.iniserverku.com^$important</text:p>
      <text:p text:style-name="Standard">||arvinhayat.com^$important</text:p>
      <text:p text:style-name="Standard">||aryahospitalksh.com^$important</text:p>
      <text:p text:style-name="Standard">||arzpardakht.com^$important</text:p>
      <text:p text:style-name="Standard">||as-sec.casalemedia.com^$important</text:p>
      <text:p text:style-name="Standard">||as.casalemedia.com^$important</text:p>
      <text:p text:style-name="Standard">||as.webmd.com^$important</text:p>
      <text:p text:style-name="Standard">||as1.advfn.com^$important</text:p>
      <text:p text:style-name="Standard">||as2.advfn.com^$important</text:p>
      <text:p text:style-name="Standard">||as5000.com^$important</text:p>
      <text:p text:style-name="Standard">||asadcdn.com^$important</text:p>
      <text:p text:style-name="Standard">||asahdesigns.co.uk^$important</text:p>
      <text:p text:style-name="Standard">||asamboguado.com^$important</text:p>
      <text:p text:style-name="Standard">||asamira.duckdns.org^$important</text:p>
      <text:p text:style-name="Standard">||asandarou.com^$important</text:p>
      <text:p text:style-name="Standard">||asanvisas.com^$important</text:p>
      <text:p text:style-name="Standard">||asapp.com^$important</text:p>
      <text:p text:style-name="Standard">||asasliteratura.com.br^$important</text:p>
      <text:p text:style-name="Standard">||asatech.cf^$important</text:p>
      <text:p text:style-name="Standard">||asatechw.ga^$important</text:p>
      <text:p text:style-name="Standard">||asatechw.gq^$important</text:p>
      <text:p text:style-name="Standard">||asatechw.ml^$important</text:p>
      <text:p text:style-name="Standard">||asatechw.tk^$important</text:p>
      <text:p text:style-name="Standard">||ascadolodge.com^$important</text:p>
      <text:p text:style-name="Standard">||asd.updateconfigvbsec.xyz^$important</text:p>
      <text:p text:style-name="Standard">||asd71.com^$important</text:p>
      <text:p text:style-name="Standard">||asdadqwdas.tk^$important</text:p>
      <text:p text:style-name="Standard">||asdasgs.ug^$important</text:p>
      <text:p text:style-name="Standard">||asday.site^$important</text:p>
      <text:p text:style-name="Standard">||asdfghjkl.host^$important</text:p>
      <text:p text:style-name="Standard">||asdmonthly.com^$important</text:p>
      <text:p text:style-name="Standard">||asdsadasrdc.ug^$important</text:p>
      <text:p text:style-name="Standard">||aseanlegaltech.com^$important</text:p>
      <text:p text:style-name="Standard">||aseloud.com^$important</text:p>
      <text:p text:style-name="Standard">||aseman-co.com^$important</text:p>
      <text:p text:style-name="Standard">||asemancard.com^$important</text:p>
      <text:p text:style-name="Standard">||asepyqicob.ga^$important</text:p>
      <text:p text:style-name="Standard">||asesorandoempresas.com^$important</text:p>
      <text:p text:style-name="Standard">||asfmarkets.com^$important</text:p>
      <text:p text:style-name="Standard">||asgardiastore.space^$important</text:p>
      <text:p text:style-name="Standard">||ashantihost.com^$important</text:p>
      <text:p text:style-name="Standard">||ashdodonline.info^$important</text:p>
      <text:p text:style-name="Standard">||ashiyanapackers.com^$important</text:p>
      <text:p text:style-name="Standard">||ashleyharrison.tech^$important</text:p>
      <text:p text:style-name="Standard">||ashleymrc.com^$important</text:p>
      <text:p text:style-name="Standard">||ashleywalkerfuns.com^$important</text:p>
      <text:p text:style-name="Standard"><text:soft-page-break/>||ashmira.in^$important</text:p>
      <text:p text:style-name="Standard">||ashoria.com^$important</text:p>
      <text:p text:style-name="Standard">||ashtangafor.life^$important</text:p>
      <text:p text:style-name="Standard">||ashu20506.000webhostapp.com^$important</text:p>
      <text:p text:style-name="Standard">||ashwamedhtechnologies.com^$important</text:p>
      <text:p text:style-name="Standard">||ashwameghmilitaryschool.in^$important</text:p>
      <text:p text:style-name="Standard">||asia-maap.com^$important</text:p>
      <text:p text:style-name="Standard">||asia-taxsolutions.com^$important</text:p>
      <text:p text:style-name="Standard">||asiacmolds.com^$important</text:p>
      <text:p text:style-name="Standard">||asianint.info^$important</text:p>
      <text:p text:style-name="Standard">||asianlakeviewbinhphuoc.com^$important</text:p>
      <text:p text:style-name="Standard">||asiluxury.com^$important</text:p>
      <text:p text:style-name="Standard">||asinaptali.com^$important</text:p>
      <text:p text:style-name="Standard">||asint.info^$important</text:p>
      <text:p text:style-name="Standard">||askfor.kl.com.ua^$important</text:p>
      <text:p text:style-name="Standard">||askjhdaskdhshjfhf.ru^$important</text:p>
      <text:p text:style-name="Standard">||asme1010.ddns.net^$important</text:p>
      <text:p text:style-name="Standard">||asmm.ro^$important</text:p>
      <text:p text:style-name="Standard">||asmnutrition.ru^$important</text:p>
      <text:p text:style-name="Standard">||asmweb.xyz^$important</text:p>
      <text:p text:style-name="Standard">||aso1.net^$important</text:p>
      <text:p text:style-name="Standard">||asodergina.com^$important</text:p>
      <text:p text:style-name="Standard">||asoscomltd.tt.omtrdc.net^$important</text:p>
      <text:p text:style-name="Standard">||aspcindia.com^$important</text:p>
      <text:p text:style-name="Standard">||aspectivesolutions.com^$important</text:p>
      <text:p text:style-name="Standard">||asperformancefrance.com^$important</text:p>
      <text:p text:style-name="Standard">||asperm.club^$important</text:p>
      <text:p text:style-name="Standard">||aspire-zone.com^$important</text:p>
      <text:p text:style-name="Standard">||aspireautosales.com^$important</text:p>
      <text:p text:style-name="Standard">||aspirecalgary.org^$important</text:p>
      <text:p text:style-name="Standard">||aspnet.co.in^$important</text:p>
      <text:p text:style-name="Standard">||aspsensewiretransfergoogle.duckdns.org^$important</text:p>
      <text:p text:style-name="Standard">||assets.adobedtm.com^$important</text:p>
      <text:p text:style-name="Standard">||assets.loomia.com^$important</text:p>
      <text:p text:style-name="Standard">||assets.pinterest.com^$important</text:p>
      <text:p text:style-name="Standard">||assets1.exgfnetwork.com^$important</text:p>
      <text:p text:style-name="Standard">||assetsoption.com^$important</text:p>
      <text:p text:style-name="Standard">||assi-gbe.com^$important</text:p>
      <text:p text:style-name="Standard">||assistivehealthsystems.com^$important</text:p>
      <text:p text:style-name="Standard">||assoc-amazon.com^$important</text:p>
      <text:p text:style-name="Standard">||assoc-na.associates-amazon.com^$important</text:p>
      <text:p text:style-name="Standard">||assotrimaran.fr^$important</text:p>
      <text:p text:style-name="Standard">||astacefaim.com^$important</text:p>
      <text:p text:style-name="Standard">||astonisher1209.000webhostapp.com^$important</text:p>
      <text:p text:style-name="Standard">||astramedvil.ru^$important</text:p>
      <text:p text:style-name="Standard">||astraone.casacam.net^$important</text:p>
      <text:p text:style-name="Standard">||astro-icsa.ru^$important</text:p>
      <text:p text:style-name="Standard">||astro-mist.ru^$important</text:p>
      <text:p text:style-name="Standard">||astrocricketpredictions.com^$important</text:p>
      <text:p text:style-name="Standard">||astrologersaritagupta.com^$important</text:p>
      <text:p text:style-name="Standard">||astrologervarun.com^$important</text:p>
      <text:p text:style-name="Standard">||astroshankersegurukulam.com^$important</text:p>
      <text:p text:style-name="Standard"><text:soft-page-break/>||astroyogi.app^$important</text:p>
      <text:p text:style-name="Standard">||astuteplatform.net^$important</text:p>
      <text:p text:style-name="Standard">||at-adserver.alltop.com^$important</text:p>
      <text:p text:style-name="Standard">||ataki.or.id^$important</text:p>
      <text:p text:style-name="Standard">||ataklartesisat.com^$important</text:p>
      <text:p text:style-name="Standard">||atasehirrehberi.net^$important</text:p>
      <text:p text:style-name="Standard">||atax.gamespy.com^$important</text:p>
      <text:p text:style-name="Standard">||atax.gamestats.com^$important</text:p>
      <text:p text:style-name="Standard">||atax.ign.com^$important</text:p>
      <text:p text:style-name="Standard">||atax.teamxbox.com^$important</text:p>
      <text:p text:style-name="Standard">||atayahotels.com^$important</text:p>
      <text:p text:style-name="Standard">||atchec.com^$important</text:p>
      <text:p text:style-name="Standard">||atdmt.com^$important</text:p>
      <text:p text:style-name="Standard">||ateam.zapto.org^$important</text:p>
      <text:p text:style-name="Standard">||atelier-ferforge.com^$important</text:p>
      <text:p text:style-name="Standard">||atelierexpertbeauty.com^$important</text:p>
      <text:p text:style-name="Standard">||atenasprueba.000webhostapp.com^$important</text:p>
      <text:p text:style-name="Standard">||atest001.site^$important</text:p>
      <text:p text:style-name="Standard">||atfalanabeebturkey.com^$important</text:p>
      <text:p text:style-name="Standard">||atgsvcs.com^$important</text:p>
      <text:p text:style-name="Standard">||athena-ads.wikia.com^$important</text:p>
      <text:p text:style-name="Standard">||ati-host.net^$important</text:p>
      <text:p text:style-name="Standard">||atikuyouthmandate2019.com^$important</text:p>
      <text:p text:style-name="Standard">||atjtourjogja.com^$important</text:p>
      <text:p text:style-name="Standard">||atk-atlas.ru^$important</text:p>
      <text:p text:style-name="Standard">||atlansexpress.com^$important</text:p>
      <text:p text:style-name="Standard">||atlantic-news.org^$important</text:p>
      <text:p text:style-name="Standard">||atlasdecarqo.com^$important</text:p>
      <text:p text:style-name="Standard">||atlassolutions.com^$important</text:p>
      <text:p text:style-name="Standard">||atnimanvilla.com^$important</text:p>
      <text:p text:style-name="Standard">||atocan.eu^$important</text:p>
      <text:p text:style-name="Standard">||atolimited.com^$important</text:p>
      <text:p text:style-name="Standard">||atomicwallet.email^$important</text:p>
      <text:p text:style-name="Standard">||atomlines.com^$important</text:p>
      <text:p text:style-name="Standard">||atomythai.com^$important</text:p>
      <text:p text:style-name="Standard">||atostrategies.com^$important</text:p>
      <text:p text:style-name="Standard">||atp.io^$important</text:p>
      <text:p text:style-name="Standard">||atreveteaemprender.com^$important</text:p>
      <text:p text:style-name="Standard">||atrexo.com^$important</text:p>
      <text:p text:style-name="Standard">||atsay.xyz^$important</text:p>
      <text:p text:style-name="Standard">||atso.pt^$important</text:p>
      <text:p text:style-name="Standard">||attackforyou.xyz^$important</text:p>
      <text:p text:style-name="Standard">||attaqwapreneur.com^$important</text:p>
      <text:p text:style-name="Standard">||attentivemobile.com^$important</text:p>
      <text:p text:style-name="Standard">||attireup.com^$important</text:p>
      <text:p text:style-name="Standard">||attlogistics-vn.com^$important</text:p>
      <text:p text:style-name="Standard">||attr.appsflyer.com^$important</text:p>
      <text:p text:style-name="Standard">||attservicesinc.tt.omtrdc.net^$important</text:p>
      <text:p text:style-name="Standard">||atttechcare.000webhostapp.com^$important</text:p>
      <text:p text:style-name="Standard">||atwola.com^$important</text:p>
      <text:p text:style-name="Standard">||au.big.goodtimenews.org^$important</text:p>
      <text:p text:style-name="Standard">||au.poster.sportingmen.org^$important</text:p>
      <text:p text:style-name="Standard"><text:soft-page-break/>||aucloud.club^$important</text:p>
      <text:p text:style-name="Standard">||auction.unityads.unity3d.com^$important</text:p>
      <text:p text:style-name="Standard">||auctionads.com^$important</text:p>
      <text:p text:style-name="Standard">||auctionads.net^$important</text:p>
      <text:p text:style-name="Standard">||audamusic.com^$important</text:p>
      <text:p text:style-name="Standard">||audiautoparts77.com^$important</text:p>
      <text:p text:style-name="Standard">||audience2media.com^$important</text:p>
      <text:p text:style-name="Standard">||audiocart.co.za^$important</text:p>
      <text:p text:style-name="Standard">||audit.median.hu^$important</text:p>
      <text:p text:style-name="Standard">||audit.quantcast.mgr.consensu.org^$important</text:p>
      <text:p text:style-name="Standard">||audit.webinform.hu^$important</text:p>
      <text:p text:style-name="Standard">||audlearn.com^$important</text:p>
      <text:p text:style-name="Standard">||audrey-benjamin.fr^$important</text:p>
      <text:p text:style-name="Standard">||augoobi-realty.com^$important</text:p>
      <text:p text:style-name="Standard">||augtecks.ga^$important</text:p>
      <text:p text:style-name="Standard">||aulamania.com^$important</text:p>
      <text:p text:style-name="Standard">||aulbros.com^$important</text:p>
      <text:p text:style-name="Standard">||auliyarahman.com^$important</text:p>
      <text:p text:style-name="Standard">||auminhtriet.com^$important</text:p>
      <text:p text:style-name="Standard">||auongo.com^$important</text:p>
      <text:p text:style-name="Standard">||aurainside.bid^$important</text:p>
      <text:p text:style-name="Standard">||auraokg.com^$important</text:p>
      <text:p text:style-name="Standard">||aurokids.ru^$important</text:p>
      <text:p text:style-name="Standard">||auroracommunitycare.com^$important</text:p>
      <text:p text:style-name="Standard">||ausflugemarrakesh.com^$important</text:p>
      <text:p text:style-name="Standard">||aussietv.net^$important</text:p>
      <text:p text:style-name="Standard">||austeenyaar.com^$important</text:p>
      <text:p text:style-name="Standard">||austellseafood.com^$important</text:p>
      <text:p text:style-name="Standard">||australianjobs.xyz^$important</text:p>
      <text:p text:style-name="Standard">||auth-site.site^$important</text:p>
      <text:p text:style-name="Standard">||auth0.com^$important</text:p>
      <text:p text:style-name="Standard">||authsw.ir^$important</text:p>
      <text:p text:style-name="Standard">||auto-bannertausch.de^$important</text:p>
      <text:p text:style-name="Standard">||auto-moto-ecole-vauban.fr^$important</text:p>
      <text:p text:style-name="Standard">||auto-pluss.ru^$important</text:p>
      <text:p text:style-name="Standard">||autocarsalonmobil.com^$important</text:p>
      <text:p text:style-name="Standard">||autohits.dk^$important</text:p>
      <text:p text:style-name="Standard">||autokaskoosiguranje.rs.ba^$important</text:p>
      <text:p text:style-name="Standard">||autolikely.com^$important</text:p>
      <text:p text:style-name="Standard">||autolycus.ug^$important</text:p>
      <text:p text:style-name="Standard">||automata.ga^$important</text:p>
      <text:p text:style-name="Standard">||automaticgatemarcoisland.com^$important</text:p>
      <text:p text:style-name="Standard">||automationkala.com^$important</text:p>
      <text:p text:style-name="Standard">||autopartsnetwork.com.ua^$important</text:p>
      <text:p text:style-name="Standard">||autopilothq.com^$important</text:p>
      <text:p text:style-name="Standard">||autoregressed.com^$important</text:p>
      <text:p text:style-name="Standard">||autorepuestosdml.com^$important</text:p>
      <text:p text:style-name="Standard">||autosalon1.ru^$important</text:p>
      <text:p text:style-name="Standard">||autoseven.ro^$important</text:p>
      <text:p text:style-name="Standard">||autosyan.com^$important</text:p>
      <text:p text:style-name="Standard">||autotomi.xyz^$important</text:p>
      <text:p text:style-name="Standard">||autounion.com.ua^$important</text:p>
      <text:p text:style-name="Standard"><text:soft-page-break/>||autourdedjango.fr^$important</text:p>
      <text:p text:style-name="Standard">||autovesty.ru^$important</text:p>
      <text:p text:style-name="Standard">||auxinity.000webhostapp.com^$important</text:p>
      <text:p text:style-name="Standard">||av4.website^$important</text:p>
      <text:p text:style-name="Standard">||av7.online^$important</text:p>
      <text:p text:style-name="Standard">||avacodopink.gq^$important</text:p>
      <text:p text:style-name="Standard">||avada-kedavra.pw^$important</text:p>
      <text:p text:style-name="Standard">||availabili4sales.xyz^$important</text:p>
      <text:p text:style-name="Standard">||availables2.com^$important</text:p>
      <text:p text:style-name="Standard">||avalonfootwears.com^$important</text:p>
      <text:p text:style-name="Standard">||avalonwaterways.eu^$important</text:p>
      <text:p text:style-name="Standard">||avantisvideo.com^$important</text:p>
      <text:p text:style-name="Standard">||avaparse.ir^$important</text:p>
      <text:p text:style-name="Standard">||avast.ddns.net^$important</text:p>
      <text:p text:style-name="Standard">||avast.dongguanmolds.com^$important</text:p>
      <text:p text:style-name="Standard">||avcilarexclusive.com^$important</text:p>
      <text:p text:style-name="Standard">||avdigitalconsulting.com^$important</text:p>
      <text:p text:style-name="Standard">||avdimio.com^$important</text:p>
      <text:p text:style-name="Standard">||avendtla.com^$important</text:p>
      <text:p text:style-name="Standard">||avenuea.com^$important</text:p>
      <text:p text:style-name="Standard">||avertonbullk.com^$important</text:p>
      <text:p text:style-name="Standard">||averybit.com^$important</text:p>
      <text:p text:style-name="Standard">||aviationinsiderjobs.com^$important</text:p>
      <text:p text:style-name="Standard">||aviatorssm.bit^$important</text:p>
      <text:p text:style-name="Standard">||aviciena.id^$important</text:p>
      <text:p text:style-name="Standard">||aviontravelgroup.com^$important</text:p>
      <text:p text:style-name="Standard">||aviradim.xyz^$important</text:p>
      <text:p text:style-name="Standard">||aviwulandari.com^$important</text:p>
      <text:p text:style-name="Standard">||avmaxvip.com^$important</text:p>
      <text:p text:style-name="Standard">||avmws.com^$important</text:p>
      <text:p text:style-name="Standard">||avo23.ddns.net^$important</text:p>
      <text:p text:style-name="Standard">||avo4.ddns.net^$important</text:p>
      <text:p text:style-name="Standard">||avocatafangbedji.com^$important</text:p>
      <text:p text:style-name="Standard">||avocats-etrangers.com^$important</text:p>
      <text:p text:style-name="Standard">||avpa.javalobby.org^$important</text:p>
      <text:p text:style-name="Standard">||avprotect.club^$important</text:p>
      <text:p text:style-name="Standard">||avpvegetables.com^$important</text:p>
      <text:p text:style-name="Standard">||avres.net^$important</text:p>
      <text:p text:style-name="Standard">||avsads.com^$important</text:p>
      <text:p text:style-name="Standard">||avtopodbor-barnaul.ru^$important</text:p>
      <text:p text:style-name="Standard">||avtopodbor-vsk.ru^$important</text:p>
      <text:p text:style-name="Standard">||avtotest-taxi.ru^$important</text:p>
      <text:p text:style-name="Standard">||avtovokzaly.kz^$important</text:p>
      <text:p text:style-name="Standard">||awaisa.com^$important</text:p>
      <text:p text:style-name="Standard">||awal122182.000webhostapp.com^$important</text:p>
      <text:p text:style-name="Standard">||awasayblog.000webhostapp.com^$important</text:p>
      <text:p text:style-name="Standard">||awba-groups.com^$important</text:p>
      <text:p text:style-name="Standard">||awempire.com^$important</text:p>
      <text:p text:style-name="Standard">||awin1.com^$important</text:p>
      <text:p text:style-name="Standard">||aworldtourism.com^$important</text:p>
      <text:p text:style-name="Standard">||awvtown.club^$important</text:p>
      <text:p text:style-name="Standard">||axasta.com^$important</text:p>
      <text:p text:style-name="Standard"><text:soft-page-break/>||axchems.com^$important</text:p>
      <text:p text:style-name="Standard">||axdseveb.ddns.net^$important</text:p>
      <text:p text:style-name="Standard">||axelerode.club^$important</text:p>
      <text:p text:style-name="Standard">||axelerode.host^$important</text:p>
      <text:p text:style-name="Standard">||axelerode.online^$important</text:p>
      <text:p text:style-name="Standard">||axelerode.pw^$important</text:p>
      <text:p text:style-name="Standard">||axelerode.site^$important</text:p>
      <text:p text:style-name="Standard">||axeonerat.zapto.org^$important</text:p>
      <text:p text:style-name="Standard">||axinstgeccwps1-bershka.central.inditex.grp^$important</text:p>
      <text:p text:style-name="Standard">||axletime.com^$important</text:p>
      <text:p text:style-name="Standard">||axpandz.com^$important</text:p>
      <text:p text:style-name="Standard">||ayads.co^$important</text:p>
      <text:p text:style-name="Standard">||ayamgeprekidola.com^$important</text:p>
      <text:p text:style-name="Standard">||ayamng.com^$important</text:p>
      <text:p text:style-name="Standard">||ayandehit.com^$important</text:p>
      <text:p text:style-name="Standard">||ayc0zsm69431gfebd.xyz^$important</text:p>
      <text:p text:style-name="Standard">||aydanauto.com^$important</text:p>
      <text:p text:style-name="Standard">||aydin-transfer.biz.tr^$important</text:p>
      <text:p text:style-name="Standard">||ayfp.org^$important</text:p>
      <text:p text:style-name="Standard">||ayioramaboli.com^$important</text:p>
      <text:p text:style-name="Standard">||ayitilevanjil.com^$important</text:p>
      <text:p text:style-name="Standard">||ayjgroupimport.com^$important</text:p>
      <text:p text:style-name="Standard">||aylarl.com^$important</text:p>
      <text:p text:style-name="Standard">||aylaspa.com^$important</text:p>
      <text:p text:style-name="Standard">||ayoobtextlie.com^$important</text:p>
      <text:p text:style-name="Standard">||ayosinau.id^$important</text:p>
      <text:p text:style-name="Standard">||ayothayathailand.com^$important</text:p>
      <text:p text:style-name="Standard">||ayoub6284.ddns.net^$important</text:p>
      <text:p text:style-name="Standard">||ayoube920.hopto.org^$important</text:p>
      <text:p text:style-name="Standard">||ayovisual.com^$important</text:p>
      <text:p text:style-name="Standard">||aysotogaziantep.com^$important</text:p>
      <text:p text:style-name="Standard">||azaelindia.com^$important</text:p>
      <text:p text:style-name="Standard">||azahgroup.eu^$important</text:p>
      <text:p text:style-name="Standard">||azartline.com^$important</text:p>
      <text:p text:style-name="Standard">||azatfazlyev.ru^$important</text:p>
      <text:p text:style-name="Standard">||azathra.kmfkuii.org^$important</text:p>
      <text:p text:style-name="Standard">||azazauajska.ug^$important</text:p>
      <text:p text:style-name="Standard">||azfilmizle1.azermedia.az^$important</text:p>
      <text:p text:style-name="Standard">||azfront.com^$important</text:p>
      <text:p text:style-name="Standard">||azgwhozb.ug^$important</text:p>
      <text:p text:style-name="Standard">||azhand-gostar.ir^$important</text:p>
      <text:p text:style-name="Standard">||azharsultan.com^$important</text:p>
      <text:p text:style-name="Standard">||azhub.us^$important</text:p>
      <text:p text:style-name="Standard">||azhypso.fr^$important</text:p>
      <text:p text:style-name="Standard">||azikus.com^$important</text:p>
      <text:p text:style-name="Standard">||aziznews.ru^$important</text:p>
      <text:p text:style-name="Standard">||azizulhasandu.com^$important</text:p>
      <text:p text:style-name="Standard">||azme-contractors.com^$important</text:p>
      <text:p text:style-name="Standard">||azoaltou.com^$important</text:p>
      <text:p text:style-name="Standard">||azomoney.ddns.net^$important</text:p>
      <text:p text:style-name="Standard">||azor.lordgame.ru^$important</text:p>
      <text:p text:style-name="Standard">||azor.pw^$important</text:p>
      <text:p text:style-name="Standard"><text:soft-page-break/>||azor.saloed.pp.ua^$important</text:p>
      <text:p text:style-name="Standard">||azor.vds2018.space^$important</text:p>
      <text:p text:style-name="Standard">||azor2020.space^$important</text:p>
      <text:p text:style-name="Standard">||azorik.me^$important</text:p>
      <text:p text:style-name="Standard">||azorul.tk^$important</text:p>
      <text:p text:style-name="Standard">||azorult.botspy.ml^$important</text:p>
      <text:p text:style-name="Standard">||azorult2410.000webhostapp.com^$important</text:p>
      <text:p text:style-name="Standard">||azrbestby.com^$important</text:p>
      <text:p text:style-name="Standard">||azs-service.victoria-makeup.kz^$important</text:p>
      <text:p text:style-name="Standard">||azstores.name^$important</text:p>
      <text:p text:style-name="Standard">||azureedge.net^$important</text:p>
      <text:p text:style-name="Standard">||azurein360.com^$important</text:p>
      <text:p text:style-name="Standard">||azzmtool.com^$important</text:p>
      <text:p text:style-name="Standard">||b-1st.com^$important</text:p>
      <text:p text:style-name="Standard">||b.aol.com^$important</text:p>
      <text:p text:style-name="Standard">||b.coka.la^$important</text:p>
      <text:p text:style-name="Standard">||b.cracking.be^$important</text:p>
      <text:p text:style-name="Standard">||b.engadget.com^$important</text:p>
      <text:p text:style-name="Standard">||b.stats.paypal.com^$important</text:p>
      <text:p text:style-name="Standard">||b.top4top.io^$important</text:p>
      <text:p text:style-name="Standard">||b.ww2rai.ru^$important</text:p>
      <text:p text:style-name="Standard">||b0e8.com^$important</text:p>
      <text:p text:style-name="Standard">||b2bseller.ga^$important</text:p>
      <text:p text:style-name="Standard">||b4goo.ddns.net^$important</text:p>
      <text:p text:style-name="Standard">||b4psads.com^$important</text:p>
      <text:p text:style-name="Standard">||b64zwvi.top^$important</text:p>
      <text:p text:style-name="Standard">||b7team.com^$important</text:p>
      <text:p text:style-name="Standard">||b8dls65wkf75g0.com^$important</text:p>
      <text:p text:style-name="Standard">||ba.afl.rakuten.co.jp^$important</text:p>
      <text:p text:style-name="Standard">||baangcreativa.net^$important</text:p>
      <text:p text:style-name="Standard">||babaa.ddns.net^$important</text:p>
      <text:p text:style-name="Standard">||babababy.ga^$important</text:p>
      <text:p text:style-name="Standard">||babacktoold.com^$important</text:p>
      <text:p text:style-name="Standard">||babamaturu.cf^$important</text:p>
      <text:p text:style-name="Standard">||babanjrat.duckdns.org^$important</text:p>
      <text:p text:style-name="Standard">||babaseoa.com^$important</text:p>
      <text:p text:style-name="Standard">||babatubu.myftp.biz^$important</text:p>
      <text:p text:style-name="Standard">||babatundesieqwarteg.com^$important</text:p>
      <text:p text:style-name="Standard">||babbleabode.site^$important</text:p>
      <text:p text:style-name="Standard">||babkastilak.000webhostapp.com^$important</text:p>
      <text:p text:style-name="Standard">||bablic.com^$important</text:p>
      <text:p text:style-name="Standard">||babs.tv2.dk^$important</text:p>
      <text:p text:style-name="Standard">||babyboncel.site^$important</text:p>
      <text:p text:style-name="Standard">||babycareidea.net^$important</text:p>
      <text:p text:style-name="Standard">||babycoolclothes.com^$important</text:p>
      <text:p text:style-name="Standard">||babykt.com^$important</text:p>
      <text:p text:style-name="Standard">||baceldeniz.com^$important</text:p>
      <text:p text:style-name="Standard">||bachhoatrangia.com^$important</text:p>
      <text:p text:style-name="Standard">||bachir7.hopto.org^$important</text:p>
      <text:p text:style-name="Standard">||back-forth.eu^$important</text:p>
      <text:p text:style-name="Standard">||backbaymall.ga^$important</text:p>
      <text:p text:style-name="Standard">||backbeatmedia.com^$important</text:p>
      <text:p text:style-name="Standard"><text:soft-page-break/>||backend.eastkingz.ru^$important</text:p>
      <text:p text:style-name="Standard">||background1.xyz^$important</text:p>
      <text:p text:style-name="Standard">||backpack-vacuum-cleaners.com^$important</text:p>
      <text:p text:style-name="Standard">||backpage-inc.com^$important</text:p>
      <text:p text:style-name="Standard">||baconsaushop.com^$important</text:p>
      <text:p text:style-name="Standard">||bacsise.vn^$important</text:p>
      <text:p text:style-name="Standard">||badasschickdesigns.com^$important</text:p>
      <text:p text:style-name="Standard">||bademandirguruji.com^$important</text:p>
      <text:p text:style-name="Standard">||badhacking.ddns.net^$important</text:p>
      <text:p text:style-name="Standard">||bag22.ru^$important</text:p>
      <text:p text:style-name="Standard">||bagfacts.ca^$important</text:p>
      <text:p text:style-name="Standard">||baghyra.com^$important</text:p>
      <text:p text:style-name="Standard">||baglung.net^$important</text:p>
      <text:p text:style-name="Standard">||bahamazingislandtours.com^$important</text:p>
      <text:p text:style-name="Standard">||baharsendinc.com^$important</text:p>
      <text:p text:style-name="Standard">||bahudz7.myddns.me^$important</text:p>
      <text:p text:style-name="Standard">||baicomtechng.com^$important</text:p>
      <text:p text:style-name="Standard">||baidu.com^$important</text:p>
      <text:p text:style-name="Standard">||baiduwanba.com^$important</text:p>
      <text:p text:style-name="Standard">||baihumy.com^$important</text:p>
      <text:p text:style-name="Standard">||baijinfen.com^$important</text:p>
      <text:p text:style-name="Standard">||baiksan-kr.com^$important</text:p>
      <text:p text:style-name="Standard">||baiventura.000webhostapp.com^$important</text:p>
      <text:p text:style-name="Standard">||baixenoibai24h.com^$important</text:p>
      <text:p text:style-name="Standard">||bakery365sawamura.website^$important</text:p>
      <text:p text:style-name="Standard">||bakestories.com^$important</text:p>
      <text:p text:style-name="Standard">||bakgood.ddns.net^$important</text:p>
      <text:p text:style-name="Standard">||bakita.life^$important</text:p>
      <text:p text:style-name="Standard">||baklaysinc.com^$important</text:p>
      <text:p text:style-name="Standard">||baknasional.com^$important</text:p>
      <text:p text:style-name="Standard">||bakrakhada.com^$important</text:p>
      <text:p text:style-name="Standard">||bakunthnathcollege.org.in^$important</text:p>
      <text:p text:style-name="Standard">||balanceconmunity.com^$important</text:p>
      <text:p text:style-name="Standard">||balanced-yoga.com^$important</text:p>
      <text:p text:style-name="Standard">||balaphonics.com^$important</text:p>
      <text:p text:style-name="Standard">||baldorclip.icu^$important</text:p>
      <text:p text:style-name="Standard">||balerinka56.ru^$important</text:p>
      <text:p text:style-name="Standard">||balerji.cf^$important</text:p>
      <text:p text:style-name="Standard">||balerji.ga^$important</text:p>
      <text:p text:style-name="Standard">||balerji3.tk^$important</text:p>
      <text:p text:style-name="Standard">||baliessentialproperties.com^$important</text:p>
      <text:p text:style-name="Standard">||balimeilitravel.com^$important</text:p>
      <text:p text:style-name="Standard">||balispadallas.com^$important</text:p>
      <text:p text:style-name="Standard">||balkans-wellbeing.com^$important</text:p>
      <text:p text:style-name="Standard">||balkonnyy.ru^$important</text:p>
      <text:p text:style-name="Standard">||ballbkk.com^$important</text:p>
      <text:p text:style-name="Standard">||balletdancer.ru^$important</text:p>
      <text:p text:style-name="Standard">||ballroom22.ru^$important</text:p>
      <text:p text:style-name="Standard">||ballu-russian.ru^$important</text:p>
      <text:p text:style-name="Standard">||ballzing.com^$important</text:p>
      <text:p text:style-name="Standard">||balohiji.com^$important</text:p>
      <text:p text:style-name="Standard">||baloobafoudanitojahdge.space^$important</text:p>
      <text:p text:style-name="Standard"><text:soft-page-break/>||balooteabi.com^$important</text:p>
      <text:p text:style-name="Standard">||balsagarelectrical.com^$important</text:p>
      <text:p text:style-name="Standard">||balsamsalama.com^$important</text:p>
      <text:p text:style-name="Standard">||bam-x.com^$important</text:p>
      <text:p text:style-name="Standard">||bam.nr-data.net^$important</text:p>
      <text:p text:style-name="Standard">||bamastra.top^$important</text:p>
      <text:p text:style-name="Standard">||bambamli.com^$important</text:p>
      <text:p text:style-name="Standard">||baml-secure.com^$important</text:p>
      <text:p text:style-name="Standard">||banboocnc.com^$important</text:p>
      <text:p text:style-name="Standard">||bancakoi.net^$important</text:p>
      <text:p text:style-name="Standard">||bancholiday.com^$important</text:p>
      <text:p text:style-name="Standard">||bancode.org^$important</text:p>
      <text:p text:style-name="Standard">||bandan.ddns.net^$important</text:p>
      <text:p text:style-name="Standard">||bandarwinsbobet.com^$important</text:p>
      <text:p text:style-name="Standard">||bandep.ru^$important</text:p>
      <text:p text:style-name="Standard">||bandit.godsshopp.com^$important</text:p>
      <text:p text:style-name="Standard">||banditbars.com^$important</text:p>
      <text:p text:style-name="Standard">||bands33.casacam.net^$important</text:p>
      <text:p text:style-name="Standard">||bandwidthmeter.online^$important</text:p>
      <text:p text:style-name="Standard">||bandyban.com^$important</text:p>
      <text:p text:style-name="Standard">||bangaloreastrologer.com^$important</text:p>
      <text:p text:style-name="Standard">||banglaay.com^$important</text:p>
      <text:p text:style-name="Standard">||banglaixe.vn^$important</text:p>
      <text:p text:style-name="Standard">||bangmang888.com^$important</text:p>
      <text:p text:style-name="Standard">||bango.combango.org^$important</text:p>
      <text:p text:style-name="Standard">||bango.net^$important</text:p>
      <text:p text:style-name="Standard">||bani.biz-shop.pro^$important</text:p>
      <text:p text:style-name="Standard">||banigerz.com^$important</text:p>
      <text:p text:style-name="Standard">||banik.redigy.cz^$important</text:p>
      <text:p text:style-name="Standard">||banjojimonline.com^$important</text:p>
      <text:p text:style-name="Standard">||bankaihtiyackredi.com^$important</text:p>
      <text:p text:style-name="Standard">||bankakonutkredi.com^$important</text:p>
      <text:p text:style-name="Standard">||bankowo.biz^$important</text:p>
      <text:p text:style-name="Standard">||banksinstruments.online^$important</text:p>
      <text:p text:style-name="Standard">||banner-exchange-24.de^$important</text:p>
      <text:p text:style-name="Standard">||banner-media.ru^$important</text:p>
      <text:p text:style-name="Standard">||banner.ad.nu^$important</text:p>
      <text:p text:style-name="Standard">||banner.alphacool.de^$important</text:p>
      <text:p text:style-name="Standard">||banner.ambercoastcasino.com^$important</text:p>
      <text:p text:style-name="Standard">||banner.blogranking.net^$important</text:p>
      <text:p text:style-name="Standard">||banner.buempliz-online.ch^$important</text:p>
      <text:p text:style-name="Standard">||banner.casino.net^$important</text:p>
      <text:p text:style-name="Standard">||banner.casinodelrio.com^$important</text:p>
      <text:p text:style-name="Standard">||banner.cotedazurpalace.com^$important</text:p>
      <text:p text:style-name="Standard">||banner.coza.com^$important</text:p>
      <text:p text:style-name="Standard">||banner.cz^$important</text:p>
      <text:p text:style-name="Standard">||banner.easyspace.com^$important</text:p>
      <text:p text:style-name="Standard">||banner.elisa.net^$important</text:p>
      <text:p text:style-name="Standard">||banner.eurogrand.com^$important</text:p>
      <text:p text:style-name="Standard">||banner.featuredusers.com^$important</text:p>
      <text:p text:style-name="Standard">||banner.getgo.de^$important</text:p>
      <text:p text:style-name="Standard">||banner.goldenpalace.com^$important</text:p>
      <text:p text:style-name="Standard"><text:soft-page-break/>||banner.img.co.za^$important</text:p>
      <text:p text:style-name="Standard">||banner.inyourpocket.com^$important</text:p>
      <text:p text:style-name="Standard">||banner.jobsahead.com^$important</text:p>
      <text:p text:style-name="Standard">||banner.joylandcasino.com^$important</text:p>
      <text:p text:style-name="Standard">||banner.kiev.ua^$important</text:p>
      <text:p text:style-name="Standard">||banner.linux.se^$important</text:p>
      <text:p text:style-name="Standard">||banner.media-system.de^$important</text:p>
      <text:p text:style-name="Standard">||banner.mindshare.de^$important</text:p>
      <text:p text:style-name="Standard">||banner.nixnet.cz^$important</text:p>
      <text:p text:style-name="Standard">||banner.noblepoker.com^$important</text:p>
      <text:p text:style-name="Standard">||banner.northsky.com^$important</text:p>
      <text:p text:style-name="Standard">||banner.orb.net^$important</text:p>
      <text:p text:style-name="Standard">||banner.penguin.cz^$important</text:p>
      <text:p text:style-name="Standard">||banner.prestigecasino.com^$important</text:p>
      <text:p text:style-name="Standard">||banner.rbc.ru^$important</text:p>
      <text:p text:style-name="Standard">||banner.relcom.ru^$important</text:p>
      <text:p text:style-name="Standard">||banner.tanto.de^$important</text:p>
      <text:p text:style-name="Standard">||banner.titan-dsl.de^$important</text:p>
      <text:p text:style-name="Standard">||banner.vadian.net^$important</text:p>
      <text:p text:style-name="Standard">||banner.vatanclick.ir^$important</text:p>
      <text:p text:style-name="Standard">||banner.webmersion.com^$important</text:p>
      <text:p text:style-name="Standard">||banner.wirenode.com^$important</text:p>
      <text:p text:style-name="Standard">||bannerads.de^$important</text:p>
      <text:p text:style-name="Standard">||bannerboxes.com^$important</text:p>
      <text:p text:style-name="Standard">||bannercommunity.de^$important</text:p>
      <text:p text:style-name="Standard">||bannerconnect.com^$important</text:p>
      <text:p text:style-name="Standard">||bannerconnect.net^$important</text:p>
      <text:p text:style-name="Standard">||bannerexchange.cjb.net^$important</text:p>
      <text:p text:style-name="Standard">||bannerflow.com^$important</text:p>
      <text:p text:style-name="Standard">||bannergrabber.internet.gr^$important</text:p>
      <text:p text:style-name="Standard">||bannerhost.com^$important</text:p>
      <text:p text:style-name="Standard">||bannerimage.com^$important</text:p>
      <text:p text:style-name="Standard">||bannerlandia.com.ar^$important</text:p>
      <text:p text:style-name="Standard">||bannermall.com^$important</text:p>
      <text:p text:style-name="Standard">||bannermarkt.nl^$important</text:p>
      <text:p text:style-name="Standard">||bannerpower.com^$important</text:p>
      <text:p text:style-name="Standard">||banners.adultfriendfinder.com^$important</text:p>
      <text:p text:style-name="Standard">||banners.amigos.com^$important</text:p>
      <text:p text:style-name="Standard">||banners.apnuk.com^$important</text:p>
      <text:p text:style-name="Standard">||banners.asiafriendfinder.com^$important</text:p>
      <text:p text:style-name="Standard">||banners.audioholics.com^$important</text:p>
      <text:p text:style-name="Standard">||banners.babylon-x.com^$important</text:p>
      <text:p text:style-name="Standard">||banners.bol.com.br^$important</text:p>
      <text:p text:style-name="Standard">||banners.cams.com^$important</text:p>
      <text:p text:style-name="Standard">||banners.clubseventeen.com^$important</text:p>
      <text:p text:style-name="Standard">||banners.czi.cz^$important</text:p>
      <text:p text:style-name="Standard">||banners.dine.com^$important</text:p>
      <text:p text:style-name="Standard">||banners.direction-x.com^$important</text:p>
      <text:p text:style-name="Standard">||banners.directnic.com^$important</text:p>
      <text:p text:style-name="Standard">||banners.easydns.com^$important</text:p>
      <text:p text:style-name="Standard">||banners.ebay.com^$important</text:p>
      <text:p text:style-name="Standard">||banners.freett.com^$important</text:p>
      <text:p text:style-name="Standard"><text:soft-page-break/>||banners.friendfinder.com^$important</text:p>
      <text:p text:style-name="Standard">||banners.getiton.com^$important</text:p>
      <text:p text:style-name="Standard">||banners.iq.pl^$important</text:p>
      <text:p text:style-name="Standard">||banners.isoftmarketing.com^$important</text:p>
      <text:p text:style-name="Standard">||banners.lifeserv.com^$important</text:p>
      <text:p text:style-name="Standard">||banners.linkbuddies.com^$important</text:p>
      <text:p text:style-name="Standard">||banners.passion.com^$important</text:p>
      <text:p text:style-name="Standard">||banners.resultonline.com^$important</text:p>
      <text:p text:style-name="Standard">||banners.sexsearch.com^$important</text:p>
      <text:p text:style-name="Standard">||banners.sys-con.com^$important</text:p>
      <text:p text:style-name="Standard">||banners.thomsonlocal.com^$important</text:p>
      <text:p text:style-name="Standard">||banners.videosz.com^$important</text:p>
      <text:p text:style-name="Standard">||banners.virtuagirlhd.com^$important</text:p>
      <text:p text:style-name="Standard">||banners.wunderground.com^$important</text:p>
      <text:p text:style-name="Standard">||bannerserver.com^$important</text:p>
      <text:p text:style-name="Standard">||bannersgomlm.com^$important</text:p>
      <text:p text:style-name="Standard">||bannershotlink.perfectgonzo.com^$important</text:p>
      <text:p text:style-name="Standard">||bannersng.yell.com^$important</text:p>
      <text:p text:style-name="Standard">||bannerspace.com^$important</text:p>
      <text:p text:style-name="Standard">||bannerswap.com^$important</text:p>
      <text:p text:style-name="Standard">||bannertesting.com^$important</text:p>
      <text:p text:style-name="Standard">||bannery.cz^$important</text:p>
      <text:p text:style-name="Standard">||bannieres.acces-contenu.com^$important</text:p>
      <text:p text:style-name="Standard">||banphongresort.com^$important</text:p>
      <text:p text:style-name="Standard">||banquetessantamaria.com^$important</text:p>
      <text:p text:style-name="Standard">||banquetshop.hu^$important</text:p>
      <text:p text:style-name="Standard">||bans.adserver.co.il^$important</text:p>
      <text:p text:style-name="Standard">||bans.bride.ru^$important</text:p>
      <text:p text:style-name="Standard">||bantenpipa.com^$important</text:p>
      <text:p text:style-name="Standard">||bantil.us^$important</text:p>
      <text:p text:style-name="Standard">||baoho.zweb.xyz^$important</text:p>
      <text:p text:style-name="Standard">||baonlineinc.com^$important</text:p>
      <text:p text:style-name="Standard">||baotintuc60.info^$important</text:p>
      <text:p text:style-name="Standard">||baotramlands.com^$important</text:p>
      <text:p text:style-name="Standard">||baovechinhphap.com^$important</text:p>
      <text:p text:style-name="Standard">||baping.xyz^$important</text:p>
      <text:p text:style-name="Standard">||baptistfoundationcalifornia.com^$important</text:p>
      <text:p text:style-name="Standard">||baptistfoundationcalifornia.net^$important</text:p>
      <text:p text:style-name="Standard">||bar-ola.com^$important</text:p>
      <text:p text:style-name="Standard">||barangsyok.com^$important</text:p>
      <text:p text:style-name="Standard">||barbeque.kz^$important</text:p>
      <text:p text:style-name="Standard">||barbieblackmore.com^$important</text:p>
      <text:p text:style-name="Standard">||barcaacademyistanbul.com^$important</text:p>
      <text:p text:style-name="Standard">||barely-art.com^$important</text:p>
      <text:p text:style-name="Standard">||barenaturalhealthandbeauty.com^$important</text:p>
      <text:p text:style-name="Standard">||barend-en-inell.co.za^$important</text:p>
      <text:p text:style-name="Standard">||barghealborz.com^$important</text:p>
      <text:p text:style-name="Standard">||barij-essence.ru^$important</text:p>
      <text:p text:style-name="Standard">||barirahb.com^$important</text:p>
      <text:p text:style-name="Standard">||bark.hwtnetworks.com^$important</text:p>
      <text:p text:style-name="Standard">||barnesandnoble.bfast.com^$important</text:p>
      <text:p text:style-name="Standard">||barotechf.cf^$important</text:p>
      <text:p text:style-name="Standard"><text:soft-page-break/>||barotechf.ga^$important</text:p>
      <text:p text:style-name="Standard">||barotechf.gq^$important</text:p>
      <text:p text:style-name="Standard">||barotechf.ml^$important</text:p>
      <text:p text:style-name="Standard">||barotechf.tk^$important</text:p>
      <text:p text:style-name="Standard">||bartantasdunyasi.com^$important</text:p>
      <text:p text:style-name="Standard">||bartsimpson.cash^$important</text:p>
      <text:p text:style-name="Standard">||bary.xyz^$important</text:p>
      <text:p text:style-name="Standard">||basariburada.net^$important</text:p>
      <text:p text:style-name="Standard">||basarirerkekyurdu.com^$important</text:p>
      <text:p text:style-name="Standard">||bascii.education.gomoveup.com^$important</text:p>
      <text:p text:style-name="Standard">||basepresupuestos.com^$important</text:p>
      <text:p text:style-name="Standard">||baserasamajiksansthan.org^$important</text:p>
      <text:p text:style-name="Standard">||basest-rooms.000webhostapp.com^$important</text:p>
      <text:p text:style-name="Standard">||bashheal.com^$important</text:p>
      <text:p text:style-name="Standard">||bashirahindonesia.com^$important</text:p>
      <text:p text:style-name="Standard">||basic-check.disconnect.me^$important</text:p>
      <text:p text:style-name="Standard">||basic.woo-wa.com^$important</text:p>
      <text:p text:style-name="Standard">||basicki.com^$important</text:p>
      <text:p text:style-name="Standard">||basinhayati.net^$important</text:p>
      <text:p text:style-name="Standard">||baskanligagidenyol.com^$important</text:p>
      <text:p text:style-name="Standard">||basketr.site^$important</text:p>
      <text:p text:style-name="Standard">||bastari.net^$important</text:p>
      <text:p text:style-name="Standard">||bastem.xyz^$important</text:p>
      <text:p text:style-name="Standard">||bastionprofi.ug^$important</text:p>
      <text:p text:style-name="Standard">||basungaintl.gq^$important</text:p>
      <text:p text:style-name="Standard">||bat.archi^$important</text:p>
      <text:p text:style-name="Standard">||bat.bing.com^$important</text:p>
      <text:p text:style-name="Standard">||batarijaru.hopto.org^$important</text:p>
      <text:p text:style-name="Standard">||batchenangmuasieuben.com^$important</text:p>
      <text:p text:style-name="Standard">||batdongsan3b.com^$important</text:p>
      <text:p text:style-name="Standard">||batdongsanbamien24h.com^$important</text:p>
      <text:p text:style-name="Standard">||batdongsanhuyphat68.com^$important</text:p>
      <text:p text:style-name="Standard">||batdongsanjob.com^$important</text:p>
      <text:p text:style-name="Standard">||batdongsanminhmanh.com^$important</text:p>
      <text:p text:style-name="Standard">||batdongsanq9.net^$important</text:p>
      <text:p text:style-name="Standard">||batdongsanvngod.com^$important</text:p>
      <text:p text:style-name="Standard">||bathandbedlinen.com^$important</text:p>
      <text:p text:style-name="Standard">||bathroomremodelinghumble.com^$important</text:p>
      <text:p text:style-name="Standard">||batickimbo.com^$important</text:p>
      <text:p text:style-name="Standard">||batigroupfinance.com^$important</text:p>
      <text:p text:style-name="Standard">||batka228.000webhostapp.com^$important</text:p>
      <text:p text:style-name="Standard">||bator.duckdns.org^$important</text:p>
      <text:p text:style-name="Standard">||bats.video.yahoo.com^$important</text:p>
      <text:p text:style-name="Standard">||battty.cf^$important</text:p>
      <text:p text:style-name="Standard">||battty.gq^$important</text:p>
      <text:p text:style-name="Standard">||battty1.cf^$important</text:p>
      <text:p text:style-name="Standard">||bauremediaus.com^$important</text:p>
      <text:p text:style-name="Standard">||bawsymoney.ga^$important</text:p>
      <text:p text:style-name="Standard">||baxarex228.xyz^$important</text:p>
      <text:p text:style-name="Standard">||bay4bay.pl^$important</text:p>
      <text:p text:style-name="Standard">||bayanejazzab.com^$important</text:p>
      <text:p text:style-name="Standard">||baybaytolie.com^$important</text:p>
      <text:p text:style-name="Standard"><text:soft-page-break/>||bayboratek.com^$important</text:p>
      <text:p text:style-name="Standard">||baycitiesbiblecollege.org^$important</text:p>
      <text:p text:style-name="Standard">||bayhtml.com^$important</text:p>
      <text:p text:style-name="Standard">||baynote.net^$important</text:p>
      <text:p text:style-name="Standard">||baypops.com^$important</text:p>
      <text:p text:style-name="Standard">||bayraktepeetmangal.com^$important</text:p>
      <text:p text:style-name="Standard">||bazaarvoice.com^$important</text:p>
      <text:p text:style-name="Standard">||bazarche24.com^$important</text:p>
      <text:p text:style-name="Standard">||bbb2.space^$important</text:p>
      <text:p text:style-name="Standard">||bbb2017.duckdns.org^$important</text:p>
      <text:p text:style-name="Standard">||bbb2017.hopto.org^$important</text:p>
      <text:p text:style-name="Standard">||bbc-news-uk1.space^$important</text:p>
      <text:p text:style-name="Standard">||bbcatania.my-lp.it^$important</text:p>
      <text:p text:style-name="Standard">||bbctechnologiesllc.com^$important</text:p>
      <text:p text:style-name="Standard">||bbelements.com^$important</text:p>
      <text:p text:style-name="Standard">||bbjb.pl^$important</text:p>
      <text:p text:style-name="Standard">||bbkac.com^$important</text:p>
      <text:p text:style-name="Standard">||bbmalayalam.000webhostapp.com^$important</text:p>
      <text:p text:style-name="Standard">||bbn.img.com.ua^$important</text:p>
      <text:p text:style-name="Standard">||bbs.0210cc.com^$important</text:p>
      <text:p text:style-name="Standard">||bbs.idol-project.com^$important</text:p>
      <text:p text:style-name="Standard">||bccsolution.co.id^$important</text:p>
      <text:p text:style-name="Standard">||bceysigorta.com^$important</text:p>
      <text:p text:style-name="Standard">||bcfads.com^$important</text:p>
      <text:p text:style-name="Standard">||bcmediagroup.com^$important</text:p>
      <text:p text:style-name="Standard">||bcskntc.com^$important</text:p>
      <text:p text:style-name="Standard">||bcsscienceplus.com^$important</text:p>
      <text:p text:style-name="Standard">||bcutiepie.com^$important</text:p>
      <text:p text:style-name="Standard">||bcv334d.ru^$important</text:p>
      <text:p text:style-name="Standard">||bd.ciip-cis.co^$important</text:p>
      <text:p text:style-name="Standard">||bd2.ciip-cis.co^$important</text:p>
      <text:p text:style-name="Standard">||bd5kldf3krxpvykj.com^$important</text:p>
      <text:p text:style-name="Standard">||bdg-analytics.appspot.com^$important</text:p>
      <text:p text:style-name="Standard">||bdmcash.tk^$important</text:p>
      <text:p text:style-name="Standard">||bdsm-academy.com^$important</text:p>
      <text:p text:style-name="Standard">||bdsphatphat.com^$important</text:p>
      <text:p text:style-name="Standard">||bdt.org.br^$important</text:p>
      <text:p text:style-name="Standard">||bdtrainers.net^$important</text:p>
      <text:p text:style-name="Standard">||bdzdfsdf.cf^$important</text:p>
      <text:p text:style-name="Standard">||beacon-1.newrelic.com^$important</text:p>
      <text:p text:style-name="Standard">||beacon.ehow.com^$important</text:p>
      <text:p text:style-name="Standard">||beacon.examiner.com^$important</text:p>
      <text:p text:style-name="Standard">||beacon.indieclicktv.com^$important</text:p>
      <text:p text:style-name="Standard">||beacon.krxd.net^$important</text:p>
      <text:p text:style-name="Standard">||beacon.lycos.com^$important</text:p>
      <text:p text:style-name="Standard">||beacon.netflix.com^$important</text:p>
      <text:p text:style-name="Standard">||beacon.nuskin.com^$important</text:p>
      <text:p text:style-name="Standard">||beacon.riskified.com^$important</text:p>
      <text:p text:style-name="Standard">||beacon.search.yahoo.com^$important</text:p>
      <text:p text:style-name="Standard">||beacon.shazam.com^$important</text:p>
      <text:p text:style-name="Standard">||beacon.toyota.co.jp^$important</text:p>
      <text:p text:style-name="Standard">||beacon.walmart.com^$important</text:p>
      <text:p text:style-name="Standard"><text:soft-page-break/>||beacon.wikia-services.com^$important</text:p>
      <text:p text:style-name="Standard">||beacon.www.theguardian.com^$important</text:p>
      <text:p text:style-name="Standard">||beacons.helium.com^$important</text:p>
      <text:p text:style-name="Standard">||beadack.com^$important</text:p>
      <text:p text:style-name="Standard">||beancart9.top^$important</text:p>
      <text:p text:style-name="Standard">||beanssur.com^$important</text:p>
      <text:p text:style-name="Standard">||beap-bc.yahoo.com^$important</text:p>
      <text:p text:style-name="Standard">||beap1.cb.g01.yahoodns.net^$important</text:p>
      <text:p text:style-name="Standard">||bearholdings.co^$important</text:p>
      <text:p text:style-name="Standard">||beastmas.club^$important</text:p>
      <text:p text:style-name="Standard">||beatfile01.ml^$important</text:p>
      <text:p text:style-name="Standard">||beatfile3.top^$important</text:p>
      <text:p text:style-name="Standard">||beauty-eyes.kz^$important</text:p>
      <text:p text:style-name="Standard">||beauty-fullbox.com^$important</text:p>
      <text:p text:style-name="Standard">||beauty24.club^$important</text:p>
      <text:p text:style-name="Standard">||beautyandbrainsmagazine.site^$important</text:p>
      <text:p text:style-name="Standard">||beautyhealthcareclub.com^$important</text:p>
      <text:p text:style-name="Standard">||beautyhealthnav.life^$important</text:p>
      <text:p text:style-name="Standard">||beautynams.com^$important</text:p>
      <text:p text:style-name="Standard">||beautyveins.com^$important</text:p>
      <text:p text:style-name="Standard">||bebechas.com^$important</text:p>
      <text:p text:style-name="Standard">||bebi.com^$important</text:p>
      <text:p text:style-name="Standard">||becharakam.ddns.net^$important</text:p>
      <text:p text:style-name="Standard">||becker-tm.org^$important</text:p>
      <text:p text:style-name="Standard">||beckhoff-th.com^$important</text:p>
      <text:p text:style-name="Standard">||bedianmotor.com^$important</text:p>
      <text:p text:style-name="Standard">||bedroomcritic.com^$important</text:p>
      <text:p text:style-name="Standard">||bedwipro987.ddns.net^$important</text:p>
      <text:p text:style-name="Standard">||beeallinone.co.uk^$important</text:p>
      <text:p text:style-name="Standard">||beepme.eu^$important</text:p>
      <text:p text:style-name="Standard">||beepro-propolis.com^$important</text:p>
      <text:p text:style-name="Standard">||beerberv.com^$important</text:p>
      <text:p text:style-name="Standard">||bees11congress.com^$important</text:p>
      <text:p text:style-name="Standard">||beesco.net^$important</text:p>
      <text:p text:style-name="Standard">||beesocial.me^$important</text:p>
      <text:p text:style-name="Standard">||beespeedy.com^$important</text:p>
      <text:p text:style-name="Standard">||befirstclub.org^$important</text:p>
      <text:p text:style-name="Standard">||beflaire.eazy.sk^$important</text:p>
      <text:p text:style-name="Standard">||befounddigitalmarketing.com^$important</text:p>
      <text:p text:style-name="Standard">||begadi.ga^$important</text:p>
      <text:p text:style-name="Standard">||begumazing.com^$important</text:p>
      <text:p text:style-name="Standard">||begun.ru^$important</text:p>
      <text:p text:style-name="Standard">||begurtyut.info^$important</text:p>
      <text:p text:style-name="Standard">||behcosanat.com^$important</text:p>
      <text:p text:style-name="Standard">||behfarmer.com^$important</text:p>
      <text:p text:style-name="Standard">||beholdbhutantravels.com^$important</text:p>
      <text:p text:style-name="Standard">||behumb.com^$important</text:p>
      <text:p text:style-name="Standard">||beicapellipdx.com^$important</text:p>
      <text:p text:style-name="Standard">||bekamp3.com^$important</text:p>
      <text:p text:style-name="Standard">||bel-med-tour.ru^$important</text:p>
      <text:p text:style-name="Standard">||belabargelro.com^$important</text:p>
      <text:p text:style-name="Standard">||belanja-berkah.xyz^$important</text:p>
      <text:p text:style-name="Standard"><text:soft-page-break/>||belaythakayni.com^$important</text:p>
      <text:p text:style-name="Standard">||belediyedanismanlik.net^$important</text:p>
      <text:p text:style-name="Standard">||bellaechicc.com^$important</text:p>
      <text:p text:style-name="Standard">||bellameshell.com^$important</text:p>
      <text:p text:style-name="Standard">||bellenoirluxury.com^$important</text:p>
      <text:p text:style-name="Standard">||bellevueairductcleaning.com^$important</text:p>
      <text:p text:style-name="Standard">||belllflight.com^$important</text:p>
      <text:p text:style-name="Standard">||bellnattura.com.mx^$important</text:p>
      <text:p text:style-name="Standard">||bellvada.co.id^$important</text:p>
      <text:p text:style-name="Standard">||belnagroup.com^$important</text:p>
      <text:p text:style-name="Standard">||beloa.cl^$important</text:p>
      <text:p text:style-name="Standard">||belownd.com^$important</text:p>
      <text:p text:style-name="Standard">||belstat.com^$important</text:p>
      <text:p text:style-name="Standard">||belstat.nl^$important</text:p>
      <text:p text:style-name="Standard">||belt2008.com^$important</text:p>
      <text:p text:style-name="Standard">||beluxuryre.com^$important</text:p>
      <text:p text:style-name="Standard">||belwearcollections.com^$important</text:p>
      <text:p text:style-name="Standard">||belyaevo-room-nail.club^$important</text:p>
      <text:p text:style-name="Standard">||belyi.ug^$important</text:p>
      <text:p text:style-name="Standard">||bemsnet.com^$important</text:p>
      <text:p text:style-name="Standard">||benchover.cn^$important</text:p>
      <text:p text:style-name="Standard">||benchpressadvantage.com^$important</text:p>
      <text:p text:style-name="Standard">||bendes.co.uk^$important</text:p>
      <text:p text:style-name="Standard">||bendetta.online^$important</text:p>
      <text:p text:style-name="Standard">||bengalbreeze.com^$important</text:p>
      <text:p text:style-name="Standard">||benhad.ddns.net^$important</text:p>
      <text:p text:style-name="Standard">||benjamin-shoes.com^$important</text:p>
      <text:p text:style-name="Standard">||benjw.net^$important</text:p>
      <text:p text:style-name="Standard">||benniepeters.com^$important</text:p>
      <text:p text:style-name="Standard">||benplattfan.com^$important</text:p>
      <text:p text:style-name="Standard">||benten02.futbol^$important</text:p>
      <text:p text:style-name="Standard">||benten07.futbol^$important</text:p>
      <text:p text:style-name="Standard">||benten09.futbol^$important</text:p>
      <text:p text:style-name="Standard">||benthanhdorm.com^$important</text:p>
      <text:p text:style-name="Standard">||benweve.com^$important</text:p>
      <text:p text:style-name="Standard">||benzelcleaningsystems.com^$important</text:p>
      <text:p text:style-name="Standard">||benzemahaha.000webhostapp.com^$important</text:p>
      <text:p text:style-name="Standard">||bepdaiduong.com^$important</text:p>
      <text:p text:style-name="Standard">||bepdepvn.com^$important</text:p>
      <text:p text:style-name="Standard">||bercikjakub.sk^$important</text:p>
      <text:p text:style-name="Standard">||berdiset.top^$important</text:p>
      <text:p text:style-name="Standard">||berenbord.nl^$important</text:p>
      <text:p text:style-name="Standard">||bergamaegesondaj.com^$important</text:p>
      <text:p text:style-name="Standard">||bergamot.nu^$important</text:p>
      <text:p text:style-name="Standard">||berikkara.kz^$important</text:p>
      <text:p text:style-name="Standard">||berinindustrie.ro^$important</text:p>
      <text:p text:style-name="Standard">||berita88.net^$important</text:p>
      <text:p text:style-name="Standard">||berkahinternasional.co.id^$important</text:p>
      <text:p text:style-name="Standard">||bernardoalamos.com^$important</text:p>
      <text:p text:style-name="Standard">||berp.com^$important</text:p>
      <text:p text:style-name="Standard">||berplamon.de^$important</text:p>
      <text:p text:style-name="Standard">||besbionia.com^$important</text:p>
      <text:p text:style-name="Standard"><text:soft-page-break/>||besenschek.de^$important</text:p>
      <text:p text:style-name="Standard">||best-baby-items.com^$important</text:p>
      <text:p text:style-name="Standard">||best-checkers.ddns.net^$important</text:p>
      <text:p text:style-name="Standard">||best-mine.site^$important</text:p>
      <text:p text:style-name="Standard">||best-pr.info^$important</text:p>
      <text:p text:style-name="Standard">||best-top.ro^$important</text:p>
      <text:p text:style-name="Standard">||bestbusinesssoftware.net^$important</text:p>
      <text:p text:style-name="Standard">||bestclothingoffers.com^$important</text:p>
      <text:p text:style-name="Standard">||bestcoin.ddns.net^$important</text:p>
      <text:p text:style-name="Standard">||bestcondodeals.net^$important</text:p>
      <text:p text:style-name="Standard">||bestcook.hu^$important</text:p>
      <text:p text:style-name="Standard">||bestdead.pw^$important</text:p>
      <text:p text:style-name="Standard">||bestdiyprojects.info^$important</text:p>
      <text:p text:style-name="Standard">||besthousemarrakech.com^$important</text:p>
      <text:p text:style-name="Standard">||bestintickets.com^$important</text:p>
      <text:p text:style-name="Standard">||bestmusicafrica.com^$important</text:p>
      <text:p text:style-name="Standard">||bestnikoncamera.com^$important</text:p>
      <text:p text:style-name="Standard">||bestofblood.com^$important</text:p>
      <text:p text:style-name="Standard">||bestonlinepharm.com^$important</text:p>
      <text:p text:style-name="Standard">||bestpccare.best^$important</text:p>
      <text:p text:style-name="Standard">||bestphotographytnj.com^$important</text:p>
      <text:p text:style-name="Standard">||bestsearch.net^$important</text:p>
      <text:p text:style-name="Standard">||bestservis161.ru^$important</text:p>
      <text:p text:style-name="Standard">||bestsexologist.xyz^$important</text:p>
      <text:p text:style-name="Standard">||bestshareland.com^$important</text:p>
      <text:p text:style-name="Standard">||bestshariaproperty.com^$important</text:p>
      <text:p text:style-name="Standard">||bestshoppingonus.com^$important</text:p>
      <text:p text:style-name="Standard">||bestsmartphonesreviews.net^$important</text:p>
      <text:p text:style-name="Standard">||bestsuperday.world^$important</text:p>
      <text:p text:style-name="Standard">||besttouristplace.net^$important</text:p>
      <text:p text:style-name="Standard">||besttrackingpage.xyz^$important</text:p>
      <text:p text:style-name="Standard">||bestvalue-tours.nl^$important</text:p>
      <text:p text:style-name="Standard">||bestwpdesign.com^$important</text:p>
      <text:p text:style-name="Standard">||beta.lelivreur09.com^$important</text:p>
      <text:p text:style-name="Standard">||beta.oneclick-beauty.com^$important</text:p>
      <text:p text:style-name="Standard">||beta.theeyestyles.com^$important</text:p>
      <text:p text:style-name="Standard">||betabangladesh.com^$important</text:p>
      <text:p text:style-name="Standard">||betabot.pw^$important</text:p>
      <text:p text:style-name="Standard">||betactecto.com^$important</text:p>
      <text:p text:style-name="Standard">||betal-urfo.ru^$important</text:p>
      <text:p text:style-name="Standard">||betalco.biz^$important</text:p>
      <text:p text:style-name="Standard">||betaoptimexfreze.com^$important</text:p>
      <text:p text:style-name="Standard">||betathermeg.com^$important</text:p>
      <text:p text:style-name="Standard">||betgorebysson.club^$important</text:p>
      <text:p text:style-name="Standard">||bethelastjedi.com^$important</text:p>
      <text:p text:style-name="Standard">||betonbrother.com^$important</text:p>
      <text:p text:style-name="Standard">||bettyasha.com^$important</text:p>
      <text:p text:style-name="Standard">||bettyazari.com^$important</text:p>
      <text:p text:style-name="Standard">||betvirustest.tk^$important</text:p>
      <text:p text:style-name="Standard">||betweendigital.com^$important</text:p>
      <text:p text:style-name="Standard">||beutify.com^$important</text:p>
      <text:p text:style-name="Standard">||beynerendo.com^$important</text:p>
      <text:p text:style-name="Standard"><text:soft-page-break/>||beyondhelicopters.com^$important</text:p>
      <text:p text:style-name="Standard">||beyoote.com^$important</text:p>
      <text:p text:style-name="Standard">||beytriali.com^$important</text:p>
      <text:p text:style-name="Standard">||bezlive.com^$important</text:p>
      <text:p text:style-name="Standard">||bezofik.ru^$important</text:p>
      <text:p text:style-name="Standard">||bezplatnebadania.com.pl^$important</text:p>
      <text:p text:style-name="Standard">||bffanmiefan.tk^$important</text:p>
      <text:p text:style-name="Standard">||bfguidetoeverything.com^$important</text:p>
      <text:p text:style-name="Standard">||bfmio.com^$important</text:p>
      <text:p text:style-name="Standard">||bfs-dc.com^$important</text:p>
      <text:p text:style-name="Standard">||bfvtbull.tk^$important</text:p>
      <text:p text:style-name="Standard">||bfxuknchdic.duckdns.org^$important</text:p>
      <text:p text:style-name="Standard">||bghqyf1.com^$important</text:p>
      <text:p text:style-name="Standard">||bh-mehregan.org^$important</text:p>
      <text:p text:style-name="Standard">||bh8y.xyz^$important</text:p>
      <text:p text:style-name="Standard">||bhagwatiseva.org^$important</text:p>
      <text:p text:style-name="Standard">||bhanu.vetgat.com^$important</text:p>
      <text:p text:style-name="Standard">||bharatenterprise.net^$important</text:p>
      <text:p text:style-name="Standard">||bharathvision.in^$important</text:p>
      <text:p text:style-name="Standard">||bhclicks.com^$important</text:p>
      <text:p text:style-name="Standard">||bhimsecurity.com^$important</text:p>
      <text:p text:style-name="Standard">||bhmaatcalculator.nl^$important</text:p>
      <text:p text:style-name="Standard">||bhoroshasthol.com^$important</text:p>
      <text:p text:style-name="Standard">||bhpz.adj.st^$important</text:p>
      <text:p text:style-name="Standard">||bhraman.org^$important</text:p>
      <text:p text:style-name="Standard">||bhrserviceaps.dk^$important</text:p>
      <text:p text:style-name="Standard">||bhubaneswarambulance.com^$important</text:p>
      <text:p text:style-name="Standard">||bhuiyanmart.com^$important</text:p>
      <text:p text:style-name="Standard">||bhumidigitalphoto.com^$important</text:p>
      <text:p text:style-name="Standard">||bi0plate.com^$important</text:p>
      <text:p text:style-name="Standard">||bialytradings.us^$important</text:p>
      <text:p text:style-name="Standard">||biankhoahoc.com^$important</text:p>
      <text:p text:style-name="Standard">||bibayoff.mx^$important</text:p>
      <text:p text:style-name="Standard">||bibl123.ddns.net^$important</text:p>
      <text:p text:style-name="Standard">||bichchats.top^$important</text:p>
      <text:p text:style-name="Standard">||bida123.pw^$important</text:p>
      <text:p text:style-name="Standard">||bidclix.com^$important</text:p>
      <text:p text:style-name="Standard">||bidclix.net^$important</text:p>
      <text:p text:style-name="Standard">||bidder.criteo.com^$important</text:p>
      <text:p text:style-name="Standard">||bidgear.com^$important</text:p>
      <text:p text:style-name="Standard">||bidr.io^$important</text:p>
      <text:p text:style-name="Standard">||bidswitch.net^$important</text:p>
      <text:p text:style-name="Standard">||bidtrk.com^$important</text:p>
      <text:p text:style-name="Standard">||bidvertiser.com^$important</text:p>
      <text:p text:style-name="Standard">||bien.airdns.org^$important</text:p>
      <text:p text:style-name="Standard">||bienbaogiaothong.top^$important</text:p>
      <text:p text:style-name="Standard">||bienesraicesvictoria.com^$important</text:p>
      <text:p text:style-name="Standard">||biengrandir37.com^$important</text:p>
      <text:p text:style-name="Standard">||bienhieutrongnha.com^$important</text:p>
      <text:p text:style-name="Standard">||bientanlenze.com^$important</text:p>
      <text:p text:style-name="Standard">||bietthubien.org^$important</text:p>
      <text:p text:style-name="Standard">||bietthulambach.com^$important</text:p>
      <text:p text:style-name="Standard"><text:soft-page-break/>||bietthuvinhomesgialam.xyz^$important</text:p>
      <text:p text:style-name="Standard">||bifidoconelove.xyz^$important</text:p>
      <text:p text:style-name="Standard">||bigads.guj.de^$important</text:p>
      <text:p text:style-name="Standard">||bigbangmedia.com^$important</text:p>
      <text:p text:style-name="Standard">||bigbasket.pk^$important</text:p>
      <text:p text:style-name="Standard">||bigbearsports-tw.com^$important</text:p>
      <text:p text:style-name="Standard">||bigben-game.website^$important</text:p>
      <text:p text:style-name="Standard">||bigbig.ddns.net^$important</text:p>
      <text:p text:style-name="Standard">||bigclicks.com^$important</text:p>
      <text:p text:style-name="Standard">||bigdiamondeals.com^$important</text:p>
      <text:p text:style-name="Standard">||bigfishchain.com^$important</text:p>
      <text:p text:style-name="Standard">||bigfit.top^$important</text:p>
      <text:p text:style-name="Standard">||bigg-live.com^$important</text:p>
      <text:p text:style-name="Standard">||biggloria.co.za^$important</text:p>
      <text:p text:style-name="Standard">||bigmastodon.top^$important</text:p>
      <text:p text:style-name="Standard">||bigmining.com^$important</text:p>
      <text:p text:style-name="Standard">||bignorthbarbell.com^$important</text:p>
      <text:p text:style-name="Standard">||bigplan-alex.com^$important</text:p>
      <text:p text:style-name="Standard">||bigprintsport.com^$important</text:p>
      <text:p text:style-name="Standard">||bigshineofficial.com^$important</text:p>
      <text:p text:style-name="Standard">||bihareducation.online^$important</text:p>
      <text:p text:style-name="Standard">||bijjurien.nl^$important</text:p>
      <text:p text:style-name="Standard">||bikerzonebd.com^$important</text:p>
      <text:p text:style-name="Standard">||biketourshanoi.com^$important</text:p>
      <text:p text:style-name="Standard">||bilanacc.com^$important</text:p>
      <text:p text:style-name="Standard">||bildideen.site^$important</text:p>
      <text:p text:style-name="Standard">||billabeda.ga^$important</text:p>
      <text:p text:style-name="Standard">||billboard.cz^$important</text:p>
      <text:p text:style-name="Standard">||billdrop.la^$important</text:p>
      <text:p text:style-name="Standard">||billek.ru^$important</text:p>
      <text:p text:style-name="Standard">||billicash.webhop.me^$important</text:p>
      <text:p text:style-name="Standard">||billingsupport.ru^$important</text:p>
      <text:p text:style-name="Standard">||billiontexting.com^$important</text:p>
      <text:p text:style-name="Standard">||bimehiran-takmili.com^$important</text:p>
      <text:p text:style-name="Standard">||bimetv.com^$important</text:p>
      <text:p text:style-name="Standard">||bimland.info^$important</text:p>
      <text:p text:style-name="Standard">||bimlocal.com^$important</text:p>
      <text:p text:style-name="Standard">||binance-forever.ru^$important</text:p>
      <text:p text:style-name="Standard">||binatones.ml^$important</text:p>
      <text:p text:style-name="Standard">||binayikimisi.com^$important</text:p>
      <text:p text:style-name="Standard">||binckvertelt.nl^$important</text:p>
      <text:p text:style-name="Standard">||bindasrent.com^$important</text:p>
      <text:p text:style-name="Standard">||binderdate.com^$important</text:p>
      <text:p text:style-name="Standard">||bingge168.com^$important</text:p>
      <text:p text:style-name="Standard">||bingobongo.space^$important</text:p>
      <text:p text:style-name="Standard">||bingobongo.xyz^$important</text:p>
      <text:p text:style-name="Standard">||binhchanhland.net^$important</text:p>
      <text:p text:style-name="Standard">||binhduongleasing.com^$important</text:p>
      <text:p text:style-name="Standard">||binjaket.com^$important</text:p>
      <text:p text:style-name="Standard">||binnatto.de^$important</text:p>
      <text:p text:style-name="Standard">||binta.xyz^$important</text:p>
      <text:p text:style-name="Standard">||bio-rost.com^$important</text:p>
      <text:p text:style-name="Standard"><text:soft-page-break/>||bioanalysis.lt^$important</text:p>
      <text:p text:style-name="Standard">||biocoaching.fr^$important</text:p>
      <text:p text:style-name="Standard">||biocodax.com^$important</text:p>
      <text:p text:style-name="Standard">||biodieseldelplata.com^$important</text:p>
      <text:p text:style-name="Standard">||bioenecco.com^$important</text:p>
      <text:p text:style-name="Standard">||biopharmsus.com^$important</text:p>
      <text:p text:style-name="Standard">||biosystem1.com^$important</text:p>
      <text:p text:style-name="Standard">||biotopcare.top^$important</text:p>
      <text:p text:style-name="Standard">||biovaas.com^$important</text:p>
      <text:p text:style-name="Standard">||biquyettansoi.com^$important</text:p>
      <text:p text:style-name="Standard">||birajman.com^$important</text:p>
      <text:p text:style-name="Standard">||birdiiz.com^$important</text:p>
      <text:p text:style-name="Standard">||birdlandonetoone.com^$important</text:p>
      <text:p text:style-name="Standard">||birdseyelaramie.com^$important</text:p>
      <text:p text:style-name="Standard">||birkinbag.net^$important</text:p>
      <text:p text:style-name="Standard">||birmetalciningezinotlari.com^$important</text:p>
      <text:p text:style-name="Standard">||birn.xyz^$important</text:p>
      <text:p text:style-name="Standard">||birreklammarketi.com^$important</text:p>
      <text:p text:style-name="Standard">||bis80.com^$important</text:p>
      <text:p text:style-name="Standard">||bishopians.org^$important</text:p>
      <text:p text:style-name="Standard">||bisnisonlineluarbiasa.com^$important</text:p>
      <text:p text:style-name="Standard">||biswalfoodcircle.com^$important</text:p>
      <text:p text:style-name="Standard">||biswascreation.com^$important</text:p>
      <text:p text:style-name="Standard">||bitads.net^$important</text:p>
      <text:p text:style-name="Standard">||bitbuddybtc.com^$important</text:p>
      <text:p text:style-name="Standard">||bitcoingerminator.com^$important</text:p>
      <text:p text:style-name="Standard">||bitcoinlagi.com^$important</text:p>
      <text:p text:style-name="Standard">||bitf.hopto.org^$important</text:p>
      <text:p text:style-name="Standard">||bitkiselzayiflamailaci.com^$important</text:p>
      <text:p text:style-name="Standard">||bitmainantminer.filmko.info^$important</text:p>
      <text:p text:style-name="Standard">||bitmedianetwork.com^$important</text:p>
      <text:p text:style-name="Standard">||bitninja.io^$important</text:p>
      <text:p text:style-name="Standard">||bitrix.info^$important</text:p>
      <text:p text:style-name="Standard">||bitsmash.ovh^$important</text:p>
      <text:p text:style-name="Standard">||bitstechnolabs.com^$important</text:p>
      <text:p text:style-name="Standard">||biu.ac^$important</text:p>
      <text:p text:style-name="Standard">||bixtoj.gq^$important</text:p>
      <text:p text:style-name="Standard">||biyunhui.com^$important</text:p>
      <text:p text:style-name="Standard">||biz-shop.pro^$important</text:p>
      <text:p text:style-name="Standard">||bizad.nikkeibp.co.jp^$important</text:p>
      <text:p text:style-name="Standard">||bizertanet.tn^$important</text:p>
      <text:p text:style-name="Standard">||bizi-ss.com^$important</text:p>
      <text:p text:style-name="Standard">||bizible.com^$important</text:p>
      <text:p text:style-name="Standard">||bizibly.com^$important</text:p>
      <text:p text:style-name="Standard">||bizindia.co^$important</text:p>
      <text:p text:style-name="Standard">||bizjournalsnet.com^$important</text:p>
      <text:p text:style-name="Standard">||biznetvgator.com^$important</text:p>
      <text:p text:style-name="Standard">||biznetvigator.ml^$important</text:p>
      <text:p text:style-name="Standard">||bizographics.com^$important</text:p>
      <text:p text:style-name="Standard">||bizrate.com^$important</text:p>
      <text:p text:style-name="Standard">||bizresilience.com^$important</text:p>
      <text:p text:style-name="Standard">||bizridertrip.com^$important</text:p>
      <text:p text:style-name="Standard"><text:soft-page-break/>||biztradersintl.xyz^$important</text:p>
      <text:p text:style-name="Standard">||bjbt.hopto.org^$important</text:p>
      <text:p text:style-name="Standard">||bjrgroup.co.in^$important</text:p>
      <text:p text:style-name="Standard">||bjtechnologies.net^$important</text:p>
      <text:p text:style-name="Standard">||bkj2002.com^$important</text:p>
      <text:p text:style-name="Standard">||bkrtx.com^$important</text:p>
      <text:p text:style-name="Standard">||bkwriting.com^$important</text:p>
      <text:p text:style-name="Standard">||bl0ckchain.ug^$important</text:p>
      <text:p text:style-name="Standard">||blaackjack.com^$important</text:p>
      <text:p text:style-name="Standard">||blablabla.ac.ug^$important</text:p>
      <text:p text:style-name="Standard">||blacharhost.com^$important</text:p>
      <text:p text:style-name="Standard">||black-belt-boss.com^$important</text:p>
      <text:p text:style-name="Standard">||black-ether.com^$important</text:p>
      <text:p text:style-name="Standard">||black-hawksecurity.com^$important</text:p>
      <text:p text:style-name="Standard">||black.ac.ug^$important</text:p>
      <text:p text:style-name="Standard">||black99black.ddns.net^$important</text:p>
      <text:p text:style-name="Standard">||blackgarlic.com.tw^$important</text:p>
      <text:p text:style-name="Standard">||blackhagga.duckdns.org^$important</text:p>
      <text:p text:style-name="Standard">||blackhatsecx.ddns.net^$important</text:p>
      <text:p text:style-name="Standard">||blacklifestyle.net^$important</text:p>
      <text:p text:style-name="Standard">||blackmirror77777.ddns.net^$important</text:p>
      <text:p text:style-name="Standard">||blacknet.all-hacks.org^$important</text:p>
      <text:p text:style-name="Standard">||blacknet.riskpi.xyz^$important</text:p>
      <text:p text:style-name="Standard">||blacknred.ma^$important</text:p>
      <text:p text:style-name="Standard">||blackos.net^$important</text:p>
      <text:p text:style-name="Standard">||blackpearl61.com^$important</text:p>
      <text:p text:style-name="Standard">||blackrock31.ddns.net^$important</text:p>
      <text:p text:style-name="Standard">||blackshadow22.ddns.net^$important</text:p>
      <text:p text:style-name="Standard">||blacksilk.xyz^$important</text:p>
      <text:p text:style-name="Standard">||blackuniverse.eu^$important</text:p>
      <text:p text:style-name="Standard">||bladefitness.in^$important</text:p>
      <text:p text:style-name="Standard">||blakbass.linkpc.net^$important</text:p>
      <text:p text:style-name="Standard">||blakebyblake.com^$important</text:p>
      <text:p text:style-name="Standard">||blamdigital.com^$important</text:p>
      <text:p text:style-name="Standard">||blangcut.id^$important</text:p>
      <text:p text:style-name="Standard">||blanky.neagoeandrei.com^$important</text:p>
      <text:p text:style-name="Standard">||blankydesign.wp-goodies.com^$important</text:p>
      <text:p text:style-name="Standard">||blankydesign2.wp-goodies.com^$important</text:p>
      <text:p text:style-name="Standard">||blast4traffic.com^$important</text:p>
      <text:p text:style-name="Standard">||blastforcleaningservices.com^$important</text:p>
      <text:p text:style-name="Standard">||blastupsms.com^$important</text:p>
      <text:p text:style-name="Standard">||blazztgroup.com^$important</text:p>
      <text:p text:style-name="Standard">||blckfrdcreative.com^$important</text:p>
      <text:p text:style-name="Standard">||bleflyyon.com^$important</text:p>
      <text:p text:style-name="Standard">||blendzy.duckdns.org^$important</text:p>
      <text:p text:style-name="Standard">||blesblochem.com^$important</text:p>
      <text:p text:style-name="Standard">||blessedgui.desi^$important</text:p>
      <text:p text:style-name="Standard">||blessedstudiodigital.000webhostapp.com^$important</text:p>
      <text:p text:style-name="Standard">||bleuhey.ng^$important</text:p>
      <text:p text:style-name="Standard">||blingbucks.com^$important</text:p>
      <text:p text:style-name="Standard">||blinkblink.eu^$important</text:p>
      <text:p text:style-name="Standard">||blinksecurity.org^$important</text:p>
      <text:p text:style-name="Standard"><text:soft-page-break/>||blobfeed.com^$important</text:p>
      <text:p text:style-name="Standard">||blockchainbitcoins.info^$important</text:p>
      <text:p text:style-name="Standard">||blockchainhowtouse.com^$important</text:p>
      <text:p text:style-name="Standard">||blockchainjoblist.com^$important</text:p>
      <text:p text:style-name="Standard">||blocomplimited.biz^$important</text:p>
      <text:p text:style-name="Standard">||blog.380degre.com^$important</text:p>
      <text:p text:style-name="Standard">||blog.51cool.club^$important</text:p>
      <text:p text:style-name="Standard">||blog.8500km.com^$important</text:p>
      <text:p text:style-name="Standard">||blog.adflyup.com^$important</text:p>
      <text:p text:style-name="Standard">||blog.adpubmatic.com^$important</text:p>
      <text:p text:style-name="Standard">||blog.aidhoo.com^$important</text:p>
      <text:p text:style-name="Standard">||blog.aliatakay.com^$important</text:p>
      <text:p text:style-name="Standard">||blog.anoonclearing.com^$important</text:p>
      <text:p text:style-name="Standard">||blog.anytimeneeds.com^$important</text:p>
      <text:p text:style-name="Standard">||blog.apoictech.com^$important</text:p>
      <text:p text:style-name="Standard">||blog.arquitetofabiopalheta.com^$important</text:p>
      <text:p text:style-name="Standard">||blog.athletehumanity.org^$important</text:p>
      <text:p text:style-name="Standard">||blog.bestcs.in^$important</text:p>
      <text:p text:style-name="Standard">||blog.canmertdogan.com^$important</text:p>
      <text:p text:style-name="Standard">||blog.chefbrunaavila.com.br^$important</text:p>
      <text:p text:style-name="Standard">||blog.daneshjooyi.com^$important</text:p>
      <text:p text:style-name="Standard">||blog.dotomui.com^$important</text:p>
      <text:p text:style-name="Standard">||blog.fastcommerz.com^$important</text:p>
      <text:p text:style-name="Standard">||blog.gxlfqy.xyz^$important</text:p>
      <text:p text:style-name="Standard">||blog.harmonyturismosistemico.com^$important</text:p>
      <text:p text:style-name="Standard">||blog.hasilkan.com^$important</text:p>
      <text:p text:style-name="Standard">||blog.intelliservices.io^$important</text:p>
      <text:p text:style-name="Standard">||blog.kopila.co^$important</text:p>
      <text:p text:style-name="Standard">||blog.lalalalala.club^$important</text:p>
      <text:p text:style-name="Standard">||blog.lasoy.net^$important</text:p>
      <text:p text:style-name="Standard">||blog.learncy.net^$important</text:p>
      <text:p text:style-name="Standard">||blog.meditacaosempre.com^$important</text:p>
      <text:p text:style-name="Standard">||blog.myrenterhero.com^$important</text:p>
      <text:p text:style-name="Standard">||blog.ouou.eu^$important</text:p>
      <text:p text:style-name="Standard">||blog.penge520.top^$important</text:p>
      <text:p text:style-name="Standard">||blog.regenera23.com.br^$important</text:p>
      <text:p text:style-name="Standard">||blog.ruslanski.co^$important</text:p>
      <text:p text:style-name="Standard">||blog.s-se.ru^$important</text:p>
      <text:p text:style-name="Standard">||blog.sanaozel.site^$important</text:p>
      <text:p text:style-name="Standard">||blog.schlichte.xyz^$important</text:p>
      <text:p text:style-name="Standard">||blog.steadfast-inc.com^$important</text:p>
      <text:p text:style-name="Standard">||blog.todaygig.com^$important</text:p>
      <text:p text:style-name="Standard">||blog.tuend.tk^$important</text:p>
      <text:p text:style-name="Standard">||blog.turnkeytown.com^$important</text:p>
      <text:p text:style-name="Standard">||blog.tuziip.com^$important</text:p>
      <text:p text:style-name="Standard">||blog.winlifeinfosys.com^$important</text:p>
      <text:p text:style-name="Standard">||blog.yst.global^$important</text:p>
      <text:p text:style-name="Standard">||blogads.com^$important</text:p>
      <text:p text:style-name="Standard">||blogbattalionelite.com^$important</text:p>
      <text:p text:style-name="Standard">||blogcounter.de^$important</text:p>
      <text:p text:style-name="Standard">||blogdaliga.com.br^$important</text:p>
      <text:p text:style-name="Standard">||blogdovarejo.campanhamartins.com.br^$important</text:p>
      <text:p text:style-name="Standard"><text:soft-page-break/>||blogforgamer.com^$important</text:p>
      <text:p text:style-name="Standard">||blogger.scentasticyoga.com^$important</text:p>
      <text:p text:style-name="Standard">||blogherads.com^$important</text:p>
      <text:p text:style-name="Standard">||blogkarir.com^$important</text:p>
      <text:p text:style-name="Standard">||blogrush.com^$important</text:p>
      <text:p text:style-name="Standard">||blogs.cricskill.com^$important</text:p>
      <text:p text:style-name="Standard">||blogs.dentalface.ru^$important</text:p>
      <text:p text:style-name="Standard">||blogs.thule.su^$important</text:p>
      <text:p text:style-name="Standard">||blogtoplist.se^$important</text:p>
      <text:p text:style-name="Standard">||blogtopsites.com^$important</text:p>
      <text:p text:style-name="Standard">||bloombrainz.com^$important</text:p>
      <text:p text:style-name="Standard">||bloomspor.com^$important</text:p>
      <text:p text:style-name="Standard">||blorehost.in^$important</text:p>
      <text:p text:style-name="Standard">||blotec.in^$important</text:p>
      <text:p text:style-name="Standard">||blschain.com^$important</text:p>
      <text:p text:style-name="Standard">||blubjkh.ddns.net^$important</text:p>
      <text:p text:style-name="Standard">||blue-airship.com^$important</text:p>
      <text:p text:style-name="Standard">||blue-port.jp^$important</text:p>
      <text:p text:style-name="Standard">||blueadvertise.com^$important</text:p>
      <text:p text:style-name="Standard">||blueboxxinterior.com^$important</text:p>
      <text:p text:style-name="Standard">||bluecava.com^$important</text:p>
      <text:p text:style-name="Standard">||bluecheats.com^$important</text:p>
      <text:p text:style-name="Standard">||blueclutch.com^$important</text:p>
      <text:p text:style-name="Standard">||blueconic.net^$important</text:p>
      <text:p text:style-name="Standard">||bluecornerblog.tk^$important</text:p>
      <text:p text:style-name="Standard">||bluecrestpress.com^$important</text:p>
      <text:p text:style-name="Standard">||blueheartfeed.com^$important</text:p>
      <text:p text:style-name="Standard">||bluehost.theoceanweb.com^$important</text:p>
      <text:p text:style-name="Standard">||bluekai.com^$important</text:p>
      <text:p text:style-name="Standard">||bluelithium.com^$important</text:p>
      <text:p text:style-name="Standard">||bluem-man.com^$important</text:p>
      <text:p text:style-name="Standard">||bluepalm.tech^$important</text:p>
      <text:p text:style-name="Standard">||blueriiver-eu.com^$important</text:p>
      <text:p text:style-name="Standard">||bluesuntourism.com^$important</text:p>
      <text:p text:style-name="Standard">||bluewhaleweb.com^$important</text:p>
      <text:p text:style-name="Standard">||bluewindservice.com^$important</text:p>
      <text:p text:style-name="Standard">||blulinknetwork.com^$important</text:p>
      <text:p text:style-name="Standard">||blushingsugar.com^$important</text:p>
      <text:p text:style-name="Standard">||blutrumpet.com^$important</text:p>
      <text:p text:style-name="Standard">||blyxb.27667.club^$important</text:p>
      <text:p text:style-name="Standard">||bm.annonce.cz^$important</text:p>
      <text:p text:style-name="Standard">||bmg-thailand.com^$important</text:p>
      <text:p text:style-name="Standard">||bmmotorspares.com^$important</text:p>
      <text:p text:style-name="Standard">||bmrbpdnuvvbkpluajbll.com^$important</text:p>
      <text:p text:style-name="Standard">||bms-itd.com^$important</text:p>
      <text:p text:style-name="Standard">||bms.shwesu.me^$important</text:p>
      <text:p text:style-name="Standard">||bmsay.xyz^$important</text:p>
      <text:p text:style-name="Standard">||bmssw.org^$important</text:p>
      <text:p text:style-name="Standard">||bmti.com.np^$important</text:p>
      <text:p text:style-name="Standard">||bmwe30.ddns.net^$important</text:p>
      <text:p text:style-name="Standard">||bmwm5.space^$important</text:p>
      <text:p text:style-name="Standard">||bmwxdinnoapx.uz^$important</text:p>
      <text:p text:style-name="Standard"><text:soft-page-break/>||bmwxdinnowin.uz^$important</text:p>
      <text:p text:style-name="Standard">||bn.bfast.com^$important</text:p>
      <text:p text:style-name="Standard">||bnc.lt^$important</text:p>
      <text:p text:style-name="Standard">||bnc24.in^$important</text:p>
      <text:p text:style-name="Standard">||bncv334d.ru^$important</text:p>
      <text:p text:style-name="Standard">||bnee.adj.st^$important</text:p>
      <text:p text:style-name="Standard">||bnicl.net^$important</text:p>
      <text:p text:style-name="Standard">||bnkstore.com^$important</text:p>
      <text:p text:style-name="Standard">||bnpparis.co^$important</text:p>
      <text:p text:style-name="Standard">||bnsddfhjdfgvbxc.ru^$important</text:p>
      <text:p text:style-name="Standard">||bnvtfhdfsasd.ug^$important</text:p>
      <text:p text:style-name="Standard">||bo6y1.duckdns.org^$important</text:p>
      <text:p text:style-name="Standard">||bobbitopedia.com^$important</text:p>
      <text:p text:style-name="Standard">||bobbychiz.top^$important</text:p>
      <text:p text:style-name="Standard">||bobbyservices.cf^$important</text:p>
      <text:p text:style-name="Standard">||bobbyservices.ga^$important</text:p>
      <text:p text:style-name="Standard">||bobbyservices.gq^$important</text:p>
      <text:p text:style-name="Standard">||bobbyservices.ml^$important</text:p>
      <text:p text:style-name="Standard">||bobbyservices.tk^$important</text:p>
      <text:p text:style-name="Standard">||bobbyterry.top^$important</text:p>
      <text:p text:style-name="Standard">||bobbyworld.top^$important</text:p>
      <text:p text:style-name="Standard">||bobmaritime.com^$important</text:p>
      <text:p text:style-name="Standard">||bobryangood.ga^$important</text:p>
      <text:p text:style-name="Standard">||bobryangood1.ga^$important</text:p>
      <text:p text:style-name="Standard">||bocaratongaragedoorrepair.net^$important</text:p>
      <text:p text:style-name="Standard">||bodegaslopezmoernas.com^$important</text:p>
      <text:p text:style-name="Standard">||boersego-ads.de^$important</text:p>
      <text:p text:style-name="Standard">||boeschboddenspies.com^$important</text:p>
      <text:p text:style-name="Standard">||bogdanooo.site^$important</text:p>
      <text:p text:style-name="Standard">||bohler-edelstahl-at.com^$important</text:p>
      <text:p text:style-name="Standard">||bohochicstyle.org^$important</text:p>
      <text:p text:style-name="Standard">||boholnaldixtours.com^$important</text:p>
      <text:p text:style-name="Standard">||boiler-horizontal.com^$important</text:p>
      <text:p text:style-name="Standard">||boinvc.ga^$important</text:p>
      <text:p text:style-name="Standard">||boiseconcretecontractors.com^$important</text:p>
      <text:p text:style-name="Standard">||boiviyeu.com^$important</text:p>
      <text:p text:style-name="Standard">||bokslink.com^$important</text:p>
      <text:p text:style-name="Standard">||bolanenkee.com^$important</text:p>
      <text:p text:style-name="Standard">||boldchat.com^$important</text:p>
      <text:p text:style-name="Standard">||boldreflectionsmn.com^$important</text:p>
      <text:p text:style-name="Standard">||bolehprediksi.com^$important</text:p>
      <text:p text:style-name="Standard">||bollywoodviralnews.com^$important</text:p>
      <text:p text:style-name="Standard">||bologuron.club^$important</text:p>
      <text:p text:style-name="Standard">||bologuron3.club^$important</text:p>
      <text:p text:style-name="Standard">||bolsaooma.com^$important</text:p>
      <text:p text:style-name="Standard">||bomba55.ddns.net^$important</text:p>
      <text:p text:style-name="Standard">||bombeirobianchini.com.br^$important</text:p>
      <text:p text:style-name="Standard">||bomberosvilladelrosario.org^$important</text:p>
      <text:p text:style-name="Standard">||bomfinanceiro.com^$important</text:p>
      <text:p text:style-name="Standard">||bonaccount.com^$important</text:p>
      <text:p text:style-name="Standard">||bonanzadesign-my.com^$important</text:p>
      <text:p text:style-name="Standard">||bonappetit.com^$important</text:p>
      <text:p text:style-name="Standard"><text:soft-page-break/>||bondagetrip.com^$important</text:p>
      <text:p text:style-name="Standard">||bondbengals.info^$important</text:p>
      <text:p text:style-name="Standard">||bondibackpackersnhatrang.com^$important</text:p>
      <text:p text:style-name="Standard">||bonekabonekaku.com^$important</text:p>
      <text:p text:style-name="Standard">||bongdacloud.com^$important</text:p>
      <text:p text:style-name="Standard">||bonnyfashiontex.com^$important</text:p>
      <text:p text:style-name="Standard">||bonnyprint.com^$important</text:p>
      <text:p text:style-name="Standard">||bonus-casino.eu^$important</text:p>
      <text:p text:style-name="Standard">||bonusprosto.ru^$important</text:p>
      <text:p text:style-name="Standard">||bood.ddns.net^$important</text:p>
      <text:p text:style-name="Standard">||book4u.ganbarune.com^$important</text:p>
      <text:p text:style-name="Standard">||booking.com^$important</text:p>
      <text:p text:style-name="Standard">||bookmeguide.com^$important</text:p>
      <text:p text:style-name="Standard">||books.google.com^$important</text:p>
      <text:p text:style-name="Standard">||booku.us^$important</text:p>
      <text:p text:style-name="Standard">||boom-music.tk^$important</text:p>
      <text:p text:style-name="Standard">||boom.ro^$important</text:p>
      <text:p text:style-name="Standard">||boomads.com^$important</text:p>
      <text:p text:style-name="Standard">||boomcoins.ml^$important</text:p>
      <text:p text:style-name="Standard">||boomenergyng.com^$important</text:p>
      <text:p text:style-name="Standard">||boomgo.xyz^$important</text:p>
      <text:p text:style-name="Standard">||boost-my-pr.de^$important</text:p>
      <text:p text:style-name="Standard">||bootcampforbabylawyers.com^$important</text:p>
      <text:p text:style-name="Standard">||bootiky.com^$important</text:p>
      <text:p text:style-name="Standard">||bootycampcardiff.com^$important</text:p>
      <text:p text:style-name="Standard">||boozzdigital.com^$important</text:p>
      <text:p text:style-name="Standard">||bor-demir.com^$important</text:p>
      <text:p text:style-name="Standard">||bordargroup-com.ga^$important</text:p>
      <text:p text:style-name="Standard">||bornanopex.com^$important</text:p>
      <text:p text:style-name="Standard">||borneofoodie.com^$important</text:p>
      <text:p text:style-name="Standard">||borrdrillling.com^$important</text:p>
      <text:p text:style-name="Standard">||borsontech.com^$important</text:p>
      <text:p text:style-name="Standard">||bosch-pharmia.com^$important</text:p>
      <text:p text:style-name="Standard">||boslife.com.br^$important</text:p>
      <text:p text:style-name="Standard">||bosniakov.com^$important</text:p>
      <text:p text:style-name="Standard">||bosspattaya.com^$important</text:p>
      <text:p text:style-name="Standard">||bostaneagrobio.tn^$important</text:p>
      <text:p text:style-name="Standard">||bostonseafarms.com^$important</text:p>
      <text:p text:style-name="Standard">||bostrowala.com^$important</text:p>
      <text:p text:style-name="Standard">||bosungtwco.kr^$important</text:p>
      <text:p text:style-name="Standard">||bot.jefferyworks.cf^$important</text:p>
      <text:p text:style-name="Standard">||botheist.xyz^$important</text:p>
      <text:p text:style-name="Standard">||botnet.updater-windows.com^$important</text:p>
      <text:p text:style-name="Standard">||botnet1337.myddns.me^$important</text:p>
      <text:p text:style-name="Standard">||botonbot.net^$important</text:p>
      <text:p text:style-name="Standard">||botsalesforce.com^$important</text:p>
      <text:p text:style-name="Standard">||botsking.net^$important</text:p>
      <text:p text:style-name="Standard">||botstars.net^$important</text:p>
      <text:p text:style-name="Standard">||bottraxanhtini.com^$important</text:p>
      <text:p text:style-name="Standard">||bouhuer.com^$important</text:p>
      <text:p text:style-name="Standard">||boukhris-freres.com^$important</text:p>
      <text:p text:style-name="Standard">||bounceexchange.com^$important</text:p>
      <text:p text:style-name="Standard"><text:soft-page-break/>||bounceg.com^$important</text:p>
      <text:p text:style-name="Standard">||bounceme.bounceme.net^$important</text:p>
      <text:p text:style-name="Standard">||boundertime.ru^$important</text:p>
      <text:p text:style-name="Standard">||bountyinmobiliaria.ru^$important</text:p>
      <text:p text:style-name="Standard">||bourbonature.com^$important</text:p>
      <text:p text:style-name="Standard">||bouresmau-gsf.com^$important</text:p>
      <text:p text:style-name="Standard">||boutiquedomadoo.disqus.com^$important</text:p>
      <text:p text:style-name="Standard">||bouxwe.ml^$important</text:p>
      <text:p text:style-name="Standard">||bowlinetestcracker.hopto.org^$important</text:p>
      <text:p text:style-name="Standard">||bowsbride.co.uk^$important</text:p>
      <text:p text:style-name="Standard">||box-cloud.net^$important</text:p>
      <text:p text:style-name="Standard">||box.anchorfree.net^$important</text:p>
      <text:p text:style-name="Standard">||boxsco.website^$important</text:p>
      <text:p text:style-name="Standard">||boxun360.com^$important</text:p>
      <text:p text:style-name="Standard">||boxyfy.com^$important</text:p>
      <text:p text:style-name="Standard">||boyabadanaustasi.net^$important</text:p>
      <text:p text:style-name="Standard">||boyka.co^$important</text:p>
      <text:p text:style-name="Standard">||bozarkaya.com^$important</text:p>
      <text:p text:style-name="Standard">||bozkurtfurkan.com^$important</text:p>
      <text:p text:style-name="Standard">||bozziro.ir^$important</text:p>
      <text:p text:style-name="Standard">||bparj.xyz^$important</text:p>
      <text:p text:style-name="Standard">||bpath.com^$important</text:p>
      <text:p text:style-name="Standard">||bpost-pakketservice.su^$important</text:p>
      <text:p text:style-name="Standard">||bpoxnet.com^$important</text:p>
      <text:p text:style-name="Standard">||br3sa.sytes.net^$important</text:p>
      <text:p text:style-name="Standard">||brabelink.com^$important</text:p>
      <text:p text:style-name="Standard">||brado.alfacode.com.br^$important</text:p>
      <text:p text:style-name="Standard">||bradshawtits.xyz^$important</text:p>
      <text:p text:style-name="Standard">||braecarautos.com^$important</text:p>
      <text:p text:style-name="Standard">||brahmanakarya.com^$important</text:p>
      <text:p text:style-name="Standard">||brahmanbariatribune.com^$important</text:p>
      <text:p text:style-name="Standard">||brahmanbariatv.com^$important</text:p>
      <text:p text:style-name="Standard">||brainbug.at^$important</text:p>
      <text:p text:style-name="Standard">||braincarney.hopto.org^$important</text:p>
      <text:p text:style-name="Standard">||braincash.com^$important</text:p>
      <text:p text:style-name="Standard">||brainfuck.site^$important</text:p>
      <text:p text:style-name="Standard">||brainrave.eu^$important</text:p>
      <text:p text:style-name="Standard">||braintrainersuk.com^$important</text:p>
      <text:p text:style-name="Standard">||braithwaiterestoration.com^$important</text:p>
      <text:p text:style-name="Standard">||bramantio727.000webhostapp.com^$important</text:p>
      <text:p text:style-name="Standard">||bramastudio.com^$important</text:p>
      <text:p text:style-name="Standard">||branch.io^$important</text:p>
      <text:p text:style-name="Standard">||brandagencyportland.com^$important</text:p>
      <text:p text:style-name="Standard">||brandbuckit.ml^$important</text:p>
      <text:p text:style-name="Standard">||brandbuilderglobal.com^$important</text:p>
      <text:p text:style-name="Standard">||brandconscience.in^$important</text:p>
      <text:p text:style-name="Standard">||brandl-transporte.at^$important</text:p>
      <text:p text:style-name="Standard">||brandreachsys.com^$important</text:p>
      <text:p text:style-name="Standard">||brandsofzambia.com^$important</text:p>
      <text:p text:style-name="Standard">||branovate.com^$important</text:p>
      <text:p text:style-name="Standard">||brascase-br.com^$important</text:p>
      <text:p text:style-name="Standard">||brasch-adolf.xyz^$important</text:p>
      <text:p text:style-name="Standard"><text:soft-page-break/>||brasch.com.br^$important</text:p>
      <text:p text:style-name="Standard">||brasilien-hojskolen.dk^$important</text:p>
      <text:p text:style-name="Standard">||brave-software.info^$important</text:p>
      <text:p text:style-name="Standard">||bravenet.com.invalid^$important</text:p>
      <text:p text:style-name="Standard">||bravestking.borsodchern.us^$important</text:p>
      <text:p text:style-name="Standard">||brazzzer.bit^$important</text:p>
      <text:p text:style-name="Standard">||brdmin.com^$important</text:p>
      <text:p text:style-name="Standard">||breakin.cf^$important</text:p>
      <text:p text:style-name="Standard">||breakthecycleutah.com^$important</text:p>
      <text:p text:style-name="Standard">||breathtakerstours.com^$important</text:p>
      <text:p text:style-name="Standard">||breccioneserrande.com^$important</text:p>
      <text:p text:style-name="Standard">||bredogeneration123.com^$important</text:p>
      <text:p text:style-name="Standard">||breezart-russia.ru^$important</text:p>
      <text:p text:style-name="Standard">||bregreup.com^$important</text:p>
      <text:p text:style-name="Standard">||breitfeld.eu^$important</text:p>
      <text:p text:style-name="Standard">||brelaxmassage.com^$important</text:p>
      <text:p text:style-name="Standard">||brenterprise.info^$important</text:p>
      <text:p text:style-name="Standard">||bretexpress.com^$important</text:p>
      <text:p text:style-name="Standard">||brgsabz.com^$important</text:p>
      <text:p text:style-name="Standard">||brickandmobile.com^$important</text:p>
      <text:p text:style-name="Standard">||brickcityblogs.com^$important</text:p>
      <text:p text:style-name="Standard">||bricorate.com^$important</text:p>
      <text:p text:style-name="Standard">||bridgetrack.com^$important</text:p>
      <text:p text:style-name="Standard">||brightcove.com^$important</text:p>
      <text:p text:style-name="Standard">||brighteducationcenter.org.rw^$important</text:p>
      <text:p text:style-name="Standard">||brightervisionsites30.com^$important</text:p>
      <text:p text:style-name="Standard">||brightfutureparivar.org^$important</text:p>
      <text:p text:style-name="Standard">||brightinfo.com^$important</text:p>
      <text:p text:style-name="Standard">||brightkidsformula.com^$important</text:p>
      <text:p text:style-name="Standard">||brightlookoptic.xyz^$important</text:p>
      <text:p text:style-name="Standard">||brightol.cf^$important</text:p>
      <text:p text:style-name="Standard">||brightpathimmigration.com^$important</text:p>
      <text:p text:style-name="Standard">||brightquestinc.com^$important</text:p>
      <text:p text:style-name="Standard">||brijeshrana.com^$important</text:p>
      <text:p text:style-name="Standard">||brijfolk.com^$important</text:p>
      <text:p text:style-name="Standard">||bringloverback.com^$important</text:p>
      <text:p text:style-name="Standard">||brinks.store^$important</text:p>
      <text:p text:style-name="Standard">||britanniasuperior.uk^$important</text:p>
      <text:p text:style-name="Standard">||british-banners.com^$important</text:p>
      <text:p text:style-name="Standard">||brittany-crepesandgalettes.com^$important</text:p>
      <text:p text:style-name="Standard">||brkglobalsolutions.com^$important</text:p>
      <text:p text:style-name="Standard">||brkhukuk.com^$important</text:p>
      <text:p text:style-name="Standard">||broadpeakdefense.com^$important</text:p>
      <text:p text:style-name="Standard">||broadstreetads.com^$important</text:p>
      <text:p text:style-name="Standard">||brobrxbiotech.com^$important</text:p>
      <text:p text:style-name="Standard">||broken10.cf^$important</text:p>
      <text:p text:style-name="Standard">||broken2.cf^$important</text:p>
      <text:p text:style-name="Standard">||broken3.cf^$important</text:p>
      <text:p text:style-name="Standard">||broken4.cf^$important</text:p>
      <text:p text:style-name="Standard">||broken7.cf^$important</text:p>
      <text:p text:style-name="Standard">||brokenbones.cf^$important</text:p>
      <text:p text:style-name="Standard">||brokenbones.ga^$important</text:p>
      <text:p text:style-name="Standard"><text:soft-page-break/>||brokenbones.ml^$important</text:p>
      <text:p text:style-name="Standard">||brokenbrains.xyz^$important</text:p>
      <text:p text:style-name="Standard">||brokenhead.xyz^$important</text:p>
      <text:p text:style-name="Standard">||brokenheart.xyz^$important</text:p>
      <text:p text:style-name="Standard">||brokenme.xyz^$important</text:p>
      <text:p text:style-name="Standard">||brokenservices.cf^$important</text:p>
      <text:p text:style-name="Standard">||brokenservices.gq^$important</text:p>
      <text:p text:style-name="Standard">||brokenservices.ml^$important</text:p>
      <text:p text:style-name="Standard">||brokenservices.tk^$important</text:p>
      <text:p text:style-name="Standard">||brokenservices.xyz^$important</text:p>
      <text:p text:style-name="Standard">||brokenskul.xyz^$important</text:p>
      <text:p text:style-name="Standard">||brokenskull.cf^$important</text:p>
      <text:p text:style-name="Standard">||brokenskull.gq^$important</text:p>
      <text:p text:style-name="Standard">||brokenskull2.xyz^$important</text:p>
      <text:p text:style-name="Standard">||brokensoul.cf^$important</text:p>
      <text:p text:style-name="Standard">||brokensoul.ga^$important</text:p>
      <text:p text:style-name="Standard">||brokensoul.gq^$important</text:p>
      <text:p text:style-name="Standard">||brokentools.xyz^$important</text:p>
      <text:p text:style-name="Standard">||brooklynandbronx.com.ng^$important</text:p>
      <text:p text:style-name="Standard">||brooklynlilly.com^$important</text:p>
      <text:p text:style-name="Standard">||broscheid.de^$important</text:p>
      <text:p text:style-name="Standard">||brosstayhype.co.za^$important</text:p>
      <text:p text:style-name="Standard">||brotechvn.com^$important</text:p>
      <text:p text:style-name="Standard">||brotherflltration.com^$important</text:p>
      <text:p text:style-name="Standard">||brotherspromotions.com^$important</text:p>
      <text:p text:style-name="Standard">||brouq-sa.com^$important</text:p>
      <text:p text:style-name="Standard">||brown-about-town.com^$important</text:p>
      <text:p text:style-name="Standard">||browserinstallup.xyz^$important</text:p>
      <text:p text:style-name="Standard">||browserplugin.duckdns.org^$important</text:p>
      <text:p text:style-name="Standard">||browsers.dn.ua^$important</text:p>
      <text:p text:style-name="Standard">||brsrvr.com^$important</text:p>
      <text:p text:style-name="Standard">||brther-group.com^$important</text:p>
      <text:p text:style-name="Standard">||brtx.translinklogistics.info^$important</text:p>
      <text:p text:style-name="Standard">||brunerpreschool.co.uk^$important</text:p>
      <text:p text:style-name="Standard">||brunoman.website^$important</text:p>
      <text:p text:style-name="Standard">||brut.uz^$important</text:p>
      <text:p text:style-name="Standard">||bruze2.ug^$important</text:p>
      <text:p text:style-name="Standard">||bryanlowe.co.nz^$important</text:p>
      <text:p text:style-name="Standard">||brynn.ink^$important</text:p>
      <text:p text:style-name="Standard">||bs.serving-sys.com^$important</text:p>
      <text:p text:style-name="Standard">||bs.yandex.ru^$important</text:p>
      <text:p text:style-name="Standard">||bsembrani.duckdns.org^$important</text:p>
      <text:p text:style-name="Standard">||bsgrus.ru^$important</text:p>
      <text:p text:style-name="Standard">||bsltd059.net^$important</text:p>
      <text:p text:style-name="Standard">||bspb.info^$important</text:p>
      <text:p text:style-name="Standard">||bsssnagar.com^$important</text:p>
      <text:p text:style-name="Standard">||bst-mebel.ru^$important</text:p>
      <text:p text:style-name="Standard">||bstarking.com^$important</text:p>
      <text:p text:style-name="Standard">||bstartware.com^$important</text:p>
      <text:p text:style-name="Standard">||bstrdbot.com^$important</text:p>
      <text:p text:style-name="Standard">||bt-design.org^$important</text:p>
      <text:p text:style-name="Standard">||bt-proxy-prod-2.us-east-1.elasticbeanstalk.com^$important</text:p>
      <text:p text:style-name="Standard"><text:soft-page-break/>||bt.tt.omtrdc.net^$important</text:p>
      <text:p text:style-name="Standard">||btcgoogle.ddns.net^$important</text:p>
      <text:p text:style-name="Standard">||btcinvest.company^$important</text:p>
      <text:p text:style-name="Standard">||btcx4.com^$important</text:p>
      <text:p text:style-name="Standard">||btesr.club^$important</text:p>
      <text:p text:style-name="Standard">||bthsp.com^$important</text:p>
      <text:p text:style-name="Standard">||btik.web.id^$important</text:p>
      <text:p text:style-name="Standard">||btisf.club^$important</text:p>
      <text:p text:style-name="Standard">||btntddos.xyz^$important</text:p>
      <text:p text:style-name="Standard">||btrll.com^$important</text:p>
      <text:p text:style-name="Standard">||btrsecurity.co.uk^$important</text:p>
      <text:p text:style-name="Standard">||bttrack.com^$important</text:p>
      <text:p text:style-name="Standard">||btttag.com^$important</text:p>
      <text:p text:style-name="Standard">||bubble2.site^$important</text:p>
      <text:p text:style-name="Standard">||bubuyayatoolslog.ir^$important</text:p>
      <text:p text:style-name="Standard">||bucanieriperu.com^$important</text:p>
      <text:p text:style-name="Standard">||buceta12.duckdns.org^$important</text:p>
      <text:p text:style-name="Standard">||bucketlistadvtours.com^$important</text:p>
      <text:p text:style-name="Standard">||buckmoney.xyz^$important</text:p>
      <text:p text:style-name="Standard">||bud-etc.com.ua^$important</text:p>
      <text:p text:style-name="Standard">||buddysteve.de^$important</text:p>
      <text:p text:style-name="Standard">||budedonate.press^$important</text:p>
      <text:p text:style-name="Standard">||budogalicia.com^$important</text:p>
      <text:p text:style-name="Standard">||budsinc.com^$important</text:p>
      <text:p text:style-name="Standard">||buenavecindad.com^$important</text:p>
      <text:p text:style-name="Standard">||bueno.adv.br^$important</text:p>
      <text:p text:style-name="Standard">||bugandbeantoys.com^$important</text:p>
      <text:p text:style-name="Standard">||buglabog.xyz^$important</text:p>
      <text:p text:style-name="Standard">||bugly.qq.com^$important</text:p>
      <text:p text:style-name="Standard">||bugsense.com^$important</text:p>
      <text:p text:style-name="Standard">||bugtracker.meerai.io^$important</text:p>
      <text:p text:style-name="Standard">||buildbybuild.com^$important</text:p>
      <text:p text:style-name="Standard">||buildentconstructions.com^$important</text:p>
      <text:p text:style-name="Standard">||buildingsandpools.com^$important</text:p>
      <text:p text:style-name="Standard">||buistores.com^$important</text:p>
      <text:p text:style-name="Standard">||buisuon.com^$important</text:p>
      <text:p text:style-name="Standard">||buivanhuy.com^$important</text:p>
      <text:p text:style-name="Standard">||bukaglobally.site^$important</text:p>
      <text:p text:style-name="Standard">||bulbkf34.ru^$important</text:p>
      <text:p text:style-name="Standard">||bulbulstore.com^$important</text:p>
      <text:p text:style-name="Standard">||bulby.pl^$important</text:p>
      <text:p text:style-name="Standard">||bullisworg.com^$important</text:p>
      <text:p text:style-name="Standard">||bullseye.backbeatmedia.com^$important</text:p>
      <text:p text:style-name="Standard">||bulltoolsbt.com^$important</text:p>
      <text:p text:style-name="Standard">||bullylifemag.com^$important</text:p>
      <text:p text:style-name="Standard">||bumaga-a4.ru^$important</text:p>
      <text:p text:style-name="Standard">||bumaga1.site^$important</text:p>
      <text:p text:style-name="Standard">||bumaga5.site^$important</text:p>
      <text:p text:style-name="Standard">||bumashana.com^$important</text:p>
      <text:p text:style-name="Standard">||bumashana.rodevdesign.com^$important</text:p>
      <text:p text:style-name="Standard">||bumboxik.asia^$important</text:p>
      <text:p text:style-name="Standard">||bumboxik.bar^$important</text:p>
      <text:p text:style-name="Standard"><text:soft-page-break/>||bumboxik.casa^$important</text:p>
      <text:p text:style-name="Standard">||bumboxik.club^$important</text:p>
      <text:p text:style-name="Standard">||bundelitoday.com^$important</text:p>
      <text:p text:style-name="Standard">||bundex.xyz^$important</text:p>
      <text:p text:style-name="Standard">||bundleddeal.com^$important</text:p>
      <text:p text:style-name="Standard">||bundlesbyb.com^$important</text:p>
      <text:p text:style-name="Standard">||bungkoos.com^$important</text:p>
      <text:p text:style-name="Standard">||bunifood.com^$important</text:p>
      <text:p text:style-name="Standard">||bunkersintl.com.server0394.best^$important</text:p>
      <text:p text:style-name="Standard">||bunkerzeren.ru^$important</text:p>
      <text:p text:style-name="Standard">||bunkyo-shiino.jp^$important</text:p>
      <text:p text:style-name="Standard">||bunonartcrafts.com^$important</text:p>
      <text:p text:style-name="Standard">||bureauoranje.nl^$important</text:p>
      <text:p text:style-name="Standard">||burgerexpressindia.com^$important</text:p>
      <text:p text:style-name="Standard">||buroka.tech^$important</text:p>
      <text:p text:style-name="Standard">||bursaekspreshaliyikama.com^$important</text:p>
      <text:p text:style-name="Standard">||bursaguzelevdeneve.com^$important</text:p>
      <text:p text:style-name="Standard">||burstly.com^$important</text:p>
      <text:p text:style-name="Standard">||burstmedia.com^$important</text:p>
      <text:p text:style-name="Standard">||bus-way.ru^$important</text:p>
      <text:p text:style-name="Standard">||buseacycle.com^$important</text:p>
      <text:p text:style-name="Standard">||buseguzellikmerkezi.com^$important</text:p>
      <text:p text:style-name="Standard">||business.opera.com^$important</text:p>
      <text:p text:style-name="Standard">||business360news.com^$important</text:p>
      <text:p text:style-name="Standard">||businessfixnow.com^$important</text:p>
      <text:p text:style-name="Standard">||businessvideo.urbanhealth.com.ua^$important</text:p>
      <text:p text:style-name="Standard">||busycows.ca^$important</text:p>
      <text:p text:style-name="Standard">||buthagnere.com^$important</text:p>
      <text:p text:style-name="Standard">||butikpatike.com^$important</text:p>
      <text:p text:style-name="Standard">||butland.cf^$important</text:p>
      <text:p text:style-name="Standard">||butonmedya.com^$important</text:p>
      <text:p text:style-name="Standard">||buybuyforacademy.com^$important</text:p>
      <text:p text:style-name="Standard">||buydirectonline247.com^$important</text:p>
      <text:p text:style-name="Standard">||buyflatinpanvel.com^$important</text:p>
      <text:p text:style-name="Standard">||buyfollowersoninstagramapp.info^$important</text:p>
      <text:p text:style-name="Standard">||buyhitscheap.com^$important</text:p>
      <text:p text:style-name="Standard">||buyketoultra.site^$important</text:p>
      <text:p text:style-name="Standard">||buylitecoin.xyz^$important</text:p>
      <text:p text:style-name="Standard">||buypasses.co^$important</text:p>
      <text:p text:style-name="Standard">||buysellads.com^$important</text:p>
      <text:p text:style-name="Standard">||buythebest.pw^$important</text:p>
      <text:p text:style-name="Standard">||buzzcourer.com^$important</text:p>
      <text:p text:style-name="Standard">||buzznaka.com^$important</text:p>
      <text:p text:style-name="Standard">||buzznino.com^$important</text:p>
      <text:p text:style-name="Standard">||buzzonclick.com^$important</text:p>
      <text:p text:style-name="Standard">||buzzoola.com^$important</text:p>
      <text:p text:style-name="Standard">||buzztinker.com^$important</text:p>
      <text:p text:style-name="Standard">||bvalphaserver.com^$important</text:p>
      <text:p text:style-name="Standard">||bvasetro.com^$important</text:p>
      <text:p text:style-name="Standard">||bvchaln.com^$important</text:p>
      <text:p text:style-name="Standard">||bvxk.vatphamtamlinh.net^$important</text:p>
      <text:p text:style-name="Standard">||bwh-reservations.com^$important</text:p>
      <text:p text:style-name="Standard"><text:soft-page-break/>||bwhskyguqecrwoekrnxl.com^$important</text:p>
      <text:p text:style-name="Standard">||bwp.download.com^$important</text:p>
      <text:p text:style-name="Standard">||bxfwgc.com^$important</text:p>
      <text:p text:style-name="Standard">||by-referenc.gq^$important</text:p>
      <text:p text:style-name="Standard">||by-sabotage123.duckdns.org^$important</text:p>
      <text:p text:style-name="Standard">||by1337.000webhostapp.com^$important</text:p>
      <text:p text:style-name="Standard">||bycdt.duckdns.org^$important</text:p>
      <text:p text:style-name="Standard">||byedtronchgroup.yt^$important</text:p>
      <text:p text:style-name="Standard">||bygoogledotcom.hopto.org^$important</text:p>
      <text:p text:style-name="Standard">||bylgay.hopto.org^$important</text:p>
      <text:p text:style-name="Standard">||bylima.icu^$important</text:p>
      <text:p text:style-name="Standard">||bymixterix22.duckdns.org^$important</text:p>
      <text:p text:style-name="Standard">||bynana.nl^$important</text:p>
      <text:p text:style-name="Standard">||byukattie.top^$important</text:p>
      <text:p text:style-name="Standard">||byxxyz.com^$important</text:p>
      <text:p text:style-name="Standard">||bzimmy.com^$important</text:p>
      <text:p text:style-name="Standard">||bzqopgtera.xyz^$important</text:p>
      <text:p text:style-name="Standard">||bzztcommunicatie.nl^$important</text:p>
      <text:p text:style-name="Standard">||c-design.pro^$important</text:p>
      <text:p text:style-name="Standard">||c-o.space^$important</text:p>
      <text:p text:style-name="Standard">||c.aaxads.com^$important</text:p>
      <text:p text:style-name="Standard">||c.am15.net^$important</text:p>
      <text:p text:style-name="Standard">||c.amazon-adsystem.com^$important</text:p>
      <text:p text:style-name="Standard">||c.bigmir.net^$important</text:p>
      <text:p text:style-name="Standard">||c.compete.com^$important</text:p>
      <text:p text:style-name="Standard">||c.doko.moe^$important</text:p>
      <text:p text:style-name="Standard">||c.ipaddress.com^$important</text:p>
      <text:p text:style-name="Standard">||c.k1ristri.ru^$important</text:p>
      <text:p text:style-name="Standard">||c.la2-c1-ia5.salesforceliveagent.com^$important</text:p>
      <text:p text:style-name="Standard">||c.microsoft.com^$important</text:p>
      <text:p text:style-name="Standard">||c.newsinc.com^$important</text:p>
      <text:p text:style-name="Standard">||c.top4top.io^$important</text:p>
      <text:p text:style-name="Standard">||c.webengage.com^$important</text:p>
      <text:p text:style-name="Standard">||c.wort-suche.com^$important</text:p>
      <text:p text:style-name="Standard">||c.x.oanda.com^$important</text:p>
      <text:p text:style-name="Standard">||c1.nowlinux.com^$important</text:p>
      <text:p text:style-name="Standard">||c1e86f3506cfe05a6738ea6893ff7e.duckdns.org^$important</text:p>
      <text:p text:style-name="Standard">||c1k-fin.world^$important</text:p>
      <text:p text:style-name="Standard">||c212.net^$important</text:p>
      <text:p text:style-name="Standard">||c3tag.com^$important</text:p>
      <text:p text:style-name="Standard">||c4dm.adcolony.com^$important</text:p>
      <text:p text:style-name="Standard">||ca.fakesemoca16.com^$important</text:p>
      <text:p text:style-name="Standard">||ca.hashpost.org^$important</text:p>
      <text:p text:style-name="Standard">||cabannase.com^$important</text:p>
      <text:p text:style-name="Standard">||cabinet-lgp.com^$important</text:p>
      <text:p text:style-name="Standard">||cabinets46.com^$important</text:p>
      <text:p text:style-name="Standard">||cacatbalas.com^$important</text:p>
      <text:p text:style-name="Standard">||cach.2d73.ru^$important</text:p>
      <text:p text:style-name="Standard">||cache.addthiscdn.com^$important</text:p>
      <text:p text:style-name="Standard">||cachermanetecmatione.info^$important</text:p>
      <text:p text:style-name="Standard">||cadeaux.hopto.org^$important</text:p>
      <text:p text:style-name="Standard">||cadouribune.md^$important</text:p>
      <text:p text:style-name="Standard"><text:soft-page-break/>||caentivage.com^$important</text:p>
      <text:p text:style-name="Standard">||cafe-milito.com^$important</text:p>
      <text:p text:style-name="Standard">||cafe.tgeeks.co.tz^$important</text:p>
      <text:p text:style-name="Standard">||cafeonelove.com^$important</text:p>
      <text:p text:style-name="Standard">||cafepanifica.com^$important</text:p>
      <text:p text:style-name="Standard">||caferaclete.pt^$important</text:p>
      <text:p text:style-name="Standard">||caferestaurantnador.com^$important</text:p>
      <text:p text:style-name="Standard">||cafethailan.com^$important</text:p>
      <text:p text:style-name="Standard">||caffreyloader.xyz^$important</text:p>
      <text:p text:style-name="Standard">||cafrol.com^$important</text:p>
      <text:p text:style-name="Standard">||caggroup.org^$important</text:p>
      <text:p text:style-name="Standard">||cagrario.com^$important</text:p>
      <text:p text:style-name="Standard">||caimancafe.com^$important</text:p>
      <text:p text:style-name="Standard">||caio11.ddns.net^$important</text:p>
      <text:p text:style-name="Standard">||cairnterrier.in.ua^$important</text:p>
      <text:p text:style-name="Standard">||caiwuje.cn^$important</text:p>
      <text:p text:style-name="Standard">||cajasparabotella.com^$important</text:p>
      <text:p text:style-name="Standard">||caklas.com^$important</text:p>
      <text:p text:style-name="Standard">||cal.com.my^$important</text:p>
      <text:p text:style-name="Standard">||calamusonline.com^$important</text:p>
      <text:p text:style-name="Standard">||calaokepbungalow.com^$important</text:p>
      <text:p text:style-name="Standard">||calendar.google.com^$important</text:p>
      <text:p text:style-name="Standard">||calgarymagicshop.com^$important</text:p>
      <text:p text:style-name="Standard">||calhandispoliklinigi.com^$important</text:p>
      <text:p text:style-name="Standard">||calirenacio.com^$important</text:p>
      <text:p text:style-name="Standard">||callatelogs.com.ng^$important</text:p>
      <text:p text:style-name="Standard">||callfire.com^$important</text:p>
      <text:p text:style-name="Standard">||callloop.com^$important</text:p>
      <text:p text:style-name="Standard">||callvaxglobal.com^$important</text:p>
      <text:p text:style-name="Standard">||calmingvapors.com^$important</text:p>
      <text:p text:style-name="Standard">||camasdecks.com^$important</text:p>
      <text:p text:style-name="Standard">||cambalacheando.com^$important</text:p>
      <text:p text:style-name="Standard">||cambioelmaracucho.com^$important</text:p>
      <text:p text:style-name="Standard">||cambozseo.com^$important</text:p>
      <text:p text:style-name="Standard">||camelliia.com^$important</text:p>
      <text:p text:style-name="Standard">||camera-ip.myq-see.com^$important</text:p>
      <text:p text:style-name="Standard">||cameranguyendat.com^$important</text:p>
      <text:p text:style-name="Standard">||camfriendly.com^$important</text:p>
      <text:p text:style-name="Standard">||camifer922.linkpc.net^$important</text:p>
      <text:p text:style-name="Standard">||camilanjadoel.com^$important</text:p>
      <text:p text:style-name="Standard">||camilastexmex.com^$important</text:p>
      <text:p text:style-name="Standard">||camille-daher.com^$important</text:p>
      <text:p text:style-name="Standard">||caminaconmigo.org^$important</text:p>
      <text:p text:style-name="Standard">||camisolaamarela.pt^$important</text:p>
      <text:p text:style-name="Standard">||camiticket.com^$important</text:p>
      <text:p text:style-name="Standard">||campaign.bharatmatrimony.com^$important</text:p>
      <text:p text:style-name="Standard">||camputononaunerytyre.info^$important</text:p>
      <text:p text:style-name="Standard">||camraiz.com^$important</text:p>
      <text:p text:style-name="Standard">||canadabestonline.com^$important</text:p>
      <text:p text:style-name="Standard">||canadasecurecheck.info^$important</text:p>
      <text:p text:style-name="Standard">||canadatechnical.com^$important</text:p>
      <text:p text:style-name="Standard">||canal8la.tv^$important</text:p>
      <text:p text:style-name="Standard"><text:soft-page-break/>||cancerford.duckdns.org^$important</text:p>
      <text:p text:style-name="Standard">||cancunalacarta.com^$important</text:p>
      <text:p text:style-name="Standard">||candestie.pw^$important</text:p>
      <text:p text:style-name="Standard">||candoo.school^$important</text:p>
      <text:p text:style-name="Standard">||candsengg.com^$important</text:p>
      <text:p text:style-name="Standard">||candy4crush.xyz^$important</text:p>
      <text:p text:style-name="Standard">||canguakho.net^$important</text:p>
      <text:p text:style-name="Standard">||canho-ezland.com^$important</text:p>
      <text:p text:style-name="Standard">||canhogiaresaigon.net^$important</text:p>
      <text:p text:style-name="Standard">||canhokhangdien.net^$important</text:p>
      <text:p text:style-name="Standard">||canhovincity-daimo.com^$important</text:p>
      <text:p text:style-name="Standard">||caniamedia.com^$important</text:p>
      <text:p text:style-name="Standard">||cankaowuzhi.xyz^$important</text:p>
      <text:p text:style-name="Standard">||canlitv.kim^$important</text:p>
      <text:p text:style-name="Standard">||cannabee.club^$important</text:p>
      <text:p text:style-name="Standard">||cannabisenglish.com^$important</text:p>
      <text:p text:style-name="Standard">||cannaworld.io^$important</text:p>
      <text:p text:style-name="Standard">||canoninstant.com^$important</text:p>
      <text:p text:style-name="Standard">||canopyofgloryministries.org^$important</text:p>
      <text:p text:style-name="Standard">||cantecme.xyz^$important</text:p>
      <text:p text:style-name="Standard">||cantlemedical.com^$important</text:p>
      <text:p text:style-name="Standard">||canvedatozdemir.com^$important</text:p>
      <text:p text:style-name="Standard">||caooo.xyz^$important</text:p>
      <text:p text:style-name="Standard">||caosugiare.com^$important</text:p>
      <text:p text:style-name="Standard">||capital-sd.com^$important</text:p>
      <text:p text:style-name="Standard">||capitalbravo.ru^$important</text:p>
      <text:p text:style-name="Standard">||capitalchron.com^$important</text:p>
      <text:p text:style-name="Standard">||capitalcutexecutivebarbershop.com^$important</text:p>
      <text:p text:style-name="Standard">||capitalgroupp.000webhostapp.com^$important</text:p>
      <text:p text:style-name="Standard">||caplem.com^$important</text:p>
      <text:p text:style-name="Standard">||capolytecch.com^$important</text:p>
      <text:p text:style-name="Standard">||capquangfpt247.net^$important</text:p>
      <text:p text:style-name="Standard">||capquangvungtau.net^$important</text:p>
      <text:p text:style-name="Standard">||capsaciphone.com^$important</text:p>
      <text:p text:style-name="Standard">||capstone-investing.com^$important</text:p>
      <text:p text:style-name="Standard">||captaincolemanphilip.com^$important</text:p>
      <text:p text:style-name="Standard">||captaingalleries.com^$important</text:p>
      <text:p text:style-name="Standard">||captcha.qq.com^$important</text:p>
      <text:p text:style-name="Standard">||capturehighered.net^$important</text:p>
      <text:p text:style-name="Standard">||car6c.site^$important</text:p>
      <text:p text:style-name="Standard">||caraccessonriesr9.com^$important</text:p>
      <text:p text:style-name="Standard">||carbcoaches.com^$important</text:p>
      <text:p text:style-name="Standard">||carbonads.com^$important</text:p>
      <text:p text:style-name="Standard">||carbonads.net^$important</text:p>
      <text:p text:style-name="Standard">||carbonlooptechnologies.com^$important</text:p>
      <text:p text:style-name="Standard">||carbonquotes.com^$important</text:p>
      <text:p text:style-name="Standard">||carbotech-tr.com^$important</text:p>
      <text:p text:style-name="Standard">||cardealersforbadcredit.net^$important</text:p>
      <text:p text:style-name="Standard">||cardercustomguitars.com^$important</text:p>
      <text:p text:style-name="Standard">||careerplussatna.com^$important</text:p>
      <text:p text:style-name="Standard">||careervsjob.com^$important</text:p>
      <text:p text:style-name="Standard">||careerzone.xyz^$important</text:p>
      <text:p text:style-name="Standard"><text:soft-page-break/>||careforthesheep.org^$important</text:p>
      <text:p text:style-name="Standard">||carereport.life^$important</text:p>
      <text:p text:style-name="Standard">||caretodayuk.co.uk^$important</text:p>
      <text:p text:style-name="Standard">||carimbosrapidos.com.br^$important</text:p>
      <text:p text:style-name="Standard">||carirero.net^$important</text:p>
      <text:p text:style-name="Standard">||carkey.neagoeandrei.com^$important</text:p>
      <text:p text:style-name="Standard">||carloswint.com^$important</text:p>
      <text:p text:style-name="Standard">||carlpalmer.readeranswer.com^$important</text:p>
      <text:p text:style-name="Standard">||carnagoexpress.com^$important</text:p>
      <text:p text:style-name="Standard">||carnivalnations.com^$important</text:p>
      <text:p text:style-name="Standard">||carokane.re^$important</text:p>
      <text:p text:style-name="Standard">||carolineredaction.fr^$important</text:p>
      <text:p text:style-name="Standard">||carollevorci.com.br^$important</text:p>
      <text:p text:style-name="Standard">||carpasrojogualda.com.ar^$important</text:p>
      <text:p text:style-name="Standard">||carrefours.pw^$important</text:p>
      <text:p text:style-name="Standard">||carrollandsawers.info^$important</text:p>
      <text:p text:style-name="Standard">||cars.rent.spontom.org^$important</text:p>
      <text:p text:style-name="Standard">||cars24.org.in^$important</text:p>
      <text:p text:style-name="Standard">||carshome.bit^$important</text:p>
      <text:p text:style-name="Standard">||carsitxal.tk^$important</text:p>
      <text:p text:style-name="Standard">||carsuperheros.com^$important</text:p>
      <text:p text:style-name="Standard">||cart66.dev^$important</text:p>
      <text:p text:style-name="Standard">||cartridgetintatoner.com^$important</text:p>
      <text:p text:style-name="Standard">||cartswell.com^$important</text:p>
      <text:p text:style-name="Standard">||casa-alternate.app.link^$important</text:p>
      <text:p text:style-name="Standard">||casa.app.link^$important</text:p>
      <text:p text:style-name="Standard">||casa2b.net^$important</text:p>
      <text:p text:style-name="Standard">||casa7mares.com.br^$important</text:p>
      <text:p text:style-name="Standard">||casaallatorre.it^$important</text:p>
      <text:p text:style-name="Standard">||casacantinhofeliz.com.br^$important</text:p>
      <text:p text:style-name="Standard">||casadealdeaaraceli.com^$important</text:p>
      <text:p text:style-name="Standard">||casadecamporealestatebyidarmis.com^$important</text:p>
      <text:p text:style-name="Standard">||casalemedia.com^$important</text:p>
      <text:p text:style-name="Standard">||casalindamw.com^$important</text:p>
      <text:p text:style-name="Standard">||casalmedia.com^$important</text:p>
      <text:p text:style-name="Standard">||casasaigon.com^$important</text:p>
      <text:p text:style-name="Standard">||casasdaclea.com^$important</text:p>
      <text:p text:style-name="Standard">||casasdepasyterrenos.mx^$important</text:p>
      <text:p text:style-name="Standard">||casasoleada.es^$important</text:p>
      <text:p text:style-name="Standard">||casfetaudsm.org^$important</text:p>
      <text:p text:style-name="Standard">||cash4members.com^$important</text:p>
      <text:p text:style-name="Standard">||cash4popup.de^$important</text:p>
      <text:p text:style-name="Standard">||cashbackfb.com^$important</text:p>
      <text:p text:style-name="Standard">||cashcrate.com^$important</text:p>
      <text:p text:style-name="Standard">||cashengines.com^$important</text:p>
      <text:p text:style-name="Standard">||cashfiesta.com^$important</text:p>
      <text:p text:style-name="Standard">||cashlayer.com^$important</text:p>
      <text:p text:style-name="Standard">||cashpartner.com^$important</text:p>
      <text:p text:style-name="Standard">||casineuros.com^$important</text:p>
      <text:p text:style-name="Standard">||casino777.ac.ug^$important</text:p>
      <text:p text:style-name="Standard">||casinopays.com^$important</text:p>
      <text:p text:style-name="Standard">||casinorewards.com^$important</text:p>
      <text:p text:style-name="Standard"><text:soft-page-break/>||casinotraffic.com^$important</text:p>
      <text:p text:style-name="Standard">||casinotreasure.com^$important</text:p>
      <text:p text:style-name="Standard">||cassandran.us^$important</text:p>
      <text:p text:style-name="Standard">||cast-den.pw^$important</text:p>
      <text:p text:style-name="Standard">||castentagescoterpay.info^$important</text:p>
      <text:p text:style-name="Standard">||castle.io^$important</text:p>
      <text:p text:style-name="Standard">||castmart.ga^$important</text:p>
      <text:p text:style-name="Standard">||cat-school.ru^$important</text:p>
      <text:p text:style-name="Standard">||catchmywav.com^$important</text:p>
      <text:p text:style-name="Standard">||catherine-marty-kinesiologue.fr^$important</text:p>
      <text:p text:style-name="Standard">||catherinetaylor.co.nz^$important</text:p>
      <text:p text:style-name="Standard">||cativatnic.com^$important</text:p>
      <text:p text:style-name="Standard">||catliza.com^$important</text:p>
      <text:p text:style-name="Standard">||cats4kittens.club^$important</text:p>
      <text:p text:style-name="Standard">||catsandfacts.info^$important</text:p>
      <text:p text:style-name="Standard">||catslovingcats.com^$important</text:p>
      <text:p text:style-name="Standard">||cattleyadessert.online^$important</text:p>
      <text:p text:style-name="Standard">||causeforalife.org^$important</text:p>
      <text:p text:style-name="Standard">||cauumdy.gq^$important</text:p>
      <text:p text:style-name="Standard">||cavalluindistella.com^$important</text:p>
      <text:p text:style-name="Standard">||cavancameroon.com^$important</text:p>
      <text:p text:style-name="Standard">||cavefashion.com^$important</text:p>
      <text:p text:style-name="Standard">||cavus2.com^$important</text:p>
      <text:p text:style-name="Standard">||cayecasas.com^$important</text:p>
      <text:p text:style-name="Standard">||cayxanhnhadep.com^$important</text:p>
      <text:p text:style-name="Standard">||cbanners.virtuagirlhd.com^$important</text:p>
      <text:p text:style-name="Standard">||cbdconstruct.com.au^$important</text:p>
      <text:p text:style-name="Standard">||cbdermaplus.com^$important</text:p>
      <text:p text:style-name="Standard">||cbdnewsdirect.com^$important</text:p>
      <text:p text:style-name="Standard">||cbdpowerbiz.com^$important</text:p>
      <text:p text:style-name="Standard">||cben1.net^$important</text:p>
      <text:p text:style-name="Standard">||cbicbc.com^$important</text:p>
      <text:p text:style-name="Standard">||cbmall.com^$important</text:p>
      <text:p text:style-name="Standard">||cbmilton.com^$important</text:p>
      <text:p text:style-name="Standard">||cbmp.app.link^$important</text:p>
      <text:p text:style-name="Standard">||cbn-ngra.com^$important</text:p>
      <text:p text:style-name="Standard">||cbsmun.org^$important</text:p>
      <text:p text:style-name="Standard">||cbspisp.applay.club^$important</text:p>
      <text:p text:style-name="Standard">||cbvgdf.ru^$important</text:p>
      <text:p text:style-name="Standard">||cbx.net^$important</text:p>
      <text:p text:style-name="Standard">||cc.divineconnectionprop.co.za^$important</text:p>
      <text:p text:style-name="Standard">||cc2.vsl.sh^$important</text:p>
      <text:p text:style-name="Standard">||cc8848.xyz^$important</text:p>
      <text:p text:style-name="Standard">||ccandcbrand.com^$important</text:p>
      <text:p text:style-name="Standard">||ccash.xyz^$important</text:p>
      <text:p text:style-name="Standard">||cccformsonline.com^$important</text:p>
      <text:p text:style-name="Standard">||ccleaner.ug^$important</text:p>
      <text:p text:style-name="Standard">||ccn08.com^$important</text:p>
      <text:p text:style-name="Standard">||ccrushers.site^$important</text:p>
      <text:p text:style-name="Standard">||ccsnyc.kbmbk.com^$important</text:p>
      <text:p text:style-name="Standard">||cd78cg210xy0.com^$important</text:p>
      <text:p text:style-name="Standard">||cdabd.org^$important</text:p>
      <text:p text:style-name="Standard"><text:soft-page-break/>||cdfatimasad.pt^$important</text:p>
      <text:p text:style-name="Standard">||cdfg343df.ru^$important</text:p>
      <text:p text:style-name="Standard">||cdl95-fhtraining.co.uk^$important</text:p>
      <text:p text:style-name="Standard">||cdm.life^$important</text:p>
      <text:p text:style-name="Standard">||cdn-eu.dynamicyield.com^$important</text:p>
      <text:p text:style-name="Standard">||cdn-lb.vungle.com^$important</text:p>
      <text:p text:style-name="Standard">||cdn-settings.segment.com^$important</text:p>
      <text:p text:style-name="Standard">||cdn.anvato.net^$important</text:p>
      <text:p text:style-name="Standard">||cdn.appconsent.io^$important</text:p>
      <text:p text:style-name="Standard">||cdn.appdynamics.com^$important</text:p>
      <text:p text:style-name="Standard">||cdn.branch.io^$important</text:p>
      <text:p text:style-name="Standard">||cdn.braze.eu^$important</text:p>
      <text:p text:style-name="Standard">||cdn.contentful.com^$important</text:p>
      <text:p text:style-name="Standard">||cdn.cquotient.com^$important</text:p>
      <text:p text:style-name="Standard">||cdn.curalate.com^$important</text:p>
      <text:p text:style-name="Standard">||cdn.dynamicyield.com^$important</text:p>
      <text:p text:style-name="Standard">||cdn.freefacti.com^$important</text:p>
      <text:p text:style-name="Standard">||cdn.jwplayer.com^$important</text:p>
      <text:p text:style-name="Standard">||cdn.lynda.com^$important</text:p>
      <text:p text:style-name="Standard">||cdn.omniconvert.com^$important</text:p>
      <text:p text:style-name="Standard">||cdn.onesignal.com^$important</text:p>
      <text:p text:style-name="Standard">||cdn.optimizely.com^$important</text:p>
      <text:p text:style-name="Standard">||cdn.parsely.com^$important</text:p>
      <text:p text:style-name="Standard">||cdn.quantummetric.com^$important</text:p>
      <text:p text:style-name="Standard">||cdn.scarabresearch.com^$important</text:p>
      <text:p text:style-name="Standard">||cdn.segment.com^$important</text:p>
      <text:p text:style-name="Standard">||cdn.siftscience.com^$important</text:p>
      <text:p text:style-name="Standard">||cdn.stickyadstv.com^$important</text:p>
      <text:p text:style-name="Standard">||cdn.tradelab.fr^$important</text:p>
      <text:p text:style-name="Standard">||cdn.viglink.com^$important</text:p>
      <text:p text:style-name="Standard">||cdn.welcome.pussysaga.com^$important</text:p>
      <text:p text:style-name="Standard">||cdn2.inner-active.mobi^$important</text:p>
      <text:p text:style-name="Standard">||cdncachefiles.top^$important</text:p>
      <text:p text:style-name="Standard">||cdnwidget.com^$important</text:p>
      <text:p text:style-name="Standard">||cdolechon.com^$important</text:p>
      <text:p text:style-name="Standard">||cdp.cloud.unity3d.com^$important</text:p>
      <text:p text:style-name="Standard">||cdsanit.fr^$important</text:p>
      <text:p text:style-name="Standard">||ceaningthe.com^$important</text:p>
      <text:p text:style-name="Standard">||cebubesthouse.com^$important</text:p>
      <text:p text:style-name="Standard">||cebumeditec.com^$important</text:p>
      <text:p text:style-name="Standard">||cecash.com^$important</text:p>
      <text:p text:style-name="Standard">||ceciliatessierirabassi.com^$important</text:p>
      <text:p text:style-name="Standard">||cedartreegroup.com^$important</text:p>
      <text:p text:style-name="Standard">||cedexis.com^$important</text:p>
      <text:p text:style-name="Standard">||ceezlifestyle.com^$important</text:p>
      <text:p text:style-name="Standard">||cefartens.fr^$important</text:p>
      <text:p text:style-name="Standard">||ceifruit.com^$important</text:p>
      <text:p text:style-name="Standard">||cej.vtivalves.us^$important</text:p>
      <text:p text:style-name="Standard">||celbelhabiben66.com^$important</text:p>
      <text:p text:style-name="Standard">||celebration-studio.com^$important</text:p>
      <text:p text:style-name="Standard">||celebritytoo.com^$important</text:p>
      <text:p text:style-name="Standard">||celebtravelandevents.co.za^$important</text:p>
      <text:p text:style-name="Standard"><text:soft-page-break/>||celestemost.ddns.net^$important</text:p>
      <text:p text:style-name="Standard">||cella.home.hedbor.org^$important</text:p>
      <text:p text:style-name="Standard">||cellfaam.com^$important</text:p>
      <text:p text:style-name="Standard">||cellimark.com^$important</text:p>
      <text:p text:style-name="Standard">||cellsite360.com^$important</text:p>
      <text:p text:style-name="Standard">||celltick.com^$important</text:p>
      <text:p text:style-name="Standard">||cellulosic.logicalatdemo.co.in^$important</text:p>
      <text:p text:style-name="Standard">||celtainbrazil.com^$important</text:p>
      <text:p text:style-name="Standard">||celtra.com^$important</text:p>
      <text:p text:style-name="Standard">||celumania.cl^$important</text:p>
      <text:p text:style-name="Standard">||cenfcamryn.club^$important</text:p>
      <text:p text:style-name="Standard">||centalnana.com^$important</text:p>
      <text:p text:style-name="Standard">||centralparts.strix.website^$important</text:p>
      <text:p text:style-name="Standard">||centristcorner.co.in^$important</text:p>
      <text:p text:style-name="Standard">||centrolinguisticorobert.com^$important</text:p>
      <text:p text:style-name="Standard">||centuryrug.ca^$important</text:p>
      <text:p text:style-name="Standard">||centurysanupvina.com^$important</text:p>
      <text:p text:style-name="Standard">||ceofly.net^$important</text:p>
      <text:p text:style-name="Standard">||ceoinboxs.com^$important</text:p>
      <text:p text:style-name="Standard">||ceoseguros.com^$important</text:p>
      <text:p text:style-name="Standard">||ceritaislami.000webhostapp.com^$important</text:p>
      <text:p text:style-name="Standard">||cermiamakmur.com^$important</text:p>
      <text:p text:style-name="Standard">||cert-center.ir^$important</text:p>
      <text:p text:style-name="Standard">||certify-js.alexametrics.com^$important</text:p>
      <text:p text:style-name="Standard">||certs365.co.uk^$important</text:p>
      <text:p text:style-name="Standard">||cerutynoviolito.us^$important</text:p>
      <text:p text:style-name="Standard">||cescaa.com^$important</text:p>
      <text:p text:style-name="Standard">||ceskydomov.alias.ngs.modry.cz^$important</text:p>
      <text:p text:style-name="Standard">||cetcf.cn^$important</text:p>
      <text:p text:style-name="Standard">||cetrk.com^$important</text:p>
      <text:p text:style-name="Standard">||cevizmedia.com^$important</text:p>
      <text:p text:style-name="Standard">||cewegncr.com^$important</text:p>
      <text:p text:style-name="Standard">||cewygdy.gq^$important</text:p>
      <text:p text:style-name="Standard">||ceylongems.konektholdings.com^$important</text:p>
      <text:p text:style-name="Standard">||cezaevinegonder.com^$important</text:p>
      <text:p text:style-name="Standard">||cfaithlifeline.org^$important</text:p>
      <text:p text:style-name="Standard">||cfped-duca.com^$important</text:p>
      <text:p text:style-name="Standard">||cfspart-ssl-impots-gouv.fr^$important</text:p>
      <text:p text:style-name="Standard">||cg.hotwp.net^$important</text:p>
      <text:p text:style-name="Standard">||cgi.fleetia.eu^$important</text:p>
      <text:p text:style-name="Standard">||cgibin.online^$important</text:p>
      <text:p text:style-name="Standard">||cgicounter.puretec.de^$important</text:p>
      <text:p text:style-name="Standard">||cgii.trueperz.com^$important</text:p>
      <text:p text:style-name="Standard">||cgraspublishers.com^$important</text:p>
      <text:p text:style-name="Standard">||cgshunt.com.cn^$important</text:p>
      <text:p text:style-name="Standard">||ch.questionmarket.com^$important</text:p>
      <text:p text:style-name="Standard">||cha.6888ka.com^$important</text:p>
      <text:p text:style-name="Standard">||chaireunescodebioethique-uao.com^$important</text:p>
      <text:p text:style-name="Standard">||chakamardita.com^$important</text:p>
      <text:p text:style-name="Standard">||chakamobile.com^$important</text:p>
      <text:p text:style-name="Standard">||chakreerkhobor.com^$important</text:p>
      <text:p text:style-name="Standard">||chalespaubrasil.com^$important</text:p>
      <text:p text:style-name="Standard"><text:soft-page-break/>||chalet2seasons.com.ua^$important</text:p>
      <text:p text:style-name="Standard">||chalets4saisonsauquebec.ca^$important</text:p>
      <text:p text:style-name="Standard">||challengerllfts.com^$important</text:p>
      <text:p text:style-name="Standard">||chamboncaytrong.marigoldcatba.com^$important</text:p>
      <text:p text:style-name="Standard">||chameleoncostume.com^$important</text:p>
      <text:p text:style-name="Standard">||chameloensc.com^$important</text:p>
      <text:p text:style-name="Standard">||chandelawestafricanltd.com^$important</text:p>
      <text:p text:style-name="Standard">||chandlerq.xyz^$important</text:p>
      <text:p text:style-name="Standard">||changdeacorp.com^$important</text:p>
      <text:p text:style-name="Standard">||chango.com^$important</text:p>
      <text:p text:style-name="Standard">||chanjrandalo.com^$important</text:p>
      <text:p text:style-name="Standard">||channelintelligence.com^$important</text:p>
      <text:p text:style-name="Standard">||chansfound.com^$important</text:p>
      <text:p text:style-name="Standard">||chantsownpromax.com^$important</text:p>
      <text:p text:style-name="Standard">||chaoswarprivate.000webhostapp.com^$important</text:p>
      <text:p text:style-name="Standard">||chapeauartgallery.com^$important</text:p>
      <text:p text:style-name="Standard">||characterthelight.jp^$important</text:p>
      <text:p text:style-name="Standard">||chargelity.pl^$important</text:p>
      <text:p text:style-name="Standard">||chargercoro.com^$important</text:p>
      <text:p text:style-name="Standard">||charitasngo.org^$important</text:p>
      <text:p text:style-name="Standard">||charitylov.com^$important</text:p>
      <text:p text:style-name="Standard">||charlesremcos.duckdns.org^$important</text:p>
      <text:p text:style-name="Standard">||charliemoney.com.br^$important</text:p>
      <text:p text:style-name="Standard">||charlirni.net^$important</text:p>
      <text:p text:style-name="Standard">||chart.dk^$important</text:p>
      <text:p text:style-name="Standard">||chartbeat.com^$important</text:p>
      <text:p text:style-name="Standard">||chartbeat.net^$important</text:p>
      <text:p text:style-name="Standard">||chartboost.com^$important</text:p>
      <text:p text:style-name="Standard">||chasehematite.com^$important</text:p>
      <text:p text:style-name="Standard">||chaseltd.top^$important</text:p>
      <text:p text:style-name="Standard">||chasem2020.com^$important</text:p>
      <text:p text:style-name="Standard">||chasiin.com^$important</text:p>
      <text:p text:style-name="Standard">||chat-pal.com^$important</text:p>
      <text:p text:style-name="Standard">||chatango.com^$important</text:p>
      <text:p text:style-name="Standard">||chatours.ru^$important</text:p>
      <text:p text:style-name="Standard">||chatoursclub.com^$important</text:p>
      <text:p text:style-name="Standard">||chattogram.xyz^$important</text:p>
      <text:p text:style-name="Standard">||chattogramtv.com^$important</text:p>
      <text:p text:style-name="Standard">||chaudoantown.com^$important</text:p>
      <text:p text:style-name="Standard">||chaymktonline.xyz^$important</text:p>
      <text:p text:style-name="Standard">||cheaperlounge.com^$important</text:p>
      <text:p text:style-name="Standard">||cheapesthost.com.ng^$important</text:p>
      <text:p text:style-name="Standard">||cheaptrainticket.cogbiz-infotech.com^$important</text:p>
      <text:p text:style-name="Standard">||cheat12.ddns.net^$important</text:p>
      <text:p text:style-name="Standard">||cheats4gaming.com^$important</text:p>
      <text:p text:style-name="Standard">||cheatz0ne.com^$important</text:p>
      <text:p text:style-name="Standard">||chechynaproducts.pw^$important</text:p>
      <text:p text:style-name="Standard">||check-time.ru^$important</text:p>
      <text:p text:style-name="Standard">||check511.duckdns.org^$important</text:p>
      <text:p text:style-name="Standard">||checkerrors.ug^$important</text:p>
      <text:p text:style-name="Standard">||checkm8.com^$important</text:p>
      <text:p text:style-name="Standard">||checkmyshirts.com^$important</text:p>
      <text:p text:style-name="Standard"><text:soft-page-break/>||checkout.google.com^$important</text:p>
      <text:p text:style-name="Standard">||checkoutspace.com^$important</text:p>
      <text:p text:style-name="Standard">||checksme.info^$important</text:p>
      <text:p text:style-name="Standard">||checkstat.nl^$important</text:p>
      <text:p text:style-name="Standard">||checktrueworld.xyz^$important</text:p>
      <text:p text:style-name="Standard">||checkwp.top^$important</text:p>
      <text:p text:style-name="Standard">||checkz.tk^$important</text:p>
      <text:p text:style-name="Standard">||chedea.eu^$important</text:p>
      <text:p text:style-name="Standard">||cheekie2.neagoeandrei.com^$important</text:p>
      <text:p text:style-name="Standard">||cheematransxpressinc.com^$important</text:p>
      <text:p text:style-name="Standard">||cheerfulgiversneverlack.com^$important</text:p>
      <text:p text:style-name="Standard">||chefadomiciliopadova.it^$important</text:p>
      <text:p text:style-name="Standard">||chefchaouen360.com^$important</text:p>
      <text:p text:style-name="Standard">||chelsoto.cf^$important</text:p>
      <text:p text:style-name="Standard">||chemisecamisetas.com.br^$important</text:p>
      <text:p text:style-name="Standard">||chemright.site^$important</text:p>
      <text:p text:style-name="Standard">||chenhungmu.com^$important</text:p>
      <text:p text:style-name="Standard">||chenilluro.com^$important</text:p>
      <text:p text:style-name="Standard">||chennaiequipment.com^$important</text:p>
      <text:p text:style-name="Standard">||chenrenxu.com^$important</text:p>
      <text:p text:style-name="Standard">||chepa.nl^$important</text:p>
      <text:p text:style-name="Standard">||cheqzone.com^$important</text:p>
      <text:p text:style-name="Standard">||chersoicryss.com^$important</text:p>
      <text:p text:style-name="Standard">||chestionar.ro^$important</text:p>
      <text:p text:style-name="Standard">||chestnutplacejp.com^$important</text:p>
      <text:p text:style-name="Standard">||chestredesigngroup.com^$important</text:p>
      <text:p text:style-name="Standard">||cheucjeskalom.info^$important</text:p>
      <text:p text:style-name="Standard">||chexdomiki.ru^$important</text:p>
      <text:p text:style-name="Standard">||cheystars.com^$important</text:p>
      <text:p text:style-name="Standard">||chibuike.machotextiles.ml^$important</text:p>
      <text:p text:style-name="Standard">||chichomify.com^$important</text:p>
      <text:p text:style-name="Standard">||chiddy.baxishop.ro^$important</text:p>
      <text:p text:style-name="Standard">||chieftain-enterprises.com^$important</text:p>
      <text:p text:style-name="Standard">||chienbinhlama.com^$important</text:p>
      <text:p text:style-name="Standard">||childcaretrinity.org^$important</text:p>
      <text:p text:style-name="Standard">||childrnafrica.com^$important</text:p>
      <text:p text:style-name="Standard">||chilenoscroatas.cl^$important</text:p>
      <text:p text:style-name="Standard">||chileven.com^$important</text:p>
      <text:p text:style-name="Standard">||chiliol.com^$important</text:p>
      <text:p text:style-name="Standard">||chilladverting.site^$important</text:p>
      <text:p text:style-name="Standard">||chillazz.co.za^$important</text:p>
      <text:p text:style-name="Standard">||chillibeans.theeyestyle.com^$important</text:p>
      <text:p text:style-name="Standard">||chinadialyuse.com^$important</text:p>
      <text:p text:style-name="Standard">||chinadj.club^$important</text:p>
      <text:p text:style-name="Standard">||chinalarnpbase.com^$important</text:p>
      <text:p text:style-name="Standard">||chinamyart.com^$important</text:p>
      <text:p text:style-name="Standard">||chineke.space^$important</text:p>
      <text:p text:style-name="Standard">||chinesetasteut.com^$important</text:p>
      <text:p text:style-name="Standard">||chiquigatito.com^$important</text:p>
      <text:p text:style-name="Standard">||chitika.com^$important</text:p>
      <text:p text:style-name="Standard">||chitika.net^$important</text:p>
      <text:p text:style-name="Standard">||chizzyworld.eu^$important</text:p>
      <text:p text:style-name="Standard"><text:soft-page-break/>||chneswealstdy8thandorganisationjokbo.duckdns.org^$important</text:p>
      <text:p text:style-name="Standard">||chneswsdy8wealthandorganisationjokbo.duckdns.org^$important</text:p>
      <text:p text:style-name="Standard">||chnfrndsub1inteligentangencysndy4project.duckdns.org^$important</text:p>
      <text:p text:style-name="Standard">||chnfrndwsdy1securityandgorvermentsocialf.duckdns.org^$important</text:p>
      <text:p text:style-name="Standard">||chnfsub1manglobalbusinessexysndyandone.duckdns.org^$important</text:p>
      <text:p text:style-name="Standard">||chnfsub2manglobalbusinessexytwosndy.duckdns.org^$important</text:p>
      <text:p text:style-name="Standard">||chnfsub2manglobalsndy2businessexytwo.duckdns.org^$important</text:p>
      <text:p text:style-name="Standard">||chnfthdytwomanglobalbusinessexyandjps.duckdns.org^$important</text:p>
      <text:p text:style-name="Standard">||chnftwosndymanglobalbusinessexyandjps.duckdns.org^$important</text:p>
      <text:p text:style-name="Standard">||chnsndyglobalwealthandreinforcementagenc.duckdns.org^$important</text:p>
      <text:p text:style-name="Standard">||chnwsdy3threewealthandreinforcementagenc.duckdns.org^$important</text:p>
      <text:p text:style-name="Standard">||chnwsdyglobalwealthandreinforcementagenc.duckdns.org^$important</text:p>
      <text:p text:style-name="Standard">||chobshops.com^$important</text:p>
      <text:p text:style-name="Standard">||chocodaps.com^$important</text:p>
      <text:p text:style-name="Standard">||chocollat.ru^$important</text:p>
      <text:p text:style-name="Standard">||chol.cc^$important</text:p>
      <text:p text:style-name="Standard">||cholesterol-ache.xyz^$important</text:p>
      <text:p text:style-name="Standard">||chongnet.cn^$important</text:p>
      <text:p text:style-name="Standard">||chonhangchuan.net^$important</text:p>
      <text:p text:style-name="Standard">||choobica.com^$important</text:p>
      <text:p text:style-name="Standard">||choobika.com^$important</text:p>
      <text:p text:style-name="Standard">||chookes991.ga^$important</text:p>
      <text:p text:style-name="Standard">||choozle.com^$important</text:p>
      <text:p text:style-name="Standard">||chophubinh.com^$important</text:p>
      <text:p text:style-name="Standard">||chopman.ru^$important</text:p>
      <text:p text:style-name="Standard">||chosunshippinq.com^$important</text:p>
      <text:p text:style-name="Standard">||chotels.ga^$important</text:p>
      <text:p text:style-name="Standard">||chowasphysiobd.com^$important</text:p>
      <text:p text:style-name="Standard">||chriscnew.com^$important</text:p>
      <text:p text:style-name="Standard">||chrisovunhie.pw^$important</text:p>
      <text:p text:style-name="Standard">||christinailoveyousomuchyoumyheart.duckdns.org^$important</text:p>
      <text:p text:style-name="Standard">||christmasatredeemer.org^$important</text:p>
      <text:p text:style-name="Standard">||chrnywalibari.com^$important</text:p>
      <text:p text:style-name="Standard">||chrome1.hopto.org^$important</text:p>
      <text:p text:style-name="Standard">||chromeknox.site^$important</text:p>
      <text:p text:style-name="Standard">||chromeservice.serveirc.com^$important</text:p>
      <text:p text:style-name="Standard">||chroms.linkpc.net^$important</text:p>
      <text:p text:style-name="Standard">||chromsm.linkpc.net^$important</text:p>
      <text:p text:style-name="Standard">||chuaviemxoangyduc.com^$important</text:p>
      <text:p text:style-name="Standard">||chucelo.fun^$important</text:p>
      <text:p text:style-name="Standard">||chumtabong.org^$important</text:p>
      <text:p text:style-name="Standard">||chunan-cn.co^$important</text:p>
      <text:p text:style-name="Standard">||chunbuzx.com^$important</text:p>
      <text:p text:style-name="Standard">||chungcuirisgarden.net^$important</text:p>
      <text:p text:style-name="Standard">||chungcuroman-plaza.com^$important</text:p>
      <text:p text:style-name="Standard">||chungelliott.com^$important</text:p>
      <text:p text:style-name="Standard">||chunsetupian.xyz^$important</text:p>
      <text:p text:style-name="Standard">||chupacabraestavivo.duckdns.org^$important</text:p>
      <text:p text:style-name="Standard">||church228.com^$important</text:p>
      <text:p text:style-name="Standard">||churchfirstfoundation.org^$important</text:p>
      <text:p text:style-name="Standard">||churito.store^$important</text:p>
      <text:p text:style-name="Standard">||chuyennhatietkiem.com^$important</text:p>
      <text:p text:style-name="Standard"><text:soft-page-break/>||chycinversiones.com^$important</text:p>
      <text:p text:style-name="Standard">||ciao-ciao.dev.cullth.com^$important</text:p>
      <text:p text:style-name="Standard">||cibcbgwokjsbrxlpkjsb.com^$important</text:p>
      <text:p text:style-name="Standard">||ciberipan.com^$important</text:p>
      <text:p text:style-name="Standard">||cibleclick.com^$important</text:p>
      <text:p text:style-name="Standard">||ciceron.al^$important</text:p>
      <text:p text:style-name="Standard">||cicimum.com^$important</text:p>
      <text:p text:style-name="Standard">||cigpcl.com^$important</text:p>
      <text:p text:style-name="Standard">||ciliophora1.icu^$important</text:p>
      <text:p text:style-name="Standard">||cillad.ga^$important</text:p>
      <text:p text:style-name="Standard">||cinarlastik.com.tr^$important</text:p>
      <text:p text:style-name="Standard">||cinderconstruction.com^$important</text:p>
      <text:p text:style-name="Standard">||cindysonam.org^$important</text:p>
      <text:p text:style-name="Standard">||cinecom.tk^$important</text:p>
      <text:p text:style-name="Standard">||cinemanews.info^$important</text:p>
      <text:p text:style-name="Standard">||cinemay.biz^$important</text:p>
      <text:p text:style-name="Standard">||cingreseca.com^$important</text:p>
      <text:p text:style-name="Standard">||cintnetworks.com^$important</text:p>
      <text:p text:style-name="Standard">||cipaoliw.ddns.net^$important</text:p>
      <text:p text:style-name="Standard">||cipdi.org^$important</text:p>
      <text:p text:style-name="Standard">||circolokomotiv.com^$important</text:p>
      <text:p text:style-name="Standard">||citationvie.com^$important</text:p>
      <text:p text:style-name="Standard">||citilinesholdings.com^$important</text:p>
      <text:p text:style-name="Standard">||citrajatiagung.com^$important</text:p>
      <text:p text:style-name="Standard">||citrixdxc.com^$important</text:p>
      <text:p text:style-name="Standard">||citroenfollowthewind.com^$important</text:p>
      <text:p text:style-name="Standard">||cityads.telus.net^$important</text:p>
      <text:p text:style-name="Standard">||citybroadband.club^$important</text:p>
      <text:p text:style-name="Standard">||cityfunnels.com^$important</text:p>
      <text:p text:style-name="Standard">||citygrid.com^$important</text:p>
      <text:p text:style-name="Standard">||citylandgovap.net^$important</text:p>
      <text:p text:style-name="Standard">||citypizza.gq^$important</text:p>
      <text:p text:style-name="Standard">||citypos.org^$important</text:p>
      <text:p text:style-name="Standard">||cityride.co.ke^$important</text:p>
      <text:p text:style-name="Standard">||citysammy.casacam.net^$important</text:p>
      <text:p text:style-name="Standard">||civilleague.com^$important</text:p>
      <text:p text:style-name="Standard">||ciyejmogsxnefypiwpew.com^$important</text:p>
      <text:p text:style-name="Standard">||cj.com^$important</text:p>
      <text:p text:style-name="Standard">||cj.nevisconsultants.com^$important</text:p>
      <text:p text:style-name="Standard">||cjasminedison.com^$important</text:p>
      <text:p text:style-name="Standard">||cjbmanagement.com^$important</text:p>
      <text:p text:style-name="Standard">||cjj.lanibio.net^$important</text:p>
      <text:p text:style-name="Standard">||cjlog.com^$important</text:p>
      <text:p text:style-name="Standard">||ckrew.net^$important</text:p>
      <text:p text:style-name="Standard">||cl005-t07.ovh^$important</text:p>
      <text:p text:style-name="Standard">||clabac.000webhostapp.com^$important</text:p>
      <text:p text:style-name="Standard">||claria.com^$important</text:p>
      <text:p text:style-name="Standard">||clarrywillow.top^$important</text:p>
      <text:p text:style-name="Standard">||clashmobile.com^$important</text:p>
      <text:p text:style-name="Standard">||class-act-clicks.com^$important</text:p>
      <text:p text:style-name="Standard">||classify.club^$important</text:p>
      <text:p text:style-name="Standard">||classina.tokyo^$important</text:p>
      <text:p text:style-name="Standard"><text:soft-page-break/>||classydiet.com^$important</text:p>
      <text:p text:style-name="Standard">||claudfx.win^$important</text:p>
      <text:p text:style-name="Standard">||clc.stackoverflow.com^$important</text:p>
      <text:p text:style-name="Standard">||clck.yandex.com^$important</text:p>
      <text:p text:style-name="Standard">||cleaner-software.com^$important</text:p>
      <text:p text:style-name="Standard">||cleanfooddiethetic.org^$important</text:p>
      <text:p text:style-name="Standard">||cleaningbusinessinstitute.com^$important</text:p>
      <text:p text:style-name="Standard">||cleaninggrad.com^$important</text:p>
      <text:p text:style-name="Standard">||cleanwindow.top^$important</text:p>
      <text:p text:style-name="Standard">||clearenergy.pl^$important</text:p>
      <text:p text:style-name="Standard">||clearsolutionow.com^$important</text:p>
      <text:p text:style-name="Standard">||cleartypeswitch.com^$important</text:p>
      <text:p text:style-name="Standard">||clemglobal.com^$important</text:p>
      <text:p text:style-name="Standard">||cleoslostidols.com^$important</text:p>
      <text:p text:style-name="Standard">||clerici.eu^$important</text:p>
      <text:p text:style-name="Standard">||clevernt.com^$important</text:p>
      <text:p text:style-name="Standard">||click-a-top.top^$important</text:p>
      <text:p text:style-name="Standard">||click.absoluteagency.com^$important</text:p>
      <text:p text:style-name="Standard">||click.aliexpress.com^$important</text:p>
      <text:p text:style-name="Standard">||click.expertsmeetings.org^$important</text:p>
      <text:p text:style-name="Standard">||click.fool.com^$important</text:p>
      <text:p text:style-name="Standard">||click.jasmin.com^$important</text:p>
      <text:p text:style-name="Standard">||click.kmindex.ru^$important</text:p>
      <text:p text:style-name="Standard">||click.livejasmin.com^$important</text:p>
      <text:p text:style-name="Standard">||click.mmosite.com^$important</text:p>
      <text:p text:style-name="Standard">||click.redditmail.com^$important</text:p>
      <text:p text:style-name="Standard">||click.udimg.com^$important</text:p>
      <text:p text:style-name="Standard">||click2.cafepress.com^$important</text:p>
      <text:p text:style-name="Standard">||click2freemoney.com^$important</text:p>
      <text:p text:style-name="Standard">||click2paid.com^$important</text:p>
      <text:p text:style-name="Standard">||clickability.com^$important</text:p>
      <text:p text:style-name="Standard">||clickadz.com^$important</text:p>
      <text:p text:style-name="Standard">||clickagents.com^$important</text:p>
      <text:p text:style-name="Standard">||clickbank.com^$important</text:p>
      <text:p text:style-name="Standard">||clickbank.net^$important</text:p>
      <text:p text:style-name="Standard">||clickbankbreakstheinternet.com^$important</text:p>
      <text:p text:style-name="Standard">||clickbooth.com^$important</text:p>
      <text:p text:style-name="Standard">||clickboothlnk.com^$important</text:p>
      <text:p text:style-name="Standard">||clickbrokers.com^$important</text:p>
      <text:p text:style-name="Standard">||clickcompare.co.uk^$important</text:p>
      <text:p text:style-name="Standard">||clickdensity.com^$important</text:p>
      <text:p text:style-name="Standard">||clickedyclick.com^$important</text:p>
      <text:p text:style-name="Standard">||clickhereforcellphones.com^$important</text:p>
      <text:p text:style-name="Standard">||clickhouse.com^$important</text:p>
      <text:p text:style-name="Standard">||clickhype.com^$important</text:p>
      <text:p text:style-name="Standard">||clicklenderz.com^$important</text:p>
      <text:p text:style-name="Standard">||clicklink.jp^$important</text:p>
      <text:p text:style-name="Standard">||clickmedia.ro^$important</text:p>
      <text:p text:style-name="Standard">||clicks.equantum.com^$important</text:p>
      <text:p text:style-name="Standard">||clicks.hurriyet.com.tr^$important</text:p>
      <text:p text:style-name="Standard">||clicks.mods.de^$important</text:p>
      <text:p text:style-name="Standard">||clicks.traffictrader.net^$important</text:p>
      <text:p text:style-name="Standard"><text:soft-page-break/>||clickserve.cc-dt.com^$important</text:p>
      <text:p text:style-name="Standard">||clicksgear.com^$important</text:p>
      <text:p text:style-name="Standard">||clicksor.com^$important</text:p>
      <text:p text:style-name="Standard">||clicktag.de^$important</text:p>
      <text:p text:style-name="Standard">||clicktale.com^$important</text:p>
      <text:p text:style-name="Standard">||clicktale.net^$important</text:p>
      <text:p text:style-name="Standard">||clickthrucash.com^$important</text:p>
      <text:p text:style-name="Standard">||clickthruserver.com^$important</text:p>
      <text:p text:style-name="Standard">||clickthrutraffic.com^$important</text:p>
      <text:p text:style-name="Standard">||clicktrace.info^$important</text:p>
      <text:p text:style-name="Standard">||clicktrack.ziyu.net^$important</text:p>
      <text:p text:style-name="Standard">||clicktracks.com^$important</text:p>
      <text:p text:style-name="Standard">||clicktrade.com^$important</text:p>
      <text:p text:style-name="Standard">||clicktripz.com^$important</text:p>
      <text:p text:style-name="Standard">||clickxchange.com^$important</text:p>
      <text:p text:style-name="Standard">||clickz.com^$important</text:p>
      <text:p text:style-name="Standard">||clickzxc.com^$important</text:p>
      <text:p text:style-name="Standard">||clicmanager.fr^$important</text:p>
      <text:p text:style-name="Standard">||client-analytics.braintreegateway.com^ <text:s/>$important</text:p>
      <text:p text:style-name="Standard">||client-event-reporter.twitch.tv^$important</text:p>
      <text:p text:style-name="Standard">||client-events.inner-active.mobi <text:s/>^ <text:s/>$important</text:p>
      <text:p text:style-name="Standard">||client.ewc.com.ng^$important</text:p>
      <text:p text:style-name="Standard">||clientlog.portal.office.com^$important</text:p>
      <text:p text:style-name="Standard">||clients.nashikclick.com^$important</text:p>
      <text:p text:style-name="Standard">||clients.tbo.com^$important</text:p>
      <text:p text:style-name="Standard">||clients1.google.com^$important</text:p>
      <text:p text:style-name="Standard">||clients6.google.com^$important</text:p>
      <text:p text:style-name="Standard">||clientstream.launchdarkly.com^ $important</text:p>
      <text:p text:style-name="Standard">||clift13.com^$important</text:p>
      <text:p text:style-name="Standard">||clillozikoexx.pw^$important</text:p>
      <text:p text:style-name="Standard">||climate-discount.ru^$important</text:p>
      <text:p text:style-name="Standard">||clinicanatur.com.br^$important</text:p>
      <text:p text:style-name="Standard">||cliniquefranceville.net^$important</text:p>
      <text:p text:style-name="Standard">||clipestan.com^$important</text:p>
      <text:p text:style-name="Standard">||clipingpathassociatebd.com^$important</text:p>
      <text:p text:style-name="Standard">||clippathbd.com^$important</text:p>
      <text:p text:style-name="Standard">||cliqueservico.com.br^$important</text:p>
      <text:p text:style-name="Standard">||clive.cloud^$important</text:p>
      <text:p text:style-name="Standard">||clixgalore.com^$important</text:p>
      <text:p text:style-name="Standard">||clk.about.com^$important</text:p>
      <text:p text:style-name="Standard">||clkads.com^$important</text:p>
      <text:p text:style-name="Standard">||clkrev.com^$important</text:p>
      <text:p text:style-name="Standard">||clkstat.china.cn^$important</text:p>
      <text:p text:style-name="Standard">||clmbtech.com^$important</text:p>
      <text:p text:style-name="Standard">||clock.noixun.com^$important</text:p>
      <text:p text:style-name="Standard">||clocktowercommunications.com^$important</text:p>
      <text:p text:style-name="Standard">||clog.go.com^$important</text:p>
      <text:p text:style-name="Standard">||clogwars.com^$important</text:p>
      <text:p text:style-name="Standard">||clotiahs.info^$important</text:p>
      <text:p text:style-name="Standard">||clou-ud.com^$important</text:p>
      <text:p text:style-name="Standard">||cloubbo.com^$important</text:p>
      <text:p text:style-name="Standard">||cloud.xenoris.fr^$important</text:p>
      <text:p text:style-name="Standard"><text:soft-page-break/>||cloud001.info^$important</text:p>
      <text:p text:style-name="Standard">||cloud002.info^$important</text:p>
      <text:p text:style-name="Standard">||cloudfilesharingdomainurllinksys.duckdns.org^$important</text:p>
      <text:p text:style-name="Standard">||clouding-world.online^$important</text:p>
      <text:p text:style-name="Standard">||cloudpassreset.ga^$important</text:p>
      <text:p text:style-name="Standard">||cloudplatform.coveo.com^$important</text:p>
      <text:p text:style-name="Standard">||cloudpoa.com^$important</text:p>
      <text:p text:style-name="Standard">||cloudpoddle.com^$important</text:p>
      <text:p text:style-name="Standard">||cloudresemblao.top^$important</text:p>
      <text:p text:style-name="Standard">||cls.ichotelsgroup.com^$important</text:p>
      <text:p text:style-name="Standard">||cls.vrvm.com^$important</text:p>
      <text:p text:style-name="Standard">||club420medical.com^$important</text:p>
      <text:p text:style-name="Standard">||clubcoras.com^$important</text:p>
      <text:p text:style-name="Standard">||clubdemadrespompiglos.com^$important</text:p>
      <text:p text:style-name="Standard">||clubdepartamentalapurimac.com^$important</text:p>
      <text:p text:style-name="Standard">||clubemultisaude.com.br^$important</text:p>
      <text:p text:style-name="Standard">||clubfutbolero.com^$important</text:p>
      <text:p text:style-name="Standard">||cluster.adultworld.com^$important</text:p>
      <text:p text:style-name="Standard">||clustergriyaagung.com^$important</text:p>
      <text:p text:style-name="Standard">||clustrmaps.com^$important</text:p>
      <text:p text:style-name="Standard">||clvk.viki.io^$important</text:p>
      <text:p text:style-name="Standard">||cm.g.doubleclick.net^$important</text:p>
      <text:p text:style-name="Standard">||cmailadvert15dx.world^$important</text:p>
      <text:p text:style-name="Standard">||cmailserv19fd.club^$important</text:p>
      <text:p text:style-name="Standard">||cmailserv19fd.world^$important</text:p>
      <text:p text:style-name="Standard">||cmalamiere.com^$important</text:p>
      <text:p text:style-name="Standard">||cmap.alibaba.com^$important</text:p>
      <text:p text:style-name="Standard">||cmasempresa.com^$important</text:p>
      <text:p text:style-name="Standard">||cmck4vve6e24wdktsc9n8l1izi7eb9.biz^$important</text:p>
      <text:p text:style-name="Standard">||cmd3490ghbdtn3.ru^$important</text:p>
      <text:p text:style-name="Standard">||cmonsieurs.com^$important</text:p>
      <text:p text:style-name="Standard">||cmp.advertising.com^$important</text:p>
      <text:p text:style-name="Standard">||cmpstar.com^$important</text:p>
      <text:p text:style-name="Standard">||cmstrendslog.indiatimes.com^$important</text:p>
      <text:p text:style-name="Standard">||cmstrendslog.timesnow.tv^$important</text:p>
      <text:p text:style-name="Standard">||cmturismo.com.br^$important</text:p>
      <text:p text:style-name="Standard">||cn-list.info^$important</text:p>
      <text:p text:style-name="Standard">||cnarr-tchad.org^$important</text:p>
      <text:p text:style-name="Standard">||cndomainreg100.net^$important</text:p>
      <text:p text:style-name="Standard">||cnedriect.com^$important</text:p>
      <text:p text:style-name="Standard">||cnfamilywealth.com^$important</text:p>
      <text:p text:style-name="Standard">||cnicaliasi.com^$important</text:p>
      <text:p text:style-name="Standard">||cnlqlobal.com^$important</text:p>
      <text:p text:style-name="Standard">||cnn.datapath-uk.cf^$important</text:p>
      <text:p text:style-name="Standard">||cnomy.com^$important</text:p>
      <text:p text:style-name="Standard">||cnt.nicemix.com^$important</text:p>
      <text:p text:style-name="Standard">||cnt.nuvid.com^$important</text:p>
      <text:p text:style-name="Standard">||cnt.spbland.ru^$important</text:p>
      <text:p text:style-name="Standard">||cnt.vivatube.com^$important</text:p>
      <text:p text:style-name="Standard">||cnt1.pocitadlo.cz^$important</text:p>
      <text:p text:style-name="Standard">||cntraveler.com^$important</text:p>
      <text:p text:style-name="Standard">||cntrol.duckdns.org^$important</text:p>
      <text:p text:style-name="Standard"><text:soft-page-break/>||cntx33.ddns.net^$important</text:p>
      <text:p text:style-name="Standard">||cnymb.top^$important</text:p>
      <text:p text:style-name="Standard">||cnywebservice.com^$important</text:p>
      <text:p text:style-name="Standard">||cnzz.com^$important</text:p>
      <text:p text:style-name="Standard">||co-operativbnk.online^$important</text:p>
      <text:p text:style-name="Standard">||co.colnhubplus.com^$important</text:p>
      <text:p text:style-name="Standard">||co9dance.com^$important</text:p>
      <text:p text:style-name="Standard">||coachbagsoutletfactory.net^$important</text:p>
      <text:p text:style-name="Standard">||coachingbyck.com^$important</text:p>
      <text:p text:style-name="Standard">||coachingservices.fr^$important</text:p>
      <text:p text:style-name="Standard">||coachraymi.com^$important</text:p>
      <text:p text:style-name="Standard">||coackarner.com^$important</text:p>
      <text:p text:style-name="Standard">||coalitionbay.com^$important</text:p>
      <text:p text:style-name="Standard">||cocnguyetsanlincupsg.com^$important</text:p>
      <text:p text:style-name="Standard">||cocoalips.top^$important</text:p>
      <text:p text:style-name="Standard">||cococlaw.com^$important</text:p>
      <text:p text:style-name="Standard">||cocojambo.collector-steal.ga^$important</text:p>
      <text:p text:style-name="Standard">||cocomet-china.com^$important</text:p>
      <text:p text:style-name="Standard">||cocukajanslari.com^$important</text:p>
      <text:p text:style-name="Standard">||cod.exe^$important</text:p>
      <text:p text:style-name="Standard">||cod2.site^$important</text:p>
      <text:p text:style-name="Standard">||coddor.xyz^$important</text:p>
      <text:p text:style-name="Standard">||code-server.biz^$important</text:p>
      <text:p text:style-name="Standard">||codedecodede.com^$important</text:p>
      <text:p text:style-name="Standard">||codedriveinfo.com^$important</text:p>
      <text:p text:style-name="Standard">||codenpic.com^$important</text:p>
      <text:p text:style-name="Standard">||codeshare365.com^$important</text:p>
      <text:p text:style-name="Standard">||codetisan.com^$important</text:p>
      <text:p text:style-name="Standard">||codework.business24crm.io^$important</text:p>
      <text:p text:style-name="Standard">||codezonelab.com^$important</text:p>
      <text:p text:style-name="Standard">||codnit.com^$important</text:p>
      <text:p text:style-name="Standard">||coegroupco.com^$important</text:p>
      <text:p text:style-name="Standard">||coelabetoregranteke.info^$important</text:p>
      <text:p text:style-name="Standard">||cogihold.site^$important</text:p>
      <text:p text:style-name="Standard">||cognerium.com^$important</text:p>
      <text:p text:style-name="Standard">||cognito-identity.eu-west-1.amazonaws.com^$important</text:p>
      <text:p text:style-name="Standard">||coguiworld.com^$important</text:p>
      <text:p text:style-name="Standard">||cohesionapps.com^$important</text:p>
      <text:p text:style-name="Standard">||coinbase-promo.info^$important</text:p>
      <text:p text:style-name="Standard">||coindemariee.com^$important</text:p>
      <text:p text:style-name="Standard">||coine2c.com^$important</text:p>
      <text:p text:style-name="Standard">||coinminingbtc.com^$important</text:p>
      <text:p text:style-name="Standard">||coiptpyv.net.pl^$important</text:p>
      <text:p text:style-name="Standard">||cokhiquangbien.com^$important</text:p>
      <text:p text:style-name="Standard">||colbaservices.cf^$important</text:p>
      <text:p text:style-name="Standard">||cold-pressing.com^$important</text:p>
      <text:p text:style-name="Standard">||coldstar.pk^$important</text:p>
      <text:p text:style-name="Standard">||colegiodavinci.pe^$important</text:p>
      <text:p text:style-name="Standard">||colexpresscargo.com^$important</text:p>
      <text:p text:style-name="Standard">||colichneryzapparite.info^$important</text:p>
      <text:p text:style-name="Standard">||collect.sas.com^$important</text:p>
      <text:p text:style-name="Standard">||collect2.sas.com^$important</text:p>
      <text:p text:style-name="Standard"><text:soft-page-break/>||collectandgather.com^$important</text:p>
      <text:p text:style-name="Standard">||collected.photo^$important</text:p>
      <text:p text:style-name="Standard">||collection.theaa.com^$important</text:p>
      <text:p text:style-name="Standard">||collector-cdn.github.com^$important</text:p>
      <text:p text:style-name="Standard">||collector-medium.lightstep.com^$important</text:p>
      <text:p text:style-name="Standard">||collector-pxphwoqumu.perimeterx.net^$important</text:p>
      <text:p text:style-name="Standard">||collector.githubapp.com^$important</text:p>
      <text:p text:style-name="Standard">||collector.ksax.com^$important</text:p>
      <text:p text:style-name="Standard">||collector.kstptv5.com^$important</text:p>
      <text:p text:style-name="Standard">||collector.prod.expedia.com^$important</text:p>
      <text:p text:style-name="Standard">||collector.shopstream.co^$important</text:p>
      <text:p text:style-name="Standard">||collector.shorte.st^$important</text:p>
      <text:p text:style-name="Standard">||collector.statowl.com^$important</text:p>
      <text:p text:style-name="Standard">||collector.tescocompare.com^$important</text:p>
      <text:p text:style-name="Standard">||collector.trendmd.com^$important</text:p>
      <text:p text:style-name="Standard">||collector.xhamster.com^$important</text:p>
      <text:p text:style-name="Standard">||collector1.xhamster.com^$important</text:p>
      <text:p text:style-name="Standard">||college.kay-tech.info^$important</text:p>
      <text:p text:style-name="Standard">||collegefunding.live^$important</text:p>
      <text:p text:style-name="Standard">||collierymines.com^$important</text:p>
      <text:p text:style-name="Standard">||colnhubplus.com^$important</text:p>
      <text:p text:style-name="Standard">||colo.myftp.org^$important</text:p>
      <text:p text:style-name="Standard">||colocecarc.com^$important</text:p>
      <text:p text:style-name="Standard">||colombiaesdeporte.com^$important</text:p>
      <text:p text:style-name="Standard">||colonize.com^$important</text:p>
      <text:p text:style-name="Standard">||colortronicsrew.com^$important</text:p>
      <text:p text:style-name="Standard">||colossusssp.com^$important</text:p>
      <text:p text:style-name="Standard">||colourpolymer.com^$important</text:p>
      <text:p text:style-name="Standard">||colpomed.com^$important</text:p>
      <text:p text:style-name="Standard">||com-unique-paris.fr^$important</text:p>
      <text:p text:style-name="Standard">||comandosoft.no-ip.org^$important</text:p>
      <text:p text:style-name="Standard">||comarket.info^$important</text:p>
      <text:p text:style-name="Standard">||comatprojects.com^$important</text:p>
      <text:p text:style-name="Standard">||combinedenergytech.com^$important</text:p>
      <text:p text:style-name="Standard">||comboapp.com^$important</text:p>
      <text:p text:style-name="Standard">||combum.de^$important</text:p>
      <text:p text:style-name="Standard">||comclick.com^$important</text:p>
      <text:p text:style-name="Standard">||comeondating.pro^$important</text:p>
      <text:p text:style-name="Standard">||cometadistribuzioneshop.com^$important</text:p>
      <text:p text:style-name="Standard">||cometprint.net^$important</text:p>
      <text:p text:style-name="Standard">||comforitgreel.ml^$important</text:p>
      <text:p text:style-name="Standard">||comidasbebidasenoticias.tk^$important</text:p>
      <text:p text:style-name="Standard">||commander1.com^$important</text:p>
      <text:p text:style-name="Standard">||commercialoffshorebanking.com^$important</text:p>
      <text:p text:style-name="Standard">||commercialrealestatect.com^$important</text:p>
      <text:p text:style-name="Standard">||commindo-media-ressourcen.de^$important</text:p>
      <text:p text:style-name="Standard">||commissionmonster.com^$important</text:p>
      <text:p text:style-name="Standard">||commitchange.com^$important</text:p>
      <text:p text:style-name="Standard">||comomart.xyz^$important</text:p>
      <text:p text:style-name="Standard">||comon.ac.ug^$important</text:p>
      <text:p text:style-name="Standard">||comovencerorefluxo.com^$important</text:p>
      <text:p text:style-name="Standard">||compactbanner.com^$important</text:p>
      <text:p text:style-name="Standard"><text:soft-page-break/>||compagnons-alzheimer.com^$important</text:p>
      <text:p text:style-name="Standard">||company-target.com^$important</text:p>
      <text:p text:style-name="Standard">||compassionatecarejupiter.com^$important</text:p>
      <text:p text:style-name="Standard">||complaintboardonline.com^$important</text:p>
      <text:p text:style-name="Standard">||complet.avessas.com^$important</text:p>
      <text:p text:style-name="Standard">||comprabanner.it^$important</text:p>
      <text:p text:style-name="Standard">||compromise5863.xyz^$important</text:p>
      <text:p text:style-name="Standard">||compscischool.com^$important</text:p>
      <text:p text:style-name="Standard">||compta.referansy.com^$important</text:p>
      <text:p text:style-name="Standard">||computerrepairssouthflorida.com^$important</text:p>
      <text:p text:style-name="Standard">||computerschoolhost.com^$important</text:p>
      <text:p text:style-name="Standard">||comteconerneraphedb.info^$important</text:p>
      <text:p text:style-name="Standard">||comvcdigital.com.br^$important</text:p>
      <text:p text:style-name="Standard">||conamylups.com^$important</text:p>
      <text:p text:style-name="Standard">||concatstring.com^$important</text:p>
      <text:p text:style-name="Standard">||condenastdigital.com^$important</text:p>
      <text:p text:style-name="Standard">||conectacontualma.com^$important</text:p>
      <text:p text:style-name="Standard">||conexuscancer.com^$important</text:p>
      <text:p text:style-name="Standard">||conf-trusted.lyr8.net^$important</text:p>
      <text:p text:style-name="Standard">||confidenceforbid.com^$important</text:p>
      <text:p text:style-name="Standard">||config.uca.cloud.unity3d.com^$important</text:p>
      <text:p text:style-name="Standard">||config.unityads.unity3d.com^$important</text:p>
      <text:p text:style-name="Standard">||config2.mparticle.com^$important</text:p>
      <text:p text:style-name="Standard">||confirm-anymention.net.pl^$important</text:p>
      <text:p text:style-name="Standard">||confirm2.pw^$important</text:p>
      <text:p text:style-name="Standard">||confirm3.pw^$important</text:p>
      <text:p text:style-name="Standard">||congdongkynangmem.com^$important</text:p>
      <text:p text:style-name="Standard">||conglolife.com^$important</text:p>
      <text:p text:style-name="Standard">||congphim.org^$important</text:p>
      <text:p text:style-name="Standard">||congres.bit^$important</text:p>
      <text:p text:style-name="Standard">||congtycophantuan123.net^$important</text:p>
      <text:p text:style-name="Standard">||congtydulichtrongnuoc.com^$important</text:p>
      <text:p text:style-name="Standard">||conhantaolico.com^$important</text:p>
      <text:p text:style-name="Standard">||conhost.pw^$important</text:p>
      <text:p text:style-name="Standard">||conjouring.ddns.net^$important</text:p>
      <text:p text:style-name="Standard">||connatix.com^$important</text:p>
      <text:p text:style-name="Standard">||connect.facebook.net^$important</text:p>
      <text:p text:style-name="Standard">||connect360bd.com^$important</text:p>
      <text:p text:style-name="Standard">||connectad.io^$important</text:p>
      <text:p text:style-name="Standard">||connextra.com^$important</text:p>
      <text:p text:style-name="Standard">||conquistaeseducao.online^$important</text:p>
      <text:p text:style-name="Standard">||conseiletbois.fr^$important</text:p>
      <text:p text:style-name="Standard">||conseils-viager.fr^$important</text:p>
      <text:p text:style-name="Standard">||consensu.org^$script,important</text:p>
      <text:p text:style-name="Standard">||consent-or.trustarc.com^$important</text:p>
      <text:p text:style-name="Standard">||consent.cookiebot.com^$important</text:p>
      <text:p text:style-name="Standard">||consent.google.com^$important</text:p>
      <text:p text:style-name="Standard">||consent.trustarc.com^$important</text:p>
      <text:p text:style-name="Standard">||consent.truste.com^$important</text:p>
      <text:p text:style-name="Standard">||consortiumgardois.eu^$important</text:p>
      <text:p text:style-name="Standard">||conspiracy.ug^$important</text:p>
      <text:p text:style-name="Standard">||constructionavenue.fr^$important</text:p>
      <text:p text:style-name="Standard"><text:soft-page-break/>||constructiondistrict.com^$important</text:p>
      <text:p text:style-name="Standard">||constructionsakshay.com^$important</text:p>
      <text:p text:style-name="Standard">||construtoraisrael.com^$important</text:p>
      <text:p text:style-name="Standard">||consumerassociationmm.org^$important</text:p>
      <text:p text:style-name="Standard">||contactmadarauchiha.ddns.net^$important</text:p>
      <text:p text:style-name="Standard">||contactorfor.com^$important</text:p>
      <text:p text:style-name="Standard">||contajunto.com^$important</text:p>
      <text:p text:style-name="Standard">||contaxe.de^$important</text:p>
      <text:p text:style-name="Standard">||content.acc-hd.de^$important</text:p>
      <text:p text:style-name="Standard">||content.ad^$important</text:p>
      <text:p text:style-name="Standard">||content.adriver.ru^$important</text:p>
      <text:p text:style-name="Standard">||contentabc.com^$important</text:p>
      <text:p text:style-name="Standard">||contentexchange.me^$important</text:p>
      <text:p text:style-name="Standard">||contentsfeed.com^$important</text:p>
      <text:p text:style-name="Standard">||contentsquare.net^$important</text:p>
      <text:p text:style-name="Standard">||contextads.live^$important</text:p>
      <text:p text:style-name="Standard">||contextweb.com^$important</text:p>
      <text:p text:style-name="Standard">||continentalleap.com^$important</text:p>
      <text:p text:style-name="Standard">||contributor.google.com^$important</text:p>
      <text:p text:style-name="Standard">||control.kochava.com^$important</text:p>
      <text:p text:style-name="Standard">||controlciudadano07.com^$important</text:p>
      <text:p text:style-name="Standard">||controldeplagasformentera.com^$important</text:p>
      <text:p text:style-name="Standard">||controlexaspirer.com^$important</text:p>
      <text:p text:style-name="Standard">||conversantmedia.com^$important</text:p>
      <text:p text:style-name="Standard">||converse8ion.com^$important</text:p>
      <text:p text:style-name="Standard">||conversionruler.com^$important</text:p>
      <text:p text:style-name="Standard">||convrgouchon.com^$important</text:p>
      <text:p text:style-name="Standard">||cookiejar.be^$important</text:p>
      <text:p text:style-name="Standard">||cookielaw.org^$important</text:p>
      <text:p text:style-name="Standard">||cookienotti.ru^$important</text:p>
      <text:p text:style-name="Standard">||cookies.cmpnet.com^$important</text:p>
      <text:p text:style-name="Standard">||cool-game.info^$important</text:p>
      <text:p text:style-name="Standard">||coolcat.youzipy.com^$important</text:p>
      <text:p text:style-name="Standard">||cooldatazone.com^$important</text:p>
      <text:p text:style-name="Standard">||coolgamesonline.xyz^$important</text:p>
      <text:p text:style-name="Standard">||coolgirlsnation.com^$important</text:p>
      <text:p text:style-name="Standard">||coolhead.xyz^$important</text:p>
      <text:p text:style-name="Standard">||coolkid98.ddns.net^$important</text:p>
      <text:p text:style-name="Standard">||coolshop.live^$important</text:p>
      <text:p text:style-name="Standard">||cooltennis.nl^$important</text:p>
      <text:p text:style-name="Standard">||cooperativa.casa^$important</text:p>
      <text:p text:style-name="Standard">||coopevents.in^$important</text:p>
      <text:p text:style-name="Standard">||coorgmeadows.com^$important</text:p>
      <text:p text:style-name="Standard">||copashti.com^$important</text:p>
      <text:p text:style-name="Standard">||copiesciso.com^$important</text:p>
      <text:p text:style-name="Standard">||coppers.sytes.net^$important</text:p>
      <text:p text:style-name="Standard">||copsnailsanddrinks.fr^$important</text:p>
      <text:p text:style-name="Standard">||copsoiteess.com^$important</text:p>
      <text:p text:style-name="Standard">||coralex.io^$important</text:p>
      <text:p text:style-name="Standard">||coralseasanibel.com^$important</text:p>
      <text:p text:style-name="Standard">||cordondating.xyz^$important</text:p>
      <text:p text:style-name="Standard">||corelis.group^$important</text:p>
      <text:p text:style-name="Standard"><text:soft-page-break/>||coremetrics.com^$important</text:p>
      <text:p text:style-name="Standard">||coretalk.co^$important</text:p>
      <text:p text:style-name="Standard">||corkmademore.com^$important</text:p>
      <text:p text:style-name="Standard">||cormetal.eu^$important</text:p>
      <text:p text:style-name="Standard">||cornsholav.com^$important</text:p>
      <text:p text:style-name="Standard">||coronatec.com.br^$important</text:p>
      <text:p text:style-name="Standard">||coronavirusstatus.space^$important</text:p>
      <text:p text:style-name="Standard">||corp1.site^$important</text:p>
      <text:p text:style-name="Standard">||corp2.site^$important</text:p>
      <text:p text:style-name="Standard">||corp6.site^$important</text:p>
      <text:p text:style-name="Standard">||corp9.site^$important</text:p>
      <text:p text:style-name="Standard">||corpcougar.in^$important</text:p>
      <text:p text:style-name="Standard">||corpoesaude.club^$important</text:p>
      <text:p text:style-name="Standard">||corporationmicrosoft.duckdns.org^$important</text:p>
      <text:p text:style-name="Standard">||correduriauno.com^$important</text:p>
      <text:p text:style-name="Standard">||corticeiralogs.tk^$important</text:p>
      <text:p text:style-name="Standard">||cortinhouse-milcortinas.com^$important</text:p>
      <text:p text:style-name="Standard">||corvandbro.biz^$important</text:p>
      <text:p text:style-name="Standard">||corvis.co.uk^$important</text:p>
      <text:p text:style-name="Standard">||cosmet-log.com^$important</text:p>
      <text:p text:style-name="Standard">||cosmictv.xyz^$important</text:p>
      <text:p text:style-name="Standard">||cosmocolordip.com^$important</text:p>
      <text:p text:style-name="Standard">||cosmoflora.eu^$important</text:p>
      <text:p text:style-name="Standard">||cosmoi098.ml^$important</text:p>
      <text:p text:style-name="Standard">||cosmoprof.com.gt^$important</text:p>
      <text:p text:style-name="Standard">||cosmoservicios.cl^$important</text:p>
      <text:p text:style-name="Standard">||cosplaycollegium.club^$important</text:p>
      <text:p text:style-name="Standard">||costcllc.com^$important</text:p>
      <text:p text:style-name="Standard">||cosycafe19.com^$important</text:p>
      <text:p text:style-name="Standard">||coteserca.com.co^$important</text:p>
      <text:p text:style-name="Standard">||cotextrucking.com^$important</text:p>
      <text:p text:style-name="Standard">||cottonagro.uz^$important</text:p>
      <text:p text:style-name="Standard">||coub.com^$important</text:p>
      <text:p text:style-name="Standard">||couchplan.com^$important</text:p>
      <text:p text:style-name="Standard">||coudaridutyfree.com^$important</text:p>
      <text:p text:style-name="Standard">||count.livetv.ru^$important</text:p>
      <text:p text:style-name="Standard">||count.livetv.sx^$important</text:p>
      <text:p text:style-name="Standard">||count.ly^$important</text:p>
      <text:p text:style-name="Standard">||count.prx.org^$important</text:p>
      <text:p text:style-name="Standard">||count.rbc.ru^$important</text:p>
      <text:p text:style-name="Standard">||count.rin.ru^$important</text:p>
      <text:p text:style-name="Standard">||count.west263.com^$important</text:p>
      <text:p text:style-name="Standard">||count6.rbc.ru^$important</text:p>
      <text:p text:style-name="Standard">||counted.com^$important</text:p>
      <text:p text:style-name="Standard">||counter.avtoindex.com^$important</text:p>
      <text:p text:style-name="Standard">||counter.bloke.com^$important</text:p>
      <text:p text:style-name="Standard">||counter.cnw.cz^$important</text:p>
      <text:p text:style-name="Standard">||counter.cz^$important</text:p>
      <text:p text:style-name="Standard">||counter.dreamhost.com^$important</text:p>
      <text:p text:style-name="Standard">||counter.entertainmentwise.com^$important</text:p>
      <text:p text:style-name="Standard">||counter.fateback.com^$important</text:p>
      <text:p text:style-name="Standard">||counter.joins.com^$important</text:p>
      <text:p text:style-name="Standard"><text:soft-page-break/>||counter.mirohost.net^$important</text:p>
      <text:p text:style-name="Standard">||counter.mojgorod.ru^$important</text:p>
      <text:p text:style-name="Standard">||counter.nowlinux.com^$important</text:p>
      <text:p text:style-name="Standard">||counter.promodeejay.net^$important</text:p>
      <text:p text:style-name="Standard">||counter.rambler.ru^$important</text:p>
      <text:p text:style-name="Standard">||counter.search.bg^$important</text:p>
      <text:p text:style-name="Standard">||counter.sibnet.ru^$important</text:p>
      <text:p text:style-name="Standard">||counter.sina.com.cn^$important</text:p>
      <text:p text:style-name="Standard">||counter.sparklit.com^$important</text:p>
      <text:p text:style-name="Standard">||counter.theconversation.edu.au^$important</text:p>
      <text:p text:style-name="Standard">||counter.yadro.ru^$important</text:p>
      <text:p text:style-name="Standard">||counter.zerohedge.com^$important</text:p>
      <text:p text:style-name="Standard">||counterlit.us^$important</text:p>
      <text:p text:style-name="Standard">||counters.honesty.com^$important</text:p>
      <text:p text:style-name="Standard">||counting.kmindex.ru^$important</text:p>
      <text:p text:style-name="Standard">||counts.tucows.com^$important</text:p>
      <text:p text:style-name="Standard">||countsquare.com^$important</text:p>
      <text:p text:style-name="Standard">||coupedecheveux.org^$important</text:p>
      <text:p text:style-name="Standard">||coupling-media.de^$important</text:p>
      <text:p text:style-name="Standard">||coupondeasls.xyz^$important</text:p>
      <text:p text:style-name="Standard">||coupons4ur.com^$important</text:p>
      <text:p text:style-name="Standard">||courchevel-chalet.ovh^$important</text:p>
      <text:p text:style-name="Standard">||covaihomes.com^$important</text:p>
      <text:p text:style-name="Standard">||coveo.com^$important</text:p>
      <text:p text:style-name="Standard">||covergt.com^$important</text:p>
      <text:p text:style-name="Standard">||covoruloltenesc.ro^$important</text:p>
      <text:p text:style-name="Standard">||cowdreywoodworking.com^$important</text:p>
      <text:p text:style-name="Standard">||coworking-bagneres.fr^$important</text:p>
      <text:p text:style-name="Standard">||coyoshop.com^$important</text:p>
      <text:p text:style-name="Standard">||cp.dogepay.info^$important</text:p>
      <text:p text:style-name="Standard">||cpadeer.com^$important</text:p>
      <text:p text:style-name="Standard">||cpalead.com^$important</text:p>
      <text:p text:style-name="Standard">||cpays.com^$important</text:p>
      <text:p text:style-name="Standard">||cpextech.com^$important</text:p>
      <text:p text:style-name="Standard">||cpf-th.com^$important</text:p>
      <text:p text:style-name="Standard">||cplm.co.uk^$important</text:p>
      <text:p text:style-name="Standard">||cpmaffiliation.com^$important</text:p>
      <text:p text:style-name="Standard">||cpmeow.com^$important</text:p>
      <text:p text:style-name="Standard">||cpmstar.com^$important</text:p>
      <text:p text:style-name="Standard">||cpnsmastery.xyz^$important</text:p>
      <text:p text:style-name="Standard">||cpuinvhqismbiawfnivw.com^$important</text:p>
      <text:p text:style-name="Standard">||cpx.to^$important</text:p>
      <text:p text:style-name="Standard">||cpxadroit.com^$important</text:p>
      <text:p text:style-name="Standard">||cpxinteractive.com^$important</text:p>
      <text:p text:style-name="Standard">||cqbano.ddns.net^$important</text:p>
      <text:p text:style-name="Standard">||cqcounter.com^$important</text:p>
      <text:p text:style-name="Standard">||cqfsbj.cn^$important</text:p>
      <text:p text:style-name="Standard">||cqoserve.com^$important</text:p>
      <text:p text:style-name="Standard">||cquotient.com^$important</text:p>
      <text:p text:style-name="Standard">||crack4fun.hopto.org^$important</text:p>
      <text:p text:style-name="Standard">||crackerme.info^$important</text:p>
      <text:p text:style-name="Standard">||crackhahanono.000webhostapp.com^$important</text:p>
      <text:p text:style-name="Standard"><text:soft-page-break/>||crafformican-iop-milo.com^$important</text:p>
      <text:p text:style-name="Standard">||craft-holdings.duckdns.org^$important</text:p>
      <text:p text:style-name="Standard">||craftedcravings.net^$important</text:p>
      <text:p text:style-name="Standard">||craftlok.com^$important</text:p>
      <text:p text:style-name="Standard">||craftresortphuket.com^$important</text:p>
      <text:p text:style-name="Standard">||craftwormcreations.com^$important</text:p>
      <text:p text:style-name="Standard">||crakev.com^$important</text:p>
      <text:p text:style-name="Standard">||crakmedia.com^$important</text:p>
      <text:p text:style-name="Standard">||crakom.com^$important</text:p>
      <text:p text:style-name="Standard">||craktraffic.com^$important</text:p>
      <text:p text:style-name="Standard">||crashingdeep.com^$important</text:p>
      <text:p text:style-name="Standard">||crashlytics.com^$important</text:p>
      <text:p text:style-name="Standard">||crasyhost.com^$important</text:p>
      <text:p text:style-name="Standard">||craveandlamb.com^$important</text:p>
      <text:p text:style-name="Standard">||crawlability.com^$important</text:p>
      <text:p text:style-name="Standard">||crazydreaddisc.com^$important</text:p>
      <text:p text:style-name="Standard">||crazyfasting.icu^$important</text:p>
      <text:p text:style-name="Standard">||crazypopups.com^$important</text:p>
      <text:p text:style-name="Standard">||crazysmoker.duckdns.org^$important</text:p>
      <text:p text:style-name="Standard">||crazzzycrab.com^$important</text:p>
      <text:p text:style-name="Standard">||crbsms.org^$important</text:p>
      <text:p text:style-name="Standard">||creafi-online-media.com^$important</text:p>
      <text:p text:style-name="Standard">||creafi.com^$important</text:p>
      <text:p text:style-name="Standard">||creagrafica.com.ve^$important</text:p>
      <text:p text:style-name="Standard">||creanautic.fr^$important</text:p>
      <text:p text:style-name="Standard">||crearquitectos.es^$important</text:p>
      <text:p text:style-name="Standard">||creasign.ma^$important</text:p>
      <text:p text:style-name="Standard">||creative-serving.com^$important</text:p>
      <text:p text:style-name="Standard">||creative.ak.facebook.com^$important</text:p>
      <text:p text:style-name="Standard">||creative.whi.co.nz^$important</text:p>
      <text:p text:style-name="Standard">||creativeagency.biz^$important</text:p>
      <text:p text:style-name="Standard">||creativecdn.com^$important</text:p>
      <text:p text:style-name="Standard">||creativecompetitionawards.ga^$important</text:p>
      <text:p text:style-name="Standard">||creativecompetitionawards.gq^$important</text:p>
      <text:p text:style-name="Standard">||creativedistribuciones.com.co^$important</text:p>
      <text:p text:style-name="Standard">||creatives.as4x.tmcs.net^$important</text:p>
      <text:p text:style-name="Standard">||creatives.livejasmin.com^$important</text:p>
      <text:p text:style-name="Standard">||creativity360studio.com^$important</text:p>
      <text:p text:style-name="Standard">||credit-invest.info^$important</text:p>
      <text:p text:style-name="Standard">||crematopy.bid^$important</text:p>
      <text:p text:style-name="Standard">||cremeroloe.com^$important</text:p>
      <text:p text:style-name="Standard">||crempco.com^$important</text:p>
      <text:p text:style-name="Standard">||crestailiaca.com^$important</text:p>
      <text:p text:style-name="Standard">||crewwwcoin.club^$important</text:p>
      <text:p text:style-name="Standard">||criminals.host^$important</text:p>
      <text:p text:style-name="Standard">||crippoloiutustrope.tk^$important</text:p>
      <text:p text:style-name="Standard">||criptofarm.co.ug^$important</text:p>
      <text:p text:style-name="Standard">||crispads.com^$important</text:p>
      <text:p text:style-name="Standard">||crispmedia.com^$important</text:p>
      <text:p text:style-name="Standard">||crispwireless.com^$important</text:p>
      <text:p text:style-name="Standard">||criteo.com^$important</text:p>
      <text:p text:style-name="Standard">||critexerin.com^$important</text:p>
      <text:p text:style-name="Standard"><text:soft-page-break/>||crittercism.com^$important</text:p>
      <text:p text:style-name="Standard">||crm.tigmagrue.com^$important</text:p>
      <text:p text:style-name="Standard">||croatia-adventureteam.com^$important</text:p>
      <text:p text:style-name="Standard">||croatiaaccommodation.net^$important</text:p>
      <text:p text:style-name="Standard">||crococreativeco.work^$important</text:p>
      <text:p text:style-name="Standard">||crossfire.ddns.net^$important</text:p>
      <text:p text:style-name="Standard">||crossfitheimdall.com^$important</text:p>
      <text:p text:style-name="Standard">||crosslife.life^$important</text:p>
      <text:p text:style-name="Standard">||crossoverscrubbers.com^$important</text:p>
      <text:p text:style-name="Standard">||crowdgravity.com^$important</text:p>
      <text:p text:style-name="Standard">||crowny.xyz^$important</text:p>
      <text:p text:style-name="Standard">||crservicos.com.br^$important</text:p>
      <text:p text:style-name="Standard">||crsspxl.com^$important</text:p>
      <text:p text:style-name="Standard">||crtv.mate1.com^$important</text:p>
      <text:p text:style-name="Standard">||crwdcntrl.net^$important</text:p>
      <text:p text:style-name="Standard">||cryline.net^$important</text:p>
      <text:p text:style-name="Standard">||crypt-file.cc^$important</text:p>
      <text:p text:style-name="Standard">||crypto-bot.fun^$important</text:p>
      <text:p text:style-name="Standard">||crypto-capitalization.com^$important</text:p>
      <text:p text:style-name="Standard">||crypto-strategy.ru^$important</text:p>
      <text:p text:style-name="Standard">||cryptoelips.com^$important</text:p>
      <text:p text:style-name="Standard">||cryptoexpertblog.info^$important</text:p>
      <text:p text:style-name="Standard">||cryptofaze.com^$important</text:p>
      <text:p text:style-name="Standard">||crystalclearimprint.com^$important</text:p>
      <text:p text:style-name="Standard">||crystalvue-tw.com^$important</text:p>
      <text:p text:style-name="Standard">||cscuniversal.com^$important</text:p>
      <text:p text:style-name="Standard">||csday.site^$important</text:p>
      <text:p text:style-name="Standard">||csdnshop.com^$important</text:p>
      <text:p text:style-name="Standard">||csdstat14tp.world^$important</text:p>
      <text:p text:style-name="Standard">||cse.google.com^$important</text:p>
      <text:p text:style-name="Standard">||csgo45bj.ddns.net^$important</text:p>
      <text:p text:style-name="Standard">||csgoamy.net^$important</text:p>
      <text:p text:style-name="Standard">||csp.yahoo.com^$important</text:p>
      <text:p text:style-name="Standard">||cssime.com^$important</text:p>
      <text:p text:style-name="Standard">||cssshk.com^$important</text:p>
      <text:p text:style-name="Standard">||cstarserver17km.club^$important</text:p>
      <text:p text:style-name="Standard">||cstatic.weborama.fr^$important</text:p>
      <text:p text:style-name="Standard">||csyuan.life^$important</text:p>
      <text:p text:style-name="Standard">||ct77.duckdns.org^$important</text:p>
      <text:p text:style-name="Standard">||cta-service-cms2.hubspot.com^$important</text:p>
      <text:p text:style-name="Standard">||ctf-1111.net^$important</text:p>
      <text:p text:style-name="Standard">||ctfd.top^$important</text:p>
      <text:p text:style-name="Standard">||ctnetwork.hu^$important</text:p>
      <text:p text:style-name="Standard">||ctnsnet.com^$important</text:p>
      <text:p text:style-name="Standard">||ctssint.com^$important</text:p>
      <text:p text:style-name="Standard">||cu-gong.com^$important</text:p>
      <text:p text:style-name="Standard">||cuanhomxingfanhapkhau.com^$important</text:p>
      <text:p text:style-name="Standard">||cubaworts.gq^$important</text:p>
      <text:p text:style-name="Standard">||cubbbiesdo.ru^$important</text:p>
      <text:p text:style-name="Standard">||cube-projekt.at^$important</text:p>
      <text:p text:style-name="Standard">||cube.joburg^$important</text:p>
      <text:p text:style-name="Standard">||cubeuser.tk^$important</text:p>
      <text:p text:style-name="Standard"><text:soft-page-break/>||cubics.com^$important</text:p>
      <text:p text:style-name="Standard">||cubino.it^$important</text:p>
      <text:p text:style-name="Standard">||cuidarteperu.com^$important</text:p>
      <text:p text:style-name="Standard">||cuinangila.com^$important</text:p>
      <text:p text:style-name="Standard">||cuiniship.com^$important</text:p>
      <text:p text:style-name="Standard">||cuisineontheroadspr.com^$important</text:p>
      <text:p text:style-name="Standard">||cungungnhanluc24h.com^$important</text:p>
      <text:p text:style-name="Standard">||cuoichutchoi.net^$important</text:p>
      <text:p text:style-name="Standard">||cuoredigallimascia.com^$important</text:p>
      <text:p text:style-name="Standard">||cuppa.pw^$important</text:p>
      <text:p text:style-name="Standard">||cuptiserse.com^$important</text:p>
      <text:p text:style-name="Standard">||curalate.com^$important</text:p>
      <text:p text:style-name="Standard">||curcipleaf.com^$important</text:p>
      <text:p text:style-name="Standard">||curiosity.sg^$important</text:p>
      <text:p text:style-name="Standard">||currax-ne.tk^$important</text:p>
      <text:p text:style-name="Standard">||currentsaid.info^$important</text:p>
      <text:p text:style-name="Standard">||curs.neagoeandrei.com^$important</text:p>
      <text:p text:style-name="Standard">||curso.ssthno.webdesignssw.cl^$important</text:p>
      <text:p text:style-name="Standard">||cursoaphonline.com.br^$important</text:p>
      <text:p text:style-name="Standard">||curtains.kz^$important</text:p>
      <text:p text:style-name="Standard">||curtpsfdw.pw^$important</text:p>
      <text:p text:style-name="Standard">||custom-blacklisted-tracking-example.com^$important</text:p>
      <text:p text:style-name="Standard">||custom-essays-online.co.uk^$important</text:p>
      <text:p text:style-name="Standard">||customad.cnn.com^$important</text:p>
      <text:p text:style-name="Standard">||customer.io^$important</text:p>
      <text:p text:style-name="Standard">||customernoble.com^$important</text:p>
      <text:p text:style-name="Standard">||custonic.com^$important</text:p>
      <text:p text:style-name="Standard">||custora.com^$important</text:p>
      <text:p text:style-name="Standard">||custsupport1000.com^$important</text:p>
      <text:p text:style-name="Standard">||cutyoutube.com^$important</text:p>
      <text:p text:style-name="Standard">||cuupedu.com^$important</text:p>
      <text:p text:style-name="Standard">||cvasajhsjkls00pro.co.uk^$important</text:p>
      <text:p text:style-name="Standard">||cvbt.ml^$important</text:p>
      <text:p text:style-name="Standard">||cvetisbazi.ru^$important</text:p>
      <text:p text:style-name="Standard">||cvetochniy-buket.ru^$important</text:p>
      <text:p text:style-name="Standard">||cvetolenta.ru^$important</text:p>
      <text:p text:style-name="Standard">||cvgriyausahaberkah.com^$important</text:p>
      <text:p text:style-name="Standard">||cvlancer.com^$important</text:p>
      <text:p text:style-name="Standard">||cvnty.ga^$important</text:p>
      <text:p text:style-name="Standard">||cvrqkbluxembotuhluwc.com^$important</text:p>
      <text:p text:style-name="Standard">||cvt1.sibnet.ru^$important</text:p>
      <text:p text:style-name="Standard">||cvxmhbfghdsd.ug^$important</text:p>
      <text:p text:style-name="Standard">||cvzovwor.co.uk^$important</text:p>
      <text:p text:style-name="Standard">||cw-233.xyz^$important</text:p>
      <text:p text:style-name="Standard">||cwizza.com^$important</text:p>
      <text:p text:style-name="Standard">||cwjamaica.us^$important</text:p>
      <text:p text:style-name="Standard">||cxacf.ru^$important</text:p>
      <text:p text:style-name="Standard">||cxense.com^$important</text:p>
      <text:p text:style-name="Standard">||cxlit.com^$important</text:p>
      <text:p text:style-name="Standard">||cyber-ghost.ddns.net^$important</text:p>
      <text:p text:style-name="Standard">||cyberbounty.com^$important</text:p>
      <text:p text:style-name="Standard">||cyberdevapp.website^$important</text:p>
      <text:p text:style-name="Standard"><text:soft-page-break/>||cyberdrink.co.uk^$important</text:p>
      <text:p text:style-name="Standard">||cybergte.ddnsking.com^$important</text:p>
      <text:p text:style-name="Standard">||cybermagicindia.com^$important</text:p>
      <text:p text:style-name="Standard">||cybermonitor.com^$important</text:p>
      <text:p text:style-name="Standard">||cybersecurityforyourbusiness.com^$important</text:p>
      <text:p text:style-name="Standard">||cybrkd.ddns.net^$important</text:p>
      <text:p text:style-name="Standard">||cylialarer.com^$important</text:p>
      <text:p text:style-name="Standard">||cym.pe^$important</text:p>
      <text:p text:style-name="Standard">||cyprus.in.ua^$important</text:p>
      <text:p text:style-name="Standard">||cysyonetim.com^$important</text:p>
      <text:p text:style-name="Standard">||cythromatt.com^$important</text:p>
      <text:p text:style-name="Standard">||czabk.com^$important</text:p>
      <text:p text:style-name="Standard">||czechmagic.tk^$important</text:p>
      <text:p text:style-name="Standard">||czyjestemtata.pl^$important</text:p>
      <text:p text:style-name="Standard">||d-cem.com^$important</text:p>
      <text:p text:style-name="Standard">||d-hub.pw^$important</text:p>
      <text:p text:style-name="Standard">||d-peques.com^$important</text:p>
      <text:p text:style-name="Standard">||d-snpagentdirectory.com^$important</text:p>
      <text:p text:style-name="Standard">||d.adroll.com^$important</text:p>
      <text:p text:style-name="Standard">||d.applovin.com^$important</text:p>
      <text:p text:style-name="Standard">||d.coka.la^$important</text:p>
      <text:p text:style-name="Standard">||d.top4top.io^$important</text:p>
      <text:p text:style-name="Standard">||d0rian2022.ddns.net^$important</text:p>
      <text:p text:style-name="Standard">||d1.a4w.ro^$important</text:p>
      <text:p text:style-name="Standard">||d10lumateci472.cloudfront.net^$important</text:p>
      <text:p text:style-name="Standard">||d11eq81k50lwgi.cloudfront.net^$important</text:p>
      <text:p text:style-name="Standard">||d12quigfjulianne.com^$important</text:p>
      <text:p text:style-name="Standard">||d138am4hd4ke4y.cloudfront.net^$important</text:p>
      <text:p text:style-name="Standard">||d15cjcet1djbmv.cloudfront.net^$important</text:p>
      <text:p text:style-name="Standard">||d160mt023h8h3d.cloudfront.net^$important</text:p>
      <text:p text:style-name="Standard">||d162nnmwf9bggr.cloudfront.net^$important</text:p>
      <text:p text:style-name="Standard">||d17rlarvg2khuc.cloudfront.net^$important</text:p>
      <text:p text:style-name="Standard">||d18646broderick.net^$important</text:p>
      <text:p text:style-name="Standard">||d18ariellewhitney.city^$important</text:p>
      <text:p text:style-name="Standard">||d19182vyfoustz.cloudfront.net^$important</text:p>
      <text:p text:style-name="Standard">||d19uh5b0umbjrr.cloudfront.net^$important</text:p>
      <text:p text:style-name="Standard">||d1bevsqehy4npt.cloudfront.net^$important</text:p>
      <text:p text:style-name="Standard">||d1byvlfiet2h9q.cloudfront.net^$important</text:p>
      <text:p text:style-name="Standard">||d1czd1q73kbu32.cloudfront.net^$important</text:p>
      <text:p text:style-name="Standard">||d1dli2tyorled9.cloudfront.net^$important</text:p>
      <text:p text:style-name="Standard">||d1ewpr7kbabyrj.cloudfront.net^$important</text:p>
      <text:p text:style-name="Standard">||d1exe.com^$important</text:p>
      <text:p text:style-name="Standard">||d1f5rbi95y1icu.cloudfront.net^$important</text:p>
      <text:p text:style-name="Standard">||d1gp9nlx229wzz.cloudfront.net^$important</text:p>
      <text:p text:style-name="Standard">||d1i2v9a8xom2hy.cloudfront.net^$important</text:p>
      <text:p text:style-name="Standard">||d1k0glcmk0b5rb.cloudfront.net^$important</text:p>
      <text:p text:style-name="Standard">||d1k29rhvz38kg5.cloudfront.net^$important</text:p>
      <text:p text:style-name="Standard">||d1mroptkfdxko5.cloudfront.net^$important</text:p>
      <text:p text:style-name="Standard">||d1mub3aw743hsf.cloudfront.net^$important</text:p>
      <text:p text:style-name="Standard">||d1mxvenloqrqmu.cloudfront.net^$important</text:p>
      <text:p text:style-name="Standard">||d1n7ypf85zfej7.cloudfront.net^$important</text:p>
      <text:p text:style-name="Standard">||d1nmxiiewlx627.cloudfront.net^$important</text:p>
      <text:p text:style-name="Standard"><text:soft-page-break/>||d1p7elpjrt6qav.cloudfront.net^$important</text:p>
      <text:p text:style-name="Standard">||d1pozdfelzfhyt.cloudfront.net^$important</text:p>
      <text:p text:style-name="Standard">||d1qc76gneygidm.cloudfront.net^$important</text:p>
      <text:p text:style-name="Standard">||d1qtf1avwa1wvl.cloudfront.net^$important</text:p>
      <text:p text:style-name="Standard">||d1uanozc5el74n.cloudfront.net^$important</text:p>
      <text:p text:style-name="Standard">||d1v6js7bjzmhoa.cloudfront.net^$important</text:p>
      <text:p text:style-name="Standard">||d1vh0xkmncek4z.cloudfront.net^$important</text:p>
      <text:p text:style-name="Standard">||d1vrcwxei1aj0g.cloudfront.net^$important</text:p>
      <text:p text:style-name="Standard">||d1vwpe7grtcv9d.cloudfront.net^$important</text:p>
      <text:p text:style-name="Standard">||d1wi563t0137vz.cloudfront.net^$important</text:p>
      <text:p text:style-name="Standard">||d1zfhhmz4n1jvq.cloudfront.net^$important</text:p>
      <text:p text:style-name="Standard">||d20je219bs8hnq.cloudfront.net^$important</text:p>
      <text:p text:style-name="Standard">||d240937yockcdo.cloudfront.net^$important</text:p>
      <text:p text:style-name="Standard">||d258hxk86e2ixw.cloudfront.net^$important</text:p>
      <text:p text:style-name="Standard">||d269y12mnftu9c.cloudfront.net^$important</text:p>
      <text:p text:style-name="Standard">||d26r15y2ken1t9.cloudfront.net^$important</text:p>
      <text:p text:style-name="Standard">||d27x580xb9ao1l.cloudfront.net^$important</text:p>
      <text:p text:style-name="Standard">||d28g1fhp6rn9w3.cloudfront.net^$important</text:p>
      <text:p text:style-name="Standard">||d28k9nkt2spnp.cloudfront.net^$important</text:p>
      <text:p text:style-name="Standard">||d2b7n13v8adl6f.cloudfront.net^$important</text:p>
      <text:p text:style-name="Standard">||d2d8qsxiai9qwj.cloudfront.net^$important</text:p>
      <text:p text:style-name="Standard">||d2fbkzyicji7c4.cloudfront.net^$important</text:p>
      <text:p text:style-name="Standard">||d2fhjyz3dwdx87.cloudfront.net^$important</text:p>
      <text:p text:style-name="Standard">||d2ghscazvn398x.cloudfront.net^$important</text:p>
      <text:p text:style-name="Standard">||d2h2e7azvio4e7sp.com^$important</text:p>
      <text:p text:style-name="Standard">||d2hluuq2g8gwrv.cloudfront.net^$important</text:p>
      <text:p text:style-name="Standard">||d2i54aseqwhx68.cloudfront.net^$important</text:p>
      <text:p text:style-name="Standard">||d2kz60b0gq4lg.cloudfront.net^$important</text:p>
      <text:p text:style-name="Standard">||d2l8bbn629wykr.cloudfront.net^$important</text:p>
      <text:p text:style-name="Standard">||d2lxztepvo7ma1.cloudfront.net^$important</text:p>
      <text:p text:style-name="Standard">||d2nn3xyicdpsrf.cloudfront.net^$important</text:p>
      <text:p text:style-name="Standard">||d2nrdy2pg3k168.cloudfront.net^$important</text:p>
      <text:p text:style-name="Standard">||d2nzjxafm0iowq.cloudfront.net^$important</text:p>
      <text:p text:style-name="Standard">||d2pc0q32fod0ha.cloudfront.net^$important</text:p>
      <text:p text:style-name="Standard">||d2pppxxtaciku9.cloudfront.net^$important</text:p>
      <text:p text:style-name="Standard">||d2t2on23g4lty1.cloudfront.net^$important</text:p>
      <text:p text:style-name="Standard">||d2ue9k1rhsumed.cloudfront.net^$important</text:p>
      <text:p text:style-name="Standard">||d2wl3qmk54t3ha.cloudfront.net^$important</text:p>
      <text:p text:style-name="Standard">||d2xsy1lxezptdm.cloudfront.net^$important</text:p>
      <text:p text:style-name="Standard">||d2ymkpxi1rgldj.cloudfront.net^$important</text:p>
      <text:p text:style-name="Standard">||d2z0gqc8sv0l7p.cloudfront.net^$important</text:p>
      <text:p text:style-name="Standard">||d30zrwt3s044zr.cloudfront.net^$important</text:p>
      <text:p text:style-name="Standard">||d31qbv1cthcecs.cloudfront.net^$important</text:p>
      <text:p text:style-name="Standard">||d32r49xyei4vz6.cloudfront.net^$important</text:p>
      <text:p text:style-name="Standard">||d35r45qhjmgs3g.cloudfront.net^$important</text:p>
      <text:p text:style-name="Standard">||d36sxvmjoflc2i.cloudfront.net^$important</text:p>
      <text:p text:style-name="Standard">||d37s9vd5t6mov7.cloudfront.net^$important</text:p>
      <text:p text:style-name="Standard">||d39hdzmeufnl50.cloudfront.net^$important</text:p>
      <text:p text:style-name="Standard">||d3a4ab0c.webengage.co^$important</text:p>
      <text:p text:style-name="Standard">||d3ahinqqx1dy5v.cloudfront.net^$important</text:p>
      <text:p text:style-name="Standard">||d3ax6xygyb5hn9.cloudfront.net^$important</text:p>
      <text:p text:style-name="Standard">||d3c00.duckdns.org^$important</text:p>
      <text:p text:style-name="Standard"><text:soft-page-break/>||d3c0d3dd0cx.000webhostapp.com^$important</text:p>
      <text:p text:style-name="Standard">||d3cesrg5igdcgt.cloudfront.net^$important</text:p>
      <text:p text:style-name="Standard">||d3elm8wezzwg42.cloudfront.net^$important</text:p>
      <text:p text:style-name="Standard">||d3fqhkmofpujs3.cloudfront.net^$important</text:p>
      <text:p text:style-name="Standard">||d3i1asoswufp5k.cloudfront.net^$important</text:p>
      <text:p text:style-name="Standard">||d3id4jppiyyek8.cloudfront.net^$important</text:p>
      <text:p text:style-name="Standard">||d3iz6lralvg77g.cloudfront.net^$important</text:p>
      <text:p text:style-name="Standard">||d3l4qa0kmel7is.cloudfront.net^$important</text:p>
      <text:p text:style-name="Standard">||d3laygk9zni6hc.cloudfront.net^$important</text:p>
      <text:p text:style-name="Standard">||d3m79ugzs2d8im.cloudfront.net^$important</text:p>
      <text:p text:style-name="Standard">||d3noqwmgo39at7.cloudfront.net^$important</text:p>
      <text:p text:style-name="Standard">||d3oep4gb91kpuv.cloudfront.net^$important</text:p>
      <text:p text:style-name="Standard">||d3p2b5qewrnsyv.cloudfront.net^$important</text:p>
      <text:p text:style-name="Standard">||d3pvcolmug0tz6.cloudfront.net^$important</text:p>
      <text:p text:style-name="Standard">||d3q33rbmdkxzj.cloudfront.net^$important</text:p>
      <text:p text:style-name="Standard">||d3rhktq8uy839j.cloudfront.net^$important</text:p>
      <text:p text:style-name="Standard">||d3t9nyds4ufoqz.cloudfront.net^$important</text:p>
      <text:p text:style-name="Standard">||d3u5zn5k9864p0.cloudfront.net^$important</text:p>
      <text:p text:style-name="Standard">||d3ud741uvs727m.cloudfront.net^$important</text:p>
      <text:p text:style-name="Standard">||d41.co^$important</text:p>
      <text:p text:style-name="Standard">||d49dv62iea39.email^$important</text:p>
      <text:p text:style-name="Standard">||d5ou3dytze6uf.cloudfront.net^$important</text:p>
      <text:p text:style-name="Standard">||d6swopgiplmy0.cloudfront.net^$important</text:p>
      <text:p text:style-name="Standard">||d6ummfe8aubt5.cloudfront.net^$important</text:p>
      <text:p text:style-name="Standard">||d6uo8axpzn6v.com^$important</text:p>
      <text:p text:style-name="Standard">||d74yhvickie.band^$important</text:p>
      <text:p text:style-name="Standard">||d985a9d2clzq5.cloudfront.net^$important</text:p>
      <text:p text:style-name="Standard">||d9rj2sdxjer5v.cloudfront.net^$important</text:p>
      <text:p text:style-name="Standard">||d9tnvwv7i2n85.cloudfront.net^$important</text:p>
      <text:p text:style-name="Standard">||da3uf5ucdz00u.cloudfront.net^$important</text:p>
      <text:p text:style-name="Standard">||da5w2k479hyx2.cloudfront.net^$important</text:p>
      <text:p text:style-name="Standard">||daa-hu.com^$important</text:p>
      <text:p text:style-name="Standard">||daavuu.com^$important</text:p>
      <text:p text:style-name="Standard">||dabain.live^$important</text:p>
      <text:p text:style-name="Standard">||dable.io^$important</text:p>
      <text:p text:style-name="Standard">||dac-website.000webhostapp.com^$important</text:p>
      <text:p text:style-name="Standard">||dacinpro.com^$important</text:p>
      <text:p text:style-name="Standard">||daconstructions-ksa.com^$important</text:p>
      <text:p text:style-name="Standard">||dadafaringostar.com^$important</text:p>
      <text:p text:style-name="Standard">||daddyofdeals.com^$important</text:p>
      <text:p text:style-name="Standard">||daddyup.ddns.net^$important</text:p>
      <text:p text:style-name="Standard">||dadou3asba007.ddns.net^$important</text:p>
      <text:p text:style-name="Standard">||daemonmail.xyz^$important</text:p>
      <text:p text:style-name="Standard">||daffos.xyz^$important</text:p>
      <text:p text:style-name="Standard">||dafia.org^$important</text:p>
      <text:p text:style-name="Standard">||daglezja-wycinkadrzew.pl^$important</text:p>
      <text:p text:style-name="Standard">||daibotat.com.vn^$important</text:p>
      <text:p text:style-name="Standard">||daihatsumurahcikarang.com^$important</text:p>
      <text:p text:style-name="Standard">||dailygks.com^$important</text:p>
      <text:p text:style-name="Standard">||dailyindustryresearch.com^$important</text:p>
      <text:p text:style-name="Standard">||dailymail.co.uk^$important</text:p>
      <text:p text:style-name="Standard">||dailynuochoacharme.com^$important</text:p>
      <text:p text:style-name="Standard"><text:soft-page-break/>||dailyshoping.org^$important</text:p>
      <text:p text:style-name="Standard">||daincif.com^$important</text:p>
      <text:p text:style-name="Standard">||daintesuib.com^$important</text:p>
      <text:p text:style-name="Standard">||dairyinputcentre.com^$important</text:p>
      <text:p text:style-name="Standard">||daithinhvuongresidence.com^$important</text:p>
      <text:p text:style-name="Standard">||dakic-ia-300.com^$important</text:p>
      <text:p text:style-name="Standard">||daladalaproductions.com^$important</text:p>
      <text:p text:style-name="Standard">||daleroxas.com^$important</text:p>
      <text:p text:style-name="Standard">||dalmo.win^$important</text:p>
      <text:p text:style-name="Standard">||daltrans.xyz^$important</text:p>
      <text:p text:style-name="Standard">||damacanasiparis.com^$important</text:p>
      <text:p text:style-name="Standard">||damagedskull.xyz^$important</text:p>
      <text:p text:style-name="Standard">||damiano.modexcommunications.eu^$important</text:p>
      <text:p text:style-name="Standard">||damnakkitchen.com^$important</text:p>
      <text:p text:style-name="Standard">||damvdolgdayn.com^$important</text:p>
      <text:p text:style-name="Standard">||damynghetuanmanh.com^$important</text:p>
      <text:p text:style-name="Standard">||danangluxury.com^$important</text:p>
      <text:p text:style-name="Standard">||danareese.com^$important</text:p>
      <text:p text:style-name="Standard">||danban.com^$important</text:p>
      <text:p text:style-name="Standard">||dancesportcareers.com^$important</text:p>
      <text:p text:style-name="Standard">||dandav.com.ng^$important</text:p>
      <text:p text:style-name="Standard">||dandiegoasd.xyz^$important</text:p>
      <text:p text:style-name="Standard">||dandoesinternet.com^$important</text:p>
      <text:p text:style-name="Standard">||danger.accesscam.org^$important</text:p>
      <text:p text:style-name="Standard">||dangky.atoaivietnam.com^$important</text:p>
      <text:p text:style-name="Standard">||danielandjanna.xyz^$important</text:p>
      <text:p text:style-name="Standard">||danieljenkins2000.000webhostapp.com^$important</text:p>
      <text:p text:style-name="Standard">||danimilagres.com^$important</text:p>
      <text:p text:style-name="Standard">||dankasa.ml^$important</text:p>
      <text:p text:style-name="Standard">||danladen4.000webhostapp.com^$important</text:p>
      <text:p text:style-name="Standard">||danmaxexpress.com^$important</text:p>
      <text:p text:style-name="Standard">||dansofconsultancy.com^$important</text:p>
      <text:p text:style-name="Standard">||dante1101.pw^$important</text:p>
      <text:p text:style-name="Standard">||dantero.ug^$important</text:p>
      <text:p text:style-name="Standard">||danytex.com^$important</text:p>
      <text:p text:style-name="Standard">||dap-udea.co^$important</text:p>
      <text:p text:style-name="Standard">||dapox.life^$important</text:p>
      <text:p text:style-name="Standard">||dapper.net^$important</text:p>
      <text:p text:style-name="Standard">||dapurgarment.com^$important</text:p>
      <text:p text:style-name="Standard">||daqexploitfree.duckdns.org^$important</text:p>
      <text:p text:style-name="Standard">||dar-annadwah.com^$important</text:p>
      <text:p text:style-name="Standard">||dar-blue.com^$important</text:p>
      <text:p text:style-name="Standard">||dar-sana.com^$important</text:p>
      <text:p text:style-name="Standard">||darbarbd.com^$important</text:p>
      <text:p text:style-name="Standard">||darbartech.com^$important</text:p>
      <text:p text:style-name="Standard">||darbl.icu^$important</text:p>
      <text:p text:style-name="Standard">||darcointernetional.com^$important</text:p>
      <text:p text:style-name="Standard">||darkestalleys.com^$important</text:p>
      <text:p text:style-name="Standard">||darkloader.xyz^$important</text:p>
      <text:p text:style-name="Standard">||darknethelpdesk.site^$important</text:p>
      <text:p text:style-name="Standard">||darkpanel.ddns.net^$important</text:p>
      <text:p text:style-name="Standard">||darkrat.lh1.in^$important</text:p>
      <text:p text:style-name="Standard"><text:soft-page-break/>||darksteal.tech^$important</text:p>
      <text:p text:style-name="Standard">||darktool.org^$important</text:p>
      <text:p text:style-name="Standard">||darmoedov-steal.site^$important</text:p>
      <text:p text:style-name="Standard">||darnstitch.com^$important</text:p>
      <text:p text:style-name="Standard">||daro123.ddns.net^$important</text:p>
      <text:p text:style-name="Standard">||daroart.eu^$important</text:p>
      <text:p text:style-name="Standard">||darrel-elementor-layouts.com^$important</text:p>
      <text:p text:style-name="Standard">||darren.galactictechnologies.in^$important</text:p>
      <text:p text:style-name="Standard">||dart.l.doubleclick.net^$important</text:p>
      <text:p text:style-name="Standard">||darupoles.com^$important</text:p>
      <text:p text:style-name="Standard">||dasach.ch^$important</text:p>
      <text:p text:style-name="Standard">||dasco.kz^$important</text:p>
      <text:p text:style-name="Standard">||dash.tmearn.com^$important</text:p>
      <text:p text:style-name="Standard">||dashkevichseo.ru^$important</text:p>
      <text:p text:style-name="Standard">||dashonweb.com^$important</text:p>
      <text:p text:style-name="Standard">||daskruelhaus.com^$important</text:p>
      <text:p text:style-name="Standard">||daspors.com^$important</text:p>
      <text:p text:style-name="Standard">||data-startssllink.com^$important</text:p>
      <text:p text:style-name="Standard">||data.flurry.com^$important</text:p>
      <text:p text:style-name="Standard">||databasecontrol.xyz^$important</text:p>
      <text:p text:style-name="Standard">||databasetm.ru^$important</text:p>
      <text:p text:style-name="Standard">||datadoc.eu^$important</text:p>
      <text:p text:style-name="Standard">||datamon.cc^$important</text:p>
      <text:p text:style-name="Standard">||datanalysis.club^$important</text:p>
      <text:p text:style-name="Standard">||datanalysis.site^$important</text:p>
      <text:p text:style-name="Standard">||datanalysis.space^$important</text:p>
      <text:p text:style-name="Standard">||datapscanner.stream^$important</text:p>
      <text:p text:style-name="Standard">||datashreddergold.com^$important</text:p>
      <text:p text:style-name="Standard">||datastudio.google.com^$important</text:p>
      <text:p text:style-name="Standard">||datat.info^$important</text:p>
      <text:p text:style-name="Standard">||dataxpand.com^$important</text:p>
      <text:p text:style-name="Standard">||dataxu.com^$important</text:p>
      <text:p text:style-name="Standard">||dateandoando.com^$important</text:p>
      <text:p text:style-name="Standard">||dathachanhphongthuy.com^$important</text:p>
      <text:p text:style-name="Standard">||dative.ml^$important</text:p>
      <text:p text:style-name="Standard">||datnentayhanoi.info^$important</text:p>
      <text:p text:style-name="Standard">||datnentrieuvy.com^$important</text:p>
      <text:p text:style-name="Standard">||dato.co.at^$important</text:p>
      <text:p text:style-name="Standard">||datpapernl.com^$important</text:p>
      <text:p text:style-name="Standard">||datpq.com^$important</text:p>
      <text:p text:style-name="Standard">||datrephuquoc.net^$important</text:p>
      <text:p text:style-name="Standard">||datthocuphuquoc.xyz^$important</text:p>
      <text:p text:style-name="Standard">||dattopantthengadi.in^$important</text:p>
      <text:p text:style-name="Standard">||datumu.ga^$important</text:p>
      <text:p text:style-name="Standard">||datumu.ml^$important</text:p>
      <text:p text:style-name="Standard">||datvangthainguyen.com^$important</text:p>
      <text:p text:style-name="Standard">||daum.net^$important</text:p>
      <text:p text:style-name="Standard">||daurn.tk^$important</text:p>
      <text:p text:style-name="Standard">||dautudatnenhoalac.com^$important</text:p>
      <text:p text:style-name="Standard">||davbevltd.com^$important</text:p>
      <text:p text:style-name="Standard">||davespack.top^$important</text:p>
      <text:p text:style-name="Standard">||davewoks.duckdns.org^$important</text:p>
      <text:p text:style-name="Standard"><text:soft-page-break/>||davidaredetoate.000webhostapp.com^$important</text:p>
      <text:p text:style-name="Standard">||davidedigiorgio360.com^$important</text:p>
      <text:p text:style-name="Standard">||davidescu.000webhostapp.com^$important</text:p>
      <text:p text:style-name="Standard">||davidosik228.000webhostapp.com^$important</text:p>
      <text:p text:style-name="Standard">||davids.club^$important</text:p>
      <text:p text:style-name="Standard">||davinci.techieteam.net^$important</text:p>
      <text:p text:style-name="Standard">||daxex.pro^$important</text:p>
      <text:p text:style-name="Standard">||dayahblang.id^$important</text:p>
      <text:p text:style-name="Standard">||dayakpoker.club^$important</text:p>
      <text:p text:style-name="Standard">||daymnebtc.site^$important</text:p>
      <text:p text:style-name="Standard">||daynewstw.com^$important</text:p>
      <text:p text:style-name="Standard">||days14.com^$important</text:p>
      <text:p text:style-name="Standard">||dayzerocapetown.co.za^$important</text:p>
      <text:p text:style-name="Standard">||dazhuzuo.com^$important</text:p>
      <text:p text:style-name="Standard">||dbbsrv.com^$important</text:p>
      <text:p text:style-name="Standard">||dbcomestic.com^$important</text:p>
      <text:p text:style-name="Standard">||dbjnwpbqx5a6o.cloudfront.net^$important</text:p>
      <text:p text:style-name="Standard">||dbslc.xyz^$important</text:p>
      <text:p text:style-name="Standard">||dc-collection.com^$important</text:p>
      <text:p text:style-name="Standard">||dc-storm.com^$important</text:p>
      <text:p text:style-name="Standard">||dc.services.visualstudio.com^$important</text:p>
      <text:p text:style-name="Standard">||dc08i221b0n8a.cloudfront.net^$important</text:p>
      <text:p text:style-name="Standard">||dc44qjwal3p07.cloudfront.net^$important</text:p>
      <text:p text:style-name="Standard">||dc5ig2fc8lg83.cloudfront.net^$important</text:p>
      <text:p text:style-name="Standard">||dcaremedicolegal.com^$important</text:p>
      <text:p text:style-name="Standard">||dcd.ddns.net^$important</text:p>
      <text:p text:style-name="Standard">||dcfloraldecor.lt^$important</text:p>
      <text:p text:style-name="Standard">||dchkoidze97.000webhostapp.com^$important</text:p>
      <text:p text:style-name="Standard">||dcjg1gv1px1h.cloudfront.net^$important</text:p>
      <text:p text:style-name="Standard">||dconlauch.ddns.net^$important</text:p>
      <text:p text:style-name="Standard">||dctamc.com^$important</text:p>
      <text:p text:style-name="Standard">||dcvair.com^$important</text:p>
      <text:p text:style-name="Standard">||dd00nnzkndd.net^$important</text:p>
      <text:p text:style-name="Standard">||ddas.ddns.net^$important</text:p>
      <text:p text:style-name="Standard">||ddaynew.5demo.xyz^$important</text:p>
      <text:p text:style-name="Standard">||ddecoder.com^$important</text:p>
      <text:p text:style-name="Standard">||ddeneaungy.com^$important</text:p>
      <text:p text:style-name="Standard">||ddeybeverly.com^$important</text:p>
      <text:p text:style-name="Standard">||ddgroupupdate.com^$important</text:p>
      <text:p text:style-name="Standard">||ddmax20.xyz^$important</text:p>
      <text:p text:style-name="Standard">||ddrcsangrur.com^$important</text:p>
      <text:p text:style-name="Standard">||ddsandesh.com^$important</text:p>
      <text:p text:style-name="Standard">||ddyv8sl7ewq1w.cloudfront.net^$important</text:p>
      <text:p text:style-name="Standard">||de17a.com^$important</text:p>
      <text:p text:style-name="Standard">||deaconbrothersfilm.com^$important</text:p>
      <text:p text:style-name="Standard">||deadz.io^$important</text:p>
      <text:p text:style-name="Standard">||dealdotcom.com^$important</text:p>
      <text:p text:style-name="Standard">||dealers.mascus.com^$important</text:p>
      <text:p text:style-name="Standard">||dealsfantasy.com^$important</text:p>
      <text:p text:style-name="Standard">||deambulations-nomades.eu^$important</text:p>
      <text:p text:style-name="Standard">||deanmediagroup.com^$important</text:p>
      <text:p text:style-name="Standard">||deathgame.net^$important</text:p>
      <text:p text:style-name="Standard"><text:soft-page-break/>||deathprophet.bid^$important</text:p>
      <text:p text:style-name="Standard">||deathsun1337.000webhostapp.com^$important</text:p>
      <text:p text:style-name="Standard">||debestebreedbanddeals.nl^$important</text:p>
      <text:p text:style-name="Standard">||debestezorgverzekeringenvergelijken.nl^$important</text:p>
      <text:p text:style-name="Standard">||debianflexibles.info^$important</text:p>
      <text:p text:style-name="Standard">||debt-conflict.ru^$important</text:p>
      <text:p text:style-name="Standard">||debtbusterloans.com^$important</text:p>
      <text:p text:style-name="Standard">||decalvl.eu^$important</text:p>
      <text:p text:style-name="Standard">||decasos.com^$important</text:p>
      <text:p text:style-name="Standard">||deccanmarket.com^$important</text:p>
      <text:p text:style-name="Standard">||decemberrushing.us^$important</text:p>
      <text:p text:style-name="Standard">||deciduate-pot.000webhostapp.com^$important</text:p>
      <text:p text:style-name="Standard">||deciss.ga^$important</text:p>
      <text:p text:style-name="Standard">||deciss.gq^$important</text:p>
      <text:p text:style-name="Standard">||declog.eu^$important</text:p>
      <text:p text:style-name="Standard">||decobrevo.com^$important</text:p>
      <text:p text:style-name="Standard">||decodes.in^$important</text:p>
      <text:p text:style-name="Standard">||deconex.lt^$important</text:p>
      <text:p text:style-name="Standard">||decons.ai^$important</text:p>
      <text:p text:style-name="Standard">||decoratingideas.bozkurtfurkan.com^$important</text:p>
      <text:p text:style-name="Standard">||decorinfo.ru^$important</text:p>
      <text:p text:style-name="Standard">||decortez.com^$important</text:p>
      <text:p text:style-name="Standard">||decowelder.ru^$important</text:p>
      <text:p text:style-name="Standard">||decozspring.com^$important</text:p>
      <text:p text:style-name="Standard">||decristo.org^$important</text:p>
      <text:p text:style-name="Standard">||dedicatedmedia.com^$important</text:p>
      <text:p text:style-name="Standard">||deekartmobile.com^$important</text:p>
      <text:p text:style-name="Standard">||deelfiets-zwolle.nl^$important</text:p>
      <text:p text:style-name="Standard">||deemon20023.ddns.net^$important</text:p>
      <text:p text:style-name="Standard">||deepakasso.com^$important</text:p>
      <text:p text:style-name="Standard">||deepintent.com^$important</text:p>
      <text:p text:style-name="Standard">||deeprootministry.org^$important</text:p>
      <text:p text:style-name="Standard">||deepwebeye.com^$important</text:p>
      <text:p text:style-name="Standard">||deepxstate.org^$important</text:p>
      <text:p text:style-name="Standard">||deerworkflow.com^$important</text:p>
      <text:p text:style-name="Standard">||defaltroot.duckdns.org^$important</text:p>
      <text:p text:style-name="Standard">||defenseisrael.com^$important</text:p>
      <text:p text:style-name="Standard">||defletatio.com^$important</text:p>
      <text:p text:style-name="Standard">||defooditaly.com^$important</text:p>
      <text:p text:style-name="Standard">||defri.xyz^$important</text:p>
      <text:p text:style-name="Standard">||degea.ga^$important</text:p>
      <text:p text:style-name="Standard">||degnanfleck2019.com^$important</text:p>
      <text:p text:style-name="Standard">||degree360.net^$important</text:p>
      <text:p text:style-name="Standard">||deguena.com^$important</text:p>
      <text:p text:style-name="Standard">||dehartdesign.space^$important</text:p>
      <text:p text:style-name="Standard">||deidrekreuz.com^$important</text:p>
      <text:p text:style-name="Standard">||deity.ddns.net^$important</text:p>
      <text:p text:style-name="Standard">||dejong-greiner.at^$important</text:p>
      <text:p text:style-name="Standard">||delaimmobilier.com^$important</text:p>
      <text:p text:style-name="Standard">||delegatesinrwanda.com^$important</text:p>
      <text:p text:style-name="Standard">||delhifabrics.com^$important</text:p>
      <text:p text:style-name="Standard">||delhisexclinic.com^$important</text:p>
      <text:p text:style-name="Standard"><text:soft-page-break/>||delicatepunch.com^$important</text:p>
      <text:p text:style-name="Standard">||delicedurucher.fr^$important</text:p>
      <text:p text:style-name="Standard">||deliciasdvally.com.pe^$important</text:p>
      <text:p text:style-name="Standard">||deliciosapasion.com^$important</text:p>
      <text:p text:style-name="Standard">||delightfull.co.kr^$important</text:p>
      <text:p text:style-name="Standard">||delivery.content-recommendation.net^$important</text:p>
      <text:p text:style-name="Standard">||delivery.porn.com^$important</text:p>
      <text:p text:style-name="Standard">||deliveryexpressworld.xyz^$important</text:p>
      <text:p text:style-name="Standard">||delkijembu2.su^$important</text:p>
      <text:p text:style-name="Standard">||dell1.ug^$important</text:p>
      <text:p text:style-name="Standard">||deloilte.com^$important</text:p>
      <text:p text:style-name="Standard">||deloo.de^$important</text:p>
      <text:p text:style-name="Standard">||deltasdhoop.com^$important</text:p>
      <text:p text:style-name="Standard">||deltasoftpos.com^$important</text:p>
      <text:p text:style-name="Standard">||deltaviptemizlik.com^$important</text:p>
      <text:p text:style-name="Standard">||deltesyikim.com^$important</text:p>
      <text:p text:style-name="Standard">||deluns.pw^$important</text:p>
      <text:p text:style-name="Standard">||demandbase.com^$important</text:p>
      <text:p text:style-name="Standard">||dembo.bangkok.th.com^$important</text:p>
      <text:p text:style-name="Standard">||demdex.net^$important</text:p>
      <text:p text:style-name="Standard">||demeidenchocolaensnoep.nl^$important</text:p>
      <text:p text:style-name="Standard">||demkc32bq01ah.cloudfront.net^$important</text:p>
      <text:p text:style-name="Standard">||demo-progenajans.com^$important</text:p>
      <text:p text:style-name="Standard">||demo.artesfide.com^$important</text:p>
      <text:p text:style-name="Standard">||demo.automationbootcamp.ro^$important</text:p>
      <text:p text:style-name="Standard">||demo.evthemes.info^$important</text:p>
      <text:p text:style-name="Standard">||demo.jrkcompany.com^$important</text:p>
      <text:p text:style-name="Standard">||demo.liuzhixiong.top^$important</text:p>
      <text:p text:style-name="Standard">||demo.mrjattz.com^$important</text:p>
      <text:p text:style-name="Standard">||demo.nhattkw.com^$important</text:p>
      <text:p text:style-name="Standard">||demo.tuzlapaslanmaz.com^$important</text:p>
      <text:p text:style-name="Standard">||demo.woo-wa.com^$important</text:p>
      <text:p text:style-name="Standard">||demo1.alismartdropship.com^$important</text:p>
      <text:p text:style-name="Standard">||demo1.parsnet.space^$important</text:p>
      <text:p text:style-name="Standard">||demo2.aurorapro.co^$important</text:p>
      <text:p text:style-name="Standard">||demo3.gdavietnam.com^$important</text:p>
      <text:p text:style-name="Standard">||demo3.grafikaart.cz^$important</text:p>
      <text:p text:style-name="Standard">||demo7.mon-application.com^$important</text:p>
      <text:p text:style-name="Standard">||demoo.tk^$important</text:p>
      <text:p text:style-name="Standard">||demositem.cf^$important</text:p>
      <text:p text:style-name="Standard">||denis-99bg.com^$important</text:p>
      <text:p text:style-name="Standard">||dentalalerce.cl^$important</text:p>
      <text:p text:style-name="Standard">||dentalimplantslondon.info^$important</text:p>
      <text:p text:style-name="Standard">||dentalories.com^$important</text:p>
      <text:p text:style-name="Standard">||dentifacili.it^$important</text:p>
      <text:p text:style-name="Standard">||dentistmomma.com^$important</text:p>
      <text:p text:style-name="Standard">||denysberezhnoy.com^$important</text:p>
      <text:p text:style-name="Standard">||deolurroom.com^$important</text:p>
      <text:p text:style-name="Standard">||depannage-reparateur-lave-linge.com^$important</text:p>
      <text:p text:style-name="Standard">||depascoalcalhas.com.br^$important</text:p>
      <text:p text:style-name="Standard">||depilflash.tv^$important</text:p>
      <text:p text:style-name="Standard">||deployads.com^$important</text:p>
      <text:p text:style-name="Standard"><text:soft-page-break/>||deposayim.ml^$important</text:p>
      <text:p text:style-name="Standard">||depressedpenguin.com^$important</text:p>
      <text:p text:style-name="Standard">||deqwas.net^$important</text:p>
      <text:p text:style-name="Standard">||dera.pro-ictsolutions.com^$important</text:p>
      <text:p text:style-name="Standard">||derisyainterior.com^$important</text:p>
      <text:p text:style-name="Standard">||dermatologysechenov.ru^$important</text:p>
      <text:p text:style-name="Standard">||dernetaiop.business^$important</text:p>
      <text:p text:style-name="Standard">||derxone.ug^$important</text:p>
      <text:p text:style-name="Standard">||des-maries-a-croquer.imie-nantes.fr^$important</text:p>
      <text:p text:style-name="Standard">||desainrumahterbaik.co^$important</text:p>
      <text:p text:style-name="Standard">||desarrollosdeprueba.xyz^$important</text:p>
      <text:p text:style-name="Standard">||desco-inc.info^$important</text:p>
      <text:p text:style-name="Standard">||descubrecartagena.com^$important</text:p>
      <text:p text:style-name="Standard">||deserthha.com^$important</text:p>
      <text:p text:style-name="Standard">||desertpandas.com^$important</text:p>
      <text:p text:style-name="Standard">||desertpeoplewalkers.com^$important</text:p>
      <text:p text:style-name="Standard">||desertskyvacationrentals.com^$important</text:p>
      <text:p text:style-name="Standard">||deshifoodbd.com^$important</text:p>
      <text:p text:style-name="Standard">||design-tshirt.com^$important</text:p>
      <text:p text:style-name="Standard">||design.kinraidee.xyz^$important</text:p>
      <text:p text:style-name="Standard">||designbrochure.us^$important</text:p>
      <text:p text:style-name="Standard">||designerforhad.com^$important</text:p>
      <text:p text:style-name="Standard">||designkoktail.com^$important</text:p>
      <text:p text:style-name="Standard">||designplatform.in^$important</text:p>
      <text:p text:style-name="Standard">||designworx.co.nz^$important</text:p>
      <text:p text:style-name="Standard">||desileaked.com^$important</text:p>
      <text:p text:style-name="Standard">||desing.co^$important</text:p>
      <text:p text:style-name="Standard">||desintox.site^$important</text:p>
      <text:p text:style-name="Standard">||desite.gr^$important</text:p>
      <text:p text:style-name="Standard">||desklink.duckdns.org^$important</text:p>
      <text:p text:style-name="Standard">||destinazione.poker^$important</text:p>
      <text:p text:style-name="Standard">||destinysbeautydestination.com^$important</text:p>
      <text:p text:style-name="Standard">||destrox60.ddns.net^$important</text:p>
      <text:p text:style-name="Standard">||desysetyo.com^$important</text:p>
      <text:p text:style-name="Standard">||detik.com^$important</text:p>
      <text:p text:style-name="Standard">||dev-nextgen.com^$important</text:p>
      <text:p text:style-name="Standard">||dev-site.ovh^$important</text:p>
      <text:p text:style-name="Standard">||dev-testmystore.my^$important</text:p>
      <text:p text:style-name="Standard">||dev.abitotv.it^$important</text:p>
      <text:p text:style-name="Standard">||dev.ameekids.com^$important</text:p>
      <text:p text:style-name="Standard">||dev.appboy.com^$important</text:p>
      <text:p text:style-name="Standard">||dev.directveilig.nl^$important</text:p>
      <text:p text:style-name="Standard">||dev.hooliv.com^$important</text:p>
      <text:p text:style-name="Standard">||dev.laborsourceoftexas.com^$important</text:p>
      <text:p text:style-name="Standard">||dev.maverick.cm^$important</text:p>
      <text:p text:style-name="Standard">||dev.psuade.co.uk^$important</text:p>
      <text:p text:style-name="Standard">||dev.smartshopmanager.com^$important</text:p>
      <text:p text:style-name="Standard">||dev.strkdesign.nl^$important</text:p>
      <text:p text:style-name="Standard">||dev.visualwebsiteoptimizer.com^$important</text:p>
      <text:p text:style-name="Standard">||dev2.karisai.com^$important</text:p>
      <text:p text:style-name="Standard">||dev2.usis.in^$important</text:p>
      <text:p text:style-name="Standard">||deveinsun.com^$important</text:p>
      <text:p text:style-name="Standard"><text:soft-page-break/>||developerparrot.com^$important</text:p>
      <text:p text:style-name="Standard">||developers.google.com^$important</text:p>
      <text:p text:style-name="Standard">||developersblacknet.ru^$important</text:p>
      <text:p text:style-name="Standard">||devex-sa.com^$important</text:p>
      <text:p text:style-name="Standard">||devhaevents.us^$important</text:p>
      <text:p text:style-name="Standard">||device-api.urbanairship.com^$important</text:p>
      <text:p text:style-name="Standard">||device-info.taxify.eu^$important</text:p>
      <text:p text:style-name="Standard">||device-metrics-us-2.amazon.com^$important</text:p>
      <text:p text:style-name="Standard">||deviceful-errors.000webhostapp.com^$important</text:p>
      <text:p text:style-name="Standard">||devikaskyperpark.website^$important</text:p>
      <text:p text:style-name="Standard">||deviwijiyanti.web.id^$important</text:p>
      <text:p text:style-name="Standard">||devondale.com.cn^$important</text:p>
      <text:p text:style-name="Standard">||devote-child.gq^$important</text:p>
      <text:p text:style-name="Standard">||devotionalline.com^$important</text:p>
      <text:p text:style-name="Standard">||dewa-kartu.info^$important</text:p>
      <text:p text:style-name="Standard">||dewabarbeque.com^$important</text:p>
      <text:p text:style-name="Standard">||dewabitsoftware.com^$important</text:p>
      <text:p text:style-name="Standard">||dewakartu.info^$important</text:p>
      <text:p text:style-name="Standard">||dewapisang.com^$important</text:p>
      <text:p text:style-name="Standard">||dewarejeki.info^$important</text:p>
      <text:p text:style-name="Standard">||dewarejeki.link^$important</text:p>
      <text:p text:style-name="Standard">||dewi.cf^$important</text:p>
      <text:p text:style-name="Standard">||dewi.tk^$important</text:p>
      <text:p text:style-name="Standard">||dewii.ga^$important</text:p>
      <text:p text:style-name="Standard">||dewirasute.com^$important</text:p>
      <text:p text:style-name="Standard">||dewli.cf^$important</text:p>
      <text:p text:style-name="Standard">||dewli.tk^$important</text:p>
      <text:p text:style-name="Standard">||dexado.com^$important</text:p>
      <text:p text:style-name="Standard">||df0pmigc8xs70.cloudfront.net^$important</text:p>
      <text:p text:style-name="Standard">||dfafreezeclan.com^$important</text:p>
      <text:p text:style-name="Standard">||dfapvmql-q.global.ssl.fastly.net^$important</text:p>
      <text:p text:style-name="Standard">||dfc33.xyz^$important</text:p>
      <text:p text:style-name="Standard">||dfddfg4df.ru^$important</text:p>
      <text:p text:style-name="Standard">||dfgdfcfxsddf.ru^$important</text:p>
      <text:p text:style-name="Standard">||dfgdfgghjghfshfgh.ru^$important</text:p>
      <text:p text:style-name="Standard">||dfghdfghhffd.ru^$important</text:p>
      <text:p text:style-name="Standard">||dfghfghdghd.ru^$important</text:p>
      <text:p text:style-name="Standard">||dfghgdfghghjkgf.ru^$important</text:p>
      <text:p text:style-name="Standard">||dfghgdsf.ru^$important</text:p>
      <text:p text:style-name="Standard">||dfjoannieaa.club^$important</text:p>
      <text:p text:style-name="Standard">||dfrs12kz9qye2.cloudfront.net^$important</text:p>
      <text:p text:style-name="Standard">||dftworld.com^$important</text:p>
      <text:p text:style-name="Standard">||dfydemos.com^$important</text:p>
      <text:p text:style-name="Standard">||dgdfasddfs.ru^$important</text:p>
      <text:p text:style-name="Standard">||dgkhj.ru^$important</text:p>
      <text:p text:style-name="Standard">||dgkytklfjrqkb.cloudfront.net^$important</text:p>
      <text:p text:style-name="Standard">||dgstrainingacademy.com^$important</text:p>
      <text:p text:style-name="Standard">||dgxbydamonique.com^$important</text:p>
      <text:p text:style-name="Standard">||dgxmychtpuvmenkbbchw.com^$important</text:p>
      <text:p text:style-name="Standard">||dh0uktvqfaomb.cloudfront.net^$important</text:p>
      <text:p text:style-name="Standard">||dharmapravah.in^$important</text:p>
      <text:p text:style-name="Standard">||dhartimata.com^$important</text:p>
      <text:p text:style-name="Standard"><text:soft-page-break/>||dhfgh.ru^$important</text:p>
      <text:p text:style-name="Standard">||dhfjndfcv.ru^$important</text:p>
      <text:p text:style-name="Standard">||dhidedesigns.com^$important</text:p>
      <text:p text:style-name="Standard">||dhl-hub.com^$important</text:p>
      <text:p text:style-name="Standard">||dhl-quocte.com^$important</text:p>
      <text:p text:style-name="Standard">||dhlexpress.club^$important</text:p>
      <text:p text:style-name="Standard">||dhlexpressdeliver.com^$important</text:p>
      <text:p text:style-name="Standard">||dhlexpressshipping.com^$important</text:p>
      <text:p text:style-name="Standard">||dhmegavision.com^$important</text:p>
      <text:p text:style-name="Standard">||dhoulabeau.com^$important</text:p>
      <text:p text:style-name="Standard">||di-1.icu^$important</text:p>
      <text:p text:style-name="Standard">||di-dtaectolog-us-prod-1.appspot.com^$important</text:p>
      <text:p text:style-name="Standard">||di-fao.com^$important</text:p>
      <text:p text:style-name="Standard">||di.rlcdn.com^$important</text:p>
      <text:p text:style-name="Standard">||di1.shopping.com^$important</text:p>
      <text:p text:style-name="Standard">||diaaal7awy.ddns.net^$important</text:p>
      <text:p text:style-name="Standard">||diagnostica-products.com^$important</text:p>
      <text:p text:style-name="Standard">||diahmarsidi.com^$important</text:p>
      <text:p text:style-name="Standard">||diakovpro.ru^$important</text:p>
      <text:p text:style-name="Standard">||dialerporn.com^$important</text:p>
      <text:p text:style-name="Standard">||dialoghukum.com^$important</text:p>
      <text:p text:style-name="Standard">||dialogtech.com^$important</text:p>
      <text:p text:style-name="Standard">||dialogues.com.br^$important</text:p>
      <text:p text:style-name="Standard">||diamond-handyman.co.uk^$important</text:p>
      <text:p text:style-name="Standard">||diamond.co.ug^$important</text:p>
      <text:p text:style-name="Standard">||diamondislandhcmc.com^$important</text:p>
      <text:p text:style-name="Standard">||diamondlanka.info^$important</text:p>
      <text:p text:style-name="Standard">||diaoc365.xyz^$important</text:p>
      <text:p text:style-name="Standard">||diaochungthinhland.net^$important</text:p>
      <text:p text:style-name="Standard">||diaque.cn^$important</text:p>
      <text:p text:style-name="Standard">||diarea.site^$important</text:p>
      <text:p text:style-name="Standard">||diawan.club^$important</text:p>
      <text:p text:style-name="Standard">||diazepo.com^$important</text:p>
      <text:p text:style-name="Standard">||dibaholding.com^$important</text:p>
      <text:p text:style-name="Standard">||dibmaps.com^$important</text:p>
      <text:p text:style-name="Standard">||dicaconsultores.com^$important</text:p>
      <text:p text:style-name="Standard">||dichvucong.vn^$important</text:p>
      <text:p text:style-name="Standard">||dichvuvesinhcongnghiep.top^$important</text:p>
      <text:p text:style-name="Standard">||dichvuvesinhcongnghiepnhatminh.com^$important</text:p>
      <text:p text:style-name="Standard">||dichvuvesinhquocte.com^$important</text:p>
      <text:p text:style-name="Standard">||didaunhi.com^$important</text:p>
      <text:p text:style-name="Standard">||didtheyreadit.com^$important</text:p>
      <text:p text:style-name="Standard">||didxbooks.com^$important</text:p>
      <text:p text:style-name="Standard">||diehardvapers.com^$important</text:p>
      <text:p text:style-name="Standard">||diemmu.com^$important</text:p>
      <text:p text:style-name="Standard">||dienlanhducthang.com^$important</text:p>
      <text:p text:style-name="Standard">||dienlanhlehai.com^$important</text:p>
      <text:p text:style-name="Standard">||dienlanhnguyenle.com^$important</text:p>
      <text:p text:style-name="Standard">||dienmaynghiaphat.com^$important</text:p>
      <text:p text:style-name="Standard">||dienmayngocthach.com^$important</text:p>
      <text:p text:style-name="Standard">||diennangmattroi.com^$important</text:p>
      <text:p text:style-name="Standard">||dierquan.com^$important</text:p>
      <text:p text:style-name="Standard"><text:soft-page-break/>||diesel000.tk^$important</text:p>
      <text:p text:style-name="Standard">||dieseltankstelle.tk^$important</text:p>
      <text:p text:style-name="Standard">||dieutrixuongkhop.xyz^$important</text:p>
      <text:p text:style-name="Standard">||dieutuyetvoigiandon.com^$important</text:p>
      <text:p text:style-name="Standard">||diffenfabrics.com^$important</text:p>
      <text:p text:style-name="Standard">||differently.co.in^$important</text:p>
      <text:p text:style-name="Standard">||difiza.com.mx^$important</text:p>
      <text:p text:style-name="Standard">||digg.com^$important</text:p>
      <text:p text:style-name="Standard">||diggiprint.com^$important</text:p>
      <text:p text:style-name="Standard">||digi-sec.top^$important</text:p>
      <text:p text:style-name="Standard">||digifriendste.com^$important</text:p>
      <text:p text:style-name="Standard">||digihashtag.com^$important</text:p>
      <text:p text:style-name="Standard">||digimarkting.com^$important</text:p>
      <text:p text:style-name="Standard">||digital.eudoratrading.com^$important</text:p>
      <text:p text:style-name="Standard">||digitalbrit.com^$important</text:p>
      <text:p text:style-name="Standard">||digitalcore.lt^$important</text:p>
      <text:p text:style-name="Standard">||digitalduit.com^$important</text:p>
      <text:p text:style-name="Standard">||digitalesnetwork.com^$important</text:p>
      <text:p text:style-name="Standard">||digitalgit.in^$important</text:p>
      <text:p text:style-name="Standard">||digitalhearinguk.com^$important</text:p>
      <text:p text:style-name="Standard">||digitalis.life^$important</text:p>
      <text:p text:style-name="Standard">||digitalmarketgh.com^$important</text:p>
      <text:p text:style-name="Standard">||digitalmarketing.house^$important</text:p>
      <text:p text:style-name="Standard">||digitalpass.duckdns.org^$important</text:p>
      <text:p text:style-name="Standard">||digitalpontual.top^$important</text:p>
      <text:p text:style-name="Standard">||digitaltarget.ru^$important</text:p>
      <text:p text:style-name="Standard">||digitaltimbangan.com^$important</text:p>
      <text:p text:style-name="Standard">||digitgenics.com^$important</text:p>
      <text:p text:style-name="Standard">||digitop.ooo^$important</text:p>
      <text:p text:style-name="Standard">||digitour.top^$important</text:p>
      <text:p text:style-name="Standard">||digitru.st^$important</text:p>
      <text:p text:style-name="Standard">||digivietnam.com^$important</text:p>
      <text:p text:style-name="Standard">||digiwise.academy^$important</text:p>
      <text:p text:style-name="Standard">||dijitalbaskicenter.com^$important</text:p>
      <text:p text:style-name="Standard">||dijitalbirikim.com^$important</text:p>
      <text:p text:style-name="Standard">||dijitalthink.com^$important</text:p>
      <text:p text:style-name="Standard">||dikiy.asia^$important</text:p>
      <text:p text:style-name="Standard">||dikiy.rest^$important</text:p>
      <text:p text:style-name="Standard">||dikiy.uno^$important</text:p>
      <text:p text:style-name="Standard">||dikiy.website^$important</text:p>
      <text:p text:style-name="Standard">||dikra.eu^$important</text:p>
      <text:p text:style-name="Standard">||dilagos.com^$important</text:p>
      <text:p text:style-name="Standard">||dilandilan.com^$important</text:p>
      <text:p text:style-name="Standard">||dimakitchenware.com^$important</text:p>
      <text:p text:style-name="Standard">||dimsum.xp-gamer.com^$important</text:p>
      <text:p text:style-name="Standard">||dimybik.life^$important</text:p>
      <text:p text:style-name="Standard">||dinakural.com^$important</text:p>
      <text:p text:style-name="Standard">||dinero-online.club^$important</text:p>
      <text:p text:style-name="Standard">||dinhdaiphat.com^$important</text:p>
      <text:p text:style-name="Standard">||diorivigal.com^$important</text:p>
      <text:p text:style-name="Standard">||diota-ar.com^$important</text:p>
      <text:p text:style-name="Standard">||diper.one^$important</text:p>
      <text:p text:style-name="Standard"><text:soft-page-break/>||diplomadosyespecializaciones.org.pe^$important</text:p>
      <text:p text:style-name="Standard">||direct-xxx-access.com^$important</text:p>
      <text:p text:style-name="Standard">||directaclick.com^$important</text:p>
      <text:p text:style-name="Standard">||directadvert.ru^$important</text:p>
      <text:p text:style-name="Standard">||directivepub.com^$important</text:p>
      <text:p text:style-name="Standard">||directleads.com^$important</text:p>
      <text:p text:style-name="Standard">||director.sn.eamobile.com^$important</text:p>
      <text:p text:style-name="Standard">||directorym.com^$important</text:p>
      <text:p text:style-name="Standard">||directtrack.com^$important</text:p>
      <text:p text:style-name="Standard">||disal-group.kz^$important</text:p>
      <text:p text:style-name="Standard">||disan.by^$important</text:p>
      <text:p text:style-name="Standard">||discaredforftp.000webhostapp.com^$important</text:p>
      <text:p text:style-name="Standard">||discord.gift^$important</text:p>
      <text:p text:style-name="Standard">||discordapp.page.link^$important</text:p>
      <text:p text:style-name="Standard">||discountclick.com^$important</text:p>
      <text:p text:style-name="Standard">||discountclicks.info^$important</text:p>
      <text:p text:style-name="Standard">||discounted-offers.website^$important</text:p>
      <text:p text:style-name="Standard">||discountlightingfixtures.us^$important</text:p>
      <text:p text:style-name="Standard">||discover-tigaras.com^$important</text:p>
      <text:p text:style-name="Standard">||discretedan.com^$important</text:p>
      <text:p text:style-name="Standard">||dishsouq.com^$important</text:p>
      <text:p text:style-name="Standard">||diskocudc.duckdns.org^$important</text:p>
      <text:p text:style-name="Standard">||diskonterbaiksuzuki.com^$important</text:p>
      <text:p text:style-name="Standard">||display.bfmio.com^$important</text:p>
      <text:p text:style-name="Standard">||displayadsmedia.com^$important</text:p>
      <text:p text:style-name="Standard">||displaypagerank.com^$important</text:p>
      <text:p text:style-name="Standard">||disqus.com^$important</text:p>
      <text:p text:style-name="Standard">||dist.belnk.com^$important</text:p>
      <text:p text:style-name="Standard">||distribucionesvega.com^$important</text:p>
      <text:p text:style-name="Standard">||districtm.io^$important</text:p>
      <text:p text:style-name="Standard">||distro.attaqwapreneur.com^$important</text:p>
      <text:p text:style-name="Standard">||dithomatos.com^$important</text:p>
      <text:p text:style-name="Standard">||divakurutemizleme.com^$important</text:p>
      <text:p text:style-name="Standard">||diversificando.org^$important</text:p>
      <text:p text:style-name="Standard">||divineconne.com^$important</text:p>
      <text:p text:style-name="Standard">||divinedollzco.com^$important</text:p>
      <text:p text:style-name="Standard">||divnlog.top^$important</text:p>
      <text:p text:style-name="Standard">||divyapatnaik.xyz^$important</text:p>
      <text:p text:style-name="Standard">||divyapushti.org^$important</text:p>
      <text:p text:style-name="Standard">||diwafashions.com^$important</text:p>
      <text:p text:style-name="Standard">||dixartcontractors.com^$important</text:p>
      <text:p text:style-name="Standard">||dixdiiy.com^$important</text:p>
      <text:p text:style-name="Standard">||dixe.online^$important</text:p>
      <text:p text:style-name="Standard">||dixieblissluxuries.com^$important</text:p>
      <text:p text:style-name="Standard">||dixii.org^$important</text:p>
      <text:p text:style-name="Standard">||diy-fumiture.com^$important</text:p>
      <text:p text:style-name="Standard">||diyandcraft.site^$important</text:p>
      <text:p text:style-name="Standard">||diydaddy.us^$important</text:p>
      <text:p text:style-name="Standard">||diyiqw.info^$important</text:p>
      <text:p text:style-name="Standard">||diyngabvouche.ml^$important</text:p>
      <text:p text:style-name="Standard">||diypartyhome.com^$important</text:p>
      <text:p text:style-name="Standard">||diz-hc.ru^$important</text:p>
      <text:p text:style-name="Standard"><text:soft-page-break/>||dizayntualeta.ru^$important</text:p>
      <text:p text:style-name="Standard">||dizinler.site^$important</text:p>
      <text:p text:style-name="Standard">||dizymizy.com^$important</text:p>
      <text:p text:style-name="Standard">||dj.kayamalimusavirlik.com^$important</text:p>
      <text:p text:style-name="Standard">||djakwi0129121ksls1229.com^$important</text:p>
      <text:p text:style-name="Standard">||djeshwxzsiz.biz^$important</text:p>
      <text:p text:style-name="Standard">||djisyam38.com^$important</text:p>
      <text:p text:style-name="Standard">||djlukas.cz^$important</text:p>
      <text:p text:style-name="Standard">||djohnsonfamily.co.uk^$important</text:p>
      <text:p text:style-name="Standard">||djpiwa.net^$important</text:p>
      <text:p text:style-name="Standard">||djv99sxoqpv11.cloudfront.net^$important</text:p>
      <text:p text:style-name="Standard">||djwf0dl2q9i99.cloudfront.net^$important</text:p>
      <text:p text:style-name="Standard">||djxdrone.fr^$important</text:p>
      <text:p text:style-name="Standard">||djz313iks60bk4.com^$important</text:p>
      <text:p text:style-name="Standard">||djz9es32qen64.cloudfront.net^$important</text:p>
      <text:p text:style-name="Standard">||dk2mvwe4uw0z3.cloudfront.net^$important</text:p>
      <text:p text:style-name="Standard">||dk45agakx3yfl.cloudfront.net^$important</text:p>
      <text:p text:style-name="Standard">||dklocalshop.com^$important</text:p>
      <text:p text:style-name="Standard">||dkm6b5q0h53z4.cloudfront.net^$important</text:p>
      <text:p text:style-name="Standard">||dkmirebekah.email^$important</text:p>
      <text:p text:style-name="Standard">||dksjdsim.ug^$important</text:p>
      <text:p text:style-name="Standard">||dlawgist.com^$important</text:p>
      <text:p text:style-name="Standard">||dldreamhomes.com^$important</text:p>
      <text:p text:style-name="Standard">||dlfultima81gurgaon.in^$important</text:p>
      <text:p text:style-name="Standard">||dls-qroup.com^$important</text:p>
      <text:p text:style-name="Standard">||dlsafoslfskfsafad.online^$important</text:p>
      <text:p text:style-name="Standard">||dlysxx.cn^$important</text:p>
      <text:p text:style-name="Standard">||dm8ojo46iwxm2.cloudfront.net^$important</text:p>
      <text:p text:style-name="Standard">||dmailadvert15dx.world^$important</text:p>
      <text:p text:style-name="Standard">||dmdream.info^$important</text:p>
      <text:p text:style-name="Standard">||dmgmediaprivacy.co.uk^$important</text:p>
      <text:p text:style-name="Standard">||dmpxs.com^$important</text:p>
      <text:p text:style-name="Standard">||dmtracker.com^$important</text:p>
      <text:p text:style-name="Standard">||dmtracking.alibaba.com^$important</text:p>
      <text:p text:style-name="Standard">||dmtracking2.alibaba.com^$important</text:p>
      <text:p text:style-name="Standard">||dmtw0i4zln92b.cloudfront.net^$important</text:p>
      <text:p text:style-name="Standard">||dmxleo.com^$important</text:p>
      <text:p text:style-name="Standard">||dmyourbusiness.com^$important</text:p>
      <text:p text:style-name="Standard">||dn.dynamicyield.com^$important</text:p>
      <text:p text:style-name="Standard">||dnads.directnic.com^$important</text:p>
      <text:p text:style-name="Standard">||dnaliferegression.com^$important</text:p>
      <text:p text:style-name="Standard">||dncvietnam.com^$important</text:p>
      <text:p text:style-name="Standard">||dnews.ro^$important</text:p>
      <text:p text:style-name="Standard">||dngn3haywjlw75nc.com^$important</text:p>
      <text:p text:style-name="Standard">||dnmartin.net^$important</text:p>
      <text:p text:style-name="Standard">||dnraviations.com^$important</text:p>
      <text:p text:style-name="Standard">||dns.spoolers.org^$important</text:p>
      <text:p text:style-name="Standard">||dnverificationfailedbymicrosoftthanks.duckdns.org^$important</text:p>
      <text:p text:style-name="Standard">||do-not-tracker.org^$important</text:p>
      <text:p text:style-name="Standard">||do.fakesemoca16.com^$important</text:p>
      <text:p text:style-name="Standard">||do.kemem.ga^$important</text:p>
      <text:p text:style-name="Standard">||do67etikr7pwz.cloudfront.net^$important</text:p>
      <text:p text:style-name="Standard"><text:soft-page-break/>||dobaserdo.com^$important</text:p>
      <text:p text:style-name="Standard">||doberman.cc^$important</text:p>
      <text:p text:style-name="Standard">||dobi.nl^$important</text:p>
      <text:p text:style-name="Standard">||doblealturacasas.com^$important</text:p>
      <text:p text:style-name="Standard">||dobresmaki.eu^$important</text:p>
      <text:p text:style-name="Standard">||dockrover.com^$important</text:p>
      <text:p text:style-name="Standard">||docnotes.biz^$important</text:p>
      <text:p text:style-name="Standard">||docomo.ne.jp^$important</text:p>
      <text:p text:style-name="Standard">||docs.crackforest.com^$important</text:p>
      <text:p text:style-name="Standard">||docs.google.com^$important</text:p>
      <text:p text:style-name="Standard">||docsdetector.xyz^$important</text:p>
      <text:p text:style-name="Standard">||doctorbondarenko.urbanhealth.com.ua^$important</text:p>
      <text:p text:style-name="Standard">||doctorcarmax.com^$important</text:p>
      <text:p text:style-name="Standard">||doctoryadak.com^$important</text:p>
      <text:p text:style-name="Standard">||docu918.top^$important</text:p>
      <text:p text:style-name="Standard">||docupguru.com^$important</text:p>
      <text:p text:style-name="Standard">||docusign.delivery^$important</text:p>
      <text:p text:style-name="Standard">||docusiqn.ml^$important</text:p>
      <text:p text:style-name="Standard">||dodahanghieu.net^$important</text:p>
      <text:p text:style-name="Standard">||dodhmlaethandi.com^$important</text:p>
      <text:p text:style-name="Standard">||dodoeshop.com^$important</text:p>
      <text:p text:style-name="Standard">||dogemoon.info^$important</text:p>
      <text:p text:style-name="Standard">||dogfood.gq^$important</text:p>
      <text:p text:style-name="Standard">||dogged.cf^$important</text:p>
      <text:p text:style-name="Standard">||dogmates.club^$important</text:p>
      <text:p text:style-name="Standard">||dogooccho.com.vn^$important</text:p>
      <text:p text:style-name="Standard">||dogoodtome.bit^$important</text:p>
      <text:p text:style-name="Standard">||dogs-resources.com^$important</text:p>
      <text:p text:style-name="Standard">||dogshops.su^$important</text:p>
      <text:p text:style-name="Standard">||dogstudios.it^$important</text:p>
      <text:p text:style-name="Standard">||dogtrainingtips.me.uk^$important</text:p>
      <text:p text:style-name="Standard">||dogustarmobilya.com^$important</text:p>
      <text:p text:style-name="Standard">||dogx.online^$important</text:p>
      <text:p text:style-name="Standard">||dohcnsghxwohogagaknm.com^$important</text:p>
      <text:p text:style-name="Standard">||dohs95d6tfj19.cloudfront.net^$important</text:p>
      <text:p text:style-name="Standard">||doibietchangconchi8899.com^$important</text:p>
      <text:p text:style-name="Standard">||doil.hopto.org^$important</text:p>
      <text:p text:style-name="Standard">||doisongvaconnguoi.com^$important</text:p>
      <text:p text:style-name="Standard">||dol.dance^$important</text:p>
      <text:p text:style-name="Standard">||dolanmbakboyo.com^$important</text:p>
      <text:p text:style-name="Standard">||dolartakip.online^$important</text:p>
      <text:p text:style-name="Standard">||dolboeb1700.com^$important</text:p>
      <text:p text:style-name="Standard">||dolboeb1701.com^$important</text:p>
      <text:p text:style-name="Standard">||dolibarr.ph-prod.com^$important</text:p>
      <text:p text:style-name="Standard">||dollar.ddns.net^$important</text:p>
      <text:p text:style-name="Standard">||dollarstorepluss.com^$important</text:p>
      <text:p text:style-name="Standard">||dollbeautycollection.com^$important</text:p>
      <text:p text:style-name="Standard">||dollsqueens.com^$important</text:p>
      <text:p text:style-name="Standard">||doloroff.com^$important</text:p>
      <text:p text:style-name="Standard">||dolphin.cash^$important</text:p>
      <text:p text:style-name="Standard">||dom-sochi.info^$important</text:p>
      <text:p text:style-name="Standard">||domain2222.com^$important</text:p>
      <text:p text:style-name="Standard"><text:soft-page-break/>||domainflying.com^$important</text:p>
      <text:p text:style-name="Standard">||domaining.in^$important</text:p>
      <text:p text:style-name="Standard">||domainmanagerz.net^$important</text:p>
      <text:p text:style-name="Standard">||domainsponsor.com^$important</text:p>
      <text:p text:style-name="Standard">||domainsteam.de^$important</text:p>
      <text:p text:style-name="Standard">||domarxy.com^$important</text:p>
      <text:p text:style-name="Standard">||domauvolgi.ru^$important</text:p>
      <text:p text:style-name="Standard">||domdex.com^$important</text:p>
      <text:p text:style-name="Standard">||domekhoroos.com^$important</text:p>
      <text:p text:style-name="Standard">||domessoda.ml^$important</text:p>
      <text:p text:style-name="Standard">||domesticedu.com^$important</text:p>
      <text:p text:style-name="Standard">||domikivlesu.ru^$important</text:p>
      <text:p text:style-name="Standard">||dominantainvest.com.ua^$important</text:p>
      <text:p text:style-name="Standard">||dominicanos.xyz^$important</text:p>
      <text:p text:style-name="Standard">||dominiopruebacl.com^$important</text:p>
      <text:p text:style-name="Standard">||dominoduck2030.duckdns.org^$important</text:p>
      <text:p text:style-name="Standard">||dominusrex.fr^$important</text:p>
      <text:p text:style-name="Standard">||domsub.net^$important</text:p>
      <text:p text:style-name="Standard">||domypaper.essaytutors.net^$important</text:p>
      <text:p text:style-name="Standard">||donamaria-lb.com^$important</text:p>
      <text:p text:style-name="Standard">||donbigg.ddns.net^$important</text:p>
      <text:p text:style-name="Standard">||doncartel.nl^$important</text:p>
      <text:p text:style-name="Standard">||dondigidon.com^$important</text:p>
      <text:p text:style-name="Standard">||dong7707.at^$important</text:p>
      <text:p text:style-name="Standard">||dongamruoutaybac.com^$important</text:p>
      <text:p text:style-name="Standard">||donghakacademy.ddns.net^$important</text:p>
      <text:p text:style-name="Standard">||donghodaian.com^$important</text:p>
      <text:p text:style-name="Standard">||donghomynghe.com^$important</text:p>
      <text:p text:style-name="Standard">||donghotot.xyz^$important</text:p>
      <text:p text:style-name="Standard">||dongsonvina.co^$important</text:p>
      <text:p text:style-name="Standard">||dongthanhcompany.vn^$important</text:p>
      <text:p text:style-name="Standard">||dongybavi.com^$important</text:p>
      <text:p text:style-name="Standard">||dongygiatruyentienhanh.net^$important</text:p>
      <text:p text:style-name="Standard">||donjack.co.uk^$important</text:p>
      <text:p text:style-name="Standard">||donjay.nokartoyl.com^$important</text:p>
      <text:p text:style-name="Standard">||donkadesigner.com^$important</text:p>
      <text:p text:style-name="Standard">||donnebella.com^$important</text:p>
      <text:p text:style-name="Standard">||donp.online^$important</text:p>
      <text:p text:style-name="Standard">||donwload-file-id.tk^$important</text:p>
      <text:p text:style-name="Standard">||dooggeinet.com^$important</text:p>
      <text:p text:style-name="Standard">||doohs.000webhostapp.com^$important</text:p>
      <text:p text:style-name="Standard">||doohs1111.000webhostapp.com^$important</text:p>
      <text:p text:style-name="Standard">||doohs11111.000webhostapp.com^$important</text:p>
      <text:p text:style-name="Standard">||doolaekhun.com^$important</text:p>
      <text:p text:style-name="Standard">||door-ma.com^$important</text:p>
      <text:p text:style-name="Standard">||doorlife.co.in^$important</text:p>
      <text:p text:style-name="Standard">||doorsecurityy.com^$important</text:p>
      <text:p text:style-name="Standard">||doosamnt.com^$important</text:p>
      <text:p text:style-name="Standard">||doostankhodro.com^$important</text:p>
      <text:p text:style-name="Standard">||dopconverion.ru^$important</text:p>
      <text:p text:style-name="Standard">||dopenews.pl^$important</text:p>
      <text:p text:style-name="Standard">||dopingself.cymru^$important</text:p>
      <text:p text:style-name="Standard"><text:soft-page-break/>||doqantekstil.com^$important</text:p>
      <text:p text:style-name="Standard">||doraya.eu^$important</text:p>
      <text:p text:style-name="Standard">||dordtsaccordeoncentrum.nl^$important</text:p>
      <text:p text:style-name="Standard">||dorians-geo.ru^$important</text:p>
      <text:p text:style-name="Standard">||dorogobogato.site^$important</text:p>
      <text:p text:style-name="Standard">||dorwatarth.com^$important</text:p>
      <text:p text:style-name="Standard">||dosyproperties.info^$important</text:p>
      <text:p text:style-name="Standard">||dotactive.com.au^$important</text:p>
      <text:p text:style-name="Standard">||dotcex.com^$important</text:p>
      <text:p text:style-name="Standard">||dotflix.site^$important</text:p>
      <text:p text:style-name="Standard">||dotmetrics.net^$important</text:p>
      <text:p text:style-name="Standard">||dotnetdays.ro^$important</text:p>
      <text:p text:style-name="Standard">||dotomi.com^$important</text:p>
      <text:p text:style-name="Standard">||dotxwbdwktpeaoniphea.com^$important</text:p>
      <text:p text:style-name="Standard">||dotxwbdwmvfoptjlcckb.com^$important</text:p>
      <text:p text:style-name="Standard">||doubleclick.com^$important</text:p>
      <text:p text:style-name="Standard">||doubleclick.de^$important</text:p>
      <text:p text:style-name="Standard">||doubleclick.net^$important</text:p>
      <text:p text:style-name="Standard">||doublepimp.com^$important</text:p>
      <text:p text:style-name="Standard">||doubscoton.fr^$important</text:p>
      <text:p text:style-name="Standard">||doucevale.com^$important</text:p>
      <text:p text:style-name="Standard">||doughnut-snack.live^$important</text:p>
      <text:p text:style-name="Standard">||douongsach.com^$important</text:p>
      <text:p text:style-name="Standard">||dovermahealth.org^$important</text:p>
      <text:p text:style-name="Standard">||dowjoneson.com^$important</text:p>
      <text:p text:style-name="Standard">||down1.baopu.cc^$important</text:p>
      <text:p text:style-name="Standard">||downersnow.tk^$important</text:p>
      <text:p text:style-name="Standard">||downladoswindows.biz^$important</text:p>
      <text:p text:style-name="Standard">||downloaddd.cf^$important</text:p>
      <text:p text:style-name="Standard">||downloaddd.gq^$important</text:p>
      <text:p text:style-name="Standard">||downloadforfrees.me^$important</text:p>
      <text:p text:style-name="Standard">||downloadhanumanchalisa.com^$important</text:p>
      <text:p text:style-name="Standard">||downloadmovies24.com^$important</text:p>
      <text:p text:style-name="Standard">||dowseservices.com^$important</text:p>
      <text:p text:style-name="Standard">||dowsfbtool.com^$important</text:p>
      <text:p text:style-name="Standard">||doxaonline.net^$important</text:p>
      <text:p text:style-name="Standard">||dozceb.com^$important</text:p>
      <text:p text:style-name="Standard">||dpbh.info^$important</text:p>
      <text:p text:style-name="Standard">||dpcdev.ac.ug^$important</text:p>
      <text:p text:style-name="Standard">||dpcmakbookin.space^$important</text:p>
      <text:p text:style-name="Standard">||dpgmedia.net^$important</text:p>
      <text:p text:style-name="Standard">||dpm.demdex.net^$important</text:p>
      <text:p text:style-name="Standard">||dpmsrv.com^$important</text:p>
      <text:p text:style-name="Standard">||dpmurahhonda.com^$important</text:p>
      <text:p text:style-name="Standard">||dpn-school.ru^$important</text:p>
      <text:p text:style-name="Standard">||dprince.org^$important</text:p>
      <text:p text:style-name="Standard">||dptsco.ir^$important</text:p>
      <text:p text:style-name="Standard">||dpublicidadsolucion.com^$important</text:p>
      <text:p text:style-name="Standard">||dpz55hrzd89zs.cloudfront.net^$important</text:p>
      <text:p text:style-name="Standard">||dqfk32.company^$important</text:p>
      <text:p text:style-name="Standard">||dqqulesm3pfse.cloudfront.net^$important</text:p>
      <text:p text:style-name="Standard">||dqsdqdda.ddns.net^$important</text:p>
      <text:p text:style-name="Standard"><text:soft-page-break/>||dqsolution.com^$important</text:p>
      <text:p text:style-name="Standard">||dqweewq.club^$important</text:p>
      <text:p text:style-name="Standard">||dr-prof-sachidanandasinha-dentalclinic.com^$important</text:p>
      <text:p text:style-name="Standard">||dr-recella-global.com^$important</text:p>
      <text:p text:style-name="Standard">||dr-shadow.ml^$important</text:p>
      <text:p text:style-name="Standard">||dr3k6qonw2kee.cloudfront.net^$important</text:p>
      <text:p text:style-name="Standard">||dr44nfargu5.club^$important</text:p>
      <text:p text:style-name="Standard">||draalexania.com.br^$important</text:p>
      <text:p text:style-name="Standard">||draanaalice.com.br^$important</text:p>
      <text:p text:style-name="Standard">||drachen-hort.com^$important</text:p>
      <text:p text:style-name="Standard">||dradaeze.com^$important</text:p>
      <text:p text:style-name="Standard">||drakoranime.com^$important</text:p>
      <text:p text:style-name="Standard">||dramabus.info^$important</text:p>
      <text:p text:style-name="Standard">||dramitinos.gr^$important</text:p>
      <text:p text:style-name="Standard">||draven.ru^$important</text:p>
      <text:p text:style-name="Standard">||drawbrid.ge^$important</text:p>
      <text:p text:style-name="Standard">||drcchile.com^$important</text:p>
      <text:p text:style-name="Standard">||dreamhouses.site^$important</text:p>
      <text:p text:style-name="Standard">||dreamkey.ru^$important</text:p>
      <text:p text:style-name="Standard">||dreamkr.com.ua^$important</text:p>
      <text:p text:style-name="Standard">||dreamluxuryhairco.com^$important</text:p>
      <text:p text:style-name="Standard">||dreamportalz.us^$important</text:p>
      <text:p text:style-name="Standard">||dreams-innovations.com^$important</text:p>
      <text:p text:style-name="Standard">||dreamswork.tk^$important</text:p>
      <text:p text:style-name="Standard">||drearncosmetics.net^$important</text:p>
      <text:p text:style-name="Standard">||dreemoln.hopto.org^$important</text:p>
      <text:p text:style-name="Standard">||dresslifes.com^$important</text:p>
      <text:p text:style-name="Standard">||dresson1.com^$important</text:p>
      <text:p text:style-name="Standard">||drewdailey.com^$important</text:p>
      <text:p text:style-name="Standard">||drfalamaki.com^$important</text:p>
      <text:p text:style-name="Standard">||drh4x.ddns.net^$important</text:p>
      <text:p text:style-name="Standard">||drhuzaifa.com^$important</text:p>
      <text:p text:style-name="Standard">||drinkgusto.sg^$important</text:p>
      <text:p text:style-name="Standard">||drive.google.com^$important</text:p>
      <text:p text:style-name="Standard">||drivedrop.co^$important</text:p>
      <text:p text:style-name="Standard">||driveless.pt^$important</text:p>
      <text:p text:style-name="Standard">||driventodaypodcast.com^$important</text:p>
      <text:p text:style-name="Standard">||drivespa.com^$important</text:p>
      <text:p text:style-name="Standard">||drivespa.ru^$important</text:p>
      <text:p text:style-name="Standard">||drivingwitharrow.com^$important</text:p>
      <text:p text:style-name="Standard">||drjoshihospital.com^$important</text:p>
      <text:p text:style-name="Standard">||drkhodeheartclinic.com^$important</text:p>
      <text:p text:style-name="Standard">||drlaszlozopcsak.com^$important</text:p>
      <text:p text:style-name="Standard">||drleisch.at^$important</text:p>
      <text:p text:style-name="Standard">||drmarins.com^$important</text:p>
      <text:p text:style-name="Standard">||drmellisa.com^$important</text:p>
      <text:p text:style-name="Standard">||drmugisha.com^$important</text:p>
      <text:p text:style-name="Standard">||drnasre2019.ddns.net^$important</text:p>
      <text:p text:style-name="Standard">||drnet1920.ddns.net^$important</text:p>
      <text:p text:style-name="Standard">||drnishayoga.com^$important</text:p>
      <text:p text:style-name="Standard">||drnoce.us^$important</text:p>
      <text:p text:style-name="Standard">||drocher.one^$important</text:p>
      <text:p text:style-name="Standard"><text:soft-page-break/>||dromertontus.com^$important</text:p>
      <text:p text:style-name="Standard">||dronebcn.cat^$important</text:p>
      <text:p text:style-name="Standard">||droneyou.ddns.net^$important</text:p>
      <text:p text:style-name="Standard">||drop-box.top^$important</text:p>
      <text:p text:style-name="Standard">||dropbox.com^$important</text:p>
      <text:p text:style-name="Standard">||dropincor.com^$important</text:p>
      <text:p text:style-name="Standard">||dropmyb.in^$important</text:p>
      <text:p text:style-name="Standard">||drrcckbju3nd0.cloudfront.net^$important</text:p>
      <text:p text:style-name="Standard">||drroller.us^$important</text:p>
      <text:p text:style-name="Standard">||drrozinaakter.com^$important</text:p>
      <text:p text:style-name="Standard">||drsarairannejad.com^$important</text:p>
      <text:p text:style-name="Standard">||drsaultorres.com^$important</text:p>
      <text:p text:style-name="Standard">||drukkombucha.com^$important</text:p>
      <text:p text:style-name="Standard">||drumcash.com^$important</text:p>
      <text:p text:style-name="Standard">||drummerboy.duckdns.org^$important</text:p>
      <text:p text:style-name="Standard">||drvhk.net^$important</text:p>
      <text:p text:style-name="Standard">||drweb.ddns.net^$important</text:p>
      <text:p text:style-name="Standard">||ds-stoneroots.com^$important</text:p>
      <text:p text:style-name="Standard">||dscreationssite.com^$important</text:p>
      <text:p text:style-name="Standard">||dsdalismerkezi.com^$important</text:p>
      <text:p text:style-name="Standard">||dsdfgdfsdegdf.ru^$important</text:p>
      <text:p text:style-name="Standard">||dsdfgdfshfgh.ru^$important</text:p>
      <text:p text:style-name="Standard">||dsdfgjfsdegdf.ru^$important</text:p>
      <text:p text:style-name="Standard">||dsdjfhd9ddksa1as.info^$important</text:p>
      <text:p text:style-name="Standard">||dsh1ct2zrfakt.cloudfront.net^$important</text:p>
      <text:p text:style-name="Standard">||dshdigitalsystems.com^$important</text:p>
      <text:p text:style-name="Standard">||dsi-info.fr^$important</text:p>
      <text:p text:style-name="Standard">||dsifoe.ml^$important</text:p>
      <text:p text:style-name="Standard">||dskdsajdsahda.info^$important</text:p>
      <text:p text:style-name="Standard">||dsodsksafgsa1as.info^$important</text:p>
      <text:p text:style-name="Standard">||dsuda2.com^$important</text:p>
      <text:p text:style-name="Standard">||dsuw5jbqe7xdzi.com^$important</text:p>
      <text:p text:style-name="Standard">||dsw.tt.omtrdc.net^$important</text:p>
      <text:p text:style-name="Standard">||dt.adsafeprotected.com^$important</text:p>
      <text:p text:style-name="Standard">||dtrendz.site^$important</text:p>
      <text:p text:style-name="Standard">||dtscout.com^$important</text:p>
      <text:p text:style-name="Standard">||dtto8zfzskfoa.cloudfront.net^$important</text:p>
      <text:p text:style-name="Standard">||dtupl.com^$important</text:p>
      <text:p text:style-name="Standard">||dualstack.adbert-web-lbs-*.elb.amazonaws.com^$important</text:p>
      <text:p text:style-name="Standard">||dualup.top^$important</text:p>
      <text:p text:style-name="Standard">||duanchungcubatdongsan.com^$important</text:p>
      <text:p text:style-name="Standard">||duanhoalac.com^$important</text:p>
      <text:p text:style-name="Standard">||duanintracomdonganh.info^$important</text:p>
      <text:p text:style-name="Standard">||duanlocphatresidence.com^$important</text:p>
      <text:p text:style-name="Standard">||duansunshinecitys.com^$important</text:p>
      <text:p text:style-name="Standard">||dub.stats.paypal.com^$important</text:p>
      <text:p text:style-name="Standard">||dubaiescortsgirl.com^$important</text:p>
      <text:p text:style-name="Standard">||dubbeldwars.com^$important</text:p>
      <text:p text:style-name="Standard">||dubem.top^$important</text:p>
      <text:p text:style-name="Standard">||dubktoys.com^$important</text:p>
      <text:p text:style-name="Standard">||ducatl.com^$important</text:p>
      <text:p text:style-name="Standard">||duckapp.duckdns.org^$important</text:p>
      <text:p text:style-name="Standard"><text:soft-page-break/>||duckpvp.xyz^$important</text:p>
      <text:p text:style-name="Standard">||ducksys.duckdns.org^$important</text:p>
      <text:p text:style-name="Standard">||duclongetc.com^$important</text:p>
      <text:p text:style-name="Standard">||duconunun.ddns.net^$important</text:p>
      <text:p text:style-name="Standard">||dudehung.ddns.net^$important</text:p>
      <text:p text:style-name="Standard">||duduk-reed.ml^$important</text:p>
      <text:p text:style-name="Standard">||dudumb.com^$important</text:p>
      <text:p text:style-name="Standard">||dueightere.com^$important</text:p>
      <text:p text:style-name="Standard">||duenexacch.com^$important</text:p>
      <text:p text:style-name="Standard">||dufre-tom.site^$important</text:p>
      <text:p text:style-name="Standard">||dufre1.site^$important</text:p>
      <text:p text:style-name="Standard">||dufre1in.site^$important</text:p>
      <text:p text:style-name="Standard">||dufre3.site^$important</text:p>
      <text:p text:style-name="Standard">||dufres.site^$important</text:p>
      <text:p text:style-name="Standard">||duhed.info^$important</text:p>
      <text:p text:style-name="Standard">||duhocgtc.com^$important</text:p>
      <text:p text:style-name="Standard">||duhochvc.com^$important</text:p>
      <text:p text:style-name="Standard">||duhocnhathan.net^$important</text:p>
      <text:p text:style-name="Standard">||dukdns33.ddnsking.com^$important</text:p>
      <text:p text:style-name="Standard">||dukevinchy.com^$important</text:p>
      <text:p text:style-name="Standard">||dukkank.com^$important</text:p>
      <text:p text:style-name="Standard">||dulieuhay.com^$important</text:p>
      <text:p text:style-name="Standard">||dumka.if.ua^$important</text:p>
      <text:p text:style-name="Standard">||duncaamaechi.com^$important</text:p>
      <text:p text:style-name="Standard">||dunia-training.com^$important</text:p>
      <text:p text:style-name="Standard">||dunysaki.ru^$important</text:p>
      <text:p text:style-name="Standard">||dupal13.ddns.net^$important</text:p>
      <text:p text:style-name="Standard">||duperadz.com^$important</text:p>
      <text:p text:style-name="Standard">||duppolysport.com^$important</text:p>
      <text:p text:style-name="Standard">||dupuisacademy.com^$important</text:p>
      <text:p text:style-name="Standard">||durakbufecengelkoy.com^$important</text:p>
      <text:p text:style-name="Standard">||durax.com.br^$important</text:p>
      <text:p text:style-name="Standard">||durganamkeen.com^$important</text:p>
      <text:p text:style-name="Standard">||durhamcityrunfestival.com^$important</text:p>
      <text:p text:style-name="Standard">||duriangowhere.com^$important</text:p>
      <text:p text:style-name="Standard">||duro-tw.com^$important</text:p>
      <text:p text:style-name="Standard">||durosfarm.com^$important</text:p>
      <text:p text:style-name="Standard">||durupol.org^$important</text:p>
      <text:p text:style-name="Standard">||dustontail.top^$important</text:p>
      <text:p text:style-name="Standard">||dustyprairie.com^$important</text:p>
      <text:p text:style-name="Standard">||dutchba.com^$important</text:p>
      <text:p text:style-name="Standard">||dutongaref.com^$important</text:p>
      <text:p text:style-name="Standard">||duyneask.ddns.net^$important</text:p>
      <text:p text:style-name="Standard">||dv2m1uumnsgtu.cloudfront.net^$important</text:p>
      <text:p text:style-name="Standard">||dvastudio.ru^$important</text:p>
      <text:p text:style-name="Standard">||dviixeyykyqjv.cloudfront.net^$important</text:p>
      <text:p text:style-name="Standard">||dvpont.com^$important</text:p>
      <text:p text:style-name="Standard">||dvt553ldkg.com^$important</text:p>
      <text:p text:style-name="Standard">||dwabissw.com^$important</text:p>
      <text:p text:style-name="Standard">||dwf6crl4raal7.cloudfront.net^$important</text:p>
      <text:p text:style-name="Standard">||dwillow100bc.com^$important</text:p>
      <text:p text:style-name="Standard">||dwnowx.net^$important</text:p>
      <text:p text:style-name="Standard"><text:soft-page-break/>||dwodjwqwjdqijd.tapdevtesting.xyz^$important</text:p>
      <text:p text:style-name="Standard">||dwvabfcrpzwinoaoaytgkphzea.space^$important</text:p>
      <text:p text:style-name="Standard">||dx019xsl1pace.xyz^$important</text:p>
      <text:p text:style-name="Standard">||dxprljqoay4rt.cloudfront.net^$important</text:p>
      <text:p text:style-name="Standard">||dxstat.club^$important</text:p>
      <text:p text:style-name="Standard">||dybadaktakta.had.su^$important</text:p>
      <text:p text:style-name="Standard">||dynamic.fmpub.net^$important</text:p>
      <text:p text:style-name="Standard">||dynamicmediaservices.eu^$important</text:p>
      <text:p text:style-name="Standard">||dynamicsecurityltd.com^$important</text:p>
      <text:p text:style-name="Standard">||dynamicyield.com^$important</text:p>
      <text:p text:style-name="Standard">||dynomind.tech^$important</text:p>
      <text:p text:style-name="Standard">||dyslexic-picture.000webhostapp.com^$important</text:p>
      <text:p text:style-name="Standard">||dyttugcecaglar.tk^$important</text:p>
      <text:p text:style-name="Standard">||dzad.ddns.net^$important</text:p>
      <text:p text:style-name="Standard">||dzcorlandyu.band^$important</text:p>
      <text:p text:style-name="Standard">||dzhecham5.ddns.net^$important</text:p>
      <text:p text:style-name="Standard">||dzinestudio87.co.uk^$important</text:p>
      <text:p text:style-name="Standard">||dzn1lbbwzbmh.com^$important</text:p>
      <text:p text:style-name="Standard">||dzs55b7slwyx.cloudfront.net^$important</text:p>
      <text:p text:style-name="Standard">||dzunnuroin.org^$important</text:p>
      <text:p text:style-name="Standard">||e-adimages.scrippsnetworks.com^$important</text:p>
      <text:p text:style-name="Standard">||e-bannerx.com^$important</text:p>
      <text:p text:style-name="Standard">||e-basvur.com^$important</text:p>
      <text:p text:style-name="Standard">||e-cart-solutions.com^$important</text:p>
      <text:p text:style-name="Standard">||e-debtconsolidation.com^$important</text:p>
      <text:p text:style-name="Standard">||e-djerba.com^$important</text:p>
      <text:p text:style-name="Standard">||e-m.fr^$important</text:p>
      <text:p text:style-name="Standard">||e-n-t-e-r-n-e-x.com^$important</text:p>
      <text:p text:style-name="Standard">||e-planning.net^$important</text:p>
      <text:p text:style-name="Standard">||e-salampro.com^$important</text:p>
      <text:p text:style-name="Standard">||e-transferonline.com^$important</text:p>
      <text:p text:style-name="Standard">||e-video.billioncart.in^$important</text:p>
      <text:p text:style-name="Standard">||e-worldsolutions.com^$important</text:p>
      <text:p text:style-name="Standard">||e-zoom.mobi^$important</text:p>
      <text:p text:style-name="Standard">||e.alobuta.net^$important</text:p>
      <text:p text:style-name="Standard">||e.coka.la^$important</text:p>
      <text:p text:style-name="Standard">||e.crashlytics.com^$important</text:p>
      <text:p text:style-name="Standard">||e.kde.cz^$important</text:p>
      <text:p text:style-name="Standard">||e.reddit.com^$important</text:p>
      <text:p text:style-name="Standard">||e10tv.com^$important</text:p>
      <text:p text:style-name="Standard">||e3e85fbda0b93c236cc70b01a5c0a393.ulink.adjust.com^$important</text:p>
      <text:p text:style-name="Standard">||e910005o.beget.tech^$important</text:p>
      <text:p text:style-name="Standard">||ea.pstmrk.it^$important</text:p>
      <text:p text:style-name="Standard">||eadexchange.com^$important</text:p>
      <text:p text:style-name="Standard">||eagermindssystems.com^$important</text:p>
      <text:p text:style-name="Standard">||eagle.safonov.eu^$important</text:p>
      <text:p text:style-name="Standard">||eaglerenew.com^$important</text:p>
      <text:p text:style-name="Standard">||eagwebs.com^$important</text:p>
      <text:p text:style-name="Standard">||eaidalimatata.com^$important</text:p>
      <text:p text:style-name="Standard">||earlingramjr.com^$important</text:p>
      <text:p text:style-name="Standard">||earnhere.com.ng^$important</text:p>
      <text:p text:style-name="Standard">||earnhut.com^$important</text:p>
      <text:p text:style-name="Standard"><text:soft-page-break/>||earnify.com^$important</text:p>
      <text:p text:style-name="Standard">||earthiychoice.com^$important</text:p>
      <text:p text:style-name="Standard">||earthlinkservers.com^$important</text:p>
      <text:p text:style-name="Standard">||earthqueenshop.com^$important</text:p>
      <text:p text:style-name="Standard">||earyntich.com^$important</text:p>
      <text:p text:style-name="Standard">||eas.almamedia.fi^$important</text:p>
      <text:p text:style-name="Standard">||eas1tlink.xyz^$important</text:p>
      <text:p text:style-name="Standard">||easport.info^$important</text:p>
      <text:p text:style-name="Standard">||east-net.su^$important</text:p>
      <text:p text:style-name="Standard">||eastbrightness.com^$important</text:p>
      <text:p text:style-name="Standard">||eastcoastrest.com^$important</text:p>
      <text:p text:style-name="Standard">||eastern1961-sg.com^$important</text:p>
      <text:p text:style-name="Standard">||eastexs.com^$important</text:p>
      <text:p text:style-name="Standard">||eastpennlandscape.com^$important</text:p>
      <text:p text:style-name="Standard">||eastwelsum.com^$important</text:p>
      <text:p text:style-name="Standard">||easy-service.org^$important</text:p>
      <text:p text:style-name="Standard">||easybidbuy.xyz^$important</text:p>
      <text:p text:style-name="Standard">||easydriverservice.com^$important</text:p>
      <text:p text:style-name="Standard">||easydrivershelp.info^$important</text:p>
      <text:p text:style-name="Standard">||easyehome.com^$important</text:p>
      <text:p text:style-name="Standard">||easyhits4u.com^$important</text:p>
      <text:p text:style-name="Standard">||easykill1.servepics.com^$important</text:p>
      <text:p text:style-name="Standard">||easymoneyfinance.co.uk^$important</text:p>
      <text:p text:style-name="Standard">||easyneti.com^$important</text:p>
      <text:p text:style-name="Standard">||easyprogrammingsolutions.com^$important</text:p>
      <text:p text:style-name="Standard">||easyresa.ddns.net^$important</text:p>
      <text:p text:style-name="Standard">||easyribka.darkhost.pro^$important</text:p>
      <text:p text:style-name="Standard">||easytogets.com^$important</text:p>
      <text:p text:style-name="Standard">||easytradeteam.co.in^$important</text:p>
      <text:p text:style-name="Standard">||easyvisaoverseas.com^$important</text:p>
      <text:p text:style-name="Standard">||eatshootrock.com^$important</text:p>
      <text:p text:style-name="Standard">||eayule.cn^$important</text:p>
      <text:p text:style-name="Standard">||eaziit.com^$important</text:p>
      <text:p text:style-name="Standard">||ebabi.fun^$important</text:p>
      <text:p text:style-name="Standard">||ebanking-online.org^$important</text:p>
      <text:p text:style-name="Standard">||ebash.top^$important</text:p>
      <text:p text:style-name="Standard">||ebatsosatpizdec.com^$important</text:p>
      <text:p text:style-name="Standard">||ebayadvertising.com^$important</text:p>
      <text:p text:style-name="Standard">||ebd.bbz.kg^$important</text:p>
      <text:p text:style-name="Standard">||ebis.ne.jp^$important</text:p>
      <text:p text:style-name="Standard">||ebiz-biz.info^$important</text:p>
      <text:p text:style-name="Standard">||ebjedpabrikankaos.com^$important</text:p>
      <text:p text:style-name="Standard">||ebmpapst.online^$important</text:p>
      <text:p text:style-name="Standard">||ebocornac.com^$important</text:p>
      <text:p text:style-name="Standard">||ebola4422.ddns.net^$important</text:p>
      <text:p text:style-name="Standard">||ebookhit99.com^$important</text:p>
      <text:p text:style-name="Standard">||ebpay.cash^$important</text:p>
      <text:p text:style-name="Standard">||ebrightskinnganjuk.com^$important</text:p>
      <text:p text:style-name="Standard">||ebureherly.com^$important</text:p>
      <text:p text:style-name="Standard">||ebuzzally.com^$important</text:p>
      <text:p text:style-name="Standard">||ebuzzing.com^$important</text:p>
      <text:p text:style-name="Standard">||ecampus.mk^$important</text:p>
      <text:p text:style-name="Standard"><text:soft-page-break/>||ecc17.com^$important</text:p>
      <text:p text:style-name="Standard">||eccdetailing.com^$important</text:p>
      <text:p text:style-name="Standard">||eccmp.com^$important</text:p>
      <text:p text:style-name="Standard">||ecconom.ru^$important</text:p>
      <text:p text:style-name="Standard">||eccountbook.com^$important</text:p>
      <text:p text:style-name="Standard">||echaintool.info^$important</text:p>
      <text:p text:style-name="Standard">||echelona.net^$important</text:p>
      <text:p text:style-name="Standard">||echoclassroom.com^$important</text:p>
      <text:p text:style-name="Standard">||echoxc.com^$important</text:p>
      <text:p text:style-name="Standard">||ecigroup-tw.com^$important</text:p>
      <text:p text:style-name="Standard">||ecircle-ag.com^$important</text:p>
      <text:p text:style-name="Standard">||ecitytanduclongan.com^$important</text:p>
      <text:p text:style-name="Standard">||eclick.vn^$important</text:p>
      <text:p text:style-name="Standard">||eclickz.com^$important</text:p>
      <text:p text:style-name="Standard">||eco-earthworks.com^$important</text:p>
      <text:p text:style-name="Standard">||ecofreshmarket.com^$important</text:p>
      <text:p text:style-name="Standard">||ecokamal.com^$important</text:p>
      <text:p text:style-name="Standard">||ecolas.eu^$important</text:p>
      <text:p text:style-name="Standard">||ecolinesrace.ru^$important</text:p>
      <text:p text:style-name="Standard">||ecolinkcourier.com^$important</text:p>
      <text:p text:style-name="Standard">||ecommerce.iap.unity3d.com^$important</text:p>
      <text:p text:style-name="Standard">||ecommerceweb.info^$important</text:p>
      <text:p text:style-name="Standard">||ecompass-project.eu^$important</text:p>
      <text:p text:style-name="Standard">||ecomtechx.com^$important</text:p>
      <text:p text:style-name="Standard">||economiadigital.biz^$important</text:p>
      <text:p text:style-name="Standard">||ecoorganic.co^$important</text:p>
      <text:p text:style-name="Standard">||ecopodpak.co.uk^$important</text:p>
      <text:p text:style-name="Standard">||ecosfestival.com^$important</text:p>
      <text:p text:style-name="Standard">||ecoupons.com^$important</text:p>
      <text:p text:style-name="Standard">||ecrib.e-lyfe.com^$important</text:p>
      <text:p text:style-name="Standard">||ecuadorminingnews.com^$important</text:p>
      <text:p text:style-name="Standard">||ecuatecnikos.com^$important</text:p>
      <text:p text:style-name="Standard">||ed-des.pp.ua^$important</text:p>
      <text:p text:style-name="Standard">||edalatiranian.com^$important</text:p>
      <text:p text:style-name="Standard">||edapt.education^$important</text:p>
      <text:p text:style-name="Standard">||edarah.com.eg^$important</text:p>
      <text:p text:style-name="Standard">||edc.network^$important</text:p>
      <text:p text:style-name="Standard">||edddfffsss.xyz^$important</text:p>
      <text:p text:style-name="Standard">||eddietravel.marigoldcatba.com^$important</text:p>
      <text:p text:style-name="Standard">||edealsadvisor.com^$important</text:p>
      <text:p text:style-name="Standard">||edenvalehotelgh.bulletbean.com^$important</text:p>
      <text:p text:style-name="Standard">||edenykiraly.hu^$important</text:p>
      <text:p text:style-name="Standard">||edgeio.com^$important</text:p>
      <text:p text:style-name="Standard">||edgewise.app^$important</text:p>
      <text:p text:style-name="Standard">||edginessbyjay.com^$important</text:p>
      <text:p text:style-name="Standard">||edmthing.com^$important</text:p>
      <text:p text:style-name="Standard">||edresources.sparc37.com^$important</text:p>
      <text:p text:style-name="Standard">||eds-pv.com^$important</text:p>
      <text:p text:style-name="Standard">||edsakaindobubble.com^$important</text:p>
      <text:p text:style-name="Standard">||edtrust.katehuntwebdesign.com^$important</text:p>
      <text:p text:style-name="Standard">||edu.tizino.com^$important</text:p>
      <text:p text:style-name="Standard">||edu.widion.com^$important</text:p>
      <text:p text:style-name="Standard"><text:soft-page-break/>||eduardoconill.blog.br^$important</text:p>
      <text:p text:style-name="Standard">||eduardovilacadesigner.com^$important</text:p>
      <text:p text:style-name="Standard">||edubloc.com^$important</text:p>
      <text:p text:style-name="Standard">||educationalistaptechnn.000webhostapp.com^$important</text:p>
      <text:p text:style-name="Standard">||educationcharter.net^$important</text:p>
      <text:p text:style-name="Standard">||educators.plus^$important</text:p>
      <text:p text:style-name="Standard">||edufoxconsultancy.000webhostapp.com^$important</text:p>
      <text:p text:style-name="Standard">||eduhac.com^$important</text:p>
      <text:p text:style-name="Standard">||eduman.site^$important</text:p>
      <text:p text:style-name="Standard">||edumonte.ir^$important</text:p>
      <text:p text:style-name="Standard">||eduscore.org^$important</text:p>
      <text:p text:style-name="Standard">||edws.duckdns.org^$important</text:p>
      <text:p text:style-name="Standard">||eecakesconf.at^$important</text:p>
      <text:p text:style-name="Standard">||eeda.tn^$important</text:p>
      <text:p text:style-name="Standard">||eelascopaulss.com^$important</text:p>
      <text:p text:style-name="Standard">||eenjoy.live^$important</text:p>
      <text:p text:style-name="Standard">||eesss.online^$important</text:p>
      <text:p text:style-name="Standard">||effectivemeasure.com^$important</text:p>
      <text:p text:style-name="Standard">||effectivemeasure.net^$important</text:p>
      <text:p text:style-name="Standard">||effluxmedia.com^$important</text:p>
      <text:p text:style-name="Standard">||efhum.com^$important</text:p>
      <text:p text:style-name="Standard">||eficadgdl.com^$important</text:p>
      <text:p text:style-name="Standard">||efilisminmendham.ddns.net^$important</text:p>
      <text:p text:style-name="Standard">||efore.info^$important</text:p>
      <text:p text:style-name="Standard">||efotur.com^$important</text:p>
      <text:p text:style-name="Standard">||efullogs05.icu^$important</text:p>
      <text:p text:style-name="Standard">||egamcorps.ga^$important</text:p>
      <text:p text:style-name="Standard">||egd.jp^$important</text:p>
      <text:p text:style-name="Standard">||egemennakliye.com^$important</text:p>
      <text:p text:style-name="Standard">||egementekstil.com^$important</text:p>
      <text:p text:style-name="Standard">||egger.nl^$important</text:p>
      <text:p text:style-name="Standard">||egind.ru^$important</text:p>
      <text:p text:style-name="Standard">||egitimambari.com^$important</text:p>
      <text:p text:style-name="Standard">||egmgrupo.com^$important</text:p>
      <text:p text:style-name="Standard">||egresswindowsystems.com^$important</text:p>
      <text:p text:style-name="Standard">||egs.w0rdpresskings.com^$important</text:p>
      <text:p text:style-name="Standard">||egtest.tk-studio.ru^$important</text:p>
      <text:p text:style-name="Standard">||egyanpulse.com^$important</text:p>
      <text:p text:style-name="Standard">||egyptcarefm.com^$important</text:p>
      <text:p text:style-name="Standard">||egyptecotours.com^$important</text:p>
      <text:p text:style-name="Standard">||egyptgattours.com^$important</text:p>
      <text:p text:style-name="Standard">||egyptmotours.com^$important</text:p>
      <text:p text:style-name="Standard">||egyx.ddns.net^$important</text:p>
      <text:p text:style-name="Standard">||ehealthcaresolutions.com^$important</text:p>
      <text:p text:style-name="Standard">||eiba-center.com^$important</text:p>
      <text:p text:style-name="Standard">||eidriyadh.com^$important</text:p>
      <text:p text:style-name="Standard">||eilaluxury.com^$important</text:p>
      <text:p text:style-name="Standard">||einihutintl.gq^$important</text:p>
      <text:p text:style-name="Standard">||eissaalfahim.com^$important</text:p>
      <text:p text:style-name="Standard">||eiv.baidu.com^$important</text:p>
      <text:p text:style-name="Standard">||ejerciciosantonio.000webhostapp.com^$important</text:p>
      <text:p text:style-name="Standard">||ejercitodemaquinas.com^$important</text:p>
      <text:p text:style-name="Standard"><text:soft-page-break/>||ejpd.online^$important</text:p>
      <text:p text:style-name="Standard">||ejpd.site^$important</text:p>
      <text:p text:style-name="Standard">||ekafebyayu.000webhostapp.com^$important</text:p>
      <text:p text:style-name="Standard">||ekavoha.info^$important</text:p>
      <text:p text:style-name="Standard">||ekhourkaintazar.com^$important</text:p>
      <text:p text:style-name="Standard">||ekimkayadropshipping.com^$important</text:p>
      <text:p text:style-name="Standard">||eklentitema.com^$important</text:p>
      <text:p text:style-name="Standard">||eko-colors-pl.com^$important</text:p>
      <text:p text:style-name="Standard">||ekobygghandel.se^$important</text:p>
      <text:p text:style-name="Standard">||ekonkarserai.com^$important</text:p>
      <text:p text:style-name="Standard">||ekspert52.ru^$important</text:p>
      <text:p text:style-name="Standard">||ekute.ml^$important</text:p>
      <text:p text:style-name="Standard">||el-mundo.net^$important</text:p>
      <text:p text:style-name="Standard">||elahris.org^$important</text:p>
      <text:p text:style-name="Standard">||elderlycareblog.info^$important</text:p>
      <text:p text:style-name="Standard">||eldjawal.ddns.net^$important</text:p>
      <text:p text:style-name="Standard">||eldjawal2.ddns.net^$important</text:p>
      <text:p text:style-name="Standard">||eldodesign.com^$important</text:p>
      <text:p text:style-name="Standard">||elecbits.in^$important</text:p>
      <text:p text:style-name="Standard">||electricistassei.com^$important</text:p>
      <text:p text:style-name="Standard">||electrofyhub.com^$important</text:p>
      <text:p text:style-name="Standard">||electrokav.com^$important</text:p>
      <text:p text:style-name="Standard">||electroriente.com.co^$important</text:p>
      <text:p text:style-name="Standard">||electros.co.ua^$important</text:p>
      <text:p text:style-name="Standard">||electsave.me^$important</text:p>
      <text:p text:style-name="Standard">||elegancefamilysalon.com^$important</text:p>
      <text:p text:style-name="Standard">||elektrimo.000webhostapp.com^$important</text:p>
      <text:p text:style-name="Standard">||elektrotechnikagrimmb.000webhostapp.com^$important</text:p>
      <text:p text:style-name="Standard">||elemanbank.com^$important</text:p>
      <text:p text:style-name="Standard">||elenamagic.com^$important</text:p>
      <text:p text:style-name="Standard">||elenumaster.com^$important</text:p>
      <text:p text:style-name="Standard">||eleon-crypto.site^$important</text:p>
      <text:p text:style-name="Standard">||elephantpodcasts.com^$important</text:p>
      <text:p text:style-name="Standard">||eletrotecsolucoes.com^$important</text:p>
      <text:p text:style-name="Standard">||elettroveneta-it.com^$important</text:p>
      <text:p text:style-name="Standard">||elevationshairboutique.com^$important</text:p>
      <text:p text:style-name="Standard">||elgag.net^$important</text:p>
      <text:p text:style-name="Standard">||elialamberto.com^$important</text:p>
      <text:p text:style-name="Standard">||elien123.000webhostapp.com^$important</text:p>
      <text:p text:style-name="Standard">||elievarsen.ru^$important</text:p>
      <text:p text:style-name="Standard">||elijahngaruiya.co.ke^$important</text:p>
      <text:p text:style-name="Standard">||elinkco-com.ga^$important</text:p>
      <text:p text:style-name="Standard">||elisoxctez.info^$important</text:p>
      <text:p text:style-name="Standard">||elitaafashion.com^$important</text:p>
      <text:p text:style-name="Standard">||elitecommininni.me^$important</text:p>
      <text:p text:style-name="Standard">||elitedollars.com^$important</text:p>
      <text:p text:style-name="Standard">||elitegrowth.net^$important</text:p>
      <text:p text:style-name="Standard">||elitesleepnw.com^$important</text:p>
      <text:p text:style-name="Standard">||elitetoplist.com^$important</text:p>
      <text:p text:style-name="Standard">||elitetransmission.fr^$important</text:p>
      <text:p text:style-name="Standard">||elitgaz.su^$important</text:p>
      <text:p text:style-name="Standard">||eljokerhacking3215.ddns.net^$important</text:p>
      <text:p text:style-name="Standard"><text:soft-page-break/>||elkanis-agribusinessblog.com.ng^$important</text:p>
      <text:p text:style-name="Standard">||elkingmedo01.hopto.org^$important</text:p>
      <text:p text:style-name="Standard">||ellauni.the91s.com^$important</text:p>
      <text:p text:style-name="Standard">||ellaupperhill.com^$important</text:p>
      <text:p text:style-name="Standard">||elmamlka.linkpc.net^$important</text:p>
      <text:p text:style-name="Standard">||elmamlka00.ddns.net^$important</text:p>
      <text:p text:style-name="Standard">||elmatemati.co^$important</text:p>
      <text:p text:style-name="Standard">||elmedicodeldeportista.com^$important</text:p>
      <text:p text:style-name="Standard">||elnstek.com^$important</text:p>
      <text:p text:style-name="Standard">||elntechnology.co.za^$important</text:p>
      <text:p text:style-name="Standard">||elom.su^$important</text:p>
      <text:p text:style-name="Standard">||eloqua.com^$important</text:p>
      <text:p text:style-name="Standard">||elpresalegend.com^$important</text:p>
      <text:p text:style-name="Standard">||elsbouse.com^$important</text:p>
      <text:p text:style-name="Standard">||elsevier.com^$important</text:p>
      <text:p text:style-name="Standard">||elsgroup.mk^$important</text:p>
      <text:p text:style-name="Standard">||elsiah.com^$important</text:p>
      <text:p text:style-name="Standard">||eltexapparel.com^$important</text:p>
      <text:p text:style-name="Standard">||eltiempocomco.com^$important</text:p>
      <text:p text:style-name="Standard">||elysianbooth.com^$important</text:p>
      <text:p text:style-name="Standard">||elysium-inc.info^$important</text:p>
      <text:p text:style-name="Standard">||emaaiil-163.com^$important</text:p>
      <text:p text:style-name="Standard">||emackgranite.com^$important</text:p>
      <text:p text:style-name="Standard">||emae26.ru^$important</text:p>
      <text:p text:style-name="Standard">||emag-bud.gravityrd-services.com^$important</text:p>
      <text:p text:style-name="Standard">||emag-ro-android.firebaseio.com^$important</text:p>
      <text:p text:style-name="Standard">||emag.page.link^$important</text:p>
      <text:p text:style-name="Standard">||emagrecendocomsaude2019.online^$important</text:p>
      <text:p text:style-name="Standard">||emailonlinechase.com^$important</text:p>
      <text:p text:style-name="Standard">||emails-blockchain.com^$important</text:p>
      <text:p text:style-name="Standard">||emailseguridad.cloud^$important</text:p>
      <text:p text:style-name="Standard">||emailseguridad.email^$important</text:p>
      <text:p text:style-name="Standard">||emailseguridad.info^$important</text:p>
      <text:p text:style-name="Standard">||emailseguridad.pw^$important</text:p>
      <text:p text:style-name="Standard">||emailseguridad.site^$important</text:p>
      <text:p text:style-name="Standard">||emaiscuism.com^$important</text:p>
      <text:p text:style-name="Standard">||emamit.com^$important</text:p>
      <text:p text:style-name="Standard">||emanmostafa2019.ddns.net^$important</text:p>
      <text:p text:style-name="Standard">||emark4sudan.com^$important</text:p>
      <text:p text:style-name="Standard">||emarketer.com^$important</text:p>
      <text:p text:style-name="Standard">||embalagemdesushi.com.br^$important</text:p>
      <text:p text:style-name="Standard">||embalagememgeral.com.br^$important</text:p>
      <text:p text:style-name="Standard">||embarwasasa.top^$important</text:p>
      <text:p text:style-name="Standard">||embed.spotify.com^$important</text:p>
      <text:p text:style-name="Standard">||emblareppy.com^$important</text:p>
      <text:p text:style-name="Standard">||embramedica.com.br^$important</text:p>
      <text:p text:style-name="Standard">||embrava.eu^$important</text:p>
      <text:p text:style-name="Standard">||emda-2.duckdns.org^$important</text:p>
      <text:p text:style-name="Standard">||emdadbimarz.ir^$important</text:p>
      <text:p text:style-name="Standard">||emdgames.com^$important</text:p>
      <text:p text:style-name="Standard">||emediate.dk^$important</text:p>
      <text:p text:style-name="Standard">||emediate.eu^$important</text:p>
      <text:p text:style-name="Standard"><text:soft-page-break/>||emedtutor.com^$important</text:p>
      <text:p text:style-name="Standard">||emells.ir^$important</text:p>
      <text:p text:style-name="Standard">||emermia.org^$important</text:p>
      <text:p text:style-name="Standard">||emfsys.gr^$important</text:p>
      <text:p text:style-name="Standard">||emiliano-sala.ga^$important</text:p>
      <text:p text:style-name="Standard">||emindset.com.co^$important</text:p>
      <text:p text:style-name="Standard">||eminfo.info^$important</text:p>
      <text:p text:style-name="Standard">||emirate-net.me^$important</text:p>
      <text:p text:style-name="Standard">||emirates-tradingcc.com^$important</text:p>
      <text:p text:style-name="Standard">||emisafrica.com^$important</text:p>
      <text:p text:style-name="Standard">||emkosi.com^$important</text:p>
      <text:p text:style-name="Standard">||emltc.com^$important</text:p>
      <text:p text:style-name="Standard">||emmabeaulieu.com^$important</text:p>
      <text:p text:style-name="Standard">||emmahkemmy.co.ke^$important</text:p>
      <text:p text:style-name="Standard">||emmex.duckdns.org^$important</text:p>
      <text:p text:style-name="Standard">||emms.ro^$important</text:p>
      <text:p text:style-name="Standard">||emmy.website^$important</text:p>
      <text:p text:style-name="Standard">||emobilenumbertracker.com^$important</text:p>
      <text:p text:style-name="Standard">||emojitech.cl^$important</text:p>
      <text:p text:style-name="Standard">||emonitor.takeit.cz^$important</text:p>
      <text:p text:style-name="Standard">||emooby.co.uk^$important</text:p>
      <text:p text:style-name="Standard">||emperorisking.bit^$important</text:p>
      <text:p text:style-name="Standard">||empirestate.ga^$important</text:p>
      <text:p text:style-name="Standard">||empiresys.com.sg^$important</text:p>
      <text:p text:style-name="Standard">||employment-works.ca^$important</text:p>
      <text:p text:style-name="Standard">||emporiodochefkaka.com.br^$important</text:p>
      <text:p text:style-name="Standard">||empowermentformen.com^$important</text:p>
      <text:p text:style-name="Standard">||empregaaqui.com^$important</text:p>
      <text:p text:style-name="Standard">||empressxtensions.com^$important</text:p>
      <text:p text:style-name="Standard">||emrabulweni.co.za^$important</text:p>
      <text:p text:style-name="Standard">||emranweb.net^$important</text:p>
      <text:p text:style-name="Standard">||emregunaydin.com.tr^$important</text:p>
      <text:p text:style-name="Standard">||emrsesp.com^$important</text:p>
      <text:p text:style-name="Standard">||emseenerji.com^$important</text:p>
      <text:p text:style-name="Standard">||emsisoft.disqus.com^$important</text:p>
      <text:p text:style-name="Standard">||emtelakproperties.com^$important</text:p>
      <text:p text:style-name="Standard">||emxdgt.com^$important</text:p>
      <text:p text:style-name="Standard">||emyrs-eg.lehmergroup.com^$important</text:p>
      <text:p text:style-name="Standard">||en.dermakor.com^$important</text:p>
      <text:p text:style-name="Standard">||enamad.ir^$important</text:p>
      <text:p text:style-name="Standard">||encame.com^$important</text:p>
      <text:p text:style-name="Standard">||enchapa.info^$important</text:p>
      <text:p text:style-name="Standard">||encomtrading-net.ml^$important</text:p>
      <text:p text:style-name="Standard">||encplaza.com^$important</text:p>
      <text:p text:style-name="Standard">||encut.us^$important</text:p>
      <text:p text:style-name="Standard">||endlesstrip.eu^$important</text:p>
      <text:p text:style-name="Standard">||enegix.com^$important</text:p>
      <text:p text:style-name="Standard">||energie-strom.net^$important</text:p>
      <text:p text:style-name="Standard">||energy63.ru^$important</text:p>
      <text:p text:style-name="Standard">||energyclub.com.tr^$important</text:p>
      <text:p text:style-name="Standard">||energysolutioninc.xyz^$important</text:p>
      <text:p text:style-name="Standard">||enernova.ch^$important</text:p>
      <text:p text:style-name="Standard"><text:soft-page-break/>||engadgetlt.com^$important</text:p>
      <text:p text:style-name="Standard">||engagebdr.com^$important</text:p>
      <text:p text:style-name="Standard">||engageya.com^$important</text:p>
      <text:p text:style-name="Standard">||engelsmah0mes.com^$important</text:p>
      <text:p text:style-name="Standard">||engenerconstrucao.com.br^$important</text:p>
      <text:p text:style-name="Standard">||engine.adzerk.net^$important</text:p>
      <text:p text:style-name="Standard">||engine.awaps.net^$important</text:p>
      <text:p text:style-name="Standard">||engine.espace.netavenir.com^$important</text:p>
      <text:p text:style-name="Standard">||engineeringchristculture.com^$important</text:p>
      <text:p text:style-name="Standard">||enginenetwork.com^$important</text:p>
      <text:p text:style-name="Standard">||engineparts.to^$important</text:p>
      <text:p text:style-name="Standard">||englee-sg.com^$important</text:p>
      <text:p text:style-name="Standard">||english-run.com^$important</text:p>
      <text:p text:style-name="Standard">||english315portal.endlesss.io^$important</text:p>
      <text:p text:style-name="Standard">||englishpro.online^$important</text:p>
      <text:p text:style-name="Standard">||englishrep.ru^$important</text:p>
      <text:p text:style-name="Standard">||engr.murfood.com^$important</text:p>
      <text:p text:style-name="Standard">||engraced.org^$important</text:p>
      <text:p text:style-name="Standard">||engranesfinos.com^$important</text:p>
      <text:p text:style-name="Standard">||eniyionfirma.com^$important</text:p>
      <text:p text:style-name="Standard">||enkaypanel.top^$important</text:p>
      <text:p text:style-name="Standard">||enkaypastri.com^$important</text:p>
      <text:p text:style-name="Standard">||enkelaar.eu^$important</text:p>
      <text:p text:style-name="Standard">||enliftiale.com^$important</text:p>
      <text:p text:style-name="Standard">||ennaturismo.info^$important</text:p>
      <text:p text:style-name="Standard">||enodablork.ru^$important</text:p>
      <text:p text:style-name="Standard">||enoratraffic.com^$important</text:p>
      <text:p text:style-name="Standard">||enquisite.com^$important</text:p>
      <text:p text:style-name="Standard">||entasystem.online^$important</text:p>
      <text:p text:style-name="Standard">||enter-market.ru^$important</text:p>
      <text:p text:style-name="Standard">||entercasino.com^$important</text:p>
      <text:p text:style-name="Standard">||entitlements.jwplayer.com^$important</text:p>
      <text:p text:style-name="Standard">||entitygaming.in^$important</text:p>
      <text:p text:style-name="Standard">||entrecard.s3.amazonaws.com^$important</text:p>
      <text:p text:style-name="Standard">||entrepinceladas.com^$important</text:p>
      <text:p text:style-name="Standard">||entrepreneurspider.com^$important</text:p>
      <text:p text:style-name="Standard">||entrevisionarysolutions.com^$important</text:p>
      <text:p text:style-name="Standard">||envi1.com^$important</text:p>
      <text:p text:style-name="Standard">||enviedepices.fr^$important</text:p>
      <text:p text:style-name="Standard">||envisioned.duckdns.org^$important</text:p>
      <text:p text:style-name="Standard">||envpicohome.com^$important</text:p>
      <text:p text:style-name="Standard">||enwps.com^$important</text:p>
      <text:p text:style-name="Standard">||eocaenlogistics.com^$important</text:p>
      <text:p text:style-name="Standard">||eoce.cf^$important</text:p>
      <text:p text:style-name="Standard">||eoce.ga^$important</text:p>
      <text:p text:style-name="Standard">||eoce.ml^$important</text:p>
      <text:p text:style-name="Standard">||eoci.ml^$important</text:p>
      <text:p text:style-name="Standard">||eocie.cf^$important</text:p>
      <text:p text:style-name="Standard">||eocie.gq^$important</text:p>
      <text:p text:style-name="Standard">||eoneprint.com^$important</text:p>
      <text:p text:style-name="Standard">||epac-agent.com^$important</text:p>
      <text:p text:style-name="Standard">||epaviste-marseille.fr^$important</text:p>
      <text:p text:style-name="Standard"><text:soft-page-break/>||epcocbetongmb.com^$important</text:p>
      <text:p text:style-name="Standard">||ephemereparfum.com^$important</text:p>
      <text:p text:style-name="Standard">||epiccash.com^$important</text:p>
      <text:p text:style-name="Standard">||epicnetwork.cf^$important</text:p>
      <text:p text:style-name="Standard">||epicurious.com^$important</text:p>
      <text:p text:style-name="Standard">||epingleblog-kai.site^$important</text:p>
      <text:p text:style-name="Standard">||epoliinvestmentcc.com^$important</text:p>
      <text:p text:style-name="Standard">||epperfums.com^$important</text:p>
      <text:p text:style-name="Standard">||epsonyaziciservisiantalya.com^$important</text:p>
      <text:p text:style-name="Standard">||eptq.kz^$important</text:p>
      <text:p text:style-name="Standard">||eqads.com^$important</text:p>
      <text:p text:style-name="Standard">||eqbryum.ml^$important</text:p>
      <text:p text:style-name="Standard">||eqtweb.com^$important</text:p>
      <text:p text:style-name="Standard">||equator-motorsport.ml^$important</text:p>
      <text:p text:style-name="Standard">||equintl.com^$important</text:p>
      <text:p text:style-name="Standard">||equipmnts.com^$important</text:p>
      <text:p text:style-name="Standard">||eqworks.com^$important</text:p>
      <text:p text:style-name="Standard">||er-bulisguvenligi.com^$important</text:p>
      <text:p text:style-name="Standard">||eraone.xyz^$important</text:p>
      <text:p text:style-name="Standard">||eraser.ml^$important</text:p>
      <text:p text:style-name="Standard">||erasmus-plius.tomasjs.com^$important</text:p>
      <text:p text:style-name="Standard">||erastio.mentono.com^$important</text:p>
      <text:p text:style-name="Standard">||erdelt.nl^$important</text:p>
      <text:p text:style-name="Standard">||erdemirinsaat.net^$important</text:p>
      <text:p text:style-name="Standard">||erfanpich.com^$important</text:p>
      <text:p text:style-name="Standard">||ergodontia.com^$important</text:p>
      <text:p text:style-name="Standard">||eric-mandala.com^$important</text:p>
      <text:p text:style-name="Standard">||erickblanco.com^$important</text:p>
      <text:p text:style-name="Standard">||ericotv.com^$important</text:p>
      <text:p text:style-name="Standard">||erieil.com^$important</text:p>
      <text:p text:style-name="Standard">||erinkveld.eu^$important</text:p>
      <text:p text:style-name="Standard">||eripc.top^$important</text:p>
      <text:p text:style-name="Standard">||erisomething.tk^$important</text:p>
      <text:p text:style-name="Standard">||erkekatlet.site^$important</text:p>
      <text:p text:style-name="Standard">||ero-advertising.com^$important</text:p>
      <text:p text:style-name="Standard">||erolatak.com^$important</text:p>
      <text:p text:style-name="Standard">||eros777.org^$important</text:p>
      <text:p text:style-name="Standard">||erouaelmgp.zapto.org^$important</text:p>
      <text:p text:style-name="Standard">||erpahome.com^$important</text:p>
      <text:p text:style-name="Standard">||errorr.org^$important</text:p>
      <text:p text:style-name="Standard">||ers-technologies.com^$important</text:p>
      <text:p text:style-name="Standard">||ers.twilio.com^$important</text:p>
      <text:p text:style-name="Standard">||ersanenglish.com^$important</text:p>
      <text:p text:style-name="Standard">||ertfjgcjfkgkkgvkgkfdxcfc.cf^$important</text:p>
      <text:p text:style-name="Standard">||erugutrane.com^$important</text:p>
      <text:p text:style-name="Standard">||eruquantum.com^$important</text:p>
      <text:p text:style-name="Standard">||erxst.info^$important</text:p>
      <text:p text:style-name="Standard">||eryilmazteknik.com^$important</text:p>
      <text:p text:style-name="Standard">||es.nestradas.com^$important</text:p>
      <text:p text:style-name="Standard">||esagarautomobiles.com^$important</text:p>
      <text:p text:style-name="Standard">||esam70samir80.ddns.net^$important</text:p>
      <text:p text:style-name="Standard">||esanjobs.org^$important</text:p>
      <text:p text:style-name="Standard"><text:soft-page-break/>||escanor11.ddns.net^$important</text:p>
      <text:p text:style-name="Standard">||escapetrainingclub.com^$important</text:p>
      <text:p text:style-name="Standard">||escob4rpa8lo.pw^$important</text:p>
      <text:p text:style-name="Standard">||escoder.net^$important</text:p>
      <text:p text:style-name="Standard">||escolabarretodejiujitsu.com.br^$important</text:p>
      <text:p text:style-name="Standard">||escorter.info^$important</text:p>
      <text:p text:style-name="Standard">||escortselite.com.br^$important</text:p>
      <text:p text:style-name="Standard">||escs-sarl.com^$important</text:p>
      <text:p text:style-name="Standard">||escuelabuceoaventura.com^$important</text:p>
      <text:p text:style-name="Standard">||escuelaunosanagustin.com^$important</text:p>
      <text:p text:style-name="Standard">||esdemaayekkabi.xyz^$important</text:p>
      <text:p text:style-name="Standard">||esek412782.com^$important</text:p>
      <text:p text:style-name="Standard">||esellerate.net^$important</text:p>
      <text:p text:style-name="Standard">||esfahanstore.com^$important</text:p>
      <text:p text:style-name="Standard">||esgaming.com.br^$important</text:p>
      <text:p text:style-name="Standard">||eshharart.net^$important</text:p>
      <text:p text:style-name="Standard">||esinseyrek.com^$important</text:p>
      <text:p text:style-name="Standard">||eskilloo.com^$important</text:p>
      <text:p text:style-name="Standard">||eskisehircicekleri.com^$important</text:p>
      <text:p text:style-name="Standard">||eslkatowice.com^$important</text:p>
      <text:p text:style-name="Standard">||esloekqokef.com^$important</text:p>
      <text:p text:style-name="Standard">||esmeraldadelmar.info^$important</text:p>
      <text:p text:style-name="Standard">||esmobleman.com^$important</text:p>
      <text:p text:style-name="Standard">||esmocoin.com^$important</text:p>
      <text:p text:style-name="Standard">||esoftlensmurah.com^$important</text:p>
      <text:p text:style-name="Standard">||espace-developpement.org^$important</text:p>
      <text:p text:style-name="Standard">||espacobelaprincesa.com.br^$important</text:p>
      <text:p text:style-name="Standard">||espacobelmonte.com.br^$important</text:p>
      <text:p text:style-name="Standard">||espacotieli.com.br^$important</text:p>
      <text:p text:style-name="Standard">||espaytakht.com^$important</text:p>
      <text:p text:style-name="Standard">||especialistassm.com.mx^$important</text:p>
      <text:p text:style-name="Standard">||espera-de.com^$important</text:p>
      <text:p text:style-name="Standard">||esperenzaeg.com^$important</text:p>
      <text:p text:style-name="Standard">||esquso.com^$important</text:p>
      <text:p text:style-name="Standard">||esrahanum.com^$important</text:p>
      <text:p text:style-name="Standard">||essam9080.ddns.net^$important</text:p>
      <text:p text:style-name="Standard">||essay.essaytutors.net^$important</text:p>
      <text:p text:style-name="Standard">||essayprofit.com^$important</text:p>
      <text:p text:style-name="Standard">||esselsoft.com^$important</text:p>
      <text:p text:style-name="Standard">||essensetech.com^$important</text:p>
      <text:p text:style-name="Standard">||essentialbusinessfunding.com^$important</text:p>
      <text:p text:style-name="Standard">||essenza-cannabis.com^$important</text:p>
      <text:p text:style-name="Standard">||essexweldmex.com^$important</text:p>
      <text:p text:style-name="Standard">||essmc.us^$important</text:p>
      <text:p text:style-name="Standard">||estacaogourmetrs.com.br^$important</text:p>
      <text:p text:style-name="Standard">||estacaonetpe.com.br^$important</text:p>
      <text:p text:style-name="Standard">||estat.com^$important</text:p>
      <text:p text:style-name="Standard">||estatecondos.com^$important</text:p>
      <text:p text:style-name="Standard">||estatesinspain.com^$important</text:p>
      <text:p text:style-name="Standard">||estore.qurvex.com^$important</text:p>
      <text:p text:style-name="Standard">||estroinstallers.com^$important</text:p>
      <text:p text:style-name="Standard">||estudioalabi.com.ar^$important</text:p>
      <text:p text:style-name="Standard"><text:soft-page-break/>||et-education.ru^$important</text:p>
      <text:p text:style-name="Standard">||etahub.com^$important</text:p>
      <text:p text:style-name="Standard">||etargetnet.com^$important</text:p>
      <text:p text:style-name="Standard">||etcnursery.com^$important</text:p>
      <text:p text:style-name="Standard">||etehqeeq.com^$important</text:p>
      <text:p text:style-name="Standard">||etete.eu^$important</text:p>
      <text:p text:style-name="Standard">||eth1cal.xyz^$important</text:p>
      <text:p text:style-name="Standard">||ethecal.com^$important</text:p>
      <text:p text:style-name="Standard">||etherbound.org^$important</text:p>
      <text:p text:style-name="Standard">||ethereums.network^$important</text:p>
      <text:p text:style-name="Standard">||ethicalads.net^$important</text:p>
      <text:p text:style-name="Standard">||ethicalhack.myftp.biz^$important</text:p>
      <text:p text:style-name="Standard">||ethiccert.com^$important</text:p>
      <text:p text:style-name="Standard">||etihadstartups.com^$important</text:p>
      <text:p text:style-name="Standard">||etincelleclub.com^$important</text:p>
      <text:p text:style-name="Standard">||etizotera.com^$important</text:p>
      <text:p text:style-name="Standard">||etnoselostavna.me^$important</text:p>
      <text:p text:style-name="Standard">||etoro-miners.com^$important</text:p>
      <text:p text:style-name="Standard">||etouchbd.net^$important</text:p>
      <text:p text:style-name="Standard">||etprimewomenawards.com^$important</text:p>
      <text:p text:style-name="Standard">||etracker.de^$important</text:p>
      <text:p text:style-name="Standard">||etrad3r.com^$important</text:p>
      <text:p text:style-name="Standard">||etranscom.cm^$important</text:p>
      <text:p text:style-name="Standard">||etsybizthai.com^$important</text:p>
      <text:p text:style-name="Standard">||eturnera.com^$important</text:p>
      <text:p text:style-name="Standard">||eu-adcenter.net^$important</text:p>
      <text:p text:style-name="Standard">||eu-tlx.3lift.com^$important</text:p>
      <text:p text:style-name="Standard">||eu1.madsone.com^$important</text:p>
      <text:p text:style-name="Standard">||euforikoi.xyz^$important</text:p>
      <text:p text:style-name="Standard">||euk.lt^$important</text:p>
      <text:p text:style-name="Standard">||eum-appdynamics.com^$important</text:p>
      <text:p text:style-name="Standard">||eupanel.club^$important</text:p>
      <text:p text:style-name="Standard">||euphoria-global.com^$important</text:p>
      <text:p text:style-name="Standard">||eur.a1.yimg.com^$important</text:p>
      <text:p text:style-name="Standard">||eurekalogistics.co.id^$important</text:p>
      <text:p text:style-name="Standard">||eurekster.com^$important</text:p>
      <text:p text:style-name="Standard">||euro-linkindex.de^$important</text:p>
      <text:p text:style-name="Standard">||euroclick.com^$important</text:p>
      <text:p text:style-name="Standard">||eurocontrol-int.net^$important</text:p>
      <text:p text:style-name="Standard">||eurocontrolint.org^$important</text:p>
      <text:p text:style-name="Standard">||euromopy.tech^$important</text:p>
      <text:p text:style-name="Standard">||euromouldings.cf^$important</text:p>
      <text:p text:style-name="Standard">||europalettenkaufen.net^$important</text:p>
      <text:p text:style-name="Standard">||european-toplist.de^$important</text:p>
      <text:p text:style-name="Standard">||europharmaint.com^$important</text:p>
      <text:p text:style-name="Standard">||euroranking.de^$important</text:p>
      <text:p text:style-name="Standard">||euros4click.de^$important</text:p>
      <text:p text:style-name="Standard">||eurotecheu.com^$important</text:p>
      <text:p text:style-name="Standard">||eurotexifilati.com^$important</text:p>
      <text:p text:style-name="Standard">||eurotnetshop.com^$important</text:p>
      <text:p text:style-name="Standard">||eusounoob.duckdns.org^$important</text:p>
      <text:p text:style-name="Standard">||eusta.de^$important</text:p>
      <text:p text:style-name="Standard"><text:soft-page-break/>||ev.kck.st^$important</text:p>
      <text:p text:style-name="Standard">||eva.namkhang.gq^$important</text:p>
      <text:p text:style-name="Standard">||evabottling.co^$important</text:p>
      <text:p text:style-name="Standard">||evaglobal.eu^$important</text:p>
      <text:p text:style-name="Standard">||evalogs.top^$important</text:p>
      <text:p text:style-name="Standard">||evaproekt.ru^$important</text:p>
      <text:p text:style-name="Standard">||evaskincomplex.com^$important</text:p>
      <text:p text:style-name="Standard">||evdyn.com.sg^$important</text:p>
      <text:p text:style-name="Standard">||eve-marin.com^$important</text:p>
      <text:p text:style-name="Standard">||event-reporting-dot-webylytics.appspot.com^$important</text:p>
      <text:p text:style-name="Standard">||event.narailvolunteers.org^$important</text:p>
      <text:p text:style-name="Standard">||eventcherry.com^$important</text:p>
      <text:p text:style-name="Standard">||eventlog.jackpot.de^$important</text:p>
      <text:p text:style-name="Standard">||eventlogger.soundcloud.com^$important</text:p>
      <text:p text:style-name="Standard">||eventosolution.com^$important</text:p>
      <text:p text:style-name="Standard">||events-endpoint-f-207886521.us-east-1.elb.amazonaws.com^$important</text:p>
      <text:p text:style-name="Standard">||events.appsflyer.com^$important</text:p>
      <text:p text:style-name="Standard">||events.jora.com^$important</text:p>
      <text:p text:style-name="Standard">||events.privy.com^$important</text:p>
      <text:p text:style-name="Standard">||events.reddit.com^$important</text:p>
      <text:p text:style-name="Standard">||events.redditmedia.com^$important</text:p>
      <text:p text:style-name="Standard">||events.turbosquid.com^$important</text:p>
      <text:p text:style-name="Standard">||events3.adcolony.com^$important</text:p>
      <text:p text:style-name="Standard">||events3alt.adcolony.com^$important</text:p>
      <text:p text:style-name="Standard">||eventshareonline.nl^$important</text:p>
      <text:p text:style-name="Standard">||eventtracker.elitedaily.com^$important</text:p>
      <text:p text:style-name="Standard">||everest--sh.com^$important</text:p>
      <text:p text:style-name="Standard">||everesttech.net^$important</text:p>
      <text:p text:style-name="Standard">||evergage.com^$important</text:p>
      <text:p text:style-name="Standard">||evergreenschoolskatsina.com^$important</text:p>
      <text:p text:style-name="Standard">||everlastingcare.com.ng^$important</text:p>
      <text:p text:style-name="Standard">||evervisionicd.com^$important</text:p>
      <text:p text:style-name="Standard">||every-day-sale.com^$important</text:p>
      <text:p text:style-name="Standard">||everyaction.com^$important</text:p>
      <text:p text:style-name="Standard">||everybodybags.com^$important</text:p>
      <text:p text:style-name="Standard">||everydaygoodforyou.com^$important</text:p>
      <text:p text:style-name="Standard">||everythingguinevereapps.com^$important</text:p>
      <text:p text:style-name="Standard">||everythingtobetrendy.com^$important</text:p>
      <text:p text:style-name="Standard">||evextensions.com^$important</text:p>
      <text:p text:style-name="Standard">||evgeciaro.com^$important</text:p>
      <text:p text:style-name="Standard">||evidencecleanergold.com^$important</text:p>
      <text:p text:style-name="Standard">||evihdaf.com^$important</text:p>
      <text:p text:style-name="Standard">||eviltracker.net^$important</text:p>
      <text:p text:style-name="Standard">||evinysiand.com^$important</text:p>
      <text:p text:style-name="Standard">||evm0di.linkpc.net^$important</text:p>
      <text:p text:style-name="Standard">||evmodi0.ddns.net^$important</text:p>
      <text:p text:style-name="Standard">||evocetsens.fr^$important</text:p>
      <text:p text:style-name="Standard">||evojung.com^$important</text:p>
      <text:p text:style-name="Standard">||evolok.net^$important</text:p>
      <text:p text:style-name="Standard">||evolutionstaffingllp.com^$important</text:p>
      <text:p text:style-name="Standard">||evonline.liceoriosdechile.com^$important</text:p>
      <text:p text:style-name="Standard">||evoyageofdiscovery.com^$important</text:p>
      <text:p text:style-name="Standard"><text:soft-page-break/>||evra0o.myftp.biz^$important</text:p>
      <text:p text:style-name="Standard">||ew309amaan.hopto.org^$important</text:p>
      <text:p text:style-name="Standard">||ewadeliciousrecipes.xyz^$important</text:p>
      <text:p text:style-name="Standard">||ewan-eg.com^$important</text:p>
      <text:p text:style-name="Standard">||ewebcounter.com^$important</text:p>
      <text:p text:style-name="Standard">||eweimce?z0c_#p.c_m^$important</text:p>
      <text:p text:style-name="Standard">||ewenhack.ddns.net^$important</text:p>
      <text:p text:style-name="Standard">||eweodinda.ru^$important</text:p>
      <text:p text:style-name="Standard">||ewfcc.com^$important</text:p>
      <text:p text:style-name="Standard">||ewfplkgb.cf^$important</text:p>
      <text:p text:style-name="Standard">||ewoij.xyz^$important</text:p>
      <text:p text:style-name="Standard">||ewrwsdfas.in^$important</text:p>
      <text:p text:style-name="Standard">||ewscraj.com^$important</text:p>
      <text:p text:style-name="Standard">||ex2life.cf^$important</text:p>
      <text:p text:style-name="Standard">||example.no-ip.org^$important</text:p>
      <text:p text:style-name="Standard">||excasa3530.com.br^$important</text:p>
      <text:p text:style-name="Standard">||excelaires.com^$important</text:p>
      <text:p text:style-name="Standard">||excelcryptocurrency.com^$important</text:p>
      <text:p text:style-name="Standard">||excelengineeringbd.com^$important</text:p>
      <text:p text:style-name="Standard">||excellenceconstructiongroup.com^$important</text:p>
      <text:p text:style-name="Standard">||exchange-it.com^$important</text:p>
      <text:p text:style-name="Standard">||exchange.bg^$important</text:p>
      <text:p text:style-name="Standard">||exchangead.com^$important</text:p>
      <text:p text:style-name="Standard">||exchangeclicksonline.com^$important</text:p>
      <text:p text:style-name="Standard">||exclusivehhitz.com^$important</text:p>
      <text:p text:style-name="Standard">||excomerce.xyz^$important</text:p>
      <text:p text:style-name="Standard">||exdynsrv.com^$important</text:p>
      <text:p text:style-name="Standard">||exe93.ddns.net^$important</text:p>
      <text:p text:style-name="Standard">||exelator.com^$important</text:p>
      <text:p text:style-name="Standard">||exeobmens.com^$important</text:p>
      <text:p text:style-name="Standard">||exhaustedboy.myftp.biz^$important</text:p>
      <text:p text:style-name="Standard">||eximme.com^$important</text:p>
      <text:p text:style-name="Standard">||exinstaima.com^$important</text:p>
      <text:p text:style-name="Standard">||exit76.com^$important</text:p>
      <text:p text:style-name="Standard">||exitexchange.com^$important</text:p>
      <text:p text:style-name="Standard">||exitfuel.com^$important</text:p>
      <text:p text:style-name="Standard">||exmo.co.in^$important</text:p>
      <text:p text:style-name="Standard">||exmops.ml^$important</text:p>
      <text:p text:style-name="Standard">||exoclick.com^$important</text:p>
      <text:p text:style-name="Standard">||exodus-wallet.com^$important</text:p>
      <text:p text:style-name="Standard">||exogripper.com^$important</text:p>
      <text:p text:style-name="Standard">||exordiumsolutions.com^$important</text:p>
      <text:p text:style-name="Standard">||exosrv.com^$important</text:p>
      <text:p text:style-name="Standard">||exotechfm.com.au^$important</text:p>
      <text:p text:style-name="Standard">||expatnations.org^$important</text:p>
      <text:p text:style-name="Standard">||expatressources.com^$important</text:p>
      <text:p text:style-name="Standard">||expedienteemcasa.com^$important</text:p>
      <text:p text:style-name="Standard">||experiencenano.com^$important</text:p>
      <text:p text:style-name="Standard">||expertech.sa^$important</text:p>
      <text:p text:style-name="Standard">||experteerads.com^$important</text:p>
      <text:p text:style-name="Standard">||expertessaywriting.co.uk^$important</text:p>
      <text:p text:style-name="Standard">||expertisem.net^$important</text:p>
      <text:p text:style-name="Standard"><text:soft-page-break/>||expertlogisticsindian.com^$important</text:p>
      <text:p text:style-name="Standard">||expertswebservices.com^$important</text:p>
      <text:p text:style-name="Standard">||exploitedforums.in^$important</text:p>
      <text:p text:style-name="Standard">||exploitz.duckdns.org^$important</text:p>
      <text:p text:style-name="Standard">||explorehue.com^$important</text:p>
      <text:p text:style-name="Standard">||explorerms.ddns.net^$important</text:p>
      <text:p text:style-name="Standard">||explorersx.kz^$important</text:p>
      <text:p text:style-name="Standard">||exploreupdates.servehttp.com^$important</text:p>
      <text:p text:style-name="Standard">||explosederire.com^$important</text:p>
      <text:p text:style-name="Standard">||expoblockchain2020.com^$important</text:p>
      <text:p text:style-name="Standard">||expoking.com.ng^$important</text:p>
      <text:p text:style-name="Standard">||exponea.com^$important</text:p>
      <text:p text:style-name="Standard">||exponential.com^$important</text:p>
      <text:p text:style-name="Standard">||exponentrding.com^$important</text:p>
      <text:p text:style-name="Standard">||exporhub.pp.ua^$important</text:p>
      <text:p text:style-name="Standard">||exposicaoceramicaearte.com.br^$important</text:p>
      <text:p text:style-name="Standard">||expresi.club^$important</text:p>
      <text:p text:style-name="Standard">||express-submit.de^$important</text:p>
      <text:p text:style-name="Standard">||expressdailynews.com^$important</text:p>
      <text:p text:style-name="Standard">||expressdocuments.org^$important</text:p>
      <text:p text:style-name="Standard">||expresstattoosupply.com^$important</text:p>
      <text:p text:style-name="Standard">||expresstaxiufa.ru^$important</text:p>
      <text:p text:style-name="Standard">||exquisiteextensions.net^$important</text:p>
      <text:p text:style-name="Standard">||exr0z.info^$important</text:p>
      <text:p text:style-name="Standard">||exteriorpaintservicesltd.com^$important</text:p>
      <text:p text:style-name="Standard">||extraclick.space^$important</text:p>
      <text:p text:style-name="Standard">||extractorandburner.com^$important</text:p>
      <text:p text:style-name="Standard">||extrashades.com^$important</text:p>
      <text:p text:style-name="Standard">||extrautilidades.com^$important</text:p>
      <text:p text:style-name="Standard">||extravidenie.ru^$important</text:p>
      <text:p text:style-name="Standard">||extreme-dm.com^$important</text:p>
      <text:p text:style-name="Standard">||extremeimports.com.br^$important</text:p>
      <text:p text:style-name="Standard">||extremetracking.com^$important</text:p>
      <text:p text:style-name="Standard">||exwelloilfleld.com^$important</text:p>
      <text:p text:style-name="Standard">||exwhbecwrsuggjavqopq.com^$important</text:p>
      <text:p text:style-name="Standard">||exxkosgrxxlfyxnqakqe.com^$important</text:p>
      <text:p text:style-name="Standard">||eyadaboali.freedynamicdns.org^$important</text:p>
      <text:p text:style-name="Standard">||eyeblaster.com^$important</text:p>
      <text:p text:style-name="Standard">||eyeota.net^$important</text:p>
      <text:p text:style-name="Standard">||eyereturn.com^$important</text:p>
      <text:p text:style-name="Standard">||eyeseepotential.com^$important</text:p>
      <text:p text:style-name="Standard">||eyesonvaughan.ca^$important</text:p>
      <text:p text:style-name="Standard">||eyestopper.ru^$important</text:p>
      <text:p text:style-name="Standard">||eyestoryside.com^$important</text:p>
      <text:p text:style-name="Standard">||eyeviewads.com^$important</text:p>
      <text:p text:style-name="Standard">||eyewonder.com^$important</text:p>
      <text:p text:style-name="Standard">||eylemansch.nl^$important</text:p>
      <text:p text:style-name="Standard">||eystathiosluxuryapartments.gr^$important</text:p>
      <text:p text:style-name="Standard">||ez.fakesemoca16.com^$important</text:p>
      <text:p text:style-name="Standard">||ez.lanibio.net^$important</text:p>
      <text:p text:style-name="Standard">||ez.pusatiklan.net^$important</text:p>
      <text:p text:style-name="Standard">||ezeada.site^$important</text:p>
      <text:p text:style-name="Standard"><text:soft-page-break/>||ezfintechcorp.com^$important</text:p>
      <text:p text:style-name="Standard">||ezigbo-mmadu.xyz^$important</text:p>
      <text:p text:style-name="Standard">||eziliwater.co.ke^$important</text:p>
      <text:p text:style-name="Standard">||ezmdrez.zapto.org^$important</text:p>
      <text:p text:style-name="Standard">||ezoic.net^$important</text:p>
      <text:p text:style-name="Standard">||ezprofitfx.com^$important</text:p>
      <text:p text:style-name="Standard">||eztexting.com^$important</text:p>
      <text:p text:style-name="Standard">||ezula.com^$important</text:p>
      <text:p text:style-name="Standard">||f-sakura-it.com^$important</text:p>
      <text:p text:style-name="Standard">||f-sholding.com^$important</text:p>
      <text:p text:style-name="Standard">||f.coka.la^$important</text:p>
      <text:p text:style-name="Standard">||f.imake99.website^$important</text:p>
      <text:p text:style-name="Standard">||f200rotcl2.com^$important</text:p>
      <text:p text:style-name="Standard">||f4rgu5gr44n.club^$important</text:p>
      <text:p text:style-name="Standard">||f5biz.com^$important</text:p>
      <text:p text:style-name="Standard">||f5g4dr6hfjt67ghg.link^$important</text:p>
      <text:p text:style-name="Standard">||f9tfans.ir^$important</text:p>
      <text:p text:style-name="Standard">||fa1c0n3z.duckdns.org^$important</text:p>
      <text:p text:style-name="Standard">||fa1con-44457.portmap.host^$important</text:p>
      <text:p text:style-name="Standard">||fabiogutierrez.com.br^$important</text:p>
      <text:p text:style-name="Standard">||fabulousladies.info^$important</text:p>
      <text:p text:style-name="Standard">||facebook.security.id.site.avgup.linkpc.net^$important</text:p>
      <text:p text:style-name="Standard">||faceonline.kay-tech.info^$important</text:p>
      <text:p text:style-name="Standard">||facetickle.com^$important</text:p>
      <text:p text:style-name="Standard">||fachowe-remonty.com^$important</text:p>
      <text:p text:style-name="Standard">||fachrian.com^$important</text:p>
      <text:p text:style-name="Standard">||factory.gifts^$important</text:p>
      <text:p text:style-name="Standard">||factoryoutlets.pk^$important</text:p>
      <text:p text:style-name="Standard">||facturation.ddns.net^$important</text:p>
      <text:p text:style-name="Standard">||fadefa.ddns.net^$important</text:p>
      <text:p text:style-name="Standard">||fafhoafouehfuh.su^$important</text:p>
      <text:p text:style-name="Standard">||fafu-kenya.org^$important</text:p>
      <text:p text:style-name="Standard">||fahd2010.ddns.net^$important</text:p>
      <text:p text:style-name="Standard">||fahreddin.info^$important</text:p>
      <text:p text:style-name="Standard">||failed-messages.tk^$important</text:p>
      <text:p text:style-name="Standard">||fakiuyouhhh.ddns.net^$important</text:p>
      <text:p text:style-name="Standard">||fal6qo3f68.com^$important</text:p>
      <text:p text:style-name="Standard">||fal92.duckdns.org^$important</text:p>
      <text:p text:style-name="Standard">||falcon-56657.portmap.host^$important</text:p>
      <text:p text:style-name="Standard">||falconna.com^$important</text:p>
      <text:p text:style-name="Standard">||falcontension.tech^$important</text:p>
      <text:p text:style-name="Standard">||falmarondayz.com^$important</text:p>
      <text:p text:style-name="Standard">||famalivingcastellon.com^$important</text:p>
      <text:p text:style-name="Standard">||fameeverything.com^$important</text:p>
      <text:p text:style-name="Standard">||famfe.org^$important</text:p>
      <text:p text:style-name="Standard">||famoosonutt.com^$important</text:p>
      <text:p text:style-name="Standard">||fampraffer.com^$important</text:p>
      <text:p text:style-name="Standard">||fanarticho.com^$important</text:p>
      <text:p text:style-name="Standard">||fanaticaviation.com^$important</text:p>
      <text:p text:style-name="Standard">||fanfanvod.com^$important</text:p>
      <text:p text:style-name="Standard">||fantasticpipo.club^$important</text:p>
      <text:p text:style-name="Standard">||fanuc-eu.com^$important</text:p>
      <text:p text:style-name="Standard"><text:soft-page-break/>||fappictures.com^$important</text:p>
      <text:p text:style-name="Standard">||faqshub.xyz^$important</text:p>
      <text:p text:style-name="Standard">||farahoor.com^$important</text:p>
      <text:p text:style-name="Standard">||farai.org.zw^$important</text:p>
      <text:p text:style-name="Standard">||faratabliq.com^$important</text:p>
      <text:p text:style-name="Standard">||faraweel.com^$important</text:p>
      <text:p text:style-name="Standard">||farban.ir^$important</text:p>
      <text:p text:style-name="Standard">||fares123.ddns.net^$important</text:p>
      <text:p text:style-name="Standard">||farida.ddns.net^$important</text:p>
      <text:p text:style-name="Standard">||faridalhusain.xyz^$important</text:p>
      <text:p text:style-name="Standard">||farjuk.com^$important</text:p>
      <text:p text:style-name="Standard">||farkliboyut.com.tr^$important</text:p>
      <text:p text:style-name="Standard">||farm2tab.com^$important</text:p>
      <text:p text:style-name="Standard">||farmasiteam.com^$important</text:p>
      <text:p text:style-name="Standard">||farmbrokenzo.me^$important</text:p>
      <text:p text:style-name="Standard">||farmerslounge.org^$important</text:p>
      <text:p text:style-name="Standard">||farmfit.ru^$important</text:p>
      <text:p text:style-name="Standard">||farmsys.in^$important</text:p>
      <text:p text:style-name="Standard">||farnbrands.com^$important</text:p>
      <text:p text:style-name="Standard">||faro-master.ru^$important</text:p>
      <text:p text:style-name="Standard">||farodebabel.com^$important</text:p>
      <text:p text:style-name="Standard">||farsmix.com^$important</text:p>
      <text:p text:style-name="Standard">||farsson.com^$important</text:p>
      <text:p text:style-name="Standard">||farzanatradings.com^$important</text:p>
      <text:p text:style-name="Standard">||farzandeshad.com^$important</text:p>
      <text:p text:style-name="Standard">||faschinggilde.at^$important</text:p>
      <text:p text:style-name="Standard">||fashiaura.com^$important</text:p>
      <text:p text:style-name="Standard">||fashion-world.ga^$important</text:p>
      <text:p text:style-name="Standard">||fashion.bozkurtfurkan.com^$important</text:p>
      <text:p text:style-name="Standard">||fashionandhomestyle.com^$important</text:p>
      <text:p text:style-name="Standard">||fashionbettysam.com^$important</text:p>
      <text:p text:style-name="Standard">||fashionblogandpromo.club^$important</text:p>
      <text:p text:style-name="Standard">||fashiongul.com^$important</text:p>
      <text:p text:style-name="Standard">||fashioninstyle.co.uk^$important</text:p>
      <text:p text:style-name="Standard">||fashionmall4u.com^$important</text:p>
      <text:p text:style-name="Standard">||fashionspace.in^$important</text:p>
      <text:p text:style-name="Standard">||fashiontattoo.xyz^$important</text:p>
      <text:p text:style-name="Standard">||fashionupnext.com^$important</text:p>
      <text:p text:style-name="Standard">||fasomeat.com^$important</text:p>
      <text:p text:style-name="Standard">||fast-adv.it^$important</text:p>
      <text:p text:style-name="Standard">||fastacompany.com^$important</text:p>
      <text:p text:style-name="Standard">||fastagindia.hapus.app^$important</text:p>
      <text:p text:style-name="Standard">||fastbolt.com.au^$important</text:p>
      <text:p text:style-name="Standard">||fastcj.com^$important</text:p>
      <text:p text:style-name="Standard">||fastclick.com.edgesuite.net^$important</text:p>
      <text:p text:style-name="Standard">||fastclick.com^$important</text:p>
      <text:p text:style-name="Standard">||fastclick.net^$important</text:p>
      <text:p text:style-name="Standard">||fastestlaundry.com^$important</text:p>
      <text:p text:style-name="Standard">||fastlabqs.com^$important</text:p>
      <text:p text:style-name="Standard">||fastlane-adv.rubiconproject.com^$important</text:p>
      <text:p text:style-name="Standard">||fastlane.rubiconproject.com^$important</text:p>
      <text:p text:style-name="Standard">||fastlivery.com.br^$important</text:p>
      <text:p text:style-name="Standard"><text:soft-page-break/>||fastlucre.info^$important</text:p>
      <text:p text:style-name="Standard">||fastly-insights.com^$important</text:p>
      <text:p text:style-name="Standard">||fastmor.com^$important</text:p>
      <text:p text:style-name="Standard">||fastorpyte.com^$important</text:p>
      <text:p text:style-name="Standard">||fastprotectsolutions.com^$important</text:p>
      <text:p text:style-name="Standard">||fastterminal.ddns.net^$important</text:p>
      <text:p text:style-name="Standard">||fastweb101.com^$important</text:p>
      <text:p text:style-name="Standard">||fatmaesra.com^$important</text:p>
      <text:p text:style-name="Standard">||fatmanurtaskesen.com^$important</text:p>
      <text:p text:style-name="Standard">||fatrecipesdoc.com^$important</text:p>
      <text:p text:style-name="Standard">||fatrolfordpd.com^$important</text:p>
      <text:p text:style-name="Standard">||fatsnake.duckdns.org^$important</text:p>
      <text:p text:style-name="Standard">||faujuladnan.com^$important</text:p>
      <text:p text:style-name="Standard">||favilnius.lt^$important</text:p>
      <text:p text:style-name="Standard">||favorite-sport.by^$important</text:p>
      <text:p text:style-name="Standard">||fayanscimustafa.com^$important</text:p>
      <text:p text:style-name="Standard">||faydd.com^$important</text:p>
      <text:p text:style-name="Standard">||faysal55.ddns.net^$important</text:p>
      <text:p text:style-name="Standard">||fazartproducoes.com.br^$important</text:p>
      <text:p text:style-name="Standard">||fb-promotions.com^$important</text:p>
      <text:p text:style-name="Standard">||fb.webhop.me^$important</text:p>
      <text:p text:style-name="Standard">||fbc.animalscareness.xyz^$important</text:p>
      <text:p text:style-name="Standard">||fbertr90.email^$important</text:p>
      <text:p text:style-name="Standard">||fbs33.ru^$important</text:p>
      <text:p text:style-name="Standard">||fbufz.xyz^$important</text:p>
      <text:p text:style-name="Standard">||fc.nevisconsultants.com^$important</text:p>
      <text:p text:style-name="Standard">||fc.webmasterpro.de^$important</text:p>
      <text:p text:style-name="Standard">||fcamylleibrahim.top^$important</text:p>
      <text:p text:style-name="Standard">||fcbpl110.com^$important</text:p>
      <text:p text:style-name="Standard">||fcelestinerey.com^$important</text:p>
      <text:p text:style-name="Standard">||fconnieao.club^$important</text:p>
      <text:p text:style-name="Standard">||fcshenghui.com^$important</text:p>
      <text:p text:style-name="Standard">||fcumebayashi.co^$important</text:p>
      <text:p text:style-name="Standard">||fdgh4gh345.ru^$important</text:p>
      <text:p text:style-name="Standard">||fdghdf344.ru^$important</text:p>
      <text:p text:style-name="Standard">||fdigitalsolutions.com^$important</text:p>
      <text:p text:style-name="Standard">||fditador.ddns.net^$important</text:p>
      <text:p text:style-name="Standard">||fdjshe.tk^$important</text:p>
      <text:p text:style-name="Standard">||fdsdfgdfgdf.ru^$important</text:p>
      <text:p text:style-name="Standard">||fdsfddfgdfgdf.ru^$important</text:p>
      <text:p text:style-name="Standard">||fdsfsgagdfgdf.ru^$important</text:p>
      <text:p text:style-name="Standard">||fdsjfjdsfjdsdsjajjs.info^$important</text:p>
      <text:p text:style-name="Standard">||fearlessprograms.com^$important</text:p>
      <text:p text:style-name="Standard">||feathr.co^$important</text:p>
      <text:p text:style-name="Standard">||febspxi.xyz^$important</text:p>
      <text:p text:style-name="Standard">||febspxii.xyz^$important</text:p>
      <text:p text:style-name="Standard">||febspxiii.xyz^$important</text:p>
      <text:p text:style-name="Standard">||febvnxp.xyz^$important</text:p>
      <text:p text:style-name="Standard">||fedeminersdigital.com^$important</text:p>
      <text:p text:style-name="Standard">||federparchilab.it^$important</text:p>
      <text:p text:style-name="Standard">||feed.tetratechsol.com^$important</text:p>
      <text:p text:style-name="Standard">||feedbackresearch.com^$important</text:p>
      <text:p text:style-name="Standard"><text:soft-page-break/>||feedburner.google.com^$important</text:p>
      <text:p text:style-name="Standard">||feedify.net^$important</text:p>
      <text:p text:style-name="Standard">||feedjit.com^$important</text:p>
      <text:p text:style-name="Standard">||feedproxy.google.com^$important</text:p>
      <text:p text:style-name="Standard">||feeds.soundcloud.com^$important</text:p>
      <text:p text:style-name="Standard">||feelimagen.com^$important</text:p>
      <text:p text:style-name="Standard">||feiashao.space^$important</text:p>
      <text:p text:style-name="Standard">||feicuixue.com^$important</text:p>
      <text:p text:style-name="Standard">||felicombo.club^$important</text:p>
      <text:p text:style-name="Standard">||feliximports.com.br^$important</text:p>
      <text:p text:style-name="Standard">||fellanigroup.com^$important</text:p>
      <text:p text:style-name="Standard">||fellowguru.com^$important</text:p>
      <text:p text:style-name="Standard">||femmedica.pl^$important</text:p>
      <text:p text:style-name="Standard">||femminent.com^$important</text:p>
      <text:p text:style-name="Standard">||femto.pw^$important</text:p>
      <text:p text:style-name="Standard">||fenceandgateco.com^$important</text:p>
      <text:p text:style-name="Standard">||fenicerosa.com^$important</text:p>
      <text:p text:style-name="Standard">||fenichka.ru^$important</text:p>
      <text:p text:style-name="Standard">||fenix.press^$important</text:p>
      <text:p text:style-name="Standard">||fentq.org^$important</text:p>
      <text:p text:style-name="Standard">||fenxx.ddns.net^$important</text:p>
      <text:p text:style-name="Standard">||fepcode.com^$important</text:p>
      <text:p text:style-name="Standard">||feratotogaz.com^$important</text:p>
      <text:p text:style-name="Standard">||ferramentariamorais.com.br^$important</text:p>
      <text:p text:style-name="Standard">||ferrum-metal.ru^$important</text:p>
      <text:p text:style-name="Standard">||ferrywala.xyz^$important</text:p>
      <text:p text:style-name="Standard">||ferys.ru^$important</text:p>
      <text:p text:style-name="Standard">||feshor.top^$important</text:p>
      <text:p text:style-name="Standard">||festivalcigar.com^$important</text:p>
      <text:p text:style-name="Standard">||festivaldescons.fr^$important</text:p>
      <text:p text:style-name="Standard">||fesya2020.com^$important</text:p>
      <text:p text:style-name="Standard">||ffpaneladmin.com^$important</text:p>
      <text:p text:style-name="Standard">||ffxcam.fairfax.com.au^$important</text:p>
      <text:p text:style-name="Standard">||fgh2df.ru^$important</text:p>
      <text:p text:style-name="Standard">||fghgfhhu.ddns.net^$important</text:p>
      <text:p text:style-name="Standard">||fghnj.gq^$important</text:p>
      <text:p text:style-name="Standard">||fhayazilim.com^$important</text:p>
      <text:p text:style-name="Standard">||fhdesigen.com^$important</text:p>
      <text:p text:style-name="Standard">||fhmupuibgr.com^$important</text:p>
      <text:p text:style-name="Standard">||fhoacbcm.ddns.net^$important</text:p>
      <text:p text:style-name="Standard">||fi.a.tp9y.skylinecloud.xyz^$important</text:p>
      <text:p text:style-name="Standard">||fiatgroup.gq^$important</text:p>
      <text:p text:style-name="Standard">||fibeex.com^$important</text:p>
      <text:p text:style-name="Standard">||ficondebro.com^$important</text:p>
      <text:p text:style-name="Standard">||fidapeste.duckdns.org^$important</text:p>
      <text:p text:style-name="Standard">||fidapeyzaj.com^$important</text:p>
      <text:p text:style-name="Standard">||fidesconstantia.com^$important</text:p>
      <text:p text:style-name="Standard">||fidingonman.com^$important</text:p>
      <text:p text:style-name="Standard">||fifajournal.com^$important</text:p>
      <text:p text:style-name="Standard">||fifidossaltosaltos.com^$important</text:p>
      <text:p text:style-name="Standard">||fightwithcapitalism.com^$important</text:p>
      <text:p text:style-name="Standard">||fij-projet3.be^$important</text:p>
      <text:p text:style-name="Standard"><text:soft-page-break/>||fikirhaber.net^$important</text:p>
      <text:p text:style-name="Standard">||fikresufia.com^$important</text:p>
      <text:p text:style-name="Standard">||fikria.com^$important</text:p>
      <text:p text:style-name="Standard">||fiksu.com^$important</text:p>
      <text:p text:style-name="Standard">||file.botvonline.com^$important</text:p>
      <text:p text:style-name="Standard">||file.buttsdki.ca^$important</text:p>
      <text:p text:style-name="Standard">||file.lauasinh.com^$important</text:p>
      <text:p text:style-name="Standard">||file2yu.com^$important</text:p>
      <text:p text:style-name="Standard">||file4soft.com^$important</text:p>
      <text:p text:style-name="Standard">||filedetutunkurutma.com^$important</text:p>
      <text:p text:style-name="Standard">||files-1.coka.la^$important</text:p>
      <text:p text:style-name="Standard">||files-get.host^$important</text:p>
      <text:p text:style-name="Standard">||files-get.pw^$important</text:p>
      <text:p text:style-name="Standard">||files-get.site^$important</text:p>
      <text:p text:style-name="Standard">||files-get.space^$important</text:p>
      <text:p text:style-name="Standard">||files-get.world^$important</text:p>
      <text:p text:style-name="Standard">||files.dropmybin.me^$important</text:p>
      <text:p text:style-name="Standard">||fileservice.ga^$important</text:p>
      <text:p text:style-name="Standard">||fileshareing.tk^$important</text:p>
      <text:p text:style-name="Standard">||filfak-online.su^$important</text:p>
      <text:p text:style-name="Standard">||filipemandl.cv^$important</text:p>
      <text:p text:style-name="Standard">||fillstudyo.com^$important</text:p>
      <text:p text:style-name="Standard">||filmenew.com^$important</text:p>
      <text:p text:style-name="Standard">||filmfive.com.sg^$important</text:p>
      <text:p text:style-name="Standard">||filmosvet.ru^$important</text:p>
      <text:p text:style-name="Standard">||filmstokk.com^$important</text:p>
      <text:p text:style-name="Standard">||filto.ml^$important</text:p>
      <text:p text:style-name="Standard">||fim.website^$important</text:p>
      <text:p text:style-name="Standard">||fimc.net^$important</text:p>
      <text:p text:style-name="Standard">||fimserve.com^$important</text:p>
      <text:p text:style-name="Standard">||fin.ex2life.cf^$important</text:p>
      <text:p text:style-name="Standard">||fin18.org^$important</text:p>
      <text:p text:style-name="Standard">||finalblogger.com^$important</text:p>
      <text:p text:style-name="Standard">||financementparthenon.com^$important</text:p>
      <text:p text:style-name="Standard">||financialbank.in^$important</text:p>
      <text:p text:style-name="Standard">||financialdiscourse.com^$important</text:p>
      <text:p text:style-name="Standard">||finansist.xyz^$important</text:p>
      <text:p text:style-name="Standard">||finbigbox.com^$important</text:p>
      <text:p text:style-name="Standard">||find-me-an-english-book.co.uk^$important</text:p>
      <text:p text:style-name="Standard">||findatingall.site^$important</text:p>
      <text:p text:style-name="Standard">||findcommerce.com^$important</text:p>
      <text:p text:style-name="Standard">||findskystar.xyz^$important</text:p>
      <text:p text:style-name="Standard">||findyourcasino.com^$important</text:p>
      <text:p text:style-name="Standard">||fineclicks.com^$important</text:p>
      <text:p text:style-name="Standard">||finefeather.info^$important</text:p>
      <text:p text:style-name="Standard">||fineprintingmart.com^$important</text:p>
      <text:p text:style-name="Standard">||finerbook.com^$important</text:p>
      <text:p text:style-name="Standard">||finet.net^$important</text:p>
      <text:p text:style-name="Standard">||finewine.ga^$important</text:p>
      <text:p text:style-name="Standard">||finik18topw.cc^$important</text:p>
      <text:p text:style-name="Standard">||finixgroup.ga^$important</text:p>
      <text:p text:style-name="Standard">||finixgroup.ml^$important</text:p>
      <text:p text:style-name="Standard"><text:soft-page-break/>||finixgroup.tk^$important</text:p>
      <text:p text:style-name="Standard">||finndev.net^$important</text:p>
      <text:p text:style-name="Standard">||finvestree.com^$important</text:p>
      <text:p text:style-name="Standard">||fiordelizadelgado.org^$important</text:p>
      <text:p text:style-name="Standard">||fip2.lightgroup.com.br^$important</text:p>
      <text:p text:style-name="Standard">||firebasedynamiclinks-ipv4.googleapis.com^$important</text:p>
      <text:p text:style-name="Standard">||firebasedynamiclinks-ipv6.googleapis.com^$important</text:p>
      <text:p text:style-name="Standard">||firebaseinappmessaging.googleapis.com^$important</text:p>
      <text:p text:style-name="Standard">||firebaselogging.googleapis.com^$important</text:p>
      <text:p text:style-name="Standard">||firebrandland.com^$important</text:p>
      <text:p text:style-name="Standard">||firedron.top^$important</text:p>
      <text:p text:style-name="Standard">||firemesk1.ddns.net^$important</text:p>
      <text:p text:style-name="Standard">||firenzelavori.lt^$important</text:p>
      <text:p text:style-name="Standard">||firepulsesports.com^$important</text:p>
      <text:p text:style-name="Standard">||firetronicsinc.net^$important</text:p>
      <text:p text:style-name="Standard">||firewallvip.com^$important</text:p>
      <text:p text:style-name="Standard">||firma-malarska-poznan.pl^$important</text:p>
      <text:p text:style-name="Standard">||firmadergisi.com^$important</text:p>
      <text:p text:style-name="Standard">||firmaofis.com^$important</text:p>
      <text:p text:style-name="Standard">||firmaza1grosz.pl^$important</text:p>
      <text:p text:style-name="Standard">||firnabulking.com^$important</text:p>
      <text:p text:style-name="Standard">||first.nova.cz^$important</text:p>
      <text:p text:style-name="Standard">||first1231eqw.000webhostapp.com^$important</text:p>
      <text:p text:style-name="Standard">||firstclassedu.com.ng^$important</text:p>
      <text:p text:style-name="Standard">||firstclickwork.com^$important</text:p>
      <text:p text:style-name="Standard">||firstcoastrestoration.com^$important</text:p>
      <text:p text:style-name="Standard">||firstfinancesllc.com^$important</text:p>
      <text:p text:style-name="Standard">||firstfive.net^$important</text:p>
      <text:p text:style-name="Standard">||firstimpression.io^$important</text:p>
      <text:p text:style-name="Standard">||firstlightera.com^$important</text:p>
      <text:p text:style-name="Standard">||firstlunch.ru^$important</text:p>
      <text:p text:style-name="Standard">||firstnamehello.com^$important</text:p>
      <text:p text:style-name="Standard">||firstzone.download^$important</text:p>
      <text:p text:style-name="Standard">||firuzblog.ir^$important</text:p>
      <text:p text:style-name="Standard">||fisberpty.com^$important</text:p>
      <text:p text:style-name="Standard">||fiscaldopovo.online^$important</text:p>
      <text:p text:style-name="Standard">||fiscalia.ga^$important</text:p>
      <text:p text:style-name="Standard">||fishhd.cn^$important</text:p>
      <text:p text:style-name="Standard">||fishingbigstore.com^$important</text:p>
      <text:p text:style-name="Standard">||fishingguard.co.kr^$important</text:p>
      <text:p text:style-name="Standard">||fishnigtoolsmall.com^$important</text:p>
      <text:p text:style-name="Standard">||fitchciapara.com^$important</text:p>
      <text:p text:style-name="Standard">||fitings.ac.ug^$important</text:p>
      <text:p text:style-name="Standard">||fitnepali.com^$important</text:p>
      <text:p text:style-name="Standard">||fitnescook.com^$important</text:p>
      <text:p text:style-name="Standard">||fitnessmagz.com^$important</text:p>
      <text:p text:style-name="Standard">||fitnesstrener-jozef.eu^$important</text:p>
      <text:p text:style-name="Standard">||fitoutdesigns.com^$important</text:p>
      <text:p text:style-name="Standard">||fitrtefast.com^$important</text:p>
      <text:p text:style-name="Standard">||fitydent.com^$important</text:p>
      <text:p text:style-name="Standard">||fivestreetbakery.com^$important</text:p>
      <text:p text:style-name="Standard">||fixerrors-mail.cf^$important</text:p>
      <text:p text:style-name="Standard"><text:soft-page-break/>||fixerrors-mail.ga^$important</text:p>
      <text:p text:style-name="Standard">||fixerrors-mail.gq^$important</text:p>
      <text:p text:style-name="Standard">||fixerrors-mail.ml^$important</text:p>
      <text:p text:style-name="Standard">||fixerrors-mail.tk^$important</text:p>
      <text:p text:style-name="Standard">||fixi.mobi^$important</text:p>
      <text:p text:style-name="Standard">||fixxo.nl^$important</text:p>
      <text:p text:style-name="Standard">||fizra.pp.ua^$important</text:p>
      <text:p text:style-name="Standard">||fj31.3utilities.com^$important</text:p>
      <text:p text:style-name="Standard">||fj3a.ddns.net^$important</text:p>
      <text:p text:style-name="Standard">||fkedkf0o4tr.000webhostapp.com^$important</text:p>
      <text:p text:style-name="Standard">||fkkfap.com^$important</text:p>
      <text:p text:style-name="Standard">||fl.he.02.node.poi.best^$important</text:p>
      <text:p text:style-name="Standard">||flagshipfordcarolina.com^$important</text:p>
      <text:p text:style-name="Standard">||flamingohonuicoc.com^$important</text:p>
      <text:p text:style-name="Standard">||flapcon.com^$important</text:p>
      <text:p text:style-name="Standard">||flash2019.xyz^$important</text:p>
      <text:p text:style-name="Standard">||flashcatmage.ru^$important</text:p>
      <text:p text:style-name="Standard">||flashnew111.top^$important</text:p>
      <text:p text:style-name="Standard">||flashplayer-adobeplugin.a-d.me^$important</text:p>
      <text:p text:style-name="Standard">||flashsale88.com^$important</text:p>
      <text:p text:style-name="Standard">||flashtalking.com^$important</text:p>
      <text:p text:style-name="Standard">||flatbottle.com.ua^$important</text:p>
      <text:p text:style-name="Standard">||flatfix2u.com^$important</text:p>
      <text:p text:style-name="Standard">||flatsonhaynes.com^$important</text:p>
      <text:p text:style-name="Standard">||flatwhitecoworking.ru^$important</text:p>
      <text:p text:style-name="Standard">||flaxholt.in^$important</text:p>
      <text:p text:style-name="Standard">||flcontabilidaderr.com.br^$important</text:p>
      <text:p text:style-name="Standard">||fleetdesk.io^$important</text:p>
      <text:p text:style-name="Standard">||fleshlightcash.com^$important</text:p>
      <text:p text:style-name="Standard">||fletchertours.goodwow.net^$important</text:p>
      <text:p text:style-name="Standard">||fleurs-cannabis-france.com^$important</text:p>
      <text:p text:style-name="Standard">||fleurscannabis.fr^$important</text:p>
      <text:p text:style-name="Standard">||fleurscannabisfrance.com^$important</text:p>
      <text:p text:style-name="Standard">||flexbanner.com^$important</text:p>
      <text:p text:style-name="Standard">||flexinmnr.ddns.net^$important</text:p>
      <text:p text:style-name="Standard">||flexoempregos.com^$important</text:p>
      <text:p text:style-name="Standard">||flexpak-th.com^$important</text:p>
      <text:p text:style-name="Standard">||flikh.com^$important</text:p>
      <text:p text:style-name="Standard">||flintsdeals.com^$important</text:p>
      <text:p text:style-name="Standard">||flipagrom.ga^$important</text:p>
      <text:p text:style-name="Standard">||flipkrt.club^$important</text:p>
      <text:p text:style-name="Standard">||flipscript53.com^$important</text:p>
      <text:p text:style-name="Standard">||flitegetit.top^$important</text:p>
      <text:p text:style-name="Standard">||flixz.xyz^$important</text:p>
      <text:p text:style-name="Standard">||fllxprint.com^$important</text:p>
      <text:p text:style-name="Standard">||flmates.com^$important</text:p>
      <text:p text:style-name="Standard">||flo0309.exe^$important</text:p>
      <text:p text:style-name="Standard">||flocktory.com^$important</text:p>
      <text:p text:style-name="Standard">||flopdlsofrd.com^$important</text:p>
      <text:p text:style-name="Standard">||floradna.com^$important</text:p>
      <text:p text:style-name="Standard">||florapansiyonotel.com^$important</text:p>
      <text:p text:style-name="Standard">||floreriaroselove.com^$important</text:p>
      <text:p text:style-name="Standard"><text:soft-page-break/>||floridapolyieee.com^$important</text:p>
      <text:p text:style-name="Standard">||floryart.net^$important</text:p>
      <text:p text:style-name="Standard">||florymanu.com^$important</text:p>
      <text:p text:style-name="Standard">||flowerbodysports.com^$important</text:p>
      <text:p text:style-name="Standard">||flowercomplete.com^$important</text:p>
      <text:p text:style-name="Standard">||flowersgalleryevents.ayansaha.com^$important</text:p>
      <text:p text:style-name="Standard">||flowgo.com^$important</text:p>
      <text:p text:style-name="Standard">||flowjob.top^$important</text:p>
      <text:p text:style-name="Standard">||fls.doubleclick.net^$important</text:p>
      <text:p text:style-name="Standard">||flsmidhtmaaggear.com^$important</text:p>
      <text:p text:style-name="Standard">||fluffex.com^$important</text:p>
      <text:p text:style-name="Standard">||flurry.com^$important</text:p>
      <text:p text:style-name="Standard">||fluxegtarp.xyz^$important</text:p>
      <text:p text:style-name="Standard">||fluzz.ga^$important</text:p>
      <text:p text:style-name="Standard">||flying-bird.top^$important</text:p>
      <text:p text:style-name="Standard">||flying-wolf11.ga^$important</text:p>
      <text:p text:style-name="Standard">||fm-kantoormeubelen.nl^$important</text:p>
      <text:p text:style-name="Standard">||fm.centeredinself.com^$important</text:p>
      <text:p text:style-name="Standard">||fmailadvert15dx.world^$important</text:p>
      <text:p text:style-name="Standard">||fmarquisecale.com^$important</text:p>
      <text:p text:style-name="Standard">||fmlatina.net^$important</text:p>
      <text:p text:style-name="Standard">||fmshouse.com^$important</text:p>
      <text:p text:style-name="Standard">||fnbadventure.com^$important</text:p>
      <text:p text:style-name="Standard">||fnk.exe^$important</text:p>
      <text:p text:style-name="Standard">||fnyah44.email^$important</text:p>
      <text:p text:style-name="Standard">||foarsite.ug^$important</text:p>
      <text:p text:style-name="Standard">||focal-com.me^$important</text:p>
      <text:p text:style-name="Standard">||focallureperu.com^$important</text:p>
      <text:p text:style-name="Standard">||focamearsy.com^$important</text:p>
      <text:p text:style-name="Standard">||focariongorda.duckdns.org^$important</text:p>
      <text:p text:style-name="Standard">||focusbrand.cn^$important</text:p>
      <text:p text:style-name="Standard">||fodabim.com.ng^$important</text:p>
      <text:p text:style-name="Standard">||fokumecoming.duckdns.org^$important</text:p>
      <text:p text:style-name="Standard">||folckwanderers.com^$important</text:p>
      <text:p text:style-name="Standard">||folivb.com^$important</text:p>
      <text:p text:style-name="Standard">||followergods.com^$important</text:p>
      <text:p text:style-name="Standard">||fombis.com^$important</text:p>
      <text:p text:style-name="Standard">||fomoportugal.com^$important</text:p>
      <text:p text:style-name="Standard">||fon-gsm.pl^$important</text:p>
      <text:p text:style-name="Standard">||foncegertrude.com^$important</text:p>
      <text:p text:style-name="Standard">||fonecta.leiki.com^$important</text:p>
      <text:p text:style-name="Standard">||fontdrvhost.xyz^$important</text:p>
      <text:p text:style-name="Standard">||fonts.google.com^$important</text:p>
      <text:p text:style-name="Standard">||foo.cosmocode.de^$important</text:p>
      <text:p text:style-name="Standard">||fooae.com^$important</text:p>
      <text:p text:style-name="Standard">||food-stories.ru^$important</text:p>
      <text:p text:style-name="Standard">||food.hsh-bh.com^$important</text:p>
      <text:p text:style-name="Standard">||foodandwoodworks.com^$important</text:p>
      <text:p text:style-name="Standard">||foodblog.club^$important</text:p>
      <text:p text:style-name="Standard">||foodera.co^$important</text:p>
      <text:p text:style-name="Standard">||foodideh.com^$important</text:p>
      <text:p text:style-name="Standard">||foodpanda.my^$important</text:p>
      <text:p text:style-name="Standard"><text:soft-page-break/>||foodwaydelivery.com^$important</text:p>
      <text:p text:style-name="Standard">||foodworks.mu^$important</text:p>
      <text:p text:style-name="Standard">||fooropetes.com^$important</text:p>
      <text:p text:style-name="Standard">||football-eg.com^$important</text:p>
      <text:p text:style-name="Standard">||footprint.net^$important <text:s text:c="52"/></text:p>
      <text:p text:style-name="Standard">||foozoop.com^$important</text:p>
      <text:p text:style-name="Standard">||forage.restaurant^$important</text:p>
      <text:p text:style-name="Standard">||force.com^$important</text:p>
      <text:p text:style-name="Standard">||forconfirmation.gq^$important</text:p>
      <text:p text:style-name="Standard">||fordlamdong.com.vn^$important</text:p>
      <text:p text:style-name="Standard">||foreignmartbd.com^$important</text:p>
      <text:p text:style-name="Standard">||forepointmachinery.com^$important</text:p>
      <text:p text:style-name="Standard">||forestbooks.cn^$important</text:p>
      <text:p text:style-name="Standard">||forestcountymunnar.com^$important</text:p>
      <text:p text:style-name="Standard">||forestrunamp.pw^$important</text:p>
      <text:p text:style-name="Standard">||forever95.hopto.org^$important</text:p>
      <text:p text:style-name="Standard">||foreverbold.xyz^$important</text:p>
      <text:p text:style-name="Standard">||forevergoodliving.com^$important</text:p>
      <text:p text:style-name="Standard">||foreverir.com^$important</text:p>
      <text:p text:style-name="Standard">||forex-affiliate.net^$important</text:p>
      <text:p text:style-name="Standard">||forexbrokeracademy.com^$important</text:p>
      <text:p text:style-name="Standard">||forexdispatch.info^$important</text:p>
      <text:p text:style-name="Standard">||forfor.ddns.net^$important</text:p>
      <text:p text:style-name="Standard">||forgefitlife.com^$important</text:p>
      <text:p text:style-name="Standard">||forgnogcy.info^$important</text:p>
      <text:p text:style-name="Standard">||forladies.pk^$important</text:p>
      <text:p text:style-name="Standard">||form8.sadek-webdesigner.com^$important</text:p>
      <text:p text:style-name="Standard">||formandbackground.com^$important</text:p>
      <text:p text:style-name="Standard">||formation-sinistre.eu^$important</text:p>
      <text:p text:style-name="Standard">||formelev3.srphoto.fr^$important</text:p>
      <text:p text:style-name="Standard">||forming-a.com^$important</text:p>
      <text:p text:style-name="Standard">||formostafa.ddns.net^$important</text:p>
      <text:p text:style-name="Standard">||forms.hubspot.com^$important</text:p>
      <text:p text:style-name="Standard">||formypimples.com^$important</text:p>
      <text:p text:style-name="Standard">||fornalhadoabencoado.com.br^$important</text:p>
      <text:p text:style-name="Standard">||fornomonse.com^$important</text:p>
      <text:p text:style-name="Standard">||foroanticorrupcion.sytes.net^$important</text:p>
      <text:p text:style-name="Standard">||forrastfoods.com^$important</text:p>
      <text:p text:style-name="Standard">||forrealtraffic.com^$important</text:p>
      <text:p text:style-name="Standard">||forsometests.pro^$important</text:p>
      <text:p text:style-name="Standard">||fortalecergroup.com.br^$important</text:p>
      <text:p text:style-name="Standard">||forteol.com^$important</text:p>
      <text:p text:style-name="Standard">||fortnite-game.online^$important</text:p>
      <text:p text:style-name="Standard">||fortnite-pine.com^$important</text:p>
      <text:p text:style-name="Standard">||fortoriko.ddns.net^$important</text:p>
      <text:p text:style-name="Standard">||fortuneinfosys.com^$important</text:p>
      <text:p text:style-name="Standard">||forum.icsa-life.ru^$important</text:p>
      <text:p text:style-name="Standard">||forum.somedizzy.com^$important</text:p>
      <text:p text:style-name="Standard">||forumbolaindonesia.com^$important</text:p>
      <text:p text:style-name="Standard">||forza-lindelof.cf^$important</text:p>
      <text:p text:style-name="Standard">||forza-lindelof.ga^$important</text:p>
      <text:p text:style-name="Standard">||forza-lindelof.tk^$important</text:p>
      <text:p text:style-name="Standard"><text:soft-page-break/>||forzalindelof.cf^$important</text:p>
      <text:p text:style-name="Standard">||forzamaguire.tk^$important</text:p>
      <text:p text:style-name="Standard">||fossbcn.org^$important</text:p>
      <text:p text:style-name="Standard">||fost.me^$important</text:p>
      <text:p text:style-name="Standard">||fosterscomp.com^$important</text:p>
      <text:p text:style-name="Standard">||fotistax.com^$important</text:p>
      <text:p text:style-name="Standard">||fotmailz.com^$important</text:p>
      <text:p text:style-name="Standard">||foto-periodismo.com^$important</text:p>
      <text:p text:style-name="Standard">||fotobot.ir^$important</text:p>
      <text:p text:style-name="Standard">||fotrans.me^$important</text:p>
      <text:p text:style-name="Standard">||foulturrin.com^$important</text:p>
      <text:p text:style-name="Standard">||four-by-four.club^$important</text:p>
      <text:p text:style-name="Standard">||fout.jp^$important</text:p>
      <text:p text:style-name="Standard">||foxben10.ddns.net^$important</text:p>
      <text:p text:style-name="Standard">||foxgame.club^$important</text:p>
      <text:p text:style-name="Standard">||foxrpas.com^$important</text:p>
      <text:p text:style-name="Standard">||fpayyhh.com^$important</text:p>
      <text:p text:style-name="Standard">||fpcperu.com^$important</text:p>
      <text:p text:style-name="Standard">||fpctraffic.com^$important</text:p>
      <text:p text:style-name="Standard">||fpctraffic2.com^$important</text:p>
      <text:p text:style-name="Standard">||fpetraardella.band^$important</text:p>
      <text:p text:style-name="Standard">||fpga-china.com^$important</text:p>
      <text:p text:style-name="Standard">||fpi2019.ddns.net^$important</text:p>
      <text:p text:style-name="Standard">||fpsdz.net^$important</text:p>
      <text:p text:style-name="Standard">||fqblocpheas.online^$important</text:p>
      <text:p text:style-name="Standard">||fqkeepers.com^$important</text:p>
      <text:p text:style-name="Standard">||fqncpheas.ru^$important</text:p>
      <text:p text:style-name="Standard">||fqnesas.ru^$important</text:p>
      <text:p text:style-name="Standard">||fqnvsdaas.su^$important</text:p>
      <text:p text:style-name="Standard">||fqnvtmqass.ru^$important</text:p>
      <text:p text:style-name="Standard">||fqnvtmqsywublocpheas.com^$important</text:p>
      <text:p text:style-name="Standard">||fqnvtmqsywublocpheas.eu^$important</text:p>
      <text:p text:style-name="Standard">||fr.buzzimag.com^$important</text:p>
      <text:p text:style-name="Standard">||frademetalurgica.pt^$important</text:p>
      <text:p text:style-name="Standard">||fragly.top^$important</text:p>
      <text:p text:style-name="Standard">||fragmentserv.iac-online.de^$important</text:p>
      <text:p text:style-name="Standard">||frame25-dev.co.uk^$important</text:p>
      <text:p text:style-name="Standard">||framecraze.com^$important</text:p>
      <text:p text:style-name="Standard">||framehouse.in.th^$important</text:p>
      <text:p text:style-name="Standard">||francearefrogs.xyz^$important</text:p>
      <text:p text:style-name="Standard">||franceparty.top^$important</text:p>
      <text:p text:style-name="Standard">||francetvreplay.com^$important</text:p>
      <text:p text:style-name="Standard">||franchise-atom.ru^$important</text:p>
      <text:p text:style-name="Standard">||francoisebon.fr^$important</text:p>
      <text:p text:style-name="Standard">||franecki.net^$important</text:p>
      <text:p text:style-name="Standard">||frankincensesupply.com^$important</text:p>
      <text:p text:style-name="Standard">||frankinshteyn.ru^$important</text:p>
      <text:p text:style-name="Standard">||frankjoe.uzocoms.eu^$important</text:p>
      <text:p text:style-name="Standard">||franosbarbershop.com^$important</text:p>
      <text:p text:style-name="Standard">||franrojascatalan.com^$important</text:p>
      <text:p text:style-name="Standard">||frasi.online^$important</text:p>
      <text:p text:style-name="Standard">||frazischool.com^$important</text:p>
      <text:p text:style-name="Standard"><text:soft-page-break/>||freamer.de^$important</text:p>
      <text:p text:style-name="Standard">||frederickfilms.com^$important</text:p>
      <text:p text:style-name="Standard">||fredwil.co.uk^$important</text:p>
      <text:p text:style-name="Standard">||free-airtime.ga^$important</text:p>
      <text:p text:style-name="Standard">||free-bitco.online^$important</text:p>
      <text:p text:style-name="Standard">||freeaccounts.ddns.net^$important</text:p>
      <text:p text:style-name="Standard">||freeadultgames.pw^$important</text:p>
      <text:p text:style-name="Standard">||freebanner.com^$important</text:p>
      <text:p text:style-name="Standard">||freebiano.com^$important</text:p>
      <text:p text:style-name="Standard">||freebibliotec.tk^$important</text:p>
      <text:p text:style-name="Standard">||freebiesfairy.com^$important</text:p>
      <text:p text:style-name="Standard">||freebitcoin-bot.ml^$important</text:p>
      <text:p text:style-name="Standard">||freebox34.ddns.net^$important</text:p>
      <text:p text:style-name="Standard">||freecapes.com^$important</text:p>
      <text:p text:style-name="Standard">||freecell.id^$important</text:p>
      <text:p text:style-name="Standard">||freediving.jworks.io^$important</text:p>
      <text:p text:style-name="Standard">||freedomate.ga^$important</text:p>
      <text:p text:style-name="Standard">||freeezguru.com^$important</text:p>
      <text:p text:style-name="Standard">||freefreightquote.net^$important</text:p>
      <text:p text:style-name="Standard">||freegiveaway.sytes.net^$important</text:p>
      <text:p text:style-name="Standard">||freehdimages.net^$important</text:p>
      <text:p text:style-name="Standard">||freelacerinc.ru^$important</text:p>
      <text:p text:style-name="Standard">||freelancecommunication.fr^$important</text:p>
      <text:p text:style-name="Standard">||freelancemakemoney.com^$important</text:p>
      <text:p text:style-name="Standard">||freelancerepico.com.br^$important</text:p>
      <text:p text:style-name="Standard">||freelancerpharmacy.com^$important</text:p>
      <text:p text:style-name="Standard">||freelinesoft.cc^$important</text:p>
      <text:p text:style-name="Standard">||freelogs.com^$important</text:p>
      <text:p text:style-name="Standard">||freemanps.com^$important</text:p>
      <text:p text:style-name="Standard">||freemaster.online^$important</text:p>
      <text:p text:style-name="Standard">||freemyapps.com^$important</text:p>
      <text:p text:style-name="Standard">||freenac.org^$important</text:p>
      <text:p text:style-name="Standard">||freenjrat13.ddns.net^$important</text:p>
      <text:p text:style-name="Standard">||freeonlineusers.com^$important</text:p>
      <text:p text:style-name="Standard">||freepay.com^$important</text:p>
      <text:p text:style-name="Standard">||freeskreen.com^$important</text:p>
      <text:p text:style-name="Standard">||freeslits.net^$important</text:p>
      <text:p text:style-name="Standard">||freesoft.website^$important</text:p>
      <text:p text:style-name="Standard">||freespending.info^$important</text:p>
      <text:p text:style-name="Standard">||freestar-d.openx.net^$important</text:p>
      <text:p text:style-name="Standard">||freestats.com^$important</text:p>
      <text:p text:style-name="Standard">||freestats.tv^$important</text:p>
      <text:p text:style-name="Standard">||freestone.co.in^$important</text:p>
      <text:p text:style-name="Standard">||freestreetgist.com^$important</text:p>
      <text:p text:style-name="Standard">||freetheme.co^$important</text:p>
      <text:p text:style-name="Standard">||freetoair.xyz^$important</text:p>
      <text:p text:style-name="Standard">||freevpnn.ddns.net^$important</text:p>
      <text:p text:style-name="Standard">||freewallpaperdesktop.com^$important</text:p>
      <text:p text:style-name="Standard">||freewebcounter.com^$important</text:p>
      <text:p text:style-name="Standard">||freewhcm.top^$important</text:p>
      <text:p text:style-name="Standard">||freewifi88.ddnsking.com^$important</text:p>
      <text:p text:style-name="Standard">||freexulai.com^$important</text:p>
      <text:p text:style-name="Standard"><text:soft-page-break/>||freightagents.net^$important</text:p>
      <text:p text:style-name="Standard">||freiniacae.com^$important</text:p>
      <text:p text:style-name="Standard">||frenchhplum.com^$important</text:p>
      <text:p text:style-name="Standard">||frenddizoni.org^$important</text:p>
      <text:p text:style-name="Standard">||fresh2deathbeatz.com^$important</text:p>
      <text:p text:style-name="Standard">||freshchat.com^$important</text:p>
      <text:p text:style-name="Standard">||frevolalaw.com^$important</text:p>
      <text:p text:style-name="Standard">||freybet.top^$important</text:p>
      <text:p text:style-name="Standard">||frezydermusa.com^$important</text:p>
      <text:p text:style-name="Standard">||friendsfirst.online^$important</text:p>
      <text:p text:style-name="Standard">||friendsgroupsindia.com^$important</text:p>
      <text:p text:style-name="Standard">||friendzonecafe.com^$important</text:p>
      <text:p text:style-name="Standard">||frilanced.site^$important</text:p>
      <text:p text:style-name="Standard">||frilvam.eu^$important</text:p>
      <text:p text:style-name="Standard">||friskyeliquid.com^$important</text:p>
      <text:p text:style-name="Standard">||fristpolychem.download^$important</text:p>
      <text:p text:style-name="Standard">||frisurideen2019.club^$important</text:p>
      <text:p text:style-name="Standard">||frisurideenneue.club^$important</text:p>
      <text:p text:style-name="Standard">||frk.brwrqweo.uk^$important</text:p>
      <text:p text:style-name="Standard">||frndgreenstdy1creamcostmeticsladiesstore.duckdns.org^$important</text:p>
      <text:p text:style-name="Standard">||frockyllie.com^$important</text:p>
      <text:p text:style-name="Standard">||fromdax.com^$important</text:p>
      <text:p text:style-name="Standard">||fromjoy.fr^$important</text:p>
      <text:p text:style-name="Standard">||fromthesky.top^$important</text:p>
      <text:p text:style-name="Standard">||frontdesk.tk^$important</text:p>
      <text:p text:style-name="Standard">||frontierdevlimited.com^$important</text:p>
      <text:p text:style-name="Standard">||frontierkniters.in^$important</text:p>
      <text:p text:style-name="Standard">||frowing.ddns.net^$important</text:p>
      <text:p text:style-name="Standard">||frteary.ru^$important</text:p>
      <text:p text:style-name="Standard">||fruitstip.com^$important</text:p>
      <text:p text:style-name="Standard">||fruityytech.com^$important</text:p>
      <text:p text:style-name="Standard">||fruteriascapellan.com^$important</text:p>
      <text:p text:style-name="Standard">||fryktis.ru^$important</text:p>
      <text:p text:style-name="Standard">||fsbcvhjgfdsf.ug^$important</text:p>
      <text:p text:style-name="Standard">||fse2020.com^$important</text:p>
      <text:p text:style-name="Standard">||fsefsfeg.xyz^$important</text:p>
      <text:p text:style-name="Standard">||fsf4t4gd.club^$important</text:p>
      <text:p text:style-name="Standard">||fsneng.com^$important</text:p>
      <text:p text:style-name="Standard">||fssshipping.com^$important</text:p>
      <text:p text:style-name="Standard">||fstats.xyz^$important</text:p>
      <text:p text:style-name="Standard">||ftevinpgreta.com^$important</text:p>
      <text:p text:style-name="Standard">||ftik.iainkediri.ac.id^$important</text:p>
      <text:p text:style-name="Standard">||ftp.collabvm.ml^$important</text:p>
      <text:p text:style-name="Standard">||ftp.dailyignite.club^$important</text:p>
      <text:p text:style-name="Standard">||ftp.spbv.org^$important</text:p>
      <text:p text:style-name="Standard">||ftpcm.com^$important</text:p>
      <text:p text:style-name="Standard">||ftpmsa.com^$important</text:p>
      <text:p text:style-name="Standard">||ftwork.co.uk^$important</text:p>
      <text:p text:style-name="Standard">||fuannabelnola.com^$important</text:p>
      <text:p text:style-name="Standard">||fuathanalbar.com.tr^$important</text:p>
      <text:p text:style-name="Standard">||fucheun.com^$important</text:p>
      <text:p text:style-name="Standard">||fuck-killz.ru^$important</text:p>
      <text:p text:style-name="Standard"><text:soft-page-break/>||fucka.ddns.net^$important</text:p>
      <text:p text:style-name="Standard">||fuckingav.xyz^$important</text:p>
      <text:p text:style-name="Standard">||fucksars.xyz^$important</text:p>
      <text:p text:style-name="Standard">||fucksaudi.ddns.net^$important</text:p>
      <text:p text:style-name="Standard">||fuckxy22.com^$important</text:p>
      <text:p text:style-name="Standard">||fuckyou666.ddns.net^$important</text:p>
      <text:p text:style-name="Standard">||fuckyoua.ddns.net^$important</text:p>
      <text:p text:style-name="Standard">||fueda.info^$important</text:p>
      <text:p text:style-name="Standard">||fuffostore.ru^$important</text:p>
      <text:p text:style-name="Standard">||fuin54baby.com^$important</text:p>
      <text:p text:style-name="Standard">||fukbeegh4.com^$important</text:p>
      <text:p text:style-name="Standard">||fulhamdigital.com^$important</text:p>
      <text:p text:style-name="Standard">||fullinnova.com^$important</text:p>
      <text:p text:style-name="Standard">||fullrelevance.xyz^$important</text:p>
      <text:p text:style-name="Standard">||fulltruyen.net^$important</text:p>
      <text:p text:style-name="Standard">||fulness.xyz^$important</text:p>
      <text:p text:style-name="Standard">||functionalrejh.com^$important</text:p>
      <text:p text:style-name="Standard">||fundacioncreatalento.org^$important</text:p>
      <text:p text:style-name="Standard">||fundacionsuperamigos.com^$important</text:p>
      <text:p text:style-name="Standard">||fundeartescolombia.org^$important</text:p>
      <text:p text:style-name="Standard">||fundidoradealuminio.com^$important</text:p>
      <text:p text:style-name="Standard">||fundingchoicesmessages.google.com^$important</text:p>
      <text:p text:style-name="Standard">||fundoluyr.fund^$important</text:p>
      <text:p text:style-name="Standard">||fundzit.com^$important</text:p>
      <text:p text:style-name="Standard">||funerariaamadeus.com^$important</text:p>
      <text:p text:style-name="Standard">||fungostar.ir^$important</text:p>
      <text:p text:style-name="Standard">||fungryfood.com^$important</text:p>
      <text:p text:style-name="Standard">||funklicks.com^$important</text:p>
      <text:p text:style-name="Standard">||funky.readyfreights.com^$important</text:p>
      <text:p text:style-name="Standard">||funmart.ml^$important</text:p>
      <text:p text:style-name="Standard">||funnelmarketing.cl^$important</text:p>
      <text:p text:style-name="Standard">||funpageexchange.com^$important</text:p>
      <text:p text:style-name="Standard">||funtclan.com^$important</text:p>
      <text:p text:style-name="Standard">||funyday.cc^$important</text:p>
      <text:p text:style-name="Standard">||furacao.ddns.net^$important</text:p>
      <text:p text:style-name="Standard">||fureheroes.com^$important</text:p>
      <text:p text:style-name="Standard">||furnituresales.ir^$important</text:p>
      <text:p text:style-name="Standard">||fusaazor6.icu^$important</text:p>
      <text:p text:style-name="Standard">||fuscon.ga^$important</text:p>
      <text:p text:style-name="Standard">||fuscon.gq^$important</text:p>
      <text:p text:style-name="Standard">||fusion-school.com.ua^$important</text:p>
      <text:p text:style-name="Standard">||fusionads.net^$important</text:p>
      <text:p text:style-name="Standard">||fusionquest.com^$important</text:p>
      <text:p text:style-name="Standard">||fusiontables.google.com^$important</text:p>
      <text:p text:style-name="Standard">||fuskxldf.info^$important</text:p>
      <text:p text:style-name="Standard">||fut91ga.com^$important</text:p>
      <text:p text:style-name="Standard">||futket.com^$important</text:p>
      <text:p text:style-name="Standard">||futsal-diamant.at^$important</text:p>
      <text:p text:style-name="Standard">||futuracosmetic.com^$important</text:p>
      <text:p text:style-name="Standard">||future--seafood.com^$important</text:p>
      <text:p text:style-name="Standard">||future-maintenance.com^$important</text:p>
      <text:p text:style-name="Standard">||futurenewapp.uno^$important</text:p>
      <text:p text:style-name="Standard"><text:soft-page-break/>||futureteam.ch^$important</text:p>
      <text:p text:style-name="Standard">||futurodelasciudades.org^$important</text:p>
      <text:p text:style-name="Standard">||fuyao.tech^$important</text:p>
      <text:p text:style-name="Standard">||fuzhu.xingqua.cn^$important</text:p>
      <text:p text:style-name="Standard">||fvrlink.xyz^$important</text:p>
      <text:p text:style-name="Standard">||fw.adsafeprotected.com^$important</text:p>
      <text:p text:style-name="Standard">||fwaavenue.com^$important</text:p>
      <text:p text:style-name="Standard">||fwmrm.net^$important</text:p>
      <text:p text:style-name="Standard">||fx-torihiki.com^$important</text:p>
      <text:p text:style-name="Standard">||fxbot.trade^$important</text:p>
      <text:p text:style-name="Standard">||fxclix.com^$important</text:p>
      <text:p text:style-name="Standard">||fxqrg.xyz^$important</text:p>
      <text:p text:style-name="Standard">||fxstyle.net^$important</text:p>
      <text:p text:style-name="Standard">||fxvipmaster.com^$important</text:p>
      <text:p text:style-name="Standard">||fy3s3x.xyz^$important</text:p>
      <text:p text:style-name="Standard">||fynamics.ae^$important</text:p>
      <text:p text:style-name="Standard">||fyrishbikes.com^$important</text:p>
      <text:p text:style-name="Standard">||fyrsbckgi-c.global.ssl.fastly.net^$important</text:p>
      <text:p text:style-name="Standard">||fysinstitute.com^$important</text:p>
      <text:p text:style-name="Standard">||fytfashion.com^$important</text:p>
      <text:p text:style-name="Standard">||fz-mabrouki.com^$important</text:p>
      <text:p text:style-name="Standard">||g-rolled.com^$important</text:p>
      <text:p text:style-name="Standard">||g-startupmena.com^$important</text:p>
      <text:p text:style-name="Standard">||g.ezoic.net^$important</text:p>
      <text:p text:style-name="Standard">||g.icab.pk^$important</text:p>
      <text:p text:style-name="Standard">||g.pdofan.ru^$important</text:p>
      <text:p text:style-name="Standard">||g15aocbenedict.com^$important</text:p>
      <text:p text:style-name="Standard">||g2.gumgum.com^$important</text:p>
      <text:p text:style-name="Standard">||g4057ewrgyhqy.com^$important</text:p>
      <text:p text:style-name="Standard">||g53lois51bruce.company^$important</text:p>
      <text:p text:style-name="Standard">||g69jylv.xyz^$important</text:p>
      <text:p text:style-name="Standard">||g85314718lauryn.com^$important</text:p>
      <text:p text:style-name="Standard">||ga-partnership.com^$important</text:p>
      <text:p text:style-name="Standard">||ga.neomeric.us^$important</text:p>
      <text:p text:style-name="Standard">||gaayatrimedia.com^$important</text:p>
      <text:p text:style-name="Standard">||gab.com.tr^$important</text:p>
      <text:p text:style-name="Standard">||gabisan-shipping.com^$important</text:p>
      <text:p text:style-name="Standard">||gabrieldumortier.be^$important</text:p>
      <text:p text:style-name="Standard">||gabzara.com^$important</text:p>
      <text:p text:style-name="Standard">||gadgetandplay.com^$important</text:p>
      <text:p text:style-name="Standard">||gadgetglob.com^$important</text:p>
      <text:p text:style-name="Standard">||gads.pubmatic.com^$important</text:p>
      <text:p text:style-name="Standard">||gaffer.pp.ua^$important</text:p>
      <text:p text:style-name="Standard">||gaffney-krroese.com^$important</text:p>
      <text:p text:style-name="Standard">||gafigaf.in^$important</text:p>
      <text:p text:style-name="Standard">||gahtt9j6.cnhornebakery.com^$important</text:p>
      <text:p text:style-name="Standard">||gahtt9j6.u8f3e5jq.ru^$important</text:p>
      <text:p text:style-name="Standard">||gaiacrystallife.com^$important</text:p>
      <text:p text:style-name="Standard">||gaijinmassoterapia.com^$important</text:p>
      <text:p text:style-name="Standard">||gaintetikh.com^$important</text:p>
      <text:p text:style-name="Standard">||gak-tavrida.ru^$important</text:p>
      <text:p text:style-name="Standard">||galaxien.com^$important</text:p>
      <text:p text:style-name="Standard"><text:soft-page-break/>||galaxydigitel.com^$important</text:p>
      <text:p text:style-name="Standard">||galaxyxxi.co^$important</text:p>
      <text:p text:style-name="Standard">||gali.keipta.us^$important</text:p>
      <text:p text:style-name="Standard">||galleonguild.com^$important</text:p>
      <text:p text:style-name="Standard">||game-advertising-online.com^$important</text:p>
      <text:p text:style-name="Standard">||gameandroidterbaik.com^$important</text:p>
      <text:p text:style-name="Standard">||gameclub.ut.ac.ir^$important</text:p>
      <text:p text:style-name="Standard">||gamedizer.com^$important</text:p>
      <text:p text:style-name="Standard">||gamedoithe.net^$important</text:p>
      <text:p text:style-name="Standard">||gamee.top^$important</text:p>
      <text:p text:style-name="Standard">||gamefpsbuster.ru^$important</text:p>
      <text:p text:style-name="Standard">||gamehackworld.tk^$important</text:p>
      <text:p text:style-name="Standard">||gamehouse.com^$important</text:p>
      <text:p text:style-name="Standard">||gameonlinedoithuong.com^$important</text:p>
      <text:p text:style-name="Standard">||gamerspro.duckdns.org^$important</text:p>
      <text:p text:style-name="Standard">||gamersxpro.net^$important</text:p>
      <text:p text:style-name="Standard">||gamerus.publicvm.com^$important</text:p>
      <text:p text:style-name="Standard">||gamerusa.duckdns.org^$important</text:p>
      <text:p text:style-name="Standard">||gamesenser.000webhostapp.com^$important</text:p>
      <text:p text:style-name="Standard">||gamesites100.net^$important</text:p>
      <text:p text:style-name="Standard">||gamesites200.com^$important</text:p>
      <text:p text:style-name="Standard">||gamesitestop100.com^$important</text:p>
      <text:p text:style-name="Standard">||gamesportal-gp.tk^$important</text:p>
      <text:p text:style-name="Standard">||gamestrefa.com^$important</text:p>
      <text:p text:style-name="Standard">||gaminggo.website^$important</text:p>
      <text:p text:style-name="Standard">||gammaplatform.com^$important</text:p>
      <text:p text:style-name="Standard">||gamot2go.com^$important</text:p>
      <text:p text:style-name="Standard">||gamudagardencity.net^$important</text:p>
      <text:p text:style-name="Standard">||ganapatihelp.com^$important</text:p>
      <text:p text:style-name="Standard">||gandcrab505.ddns.net^$important</text:p>
      <text:p text:style-name="Standard">||gando24.com^$important</text:p>
      <text:p text:style-name="Standard">||gandokiblit.pw^$important</text:p>
      <text:p text:style-name="Standard">||ganeca.co.id^$important</text:p>
      <text:p text:style-name="Standard">||ganegamoks.com^$important</text:p>
      <text:p text:style-name="Standard">||ganeshfestivalusa.org^$important</text:p>
      <text:p text:style-name="Standard">||gangbanghangchang.myftp.biz^$important</text:p>
      <text:p text:style-name="Standard">||gangnamk.com^$important</text:p>
      <text:p text:style-name="Standard">||ganharcurtidas.com^$important</text:p>
      <text:p text:style-name="Standard">||gaoruicn.com^$important</text:p>
      <text:p text:style-name="Standard">||gaosanxuexi.com^$important</text:p>
      <text:p text:style-name="Standard">||gapsystem.com.ar^$important</text:p>
      <text:p text:style-name="Standard">||garados.hopto.org^$important</text:p>
      <text:p text:style-name="Standard">||garagebean.com^$important</text:p>
      <text:p text:style-name="Standard">||garagedoorcompanylosgatos.com^$important</text:p>
      <text:p text:style-name="Standard">||garagedoorrepairapex.com^$important</text:p>
      <text:p text:style-name="Standard">||garagedoorrepaircarrboro.com^$important</text:p>
      <text:p text:style-name="Standard">||garagedoorrepairgarner.com^$important</text:p>
      <text:p text:style-name="Standard">||garagedoorrepairparamus.com^$important</text:p>
      <text:p text:style-name="Standard">||garagedoorrepairteaneck.com^$important</text:p>
      <text:p text:style-name="Standard">||garagedoorsrepairraleigh.com^$important</text:p>
      <text:p text:style-name="Standard">||garageprosofflorida.com^$important</text:p>
      <text:p text:style-name="Standard">||garagetactics.com^$important</text:p>
      <text:p text:style-name="Standard"><text:soft-page-break/>||garammatka.com^$important</text:p>
      <text:p text:style-name="Standard">||garantitaksi.com^$important</text:p>
      <text:p text:style-name="Standard">||garciaikoplesver.net^$important</text:p>
      <text:p text:style-name="Standard">||gardendoctorconsulting.com.au^$important</text:p>
      <text:p text:style-name="Standard">||gardenstrutturelegno.com^$important</text:p>
      <text:p text:style-name="Standard">||gardenworx.ae^$important</text:p>
      <text:p text:style-name="Standard">||garethshaw.000webhostapp.com^$important</text:p>
      <text:p text:style-name="Standard">||garex.xyz^$important</text:p>
      <text:p text:style-name="Standard">||garifunavoice.org^$important</text:p>
      <text:p text:style-name="Standard">||garizzlas.top^$important</text:p>
      <text:p text:style-name="Standard">||garlicbbqhotpotbuffet.com^$important</text:p>
      <text:p text:style-name="Standard">||garudamartindia.com^$important</text:p>
      <text:p text:style-name="Standard">||garyhancockimages.com^$important</text:p>
      <text:p text:style-name="Standard">||garystahioptiongi.info^$important</text:p>
      <text:p text:style-name="Standard">||gasgoecuador.com^$important</text:p>
      <text:p text:style-name="Standard">||gasimanai.ml^$important</text:p>
      <text:p text:style-name="Standard">||gaspardetvalentine.fr^$important</text:p>
      <text:p text:style-name="Standard">||gasperpuntar.com^$important</text:p>
      <text:p text:style-name="Standard">||gastronomiebeleving.nl^$important</text:p>
      <text:p text:style-name="Standard">||gaswatstroy.online^$important</text:p>
      <text:p text:style-name="Standard">||gate.hockeyapp.net^$important</text:p>
      <text:p text:style-name="Standard">||gate.mindblowserverdocnetwork.xyz^$important</text:p>
      <text:p text:style-name="Standard">||gatehub.club^$important</text:p>
      <text:p text:style-name="Standard">||gatehub.online^$important</text:p>
      <text:p text:style-name="Standard">||gatehub.services^$important</text:p>
      <text:p text:style-name="Standard">||gatehub.site^$important</text:p>
      <text:p text:style-name="Standard">||gatehub.tech^$important</text:p>
      <text:p text:style-name="Standard">||gatewaylogsitics.com^$important</text:p>
      <text:p text:style-name="Standard">||gator.com^$important</text:p>
      <text:p text:style-name="Standard">||gaubonggiarehcm.com^$important</text:p>
      <text:p text:style-name="Standard">||gaunga.com^$important</text:p>
      <text:p text:style-name="Standard">||gauravhometutorial.com^$important</text:p>
      <text:p text:style-name="Standard">||gaurlle.xyz^$important</text:p>
      <text:p text:style-name="Standard">||gawaher-services.com^$important</text:p>
      <text:p text:style-name="Standard">||gawyuo.com.pl^$important</text:p>
      <text:p text:style-name="Standard">||gay-love.ru^$important</text:p>
      <text:p text:style-name="Standard">||gayadnetwork.com^$important</text:p>
      <text:p text:style-name="Standard">||gayaju.com^$important</text:p>
      <text:p text:style-name="Standard">||gayquytuthien.club^$important</text:p>
      <text:p text:style-name="Standard">||gazpromstaff.com^$important</text:p>
      <text:p text:style-name="Standard">||gbalani.tk^$important</text:p>
      <text:p text:style-name="Standard">||gbanners.hornymatches.com^$important</text:p>
      <text:p text:style-name="Standard">||gberetta.ddns.net^$important</text:p>
      <text:p text:style-name="Standard">||gbmbdmm.chickenkiller.com^$important</text:p>
      <text:p text:style-name="Standard">||gbszciag8tgf2m.com^$important</text:p>
      <text:p text:style-name="Standard">||gbuzr.info^$important</text:p>
      <text:p text:style-name="Standard">||gbzt.info^$important</text:p>
      <text:p text:style-name="Standard">||gcare-support.com^$important</text:p>
      <text:p text:style-name="Standard">||gcesab.com^$important</text:p>
      <text:p text:style-name="Standard">||gcirsa.com^$important</text:p>
      <text:p text:style-name="Standard">||gcleaner.info^$important</text:p>
      <text:p text:style-name="Standard">||gclubfan.com^$important</text:p>
      <text:p text:style-name="Standard"><text:soft-page-break/>||gcpfs.info^$important</text:p>
      <text:p text:style-name="Standard">||gcsucai.com^$important</text:p>
      <text:p text:style-name="Standard">||gcwhoopee.com^$important</text:p>
      <text:p text:style-name="Standard">||gda-eksplorasi.co.id^$important</text:p>
      <text:p text:style-name="Standard">||gdas-dems.com^$important</text:p>
      <text:p text:style-name="Standard">||gdfdfv.ru^$important</text:p>
      <text:p text:style-name="Standard">||gdlin.com.ar^$important</text:p>
      <text:p text:style-name="Standard">||gdthtgf.com^$important</text:p>
      <text:p text:style-name="Standard">||gdupdneyhwhsxtnpotrd.com^$important</text:p>
      <text:p text:style-name="Standard">||gduploads.com^$important</text:p>
      <text:p text:style-name="Standard">||gdv.stomp.digital^$important</text:p>
      <text:p text:style-name="Standard">||ge0x.com^$important</text:p>
      <text:p text:style-name="Standard">||ge5r6h7tjrfrhegs.top^$important</text:p>
      <text:p text:style-name="Standard">||geardox.site^$important</text:p>
      <text:p text:style-name="Standard">||gebbatrip.club^$important</text:p>
      <text:p text:style-name="Standard">||gecfornmosa.com^$important</text:p>
      <text:p text:style-name="Standard">||gechy.ru^$important</text:p>
      <text:p text:style-name="Standard">||gediksaglik.com^$important</text:p>
      <text:p text:style-name="Standard">||geeccaships.ga^$important</text:p>
      <text:p text:style-name="Standard">||geenicreations.com^$important</text:p>
      <text:p text:style-name="Standard">||geepaulcast.com^$important</text:p>
      <text:p text:style-name="Standard">||geetest.com^$important</text:p>
      <text:p text:style-name="Standard">||geistm.com^$important</text:p>
      <text:p text:style-name="Standard">||geladinhogourmetoficial.com.br^$important</text:p>
      <text:p text:style-name="Standard">||gelagoollenneee.monster^$important</text:p>
      <text:p text:style-name="Standard">||gelatidoro.sk^$important</text:p>
      <text:p text:style-name="Standard">||gelikatakoy.com^$important</text:p>
      <text:p text:style-name="Standard">||gelisimcizgisi.com^$important</text:p>
      <text:p text:style-name="Standard">||gem-importers.com^$important</text:p>
      <text:p text:style-name="Standard">||gem-st.com^$important</text:p>
      <text:p text:style-name="Standard">||gemaco.com.ve^$important</text:p>
      <text:p text:style-name="Standard">||gemapower.com^$important</text:p>
      <text:p text:style-name="Standard">||gemeli.co.za^$important</text:p>
      <text:p text:style-name="Standard">||gemius.mgr.consensu.org^$important</text:p>
      <text:p text:style-name="Standard">||gemius.pl^$important</text:p>
      <text:p text:style-name="Standard">||gemphotographynj.com^$important</text:p>
      <text:p text:style-name="Standard">||gemriverside-datxanh.xyz^$important</text:p>
      <text:p text:style-name="Standard">||gemsjewelbeads.com^$important</text:p>
      <text:p text:style-name="Standard">||gemsocgh.gpmedialtd.com^$important</text:p>
      <text:p text:style-name="Standard">||gemstatedev.com^$important</text:p>
      <text:p text:style-name="Standard">||gen5.ga^$important</text:p>
      <text:p text:style-name="Standard">||gencbafralilar.com^$important</text:p>
      <text:p text:style-name="Standard">||generatorsupercenterofatlanta.com^$important</text:p>
      <text:p text:style-name="Standard">||genesif.com^$important</text:p>
      <text:p text:style-name="Standard">||genesistype.top^$important</text:p>
      <text:p text:style-name="Standard">||genf20pluscoupons.com^$important</text:p>
      <text:p text:style-name="Standard">||gengrasjeepram.com^$important</text:p>
      <text:p text:style-name="Standard">||geniavo.com^$important</text:p>
      <text:p text:style-name="Standard">||gensis-advpg.com^$important</text:p>
      <text:p text:style-name="Standard">||genxphones.com^$important</text:p>
      <text:p text:style-name="Standard">||genzmag.com^$important</text:p>
      <text:p text:style-name="Standard">||geo.digitalpoint.com^$important</text:p>
      <text:p text:style-name="Standard"><text:soft-page-break/>||geo.hltv.org^$important</text:p>
      <text:p text:style-name="Standard">||geo.homepage-web.com^$important</text:p>
      <text:p text:style-name="Standard">||geo.metronews.ca^$important</text:p>
      <text:p text:style-name="Standard">||geo.mozilla.org^$important</text:p>
      <text:p text:style-name="Standard">||geo.perezhilton.com^$important</text:p>
      <text:p text:style-name="Standard">||geo.play.it^$important</text:p>
      <text:p text:style-name="Standard">||geo.theawesomer.com^$important</text:p>
      <text:p text:style-name="Standard">||geo.yahoo.com^$important</text:p>
      <text:p text:style-name="Standard">||geobanner.adultfriendfinder.com^$important</text:p>
      <text:p text:style-name="Standard">||geobeacon.ign.com^$important</text:p>
      <text:p text:style-name="Standard">||geoclimachillers.com^$important</text:p>
      <text:p text:style-name="Standard">||geocoding.dpr.taxi^$important</text:p>
      <text:p text:style-name="Standard">||geodrilling.cl^$important</text:p>
      <text:p text:style-name="Standard">||geoglobalsystem.com^$important</text:p>
      <text:p text:style-name="Standard">||geoip-lookup.vice.com^$important</text:p>
      <text:p text:style-name="Standard">||geoip.al.com^$important</text:p>
      <text:p text:style-name="Standard">||geoip.boredpanda.com^$important</text:p>
      <text:p text:style-name="Standard">||geoip.cleveland.com^$important</text:p>
      <text:p text:style-name="Standard">||geoip.gulflive.com^$important</text:p>
      <text:p text:style-name="Standard">||geoip.inquirer.net^$important</text:p>
      <text:p text:style-name="Standard">||geoip.lehighvalleylive.com^$important</text:p>
      <text:p text:style-name="Standard">||geoip.masslive.com^$important</text:p>
      <text:p text:style-name="Standard">||geoip.mlive.com^$important</text:p>
      <text:p text:style-name="Standard">||geoip.nj.com^$important</text:p>
      <text:p text:style-name="Standard">||geoip.nola.com^$important</text:p>
      <text:p text:style-name="Standard">||geoip.oregonlive.com^$important</text:p>
      <text:p text:style-name="Standard">||geoip.pennlive.com^$important</text:p>
      <text:p text:style-name="Standard">||geoip.silive.com^$important</text:p>
      <text:p text:style-name="Standard">||geoip.syracuse.com^$important</text:p>
      <text:p text:style-name="Standard">||geoip.viamichelin.com^$important</text:p>
      <text:p text:style-name="Standard">||geoiplookup.wikimedia.org^$important</text:p>
      <text:p text:style-name="Standard">||geometrai.com^$important</text:p>
      <text:p text:style-name="Standard">||geopinfactory.com^$important</text:p>
      <text:p text:style-name="Standard">||georgereports.com^$important</text:p>
      <text:p text:style-name="Standard">||geovisite.com^$important</text:p>
      <text:p text:style-name="Standard">||gerawest.xyz^$important</text:p>
      <text:p text:style-name="Standard">||gerbanglampura.co^$important</text:p>
      <text:p text:style-name="Standard">||gerdosan.com^$important</text:p>
      <text:p text:style-name="Standard">||german-linkindex.de^$important</text:p>
      <text:p text:style-name="Standard">||germanyexploits.com^$important</text:p>
      <text:p text:style-name="Standard">||geshtalt.mk^$important</text:p>
      <text:p text:style-name="Standard">||gess.bit^$important</text:p>
      <text:p text:style-name="Standard">||gessuae.ae^$important</text:p>
      <text:p text:style-name="Standard">||gestas.xyz^$important</text:p>
      <text:p text:style-name="Standard">||gestcoop.milgestiones.es^$important</text:p>
      <text:p text:style-name="Standard">||gestomarket.co^$important</text:p>
      <text:p text:style-name="Standard">||get-free-btc.000webhostapp.com^$important</text:p>
      <text:p text:style-name="Standard">||getacom.org^$important</text:p>
      <text:p text:style-name="Standard">||getaudiopress.com^$important</text:p>
      <text:p text:style-name="Standard">||getawebsite.co^$important</text:p>
      <text:p text:style-name="Standard">||getbitcoincampaign.com^$important</text:p>
      <text:p text:style-name="Standard">||getbiztips.com^$important</text:p>
      <text:p text:style-name="Standard"><text:soft-page-break/>||getblueshift.com^$important</text:p>
      <text:p text:style-name="Standard">||getclicky.com^$important</text:p>
      <text:p text:style-name="Standard">||getdrip.com^$important</text:p>
      <text:p text:style-name="Standard">||getdripfit.com^$important</text:p>
      <text:p text:style-name="Standard">||getexceptional.com^$important</text:p>
      <text:p text:style-name="Standard">||getfitat50.com^$important</text:p>
      <text:p text:style-name="Standard">||getjobportal.com^$important</text:p>
      <text:p text:style-name="Standard">||getkonstrukted.com^$important</text:p>
      <text:p text:style-name="Standard">||getletterpress.com^$important</text:p>
      <text:p text:style-name="Standard">||getmyprospects.com^$important</text:p>
      <text:p text:style-name="Standard">||getrich.cash^$important</text:p>
      <text:p text:style-name="Standard">||getrichordietrying428.com^$important</text:p>
      <text:p text:style-name="Standard">||getrichordietrying48.com^$important</text:p>
      <text:p text:style-name="Standard">||getrockerbox.com^$important</text:p>
      <text:p text:style-name="Standard">||getsee.services^$important</text:p>
      <text:p text:style-name="Standard">||getsoft.site^$important</text:p>
      <text:p text:style-name="Standard">||getupandcboz.com^$important</text:p>
      <text:p text:style-name="Standard">||getvid.pw^$important</text:p>
      <text:p text:style-name="Standard">||getvision2020.net^$important</text:p>
      <text:p text:style-name="Standard">||gewe.tech^$important</text:p>
      <text:p text:style-name="Standard">||gfaefskfht.xyz^$important</text:p>
      <text:p text:style-name="Standard">||gfewvb6phuhcjy.com^$important</text:p>
      <text:p text:style-name="Standard">||gfxapanbnqd4jhf.pw^$important</text:p>
      <text:p text:style-name="Standard">||gg4.devs-group.com^$important</text:p>
      <text:p text:style-name="Standard">||gggocambodia.com^$important</text:p>
      <text:p text:style-name="Standard">||ggq.kr^$important</text:p>
      <text:p text:style-name="Standard">||ggtrends.com^$important</text:p>
      <text:p text:style-name="Standard">||ggtyyu.pw^$important</text:p>
      <text:p text:style-name="Standard">||ggwp.in^$important</text:p>
      <text:p text:style-name="Standard">||ggwpbro.bit^$important</text:p>
      <text:p text:style-name="Standard">||ghadtanter.cf^$important</text:p>
      <text:p text:style-name="Standard">||ghadtanter.ga^$important</text:p>
      <text:p text:style-name="Standard">||ghadtanter.gq^$important</text:p>
      <text:p text:style-name="Standard">||ghadtanter.ml^$important</text:p>
      <text:p text:style-name="Standard">||ghadtanter.tk^$important</text:p>
      <text:p text:style-name="Standard">||ghafarbooss.ddns.net^$important</text:p>
      <text:p text:style-name="Standard">||ghancommercialbank.com^$important</text:p>
      <text:p text:style-name="Standard">||gharbkilid.com^$important</text:p>
      <text:p text:style-name="Standard">||ghayoorabbasofficial.com^$important</text:p>
      <text:p text:style-name="Standard">||ghetto-royale.com^$important</text:p>
      <text:p text:style-name="Standard">||ghfdfghj324.ru^$important</text:p>
      <text:p text:style-name="Standard">||ghfjskdfg87s9fdgsdf.xyz^$important</text:p>
      <text:p text:style-name="Standard">||ghidmamaia.ro^$important</text:p>
      <text:p text:style-name="Standard">||ghigalal.com^$important</text:p>
      <text:p text:style-name="Standard">||ghjklhjf.ru^$important</text:p>
      <text:p text:style-name="Standard">||ghodaghodi.com^$important</text:p>
      <text:p text:style-name="Standard">||ghome2222.ddns.net^$important</text:p>
      <text:p text:style-name="Standard">||ghost888.hk^$important</text:p>
      <text:p text:style-name="Standard">||ghostdom.ug^$important</text:p>
      <text:p text:style-name="Standard">||ghthf.cf^$important</text:p>
      <text:p text:style-name="Standard">||giaim.org^$important</text:p>
      <text:p text:style-name="Standard">||giamcannhanhslimfast.com^$important</text:p>
      <text:p text:style-name="Standard"><text:soft-page-break/>||giangholuankiem.com^$important</text:p>
      <text:p text:style-name="Standard">||giangnguyenreal.com^$important</text:p>
      <text:p text:style-name="Standard">||giangocngan.com^$important</text:p>
      <text:p text:style-name="Standard">||giannigianni.ddns.net^$important</text:p>
      <text:p text:style-name="Standard">||giaodichbds247.com^$important</text:p>
      <text:p text:style-name="Standard">||giasutothanoi.com^$important</text:p>
      <text:p text:style-name="Standard">||giatlalaocai.com^$important</text:p>
      <text:p text:style-name="Standard">||gidroplazma.zone^$important</text:p>
      <text:p text:style-name="Standard">||giftedhands-association.com^$important</text:p>
      <text:p text:style-name="Standard">||giftingtimes.in^$important</text:p>
      <text:p text:style-name="Standard">||gifts.santa.merrychristmasgroup.org^$important</text:p>
      <text:p text:style-name="Standard">||gigatelibertadores.ddns.net^$important</text:p>
      <text:p text:style-name="Standard">||gigeveryday.com^$important</text:p>
      <text:p text:style-name="Standard">||gigolimpet.ac.ug^$important</text:p>
      <text:p text:style-name="Standard">||gigu.ga^$important</text:p>
      <text:p text:style-name="Standard">||gigya.com^$important</text:p>
      <text:p text:style-name="Standard">||gilgaluganda.org^$important</text:p>
      <text:p text:style-name="Standard">||gimentpook.com^$important</text:p>
      <text:p text:style-name="Standard">||gimhon.ml^$important</text:p>
      <text:p text:style-name="Standard">||gindnetsoft.com^$important</text:p>
      <text:p text:style-name="Standard">||ging.fun^$important</text:p>
      <text:p text:style-name="Standard">||gioitrerusseykeo.com^$important</text:p>
      <text:p text:style-name="Standard">||gioo.co^$important</text:p>
      <text:p text:style-name="Standard">||gipertonia.site^$important</text:p>
      <text:p text:style-name="Standard">||giraff.io^$important</text:p>
      <text:p text:style-name="Standard">||girl4night.com^$important</text:p>
      <text:p text:style-name="Standard">||girls4dating.asia^$important</text:p>
      <text:p text:style-name="Standard">||girlsphonenumbers.online^$important</text:p>
      <text:p text:style-name="Standard">||girlydesignart.com^$important</text:p>
      <text:p text:style-name="Standard">||gist.github.com^$important</text:p>
      <text:p text:style-name="Standard">||gitbim.com^$important</text:p>
      <text:p text:style-name="Standard">||github.com^$important</text:p>
      <text:p text:style-name="Standard">||giu4.bit^$important</text:p>
      <text:p text:style-name="Standard">||giu5.bit^$important</text:p>
      <text:p text:style-name="Standard">||giumaithanhxuan.com^$important</text:p>
      <text:p text:style-name="Standard">||givehopeahand.org^$important</text:p>
      <text:p text:style-name="Standard">||givemeblood.xyz^$important</text:p>
      <text:p text:style-name="Standard">||givemoney.ddns.net^$important</text:p>
      <text:p text:style-name="Standard">||given18.gold^$important</text:p>
      <text:p text:style-name="Standard">||givlonest.org^$important</text:p>
      <text:p text:style-name="Standard">||gizelemonteiro.com^$important</text:p>
      <text:p text:style-name="Standard">||giztasarim.com^$important</text:p>
      <text:p text:style-name="Standard">||gj.mmstat.com^$important</text:p>
      <text:p text:style-name="Standard">||gjttaamibpysxadlgatx.com^$important</text:p>
      <text:p text:style-name="Standard">||gkiv2houfvquupp.exe^$important</text:p>
      <text:p text:style-name="Standard">||gkmfx.net^$important</text:p>
      <text:p text:style-name="Standard">||gl6063f3cc237zqm.com^$important</text:p>
      <text:p text:style-name="Standard">||glamoroushairextension.com^$important</text:p>
      <text:p text:style-name="Standard">||glamour.com^$important</text:p>
      <text:p text:style-name="Standard">||glassboxdigital.io^$important</text:p>
      <text:p text:style-name="Standard">||glassesrenew.site^$important</text:p>
      <text:p text:style-name="Standard">||glaustudios.com^$important</text:p>
      <text:p text:style-name="Standard"><text:soft-page-break/>||gleam.io^$important</text:p>
      <text:p text:style-name="Standard">||glenios.club^$important</text:p>
      <text:p text:style-name="Standard">||glenncappe.info^$important</text:p>
      <text:p text:style-name="Standard">||gleventslive.com.br^$important</text:p>
      <text:p text:style-name="Standard">||glidfy.com^$important</text:p>
      <text:p text:style-name="Standard">||gligoricekofood.com^$important</text:p>
      <text:p text:style-name="Standard">||glkbio.com^$important</text:p>
      <text:p text:style-name="Standard">||gllnar.com^$important</text:p>
      <text:p text:style-name="Standard">||glluttbad.us^$important</text:p>
      <text:p text:style-name="Standard">||global-dahuatech.com^$important</text:p>
      <text:p text:style-name="Standard">||global-solution.gq^$important</text:p>
      <text:p text:style-name="Standard">||globalagri.org^$important</text:p>
      <text:p text:style-name="Standard">||globalautosaleslanka.com^$important</text:p>
      <text:p text:style-name="Standard">||globalbank.us^$important</text:p>
      <text:p text:style-name="Standard">||globalfbdnsaddressgoogle.duckdns.org^$important</text:p>
      <text:p text:style-name="Standard">||globalgymnastics.co^$important</text:p>
      <text:p text:style-name="Standard">||globalhyg.com^$important</text:p>
      <text:p text:style-name="Standard">||globalinvestmentgooglewebdnsaddress.duckdns.org^$important</text:p>
      <text:p text:style-name="Standard">||globalinvoice.club^$important</text:p>
      <text:p text:style-name="Standard">||globalismedia.com^$important</text:p>
      <text:p text:style-name="Standard">||globallinkinvestwebjoindnsaddress.duckdns.org^$important</text:p>
      <text:p text:style-name="Standard">||globallogistics.co.tz^$important</text:p>
      <text:p text:style-name="Standard">||globalmanagement-ks.com^$important</text:p>
      <text:p text:style-name="Standard">||globalmobilitysupport.com^$important</text:p>
      <text:p text:style-name="Standard">||globalnewsas.com^$important</text:p>
      <text:p text:style-name="Standard">||globalpassionentertainment.com^$important</text:p>
      <text:p text:style-name="Standard">||globalpaymentportal.co^$important</text:p>
      <text:p text:style-name="Standard">||globalrecordsblue.tk^$important</text:p>
      <text:p text:style-name="Standard">||globalreddyfederation.com^$important</text:p>
      <text:p text:style-name="Standard">||globalresults.cf^$important</text:p>
      <text:p text:style-name="Standard">||globalsharesecurefilesgood.duckdns.org^$important</text:p>
      <text:p text:style-name="Standard">||globalsuppliers.bit^$important</text:p>
      <text:p text:style-name="Standard">||globaltakeoff.net^$important</text:p>
      <text:p text:style-name="Standard">||globaltrack.com^$important</text:p>
      <text:p text:style-name="Standard">||globaltransfersecurefilethroughcloud.duckdns.org^$important</text:p>
      <text:p text:style-name="Standard">||globalwebindex.net^$important</text:p>
      <text:p text:style-name="Standard">||globalwebpay.co^$important</text:p>
      <text:p text:style-name="Standard">||globe7.com^$important</text:p>
      <text:p text:style-name="Standard">||globercm.com^$important</text:p>
      <text:p text:style-name="Standard">||globus-inter.com^$important</text:p>
      <text:p text:style-name="Standard">||glofqvalve.com^$important</text:p>
      <text:p text:style-name="Standard">||glojef.hwtnetworks.com^$important</text:p>
      <text:p text:style-name="Standard">||glom-2019.com^$important</text:p>
      <text:p text:style-name="Standard">||gloodin.com^$important</text:p>
      <text:p text:style-name="Standard">||gloriabz.webrevolutionfactory.com^$important</text:p>
      <text:p text:style-name="Standard">||gloriadating-a.com^$important</text:p>
      <text:p text:style-name="Standard">||gloriadating-a.pro^$important</text:p>
      <text:p text:style-name="Standard">||gloriadating-b.pro^$important</text:p>
      <text:p text:style-name="Standard">||gloriajeans-a.pro^$important</text:p>
      <text:p text:style-name="Standard">||gloriapionproperties.com^$important</text:p>
      <text:p text:style-name="Standard">||glovo.api.kustomerapp.com^$important</text:p>
      <text:p text:style-name="Standard">||gloyakata.ml^$important</text:p>
      <text:p text:style-name="Standard"><text:soft-page-break/>||gm.mmstat.com^$important</text:p>
      <text:p text:style-name="Standard">||gmads.net^$important</text:p>
      <text:p text:style-name="Standard">||gmail.ddns.net^$important</text:p>
      <text:p text:style-name="Standard">||gmailadvert15dx.club^$important</text:p>
      <text:p text:style-name="Standard">||gmelfit.com^$important</text:p>
      <text:p text:style-name="Standard">||gmgifts.co.uk^$important</text:p>
      <text:p text:style-name="Standard">||gmlsoftlabs.com^$important</text:p>
      <text:p text:style-name="Standard">||gmossp-sp.jp^$important</text:p>
      <text:p text:style-name="Standard">||gmrs-roanoke.com^$important</text:p>
      <text:p text:style-name="Standard">||gmvmexico.com^$important</text:p>
      <text:p text:style-name="Standard">||gn.prometeopro.com^$important</text:p>
      <text:p text:style-name="Standard">||gn52.cn^$important</text:p>
      <text:p text:style-name="Standard">||gnc.happenizedev.com^$important</text:p>
      <text:p text:style-name="Standard">||gnhehhands.bt^$important</text:p>
      <text:p text:style-name="Standard">||gnona2000.ddns.net^$important</text:p>
      <text:p text:style-name="Standard">||gnyfst.com^$important</text:p>
      <text:p text:style-name="Standard">||go-clicks.de^$important</text:p>
      <text:p text:style-name="Standard">||go-rank.de^$important</text:p>
      <text:p text:style-name="Standard">||go-refund.com^$important</text:p>
      <text:p text:style-name="Standard">||go.bebi.com^$important</text:p>
      <text:p text:style-name="Standard">||go.com^$important</text:p>
      <text:p text:style-name="Standard">||go.ezoic.net^$important</text:p>
      <text:p text:style-name="Standard">||go.hellonews.site^$important</text:p>
      <text:p text:style-name="Standard">||goadservices.com^$important</text:p>
      <text:p text:style-name="Standard">||goanbazzar.com^$important</text:p>
      <text:p text:style-name="Standard">||goazteiz.com^$important</text:p>
      <text:p text:style-name="Standard">||gobabynames.com^$important</text:p>
      <text:p text:style-name="Standard">||gobestchgo.com^$important</text:p>
      <text:p text:style-name="Standard">||gobossfashionwear.com^$important</text:p>
      <text:p text:style-name="Standard">||gocdn.club^$important</text:p>
      <text:p text:style-name="Standard">||gocleaner-bar.tech^$important</text:p>
      <text:p text:style-name="Standard">||god3z.ddns.net^$important</text:p>
      <text:p text:style-name="Standard">||godaddy.com^$important</text:p>
      <text:p text:style-name="Standard">||godbuntu.net^$important</text:p>
      <text:p text:style-name="Standard">||godeageaux.com^$important</text:p>
      <text:p text:style-name="Standard">||godloveorphanageandngo.com^$important</text:p>
      <text:p text:style-name="Standard">||godrej-nurture.site^$important</text:p>
      <text:p text:style-name="Standard">||godrivedrop.com^$important</text:p>
      <text:p text:style-name="Standard">||godsave.tk^$important</text:p>
      <text:p text:style-name="Standard">||godz.space^$important</text:p>
      <text:p text:style-name="Standard">||gofy-tuinbouw.nl^$important</text:p>
      <text:p text:style-name="Standard">||gogatesolutions.com^$important</text:p>
      <text:p text:style-name="Standard">||gogfree1.000webhostapp.com^$important</text:p>
      <text:p text:style-name="Standard">||gogicinbre.com^$important</text:p>
      <text:p text:style-name="Standard">||gogo.om-nom-nom.li^$important</text:p>
      <text:p text:style-name="Standard">||gogogo.id^$important</text:p>
      <text:p text:style-name="Standard">||gogoldteam.com^$important</text:p>
      <text:p text:style-name="Standard">||gohappybody.com^$important</text:p>
      <text:p text:style-name="Standard">||gohoga.org^$important</text:p>
      <text:p text:style-name="Standard">||goimail002.signin-appleid-apple.com^$important</text:p>
      <text:p text:style-name="Standard">||goindelivery.com^$important</text:p>
      <text:p text:style-name="Standard">||goingplatinum.com^$important</text:p>
      <text:p text:style-name="Standard"><text:soft-page-break/>||gointaxi.com^$important</text:p>
      <text:p text:style-name="Standard">||goisendmail005.apps-appleid-store.com^$important</text:p>
      <text:p text:style-name="Standard">||goitsoluciones.com^$important</text:p>
      <text:p text:style-name="Standard">||golaantsystem.xyz^$important</text:p>
      <text:p text:style-name="Standard">||golamshipping.com^$important</text:p>
      <text:p text:style-name="Standard">||gold-iq.xyz^$important</text:p>
      <text:p text:style-name="Standard">||gold.weborama.fr^$important</text:p>
      <text:p text:style-name="Standard">||goldchainsblue.com^$important</text:p>
      <text:p text:style-name="Standard">||goldcoastwatergardens.com^$important</text:p>
      <text:p text:style-name="Standard">||goldenfashiondeeds.com^$important</text:p>
      <text:p text:style-name="Standard">||goldenfuturepower5.com^$important</text:p>
      <text:p text:style-name="Standard">||goldengateschool.in^$important</text:p>
      <text:p text:style-name="Standard">||goldenlakehoabinh.com^$important</text:p>
      <text:p text:style-name="Standard">||goldenmenluxury.online^$important</text:p>
      <text:p text:style-name="Standard">||goldensotka.com.ua^$important</text:p>
      <text:p text:style-name="Standard">||goldenyachts.customexposure.tech^$important</text:p>
      <text:p text:style-name="Standard">||goldindustry.tech^$important</text:p>
      <text:p text:style-name="Standard">||goldlandsms.com^$important</text:p>
      <text:p text:style-name="Standard">||goldlngroup.com^$important</text:p>
      <text:p text:style-name="Standard">||goldmusics.com^$important</text:p>
      <text:p text:style-name="Standard">||goldonam.com^$important</text:p>
      <text:p text:style-name="Standard">||goldrealestate.ga^$important</text:p>
      <text:p text:style-name="Standard">||goldsilverplatinum.net^$important</text:p>
      <text:p text:style-name="Standard">||goldspotmedia.com^$important</text:p>
      <text:p text:style-name="Standard">||goldstats.com^$important</text:p>
      <text:p text:style-name="Standard">||gonbringlog.pw^$important</text:p>
      <text:p text:style-name="Standard">||gondan.thinkaweb.com^$important</text:p>
      <text:p text:style-name="Standard">||gonglue1.com^$important</text:p>
      <text:p text:style-name="Standard">||gontotop.website^$important</text:p>
      <text:p text:style-name="Standard">||good-deal.ml^$important</text:p>
      <text:p text:style-name="Standard">||goodfreightthailand.com^$important</text:p>
      <text:p text:style-name="Standard">||goodingedu.com^$important</text:p>
      <text:p text:style-name="Standard">||goodisgoodter.com^$important</text:p>
      <text:p text:style-name="Standard">||goodluck2109sure.ru^$important</text:p>
      <text:p text:style-name="Standard">||goodmorningsleeperbus.com^$important</text:p>
      <text:p text:style-name="Standard">||goodmusicapps.com^$important</text:p>
      <text:p text:style-name="Standard">||goodnesspets.com^$important</text:p>
      <text:p text:style-name="Standard">||goodnewsland.xyz^$important</text:p>
      <text:p text:style-name="Standard">||goodsoftware.bar^$important</text:p>
      <text:p text:style-name="Standard">||goodsoftware.casa^$important</text:p>
      <text:p text:style-name="Standard">||goodtemp.top^$important</text:p>
      <text:p text:style-name="Standard">||goodtoothclinic.com^$important</text:p>
      <text:p text:style-name="Standard">||goodveiwhk.com^$important</text:p>
      <text:p text:style-name="Standard">||goodwillhospital.org^$important</text:p>
      <text:p text:style-name="Standard">||google-ads-expert.co.ua^$important</text:p>
      <text:p text:style-name="Standard">||google-analytics.com^$important</text:p>
      <text:p text:style-name="Standard">||google-chrome-updating.duckdns.org^$important</text:p>
      <text:p text:style-name="Standard">||google-chrome.linkpc.net^$important</text:p>
      <text:p text:style-name="Standard">||google-chromme.ddns.net^$important</text:p>
      <text:p text:style-name="Standard">||google-drive.myq-see.com^$important</text:p>
      <text:p text:style-name="Standard">||google1997.hopto.org^$important</text:p>
      <text:p text:style-name="Standard">||googleadapis.l.google.com^$important</text:p>
      <text:p text:style-name="Standard"><text:soft-page-break/>||googleads.g.doubleclick.net^$important</text:p>
      <text:p text:style-name="Standard">||googleads4.g.doubleclick.net^$important</text:p>
      <text:p text:style-name="Standard">||googlebpoot.duckdns.org^$important</text:p>
      <text:p text:style-name="Standard">||googleele.ddns.net^$important</text:p>
      <text:p text:style-name="Standard">||googlesyndication.com^$important</text:p>
      <text:p text:style-name="Standard">||googletagmanager.com^$important <text:s text:c="2"/></text:p>
      <text:p text:style-name="Standard">||googletagservices.com^$important</text:p>
      <text:p text:style-name="Standard">||googletime.ac.ug^$important</text:p>
      <text:p text:style-name="Standard">||googletime.ug^$important</text:p>
      <text:p text:style-name="Standard">||goone-88.ga^$important</text:p>
      <text:p text:style-name="Standard">||goosepower.com^$important</text:p>
      <text:p text:style-name="Standard">||gopalakidz.club^$important</text:p>
      <text:p text:style-name="Standard">||gophimeraq.com^$important</text:p>
      <text:p text:style-name="Standard">||goriaya.com^$important</text:p>
      <text:p text:style-name="Standard">||gorillahikeafrica.com^$important</text:p>
      <text:p text:style-name="Standard">||gorkhaland24x7.com^$important</text:p>
      <text:p text:style-name="Standard">||gosiltechono.co^$important</text:p>
      <text:p text:style-name="Standard">||gospina.com^$important</text:p>
      <text:p text:style-name="Standard">||gossipexpert.com^$important</text:p>
      <text:p text:style-name="Standard">||gostats.com^$important</text:p>
      <text:p text:style-name="Standard">||gosund.cam^$important</text:p>
      <text:p text:style-name="Standard">||gotavinica.pt^$important</text:p>
      <text:p text:style-name="Standard">||gotranslate.co^$important</text:p>
      <text:p text:style-name="Standard">||gou20lclair.band^$important</text:p>
      <text:p text:style-name="Standard">||gounlimited.to^$important</text:p>
      <text:p text:style-name="Standard">||govrvid.com^$important</text:p>
      <text:p text:style-name="Standard">||govtnokriwala.com^$important</text:p>
      <text:p text:style-name="Standard">||goworldmarketing.net^$important</text:p>
      <text:p text:style-name="Standard">||gp.dejanews.com^$important</text:p>
      <text:p text:style-name="Standard">||gpbqs.24590.space^$important</text:p>
      <text:p text:style-name="Standard">||gpcn.top^$important</text:p>
      <text:p text:style-name="Standard">||gpi-q.com^$important</text:p>
      <text:p text:style-name="Standard">||gpmandiri.com^$important</text:p>
      <text:p text:style-name="Standard">||gpmdeveloper.com^$important</text:p>
      <text:p text:style-name="Standard">||gpr.hu^$important</text:p>
      <text:p text:style-name="Standard">||gq.com^$important</text:p>
      <text:p text:style-name="Standard">||gqjdyp.com^$important</text:p>
      <text:p text:style-name="Standard">||gql.reddit.com^$important</text:p>
      <text:p text:style-name="Standard">||gra1vi.pw^$important</text:p>
      <text:p text:style-name="Standard">||grabbitshop.com^$important</text:p>
      <text:p text:style-name="Standard">||gracebear.co.uk^$important</text:p>
      <text:p text:style-name="Standard">||gracebytry.tk^$important</text:p>
      <text:p text:style-name="Standard">||gracestoreltd.com^$important</text:p>
      <text:p text:style-name="Standard">||gracewellscare.co.uk^$important</text:p>
      <text:p text:style-name="Standard">||graciouslyyourssydney.com^$important</text:p>
      <text:p text:style-name="Standard">||grafenoprojetos.com^$important</text:p>
      <text:p text:style-name="Standard">||grafgeo.ru^$important</text:p>
      <text:p text:style-name="Standard">||grafoaksara.com^$important</text:p>
      <text:p text:style-name="Standard">||grafstat.ro^$important</text:p>
      <text:p text:style-name="Standard">||grahabailindonesia.com^$important</text:p>
      <text:p text:style-name="Standard">||grandholidayvacations.in^$important</text:p>
      <text:p text:style-name="Standard">||granimpulso.org^$important</text:p>
      <text:p text:style-name="Standard"><text:soft-page-break/>||granmaestropr.com^$important</text:p>
      <text:p text:style-name="Standard">||grantgcompany.xyz^$important</text:p>
      <text:p text:style-name="Standard">||grantwritersresource.com^$important</text:p>
      <text:p text:style-name="Standard">||granuphos-tn.com^$important</text:p>
      <text:p text:style-name="Standard">||graph.facebook.com^$important</text:p>
      <text:p text:style-name="Standard">||graph.instagram.com^$important</text:p>
      <text:p text:style-name="Standard">||graphiccontent.tk^$important</text:p>
      <text:p text:style-name="Standard">||graphixagency.com^$important</text:p>
      <text:p text:style-name="Standard">||graskraft-reitbach.at^$important</text:p>
      <text:p text:style-name="Standard">||grathfordindustry.com^$important</text:p>
      <text:p text:style-name="Standard">||graveobd.co^$important</text:p>
      <text:p text:style-name="Standard">||graviteocup.us^$important</text:p>
      <text:p text:style-name="Standard">||gravitychallenge.it^$important</text:p>
      <text:p text:style-name="Standard">||gravyshop111.000webhostapp.com^$important</text:p>
      <text:p text:style-name="Standard">||gravyshop228.000webhostapp.com^$important</text:p>
      <text:p text:style-name="Standard">||gravyshops.000webhostapp.com^$important</text:p>
      <text:p text:style-name="Standard">||grayhatforum.org^$important</text:p>
      <text:p text:style-name="Standard">||greatdexchange.com^$script,important</text:p>
      <text:p text:style-name="Standard">||greaterhightz.com^$important</text:p>
      <text:p text:style-name="Standard">||greatnorthernpartyband.co.uk^$important</text:p>
      <text:p text:style-name="Standard">||greattechnical.com^$important</text:p>
      <text:p text:style-name="Standard">||greatvacationgiveaways.com^$important</text:p>
      <text:p text:style-name="Standard">||greekmountains.theworkpc.com^$important</text:p>
      <text:p text:style-name="Standard">||green0green.com^$important</text:p>
      <text:p text:style-name="Standard">||greenbeanph.com^$important</text:p>
      <text:p text:style-name="Standard">||greenboxmedia.center^$important</text:p>
      <text:p text:style-name="Standard">||greencoco.id^$important</text:p>
      <text:p text:style-name="Standard">||greencreep.top^$important</text:p>
      <text:p text:style-name="Standard">||greendepth.com^$important</text:p>
      <text:p text:style-name="Standard">||greenectar.com^$important</text:p>
      <text:p text:style-name="Standard">||greenedus.com^$important</text:p>
      <text:p text:style-name="Standard">||greenelectronicsandkitchenstdy7appliance.duckdns.org^$important</text:p>
      <text:p text:style-name="Standard">||greenelectronicswsdy6andkitchenappliance.duckdns.org^$important</text:p>
      <text:p text:style-name="Standard">||greenertrack.info^$important</text:p>
      <text:p text:style-name="Standard">||greenfleld.com^$important</text:p>
      <text:p text:style-name="Standard">||greenhackersonline.com^$important</text:p>
      <text:p text:style-name="Standard">||greenifiber.com^$important</text:p>
      <text:p text:style-name="Standard">||greenlandco.kz^$important</text:p>
      <text:p text:style-name="Standard">||greenlottus.com^$important</text:p>
      <text:p text:style-name="Standard">||greenmarathon.by^$important</text:p>
      <text:p text:style-name="Standard">||greenoak.in^$important</text:p>
      <text:p text:style-name="Standard">||greenseeblickhotel.com^$important</text:p>
      <text:p text:style-name="Standard">||greensndy6electronicsandkitchenappliance.duckdns.org^$important</text:p>
      <text:p text:style-name="Standard">||greenstalkproducts.com^$important</text:p>
      <text:p text:style-name="Standard">||greenstarquan7.org^$important</text:p>
      <text:p text:style-name="Standard">||greentasteapp.com^$important</text:p>
      <text:p text:style-name="Standard">||greenterminal.nl^$important</text:p>
      <text:p text:style-name="Standard">||greenvillashimla.com^$important</text:p>
      <text:p text:style-name="Standard">||greenwheelings.com^$important</text:p>
      <text:p text:style-name="Standard">||greenworld868.com^$important</text:p>
      <text:p text:style-name="Standard">||greenzing.top^$important</text:p>
      <text:p text:style-name="Standard">||greetingsfromjamaica.pro^$important</text:p>
      <text:p text:style-name="Standard"><text:soft-page-break/>||greez.club^$important</text:p>
      <text:p text:style-name="Standard">||gregvictor.co.uk^$important</text:p>
      <text:p text:style-name="Standard">||grensena.cf^$important</text:p>
      <text:p text:style-name="Standard">||grepodesk.com^$important</text:p>
      <text:p text:style-name="Standard">||gretrix.com^$important</text:p>
      <text:p text:style-name="Standard">||greyhuksy.work^$important</text:p>
      <text:p text:style-name="Standard">||greystripe.com^$important</text:p>
      <text:p text:style-name="Standard">||gridsumdissector.com^$important</text:p>
      <text:p text:style-name="Standard">||grikom.info^$important</text:p>
      <text:p text:style-name="Standard">||grillitrestaurant.com^$important</text:p>
      <text:p text:style-name="Standard">||grindtreu.online^$important</text:p>
      <text:p text:style-name="Standard">||grindtruex.online^$important</text:p>
      <text:p text:style-name="Standard">||grokeke.com^$important</text:p>
      <text:p text:style-name="Standard">||grondverzetjousma.nl^$important</text:p>
      <text:p text:style-name="Standard">||groovinads.com^$important</text:p>
      <text:p text:style-name="Standard">||grosircelanaanak.net^$important</text:p>
      <text:p text:style-name="Standard">||groundedforyoungpeople.com^$important</text:p>
      <text:p text:style-name="Standard">||groundwater.co.ke^$important</text:p>
      <text:p text:style-name="Standard">||group-afr.com^$important</text:p>
      <text:p text:style-name="Standard">||group-win.com^$important</text:p>
      <text:p text:style-name="Standard">||group3mistlu.info^$important</text:p>
      <text:p text:style-name="Standard">||groupbizconsulting.com^$important</text:p>
      <text:p text:style-name="Standard">||groupe-kpar3.com^$important</text:p>
      <text:p text:style-name="Standard">||groups.google.com^$important</text:p>
      <text:p text:style-name="Standard">||groups.us.to^$important</text:p>
      <text:p text:style-name="Standard">||groupsmarts.org^$important</text:p>
      <text:p text:style-name="Standard">||groupy.pro^$important</text:p>
      <text:p text:style-name="Standard">||groveparaplanning.com.au^$important</text:p>
      <text:p text:style-name="Standard">||growfurtherfinancials.com^$important</text:p>
      <text:p text:style-name="Standard">||growingio.com^$important</text:p>
      <text:p text:style-name="Standard">||growmybusinessfinancing.com^$important</text:p>
      <text:p text:style-name="Standard">||growthfunnels.com.au^$important</text:p>
      <text:p text:style-name="Standard">||groysman.club^$important</text:p>
      <text:p text:style-name="Standard">||grspz.com^$important</text:p>
      <text:p text:style-name="Standard">||gruasasuservicio.com^$important</text:p>
      <text:p text:style-name="Standard">||grueslayers.eu^$important</text:p>
      <text:p text:style-name="Standard">||grupocemx.com^$important</text:p>
      <text:p text:style-name="Standard">||grupodpi.pe^$important</text:p>
      <text:p text:style-name="Standard">||grupolaplace.com.br^$important</text:p>
      <text:p text:style-name="Standard">||grupoloang.com^$important</text:p>
      <text:p text:style-name="Standard">||grupoouroplan.com.br^$important</text:p>
      <text:p text:style-name="Standard">||grupoperezdevargas.com^$important</text:p>
      <text:p text:style-name="Standard">||grupoperfetto.com.br^$important</text:p>
      <text:p text:style-name="Standard">||grussalg.dk^$important</text:p>
      <text:p text:style-name="Standard">||gs.jsscxx.com^$important</text:p>
      <text:p text:style-name="Standard">||gs11fd5.com^$important</text:p>
      <text:p text:style-name="Standard">||gscrow.com^$important</text:p>
      <text:p text:style-name="Standard">||gsddfsfasa.pw^$important</text:p>
      <text:p text:style-name="Standard">||gsfcloud.com^$important</text:p>
      <text:p text:style-name="Standard">||gsites14.com^$important</text:p>
      <text:p text:style-name="Standard">||gsmxteam.duckdns.org^$important</text:p>
      <text:p text:style-name="Standard">||gsportsgroup.co.kr^$important</text:p>
      <text:p text:style-name="Standard"><text:soft-page-break/>||gsspat.jp^$important</text:p>
      <text:p text:style-name="Standard">||gssprt.jp^$important</text:p>
      <text:p text:style-name="Standard">||gstaticadssl.l.google.com^$important</text:p>
      <text:p text:style-name="Standard">||gsuitekh.com^$important</text:p>
      <text:p text:style-name="Standard">||gsuntear.su^$important</text:p>
      <text:p text:style-name="Standard">||gtags.net^$important</text:p>
      <text:p text:style-name="Standard">||gtbazar.website^$important</text:p>
      <text:p text:style-name="Standard">||gtcquangnam.com^$important</text:p>
      <text:p text:style-name="Standard">||gtg22312.ddns.net^$important</text:p>
      <text:p text:style-name="Standard">||gtigtex.info^$important</text:p>
      <text:p text:style-name="Standard">||gtop.ro^$important</text:p>
      <text:p text:style-name="Standard">||gtop100.com^$important</text:p>
      <text:p text:style-name="Standard">||gtrnusa.com^$important</text:p>
      <text:p text:style-name="Standard">||gtsads.com^$important</text:p>
      <text:p text:style-name="Standard">||gtsmobi.com^$important</text:p>
      <text:p text:style-name="Standard">||gtvtuning.com^$important</text:p>
      <text:p text:style-name="Standard">||gtworldacademy.webhibe.com^$important</text:p>
      <text:p text:style-name="Standard">||gtxlpfirefly.000webhostapp.com^$important</text:p>
      <text:p text:style-name="Standard">||guanchangwen.com^$important</text:p>
      <text:p text:style-name="Standard">||guangchuanmachine.com^$important</text:p>
      <text:p text:style-name="Standard">||guanzhongxp.club^$important</text:p>
      <text:p text:style-name="Standard">||gucciai.net^$important</text:p>
      <text:p text:style-name="Standard">||gucciworldcommunity.com^$important</text:p>
      <text:p text:style-name="Standard">||gudangbos.net^$important</text:p>
      <text:p text:style-name="Standard">||guebipk-mvd.ru^$important</text:p>
      <text:p text:style-name="Standard">||guest.staging.tellcharlie.com^$important</text:p>
      <text:p text:style-name="Standard">||guestpostoffice.com^$important</text:p>
      <text:p text:style-name="Standard">||guiafacilpousoalegre.com^$important</text:p>
      <text:p text:style-name="Standard">||guidescience.com^$important</text:p>
      <text:p text:style-name="Standard">||guidex.eu^$important</text:p>
      <text:p text:style-name="Standard">||guigussq.com^$important</text:p>
      <text:p text:style-name="Standard">||guilhermebasilio.com^$important</text:p>
      <text:p text:style-name="Standard">||guimant.com^$important</text:p>
      <text:p text:style-name="Standard">||guinathon.ysu.edu^$important</text:p>
      <text:p text:style-name="Standard">||guitarraclasicamadrid.com^$important</text:p>
      <text:p text:style-name="Standard">||gujaratisamajjobs.com^$important</text:p>
      <text:p text:style-name="Standard">||gulfclouds.site^$important</text:p>
      <text:p text:style-name="Standard">||gulfexpresshome.co^$important</text:p>
      <text:p text:style-name="Standard">||gullukomurelektronik.com^$important</text:p>
      <text:p text:style-name="Standard">||gum.criteo.com^$important</text:p>
      <text:p text:style-name="Standard">||gumbolersgthb.com^$important</text:p>
      <text:p text:style-name="Standard">||gunesteknikservis.com^$important</text:p>
      <text:p text:style-name="Standard">||gunmak-com.tk^$important</text:p>
      <text:p text:style-name="Standard">||guolyfrederick.club^$important</text:p>
      <text:p text:style-name="Standard">||guose.intsungroup.com^$important</text:p>
      <text:p text:style-name="Standard">||gupoty.aninik.me^$important</text:p>
      <text:p text:style-name="Standard">||guppymedia.com^$important</text:p>
      <text:p text:style-name="Standard">||guputhy.site^$important</text:p>
      <text:p text:style-name="Standard">||gurgaonaffordablehousing.com^$important</text:p>
      <text:p text:style-name="Standard">||gurkerwirt.at^$important</text:p>
      <text:p text:style-name="Standard">||gurugun.ddns.net^$important</text:p>
      <text:p text:style-name="Standard">||gustochain.com^$important</text:p>
      <text:p text:style-name="Standard"><text:soft-page-break/>||gutasiergo.com^$important</text:p>
      <text:p text:style-name="Standard">||gutasiergo1.com^$important</text:p>
      <text:p text:style-name="Standard">||gveejlsffxmfjlsfbllq.com^$important</text:p>
      <text:p text:style-name="Standard">||gviewgame.com^$important</text:p>
      <text:p text:style-name="Standard">||gw397iwauwsf.top^$important</text:p>
      <text:p text:style-name="Standard">||gwavellc.com^$important</text:p>
      <text:p text:style-name="Standard">||gwc1qur.com^$important</text:p>
      <text:p text:style-name="Standard">||gweboffice.co.uk^$important</text:p>
      <text:p text:style-name="Standard">||gwinxx.com^$important</text:p>
      <text:p text:style-name="Standard">||gwmtracking.com^$important</text:p>
      <text:p text:style-name="Standard">||gxd3fp7fe7cac6jzn2sac.online^$important</text:p>
      <text:p text:style-name="Standard">||gxqkc.com^$important</text:p>
      <text:p text:style-name="Standard">||gyantak.com^$important</text:p>
      <text:p text:style-name="Standard">||gyjn.000webhostapp.com^$important</text:p>
      <text:p text:style-name="Standard">||gym.marvin.tech^$important</text:p>
      <text:p text:style-name="Standard">||gynb6f80e6qwb49h.com^$important</text:p>
      <text:p text:style-name="Standard">||gyrnta.com^$important</text:p>
      <text:p text:style-name="Standard">||gyttgod.com^$important</text:p>
      <text:p text:style-name="Standard">||gzbfashion.com^$important</text:p>
      <text:p text:style-name="Standard">||gzftae.com^$important</text:p>
      <text:p text:style-name="Standard">||gzk.by^$important</text:p>
      <text:p text:style-name="Standard">||h-adashx.ut.taobao.com^$important</text:p>
      <text:p text:style-name="Standard">||h-drums.cf^$important</text:p>
      <text:p text:style-name="Standard">||h1z1eu.com^$important</text:p>
      <text:p text:style-name="Standard">||h2tfashion.com^$important</text:p>
      <text:p text:style-name="Standard">||h404x.ddns.net^$important</text:p>
      <text:p text:style-name="Standard">||h41iiellie65.net^$important</text:p>
      <text:p text:style-name="Standard">||h44adrew.company^$important</text:p>
      <text:p text:style-name="Standard">||h839492.duckdns.org^$important</text:p>
      <text:p text:style-name="Standard">||haberkirmizibeyaz.com^$important</text:p>
      <text:p text:style-name="Standard">||haberkripto.com^$important</text:p>
      <text:p text:style-name="Standard">||habertjohnson.top^$important</text:p>
      <text:p text:style-name="Standard">||haberweb.site^$important</text:p>
      <text:p text:style-name="Standard">||habhunt.com^$important</text:p>
      <text:p text:style-name="Standard">||habibi.gotdns.ch^$important</text:p>
      <text:p text:style-name="Standard">||hacdop.com^$important</text:p>
      <text:p text:style-name="Standard">||hack00.hopto.org^$important</text:p>
      <text:p text:style-name="Standard">||hack001.ddns.net^$important</text:p>
      <text:p text:style-name="Standard">||hack002.ddns.net^$important</text:p>
      <text:p text:style-name="Standard">||hack005.ddns.net^$important</text:p>
      <text:p text:style-name="Standard">||hack006.ddns.net^$important</text:p>
      <text:p text:style-name="Standard">||hack312.ddns.net^$important</text:p>
      <text:p text:style-name="Standard">||hack4you.ru^$important</text:p>
      <text:p text:style-name="Standard">||hackanything.myftp.biz^$important</text:p>
      <text:p text:style-name="Standard">||hackdunyasi.tech^$important</text:p>
      <text:p text:style-name="Standard">||hacker-soft.ddns.net^$important</text:p>
      <text:p text:style-name="Standard">||hackerfarm123.ddns.net^$important</text:p>
      <text:p text:style-name="Standard">||hackertest.ddns.net^$important</text:p>
      <text:p text:style-name="Standard">||hackerwin.ddns.net^$important</text:p>
      <text:p text:style-name="Standard">||hackingcria.ddns.net^$important</text:p>
      <text:p text:style-name="Standard">||hackingloading157.ddns.net^$important</text:p>
      <text:p text:style-name="Standard">||hacktools.ddns.net^$important</text:p>
      <text:p text:style-name="Standard"><text:soft-page-break/>||hacosgems.com^$important</text:p>
      <text:p text:style-name="Standard">||hacqable.com^$important</text:p>
      <text:p text:style-name="Standard">||hadiaabdullah.com^$important</text:p>
      <text:p text:style-name="Standard">||hadiyaacoub.com^$important</text:p>
      <text:p text:style-name="Standard">||hafsayasmin.000webhostapp.com^$important</text:p>
      <text:p text:style-name="Standard">||haganelectronics.rubickdesigns.com^$important</text:p>
      <text:p text:style-name="Standard">||hagebakken.no^$important</text:p>
      <text:p text:style-name="Standard">||haggasinger2.ddns.net^$important</text:p>
      <text:p text:style-name="Standard">||haghtillez.com^$important</text:p>
      <text:p text:style-name="Standard">||hahwa0404.ddns.net^$important</text:p>
      <text:p text:style-name="Standard">||haianhland.com^$important</text:p>
      <text:p text:style-name="Standard">||haicunoi.ro^$important</text:p>
      <text:p text:style-name="Standard">||haija-update.com^$important</text:p>
      <text:p text:style-name="Standard">||haijiangfriut.com^$important</text:p>
      <text:p text:style-name="Standard">||hair2mpress.com^$important</text:p>
      <text:p text:style-name="Standard">||hairhungary.eu^$important</text:p>
      <text:p text:style-name="Standard">||hairsalon-locco.net^$important</text:p>
      <text:p text:style-name="Standard">||hairwig077.euroshop04.eu^$important</text:p>
      <text:p text:style-name="Standard">||haisanlongk.com^$important</text:p>
      <text:p text:style-name="Standard">||hakan.gq^$important</text:p>
      <text:p text:style-name="Standard">||haker123.ddns.net^$important</text:p>
      <text:p text:style-name="Standard">||hakim32.ddns.net^$important</text:p>
      <text:p text:style-name="Standard">||hakingpro.ddns.net^$important</text:p>
      <text:p text:style-name="Standard">||hakkendesign.hu^$important</text:p>
      <text:p text:style-name="Standard">||hakrcboom1999.ddns.net^$important</text:p>
      <text:p text:style-name="Standard">||halahala.club^$important</text:p>
      <text:p text:style-name="Standard">||halamobedlam.org^$important</text:p>
      <text:p text:style-name="Standard">||halc.iadvize.com^$important</text:p>
      <text:p text:style-name="Standard">||hale-jewish-community.org.uk^$important</text:p>
      <text:p text:style-name="Standard">||hallmark-trades.com^$important</text:p>
      <text:p text:style-name="Standard">||halloway.ru^$important</text:p>
      <text:p text:style-name="Standard">||halloweendayquotess.com^$important</text:p>
      <text:p text:style-name="Standard">||halmstadorienthall.se^$important</text:p>
      <text:p text:style-name="Standard">||halo.susheel.us^$important</text:p>
      <text:p text:style-name="Standard">||halotravel.org^$important</text:p>
      <text:p text:style-name="Standard">||halsmku.com^$important</text:p>
      <text:p text:style-name="Standard">||halwaja.com^$important</text:p>
      <text:p text:style-name="Standard">||ham131231.duckdns.org^$important</text:p>
      <text:p text:style-name="Standard">||hamamelsalam.org^$important</text:p>
      <text:p text:style-name="Standard">||hamboua1.000webhostapp.com^$important</text:p>
      <text:p text:style-name="Standard">||hamenergy.top^$important</text:p>
      <text:p text:style-name="Standard">||hamrahkar.com^$important</text:p>
      <text:p text:style-name="Standard">||hamryrechalka.com^$important</text:p>
      <text:p text:style-name="Standard">||hamsaaya.com^$important</text:p>
      <text:p text:style-name="Standard">||hamsarane.org^$important</text:p>
      <text:p text:style-name="Standard">||hamshoe.com^$important</text:p>
      <text:p text:style-name="Standard">||hamsterman.pw^$important</text:p>
      <text:p text:style-name="Standard">||hamza1366.hopto.org^$important</text:p>
      <text:p text:style-name="Standard">||hamzaazqs123.hopto.org^$important</text:p>
      <text:p text:style-name="Standard">||hanaadmins.com^$important</text:p>
      <text:p text:style-name="Standard">||handanzhize.info^$important</text:p>
      <text:p text:style-name="Standard">||handmadebynannysam.co.uk^$important</text:p>
      <text:p text:style-name="Standard"><text:soft-page-break/>||handstandbuffer.com^$important</text:p>
      <text:p text:style-name="Standard">||hangang.com.ua^$important</text:p>
      <text:p text:style-name="Standard">||hangduc24h.com^$important</text:p>
      <text:p text:style-name="Standard">||hanginthere.life^$important</text:p>
      <text:p text:style-name="Standard">||hangqiang.net^$important</text:p>
      <text:p text:style-name="Standard">||hangtieudung.cf^$important</text:p>
      <text:p text:style-name="Standard">||hangtrentroi.com^$important</text:p>
      <text:p text:style-name="Standard">||haniamarket.com^$important</text:p>
      <text:p text:style-name="Standard">||hanlinnan.com^$important</text:p>
      <text:p text:style-name="Standard">||hanmails.net^$important</text:p>
      <text:p text:style-name="Standard">||hanmha.com^$important</text:p>
      <text:p text:style-name="Standard">||hanoihomes.net^$important</text:p>
      <text:p text:style-name="Standard">||hanserefelektrik.com^$important</text:p>
      <text:p text:style-name="Standard">||haovok.com^$important</text:p>
      <text:p text:style-name="Standard">||hapito60.hopto.org^$important</text:p>
      <text:p text:style-name="Standard">||happiness360degree.com^$important</text:p>
      <text:p text:style-name="Standard">||happinessbusiness.org^$important</text:p>
      <text:p text:style-name="Standard">||happopaess.com^$important</text:p>
      <text:p text:style-name="Standard">||happy-thinking.com^$important</text:p>
      <text:p text:style-name="Standard">||happydiwalismsmessages.in^$important</text:p>
      <text:p text:style-name="Standard">||happyfishcompany.com^$important</text:p>
      <text:p text:style-name="Standard">||happyshopper.ddns.net^$important</text:p>
      <text:p text:style-name="Standard">||happytobepatient.com^$important</text:p>
      <text:p text:style-name="Standard">||haqtransportnetwork.com^$important</text:p>
      <text:p text:style-name="Standard">||harazoil.com^$important</text:p>
      <text:p text:style-name="Standard">||hardpro.online^$important</text:p>
      <text:p text:style-name="Standard">||hardsofts.ru^$important</text:p>
      <text:p text:style-name="Standard">||hardwoodcolor.com^$important</text:p>
      <text:p text:style-name="Standard">||hardyqeeens.com^$important</text:p>
      <text:p text:style-name="Standard">||harjuvaara.eu^$important</text:p>
      <text:p text:style-name="Standard">||harltdoors.com^$important</text:p>
      <text:p text:style-name="Standard">||harrenmedia.com^$important</text:p>
      <text:p text:style-name="Standard">||harrenmedianetwork.com^$important</text:p>
      <text:p text:style-name="Standard">||hartarat.ddns.net^$important</text:p>
      <text:p text:style-name="Standard">||hartarizkigraha.co.id^$important</text:p>
      <text:p text:style-name="Standard">||hartbeat.net^$important</text:p>
      <text:p text:style-name="Standard">||haru.mrprintoke.com^$important</text:p>
      <text:p text:style-name="Standard">||hasanagafatura.com^$important</text:p>
      <text:p text:style-name="Standard">||hasandanalioglu.com^$important</text:p>
      <text:p text:style-name="Standard">||hasdownhill.com^$important</text:p>
      <text:p text:style-name="Standard">||haseeb.ga^$important</text:p>
      <text:p text:style-name="Standard">||hashaszade.com^$important</text:p>
      <text:p text:style-name="Standard">||hashkorea.com^$important</text:p>
      <text:p text:style-name="Standard">||hashmonero.com^$important</text:p>
      <text:p text:style-name="Standard">||hashnestsoins.org^$important</text:p>
      <text:p text:style-name="Standard">||hashtaglifestore.com^$important</text:p>
      <text:p text:style-name="Standard">||hashtagvietnam.com^$important</text:p>
      <text:p text:style-name="Standard">||hasnet.xyz^$important</text:p>
      <text:p text:style-name="Standard">||hassnahm66.ddns.net^$important</text:p>
      <text:p text:style-name="Standard">||hasukovillage.com^$important</text:p>
      <text:p text:style-name="Standard">||hatarako.site^$important</text:p>
      <text:p text:style-name="Standard">||hatchlogics.ml^$important</text:p>
      <text:p text:style-name="Standard"><text:soft-page-break/>||hatsgood.co.uk^$important</text:p>
      <text:p text:style-name="Standard">||haunnhyundaibacninh.com^$important</text:p>
      <text:p text:style-name="Standard">||haus-viva.com^$important</text:p>
      <text:p text:style-name="Standard">||haushanapa.com^$important</text:p>
      <text:p text:style-name="Standard">||havamedia.net^$important</text:p>
      <text:p text:style-name="Standard">||havem.xyz^$important</text:p>
      <text:p text:style-name="Standard">||havenfbc.com^$important</text:p>
      <text:p text:style-name="Standard">||hawaiiholidayhq.com^$important</text:p>
      <text:p text:style-name="Standard">||hawkeyesss.com^$important</text:p>
      <text:p text:style-name="Standard">||haxorspamer.ddns.net^$important</text:p>
      <text:p text:style-name="Standard">||hayahost.com^$important</text:p>
      <text:p text:style-name="Standard">||hayatihusada.com^$important</text:p>
      <text:p text:style-name="Standard">||hayattfs.com^$important</text:p>
      <text:p text:style-name="Standard">||haydaroglugumus.com^$important</text:p>
      <text:p text:style-name="Standard">||haywoodcommunitychurch.org^$important</text:p>
      <text:p text:style-name="Standard">||hazelmobile.com^$important</text:p>
      <text:p text:style-name="Standard">||hazoombienesraices.com^$important</text:p>
      <text:p text:style-name="Standard">||hb.nexage.com^$important</text:p>
      <text:p text:style-name="Standard">||hbartonkwiey.xyz^$important</text:p>
      <text:p text:style-name="Standard">||hbbhw.com.cn^$important</text:p>
      <text:p text:style-name="Standard">||hbk-phonet.eu^$important</text:p>
      <text:p text:style-name="Standard">||hbsnepal.com.np^$important</text:p>
      <text:p text:style-name="Standard">||hbteyi.com^$important</text:p>
      <text:p text:style-name="Standard">||hcdgvxfjbcsscbyszvh.space^$important</text:p>
      <text:p text:style-name="Standard">||hcelectromec.com^$important</text:p>
      <text:p text:style-name="Standard">||hcgdrops.club^$important</text:p>
      <text:p text:style-name="Standard">||hckrmytest.com^$important</text:p>
      <text:p text:style-name="Standard">||hd.pe^$important</text:p>
      <text:p text:style-name="Standard">||hdac.se^$important</text:p>
      <text:p text:style-name="Standard">||hdsfosduhufsa.xyz^$important</text:p>
      <text:p text:style-name="Standard">||hdswacable.com^$important</text:p>
      <text:p text:style-name="Standard">||hdtnet.cn^$important</text:p>
      <text:p text:style-name="Standard">||hdtv.teckcorner.com^$important</text:p>
      <text:p text:style-name="Standard">||headonizm.in^$important</text:p>
      <text:p text:style-name="Standard">||headwaterslimited.com^$important</text:p>
      <text:p text:style-name="Standard">||healingscienceresearch.com^$important</text:p>
      <text:p text:style-name="Standard">||health-and-beauty.pw^$important</text:p>
      <text:p text:style-name="Standard">||health.buvizyon.com^$important</text:p>
      <text:p text:style-name="Standard">||healthandnutritionapps.com^$important</text:p>
      <text:p text:style-name="Standard">||healthbrate.com^$important</text:p>
      <text:p text:style-name="Standard">||healthcarejobsuae.com^$important</text:p>
      <text:p text:style-name="Standard">||healthcuresandremedies.site^$important</text:p>
      <text:p text:style-name="Standard">||healthexpertsview.com^$important</text:p>
      <text:p text:style-name="Standard">||healthfest.pt^$important</text:p>
      <text:p text:style-name="Standard">||healthfiles.gq^$important</text:p>
      <text:p text:style-name="Standard">||healthifyafrica.com^$important</text:p>
      <text:p text:style-name="Standard">||healthnewsletters.org^$important</text:p>
      <text:p text:style-name="Standard">||healthshiny.com^$important</text:p>
      <text:p text:style-name="Standard">||healthtech.tn^$important</text:p>
      <text:p text:style-name="Standard">||healthteq.tk^$important</text:p>
      <text:p text:style-name="Standard">||healthtipsadvisor.com^$important</text:p>
      <text:p text:style-name="Standard">||healthy-challenge.in.ua^$important</text:p>
      <text:p text:style-name="Standard"><text:soft-page-break/>||healthyadvice.ml^$important</text:p>
      <text:p text:style-name="Standard">||healthylife25.com^$important</text:p>
      <text:p text:style-name="Standard">||healthylivingclinique.com^$important</text:p>
      <text:p text:style-name="Standard">||healthypals.xyz^$important</text:p>
      <text:p text:style-name="Standard">||healthyruns.com^$important</text:p>
      <text:p text:style-name="Standard">||healvideos.com^$important</text:p>
      <text:p text:style-name="Standard">||heapanalytics.com^$important</text:p>
      <text:p text:style-name="Standard">||heartburnsafe.com^$important</text:p>
      <text:p text:style-name="Standard">||heartspeed.cn^$important</text:p>
      <text:p text:style-name="Standard">||heartychern.com^$important</text:p>
      <text:p text:style-name="Standard">||heatlyt.site^$important</text:p>
      <text:p text:style-name="Standard">||heavenbd.xyz^$important</text:p>
      <text:p text:style-name="Standard">||heavyarmorsecurity.com^$important</text:p>
      <text:p text:style-name="Standard">||hebros.id^$important</text:p>
      <text:p text:style-name="Standard">||hecka.myddns.me^$important</text:p>
      <text:p text:style-name="Standard">||heclebunia.com^$important</text:p>
      <text:p text:style-name="Standard">||hedayatcsh.com^$important</text:p>
      <text:p text:style-name="Standard">||hediyenkolay.com^$important</text:p>
      <text:p text:style-name="Standard">||heevassify.com^$important</text:p>
      <text:p text:style-name="Standard">||hefok.com^$important</text:p>
      <text:p text:style-name="Standard">||heias.com^$important</text:p>
      <text:p text:style-name="Standard">||heitablize.com^$important</text:p>
      <text:p text:style-name="Standard">||heizungsnotdienst-sofort.at^$important</text:p>
      <text:p text:style-name="Standard">||helen-davies.de^$important</text:p>
      <text:p text:style-name="Standard">||heliosestudio.com^$important</text:p>
      <text:p text:style-name="Standard">||hellboyato.ddns.net^$important</text:p>
      <text:p text:style-name="Standard">||hello-areches.fr^$important</text:p>
      <text:p text:style-name="Standard">||hellocode.id^$important</text:p>
      <text:p text:style-name="Standard">||hellojarvis.co^$important</text:p>
      <text:p text:style-name="Standard">||hellomydad.xyz^$important</text:p>
      <text:p text:style-name="Standard">||hellosm.pe^$important</text:p>
      <text:p text:style-name="Standard">||hellotech.io^$important</text:p>
      <text:p text:style-name="Standard">||hellothuoctot.com^$important</text:p>
      <text:p text:style-name="Standard">||helloweenhagga4.ddns.net^$important</text:p>
      <text:p text:style-name="Standard">||heloiseevangeline.com^$important</text:p>
      <text:p text:style-name="Standard">||help-roro.gq^$important</text:p>
      <text:p text:style-name="Standard">||help-section.gq^$important</text:p>
      <text:p text:style-name="Standard">||help.saiyou.me^$important</text:p>
      <text:p text:style-name="Standard">||helpdeskfixer.com^$important</text:p>
      <text:p text:style-name="Standard">||helpingblogger.com^$important</text:p>
      <text:p text:style-name="Standard">||helpingpawsrescueinc.org^$important</text:p>
      <text:p text:style-name="Standard">||hemballoondecorator.com^$important</text:p>
      <text:p text:style-name="Standard">||hemiaitbd.com^$important</text:p>
      <text:p text:style-name="Standard">||hemig.lk^$important</text:p>
      <text:p text:style-name="Standard">||heminghao.club^$important</text:p>
      <text:p text:style-name="Standard">||hemoshop.com^$important</text:p>
      <text:p text:style-name="Standard">||hendilli.xyz^$important</text:p>
      <text:p text:style-name="Standard">||hengamer.com^$important</text:p>
      <text:p text:style-name="Standard">||hengchanginc.com^$important</text:p>
      <text:p text:style-name="Standard">||hentaicounter.com^$important</text:p>
      <text:p text:style-name="Standard">||hentaionichan.us^$important</text:p>
      <text:p text:style-name="Standard">||hepsev.net^$important</text:p>
      <text:p text:style-name="Standard"><text:soft-page-break/>||hepsiburadasilivri.com^$important</text:p>
      <text:p text:style-name="Standard">||hepsihediyelik.net^$important</text:p>
      <text:p text:style-name="Standard">||herbalaffiliateprogram.com^$important</text:p>
      <text:p text:style-name="Standard">||herbaloka.ga^$important</text:p>
      <text:p text:style-name="Standard">||hercaimiran.folivb.com^$important</text:p>
      <text:p text:style-name="Standard">||herflyingpassport.com^$important</text:p>
      <text:p text:style-name="Standard">||hergunbahis.xyz^$important</text:p>
      <text:p text:style-name="Standard">||hergyi.com^$important</text:p>
      <text:p text:style-name="Standard">||hermes.travel.pl^$important</text:p>
      <text:p text:style-name="Standard">||heroes-center.ru^$important</text:p>
      <text:p text:style-name="Standard">||heroftp.ac.ug^$important</text:p>
      <text:p text:style-name="Standard">||herox.club^$important</text:p>
      <text:p text:style-name="Standard">||herpesvirusfacts.com^$important</text:p>
      <text:p text:style-name="Standard">||herrenmode.tk^$important</text:p>
      <text:p text:style-name="Standard">||herscare.net^$important</text:p>
      <text:p text:style-name="Standard">||heryantosaleh.xyz^$important</text:p>
      <text:p text:style-name="Standard">||hess-lzt.ga^$important</text:p>
      <text:p text:style-name="Standard">||hetysl.xyz^$important</text:p>
      <text:p text:style-name="Standard">||hewaralqalam.com^$important</text:p>
      <text:p text:style-name="Standard">||hexagon-analytics.com^$important</text:p>
      <text:p text:style-name="Standard">||hexistrading.com^$important</text:p>
      <text:p text:style-name="Standard">||hexusads.fluent.ltd.uk^$important</text:p>
      <text:p text:style-name="Standard">||heymisterwassup.pro^$important</text:p>
      <text:p text:style-name="Standard">||heyos.com^$important</text:p>
      <text:p text:style-name="Standard">||heywire.com^$important</text:p>
      <text:p text:style-name="Standard">||hf0seamusvilma.club^$important</text:p>
      <text:p text:style-name="Standard">||hfhlagljsljtls.ml^$important</text:p>
      <text:p text:style-name="Standard">||hfktichen.com^$important</text:p>
      <text:p text:style-name="Standard">||hfmgj.com^$important</text:p>
      <text:p text:style-name="Standard">||hfraga.com^$important</text:p>
      <text:p text:style-name="Standard">||hg-bn.com^$important</text:p>
      <text:p text:style-name="Standard">||hgads.com^$important</text:p>
      <text:p text:style-name="Standard">||hgbn1.com^$important</text:p>
      <text:p text:style-name="Standard">||hgbnr.com^$important</text:p>
      <text:p text:style-name="Standard">||hgebatiment.com^$important</text:p>
      <text:p text:style-name="Standard">||hgfitness.info^$important</text:p>
      <text:p text:style-name="Standard">||hgfjhfs.ru^$important</text:p>
      <text:p text:style-name="Standard">||hghdefined.com^$important</text:p>
      <text:p text:style-name="Standard">||hghit.com^$important</text:p>
      <text:p text:style-name="Standard">||hgjkd.ru^$important</text:p>
      <text:p text:style-name="Standard">||hgjksdf.ru^$important</text:p>
      <text:p text:style-name="Standard">||hgklighting.com^$important</text:p>
      <text:p text:style-name="Standard">||hgmatal.com^$important</text:p>
      <text:p text:style-name="Standard">||hgtv.com^$important</text:p>
      <text:p text:style-name="Standard">||hgygbgfazoruthyshbcfzjzkdgbzbdzzsddfxfsa.ydns.eu^$important</text:p>
      <text:p text:style-name="Standard">||hh.kay-tech.info^$important</text:p>
      <text:p text:style-name="Standard">||hhh0488.kro.kr^$important</text:p>
      <text:p text:style-name="Standard">||hhnnss.ddns.net^$important</text:p>
      <text:p text:style-name="Standard">||hi-j.com^$important</text:p>
      <text:p text:style-name="Standard">||hi-shop.ml^$important</text:p>
      <text:p text:style-name="Standard">||hialeahslidingdoorrepair.com^$important</text:p>
      <text:p text:style-name="Standard">||hiber.ddns.net^$important</text:p>
      <text:p text:style-name="Standard"><text:soft-page-break/>||hicast.tn^$important</text:p>
      <text:p text:style-name="Standard">||hidayahinhil.com^$important</text:p>
      <text:p text:style-name="Standard">||hidden.gogoceleb.com^$important</text:p>
      <text:p text:style-name="Standard">||hiddenmyftp.duckdns.org^$important</text:p>
      <text:p text:style-name="Standard">||higai-center.com^$important</text:p>
      <text:p text:style-name="Standard">||highbrlght.com^$important</text:p>
      <text:p text:style-name="Standard">||highbrow-associates.com^$important</text:p>
      <text:p text:style-name="Standard">||highlifefurniture.net^$important</text:p>
      <text:p text:style-name="Standard">||highparrot12.uz^$important</text:p>
      <text:p text:style-name="Standard">||hightrafficads.com^$important</text:p>
      <text:p text:style-name="Standard">||highwire.org^$important</text:p>
      <text:p text:style-name="Standard">||higoec.com^$important</text:p>
      <text:p text:style-name="Standard">||higomanga.info^$important</text:p>
      <text:p text:style-name="Standard">||hii4keenan.com^$important</text:p>
      <text:p text:style-name="Standard">||hiido.com^$important</text:p>
      <text:p text:style-name="Standard">||hijabcollectionmegamall.com^$important</text:p>
      <text:p text:style-name="Standard">||hikam.info^$important</text:p>
      <text:p text:style-name="Standard">||hikarifurniture.com^$important</text:p>
      <text:p text:style-name="Standard">||hikmahmuliautama.co.id^$important</text:p>
      <text:p text:style-name="Standard">||hikvisiondatasheet.com^$important</text:p>
      <text:p text:style-name="Standard">||hilarybiz.top^$important</text:p>
      <text:p text:style-name="Standard">||hileerdeer.com^$important</text:p>
      <text:p text:style-name="Standard">||hillsmp.com^$important</text:p>
      <text:p text:style-name="Standard">||hiltonhealthcenter.com^$important</text:p>
      <text:p text:style-name="Standard">||himalayancruiser.com^$important</text:p>
      <text:p text:style-name="Standard">||himalayansaltexporters.com^$important</text:p>
      <text:p text:style-name="Standard">||himamobile.com^$important</text:p>
      <text:p text:style-name="Standard">||himanyaagribs.com^$important</text:p>
      <text:p text:style-name="Standard">||himcocompany.com^$important</text:p>
      <text:p text:style-name="Standard">||himdeal.xyz^$important</text:p>
      <text:p text:style-name="Standard">||himkon.cf^$important</text:p>
      <text:p text:style-name="Standard">||himkon.ga^$important</text:p>
      <text:p text:style-name="Standard">||hindislogan.com^$important</text:p>
      <text:p text:style-name="Standard">||hindustantimes.com^$important</text:p>
      <text:p text:style-name="Standard">||hinehf1d.club^$important</text:p>
      <text:p text:style-name="Standard">||hineniestetica.com.br^$important</text:p>
      <text:p text:style-name="Standard">||hiphopbrasil.com.br^$important</text:p>
      <text:p text:style-name="Standard">||hiphotos.baidu.com^$important</text:p>
      <text:p text:style-name="Standard">||hippbeta.000webhostapp.com^$important</text:p>
      <text:p text:style-name="Standard">||hiqpropertysolutions.co.uk^$important</text:p>
      <text:p text:style-name="Standard">||hirabayashi-balance.com^$important</text:p>
      <text:p text:style-name="Standard">||hirame48blog.biz^$important</text:p>
      <text:p text:style-name="Standard">||hirawin.com^$important</text:p>
      <text:p text:style-name="Standard">||hire-van.com^$important</text:p>
      <text:p text:style-name="Standard">||hireanaccountant.ca^$important</text:p>
      <text:p text:style-name="Standard">||hirekeyz.com^$important</text:p>
      <text:p text:style-name="Standard">||hirelocalchefs.com^$important</text:p>
      <text:p text:style-name="Standard">||hisensetech.cf^$important</text:p>
      <text:p text:style-name="Standard">||histats.com^$important</text:p>
      <text:p text:style-name="Standard">||hiswillfuneralhome.co.za^$important</text:p>
      <text:p text:style-name="Standard">||hit-parade.com^$important</text:p>
      <text:p text:style-name="Standard">||hit-ranking.de^$important</text:p>
      <text:p text:style-name="Standard"><text:soft-page-break/>||hit.bg^$important</text:p>
      <text:p text:style-name="Standard">||hit.ua^$important</text:p>
      <text:p text:style-name="Standard">||hit.webcentre.lycos.co.uk^$important</text:p>
      <text:p text:style-name="Standard">||hitapradyo.com^$important</text:p>
      <text:p text:style-name="Standard">||hitbox.com^$important</text:p>
      <text:p text:style-name="Standard">||hitcents.com^$important</text:p>
      <text:p text:style-name="Standard">||hitek-pk.com^$important</text:p>
      <text:p text:style-name="Standard">||hiteronak.icu^$important</text:p>
      <text:p text:style-name="Standard">||hitexchange.net^$important</text:p>
      <text:p text:style-name="Standard">||hitfarm.com^$important</text:p>
      <text:p text:style-name="Standard">||hitiz.com^$important</text:p>
      <text:p text:style-name="Standard">||hitlist.ru^$important</text:p>
      <text:p text:style-name="Standard">||hitlounge.com^$important</text:p>
      <text:p text:style-name="Standard">||hitmanisbackfuckyou.hopto.org^$important</text:p>
      <text:p text:style-name="Standard">||hitme.ga^$important</text:p>
      <text:p text:style-name="Standard">||hitometer.com^$important</text:p>
      <text:p text:style-name="Standard">||hits.europuls.eu^$important</text:p>
      <text:p text:style-name="Standard">||hits.informer.com^$important</text:p>
      <text:p text:style-name="Standard">||hits.puls.lv^$important</text:p>
      <text:p text:style-name="Standard">||hits.theguardian.com^$important</text:p>
      <text:p text:style-name="Standard">||hits4me.com^$important</text:p>
      <text:p text:style-name="Standard">||hits4pay.com^$important</text:p>
      <text:p text:style-name="Standard">||hitslink.com^$important</text:p>
      <text:p text:style-name="Standard">||hittail.com^$important</text:p>
      <text:p text:style-name="Standard">||hive.world^$important</text:p>
      <text:p text:style-name="Standard">||hivechannel3.com^$important</text:p>
      <text:p text:style-name="Standard">||hiyahowa.at^$important</text:p>
      <text:p text:style-name="Standard">||hjemmesidevagten.dk^$important</text:p>
      <text:p text:style-name="Standard">||hjkg456hfg.ru^$important</text:p>
      <text:p text:style-name="Standard">||hjsdbfbvtysfc.pw^$important</text:p>
      <text:p text:style-name="Standard">||hjspom.com^$important</text:p>
      <text:p text:style-name="Standard">||hjylw66.com^$important</text:p>
      <text:p text:style-name="Standard">||hkdjuilkwwq2t.com^$important</text:p>
      <text:p text:style-name="Standard">||hkenngr.com^$important</text:p>
      <text:p text:style-name="Standard">||hkf98ua36ou.com^$important</text:p>
      <text:p text:style-name="Standard">||hkmysan.com^$important</text:p>
      <text:p text:style-name="Standard">||hkoff.duckdns.org^$important</text:p>
      <text:p text:style-name="Standard">||hkristinah.city^$important</text:p>
      <text:p text:style-name="Standard">||hkt777.ddns.net^$important</text:p>
      <text:p text:style-name="Standard">||hldmpro.ru^$important</text:p>
      <text:p text:style-name="Standard">||hlgfco.xyz^$important</text:p>
      <text:p text:style-name="Standard">||hlxmzsyzx.com^$important</text:p>
      <text:p text:style-name="Standard">||hm.sc.omtrdc.net^$important</text:p>
      <text:p text:style-name="Standard">||hmc-com.xyz^$important</text:p>
      <text:p text:style-name="Standard">||hmcharitableassociation.com^$important</text:p>
      <text:p text:style-name="Standard">||hmdrnuks.gotdns.ch^$important</text:p>
      <text:p text:style-name="Standard">||hmirnport.com^$important</text:p>
      <text:p text:style-name="Standard">||hmrc-tax.club^$important</text:p>
      <text:p text:style-name="Standard">||hmrc-tax.xyz^$important</text:p>
      <text:p text:style-name="Standard">||hnc-cm.rodevdesign.com^$important</text:p>
      <text:p text:style-name="Standard">||hnhwkq.com^$important</text:p>
      <text:p text:style-name="Standard">||hnsdxbbzuk.gq^$important</text:p>
      <text:p text:style-name="Standard"><text:soft-page-break/>||hoahong.info^$important</text:p>
      <text:p text:style-name="Standard">||hoangan.top^$important</text:p>
      <text:p text:style-name="Standard">||hoanggia.tech^$important</text:p>
      <text:p text:style-name="Standard">||hoanghungthinhland.com^$important</text:p>
      <text:p text:style-name="Standard">||hoatuoifly.com^$important</text:p>
      <text:p text:style-name="Standard">||hoayeuthuong.syacooking.com^$important</text:p>
      <text:p text:style-name="Standard">||hobbynonton.com^$important</text:p>
      <text:p text:style-name="Standard">||hochiminhcityhero.info^$important</text:p>
      <text:p text:style-name="Standard">||hockvvee.com^$important</text:p>
      <text:p text:style-name="Standard">||hoctiengphaponline.info^$important</text:p>
      <text:p text:style-name="Standard">||hocusphotos.com^$important</text:p>
      <text:p text:style-name="Standard">||hoghooghonline.legal^$important</text:p>
      <text:p text:style-name="Standard">||hoief.iq^$important</text:p>
      <text:p text:style-name="Standard">||hoiquanarsenal.000webhostapp.com^$important</text:p>
      <text:p text:style-name="Standard">||hojokk.com^$important</text:p>
      <text:p text:style-name="Standard">||hokagehuyaki.xyz^$important</text:p>
      <text:p text:style-name="Standard">||hokkori-hyoutanjima.com^$important</text:p>
      <text:p text:style-name="Standard">||holafoot.com^$important</text:p>
      <text:p text:style-name="Standard">||hold-v02.ga^$important</text:p>
      <text:p text:style-name="Standard">||holdd.duckdns.org^$important</text:p>
      <text:p text:style-name="Standard">||holdemgangnam.com^$important</text:p>
      <text:p text:style-name="Standard">||holder.com.ua^$important</text:p>
      <text:p text:style-name="Standard">||holebrhuhh3.com^$important</text:p>
      <text:p text:style-name="Standard">||holidayhotels.top^$important</text:p>
      <text:p text:style-name="Standard">||holinamet.us^$important</text:p>
      <text:p text:style-name="Standard">||holipath.com^$important</text:p>
      <text:p text:style-name="Standard">||hollandbusinessadvertising.nl^$important</text:p>
      <text:p text:style-name="Standard">||holliderast.info^$important</text:p>
      <text:p text:style-name="Standard">||hollywoodclub.xyz^$important</text:p>
      <text:p text:style-name="Standard">||holmnkolbas.com^$important</text:p>
      <text:p text:style-name="Standard">||holoderyttonten.website^$important</text:p>
      <text:p text:style-name="Standard">||holoul7.com^$important</text:p>
      <text:p text:style-name="Standard">||holydns.warzonedns.com^$important</text:p>
      <text:p text:style-name="Standard">||holymoly.ddns.net^$important</text:p>
      <text:p text:style-name="Standard">||holyurbanhotel.com^$important</text:p>
      <text:p text:style-name="Standard">||holywater150.ddns.net^$important</text:p>
      <text:p text:style-name="Standard">||holzdekoration.site^$important</text:p>
      <text:p text:style-name="Standard">||homanjalitimes.com^$important</text:p>
      <text:p text:style-name="Standard">||home.99eurowebsite.ie^$important</text:p>
      <text:p text:style-name="Standard">||home.ac.ug^$important</text:p>
      <text:p text:style-name="Standard">||home.mu4viet.net^$important</text:p>
      <text:p text:style-name="Standard">||home.punchlineidk.com^$important</text:p>
      <text:p text:style-name="Standard">||home.webadmin.syscoinc.org^$important</text:p>
      <text:p text:style-name="Standard">||home88.wp-goodies.com^$important</text:p>
      <text:p text:style-name="Standard">||homeavenue.net^$important</text:p>
      <text:p text:style-name="Standard">||homemyland.net^$important</text:p>
      <text:p text:style-name="Standard">||homengy.com^$important</text:p>
      <text:p text:style-name="Standard">||homeopharma.pt^$important</text:p>
      <text:p text:style-name="Standard">||homepageking.de^$important</text:p>
      <text:p text:style-name="Standard">||homeporno228.com^$important</text:p>
      <text:p text:style-name="Standard">||homerelief.tk^$important</text:p>
      <text:p text:style-name="Standard">||homeremodelinghumble.com^$important</text:p>
      <text:p text:style-name="Standard"><text:soft-page-break/>||homes.co.id^$important</text:p>
      <text:p text:style-name="Standard">||homesickpromotions.com^$important</text:p>
      <text:p text:style-name="Standard">||homesmebel.com^$important</text:p>
      <text:p text:style-name="Standard">||homesocietepromo.ca^$important</text:p>
      <text:p text:style-name="Standard">||hometownflooringwf.com^$important</text:p>
      <text:p text:style-name="Standard">||homietv.com^$important</text:p>
      <text:p text:style-name="Standard">||homiletic-submarine.000webhostapp.com^$important</text:p>
      <text:p text:style-name="Standard">||homolog.croplifebrasil.org^$important</text:p>
      <text:p text:style-name="Standard">||homymemekas.space^$important</text:p>
      <text:p text:style-name="Standard">||hondathudo.com^$important</text:p>
      <text:p text:style-name="Standard">||honeygico.com^$important</text:p>
      <text:p text:style-name="Standard">||honeygpleasures.com^$important</text:p>
      <text:p text:style-name="Standard">||hongvinh68.com^$important</text:p>
      <text:p text:style-name="Standard">||honkytonk-studio.com^$important</text:p>
      <text:p text:style-name="Standard">||honmun.net^$important</text:p>
      <text:p text:style-name="Standard">||honnhan365.com^$important</text:p>
      <text:p text:style-name="Standard">||honorwave.com^$important</text:p>
      <text:p text:style-name="Standard">||hontam.net^$important</text:p>
      <text:p text:style-name="Standard">||hooktronic1.000webhostapp.com^$important</text:p>
      <text:p text:style-name="Standard">||hoomellhic.com^$important</text:p>
      <text:p text:style-name="Standard">||hoostedu.com^$important</text:p>
      <text:p text:style-name="Standard">||hopebuildersusa.com^$important</text:p>
      <text:p text:style-name="Standard">||hopegrowsohio.org^$important</text:p>
      <text:p text:style-name="Standard">||hopi.hopto.org^$important</text:p>
      <text:p text:style-name="Standard">||hopper-restaurants.com^$important</text:p>
      <text:p text:style-name="Standard">||horizont.az^$important</text:p>
      <text:p text:style-name="Standard">||horobkjfio.info^$important</text:p>
      <text:p text:style-name="Standard">||horoscoposbrasil.com^$important</text:p>
      <text:p text:style-name="Standard">||horseliker.ac.ug^$important</text:p>
      <text:p text:style-name="Standard">||horseshows.io^$important</text:p>
      <text:p text:style-name="Standard">||hoscury.com^$important</text:p>
      <text:p text:style-name="Standard">||host5536.zapto.org^$important</text:p>
      <text:p text:style-name="Standard">||host775544.ddns.net^$important</text:p>
      <text:p text:style-name="Standard">||host777555444.ddns.net^$important</text:p>
      <text:p text:style-name="Standard">||host99.sytes.net^$important</text:p>
      <text:p text:style-name="Standard">||hostano1.gotdns.ch^$important</text:p>
      <text:p text:style-name="Standard">||hostbit.tech^$important</text:p>
      <text:p text:style-name="Standard">||hostbox.ch^$important</text:p>
      <text:p text:style-name="Standard">||hostdll1z.ddns.net^$important</text:p>
      <text:p text:style-name="Standard">||hostedads.realitykings.com^$important</text:p>
      <text:p text:style-name="Standard">||hostfaze.com^$important</text:p>
      <text:p text:style-name="Standard">||hostisgerhg.tk^$important</text:p>
      <text:p text:style-name="Standard">||hostmaster.drachen-hort.com^$important</text:p>
      <text:p text:style-name="Standard">||hostrooz.com^$important</text:p>
      <text:p text:style-name="Standard">||hostteyahoo.ddns.net^$important</text:p>
      <text:p text:style-name="Standard">||hosttrade.ru^$important</text:p>
      <text:p text:style-name="Standard">||hosurbusiness.com^$important</text:p>
      <text:p text:style-name="Standard">||hotabovich.ru^$important</text:p>
      <text:p text:style-name="Standard">||hotart.co.nz^$important</text:p>
      <text:p text:style-name="Standard">||hotblowup.com^$important</text:p>
      <text:p text:style-name="Standard">||hotel-informations.com^$important</text:p>
      <text:p text:style-name="Standard">||hotel-le-relais-des-moulins.com^$important</text:p>
      <text:p text:style-name="Standard"><text:soft-page-break/>||hoteleseconomicosacapulco.com^$important</text:p>
      <text:p text:style-name="Standard">||hotellaspalmashmo.com^$important</text:p>
      <text:p text:style-name="Standard">||hotellizbeth.mx^$important</text:p>
      <text:p text:style-name="Standard">||hotelmaya.mx^$important</text:p>
      <text:p text:style-name="Standard">||hotelpousadaparaisoverde.com.br^$important</text:p>
      <text:p text:style-name="Standard">||hotelriverpalacegb.com^$important</text:p>
      <text:p text:style-name="Standard">||hotelsitampalace.com^$important</text:p>
      <text:p text:style-name="Standard">||hotelvillagonug.org^$important</text:p>
      <text:p text:style-name="Standard">||hotissue.xyz^$important</text:p>
      <text:p text:style-name="Standard">||hotkeys.com^$important</text:p>
      <text:p text:style-name="Standard">||hotlips.top^$important</text:p>
      <text:p text:style-name="Standard">||hotlog.ru^$important</text:p>
      <text:p text:style-name="Standard">||hotrank.com.tw^$important</text:p>
      <text:p text:style-name="Standard">||hotroluanvan.com^$important</text:p>
      <text:p text:style-name="Standard">||hotsexylovedolls.com^$important</text:p>
      <text:p text:style-name="Standard">||hotspotfndr.com^$important</text:p>
      <text:p text:style-name="Standard">||hottest-viral.com^$important</text:p>
      <text:p text:style-name="Standard">||hotto.duckdns.org^$important</text:p>
      <text:p text:style-name="Standard">||houara.com^$important</text:p>
      <text:p text:style-name="Standard">||houari1987.ddns.net^$important</text:p>
      <text:p text:style-name="Standard">||houcme.myftp.org^$important</text:p>
      <text:p text:style-name="Standard">||houloul.org^$important</text:p>
      <text:p text:style-name="Standard">||houpeerard.com^$important</text:p>
      <text:p text:style-name="Standard">||housecaffe.it^$important</text:p>
      <text:p text:style-name="Standard">||housedream.net^$important</text:p>
      <text:p text:style-name="Standard">||housemarksales.duckdns.org^$important</text:p>
      <text:p text:style-name="Standard">||houseresale.duckdns.org^$important</text:p>
      <text:p text:style-name="Standard">||housesittingreference.com^$important</text:p>
      <text:p text:style-name="Standard">||houshds.com^$important</text:p>
      <text:p text:style-name="Standard">||houssjrad.ddns.net^$important</text:p>
      <text:p text:style-name="Standard">||how-to-tech.com^$important</text:p>
      <text:p text:style-name="Standard">||howalshafikings.com^$important</text:p>
      <text:p text:style-name="Standard">||howcansomeone.com^$important</text:p>
      <text:p text:style-name="Standard">||hp-compoundlng.com^$important</text:p>
      <text:p text:style-name="Standard">||hpa2u.top^$important</text:p>
      <text:p text:style-name="Standard">||hpaudiobooksfree.com^$important</text:p>
      <text:p text:style-name="Standard">||hpe-multipolar.com^$important</text:p>
      <text:p text:style-name="Standard">||hpmaytinhtaophongcach.com^$important</text:p>
      <text:p text:style-name="Standard">||hpsupport.site^$important</text:p>
      <text:p text:style-name="Standard">||hpygol-acm.com^$important</text:p>
      <text:p text:style-name="Standard">||hrghpyxiqg.com^$important</text:p>
      <text:p text:style-name="Standard">||hriata.com^$important</text:p>
      <text:p text:style-name="Standard">||hrm.desevens.com.ng^$important</text:p>
      <text:p text:style-name="Standard">||hrp.meerai.eu^$important</text:p>
      <text:p text:style-name="Standard">||hrulikinetu.net^$important</text:p>
      <text:p text:style-name="Standard">||hs27772.kro.kr^$important</text:p>
      <text:p text:style-name="Standard">||hsb.pw^$important</text:p>
      <text:p text:style-name="Standard">||hsbcdocuments.net^$important</text:p>
      <text:p text:style-name="Standard">||hscadc.com^$important</text:p>
      <text:p text:style-name="Standard">||hsjxpk.com^$important</text:p>
      <text:p text:style-name="Standard">||hsm.org.ua^$important</text:p>
      <text:p text:style-name="Standard">||hsp-shuto.jp^$important</text:p>
      <text:p text:style-name="Standard"><text:soft-page-break/>||hsrvn.com^$important</text:p>
      <text:p text:style-name="Standard">||hstlan.ddns.net^$important</text:p>
      <text:p text:style-name="Standard">||hsystems.in^$important</text:p>
      <text:p text:style-name="Standard">||hsz59c1evs1h30.com^$important</text:p>
      <text:p text:style-name="Standard">||htcpi.org^$important</text:p>
      <text:p text:style-name="Standard">||hthaher.com^$important</text:p>
      <text:p text:style-name="Standard">||htmlhubing.xyz^$important</text:p>
      <text:p text:style-name="Standard">||httpool.com^$important</text:p>
      <text:p text:style-name="Standard">||httsdomainset.ddns.net^$important</text:p>
      <text:p text:style-name="Standard">||huahinbridge.com^$important</text:p>
      <text:p text:style-name="Standard">||huangao6.com^$important</text:p>
      <text:p text:style-name="Standard">||huangyifan.com^$important</text:p>
      <text:p text:style-name="Standard">||huanitilo.press^$important</text:p>
      <text:p text:style-name="Standard">||hubpromail.com^$important</text:p>
      <text:p text:style-name="Standard">||hubspot.com^$important</text:p>
      <text:p text:style-name="Standard">||hubspotanswers.com^$important</text:p>
      <text:p text:style-name="Standard">||huejjdhs.xyz^$important</text:p>
      <text:p text:style-name="Standard">||huethietke.com^$important</text:p>
      <text:p text:style-name="Standard">||huhuhue.net^$important</text:p>
      <text:p text:style-name="Standard">||huictiathm.com^$important</text:p>
      <text:p text:style-name="Standard">||huifande.com^$important</text:p>
      <text:p text:style-name="Standard">||hujkl.info^$important</text:p>
      <text:p text:style-name="Standard">||hukouec-ltd.com^$important</text:p>
      <text:p text:style-name="Standard">||huliot.in^$important</text:p>
      <text:p text:style-name="Standard">||hulitshirt.com^$important</text:p>
      <text:p text:style-name="Standard">||hulk32.dynu.net^$important</text:p>
      <text:p text:style-name="Standard">||human-algorithm.com^$important</text:p>
      <text:p text:style-name="Standard">||humandemand.com^$important</text:p>
      <text:p text:style-name="Standard">||humanjournal.site^$important</text:p>
      <text:p text:style-name="Standard">||humapower.org^$important</text:p>
      <text:p text:style-name="Standard">||huminatacp.com^$important</text:p>
      <text:p text:style-name="Standard">||hungthangphatcons.com^$important</text:p>
      <text:p text:style-name="Standard">||hunterbase.xyz^$important</text:p>
      <text:p text:style-name="Standard">||hunterchesley.com^$important</text:p>
      <text:p text:style-name="Standard">||hurrican.sk^$important</text:p>
      <text:p text:style-name="Standard">||hurricanedigitalmedia.com^$important</text:p>
      <text:p text:style-name="Standard">||hushkush.net^$important</text:p>
      <text:p text:style-name="Standard">||hushly.com^$important</text:p>
      <text:p text:style-name="Standard">||huslerz.com^$important</text:p>
      <text:p text:style-name="Standard">||hussein.shop^$important</text:p>
      <text:p text:style-name="Standard">||hustlershubacademy.com^$important</text:p>
      <text:p text:style-name="Standard">||hutedredea.com^$important</text:p>
      <text:p text:style-name="Standard">||huvudstadsguiden.eu^$important</text:p>
      <text:p text:style-name="Standard">||huyhoof.com^$important</text:p>
      <text:p text:style-name="Standard">||huyndai3sthanhhoa.com^$important</text:p>
      <text:p text:style-name="Standard">||huyushop.com^$important</text:p>
      <text:p text:style-name="Standard">||huzurunkalbi.net^$important</text:p>
      <text:p text:style-name="Standard">||hvanli.com^$important</text:p>
      <text:p text:style-name="Standard">||hvhboss.000webhostapp.com^$important</text:p>
      <text:p text:style-name="Standard">||hvhcsgo.000webhostapp.com^$important</text:p>
      <text:p text:style-name="Standard">||hvhlegendpro.000webhostapp.com^$important</text:p>
      <text:p text:style-name="Standard">||hwb.com.bd^$important</text:p>
      <text:p text:style-name="Standard"><text:soft-page-break/>||hyaaquatic.com^$important</text:p>
      <text:p text:style-name="Standard">||hybrid.ai^$important</text:p>
      <text:p text:style-name="Standard">||hyderabadcabrentals.com^$important</text:p>
      <text:p text:style-name="Standard">||hyderabadgrowth.com^$important</text:p>
      <text:p text:style-name="Standard">||hyderabadmoversandpackers.com^$important</text:p>
      <text:p text:style-name="Standard">||hydramedia.com^$important</text:p>
      <text:p text:style-name="Standard">||hydromc.ru^$important</text:p>
      <text:p text:style-name="Standard">||hyetiarice.com^$important</text:p>
      <text:p text:style-name="Standard">||hyker.000webhostapp.com^$important</text:p>
      <text:p text:style-name="Standard">||hyotiger.net^$important</text:p>
      <text:p text:style-name="Standard">||hype-wave.com^$important</text:p>
      <text:p text:style-name="Standard">||hypebeasttee.com^$important</text:p>
      <text:p text:style-name="Standard">||hyper.gaminggo.website^$important</text:p>
      <text:p text:style-name="Standard">||hyperbanner.net^$important</text:p>
      <text:p text:style-name="Standard">||hypercleaner.su^$important</text:p>
      <text:p text:style-name="Standard">||hyperfungames.com^$important</text:p>
      <text:p text:style-name="Standard">||hypertracker.com^$important</text:p>
      <text:p text:style-name="Standard">||hypme.org^$important</text:p>
      <text:p text:style-name="Standard">||hypotherma.world^$important</text:p>
      <text:p text:style-name="Standard">||hysic.co^$important</text:p>
      <text:p text:style-name="Standard">||hysthrolot.com^$important</text:p>
      <text:p text:style-name="Standard">||hzhz.trade^$important</text:p>
      <text:p text:style-name="Standard">||hzmrussia.ru^$important</text:p>
      <text:p text:style-name="Standard">||i-clicks.net^$important</text:p>
      <text:p text:style-name="Standard">||i-genre.com^$important</text:p>
      <text:p text:style-name="Standard">||i-lookup.com^$important</text:p>
      <text:p text:style-name="Standard">||i-mobile.co.jp^$important</text:p>
      <text:p text:style-name="Standard">||i-voda.com^$important</text:p>
      <text:p text:style-name="Standard">||i.funtourspt.eu^$important</text:p>
      <text:p text:style-name="Standard">||i.mycdn.me^$important</text:p>
      <text:p text:style-name="Standard">||i.xx.openx.com^$important</text:p>
      <text:p text:style-name="Standard">||i0.1616.ro^$important</text:p>
      <text:p text:style-name="Standard">||i1img.com^$important</text:p>
      <text:p text:style-name="Standard">||i1media.no^$important</text:p>
      <text:p text:style-name="Standard">||i2-sxtnbugywgqnenfyrwkuiizctsvvan.init.cedexis-radar.net^$important</text:p>
      <text:p text:style-name="Standard">||i2ml-evenements.fr^$important</text:p>
      <text:p text:style-name="Standard">||i3program.org^$important</text:p>
      <text:p text:style-name="Standard">||i9789238.beget.tech^$important</text:p>
      <text:p text:style-name="Standard">||ia.iinfo.cz^$important</text:p>
      <text:p text:style-name="Standard">||iad.anm.co.uk^$important</text:p>
      <text:p text:style-name="Standard">||iad.apple.com^$important</text:p>
      <text:p text:style-name="Standard">||iadctest.qwapi.com^$important</text:p>
      <text:p text:style-name="Standard">||iadnet.com^$important</text:p>
      <text:p text:style-name="Standard">||iadsdk.apple.com^$important</text:p>
      <text:p text:style-name="Standard">||iadvize.com^$important</text:p>
      <text:p text:style-name="Standard">||iais.ac.id^$important</text:p>
      <text:p text:style-name="Standard">||iam-creative.co.id^$important</text:p>
      <text:p text:style-name="Standard">||iamhereai.me^$important</text:p>
      <text:p text:style-name="Standard">||iamneronis.com^$important</text:p>
      <text:p text:style-name="Standard">||iamselorm.com^$important</text:p>
      <text:p text:style-name="Standard">||iamsuperkol.com^$important</text:p>
      <text:p text:style-name="Standard">||iantech.xyz^$important</text:p>
      <text:p text:style-name="Standard"><text:soft-page-break/>||iantronik.com^$important</text:p>
      <text:p text:style-name="Standard">||iasds01.com^$important</text:p>
      <text:p text:style-name="Standard">||ib.adnxs.com^$important</text:p>
      <text:p text:style-name="Standard">||ib.anycast.adnxs.com^$important</text:p>
      <text:p text:style-name="Standard">||ibank.suntrustworldwide.com^$important</text:p>
      <text:p text:style-name="Standard">||ibazokahacker.ddns.net^$important</text:p>
      <text:p text:style-name="Standard">||ibclick.stream^$important</text:p>
      <text:p text:style-name="Standard">||ibclinited.com^$important</text:p>
      <text:p text:style-name="Standard">||ibellakhdar.com^$important</text:p>
      <text:p text:style-name="Standard">||ibgd.org^$important</text:p>
      <text:p text:style-name="Standard">||ibrahimolimat.ddns.net^$important</text:p>
      <text:p text:style-name="Standard">||ibrak.ddns.net^$important</text:p>
      <text:p text:style-name="Standard">||ibws.ca^$important</text:p>
      <text:p text:style-name="Standard">||ic24.lt^$important</text:p>
      <text:p text:style-name="Standard">||icairjy.org^$important</text:p>
      <text:p text:style-name="Standard">||icart.lk^$important</text:p>
      <text:p text:style-name="Standard">||icasset.id^$important</text:p>
      <text:p text:style-name="Standard">||iceboxer.marcussoil.com^$important</text:p>
      <text:p text:style-name="Standard">||icecreamvanila.xyz^$important</text:p>
      <text:p text:style-name="Standard">||icerike.com^$important</text:p>
      <text:p text:style-name="Standard">||iceslyt.ru^$important</text:p>
      <text:p text:style-name="Standard">||ichauszeit.de^$important</text:p>
      <text:p text:style-name="Standard">||ichingmegatrend.com^$important</text:p>
      <text:p text:style-name="Standard">||icitius33xxx10314522289466.com^$important</text:p>
      <text:p text:style-name="Standard">||iclikoftesiparisalinir.com^$important</text:p>
      <text:p text:style-name="Standard">||icloudbackup.com.br^$important</text:p>
      <text:p text:style-name="Standard">||icloudgraphics.com^$important</text:p>
      <text:p text:style-name="Standard">||icm.company^$important</text:p>
      <text:p text:style-name="Standard">||icobweb.com^$important</text:p>
      <text:p text:style-name="Standard">||icon-stikepppni.org^$important</text:p>
      <text:p text:style-name="Standard">||iconadserver.com^$important</text:p>
      <text:p text:style-name="Standard">||iconosgroup.com.co^$important</text:p>
      <text:p text:style-name="Standard">||icpnt.org^$important</text:p>
      <text:p text:style-name="Standard">||icptrack.com^$important</text:p>
      <text:p text:style-name="Standard">||icserie.org^$important</text:p>
      <text:p text:style-name="Standard">||ict-dunia.com^$important</text:p>
      <text:p text:style-name="Standard">||ictpolicy.guide^$important</text:p>
      <text:p text:style-name="Standard">||ictzj.com^$important</text:p>
      <text:p text:style-name="Standard">||id14.good-gid.ru^$important</text:p>
      <text:p text:style-name="Standard">||id5-sync.com^$important</text:p>
      <text:p text:style-name="Standard">||id7oomz.ddns.net^$important</text:p>
      <text:p text:style-name="Standard">||idcounter.com^$important</text:p>
      <text:p text:style-name="Standard">||iddapanpong123.000webhostapp.com^$important</text:p>
      <text:p text:style-name="Standard">||iddeia.org.br^$important</text:p>
      <text:p text:style-name="Standard">||iddiction.com^$important</text:p>
      <text:p text:style-name="Standard">||idea1peru.com^$important</text:p>
      <text:p text:style-name="Standard">||ideale-ds.eu^$important</text:p>
      <text:p text:style-name="Standard">||idealjobagency.com^$important</text:p>
      <text:p text:style-name="Standard">||idealnewhomes.com^$important</text:p>
      <text:p text:style-name="Standard">||idealssschang.com^$important</text:p>
      <text:p text:style-name="Standard">||ideapail.com^$important</text:p>
      <text:p text:style-name="Standard">||ideas-more.com.sa^$important</text:p>
      <text:p text:style-name="Standard"><text:soft-page-break/>||ideiaambiental.org.br^$important</text:p>
      <text:p text:style-name="Standard">||identads.com^$important</text:p>
      <text:p text:style-name="Standard">||identity.mparticle.com^$important</text:p>
      <text:p text:style-name="Standard">||idesa.cl^$important</text:p>
      <text:p text:style-name="Standard">||idgnet.nl^$important</text:p>
      <text:p text:style-name="Standard">||idgogogo.com^$important</text:p>
      <text:p text:style-name="Standard">||idigito.net^$important</text:p>
      <text:p text:style-name="Standard">||idio.co^$important</text:p>
      <text:p text:style-name="Standard">||idiskbd.com^$important</text:p>
      <text:p text:style-name="Standard">||idklolhh1.ddns.net^$important</text:p>
      <text:p text:style-name="Standard">||idmini.ddns.net^$important</text:p>
      <text:p text:style-name="Standard">||idnssdmain.net^$important</text:p>
      <text:p text:style-name="Standard">||idntgiveafck.website^$important</text:p>
      <text:p text:style-name="Standard">||idoctorcloud.com^$important</text:p>
      <text:p text:style-name="Standard">||idogoiania.com.br^$important</text:p>
      <text:p text:style-name="Standard">||idontknow.moe^$important</text:p>
      <text:p text:style-name="Standard">||idot.cz^$important</text:p>
      <text:p text:style-name="Standard">||idregie.com^$important</text:p>
      <text:p text:style-name="Standard">||idtargeting.com^$important</text:p>
      <text:p text:style-name="Standard">||idthomes.com^$important</text:p>
      <text:p text:style-name="Standard">||iec56w4ibovnb4wc.onion.si^$important</text:p>
      <text:p text:style-name="Standard">||ieexploreinternet.duckdns.org^$important</text:p>
      <text:p text:style-name="Standard">||ielectro.live^$important</text:p>
      <text:p text:style-name="Standard">||ielts-india.in^$important</text:p>
      <text:p text:style-name="Standard">||ieltsbaku.com^$important</text:p>
      <text:p text:style-name="Standard">||ieltsgo.ir^$important</text:p>
      <text:p text:style-name="Standard">||iem-send.com^$important</text:p>
      <text:p text:style-name="Standard">||ientrymail.com^$important</text:p>
      <text:p text:style-name="Standard">||ieq.net.cn^$important</text:p>
      <text:p text:style-name="Standard">||ies-cura-valera.000webhostapp.com^$important</text:p>
      <text:p text:style-name="Standard">||iesnare.com^$important</text:p>
      <text:p text:style-name="Standard">||iesque.com^$important</text:p>
      <text:p text:style-name="Standard">||ieuchanesz.co.uk^$important</text:p>
      <text:p text:style-name="Standard">||iewa.sk^$important</text:p>
      <text:p text:style-name="Standard">||iexplorer-sistem.duckdns.org^$important</text:p>
      <text:p text:style-name="Standard">||iexplorer-vps.duckdns.org^$important</text:p>
      <text:p text:style-name="Standard">||ifa.tube8live.com^$important</text:p>
      <text:p text:style-name="Standard">||ifaro.net.br^$important</text:p>
      <text:p text:style-name="Standard">||ifcjohannesburg.org^$important</text:p>
      <text:p text:style-name="Standard">||ifilo.com.tr^$important</text:p>
      <text:p text:style-name="Standard">||iforgiveyouanitabryant.com^$important</text:p>
      <text:p text:style-name="Standard">||ifreegive.cf^$important</text:p>
      <text:p text:style-name="Standard">||ifreegive.ga^$important</text:p>
      <text:p text:style-name="Standard">||ifuts.com^$important</text:p>
      <text:p text:style-name="Standard">||igadgetpro.com^$important</text:p>
      <text:p text:style-name="Standard">||igi789.ddns.net^$important</text:p>
      <text:p text:style-name="Standard">||igloocwk.com.br^$important</text:p>
      <text:p text:style-name="Standard">||igniteinternationalschool.com^$important</text:p>
      <text:p text:style-name="Standard">||igodigital.com^$important</text:p>
      <text:p text:style-name="Standard">||igoholistic.com^$important</text:p>
      <text:p text:style-name="Standard">||igorpovolski.ddns.net^$important</text:p>
      <text:p text:style-name="Standard">||igsm.co^$important</text:p>
      <text:p text:style-name="Standard"><text:soft-page-break/>||igwtm.duckdns.org^$important</text:p>
      <text:p text:style-name="Standard">||ihax.site^$important</text:p>
      <text:p text:style-name="Standard">||ihbsystem.com^$important</text:p>
      <text:p text:style-name="Standard">||ihorluhor.site^$important</text:p>
      <text:p text:style-name="Standard">||ihs-usa.com^$important</text:p>
      <text:p text:style-name="Standard">||ihsan-kw.info^$important</text:p>
      <text:p text:style-name="Standard">||ihub-intuit.com^$important</text:p>
      <text:p text:style-name="Standard">||iiccfp.com^$important</text:p>
      <text:p text:style-name="Standard">||iihttanzania.com^$important</text:p>
      <text:p text:style-name="Standard">||iii-asiacarqo.com^$important</text:p>
      <text:p text:style-name="Standard">||iiipercentidaho.org^$important</text:p>
      <text:p text:style-name="Standard">||iimtgroupeducation.info^$important</text:p>
      <text:p text:style-name="Standard">||iiranair.com^$important</text:p>
      <text:p text:style-name="Standard">||ijelevine.ru^$important</text:p>
      <text:p text:style-name="Standard">||ikaroo.at^$important</text:p>
      <text:p text:style-name="Standard">||ikdarkhawast.com^$important</text:p>
      <text:p text:style-name="Standard">||ikingsuni.com^$important</text:p>
      <text:p text:style-name="Standard">||iknowyouarehere.pro^$important</text:p>
      <text:p text:style-name="Standard">||ikny.info^$important</text:p>
      <text:p text:style-name="Standard">||ikomagaza.com^$important</text:p>
      <text:p text:style-name="Standard">||ikosoe.top^$important</text:p>
      <text:p text:style-name="Standard">||iktrit485.duckdns.org^$important</text:p>
      <text:p text:style-name="Standard">||ikuhentai.net^$important</text:p>
      <text:p text:style-name="Standard">||ikya.ir^$important</text:p>
      <text:p text:style-name="Standard">||ilbanner.com^$important</text:p>
      <text:p text:style-name="Standard">||ile-olujiday.com^$important</text:p>
      <text:p text:style-name="Standard">||ilead.itrack.it^$important</text:p>
      <text:p text:style-name="Standard">||ilearngo.org^$important</text:p>
      <text:p text:style-name="Standard">||ilgiardinodellevisciole.it^$important</text:p>
      <text:p text:style-name="Standard">||iliillliO00OO0.321.cn^$important</text:p>
      <text:p text:style-name="Standard">||ilimler.net^$important</text:p>
      <text:p text:style-name="Standard">||illa-berek.com^$important</text:p>
      <text:p text:style-name="Standard">||illobonshi.com^$important</text:p>
      <text:p text:style-name="Standard">||illtaketwo.co.uk^$important</text:p>
      <text:p text:style-name="Standard">||illyance-com.changeprohosting.com^$important</text:p>
      <text:p text:style-name="Standard">||ilmnutrition.com^$important</text:p>
      <text:p text:style-name="Standard">||iloopmobile.com^$important</text:p>
      <text:p text:style-name="Standard">||iloveassholes.ddns.net^$important</text:p>
      <text:p text:style-name="Standard">||ilovecheating.com^$important</text:p>
      <text:p text:style-name="Standard">||ilovemyself.ddns.net^$important</text:p>
      <text:p text:style-name="Standard">||ilovepony.site^$important</text:p>
      <text:p text:style-name="Standard">||iloverohtak.com^$important</text:p>
      <text:p text:style-name="Standard">||iloveyoupizdec2.info^$important</text:p>
      <text:p text:style-name="Standard">||iluuryeqa.info^$important</text:p>
      <text:p text:style-name="Standard">||ilzuricdhetrad.ru^$important</text:p>
      <text:p text:style-name="Standard">||im-apps.net^$important</text:p>
      <text:p text:style-name="Standard">||imageads.canoe.ca^$important</text:p>
      <text:p text:style-name="Standard">||imagecash.net^$important</text:p>
      <text:p text:style-name="Standard">||imagedecor.info^$important</text:p>
      <text:p text:style-name="Standard">||images-pw.secureserver.net^$important</text:p>
      <text:p text:style-name="Standard">||images.discipulo21.org^$important</text:p>
      <text:p text:style-name="Standard">||images.fr.shopping.rakuten.com^$important</text:p>
      <text:p text:style-name="Standard"><text:soft-page-break/>||images.gounlimited.to^$important</text:p>
      <text:p text:style-name="Standard">||images.v3.com^$important</text:p>
      <text:p text:style-name="Standard">||imagesbrushup.com^$important</text:p>
      <text:p text:style-name="Standard">||imagesrv.adition.com^$important</text:p>
      <text:p text:style-name="Standard">||imageupload.host^$important</text:p>
      <text:p text:style-name="Standard">||imam.com.pk^$important</text:p>
      <text:p text:style-name="Standard">||imarketservices.com^$important</text:p>
      <text:p text:style-name="Standard">||imarketsforextrading.com^$important</text:p>
      <text:p text:style-name="Standard">||imatmobile.com^$important</text:p>
      <text:p text:style-name="Standard">||imc-cr.us^$important</text:p>
      <text:p text:style-name="Standard">||imedia.cz^$important</text:p>
      <text:p text:style-name="Standard">||img-fotki.yandex.ru^$important</text:p>
      <text:p text:style-name="Standard">||img-swrpics-ara12.ga^$important</text:p>
      <text:p text:style-name="Standard">||img.martatovaglieri.com^$important</text:p>
      <text:p text:style-name="Standard">||img.martatovaglieri.it^$important</text:p>
      <text:p text:style-name="Standard">||img.prohardver.hu^$important</text:p>
      <text:p text:style-name="Standard">||imgcache.qq.com^$important</text:p>
      <text:p text:style-name="Standard">||imgpromo.easyrencontre.com^$important</text:p>
      <text:p text:style-name="Standard">||imgsa.baidu.com^$important</text:p>
      <text:p text:style-name="Standard">||imgsrc.baidu.com^$important</text:p>
      <text:p text:style-name="Standard">||imgur-d.openx.net^$important</text:p>
      <text:p text:style-name="Standard">||imhd.io^$important</text:p>
      <text:p text:style-name="Standard">||imimobile.com^$important</text:p>
      <text:p text:style-name="Standard">||imis2.top^$important</text:p>
      <text:p text:style-name="Standard">||imm2h.my^$important</text:p>
      <text:p text:style-name="Standard">||immersion.link^$important</text:p>
      <text:p text:style-name="Standard">||immiagents.co.uk^$important</text:p>
      <text:p text:style-name="Standard">||immicare.org^$important</text:p>
      <text:p text:style-name="Standard">||immobilien-bewerten.immo^$important</text:p>
      <text:p text:style-name="Standard">||imnurdcv.online^$important</text:p>
      <text:p text:style-name="Standard">||imobiliariatirol.com^$important</text:p>
      <text:p text:style-name="Standard">||imomc.com^$important</text:p>
      <text:p text:style-name="Standard">||imonitor.nethost.cz^$important</text:p>
      <text:p text:style-name="Standard">||impact-ad.jp^$important</text:p>
      <text:p text:style-name="Standard">||impactclub.ml^$important</text:p>
      <text:p text:style-name="Standard">||impactmobile.com^$important</text:p>
      <text:p text:style-name="Standard">||impedignaw.com^$important</text:p>
      <text:p text:style-name="Standard">||imperiaskygarden.net^$important</text:p>
      <text:p text:style-name="Standard">||imperylify.com^$important</text:p>
      <text:p text:style-name="Standard">||impexsounds.xyz^$important</text:p>
      <text:p text:style-name="Standard">||implishing.club^$important</text:p>
      <text:p text:style-name="Standard">||importesdeluxo.com^$important</text:p>
      <text:p text:style-name="Standard">||impresainsights.com^$important</text:p>
      <text:p text:style-name="Standard">||imprese.cz^$important</text:p>
      <text:p text:style-name="Standard">||impressionmedia.cz^$important</text:p>
      <text:p text:style-name="Standard">||impressionz.co.uk^$important</text:p>
      <text:p text:style-name="Standard">||impulsefittness.info^$important</text:p>
      <text:p text:style-name="Standard">||impulsiv.top^$important</text:p>
      <text:p text:style-name="Standard">||imran.teckcorner.com^$important</text:p>
      <text:p text:style-name="Standard">||imrworldwide.com^$important</text:p>
      <text:p text:style-name="Standard">||imsmakine.com^$important</text:p>
      <text:p text:style-name="Standard">||imtechsols.com^$important</text:p>
      <text:p text:style-name="Standard"><text:soft-page-break/>||imtglobals.com^$important</text:p>
      <text:p text:style-name="Standard">||imtooltest.com^$important</text:p>
      <text:p text:style-name="Standard">||imtoxic.duckdns.org^$important</text:p>
      <text:p text:style-name="Standard">||imvegas.ddns.net^$important</text:p>
      <text:p text:style-name="Standard">||in-page-push.com^$important</text:p>
      <text:p text:style-name="Standard">||in100tive.com^$important</text:p>
      <text:p text:style-name="Standard">||inaczasie.pl^$important</text:p>
      <text:p text:style-name="Standard">||inadmin.convshop.com^$important</text:p>
      <text:p text:style-name="Standard">||inagloss.com^$important</text:p>
      <text:p text:style-name="Standard">||inam-o.com^$important</text:p>
      <text:p text:style-name="Standard">||inanet.xyz^$important</text:p>
      <text:p text:style-name="Standard">||inaothoitrangvinhtuoi.com^$important</text:p>
      <text:p text:style-name="Standard">||inboxdollars.com^$important</text:p>
      <text:p text:style-name="Standard">||incentaclick.com^$important</text:p>
      <text:p text:style-name="Standard">||incgoin.com^$important</text:p>
      <text:p text:style-name="Standard">||inci-huidtherapie.nl^$important</text:p>
      <text:p text:style-name="Standard">||incogra.com^$important</text:p>
      <text:p text:style-name="Standard">||income-spin-off.co.uk^$important</text:p>
      <text:p text:style-name="Standard">||inconeltech.com^$important</text:p>
      <text:p text:style-name="Standard">||incorporation-h.ru^$important</text:p>
      <text:p text:style-name="Standard">||incremento-avance-en-tarjeta-cl.gq^$important</text:p>
      <text:p text:style-name="Standard">||inctelanganatelugu.in^$important</text:p>
      <text:p text:style-name="Standard">||incubation.cense.iisc.ac.in^$important</text:p>
      <text:p text:style-name="Standard">||index30.com^$important</text:p>
      <text:p text:style-name="Standard">||indexdoll.top^$important</text:p>
      <text:p text:style-name="Standard">||indexedchange.com^$important</text:p>
      <text:p text:style-name="Standard">||indexstats.com^$important</text:p>
      <text:p text:style-name="Standard">||indhrigroup.com^$important</text:p>
      <text:p text:style-name="Standard">||indian-escorts-qatar.com^$important</text:p>
      <text:p text:style-name="Standard">||indian-escorts-rak.com^$important</text:p>
      <text:p text:style-name="Standard">||indianescortsabudhabi.com^$important</text:p>
      <text:p text:style-name="Standard">||indianlegalwork.com^$important</text:p>
      <text:p text:style-name="Standard">||indiasbestmattress.com^$important</text:p>
      <text:p text:style-name="Standard">||indiatouronwheel.com^$important</text:p>
      <text:p text:style-name="Standard">||indieclick.com^$important</text:p>
      <text:p text:style-name="Standard">||indieconnectads.com^$important</text:p>
      <text:p text:style-name="Standard">||indigo-daisy.000webhostapp.com^$important</text:p>
      <text:p text:style-name="Standard">||indirimpazarim.com^$important</text:p>
      <text:p text:style-name="Standard">||indkoko.xyz^$important</text:p>
      <text:p text:style-name="Standard">||indocinemax21.com^$important</text:p>
      <text:p text:style-name="Standard">||indonesiaexp.com^$important</text:p>
      <text:p text:style-name="Standard">||indoredigitalinstitute.com^$important</text:p>
      <text:p text:style-name="Standard">||indoxx121.site^$important</text:p>
      <text:p text:style-name="Standard">||indrashop-eu.ml^$important</text:p>
      <text:p text:style-name="Standard">||indta.co.id^$important</text:p>
      <text:p text:style-name="Standard">||indugom.com^$important</text:p>
      <text:p text:style-name="Standard">||indushandicrafts.com^$important</text:p>
      <text:p text:style-name="Standard">||industrialspares.to^$important</text:p>
      <text:p text:style-name="Standard">||industrid3.nusch.id^$important</text:p>
      <text:p text:style-name="Standard">||industry.aeconex.com^$important</text:p>
      <text:p text:style-name="Standard">||industrybrains.com^$important</text:p>
      <text:p text:style-name="Standard">||inein.mx^$important</text:p>
      <text:p text:style-name="Standard"><text:soft-page-break/>||inenkoche.info^$important</text:p>
      <text:p text:style-name="Standard">||inesmanila.com^$important</text:p>
      <text:p text:style-name="Standard">||inesyriata.com^$important</text:p>
      <text:p text:style-name="Standard">||inetlog.ru^$important</text:p>
      <text:p text:style-name="Standard">||inetpact.com^$important</text:p>
      <text:p text:style-name="Standard">||infeed.id^$important</text:p>
      <text:p text:style-name="Standard">||infinite-ads.com^$important</text:p>
      <text:p text:style-name="Standard">||infinite-help.org^$important</text:p>
      <text:p text:style-name="Standard">||infinitechsolutionsph.com^$important</text:p>
      <text:p text:style-name="Standard">||infinity-tracking.net^$important</text:p>
      <text:p text:style-name="Standard">||infinityads.com^$important</text:p>
      <text:p text:style-name="Standard">||infinityshop.xyz^$important</text:p>
      <text:p text:style-name="Standard">||info.corp.zergaphonetronic.org^$important</text:p>
      <text:p text:style-name="Standard">||info2web.biz^$important</text:p>
      <text:p text:style-name="Standard">||infocanadaimmigration.ca^$important</text:p>
      <text:p text:style-name="Standard">||infocheckdetails.com^$important</text:p>
      <text:p text:style-name="Standard">||infokamp.com^$important</text:p>
      <text:p text:style-name="Standard">||infolinks.com^$important</text:p>
      <text:p text:style-name="Standard">||infomaryan12.net^$important</text:p>
      <text:p text:style-name="Standard">||infoporlaptop.info^$important</text:p>
      <text:p text:style-name="Standard">||informa-tech.net^$important</text:p>
      <text:p text:style-name="Standard">||informacjezkraju.pl^$important</text:p>
      <text:p text:style-name="Standard">||information-stab.online^$important</text:p>
      <text:p text:style-name="Standard">||information.com^$important</text:p>
      <text:p text:style-name="Standard">||informativohainero.com^$important</text:p>
      <text:p text:style-name="Standard">||informdatagroup.info^$important</text:p>
      <text:p text:style-name="Standard">||informz.net^$important</text:p>
      <text:p text:style-name="Standard">||infos2020com.fr^$important</text:p>
      <text:p text:style-name="Standard">||infosales.duckdns.org^$important</text:p>
      <text:p text:style-name="Standard">||infosisconsultancy.com^$important</text:p>
      <text:p text:style-name="Standard">||infozine.aeg-buchholz.de^$important</text:p>
      <text:p text:style-name="Standard">||infuseits.com^$important</text:p>
      <text:p text:style-name="Standard">||ingeniamarcasypatentes.com^$important</text:p>
      <text:p text:style-name="Standard">||ingitafashion.com^$important</text:p>
      <text:p text:style-name="Standard">||ingomanulic.icu^$important</text:p>
      <text:p text:style-name="Standard">||ingresosfaciles.com^$important</text:p>
      <text:p text:style-name="Standard">||inhresidence.com.br^$important</text:p>
      <text:p text:style-name="Standard">||inicumademo.com^$important</text:p>
      <text:p text:style-name="Standard">||ininox.com^$important</text:p>
      <text:p text:style-name="Standard">||init.supersonicads.com^$important</text:p>
      <text:p text:style-name="Standard">||injakala.com^$important</text:p>
      <text:p text:style-name="Standard">||inkerna.com^$important</text:p>
      <text:p text:style-name="Standard">||inmarsat.com.kz^$important</text:p>
      <text:p text:style-name="Standard">||inmobi.com^$important</text:p>
      <text:p text:style-name="Standard">||inncredel.com^$important</text:p>
      <text:p text:style-name="Standard">||inner-active.com^$important</text:p>
      <text:p text:style-name="Standard">||inner-active.mobi^$important</text:p>
      <text:p text:style-name="Standard">||innity.com^$important</text:p>
      <text:p text:style-name="Standard">||innoexpo.tech^$important</text:p>
      <text:p text:style-name="Standard">||innoohvation.com^$important</text:p>
      <text:p text:style-name="Standard">||innovad.nl^$important</text:p>
      <text:p text:style-name="Standard">||innovate-wp.club^$important</text:p>
      <text:p text:style-name="Standard"><text:soft-page-break/>||innovation4crisis.org^$important</text:p>
      <text:p text:style-name="Standard">||innovationhackers.com.mx^$important</text:p>
      <text:p text:style-name="Standard">||innovice.eu^$important</text:p>
      <text:p text:style-name="Standard">||innovid.com^$important</text:p>
      <text:p text:style-name="Standard">||inomoto.vn^$important</text:p>
      <text:p text:style-name="Standard">||inovatplus.com^$important</text:p>
      <text:p text:style-name="Standard">||inovavital.com.br^$important</text:p>
      <text:p text:style-name="Standard">||inoxducnha.com^$important</text:p>
      <text:p text:style-name="Standard">||inoxgiatung.com^$important</text:p>
      <text:p text:style-name="Standard">||inpagepush.com^$important</text:p>
      <text:p text:style-name="Standard">||inq.com^$important</text:p>
      <text:p text:style-name="Standard">||inquireexpert.com^$important</text:p>
      <text:p text:style-name="Standard">||inquiry.space^$important</text:p>
      <text:p text:style-name="Standard">||inringtone.com^$important</text:p>
      <text:p text:style-name="Standard">||inrzweb.co.uk^$important</text:p>
      <text:p text:style-name="Standard">||insatechsupply.com^$important</text:p>
      <text:p text:style-name="Standard">||inscrnet.com^$important</text:p>
      <text:p text:style-name="Standard">||inside-graph.com^$important</text:p>
      <text:p text:style-name="Standard">||inside2x.com^$important</text:p>
      <text:p text:style-name="Standard">||insideiost.com^$important</text:p>
      <text:p text:style-name="Standard">||insidermetric.com^$important</text:p>
      <text:p text:style-name="Standard">||insight-analytica-amir.000webhostapp.com^$important</text:p>
      <text:p text:style-name="Standard">||insightexpress.com^$important</text:p>
      <text:p text:style-name="Standard">||insightexpressai.com^$important</text:p>
      <text:p text:style-name="Standard">||insighteyecarefoundation.com^$important</text:p>
      <text:p text:style-name="Standard">||insignia.co.mw^$important</text:p>
      <text:p text:style-name="Standard">||inspectorclick.com^$important</text:p>
      <text:p text:style-name="Standard">||insperide.nl^$important</text:p>
      <text:p text:style-name="Standard">||inspierasibunda.win^$important</text:p>
      <text:p text:style-name="Standard">||inspiration-investment-group.co.uk^$important</text:p>
      <text:p text:style-name="Standard">||inspirationallifequote.com^$important</text:p>
      <text:p text:style-name="Standard">||insta.webhop.me^$important</text:p>
      <text:p text:style-name="Standard">||instaboom-hello.site^$important</text:p>
      <text:p text:style-name="Standard">||instaexploder.com^$important</text:p>
      <text:p text:style-name="Standard">||instagram-media.ro^$important</text:p>
      <text:p text:style-name="Standard">||instagram.com^$important</text:p>
      <text:p text:style-name="Standard">||instagram.meerai.eu^$important</text:p>
      <text:p text:style-name="Standard">||instagramoutnumber.co.kr^$important</text:p>
      <text:p text:style-name="Standard">||install-upload.com^$important</text:p>
      <text:p text:style-name="Standard">||installscoins.xyz^$important</text:p>
      <text:p text:style-name="Standard">||instamodeles.ru^$important</text:p>
      <text:p text:style-name="Standard">||instant-payments.ru^$important</text:p>
      <text:p text:style-name="Standard">||instantbonheur.fr^$important</text:p>
      <text:p text:style-name="Standard">||instantcashflowtoday.com.ng^$important</text:p>
      <text:p text:style-name="Standard">||instantmadness.com^$important</text:p>
      <text:p text:style-name="Standard">||instaspecials.com^$important</text:p>
      <text:p text:style-name="Standard">||insticator.com^$important</text:p>
      <text:p text:style-name="Standard">||instinct.store^$important</text:p>
      <text:p text:style-name="Standard">||institut.deep-webb.ru^$important</text:p>
      <text:p text:style-name="Standard">||institutohumanus.org.br^$important</text:p>
      <text:p text:style-name="Standard">||institutpediatriesociale.com^$important</text:p>
      <text:p text:style-name="Standard">||instuition.com^$important</text:p>
      <text:p text:style-name="Standard"><text:soft-page-break/>||insumosesmar.com^$important</text:p>
      <text:p text:style-name="Standard">||insuncos.com^$important</text:p>
      <text:p text:style-name="Standard">||insurads.com^$important</text:p>
      <text:p text:style-name="Standard">||insurancebabu.com^$important</text:p>
      <text:p text:style-name="Standard">||insurgentguy.com^$important</text:p>
      <text:p text:style-name="Standard">||int-cdma.com^$important</text:p>
      <text:p text:style-name="Standard">||int2float.com^$important</text:p>
      <text:p text:style-name="Standard">||intanony01rmp.ddns.net^$important</text:p>
      <text:p text:style-name="Standard">||intco.tk^$important</text:p>
      <text:p text:style-name="Standard">||intechemuk.com^$important</text:p>
      <text:p text:style-name="Standard">||intel.tt.omtrdc.net^$important</text:p>
      <text:p text:style-name="Standard">||intelcameroun.net^$important</text:p>
      <text:p text:style-name="Standard">||intelliads.com^$important</text:p>
      <text:p text:style-name="Standard">||intellitxt.com^$important</text:p>
      <text:p text:style-name="Standard">||intelz.duckdns.org^$important</text:p>
      <text:p text:style-name="Standard">||intentiq.com^$important</text:p>
      <text:p text:style-name="Standard">||intentmedia.net^$important</text:p>
      <text:p text:style-name="Standard">||inter-investmentbank.com^$important</text:p>
      <text:p text:style-name="Standard">||inter-mvietnam.com^$important</text:p>
      <text:p text:style-name="Standard">||interact-labs.com^$important</text:p>
      <text:p text:style-name="Standard">||interactive-assets.s3.amazonaws.com^$important</text:p>
      <text:p text:style-name="Standard">||interactive.forthnet.gr^$important</text:p>
      <text:p text:style-name="Standard">||interbizservices.eu^$important</text:p>
      <text:p text:style-name="Standard">||intercambiotestg99.duckdns.org^$important</text:p>
      <text:p text:style-name="Standard">||interfacefive.com^$important</text:p>
      <text:p text:style-name="Standard">||interfaith.lk^$important</text:p>
      <text:p text:style-name="Standard">||intergi.com^$important</text:p>
      <text:p text:style-name="Standard">||intergient.com^$important</text:p>
      <text:p text:style-name="Standard">||interiordesignservices.us^$important</text:p>
      <text:p text:style-name="Standard">||internaladvocate.com^$important</text:p>
      <text:p text:style-name="Standard">||internalseg.com^$important</text:p>
      <text:p text:style-name="Standard">||internationalamateurgames.com^$important</text:p>
      <text:p text:style-name="Standard">||internationalbazaarsale.com^$important</text:p>
      <text:p text:style-name="Standard">||internationalcurrencypayments.com^$important</text:p>
      <text:p text:style-name="Standard">||internet-explorer-background.duckdns.org^$important</text:p>
      <text:p text:style-name="Standard">||internetbrands.com^$important</text:p>
      <text:p text:style-name="Standard">||internetfuel.com^$important</text:p>
      <text:p text:style-name="Standard">||interprizeses.com^$important</text:p>
      <text:p text:style-name="Standard">||interraniternational.com^$important</text:p>
      <text:p text:style-name="Standard">||interreklame.de^$important</text:p>
      <text:p text:style-name="Standard">||interruption.ru^$important</text:p>
      <text:p text:style-name="Standard">||intersantosservicos.com.br^$important</text:p>
      <text:p text:style-name="Standard">||interstat.hu^$important</text:p>
      <text:p text:style-name="Standard">||inthemood.ltd^$important</text:p>
      <text:p text:style-name="Standard">||inthenhuagiatot.com^$important</text:p>
      <text:p text:style-name="Standard">||intrasenz.com^$important</text:p>
      <text:p text:style-name="Standard">||intropilivyi.com^$important</text:p>
      <text:p text:style-name="Standard">||inumo.ru^$important</text:p>
      <text:p text:style-name="Standard">||inuvi.com^$important</text:p>
      <text:p text:style-name="Standard">||invest.hawzentr.com^$important</text:p>
      <text:p text:style-name="Standard">||investasiafoundation.com^$important</text:p>
      <text:p text:style-name="Standard">||investerpk.com^$important</text:p>
      <text:p text:style-name="Standard"><text:soft-page-break/>||investigadoresforenses-abcjuris.com^$important</text:p>
      <text:p text:style-name="Standard">||investingbazar.com^$important</text:p>
      <text:p text:style-name="Standard">||investingchannel.com^$important</text:p>
      <text:p text:style-name="Standard">||investis.com^$important</text:p>
      <text:p text:style-name="Standard">||investitiispatiiverzis3.ro^$important</text:p>
      <text:p text:style-name="Standard">||investmenteducationkungykmtsdy8agender.duckdns.org^$important</text:p>
      <text:p text:style-name="Standard">||invision-me.com^$important</text:p>
      <text:p text:style-name="Standard">||invoiceepreview.com^$important</text:p>
      <text:p text:style-name="Standard">||invoicing41514.zagtech.club^$important</text:p>
      <text:p text:style-name="Standard">||invokeshop.com^$important</text:p>
      <text:p text:style-name="Standard">||invotech.xyz^$important</text:p>
      <text:p text:style-name="Standard">||invsetshouse.com^$important</text:p>
      <text:p text:style-name="Standard">||io7617121.gq^$important</text:p>
      <text:p text:style-name="Standard">||ioaindia.com^$important</text:p>
      <text:p text:style-name="Standard">||ioam.de^$important</text:p>
      <text:p text:style-name="Standard">||iob.imgur.com^$important</text:p>
      <text:p text:style-name="Standard">||iocnt.net^$important</text:p>
      <text:p text:style-name="Standard">||ioe-learning.com^$important</text:p>
      <text:p text:style-name="Standard">||ioi3.com^$important</text:p>
      <text:p text:style-name="Standard">||ios.bugly.qq.com^$important</text:p>
      <text:p text:style-name="Standard">||iosappdevelopmentindia.com^$important</text:p>
      <text:p text:style-name="Standard">||ioszm.com^$important</text:p>
      <text:p text:style-name="Standard">||iotworld.cl^$important</text:p>
      <text:p text:style-name="Standard">||iowaaquatics.com^$important</text:p>
      <text:p text:style-name="Standard">||ip.ro^$important</text:p>
      <text:p text:style-name="Standard">||ip101.ip-51-75-58.eu^$important</text:p>
      <text:p text:style-name="Standard">||ip105.ip-54-36-185.eu^$important</text:p>
      <text:p text:style-name="Standard">||ip125.ip-54-36-185.eu^$important</text:p>
      <text:p text:style-name="Standard">||ip140.ip-178-32-145.eu^$important</text:p>
      <text:p text:style-name="Standard">||ip193.cn^$important</text:p>
      <text:p text:style-name="Standard">||ip228.ip-51-83-209.eu^$important</text:p>
      <text:p text:style-name="Standard">||ip80.ip-51-195-81.eu^$important</text:p>
      <text:p text:style-name="Standard">||iparkingtest.com^$important</text:p>
      <text:p text:style-name="Standard">||ipaspb.ru^$important</text:p>
      <text:p text:style-name="Standard">||ipblasta.com^$important</text:p>
      <text:p text:style-name="Standard">||ipeari.com^$important</text:p>
      <text:p text:style-name="Standard">||iperceptions.com^$important</text:p>
      <text:p text:style-name="Standard">||ipfct.com^$important</text:p>
      <text:p text:style-name="Standard">||iphm.info^$important</text:p>
      <text:p text:style-name="Standard">||iphonedelivery.com^$important</text:p>
      <text:p text:style-name="Standard">||iphonessuckballs.life^$important</text:p>
      <text:p text:style-name="Standard">||ipl2019tickets.com^$important</text:p>
      <text:p text:style-name="Standard">||ipmedia.info^$important</text:p>
      <text:p text:style-name="Standard">||ipoteka-24.net^$important</text:p>
      <text:p text:style-name="Standard">||ippoofer.ddns.net^$important</text:p>
      <text:p text:style-name="Standard">||ipredictive.com^$important</text:p>
      <text:p text:style-name="Standard">||ipro.com^$important</text:p>
      <text:p text:style-name="Standard">||iproinfotech.com^$important</text:p>
      <text:p text:style-name="Standard">||iptivicini.com^$important</text:p>
      <text:p text:style-name="Standard">||iptvmerkez.com^$important</text:p>
      <text:p text:style-name="Standard">||iptvyo.com^$important</text:p>
      <text:p text:style-name="Standard">||ipuclascolinas.com^$important</text:p>
      <text:p text:style-name="Standard"><text:soft-page-break/>||iqbaldbn.me^$important</text:p>
      <text:p text:style-name="Standard">||iqhomeyapi.com^$important</text:p>
      <text:p text:style-name="Standard">||iqjzvexejtgrbrs.duckdns.org^$important</text:p>
      <text:p text:style-name="Standard">||iqmailiq.000webhostapp.com^$important</text:p>
      <text:p text:style-name="Standard">||iqminds.me^$important</text:p>
      <text:p text:style-name="Standard">||iqowijsdakm.com^$important</text:p>
      <text:p text:style-name="Standard">||ir-fr.amazon-adsystem.com^$important</text:p>
      <text:p text:style-name="Standard">||ir.aihgroup.net^$important</text:p>
      <text:p text:style-name="Standard">||iracan.ir^$important</text:p>
      <text:p text:style-name="Standard">||iran-tax.com^$important</text:p>
      <text:p text:style-name="Standard">||iranbody.xyz^$important</text:p>
      <text:p text:style-name="Standard">||iranchah.com^$important</text:p>
      <text:p text:style-name="Standard">||iranfanavar.com^$important</text:p>
      <text:p text:style-name="Standard">||iranianeconews.com^$important</text:p>
      <text:p text:style-name="Standard">||iranoca.com^$important</text:p>
      <text:p text:style-name="Standard">||iranssp.ir^$important</text:p>
      <text:p text:style-name="Standard">||irantop10.net^$important</text:p>
      <text:p text:style-name="Standard">||iranwich-sadra.com^$important</text:p>
      <text:p text:style-name="Standard">||irapak.com^$important</text:p>
      <text:p text:style-name="Standard">||ireklama.cz^$important</text:p>
      <text:p text:style-name="Standard">||irenea.com.ar^$important</text:p>
      <text:p text:style-name="Standard">||irenejatibojonegoro.com^$important</text:p>
      <text:p text:style-name="Standard">||irimox.com^$important</text:p>
      <text:p text:style-name="Standard">||iris-lnd.com^$important</text:p>
      <text:p text:style-name="Standard">||irkmail.xyz^$important</text:p>
      <text:p text:style-name="Standard">||irmaosmota.tk^$important</text:p>
      <text:p text:style-name="Standard">||irnanoshop.com^$important</text:p>
      <text:p text:style-name="Standard">||irnberger.co.at^$important</text:p>
      <text:p text:style-name="Standard">||irqureshi.com^$important</text:p>
      <text:p text:style-name="Standard">||irs03.com^$important</text:p>
      <text:p text:style-name="Standard">||irss.de^$important</text:p>
      <text:p text:style-name="Standard">||iruainvestments.com^$important</text:p>
      <text:p text:style-name="Standard">||irukastella.tk^$important</text:p>
      <text:p text:style-name="Standard">||iruta.ru^$important</text:p>
      <text:p text:style-name="Standard">||is45wdsed4455sdfsf.duckdns.org^$important</text:p>
      <text:p text:style-name="Standard">||isabellepeng.000webhostapp.com^$important</text:p>
      <text:p text:style-name="Standard">||iscelim.com^$important</text:p>
      <text:p text:style-name="Standard">||iscidavasi.com^$important</text:p>
      <text:p text:style-name="Standard">||ishqekamil.com^$important</text:p>
      <text:p text:style-name="Standard">||isiform.id^$important</text:p>
      <text:p text:style-name="Standard">||isiorganization.com^$important</text:p>
      <text:p text:style-name="Standard">||isk-yokohama.com^$important</text:p>
      <text:p text:style-name="Standard">||iskaamarketing.com^$important</text:p>
      <text:p text:style-name="Standard">||islam-graments.com^$important</text:p>
      <text:p text:style-name="Standard">||islandboyrecords.co^$important</text:p>
      <text:p text:style-name="Standard">||ismail-ceylan.com^$important</text:p>
      <text:p text:style-name="Standard">||ismailhex.ddns.net^$important</text:p>
      <text:p text:style-name="Standard">||ismesab.com^$important</text:p>
      <text:p text:style-name="Standard">||isoconsultant.org^$important</text:p>
      <text:p text:style-name="Standard">||isofip.com^$important</text:p>
      <text:p text:style-name="Standard">||isogoed.nl^$important</text:p>
      <text:p text:style-name="Standard">||ispel.com.pl^$important</text:p>
      <text:p text:style-name="Standard"><text:soft-page-break/>||ispot.tv^$important</text:p>
      <text:p text:style-name="Standard">||israelwork.info^$important</text:p>
      <text:p text:style-name="Standard">||iss6.ddns.net^$important</text:p>
      <text:p text:style-name="Standard">||issa19900.ddns.net^$important</text:p>
      <text:p text:style-name="Standard">||issuu.com^$important</text:p>
      <text:p text:style-name="Standard">||istanbulklinik.com^$important</text:p>
      <text:p text:style-name="Standard">||isupplyco.co^$important</text:p>
      <text:p text:style-name="Standard">||isuzu-mientrung.com^$important</text:p>
      <text:p text:style-name="Standard">||it-coman.de^$important</text:p>
      <text:p text:style-name="Standard">||it-corp.info^$important</text:p>
      <text:p text:style-name="Standard">||it-ha.ru^$important</text:p>
      <text:p text:style-name="Standard">||it-link-au.com^$important</text:p>
      <text:p text:style-name="Standard">||it.thisischeer.com^$important</text:p>
      <text:p text:style-name="Standard">||itachikey.hopto.org^$important</text:p>
      <text:p text:style-name="Standard">||itachituff.duckdns.org^$important</text:p>
      <text:p text:style-name="Standard">||itachituff.hopto.org^$important</text:p>
      <text:p text:style-name="Standard">||itakoma.com^$important</text:p>
      <text:p text:style-name="Standard">||itc.stackcreativo.com.ve^$important</text:p>
      <text:p text:style-name="Standard">||itechzone.ml^$important</text:p>
      <text:p text:style-name="Standard">||itecwh.com.ng^$important</text:p>
      <text:p text:style-name="Standard">||iteeman.com^$important</text:p>
      <text:p text:style-name="Standard">||itekscompany.com^$important</text:p>
      <text:p text:style-name="Standard">||itelligent.nl^$important</text:p>
      <text:p text:style-name="Standard">||iteratehq.com^$important</text:p>
      <text:p text:style-name="Standard">||itexpress.victoria-makeup.kz^$important</text:p>
      <text:p text:style-name="Standard">||itf.palemiya.com^$important</text:p>
      <text:p text:style-name="Standard">||itfarm.com^$important</text:p>
      <text:p text:style-name="Standard">||ithubainternships.co.za^$important</text:p>
      <text:p text:style-name="Standard">||itleadz.com^$important</text:p>
      <text:p text:style-name="Standard">||itmsas.net^$important</text:p>
      <text:p text:style-name="Standard">||itnuzleafan.com^$important</text:p>
      <text:p text:style-name="Standard">||itogai.com^$important</text:p>
      <text:p text:style-name="Standard">||itop.cz^$important</text:p>
      <text:p text:style-name="Standard">||itotrojan.duckdns.org^$important</text:p>
      <text:p text:style-name="Standard">||itracking.pl^$important</text:p>
      <text:p text:style-name="Standard">||itrad3r.com^$important</text:p>
      <text:p text:style-name="Standard">||its-that-easy.com^$important</text:p>
      <text:p text:style-name="Standard">||itsallaboutthetubmans.com^$important</text:p>
      <text:p text:style-name="Standard">||itsallinclusive.com^$important</text:p>
      <text:p text:style-name="Standard">||itsdealer.ddns.net^$important</text:p>
      <text:p text:style-name="Standard">||itsmetees.com^$important</text:p>
      <text:p text:style-name="Standard">||itsptp.com^$important</text:p>
      <text:p text:style-name="Standard">||ittarh.com^$important</text:p>
      <text:p text:style-name="Standard">||iturcja.com.pl^$important</text:p>
      <text:p text:style-name="Standard">||itweurotech.com^$important</text:p>
      <text:p text:style-name="Standard">||itwsaelants.com^$important</text:p>
      <text:p text:style-name="Standard">||iunsyntoqprabhosao.net^$important</text:p>
      <text:p text:style-name="Standard">||iuphilippines.com^$important</text:p>
      <text:p text:style-name="Standard">||ivanmocko.sk^$important</text:p>
      <text:p text:style-name="Standard">||ivcbrasil.org.br^$important</text:p>
      <text:p text:style-name="Standard">||ivchenkosv.online^$important</text:p>
      <text:p text:style-name="Standard">||ivcut.com^$important</text:p>
      <text:p text:style-name="Standard"><text:soft-page-break/>||iverson55.ml^$important</text:p>
      <text:p text:style-name="Standard">||ivideosmart.com^$important</text:p>
      <text:p text:style-name="Standard">||ivigilante.live^$important</text:p>
      <text:p text:style-name="Standard">||ivisionhealth.com^$important</text:p>
      <text:p text:style-name="Standard">||ivydeimtal.vim^$important</text:p>
      <text:p text:style-name="Standard">||ivyfriend.com^$important</text:p>
      <text:p text:style-name="Standard">||ivypixel.com^$important</text:p>
      <text:p text:style-name="Standard">||ivytechbulk.com^$important</text:p>
      <text:p text:style-name="Standard">||iwanttodrawapicforyou.com^$important</text:p>
      <text:p text:style-name="Standard">||iwarlock.duckdns.org^$important</text:p>
      <text:p text:style-name="Standard">||iweuiqjdakjd.su^$important</text:p>
      <text:p text:style-name="Standard">||iwishyou.info^$important</text:p>
      <text:p text:style-name="Standard">||iworms.pl^$important</text:p>
      <text:p text:style-name="Standard">||iwsgct18.in^$important</text:p>
      <text:p text:style-name="Standard">||ixlosa.com^$important</text:p>
      <text:p text:style-name="Standard">||iya.net.cn^$important</text:p>
      <text:p text:style-name="Standard">||iyadrealestate.000webhostapp.com^$important</text:p>
      <text:p text:style-name="Standard">||iyamahmpa.info^$important</text:p>
      <text:p text:style-name="Standard">||iyfchittagong.com^$important</text:p>
      <text:p text:style-name="Standard">||izmirlipilavciadnan.com^$important</text:p>
      <text:p text:style-name="Standard">||izooto.com^$important</text:p>
      <text:p text:style-name="Standard">||izsiztiroidektomi.com^$important</text:p>
      <text:p text:style-name="Standard">||izvestiboo.info^$important</text:p>
      <text:p text:style-name="Standard">||izzainspesindo.com^$important</text:p>
      <text:p text:style-name="Standard">||j-cta.org^$important</text:p>
      <text:p text:style-name="Standard">||j-toputvoutfitters.com^$important</text:p>
      <text:p text:style-name="Standard">||j19nl66isabella.city^$important</text:p>
      <text:p text:style-name="Standard">||j6g3fzp.5k5.ru^$important</text:p>
      <text:p text:style-name="Standard">||jaberevents.com^$important</text:p>
      <text:p text:style-name="Standard">||jack4jobs.com^$important</text:p>
      <text:p text:style-name="Standard">||jack8.tk^$important</text:p>
      <text:p text:style-name="Standard">||jacketamerica.com^$important</text:p>
      <text:p text:style-name="Standard">||jacketes.com^$important</text:p>
      <text:p text:style-name="Standard">||jacknaut.com^$important</text:p>
      <text:p text:style-name="Standard">||jacksons.store^$important</text:p>
      <text:p text:style-name="Standard">||jackspatelweb.000webhostapp.com^$important</text:p>
      <text:p text:style-name="Standard">||jacobsondevelopers.com^$important</text:p>
      <text:p text:style-name="Standard">||jadegardenmm.com^$important</text:p>
      <text:p text:style-name="Standard">||jadema.com.py^$important</text:p>
      <text:p text:style-name="Standard">||jadeofhunnu.mn^$important</text:p>
      <text:p text:style-name="Standard">||jadityaieelyse.com^$important</text:p>
      <text:p text:style-name="Standard">||jaeger-automotive.cf^$important</text:p>
      <text:p text:style-name="Standard">||jaftouja.net^$important</text:p>
      <text:p text:style-name="Standard">||jagajaga-chichi.com^$important</text:p>
      <text:p text:style-name="Standard">||jagoron71.com^$important</text:p>
      <text:p text:style-name="Standard">||jagrotajanata24.com^$important</text:p>
      <text:p text:style-name="Standard">||jaguarsjersey.net^$important</text:p>
      <text:p text:style-name="Standard">||jahanservice.com^$important</text:p>
      <text:p text:style-name="Standard">||jahidulpro.com^$important</text:p>
      <text:p text:style-name="Standard">||jaienterprises.info^$important</text:p>
      <text:p text:style-name="Standard">||jaiminishikshansansthan.org^$important</text:p>
      <text:p text:style-name="Standard">||jairozapata.000webhostapp.com^$important</text:p>
      <text:p text:style-name="Standard"><text:soft-page-break/>||jajar.ru^$important</text:p>
      <text:p text:style-name="Standard">||jakador.com^$important</text:p>
      <text:p text:style-name="Standard">||jake1234.ddns.net^$important</text:p>
      <text:p text:style-name="Standard">||jakirhasan.com^$important</text:p>
      <text:p text:style-name="Standard">||jalvarshaborewell.com^$important</text:p>
      <text:p text:style-name="Standard">||jamais.ovh^$important</text:p>
      <text:p text:style-name="Standard">||jamaylibertad.com^$important</text:p>
      <text:p text:style-name="Standard">||jambanswers.org^$important</text:p>
      <text:p text:style-name="Standard">||jamboster.ug^$important</text:p>
      <text:p text:style-name="Standard">||jamdanicollection.com^$important</text:p>
      <text:p text:style-name="Standard">||jameslotz.com^$important</text:p>
      <text:p text:style-name="Standard">||jamesrcook.us^$important</text:p>
      <text:p text:style-name="Standard">||jamessilva.com.br^$important</text:p>
      <text:p text:style-name="Standard">||jamieatkins.org^$important</text:p>
      <text:p text:style-name="Standard">||jamilabyraies.com^$important</text:p>
      <text:p text:style-name="Standard">||jaminfinity.tk^$important</text:p>
      <text:p text:style-name="Standard">||jammaditep.com^$important</text:p>
      <text:p text:style-name="Standard">||janavenanciomakeup.com.br^$important</text:p>
      <text:p text:style-name="Standard">||jandneneet.com^$important</text:p>
      <text:p text:style-name="Standard">||janejahan.com^$important</text:p>
      <text:p text:style-name="Standard">||janekvaltin.com^$important</text:p>
      <text:p text:style-name="Standard">||janevar.dk^$important</text:p>
      <text:p text:style-name="Standard">||janinedating-a.com^$important</text:p>
      <text:p text:style-name="Standard">||jannahqu.org^$important</text:p>
      <text:p text:style-name="Standard">||janrainsso.com^$important</text:p>
      <text:p text:style-name="Standard">||janus.com.ve^$important</text:p>
      <text:p text:style-name="Standard">||janusblockchain.com^$important</text:p>
      <text:p text:style-name="Standard">||jaobhaezrasam.com^$important</text:p>
      <text:p text:style-name="Standard">||jaonangnoy.com^$important</text:p>
      <text:p text:style-name="Standard">||japanesepdf.com^$important</text:p>
      <text:p text:style-name="Standard">||japanhomes.net^$important</text:p>
      <text:p text:style-name="Standard">||jardinmisamiguitos.cl^$important</text:p>
      <text:p text:style-name="Standard">||jardinschimiques.fr^$important</text:p>
      <text:p text:style-name="Standard">||jaremskiphotography.com^$important</text:p>
      <text:p text:style-name="Standard">||jart-design.com^$important</text:p>
      <text:p text:style-name="Standard">||jasabacklinkseo.com^$important</text:p>
      <text:p text:style-name="Standard">||jasaundanganonline.com^$important</text:p>
      <text:p text:style-name="Standard">||jasaweb.biz^$important</text:p>
      <text:p text:style-name="Standard">||jasawebsite.online^$important</text:p>
      <text:p text:style-name="Standard">||jasminbet.me^$important</text:p>
      <text:p text:style-name="Standard">||jasminblanche.com^$important</text:p>
      <text:p text:style-name="Standard">||jason-portilla.com^$important</text:p>
      <text:p text:style-name="Standard">||jasonetworks.com^$important</text:p>
      <text:p text:style-name="Standard">||jaster24h.biz^$important</text:p>
      <text:p text:style-name="Standard">||jastex.info^$important</text:p>
      <text:p text:style-name="Standard">||jatakavedhan.com^$important</text:p>
      <text:p text:style-name="Standard">||jatkit.gq^$important</text:p>
      <text:p text:style-name="Standard">||jatxt.com^$important</text:p>
      <text:p text:style-name="Standard">||java-gold.com^$important</text:p>
      <text:p text:style-name="Standard">||javascrypt.ddns.net^$important</text:p>
      <text:p text:style-name="Standard">||javaupdate.hopto.org^$important</text:p>
      <text:p text:style-name="Standard">||javcastle.com^$important</text:p>
      <text:p text:style-name="Standard"><text:soft-page-break/>||javcoservices.com^$important</text:p>
      <text:p text:style-name="Standard">||javorsky.eu^$important</text:p>
      <text:p text:style-name="Standard">||jawadhussain.com^$important</text:p>
      <text:p text:style-name="Standard">||jayconnect.co.uk^$important</text:p>
      <text:p text:style-name="Standard">||jayemservicesdev2.site^$important</text:p>
      <text:p text:style-name="Standard">||jaygarish.com^$important</text:p>
      <text:p text:style-name="Standard">||jayjgarciamd.com^$important</text:p>
      <text:p text:style-name="Standard">||jayp.eu^$important</text:p>
      <text:p text:style-name="Standard">||jaypapiworksndphoes.site^$important</text:p>
      <text:p text:style-name="Standard">||jaysbunks.com^$important</text:p>
      <text:p text:style-name="Standard">||jayworld.eu^$important</text:p>
      <text:p text:style-name="Standard">||jb-qroups.com^$important</text:p>
      <text:p text:style-name="Standard">||jbeet.cjt1.net^$important</text:p>
      <text:p text:style-name="Standard">||jbfacilitymanagement.net^$important</text:p>
      <text:p text:style-name="Standard">||jbfd8699nia.com^$important</text:p>
      <text:p text:style-name="Standard">||jbint.org^$important</text:p>
      <text:p text:style-name="Standard">||jbnortonandco.com^$important</text:p>
      <text:p text:style-name="Standard">||jbrealestategroups.com^$important</text:p>
      <text:p text:style-name="Standard">||jbssa.one^$important</text:p>
      <text:p text:style-name="Standard">||jcagro835.com^$important</text:p>
      <text:p text:style-name="Standard">||jcount.com^$important</text:p>
      <text:p text:style-name="Standard">||jcpersonaliza.com.br^$important</text:p>
      <text:p text:style-name="Standard">||jcvksdf.ug^$important</text:p>
      <text:p text:style-name="Standard">||jcwintersconsulting.com^$important</text:p>
      <text:p text:style-name="Standard">||jd-studio.net^$important</text:p>
      <text:p text:style-name="Standard">||jdandado.info^$important</text:p>
      <text:p text:style-name="Standard">||jdcc-stu.com^$important</text:p>
      <text:p text:style-name="Standard">||jdd01.198game.net^$important</text:p>
      <text:p text:style-name="Standard">||jddjj4j4j.000webhostapp.com^$important</text:p>
      <text:p text:style-name="Standard">||jdjjegellowd.duckdns.org^$important</text:p>
      <text:p text:style-name="Standard">||jdkolledj.kz^$important</text:p>
      <text:p text:style-name="Standard">||jdsflkjh.ru^$important</text:p>
      <text:p text:style-name="Standard">||je28oy379.info^$important</text:p>
      <text:p text:style-name="Standard">||jeansdating-a.com^$important</text:p>
      <text:p text:style-name="Standard">||jeaxiuorfkxpmibophev.com^$important</text:p>
      <text:p text:style-name="Standard">||jebkhata.com^$important</text:p>
      <text:p text:style-name="Standard">||jecherchedieu.fr^$important</text:p>
      <text:p text:style-name="Standard">||jedecouvrelemaroc.com^$important</text:p>
      <text:p text:style-name="Standard">||jedonkey.cjt1.net^$important</text:p>
      <text:p text:style-name="Standard">||jehard.000webhostapp.com^$important</text:p>
      <text:p text:style-name="Standard">||jejakdesa.com^$important</text:p>
      <text:p text:style-name="Standard">||jelimold.com^$important</text:p>
      <text:p text:style-name="Standard">||jelouslaodnn.org^$important</text:p>
      <text:p text:style-name="Standard">||jemoederspow.ddns.net^$important</text:p>
      <text:p text:style-name="Standard">||jeniadating-a.pro^$important</text:p>
      <text:p text:style-name="Standard">||jentokonsult.com^$important</text:p>
      <text:p text:style-name="Standard">||jepri-link.org^$important</text:p>
      <text:p text:style-name="Standard">||jeremyferreira.com^$important</text:p>
      <text:p text:style-name="Standard">||jerrytech.tk^$important</text:p>
      <text:p text:style-name="Standard">||jertamsak.xyz^$important</text:p>
      <text:p text:style-name="Standard">||jesjaipur.com^$important</text:p>
      <text:p text:style-name="Standard">||jessarkitchen.com^$important</text:p>
      <text:p text:style-name="Standard"><text:soft-page-break/>||jessecloudserver.xyz^$important</text:p>
      <text:p text:style-name="Standard">||jessecom.top^$important</text:p>
      <text:p text:style-name="Standard">||jesseworld.eu^$important</text:p>
      <text:p text:style-name="Standard">||jessicazck.com^$important</text:p>
      <text:p text:style-name="Standard">||jessiisda.duckdns.org^$important</text:p>
      <text:p text:style-name="Standard">||jesuisunhackeur.servehttp.com^$important</text:p>
      <text:p text:style-name="Standard">||jesusferguson.us^$important</text:p>
      <text:p text:style-name="Standard">||jesusonline.xyz^$important</text:p>
      <text:p text:style-name="Standard">||jetblueairline.net^$important</text:p>
      <text:p text:style-name="Standard">||jetonrouge.co.uk^$important</text:p>
      <text:p text:style-name="Standard">||jeziorak-taxi.pl^$important</text:p>
      <text:p text:style-name="Standard">||jfastore.com^$important</text:p>
      <text:p text:style-name="Standard">||jh6jcf343.net^$important</text:p>
      <text:p text:style-name="Standard">||jhabuatourism.com^$important</text:p>
      <text:p text:style-name="Standard">||jhfjfiwjdnfnfwwa.ga^$important</text:p>
      <text:p text:style-name="Standard">||jhpipaa.com^$important</text:p>
      <text:p text:style-name="Standard">||jhsstudio.com.br^$important</text:p>
      <text:p text:style-name="Standard">||jiahaemino.com^$important</text:p>
      <text:p text:style-name="Standard">||jiajialw.com^$important</text:p>
      <text:p text:style-name="Standard">||jianyuanguoji.com^$important</text:p>
      <text:p text:style-name="Standard">||jiedianvip.com^$important</text:p>
      <text:p text:style-name="Standard">||jiedu89.com^$important</text:p>
      <text:p text:style-name="Standard">||jiemoh13.000webhostapp.com^$important</text:p>
      <text:p text:style-name="Standard">||jieyilashedu.com^$important</text:p>
      <text:p text:style-name="Standard">||jifcogroup.com^$important</text:p>
      <text:p text:style-name="Standard">||jiftechnology.ml^$important</text:p>
      <text:p text:style-name="Standard">||jimasun.online^$important</text:p>
      <text:p text:style-name="Standard">||jimmysbait.haroocreative.com^$important</text:p>
      <text:p text:style-name="Standard">||jingtanglw.com^$important</text:p>
      <text:p text:style-name="Standard">||jingtianyanglao.com^$important</text:p>
      <text:p text:style-name="Standard">||jinkads.de^$important</text:p>
      <text:p text:style-name="Standard">||jinkousiba-hikaku.com^$important</text:p>
      <text:p text:style-name="Standard">||jinrikico.com^$important</text:p>
      <text:p text:style-name="Standard">||jinyande.xyz^$important</text:p>
      <text:p text:style-name="Standard">||jinyatri.com^$important</text:p>
      <text:p text:style-name="Standard">||jinyuanlightings.com^$important</text:p>
      <text:p text:style-name="Standard">||jiodiscount.com^$important</text:p>
      <text:p text:style-name="Standard">||jiodishplan.com^$important</text:p>
      <text:p text:style-name="Standard">||jirafeu.meerai.eu^$important</text:p>
      <text:p text:style-name="Standard">||jiraiya.info^$important</text:p>
      <text:p text:style-name="Standard">||jishalgoanrestaurant.com^$important</text:p>
      <text:p text:style-name="Standard">||jishihai.com^$important</text:p>
      <text:p text:style-name="Standard">||jitanglimogzam.com^$important</text:p>
      <text:p text:style-name="Standard">||jiuge168.com^$important</text:p>
      <text:p text:style-name="Standard">||jivandeep.co.in^$important</text:p>
      <text:p text:style-name="Standard">||jiwire.com^$important</text:p>
      <text:p text:style-name="Standard">||jiyasweetsandrestaurant.com^$important</text:p>
      <text:p text:style-name="Standard">||jiyuchen.club^$important</text:p>
      <text:p text:style-name="Standard">||jizhaobinglawyer.com^$important</text:p>
      <text:p text:style-name="Standard">||jizvehd.makeuseof.com^$important</text:p>
      <text:p text:style-name="Standard">||jj-edificaciones.com^$important</text:p>
      <text:p text:style-name="Standard">||jj1020j.ddns.net^$important</text:p>
      <text:p text:style-name="Standard"><text:soft-page-break/>||jj7.doshimotai.ru^$important</text:p>
      <text:p text:style-name="Standard">||jja210bbthb7.top^$important</text:p>
      <text:p text:style-name="Standard">||jjcardsandgifts.com^$important</text:p>
      <text:p text:style-name="Standard">||jk-lubricants.com^$important</text:p>
      <text:p text:style-name="Standard">||jkazaa.cjt1.net^$important</text:p>
      <text:p text:style-name="Standard">||jkedunews.com^$important</text:p>
      <text:p text:style-name="Standard">||jkwardrobe.com^$important</text:p>
      <text:p text:style-name="Standard">||jlckey.000webhostapp.com^$important</text:p>
      <text:p text:style-name="Standard">||jlk-comercial.com^$important</text:p>
      <text:p text:style-name="Standard">||jma.edu.pe^$important</text:p>
      <text:p text:style-name="Standard">||jmd-be.com^$important</text:p>
      <text:p text:style-name="Standard">||jmt17.google.com^$important</text:p>
      <text:p text:style-name="Standard">||jmucha.fun^$important</text:p>
      <text:p text:style-name="Standard">||jmxmetal-com.cf^$important</text:p>
      <text:p text:style-name="Standard">||jnanamandira.org^$important</text:p>
      <text:p text:style-name="Standard">||jndexpertservices.com^$important</text:p>
      <text:p text:style-name="Standard">||jnfglobe.com^$important</text:p>
      <text:p text:style-name="Standard">||jnkdgroup.com^$important</text:p>
      <text:p text:style-name="Standard">||jnoon.site^$important</text:p>
      <text:p text:style-name="Standard">||jnova.cjt1.net^$important</text:p>
      <text:p text:style-name="Standard">||jntrader.com^$important</text:p>
      <text:p text:style-name="Standard">||jntytech.com^$important</text:p>
      <text:p text:style-name="Standard">||joannalynnirene.com^$important</text:p>
      <text:p text:style-name="Standard">||joaovitor.io^$important</text:p>
      <text:p text:style-name="Standard">||joaovitorrm2019.ddns.net^$important</text:p>
      <text:p text:style-name="Standard">||jobarba.com^$important</text:p>
      <text:p text:style-name="Standard">||jobconnect.ddns.net^$important</text:p>
      <text:p text:style-name="Standard">||jober.pp.ua^$important</text:p>
      <text:p text:style-name="Standard">||jobmalawi.com^$important</text:p>
      <text:p text:style-name="Standard">||jobs.agraminfotech.com^$important</text:p>
      <text:p text:style-name="Standard">||jobsinholland.ro^$important</text:p>
      <text:p text:style-name="Standard">||jobstrendz.com^$important</text:p>
      <text:p text:style-name="Standard">||jobstud.ru^$important</text:p>
      <text:p text:style-name="Standard">||jobwrite.com^$important</text:p>
      <text:p text:style-name="Standard">||jocker.ddns.net^$important</text:p>
      <text:p text:style-name="Standard">||jodhpurbestcab.com^$important</text:p>
      <text:p text:style-name="Standard">||joegie.nl^$important</text:p>
      <text:p text:style-name="Standard">||joeing.duckdns.org^$important</text:p>
      <text:p text:style-name="Standard">||joelscoolstuff.000webhostapp.com^$important</text:p>
      <text:p text:style-name="Standard">||joerath.ca^$important</text:p>
      <text:p text:style-name="Standard">||joetec.net^$important</text:p>
      <text:p text:style-name="Standard">||joeundrosky.com^$important</text:p>
      <text:p text:style-name="Standard">||jofre.eu^$important</text:p>
      <text:p text:style-name="Standard">||jogjaimpactforum.org^$important</text:p>
      <text:p text:style-name="Standard">||jogjatourholiday.com^$important</text:p>
      <text:p text:style-name="Standard">||johannesson.at^$important</text:p>
      <text:p text:style-name="Standard">||johnnobab.com^$important</text:p>
      <text:p text:style-name="Standard">||joinjohndoeit.000webhostapp.com^$important</text:p>
      <text:p text:style-name="Standard">||jojomoney.hopto.org^$important</text:p>
      <text:p text:style-name="Standard">||jok3r-dx.ddns.net^$important</text:p>
      <text:p text:style-name="Standard">||jokedollars.com^$important</text:p>
      <text:p text:style-name="Standard">||joker1.linkpc.net^$important</text:p>
      <text:p text:style-name="Standard"><text:soft-page-break/>||jokertor.com^$important</text:p>
      <text:p text:style-name="Standard">||joleen.milfoy.net^$important</text:p>
      <text:p text:style-name="Standard">||jomjomstudio.com^$important</text:p>
      <text:p text:style-name="Standard">||jonahsminecraft.com^$important</text:p>
      <text:p text:style-name="Standard">||jonahsrecovery.org^$important</text:p>
      <text:p text:style-name="Standard">||jonaspavao.com^$important</text:p>
      <text:p text:style-name="Standard">||jongewolf.nl^$important</text:p>
      <text:p text:style-name="Standard">||joniik.club^$important</text:p>
      <text:p text:style-name="Standard">||joomliads.in^$important</text:p>
      <text:p text:style-name="Standard">||joovy.ga^$important</text:p>
      <text:p text:style-name="Standard">||jopqw.000webhostapp.com^$important</text:p>
      <text:p text:style-name="Standard">||jor1.berbagsansa.com^$important</text:p>
      <text:p text:style-name="Standard">||jor1.mirtakala.com^$important</text:p>
      <text:p text:style-name="Standard">||jordanvascular.org^$important</text:p>
      <text:p text:style-name="Standard">||jornalirece.com.br^$important</text:p>
      <text:p text:style-name="Standard">||jornalvisao.net^$important</text:p>
      <text:p text:style-name="Standard">||josephalavi.com^$important</text:p>
      <text:p text:style-name="Standard">||josephgrief.000webhostapp.com^$important</text:p>
      <text:p text:style-name="Standard">||josephgrief228.000webhostapp.com^$important</text:p>
      <text:p text:style-name="Standard">||josepsullca.com^$important</text:p>
      <text:p text:style-name="Standard">||josesmexicanfoodinc.com^$important</text:p>
      <text:p text:style-name="Standard">||joshgeneralremodeling.us^$important</text:p>
      <text:p text:style-name="Standard">||joshikia.in^$important</text:p>
      <text:p text:style-name="Standard">||joshinvestment.pro^$important</text:p>
      <text:p text:style-name="Standard">||joshton.ddns.net^$important</text:p>
      <text:p text:style-name="Standard">||joshworld.top^$important</text:p>
      <text:p text:style-name="Standard">||joskaejw.club^$important</text:p>
      <text:p text:style-name="Standard">||jottnistic.com^$important</text:p>
      <text:p text:style-name="Standard">||jouaycha.myftp.org^$important</text:p>
      <text:p text:style-name="Standard">||joufhs.net^$important</text:p>
      <text:p text:style-name="Standard">||jounsenurf.com^$important</text:p>
      <text:p text:style-name="Standard">||journal.noesa.co.id^$important</text:p>
      <text:p text:style-name="Standard">||journal.tgeeks.co.tz^$important</text:p>
      <text:p text:style-name="Standard">||joxax.privatedocuments.site^$important</text:p>
      <text:p text:style-name="Standard">||joycearends.nl^$important</text:p>
      <text:p text:style-name="Standard">||joyed-bin.com^$important</text:p>
      <text:p text:style-name="Standard">||joyn.com.pk^$important</text:p>
      <text:p text:style-name="Standard">||jp-morgan.tech^$important</text:p>
      <text:p text:style-name="Standard">||jperezprieto-prg.com^$important</text:p>
      <text:p text:style-name="Standard">||jpkiselavoda.mk^$important</text:p>
      <text:p text:style-name="Standard">||jplymell.com^$important</text:p>
      <text:p text:style-name="Standard">||jpml.info^$important</text:p>
      <text:p text:style-name="Standard">||jpml.net^$important</text:p>
      <text:p text:style-name="Standard">||jrdsert.club^$important</text:p>
      <text:p text:style-name="Standard">||js-agent.newrelic.com^$important</text:p>
      <text:p text:style-name="Standard">||js.bulkhentai.com^$important</text:p>
      <text:p text:style-name="Standard">||js.hubspot.com^$important</text:p>
      <text:p text:style-name="Standard">||js.matheranalytics.com^$important</text:p>
      <text:p text:style-name="Standard">||js.users.51.la^$important</text:p>
      <text:p text:style-name="Standard">||jsbeatricevx.company^$important</text:p>
      <text:p text:style-name="Standard">||jsbspod.com^$important</text:p>
      <text:p text:style-name="Standard">||jsbsystem.com^$important</text:p>
      <text:p text:style-name="Standard"><text:soft-page-break/>||jsc.adskeeper.co.uk^$important</text:p>
      <text:p text:style-name="Standard">||jsc.adskeeper.com^$important</text:p>
      <text:p text:style-name="Standard">||jsc.mgid.com^$important</text:p>
      <text:p text:style-name="Standard">||jscfgfuevx.com^$important</text:p>
      <text:p text:style-name="Standard">||jshh9s9vs7sdfv.com^$important</text:p>
      <text:p text:style-name="Standard">||jsksolutions.co.za^$important</text:p>
      <text:p text:style-name="Standard">||jslogo.cn^$important</text:p>
      <text:p text:style-name="Standard">||jsonpop.cn^$important</text:p>
      <text:p text:style-name="Standard">||jsplivenews.com^$important</text:p>
      <text:p text:style-name="Standard">||jsrdn.com^$important</text:p>
      <text:p text:style-name="Standard">||jstvirus.ddns.net^$important</text:p>
      <text:p text:style-name="Standard">||jsvshipping.co.in^$important</text:p>
      <text:p text:style-name="Standard">||jt-surabaya.online^$important</text:p>
      <text:p text:style-name="Standard">||jtbplumbing.co.uk^$important</text:p>
      <text:p text:style-name="Standard">||jthlzphth.ga^$important</text:p>
      <text:p text:style-name="Standard">||jualthemewordpress.com^$important</text:p>
      <text:p text:style-name="Standard">||jualviagraasli.online^$important</text:p>
      <text:p text:style-name="Standard">||jubilengua.com^$important</text:p>
      <text:p text:style-name="Standard">||judaye.host^$important</text:p>
      <text:p text:style-name="Standard">||judidomino-99.com^$important</text:p>
      <text:p text:style-name="Standard">||judidomino.info^$important</text:p>
      <text:p text:style-name="Standard">||juegosaleo.com^$important</text:p>
      <text:p text:style-name="Standard">||juengert.de^$important</text:p>
      <text:p text:style-name="Standard">||jufydbrr.ru^$important</text:p>
      <text:p text:style-name="Standard">||jugl.ro^$important</text:p>
      <text:p text:style-name="Standard">||juicyads.com^$important</text:p>
      <text:p text:style-name="Standard">||julaly.ml^$important</text:p>
      <text:p text:style-name="Standard">||juldizdar.net^$important</text:p>
      <text:p text:style-name="Standard">||juliorivera.com.pe^$important</text:p>
      <text:p text:style-name="Standard">||julysystems.com^$important</text:p>
      <text:p text:style-name="Standard">||jumbajumbadun.fun^$important</text:p>
      <text:p text:style-name="Standard">||jumiliaintl.ml^$important</text:p>
      <text:p text:style-name="Standard">||jumptap.com^$important</text:p>
      <text:p text:style-name="Standard">||junengmoju.xyz^$important</text:p>
      <text:p text:style-name="Standard">||junicodecorators.com^$important</text:p>
      <text:p text:style-name="Standard">||junkfood.id^$important</text:p>
      <text:p text:style-name="Standard">||junkmover.ca^$important</text:p>
      <text:p text:style-name="Standard">||junkoutpros.com^$important</text:p>
      <text:p text:style-name="Standard">||jupajubbeauty.com^$important</text:p>
      <text:p text:style-name="Standard">||jupiter74.ru^$important</text:p>
      <text:p text:style-name="Standard">||juraganprediksi.club^$important</text:p>
      <text:p text:style-name="Standard">||jurasik.serveminecraft.net^$important</text:p>
      <text:p text:style-name="Standard">||jurhidrico.com^$important</text:p>
      <text:p text:style-name="Standard">||juriscoing.com^$important</text:p>
      <text:p text:style-name="Standard">||jusqit.com^$important</text:p>
      <text:p text:style-name="Standard">||justanotherguy.online^$important</text:p>
      <text:p text:style-name="Standard">||justart.ma^$important</text:p>
      <text:p text:style-name="Standard">||justatest.ddns.net^$important</text:p>
      <text:p text:style-name="Standard">||justcarjewelry.com^$important</text:p>
      <text:p text:style-name="Standard">||justexam.xyz^$important</text:p>
      <text:p text:style-name="Standard">||justfordemos.tk^$important</text:p>
      <text:p text:style-name="Standard">||justforhalloween.com^$important</text:p>
      <text:p text:style-name="Standard"><text:soft-page-break/>||justinnews.nu^$important</text:p>
      <text:p text:style-name="Standard">||justinscolary.com^$important</text:p>
      <text:p text:style-name="Standard">||justpick.pw^$important</text:p>
      <text:p text:style-name="Standard">||justpony.xyz^$important</text:p>
      <text:p text:style-name="Standard">||justpremium.com^$important</text:p>
      <text:p text:style-name="Standard">||justrelevant.com^$important</text:p>
      <text:p text:style-name="Standard">||justritepharmacy.com^$important</text:p>
      <text:p text:style-name="Standard">||justwebads.com^$important</text:p>
      <text:p text:style-name="Standard">||justwer.site^$important</text:p>
      <text:p text:style-name="Standard">||juuniorhacker.ddns.net^$important</text:p>
      <text:p text:style-name="Standard">||juuniorhacker7.ddns.net^$important</text:p>
      <text:p text:style-name="Standard">||juzhaituan.com^$important</text:p>
      <text:p text:style-name="Standard">||juzzgzazws.org^$important</text:p>
      <text:p text:style-name="Standard">||jvet.club^$important</text:p>
      <text:p text:style-name="Standard">||jvl-jp.co^$important</text:p>
      <text:p text:style-name="Standard">||jwpcdn.com^$important</text:p>
      <text:p text:style-name="Standard">||jwplayer.com^$important</text:p>
      <text:p text:style-name="Standard">||jwpltx.com^$important</text:p>
      <text:p text:style-name="Standard">||jx2-bavuong.com^$important</text:p>
      <text:p text:style-name="Standard">||jxfps21tjohnathon.xyz^$important</text:p>
      <text:p text:style-name="Standard">||jxtrackers.azurewebsites.net^$important</text:p>
      <text:p text:style-name="Standard">||jyoe91alverta.top^$important</text:p>
      <text:p text:style-name="Standard">||jzvhzmu.duckdns.org^$important</text:p>
      <text:p text:style-name="Standard">||k-h.co.il^$important</text:p>
      <text:p text:style-name="Standard">||k-investigations.com^$important</text:p>
      <text:p text:style-name="Standard">||k-thephotostudio.com^$important</text:p>
      <text:p text:style-name="Standard">||k.iinfo.cz^$important</text:p>
      <text:p text:style-name="Standard">||k01k0.com^$important</text:p>
      <text:p text:style-name="Standard">||k1a2d3e4b5ostany.com^$important</text:p>
      <text:p text:style-name="Standard">||k420a.ddns.net^$important</text:p>
      <text:p text:style-name="Standard">||k67oo32g76.info^$important</text:p>
      <text:p text:style-name="Standard">||k9centersofamerica.com^$important</text:p>
      <text:p text:style-name="Standard">||kaaryathalo.com^$important</text:p>
      <text:p text:style-name="Standard">||kabakaba.cf^$important</text:p>
      <text:p text:style-name="Standard">||kabsolug.com^$important</text:p>
      <text:p text:style-name="Standard">||kabul365.com^$important</text:p>
      <text:p text:style-name="Standard">||kaburto.info^$important</text:p>
      <text:p text:style-name="Standard">||kachi.cf^$important</text:p>
      <text:p text:style-name="Standard">||kachta.ddns.net^$important</text:p>
      <text:p text:style-name="Standard">||kadamfootcare.com^$important</text:p>
      <text:p text:style-name="Standard">||kadebostany.bit^$important</text:p>
      <text:p text:style-name="Standard">||kadidadi.publicvm.com^$important</text:p>
      <text:p text:style-name="Standard">||kadinveyasam.org^$important</text:p>
      <text:p text:style-name="Standard">||kadioglucnc.com^$important</text:p>
      <text:p text:style-name="Standard">||kadzimagenius.com^$important</text:p>
      <text:p text:style-name="Standard">||kafkeer.net^$important</text:p>
      <text:p text:style-name="Standard">||kafsabigroup.ir^$important</text:p>
      <text:p text:style-name="Standard">||kahi.co.nz^$important</text:p>
      <text:p text:style-name="Standard">||kahtamarkalar.com^$important</text:p>
      <text:p text:style-name="Standard">||kaipuyun.cn^$important</text:p>
      <text:p text:style-name="Standard">||kairosshopping.com^$important</text:p>
      <text:p text:style-name="Standard">||kais.sytes.net^$important</text:p>
      <text:p text:style-name="Standard"><text:soft-page-break/>||kaiteelao.com^$important</text:p>
      <text:p text:style-name="Standard">||kaiwachis.ug^$important</text:p>
      <text:p text:style-name="Standard">||kaka90.ddns.net^$important</text:p>
      <text:p text:style-name="Standard">||kakoon.co.il^$important</text:p>
      <text:p text:style-name="Standard">||kaktosh.com^$important</text:p>
      <text:p text:style-name="Standard">||kalafyn10.tk^$important</text:p>
      <text:p text:style-name="Standard">||kalamfaadhi.com^$important</text:p>
      <text:p text:style-name="Standard">||kaledineeglute.xyz^$important</text:p>
      <text:p text:style-name="Standard">||kaleemimamig.com^$important</text:p>
      <text:p text:style-name="Standard">||kalibb.ddns.net^$important</text:p>
      <text:p text:style-name="Standard">||kaligraph.in^$important</text:p>
      <text:p text:style-name="Standard">||kaliningrad-itc.ru^$important</text:p>
      <text:p text:style-name="Standard">||kalipanthu.com^$important</text:p>
      <text:p text:style-name="Standard">||kalppymatine.ml^$important</text:p>
      <text:p text:style-name="Standard">||kalrobotics.tech^$important</text:p>
      <text:p text:style-name="Standard">||kamalcake.com^$important</text:p>
      <text:p text:style-name="Standard">||kameleoon.eu^$important</text:p>
      <text:p text:style-name="Standard">||kameles09.ddns.net^$important</text:p>
      <text:p text:style-name="Standard">||kamengba.net^$important</text:p>
      <text:p text:style-name="Standard">||kamera-bar.com^$important</text:p>
      <text:p text:style-name="Standard">||kaminonayami.jp^$important</text:p>
      <text:p text:style-name="Standard">||kamlab.fr^$important</text:p>
      <text:p text:style-name="Standard">||kamni-sili.ru^$important</text:p>
      <text:p text:style-name="Standard">||kampanyali.net^$important</text:p>
      <text:p text:style-name="Standard">||kampusmania.com^$important</text:p>
      <text:p text:style-name="Standard">||kampyle.com^$important</text:p>
      <text:p text:style-name="Standard">||kanayalabel.com^$important</text:p>
      <text:p text:style-name="Standard">||kanboard.meerai.io^$important</text:p>
      <text:p text:style-name="Standard">||kanclartal.com^$important</text:p>
      <text:p text:style-name="Standard">||kangihaiyetupag.com^$important</text:p>
      <text:p text:style-name="Standard">||kanoodle.com^$important</text:p>
      <text:p text:style-name="Standard">||kanorkanor23.ru^$important</text:p>
      <text:p text:style-name="Standard">||kantova.com^$important</text:p>
      <text:p text:style-name="Standard">||kapdabazzar.com^$important</text:p>
      <text:p text:style-name="Standard">||kapitanbomba.hopto.org^$important</text:p>
      <text:p text:style-name="Standard">||kappadigitalsgh.com^$important</text:p>
      <text:p text:style-name="Standard">||kapporet-e-learningsolutions.com^$important</text:p>
      <text:p text:style-name="Standard">||kaprila.com^$important</text:p>
      <text:p text:style-name="Standard">||kapsonsdryfruits.ooo^$important</text:p>
      <text:p text:style-name="Standard">||kaptcha.com^$important</text:p>
      <text:p text:style-name="Standard">||karakhan.eu^$important</text:p>
      <text:p text:style-name="Standard">||karamelka1.000webhostapp.com^$important</text:p>
      <text:p text:style-name="Standard">||karamlol.000webhostapp.com^$important</text:p>
      <text:p text:style-name="Standard">||karampus.xyz^$important</text:p>
      <text:p text:style-name="Standard">||karanrajesh.london^$important</text:p>
      <text:p text:style-name="Standard">||karaoke-flat.com^$important</text:p>
      <text:p text:style-name="Standard">||karar.zapto.org^$important</text:p>
      <text:p text:style-name="Standard">||karasiweb.ir^$important</text:p>
      <text:p text:style-name="Standard">||karbaub.com^$important</text:p>
      <text:p text:style-name="Standard">||karbonkoko.com^$important</text:p>
      <text:p text:style-name="Standard">||karenshealthfoods.com^$important</text:p>
      <text:p text:style-name="Standard">||karevfk.tk^$important</text:p>
      <text:p text:style-name="Standard"><text:soft-page-break/>||kargo.com^$important</text:p>
      <text:p text:style-name="Standard">||karinkolland.at^$important</text:p>
      <text:p text:style-name="Standard">||karkw.org^$important</text:p>
      <text:p text:style-name="Standard">||karlson53.xyz^$important</text:p>
      <text:p text:style-name="Standard">||karm2.kop.kz^$important</text:p>
      <text:p text:style-name="Standard">||karmadana.club^$important</text:p>
      <text:p text:style-name="Standard">||karmakorm.ru^$important</text:p>
      <text:p text:style-name="Standard">||karnatakatoursandtravels.com^$important</text:p>
      <text:p text:style-name="Standard">||karnaval.asia^$important</text:p>
      <text:p text:style-name="Standard">||karnaval.bar^$important</text:p>
      <text:p text:style-name="Standard">||karnaval.casa^$important</text:p>
      <text:p text:style-name="Standard">||karraty.club^$important</text:p>
      <text:p text:style-name="Standard">||karsers.ru^$important</text:p>
      <text:p text:style-name="Standard">||kartu-rejeki.com^$important</text:p>
      <text:p text:style-name="Standard">||karutohack.ddns.net^$important</text:p>
      <text:p text:style-name="Standard">||karyakreasindo.com^$important</text:p>
      <text:p text:style-name="Standard">||kas919ar.pw^$important</text:p>
      <text:p text:style-name="Standard">||kas919az.pw^$important</text:p>
      <text:p text:style-name="Standard">||kasara.tk^$important</text:p>
      <text:p text:style-name="Standard">||kasebbazar.com^$important</text:p>
      <text:p text:style-name="Standard">||kashmirbasket.cf^$important</text:p>
      <text:p text:style-name="Standard">||kashmirhackers.com^$important</text:p>
      <text:p text:style-name="Standard">||kaskazinimix.com^$important</text:p>
      <text:p text:style-name="Standard">||kaso.cf^$important</text:p>
      <text:p text:style-name="Standard">||kasongogold.com^$important</text:p>
      <text:p text:style-name="Standard">||katajambul.com^$important</text:p>
      <text:p text:style-name="Standard">||katalensa.net^$important</text:p>
      <text:p text:style-name="Standard">||katallassoministries.org^$important</text:p>
      <text:p text:style-name="Standard">||kataroma.top^$important</text:p>
      <text:p text:style-name="Standard">||katesemernya.ru^$important</text:p>
      <text:p text:style-name="Standard">||kathbowling.ru^$important</text:p>
      <text:p text:style-name="Standard">||katherinajetter.com^$important</text:p>
      <text:p text:style-name="Standard">||kathiacam.com^$important</text:p>
      <text:p text:style-name="Standard">||katuturafashionweek.com^$important</text:p>
      <text:p text:style-name="Standard">||katyremodelingpros.com^$important</text:p>
      <text:p text:style-name="Standard">||kaunasfreetours.com^$important</text:p>
      <text:p text:style-name="Standard">||kausarimran.com^$important</text:p>
      <text:p text:style-name="Standard">||kaushalyaramadhareducational.com^$important</text:p>
      <text:p text:style-name="Standard">||kauteek.com^$important</text:p>
      <text:p text:style-name="Standard">||kavara.in^$important</text:p>
      <text:p text:style-name="Standard">||kavresewasamaj.org^$important</text:p>
      <text:p text:style-name="Standard">||kay-tech.info^$important</text:p>
      <text:p text:style-name="Standard">||kayfundz.ru^$important</text:p>
      <text:p text:style-name="Standard">||kayserimobilyam.com^$important</text:p>
      <text:p text:style-name="Standard">||kaz.shariki1.kz^$important</text:p>
      <text:p text:style-name="Standard">||kaziriad.com^$important</text:p>
      <text:p text:style-name="Standard">||kazlcomposite.com^$important</text:p>
      <text:p text:style-name="Standard">||kazzuestore.com^$important</text:p>
      <text:p text:style-name="Standard">||kbcannabis.ciip-cis.co^$important</text:p>
      <text:p text:style-name="Standard">||kbinternationalcollege.com^$important</text:p>
      <text:p text:style-name="Standard">||kbitr0gz21p8.com^$important</text:p>
      <text:p text:style-name="Standard">||kboyud.com^$important</text:p>
      <text:p text:style-name="Standard"><text:soft-page-break/>||kbpmnusantara.com^$important</text:p>
      <text:p text:style-name="Standard">||kbsp.ciip-cis.co^$important</text:p>
      <text:p text:style-name="Standard">||kc.vedigitize.com^$important</text:p>
      <text:p text:style-name="Standard">||kcxe.net^$important</text:p>
      <text:p text:style-name="Standard">||kdf77.com^$important</text:p>
      <text:p text:style-name="Standard">||kdhema.ga^$important</text:p>
      <text:p text:style-name="Standard">||kdhema.ml^$important</text:p>
      <text:p text:style-name="Standard">||kdi-kongsberg.com^$important</text:p>
      <text:p text:style-name="Standard">||kdjf.guzaosf.com^$important</text:p>
      <text:p text:style-name="Standard">||kdownloader.net^$important</text:p>
      <text:p text:style-name="Standard">||keaimi.com^$important</text:p>
      <text:p text:style-name="Standard">||keanojewelry.com^$important</text:p>
      <text:p text:style-name="Standard">||kebunkelapa.com^$important</text:p>
      <text:p text:style-name="Standard">||kebunrayabaturraden.id^$important</text:p>
      <text:p text:style-name="Standard">||kedaijuara.com^$important</text:p>
      <text:p text:style-name="Standard">||kedaimadu.net^$important</text:p>
      <text:p text:style-name="Standard">||kedi-russian.ru^$important</text:p>
      <text:p text:style-name="Standard">||keenpreps.co.uk^$important</text:p>
      <text:p text:style-name="Standard">||keepchest.hopto.org^$important</text:p>
      <text:p text:style-name="Standard">||keepclimbinggym.com^$important</text:p>
      <text:p text:style-name="Standard">||keeppcsafety.com^$important</text:p>
      <text:p text:style-name="Standard">||kefalosrestaurant-lassi.com^$important</text:p>
      <text:p text:style-name="Standard">||keikomimura.com^$important</text:p>
      <text:p text:style-name="Standard">||keissy.ml^$important</text:p>
      <text:p text:style-name="Standard">||keissy.tk^$important</text:p>
      <text:p text:style-name="Standard">||keitaro.euroshop04.eu^$important</text:p>
      <text:p text:style-name="Standard">||kekenapeploki.com^$important</text:p>
      <text:p text:style-name="Standard">||kekene.cf^$important</text:p>
      <text:p text:style-name="Standard">||kekene1.cf^$important</text:p>
      <text:p text:style-name="Standard">||kelas1.inasweb.com^$important</text:p>
      <text:p text:style-name="Standard">||kelaskuliner.com^$important</text:p>
      <text:p text:style-name="Standard">||kellibrookedev.com^$important</text:p>
      <text:p text:style-name="Standard">||kelolacode2849.duckdns.org^$important</text:p>
      <text:p text:style-name="Standard">||keloththaravadu.com^$important</text:p>
      <text:p text:style-name="Standard">||keluarge.com^$important</text:p>
      <text:p text:style-name="Standard">||kelurahanmojosurakarta.com^$important</text:p>
      <text:p text:style-name="Standard">||kelvinnikkel.com^$important</text:p>
      <text:p text:style-name="Standard">||kemalerkol.net^$important</text:p>
      <text:p text:style-name="Standard">||kemaster.kz^$important</text:p>
      <text:p text:style-name="Standard">||kemilauminang.com^$important</text:p>
      <text:p text:style-name="Standard">||kemitraanmakaroni.com^$important</text:p>
      <text:p text:style-name="Standard">||kenabee.in^$important</text:p>
      <text:p text:style-name="Standard">||kendachile.com^$important</text:p>
      <text:p text:style-name="Standard">||kendinyap.club^$important</text:p>
      <text:p text:style-name="Standard">||kennedyprosper.com.ng^$important</text:p>
      <text:p text:style-name="Standard">||kennycarson.info^$important</text:p>
      <text:p text:style-name="Standard">||kensingtonhotelsuites.com^$important</text:p>
      <text:p text:style-name="Standard">||kentazo.vn^$important</text:p>
      <text:p text:style-name="Standard">||kentengsari-grobogan.desa.id^$important</text:p>
      <text:p text:style-name="Standard">||kentona.su^$important</text:p>
      <text:p text:style-name="Standard">||kenweb.co.nz^$important</text:p>
      <text:p text:style-name="Standard">||kepler071.host^$important</text:p>
      <text:p text:style-name="Standard"><text:soft-page-break/>||kepler071.site^$important</text:p>
      <text:p text:style-name="Standard">||keplertelescopes.com^$important</text:p>
      <text:p text:style-name="Standard">||keraionprofessional.com^$important</text:p>
      <text:p text:style-name="Standard">||kercali.com^$important</text:p>
      <text:p text:style-name="Standard">||keripikbayam.com^$important</text:p>
      <text:p text:style-name="Standard">||kerizexe.duckdns.org^$important</text:p>
      <text:p text:style-name="Standard">||kerjadigital.my.id^$important</text:p>
      <text:p text:style-name="Standard">||kern.com.mx^$important</text:p>
      <text:p text:style-name="Standard">||keruquz.duckdns.org^$important</text:p>
      <text:p text:style-name="Standard">||kerusiinovasi.com^$important</text:p>
      <text:p text:style-name="Standard">||keruzhub.com^$important</text:p>
      <text:p text:style-name="Standard">||kervanlokum.com^$important</text:p>
      <text:p text:style-name="Standard">||kervax.com^$important</text:p>
      <text:p text:style-name="Standard">||ketab-88.cf^$important</text:p>
      <text:p text:style-name="Standard">||ketanggungan.desabrebes.id^$important</text:p>
      <text:p text:style-name="Standard">||ketoanbaotam.com^$important</text:p>
      <text:p text:style-name="Standard">||ketobes.com^$important</text:p>
      <text:p text:style-name="Standard">||ketoburnextreme.com^$important</text:p>
      <text:p text:style-name="Standard">||ketodiethome.pw^$important</text:p>
      <text:p text:style-name="Standard">||ketof.000webhostapp.com^$important</text:p>
      <text:p text:style-name="Standard">||ketorecipeslchf.site^$important</text:p>
      <text:p text:style-name="Standard">||ketout.com^$important</text:p>
      <text:p text:style-name="Standard">||keuhne-negal.com^$important</text:p>
      <text:p text:style-name="Standard">||kewagamangdentalclinic.co.bw^$important</text:p>
      <text:p text:style-name="Standard">||keyhousebuyers.com^$important</text:p>
      <text:p text:style-name="Standard">||keylord.com.hk^$important</text:p>
      <text:p text:style-name="Standard">||keymedia.hu^$important</text:p>
      <text:p text:style-name="Standard">||keynotedeviceanywhere.com^$important</text:p>
      <text:p text:style-name="Standard">||keytrxlink.xyz^$important</text:p>
      <text:p text:style-name="Standard">||keywee.co^$important</text:p>
      <text:p text:style-name="Standard">||kfdhsa.ru^$important</text:p>
      <text:p text:style-name="Standard">||kfistudios.cam^$important</text:p>
      <text:p text:style-name="Standard">||kft.sk^$important</text:p>
      <text:p text:style-name="Standard">||kfu.digimarkting.com^$important</text:p>
      <text:p text:style-name="Standard">||kgd898.com^$important</text:p>
      <text:p text:style-name="Standard">||kh.google.com^$important</text:p>
      <text:p text:style-name="Standard">||khabarnaak.tk^$important</text:p>
      <text:p text:style-name="Standard">||khabraindinraat.com^$important</text:p>
      <text:p text:style-name="Standard">||khachsananthinhphat.com^$important</text:p>
      <text:p text:style-name="Standard">||khachsanrevungtau.com^$important</text:p>
      <text:p text:style-name="Standard">||khaivankinhdoanh.com^$important</text:p>
      <text:p text:style-name="Standard">||khaledlakmes.com^$important</text:p>
      <text:p text:style-name="Standard">||khaleejposts.com^$important</text:p>
      <text:p text:style-name="Standard">||khaliddib398.xyz^$important</text:p>
      <text:p text:style-name="Standard">||khalilkutz.com^$important</text:p>
      <text:p text:style-name="Standard">||khandanxi.com^$important</text:p>
      <text:p text:style-name="Standard">||khanhbuiads.com^$important</text:p>
      <text:p text:style-name="Standard">||khanhtungtravel.com^$important</text:p>
      <text:p text:style-name="Standard">||khatwacenter.com^$important</text:p>
      <text:p text:style-name="Standard">||khdmatqatar.com^$important</text:p>
      <text:p text:style-name="Standard">||kheiriehsalehin.com^$important</text:p>
      <text:p text:style-name="Standard">||khgjxf.ru^$important</text:p>
      <text:p text:style-name="Standard"><text:soft-page-break/>||khgyurm.com^$important</text:p>
      <text:p text:style-name="Standard">||khmedia.org^$important</text:p>
      <text:p text:style-name="Standard">||khms0.google.com^</text:p>
      <text:p text:style-name="Standard">||khms1.google.com^</text:p>
      <text:p text:style-name="Standard">||khms2.google.com^</text:p>
      <text:p text:style-name="Standard">||khms3.google.com^</text:p>
      <text:p text:style-name="Standard">||khms4.google.com^</text:p>
      <text:p text:style-name="Standard">||khoahoc.bluebird.vn^$important</text:p>
      <text:p text:style-name="Standard">||khoahocshop.tk^$important</text:p>
      <text:p text:style-name="Standard">||khobep.com^$important</text:p>
      <text:p text:style-name="Standard">||khod.xyz^$important</text:p>
      <text:p text:style-name="Standard">||khoevadepblog.com^$important</text:p>
      <text:p text:style-name="Standard">||khoevadepblog.net^$important</text:p>
      <text:p text:style-name="Standard">||khoinghiep7ngay.com^$important</text:p>
      <text:p text:style-name="Standard">||khorasandetector.com^$important</text:p>
      <text:p text:style-name="Standard">||khoshrougallery.com^$important</text:p>
      <text:p text:style-name="Standard">||khotawa.com^$important</text:p>
      <text:p text:style-name="Standard">||khsecurity.sg^$important</text:p>
      <text:p text:style-name="Standard">||khsthsshs.com^$important</text:p>
      <text:p text:style-name="Standard">||khtwteen.com^$important</text:p>
      <text:p text:style-name="Standard">||khutt.org^$important</text:p>
      <text:p text:style-name="Standard">||khwahishpunjabi.com^$important</text:p>
      <text:p text:style-name="Standard">||khwhhappsb.gq^$important</text:p>
      <text:p text:style-name="Standard">||kia-com.uk^$important</text:p>
      <text:p text:style-name="Standard">||kiabongo.ru^$important</text:p>
      <text:p text:style-name="Standard">||kianafrooz.com^$important</text:p>
      <text:p text:style-name="Standard">||kiandoors.com^$important</text:p>
      <text:p text:style-name="Standard">||kibberoess.com^$important</text:p>
      <text:p text:style-name="Standard">||kibcorporete.com^$important</text:p>
      <text:p text:style-name="Standard">||kiber-soft.ru^$important</text:p>
      <text:p text:style-name="Standard">||kibossuqar.com^$important</text:p>
      <text:p text:style-name="Standard">||kibossuqarmen.com^$important</text:p>
      <text:p text:style-name="Standard">||kibostores.com^$important</text:p>
      <text:p text:style-name="Standard">||kibuk.ga^$important</text:p>
      <text:p text:style-name="Standard">||kiccamt.com^$important</text:p>
      <text:p text:style-name="Standard">||kicensinfa.com^$important</text:p>
      <text:p text:style-name="Standard">||kicgfgxspfqq6d79.com^$important</text:p>
      <text:p text:style-name="Standard">||kickykart.com^$important</text:p>
      <text:p text:style-name="Standard">||kiddiecity.ug^$important</text:p>
      <text:p text:style-name="Standard">||kiddostoysclub.com^$important</text:p>
      <text:p text:style-name="Standard">||kido-kr.pw^$important</text:p>
      <text:p text:style-name="Standard">||kids-education-support.com^$important</text:p>
      <text:p text:style-name="Standard">||kidsbazarbd.com^$important</text:p>
      <text:p text:style-name="Standard">||kidscodingchallenge.com^$important</text:p>
      <text:p text:style-name="Standard">||kidsplay.website^$important</text:p>
      <text:p text:style-name="Standard">||kielak.szkola-rocka.com.pl^$important</text:p>
      <text:p text:style-name="Standard">||kiemhieptinh.mobi^$important</text:p>
      <text:p text:style-name="Standard">||kiemsargiai.lt^$important</text:p>
      <text:p text:style-name="Standard">||kiemtra.website^$important</text:p>
      <text:p text:style-name="Standard">||kienthuctrading.com^$important</text:p>
      <text:p text:style-name="Standard">||kienthuctrimun.com^$important</text:p>
      <text:p text:style-name="Standard">||kientrucdep.club^$important</text:p>
      <text:p text:style-name="Standard"><text:soft-page-break/>||kientrucviet24h.com^$important</text:p>
      <text:p text:style-name="Standard">||kienvangvungtau.com^$important</text:p>
      <text:p text:style-name="Standard">||kifge43.ru^$important</text:p>
      <text:p text:style-name="Standard">||kihgah.xyz^$important</text:p>
      <text:p text:style-name="Standard">||kikastudio.pl^$important</text:p>
      <text:p text:style-name="Standard">||kikehraeein.com^$important</text:p>
      <text:p text:style-name="Standard">||kikidoyoulabme222.ru^$important</text:p>
      <text:p text:style-name="Standard">||kikinet.jp^$important</text:p>
      <text:p text:style-name="Standard">||kill3rr.com^$important</text:p>
      <text:p text:style-name="Standard">||killsitelima.duckdns.org^$important</text:p>
      <text:p text:style-name="Standard">||kilopasdo2191293jeriii.com^$important</text:p>
      <text:p text:style-name="Standard">||kimberly5esthetique.com^$important</text:p>
      <text:p text:style-name="Standard">||kimjuno12.p-e.kr^$important</text:p>
      <text:p text:style-name="Standard">||kimorazcinfolap.com^$important</text:p>
      <text:p text:style-name="Standard">||kimotokisen.com^$important</text:p>
      <text:p text:style-name="Standard">||kimuyvu.com^$important</text:p>
      <text:p text:style-name="Standard">||kindads.com^$important</text:p>
      <text:p text:style-name="Standard">||kinder-camp.com.ua^$important</text:p>
      <text:p text:style-name="Standard">||kindleedxded.ru^$important</text:p>
      <text:p text:style-name="Standard">||kinesiotape.sk^$important</text:p>
      <text:p text:style-name="Standard">||kinesis.us-east-1.amazonaws.com^$important</text:p>
      <text:p text:style-name="Standard">||king-businesssell.top^$important</text:p>
      <text:p text:style-name="Standard">||king1212.ddns.net^$important</text:p>
      <text:p text:style-name="Standard">||kingboots.net^$important</text:p>
      <text:p text:style-name="Standard">||kingdomrealityministries.org^$important</text:p>
      <text:p text:style-name="Standard">||kingdomtaku.xyz^$important</text:p>
      <text:p text:style-name="Standard">||kingkong123456.ddns.net^$important</text:p>
      <text:p text:style-name="Standard">||kingme.hopto.org^$important</text:p>
      <text:p text:style-name="Standard">||kingrashford.xyz^$important</text:p>
      <text:p text:style-name="Standard">||kings.jesseworld.eu^$important</text:p>
      <text:p text:style-name="Standard">||kings.vtivalves.us^$important</text:p>
      <text:p text:style-name="Standard">||kingsombra04.myftp.org^$important</text:p>
      <text:p text:style-name="Standard">||kingspy1301.ddns.net^$important</text:p>
      <text:p text:style-name="Standard">||kingwolrdtyre.com^$important</text:p>
      <text:p text:style-name="Standard">||kinhbacchemical.com^$important</text:p>
      <text:p text:style-name="Standard">||kinkier-safeguard.000webhostapp.com^$important</text:p>
      <text:p text:style-name="Standard">||kinondonimoravian.org^$important</text:p>
      <text:p text:style-name="Standard">||kinotoday.ug^$important</text:p>
      <text:p text:style-name="Standard">||kinozall.ru^$important</text:p>
      <text:p text:style-name="Standard">||kintenta-shop.top^$important</text:p>
      <text:p text:style-name="Standard">||kintore-daietto.com^$important</text:p>
      <text:p text:style-name="Standard">||kinzish.com^$important</text:p>
      <text:p text:style-name="Standard">||kioshokusoko.go.ug^$important</text:p>
      <text:p text:style-name="Standard">||kiototan.site^$important</text:p>
      <text:p text:style-name="Standard">||kipbiddle.com^$important</text:p>
      <text:p text:style-name="Standard">||kiraamora.000webhostapp.com^$important</text:p>
      <text:p text:style-name="Standard">||kiradz3.ddns.net^$important</text:p>
      <text:p text:style-name="Standard">||kirikata.tk^$important</text:p>
      <text:p text:style-name="Standard">||kisfino.com^$important</text:p>
      <text:p text:style-name="Standard">||kish-takhfifha.com^$important</text:p>
      <text:p text:style-name="Standard">||kishroyall.com^$important</text:p>
      <text:p text:style-name="Standard">||kissmetrics.com^$important</text:p>
      <text:p text:style-name="Standard"><text:soft-page-break/>||kitaplasalim.org^$important</text:p>
      <text:p text:style-name="Standard">||kitchen53.com^$important</text:p>
      <text:p text:style-name="Standard">||kitchenclassic.ir^$important</text:p>
      <text:p text:style-name="Standard">||kitchenraja.com^$important</text:p>
      <text:p text:style-name="Standard">||kitchenraja.in^$important</text:p>
      <text:p text:style-name="Standard">||kiteletter.com^$important</text:p>
      <text:p text:style-name="Standard">||kitkatstudio.com^$important</text:p>
      <text:p text:style-name="Standard">||kitnife.com^$important</text:p>
      <text:p text:style-name="Standard">||kiziltepedemirdogramacilareso.org^$important</text:p>
      <text:p text:style-name="Standard">||kiziltepemarangozmobeso.org^$important</text:p>
      <text:p text:style-name="Standard">||kiziltepeototamircilereso.org^$important</text:p>
      <text:p text:style-name="Standard">||kizlardunyasi.com^$important</text:p>
      <text:p text:style-name="Standard">||kjdfhg234d.ru^$important</text:p>
      <text:p text:style-name="Standard">||kjservices.ca^$important</text:p>
      <text:p text:style-name="Standard">||kjtg.info^$important</text:p>
      <text:p text:style-name="Standard">||kk1793.com^$important</text:p>
      <text:p text:style-name="Standard">||kkk-2365.com^$important</text:p>
      <text:p text:style-name="Standard">||kkk-3712.com^$important</text:p>
      <text:p text:style-name="Standard">||kkk-5278.com^$important</text:p>
      <text:p text:style-name="Standard">||kkk.hopto.org^$important</text:p>
      <text:p text:style-name="Standard">||kkthx.ac.ug^$important</text:p>
      <text:p text:style-name="Standard">||kl-youniverse.com^$important</text:p>
      <text:p text:style-name="Standard">||klano102.space^$important</text:p>
      <text:p text:style-name="Standard">||klargexports.us^$important</text:p>
      <text:p text:style-name="Standard">||klaryus.com.br^$important</text:p>
      <text:p text:style-name="Standard">||klassik.com.br^$important</text:p>
      <text:p text:style-name="Standard">||klbay.net^$important</text:p>
      <text:p text:style-name="Standard">||kleveremart.com^$important</text:p>
      <text:p text:style-name="Standard">||klfolder.ml^$important</text:p>
      <text:p text:style-name="Standard">||klickus.in^$important</text:p>
      <text:p text:style-name="Standard">||klikhbnr.com^$important</text:p>
      <text:p text:style-name="Standard">||kliks.nl^$important</text:p>
      <text:p text:style-name="Standard">||klimaanlagetorrevieja.com^$important</text:p>
      <text:p text:style-name="Standard">||klimabakimkombiservisi.com^$important</text:p>
      <text:p text:style-name="Standard">||klimahavalandirma.com.tr^$important</text:p>
      <text:p text:style-name="Standard">||klingers-kfc.site^$important</text:p>
      <text:p text:style-name="Standard">||klipschsupport.zendesk.com^$important</text:p>
      <text:p text:style-name="Standard">||kloaktest.site^$important</text:p>
      <text:p text:style-name="Standard">||klomaxbv.com^$important</text:p>
      <text:p text:style-name="Standard">||klothez.com^$important</text:p>
      <text:p text:style-name="Standard">||klpervezimas.lt^$important</text:p>
      <text:p text:style-name="Standard">||klpra.com^$important</text:p>
      <text:p text:style-name="Standard">||klubirsik.info^$important</text:p>
      <text:p text:style-name="Standard">||kluchnikovs.ac.ug^$important</text:p>
      <text:p text:style-name="Standard">||klyaksa.xyz^$important</text:p>
      <text:p text:style-name="Standard">||klychenogg.com^$important</text:p>
      <text:p text:style-name="Standard">||kmfishing.ru^$important</text:p>
      <text:p text:style-name="Standard">||kmfjlool.xyz^$important</text:p>
      <text:p text:style-name="Standard">||kmgroup.pw^$important</text:p>
      <text:p text:style-name="Standard">||kmnnl.com^$important</text:p>
      <text:p text:style-name="Standard">||kmqdagp70r.com^$important</text:p>
      <text:p text:style-name="Standard">||kmskonseling.com^$important</text:p>
      <text:p text:style-name="Standard"><text:soft-page-break/>||kneb.pl^$important</text:p>
      <text:p text:style-name="Standard">||knet.cn^$important</text:p>
      <text:p text:style-name="Standard">||kniedzielska.pl^$important</text:p>
      <text:p text:style-name="Standard">||knigamart38.ru^$important</text:p>
      <text:p text:style-name="Standard">||knightshadows.com^$important</text:p>
      <text:p text:style-name="Standard">||knofoto.ru^$important</text:p>
      <text:p text:style-name="Standard">||knoksystem.com^$important</text:p>
      <text:p text:style-name="Standard">||knowledgebase.uniwin.eu^$important</text:p>
      <text:p text:style-name="Standard">||knowledgeins.com^$important</text:p>
      <text:p text:style-name="Standard">||knsgrup.com^$important</text:p>
      <text:p text:style-name="Standard">||knuymon.com^$important</text:p>
      <text:p text:style-name="Standard">||ko-racingshop.com^$important</text:p>
      <text:p text:style-name="Standard">||kobac-atsugi.com^$important</text:p>
      <text:p text:style-name="Standard">||kobac-hikari01.com^$important</text:p>
      <text:p text:style-name="Standard">||kobac-kamisu.com^$important</text:p>
      <text:p text:style-name="Standard">||kobac-kawaguchi01.com^$important</text:p>
      <text:p text:style-name="Standard">||kobac-takamatsu01.com^$important</text:p>
      <text:p text:style-name="Standard">||kobac-yamato.com^$important</text:p>
      <text:p text:style-name="Standard">||kobac-zama.com^$important</text:p>
      <text:p text:style-name="Standard">||kocamanmuhendislik.com^$important</text:p>
      <text:p text:style-name="Standard">||kodak-khas.ir^$important</text:p>
      <text:p text:style-name="Standard">||kodarkalaris.com^$important</text:p>
      <text:p text:style-name="Standard">||kodjdsjsdjf.tk^$important</text:p>
      <text:p text:style-name="Standard">||kodlacan.site^$important</text:p>
      <text:p text:style-name="Standard">||kodmuje.com^$important</text:p>
      <text:p text:style-name="Standard">||koe32dayton.com^$important</text:p>
      <text:p text:style-name="Standard">||koentacist.com^$important</text:p>
      <text:p text:style-name="Standard">||koforu.hopto.org^$important</text:p>
      <text:p text:style-name="Standard">||kohfaih.com^$important</text:p>
      <text:p text:style-name="Standard">||koibhidoma.com^$important</text:p>
      <text:p text:style-name="Standard">||koisking.xyz^$important</text:p>
      <text:p text:style-name="Standard">||koiujhnsd.co.kr^$important</text:p>
      <text:p text:style-name="Standard">||koko219.hopto.org^$important</text:p>
      <text:p text:style-name="Standard">||koksanuan.go.th^$important</text:p>
      <text:p text:style-name="Standard">||kokuadiaper.com^$important</text:p>
      <text:p text:style-name="Standard">||kokuz55.ddns.net^$important</text:p>
      <text:p text:style-name="Standard">||kolastav.sk^$important</text:p>
      <text:p text:style-name="Standard">||kolejmontlari.com^$important</text:p>
      <text:p text:style-name="Standard">||kolejskilmentari.edu.my^$important</text:p>
      <text:p text:style-name="Standard">||koltukasistani.com^$important</text:p>
      <text:p text:style-name="Standard">||komazawa.org^$important</text:p>
      <text:p text:style-name="Standard">||komoona.com^$important</text:p>
      <text:p text:style-name="Standard">||kompas.com^$important</text:p>
      <text:p text:style-name="Standard">||kompasads.com^$important</text:p>
      <text:p text:style-name="Standard">||kompleks-ohoroni.kiev.ua^$important</text:p>
      <text:p text:style-name="Standard">||konecrabochegodnja.xyz^$important</text:p>
      <text:p text:style-name="Standard">||kongveston.com^$important</text:p>
      <text:p text:style-name="Standard">||konoha-egy.com^$important</text:p>
      <text:p text:style-name="Standard">||konsagrada.com^$important</text:p>
      <text:p text:style-name="Standard">||kontaazul.com^$important</text:p>
      <text:p text:style-name="Standard">||kontera.com^$important</text:p>
      <text:p text:style-name="Standard">||kontinent.tk^$important</text:p>
      <text:p text:style-name="Standard"><text:soft-page-break/>||kontrolreport.com^$important</text:p>
      <text:p text:style-name="Standard">||konzeptprint.com^$important</text:p>
      <text:p text:style-name="Standard">||koolergazishop.ir^$important</text:p>
      <text:p text:style-name="Standard">||kop.rizzy.us^$important</text:p>
      <text:p text:style-name="Standard">||korfezendustriyel.com^$important</text:p>
      <text:p text:style-name="Standard">||korgus.net^$important</text:p>
      <text:p text:style-name="Standard">||korn.top^$important</text:p>
      <text:p text:style-name="Standard">||korseland.com^$important</text:p>
      <text:p text:style-name="Standard">||kosahafager.com^$important</text:p>
      <text:p text:style-name="Standard">||kose.online^$important</text:p>
      <text:p text:style-name="Standard">||koshishmarketing.com^$important</text:p>
      <text:p text:style-name="Standard">||kosmens-hazly148.com^$important</text:p>
      <text:p text:style-name="Standard">||kosmetshop.uz^$important</text:p>
      <text:p text:style-name="Standard">||kosolve.com^$important</text:p>
      <text:p text:style-name="Standard">||kotel-patriot.com.ua^$important</text:p>
      <text:p text:style-name="Standard">||kothre.website^$important</text:p>
      <text:p text:style-name="Standard">||kottur.mx^$important</text:p>
      <text:p text:style-name="Standard">||koudhicommunications.com^$important</text:p>
      <text:p text:style-name="Standard">||kouji.ddns.net^$important</text:p>
      <text:p text:style-name="Standard">||kovkaplitka.ru^$important</text:p>
      <text:p text:style-name="Standard">||kp0t.com^$important</text:p>
      <text:p text:style-name="Standard">||kpbindustriel.com^$important</text:p>
      <text:p text:style-name="Standard">||kplhostweb.com^$important</text:p>
      <text:p text:style-name="Standard">||kpodata.com^$important</text:p>
      <text:p text:style-name="Standard">||krafway.ru^$important</text:p>
      <text:p text:style-name="Standard">||kraglepure.com^$important</text:p>
      <text:p text:style-name="Standard">||kranement.cf^$important</text:p>
      <text:p text:style-name="Standard">||kranement.ga^$important</text:p>
      <text:p text:style-name="Standard">||kranement.gq^$important</text:p>
      <text:p text:style-name="Standard">||kranement.ml^$important</text:p>
      <text:p text:style-name="Standard">||kranement.tk^$important</text:p>
      <text:p text:style-name="Standard">||kratheinz.com^$important</text:p>
      <text:p text:style-name="Standard">||kratosleloks.space^$important</text:p>
      <text:p text:style-name="Standard">||krawangan.com^$important</text:p>
      <text:p text:style-name="Standard">||kredit-kredit.ru^$important</text:p>
      <text:p text:style-name="Standard">||kreditorrf.ru^$important</text:p>
      <text:p text:style-name="Standard">||krednow.ru^$important</text:p>
      <text:p text:style-name="Standard">||kreischerdesign.com^$important</text:p>
      <text:p text:style-name="Standard">||kremlin-school.info^$important</text:p>
      <text:p text:style-name="Standard">||krestovskiy.nik.siteme.org^$important</text:p>
      <text:p text:style-name="Standard">||krishisamachar.com^$important</text:p>
      <text:p text:style-name="Standard">||krishna-graphics.com^$important</text:p>
      <text:p text:style-name="Standard">||krishnendutest.website^$important</text:p>
      <text:p text:style-name="Standard">||kristiansund-gravstein.no^$important</text:p>
      <text:p text:style-name="Standard">||kristinasimic.com^$important</text:p>
      <text:p text:style-name="Standard">||kristinka.me^$important</text:p>
      <text:p text:style-name="Standard">||kristinka2.life^$important</text:p>
      <text:p text:style-name="Standard">||kristinka6.life^$important</text:p>
      <text:p text:style-name="Standard">||kristinkalove.life^$important</text:p>
      <text:p text:style-name="Standard">||kristyskincare.com^$important</text:p>
      <text:p text:style-name="Standard">||kriti24.com^$important</text:p>
      <text:p text:style-name="Standard">||krizasrednjihgodina.in.rs^$important</text:p>
      <text:p text:style-name="Standard"><text:soft-page-break/>||krk.kargo.com^$important</text:p>
      <text:p text:style-name="Standard">||krkrteam.ddns.net^$important</text:p>
      <text:p text:style-name="Standard">||krockabread.com^$important</text:p>
      <text:p text:style-name="Standard">||kroksofteware.club^$important</text:p>
      <text:p text:style-name="Standard">||krommaster.ru^$important</text:p>
      <text:p text:style-name="Standard">||krompres.tk^$important</text:p>
      <text:p text:style-name="Standard">||krones.000webhostapp.com^$important</text:p>
      <text:p text:style-name="Standard">||krork.xyz^$important</text:p>
      <text:p text:style-name="Standard">||krosnovunderground.se^$important</text:p>
      <text:p text:style-name="Standard">||krowkareklamowa.pl^$important</text:p>
      <text:p text:style-name="Standard">||krt1.site^$important</text:p>
      <text:p text:style-name="Standard">||krt2.site^$important</text:p>
      <text:p text:style-name="Standard">||krt3.site^$important</text:p>
      <text:p text:style-name="Standard">||krupalenterprise.com^$important</text:p>
      <text:p text:style-name="Standard">||krusebilcenter.se^$important</text:p>
      <text:p text:style-name="Standard">||krxd.net^$important</text:p>
      <text:p text:style-name="Standard">||krypticon9332.duckdns.org^$important</text:p>
      <text:p text:style-name="Standard">||krypticonrat.ddns.net^$important</text:p>
      <text:p text:style-name="Standard">||krystofdvorak.cz^$important</text:p>
      <text:p text:style-name="Standard">||krzewy-przemysl.pl^$important</text:p>
      <text:p text:style-name="Standard">||ks-marine.com^$important</text:p>
      <text:p text:style-name="Standard">||ks.od.ua^$important</text:p>
      <text:p text:style-name="Standard">||ksadjaskdjaskd.com^$important</text:p>
      <text:p text:style-name="Standard">||ksdstat14tp.club^$important</text:p>
      <text:p text:style-name="Standard">||kshacker.ddns.net^$important</text:p>
      <text:p text:style-name="Standard">||ksk-shkola.ru^$important</text:p>
      <text:p text:style-name="Standard">||ksoncrossfit.com^$important</text:p>
      <text:p text:style-name="Standard">||ksumnole.org^$important</text:p>
      <text:p text:style-name="Standard">||kt-g.de^$important</text:p>
      <text:p text:style-name="Standard">||ktgroup.com.ua^$important</text:p>
      <text:p text:style-name="Standard">||ktml.org^$important</text:p>
      <text:p text:style-name="Standard">||ktu.sv2.biz^$important</text:p>
      <text:p text:style-name="Standard">||kty58.com^$important</text:p>
      <text:p text:style-name="Standard">||ku3rgq4.com^$important</text:p>
      <text:p text:style-name="Standard">||kubud.pl^$important</text:p>
      <text:p text:style-name="Standard">||kucher.pp.ua^$important</text:p>
      <text:p text:style-name="Standard">||kudaminsk.by^$important</text:p>
      <text:p text:style-name="Standard">||kueproj.linuxpl.eu^$important</text:p>
      <text:p text:style-name="Standard">||kuhncoppersolutions.com^$important</text:p>
      <text:p text:style-name="Standard">||kuliku.tk^$important</text:p>
      <text:p text:style-name="Standard">||kumarprodesign.com^$important</text:p>
      <text:p text:style-name="Standard">||kumkmbandung.com^$important</text:p>
      <text:p text:style-name="Standard">||kummer.to^$important</text:p>
      <text:p text:style-name="Standard">||kuncidomino.com^$important</text:p>
      <text:p text:style-name="Standard">||kundenwelt.com^$important</text:p>
      <text:p text:style-name="Standard">||kunnskapsfilm.no^$important</text:p>
      <text:p text:style-name="Standard">||kunu-kunu.com^$important</text:p>
      <text:p text:style-name="Standard">||kuoying.net^$important</text:p>
      <text:p text:style-name="Standard">||kupigadget.store^$important</text:p>
      <text:p text:style-name="Standard">||kurarray.com^$important</text:p>
      <text:p text:style-name="Standard">||kurataya.net^$important</text:p>
      <text:p text:style-name="Standard">||kursusdigitalmarketingmalang.com^$important</text:p>
      <text:p text:style-name="Standard"><text:soft-page-break/>||kurumsalinternetsitesi.com^$important</text:p>
      <text:p text:style-name="Standard">||kurvita.com^$important</text:p>
      <text:p text:style-name="Standard">||kurwa.ddns.net^$important</text:p>
      <text:p text:style-name="Standard">||kuskusi.org^$important</text:p>
      <text:p text:style-name="Standard">||kutahyaesnaflari.com^$important</text:p>
      <text:p text:style-name="Standard">||kuvo.cl^$important</text:p>
      <text:p text:style-name="Standard">||kuy-ah.id^$important</text:p>
      <text:p text:style-name="Standard">||kv0yg9f024w5uj5t.com^$important</text:p>
      <text:p text:style-name="Standard">||kv4gfnj59y0r9q6l.com^$important</text:p>
      <text:p text:style-name="Standard">||kvark1905.siteme.org^$important</text:p>
      <text:p text:style-name="Standard">||kvartura.vn.ua^$important</text:p>
      <text:p text:style-name="Standard">||kvav.in^$important</text:p>
      <text:p text:style-name="Standard">||kvene1z.info^$important</text:p>
      <text:p text:style-name="Standard">||kvinx.ddns.net^$important</text:p>
      <text:p text:style-name="Standard">||kviv-avto.ru^$important</text:p>
      <text:p text:style-name="Standard">||kvona.com^$important</text:p>
      <text:p text:style-name="Standard">||kwaranuj.org.ng^$important</text:p>
      <text:p text:style-name="Standard">||kwarcab-bintan.or.id^$important</text:p>
      <text:p text:style-name="Standard">||kwb-packaging.com^$important</text:p>
      <text:p text:style-name="Standard">||kwebfun.com^$important</text:p>
      <text:p text:style-name="Standard">||kwiatekmateusz.000webhostapp.com^$important</text:p>
      <text:p text:style-name="Standard">||kyans.com^$important</text:p>
      <text:p text:style-name="Standard">||kyant4.com^$important</text:p>
      <text:p text:style-name="Standard">||kyedoll.com^$important</text:p>
      <text:p text:style-name="Standard">||kykeon-eleusis.com^$important</text:p>
      <text:p text:style-name="Standard">||kykywka.xyz^$important</text:p>
      <text:p text:style-name="Standard">||kyllborena.com^$important</text:p>
      <text:p text:style-name="Standard">||kynangtuhoc.com^$important</text:p>
      <text:p text:style-name="Standard">||kyokushinmiddleeast.com^$important</text:p>
      <text:p text:style-name="Standard">||kyzocollection.com^$important</text:p>
      <text:p text:style-name="Standard">||l.longtailvideo.com^$important</text:p>
      <text:p text:style-name="Standard">||l.sharethis.com^$important</text:p>
      <text:p text:style-name="Standard">||l1r.org^$important</text:p>
      <text:p text:style-name="Standard">||l2-400.com^$important</text:p>
      <text:p text:style-name="Standard">||l500c.com^$important</text:p>
      <text:p text:style-name="Standard">||l64iegregge.com^$important</text:p>
      <text:p text:style-name="Standard">||l8b6a671.justinstalledpanel.com^$important</text:p>
      <text:p text:style-name="Standard">||l9oheathj.com^$important</text:p>
      <text:p text:style-name="Standard">||lab6.com.br^$important</text:p>
      <text:p text:style-name="Standard">||labas.ddns.net^$important</text:p>
      <text:p text:style-name="Standard">||laboratoriosanfrancisco1988.com^$important</text:p>
      <text:p text:style-name="Standard">||laboreta.com^$important</text:p>
      <text:p text:style-name="Standard">||labs.google.com^$important</text:p>
      <text:p text:style-name="Standard">||labs.iadvize.com^$important</text:p>
      <text:p text:style-name="Standard">||labtcompany.com^$important</text:p>
      <text:p text:style-name="Standard">||lacadeau.in^$important</text:p>
      <text:p text:style-name="Standard">||lachanson.online^$important</text:p>
      <text:p text:style-name="Standard">||lachasca.com^$important</text:p>
      <text:p text:style-name="Standard">||lackify.com^$important</text:p>
      <text:p text:style-name="Standard">||laconversation-spectacle.fr^$important</text:p>
      <text:p text:style-name="Standard">||lada-priora-remont.ru^$important</text:p>
      <text:p text:style-name="Standard">||ladariusgreen.com^$important</text:p>
      <text:p text:style-name="Standard"><text:soft-page-break/>||ladouillettesarl.com^$important</text:p>
      <text:p text:style-name="Standard">||ladsp.com^$important</text:p>
      <text:p text:style-name="Standard">||ladyeap.com^$important</text:p>
      <text:p text:style-name="Standard">||laegueshipping.com^$important</text:p>
      <text:p text:style-name="Standard">||laferreno1.biz^$important</text:p>
      <text:p text:style-name="Standard">||laflamme-heli.com^$important</text:p>
      <text:p text:style-name="Standard">||lafloraevents.com^$important</text:p>
      <text:p text:style-name="Standard">||lagbag.it^$important</text:p>
      <text:p text:style-name="Standard">||lagerpartner.dk^$important</text:p>
      <text:p text:style-name="Standard">||lagriffeduweb.com^$important</text:p>
      <text:p text:style-name="Standard">||lagucover.xyz^$important</text:p>
      <text:p text:style-name="Standard">||laiagency.co.tz^$important</text:p>
      <text:p text:style-name="Standard">||lailarahman.com^$important</text:p>
      <text:p text:style-name="Standard">||lainaconsulting.co.za^$important</text:p>
      <text:p text:style-name="Standard">||lakequincy.com^$important</text:p>
      <text:p text:style-name="Standard">||laktevit.ru^$important</text:p>
      <text:p text:style-name="Standard">||lakunat.ru^$important</text:p>
      <text:p text:style-name="Standard">||lalie-bioty.fr^$important</text:p>
      <text:p text:style-name="Standard">||lalogarcia.es^$important</text:p>
      <text:p text:style-name="Standard">||lamacosmetics.com^$important</text:p>
      <text:p text:style-name="Standard">||lamartinewebradio.top^$important</text:p>
      <text:p text:style-name="Standard">||lamdepuytinsaigon.com^$important</text:p>
      <text:p text:style-name="Standard">||lamefrp.xyz^$important</text:p>
      <text:p text:style-name="Standard">||lament.ee^$important</text:p>
      <text:p text:style-name="Standard">||lamentation-ink.ga^$important</text:p>
      <text:p text:style-name="Standard">||lamians.com^$important</text:p>
      <text:p text:style-name="Standard">||lamorem.ddns.net^$important</text:p>
      <text:p text:style-name="Standard">||lamp.ernsintl.com^$important</text:p>
      <text:p text:style-name="Standard">||lampalazszelidito.hu^$important</text:p>
      <text:p text:style-name="Standard">||lamuertedenecessito.ga^$important</text:p>
      <text:p text:style-name="Standard">||lanadlite.com^$important</text:p>
      <text:p text:style-name="Standard">||lancang.desa.id^$important</text:p>
      <text:p text:style-name="Standard">||landglobaltrip.com^$important</text:p>
      <text:p text:style-name="Standard">||landmarkbytherivers.com^$important</text:p>
      <text:p text:style-name="Standard">||landnewspal.com^$important</text:p>
      <text:p text:style-name="Standard">||landscapingstoneandmulchwi.com^$important</text:p>
      <text:p text:style-name="Standard">||lanehopper.com^$important</text:p>
      <text:p text:style-name="Standard">||langames.hopto.org^$important</text:p>
      <text:p text:style-name="Standard">||langotranslate.pl^$important</text:p>
      <text:p text:style-name="Standard">||langyabbs.05yun.cn^$important</text:p>
      <text:p text:style-name="Standard">||lanhodiepuytin.com^$important</text:p>
      <text:p text:style-name="Standard">||lannylove.ddns.net^$important</text:p>
      <text:p text:style-name="Standard">||lansome.site^$important</text:p>
      <text:p text:style-name="Standard">||laoeasyshop.com^$important</text:p>
      <text:p text:style-name="Standard">||lap-mang-vnpt.com^$important</text:p>
      <text:p text:style-name="Standard">||lapakmanis.com^$important</text:p>
      <text:p text:style-name="Standard">||laparomc.com^$important</text:p>
      <text:p text:style-name="Standard">||laparoscopysales.com^$important</text:p>
      <text:p text:style-name="Standard">||lapcentervn.xyz^$important</text:p>
      <text:p text:style-name="Standard">||lapphoungshoes.com^$important</text:p>
      <text:p text:style-name="Standard">||lapphuongshoe.com^$important</text:p>
      <text:p text:style-name="Standard">||laptoptable.in^$important</text:p>
      <text:p text:style-name="Standard"><text:soft-page-break/>||lapuentetowing.com^$important</text:p>
      <text:p text:style-name="Standard">||laquesis.akamaized.net^$important</text:p>
      <text:p text:style-name="Standard">||lar.biz^$important</text:p>
      <text:p text:style-name="Standard">||lara-service.com^$important</text:p>
      <text:p text:style-name="Standard">||laraveli.com^$important</text:p>
      <text:p text:style-name="Standard">||larissadelrio.com^$important</text:p>
      <text:p text:style-name="Standard">||lariyana.com^$important</text:p>
      <text:p text:style-name="Standard">||laroujou3.com^$important</text:p>
      <text:p text:style-name="Standard">||larsyacleanq8.com^$important</text:p>
      <text:p text:style-name="Standard">||laserkr.com^$important</text:p>
      <text:p text:style-name="Standard">||lashdbutnotleast.com^$important</text:p>
      <text:p text:style-name="Standard">||lashworkshop.com^$important</text:p>
      <text:p text:style-name="Standard">||lasnetwork.net^$important</text:p>
      <text:p text:style-name="Standard">||lasteventf-tm.everesttech.net^$important</text:p>
      <text:p text:style-name="Standard">||lastmilecdn.net^$important</text:p>
      <text:p text:style-name="Standard">||lastra.top^$important</text:p>
      <text:p text:style-name="Standard">||latenightinthedesert.com^$important</text:p>
      <text:p text:style-name="Standard">||latharajnikanth.com^$important</text:p>
      <text:p text:style-name="Standard">||latinannualmeeting.com^$important</text:p>
      <text:p text:style-name="Standard">||latiprantz.com^$important</text:p>
      <text:p text:style-name="Standard">||latoyadixonbranding.com^$important</text:p>
      <text:p text:style-name="Standard">||lattsat.com^$important</text:p>
      <text:p text:style-name="Standard">||latuconference.com^$important</text:p>
      <text:p text:style-name="Standard">||launchgrowthtoday.download^$important</text:p>
      <text:p text:style-name="Standard">||launchgrowthtoday1.download^$important</text:p>
      <text:p text:style-name="Standard">||laundaempowerment.com^$important</text:p>
      <text:p text:style-name="Standard">||laurent1961.top^$important</text:p>
      <text:p text:style-name="Standard">||lausinexamenes.com^$important</text:p>
      <text:p text:style-name="Standard">||lavande.com.tr^$important</text:p>
      <text:p text:style-name="Standard">||lavanyaholidays.com^$important</text:p>
      <text:p text:style-name="Standard">||lavenderhillcivic.org.za^$important</text:p>
      <text:p text:style-name="Standard">||laveronicamagazine.com^$important</text:p>
      <text:p text:style-name="Standard">||lavery-ca.com^$important</text:p>
      <text:p text:style-name="Standard">||laviago.com^$important</text:p>
      <text:p text:style-name="Standard">||lawfirm-int.online^$important</text:p>
      <text:p text:style-name="Standard">||lawmaninvestments.com^$important</text:p>
      <text:p text:style-name="Standard">||lawsoncreatives.com^$important</text:p>
      <text:p text:style-name="Standard">||lawyerwangu.com^$important</text:p>
      <text:p text:style-name="Standard">||layer-ad.de^$important</text:p>
      <text:p text:style-name="Standard">||layer-ads.de^$important</text:p>
      <text:p text:style-name="Standard">||lazisnukolomayan.com^$important</text:p>
      <text:p text:style-name="Standard">||lazovskiphoto.com^$important</text:p>
      <text:p text:style-name="Standard">||lazylorgdy.cf^$important</text:p>
      <text:p text:style-name="Standard">||lbappstr.com^$important</text:p>
      <text:p text:style-name="Standard">||lbn.ru^$important</text:p>
      <text:p text:style-name="Standard">||lc.iadvize.com^$important</text:p>
      <text:p text:style-name="Standard">||lccem.com^$important</text:p>
      <text:p text:style-name="Standard">||lct.salesforce.com^$important</text:p>
      <text:p text:style-name="Standard">||lctavano.tk^$important</text:p>
      <text:p text:style-name="Standard">||lczyp.com^$important</text:p>
      <text:p text:style-name="Standard">||ldba.cc^$important</text:p>
      <text:p text:style-name="Standard">||ldokja.xyz^$important</text:p>
      <text:p text:style-name="Standard"><text:soft-page-break/>||ldrautovation.co.za^$important</text:p>
      <text:p text:style-name="Standard">||ldrldr.icu^$important</text:p>
      <text:p text:style-name="Standard">||ldxquimica.com.br^$important</text:p>
      <text:p text:style-name="Standard">||ldztmdy.cf^$important</text:p>
      <text:p text:style-name="Standard">||lead-analytics.nl^$important</text:p>
      <text:p text:style-name="Standard">||leadaffiliates.com^$important</text:p>
      <text:p text:style-name="Standard">||leadbolt.com^$important</text:p>
      <text:p text:style-name="Standard">||leadboltads.net^$important</text:p>
      <text:p text:style-name="Standard">||leadclick.com^$important</text:p>
      <text:p text:style-name="Standard">||leadconciergegroup.com^$important</text:p>
      <text:p text:style-name="Standard">||leadconvertgroup.com^$important</text:p>
      <text:p text:style-name="Standard">||leadiingstar-vn.com^$important</text:p>
      <text:p text:style-name="Standard">||leadingedgecash.com^$important</text:p>
      <text:p text:style-name="Standard">||leadlander.com^$important</text:p>
      <text:p text:style-name="Standard">||leadlinemedia.com^$important</text:p>
      <text:p text:style-name="Standard">||leadtipz.pw^$important</text:p>
      <text:p text:style-name="Standard">||leadzupc.com^$important</text:p>
      <text:p text:style-name="Standard">||leakaryadeen.com^$important</text:p>
      <text:p text:style-name="Standard">||lean.com^$important</text:p>
      <text:p text:style-name="Standard">||leanoisgo.com^$important</text:p>
      <text:p text:style-name="Standard">||learef.tk^$important</text:p>
      <text:p text:style-name="Standard">||learn.jerryxu.cn^$important</text:p>
      <text:p text:style-name="Standard">||learn8home.com^$important</text:p>
      <text:p text:style-name="Standard">||learnbester.com^$important</text:p>
      <text:p text:style-name="Standard">||learntech2earn.com^$important</text:p>
      <text:p text:style-name="Standard">||learti.site^$important</text:p>
      <text:p text:style-name="Standard">||leasemyproperty.ca^$important</text:p>
      <text:p text:style-name="Standard">||leatherlites.ug^$important</text:p>
      <text:p text:style-name="Standard">||lecadeaugourmand.fr^$important</text:p>
      <text:p text:style-name="Standard">||leclaireur.ci^$important</text:p>
      <text:p text:style-name="Standard">||lecombava.com^$important</text:p>
      <text:p text:style-name="Standard">||lectual.net^$important</text:p>
      <text:p text:style-name="Standard">||led-lcd-repair.com^$important</text:p>
      <text:p text:style-name="Standard">||ledbest.ru^$important</text:p>
      <text:p text:style-name="Standard">||leddanceflooromaha.com^$important</text:p>
      <text:p text:style-name="Standard">||ledibermen.com^$important</text:p>
      <text:p text:style-name="Standard">||lediky.xyz^$important</text:p>
      <text:p text:style-name="Standard">||ledomainedesalizees.com^$important</text:p>
      <text:p text:style-name="Standard">||ledteroptyi.xyz^$important</text:p>
      <text:p text:style-name="Standard">||ledtvrepairingpune.rasoirasta.com^$important</text:p>
      <text:p text:style-name="Standard">||ledyroz.ru^$important</text:p>
      <text:p text:style-name="Standard">||lee-co-kr.com^$important</text:p>
      <text:p text:style-name="Standard">||leenoliloy.com^$important</text:p>
      <text:p text:style-name="Standard">||leesin.work^$important</text:p>
      <text:p text:style-name="Standard">||leet-gram.com^$important</text:p>
      <text:p text:style-name="Standard">||lefim.eu^$important</text:p>
      <text:p text:style-name="Standard">||lefter.bit^$important</text:p>
      <text:p text:style-name="Standard">||legal.dailynotebook.org^$important</text:p>
      <text:p text:style-name="Standard">||legalserv.in^$important</text:p>
      <text:p text:style-name="Standard">||legalsurrogacy.kz^$important</text:p>
      <text:p text:style-name="Standard">||legalth.com^$important</text:p>
      <text:p text:style-name="Standard">||legaltoplist.us^$important</text:p>
      <text:p text:style-name="Standard"><text:soft-page-break/>||legendario.bit^$important</text:p>
      <text:p text:style-name="Standard">||legendsoftbd.com^$important</text:p>
      <text:p text:style-name="Standard">||legendssayings.club^$important</text:p>
      <text:p text:style-name="Standard">||leggingscom.com^$important</text:p>
      <text:p text:style-name="Standard">||legioncrest.com^$important</text:p>
      <text:p text:style-name="Standard">||legitaseta.com^$important</text:p>
      <text:p text:style-name="Standard">||legolas-media.com^$important</text:p>
      <text:p text:style-name="Standard">||legouscuma.com^$important</text:p>
      <text:p text:style-name="Standard">||legpnnldy.cf^$important</text:p>
      <text:p text:style-name="Standard">||legrandmaghrebconsulting.com^$important</text:p>
      <text:p text:style-name="Standard">||lehavregenealogie2017.fr^$important</text:p>
      <text:p text:style-name="Standard">||lehraagrotech.com^$important</text:p>
      <text:p text:style-name="Standard">||leixiayiran.com^$important</text:p>
      <text:p text:style-name="Standard">||lejintian.cn^$important</text:p>
      <text:p text:style-name="Standard">||lelangg.online^$important</text:p>
      <text:p text:style-name="Standard">||lelecars.it^$important</text:p>
      <text:p text:style-name="Standard">||lemado.duckdns.org^$important</text:p>
      <text:p text:style-name="Standard">||lemapfrance.org^$important</text:p>
      <text:p text:style-name="Standard">||lemasc.hotrogoogleadwords.com^$important</text:p>
      <text:p text:style-name="Standard">||lemonagogo.com^$important</text:p>
      <text:p text:style-name="Standard">||lemondeourien.ddns.net^$important</text:p>
      <text:p text:style-name="Standard">||lemongrasshostel.net^$important</text:p>
      <text:p text:style-name="Standard">||lemp.johntool.com^$important</text:p>
      <text:p text:style-name="Standard">||leneng.ru^$important</text:p>
      <text:p text:style-name="Standard">||lengbin.xyz^$important</text:p>
      <text:p text:style-name="Standard">||lenigenvlug.eu^$important</text:p>
      <text:p text:style-name="Standard">||leniomontalverne.com^$important</text:p>
      <text:p text:style-name="Standard">||lenkinabasta.com^$important</text:p>
      <text:p text:style-name="Standard">||lennyletter.com^$important</text:p>
      <text:p text:style-name="Standard">||lensajalanjalan.com^$important</text:p>
      <text:p text:style-name="Standard">||lensakaca21.com^$important</text:p>
      <text:p text:style-name="Standard">||lentainform.com^$important</text:p>
      <text:p text:style-name="Standard">||leoloka.com^$important</text:p>
      <text:p text:style-name="Standard">||leorentacars.com^$important</text:p>
      <text:p text:style-name="Standard">||leotravels.in^$important</text:p>
      <text:p text:style-name="Standard">||lernforex.com^$important</text:p>
      <text:p text:style-name="Standard">||les.nyc^$important</text:p>
      <text:p text:style-name="Standard">||les2salopards.com^$important</text:p>
      <text:p text:style-name="Standard">||lesamisdemolendosakombi.cd^$important</text:p>
      <text:p text:style-name="Standard">||lesbonsbras.com^$important</text:p>
      <text:p text:style-name="Standard">||lescandy.com^$important</text:p>
      <text:p text:style-name="Standard">||lescarresbiodegarance.com^$important</text:p>
      <text:p text:style-name="Standard">||lesdebatsdecouzon.org^$important</text:p>
      <text:p text:style-name="Standard">||lesecuries-du-masdigau.fr^$important</text:p>
      <text:p text:style-name="Standard">||lesgarconsdugazon.com^$important</text:p>
      <text:p text:style-name="Standard">||lespetitsloupsmaraichers.fr^$important</text:p>
      <text:p text:style-name="Standard">||lespetitsplatsdetina.com^$important</text:p>
      <text:p text:style-name="Standard">||lethatch.se^$important</text:p>
      <text:p text:style-name="Standard">||letholedriving.co.za^$important</text:p>
      <text:p text:style-name="Standard">||lets-go-to-russia.com^$important</text:p>
      <text:p text:style-name="Standard">||letsglowup.it^$important</text:p>
      <text:p text:style-name="Standard">||letsspeakenglishonline.com^$important</text:p>
      <text:p text:style-name="Standard"><text:soft-page-break/>||letstech.com.br^$important</text:p>
      <text:p text:style-name="Standard">||letsupload.io^$important</text:p>
      <text:p text:style-name="Standard">||letysheeps.ru^$important</text:p>
      <text:p text:style-name="Standard">||levantain.ddns.net^$important</text:p>
      <text:p text:style-name="Standard">||levante-europe.com^$important</text:p>
      <text:p text:style-name="Standard">||levarudevich.ru^$important</text:p>
      <text:p text:style-name="Standard">||leveleservizimmobiliari.it^$important</text:p>
      <text:p text:style-name="Standard">||levelrate.de^$important</text:p>
      <text:p text:style-name="Standard">||levitas.by^$important</text:p>
      <text:p text:style-name="Standard">||levocumbut.com^$important</text:p>
      <text:p text:style-name="Standard">||lewenslabs.cf^$important</text:p>
      <text:p text:style-name="Standard">||lewukwu.to^$important</text:p>
      <text:p text:style-name="Standard">||lexaikatyabestfriends.space^$important</text:p>
      <text:p text:style-name="Standard">||lexhostmakeup.com^$important</text:p>
      <text:p text:style-name="Standard">||lezhatandsosat.com^$important</text:p>
      <text:p text:style-name="Standard">||lfc-aglan91.000webhostapp.com^$important</text:p>
      <text:p text:style-name="Standard">||lfstmedia.com^$important</text:p>
      <text:p text:style-name="Standard">||lg-signage.kz^$important</text:p>
      <text:p text:style-name="Standard">||lhbfirst.com^$important</text:p>
      <text:p text:style-name="Standard">||lhelp.pl^$important</text:p>
      <text:p text:style-name="Standard">||lhs-kitchen.com^$important</text:p>
      <text:p text:style-name="Standard">||lhtcom-sg.tk^$important</text:p>
      <text:p text:style-name="Standard">||liadm.com^$important</text:p>
      <text:p text:style-name="Standard">||liamdialysis.com^$important</text:p>
      <text:p text:style-name="Standard">||liamnissonsd.agency^$important</text:p>
      <text:p text:style-name="Standard">||liang.page^$important</text:p>
      <text:p text:style-name="Standard">||lianglinyiyou.com^$important</text:p>
      <text:p text:style-name="Standard">||liantrip.com^$important</text:p>
      <text:p text:style-name="Standard">||liberid.com^$important</text:p>
      <text:p text:style-name="Standard">||libertyaviationusa.com^$important</text:p>
      <text:p text:style-name="Standard">||libertygiove.com^$important</text:p>
      <text:p text:style-name="Standard">||liblockchain.org^$important</text:p>
      <text:p text:style-name="Standard">||librafans.com^$important</text:p>
      <text:p text:style-name="Standard">||libreentreprisemagazine.com^$important</text:p>
      <text:p text:style-name="Standard">||libyabeach.tk^$important</text:p>
      <text:p text:style-name="Standard">||licenciamentotraumaclinic.com.br^$important</text:p>
      <text:p text:style-name="Standard">||licensechecker.pw^$important</text:p>
      <text:p text:style-name="Standard">||lichxuansaigon.com^$important</text:p>
      <text:p text:style-name="Standard">||licor.club^$important</text:p>
      <text:p text:style-name="Standard">||lidaautoparts.com^$important</text:p>
      <text:p text:style-name="Standard">||liddlaymai.xyz^$important</text:p>
      <text:p text:style-name="Standard">||lieshitextile.com^$important</text:p>
      <text:p text:style-name="Standard">||lifeandworkinjapan.info^$important</text:p>
      <text:p text:style-name="Standard">||lifecycleeng.com^$important</text:p>
      <text:p text:style-name="Standard">||lifeinsurancenew.com^$important</text:p>
      <text:p text:style-name="Standard">||lifeisbetternow.ml^$important</text:p>
      <text:p text:style-name="Standard">||lifemix123.com^$important</text:p>
      <text:p text:style-name="Standard">||lifeoffootball.nl^$important</text:p>
      <text:p text:style-name="Standard">||lifesaverbottledirect.com^$important</text:p>
      <text:p text:style-name="Standard">||lifesciencez.com^$important</text:p>
      <text:p text:style-name="Standard">||lifestreetmedia.com^$important</text:p>
      <text:p text:style-name="Standard">||lifestyleafrica.org^$important</text:p>
      <text:p text:style-name="Standard"><text:soft-page-break/>||lifestylescape.com^$important</text:p>
      <text:p text:style-name="Standard">||lifetransformar.com^$important</text:p>
      <text:p text:style-name="Standard">||lifewithdogmovie.com^$important</text:p>
      <text:p text:style-name="Standard">||lifmexico.com.mx^$important</text:p>
      <text:p text:style-name="Standard">||lift43.ru^$important</text:p>
      <text:p text:style-name="Standard">||liftdna.com^$important</text:p>
      <text:p text:style-name="Standard">||ligame.site^$important</text:p>
      <text:p text:style-name="Standard">||ligapap507.com^$important</text:p>
      <text:p text:style-name="Standard">||ligatus.com^$important</text:p>
      <text:p text:style-name="Standard">||ligatus.de^$important</text:p>
      <text:p text:style-name="Standard">||light.brwrqweo.uk^$important</text:p>
      <text:p text:style-name="Standard">||light.cocomet-china.com^$important</text:p>
      <text:p text:style-name="Standard">||light.fakesemoca16.com^$important</text:p>
      <text:p text:style-name="Standard">||light.gseveryitoverforbadin.uk^$important</text:p>
      <text:p text:style-name="Standard">||light.nevisconsultants.com^$important</text:p>
      <text:p text:style-name="Standard">||light.pusatiklan.net^$important</text:p>
      <text:p text:style-name="Standard">||lightboxcdn.com^$important</text:p>
      <text:p text:style-name="Standard">||lightmusic.cocomet-china.com^$important</text:p>
      <text:p text:style-name="Standard">||lightningcast.net^$important</text:p>
      <text:p text:style-name="Standard">||lightnodemedia.com^$important</text:p>
      <text:p text:style-name="Standard">||lights-craft.net^$important</text:p>
      <text:p text:style-name="Standard">||lightscafe.com^$important</text:p>
      <text:p text:style-name="Standard">||lightspeedcash.com^$important</text:p>
      <text:p text:style-name="Standard">||lijit.com^$important</text:p>
      <text:p text:style-name="Standard">||likaami.com^$important</text:p>
      <text:p text:style-name="Standard">||likeahair.com^$important</text:p>
      <text:p text:style-name="Standard">||likecoin.site^$important</text:p>
      <text:p text:style-name="Standard">||likenow.tv^$important</text:p>
      <text:p text:style-name="Standard">||likepage.site^$important</text:p>
      <text:p text:style-name="Standard">||liker.website^$important</text:p>
      <text:p text:style-name="Standard">||likesa.ddns.net^$important</text:p>
      <text:p text:style-name="Standard">||likesmore.tk^$important</text:p>
      <text:p text:style-name="Standard">||liketop.tk^$important</text:p>
      <text:p text:style-name="Standard">||likr.com.tw^$important</text:p>
      <text:p text:style-name="Standard">||lilaafit.xyz^$important</text:p>
      <text:p text:style-name="Standard">||lilbitoflour.com^$important</text:p>
      <text:p text:style-name="Standard">||lilikhendarwati.com^$important</text:p>
      <text:p text:style-name="Standard">||liliputacademy.com^$important</text:p>
      <text:p text:style-name="Standard">||lilkizzy00.duckdns.org^$important</text:p>
      <text:p text:style-name="Standard">||lilkzg.duckdns.org^$important</text:p>
      <text:p text:style-name="Standard">||lilldshar.space^$important</text:p>
      <text:p text:style-name="Standard">||lilpilito.cf^$important</text:p>
      <text:p text:style-name="Standard">||lilycharme.com^$important</text:p>
      <text:p text:style-name="Standard">||lim-lao-sa.com^$important</text:p>
      <text:p text:style-name="Standard">||limaxbatteries.com^$important</text:p>
      <text:p text:style-name="Standard">||limepure.com^$important</text:p>
      <text:p text:style-name="Standard">||limitless.fitness^$important</text:p>
      <text:p text:style-name="Standard">||limitsno.at^$important</text:p>
      <text:p text:style-name="Standard">||limmergarden.com^$important</text:p>
      <text:p text:style-name="Standard">||limobai.com^$important</text:p>
      <text:p text:style-name="Standard">||limozo.eu^$important</text:p>
      <text:p text:style-name="Standard">||limrasindia.com^$important</text:p>
      <text:p text:style-name="Standard"><text:soft-page-break/>||linda.sokakbul.com^$important</text:p>
      <text:p text:style-name="Standard">||line.me^$important</text:p>
      <text:p text:style-name="Standard">||lineindorian.com^$important</text:p>
      <text:p text:style-name="Standard">||lingaz.com^$important</text:p>
      <text:p text:style-name="Standard">||lingkaran.com.my^$important</text:p>
      <text:p text:style-name="Standard">||link-4.eu^$important</text:p>
      <text:p text:style-name="Standard">||link-booster.de^$important</text:p>
      <text:p text:style-name="Standard">||link-pkv.com^$important</text:p>
      <text:p text:style-name="Standard">||link.kunstsignal.com^$important</text:p>
      <text:p text:style-name="Standard">||link2u.nl^$important</text:p>
      <text:p text:style-name="Standard">||link4ads.com^$important</text:p>
      <text:p text:style-name="Standard">||linkadd.de^$important</text:p>
      <text:p text:style-name="Standard">||linkbuddies.com^$important</text:p>
      <text:p text:style-name="Standard">||linkcomputers.co.in^$important</text:p>
      <text:p text:style-name="Standard">||linkconnector.com^$important</text:p>
      <text:p text:style-name="Standard">||linkedin.com^$important</text:p>
      <text:p text:style-name="Standard">||linkedinmobileapp.com^$important</text:p>
      <text:p text:style-name="Standard">||linkedliqht.com^$important</text:p>
      <text:p text:style-name="Standard">||linkexchange.com^$important</text:p>
      <text:p text:style-name="Standard">||linkexchange.ru^$important</text:p>
      <text:p text:style-name="Standard">||linkk-my.com^$important</text:p>
      <text:p text:style-name="Standard">||linkprice.com^$important</text:p>
      <text:p text:style-name="Standard">||linkrain.com^$important</text:p>
      <text:p text:style-name="Standard">||linkreferral.com^$important</text:p>
      <text:p text:style-name="Standard">||links-ranking.de^$important</text:p>
      <text:p text:style-name="Standard">||linkservers.duckdns.org^$important</text:p>
      <text:p text:style-name="Standard">||linkshighway.com^$important</text:p>
      <text:p text:style-name="Standard">||linkshighway.net^$important</text:p>
      <text:p text:style-name="Standard">||linkstorms.com^$important</text:p>
      <text:p text:style-name="Standard">||linkswaper.com^$important</text:p>
      <text:p text:style-name="Standard">||linksynergy.com^$important</text:p>
      <text:p text:style-name="Standard">||linksysdatakeys.se^$important</text:p>
      <text:p text:style-name="Standard">||linktarget.com^$important</text:p>
      <text:p text:style-name="Standard">||linkyou.khaledahmed.tk^$important</text:p>
      <text:p text:style-name="Standard">||linliqun.tk^$important</text:p>
      <text:p text:style-name="Standard">||linqreative.com^$important</text:p>
      <text:p text:style-name="Standard">||linume.com^$important</text:p>
      <text:p text:style-name="Standard">||linuxdeals.ru^$important</text:p>
      <text:p text:style-name="Standard">||linuxproc.top^$important</text:p>
      <text:p text:style-name="Standard">||linwenwen.com^$important</text:p>
      <text:p text:style-name="Standard">||lionesslocs.com^$important</text:p>
      <text:p text:style-name="Standard">||lionestateturkey.com^$important</text:p>
      <text:p text:style-name="Standard">||lionkingcourt.com^$important</text:p>
      <text:p text:style-name="Standard">||lionltd.pw^$important</text:p>
      <text:p text:style-name="Standard">||liontec.io^$important</text:p>
      <text:p text:style-name="Standard">||lipertekstil.com^$important</text:p>
      <text:p text:style-name="Standard">||lipiciucamaciuca.life^$important</text:p>
      <text:p text:style-name="Standard">||liquidad.narrowcastmedia.com^$important</text:p>
      <text:p text:style-name="Standard">||liquorstorelasvegas.com^$important</text:p>
      <text:p text:style-name="Standard">||liragec.org^$important</text:p>
      <text:p text:style-name="Standard">||liskw.info^$important</text:p>
      <text:p text:style-name="Standard">||list-manage.com^$important</text:p>
      <text:p text:style-name="Standard"><text:soft-page-break/>||listadeactividades.com^$important</text:p>
      <text:p text:style-name="Standard">||listener.chickenkiller.com^$important</text:p>
      <text:p text:style-name="Standard">||listrakbi.com^$important</text:p>
      <text:p text:style-name="Standard">||litecoinearn.co.uk^$important</text:p>
      <text:p text:style-name="Standard">||litecoinearn.xyz^$important</text:p>
      <text:p text:style-name="Standard">||litlyfe.net^$important</text:p>
      <text:p text:style-name="Standard">||litpam.org^$important</text:p>
      <text:p text:style-name="Standard">||littlebarbar.online^$important</text:p>
      <text:p text:style-name="Standard">||littlecatdesigns.com.au^$important</text:p>
      <text:p text:style-name="Standard">||littlegreenwheel.com^$important</text:p>
      <text:p text:style-name="Standard">||littlepeonyphotos.ru^$important</text:p>
      <text:p text:style-name="Standard">||littlepoppetschildcare.com^$important</text:p>
      <text:p text:style-name="Standard">||littlerosespace.com^$important</text:p>
      <text:p text:style-name="Standard">||liumelvin89oayy.email^$important</text:p>
      <text:p text:style-name="Standard">||liuxuebook.com^$important</text:p>
      <text:p text:style-name="Standard">||liuyouai.com^$important</text:p>
      <text:p text:style-name="Standard">||livbayn.ml^$important</text:p>
      <text:p text:style-name="Standard">||live-chatsquare-green-389311909.us-east-1.elb.amazonaws.com^$important</text:p>
      <text:p text:style-name="Standard">||live-chatsquareapi-cd476a6c958a871c.elb.us-east-1.amazonaws.com^$important</text:p>
      <text:p text:style-name="Standard">||live.cricskill.com^$important</text:p>
      <text:p text:style-name="Standard">||livebox.co.ug^$important</text:p>
      <text:p text:style-name="Standard">||livecard.ir^$important</text:p>
      <text:p text:style-name="Standard">||livechatinc.com^$important</text:p>
      <text:p text:style-name="Standard">||livecoin.com.co^$important</text:p>
      <text:p text:style-name="Standard">||liveintent.com^$important</text:p>
      <text:p text:style-name="Standard">||livelife.com.ng^$important</text:p>
      <text:p text:style-name="Standard">||liveperson.net^$important</text:p>
      <text:p text:style-name="Standard">||liverail.com^$important</text:p>
      <text:p text:style-name="Standard">||living.elevatevisual.com^$important</text:p>
      <text:p text:style-name="Standard">||livingbranchanimalsciences.com^$important</text:p>
      <text:p text:style-name="Standard">||livingdivineprinciple.org^$important</text:p>
      <text:p text:style-name="Standard">||livingfullycoachingsite.com^$important</text:p>
      <text:p text:style-name="Standard">||livingsolitude.com^$important</text:p>
      <text:p text:style-name="Standard">||livingwateraromatherapy.com^$important</text:p>
      <text:p text:style-name="Standard">||livingwest.eu^$important</text:p>
      <text:p text:style-name="Standard">||livrocolapso.com.br^$important</text:p>
      <text:p text:style-name="Standard">||livrtrackerpaleshop.com^$important</text:p>
      <text:p text:style-name="Standard">||liweff.eu^$important</text:p>
      <text:p text:style-name="Standard">||liyuemachinery.com^$important</text:p>
      <text:p text:style-name="Standard">||lizrotihouse.com^$important</text:p>
      <text:p text:style-name="Standard">||ljp9neothtzc.com^$important</text:p>
      <text:p text:style-name="Standard">||ljyxx.com^$important</text:p>
      <text:p text:style-name="Standard">||lkpswrd.tk^$important</text:p>
      <text:p text:style-name="Standard">||lkqd.net^$important</text:p>
      <text:p text:style-name="Standard">||lkuszdhw.com^$important</text:p>
      <text:p text:style-name="Standard">||llarion.pp.ua^$important</text:p>
      <text:p text:style-name="Standard">||llbzy.com^$important</text:p>
      <text:p text:style-name="Standard">||lloangeras.com^$important</text:p>
      <text:p text:style-name="Standard">||llohumas.today^$important</text:p>
      <text:p text:style-name="Standard">||lloydsbankonline.co.uk^$important</text:p>
      <text:p text:style-name="Standard">||lltagrain.com^$important</text:p>
      <text:p text:style-name="Standard">||lluismansilla.cat^$important</text:p>
      <text:p text:style-name="Standard"><text:soft-page-break/>||lmalon.ddnsking.com^$important</text:p>
      <text:p text:style-name="Standard">||lmgprophesy.com^$important</text:p>
      <text:p text:style-name="Standard">||lmheritage.com^$important</text:p>
      <text:p text:style-name="Standard">||lmntriximinds.000webhostapp.com^$important</text:p>
      <text:p text:style-name="Standard">||lmpulsefashion.net^$important</text:p>
      <text:p text:style-name="Standard">||lmrcaorgukdy.cf^$important</text:p>
      <text:p text:style-name="Standard">||lnstgrams.com^$important</text:p>
      <text:p text:style-name="Standard">||lnterservice-si.com^$important</text:p>
      <text:p text:style-name="Standard">||load.itmenagerie.tech^$important</text:p>
      <text:p text:style-name="Standard">||loadbytes.tn^$important</text:p>
      <text:p text:style-name="Standard">||loadedrones.tk^$important</text:p>
      <text:p text:style-name="Standard">||loader.vds2018.space^$important</text:p>
      <text:p text:style-name="Standard">||loadercdn.net^$important</text:p>
      <text:p text:style-name="Standard">||loading321.com^$important</text:p>
      <text:p text:style-name="Standard">||loadstats.online^$important</text:p>
      <text:p text:style-name="Standard">||loai839.hopto.org^$important</text:p>
      <text:p text:style-name="Standard">||loanforstudy.com^$important</text:p>
      <text:p text:style-name="Standard">||lobafoods.com^$important</text:p>
      <text:p text:style-name="Standard">||lobalmart.com^$important</text:p>
      <text:p text:style-name="Standard">||locadex.kz^$important</text:p>
      <text:p text:style-name="Standard">||locagroup.club^$important</text:p>
      <text:p text:style-name="Standard">||localaffordableroofer.com^$important</text:p>
      <text:p text:style-name="Standard">||localfreelancersng.com^$important</text:p>
      <text:p text:style-name="Standard">||localfuneraldirectors.co.uk^$important</text:p>
      <text:p text:style-name="Standard">||localizershub.com^$important</text:p>
      <text:p text:style-name="Standard">||locallyeshop.com^$important</text:p>
      <text:p text:style-name="Standard">||localmantra.com^$important</text:p>
      <text:p text:style-name="Standard">||localmediabuying.com^$important</text:p>
      <text:p text:style-name="Standard">||localytics.com^$important</text:p>
      <text:p text:style-name="Standard">||locas1.ddns.net^$important</text:p>
      <text:p text:style-name="Standard">||lochoney.com^$important</text:p>
      <text:p text:style-name="Standard">||locked.tech^$important</text:p>
      <text:p text:style-name="Standard">||lockedincareers.com^$important</text:p>
      <text:p text:style-name="Standard">||lockingsystemsnw.com^$important</text:p>
      <text:p text:style-name="Standard">||locksmithhollywoodweb.com^$important</text:p>
      <text:p text:style-name="Standard">||locksmithproservice.us^$important</text:p>
      <text:p text:style-name="Standard">||loctongchungcu.com^$important</text:p>
      <text:p text:style-name="Standard">||lodergord.com^$important</text:p>
      <text:p text:style-name="Standard">||log.btopenworld.com^$important</text:p>
      <text:p text:style-name="Standard">||log.data.disney.com^$important</text:p>
      <text:p text:style-name="Standard">||log.deutschegrammophon.com^$important</text:p>
      <text:p text:style-name="Standard">||log.dogepay.info^$important</text:p>
      <text:p text:style-name="Standard">||log.go.com^$important</text:p>
      <text:p text:style-name="Standard">||log.mappy.net^$important</text:p>
      <text:p text:style-name="Standard">||log.newsvine.com^$important</text:p>
      <text:p text:style-name="Standard">||log.optimizely.com^$important</text:p>
      <text:p text:style-name="Standard">||log.player.cntv.cn/stat.html?</text:p>
      <text:p text:style-name="Standard">||log.prezi.com^$important</text:p>
      <text:p text:style-name="Standard">||log.snapdeal.com^$important</text:p>
      <text:p text:style-name="Standard">||log.thevideo.me^$important</text:p>
      <text:p text:style-name="Standard">||log.vdn.apps.cntv.cn^$important</text:p>
      <text:p text:style-name="Standard">||log.wat.tv^$important</text:p>
      <text:p text:style-name="Standard"><text:soft-page-break/>||log.webnovel.com^$important</text:p>
      <text:p text:style-name="Standard">||log1.24liveplus.com^$important</text:p>
      <text:p text:style-name="Standard">||log1992.com^$important</text:p>
      <text:p text:style-name="Standard">||logboxreport.top^$important</text:p>
      <text:p text:style-name="Standard">||logboxreports.top^$important</text:p>
      <text:p text:style-name="Standard">||logdev.openload.co^$important</text:p>
      <text:p text:style-name="Standard">||logger-*.dailymotion.com^$important</text:p>
      <text:p text:style-name="Standard">||logger.dailymotion.com^$important</text:p>
      <text:p text:style-name="Standard">||logger.nerdwallet.com^$important</text:p>
      <text:p text:style-name="Standard">||logger.unsplash.com^$important</text:p>
      <text:p text:style-name="Standard">||logger.viki.io^$important</text:p>
      <text:p text:style-name="Standard">||logging.goodgamestudios.com^$important</text:p>
      <text:p text:style-name="Standard">||loggingservices.tribune.com^$important</text:p>
      <text:p text:style-name="Standard">||logginplugg.net^$important</text:p>
      <text:p text:style-name="Standard">||loggly.cheatsheet.com^$important</text:p>
      <text:p text:style-name="Standard">||logicautomation.eu^$important</text:p>
      <text:p text:style-name="Standard">||login.ismartv.id^$important</text:p>
      <text:p text:style-name="Standard">||loginhood.io^$important</text:p>
      <text:p text:style-name="Standard">||logisticbrosllc.com^$important</text:p>
      <text:p text:style-name="Standard">||logistiya.ru^$important</text:p>
      <text:p text:style-name="Standard">||loglady.publicbroadcasting.net^$important</text:p>
      <text:p text:style-name="Standard">||logly.co.jp^$important</text:p>
      <text:p text:style-name="Standard">||logomunch.com^$important</text:p>
      <text:p text:style-name="Standard">||logowework.com.br^$important</text:p>
      <text:p text:style-name="Standard">||logrichasi.com^$important</text:p>
      <text:p text:style-name="Standard">||logroom.top^$important</text:p>
      <text:p text:style-name="Standard">||logs-01.loggly.com^$important</text:p>
      <text:p text:style-name="Standard">||logs-samp.xyz^$important</text:p>
      <text:p text:style-name="Standard">||logs.fttrnas.com^$important</text:p>
      <text:p text:style-name="Standard">||logs.supersonic.com^$important</text:p>
      <text:p text:style-name="Standard">||logs11.xiti.com^$important</text:p>
      <text:p text:style-name="Standard">||logs4.xiti.com^$important</text:p>
      <text:p text:style-name="Standard">||logsbanks.xyz^$important</text:p>
      <text:p text:style-name="Standard">||logsfrom.com^$important</text:p>
      <text:p text:style-name="Standard">||logspot.pw^$important</text:p>
      <text:p text:style-name="Standard">||logsstore.com^$important</text:p>
      <text:p text:style-name="Standard">||logua.com^$important</text:p>
      <text:p text:style-name="Standard">||logv145.xiti.com^$important</text:p>
      <text:p text:style-name="Standard">||logv23.xiti.com^$important</text:p>
      <text:p text:style-name="Standard">||lohasun.com^$important</text:p>
      <text:p text:style-name="Standard">||loisnfernandez.us^$important</text:p>
      <text:p text:style-name="Standard">||lojamariadenazare.com^$important</text:p>
      <text:p text:style-name="Standard">||lojasereviver.com^$important</text:p>
      <text:p text:style-name="Standard">||lokein.com^$important</text:p>
      <text:p text:style-name="Standard">||lokersmkbwi.com^$important</text:p>
      <text:p text:style-name="Standard">||lokigoblinoppd.com^$important</text:p>
      <text:p text:style-name="Standard">||lokoloppo4.com^$important</text:p>
      <text:p text:style-name="Standard">||lokomarijuanastore.com^$important</text:p>
      <text:p text:style-name="Standard">||lokvrtz.cf^$important</text:p>
      <text:p text:style-name="Standard">||lokvrtz.ga^$important</text:p>
      <text:p text:style-name="Standard">||lokvrtz.ml^$important</text:p>
      <text:p text:style-name="Standard">||lokvrtz.tk^$important</text:p>
      <text:p text:style-name="Standard"><text:soft-page-break/>||lol35.ddns.net^$important</text:p>
      <text:p text:style-name="Standard">||lolatunde.info^$important</text:p>
      <text:p text:style-name="Standard">||lolipoper.ddns.net^$important</text:p>
      <text:p text:style-name="Standard">||lolka343.ddns.net^$important</text:p>
      <text:p text:style-name="Standard">||lolqopkeppe.ddns.net^$important</text:p>
      <text:p text:style-name="Standard">||lolutope.ga^$important</text:p>
      <text:p text:style-name="Standard">||lomaent.co.za^$important</text:p>
      <text:p text:style-name="Standard">||lombardz.org^$important</text:p>
      <text:p text:style-name="Standard">||lomohealth.com^$important</text:p>
      <text:p text:style-name="Standard">||londonmarathon2019.kevinmiller66.co.uk^$important</text:p>
      <text:p text:style-name="Standard">||lonelynite.top^$important</text:p>
      <text:p text:style-name="Standard">||long.kulong6.com^$important</text:p>
      <text:p text:style-name="Standard">||longmiaplus.com^$important</text:p>
      <text:p text:style-name="Standard">||longtimegirl.ddns.net^$important</text:p>
      <text:p text:style-name="Standard">||lonner.name^$important</text:p>
      <text:p text:style-name="Standard">||lookatmenaaaa.tk^$important</text:p>
      <text:p text:style-name="Standard">||looklucky.fun^$important</text:p>
      <text:p text:style-name="Standard">||looksthat.com^$important</text:p>
      <text:p text:style-name="Standard">||loopgift.com^$important</text:p>
      <text:p text:style-name="Standard">||loopme.biz^$important</text:p>
      <text:p text:style-name="Standard">||loostershop.ir^$important</text:p>
      <text:p text:style-name="Standard">||loot-chem.com^$important</text:p>
      <text:p text:style-name="Standard">||lootototic.com^$important</text:p>
      <text:p text:style-name="Standard">||lop.com^$important</text:p>
      <text:p text:style-name="Standard">||lopdent.club^$important</text:p>
      <text:p text:style-name="Standard">||lorevindr.site^$important</text:p>
      <text:p text:style-name="Standard">||lorwashomy.com^$important</text:p>
      <text:p text:style-name="Standard">||loserssuck.com^$important</text:p>
      <text:p text:style-name="Standard">||losjardinesdejavier.com^$important</text:p>
      <text:p text:style-name="Standard">||lottothai99.com^$important</text:p>
      <text:p text:style-name="Standard">||lotushairandbeauty.com^$important</text:p>
      <text:p text:style-name="Standard">||louismediawork.com^$important</text:p>
      <text:p text:style-name="Standard">||loungebatel.com.br^$important</text:p>
      <text:p text:style-name="Standard">||love2wedmatrimonial.com^$important</text:p>
      <text:p text:style-name="Standard">||love3513love3513.ddns.net^$important</text:p>
      <text:p text:style-name="Standard">||loveafrofoods.com^$important</text:p>
      <text:p text:style-name="Standard">||lovelybits.bit^$important</text:p>
      <text:p text:style-name="Standard">||lovelysmiley.com^$important</text:p>
      <text:p text:style-name="Standard">||lovemhatem.ru^$important</text:p>
      <text:p text:style-name="Standard">||loweralabamagolf.com^$important</text:p>
      <text:p text:style-name="Standard">||lowstracks.com^$important</text:p>
      <text:p text:style-name="Standard">||loygf-33.ml^$important</text:p>
      <text:p text:style-name="Standard">||lozkina.ru^$important</text:p>
      <text:p text:style-name="Standard">||lp0766.ddns.net^$important</text:p>
      <text:p text:style-name="Standard">||lp4.io^$important</text:p>
      <text:p text:style-name="Standard">||lqnwdnwdw.xyz^$important</text:p>
      <text:p text:style-name="Standard">||lr12sp10.org^$important</text:p>
      <text:p text:style-name="Standard">||lraielrai.com^$important</text:p>
      <text:p text:style-name="Standard">||lraven.tk^$important</text:p>
      <text:p text:style-name="Standard">||lronman4x4.com^$important</text:p>
      <text:p text:style-name="Standard">||lrowetu.ga^$important</text:p>
      <text:p text:style-name="Standard">||lrservice.com.ua^$important</text:p>
      <text:p text:style-name="Standard"><text:soft-page-break/>||lsaca-nigeria.org^$important</text:p>
      <text:p text:style-name="Standard">||lsdoor.net^$important</text:p>
      <text:p text:style-name="Standard">||lt.kayamalimusavirlik.com^$important</text:p>
      <text:p text:style-name="Standard">||ltbender.eu^$important</text:p>
      <text:p text:style-name="Standard">||lti.com.ng^$important</text:p>
      <text:p text:style-name="Standard">||ltrzgogrzsit.com^$important</text:p>
      <text:p text:style-name="Standard">||luacoffee.com^$important</text:p>
      <text:p text:style-name="Standard">||lucaguarnieridesign.com^$important</text:p>
      <text:p text:style-name="Standard">||lucasik.tk^$important</text:p>
      <text:p text:style-name="Standard">||lucasjlopees2.000webhostapp.com^$important</text:p>
      <text:p text:style-name="Standard">||lucidmedia.com^$important</text:p>
      <text:p text:style-name="Standard">||luciusweb.tk^$important</text:p>
      <text:p text:style-name="Standard">||lucky.scarabstonemovingmethod.com^$important</text:p>
      <text:p text:style-name="Standard">||lucky119.com^$important</text:p>
      <text:p text:style-name="Standard">||luckyfollowme.xyz^$important</text:p>
      <text:p text:style-name="Standard">||lucongfery.com^$important</text:p>
      <text:p text:style-name="Standard">||ludwigh.duckdns.org^$important</text:p>
      <text:p text:style-name="Standard">||ludylegal.ru^$important</text:p>
      <text:p text:style-name="Standard">||luffino.beget.tech^$important</text:p>
      <text:p text:style-name="Standard">||lugamebel.ru^$important</text:p>
      <text:p text:style-name="Standard">||lugaribeiro.com.br^$important</text:p>
      <text:p text:style-name="Standard">||luislar68.000webhostapp.com^$important</text:p>
      <text:p text:style-name="Standard">||luizinhoxd.duckdns.org^$important</text:p>
      <text:p text:style-name="Standard">||lukaku4.gq^$important</text:p>
      <text:p text:style-name="Standard">||lukisaholdingsltd.com^$important</text:p>
      <text:p text:style-name="Standard">||lukwas.com^$important</text:p>
      <text:p text:style-name="Standard">||luladula.host^$important</text:p>
      <text:p text:style-name="Standard">||lulla.duckdns.org^$important</text:p>
      <text:p text:style-name="Standard">||lulu.breful.us^$important</text:p>
      <text:p text:style-name="Standard">||lumiinx.eu^$important</text:p>
      <text:p text:style-name="Standard">||luminarycare.com^$important</text:p>
      <text:p text:style-name="Standard">||luminoushomeinspection.com^$important</text:p>
      <text:p text:style-name="Standard">||luminuis.000webhostapp.com^$important</text:p>
      <text:p text:style-name="Standard">||lumnus.com.br^$important</text:p>
      <text:p text:style-name="Standard">||lumperpush.com^$important</text:p>
      <text:p text:style-name="Standard">||lumsdancorp.com^$important</text:p>
      <text:p text:style-name="Standard">||lunamarialovelife.com^$important</text:p>
      <text:p text:style-name="Standard">||lunarads.com^$important</text:p>
      <text:p text:style-name="Standard">||luongnhan.com^$important</text:p>
      <text:p text:style-name="Standard">||luongynhiem.com^$important</text:p>
      <text:p text:style-name="Standard">||luotc.cn^$important</text:p>
      <text:p text:style-name="Standard">||luppie.eu^$important</text:p>
      <text:p text:style-name="Standard">||lupusvibes.ca^$important</text:p>
      <text:p text:style-name="Standard">||lusech.live^$important</text:p>
      <text:p text:style-name="Standard">||lusecproducts.top^$important</text:p>
      <text:p text:style-name="Standard">||lusteri.com^$important</text:p>
      <text:p text:style-name="Standard">||lux-car.auto.pl^$important</text:p>
      <text:p text:style-name="Standard">||luxdele.com^$important</text:p>
      <text:p text:style-name="Standard">||luxedollz.com^$important</text:p>
      <text:p text:style-name="Standard">||luxjewelleries.com^$important</text:p>
      <text:p text:style-name="Standard">||luxtrafik.com.ua^$important</text:p>
      <text:p text:style-name="Standard">||luxur.club^$important</text:p>
      <text:p text:style-name="Standard"><text:soft-page-break/>||luxuriafloorfaridabad.com^$important</text:p>
      <text:p text:style-name="Standard">||luxuryavenew.com^$important</text:p>
      <text:p text:style-name="Standard">||luxuryindiancatering.co.uk^$important</text:p>
      <text:p text:style-name="Standard">||luzongrace.to^$important</text:p>
      <text:p text:style-name="Standard">||lww.com^$important</text:p>
      <text:p text:style-name="Standard">||lyciawood.com^$important</text:p>
      <text:p text:style-name="Standard">||lydiantemps.co.uk^$important</text:p>
      <text:p text:style-name="Standard">||lynx-energy-group.com^$important</text:p>
      <text:p text:style-name="Standard">||lyricmes.com^$important</text:p>
      <text:p text:style-name="Standard">||lysayiti.xyz^$important</text:p>
      <text:p text:style-name="Standard">||lytics.io^$important</text:p>
      <text:p text:style-name="Standard">||lyuswpdanr.com^$important</text:p>
      <text:p text:style-name="Standard">||lyvestore.com^$important</text:p>
      <text:p text:style-name="Standard">||lzjl.com^$important</text:p>
      <text:p text:style-name="Standard">||m-gs.at^$important</text:p>
      <text:p text:style-name="Standard">||m-technics.eu^$important</text:p>
      <text:p text:style-name="Standard">||m.quantcount.com^$important</text:p>
      <text:p text:style-name="Standard">||m.stripe.com^$important</text:p>
      <text:p text:style-name="Standard">||m.stripe.network^$important</text:p>
      <text:p text:style-name="Standard">||m.webtrends.com^$important</text:p>
      <text:p text:style-name="Standard">||m0pedx9.ru^$important</text:p>
      <text:p text:style-name="Standard">||m1.webstats4u.com^$important</text:p>
      <text:p text:style-name="Standard">||m22tamia62jorge.city^$important</text:p>
      <text:p text:style-name="Standard">||m24news.com^$important</text:p>
      <text:p text:style-name="Standard">||m3dscbd.com^$important</text:p>
      <text:p text:style-name="Standard">||m3global.io^$important</text:p>
      <text:p text:style-name="Standard">||m3produtora.com^$important</text:p>
      <text:p text:style-name="Standard">||m3u4uarto.cf^$important</text:p>
      <text:p text:style-name="Standard">||m4n.nl^$important</text:p>
      <text:p text:style-name="Standard">||m51lh60234shawn.com^$important</text:p>
      <text:p text:style-name="Standard">||m6147keeganpw.info^$important</text:p>
      <text:p text:style-name="Standard">||m777662112.ddns.net^$important</text:p>
      <text:p text:style-name="Standard">||m87770f3jlmmbz.com^$important</text:p>
      <text:p text:style-name="Standard">||ma.alaziz-jatisawahan.com^$important</text:p>
      <text:p text:style-name="Standard">||ma1020f.ddns.net^$important</text:p>
      <text:p text:style-name="Standard">||ma3.hopto.org^$important</text:p>
      <text:p text:style-name="Standard">||ma412.ddns.net^$important</text:p>
      <text:p text:style-name="Standard">||ma7kom.ddns.net^$important</text:p>
      <text:p text:style-name="Standard">||maacap.com^$important</text:p>
      <text:p text:style-name="Standard">||maameanima.com^$important</text:p>
      <text:p text:style-name="Standard">||maansal.com^$important</text:p>
      <text:p text:style-name="Standard">||mabelis.cf^$important</text:p>
      <text:p text:style-name="Standard">||mabnibatain.com^$important</text:p>
      <text:p text:style-name="Standard">||mabuhaymarlne.com^$important</text:p>
      <text:p text:style-name="Standard">||maceju.com^$important</text:p>
      <text:p text:style-name="Standard">||machdeinbeinfett.info^$important</text:p>
      <text:p text:style-name="Standard">||machebella.com.br^$important</text:p>
      <text:p text:style-name="Standard">||machinotechindustry.com^$important</text:p>
      <text:p text:style-name="Standard">||machustonecadunfe.info^$important</text:p>
      <text:p text:style-name="Standard">||mackprints.com^$important</text:p>
      <text:p text:style-name="Standard">||macnels-com-sg.tk^$important</text:p>
      <text:p text:style-name="Standard">||macromill.com^$important</text:p>
      <text:p text:style-name="Standard"><text:soft-page-break/>||mactreher.ru^$important</text:p>
      <text:p text:style-name="Standard">||mad8hacker.ddns.net^$important</text:p>
      <text:p text:style-name="Standard">||madadrooyan.com^$important</text:p>
      <text:p text:style-name="Standard">||madadsmedia.com^$important</text:p>
      <text:p text:style-name="Standard">||madagolf.com^$important</text:p>
      <text:p text:style-name="Standard">||madangfood.com^$important</text:p>
      <text:p text:style-name="Standard">||madarahost.ddns.net^$important</text:p>
      <text:p text:style-name="Standard">||madclient.uimserv.net^$important</text:p>
      <text:p text:style-name="Standard">||maddoridas.com^$important</text:p>
      <text:p text:style-name="Standard">||maddykart.com^$important</text:p>
      <text:p text:style-name="Standard">||maderasperuanas.com.pe^$important</text:p>
      <text:p text:style-name="Standard">||madfax.top^$important</text:p>
      <text:p text:style-name="Standard">||madibalohilalamb.duckdns.org^$important</text:p>
      <text:p text:style-name="Standard">||madinarutimaker.com^$important</text:p>
      <text:p text:style-name="Standard">||madisonavenue.com^$important</text:p>
      <text:p text:style-name="Standard">||madnitrading.com^$important</text:p>
      <text:p text:style-name="Standard">||madonnaball.com^$important</text:p>
      <text:p text:style-name="Standard">||madpakkeren.dk^$important</text:p>
      <text:p text:style-name="Standard">||madrascrackers.com^$important</text:p>
      <text:p text:style-name="Standard">||madrededeusprime.com.br^$important</text:p>
      <text:p text:style-name="Standard">||mads.amazon-adsystem.com^$important</text:p>
      <text:p text:style-name="Standard">||mads.aol.com^$important</text:p>
      <text:p text:style-name="Standard">||mads.cnet.com^$important</text:p>
      <text:p text:style-name="Standard">||madserve.org^$important</text:p>
      <text:p text:style-name="Standard">||madublackbee.id^$important</text:p>
      <text:p text:style-name="Standard">||madurasa.co.id^$important</text:p>
      <text:p text:style-name="Standard">||madvertise.de^$important</text:p>
      <text:p text:style-name="Standard">||maelkajangcanopy.com^$important</text:p>
      <text:p text:style-name="Standard">||maeoureath.com^$important</text:p>
      <text:p text:style-name="Standard">||mafioznik.bit^$important</text:p>
      <text:p text:style-name="Standard">||mafud.company^$important</text:p>
      <text:p text:style-name="Standard">||mag-flex.com^$important</text:p>
      <text:p text:style-name="Standard">||maganlagame.com^$important</text:p>
      <text:p text:style-name="Standard">||magda.zelentourism.com^$important</text:p>
      <text:p text:style-name="Standard">||magdailha.com.br^$important</text:p>
      <text:p text:style-name="Standard">||magento.neagoeandrei.com^$important</text:p>
      <text:p text:style-name="Standard">||magepwathemes.com^$important</text:p>
      <text:p text:style-name="Standard">||magiagua.com.br^$important</text:p>
      <text:p text:style-name="Standard">||magic-in-china.com^$important</text:p>
      <text:p text:style-name="Standard">||magic4.ml^$important</text:p>
      <text:p text:style-name="Standard">||magicocorp.ml^$important</text:p>
      <text:p text:style-name="Standard">||magicscreenapp.fun^$important</text:p>
      <text:p text:style-name="Standard">||magicscreensoft.fun^$important</text:p>
      <text:p text:style-name="Standard">||magicslim.ru^$important</text:p>
      <text:p text:style-name="Standard">||magicview.ga^$important</text:p>
      <text:p text:style-name="Standard">||magicwekel.top^$important</text:p>
      <text:p text:style-name="Standard">||magikmag5.ru^$important</text:p>
      <text:p text:style-name="Standard">||magistral.online^$important</text:p>
      <text:p text:style-name="Standard">||magizweb.com^$important</text:p>
      <text:p text:style-name="Standard">||magnaki.com^$important</text:p>
      <text:p text:style-name="Standard">||magnetic.com^$important</text:p>
      <text:p text:style-name="Standard">||magnetmail.net^$important</text:p>
      <text:p text:style-name="Standard"><text:soft-page-break/>||magnificentpakistan.com^$important</text:p>
      <text:p text:style-name="Standard">||magobill.net^$important</text:p>
      <text:p text:style-name="Standard">||maha.co.il^$important</text:p>
      <text:p text:style-name="Standard">||mahakur.afstudio.web.id^$important</text:p>
      <text:p text:style-name="Standard">||maheshlunchhomeratnagiri.com^$important</text:p>
      <text:p text:style-name="Standard">||mahestri.id^$important</text:p>
      <text:p text:style-name="Standard">||maheswaritourandtravel.com^$important</text:p>
      <text:p text:style-name="Standard">||mahetechasia.com^$important</text:p>
      <text:p text:style-name="Standard">||mahikhoshk.com^$important</text:p>
      <text:p text:style-name="Standard">||mahin-news.ir^$important</text:p>
      <text:p text:style-name="Standard">||mahmouderrfkaa7.linkpc.net^$important</text:p>
      <text:p text:style-name="Standard">||mahmoudi69.com^$important</text:p>
      <text:p text:style-name="Standard">||mahmouuuuud.hopto.org^$important</text:p>
      <text:p text:style-name="Standard">||mahsoskyahai.com^$important</text:p>
      <text:p text:style-name="Standard">||maidservicesandiego.net^$important</text:p>
      <text:p text:style-name="Standard">||maiecolife.com^$important</text:p>
      <text:p text:style-name="Standard">||maiithaiii.com^$important</text:p>
      <text:p text:style-name="Standard">||maikelgay.duckdns.org^$important</text:p>
      <text:p text:style-name="Standard">||mail.ahcindia.com^$important</text:p>
      <text:p text:style-name="Standard">||mail.be-mup.com^$important</text:p>
      <text:p text:style-name="Standard">||mail.cqfsu.site^$important</text:p>
      <text:p text:style-name="Standard">||mail.hotgirlsgames.xyz^$important</text:p>
      <text:p text:style-name="Standard">||mail.m2-sac.com^$important</text:p>
      <text:p text:style-name="Standard">||mail.mavusoandbatauitsolutions.co.za^$important</text:p>
      <text:p text:style-name="Standard">||mail.pmweddingsandevents.co.uk^$important</text:p>
      <text:p text:style-name="Standard">||mail.propertyinvestors.ie^$important</text:p>
      <text:p text:style-name="Standard">||mail.queensaccessories.co.za^$important</text:p>
      <text:p text:style-name="Standard">||mail.ru^$important</text:p>
      <text:p text:style-name="Standard">||mail.saffroniran.org^$important</text:p>
      <text:p text:style-name="Standard">||mail.stupidhead.tk^$important</text:p>
      <text:p text:style-name="Standard">||mail.tgeeks.co.tz^$important</text:p>
      <text:p text:style-name="Standard">||mail.ukfunkyfest.com^$important</text:p>
      <text:p text:style-name="Standard">||mail.yotaglobal.com^$important</text:p>
      <text:p text:style-name="Standard">||mail001.hiuasyolaperakende.com^$important</text:p>
      <text:p text:style-name="Standard">||mail002.hiuasyolaperakende.net^$important</text:p>
      <text:p text:style-name="Standard">||mail003.hiuasyolaperakende.org^$important</text:p>
      <text:p text:style-name="Standard">||mail004.hiuasyolapos.com^$important</text:p>
      <text:p text:style-name="Standard">||mail005.nabsayioi726.com^$important</text:p>
      <text:p text:style-name="Standard">||mail006.nabsayioi726.net^$important</text:p>
      <text:p text:style-name="Standard">||mail007.nabsayioi726.org^$important</text:p>
      <text:p text:style-name="Standard">||mail008.appleid-appstore-signin.com^$important</text:p>
      <text:p text:style-name="Standard">||mail009.appleidappstore.com^$important</text:p>
      <text:p text:style-name="Standard">||mail010.applestore-id-apple.com^$important</text:p>
      <text:p text:style-name="Standard">||mail011.apps-apple-id.com^$important</text:p>
      <text:p text:style-name="Standard">||mail012.apps-appleid-store.com^$important</text:p>
      <text:p text:style-name="Standard">||mail03.rhbhv.com^$important</text:p>
      <text:p text:style-name="Standard">||mail10483.best^$important</text:p>
      <text:p text:style-name="Standard">||mailadvert219dx.world^$important</text:p>
      <text:p text:style-name="Standard">||mailadvert5917dx.world^$important</text:p>
      <text:p text:style-name="Standard">||mailadvert8231dx.world^$important</text:p>
      <text:p text:style-name="Standard">||mailadvert82dx.world^$important</text:p>
      <text:p text:style-name="Standard">||mailadvert852.club^$important</text:p>
      <text:p text:style-name="Standard"><text:soft-page-break/>||mailchristen.at^$important</text:p>
      <text:p text:style-name="Standard">||mailfire.io^$important</text:p>
      <text:p text:style-name="Standard">||mailgoi001.applestore-id-apple.com^$important</text:p>
      <text:p text:style-name="Standard">||mailorderupgrade.xyz^$important</text:p>
      <text:p text:style-name="Standard">||mailserv85m.world^$important</text:p>
      <text:p text:style-name="Standard">||mailserv93fd.world^$important</text:p>
      <text:p text:style-name="Standard">||mailsoi5.gq^$important</text:p>
      <text:p text:style-name="Standard">||mailveri.us^$important</text:p>
      <text:p text:style-name="Standard">||maim.at^$important</text:p>
      <text:p text:style-name="Standard">||main.podcastim.net^$important</text:p>
      <text:p text:style-name="Standard">||mainguardmatrimony.com^$important</text:p>
      <text:p text:style-name="Standard">||mainlis.pt^$important</text:p>
      <text:p text:style-name="Standard">||mairetazmaop.com^$important</text:p>
      <text:p text:style-name="Standard">||maisadour.co^$important</text:p>
      <text:p text:style-name="Standard">||maisenwenhua.cn^$important</text:p>
      <text:p text:style-name="Standard">||maisonvoltaire.org^$important</text:p>
      <text:p text:style-name="Standard">||maistro2.ddns.net^$important</text:p>
      <text:p text:style-name="Standard">||maitengok.com^$important</text:p>
      <text:p text:style-name="Standard">||maithanhduong.com^$important</text:p>
      <text:p text:style-name="Standard">||majarni.com^$important</text:p>
      <text:p text:style-name="Standard">||majelisalanwar.org^$important</text:p>
      <text:p text:style-name="Standard">||majidi.gamecart.ir^$important</text:p>
      <text:p text:style-name="Standard">||mak-sports.kz^$important</text:p>
      <text:p text:style-name="Standard">||makadami.xyz^$important</text:p>
      <text:p text:style-name="Standard">||makadicuosde.cf^$important</text:p>
      <text:p text:style-name="Standard">||makadicuosde.gq^$important</text:p>
      <text:p text:style-name="Standard">||makalelisiteler.ayakkabilar.org^$important</text:p>
      <text:p text:style-name="Standard">||makanankhasjogya.000webhostapp.com^$important</text:p>
      <text:p text:style-name="Standard">||makansob.com^$important</text:p>
      <text:p text:style-name="Standard">||makdhe.gq^$important</text:p>
      <text:p text:style-name="Standard">||makemoneyonline0.com^$important</text:p>
      <text:p text:style-name="Standard">||makerlabs.mx^$important</text:p>
      <text:p text:style-name="Standard">||maketheswitch.ca^$important</text:p>
      <text:p text:style-name="Standard">||makeupartisthub.com^$important</text:p>
      <text:p text:style-name="Standard">||makewrite.in^$important</text:p>
      <text:p text:style-name="Standard">||makeyourmarkonline.net^$important</text:p>
      <text:p text:style-name="Standard">||makingmlh.ddns.net^$important</text:p>
      <text:p text:style-name="Standard">||makkupaiyan.com^$important</text:p>
      <text:p text:style-name="Standard">||maklryanb.com^$important</text:p>
      <text:p text:style-name="Standard">||makpar.net^$important</text:p>
      <text:p text:style-name="Standard">||makrohayat.com^$important</text:p>
      <text:p text:style-name="Standard">||maksimbust.xyz^$important</text:p>
      <text:p text:style-name="Standard">||malakala.ddns.net^$important</text:p>
      <text:p text:style-name="Standard">||malaysiaonline.tk^$important</text:p>
      <text:p text:style-name="Standard">||malchiki-po-vyzovu-moskva.company^$important</text:p>
      <text:p text:style-name="Standard">||malin-kdo.fr^$important</text:p>
      <text:p text:style-name="Standard">||malka-reklama.com^$important</text:p>
      <text:p text:style-name="Standard">||malkow-pl.revres.pl^$important</text:p>
      <text:p text:style-name="Standard">||mall.hklivefeed.tv^$important</text:p>
      <text:p text:style-name="Standard">||malletmissile.ru^$important</text:p>
      <text:p text:style-name="Standard">||malware-scan.com^$important</text:p>
      <text:p text:style-name="Standard">||malyasuo.duckdns.org^$important</text:p>
      <text:p text:style-name="Standard"><text:soft-page-break/>||mamado.tk^$important</text:p>
      <text:p text:style-name="Standard">||mamagaya.fr^$important</text:p>
      <text:p text:style-name="Standard">||mamatransport.com^$important</text:p>
      <text:p text:style-name="Standard">||mambilerzonaldistrict.tk^$important</text:p>
      <text:p text:style-name="Standard">||mammothstraw.com^$important</text:p>
      <text:p text:style-name="Standard">||mamontsfuckers.site^$important</text:p>
      <text:p text:style-name="Standard">||mamoon.ddns.net^$important</text:p>
      <text:p text:style-name="Standard">||mamujeeproduct.com^$important</text:p>
      <text:p text:style-name="Standard">||mamycloth.store^$important</text:p>
      <text:p text:style-name="Standard">||mamylining.com^$important</text:p>
      <text:p text:style-name="Standard">||manage.com^$important</text:p>
      <text:p text:style-name="Standard">||manageeguru.com^$important</text:p>
      <text:p text:style-name="Standard">||managegates.com^$important</text:p>
      <text:p text:style-name="Standard">||managemyshoes.tools^$important</text:p>
      <text:p text:style-name="Standard">||manchester-derby.ga^$important</text:p>
      <text:p text:style-name="Standard">||manchesterderby.gq^$important</text:p>
      <text:p text:style-name="Standard">||manchestergardensllc.com^$important</text:p>
      <text:p text:style-name="Standard">||mandselectricalcontractors.co.za^$important</text:p>
      <text:p text:style-name="Standard">||mandujano.net^$important</text:p>
      <text:p text:style-name="Standard">||manerck.com^$important</text:p>
      <text:p text:style-name="Standard">||manga-gaysex.com^$important</text:p>
      <text:p text:style-name="Standard">||mange-gode-blogs.dk^$important</text:p>
      <text:p text:style-name="Standard">||manglamorganic.com^$important</text:p>
      <text:p text:style-name="Standard">||mangorestaurant.com.np^$important</text:p>
      <text:p text:style-name="Standard">||manhattan.dangcaphoanggia.com^$important</text:p>
      <text:p text:style-name="Standard">||manhattanluxuryrealestatelistings.com^$important</text:p>
      <text:p text:style-name="Standard">||manhattanphonesystem.com^$important</text:p>
      <text:p text:style-name="Standard">||manhphu.xyz^$important</text:p>
      <text:p text:style-name="Standard">||manhtre.xyz^$important</text:p>
      <text:p text:style-name="Standard">||maniamodas.000webhostapp.com^$important</text:p>
      <text:p text:style-name="Standard">||manillarout.com^$important</text:p>
      <text:p text:style-name="Standard">||manipulator-lobnya.ru^$important</text:p>
      <text:p text:style-name="Standard">||mankeserix.com^$important</text:p>
      <text:p text:style-name="Standard">||mankota.com^$important</text:p>
      <text:p text:style-name="Standard">||manny.regionspb.us^$important</text:p>
      <text:p text:style-name="Standard">||manorviews.co.nz^$important</text:p>
      <text:p text:style-name="Standard">||manoulaland.com^$important</text:p>
      <text:p text:style-name="Standard">||manovikaskerala.com^$important</text:p>
      <text:p text:style-name="Standard">||mansiobbok.com^$important</text:p>
      <text:p text:style-name="Standard">||mansournejadrasool.com^$important</text:p>
      <text:p text:style-name="Standard">||mantini.duckdns.org^$important</text:p>
      <text:p text:style-name="Standard">||mantisadnetwork.com^$important</text:p>
      <text:p text:style-name="Standard">||manualquickbooksespanol.com^$important</text:p>
      <text:p text:style-name="Standard">||manuelafernandez.com^$important</text:p>
      <text:p text:style-name="Standard">||manxen.com^$important</text:p>
      <text:p text:style-name="Standard">||map.ord-id.com^$important</text:p>
      <text:p text:style-name="Standard">||mapa.media^$important</text:p>
      <text:p text:style-name="Standard">||maplefarmmedia.com^$important</text:p>
      <text:p text:style-name="Standard">||maplshrimp.com^$important</text:p>
      <text:p text:style-name="Standard">||maps-api-ssl.google.com^$important</text:p>
      <text:p text:style-name="Standard">||maps.google.com^$important</text:p>
      <text:p text:style-name="Standard">||mapsengine.google.com^$important</text:p>
      <text:p text:style-name="Standard"><text:soft-page-break/>||maradop.com^$important</text:p>
      <text:p text:style-name="Standard">||maralskds.ug^$important</text:p>
      <text:p text:style-name="Standard">||maramaljidi.com^$important</text:p>
      <text:p text:style-name="Standard">||marasisca.com^$important</text:p>
      <text:p text:style-name="Standard">||maratonando.tk^$important</text:p>
      <text:p text:style-name="Standard">||marayaalkhaleej.com^$important</text:p>
      <text:p text:style-name="Standard">||marc.optimroute.com^$important</text:p>
      <text:p text:style-name="Standard">||marcabets.in^$important</text:p>
      <text:p text:style-name="Standard">||marcelaborin.com^$important</text:p>
      <text:p text:style-name="Standard">||marcelsourcing.com^$important</text:p>
      <text:p text:style-name="Standard">||marchadvertisingnetwork.com^$important</text:p>
      <text:p text:style-name="Standard">||marchekit.com^$important</text:p>
      <text:p text:style-name="Standard">||marchex.com^$important</text:p>
      <text:p text:style-name="Standard">||marcin-wojtynek.pl^$important</text:p>
      <text:p text:style-name="Standard">||marcojan.nl^$important</text:p>
      <text:p text:style-name="Standard">||marconiliqhting.com^$important</text:p>
      <text:p text:style-name="Standard">||marconistore.com^$important</text:p>
      <text:p text:style-name="Standard">||marekvoprsal.cz^$important</text:p>
      <text:p text:style-name="Standard">||margaery.club^$important</text:p>
      <text:p text:style-name="Standard">||marginatea.com^$important</text:p>
      <text:p text:style-name="Standard">||marguspam.ddns.net^$important</text:p>
      <text:p text:style-name="Standard">||mariacollectionfashion.com^$important</text:p>
      <text:p text:style-name="Standard">||mariaelenabececco.it^$important</text:p>
      <text:p text:style-name="Standard">||mariamkone.com^$important</text:p>
      <text:p text:style-name="Standard">||marianalypova.com^$important</text:p>
      <text:p text:style-name="Standard">||mariavitaliewna.pw^$important</text:p>
      <text:p text:style-name="Standard">||marinacity.com.vn^$important</text:p>
      <text:p text:style-name="Standard">||marinsm.com^$important</text:p>
      <text:p text:style-name="Standard">||mariquita.anpiss.org^$important</text:p>
      <text:p text:style-name="Standard">||marjanschonenberg.nl^$important</text:p>
      <text:p text:style-name="Standard">||markbit.io^$important</text:p>
      <text:p text:style-name="Standard">||markeettit.email^$important</text:p>
      <text:p text:style-name="Standard">||market-buster.com^$important</text:p>
      <text:p text:style-name="Standard">||marketdarkwebs.win^$important</text:p>
      <text:p text:style-name="Standard">||marketerrising.com^$important</text:p>
      <text:p text:style-name="Standard">||marketers24.com^$important</text:p>
      <text:p text:style-name="Standard">||marketfxelite.com^$important</text:p>
      <text:p text:style-name="Standard">||marketgid.com^$important</text:p>
      <text:p text:style-name="Standard">||marketing-mm.com^$important</text:p>
      <text:p text:style-name="Standard">||marketing-watch.com^$important</text:p>
      <text:p text:style-name="Standard">||marketing.888.com^$important</text:p>
      <text:p text:style-name="Standard">||marketing.hearstmagazines.nl^$important</text:p>
      <text:p text:style-name="Standard">||marketing.nyi.net^$important</text:p>
      <text:p text:style-name="Standard">||marketing.osijek031.com^$important</text:p>
      <text:p text:style-name="Standard">||marketing666.com^$important</text:p>
      <text:p text:style-name="Standard">||marketingsolutions.yahoo.com^$important</text:p>
      <text:p text:style-name="Standard">||marketlinc.com^$important</text:p>
      <text:p text:style-name="Standard">||marketo.com^$important</text:p>
      <text:p text:style-name="Standard">||marketron.com^$important</text:p>
      <text:p text:style-name="Standard">||markets-force.info^$important</text:p>
      <text:p text:style-name="Standard">||marketsbarcelona.com^$important</text:p>
      <text:p text:style-name="Standard">||marketspioneer.com^$important</text:p>
      <text:p text:style-name="Standard"><text:soft-page-break/>||marklink.xyz^$important</text:p>
      <text:p text:style-name="Standard">||markogadgets.com^$important</text:p>
      <text:p text:style-name="Standard">||marksidfg.ug^$important</text:p>
      <text:p text:style-name="Standard">||marksidfgs.ug^$important</text:p>
      <text:p text:style-name="Standard">||marktdex.ru^$important</text:p>
      <text:p text:style-name="Standard">||marktinbet.pw^$important</text:p>
      <text:p text:style-name="Standard">||marktravel.top^$important</text:p>
      <text:p text:style-name="Standard">||marocsports.ma^$important</text:p>
      <text:p text:style-name="Standard">||maroonspider.com^$important</text:p>
      <text:p text:style-name="Standard">||marosalud.com^$important</text:p>
      <text:p text:style-name="Standard">||marquedafrique.com^$important</text:p>
      <text:p text:style-name="Standard">||marquisediamondengagementring.com^$important</text:p>
      <text:p text:style-name="Standard">||marroiq.com^$important</text:p>
      <text:p text:style-name="Standard">||marryscristmasssanta.website^$important</text:p>
      <text:p text:style-name="Standard">||mars.tnt-ea.com^$important</text:p>
      <text:p text:style-name="Standard">||marsbank.ug^$important</text:p>
      <text:p text:style-name="Standard">||marshalgroup.org^$important</text:p>
      <text:p text:style-name="Standard">||marsksfdgdf.ug^$important</text:p>
      <text:p text:style-name="Standard">||martenod.com^$important</text:p>
      <text:p text:style-name="Standard">||marthonves.com^$important</text:p>
      <text:p text:style-name="Standard">||martianmedia.co^$important</text:p>
      <text:p text:style-name="Standard">||marubemi.com^$important</text:p>
      <text:p text:style-name="Standard">||marvinmarvin.ddns.net^$important</text:p>
      <text:p text:style-name="Standard">||marydating.com^$important</text:p>
      <text:p text:style-name="Standard">||maryduke.co.uk^$important</text:p>
      <text:p text:style-name="Standard">||maryshoodies.com^$important</text:p>
      <text:p text:style-name="Standard">||marziafr.com^$important</text:p>
      <text:p text:style-name="Standard">||mas.sector.sk^$important</text:p>
      <text:p text:style-name="Standard">||masabikpanel.top^$important</text:p>
      <text:p text:style-name="Standard">||masadproject.life^$important</text:p>
      <text:p text:style-name="Standard">||masajesrelajantesguadalajara.com^$important</text:p>
      <text:p text:style-name="Standard">||masalim.hopto.org^$important</text:p>
      <text:p text:style-name="Standard">||masdkhjdfgjgh.ug^$important</text:p>
      <text:p text:style-name="Standard">||maservisni.eu^$important</text:p>
      <text:p text:style-name="Standard">||mashhadskechers.com^$important</text:p>
      <text:p text:style-name="Standard">||masholeh.web.id^$important</text:p>
      <text:p text:style-name="Standard">||mashumarobody.xyz^$important</text:p>
      <text:p text:style-name="Standard">||mashupcraft.com^$important</text:p>
      <text:p text:style-name="Standard">||masiiresabz.com^$important</text:p>
      <text:p text:style-name="Standard">||masinimarcajerutiere.ro^$important</text:p>
      <text:p text:style-name="Standard">||masjid-alrahman.org^$important</text:p>
      <text:p text:style-name="Standard">||maskdns.life^$important</text:p>
      <text:p text:style-name="Standard">||maskglobal.com^$important</text:p>
      <text:p text:style-name="Standard">||masresk.ir^$important</text:p>
      <text:p text:style-name="Standard">||massimopintus.com^$important</text:p>
      <text:p text:style-name="Standard">||massivedynamics.pe^$important</text:p>
      <text:p text:style-name="Standard">||massivewebtech.com^$important</text:p>
      <text:p text:style-name="Standard">||massomsadarpuri.com^$important</text:p>
      <text:p text:style-name="Standard">||mastar.website^$important</text:p>
      <text:p text:style-name="Standard">||master-of-bitcoin.net^$important</text:p>
      <text:p text:style-name="Standard">||masterchoicepizza.com^$important</text:p>
      <text:p text:style-name="Standard">||mastercocacola.duckdns.org^$important</text:p>
      <text:p text:style-name="Standard"><text:soft-page-break/>||mastercocacolavb6.hopto.org^$important</text:p>
      <text:p text:style-name="Standard">||masterhosting.ddns.net^$important</text:p>
      <text:p text:style-name="Standard">||masteringbuildltd.co.uk^$important</text:p>
      <text:p text:style-name="Standard">||mastermana4.serveirc.com^$important</text:p>
      <text:p text:style-name="Standard">||mastermind.com^$important</text:p>
      <text:p text:style-name="Standard">||masterprint.id^$important</text:p>
      <text:p text:style-name="Standard">||mastersjarvis.com^$important</text:p>
      <text:p text:style-name="Standard">||mastervisacloudesystemprtomicrosftwareus.duckdns.org^$important</text:p>
      <text:p text:style-name="Standard">||masterzion.ddns.net^$important</text:p>
      <text:p text:style-name="Standard">||mastreb.site^$important</text:p>
      <text:p text:style-name="Standard">||masumalrefat.top^$important</text:p>
      <text:p text:style-name="Standard">||mat-bansgh.com^$important</text:p>
      <text:p text:style-name="Standard">||matadorlovol.com^$important</text:p>
      <text:p text:style-name="Standard">||matanewssite.com^$important</text:p>
      <text:p text:style-name="Standard">||matbin.com^$important</text:p>
      <text:p text:style-name="Standard">||matchcraft.com^$important</text:p>
      <text:p text:style-name="Standard">||matebizbeta.com^$important</text:p>
      <text:p text:style-name="Standard">||materialsscienceconferences.com^$important</text:p>
      <text:p text:style-name="Standard">||maternalnadir.org.br^$important</text:p>
      <text:p text:style-name="Standard">||math-elearning.com^$important</text:p>
      <text:p text:style-name="Standard">||mathargaehan.com^$important</text:p>
      <text:p text:style-name="Standard">||mathcontest.info^$important</text:p>
      <text:p text:style-name="Standard">||matheranalytics.com^$important</text:p>
      <text:p text:style-name="Standard">||mathid.mathtag.com^$important</text:p>
      <text:p text:style-name="Standard">||mathtag.com^$important</text:p>
      <text:p text:style-name="Standard">||matiplas.ma^$important</text:p>
      <text:p text:style-name="Standard">||matm.uz^$important</text:p>
      <text:p text:style-name="Standard">||matomo.meerai.eu^$important</text:p>
      <text:p text:style-name="Standard">||matomy.com^$important</text:p>
      <text:p text:style-name="Standard">||matriskurs.com^$important</text:p>
      <text:p text:style-name="Standard">||matrixkw.com^$important</text:p>
      <text:p text:style-name="Standard">||matrouh1973.myftp.biz^$important</text:p>
      <text:p text:style-name="Standard">||matteogiovanetti.com^$important</text:p>
      <text:p text:style-name="Standard">||matthieubroquardfilm.com^$important</text:p>
      <text:p text:style-name="Standard">||mauirealestatecareer.com^$important</text:p>
      <text:p text:style-name="Standard">||maven.io^$important</text:p>
      <text:p text:style-name="Standard">||mavencoalition.io^$important</text:p>
      <text:p text:style-name="Standard">||mawqi3.com^$important</text:p>
      <text:p text:style-name="Standard">||mawrmarketing.co.uk^$important</text:p>
      <text:p text:style-name="Standard">||max.i12.de^$important</text:p>
      <text:p text:style-name="Standard">||max404.ddns.net^$important</text:p>
      <text:p text:style-name="Standard">||maxclean.srv.br^$important</text:p>
      <text:p text:style-name="Standard">||maxdz8000.zapto.org^$important</text:p>
      <text:p text:style-name="Standard">||maxhospitalsindia.com^$important</text:p>
      <text:p text:style-name="Standard">||maxiascencao.pt^$important</text:p>
      <text:p text:style-name="Standard">||maxicollection.us^$important</text:p>
      <text:p text:style-name="Standard">||maximcom.in^$important</text:p>
      <text:p text:style-name="Standard">||maximinilife.com^$important</text:p>
      <text:p text:style-name="Standard">||maximumcash.com^$important</text:p>
      <text:p text:style-name="Standard">||maxstroy.su^$important</text:p>
      <text:p text:style-name="Standard">||maxtechmfg.com^$important</text:p>
      <text:p text:style-name="Standard">||maxxpinturas.com.br^$important</text:p>
      <text:p text:style-name="Standard"><text:soft-page-break/>||maxymiser.net^$important</text:p>
      <text:p text:style-name="Standard">||mayfairissexy.com^$important</text:p>
      <text:p text:style-name="Standard">||mayjensuharno.info^$important</text:p>
      <text:p text:style-name="Standard">||maylnk.ml^$important</text:p>
      <text:p text:style-name="Standard">||mayphatrasua.com^$important</text:p>
      <text:p text:style-name="Standard">||maypinnoidianhat.daocatdongphuong.com^$important</text:p>
      <text:p text:style-name="Standard">||mayurpai.com^$important</text:p>
      <text:p text:style-name="Standard">||mazeedkyabar.com^$important</text:p>
      <text:p text:style-name="Standard">||mazharul-hossain.info^$important</text:p>
      <text:p text:style-name="Standard">||mazhenkai.top^$important</text:p>
      <text:p text:style-name="Standard">||mazilan.com^$important</text:p>
      <text:p text:style-name="Standard">||mb.moatads.com^$important</text:p>
      <text:p text:style-name="Standard">||mballet.ru^$important</text:p>
      <text:p text:style-name="Standard">||mbaventures.biz^$important</text:p>
      <text:p text:style-name="Standard">||mbhbeautyacademy.com^$important</text:p>
      <text:p text:style-name="Standard">||mblasta.com^$important</text:p>
      <text:p text:style-name="Standard">||mbn.com.ua^$important</text:p>
      <text:p text:style-name="Standard">||mboavision.rodevdesign.com^$important</text:p>
      <text:p text:style-name="Standard">||mboxedge26.tt.omtrdc.net^$important</text:p>
      <text:p text:style-name="Standard">||mbs.megaroticlive.com^$important</text:p>
      <text:p text:style-name="Standard">||mbsinfosolution.com^$important</text:p>
      <text:p text:style-name="Standard">||mbta.com.ng^$important</text:p>
      <text:p text:style-name="Standard">||mbuyu.nl^$important</text:p>
      <text:p text:style-name="Standard">||mc-cosmo.ddns.net^$important</text:p>
      <text:p text:style-name="Standard">||mc-hypixel.sytes.net^$important</text:p>
      <text:p text:style-name="Standard">||mc.desmine.ru^$important</text:p>
      <text:p text:style-name="Standard">||mcafee.hopto.org^$important</text:p>
      <text:p text:style-name="Standard">||mcalbertoxd.000webhostapp.com^$important</text:p>
      <text:p text:style-name="Standard">||mcb12.ddns.net^$important</text:p>
      <text:p text:style-name="Standard">||mcc.pe^$important</text:p>
      <text:p text:style-name="Standard">||mcclatchy.com^$important</text:p>
      <text:p text:style-name="Standard">||mcctatkone.infozonemyanmar.com^$important</text:p>
      <text:p text:style-name="Standard">||mcdgtunis.cf^$important</text:p>
      <text:p text:style-name="Standard">||mcflerel.host^$important</text:p>
      <text:p text:style-name="Standard">||mcfndjcjmwws.xyz^$important</text:p>
      <text:p text:style-name="Standard">||mcjm.me^$important</text:p>
      <text:p text:style-name="Standard">||mckennastout.com^$important</text:p>
      <text:p text:style-name="Standard">||mcknightnamibia.com^$important</text:p>
      <text:p text:style-name="Standard">||mclenetios.com^$important</text:p>
      <text:p text:style-name="Standard">||mcp-indonesia.com^$important</text:p>
      <text:p text:style-name="Standard">||mcp-media5.anvato.net^$important</text:p>
      <text:p text:style-name="Standard">||mcqsbunch.com^$important</text:p>
      <text:p text:style-name="Standard">||mcuong.000webhostapp.com^$important</text:p>
      <text:p text:style-name="Standard">||mcvbjfdgaqw.ug^$important</text:p>
      <text:p text:style-name="Standard">||mcxlxad.ug^$important</text:p>
      <text:p text:style-name="Standard">||md-67.whb.tempwebhost.net^$important</text:p>
      <text:p text:style-name="Standard">||md.9awi.pw^$important</text:p>
      <text:p text:style-name="Standard">||mdmshipping.org^$important</text:p>
      <text:p text:style-name="Standard">||mdotm.com^$important</text:p>
      <text:p text:style-name="Standard">||mdrealtor.in^$important</text:p>
      <text:p text:style-name="Standard">||me.kayamalimusavirlik.com^$important</text:p>
      <text:p text:style-name="Standard">||mealpackage.biz^$important</text:p>
      <text:p text:style-name="Standard"><text:soft-page-break/>||meartitalo.com^$important</text:p>
      <text:p text:style-name="Standard">||measuremap.com^$important</text:p>
      <text:p text:style-name="Standard">||mechanicaltools.club^$important</text:p>
      <text:p text:style-name="Standard">||mechnicsde.dp.ua^$important</text:p>
      <text:p text:style-name="Standard">||mechthild-hettich.neagoeandrei.com^$important</text:p>
      <text:p text:style-name="Standard">||med.siam.edu^$important</text:p>
      <text:p text:style-name="Standard">||mederfashion.com^$important</text:p>
      <text:p text:style-name="Standard">||medhatzaki.com^$important</text:p>
      <text:p text:style-name="Standard">||medi-beauty.eu^$important</text:p>
      <text:p text:style-name="Standard">||media-adrunner.mycomputer.com^$important</text:p>
      <text:p text:style-name="Standard">||media-servers.net^$important</text:p>
      <text:p text:style-name="Standard">||media.ftv-publicite.fr^$important</text:p>
      <text:p text:style-name="Standard">||media.funpic.de^$important</text:p>
      <text:p text:style-name="Standard">||media.net^$important</text:p>
      <text:p text:style-name="Standard">||media.rabihaslam.com^$important</text:p>
      <text:p text:style-name="Standard">||media.trafficjunky.net^$important</text:p>
      <text:p text:style-name="Standard">||media6degrees.com^$important</text:p>
      <text:p text:style-name="Standard">||mediaad.org^$important</text:p>
      <text:p text:style-name="Standard">||mediaarea.eu^$important</text:p>
      <text:p text:style-name="Standard">||mediaarmor.com^$important</text:p>
      <text:p text:style-name="Standard">||mediablade.com.ng^$important</text:p>
      <text:p text:style-name="Standard">||mediabrix.com^$important</text:p>
      <text:p text:style-name="Standard">||mediacharger.com^$important</text:p>
      <text:p text:style-name="Standard">||mediadvertising.ro^$important</text:p>
      <text:p text:style-name="Standard">||mediafuse.com^$important</text:p>
      <text:p text:style-name="Standard">||mediageneral.com^$important</text:p>
      <text:p text:style-name="Standard">||mediagift.vn^$important</text:p>
      <text:p text:style-name="Standard">||medialets.com^$important</text:p>
      <text:p text:style-name="Standard">||medialytics.com^$important</text:p>
      <text:p text:style-name="Standard">||mediamath.com^$important</text:p>
      <text:p text:style-name="Standard">||mediamgr.ugo.com^$important</text:p>
      <text:p text:style-name="Standard">||mediamind.com^$important</text:p>
      <text:p text:style-name="Standard">||mediaplazza.com^$important</text:p>
      <text:p text:style-name="Standard">||mediaplex.com^$important</text:p>
      <text:p text:style-name="Standard">||mediaprecies.online^$important</text:p>
      <text:p text:style-name="Standard">||mediariser.com^$important</text:p>
      <text:p text:style-name="Standard">||mediascale.de^$important</text:p>
      <text:p text:style-name="Standard">||mediashack.at^$important</text:p>
      <text:p text:style-name="Standard">||mediashakers.com^$important</text:p>
      <text:p text:style-name="Standard">||mediasinambung.com^$important</text:p>
      <text:p text:style-name="Standard">||mediatext.com^$important</text:p>
      <text:p text:style-name="Standard">||mediaurls.com^$important</text:p>
      <text:p text:style-name="Standard">||mediaurls.xyz^$important</text:p>
      <text:p text:style-name="Standard">||mediav.com^$important</text:p>
      <text:p text:style-name="Standard">||mediawallahscript.com^$important</text:p>
      <text:p text:style-name="Standard">||mediawatch360.com^$important</text:p>
      <text:p text:style-name="Standard">||mediax.angloinfo.com^$important</text:p>
      <text:p text:style-name="Standard">||mediaz.angloinfo.com^$important</text:p>
      <text:p text:style-name="Standard">||medica401.com^$important</text:p>
      <text:p text:style-name="Standard">||medical.hsh-bh.com^$important</text:p>
      <text:p text:style-name="Standard">||mediceldl.com^$important</text:p>
      <text:p text:style-name="Standard">||medicinaesteticaorlandini.it^$important</text:p>
      <text:p text:style-name="Standard"><text:soft-page-break/>||mediclaim.odhavnidhi.org^$important</text:p>
      <text:p text:style-name="Standard">||medicosempresa.com^$important</text:p>
      <text:p text:style-name="Standard">||medidastributaria.club^$important</text:p>
      <text:p text:style-name="Standard">||medidastributaria.link^$important</text:p>
      <text:p text:style-name="Standard">||medidastributaria.live^$important</text:p>
      <text:p text:style-name="Standard">||medidastributaria.online^$important</text:p>
      <text:p text:style-name="Standard">||medienparadies.com^$important</text:p>
      <text:p text:style-name="Standard">||medinfocus.in^$important</text:p>
      <text:p text:style-name="Standard">||medio.com^$important</text:p>
      <text:p text:style-name="Standard">||medireab.ga^$important</text:p>
      <text:p text:style-name="Standard">||medium.al^$important</text:p>
      <text:p text:style-name="Standard">||medleyads.com^$important</text:p>
      <text:p text:style-name="Standard">||medomshakel.ddns.net^$important</text:p>
      <text:p text:style-name="Standard">||medovica.com^$important</text:p>
      <text:p text:style-name="Standard">||medpatchrx.com^$important</text:p>
      <text:p text:style-name="Standard">||medramaccl.com^$important</text:p>
      <text:p text:style-name="Standard">||medresearchgroup.com^$important</text:p>
      <text:p text:style-name="Standard">||medsigmahc.com^$important</text:p>
      <text:p text:style-name="Standard">||medtargetsystem.com^$important</text:p>
      <text:p text:style-name="Standard">||medyanetads.com^$important</text:p>
      <text:p text:style-name="Standard">||medyumfatih.site^$important</text:p>
      <text:p text:style-name="Standard">||medyumsuleymansikayet.com^$important</text:p>
      <text:p text:style-name="Standard">||meee-designbuild.com^$important</text:p>
      <text:p text:style-name="Standard">||meerai.io^$important</text:p>
      <text:p text:style-name="Standard">||meetabella.com^$important</text:p>
      <text:p text:style-name="Standard">||meetbg.com^$important</text:p>
      <text:p text:style-name="Standard">||meetings.hubspot.com^$important</text:p>
      <text:p text:style-name="Standard">||meetrobgenius.com^$important</text:p>
      <text:p text:style-name="Standard">||mega-logs.ru^$important</text:p>
      <text:p text:style-name="Standard">||mega25.ga^$important</text:p>
      <text:p text:style-name="Standard">||megacash.de^$important</text:p>
      <text:p text:style-name="Standard">||megad.cc^$important</text:p>
      <text:p text:style-name="Standard">||megaestereocalca.net^$important</text:p>
      <text:p text:style-name="Standard">||megago.com^$important</text:p>
      <text:p text:style-name="Standard">||megahost.pt^$important</text:p>
      <text:p text:style-name="Standard">||megahurda.tk^$important</text:p>
      <text:p text:style-name="Standard">||megaklik.top^$important</text:p>
      <text:p text:style-name="Standard">||meganz.pushresponse.net^$important</text:p>
      <text:p text:style-name="Standard">||megastats.com^$important</text:p>
      <text:p text:style-name="Standard">||megasvag.top^$important</text:p>
      <text:p text:style-name="Standard">||megaterabitessfile.space^$important</text:p>
      <text:p text:style-name="Standard">||megatramtg.com^$important</text:p>
      <text:p text:style-name="Standard">||megawerbung.de^$important</text:p>
      <text:p text:style-name="Standard">||megawindbrasil.com.br^$important</text:p>
      <text:p text:style-name="Standard">||meggalistaconvenios.com.br^$important</text:p>
      <text:p text:style-name="Standard">||meggie-jp.com^$important</text:p>
      <text:p text:style-name="Standard">||megumin2.pw^$important</text:p>
      <text:p text:style-name="Standard">||meharbanandco.net^$important</text:p>
      <text:p text:style-name="Standard">||mehedy.net^$important</text:p>
      <text:p text:style-name="Standard">||meher.ddns.net^$important</text:p>
      <text:p text:style-name="Standard">||mehuaedxb.com^$important</text:p>
      <text:p text:style-name="Standard">||mei.kitchen^$important</text:p>
      <text:p text:style-name="Standard"><text:soft-page-break/>||meiqia.com^$important</text:p>
      <text:p text:style-name="Standard">||meirina.online^$important</text:p>
      <text:p text:style-name="Standard">||meknan.net^$important</text:p>
      <text:p text:style-name="Standard">||melaniaclinic.com^$important</text:p>
      <text:p text:style-name="Standard">||melarkhobor.com^$important</text:p>
      <text:p text:style-name="Standard">||melinza.ug^$important</text:p>
      <text:p text:style-name="Standard">||meliodas777.zapto.org^$important</text:p>
      <text:p text:style-name="Standard">||meliti.eu^$important</text:p>
      <text:p text:style-name="Standard">||mellidion.jp^$important</text:p>
      <text:p text:style-name="Standard">||mellle.com^$important</text:p>
      <text:p text:style-name="Standard">||mellowads.com^$important</text:p>
      <text:p text:style-name="Standard">||meltdsp.com^$important</text:p>
      <text:p text:style-name="Standard">||melyspy.com^$important</text:p>
      <text:p text:style-name="Standard">||memaryab.com^$important</text:p>
      <text:p text:style-name="Standard">||memeglobal.com^$important</text:p>
      <text:p text:style-name="Standard">||memorix.sdv.fr^$important</text:p>
      <text:p text:style-name="Standard">||memorymusk.com^$important</text:p>
      <text:p text:style-name="Standard">||memotech.cf^$important</text:p>
      <text:p text:style-name="Standard">||mendexie.com^$important</text:p>
      <text:p text:style-name="Standard">||menerga-russia.ru^$important</text:p>
      <text:p text:style-name="Standard">||meniskon.com^$important</text:p>
      <text:p text:style-name="Standard">||menosita.top^$important</text:p>
      <text:p text:style-name="Standard">||menteesaude.com^$important</text:p>
      <text:p text:style-name="Standard">||mentor1st.com^$important</text:p>
      <text:p text:style-name="Standard">||mentorspedia.com^$important</text:p>
      <text:p text:style-name="Standard">||mentzo.com^$important</text:p>
      <text:p text:style-name="Standard">||menylead.xyz^$important</text:p>
      <text:p text:style-name="Standard">||menzway.com^$important</text:p>
      <text:p text:style-name="Standard">||merakim.site^$important</text:p>
      <text:p text:style-name="Standard">||mercavideogroup.com^$important</text:p>
      <text:p text:style-name="Standard">||merchantbrokersnetwork.com^$important</text:p>
      <text:p text:style-name="Standard">||mercuriocomunicacao.com^$important</text:p>
      <text:p text:style-name="Standard">||merebleke.com^$important</text:p>
      <text:p text:style-name="Standard">||merehontonse.com^$important</text:p>
      <text:p text:style-name="Standard">||mergeshair.neagoeandrei.com^$important</text:p>
      <text:p text:style-name="Standard">||merkez-trading.ga^$important</text:p>
      <text:p text:style-name="Standard">||merodeshonline.com^$important</text:p>
      <text:p text:style-name="Standard">||merop12.site^$important</text:p>
      <text:p text:style-name="Standard">||meropa.site^$important</text:p>
      <text:p text:style-name="Standard">||meropi.site^$important</text:p>
      <text:p text:style-name="Standard">||merops.site^$important</text:p>
      <text:p text:style-name="Standard">||meropsi.site^$important</text:p>
      <text:p text:style-name="Standard">||mersh.cf^$important</text:p>
      <text:p text:style-name="Standard">||mertuyanresmi.com^$important</text:p>
      <text:p text:style-name="Standard">||mesqen.eruapp.com^$important</text:p>
      <text:p text:style-name="Standard">||messaoudi15795.hopto.org^$important</text:p>
      <text:p text:style-name="Standard">||messic.cf^$important</text:p>
      <text:p text:style-name="Standard">||mestand.com^$important</text:p>
      <text:p text:style-name="Standard">||mestrecdt.hopto.org^$important</text:p>
      <text:p text:style-name="Standard">||mesutozdemir.org^$important</text:p>
      <text:p text:style-name="Standard">||meta.meerai.io^$important</text:p>
      <text:p text:style-name="Standard">||meta528.com^$important</text:p>
      <text:p text:style-name="Standard"><text:soft-page-break/>||metadefenderinternationalsolutionfor.duckdns.org^$important</text:p>
      <text:p text:style-name="Standard">||metaffiliation.com^$important</text:p>
      <text:p text:style-name="Standard">||metaleptical-agent.000webhostapp.com^$important</text:p>
      <text:p text:style-name="Standard">||metall-life.ru^$important</text:p>
      <text:p text:style-name="Standard">||metallstandart24.ru^$important</text:p>
      <text:p text:style-name="Standard">||metaloteka.eu^$important</text:p>
      <text:p text:style-name="Standard">||metanetwork.com^$important</text:p>
      <text:p text:style-name="Standard">||metanetwork.net^$important</text:p>
      <text:p text:style-name="Standard">||metaresolver.com^$important</text:p>
      <text:p text:style-name="Standard">||metaseed.duckdns.org^$important</text:p>
      <text:p text:style-name="Standard">||metastar.co.uk^$important</text:p>
      <text:p text:style-name="Standard">||meter-svc.nytimes.com^$important</text:p>
      <text:p text:style-name="Standard">||meter.melatkinson.com^$important</text:p>
      <text:p text:style-name="Standard">||meterpreter.ddns.net^$important</text:p>
      <text:p text:style-name="Standard">||meterpreter2408.ddns.net^$important</text:p>
      <text:p text:style-name="Standard">||methodcash.com^$important</text:p>
      <text:p text:style-name="Standard">||methodofsolutions.com^$important</text:p>
      <text:p text:style-name="Standard">||metodosilverfoxx.it^$important</text:p>
      <text:p text:style-name="Standard">||metolegal.com^$important</text:p>
      <text:p text:style-name="Standard">||metric-agent.i10c.net^$important</text:p>
      <text:p text:style-name="Standard">||metric.gstatic.com^$important</text:p>
      <text:p text:style-name="Standard">||metric.inetcore.com^$important</text:p>
      <text:p text:style-name="Standard">||metric*.rediff.com^$important</text:p>
      <text:p text:style-name="Standard">||metrics.apartments.com^$important</text:p>
      <text:p text:style-name="Standard">||metrics.asos.com^$important</text:p>
      <text:p text:style-name="Standard">||metrics.aws.sitepoint.com^$important</text:p>
      <text:p text:style-name="Standard">||metrics.cbn.com^$important</text:p>
      <text:p text:style-name="Standard">||metrics.cbslocal.com^$important</text:p>
      <text:p text:style-name="Standard">||metrics.cnn.com^$important</text:p>
      <text:p text:style-name="Standard">||metrics.dailymotion.com^$important</text:p>
      <text:p text:style-name="Standard">||metrics.ee.co.uk^$important</text:p>
      <text:p text:style-name="Standard">||metrics.extremetech.com^$important</text:p>
      <text:p text:style-name="Standard">||metrics.tbliab.net^$important</text:p>
      <text:p text:style-name="Standard">||metrics.ted.com^$important</text:p>
      <text:p text:style-name="Standard">||metrics.washingtonpost.com^$important</text:p>
      <text:p text:style-name="Standard">||metrics.windowsitpro.com^$important</text:p>
      <text:p text:style-name="Standard">||metrigo.zalan.do^$important</text:p>
      <text:p text:style-name="Standard">||meunasahgantung.id^$important</text:p>
      <text:p text:style-name="Standard">||meunasahkrueng.id^$important</text:p>
      <text:p text:style-name="Standard">||meunasahmee.id^$important</text:p>
      <text:p text:style-name="Standard">||meunasahmesjid.desa.id^$important</text:p>
      <text:p text:style-name="Standard">||meunasahteungeh.id^$important</text:p>
      <text:p text:style-name="Standard">||meurls.xyz^$important</text:p>
      <text:p text:style-name="Standard">||mevaembalagens.com^$important</text:p>
      <text:p text:style-name="Standard">||mewahgroup.pw^$important</text:p>
      <text:p text:style-name="Standard">||mexalzzy.000webhostapp.com^$important</text:p>
      <text:p text:style-name="Standard">||mexcrypt.exe^$important</text:p>
      <text:p text:style-name="Standard">||mexicocomix.com^$important</text:p>
      <text:p text:style-name="Standard">||mexventure.co^$important</text:p>
      <text:p text:style-name="Standard">||mfadsrvr.com^$important</text:p>
      <text:p text:style-name="Standard">||mfapi.cn^$important</text:p>
      <text:p text:style-name="Standard">||mfekm.club^$important</text:p>
      <text:p text:style-name="Standard"><text:soft-page-break/>||mfj222.co.za^$important</text:p>
      <text:p text:style-name="Standard">||mflogistics-my.com^$important</text:p>
      <text:p text:style-name="Standard">||mfomjr.com^$important</text:p>
      <text:p text:style-name="Standard">||mfpvision.com^$important</text:p>
      <text:p text:style-name="Standard">||mfsoft.net^$important</text:p>
      <text:p text:style-name="Standard">||mgaccounting.am^$important</text:p>
      <text:p text:style-name="Standard">||mger.co^$important</text:p>
      <text:p text:style-name="Standard">||mgid.com^$important</text:p>
      <text:p text:style-name="Standard">||mgimpax.com^$important</text:p>
      <text:p text:style-name="Standard">||mgn.becksworld.org^$important</text:p>
      <text:p text:style-name="Standard">||mgrmking.ddns.net^$important</text:p>
      <text:p text:style-name="Standard">||mguidtw.natursektgirls.live^$important</text:p>
      <text:p text:style-name="Standard">||mhjncxf.ru^$important</text:p>
      <text:p text:style-name="Standard">||mhni.xyz^$important</text:p>
      <text:p text:style-name="Standard">||mhsalum.isinqa.com^$important</text:p>
      <text:p text:style-name="Standard">||mhydraulics.net^$important</text:p>
      <text:p text:style-name="Standard">||mi-point.kz^$important</text:p>
      <text:p text:style-name="Standard">||mi.ceceliansanders.us^$important</text:p>
      <text:p text:style-name="Standard">||mi88karine.company^$important</text:p>
      <text:p text:style-name="Standard">||miamiplumbingrepairs.com^$important</text:p>
      <text:p text:style-name="Standard">||mianbrothers.com.pk^$important</text:p>
      <text:p text:style-name="Standard">||miandevelopers.com^$important</text:p>
      <text:p text:style-name="Standard">||miaozhen.com^$important</text:p>
      <text:p text:style-name="Standard">||miarroba.com^$important</text:p>
      <text:p text:style-name="Standard">||micalle.com.au^$important</text:p>
      <text:p text:style-name="Standard">||michaelachia.com^$important</text:p>
      <text:p text:style-name="Standard">||michellengure.com^$important</text:p>
      <text:p text:style-name="Standard">||michioil.org^$important</text:p>
      <text:p text:style-name="Standard">||michma.org^$important</text:p>
      <text:p text:style-name="Standard">||michmetals.info^$important</text:p>
      <text:p text:style-name="Standard">||mickpomortsev.ru^$important</text:p>
      <text:p text:style-name="Standard">||micol.date^$important</text:p>
      <text:p text:style-name="Standard">||micorosoft.ddns.net^$important</text:p>
      <text:p text:style-name="Standard">||micosoftoutlook.dns04.com^$important</text:p>
      <text:p text:style-name="Standard">||micozup.ru^$important</text:p>
      <text:p text:style-name="Standard">||micpn.com^$important</text:p>
      <text:p text:style-name="Standard">||microad.jp^$important</text:p>
      <text:p text:style-name="Standard">||microadinc.com^$important</text:p>
      <text:p text:style-name="Standard">||microagrisolution.com^$important</text:p>
      <text:p text:style-name="Standard">||microchiip.com^$important</text:p>
      <text:p text:style-name="Standard">||microdown.hopto.org^$important</text:p>
      <text:p text:style-name="Standard">||microjobengine.info^$important</text:p>
      <text:p text:style-name="Standard">||micropcsystem.com^$important</text:p>
      <text:p text:style-name="Standard">||microsd.myvnc.com^$important</text:p>
      <text:p text:style-name="Standard">||microsfotgooglegmailoutlook365mailallaregoodformailing.warzonedns.com^$important</text:p>
      <text:p text:style-name="Standard">||microsoft-store.sytes.net^$important</text:p>
      <text:p text:style-name="Standard">||microsoft-word.duckdns.org^$important</text:p>
      <text:p text:style-name="Standard">||microsoft23-uslive4.online^$important</text:p>
      <text:p text:style-name="Standard">||microsoftestore.top^$important</text:p>
      <text:p text:style-name="Standard">||microsoftmirror.ac.ug^$important</text:p>
      <text:p text:style-name="Standard">||microsoftonlinedocuments.onlyoffice.eu^$important</text:p>
      <text:p text:style-name="Standard">||microsoftoutlook.duckdns.org^$important</text:p>
      <text:p text:style-name="Standard"><text:soft-page-break/>||microsoftrenat.site^$important</text:p>
      <text:p text:style-name="Standard">||microsoftservice.dynamic-dns.net^$important</text:p>
      <text:p text:style-name="Standard">||microsofttop.wiki^$important</text:p>
      <text:p text:style-name="Standard">||microsoftupdate.dynamicdns.org.uk^$important</text:p>
      <text:p text:style-name="Standard">||microsoftupdate.top^$important</text:p>
      <text:p text:style-name="Standard">||microsoftword.serveftp.com^$important</text:p>
      <text:p text:style-name="Standard">||microsofwin.sytes.net^$important</text:p>
      <text:p text:style-name="Standard">||microstatic.pl^$important</text:p>
      <text:p text:style-name="Standard">||microticker.com^$important</text:p>
      <text:p text:style-name="Standard">||microzoftt.com^$important</text:p>
      <text:p text:style-name="Standard">||mideacapitalholdings.com^$important</text:p>
      <text:p text:style-name="Standard">||midnightclicking.com^$important</text:p>
      <text:p text:style-name="Standard">||miduma.eu^$important</text:p>
      <text:p text:style-name="Standard">||mientayweb.com^$important</text:p>
      <text:p text:style-name="Standard">||mifreightbd.com^$important</text:p>
      <text:p text:style-name="Standard">||migbo.xyz^$important</text:p>
      <text:p text:style-name="Standard">||migoshen.org^$important</text:p>
      <text:p text:style-name="Standard">||mihanpajooh.com^$important</text:p>
      <text:p text:style-name="Standard">||mihinsa.com^$important</text:p>
      <text:p text:style-name="Standard">||mijin.xyz^$important</text:p>
      <text:p text:style-name="Standard">||mikaid.tk^$important</text:p>
      <text:p text:style-name="Standard">||mikanik.zinimedia.dk^$important</text:p>
      <text:p text:style-name="Standard">||mikdadhaque.com^$important</text:p>
      <text:p text:style-name="Standard">||mikejesse.top^$important</text:p>
      <text:p text:style-name="Standard">||mikeservers.eu^$important</text:p>
      <text:p text:style-name="Standard">||miketec.com.hk^$important</text:p>
      <text:p text:style-name="Standard">||mikevirdi.com^$important</text:p>
      <text:p text:style-name="Standard">||miklem.website^$important</text:p>
      <text:p text:style-name="Standard">||mikocin.site^$important</text:p>
      <text:p text:style-name="Standard">||mikrotik.com.pe^$important</text:p>
      <text:p text:style-name="Standard">||mikrotips.com^$important</text:p>
      <text:p text:style-name="Standard">||milaco.tech^$important</text:p>
      <text:p text:style-name="Standard">||miladko.com^$important</text:p>
      <text:p text:style-name="Standard">||milakeinternationnal.com^$important</text:p>
      <text:p text:style-name="Standard">||millanplaners.duckdns.org^$important</text:p>
      <text:p text:style-name="Standard">||millecius.synology.me^$important</text:p>
      <text:p text:style-name="Standard">||millennialmedia.com^$important</text:p>
      <text:p text:style-name="Standard">||millerscornermt.com^$important</text:p>
      <text:p text:style-name="Standard">||milluki.hopto.org^$important</text:p>
      <text:p text:style-name="Standard">||milonestlevevy.com^$important</text:p>
      <text:p text:style-name="Standard">||milor.nl^$important</text:p>
      <text:p text:style-name="Standard">||milux-my.com^$important</text:p>
      <text:p text:style-name="Standard">||milyunir.net^$important</text:p>
      <text:p text:style-name="Standard">||mimeaniega.com^$important</text:p>
      <text:p text:style-name="Standard">||mimicaunaw.com^$important</text:p>
      <text:p text:style-name="Standard">||mimiplace.top^$important</text:p>
      <text:p text:style-name="Standard">||mimreklam.site^$important</text:p>
      <text:p text:style-name="Standard">||mind4heart.com^$important</text:p>
      <text:p text:style-name="Standard">||mindbox.ru^$important</text:p>
      <text:p text:style-name="Standard">||mindhak.com^$important</text:p>
      <text:p text:style-name="Standard">||mindigroup.com^$important</text:p>
      <text:p text:style-name="Standard">||mindmemobile.com^$important</text:p>
      <text:p text:style-name="Standard"><text:soft-page-break/>||mindscom-learning.com^$important</text:p>
      <text:p text:style-name="Standard">||mindslaver.com^$important</text:p>
      <text:p text:style-name="Standard">||mindspeak.co^$important</text:p>
      <text:p text:style-name="Standard">||mindvim.com^$important</text:p>
      <text:p text:style-name="Standard">||mine-crafter.site^$important</text:p>
      <text:p text:style-name="Standard">||mine.kommanditgesel.icu^$important</text:p>
      <text:p text:style-name="Standard">||minebrow.net^$important</text:p>
      <text:p text:style-name="Standard">||minecraft-only.ru^$important</text:p>
      <text:p text:style-name="Standard">||minecraft-top.xyz^$important</text:p>
      <text:p text:style-name="Standard">||minecraftsz.site^$important</text:p>
      <text:p text:style-name="Standard">||minefunc.ml^$important</text:p>
      <text:p text:style-name="Standard">||minefunsamp.tk^$important</text:p>
      <text:p text:style-name="Standard">||minerways.xyz^$important</text:p>
      <text:p text:style-name="Standard">||minet.nl^$important</text:p>
      <text:p text:style-name="Standard">||minevisim.com^$important</text:p>
      <text:p text:style-name="Standard">||mingoy.com^$important</text:p>
      <text:p text:style-name="Standard">||minhvinh.com^$important</text:p>
      <text:p text:style-name="Standard">||minhvinh.xyz^$important</text:p>
      <text:p text:style-name="Standard">||minifyurl.net^$important</text:p>
      <text:p text:style-name="Standard">||minigamer.club^$important</text:p>
      <text:p text:style-name="Standard">||minihungary.eu^$important</text:p>
      <text:p text:style-name="Standard">||minikcee.com^$important</text:p>
      <text:p text:style-name="Standard">||minimalprojectscm.ddns.net^$important</text:p>
      <text:p text:style-name="Standard">||miningcityturkiye.net^$important</text:p>
      <text:p text:style-name="Standard">||ministere-elshaddai.org^$important</text:p>
      <text:p text:style-name="Standard">||minmin96.xyz^$important</text:p>
      <text:p text:style-name="Standard">||minos2019.ddns.net^$important</text:p>
      <text:p text:style-name="Standard">||minoutohd.000webhostapp.com^$important</text:p>
      <text:p text:style-name="Standard">||minsumania.com^$important</text:p>
      <text:p text:style-name="Standard">||mint-hospitality.com^$important</text:p>
      <text:p text:style-name="Standard">||mintaluxury.com^$important</text:p>
      <text:p text:style-name="Standard">||mintbinlone.com^$important</text:p>
      <text:p text:style-name="Standard">||mintrace.com^$important</text:p>
      <text:p text:style-name="Standard">||mipec-city-view.com^$important</text:p>
      <text:p text:style-name="Standard">||miqdad.net^$important</text:p>
      <text:p text:style-name="Standard">||mirai-ek.com^$important</text:p>
      <text:p text:style-name="Standard">||miraigroupsumatera.com^$important</text:p>
      <text:p text:style-name="Standard">||mircocrop.space^$important</text:p>
      <text:p text:style-name="Standard">||mirka-sg.com^$important</text:p>
      <text:p text:style-name="Standard">||miroride.com^$important</text:p>
      <text:p text:style-name="Standard">||mirovayatech.pk^$important</text:p>
      <text:p text:style-name="Standard">||mirrapl.com^$important</text:p>
      <text:p text:style-name="Standard">||mirror.co.uk^$important</text:p>
      <text:p text:style-name="Standard">||mis387.org^$important</text:p>
      <text:p text:style-name="Standard">||misionliberados.com^$important</text:p>
      <text:p text:style-name="Standard">||misogroup.co.kr^$important</text:p>
      <text:p text:style-name="Standard">||missingandfound.com.my^$important</text:p>
      <text:p text:style-name="Standard">||mission-renovation.fr^$important</text:p>
      <text:p text:style-name="Standard">||mission2019.shop^$important</text:p>
      <text:p text:style-name="Standard">||mission2019.site^$important</text:p>
      <text:p text:style-name="Standard">||mission2019.website^$important</text:p>
      <text:p text:style-name="Standard">||missionhoperwanda.org^$important</text:p>
      <text:p text:style-name="Standard"><text:soft-page-break/>||missourisolarenergycontractors.info^$important</text:p>
      <text:p text:style-name="Standard">||misstrends.com^$important</text:p>
      <text:p text:style-name="Standard">||mistcinemas.com^$important</text:p>
      <text:p text:style-name="Standard">||misterix.duckdns.org^$important</text:p>
      <text:p text:style-name="Standard">||mistikmarket.com^$important</text:p>
      <text:p text:style-name="Standard">||mistore.com.au^$important</text:p>
      <text:p text:style-name="Standard">||mithramdirectory.com^$important</text:p>
      <text:p text:style-name="Standard">||miticojo.com^$important</text:p>
      <text:p text:style-name="Standard">||mito--cn.com^$important</text:p>
      <text:p text:style-name="Standard">||mitreart.com^$important</text:p>
      <text:p text:style-name="Standard">||mitsubishi-3s.com^$important</text:p>
      <text:p text:style-name="Standard">||mitsuko2011.com^$important</text:p>
      <text:p text:style-name="Standard">||mitvencasa.com^$important</text:p>
      <text:p text:style-name="Standard">||miva.com^$important</text:p>
      <text:p text:style-name="Standard">||mixaton.000webhostapp.com^$important</text:p>
      <text:p text:style-name="Standard">||mixi.media^$important</text:p>
      <text:p text:style-name="Standard">||mixpanel.com^$important</text:p>
      <text:p text:style-name="Standard">||mixtraffic.com^$important</text:p>
      <text:p text:style-name="Standard">||mixxedstyles.com^$important</text:p>
      <text:p text:style-name="Standard">||miyabiballet.jp^$important</text:p>
      <text:p text:style-name="Standard">||mj5f.ddns.net^$important</text:p>
      <text:p text:style-name="Standard">||mjconsultorias.com.br^$important</text:p>
      <text:p text:style-name="Standard">||mjlog-vn.com^$important</text:p>
      <text:p text:style-name="Standard">||mjnalha.ml^$important</text:p>
      <text:p text:style-name="Standard">||mkbeauty.ru^$important</text:p>
      <text:p text:style-name="Standard">||mkboss.ml^$important</text:p>
      <text:p text:style-name="Standard">||mkiasadmol.ga^$important</text:p>
      <text:p text:style-name="Standard">||mkinventory.net^$important</text:p>
      <text:p text:style-name="Standard">||mktoresp.com^$important</text:p>
      <text:p text:style-name="Standard">||ml314.com^$important</text:p>
      <text:p text:style-name="Standard">||mlcrealestate.com^$important</text:p>
      <text:p text:style-name="Standard">||mlcrost.xyz^$important</text:p>
      <text:p text:style-name="Standard">||mlhglobal.club^$important</text:p>
      <text:p text:style-name="Standard">||mlm.de^$important</text:p>
      <text:p text:style-name="Standard">||mlpcollection.com^$important</text:p>
      <text:p text:style-name="Standard">||mlx8.com^$important</text:p>
      <text:p text:style-name="Standard">||mm5132645.xyz^$important</text:p>
      <text:p text:style-name="Standard">||mmacustica.com^$important</text:p>
      <text:p text:style-name="Standard">||mmaglobal.com^$important</text:p>
      <text:p text:style-name="Standard">||mmaju.top^$important</text:p>
      <text:p text:style-name="Standard">||mmakaronagre.xyz^$important</text:p>
      <text:p text:style-name="Standard">||mmanueud.tk^$important</text:p>
      <text:p text:style-name="Standard">||mmassyifa.com^$important</text:p>
      <text:p text:style-name="Standard">||mmcountrywidepages.com^$important</text:p>
      <text:p text:style-name="Standard">||mmedia.com^$important</text:p>
      <text:p text:style-name="Standard">||mmfff.ddns.net^$important</text:p>
      <text:p text:style-name="Standard">||mmgpoti.com^$important</text:p>
      <text:p text:style-name="Standard">||mmigliac.wp-goodies.com^$important</text:p>
      <text:p text:style-name="Standard">||mmismm.com^$important</text:p>
      <text:p text:style-name="Standard">||mmj7ffm9ujd2.com^$important</text:p>
      <text:p text:style-name="Standard">||mmk.kim^$important</text:p>
      <text:p text:style-name="Standard">||mmlart.com^$important</text:p>
      <text:p text:style-name="Standard"><text:soft-page-break/>||mmm.theweek.co.uk^$important</text:p>
      <text:p text:style-name="Standard">||mmmtbsusanna.info^$important</text:p>
      <text:p text:style-name="Standard">||mmmwllmr.com^$important</text:p>
      <text:p text:style-name="Standard">||mmorpgx.space^$important</text:p>
      <text:p text:style-name="Standard">||mmrihe.xyz^$important</text:p>
      <text:p text:style-name="Standard">||mms.al.com^$important</text:p>
      <text:p text:style-name="Standard">||mms.cbslocal.com^$important</text:p>
      <text:p text:style-name="Standard">||mms.cleveland.com^$important</text:p>
      <text:p text:style-name="Standard">||mms.cnn.com^$important</text:p>
      <text:p text:style-name="Standard">||mms.deadspin.com^$important</text:p>
      <text:p text:style-name="Standard">||mms.gizmodo.com^$important</text:p>
      <text:p text:style-name="Standard">||mms.gulflive.com^$important</text:p>
      <text:p text:style-name="Standard">||mms.jalopnik.com^$important</text:p>
      <text:p text:style-name="Standard">||mms.jezebel.com^$important</text:p>
      <text:p text:style-name="Standard">||mms.lehighvalleylive.com^$important</text:p>
      <text:p text:style-name="Standard">||mms.lifehacker.com^$important</text:p>
      <text:p text:style-name="Standard">||mms.masslive.com^$important</text:p>
      <text:p text:style-name="Standard">||mms.mlive.com^$important</text:p>
      <text:p text:style-name="Standard">||mms.newyorkupstate.com^$important</text:p>
      <text:p text:style-name="Standard">||mms.nj.com^$important</text:p>
      <text:p text:style-name="Standard">||mms.nola.com^$important</text:p>
      <text:p text:style-name="Standard">||mms.oregonlive.com^$important</text:p>
      <text:p text:style-name="Standard">||mms.pennlive.com^$important</text:p>
      <text:p text:style-name="Standard">||mms.silive.com^$important</text:p>
      <text:p text:style-name="Standard">||mms.splinternews.com^$important</text:p>
      <text:p text:style-name="Standard">||mms.syracuse.com^$important</text:p>
      <text:p text:style-name="Standard">||mms.theroot.com^$important</text:p>
      <text:p text:style-name="Standard">||mmstat.com^$important</text:p>
      <text:p text:style-name="Standard">||mmtro.com^$important</text:p>
      <text:p text:style-name="Standard">||mnahel.com^$important</text:p>
      <text:p text:style-name="Standard">||mnarat8.com^$important</text:p>
      <text:p text:style-name="Standard">||mncprojects.com^$important</text:p>
      <text:p text:style-name="Standard">||mnjkoug.ug^$important</text:p>
      <text:p text:style-name="Standard">||mnminfrasolutions.com^$important</text:p>
      <text:p text:style-name="Standard">||mnogznal.ac.ug^$important</text:p>
      <text:p text:style-name="Standard">||mnonly.com^$important</text:p>
      <text:p text:style-name="Standard">||mnpasalubong.com^$important</text:p>
      <text:p text:style-name="Standard">||mnsoorysoemsystems.com^$important</text:p>
      <text:p text:style-name="Standard">||mo3lmk.com^$important</text:p>
      <text:p text:style-name="Standard">||moadnet.com^$important</text:p>
      <text:p text:style-name="Standard">||moam23.ddns.net^$important</text:p>
      <text:p text:style-name="Standard">||moatads.com^$important</text:p>
      <text:p text:style-name="Standard">||mobcdn.com^$important</text:p>
      <text:p text:style-name="Standard">||mobclix.com^$important</text:p>
      <text:p text:style-name="Standard">||mobday.com^$important</text:p>
      <text:p text:style-name="Standard">||mobfox.com^$important</text:p>
      <text:p text:style-name="Standard">||mobgold.com^$important</text:p>
      <text:p text:style-name="Standard">||mobhero.com^$important</text:p>
      <text:p text:style-name="Standard">||mobiextend.com^$important</text:p>
      <text:p text:style-name="Standard">||mobil.page^$important</text:p>
      <text:p text:style-name="Standard">||mobilabmb.ro^$important</text:p>
      <text:p text:style-name="Standard">||mobilda.com^$important</text:p>
      <text:p text:style-name="Standard"><text:soft-page-break/>||mobile-collector.newrelic.com^$important</text:p>
      <text:p text:style-name="Standard">||mobile-ent.biz^$important</text:p>
      <text:p text:style-name="Standard">||mobile.launchdarkly.com^$important</text:p>
      <text:p text:style-name="Standard">||mobileactive.com^$important</text:p>
      <text:p text:style-name="Standard">||mobileadvertisinghub.com^$important</text:p>
      <text:p text:style-name="Standard">||mobileanalytics.*.amazonaws.com^$important</text:p>
      <text:p text:style-name="Standard">||mobileanalytics.us-east-1.amazonaws.com^$important</text:p>
      <text:p text:style-name="Standard">||mobileapptracking.com^$important</text:p>
      <text:p text:style-name="Standard">||mobiledatechannel.com^$important</text:p>
      <text:p text:style-name="Standard">||mobilefuse.nu^$important</text:p>
      <text:p text:style-name="Standard">||mobilehelpcenter.com^$important</text:p>
      <text:p text:style-name="Standard">||mobilehousepiky.com^$important</text:p>
      <text:p text:style-name="Standard">||mobilemessenger.com^$important</text:p>
      <text:p text:style-name="Standard">||mobileposse.com^$important</text:p>
      <text:p text:style-name="Standard">||mobileprosweden.com^$important</text:p>
      <text:p text:style-name="Standard">||mobilestorm.com^$important</text:p>
      <text:p text:style-name="Standard">||mobilethemesnlivewallpaper.com^$important</text:p>
      <text:p text:style-name="Standard">||mobiletheory.com^$important</text:p>
      <text:p text:style-name="Standard">||mobilewithsms.net^$important</text:p>
      <text:p text:style-name="Standard">||mobilifsaizle.xyz^$important</text:p>
      <text:p text:style-name="Standard">||mobilpornoizlex.xyz^$important</text:p>
      <text:p text:style-name="Standard">||mobitechgroup.com^$important</text:p>
      <text:p text:style-name="Standard">||mobivity.com^$important</text:p>
      <text:p text:style-name="Standard">||mobixell.com^$important</text:p>
      <text:p text:style-name="Standard">||mobosim.com^$important</text:p>
      <text:p text:style-name="Standard">||mobstac.com^$important</text:p>
      <text:p text:style-name="Standard">||mobyset-service.ru^$important</text:p>
      <text:p text:style-name="Standard">||mobyt.com^$important</text:p>
      <text:p text:style-name="Standard">||mocean.mobi^$important</text:p>
      <text:p text:style-name="Standard">||moceanmobile.com^$important</text:p>
      <text:p text:style-name="Standard">||mochastudio.cl^$important</text:p>
      <text:p text:style-name="Standard">||mocnid.com^$important</text:p>
      <text:p text:style-name="Standard">||mod-presumption.000webhostapp.com^$important</text:p>
      <text:p text:style-name="Standard">||moda-blog.com^$important</text:p>
      <text:p text:style-name="Standard">||modahub.site^$important</text:p>
      <text:p text:style-name="Standard">||modbu.xyz^$important</text:p>
      <text:p text:style-name="Standard">||modcloudserver.eu^$important</text:p>
      <text:p text:style-name="Standard">||modelightings.com^$important</text:p>
      <text:p text:style-name="Standard">||modellbau-gritsch.at^$important</text:p>
      <text:p text:style-name="Standard">||modeloi7nove.cf^$important</text:p>
      <text:p text:style-name="Standard">||modelsecurities.com^$important</text:p>
      <text:p text:style-name="Standard">||modelsofmeerut.com^$important</text:p>
      <text:p text:style-name="Standard">||modern-autoparts.com^$important</text:p>
      <text:p text:style-name="Standard">||moderna.house^$important</text:p>
      <text:p text:style-name="Standard">||modernfruits.com^$important</text:p>
      <text:p text:style-name="Standard">||modestclouds.eu^$important</text:p>
      <text:p text:style-name="Standard">||modestworld.top^$important</text:p>
      <text:p text:style-name="Standard">||modevin.ga^$important</text:p>
      <text:p text:style-name="Standard">||modexcommunications.eu^$important</text:p>
      <text:p text:style-name="Standard">||modexcourier.eu^$important</text:p>
      <text:p text:style-name="Standard">||modexintl.xyz^$important</text:p>
      <text:p text:style-name="Standard">||modifymon.bit^$important</text:p>
      <text:p text:style-name="Standard"><text:soft-page-break/>||modiracc.com^$important</text:p>
      <text:p text:style-name="Standard">||modusfashion.ru^$important</text:p>
      <text:p text:style-name="Standard">||moep.tk^$important</text:p>
      <text:p text:style-name="Standard">||mof9eugaamlp1gqy.com^$important</text:p>
      <text:p text:style-name="Standard">||mofels.com.ng^$important</text:p>
      <text:p text:style-name="Standard">||mogoaw856.ddns.net^$important</text:p>
      <text:p text:style-name="Standard">||mogreet.com^$important</text:p>
      <text:p text:style-name="Standard">||mogut.site^$important</text:p>
      <text:p text:style-name="Standard">||mogut3.site^$important</text:p>
      <text:p text:style-name="Standard">||mogute.site^$important</text:p>
      <text:p text:style-name="Standard">||moguti.site^$important</text:p>
      <text:p text:style-name="Standard">||moguto.site^$important</text:p>
      <text:p text:style-name="Standard">||mogutse.site^$important</text:p>
      <text:p text:style-name="Standard">||mohamedalhabbo.hopto.org^$important</text:p>
      <text:p text:style-name="Standard">||mohamedsaeed.ddns.net^$important</text:p>
      <text:p text:style-name="Standard">||mohammadishmam.com^$important</text:p>
      <text:p text:style-name="Standard">||mohammadtgtg.hopto.org^$important</text:p>
      <text:p text:style-name="Standard">||mohammed5446.ddns.net^$important</text:p>
      <text:p text:style-name="Standard">||mohammedrimon.com^$important</text:p>
      <text:p text:style-name="Standard">||mohidigi.com^$important</text:p>
      <text:p text:style-name="Standard">||mohinhgohandmadedtoys.com^$important</text:p>
      <text:p text:style-name="Standard">||mohsinsaeedulhaq.com^$important</text:p>
      <text:p text:style-name="Standard">||moidom12.ru^$important</text:p>
      <text:p text:style-name="Standard">||moigioi.info^$important</text:p>
      <text:p text:style-name="Standard">||moiselektronik.com^$important</text:p>
      <text:p text:style-name="Standard">||moisesdavid.com^$important</text:p>
      <text:p text:style-name="Standard">||mojehaftom.com^$important</text:p>
      <text:p text:style-name="Standard">||mojiva.com^$important</text:p>
      <text:p text:style-name="Standard">||mojtaba-school.ir^$important</text:p>
      <text:p text:style-name="Standard">||mojtabasedighi.tk^$important</text:p>
      <text:p text:style-name="Standard">||mokals1.cf^$important</text:p>
      <text:p text:style-name="Standard">||mokdarlol.com^$important</text:p>
      <text:p text:style-name="Standard">||mokelys.com^$important</text:p>
      <text:p text:style-name="Standard">||mokhoafacebookvn.com^$important</text:p>
      <text:p text:style-name="Standard">||molcarjo.com^$important</text:p>
      <text:p text:style-name="Standard">||moldgbc.org^$important</text:p>
      <text:p text:style-name="Standard">||molhodealface.duckdns.org^$important</text:p>
      <text:p text:style-name="Standard">||molie.chat^$important</text:p>
      <text:p text:style-name="Standard">||molloconsulting.co.za^$important</text:p>
      <text:p text:style-name="Standard">||molmarsl.com^$important</text:p>
      <text:p text:style-name="Standard">||momarefiri.com^$important</text:p>
      <text:p text:style-name="Standard">||momentsbynatali.com^$important</text:p>
      <text:p text:style-name="Standard">||moms.myftp.biz^$important</text:p>
      <text:p text:style-name="Standard">||momtomomdonation.com^$important</text:p>
      <text:p text:style-name="Standard">||monastaybags.com^$important</text:p>
      <text:p text:style-name="Standard">||mondainamsterdam.com^$important</text:p>
      <text:p text:style-name="Standard">||mondaydrem.ru^$important</text:p>
      <text:p text:style-name="Standard">||mondns.myftp.biz^$important</text:p>
      <text:p text:style-name="Standard">||moneroico.com^$important</text:p>
      <text:p text:style-name="Standard">||monetate.net^$important</text:p>
      <text:p text:style-name="Standard">||monetizemore.com^$important</text:p>
      <text:p text:style-name="Standard">||money-talks.info^$important</text:p>
      <text:p text:style-name="Standard"><text:soft-page-break/>||moneybanda.info^$important</text:p>
      <text:p text:style-name="Standard">||moneyclap.com^$important</text:p>
      <text:p text:style-name="Standard">||moneyexpert.com^$important</text:p>
      <text:p text:style-name="Standard">||moneyhairparty.com^$important</text:p>
      <text:p text:style-name="Standard">||moneylt.info^$important</text:p>
      <text:p text:style-name="Standard">||moneymakercdn.com^$important</text:p>
      <text:p text:style-name="Standard">||moneyqqq.com^$important</text:p>
      <text:p text:style-name="Standard">||moneywayppstealer13.ru^$important</text:p>
      <text:p text:style-name="Standard">||mongolianforex.com^$important</text:p>
      <text:p text:style-name="Standard">||monicagranitesandmarbles.com^$important</text:p>
      <text:p text:style-name="Standard">||monirportfolio.com^$important</text:p>
      <text:p text:style-name="Standard">||monkalef.com^$important</text:p>
      <text:p text:style-name="Standard">||monkeyking.info^$important</text:p>
      <text:p text:style-name="Standard">||monndigroup.com^$important</text:p>
      <text:p text:style-name="Standard">||monocular69-3.euroshop04.eu^$important</text:p>
      <text:p text:style-name="Standard">||monocular69-4.euroshop04.eu^$important</text:p>
      <text:p text:style-name="Standard">||monocular71.euroshop04.eu^$important</text:p>
      <text:p text:style-name="Standard">||monodoze.com^$important</text:p>
      <text:p text:style-name="Standard">||monohost.com^$important</text:p>
      <text:p text:style-name="Standard">||monsido.com^$important</text:p>
      <text:p text:style-name="Standard">||monsterpops.com^$important</text:p>
      <text:p text:style-name="Standard">||monta14.ddns.net^$important</text:p>
      <text:p text:style-name="Standard">||montana-nails.ru^$important</text:p>
      <text:p text:style-name="Standard">||montbreuil.com^$important</text:p>
      <text:p text:style-name="Standard">||monteglobal.co^$important</text:p>
      <text:p text:style-name="Standard">||montegrappa.com.pa^$important</text:p>
      <text:p text:style-name="Standard">||montinegro.nl^$important</text:p>
      <text:p text:style-name="Standard">||montrio.co.za^$important</text:p>
      <text:p text:style-name="Standard">||mood-stitches.pt^$important</text:p>
      <text:p text:style-name="Standard">||moodyx3x.ddns.net^$important</text:p>
      <text:p text:style-name="Standard">||mooithailand.nl^$important</text:p>
      <text:p text:style-name="Standard">||mookie1.com^$important</text:p>
      <text:p text:style-name="Standard">||moolahmedia.com^$important</text:p>
      <text:p text:style-name="Standard">||moolchi.com^$important</text:p>
      <text:p text:style-name="Standard">||moonberry.pk^$important</text:p>
      <text:p text:style-name="Standard">||moonbot.fun^$important</text:p>
      <text:p text:style-name="Standard">||moonday-v54.tk^$important</text:p>
      <text:p text:style-name="Standard">||moonrecruitmentvillage.com^$important</text:p>
      <text:p text:style-name="Standard">||moonrockscartsandbudsshop.com^$important</text:p>
      <text:p text:style-name="Standard">||mooonskj.ddns.net^$important</text:p>
      <text:p text:style-name="Standard">||mooruuukoo.com^$important</text:p>
      <text:p text:style-name="Standard">||mooviewatch.life^$important</text:p>
      <text:p text:style-name="Standard">||mopsf321.tk^$important</text:p>
      <text:p text:style-name="Standard">||mopub.com^$important</text:p>
      <text:p text:style-name="Standard">||moquite.ga^$important</text:p>
      <text:p text:style-name="Standard">||moradikermani.oilyplus.ir^$important</text:p>
      <text:p text:style-name="Standard">||moratomengineering.com^$important</text:p>
      <text:p text:style-name="Standard">||mordern.asia^$important</text:p>
      <text:p text:style-name="Standard">||mordernvalves.com^$important</text:p>
      <text:p text:style-name="Standard">||mordoxyz.ru^$important</text:p>
      <text:p text:style-name="Standard">||morefore.top^$important</text:p>
      <text:p text:style-name="Standard">||moremony.ru^$important</text:p>
      <text:p text:style-name="Standard"><text:soft-page-break/>||morenamodas.com^$important</text:p>
      <text:p text:style-name="Standard">||morfey.myftp.org^$important</text:p>
      <text:p text:style-name="Standard">||morganans.co.uk^$important</text:p>
      <text:p text:style-name="Standard">||morganbits.com^$important</text:p>
      <text:p text:style-name="Standard">||morghabtour.com^$important</text:p>
      <text:p text:style-name="Standard">||morilloart.com^$important</text:p>
      <text:p text:style-name="Standard">||morocco1.hopto.org^$important</text:p>
      <text:p text:style-name="Standard">||moroccotours.info^$important</text:p>
      <text:p text:style-name="Standard">||morsengthaithai.com^$important</text:p>
      <text:p text:style-name="Standard">||morshinnet.ru^$important</text:p>
      <text:p text:style-name="Standard">||mortem.xyz^$important</text:p>
      <text:p text:style-name="Standard">||mortest.ug^$important</text:p>
      <text:p text:style-name="Standard">||mortyboss.xyz^$important</text:p>
      <text:p text:style-name="Standard">||mosaiclabel.com^$important</text:p>
      <text:p text:style-name="Standard">||moselink.xyz^$important</text:p>
      <text:p text:style-name="Standard">||mosgasclub.ru^$important</text:p>
      <text:p text:style-name="Standard">||mosheperes.xyz^$important</text:p>
      <text:p text:style-name="Standard">||mossworldwide.com^$important</text:p>
      <text:p text:style-name="Standard">||mostafasaqw12.ddns.net^$important</text:p>
      <text:p text:style-name="Standard">||mosti-tonneli.ru^$important</text:p>
      <text:p text:style-name="Standard">||motelfortpierce.com^$important</text:p>
      <text:p text:style-name="Standard">||motevasete2.samennoortoos.com^$important</text:p>
      <text:p text:style-name="Standard">||motez.net^$important</text:p>
      <text:p text:style-name="Standard">||mothercaretrust.com^$important</text:p>
      <text:p text:style-name="Standard">||mothershelpers.net^$important</text:p>
      <text:p text:style-name="Standard">||motioncrane.net^$important</text:p>
      <text:p text:style-name="Standard">||motiondev.com.br^$important</text:p>
      <text:p text:style-name="Standard">||motisyoink.ddns.net^$important</text:p>
      <text:p text:style-name="Standard">||motocheck.in^$important</text:p>
      <text:p text:style-name="Standard">||motok39.ru^$important</text:p>
      <text:p text:style-name="Standard">||motorock.eu^$important</text:p>
      <text:p text:style-name="Standard">||motorowka-zegrze.pl^$important</text:p>
      <text:p text:style-name="Standard">||motorsksa.com^$important</text:p>
      <text:p text:style-name="Standard">||motricity.com^$important</text:p>
      <text:p text:style-name="Standard">||motrixi.com^$important</text:p>
      <text:p text:style-name="Standard">||mouas.xyz^$important</text:p>
      <text:p text:style-name="Standard">||moudixg.ddns.net^$important</text:p>
      <text:p text:style-name="Standard">||mountbluekandy.com^$important</text:p>
      <text:p text:style-name="Standard">||mountsoftt.ru^$important</text:p>
      <text:p text:style-name="Standard">||mouredon-couverture.com^$important</text:p>
      <text:p text:style-name="Standard">||mouseflow.com^$important</text:p>
      <text:p text:style-name="Standard">||moverandpackermvp.com^$important</text:p>
      <text:p text:style-name="Standard">||moversa.com^$important</text:p>
      <text:p text:style-name="Standard">||movie69hd.com^$important</text:p>
      <text:p text:style-name="Standard">||moviemixture.com^$important</text:p>
      <text:p text:style-name="Standard">||moviepagla.ml^$important</text:p>
      <text:p text:style-name="Standard">||moviewordpress.thandarayethein.me^$important</text:p>
      <text:p text:style-name="Standard">||movil-sales.ru^$important</text:p>
      <text:p text:style-name="Standard">||moyapelo.co.za^$important</text:p>
      <text:p text:style-name="Standard">||moyiinvestments.com^$important</text:p>
      <text:p text:style-name="Standard">||mozila-system.duckdns.org^$important</text:p>
      <text:p text:style-name="Standard">||mozila123.duckdns.org^$important</text:p>
      <text:p text:style-name="Standard"><text:soft-page-break/>||mozillabgsvc.com^$important</text:p>
      <text:p text:style-name="Standard">||mozillamaintenanceservice.duckdns.org^$important</text:p>
      <text:p text:style-name="Standard">||mozillaupdater.com^$important</text:p>
      <text:p text:style-name="Standard">||mpamaquipartes.com^$important</text:p>
      <text:p text:style-name="Standard">||mpeasylink.com^$important</text:p>
      <text:p text:style-name="Standard">||mpianalytics.com^$important</text:p>
      <text:p text:style-name="Standard">||mplmodapk.site^$important</text:p>
      <text:p text:style-name="Standard">||mpsnare.iesnare.com^$important</text:p>
      <text:p text:style-name="Standard">||mpsoren.cc^$important</text:p>
      <text:p text:style-name="Standard">||mpstat.us^$important</text:p>
      <text:p text:style-name="Standard">||mpstationery.com^$important</text:p>
      <text:p text:style-name="Standard">||mpvrqfbkfcaivqbkjpdw.com^$important</text:p>
      <text:p text:style-name="Standard">||mqhealthcare.com^$important</text:p>
      <text:p text:style-name="Standard">||mr-digitalmarketing.com^$important</text:p>
      <text:p text:style-name="Standard">||mr-f7l.ddns.net^$important</text:p>
      <text:p text:style-name="Standard">||mr-rank.de^$important</text:p>
      <text:p text:style-name="Standard">||mr-uka.com^$important</text:p>
      <text:p text:style-name="Standard">||mr10.duckdns.org^$important</text:p>
      <text:p text:style-name="Standard">||mr100.sytes.net^$important</text:p>
      <text:p text:style-name="Standard">||mr4444crazy.hopto.org^$important</text:p>
      <text:p text:style-name="Standard">||mracessorios.com^$important</text:p>
      <text:p text:style-name="Standard">||mrappadvisor.com^$important</text:p>
      <text:p text:style-name="Standard">||mrb2019.linkpc.net^$important</text:p>
      <text:p text:style-name="Standard">||mrchtr.xyz^$important</text:p>
      <text:p text:style-name="Standard">||mrcruzx.zapto.org^$important</text:p>
      <text:p text:style-name="Standard">||mrcsecure.ru^$important</text:p>
      <text:p text:style-name="Standard">||mrdcontact.com^$important</text:p>
      <text:p text:style-name="Standard">||mrekatou.beget.tech^$important</text:p>
      <text:p text:style-name="Standard">||mrfixit.xyz^$important</text:p>
      <text:p text:style-name="Standard">||mrhunter3x.hopto.org^$important</text:p>
      <text:p text:style-name="Standard">||mrjattz.com^$important</text:p>
      <text:p text:style-name="Standard">||mrjbiz.top^$important</text:p>
      <text:p text:style-name="Standard">||mrlupoapparel.com^$important</text:p>
      <text:p text:style-name="Standard">||mrnsoftwaresolutions.com^$important</text:p>
      <text:p text:style-name="Standard">||mrsconnect.org^$important</text:p>
      <text:p text:style-name="Standard">||mrshare.info^$important</text:p>
      <text:p text:style-name="Standard">||mrskincash.com^$important</text:p>
      <text:p text:style-name="Standard">||mrtaotao.com^$important</text:p>
      <text:p text:style-name="Standard">||mrtrojanhere.ddns.net^$important</text:p>
      <text:p text:style-name="Standard">||mrts.ga^$important</text:p>
      <text:p text:style-name="Standard">||mrwu.at^$important</text:p>
      <text:p text:style-name="Standard">||mrzero007.ddns.net^$important</text:p>
      <text:p text:style-name="Standard">||ms-windows-10.pw^$important</text:p>
      <text:p text:style-name="Standard">||ms12hinet.com^$important</text:p>
      <text:p text:style-name="Standard">||ms22-hinet.tk^$important</text:p>
      <text:p text:style-name="Standard">||msakpets.com^$important</text:p>
      <text:p text:style-name="Standard">||msdfjkhxcv.ug^$important</text:p>
      <text:p text:style-name="Standard">||msdjkhjcv.ug^$important</text:p>
      <text:p text:style-name="Standard">||msdk-files.webengage.com^$important</text:p>
      <text:p text:style-name="Standard">||msecnd.net^$important</text:p>
      <text:p text:style-name="Standard">||msgamers.ddns.net^$important</text:p>
      <text:p text:style-name="Standard">||mshelper.org^$important</text:p>
      <text:p text:style-name="Standard"><text:soft-page-break/>||mshhmasvx.com^$important</text:p>
      <text:p text:style-name="Standard">||msiservices-tunisia.com^$important</text:p>
      <text:p text:style-name="Standard">||mskhistory.ru^$important</text:p>
      <text:p text:style-name="Standard">||msmbook.com^$important</text:p>
      <text:p text:style-name="Standard">||mso.services^$important</text:p>
      <text:p text:style-name="Standard">||msofficecloudtransferfileprotocolsys.duckdns.org^$important</text:p>
      <text:p text:style-name="Standard">||msofficesecuredfiletransferinfocloud.duckdns.org^$important</text:p>
      <text:p text:style-name="Standard">||msofficewordfiletransfertotheadmintrue.duckdns.org^$important</text:p>
      <text:p text:style-name="Standard">||msuyenenglish.com^$important</text:p>
      <text:p text:style-name="Standard">||mswnetworks.nl^$important</text:p>
      <text:p text:style-name="Standard">||msword-security.xyz^$important</text:p>
      <text:p text:style-name="Standard">||mt-bau.info^$important</text:p>
      <text:p text:style-name="Standard">||mt0.google.com^$important</text:p>
      <text:p text:style-name="Standard">||mt1.google.com^$important</text:p>
      <text:p text:style-name="Standard">||mtalk.google.com^$important</text:p>
      <text:p text:style-name="Standard">||mtree.com^$important</text:p>
      <text:p text:style-name="Standard">||mts.ru^$important</text:p>
      <text:p text:style-name="Standard">||mts0.google.com^$important</text:p>
      <text:p text:style-name="Standard">||mts1.google.com^$important</text:p>
      <text:p text:style-name="Standard">||mtsoft.com.tr^$important</text:p>
      <text:p text:style-name="Standard">||mtvnservices.com^$important</text:p>
      <text:p text:style-name="Standard">||mtwsg.com^$important</text:p>
      <text:p text:style-name="Standard">||muabancaoocwnet.ru^$important</text:p>
      <text:p text:style-name="Standard">||muabandodientu.com^$important</text:p>
      <text:p text:style-name="Standard">||muabanmaylaser.com^$important</text:p>
      <text:p text:style-name="Standard">||muaxanh.com^$important</text:p>
      <text:p text:style-name="Standard">||mudanzasycargasinternacionales.com^$important</text:p>
      <text:p text:style-name="Standard">||mudanzasyserviciosayala.com^$important</text:p>
      <text:p text:style-name="Standard">||mudassarnazir.com^$important</text:p>
      <text:p text:style-name="Standard">||mugens.sytes.net^$important</text:p>
      <text:p text:style-name="Standard">||mughal-corporation.com^$important</text:p>
      <text:p text:style-name="Standard">||muhakkikkalemler.com^$important</text:p>
      <text:p text:style-name="Standard">||muhammedbgmk12.duckdns.org^$important</text:p>
      <text:p text:style-name="Standard">||muikarellep.band^$important</text:p>
      <text:p text:style-name="Standard">||mukeshgoyal.in^$important</text:p>
      <text:p text:style-name="Standard">||mulate.eu^$important</text:p>
      <text:p text:style-name="Standard">||mulkiyeisinsanlari.org^$important</text:p>
      <text:p text:style-name="Standard">||multi-trexintegfoodsplc.com^$important</text:p>
      <text:p text:style-name="Standard">||multi.akktis.com^$important</text:p>
      <text:p text:style-name="Standard">||multiplataformadigital.com^$important</text:p>
      <text:p text:style-name="Standard">||multirezekisentosa.com^$important</text:p>
      <text:p text:style-name="Standard">||multishop.ga^$important</text:p>
      <text:p text:style-name="Standard">||multitraction.cf^$important</text:p>
      <text:p text:style-name="Standard">||multitradepoint.com^$important</text:p>
      <text:p text:style-name="Standard">||mumojuw.ddns.net^$important</text:p>
      <text:p text:style-name="Standard">||mundoahorronline.com^$important</text:p>
      <text:p text:style-name="Standard">||municipalityofraqqa.com^$important</text:p>
      <text:p text:style-name="Standard">||munosi.bharatbioscience.in^$important</text:p>
      <text:p text:style-name="Standard">||munteanuion.com^$important</text:p>
      <text:p text:style-name="Standard">||mural-stacks.000webhostapp.com^$important</text:p>
      <text:p text:style-name="Standard">||muratto.site^$important</text:p>
      <text:p text:style-name="Standard">||murderenigma.com^$important</text:p>
      <text:p text:style-name="Standard"><text:soft-page-break/>||murphystips.com^$important</text:p>
      <text:p text:style-name="Standard">||muscatroots.com^$important</text:p>
      <text:p text:style-name="Standard">||musedesign.eu^$important</text:p>
      <text:p text:style-name="Standard">||musiccounter.ru^$important</text:p>
      <text:p text:style-name="Standard">||musichoangson.com^$important</text:p>
      <text:p text:style-name="Standard">||musicianabrsm.com^$important</text:p>
      <text:p text:style-name="Standard">||musicperu.club^$important</text:p>
      <text:p text:style-name="Standard">||muskox.biz^$important</text:p>
      <text:p text:style-name="Standard">||muslimeventsbd.com^$important</text:p>
      <text:p text:style-name="Standard">||musojoe.com^$important</text:p>
      <text:p text:style-name="Standard">||must123123.ddns.net^$important</text:p>
      <text:p text:style-name="Standard">||mustafaalinajafi.com^$important</text:p>
      <text:p text:style-name="Standard">||mustakhalf.com^$important</text:p>
      <text:p text:style-name="Standard">||musthird.com^$important</text:p>
      <text:p text:style-name="Standard">||musthopanewbie.000webhostapp.com^$important</text:p>
      <text:p text:style-name="Standard">||mutua.cloutions.com^$important</text:p>
      <text:p text:style-name="Standard">||muwmedia.com^$important</text:p>
      <text:p text:style-name="Standard">||muzammelhaq.com^$important</text:p>
      <text:p text:style-name="Standard">||muztarelakop.com^$important</text:p>
      <text:p text:style-name="Standard">||mvbnbcv.ru^$important</text:p>
      <text:p text:style-name="Standard">||mvbtfgdsf.ru^$important</text:p>
      <text:p text:style-name="Standard">||mvd-porno-block.pw^$important</text:p>
      <text:p text:style-name="Standard">||mvd-porno-block.xyz^$important</text:p>
      <text:p text:style-name="Standard">||mvhgjvbn.ug^$important</text:p>
      <text:p text:style-name="Standard">||mvmskpd.com^$important</text:p>
      <text:p text:style-name="Standard">||mvpc.uy^$important</text:p>
      <text:p text:style-name="Standard">||mw1.google.com^$important</text:p>
      <text:p text:style-name="Standard">||mw2.google.com^$important</text:p>
      <text:p text:style-name="Standard">||mwhite.ru^$important</text:p>
      <text:p text:style-name="Standard">||mxgcathyon.info^$important</text:p>
      <text:p text:style-name="Standard">||mxtips4you.com^$important</text:p>
      <text:p text:style-name="Standard">||mxzhiyuan.com^$important</text:p>
      <text:p text:style-name="Standard">||my-ca.xyz^$important</text:p>
      <text:p text:style-name="Standard">||my-smartportfolio.com^$important</text:p>
      <text:p text:style-name="Standard">||my-way.style^$important</text:p>
      <text:p text:style-name="Standard">||my.camptaiwan.com.tw^$important</text:p>
      <text:p text:style-name="Standard">||myacademjourneys.com^$important</text:p>
      <text:p text:style-name="Standard">||myaffiliateprogram.com^$important</text:p>
      <text:p text:style-name="Standard">||myagentco.com^$important</text:p>
      <text:p text:style-name="Standard">||myairestaurant.com^$important</text:p>
      <text:p text:style-name="Standard">||myaupairing.org^$important</text:p>
      <text:p text:style-name="Standard">||myazor.top^$important</text:p>
      <text:p text:style-name="Standard">||mybestlifestyle.com^$important</text:p>
      <text:p text:style-name="Standard">||mybloglog.com^$important</text:p>
      <text:p text:style-name="Standard">||mybogeyman.com^$important</text:p>
      <text:p text:style-name="Standard">||myboho.store^$important</text:p>
      <text:p text:style-name="Standard">||mybusiness.spreaduttarakhand.com^$important</text:p>
      <text:p text:style-name="Standard">||myby-shop.com^$important</text:p>
      <text:p text:style-name="Standard">||myclientsdemo.com^$important</text:p>
      <text:p text:style-name="Standard">||mycounter.ua^$important</text:p>
      <text:p text:style-name="Standard">||mydas.mobi^$important</text:p>
      <text:p text:style-name="Standard">||mydemo.me^$important</text:p>
      <text:p text:style-name="Standard"><text:soft-page-break/>||mydocumentpdf.com^$important</text:p>
      <text:p text:style-name="Standard">||mydogpath.com^$important</text:p>
      <text:p text:style-name="Standard">||mydogswait.ru^$important</text:p>
      <text:p text:style-name="Standard">||mydreft.com^$important</text:p>
      <text:p text:style-name="Standard">||myehterwallet.top^$important</text:p>
      <text:p text:style-name="Standard">||myeldi.com^$important</text:p>
      <text:p text:style-name="Standard">||myfanout.com^$important</text:p>
      <text:p text:style-name="Standard">||myfreshword.com^$important</text:p>
      <text:p text:style-name="Standard">||myfrstosk.website^$important</text:p>
      <text:p text:style-name="Standard">||mygamerun.info^$important</text:p>
      <text:p text:style-name="Standard">||mygidas.lt^$important</text:p>
      <text:p text:style-name="Standard">||myh-la.com^$important</text:p>
      <text:p text:style-name="Standard">||myhair4her.com^$important</text:p>
      <text:p text:style-name="Standard">||myhealthyappshop.com^$important</text:p>
      <text:p text:style-name="Standard">||myhost228228.ddns.net^$important</text:p>
      <text:p text:style-name="Standard">||myhostedrat.ddns.net^$important</text:p>
      <text:p text:style-name="Standard">||myinteldom.space^$important</text:p>
      <text:p text:style-name="Standard">||myjedesigns.com^$important</text:p>
      <text:p text:style-name="Standard">||mykedai.com.my^$important</text:p>
      <text:p text:style-name="Standard">||mykingpro.ddns.net^$important</text:p>
      <text:p text:style-name="Standard">||mykyc.site^$important</text:p>
      <text:p text:style-name="Standard">||mylavita.net^$important</text:p>
      <text:p text:style-name="Standard">||mylegaltax.com^$important</text:p>
      <text:p text:style-name="Standard">||mylistbuildingtraffic.com^$important</text:p>
      <text:p text:style-name="Standard">||mylovelydmitriy.tk^$important</text:p>
      <text:p text:style-name="Standard">||mylovelyrose.info^$important</text:p>
      <text:p text:style-name="Standard">||mymakporo.com^$important</text:p>
      <text:p text:style-name="Standard">||mynetweb.co.uk^$important</text:p>
      <text:p text:style-name="Standard">||mynewwebsite.ml^$important</text:p>
      <text:p text:style-name="Standard">||myofferta.ch^$important</text:p>
      <text:p text:style-name="Standard">||mypagerank.net^$important</text:p>
      <text:p text:style-name="Standard">||mypagerank.ru^$important</text:p>
      <text:p text:style-name="Standard">||mypanell.online^$important</text:p>
      <text:p text:style-name="Standard">||myparacord.at^$important</text:p>
      <text:p text:style-name="Standard">||mypartscatalog.com^$important</text:p>
      <text:p text:style-name="Standard">||myphamcenliathuduc.com^$important</text:p>
      <text:p text:style-name="Standard">||myphamkat.com^$important</text:p>
      <text:p text:style-name="Standard">||myphamlongphung.com^$important</text:p>
      <text:p text:style-name="Standard">||myphamthanhbinh.net^$important</text:p>
      <text:p text:style-name="Standard">||mypierogis.com^$important</text:p>
      <text:p text:style-name="Standard">||mypowermall.com^$important</text:p>
      <text:p text:style-name="Standard">||myprepaidfiles.ddns.net^$important</text:p>
      <text:p text:style-name="Standard">||mypromo.online^$important</text:p>
      <text:p text:style-name="Standard">||mypuppysitter.com^$important</text:p>
      <text:p text:style-name="Standard">||myracc.com^$important</text:p>
      <text:p text:style-name="Standard">||myradius.eu^$important</text:p>
      <text:p text:style-name="Standard">||myrapidex.biz^$important</text:p>
      <text:p text:style-name="Standard">||myriadclassified.com^$important</text:p>
      <text:p text:style-name="Standard">||myricardoqdestin.email^$important</text:p>
      <text:p text:style-name="Standard">||mysanta.000webhostapp.com^$important</text:p>
      <text:p text:style-name="Standard">||myschool-eg.000webhostapp.com^$important</text:p>
      <text:p text:style-name="Standard">||myscreen.com^$important</text:p>
      <text:p text:style-name="Standard"><text:soft-page-break/>||myscs.ca^$important</text:p>
      <text:p text:style-name="Standard">||myservepanel.com^$important</text:p>
      <text:p text:style-name="Standard">||myserver.hopto.org^$important</text:p>
      <text:p text:style-name="Standard">||mysmartinvestors.com^$important</text:p>
      <text:p text:style-name="Standard">||mysmilekart.com^$important</text:p>
      <text:p text:style-name="Standard">||mystat-in.net^$important</text:p>
      <text:p text:style-name="Standard">||mystat.pl^$important</text:p>
      <text:p text:style-name="Standard">||mytechconventschool.org^$important</text:p>
      <text:p text:style-name="Standard">||myteslahome.com^$important</text:p>
      <text:p text:style-name="Standard">||mytestwp.cf^$important</text:p>
      <text:p text:style-name="Standard">||mythings.com^$important</text:p>
      <text:p text:style-name="Standard">||mythpolitics.com^$important</text:p>
      <text:p text:style-name="Standard">||mytop-in.net^$important</text:p>
      <text:p text:style-name="Standard">||mytrackingpage.xyz^$important</text:p>
      <text:p text:style-name="Standard">||mytravel-trips.com^$important</text:p>
      <text:p text:style-name="Standard">||myunlock.net^$important</text:p>
      <text:p text:style-name="Standard">||myvi.ru^$important</text:p>
      <text:p text:style-name="Standard">||myvidio.site^$important</text:p>
      <text:p text:style-name="Standard">||myvisualiq.net^$important</text:p>
      <text:p text:style-name="Standard">||mywedphoto.ru^$important</text:p>
      <text:p text:style-name="Standard">||mywoods.by^$important</text:p>
      <text:p text:style-name="Standard">||mywordes.com^$important</text:p>
      <text:p text:style-name="Standard">||mywp.asia^$important</text:p>
      <text:p text:style-name="Standard">||myyoungfashion.com^$important</text:p>
      <text:p text:style-name="Standard">||mzaky.com^$important</text:p>
      <text:p text:style-name="Standard">||mztm.jp^$important</text:p>
      <text:p text:style-name="Standard">||mztm.sixcore.jp^$important</text:p>
      <text:p text:style-name="Standard">||mzy48domenico.com^$important</text:p>
      <text:p text:style-name="Standard">||n01goalkeeper.com^$important</text:p>
      <text:p text:style-name="Standard">||n24rk.ru^$important</text:p>
      <text:p text:style-name="Standard">||n3machining.com^$important</text:p>
      <text:p text:style-name="Standard">||n58fvgermaine.com^$important</text:p>
      <text:p text:style-name="Standard">||n69.com^$important</text:p>
      <text:p text:style-name="Standard">||n82burdette62.top^$important</text:p>
      <text:p text:style-name="Standard">||naadeifashioninstitute.com^$important</text:p>
      <text:p text:style-name="Standard">||naavikschool.com^$important</text:p>
      <text:p text:style-name="Standard">||nacionalartesana.com^$important</text:p>
      <text:p text:style-name="Standard">||naderuser.ddns.net^$important</text:p>
      <text:p text:style-name="Standard">||nadez.ddns.net^$important</text:p>
      <text:p text:style-name="Standard">||nadidetadllar.com^$important</text:p>
      <text:p text:style-name="Standard">||nadluh.cz^$important</text:p>
      <text:p text:style-name="Standard">||nadouch.com^$important</text:p>
      <text:p text:style-name="Standard">||nadvexmail19mn.xyz^$important</text:p>
      <text:p text:style-name="Standard">||nafpcnyf.org^$important</text:p>
      <text:p text:style-name="Standard">||nagajitu.net^$important</text:p>
      <text:p text:style-name="Standard">||nagarnews24.com^$important</text:p>
      <text:p text:style-name="Standard">||nagel.pintogood.com^$important</text:p>
      <text:p text:style-name="Standard">||nagiah.website^$important</text:p>
      <text:p text:style-name="Standard">||naiadsystems.com^$important</text:p>
      <text:p text:style-name="Standard">||naijaclockwiseconcept.com^$important</text:p>
      <text:p text:style-name="Standard">||nail-belyaevo.ru^$important</text:p>
      <text:p text:style-name="Standard">||nailart.cf^$important</text:p>
      <text:p text:style-name="Standard"><text:soft-page-break/>||nailerpicks.com^$important</text:p>
      <text:p text:style-name="Standard">||naimalsadi.com^$important</text:p>
      <text:p text:style-name="Standard">||naj.sk^$important</text:p>
      <text:p text:style-name="Standard">||najlepsiebyvanie.webmerc.eu^$important</text:p>
      <text:p text:style-name="Standard">||najmapsico.com.br^$important</text:p>
      <text:p text:style-name="Standard">||najodi.com^$important</text:p>
      <text:p text:style-name="Standard">||nakanohito.jp^$important</text:p>
      <text:p text:style-name="Standard">||nakshadekho.com^$important</text:p>
      <text:p text:style-name="Standard">||namapak.com^$important</text:p>
      <text:p text:style-name="Standard">||namastekarnali.com.np^$important</text:p>
      <text:p text:style-name="Standard">||namdeinvest.com^$important</text:p>
      <text:p text:style-name="Standard">||name242215315.000webhostapp.com^$important</text:p>
      <text:p text:style-name="Standard">||namellus.com^$important</text:p>
      <text:p text:style-name="Standard">||namikisc.yokohama^$important</text:p>
      <text:p text:style-name="Standard">||namimedia.com^$important</text:p>
      <text:p text:style-name="Standard">||namthalson.com^$important</text:p>
      <text:p text:style-name="Standard">||nanda.vn^$important</text:p>
      <text:p text:style-name="Standard">||nando.hopto.org^$important</text:p>
      <text:p text:style-name="Standard">||nangmui.info^$important</text:p>
      <text:p text:style-name="Standard">||nangmuislinedep.com.vn^$important</text:p>
      <text:p text:style-name="Standard">||nangngucsiam.com^$important</text:p>
      <text:p text:style-name="Standard">||nanithecorelol.ddns.net^$important</text:p>
      <text:p text:style-name="Standard">||nano40.com^$important</text:p>
      <text:p text:style-name="Standard">||nanobabo.ddns.net^$important</text:p>
      <text:p text:style-name="Standard">||nanocoretesting.ddns.net^$important</text:p>
      <text:p text:style-name="Standard">||nanocoreteststhep.ddns.net^$important</text:p>
      <text:p text:style-name="Standard">||nanodivulga.ufn.edu.br^$important</text:p>
      <text:p text:style-name="Standard">||nanohair.com.au^$important</text:p>
      <text:p text:style-name="Standard">||nanoocore.ddns.net^$important</text:p>
      <text:p text:style-name="Standard">||nanorep.co^$important</text:p>
      <text:p text:style-name="Standard">||nanotestit.ddns.net^$important</text:p>
      <text:p text:style-name="Standard">||naotraffic.com^$important</text:p>
      <text:p text:style-name="Standard">||naourl.com^$important</text:p>
      <text:p text:style-name="Standard">||napat.tk^$important</text:p>
      <text:p text:style-name="Standard">||napier.eu^$important</text:p>
      <text:p text:style-name="Standard">||naprazdnik.lv^$important</text:p>
      <text:p text:style-name="Standard">||naps.com.mk^$important</text:p>
      <text:p text:style-name="Standard">||napthecao.top^$important</text:p>
      <text:p text:style-name="Standard">||narcologics.ru^$important</text:p>
      <text:p text:style-name="Standard">||narcosblue.net^$important</text:p>
      <text:p text:style-name="Standard">||narendar.online^$important</text:p>
      <text:p text:style-name="Standard">||narhamra.ddns.net^$important</text:p>
      <text:p text:style-name="Standard">||narrative.io^$important</text:p>
      <text:p text:style-name="Standard">||nartart.zapto.org^$important</text:p>
      <text:p text:style-name="Standard">||nartugeze22.ddns.net^$important</text:p>
      <text:p text:style-name="Standard">||naruznaya-saratov.ru^$important</text:p>
      <text:p text:style-name="Standard">||nasabonebolango.com^$important</text:p>
      <text:p text:style-name="Standard">||nashikproperty.tk^$important</text:p>
      <text:p text:style-name="Standard">||nasikotak.id^$important</text:p>
      <text:p text:style-name="Standard">||nasilsing.com^$important</text:p>
      <text:p text:style-name="Standard">||nasirmanzoortechnologies.com^$important</text:p>
      <text:p text:style-name="Standard">||nasmocopurwodadi.com^$important</text:p>
      <text:p text:style-name="Standard"><text:soft-page-break/>||nastaranglam.com^$important</text:p>
      <text:p text:style-name="Standard">||nastydollars.com^$important</text:p>
      <text:p text:style-name="Standard">||nasuha.shariainstitute.com^$important</text:p>
      <text:p text:style-name="Standard">||nataliebakery.ca^$important</text:p>
      <text:p text:style-name="Standard">||natalyasanarova.ru^$important</text:p>
      <text:p text:style-name="Standard">||natalzull.com^$important</text:p>
      <text:p text:style-name="Standard">||natenstedt.nl^$important</text:p>
      <text:p text:style-name="Standard">||nathangetyournadscutoff.life^$important</text:p>
      <text:p text:style-name="Standard">||nationalnutritionnetwork.com^$important</text:p>
      <text:p text:style-name="Standard">||nativendo.de^$important</text:p>
      <text:p text:style-name="Standard">||nativeroll.tv^$important</text:p>
      <text:p text:style-name="Standard">||nativesdks.mparticle.com^$important</text:p>
      <text:p text:style-name="Standard">||nativis.at^$important</text:p>
      <text:p text:style-name="Standard">||natristhub.club^$important</text:p>
      <text:p text:style-name="Standard">||natthawut.com^$important</text:p>
      <text:p text:style-name="Standard">||naturallythrivingyou.com^$important</text:p>
      <text:p text:style-name="Standard">||naturalproductsiq.com^$important</text:p>
      <text:p text:style-name="Standard">||naturescapescostabrava.com^$important</text:p>
      <text:p text:style-name="Standard">||natureshealthsource.com^$important</text:p>
      <text:p text:style-name="Standard">||naturparke-ooe.at^$important</text:p>
      <text:p text:style-name="Standard">||naum.cl^$important</text:p>
      <text:p text:style-name="Standard">||nautcoins.com^$important</text:p>
      <text:p text:style-name="Standard">||navdmp.com^$important</text:p>
      <text:p text:style-name="Standard">||naveenagra.com^$important</text:p>
      <text:p text:style-name="Standard">||navegacaolacet.com.br^$important</text:p>
      <text:p text:style-name="Standard">||naver.com^$important</text:p>
      <text:p text:style-name="Standard">||navewindre.xyz^$important</text:p>
      <text:p text:style-name="Standard">||navigator.io^$important</text:p>
      <text:p text:style-name="Standard">||navigatorpojizni.ru^$important</text:p>
      <text:p text:style-name="Standard">||navinfamilywines.com^$important</text:p>
      <text:p text:style-name="Standard">||navischarters.com^$important</text:p>
      <text:p text:style-name="Standard">||navltas.me^$important</text:p>
      <text:p text:style-name="Standard">||navrcholu.cz^$important</text:p>
      <text:p text:style-name="Standard">||nawabichaska.com^$important</text:p>
      <text:p text:style-name="Standard">||nawaf5011.myftp.biz^$important</text:p>
      <text:p text:style-name="Standard">||nawarathome.com^$important</text:p>
      <text:p text:style-name="Standard">||nazaki.duckdns.org^$important</text:p>
      <text:p text:style-name="Standard">||nazarvitalik.000webhostapp.com^$important</text:p>
      <text:p text:style-name="Standard">||nazmulchowdhury.xyz^$important</text:p>
      <text:p text:style-name="Standard">||nazmulhossainbd.com^$important</text:p>
      <text:p text:style-name="Standard">||nazscklpaq.com^$important</text:p>
      <text:p text:style-name="Standard">||nbcuni.com^$important</text:p>
      <text:p text:style-name="Standard">||nbfghreqww.ug^$important</text:p>
      <text:p text:style-name="Standard">||nbjmp.com^$important</text:p>
      <text:p text:style-name="Standard">||nbnglobalhk.com^$important</text:p>
      <text:p text:style-name="Standard">||nbwvapor.top^$important</text:p>
      <text:p text:style-name="Standard">||nca-usa.com^$important</text:p>
      <text:p text:style-name="Standard">||ncgm-ios.s3-accelerate.amazonaws.com^$important</text:p>
      <text:p text:style-name="Standard">||nch-kyrsovaya.ru^$important</text:p>
      <text:p text:style-name="Standard">||nchs.net.au^$important</text:p>
      <text:p text:style-name="Standard">||nci-management.nl^$important</text:p>
      <text:p text:style-name="Standard">||nciwc.us^$important</text:p>
      <text:p text:style-name="Standard"><text:soft-page-break/>||ncore.ddns.net^$important</text:p>
      <text:p text:style-name="Standard">||ndcgc.org^$important</text:p>
      <text:p text:style-name="Standard">||ndparking.com^$important</text:p>
      <text:p text:style-name="Standard">||ndtst.com^$important</text:p>
      <text:p text:style-name="Standard">||ne1.apparteworkshop.com^$important</text:p>
      <text:p text:style-name="Standard">||ne666an.xyz^$important</text:p>
      <text:p text:style-name="Standard">||nearbuyrooms.info^$important</text:p>
      <text:p text:style-name="Standard">||nearreality.io^$important</text:p>
      <text:p text:style-name="Standard">||nebesnaya-sotnya.site^$important</text:p>
      <text:p text:style-name="Standard">||necmettinozlu.com^$important</text:p>
      <text:p text:style-name="Standard">||nedoru2.gq^$important</text:p>
      <text:p text:style-name="Standard">||nedstat.com^$important</text:p>
      <text:p text:style-name="Standard">||nedstat.nl^$important</text:p>
      <text:p text:style-name="Standard">||nedstatbasic.net^$important</text:p>
      <text:p text:style-name="Standard">||nedstatpro.net^$important</text:p>
      <text:p text:style-name="Standard">||neduneche.tk^$important</text:p>
      <text:p text:style-name="Standard">||needcareers.com^$important</text:p>
      <text:p text:style-name="Standard">||needrelax.ru^$important</text:p>
      <text:p text:style-name="Standard">||neep-pr.com.br^$important</text:p>
      <text:p text:style-name="Standard">||neformal.ajci.tk^$important</text:p>
      <text:p text:style-name="Standard">||neformalforum.ru^$important</text:p>
      <text:p text:style-name="Standard">||neginkavir.com^$important</text:p>
      <text:p text:style-name="Standard">||negociodetox.com^$important</text:p>
      <text:p text:style-name="Standard">||nehashetty.xyz^$important</text:p>
      <text:p text:style-name="Standard">||neitic.com^$important</text:p>
      <text:p text:style-name="Standard">||nelsonhostingcom.000webhostapp.com^$important</text:p>
      <text:p text:style-name="Standard">||nemancarpets.co^$important</text:p>
      <text:p text:style-name="Standard">||nemelyu871.info^$important</text:p>
      <text:p text:style-name="Standard">||nemesis423.ddns.net^$important</text:p>
      <text:p text:style-name="Standard">||nemty.top^$important</text:p>
      <text:p text:style-name="Standard">||nend.net^$important</text:p>
      <text:p text:style-name="Standard">||nenengdsa.ug^$important</text:p>
      <text:p text:style-name="Standard">||neo-audio.com^$important</text:p>
      <text:p text:style-name="Standard">||neocounter.neoworx-blog-tools.net^$important</text:p>
      <text:p text:style-name="Standard">||neoeyruss.com^$important</text:p>
      <text:p text:style-name="Standard">||neoffic.com^$important</text:p>
      <text:p text:style-name="Standard">||neogroup.io^$important</text:p>
      <text:p text:style-name="Standard">||neoneo.site^$important</text:p>
      <text:p text:style-name="Standard">||neoscenrer.com^$important</text:p>
      <text:p text:style-name="Standard">||nepalimixnews.com^$important</text:p>
      <text:p text:style-name="Standard">||nepaorganic.com^$important</text:p>
      <text:p text:style-name="Standard">||nepizdimne.xyz^$important</text:p>
      <text:p text:style-name="Standard">||neproperty.in^$important</text:p>
      <text:p text:style-name="Standard">||nerdsalley.com^$important</text:p>
      <text:p text:style-name="Standard">||nerv7.ddns.net^$important</text:p>
      <text:p text:style-name="Standard">||nesbit.xyz^$important</text:p>
      <text:p text:style-name="Standard">||nesderx.site^$important</text:p>
      <text:p text:style-name="Standard">||nespressoreview.com^$important</text:p>
      <text:p text:style-name="Standard">||nessadvocacia.com.br^$important</text:p>
      <text:p text:style-name="Standard">||nestorlmports.com^$important</text:p>
      <text:p text:style-name="Standard">||nestradas.com^$important</text:p>
      <text:p text:style-name="Standard">||net-filter.com^$important</text:p>
      <text:p text:style-name="Standard"><text:soft-page-break/>||net2pays.com^$important</text:p>
      <text:p text:style-name="Standard">||netaffiliation.com^$important</text:p>
      <text:p text:style-name="Standard">||netagent.cz^$important</text:p>
      <text:p text:style-name="Standard">||netcity1.net^$important</text:p>
      <text:p text:style-name="Standard">||netclickstats.com^$important</text:p>
      <text:p text:style-name="Standard">||netcommunities.com^$important</text:p>
      <text:p text:style-name="Standard">||netcorpsgroup.com^$important</text:p>
      <text:p text:style-name="Standard">||netdirect.nl^$important</text:p>
      <text:p text:style-name="Standard">||netdz.ga^$important</text:p>
      <text:p text:style-name="Standard">||netease-163mail-com.gq^$important</text:p>
      <text:p text:style-name="Standard">||netease-163mail-com.tk^$important</text:p>
      <text:p text:style-name="Standard">||netflame.cc^$important</text:p>
      <text:p text:style-name="Standard">||netfletdriold.com^$important</text:p>
      <text:p text:style-name="Standard">||netflixgratis2018.ddns.net^$important</text:p>
      <text:p text:style-name="Standard">||netgetdream.com^$important</text:p>
      <text:p text:style-name="Standard">||netincap.com^$important</text:p>
      <text:p text:style-name="Standard">||netizennepal.com^$important</text:p>
      <text:p text:style-name="Standard">||netkafem.org^$important</text:p>
      <text:p text:style-name="Standard">||netking.duckdns.org^$important</text:p>
      <text:p text:style-name="Standard">||netmansoft.com^$important</text:p>
      <text:p text:style-name="Standard">||netmng.com^$important</text:p>
      <text:p text:style-name="Standard">||netpool.netbookia.net^$important</text:p>
      <text:p text:style-name="Standard">||netretgidare.com^$important</text:p>
      <text:p text:style-name="Standard">||netro800.ddns.net^$important</text:p>
      <text:p text:style-name="Standard">||netrotaxi.ir^$important</text:p>
      <text:p text:style-name="Standard">||netseer.com^$important</text:p>
      <text:p text:style-name="Standard">||netshelter.net^$important</text:p>
      <text:p text:style-name="Standard">||netsigma.cl^$important</text:p>
      <text:p text:style-name="Standard">||netvision-net.com^$important</text:p>
      <text:p text:style-name="Standard">||network.business.com^$important</text:p>
      <text:p text:style-name="Standard">||networkadvertising.org^$important</text:p>
      <text:p text:style-name="Standard">||networkauto.top^$important</text:p>
      <text:p text:style-name="Standard">||networkboardspinof.com^$important</text:p>
      <text:p text:style-name="Standard">||networklight10.com^$important</text:p>
      <text:p text:style-name="Standard">||neudesicmediagroup.com^$important</text:p>
      <text:p text:style-name="Standard">||neudimensions.com^$important</text:p>
      <text:p text:style-name="Standard">||neuedev.com^$important</text:p>
      <text:p text:style-name="Standard">||neupane.com.np^$important</text:p>
      <text:p text:style-name="Standard">||neuplastlcs.com^$important</text:p>
      <text:p text:style-name="Standard">||neurolat.id^$important</text:p>
      <text:p text:style-name="Standard">||neverlandvietnam.com^$important</text:p>
      <text:p text:style-name="Standard">||nevomw.com^$important</text:p>
      <text:p text:style-name="Standard">||new-credit.space^$important</text:p>
      <text:p text:style-name="Standard">||new-standart-outsourcing.com.ua^$important</text:p>
      <text:p text:style-name="Standard">||new.al-hijazindowisata.com^$important</text:p>
      <text:p text:style-name="Standard">||new.e-dogshop.eu^$important</text:p>
      <text:p text:style-name="Standard">||new.invisiblecreations.nl^$important</text:p>
      <text:p text:style-name="Standard">||new.neudekorieren.com^$important</text:p>
      <text:p text:style-name="Standard">||new.vipgoma.com^$important</text:p>
      <text:p text:style-name="Standard">||new2019.mine.nu^$important</text:p>
      <text:p text:style-name="Standard">||new4.pipl.ua^$important</text:p>
      <text:p text:style-name="Standard">||newabidgoods.com^$important</text:p>
      <text:p text:style-name="Standard"><text:soft-page-break/>||newads.bangbros.com^$important</text:p>
      <text:p text:style-name="Standard">||newagesl.com^$important</text:p>
      <text:p text:style-name="Standard">||newbeach.fr^$important</text:p>
      <text:p text:style-name="Standard">||newbie.com^$important</text:p>
      <text:p text:style-name="Standard">||newbizop.net^$important</text:p>
      <text:p text:style-name="Standard">||newdawn.pw^$important</text:p>
      <text:p text:style-name="Standard">||newdecorationideas.xyz^$important</text:p>
      <text:p text:style-name="Standard">||newdiscoverclutch.discoverclutch.com^$important</text:p>
      <text:p text:style-name="Standard">||newerlife.org^$important</text:p>
      <text:p text:style-name="Standard">||newfaceproject.com^$important</text:p>
      <text:p text:style-name="Standard">||newfield-us.info^$important</text:p>
      <text:p text:style-name="Standard">||newfiltering.me^$important</text:p>
      <text:p text:style-name="Standard">||newfoundfriend.xyz^$important</text:p>
      <text:p text:style-name="Standard">||newgovtjobcircular.com^$important</text:p>
      <text:p text:style-name="Standard">||newgrowth.marketing^$important</text:p>
      <text:p text:style-name="Standard">||newhacker.kro.kr^$important</text:p>
      <text:p text:style-name="Standard">||newindraprasthagroup.com^$important</text:p>
      <text:p text:style-name="Standard">||newjobinusa.com^$important</text:p>
      <text:p text:style-name="Standard">||newlandred.com^$important</text:p>
      <text:p text:style-name="Standard">||newlitbits.ca^$important</text:p>
      <text:p text:style-name="Standard">||newlook23.sytes.net^$important</text:p>
      <text:p text:style-name="Standard">||newmedia.az^$important</text:p>
      <text:p text:style-name="Standard">||newnet.qsrch.com^$important</text:p>
      <text:p text:style-name="Standard">||newnewlt.duckdns.org^$important</text:p>
      <text:p text:style-name="Standard">||newnotify.online^$important</text:p>
      <text:p text:style-name="Standard">||newnudecash.com^$important</text:p>
      <text:p text:style-name="Standard">||newoffices.xyz^$important</text:p>
      <text:p text:style-name="Standard">||newopenx.detik.com^$important</text:p>
      <text:p text:style-name="Standard">||newpavanchatcorner.com^$important</text:p>
      <text:p text:style-name="Standard">||newportedu.org^$important</text:p>
      <text:p text:style-name="Standard">||newpredatorrabotatsuka.site^$important</text:p>
      <text:p text:style-name="Standard">||newratehub.com^$important</text:p>
      <text:p text:style-name="Standard">||news-week.ru^$important</text:p>
      <text:p text:style-name="Standard">||news.dichvugiarenhatban.com^$important</text:p>
      <text:p text:style-name="Standard">||news.floridalottery.us^$important</text:p>
      <text:p text:style-name="Standard">||news.intertours.org.rs^$important</text:p>
      <text:p text:style-name="Standard">||news4uni.com^$important</text:p>
      <text:p text:style-name="Standard">||newsandbooks.xyz^$important</text:p>
      <text:p text:style-name="Standard">||newscgp.com^$important</text:p>
      <text:p text:style-name="Standard">||newsite.modernformslights.com^$important</text:p>
      <text:p text:style-name="Standard">||newsjonhforyou.info^$important</text:p>
      <text:p text:style-name="Standard">||newskabar.club^$important</text:p>
      <text:p text:style-name="Standard">||newsmediainvestigasi.com^$important</text:p>
      <text:p text:style-name="Standard">||newsnaija.ng^$important</text:p>
      <text:p text:style-name="Standard">||newsspe.com^$important</text:p>
      <text:p text:style-name="Standard">||newstoday24bd.com^$important</text:p>
      <text:p text:style-name="Standard">||newsvisory.com^$important</text:p>
      <text:p text:style-name="Standard">||newswave.online^$important</text:p>
      <text:p text:style-name="Standard">||newt1.adultadworld.com^$important</text:p>
      <text:p text:style-name="Standard">||newt1.adultworld.com^$important</text:p>
      <text:p text:style-name="Standard">||newtopsites.com^$important</text:p>
      <text:p text:style-name="Standard">||newturk.ru^$important</text:p>
      <text:p text:style-name="Standard"><text:soft-page-break/>||newu.site^$important</text:p>
      <text:p text:style-name="Standard">||newuvolume2.com^$important</text:p>
      <text:p text:style-name="Standard">||newv.eu^$important</text:p>
      <text:p text:style-name="Standard">||newvirtual360.com^$important</text:p>
      <text:p text:style-name="Standard">||newwavesshoes.tools^$important</text:p>
      <text:p text:style-name="Standard">||newwoldassem.top^$important</text:p>
      <text:p text:style-name="Standard">||newyear2019.club^$important</text:p>
      <text:p text:style-name="Standard">||newyearddnsaddressupdatelink.duckdns.org^$important</text:p>
      <text:p text:style-name="Standard">||newyorker.com^$important</text:p>
      <text:p text:style-name="Standard">||nexac.com^$important</text:p>
      <text:p text:style-name="Standard">||nexage.com^$important</text:p>
      <text:p text:style-name="Standard">||nexigar.com^$important</text:p>
      <text:p text:style-name="Standard">||nexosouls.ddns.net^$important</text:p>
      <text:p text:style-name="Standard">||nexpltd.com^$important</text:p>
      <text:p text:style-name="Standard">||nexsolgen.com^$important</text:p>
      <text:p text:style-name="Standard">||next.lesvideosjaunes.eu^$important</text:p>
      <text:p text:style-name="Standard">||nextbridge.info^$important</text:p>
      <text:p text:style-name="Standard">||nextbstrd.com^$important</text:p>
      <text:p text:style-name="Standard">||nextman.dk^$important</text:p>
      <text:p text:style-name="Standard">||nextsoletrading.com^$important</text:p>
      <text:p text:style-name="Standard">||nexus001.loseyourip.com^$important</text:p>
      <text:p text:style-name="Standard">||nexusfantasy.com^$important</text:p>
      <text:p text:style-name="Standard">||nexusonedegoogle.com^$important</text:p>
      <text:p text:style-name="Standard">||nfaagro.com^$important</text:p>
      <text:p text:style-name="Standard">||nfsconsulting.pt^$important</text:p>
      <text:p text:style-name="Standard">||ng-tech.ru^$important</text:p>
      <text:p text:style-name="Standard">||ng3.ads.warnerbros.com^$important</text:p>
      <text:p text:style-name="Standard">||nganstore.net^$important</text:p>
      <text:p text:style-name="Standard">||nganyin-my.com^$important</text:p>
      <text:p text:style-name="Standard">||ngaustore.com^$important</text:p>
      <text:p text:style-name="Standard">||nge18oei.email^$important</text:p>
      <text:p text:style-name="Standard">||ngiveu.com^$important</text:p>
      <text:p text:style-name="Standard">||ngkidshop.com^$important</text:p>
      <text:p text:style-name="Standard">||ngoinhadaquy.com^$important</text:p>
      <text:p text:style-name="Standard">||ngomavibe.co.ke^$important</text:p>
      <text:p text:style-name="Standard">||ngoshakarpura.online^$important</text:p>
      <text:p text:style-name="Standard">||ngoxcompany.com^$important</text:p>
      <text:p text:style-name="Standard">||ngpvan.com^$important</text:p>
      <text:p text:style-name="Standard">||ngs.impress.co.jp^$important</text:p>
      <text:p text:style-name="Standard">||nguoibeo.info^$important</text:p>
      <text:p text:style-name="Standard">||nguyendachung.com^$important</text:p>
      <text:p text:style-name="Standard">||nguyendinhhieu.info^$important</text:p>
      <text:p text:style-name="Standard">||nguyenminhhoang.xyz^$important</text:p>
      <text:p text:style-name="Standard">||nguyenminhthong.xyz^$important</text:p>
      <text:p text:style-name="Standard">||nguyenthanhdat.com^$important</text:p>
      <text:p text:style-name="Standard">||nguyenthituyet.org^$important</text:p>
      <text:p text:style-name="Standard">||nhadatbaria.asia^$important</text:p>
      <text:p text:style-name="Standard">||nhadatquan2.xyz^$important</text:p>
      <text:p text:style-name="Standard">||nhadatthienthoi.com^$important</text:p>
      <text:p text:style-name="Standard">||nhakhoahiromi.com^$important</text:p>
      <text:p text:style-name="Standard">||nhakhoavieta.com^$important</text:p>
      <text:p text:style-name="Standard">||nhathep.xyz^$important</text:p>
      <text:p text:style-name="Standard"><text:soft-page-break/>||nhatkylamme.net^$important</text:p>
      <text:p text:style-name="Standard">||nhatnguvito.com^$important</text:p>
      <text:p text:style-name="Standard">||nhaxequanghuy.com^$important</text:p>
      <text:p text:style-name="Standard">||niaa.org.au^$important</text:p>
      <text:p text:style-name="Standard">||niagarabeveragesintl.com^$important</text:p>
      <text:p text:style-name="Standard">||nibhana.in^$important</text:p>
      <text:p text:style-name="Standard">||nibrema.com^$important</text:p>
      <text:p text:style-name="Standard">||nice3arab.ddns.net^$important</text:p>
      <text:p text:style-name="Standard">||niceforyou.cf^$important</text:p>
      <text:p text:style-name="Standard">||nicesmellpaper.top^$important</text:p>
      <text:p text:style-name="Standard">||nicespace.cn^$important</text:p>
      <text:p text:style-name="Standard">||nicest-packaging.com^$important</text:p>
      <text:p text:style-name="Standard">||nickelaction.com^$important</text:p>
      <text:p text:style-name="Standard">||nickptt.com^$important</text:p>
      <text:p text:style-name="Standard">||nicolasbaldoma.com^$important</text:p>
      <text:p text:style-name="Standard">||nieversefa.com^$important</text:p>
      <text:p text:style-name="Standard">||nigeriatbpartnership.org^$important</text:p>
      <text:p text:style-name="Standard">||niggafigga.ac.ug^$important</text:p>
      <text:p text:style-name="Standard">||nightbrow05.ddns.net^$important</text:p>
      <text:p text:style-name="Standard">||nighter.club^$important</text:p>
      <text:p text:style-name="Standard">||nightmarefile.cf^$important</text:p>
      <text:p text:style-name="Standard">||nightmarefile.ga^$important</text:p>
      <text:p text:style-name="Standard">||nightmarefile.gq^$important</text:p>
      <text:p text:style-name="Standard">||nightmarefile.ml^$important</text:p>
      <text:p text:style-name="Standard">||nightmarefile.tk^$important</text:p>
      <text:p text:style-name="Standard">||nightoqvoe.uk^$important</text:p>
      <text:p text:style-name="Standard">||nightsalmon.xyz^$important</text:p>
      <text:p text:style-name="Standard">||nihaobrazzzahit.top^$important</text:p>
      <text:p text:style-name="Standard">||niiqata-power.com^$important</text:p>
      <text:p text:style-name="Standard">||nijerdesign.com^$important</text:p>
      <text:p text:style-name="Standard">||nikastroi.ru^$important</text:p>
      <text:p text:style-name="Standard">||niki-gmhb.com^$important</text:p>
      <text:p text:style-name="Standard">||nikisae99.com^$important</text:p>
      <text:p text:style-name="Standard">||nikitaloader.xyz^$important</text:p>
      <text:p text:style-name="Standard">||nikitatenetko.best^$important</text:p>
      <text:p text:style-name="Standard">||nikoenoine.in^$important</text:p>
      <text:p text:style-name="Standard">||nikolajwulff.dk^$important</text:p>
      <text:p text:style-name="Standard">||nikolei.eu^$important</text:p>
      <text:p text:style-name="Standard">||nile.com.jo^$important</text:p>
      <text:p text:style-name="Standard">||nileloqistics.com^$important</text:p>
      <text:p text:style-name="Standard">||nilemixitupd.biz.pl^$important</text:p>
      <text:p text:style-name="Standard">||nilisanat.com^$important</text:p>
      <text:p text:style-name="Standard">||nilufersecimofisi.com^$important</text:p>
      <text:p text:style-name="Standard">||nimassloggs.ir^$important</text:p>
      <text:p text:style-name="Standard">||nimble.press^$important</text:p>
      <text:p text:style-name="Standard">||nimitta.life^$important</text:p>
      <text:p text:style-name="Standard">||nimsnowshera.edu.pk^$important</text:p>
      <text:p text:style-name="Standard">||ninasukash.com^$important</text:p>
      <text:p text:style-name="Standard">||nine.com.au^$important</text:p>
      <text:p text:style-name="Standard">||ninh.xyz^$important</text:p>
      <text:p text:style-name="Standard">||niningwindarti.com^$important</text:p>
      <text:p text:style-name="Standard">||ninja.akamaized.net^$important</text:p>
      <text:p text:style-name="Standard"><text:soft-page-break/>||ninjasacademypro.com^$important</text:p>
      <text:p text:style-name="Standard">||nirhas.org^$important</text:p>
      <text:p text:style-name="Standard">||nirr.xyz^$important</text:p>
      <text:p text:style-name="Standard">||nisantasicantacisi.com^$important</text:p>
      <text:p text:style-name="Standard">||nisen12345.ddns.net^$important</text:p>
      <text:p text:style-name="Standard">||nishchayedu.com^$important</text:p>
      <text:p text:style-name="Standard">||nissancantho3s.com^$important</text:p>
      <text:p text:style-name="Standard">||nitariun.be^$important</text:p>
      <text:p text:style-name="Standard">||nitawezareality.info^$important</text:p>
      <text:p text:style-name="Standard">||nitroclicks.com^$important</text:p>
      <text:p text:style-name="Standard">||nittemsmeconclave.com^$important</text:p>
      <text:p text:style-name="Standard">||nityarong.com^$important</text:p>
      <text:p text:style-name="Standard">||niveront.com^$important</text:p>
      <text:p text:style-name="Standard">||nixonhabbo.duckdns.org^$important</text:p>
      <text:p text:style-name="Standard">||njahmedzero2002.hopto.org^$important</text:p>
      <text:p text:style-name="Standard">||njb-gmbh.com^$important</text:p>
      <text:p text:style-name="Standard">||njhost.hopto.org^$important</text:p>
      <text:p text:style-name="Standard">||njkad.ddns.net^$important</text:p>
      <text:p text:style-name="Standard">||njpablo.ddns.net^$important</text:p>
      <text:p text:style-name="Standard">||njrat-venom.ddns.net^$important</text:p>
      <text:p text:style-name="Standard">||njratnjrat.ddns.net^$important</text:p>
      <text:p text:style-name="Standard">||njrattestone.ddns.net^$important</text:p>
      <text:p text:style-name="Standard">||njtest321.ddns.net^$important</text:p>
      <text:p text:style-name="Standard">||nkanyezikubheka.com^$important</text:p>
      <text:p text:style-name="Standard">||nkap.global^$important</text:p>
      <text:p text:style-name="Standard">||nkcoupon.com^$important</text:p>
      <text:p text:style-name="Standard">||nkegi.com^$important</text:p>
      <text:p text:style-name="Standard">||nkem80.com^$important</text:p>
      <text:p text:style-name="Standard">||nkpotu.xyz^$important</text:p>
      <text:p text:style-name="Standard">||nl5329.ir^$important</text:p>
      <text:p text:style-name="Standard">||nl63.com^$important</text:p>
      <text:p text:style-name="Standard">||nl9970.ir^$important</text:p>
      <text:p text:style-name="Standard">||nlbmfsyplohyaicmxhum.com^$important</text:p>
      <text:p text:style-name="Standard">||nlppower.com.vn^$important</text:p>
      <text:p text:style-name="Standard">||nmcchittor.com^$important</text:p>
      <text:p text:style-name="Standard">||nmvcgbtyfjkfseqs.com^$important</text:p>
      <text:p text:style-name="Standard">||nn.5ctelematics.com^$important</text:p>
      <text:p text:style-name="Standard">||nnasout.com^$important</text:p>
      <text:p text:style-name="Standard">||nnedvegetables-seller148.com^$important</text:p>
      <text:p text:style-name="Standard">||nnjastudio.com^$important</text:p>
      <text:p text:style-name="Standard">||nnpcaids.com.ng^$important</text:p>
      <text:p text:style-name="Standard">||nnpcgroupjvops.com^$important</text:p>
      <text:p text:style-name="Standard">||no-cache.hubspot.com^$important</text:p>
      <text:p text:style-name="Standard">||no4smoking.com^$important</text:p>
      <text:p text:style-name="Standard">||noah1.pw^$important</text:p>
      <text:p text:style-name="Standard">||noahwindmill.com^$important</text:p>
      <text:p text:style-name="Standard">||nobelshopbd.com^$important</text:p>
      <text:p text:style-name="Standard">||nobibiusa.com^$important</text:p>
      <text:p text:style-name="Standard">||noda-8879.cf^$important</text:p>
      <text:p text:style-name="Standard">||node.hashmonero.com^$important</text:p>
      <text:p text:style-name="Standard">||nodetectshere.top^$important</text:p>
      <text:p text:style-name="Standard">||nofex.pp.ua^$important</text:p>
      <text:p text:style-name="Standard"><text:soft-page-break/>||nofex.tk^$important</text:p>
      <text:p text:style-name="Standard">||nogizaka46democracy.com^$important</text:p>
      <text:p text:style-name="Standard">||noidea.hopto.org^$important</text:p>
      <text:p text:style-name="Standard">||noingoaithatthanhnam.com^$important</text:p>
      <text:p text:style-name="Standard">||noithatchungcudep.info^$important</text:p>
      <text:p text:style-name="Standard">||noithatmt5c.com^$important</text:p>
      <text:p text:style-name="Standard">||noithatnghiakhiet.com^$important</text:p>
      <text:p text:style-name="Standard">||noithatthientuan.com^$important</text:p>
      <text:p text:style-name="Standard">||nomadmimarlik.com^$important</text:p>
      <text:p text:style-name="Standard">||nomadztruck.com^$important</text:p>
      <text:p text:style-name="Standard">||nomia.top^$important</text:p>
      <text:p text:style-name="Standard">||nomnyz.cf^$important</text:p>
      <text:p text:style-name="Standard">||nomnyz.ga^$important</text:p>
      <text:p text:style-name="Standard">||nomore-nomoney.com^$important</text:p>
      <text:p text:style-name="Standard">||nomorez.ac.ug^$important</text:p>
      <text:p text:style-name="Standard">||nomorez.net^$important</text:p>
      <text:p text:style-name="Standard">||nompareilleproductions.fr^$important</text:p>
      <text:p text:style-name="Standard">||noname.ac.ug^$important</text:p>
      <text:p text:style-name="Standard">||nonamekss.top^$important</text:p>
      <text:p text:style-name="Standard">||noniwire7.website^$important</text:p>
      <text:p text:style-name="Standard">||nono45.ddns.net^$important</text:p>
      <text:p text:style-name="Standard">||nonton.myvidio.site^$important</text:p>
      <text:p text:style-name="Standard">||noobgeta777.xyz^$important</text:p>
      <text:p text:style-name="Standard">||noon2.myftp.biz^$important</text:p>
      <text:p text:style-name="Standard">||nooo11.ddns.net^$important</text:p>
      <text:p text:style-name="Standard">||nootpositivo.xyz^$important</text:p>
      <text:p text:style-name="Standard">||noraip111.ddns.net^$important</text:p>
      <text:p text:style-name="Standard">||norakayevents.com^$important</text:p>
      <text:p text:style-name="Standard">||norbertwaszak.pl^$important</text:p>
      <text:p text:style-name="Standard">||noredowits.com^$important</text:p>
      <text:p text:style-name="Standard">||noreply2.com^$important</text:p>
      <text:p text:style-name="Standard">||noreplying.selfip.org^$important</text:p>
      <text:p text:style-name="Standard">||norraphotographer.com^$important</text:p>
      <text:p text:style-name="Standard">||north-bear.ru^$important</text:p>
      <text:p text:style-name="Standard">||northcarolinaforeclosuresforsale.com^$important</text:p>
      <text:p text:style-name="Standard">||northcityspb.ru^$important</text:p>
      <text:p text:style-name="Standard">||northquestinvestments.london^$important</text:p>
      <text:p text:style-name="Standard">||nortonlilly.info^$important</text:p>
      <text:p text:style-name="Standard">||noscan.us^$important</text:p>
      <text:p text:style-name="Standard">||noseladci74mbv1e.com^$important</text:p>
      <text:p text:style-name="Standard">||nosenessel.com^$important</text:p>
      <text:p text:style-name="Standard">||noshnow.co.uk^$important</text:p>
      <text:p text:style-name="Standard">||nosites-top10.com^$important</text:p>
      <text:p text:style-name="Standard">||nosmenu.com^$important</text:p>
      <text:p text:style-name="Standard">||nosportugal.com^$important</text:p>
      <text:p text:style-name="Standard">||nossocentrogamek.com^$important</text:p>
      <text:p text:style-name="Standard">||nosto.com^$important</text:p>
      <text:p text:style-name="Standard">||notarius40.ru^$important</text:p>
      <text:p text:style-name="Standard">||notehashtom.ir^$important</text:p>
      <text:p text:style-name="Standard">||notic.fr^$important</text:p>
      <text:p text:style-name="Standard">||noticiasdenayarit.com^$important</text:p>
      <text:p text:style-name="Standard">||notife.club^$important</text:p>
      <text:p text:style-name="Standard"><text:soft-page-break/>||notifpush.com^$important</text:p>
      <text:p text:style-name="Standard">||notify.bugsnag.com^$important</text:p>
      <text:p text:style-name="Standard">||notihote.com^$important</text:p>
      <text:p text:style-name="Standard">||notiwebs.xyz^$important</text:p>
      <text:p text:style-name="Standard">||notla.ddns.net^$important</text:p>
      <text:p text:style-name="Standard">||notriicka.ir^$important</text:p>
      <text:p text:style-name="Standard">||notspam.ml^$important</text:p>
      <text:p text:style-name="Standard">||notstromer.wp-goodies.com^$important</text:p>
      <text:p text:style-name="Standard">||nouhe.linkpc.net^$important</text:p>
      <text:p text:style-name="Standard">||nouramagazine.com^$important</text:p>
      <text:p text:style-name="Standard">||nouriture.com.au^$important</text:p>
      <text:p text:style-name="Standard">||nouriyadak.com^$important</text:p>
      <text:p text:style-name="Standard">||nouvelanamilan.com^$important</text:p>
      <text:p text:style-name="Standard">||novactistoncklinkerv.xyz^$important</text:p>
      <text:p text:style-name="Standard">||novametal.cl^$important</text:p>
      <text:p text:style-name="Standard">||novashr.com^$important</text:p>
      <text:p text:style-name="Standard">||novatoxic.duckdns.org^$important</text:p>
      <text:p text:style-name="Standard">||novelindo.xyz^$important</text:p>
      <text:p text:style-name="Standard">||novem.pl^$important</text:p>
      <text:p text:style-name="Standard">||novito.com.ua^$important</text:p>
      <text:p text:style-name="Standard">||novunu.football-plyus.net^$important</text:p>
      <text:p text:style-name="Standard">||now-release.ga^$important</text:p>
      <text:p text:style-name="Standard">||now-release.ml^$important</text:p>
      <text:p text:style-name="Standard">||now-release.tk^$important</text:p>
      <text:p text:style-name="Standard">||nowley-rus.ru^$important</text:p>
      <text:p text:style-name="Standard">||nowoo.by^$important</text:p>
      <text:p text:style-name="Standard">||npkf32ymonica.com^$important</text:p>
      <text:p text:style-name="Standard">||npm.safonov.eu^$important</text:p>
      <text:p text:style-name="Standard">||nr-data.net^$important</text:p>
      <text:p text:style-name="Standard">||nralegal.com^$important</text:p>
      <text:p text:style-name="Standard">||nrc-soluciones.com.ar^$important</text:p>
      <text:p text:style-name="Standard">||nsbadfair.com^$important</text:p>
      <text:p text:style-name="Standard">||nsikakudoh.com^$important</text:p>
      <text:p text:style-name="Standard">||nsogbu1.tk^$important</text:p>
      <text:p text:style-name="Standard">||nstanev.com^$important</text:p>
      <text:p text:style-name="Standard">||nstarserver17km.club^$important</text:p>
      <text:p text:style-name="Standard">||ntan4president.org^$important</text:p>
      <text:p text:style-name="Standard">||ntaneet-nic.in^$important</text:p>
      <text:p text:style-name="Standard">||ntmovingmississauga.com^$important</text:p>
      <text:p text:style-name="Standard">||ntrcgroup.com^$important</text:p>
      <text:p text:style-name="Standard">||ntw-vveb.com^$important</text:p>
      <text:p text:style-name="Standard">||ntwireds.com^$important</text:p>
      <text:p text:style-name="Standard">||nuavclq20tony.com^$important</text:p>
      <text:p text:style-name="Standard">||nubianlabel.com^$important</text:p>
      <text:p text:style-name="Standard">||nucsquaremall.ga^$important</text:p>
      <text:p text:style-name="Standard">||nucuoihalong.com^$important</text:p>
      <text:p text:style-name="Standard">||nuevaley.cl^$important</text:p>
      <text:p text:style-name="Standard">||nuggad.net^$important</text:p>
      <text:p text:style-name="Standard">||nullprog.com^$important</text:p>
      <text:p text:style-name="Standard">||numax.nu-1.com^$important</text:p>
      <text:p text:style-name="Standard">||numb-inside.info^$important</text:p>
      <text:p text:style-name="Standard">||numerialcsses.com^$important</text:p>
      <text:p text:style-name="Standard"><text:soft-page-break/>||numidiatalent.com^$important</text:p>
      <text:p text:style-name="Standard">||nunuraw.apishealth.org^$important</text:p>
      <text:p text:style-name="Standard">||nuochoakichduc.info^$important</text:p>
      <text:p text:style-name="Standard">||nuovalo.site^$important</text:p>
      <text:p text:style-name="Standard">||nuoviclienti.net^$important</text:p>
      <text:p text:style-name="Standard">||nuprocom.com^$important</text:p>
      <text:p text:style-name="Standard">||nupurab.com^$important</text:p>
      <text:p text:style-name="Standard">||nurafuturetechnologies.com^$important</text:p>
      <text:p text:style-name="Standard">||nurai-balabagsha.kz^$important</text:p>
      <text:p text:style-name="Standard">||nuremerivo.com^$important</text:p>
      <text:p text:style-name="Standard">||nuseek.com^$important</text:p>
      <text:p text:style-name="Standard">||nutdelden.nl^$important</text:p>
      <text:p text:style-name="Standard">||nutraceptic.com^$important</text:p>
      <text:p text:style-name="Standard">||nutraceuticalbusinessleaders.com^$important</text:p>
      <text:p text:style-name="Standard">||nutricioncorporativa.com^$important</text:p>
      <text:p text:style-name="Standard">||nuttentool.ddns.net^$important</text:p>
      <text:p text:style-name="Standard">||nuttlefiberart.com^$important</text:p>
      <text:p text:style-name="Standard">||nvdvdgp.com^$important</text:p>
      <text:p text:style-name="Standard">||nvits.space^$important</text:p>
      <text:p text:style-name="Standard">||nvuti.pp.ua^$important</text:p>
      <text:p text:style-name="Standard">||nworldorg.com^$important</text:p>
      <text:p text:style-name="Standard">||nxeed.ddns.net^$important</text:p>
      <text:p text:style-name="Standard">||nxtdort.com^$important</text:p>
      <text:p text:style-name="Standard">||nygard.no^$important</text:p>
      <text:p text:style-name="Standard">||nyifdmacyzechariah.top^$important</text:p>
      <text:p text:style-name="Standard">||nympropiedades.cl^$important</text:p>
      <text:p text:style-name="Standard">||nz.com.ar^$important</text:p>
      <text:p text:style-name="Standard">||nzasa.ddns.net^$important</text:p>
      <text:p text:style-name="Standard">||o000.xyz^$important</text:p>
      <text:p text:style-name="Standard">||o2x9.ml^$important</text:p>
      <text:p text:style-name="Standard">||o333o.com^$important</text:p>
      <text:p text:style-name="Standard">||o4uxrk33.com^$important</text:p>
      <text:p text:style-name="Standard">||o99601n0.beget.tech^$important</text:p>
      <text:p text:style-name="Standard">||oaa-my.com^$important</text:p>
      <text:p text:style-name="Standard">||oackhond.com^$important</text:p>
      <text:p text:style-name="Standard">||oajdasnndkdahm.com^$important</text:p>
      <text:p text:style-name="Standard">||oartestiet.com^$important</text:p>
      <text:p text:style-name="Standard">||oas.benchmark.fr^$important</text:p>
      <text:p text:style-name="Standard">||oas.foxnews.com^$important</text:p>
      <text:p text:style-name="Standard">||oas.repubblica.it^$important</text:p>
      <text:p text:style-name="Standard">||oas.roanoke.com^$important</text:p>
      <text:p text:style-name="Standard">||oas.salon.com^$important</text:p>
      <text:p text:style-name="Standard">||oas.toronto.com^$important</text:p>
      <text:p text:style-name="Standard">||oas.uniontrib.com^$important</text:p>
      <text:p text:style-name="Standard">||oas.villagevoice.com^$important</text:p>
      <text:p text:style-name="Standard">||oascentral.businessweek.com^$important</text:p>
      <text:p text:style-name="Standard">||oascentral.chicagobusiness.com^$important</text:p>
      <text:p text:style-name="Standard">||oascentral.fortunecity.com^$important</text:p>
      <text:p text:style-name="Standard">||oascentral.register.com^$important</text:p>
      <text:p text:style-name="Standard">||oasisvillasmaurice.com^$important</text:p>
      <text:p text:style-name="Standard">||oath.com^$important</text:p>
      <text:p text:style-name="Standard">||obasalon.com^$important</text:p>
      <text:p text:style-name="Standard"><text:soft-page-break/>||obbydeemusic.com^$important</text:p>
      <text:p text:style-name="Standard">||obd.cvts.ng^$important</text:p>
      <text:p text:style-name="Standard">||obichereu.website^$important</text:p>
      <text:p text:style-name="Standard">||obimmaa.ir^$important</text:p>
      <text:p text:style-name="Standard">||obolko.site^$important</text:p>
      <text:p text:style-name="Standard">||obostreet.com^$important</text:p>
      <text:p text:style-name="Standard">||obrazluybvi.spbmm.ru^$important</text:p>
      <text:p text:style-name="Standard">||obrolanology.com^$important</text:p>
      <text:p text:style-name="Standard">||observatoriodagastronomia.com.br^$important</text:p>
      <text:p text:style-name="Standard">||observatoriodatosabiertosgenero.org^$important</text:p>
      <text:p text:style-name="Standard">||occn-asecna.org^$important</text:p>
      <text:p text:style-name="Standard">||oceanicproducts.eu^$important</text:p>
      <text:p text:style-name="Standard">||oceans-news.com^$important</text:p>
      <text:p text:style-name="Standard">||ocemente.ru^$important</text:p>
      <text:p text:style-name="Standard">||ocenidtp.ru^$important</text:p>
      <text:p text:style-name="Standard">||ocidvbe.com^$important</text:p>
      <text:p text:style-name="Standard">||oclidesanriquez.cl^$important</text:p>
      <text:p text:style-name="Standard">||ocpgroup.me^$important</text:p>
      <text:p text:style-name="Standard">||ocstudio.tv^$important</text:p>
      <text:p text:style-name="Standard">||oct1.xyz^$important</text:p>
      <text:p text:style-name="Standard">||oct2.xyz^$important</text:p>
      <text:p text:style-name="Standard">||octap.igg.biz^$important</text:p>
      <text:p text:style-name="Standard">||octavioflores.cl^$important</text:p>
      <text:p text:style-name="Standard">||octoplustech.com^$important</text:p>
      <text:p text:style-name="Standard">||octra360.com^$important</text:p>
      <text:p text:style-name="Standard">||octvt.xyz^$important</text:p>
      <text:p text:style-name="Standard">||odaaa.ac.ug^$important</text:p>
      <text:p text:style-name="Standard">||odditerket.com^$important</text:p>
      <text:p text:style-name="Standard">||odhumanity.com^$important</text:p>
      <text:p text:style-name="Standard">||odiiibo.intheold.com^$important</text:p>
      <text:p text:style-name="Standard">||odili12.com^$important</text:p>
      <text:p text:style-name="Standard">||odina-logistic.com^$important</text:p>
      <text:p text:style-name="Standard">||odiseaintima.com^$important</text:p>
      <text:p text:style-name="Standard">||odishahr.xyz^$important</text:p>
      <text:p text:style-name="Standard">||odsakmdfnbs.com^$important</text:p>
      <text:p text:style-name="Standard">||odwtks.com^$important</text:p>
      <text:p text:style-name="Standard">||oebuplo.000webhostapp.com^$important</text:p>
      <text:p text:style-name="Standard">||oerrionaam.com^$important</text:p>
      <text:p text:style-name="Standard">||oesfomento.com.br^$important</text:p>
      <text:p text:style-name="Standard">||oetker-com-au.info^$important</text:p>
      <text:p text:style-name="Standard">||oewa.at^$important</text:p>
      <text:p text:style-name="Standard">||oewabox.at^$important</text:p>
      <text:p text:style-name="Standard">||off-cloud.com^$important</text:p>
      <text:p text:style-name="Standard">||off335.info^$important</text:p>
      <text:p text:style-name="Standard">||offerforge.com^$important</text:p>
      <text:p text:style-name="Standard">||offerfusion.com^$important</text:p>
      <text:p text:style-name="Standard">||offermatica.com^$important</text:p>
      <text:p text:style-name="Standard">||offerpics.com^$important</text:p>
      <text:p text:style-name="Standard">||offertodeals.com^$important</text:p>
      <text:p text:style-name="Standard">||office365-account-verify.gq^$important</text:p>
      <text:p text:style-name="Standard">||office365-account-verify.tk^$important</text:p>
      <text:p text:style-name="Standard">||office365update.duckdns.org^$important</text:p>
      <text:p text:style-name="Standard"><text:soft-page-break/>||officeboss.xyz^$important</text:p>
      <text:p text:style-name="Standard">||officekav.com^$important</text:p>
      <text:p text:style-name="Standard">||officelog.org^$important</text:p>
      <text:p text:style-name="Standard">||officetel-tower.com^$important</text:p>
      <text:p text:style-name="Standard">||offorplc.eu^$important</text:p>
      <text:p text:style-name="Standard">||offside2.000webhostapp.com^$important</text:p>
      <text:p text:style-name="Standard">||offsolo-gbb.tech^$important</text:p>
      <text:p text:style-name="Standard">||ofhumanrights.org^$important</text:p>
      <text:p text:style-name="Standard">||oficionado.com^$important</text:p>
      <text:p text:style-name="Standard">||ofm-it.com^$important</text:p>
      <text:p text:style-name="Standard">||ofmrchyk.store^$important</text:p>
      <text:p text:style-name="Standard">||ofoghistanbul.com^$important</text:p>
      <text:p text:style-name="Standard">||ofoleteadms.icu^$important</text:p>
      <text:p text:style-name="Standard">||oganiru.in^$important</text:p>
      <text:p text:style-name="Standard">||ogkush.ddns.net^$important</text:p>
      <text:p text:style-name="Standard">||ogon.xyz^$important</text:p>
      <text:p text:style-name="Standard">||ogricc.com^$important</text:p>
      <text:p text:style-name="Standard">||ogs.google.com^$important</text:p>
      <text:p text:style-name="Standard">||oguzhancicek.xyz^$important</text:p>
      <text:p text:style-name="Standard">||ohfebveub.xyz^$important</text:p>
      <text:p text:style-name="Standard">||ohhbabe.com^$important</text:p>
      <text:p text:style-name="Standard">||ohscrane.com^$important</text:p>
      <text:p text:style-name="Standard">||oil-dt.ru^$important</text:p>
      <text:p text:style-name="Standard">||oilneering.com^$important</text:p>
      <text:p text:style-name="Standard">||ojoquesecasan.com^$important</text:p>
      <text:p text:style-name="Standard">||ojrq.net^$important</text:p>
      <text:p text:style-name="Standard">||okay4sure.top^$important</text:p>
      <text:p text:style-name="Standard">||okaylatest.com^$important</text:p>
      <text:p text:style-name="Standard">||okberitaviral.com^$important</text:p>
      <text:p text:style-name="Standard">||okclick2.ac.ug^$important</text:p>
      <text:p text:style-name="Standard">||okehieugochukwucassperkroosdavid.duckdns.org^$important</text:p>
      <text:p text:style-name="Standard">||okfdjsdlfjdlsjfds.duckdns.org^$important</text:p>
      <text:p text:style-name="Standard">||okiguest.com^$important</text:p>
      <text:p text:style-name="Standard">||okkolitalia.info^$important</text:p>
      <text:p text:style-name="Standard">||okleika-auto.by^$important</text:p>
      <text:p text:style-name="Standard">||oklogallem.com^$important</text:p>
      <text:p text:style-name="Standard">||okna-43.ru^$important</text:p>
      <text:p text:style-name="Standard">||okna-pvh-deshevo.ru^$important</text:p>
      <text:p text:style-name="Standard">||oksuc.com^$important</text:p>
      <text:p text:style-name="Standard">||okt.to^$important</text:p>
      <text:p text:style-name="Standard">||okta.com^$important</text:p>
      <text:p text:style-name="Standard">||olairdryport.com^$important</text:p>
      <text:p text:style-name="Standard">||olalekan419.000webhostapp.com^$important</text:p>
      <text:p text:style-name="Standard">||olanasouce.000webhostapp.com^$important</text:p>
      <text:p text:style-name="Standard">||olapixels.com^$important</text:p>
      <text:p text:style-name="Standard">||olark.com^$important</text:p>
      <text:p text:style-name="Standard">||olawalevender.com^$important</text:p>
      <text:p text:style-name="Standard">||old-farmhouse.com^$important</text:p>
      <text:p text:style-name="Standard">||oldays.tk^$important</text:p>
      <text:p text:style-name="Standard">||oldendroff.com^$important</text:p>
      <text:p text:style-name="Standard">||oldtime.ddns.net^$important</text:p>
      <text:p text:style-name="Standard">||olejkowyzawrotglowy.pl^$important</text:p>
      <text:p text:style-name="Standard"><text:soft-page-break/>||olhomagicocdt.duckdns.org^$important</text:p>
      <text:p text:style-name="Standard">||olive2020.space^$important</text:p>
      <text:p text:style-name="Standard">||olivebrandresponse.com^$important</text:p>
      <text:p text:style-name="Standard">||oliverodd.com^$important</text:p>
      <text:p text:style-name="Standard">||olivexchange.com^$important</text:p>
      <text:p text:style-name="Standard">||olmaa.info^$important</text:p>
      <text:p text:style-name="Standard">||olmaa.org^$important</text:p>
      <text:p text:style-name="Standard">||olswr.27684.club^$important</text:p>
      <text:p text:style-name="Standard">||olulelule.com^$important</text:p>
      <text:p text:style-name="Standard">||oluxgroup.com^$important</text:p>
      <text:p text:style-name="Standard">||oluyamachine.xyz^$important</text:p>
      <text:p text:style-name="Standard">||olx-st.com^$important</text:p>
      <text:p text:style-name="Standard">||olxmobiles.pk^$important</text:p>
      <text:p text:style-name="Standard">||olxro-alternate.app.link^$important</text:p>
      <text:p text:style-name="Standard">||olxro.app.link^$important</text:p>
      <text:p text:style-name="Standard">||olympusdownsouth.com^$important</text:p>
      <text:p text:style-name="Standard">||omar800.ddns.net^$important</text:p>
      <text:p text:style-name="Standard">||omarelbalshy.com^$important</text:p>
      <text:p text:style-name="Standard">||omegalublin.pl^$important</text:p>
      <text:p text:style-name="Standard">||omegawiki.dynalias.com^$important</text:p>
      <text:p text:style-name="Standard">||omentradinginternationalprivateltd.duckdns.org^$important</text:p>
      <text:p text:style-name="Standard">||omgbeautyshop.com^$important</text:p>
      <text:p text:style-name="Standard">||omid1shop.com^$important</text:p>
      <text:p text:style-name="Standard">||ommienetwork.000webhostapp.com^$important</text:p>
      <text:p text:style-name="Standard">||omnibeees.ddns.com.br^$important</text:p>
      <text:p text:style-name="Standard">||omnibeesweb.hopto.org^$important</text:p>
      <text:p text:style-name="Standard">||omnibeesweb01.hopto.org^$important</text:p>
      <text:p text:style-name="Standard">||omnigroupcapital.com^$important</text:p>
      <text:p text:style-name="Standard">||omnitagjs.com^$important</text:p>
      <text:p text:style-name="Standard">||omniture.com^$important</text:p>
      <text:p text:style-name="Standard">||omnundancy.com^$important</text:p>
      <text:p text:style-name="Standard">||omny.fm^$important</text:p>
      <text:p text:style-name="Standard">||omstarfabricators.com^$important</text:p>
      <text:p text:style-name="Standard">||omtrdc.net^$important</text:p>
      <text:p text:style-name="Standard">||on-lineshop.ml^$important</text:p>
      <text:p text:style-name="Standard">||on-mobi.com^$important</text:p>
      <text:p text:style-name="Standard">||onclasrv.com^$important</text:p>
      <text:p text:style-name="Standard">||onclickads.net^$important</text:p>
      <text:p text:style-name="Standard">||oneandonlynetwork.com^$important</text:p>
      <text:p text:style-name="Standard">||onecolours.com^$important</text:p>
      <text:p text:style-name="Standard">||onedollerstore.com^$important</text:p>
      <text:p text:style-name="Standard">||onedrive.one^$important</text:p>
      <text:p text:style-name="Standard">||oneesidegame5.co.uk^$important</text:p>
      <text:p text:style-name="Standard">||oneflextiank.com^$important</text:p>
      <text:p text:style-name="Standard">||onenetworkdirect.com^$important</text:p>
      <text:p text:style-name="Standard">||oneofakindcm.com^$important</text:p>
      <text:p text:style-name="Standard">||onestat.com^$important</text:p>
      <text:p text:style-name="Standard">||onestatfree.com^$important</text:p>
      <text:p text:style-name="Standard">||onetechblog.tek1.top^$important</text:p>
      <text:p text:style-name="Standard">||onetouchbusiness.cl^$important</text:p>
      <text:p text:style-name="Standard">||onetours.net^$important</text:p>
      <text:p text:style-name="Standard">||onevision.com.tw^$important</text:p>
      <text:p text:style-name="Standard"><text:soft-page-break/>||onewaylinkexchange.net^$important</text:p>
      <text:p text:style-name="Standard">||ongbobimsua.com^$important</text:p>
      <text:p text:style-name="Standard">||ongerdb.net^$important</text:p>
      <text:p text:style-name="Standard">||ongeveergratis.nl^$important</text:p>
      <text:p text:style-name="Standard">||onickdoorsonline.com^$important</text:p>
      <text:p text:style-name="Standard">||oniongames.jp^$important</text:p>
      <text:p text:style-name="Standard">||onivallort.com^$important</text:p>
      <text:p text:style-name="Standard">||onixoino.ddns.net^$important</text:p>
      <text:p text:style-name="Standard">||onl.dongphuchaianh.vn^$important</text:p>
      <text:p text:style-name="Standard">||online-lifestyle.at^$important</text:p>
      <text:p text:style-name="Standard">||online-metrix.net^$important</text:p>
      <text:p text:style-name="Standard">||online01-capitalhelp24.da-ar.ru^$important</text:p>
      <text:p text:style-name="Standard">||online3130.000webhostapp.com^$important</text:p>
      <text:p text:style-name="Standard">||onlineaddaforstudy.com^$important</text:p>
      <text:p text:style-name="Standard">||onlineboutiquellc.com^$important</text:p>
      <text:p text:style-name="Standard">||onlinebuy24.eu^$important</text:p>
      <text:p text:style-name="Standard">||onlinebuygold.com^$important</text:p>
      <text:p text:style-name="Standard">||onlinecare1.com^$important</text:p>
      <text:p text:style-name="Standard">||onlinecash.com^$important</text:p>
      <text:p text:style-name="Standard">||onlinecashmethod.com^$important</text:p>
      <text:p text:style-name="Standard">||onlinechase.ga^$important</text:p>
      <text:p text:style-name="Standard">||onlinecheck.hussanways.com^$important</text:p>
      <text:p text:style-name="Standard">||onlineeregistration.com^$important</text:p>
      <text:p text:style-name="Standard">||onlinekushshop.com^$important</text:p>
      <text:p text:style-name="Standard">||onlinemseof.site^$important</text:p>
      <text:p text:style-name="Standard">||onlinerewardcenter.com^$important</text:p>
      <text:p text:style-name="Standard">||onlineschool.center^$important</text:p>
      <text:p text:style-name="Standard">||onlinesecuritycenter.xyz^$important</text:p>
      <text:p text:style-name="Standard">||onlineserviceshmrc.com^$important</text:p>
      <text:p text:style-name="Standard">||onlinessberbank.ru^$important</text:p>
      <text:p text:style-name="Standard">||onlinetech-eg.com^$important</text:p>
      <text:p text:style-name="Standard">||onllygoodam.com^$important</text:p>
      <text:p text:style-name="Standard">||onlyapteka.ru^$important</text:p>
      <text:p text:style-name="Standard">||onlycane.in^$important</text:p>
      <text:p text:style-name="Standard">||onlycocktaildresses.com^$important</text:p>
      <text:p text:style-name="Standard">||onlyfann.site^$important</text:p>
      <text:p text:style-name="Standard">||onlygodam.com^$important</text:p>
      <text:p text:style-name="Standard">||onlygodem.com^$important</text:p>
      <text:p text:style-name="Standard">||onlygoodam.com^$important</text:p>
      <text:p text:style-name="Standard">||onlygoodman.com^$important</text:p>
      <text:p text:style-name="Standard">||onlygoodn.com^$important</text:p>
      <text:p text:style-name="Standard">||onlygoood.com^$important</text:p>
      <text:p text:style-name="Standard">||onlylaw.ru^$important</text:p>
      <text:p text:style-name="Standard">||onlyonnetflix.com^$important</text:p>
      <text:p text:style-name="Standard">||onlyyoursitebest.xyz^$important</text:p>
      <text:p text:style-name="Standard">||onmobile.com^$important</text:p>
      <text:p text:style-name="Standard">||onpointmotors.com^$important</text:p>
      <text:p text:style-name="Standard">||onsite2.researchintel.com^$important</text:p>
      <text:p text:style-name="Standard">||onstunkyr.com^$important</text:p>
      <text:p text:style-name="Standard">||onthe.io^$important</text:p>
      <text:p text:style-name="Standard">||ontherecordradio.com^$important</text:p>
      <text:p text:style-name="Standard">||onvacationbolivia.com^$important</text:p>
      <text:p text:style-name="Standard"><text:soft-page-break/>||onwaego.xyz^$important</text:p>
      <text:p text:style-name="Standard">||onylolly.cc^$important</text:p>
      <text:p text:style-name="Standard">||onyx-it.fr^$important</text:p>
      <text:p text:style-name="Standard">||oodfloristry.com^$important</text:p>
      <text:p text:style-name="Standard">||ookla-d.openx.net^$important</text:p>
      <text:p text:style-name="Standard">||oolag.com^$important</text:p>
      <text:p text:style-name="Standard">||ooliab.org^$important</text:p>
      <text:p text:style-name="Standard">||oopecusior.com^$important</text:p>
      <text:p text:style-name="Standard">||ooroollino.com^$important</text:p>
      <text:p text:style-name="Standard">||ooxxzzvv.com^$important</text:p>
      <text:p text:style-name="Standard">||opalalert.com^$important</text:p>
      <text:p text:style-name="Standard">||opcbgpharma.com^$important</text:p>
      <text:p text:style-name="Standard">||opccmission.org^$important</text:p>
      <text:p text:style-name="Standard">||opecloud.com^$important</text:p>
      <text:p text:style-name="Standard">||opel.km.ua^$important</text:p>
      <text:p text:style-name="Standard">||open.spotify.com^$important</text:p>
      <text:p text:style-name="Standard">||openad.tf1.fr^$important</text:p>
      <text:p text:style-name="Standard">||openad.travelnow.com^$important</text:p>
      <text:p text:style-name="Standard">||openads.friendfinder.com^$important</text:p>
      <text:p text:style-name="Standard">||openads.org^$important</text:p>
      <text:p text:style-name="Standard">||openapi.guanjia.qq.com^$important</text:p>
      <text:p text:style-name="Standard">||openclick.com^$important</text:p>
      <text:p text:style-name="Standard">||openhosting.tk^$important</text:p>
      <text:p text:style-name="Standard">||openmarket.com^$important</text:p>
      <text:p text:style-name="Standard">||openmind-ecuador.com^$important</text:p>
      <text:p text:style-name="Standard">||openquote.co.za^$important</text:p>
      <text:p text:style-name="Standard">||openx.angelsgroup.org.uk^$important</text:p>
      <text:p text:style-name="Standard">||openx.blindferret.com^$important</text:p>
      <text:p text:style-name="Standard">||openx.com^$important</text:p>
      <text:p text:style-name="Standard">||openx.net^$important</text:p>
      <text:p text:style-name="Standard">||opera228.com^$important</text:p>
      <text:p text:style-name="Standard">||opera3773.000webhostapp.com^$important</text:p>
      <text:p text:style-name="Standard">||ophopparee.com^$important</text:p>
      <text:p text:style-name="Standard">||opienetwork.com^$important</text:p>
      <text:p text:style-name="Standard">||opira.000webhostapp.com^$important</text:p>
      <text:p text:style-name="Standard">||oportunidadpc.com^$important</text:p>
      <text:p text:style-name="Standard">||oppofile.duckdns.org^$important</text:p>
      <text:p text:style-name="Standard">||opporingtones.com^$important</text:p>
      <text:p text:style-name="Standard">||opspack.tech^$important</text:p>
      <text:p text:style-name="Standard">||opticalexpressbd.com^$important</text:p>
      <text:p text:style-name="Standard">||opticatena.com^$important</text:p>
      <text:p text:style-name="Standard">||opticsbd.com^$important</text:p>
      <text:p text:style-name="Standard">||optimal-estate.com^$important</text:p>
      <text:p text:style-name="Standard">||optimasaludmental.com^$important</text:p>
      <text:p text:style-name="Standard">||optimasiinstagram.com^$important</text:p>
      <text:p text:style-name="Standard">||optimistron.com^$important</text:p>
      <text:p text:style-name="Standard">||optimix.cn^$important</text:p>
      <text:p text:style-name="Standard">||optimizedgroup.io^$important</text:p>
      <text:p text:style-name="Standard">||optimizely.com^$important</text:p>
      <text:p text:style-name="Standard">||optimost.com^$important</text:p>
      <text:p text:style-name="Standard">||optimum-techno.com^$important</text:p>
      <text:p text:style-name="Standard">||optimumenergytech.com^$important</text:p>
      <text:p text:style-name="Standard"><text:soft-page-break/>||optimus1.ddns.net^$important</text:p>
      <text:p text:style-name="Standard">||optmd.com^$important</text:p>
      <text:p text:style-name="Standard">||opusjobapp.com^$important</text:p>
      <text:p text:style-name="Standard">||oputaobie.eu^$important</text:p>
      <text:p text:style-name="Standard">||or-truuce.tk^$important</text:p>
      <text:p text:style-name="Standard">||oracle.com^$important</text:p>
      <text:p text:style-name="Standard">||oracleimg.com^$important</text:p>
      <text:p text:style-name="Standard">||orangeconsultingin.000webhostapp.com^$important</text:p>
      <text:p text:style-name="Standard">||orangetoolzdemo.com^$important</text:p>
      <text:p text:style-name="Standard">||orchaskiddiesworld.com^$important</text:p>
      <text:p text:style-name="Standard">||ordeksurat.duckdns.org^$important</text:p>
      <text:p text:style-name="Standard">||order-now.yourdailyassignments.com^$important</text:p>
      <text:p text:style-name="Standard">||ordheet.gq^$important</text:p>
      <text:p text:style-name="Standard">||ordingly.com^$important</text:p>
      <text:p text:style-name="Standard">||oreohost.com^$important</text:p>
      <text:p text:style-name="Standard">||orfanidis.eu^$important</text:p>
      <text:p text:style-name="Standard">||organicfs.com^$important</text:p>
      <text:p text:style-name="Standard">||organicmudi.com^$important</text:p>
      <text:p text:style-name="Standard">||organicneshan.com^$important</text:p>
      <text:p text:style-name="Standard">||organizersondemand.com^$important</text:p>
      <text:p text:style-name="Standard">||orialali.com^$important</text:p>
      <text:p text:style-name="Standard">||orielliespinoza.com^$important</text:p>
      <text:p text:style-name="Standard">||orientalspawellness.com^$important</text:p>
      <text:p text:style-name="Standard">||orientcam.org^$important</text:p>
      <text:p text:style-name="Standard">||orientsdelivery.xyz^$important</text:p>
      <text:p text:style-name="Standard">||originalsbrands.com^$important</text:p>
      <text:p text:style-name="Standard">||origins.hu^$important</text:p>
      <text:p text:style-name="Standard">||orionmarketing.ru^$important</text:p>
      <text:p text:style-name="Standard">||oriori.com^$important</text:p>
      <text:p text:style-name="Standard">||orishinecarwash.com^$important</text:p>
      <text:p text:style-name="Standard">||orixon.org^$important</text:p>
      <text:p text:style-name="Standard">||orolemonge.com^$important</text:p>
      <text:p text:style-name="Standard">||orquestajoaquinylosbandidos.com^$important</text:p>
      <text:p text:style-name="Standard">||ortadogutedarikzirvesi.com^$important</text:p>
      <text:p text:style-name="Standard">||ortambu.net^$important</text:p>
      <text:p text:style-name="Standard">||orthodontists-group.com^$important</text:p>
      <text:p text:style-name="Standard">||orthopaedix.com.au^$important</text:p>
      <text:p text:style-name="Standard">||oryano.us^$important</text:p>
      <text:p text:style-name="Standard">||osa-co.com^$important</text:p>
      <text:p text:style-name="Standard">||osads.ddns.net^$important</text:p>
      <text:p text:style-name="Standard">||osaleeloom.com^$important</text:p>
      <text:p text:style-name="Standard">||osano.com^$important</text:p>
      <text:p text:style-name="Standard">||osart.com.tr^$important</text:p>
      <text:p text:style-name="Standard">||osbios.net^$important</text:p>
      <text:p text:style-name="Standard">||oscarengineeringclasses.com^$important</text:p>
      <text:p text:style-name="Standard">||oscarolivas.com^$important</text:p>
      <text:p text:style-name="Standard">||oscontinental.online^$important</text:p>
      <text:p text:style-name="Standard">||ose.lazyeight.tech^$important</text:p>
      <text:p text:style-name="Standard">||oshonafitness.com^$important</text:p>
      <text:p text:style-name="Standard">||oshunvirginhairco.com^$important</text:p>
      <text:p text:style-name="Standard">||osiedle-polna.pl^$important</text:p>
      <text:p text:style-name="Standard">||osmimedia.com^$important</text:p>
      <text:p text:style-name="Standard"><text:soft-page-break/>||osslusturv.com^$important</text:p>
      <text:p text:style-name="Standard">||ossuh.com^$important</text:p>
      <text:p text:style-name="Standard">||ostaz.ml^$important</text:p>
      <text:p text:style-name="Standard">||osteoliv.com^$important</text:p>
      <text:p text:style-name="Standard">||ostrichkitchens.com^$important</text:p>
      <text:p text:style-name="Standard">||ostriwin.com^$important</text:p>
      <text:p text:style-name="Standard">||ostrolista.com^$important</text:p>
      <text:p text:style-name="Standard">||osxappleservice.com^$important</text:p>
      <text:p text:style-name="Standard">||osyilvl.dns-cloud.net^$important</text:p>
      <text:p text:style-name="Standard">||ota.cartrawler.com^$important</text:p>
      <text:p text:style-name="Standard">||ota.lokalise.co^$important</text:p>
      <text:p text:style-name="Standard">||otacilio.online^$important</text:p>
      <text:p text:style-name="Standard">||otc-manila.com^$important</text:p>
      <text:p text:style-name="Standard">||othisanna.com^$important</text:p>
      <text:p text:style-name="Standard">||otm-r.com^$important</text:p>
      <text:p text:style-name="Standard">||otmess.ddns.net^$important</text:p>
      <text:p text:style-name="Standard">||otohondavungtau.com^$important</text:p>
      <text:p text:style-name="Standard">||otojack.co.id^$important</text:p>
      <text:p text:style-name="Standard">||otomotifme.com^$important</text:p>
      <text:p text:style-name="Standard">||otosude.com^$important</text:p>
      <text:p text:style-name="Standard">||otpkabinet.ru^$important</text:p>
      <text:p text:style-name="Standard">||otpokehack.ddns.net^$important</text:p>
      <text:p text:style-name="Standard">||otpsoft.ru^$important</text:p>
      <text:p text:style-name="Standard">||ots.sd^$important</text:p>
      <text:p text:style-name="Standard">||otsosukadzima.com^$important</text:p>
      <text:p text:style-name="Standard">||otto-images.developershed.com^$important</text:p>
      <text:p text:style-name="Standard">||ou07.myftp.biz^$important</text:p>
      <text:p text:style-name="Standard">||ouae.info^$important</text:p>
      <text:p text:style-name="Standard">||oudheverlee.top^$important</text:p>
      <text:p text:style-name="Standard">||ougadikhalkhuntec.nl^$important</text:p>
      <text:p text:style-name="Standard">||ouiyg.mefound.com^$important</text:p>
      <text:p text:style-name="Standard">||oupfqhmkezgnvi.com^$important</text:p>
      <text:p text:style-name="Standard">||ourbeskpo.life^$important</text:p>
      <text:p text:style-name="Standard">||ourbestidea.website^$important</text:p>
      <text:p text:style-name="Standard">||ourfuturedream.com^$important</text:p>
      <text:p text:style-name="Standard">||ourmadaripur.com^$important</text:p>
      <text:p text:style-name="Standard">||ournestcreations.com^$important</text:p>
      <text:p text:style-name="Standard">||ourociclo.com.br^$important</text:p>
      <text:p text:style-name="Standard">||ourteamsolutions.com^$important</text:p>
      <text:p text:style-name="Standard">||oushode.com^$important</text:p>
      <text:p text:style-name="Standard">||oussamarrio.ddns.net^$important</text:p>
      <text:p text:style-name="Standard">||oussamatravel.com^$important</text:p>
      <text:p text:style-name="Standard">||out-there-media.com^$important</text:p>
      <text:p text:style-name="Standard">||outbrain.com^$important</text:p>
      <text:p text:style-name="Standard">||outcome-ssp.supersonicads.com^$important</text:p>
      <text:p text:style-name="Standard">||outdoor-firenze.it^$important</text:p>
      <text:p text:style-name="Standard">||outletsmm.com^$important</text:p>
      <text:p text:style-name="Standard">||outlookupdate.dynamicdns.org.uk^$important</text:p>
      <text:p text:style-name="Standard">||outofhandcreations.ca^$important</text:p>
      <text:p text:style-name="Standard">||outonoemlisboa.com^$important</text:p>
      <text:p text:style-name="Standard">||outstandingessay.com^$important</text:p>
      <text:p text:style-name="Standard">||ove.com.ng^$important</text:p>
      <text:p text:style-name="Standard"><text:soft-page-break/>||over-vita.ddns.net^$important</text:p>
      <text:p text:style-name="Standard">||overhax.org^$important</text:p>
      <text:p text:style-name="Standard">||overman.ac.ug^$important</text:p>
      <text:p text:style-name="Standard">||overthebarr.club^$important</text:p>
      <text:p text:style-name="Standard">||overture.com^$important</text:p>
      <text:p text:style-name="Standard">||ovh.servehttp.com^$important</text:p>
      <text:p text:style-name="Standard">||owebmoney.ru^$important</text:p>
      <text:p text:style-name="Standard">||owenewturk.ru^$important</text:p>
      <text:p text:style-name="Standard">||owenturk.com^$important</text:p>
      <text:p text:style-name="Standard">||owncloud.meerai.io^$important</text:p>
      <text:p text:style-name="Standard">||owneriq.net^$important</text:p>
      <text:p text:style-name="Standard">||ownetr.ru^$important</text:p>
      <text:p text:style-name="Standard">||oxado.com^$important</text:p>
      <text:p text:style-name="Standard">||oxaggebrer.com^$important</text:p>
      <text:p text:style-name="Standard">||oxcash.com^$important</text:p>
      <text:p text:style-name="Standard">||oxen.hillcountrytexas.com^$important</text:p>
      <text:p text:style-name="Standard">||oxydating.com^$important</text:p>
      <text:p text:style-name="Standard">||oxyvin.com^$important</text:p>
      <text:p text:style-name="Standard">||oyishu.com^$important</text:p>
      <text:p text:style-name="Standard">||oykadanismanlik.net^$important</text:p>
      <text:p text:style-name="Standard">||oyokunoshi.com^$important</text:p>
      <text:p text:style-name="Standard">||oz4eai75936b8d.com^$important</text:p>
      <text:p text:style-name="Standard">||ozanarts.com^$important</text:p>
      <text:p text:style-name="Standard">||ozeki.hopto.org^$important</text:p>
      <text:p text:style-name="Standard">||ozendustriyelservis.com^$important</text:p>
      <text:p text:style-name="Standard">||ozgurdusleranaokulu.com^$important</text:p>
      <text:p text:style-name="Standard">||ozgursimsek.xyz^$important</text:p>
      <text:p text:style-name="Standard">||oziltestfw.ml^$important</text:p>
      <text:p text:style-name="Standard">||ozornoy-slon.ru^$important</text:p>
      <text:p text:style-name="Standard">||ozricasupport.com^$important</text:p>
      <text:p text:style-name="Standard">||ozturcanakkale.com^$important</text:p>
      <text:p text:style-name="Standard">||ozz.su^$important</text:p>
      <text:p text:style-name="Standard">||p.adpdx.com^$important</text:p>
      <text:p text:style-name="Standard">||p.cpx.to^$important</text:p>
      <text:p text:style-name="Standard">||p0o9k78hyw1f827b.com^$important</text:p>
      <text:p text:style-name="Standard">||p37r0ffv1ckt.pw^$important</text:p>
      <text:p text:style-name="Standard">||p48.lublin.eu^$important</text:p>
      <text:p text:style-name="Standard">||p4blogabriel.pw^$important</text:p>
      <text:p text:style-name="Standard">||paargolbal.in^$important</text:p>
      <text:p text:style-name="Standard">||paas-0afb5372-c475-4ee7-a1e1-3a9-1975109958.us-east-1.elb.amazonaws.com^$important</text:p>
      <text:p text:style-name="Standard">||paas-fae76d9a-6b61-4232-926f-b5a-1928966269.us-east-1.elb.amazonaws.com^$important</text:p>
      <text:p text:style-name="Standard">||paas-fb297bff-c629-4ba7-8995-049-429374455.us-east-1.elb.amazonaws.com^$important</text:p>
      <text:p text:style-name="Standard">||pabloemino.pw^$important</text:p>
      <text:p text:style-name="Standard">||pablofile.ga^$important</text:p>
      <text:p text:style-name="Standard">||pablofile.gq^$important</text:p>
      <text:p text:style-name="Standard">||pablofile.ml^$important</text:p>
      <text:p text:style-name="Standard">||pablofile.tk^$important</text:p>
      <text:p text:style-name="Standard">||pablolauria.site^$important</text:p>
      <text:p text:style-name="Standard">||pablopaganini.pw^$important</text:p>
      <text:p text:style-name="Standard">||pablopanuroere.pw^$important</text:p>
      <text:p text:style-name="Standard">||pabloservices.ml^$important</text:p>
      <text:p text:style-name="Standard">||pabrik-tenda.id^$important</text:p>
      <text:p text:style-name="Standard"><text:soft-page-break/>||pacifictridentfunding.com^$important</text:p>
      <text:p text:style-name="Standard">||paciflxinc.com^$important</text:p>
      <text:p text:style-name="Standard">||packshotclippingpath.com^$important</text:p>
      <text:p text:style-name="Standard">||pacpictures.pw^$important</text:p>
      <text:p text:style-name="Standard">||paeststaby.com^$important</text:p>
      <text:p text:style-name="Standard">||pafindo.me^$important</text:p>
      <text:p text:style-name="Standard">||pagead.l.doubleclick.net^$important</text:p>
      <text:p text:style-name="Standard">||pagead.l.google.com^$important</text:p>
      <text:p text:style-name="Standard">||pagead2.googlesyndication.com^$important</text:p>
      <text:p text:style-name="Standard">||pagead46.l.doubleclick.net^$important</text:p>
      <text:p text:style-name="Standard">||pagefair.com^$important</text:p>
      <text:p text:style-name="Standard">||pagefinder52.uz^$important</text:p>
      <text:p text:style-name="Standard">||pagerank-ranking.com^$important</text:p>
      <text:p text:style-name="Standard">||pagerank-ranking.de^$important</text:p>
      <text:p text:style-name="Standard">||pagerank-server7.de^$important</text:p>
      <text:p text:style-name="Standard">||pagerank-submitter.com^$important</text:p>
      <text:p text:style-name="Standard">||pagerank-submitter.de^$important</text:p>
      <text:p text:style-name="Standard">||pagerank-suchmaschine.de^$important</text:p>
      <text:p text:style-name="Standard">||pagerank-united.de^$important</text:p>
      <text:p text:style-name="Standard">||pagerank4u.eu^$important</text:p>
      <text:p text:style-name="Standard">||pagerank4you.com^$important</text:p>
      <text:p text:style-name="Standard">||pageranktop.com^$important</text:p>
      <text:p text:style-name="Standard">||pages.anandamayiinstituto.com.br^$important</text:p>
      <text:p text:style-name="Standard">||pages03.net^$important</text:p>
      <text:p text:style-name="Standard">||paginasincriveis.online^$important</text:p>
      <text:p text:style-name="Standard">||pagsalon.com^$important</text:p>
      <text:p text:style-name="Standard">||paiju800.com^$important</text:p>
      <text:p text:style-name="Standard">||painterbl.com^$important</text:p>
      <text:p text:style-name="Standard">||painterzindubai.com^$important</text:p>
      <text:p text:style-name="Standard">||paipaisdvzxc.ru^$important</text:p>
      <text:p text:style-name="Standard">||pakiskemenagntb.com^$important</text:p>
      <text:p text:style-name="Standard">||pakjapannews.com^$important</text:p>
      <text:p text:style-name="Standard">||pakmedcon.com^$important</text:p>
      <text:p text:style-name="Standard">||paknakhon.in.th^$important</text:p>
      <text:p text:style-name="Standard">||pakpak121.duckdns.org^$important</text:p>
      <text:p text:style-name="Standard">||paksoymuhendislik.com^$important</text:p>
      <text:p text:style-name="Standard">||pakspaservices.com^$important</text:p>
      <text:p text:style-name="Standard">||palacegrades.com^$important</text:p>
      <text:p text:style-name="Standard">||palbarsport.com^$important</text:p>
      <text:p text:style-name="Standard">||palermosleepcheap.com^$important</text:p>
      <text:p text:style-name="Standard">||palmbeachresortcebu.com^$important</text:p>
      <text:p text:style-name="Standard">||palmettoslidingdoorrepair.com^$important</text:p>
      <text:p text:style-name="Standard">||palosycuerdas.com^$important</text:p>
      <text:p text:style-name="Standard">||paltox.com^$important</text:p>
      <text:p text:style-name="Standard">||pamelaannspantry.com^$important</text:p>
      <text:p text:style-name="Standard">||pamthasion.pw^$important</text:p>
      <text:p text:style-name="Standard">||panaragency.com^$important</text:p>
      <text:p text:style-name="Standard">||panasonics.org^$important</text:p>
      <text:p text:style-name="Standard">||pandatop1.ddns.net^$important</text:p>
      <text:p text:style-name="Standard">||panditpurshotamgaur.in^$important</text:p>
      <text:p text:style-name="Standard">||panditshukla.com^$important</text:p>
      <text:p text:style-name="Standard">||pandora-jewelry-clearance.us^$important</text:p>
      <text:p text:style-name="Standard"><text:soft-page-break/>||pandou.top^$important</text:p>
      <text:p text:style-name="Standard">||pandrol.gq^$important</text:p>
      <text:p text:style-name="Standard">||panel.gajarweb.eu^$important</text:p>
      <text:p text:style-name="Standard">||panel.miniuser.ru^$important</text:p>
      <text:p text:style-name="Standard">||panel.pkbmlambefoundation.com^$important</text:p>
      <text:p text:style-name="Standard">||panel222.info^$important</text:p>
      <text:p text:style-name="Standard">||panelbilling10.ru^$important</text:p>
      <text:p text:style-name="Standard">||panelgame.tk^$important</text:p>
      <text:p text:style-name="Standard">||panelli.kz^$important</text:p>
      <text:p text:style-name="Standard">||panellog.top^$important</text:p>
      <text:p text:style-name="Standard">||panelmilok.online^$important</text:p>
      <text:p text:style-name="Standard">||pangpang.ddns.net^$important</text:p>
      <text:p text:style-name="Standard">||pangpangz.ddns.net^$important</text:p>
      <text:p text:style-name="Standard">||panouluers.com^$important</text:p>
      <text:p text:style-name="Standard">||panpos.ae^$important</text:p>
      <text:p text:style-name="Standard">||panproduksiyon.com^$important</text:p>
      <text:p text:style-name="Standard">||pantone-iq.com^$important</text:p>
      <text:p text:style-name="Standard">||panya-realestate.000webhostapp.com^$important</text:p>
      <text:p text:style-name="Standard">||paoduenti.duckdns.org^$important</text:p>
      <text:p text:style-name="Standard">||papayamobile.com^$important</text:p>
      <text:p text:style-name="Standard">||papentfive.com^$important</text:p>
      <text:p text:style-name="Standard">||paperblank.best^$important</text:p>
      <text:p text:style-name="Standard">||para-t.com^$important</text:p>
      <text:p text:style-name="Standard">||paradiseguests.com^$important</text:p>
      <text:p text:style-name="Standard">||paradisemathtuition.com^$important</text:p>
      <text:p text:style-name="Standard">||parafinadomicilio.cl^$important</text:p>
      <text:p text:style-name="Standard">||paramo.delvasi.com^$important</text:p>
      <text:p text:style-name="Standard">||paramont-delivery.tk^$important</text:p>
      <text:p text:style-name="Standard">||parantezlojistik.com^$important</text:p>
      <text:p text:style-name="Standard">||parcnational-lomami.org^$important</text:p>
      <text:p text:style-name="Standard">||pardicshini.com^$important</text:p>
      <text:p text:style-name="Standard">||pardismobl.com^$important</text:p>
      <text:p text:style-name="Standard">||pardot.com^$important</text:p>
      <text:p text:style-name="Standard">||parenchild360.com^$important</text:p>
      <text:p text:style-name="Standard">||parentingforgood.com^$important</text:p>
      <text:p text:style-name="Standard">||parentingtopsecrets.com^$important</text:p>
      <text:p text:style-name="Standard">||parentlism.com^$important</text:p>
      <text:p text:style-name="Standard">||parfumonline.eu^$important</text:p>
      <text:p text:style-name="Standard">||parga360.com^$important</text:p>
      <text:p text:style-name="Standard">||pariadkomindo.com^$important</text:p>
      <text:p text:style-name="Standard">||parisgranhotels.ga^$important</text:p>
      <text:p text:style-name="Standard">||parishadtoday.com^$important</text:p>
      <text:p text:style-name="Standard">||parizsaham.com^$important</text:p>
      <text:p text:style-name="Standard">||parkingmasterbd.com^$important</text:p>
      <text:p text:style-name="Standard">||parkklead.com^$important</text:p>
      <text:p text:style-name="Standard">||parrainagemalin.fr^$important</text:p>
      <text:p text:style-name="Standard">||parsely.com^$important</text:p>
      <text:p text:style-name="Standard">||parsinstore.com^$important</text:p>
      <text:p text:style-name="Standard">||parsroman.ir^$important</text:p>
      <text:p text:style-name="Standard">||partage-facile.com^$important</text:p>
      <text:p text:style-name="Standard">||partidiricambio24.it^$important</text:p>
      <text:p text:style-name="Standard">||partland63.ru^$important</text:p>
      <text:p text:style-name="Standard"><text:soft-page-break/>||partner-ads.com^$important</text:p>
      <text:p text:style-name="Standard">||partner.pelikan.cz^$important</text:p>
      <text:p text:style-name="Standard">||partner.targoapp.ru^$important</text:p>
      <text:p text:style-name="Standard">||partner.topcities.com^$important</text:p>
      <text:p text:style-name="Standard">||partnerad.l.google.com^$important</text:p>
      <text:p text:style-name="Standard">||partnercash.de^$important</text:p>
      <text:p text:style-name="Standard">||partnercoin.ml^$important</text:p>
      <text:p text:style-name="Standard">||partnerkamany.ru^$important</text:p>
      <text:p text:style-name="Standard">||partners.priceline.com^$important</text:p>
      <text:p text:style-name="Standard">||partnersoft.media^$important</text:p>
      <text:p text:style-name="Standard">||partonobrasil.com.br^$important</text:p>
      <text:p text:style-name="Standard">||party-slot.com^$important</text:p>
      <text:p text:style-name="Standard">||partycity.ml^$important</text:p>
      <text:p text:style-name="Standard">||partycloud.nl^$important</text:p>
      <text:p text:style-name="Standard">||parvatanchal.com^$important</text:p>
      <text:p text:style-name="Standard">||pasargad.site^$important</text:p>
      <text:p text:style-name="Standard">||pases.info^$important</text:p>
      <text:p text:style-name="Standard">||pashafrendley.hr00.ru^$important</text:p>
      <text:p text:style-name="Standard">||pasiekaczluchowska.pl^$important</text:p>
      <text:p text:style-name="Standard">||pasioncontinental.com^$important</text:p>
      <text:p text:style-name="Standard">||paskha.biz.ua^$important</text:p>
      <text:p text:style-name="Standard">||paskjldf.ug^$important</text:p>
      <text:p text:style-name="Standard">||passion-4.net^$important</text:p>
      <text:p text:style-name="Standard">||pat4.qpoe.com^$important</text:p>
      <text:p text:style-name="Standard">||patanrivey.com^$important</text:p>
      <text:p text:style-name="Standard">||patayka.000webhostapp.com^$important</text:p>
      <text:p text:style-name="Standard">||pate1k.000webhostapp.com^$important</text:p>
      <text:p text:style-name="Standard">||paterdonga.com^$important</text:p>
      <text:p text:style-name="Standard">||pathaayamrestaurant.com^$important</text:p>
      <text:p text:style-name="Standard">||pathofexile.host^$important</text:p>
      <text:p text:style-name="Standard">||patinhodomal.duckdns.org^$important</text:p>
      <text:p text:style-name="Standard">||patoimpex.com^$important</text:p>
      <text:p text:style-name="Standard">||patriciayork.gq^$important</text:p>
      <text:p text:style-name="Standard">||patrickblay.com^$important</text:p>
      <text:p text:style-name="Standard">||patrickedwardfallon.com^$important</text:p>
      <text:p text:style-name="Standard">||patrickglobalusa.com^$important</text:p>
      <text:p text:style-name="Standard">||paufx.000webhostapp.com^$important</text:p>
      <text:p text:style-name="Standard">||paularosalba.com.br^$important</text:p>
      <text:p text:style-name="Standard">||paulklosterimages.com^$important</text:p>
      <text:p text:style-name="Standard">||pavia-project.net^$important</text:p>
      <text:p text:style-name="Standard">||pavwine.com^$important</text:p>
      <text:p text:style-name="Standard">||pawarsoftwares.com^$important</text:p>
      <text:p text:style-name="Standard">||pay-ads.com^$important</text:p>
      <text:p text:style-name="Standard">||pay-robokassa.net^$important</text:p>
      <text:p text:style-name="Standard">||pay.google.co^$important</text:p>
      <text:p text:style-name="Standard">||pay.hudavaqt.com^$important</text:p>
      <text:p text:style-name="Standard">||paycounter.com^$important</text:p>
      <text:p text:style-name="Standard">||payer.orientsportshouse.com^$important</text:p>
      <text:p text:style-name="Standard">||paypal-document.com^$important</text:p>
      <text:p text:style-name="Standard">||paypal-gifts.co^$important</text:p>
      <text:p text:style-name="Standard">||paypal.juliani.co.ke^$important</text:p>
      <text:p text:style-name="Standard">||paypal.login.us.wahanadigital.co.id^$important</text:p>
      <text:p text:style-name="Standard"><text:soft-page-break/>||paypasecureservice.com^$important</text:p>
      <text:p text:style-name="Standard">||paypopup.com^$important</text:p>
      <text:p text:style-name="Standard">||payserve.com^$important</text:p>
      <text:p text:style-name="Standard">||pb128o6c2favwk.com^$important</text:p>
      <text:p text:style-name="Standard">||pbbl.co^$important</text:p>
      <text:p text:style-name="Standard">||pbmultikarya.com^$important</text:p>
      <text:p text:style-name="Standard">||pbnet.ru^$important</text:p>
      <text:p text:style-name="Standard">||pcash.imlive.com^$important</text:p>
      <text:p text:style-name="Standard">||pcboosterproject.com^$important</text:p>
      <text:p text:style-name="Standard">||pcf08.com^$important</text:p>
      <text:p text:style-name="Standard">||pcginsure.com^$important</text:p>
      <text:p text:style-name="Standard">||pchack.zapto.org^$important</text:p>
      <text:p text:style-name="Standard">||pcipoc.com^$important</text:p>
      <text:p text:style-name="Standard">||pcmag.com^$important</text:p>
      <text:p text:style-name="Standard">||pcms.bridgeimpex.org^$important</text:p>
      <text:p text:style-name="Standard">||pcms.bridgeimprex.com^$important</text:p>
      <text:p text:style-name="Standard">||pconline.com.cn^$important</text:p>
      <text:p text:style-name="Standard">||pcpin.site^$important</text:p>
      <text:p text:style-name="Standard">||pd2i.pw^$important</text:p>
      <text:p text:style-name="Standard">||pdf-archive.press^$important</text:p>
      <text:p text:style-name="Standard">||pdf-archive.store^$important</text:p>
      <text:p text:style-name="Standard">||pdf-compare.site^$important</text:p>
      <text:p text:style-name="Standard">||pdf-compare.space^$important</text:p>
      <text:p text:style-name="Standard">||pdf.sytes.net^$important</text:p>
      <text:p text:style-name="Standard">||pdfescape.su^$important</text:p>
      <text:p text:style-name="Standard">||pdfgrennland.ddns.net^$important</text:p>
      <text:p text:style-name="Standard">||pdgijember.org^$important</text:p>
      <text:p text:style-name="Standard">||pdocxoffice.com^$important</text:p>
      <text:p text:style-name="Standard">||pdrev1s.ug^$important</text:p>
      <text:p text:style-name="Standard">||pdri.or.id^$important</text:p>
      <text:p text:style-name="Standard">||peacock.dating^$important</text:p>
      <text:p text:style-name="Standard">||peanock.com^$important</text:p>
      <text:p text:style-name="Standard">||pearl-apartment.com^$important</text:p>
      <text:p text:style-name="Standard">||pearlandcellphonerepair.com^$important</text:p>
      <text:p text:style-name="Standard">||peaven.000webhostapp.com^$important</text:p>
      <text:p text:style-name="Standard">||peculiareyewear.com^$important</text:p>
      <text:p text:style-name="Standard">||pecunia110011.at^$important</text:p>
      <text:p text:style-name="Standard">||pecunia777.at^$important</text:p>
      <text:p text:style-name="Standard">||pediastudios.com^$important</text:p>
      <text:p text:style-name="Standard">||pedrootavio.top^$important</text:p>
      <text:p text:style-name="Standard">||pedulirakyataceh.org^$important</text:p>
      <text:p text:style-name="Standard">||peep-auktion.de^$important</text:p>
      <text:p text:style-name="Standard">||peer39.com^$important</text:p>
      <text:p text:style-name="Standard">||pegionshamza.com^$important</text:p>
      <text:p text:style-name="Standard">||peinture-marseille.com^$important</text:p>
      <text:p text:style-name="Standard">||pekarkmv.ru^$important</text:p>
      <text:p text:style-name="Standard">||pekontrimulyo.com^$important</text:p>
      <text:p text:style-name="Standard">||pelerinageomrahajj.com^$important</text:p>
      <text:p text:style-name="Standard">||pelleaneigeleducetfils.ca^$important</text:p>
      <text:p text:style-name="Standard">||peluqueriarositaibo.com^$important</text:p>
      <text:p text:style-name="Standard">||pemudasumbersewumarketing.com^$important</text:p>
      <text:p text:style-name="Standard">||pencioneru.ru^$important</text:p>
      <text:p text:style-name="Standard"><text:soft-page-break/>||pendialect.com^$important</text:p>
      <text:p text:style-name="Standard">||pendo.io^$important</text:p>
      <text:p text:style-name="Standard">||peneloppe.chickenkiller.com^$important</text:p>
      <text:p text:style-name="Standard">||penetrating-photogr.000webhostapp.com^$important</text:p>
      <text:p text:style-name="Standard">||pengacarasunita.com^$important</text:p>
      <text:p text:style-name="Standard">||peninsulals.com^$important</text:p>
      <text:p text:style-name="Standard">||pennapoinx.com^$important</text:p>
      <text:p text:style-name="Standard">||pennasilicocarservice.com^$important</text:p>
      <text:p text:style-name="Standard">||pennasliotar.com^$important</text:p>
      <text:p text:style-name="Standard">||pennyweb.com^$important</text:p>
      <text:p text:style-name="Standard">||pentaworkspace.com^$important</text:p>
      <text:p text:style-name="Standard">||pentestblog.xyz^$important</text:p>
      <text:p text:style-name="Standard">||pentick.space^$important</text:p>
      <text:p text:style-name="Standard">||penworkresearch.com^$important</text:p>
      <text:p text:style-name="Standard">||peoletardi.com^$important</text:p>
      <text:p text:style-name="Standard">||people-pa.googleapis.com^$important</text:p>
      <text:p text:style-name="Standard">||pep-egypt.com^$important</text:p>
      <text:p text:style-name="Standard">||pepe920.ddns.net^$important</text:p>
      <text:p text:style-name="Standard">||pepper.builders^$important</text:p>
      <text:p text:style-name="Standard">||pepperbagz.com^$important</text:p>
      <text:p text:style-name="Standard">||pepperhome.ru^$important</text:p>
      <text:p text:style-name="Standard">||pepperjamnetwork.com^$important</text:p>
      <text:p text:style-name="Standard">||pepto.cf^$important</text:p>
      <text:p text:style-name="Standard">||pepto.ga^$important</text:p>
      <text:p text:style-name="Standard">||perca.ir^$important</text:p>
      <text:p text:style-name="Standard">||percentmobile.com^$important</text:p>
      <text:p text:style-name="Standard">||perdej.000webhostapp.com^$important</text:p>
      <text:p text:style-name="Standard">||perf-events.cloud.unity3d.com^$important</text:p>
      <text:p text:style-name="Standard">||perf.mmstat.com^$important</text:p>
      <text:p text:style-name="Standard">||perf.weborama.fr^$important</text:p>
      <text:p text:style-name="Standard">||perfect-maconnerie.fr^$important</text:p>
      <text:p text:style-name="Standard">||perfectaudience.com^$important</text:p>
      <text:p text:style-name="Standard">||perfectgus.com^$important</text:p>
      <text:p text:style-name="Standard">||perfiliate.com^$important</text:p>
      <text:p text:style-name="Standard">||performanceacademia.com.br^$important</text:p>
      <text:p text:style-name="Standard">||performancehaelth.com^$important</text:p>
      <text:p text:style-name="Standard">||performancerevenue.com^$important</text:p>
      <text:p text:style-name="Standard">||performancerevenues.com^$important</text:p>
      <text:p text:style-name="Standard">||performancevitality.net^$important</text:p>
      <text:p text:style-name="Standard">||performancing.com^$important</text:p>
      <text:p text:style-name="Standard">||perfume.pk^$important</text:p>
      <text:p text:style-name="Standard">||perigon-no.com^$important</text:p>
      <text:p text:style-name="Standard">||perkasa.warzonedns.com^$important</text:p>
      <text:p text:style-name="Standard">||perkorules.com^$important</text:p>
      <text:p text:style-name="Standard">||permutive.app^$important</text:p>
      <text:p text:style-name="Standard">||peroxwpc.com^$important</text:p>
      <text:p text:style-name="Standard">||perubakes.ml^$important</text:p>
      <text:p text:style-name="Standard">||peruintitravel.com.pe^$important</text:p>
      <text:p text:style-name="Standard">||perumahanbaru.com^$important</text:p>
      <text:p text:style-name="Standard">||peruorganiconatural.com^$important</text:p>
      <text:p text:style-name="Standard">||pesaship.com^$important</text:p>
      <text:p text:style-name="Standard">||pescaeguipos.com^$important</text:p>
      <text:p text:style-name="Standard"><text:soft-page-break/>||pesonaalamtimur.id^$important</text:p>
      <text:p text:style-name="Standard">||pestservice.site^$important</text:p>
      <text:p text:style-name="Standard">||petametrics.com^$important</text:p>
      <text:p text:style-name="Standard">||petergorog.info^$important</text:p>
      <text:p text:style-name="Standard">||peteroszlik.com^$important</text:p>
      <text:p text:style-name="Standard">||petigroup.com^$important</text:p>
      <text:p text:style-name="Standard">||petordementyev.pw^$important</text:p>
      <text:p text:style-name="Standard">||petroc.org.tw^$important</text:p>
      <text:p text:style-name="Standard">||petrochemicalhousecube.xyz^$important</text:p>
      <text:p text:style-name="Standard">||petrogarmani.pw^$important</text:p>
      <text:p text:style-name="Standard">||petropando.pw^$important</text:p>
      <text:p text:style-name="Standard">||petrouretro.pw^$important</text:p>
      <text:p text:style-name="Standard">||peyzaj.site^$important</text:p>
      <text:p text:style-name="Standard">||pezinok.cf^$important</text:p>
      <text:p text:style-name="Standard">||pezinok.gq^$important</text:p>
      <text:p text:style-name="Standard">||pezinok.tk^$important</text:p>
      <text:p text:style-name="Standard">||pfgrup.com^$important</text:p>
      <text:p text:style-name="Standard">||pgabriellelawrence.top^$important</text:p>
      <text:p text:style-name="Standard">||pgarfielduozzelda.band^$important</text:p>
      <text:p text:style-name="Standard">||pgmediaserve.com^$important</text:p>
      <text:p text:style-name="Standard">||pgmessindia.com^$important</text:p>
      <text:p text:style-name="Standard">||pgpartner.com^$important</text:p>
      <text:p text:style-name="Standard">||ph.alessandrodelpiero.eu^$important</text:p>
      <text:p text:style-name="Standard">||ph0en1x.tk^$important</text:p>
      <text:p text:style-name="Standard">||phaetus.com^$important</text:p>
      <text:p text:style-name="Standard">||phaimanhdanong.com^$important</text:p>
      <text:p text:style-name="Standard">||phamfruits.com^$important</text:p>
      <text:p text:style-name="Standard">||phamthudesigner.com^$important</text:p>
      <text:p text:style-name="Standard">||phanmemgym.net^$important</text:p>
      <text:p text:style-name="Standard">||phanphucland.com^$important</text:p>
      <text:p text:style-name="Standard">||phantom511.duckdns.org^$important</text:p>
      <text:p text:style-name="Standard">||phaplysaigonland.com^$important</text:p>
      <text:p text:style-name="Standard">||pharmachemsales.com^$important</text:p>
      <text:p text:style-name="Standard">||pharmacie-joffre-toulon.fr^$important</text:p>
      <text:p text:style-name="Standard">||pharmanecia.org^$important</text:p>
      <text:p text:style-name="Standard">||pharmavgate.com^$important</text:p>
      <text:p text:style-name="Standard">||pharmonline.space^$important</text:p>
      <text:p text:style-name="Standard">||phatphaponline.net^$important</text:p>
      <text:p text:style-name="Standard">||phbarangays.com^$important</text:p>
      <text:p text:style-name="Standard">||phcc-india.com^$important</text:p>
      <text:p text:style-name="Standard">||pheedo.com^$important</text:p>
      <text:p text:style-name="Standard">||phelieuasia.com^$important</text:p>
      <text:p text:style-name="Standard">||phelieuhoanghung.com^$important</text:p>
      <text:p text:style-name="Standard">||phenieconsult.com^$important</text:p>
      <text:p text:style-name="Standard">||phenoir.org^$important</text:p>
      <text:p text:style-name="Standard">||phizzle.com^$important</text:p>
      <text:p text:style-name="Standard">||phjgas.ug^$important</text:p>
      <text:p text:style-name="Standard">||phluant.com^$important</text:p>
      <text:p text:style-name="Standard">||phoenix-adrunner.mycomputer.com^$important</text:p>
      <text:p text:style-name="Standard">||phoenixcryptoex.com^$important</text:p>
      <text:p text:style-name="Standard">||phonearena.com^$important</text:p>
      <text:p text:style-name="Standard">||phoneringtones.info^$important</text:p>
      <text:p text:style-name="Standard"><text:soft-page-break/>||phong.d5host.com^$important</text:p>
      <text:p text:style-name="Standard">||phongchayviet.com^$important</text:p>
      <text:p text:style-name="Standard">||phongthuyanlac.com^$important</text:p>
      <text:p text:style-name="Standard">||phongthuylinhchi.com^$important</text:p>
      <text:p text:style-name="Standard">||phongvegiaphien.com^$important</text:p>
      <text:p text:style-name="Standard">||phongvequangtrang.com^$important</text:p>
      <text:p text:style-name="Standard">||phongvevietmax.com^$important</text:p>
      <text:p text:style-name="Standard">||phoque.nl^$important</text:p>
      <text:p text:style-name="Standard">||photo-land.ga^$important</text:p>
      <text:p text:style-name="Standard">||photo.store.qq.com^$important</text:p>
      <text:p text:style-name="Standard">||photo2.nerdtonik.com^$important</text:p>
      <text:p text:style-name="Standard">||photoedit.work^$important</text:p>
      <text:p text:style-name="Standard">||photographybackdrops.net^$important</text:p>
      <text:p text:style-name="Standard">||photopsd.com^$important</text:p>
      <text:p text:style-name="Standard">||photorank.me^$important</text:p>
      <text:p text:style-name="Standard">||phpadsnew.new.natuurpark.nl^$important</text:p>
      <text:p text:style-name="Standard">||phpmyvisites.net^$important</text:p>
      <text:p text:style-name="Standard">||phudieusongma.com^$important</text:p>
      <text:p text:style-name="Standard">||phuhungcoltd.com^$important</text:p>
      <text:p text:style-name="Standard">||phulayhomestaychiangdao.com^$important</text:p>
      <text:p text:style-name="Standard">||phumyhunggiatot.com^$important</text:p>
      <text:p text:style-name="Standard">||phunukinhdoanh.net^$important</text:p>
      <text:p text:style-name="Standard">||phunware.com^$important</text:p>
      <text:p text:style-name="Standard">||physicaltrainernearme.com^$important</text:p>
      <text:p text:style-name="Standard">||phyzicia.com^$important</text:p>
      <text:p text:style-name="Standard">||pi-labs.tech^$important</text:p>
      <text:p text:style-name="Standard">||pi.pardot.com^$important</text:p>
      <text:p text:style-name="Standard">||piavee.com^$important</text:p>
      <text:p text:style-name="Standard">||pibuilding.com^$important</text:p>
      <text:p text:style-name="Standard">||pica5sopablo.pw^$important</text:p>
      <text:p text:style-name="Standard">||picadmedia.com^$important</text:p>
      <text:p text:style-name="Standard">||picanto.xyz^$important</text:p>
      <text:p text:style-name="Standard">||picasaweb.google.com^$important</text:p>
      <text:p text:style-name="Standard">||picdeep.ml^$important</text:p>
      <text:p text:style-name="Standard">||pichrolpelak.ir^$important</text:p>
      <text:p text:style-name="Standard">||pickel666.000webhostapp.com^$important</text:p>
      <text:p text:style-name="Standard">||pickleballhotspot.com^$important</text:p>
      <text:p text:style-name="Standard">||pickpointgarage.com^$important</text:p>
      <text:p text:style-name="Standard">||pickthismotel.xyz^$important</text:p>
      <text:p text:style-name="Standard">||pickupav.site^$important</text:p>
      <text:p text:style-name="Standard">||picnicapp.co.uk^$important</text:p>
      <text:p text:style-name="Standard">||pics4game.com^$important</text:p>
      <text:p text:style-name="Standard">||picslife7.com^$important</text:p>
      <text:p text:style-name="Standard">||pictures.zooplus.com^$important</text:p>
      <text:p text:style-name="Standard">||piddon.com.ua^$important</text:p>
      <text:p text:style-name="Standard">||pieceofpassion.net^$important</text:p>
      <text:p text:style-name="Standard">||pieliedie.ga^$important</text:p>
      <text:p text:style-name="Standard">||piercedcarbon.com^$important</text:p>
      <text:p text:style-name="Standard">||pierret.ml^$important</text:p>
      <text:p text:style-name="Standard">||piesolubni.com^$important</text:p>
      <text:p text:style-name="Standard">||pii-sinove.eu^$important</text:p>
      <text:p text:style-name="Standard">||piinterim.ga^$important</text:p>
      <text:p text:style-name="Standard"><text:soft-page-break/>||pikabu.best^$important</text:p>
      <text:p text:style-name="Standard">||pikkaly.com^$important</text:p>
      <text:p text:style-name="Standard">||pilewitene.com^$important</text:p>
      <text:p text:style-name="Standard">||piller-sg.com^$important</text:p>
      <text:p text:style-name="Standard">||pillscash.com^$important</text:p>
      <text:p text:style-name="Standard">||pilyclix.cl^$important</text:p>
      <text:p text:style-name="Standard">||pilz.website^$important</text:p>
      <text:p text:style-name="Standard">||pimproll.com^$important</text:p>
      <text:p text:style-name="Standard">||pin-river.data.ea.com^$important</text:p>
      <text:p text:style-name="Standard">||pinarvana.ml^$important</text:p>
      <text:p text:style-name="Standard">||pinchofbinge.com^$important</text:p>
      <text:p text:style-name="Standard">||pindekoration.online^$important</text:p>
      <text:p text:style-name="Standard">||pineloautoricambi.com^$important</text:p>
      <text:p text:style-name="Standard">||pinescop.top^$important</text:p>
      <text:p text:style-name="Standard">||ping.buto.tv^$important</text:p>
      <text:p text:style-name="Standard">||ping.hungama.com^$important</text:p>
      <text:p text:style-name="Standard">||ping.tvmaze.com^$important</text:p>
      <text:p text:style-name="Standard">||ping1.tnt-ea.com^$important</text:p>
      <text:p text:style-name="Standard">||pingapi.accengage.com^$important</text:p>
      <text:p text:style-name="Standard">||pinkbabies.net^$important</text:p>
      <text:p text:style-name="Standard">||pinkpanda.pw^$important</text:p>
      <text:p text:style-name="Standard">||pinkputin.com.ug^$important</text:p>
      <text:p text:style-name="Standard">||pinkshopeg.com^$important</text:p>
      <text:p text:style-name="Standard">||pinlateofficial.xyz^$important</text:p>
      <text:p text:style-name="Standard">||pinline.site^$important</text:p>
      <text:p text:style-name="Standard">||pinmova.xyz^$important</text:p>
      <text:p text:style-name="Standard">||pinnaclestudio.ru^$important</text:p>
      <text:p text:style-name="Standard">||pinoy4k.com^$important</text:p>
      <text:p text:style-name="Standard">||pintowin.ug^$important</text:p>
      <text:p text:style-name="Standard">||pioneerelectrical.co.uk^$important</text:p>
      <text:p text:style-name="Standard">||pipes.yahoo.com^$important</text:p>
      <text:p text:style-name="Standard">||pipizhanzhang.com^$important</text:p>
      <text:p text:style-name="Standard">||pipkaboss.xyz^$important</text:p>
      <text:p text:style-name="Standard">||pirados.ddns.net^$important</text:p>
      <text:p text:style-name="Standard">||piratashost.top^$important</text:p>
      <text:p text:style-name="Standard">||piratechickvpn.com^$important</text:p>
      <text:p text:style-name="Standard">||piratenteam.eu^$important</text:p>
      <text:p text:style-name="Standard">||pirates-mist.ru^$important</text:p>
      <text:p text:style-name="Standard">||pirmary.dynu.net^$important</text:p>
      <text:p text:style-name="Standard">||pistola404.duckdns.org^$important</text:p>
      <text:p text:style-name="Standard">||piszej.xyz^$important</text:p>
      <text:p text:style-name="Standard">||pitbullzowna1.ddns.net^$important</text:p>
      <text:p text:style-name="Standard">||pitchfork.com^$important</text:p>
      <text:p text:style-name="Standard">||pitchpixels.com^$important</text:p>
      <text:p text:style-name="Standard">||pitchseed.com^$important</text:p>
      <text:p text:style-name="Standard">||pitchstak.ga^$important</text:p>
      <text:p text:style-name="Standard">||pivactubmi.com^$important</text:p>
      <text:p text:style-name="Standard">||pivnayabiz.hldns.ru^$important</text:p>
      <text:p text:style-name="Standard">||pivotbilisim.com^$important</text:p>
      <text:p text:style-name="Standard">||piwik.pro^$important</text:p>
      <text:p text:style-name="Standard">||pix.eads.com^$important</text:p>
      <text:p text:style-name="Standard">||pix.gfycat.com^$important</text:p>
      <text:p text:style-name="Standard"><text:soft-page-break/>||pix.nbcuni.com^$important</text:p>
      <text:p text:style-name="Standard">||pixazza.com/track/$important</text:p>
      <text:p text:style-name="Standard">||pixel.adsafeprotected.com^$important</text:p>
      <text:p text:style-name="Standard">||pixel.advertising.com^$important</text:p>
      <text:p text:style-name="Standard">||pixel.anyclip.com^$important</text:p>
      <text:p text:style-name="Standard">||pixel.buzzfeed.com^$important</text:p>
      <text:p text:style-name="Standard">||pixel.digitalspy.co.uk^$important</text:p>
      <text:p text:style-name="Standard">||pixel.facebook.com^$important</text:p>
      <text:p text:style-name="Standard">||pixel.honestjohn.co.uk^$important</text:p>
      <text:p text:style-name="Standard">||pixel.jumptap.com^$important</text:p>
      <text:p text:style-name="Standard">||pixel.klout.com^$important</text:p>
      <text:p text:style-name="Standard">||pixel.mathtag.com^$important</text:p>
      <text:p text:style-name="Standard">||pixel.naij.com^$important</text:p>
      <text:p text:style-name="Standard">||pixel.newscgp.com^$important</text:p>
      <text:p text:style-name="Standard">||pixel.newsdiscover.com.au^$important</text:p>
      <text:p text:style-name="Standard">||pixel.pcworld.com^$important</text:p>
      <text:p text:style-name="Standard">||pixel.propublica.org^$important</text:p>
      <text:p text:style-name="Standard">||pixel.quantserve.com^$important</text:p>
      <text:p text:style-name="Standard">||pixel.reddit.com^$important</text:p>
      <text:p text:style-name="Standard">||pixel.redditmedia.com^$important</text:p>
      <text:p text:style-name="Standard">||pixel.staging.tree.com^$important</text:p>
      <text:p text:style-name="Standard">||pixels.livingsocial.com^$important</text:p>
      <text:p text:style-name="Standard">||pixiedust.buzzfeed.com^$important</text:p>
      <text:p text:style-name="Standard">||pixlee.com^$important</text:p>
      <text:p text:style-name="Standard">||pixtravelers.com^$important</text:p>
      <text:p text:style-name="Standard">||pizdaruly.000webhostapp.com^$important</text:p>
      <text:p text:style-name="Standard">||pizinachit.com^$important</text:p>
      <text:p text:style-name="Standard">||pizzamazz.000webhostapp.com^$important</text:p>
      <text:p text:style-name="Standard">||pizzzalicious.ca^$important</text:p>
      <text:p text:style-name="Standard">||pjby.pro^$important</text:p>
      <text:p text:style-name="Standard">||pkez.xyz^$important</text:p>
      <text:p text:style-name="Standard">||pkhz.xyz^$important</text:p>
      <text:p text:style-name="Standard">||pklz.xyz^$important</text:p>
      <text:p text:style-name="Standard">||pkmsolutions.com.my^$important</text:p>
      <text:p text:style-name="Standard">||pksk-zarya.kz^$important</text:p>
      <text:p text:style-name="Standard">||pkuz.xyz^$important</text:p>
      <text:p text:style-name="Standard">||pkxz.xyz^$important</text:p>
      <text:p text:style-name="Standard">||pkzlionorberto.com^$important</text:p>
      <text:p text:style-name="Standard">||pkzz.xyz^$important</text:p>
      <text:p text:style-name="Standard">||placeplay.com^$important</text:p>
      <text:p text:style-name="Standard">||placidocn.com^$important</text:p>
      <text:p text:style-name="Standard">||plagading.edufa.id^$important</text:p>
      <text:p text:style-name="Standard">||plancoders.com^$important</text:p>
      <text:p text:style-name="Standard">||planeta.kierklosebastian.pl^$important</text:p>
      <text:p text:style-name="Standard">||planetactive.com^$important</text:p>
      <text:p text:style-name="Standard">||planetefaune.com^$important</text:p>
      <text:p text:style-name="Standard">||planetlancer.com^$important</text:p>
      <text:p text:style-name="Standard">||planetofaccessories.eu^$important</text:p>
      <text:p text:style-name="Standard">||planktondavid.000webhostapp.com^$important</text:p>
      <text:p text:style-name="Standard">||plantationslidingdoorrepair.net^$important</text:p>
      <text:p text:style-name="Standard">||planthire24.com^$important</text:p>
      <text:p text:style-name="Standard">||plasdo.com^$important</text:p>
      <text:p text:style-name="Standard"><text:soft-page-break/>||platelab.pl^$important</text:p>
      <text:p text:style-name="Standard">||platform-api.sharethis.com^$important</text:p>
      <text:p text:style-name="Standard">||platform.bidgear.com^$important</text:p>
      <text:p text:style-name="Standard">||platform.cloud.coveo.com^$important</text:p>
      <text:p text:style-name="Standard">||platform.linkedin.com^$important</text:p>
      <text:p text:style-name="Standard">||platform.twitter.com^$important</text:p>
      <text:p text:style-name="Standard">||platinumalt.site^$important</text:p>
      <text:p text:style-name="Standard">||platinumbizleads.com^$important</text:p>
      <text:p text:style-name="Standard">||play.aniview.com^$important</text:p>
      <text:p text:style-name="Standard">||play.google.com^$important</text:p>
      <text:p text:style-name="Standard">||play4traffic.com^$important</text:p>
      <text:p text:style-name="Standard">||playasrivieramaya.com^$important</text:p>
      <text:p text:style-name="Standard">||player.twitch.tv^$important</text:p>
      <text:p text:style-name="Standard">||player.zapto.org^$important</text:p>
      <text:p text:style-name="Standard">||playhaven.com^$important</text:p>
      <text:p text:style-name="Standard">||playtech.id^$important</text:p>
      <text:p text:style-name="Standard">||playtester.co.ug^$important</text:p>
      <text:p text:style-name="Standard">||playtomic.com^$important</text:p>
      <text:p text:style-name="Standard">||plazadomino.com^$important</text:p>
      <text:p text:style-name="Standard">||pldtdsll.net^$important</text:p>
      <text:p text:style-name="Standard">||pleasebuy.co.uk^$important</text:p>
      <text:p text:style-name="Standard">||plermesina.com^$important</text:p>
      <text:p text:style-name="Standard">||plessedinhomework.site^$important</text:p>
      <text:p text:style-name="Standard">||plethoramobile.com^$important</text:p>
      <text:p text:style-name="Standard">||plfkhkvlxywwmvywbwbw.com^$important</text:p>
      <text:p text:style-name="Standard">||plikerss.hk^$important</text:p>
      <text:p text:style-name="Standard">||plintakids.com^$important</text:p>
      <text:p text:style-name="Standard">||plista.com^$important</text:p>
      <text:p text:style-name="Standard">||plmyra.com^$important</text:p>
      <text:p text:style-name="Standard">||plocalpeds.com^$important</text:p>
      <text:p text:style-name="Standard">||plodameg.com^$important</text:p>
      <text:p text:style-name="Standard">||ploeger.ru^$important</text:p>
      <text:p text:style-name="Standard">||plomberie-touil.com^$important</text:p>
      <text:p text:style-name="Standard">||plosss.com^$important</text:p>
      <text:p text:style-name="Standard">||plottermais.com^$important</text:p>
      <text:p text:style-name="Standard">||plowsharesproject.org^$important</text:p>
      <text:p text:style-name="Standard">||plpunsil.com^$important</text:p>
      <text:p text:style-name="Standard">||plsurgicals.com^$important</text:p>
      <text:p text:style-name="Standard">||plugelectro4you.com^$important</text:p>
      <text:p text:style-name="Standard">||plugman1.ml^$important</text:p>
      <text:p text:style-name="Standard">||plugrush.com^$important</text:p>
      <text:p text:style-name="Standard">||plum.joburg^$important</text:p>
      <text:p text:style-name="Standard">||plumberspro.us^$important</text:p>
      <text:p text:style-name="Standard">||plunatavan.com^$important</text:p>
      <text:p text:style-name="Standard">||plussizeforall.com^$important</text:p>
      <text:p text:style-name="Standard">||plusvraiquenature.fr^$important</text:p>
      <text:p text:style-name="Standard">||plutoniy.hopto.org^$important</text:p>
      <text:p text:style-name="Standard">||pm.brizy5.ru^$important</text:p>
      <text:p text:style-name="Standard">||pm.hdac.se^$important</text:p>
      <text:p text:style-name="Standard">||pma.fin.ex2life.cf^$important</text:p>
      <text:p text:style-name="Standard">||pma.finansist.xyz^$important</text:p>
      <text:p text:style-name="Standard">||pmcroadtechnology.com^$important</text:p>
      <text:p text:style-name="Standard"><text:soft-page-break/>||pmhomeandgarden.co.uk^$important</text:p>
      <text:p text:style-name="Standard">||pmi-amt-tw.ooo^$important</text:p>
      <text:p text:style-name="Standard">||pmvqurd9qxq2.top^$important</text:p>
      <text:p text:style-name="Standard">||pmw-ch.com^$important</text:p>
      <text:p text:style-name="Standard">||pnbtasarim.com^$important</text:p>
      <text:p text:style-name="Standard">||pnc-us.com^$important</text:p>
      <text:p text:style-name="Standard">||pneumorek.ma^$important</text:p>
      <text:p text:style-name="Standard">||pnhcenter.com^$important</text:p>
      <text:p text:style-name="Standard">||pnhmall.com^$important</text:p>
      <text:p text:style-name="Standard">||pnl17.ddns.net^$important</text:p>
      <text:p text:style-name="Standard">||pnny.kommanditgesel.icu^$important</text:p>
      <text:p text:style-name="Standard">||pnp-th.com^$important</text:p>
      <text:p text:style-name="Standard">||pnumbrero3.ru^$important</text:p>
      <text:p text:style-name="Standard">||pobedastaff.ru^$important</text:p>
      <text:p text:style-name="Standard">||pocketcart.in^$important</text:p>
      <text:p text:style-name="Standard">||pocoxxmas.gq^$important</text:p>
      <text:p text:style-name="Standard">||poddbs.com^$important</text:p>
      <text:p text:style-name="Standard">||podhinitargetsports.com^$important</text:p>
      <text:p text:style-name="Standard">||podologik.ca^$important</text:p>
      <text:p text:style-name="Standard">||podylostol.com^$important</text:p>
      <text:p text:style-name="Standard">||poesia.hopto.org^$important</text:p>
      <text:p text:style-name="Standard">||pohe.co.nz^$important</text:p>
      <text:p text:style-name="Standard">||poigxdffghm.website^$important</text:p>
      <text:p text:style-name="Standard">||point-rewards.com^$important</text:p>
      <text:p text:style-name="Standard">||pointmediatracker.com^$important</text:p>
      <text:p text:style-name="Standard">||pointroll.com^$important</text:p>
      <text:p text:style-name="Standard">||pointsteel.net^$important</text:p>
      <text:p text:style-name="Standard">||poisonhost.nl^$important</text:p>
      <text:p text:style-name="Standard">||poiuytrewq2.site^$important</text:p>
      <text:p text:style-name="Standard">||poiuytrewq3.site^$important</text:p>
      <text:p text:style-name="Standard">||pokemonfans.best^$important</text:p>
      <text:p text:style-name="Standard">||pokhnaljank.com^$important</text:p>
      <text:p text:style-name="Standard">||pokos.su^$important</text:p>
      <text:p text:style-name="Standard">||polandadf8.com^$important</text:p>
      <text:p text:style-name="Standard">||polandpresents.info^$important</text:p>
      <text:p text:style-name="Standard">||polaroil.me^$important</text:p>
      <text:p text:style-name="Standard">||polashmahamood.com^$important</text:p>
      <text:p text:style-name="Standard">||polatabi.ddns.net^$important</text:p>
      <text:p text:style-name="Standard">||polatlimatbaa.com^$important</text:p>
      <text:p text:style-name="Standard">||polibarral.pt^$important</text:p>
      <text:p text:style-name="Standard">||politads.com^$important</text:p>
      <text:p text:style-name="Standard">||politgroup.top^$important</text:p>
      <text:p text:style-name="Standard">||politiaromana.redirectme.net^$important</text:p>
      <text:p text:style-name="Standard">||politinsky.000webhostapp.com^$important</text:p>
      <text:p text:style-name="Standard">||poliyzsl.host^$important</text:p>
      <text:p text:style-name="Standard">||polkolonieb4k.pl^$important</text:p>
      <text:p text:style-name="Standard">||pollyestetica.com.br^$important</text:p>
      <text:p text:style-name="Standard">||pollyunnionsree.org^$important</text:p>
      <text:p text:style-name="Standard">||polska-pieknieje.eu^$important</text:p>
      <text:p text:style-name="Standard">||polskacoffee.org^$important</text:p>
      <text:p text:style-name="Standard">||polydepo.com^$important</text:p>
      <text:p text:style-name="Standard">||polyiinc.com^$important</text:p>
      <text:p text:style-name="Standard"><text:soft-page-break/>||pomskydogbreed.net^$important</text:p>
      <text:p text:style-name="Standard">||pomugzohje.space^$important</text:p>
      <text:p text:style-name="Standard">||pondokssh.xyz^$important</text:p>
      <text:p text:style-name="Standard">||pontiflex.com^$important</text:p>
      <text:p text:style-name="Standard">||pony1.microsoftups.com^$important</text:p>
      <text:p text:style-name="Standard">||pony1.softups.xyz^$important</text:p>
      <text:p text:style-name="Standard">||pony2.microsoftups.com^$important</text:p>
      <text:p text:style-name="Standard">||pony3.microsoftups.com^$important</text:p>
      <text:p text:style-name="Standard">||pony4.microsoftups.com^$important</text:p>
      <text:p text:style-name="Standard">||ponytales.nostalgicbookshelf.com^$important</text:p>
      <text:p text:style-name="Standard">||poojasingh.me^$important</text:p>
      <text:p text:style-name="Standard">||pool.ug^$important</text:p>
      <text:p text:style-name="Standard">||pooyahamahang.com^$important</text:p>
      <text:p text:style-name="Standard">||pop-under.ru^$important</text:p>
      <text:p text:style-name="Standard">||popads.net^$important</text:p>
      <text:p text:style-name="Standard">||popandshop.ru^$important</text:p>
      <text:p text:style-name="Standard">||poperjffd.ml^$important</text:p>
      <text:p text:style-name="Standard">||popin.cc^$important</text:p>
      <text:p text:style-name="Standard">||popnc.com^$script,important</text:p>
      <text:p text:style-name="Standard">||popo1998111.ddns.net^$important</text:p>
      <text:p text:style-name="Standard">||popub.com^$important</text:p>
      <text:p text:style-name="Standard">||popunder.ru^$important</text:p>
      <text:p text:style-name="Standard">||popup.msn.com^$important</text:p>
      <text:p text:style-name="Standard">||popupmoney.com^$important</text:p>
      <text:p text:style-name="Standard">||popupnation.com^$important</text:p>
      <text:p text:style-name="Standard">||popups.infostart.com^$important</text:p>
      <text:p text:style-name="Standard">||popuptraffic.com^$important</text:p>
      <text:p text:style-name="Standard">||popuribart.com^$important</text:p>
      <text:p text:style-name="Standard">||porashonaapp.com^$important</text:p>
      <text:p text:style-name="Standard">||poreslugle.com^$important</text:p>
      <text:p text:style-name="Standard">||pori89g5jqo3v8.com^$important</text:p>
      <text:p text:style-name="Standard">||porngraph.com^$important</text:p>
      <text:p text:style-name="Standard">||porno322.com^$important</text:p>
      <text:p text:style-name="Standard">||pornoros.club^$important</text:p>
      <text:p text:style-name="Standard">||porntrack.com^$important</text:p>
      <text:p text:style-name="Standard">||poroshenko-best.info^$important</text:p>
      <text:p text:style-name="Standard">||portalartikel.ooo^$important</text:p>
      <text:p text:style-name="Standard">||portalcafecomnoticias.com.br^$important</text:p>
      <text:p text:style-name="Standard">||portaldasolucao.com.br^$important</text:p>
      <text:p text:style-name="Standard">||portalinfosaude.info^$important</text:p>
      <text:p text:style-name="Standard">||portduo.com^$important</text:p>
      <text:p text:style-name="Standard">||portiaplayground.ca^$important</text:p>
      <text:p text:style-name="Standard">||portlandcreativestudio.com^$important</text:p>
      <text:p text:style-name="Standard">||portlovers.usa.cc^$important</text:p>
      <text:p text:style-name="Standard">||portugalbyheart.com^$important</text:p>
      <text:p text:style-name="Standard">||pos.vedigitize.com^$important</text:p>
      <text:p text:style-name="Standard">||posadaelnogal.000webhostapp.com^$important</text:p>
      <text:p text:style-name="Standard">||poseidonbd.com^$important</text:p>
      <text:p text:style-name="Standard">||poshinternationalmedia.com^$important</text:p>
      <text:p text:style-name="Standard">||posilkidark.site^$important</text:p>
      <text:p text:style-name="Standard">||positiv-rh.com^$important</text:p>
      <text:p text:style-name="Standard">||posnxqmp.ru^$important</text:p>
      <text:p text:style-name="Standard"><text:soft-page-break/>||posqit.net^$important</text:p>
      <text:p text:style-name="Standard">||postal-pjps.com^$important</text:p>
      <text:p text:style-name="Standard">||postcraft.nl^$important</text:p>
      <text:p text:style-name="Standard">||postrelease.com^$important</text:p>
      <text:p text:style-name="Standard">||potatocat.net^$important</text:p>
      <text:p text:style-name="Standard">||potens.ru^$important</text:p>
      <text:p text:style-name="Standard">||potentagents.com^$important</text:p>
      <text:p text:style-name="Standard">||potenza.cz^$important</text:p>
      <text:p text:style-name="Standard">||potolkiakcia.by^$important</text:p>
      <text:p text:style-name="Standard">||potoretocreative.com^$important</text:p>
      <text:p text:style-name="Standard">||potosxylogicalnreinforcementagency4thsdy.duckdns.org^$important</text:p>
      <text:p text:style-name="Standard">||potouly.com^$important</text:p>
      <text:p text:style-name="Standard">||potrethukum.com^$important</text:p>
      <text:p text:style-name="Standard">||pouya-sazane-parseh.com^$important</text:p>
      <text:p text:style-name="Standard">||powent.net^$important</text:p>
      <text:p text:style-name="Standard">||powerboxtrays.com^$important</text:p>
      <text:p text:style-name="Standard">||poweringinfluence.com^$important</text:p>
      <text:p text:style-name="Standard">||powerlinkaudio.com^$important</text:p>
      <text:p text:style-name="Standard">||powerlinks.com^$important</text:p>
      <text:p text:style-name="Standard">||powerlogs.top^$important</text:p>
      <text:p text:style-name="Standard">||poweryo.info^$important</text:p>
      <text:p text:style-name="Standard">||pox23.io^$important</text:p>
      <text:p text:style-name="Standard">||pp.images.harmony.epsilon.com^$important</text:p>
      <text:p text:style-name="Standard">||ppdbgrenergy.xyz^$important</text:p>
      <text:p text:style-name="Standard">||ppdiamonds.co^$important</text:p>
      <text:p text:style-name="Standard">||pr-star.de^$important</text:p>
      <text:p text:style-name="Standard">||pr-ten.de^$important</text:p>
      <text:p text:style-name="Standard">||pr.kataroma.top^$important</text:p>
      <text:p text:style-name="Standard">||pr.vip-server.org^$important</text:p>
      <text:p text:style-name="Standard">||pr1mula.nl^$important</text:p>
      <text:p text:style-name="Standard">||pr5dir.com^$important</text:p>
      <text:p text:style-name="Standard">||prachiwaghofficial.com^$important</text:p>
      <text:p text:style-name="Standard">||practicalpeso.com^$important</text:p>
      <text:p text:style-name="Standard">||praddpro.de^$important</text:p>
      <text:p text:style-name="Standard">||pradopro.ru^$important</text:p>
      <text:p text:style-name="Standard">||pragatisheelsevasamiti.org^$important</text:p>
      <text:p text:style-name="Standard">||prairiecrack.com^$important</text:p>
      <text:p text:style-name="Standard">||prajiturairi.ro^$important</text:p>
      <text:p text:style-name="Standard">||prakrititours.com.np^$important</text:p>
      <text:p text:style-name="Standard">||pramodkumarsingh.000webhostapp.com^$important</text:p>
      <text:p text:style-name="Standard">||pranazfinance.com^$important</text:p>
      <text:p text:style-name="Standard">||prasannprabhat.com^$important</text:p>
      <text:p text:style-name="Standard">||pratidiner-bangladesh.com^$important</text:p>
      <text:p text:style-name="Standard">||pravinpatil.in^$important</text:p>
      <text:p text:style-name="Standard">||pravokd.ru^$important</text:p>
      <text:p text:style-name="Standard">||praytech.ma^$important</text:p>
      <text:p text:style-name="Standard">||prcdn.co^$important</text:p>
      <text:p text:style-name="Standard">||prchecker.info^$important</text:p>
      <text:p text:style-name="Standard">||precisieving.com^$important</text:p>
      <text:p text:style-name="Standard">||precisioncounter.com^$important</text:p>
      <text:p text:style-name="Standard">||precisionmechanical.org^$important</text:p>
      <text:p text:style-name="Standard">||precounterbrand.com^$important</text:p>
      <text:p text:style-name="Standard"><text:soft-page-break/>||pred.space^$important</text:p>
      <text:p text:style-name="Standard">||predatorshot.ddns.net^$important</text:p>
      <text:p text:style-name="Standard">||predatorwar.org^$important</text:p>
      <text:p text:style-name="Standard">||predictad.com^$important</text:p>
      <text:p text:style-name="Standard">||predictionsexpert.com^$important</text:p>
      <text:p text:style-name="Standard">||prehedrolo.com^$important</text:p>
      <text:p text:style-name="Standard">||premacorceb.com^$important</text:p>
      <text:p text:style-name="Standard">||premierevents.co.zw^$important</text:p>
      <text:p text:style-name="Standard">||premium-offers.com^$important</text:p>
      <text:p text:style-name="Standard">||premium-servicesinc.com^$important</text:p>
      <text:p text:style-name="Standard">||premiumtour-don.com^$important</text:p>
      <text:p text:style-name="Standard">||premiunclass.com^$important</text:p>
      <text:p text:style-name="Standard">||preownedlaptops.online^$important</text:p>
      <text:p text:style-name="Standard">||preownedteslamodely.com^$important</text:p>
      <text:p text:style-name="Standard">||prepagoslatinas.com^$important</text:p>
      <text:p text:style-name="Standard">||prescient-inc.com^$important</text:p>
      <text:p text:style-name="Standard">||pressftopayrespect.com^$important</text:p>
      <text:p text:style-name="Standard">||prestigegroup-tr.com^$important</text:p>
      <text:p text:style-name="Standard">||prestopizza-7ea02.firebaseio.com^$important</text:p>
      <text:p text:style-name="Standard">||prettyhorsesbaja.org^$important</text:p>
      <text:p text:style-name="Standard">||prettypeacockplanning.com^$important</text:p>
      <text:p text:style-name="Standard">||prettyyellowroses.com^$important</text:p>
      <text:p text:style-name="Standard">||prewento.com^$important</text:p>
      <text:p text:style-name="Standard">||prezident-prof.ru^$important</text:p>
      <text:p text:style-name="Standard">||prezzplay.net^$important</text:p>
      <text:p text:style-name="Standard">||prfct.co^$important</text:p>
      <text:p text:style-name="Standard">||prg.smartadserver.com^$important</text:p>
      <text:p text:style-name="Standard">||pricecutautosales.com^$important</text:p>
      <text:p text:style-name="Standard">||priintzone.com^$important</text:p>
      <text:p text:style-name="Standard">||primalfoodsqroup.com^$important</text:p>
      <text:p text:style-name="Standard">||primariaunh.edu.pe^$important</text:p>
      <text:p text:style-name="Standard">||primaryads.com^$important</text:p>
      <text:p text:style-name="Standard">||primatediscovery.com^$important</text:p>
      <text:p text:style-name="Standard">||primaveraaldocostruzioni.com^$important</text:p>
      <text:p text:style-name="Standard">||primeagribusiness.com^$important</text:p>
      <text:p text:style-name="Standard">||primeeast.net^$important</text:p>
      <text:p text:style-name="Standard">||primenewsoverseas.com^$important</text:p>
      <text:p text:style-name="Standard">||primequest.com.ua^$important</text:p>
      <text:p text:style-name="Standard">||primetime.net^$important</text:p>
      <text:p text:style-name="Standard">||primoriaglobal.com^$important</text:p>
      <text:p text:style-name="Standard">||princetonsuppliers.co.uk^$important</text:p>
      <text:p text:style-name="Standard">||princip.es^$important</text:p>
      <text:p text:style-name="Standard">||printingphuket.com^$important</text:p>
      <text:p text:style-name="Standard">||printystore.com.pe^$important</text:p>
      <text:p text:style-name="Standard">||priscawrites.com^$important</text:p>
      <text:p text:style-name="Standard">||pristinequill.com^$important</text:p>
      <text:p text:style-name="Standard">||priusfans88.com^$important</text:p>
      <text:p text:style-name="Standard">||privacy.commander1.com^$important</text:p>
      <text:p text:style-name="Standard">||privacydesignstudio.com^$important</text:p>
      <text:p text:style-name="Standard">||privacymails.space^$important</text:p>
      <text:p text:style-name="Standard">||privacytools.life^$important</text:p>
      <text:p text:style-name="Standard">||private-dining.com.ua^$important</text:p>
      <text:p text:style-name="Standard"><text:soft-page-break/>||privatecash.com^$important</text:p>
      <text:p text:style-name="Standard">||privatepp.club^$important</text:p>
      <text:p text:style-name="Standard">||privtotal.xyz^$important</text:p>
      <text:p text:style-name="Standard">||privymktg.com^$important</text:p>
      <text:p text:style-name="Standard">||prkcaddtrainingcenter.com^$important</text:p>
      <text:p text:style-name="Standard">||prmcsdgs.ug^$important</text:p>
      <text:p text:style-name="Standard">||pro-advertising.com^$important</text:p>
      <text:p text:style-name="Standard">||pro-align.co.za^$important</text:p>
      <text:p text:style-name="Standard">||pro-course.ru^$important</text:p>
      <text:p text:style-name="Standard">||pro-finans24.ru^$important</text:p>
      <text:p text:style-name="Standard">||pro-fire.cl^$important</text:p>
      <text:p text:style-name="Standard">||pro-iherb.ru^$important</text:p>
      <text:p text:style-name="Standard">||pro-market.net^$important</text:p>
      <text:p text:style-name="Standard">||pro-prokat.ru^$important</text:p>
      <text:p text:style-name="Standard">||pro-tekconsulting.org^$important</text:p>
      <text:p text:style-name="Standard">||pro-tvoydom.ru^$important</text:p>
      <text:p text:style-name="Standard">||pro.i-doctor.co.kr^$important</text:p>
      <text:p text:style-name="Standard">||pro111.ddns.net^$important</text:p>
      <text:p text:style-name="Standard">||proarchiland.ru^$important</text:p>
      <text:p text:style-name="Standard">||proautorubberpinetown.co.za^$important</text:p>
      <text:p text:style-name="Standard">||procareinsurance.gr^$important</text:p>
      <text:p text:style-name="Standard">||processingcheckdata1.com^$important</text:p>
      <text:p text:style-name="Standard">||prod-mng-proxy-connext.azurewebsites.net^$important</text:p>
      <text:p text:style-name="Standard">||prodcomplast.ro^$important</text:p>
      <text:p text:style-name="Standard">||prodcutclub.com^$important</text:p>
      <text:p text:style-name="Standard">||prodigitalsolutions.online^$important</text:p>
      <text:p text:style-name="Standard">||prodigorganizationalgroupofcompanystdy1.duckdns.org^$important</text:p>
      <text:p text:style-name="Standard">||prodjtips.000webhostapp.com^$important</text:p>
      <text:p text:style-name="Standard">||product-kick.com^$important</text:p>
      <text:p text:style-name="Standard">||product.sn.eamobile.com^$important</text:p>
      <text:p text:style-name="Standard">||productiondelphi.minehosting.xyz^$important</text:p>
      <text:p text:style-name="Standard">||productvideohut.com^$important</text:p>
      <text:p text:style-name="Standard">||proext.com^$important</text:p>
      <text:p text:style-name="Standard">||prof.estat.com^$important</text:p>
      <text:p text:style-name="Standard">||profconveer.ru^$important</text:p>
      <text:p text:style-name="Standard">||profenusa.com^$important</text:p>
      <text:p text:style-name="Standard">||profero.com^$important</text:p>
      <text:p text:style-name="Standard">||professionalfriends.in^$important</text:p>
      <text:p text:style-name="Standard">||professionelelit.com^$important</text:p>
      <text:p text:style-name="Standard">||profhamidronagh.site^$important</text:p>
      <text:p text:style-name="Standard">||profifoto.at^$important</text:p>
      <text:p text:style-name="Standard">||profilaktika.us^$important</text:p>
      <text:p text:style-name="Standard">||profile.lgvgh.com^$important</text:p>
      <text:p text:style-name="Standard">||profileonline360.com^$important</text:p>
      <text:p text:style-name="Standard">||profitcall.net^$important</text:p>
      <text:p text:style-name="Standard">||proforma-invoices.com^$important</text:p>
      <text:p text:style-name="Standard">||profortune-tw.com^$important</text:p>
      <text:p text:style-name="Standard">||profstroyremont.com^$important</text:p>
      <text:p text:style-name="Standard">||progitaltech.com.ng^$important</text:p>
      <text:p text:style-name="Standard">||program.zadc.ru^$important</text:p>
      <text:p text:style-name="Standard">||programattik.com^$important</text:p>
      <text:p text:style-name="Standard">||progressfoundation.org.in^$important</text:p>
      <text:p text:style-name="Standard"><text:soft-page-break/>||prohdmakeup.com^$important</text:p>
      <text:p text:style-name="Standard">||proinvision.sk^$important</text:p>
      <text:p text:style-name="Standard">||proizteknik.com^$important</text:p>
      <text:p text:style-name="Standard">||project-details.website^$important</text:p>
      <text:p text:style-name="Standard">||project.meerai.eu^$important</text:p>
      <text:p text:style-name="Standard">||projectagoratech.com^$important</text:p>
      <text:p text:style-name="Standard">||projectaisha.com^$important</text:p>
      <text:p text:style-name="Standard">||projectkanor.bit^$important</text:p>
      <text:p text:style-name="Standard">||projectolynx.com^$important</text:p>
      <text:p text:style-name="Standard">||projectsdemoserver.com^$important</text:p>
      <text:p text:style-name="Standard">||projectwonderful.com^$important</text:p>
      <text:p text:style-name="Standard">||projectyardd.top^$important</text:p>
      <text:p text:style-name="Standard">||projekampi.com^$important</text:p>
      <text:p text:style-name="Standard">||projektex.com^$important</text:p>
      <text:p text:style-name="Standard">||projetoaberto2019.duckdns.org^$important</text:p>
      <text:p text:style-name="Standard">||projetojr.com.br^$important</text:p>
      <text:p text:style-name="Standard">||proligth.bit^$important</text:p>
      <text:p text:style-name="Standard">||prolinebracing.com^$important</text:p>
      <text:p text:style-name="Standard">||promecco.com.tr^$important</text:p>
      <text:p text:style-name="Standard">||promo.badoink.com^$important</text:p>
      <text:p text:style-name="Standard">||promo.ulust.com^$important</text:p>
      <text:p text:style-name="Standard">||promo1.webcams.nl^$important</text:p>
      <text:p text:style-name="Standard">||promobenef.com^$important</text:p>
      <text:p text:style-name="Standard">||promokonyara.ru^$important</text:p>
      <text:p text:style-name="Standard">||promomitsubishitermurah.net^$important</text:p>
      <text:p text:style-name="Standard">||promonoble.com^$important</text:p>
      <text:p text:style-name="Standard">||promos.fling.com^$important</text:p>
      <text:p text:style-name="Standard">||promosedu.com^$important</text:p>
      <text:p text:style-name="Standard">||promote.pair.com^$important</text:p>
      <text:p text:style-name="Standard">||promotion-campaigns.com^$important</text:p>
      <text:p text:style-name="Standard">||promotionzynovawillzerodacontinuegood.duckdns.org^$important</text:p>
      <text:p text:style-name="Standard">||promotoyotaindo.com^$important</text:p>
      <text:p text:style-name="Standard">||promox.xyz^$important</text:p>
      <text:p text:style-name="Standard">||promstal37.ru^$important</text:p>
      <text:p text:style-name="Standard">||pronetadvertising.com^$important</text:p>
      <text:p text:style-name="Standard">||pronetworksgroup.com^$important</text:p>
      <text:p text:style-name="Standard">||pronomina.store^$important</text:p>
      <text:p text:style-name="Standard">||proofpoint.com^$important</text:p>
      <text:p text:style-name="Standard">||propellerads.com^$important</text:p>
      <text:p text:style-name="Standard">||propellerclick.com^$important</text:p>
      <text:p text:style-name="Standard">||propergrass.com^$important</text:p>
      <text:p text:style-name="Standard">||propertisyariahexpo.com^$important</text:p>
      <text:p text:style-name="Standard">||property.arkof5.com^$important</text:p>
      <text:p text:style-name="Standard">||propertyhub.ng^$important</text:p>
      <text:p text:style-name="Standard">||propertyinvestors.ie^$important</text:p>
      <text:p text:style-name="Standard">||proranktracker.com^$important</text:p>
      <text:p text:style-name="Standard">||prosaweb.duckdns.org^$important</text:p>
      <text:p text:style-name="Standard">||prosecuredata.top^$important</text:p>
      <text:p text:style-name="Standard">||proservice-almaty.kz^$important</text:p>
      <text:p text:style-name="Standard">||proservicegaragedoors.com^$important</text:p>
      <text:p text:style-name="Standard">||proslandvietnam.com^$important</text:p>
      <text:p text:style-name="Standard">||prosperuosyear.com^$important</text:p>
      <text:p text:style-name="Standard"><text:soft-page-break/>||prostonews.com.ua^$important</text:p>
      <text:p text:style-name="Standard">||prosysvinorosso.com^$important</text:p>
      <text:p text:style-name="Standard">||protecaoportal.com.br^$important</text:p>
      <text:p text:style-name="Standard">||protecteur6.ddns.net^$important</text:p>
      <text:p text:style-name="Standard">||protectiadatelor.biz^$important</text:p>
      <text:p text:style-name="Standard">||protedabao.com^$important</text:p>
      <text:p text:style-name="Standard">||proteger.at^$important</text:p>
      <text:p text:style-name="Standard">||protest-01262505.ga^$important</text:p>
      <text:p text:style-name="Standard">||protestlabsmovings.es^$important</text:p>
      <text:p text:style-name="Standard">||protexting.com^$important</text:p>
      <text:p text:style-name="Standard">||proton-tm.com^$important</text:p>
      <text:p text:style-name="Standard">||proton.flurry.com^$important</text:p>
      <text:p text:style-name="Standard">||protraffic.com^$important</text:p>
      <text:p text:style-name="Standard">||provexia.com^$important</text:p>
      <text:p text:style-name="Standard">||providenceindeminty.com^$important</text:p>
      <text:p text:style-name="Standard">||proxy.bonch.dev^$important</text:p>
      <text:p text:style-name="Standard">||proyectonoviembre.com^$important</text:p>
      <text:p text:style-name="Standard">||proyectosunicor-men.com^$important</text:p>
      <text:p text:style-name="Standard">||prozipdownload.com^$important</text:p>
      <text:p text:style-name="Standard">||prozirk.com^$important</text:p>
      <text:p text:style-name="Standard">||prsitecheck.com^$important</text:p>
      <text:p text:style-name="Standard">||prt.obclndolnogs.pw^$important</text:p>
      <text:p text:style-name="Standard">||prvte.duckdns.org^$important</text:p>
      <text:p text:style-name="Standard">||pryscillabarroso.com^$important</text:p>
      <text:p text:style-name="Standard">||przelewy-24.com^$important</text:p>
      <text:p text:style-name="Standard">||psatafoods.com^$important</text:p>
      <text:p text:style-name="Standard">||psc-prosupport.jp^$important</text:p>
      <text:p text:style-name="Standard">||pscincrop.com^$important</text:p>
      <text:p text:style-name="Standard">||psd.marketing^$important</text:p>
      <text:p text:style-name="Standard">||psdtraining.club^$important</text:p>
      <text:p text:style-name="Standard">||psgkbv.org^$important</text:p>
      <text:p text:style-name="Standard">||psikologimarketing.com^$important</text:p>
      <text:p text:style-name="Standard">||pskateboard.space^$important</text:p>
      <text:p text:style-name="Standard">||psl-ecoleinterne.inscription.psl.eu^$important</text:p>
      <text:p text:style-name="Standard">||psppros.site^$important</text:p>
      <text:p text:style-name="Standard">||pssa.000webhostapp.com^$important</text:p>
      <text:p text:style-name="Standard">||psstt.com^$important</text:p>
      <text:p text:style-name="Standard">||pstnego.com^$important</text:p>
      <text:p text:style-name="Standard">||psv.iqserver.net^$important</text:p>
      <text:p text:style-name="Standard">||pswrdlk.cf^$important</text:p>
      <text:p text:style-name="Standard">||psycenergy.co.za^$important</text:p>
      <text:p text:style-name="Standard">||psychicastrobangalore.com^$important</text:p>
      <text:p text:style-name="Standard">||psychictilly.com^$important</text:p>
      <text:p text:style-name="Standard">||psychoactive-mentio.000webhostapp.com^$important</text:p>
      <text:p text:style-name="Standard">||psychologyforyou.eu^$important</text:p>
      <text:p text:style-name="Standard">||psychologylibs.ru^$important</text:p>
      <text:p text:style-name="Standard">||ptaxjgsimgyxhuvvbblo.com^$important</text:p>
      <text:p text:style-name="Standard">||pteacademicvoucher.in^$important</text:p>
      <text:p text:style-name="Standard">||ptgteft.com^$important</text:p>
      <text:p text:style-name="Standard">||ptoffroad.com^$important</text:p>
      <text:p text:style-name="Standard">||ptvib.cf^$important</text:p>
      <text:p text:style-name="Standard">||pub.chez.com^$important</text:p>
      <text:p text:style-name="Standard"><text:soft-page-break/>||pub.club-internet.fr^$important</text:p>
      <text:p text:style-name="Standard">||pub.hardware.fr^$important</text:p>
      <text:p text:style-name="Standard">||pub.network^$important</text:p>
      <text:p text:style-name="Standard">||pub.realmedia.fr^$important</text:p>
      <text:p text:style-name="Standard">||pubads.g.doubleclick.net^$important</text:p>
      <text:p text:style-name="Standard">||pubdirecte.com^$important</text:p>
      <text:p text:style-name="Standard">||pubertilodersx.com^$important</text:p>
      <text:p text:style-name="Standard">||pubgzebi.ddns.net^$important</text:p>
      <text:p text:style-name="Standard">||publicidad.elmundo.es^$important</text:p>
      <text:p text:style-name="Standard">||publicvoicexml.org^$important</text:p>
      <text:p text:style-name="Standard">||publicvortex.duckdns.org^$important</text:p>
      <text:p text:style-name="Standard">||publiplast.tn^$important</text:p>
      <text:p text:style-name="Standard">||publisher-config.unityads.unity3d.com^$important</text:p>
      <text:p text:style-name="Standard">||pubmatic.com^$important</text:p>
      <text:p text:style-name="Standard">||pubs.lemonde.fr^$important</text:p>
      <text:p text:style-name="Standard">||pubstack.io^$important</text:p>
      <text:p text:style-name="Standard">||pudehaichuang.top^$important</text:p>
      <text:p text:style-name="Standard">||pueblastars.mx^$important</text:p>
      <text:p text:style-name="Standard">||puertasyaccesorios.com^$important</text:p>
      <text:p text:style-name="Standard">||puisatiere.fr^$important</text:p>
      <text:p text:style-name="Standard">||pulka.pp.ua^$important</text:p>
      <text:p text:style-name="Standard">||pulsa46.info^$important</text:p>
      <text:p text:style-name="Standard">||pulse360.com^$important</text:p>
      <text:p text:style-name="Standard">||pulxar-holdings.com^$important</text:p>
      <text:p text:style-name="Standard">||puminsceft.com^$important</text:p>
      <text:p text:style-name="Standard">||puneetdba.com^$important</text:p>
      <text:p text:style-name="Standard">||punjabanmutyaar.com^$important</text:p>
      <text:p text:style-name="Standard">||punjabupnews.com^$important</text:p>
      <text:p text:style-name="Standard">||punnopaelio.pw^$important</text:p>
      <text:p text:style-name="Standard">||puntoardg.com^$important</text:p>
      <text:p text:style-name="Standard">||puppuslog.xyz^$important</text:p>
      <text:p text:style-name="Standard">||puppy-dog-training-tips.com^$important</text:p>
      <text:p text:style-name="Standard">||pure-vapedistribution.be^$important</text:p>
      <text:p text:style-name="Standard">||purebreakfast.pl^$important</text:p>
      <text:p text:style-name="Standard">||pureplatinumlabeled.com^$important</text:p>
      <text:p text:style-name="Standard">||purepropertiesobx.com^$important</text:p>
      <text:p text:style-name="Standard">||purgen.space^$important</text:p>
      <text:p text:style-name="Standard">||purifiq.co.za^$important</text:p>
      <text:p text:style-name="Standard">||puritygem.xyz^$important</text:p>
      <text:p text:style-name="Standard">||purphost.com^$important</text:p>
      <text:p text:style-name="Standard">||purple-review.ml^$important</text:p>
      <text:p text:style-name="Standard">||purplebillioninitiative.org^$important</text:p>
      <text:p text:style-name="Standard">||pursemtb.com^$important</text:p>
      <text:p text:style-name="Standard">||pursepee0095.ddns.net^$important</text:p>
      <text:p text:style-name="Standard">||puruntis.ug^$important</text:p>
      <text:p text:style-name="Standard">||purviitech.com^$important</text:p>
      <text:p text:style-name="Standard">||pusatonline88.com^$important</text:p>
      <text:p text:style-name="Standard">||pushkino-motors.ru^$important</text:p>
      <text:p text:style-name="Standard">||pushnami.com^$important</text:p>
      <text:p text:style-name="Standard">||puskesmas-sungaitabuk2.online^$important</text:p>
      <text:p text:style-name="Standard">||pusong.id^$important</text:p>
      <text:p text:style-name="Standard">||putakama.hopto.org^$important</text:p>
      <text:p text:style-name="Standard"><text:soft-page-break/>||putuas.com^$important</text:p>
      <text:p text:style-name="Standard">||puuk.desa.id^$important</text:p>
      <text:p text:style-name="Standard">||puygspkk67.company^$important</text:p>
      <text:p text:style-name="Standard">||pved.com.ua^$important</text:p>
      <text:p text:style-name="Standard">||pw.coinpool.fun^$important</text:p>
      <text:p text:style-name="Standard">||pwndrupal.ddns.net^$important</text:p>
      <text:p text:style-name="Standard">||px-conf.perimeterx.net^$important</text:p>
      <text:p text:style-name="Standard">||pxnvzaa.simcitybuildit.com^$important</text:p>
      <text:p text:style-name="Standard">||pyaiki.ml^$important</text:p>
      <text:p text:style-name="Standard">||pyardyankasm.com^$important</text:p>
      <text:p text:style-name="Standard">||pyarmerasona.com^$important</text:p>
      <text:p text:style-name="Standard">||pygicketem.com^$important</text:p>
      <text:p text:style-name="Standard">||pymx5.com^$important</text:p>
      <text:p text:style-name="Standard">||pyou.cf^$important</text:p>
      <text:p text:style-name="Standard">||python1.linkpc.net^$important</text:p>
      <text:p text:style-name="Standard">||q.azcentral.com^$important</text:p>
      <text:p text:style-name="Standard">||q4mn.adj.st^$important</text:p>
      <text:p text:style-name="Standard">||q58ufhzsn65.info^$important</text:p>
      <text:p text:style-name="Standard">||q93124au.beget.tech^$important</text:p>
      <text:p text:style-name="Standard">||q9676cassie.com^$important</text:p>
      <text:p text:style-name="Standard">||qadenetene.com^$important</text:p>
      <text:p text:style-name="Standard">||qadtrades.com^$important</text:p>
      <text:p text:style-name="Standard">||qaqaqat.online^$important</text:p>
      <text:p text:style-name="Standard">||qashdgs.ml^$important</text:p>
      <text:p text:style-name="Standard">||qataracfridgerepaire.com^$important</text:p>
      <text:p text:style-name="Standard">||qawxslqmb.gq^$important</text:p>
      <text:p text:style-name="Standard">||qc-isf.com^$important</text:p>
      <text:p text:style-name="Standard">||qctop.com^$important</text:p>
      <text:p text:style-name="Standard">||qd323f23.ru^$important</text:p>
      <text:p text:style-name="Standard">||qd34g34ewdfsf23.ru^$important</text:p>
      <text:p text:style-name="Standard">||qd34gf23.ru^$important</text:p>
      <text:p text:style-name="Standard">||qdiscove.000webhostapp.com^$important</text:p>
      <text:p text:style-name="Standard">||qdrenfa.com^$important</text:p>
      <text:p text:style-name="Standard">||qe-bb.top^$important</text:p>
      <text:p text:style-name="Standard">||qe-bc.top^$important</text:p>
      <text:p text:style-name="Standard">||qe-bg.top^$important</text:p>
      <text:p text:style-name="Standard">||qe-bx.top^$important</text:p>
      <text:p text:style-name="Standard">||qe-bz.top^$important</text:p>
      <text:p text:style-name="Standard">||qe-cs.top^$important</text:p>
      <text:p text:style-name="Standard">||qe.igg.biz^$important</text:p>
      <text:p text:style-name="Standard">||qeducacional.com.br^$important</text:p>
      <text:p text:style-name="Standard">||qeeeeewwswsweerwwerwerwrwerwerwerwere.warzonedns.com^$important</text:p>
      <text:p text:style-name="Standard">||qhemp.io^$important</text:p>
      <text:p text:style-name="Standard">||qianghankeji.com^$important</text:p>
      <text:p text:style-name="Standard">||qigong-gironde.fr^$important</text:p>
      <text:p text:style-name="Standard">||qisa.xyz^$important</text:p>
      <text:p text:style-name="Standard">||qiuqiu.biz^$important</text:p>
      <text:p text:style-name="Standard">||qiwi-api.site^$important</text:p>
      <text:p text:style-name="Standard">||qkinz.tech^$important</text:p>
      <text:p text:style-name="Standard">||qlaston.net^$important</text:p>
      <text:p text:style-name="Standard">||qnsr.com^$important</text:p>
      <text:p text:style-name="Standard">||qone-underwear.com^$important</text:p>
      <text:p text:style-name="Standard"><text:soft-page-break/>||qone.website^$important</text:p>
      <text:p text:style-name="Standard">||qoqip.com^$important</text:p>
      <text:p text:style-name="Standard">||qpdigitech.com^$important</text:p>
      <text:p text:style-name="Standard">||qpondhk.com^$important</text:p>
      <text:p text:style-name="Standard">||qq.com^$important</text:p>
      <text:p text:style-name="Standard">||qq546871516.com^$important</text:p>
      <text:p text:style-name="Standard">||qqepta.ru^$important</text:p>
      <text:p text:style-name="Standard">||qqmailappupdate.ga^$important</text:p>
      <text:p text:style-name="Standard">||qqqqtt.000webhostapp.com^$important</text:p>
      <text:p text:style-name="Standard">||qqrp.adj.st^$important</text:p>
      <text:p text:style-name="Standard">||qr12s8ygy1.com^$important</text:p>
      <text:p text:style-name="Standard">||qreenmaple.com^$important</text:p>
      <text:p text:style-name="Standard">||qsquid.com^$important</text:p>
      <text:p text:style-name="Standard">||qsyzf.cn^$important</text:p>
      <text:p text:style-name="Standard">||qtawaffle.com^$important</text:p>
      <text:p text:style-name="Standard">||quad-pixel.com^$important</text:p>
      <text:p text:style-name="Standard">||quailfarm.000webhostapp.com^$important</text:p>
      <text:p text:style-name="Standard">||quakemarketing.com^$important</text:p>
      <text:p text:style-name="Standard">||qualcommmedia.com^$important</text:p>
      <text:p text:style-name="Standard">||qualityairpart.com^$important</text:p>
      <text:p text:style-name="Standard">||qualtrics.com^$important</text:p>
      <text:p text:style-name="Standard">||quanchidau.com^$important</text:p>
      <text:p text:style-name="Standard">||quanganhmobile.net^$important</text:p>
      <text:p text:style-name="Standard">||quangcaovnstar.vn^$important</text:p>
      <text:p text:style-name="Standard">||quangsilic.xyz^$important</text:p>
      <text:p text:style-name="Standard">||quantangs.com^$important</text:p>
      <text:p text:style-name="Standard">||quantcast.com^$important</text:p>
      <text:p text:style-name="Standard">||quantserve.com^$important</text:p>
      <text:p text:style-name="Standard">||quantumdex.io^$important</text:p>
      <text:p text:style-name="Standard">||quantuminterior.xyz^$important</text:p>
      <text:p text:style-name="Standard">||quantummetric.com^$important</text:p>
      <text:p text:style-name="Standard">||quantums.technology^$important</text:p>
      <text:p text:style-name="Standard">||quarenta.eu^$important</text:p>
      <text:p text:style-name="Standard">||quarterserver.de^$important</text:p>
      <text:p text:style-name="Standard">||quartz-eg.com^$important</text:p>
      <text:p text:style-name="Standard">||quatanggmt.com^$important</text:p>
      <text:p text:style-name="Standard">||quatest.sixstarsent.com^$important</text:p>
      <text:p text:style-name="Standard">||quatet365.com^$important</text:p>
      <text:p text:style-name="Standard">||quecik.com^$important</text:p>
      <text:p text:style-name="Standard">||queda212.duckdns.org^$important</text:p>
      <text:p text:style-name="Standard">||quedabesouro.ddns.net^$important</text:p>
      <text:p text:style-name="Standard">||queekebook.com^$important</text:p>
      <text:p text:style-name="Standard">||queenannehair.com^$important</text:p>
      <text:p text:style-name="Standard">||queensaccessories.co.za^$important</text:p>
      <text:p text:style-name="Standard">||queenslandworldwide.com^$important</text:p>
      <text:p text:style-name="Standard">||quehenbergar.com^$important</text:p>
      <text:p text:style-name="Standard">||queimaaivagaba.ddns.net^$important</text:p>
      <text:p text:style-name="Standard">||quemviuissoegay.ddns.net^$important</text:p>
      <text:p text:style-name="Standard">||quentinberra.fr^$important</text:p>
      <text:p text:style-name="Standard">||questaffiliates.net^$important</text:p>
      <text:p text:style-name="Standard">||questerind.com^$important</text:p>
      <text:p text:style-name="Standard">||questingpanda.com^$important</text:p>
      <text:p text:style-name="Standard"><text:soft-page-break/>||questoutwall.xyz^$important</text:p>
      <text:p text:style-name="Standard">||queue-it.net^$important</text:p>
      <text:p text:style-name="Standard">||quiarremba.com^$important</text:p>
      <text:p text:style-name="Standard">||quickwashing.cl^$important</text:p>
      <text:p text:style-name="Standard">||quigo.com^$important</text:p>
      <text:p text:style-name="Standard">||quiken.estate^$important</text:p>
      <text:p text:style-name="Standard">||quimitorres.com^$important</text:p>
      <text:p text:style-name="Standard">||quinst.com^$important</text:p>
      <text:p text:style-name="Standard">||quintaesencialghero.com^$important</text:p>
      <text:p text:style-name="Standard">||quinuapan.com^$important</text:p>
      <text:p text:style-name="Standard">||quisma.com^$important</text:p>
      <text:p text:style-name="Standard">||quiwan8.com^$important</text:p>
      <text:p text:style-name="Standard">||quizbuzz.ml^$important</text:p>
      <text:p text:style-name="Standard">||qukuaixuexi.com^$important</text:p>
      <text:p text:style-name="Standard">||quora.com^$important</text:p>
      <text:p text:style-name="Standard">||quote-citate.site^$important</text:p>
      <text:p text:style-name="Standard">||quoteshub.in^$important</text:p>
      <text:p text:style-name="Standard">||quranclassonline.net^$important</text:p>
      <text:p text:style-name="Standard">||qureshijewellery.com^$important</text:p>
      <text:p text:style-name="Standard">||qurrineion.com^$important</text:p>
      <text:p text:style-name="Standard">||quurieun.top^$important</text:p>
      <text:p text:style-name="Standard">||quwasolutions.com^$important</text:p>
      <text:p text:style-name="Standard">||quynhhanhphuc.com^$important</text:p>
      <text:p text:style-name="Standard">||quynhtienbridal.com^$important</text:p>
      <text:p text:style-name="Standard">||qv7cu.app.goo.gl^$important</text:p>
      <text:p text:style-name="Standard">||qwapi.apple.com^$important</text:p>
      <text:p text:style-name="Standard">||qwazzy.biz^$important</text:p>
      <text:p text:style-name="Standard">||qwedfvngfyh.ug^$important</text:p>
      <text:p text:style-name="Standard">||qwerkkc.ru^$important</text:p>
      <text:p text:style-name="Standard">||qwertasd.ru^$important</text:p>
      <text:p text:style-name="Standard">||qwerty12346.ru^$important</text:p>
      <text:p text:style-name="Standard">||qwq7urac09jbde96.com^$important</text:p>
      <text:p text:style-name="Standard">||qwqoo.com^$important</text:p>
      <text:p text:style-name="Standard">||qyhalle44.com^$important</text:p>
      <text:p text:style-name="Standard">||qyoi11iyuau.club^$important</text:p>
      <text:p text:style-name="Standard">||r-ad.ne.jp^$important</text:p>
      <text:p text:style-name="Standard">||r-s.us^$important</text:p>
      <text:p text:style-name="Standard">||r.bbci.co.uk^$important</text:p>
      <text:p text:style-name="Standard">||r.my.com^$important</text:p>
      <text:p text:style-name="Standard">||r414525xw.band^$important</text:p>
      <text:p text:style-name="Standard">||r69ioaylabrooklyn.com^$important</text:p>
      <text:p text:style-name="Standard">||r87.online^$important</text:p>
      <text:p text:style-name="Standard">||r96041kf.beget.tech^$important</text:p>
      <text:p text:style-name="Standard">||r98196lh.beget.tech^$important</text:p>
      <text:p text:style-name="Standard">||ra-na.org^$important</text:p>
      <text:p text:style-name="Standard">||ra-services.fr^$important</text:p>
      <text:p text:style-name="Standard">||raacts.in^$important</text:p>
      <text:p text:style-name="Standard">||raasset.com^$important</text:p>
      <text:p text:style-name="Standard">||raatphailihai.com^$important</text:p>
      <text:p text:style-name="Standard">||rabbleserlokclogin.com^$important</text:p>
      <text:p text:style-name="Standard">||rabok.io^$important</text:p>
      <text:p text:style-name="Standard">||rabotavlitve.com^$important</text:p>
      <text:p text:style-name="Standard"><text:soft-page-break/>||rabotkerk.be^$important</text:p>
      <text:p text:style-name="Standard">||raccanelli.com.br^$important</text:p>
      <text:p text:style-name="Standard">||racingturtlesg07.000webhostapp.com^$important</text:p>
      <text:p text:style-name="Standard">||racketlonmc.fr^$important</text:p>
      <text:p text:style-name="Standard">||rackz.su^$important</text:p>
      <text:p text:style-name="Standard">||raclettejam.com^$important</text:p>
      <text:p text:style-name="Standard">||racorp.com.br^$important</text:p>
      <text:p text:style-name="Standard">||rad.msn.com^$important</text:p>
      <text:p text:style-name="Standard">||radar.cedexis.com^$important</text:p>
      <text:p text:style-name="Standard">||radarurl.com^$important</text:p>
      <text:p text:style-name="Standard">||radarutama.com^$important</text:p>
      <text:p text:style-name="Standard">||raddalmutallaga.com^$important</text:p>
      <text:p text:style-name="Standard">||raders.ru^$important</text:p>
      <text:p text:style-name="Standard">||radhamulchandani.com^$important</text:p>
      <text:p text:style-name="Standard">||radheenterpriseonline.com^$important</text:p>
      <text:p text:style-name="Standard">||radheshyamcityhomes.com^$important</text:p>
      <text:p text:style-name="Standard">||radiate.com^$important</text:p>
      <text:p text:style-name="Standard">||radienten.com^$important</text:p>
      <text:p text:style-name="Standard">||radio.kolelarab.com^$important</text:p>
      <text:p text:style-name="Standard">||radio312.com^$important</text:p>
      <text:p text:style-name="Standard">||radiocuspide.com^$important</text:p>
      <text:p text:style-name="Standard">||radiodetali-skupka.ru^$important</text:p>
      <text:p text:style-name="Standard">||radioebwu.com^$important</text:p>
      <text:p text:style-name="Standard">||radioqhantatiboliviasaopaulo.net^$important</text:p>
      <text:p text:style-name="Standard">||radiumone.com^$important</text:p>
      <text:p text:style-name="Standard">||raducon.com^$important</text:p>
      <text:p text:style-name="Standard">||rafa-craftsman.com^$important</text:p>
      <text:p text:style-name="Standard">||rafoyzarnotegui.com^$important</text:p>
      <text:p text:style-name="Standard">||ragamjayakonveksi.com^$important</text:p>
      <text:p text:style-name="Standard">||ragasgki.gq^$important</text:p>
      <text:p text:style-name="Standard">||ragdoll.net.ua^$important</text:p>
      <text:p text:style-name="Standard">||ragenommad.com^$important</text:p>
      <text:p text:style-name="Standard">||ragulars.com^$important</text:p>
      <text:p text:style-name="Standard">||rahh.vtivalves.us^$important</text:p>
      <text:p text:style-name="Standard">||rahkarinoo.com^$important</text:p>
      <text:p text:style-name="Standard">||rahmaaa.xyz^$important</text:p>
      <text:p text:style-name="Standard">||rahsiabisnesaiskrim.com^$important</text:p>
      <text:p text:style-name="Standard">||rahul.dixitaaparrels.com^$important</text:p>
      <text:p text:style-name="Standard">||rainflowersflorist.com^$important</text:p>
      <text:p text:style-name="Standard">||rainforesthomeland.com^$important</text:p>
      <text:p text:style-name="Standard">||raiodesolhotel.com.br^$important</text:p>
      <text:p text:style-name="Standard">||rais668.ddns.net^$important</text:p>
      <text:p text:style-name="Standard">||rais9anas.hopto.org^$important</text:p>
      <text:p text:style-name="Standard">||raisabook.com^$important</text:p>
      <text:p text:style-name="Standard">||raiscouture.com^$important</text:p>
      <text:p text:style-name="Standard">||raitutorials.com^$important</text:p>
      <text:p text:style-name="Standard">||rajachomesolutions.com^$important</text:p>
      <text:p text:style-name="Standard">||rajamritha.com^$important</text:p>
      <text:p text:style-name="Standard">||rajas.cf^$important</text:p>
      <text:p text:style-name="Standard">||rajasthankiran.com^$important</text:p>
      <text:p text:style-name="Standard">||rajinder.tk^$important</text:p>
      <text:p text:style-name="Standard">||rakason.ru^$important</text:p>
      <text:p text:style-name="Standard"><text:soft-page-break/>||raketa.site^$important</text:p>
      <text:p text:style-name="Standard">||rakitan.online^$important</text:p>
      <text:p text:style-name="Standard">||rakordirutbumn2019.com^$important</text:p>
      <text:p text:style-name="Standard">||rakuten.co.jp^$important</text:p>
      <text:p text:style-name="Standard">||rakuten.com^$important</text:p>
      <text:p text:style-name="Standard">||raliiletradings.co.za^$important</text:p>
      <text:p text:style-name="Standard">||ralozimper.com^$important</text:p>
      <text:p text:style-name="Standard">||rambler.r^$important</text:p>
      <text:p text:style-name="Standard">||rameshmendolabjp.com^$important</text:p>
      <text:p text:style-name="Standard">||ramesv.site^$important</text:p>
      <text:p text:style-name="Standard">||ramesvet.site^$important</text:p>
      <text:p text:style-name="Standard">||ramesvet8.site^$important</text:p>
      <text:p text:style-name="Standard">||rampbay.com^$important</text:p>
      <text:p text:style-name="Standard">||rampidads.com^$important</text:p>
      <text:p text:style-name="Standard">||ramzansale.com^$important</text:p>
      <text:p text:style-name="Standard">||ramzi01.ddns.net^$important</text:p>
      <text:p text:style-name="Standard">||ran-patch.com^$important</text:p>
      <text:p text:style-name="Standard">||randevuyapp.com^$important</text:p>
      <text:p text:style-name="Standard">||randgfabricating.com^$important</text:p>
      <text:p text:style-name="Standard">||randomsage.work^$important</text:p>
      <text:p text:style-name="Standard">||randomtuto101.ddns.net^$important</text:p>
      <text:p text:style-name="Standard">||randpassconsulting.co.za^$important</text:p>
      <text:p text:style-name="Standard">||randyhosting.com^$important</text:p>
      <text:p text:style-name="Standard">||rangreality.com^$important</text:p>
      <text:p text:style-name="Standard">||rangsuhanoi.com^$important</text:p>
      <text:p text:style-name="Standard">||rangtrangxinh.com^$important</text:p>
      <text:p text:style-name="Standard">||rank-master.com^$important</text:p>
      <text:p text:style-name="Standard">||rank-master.de^$important</text:p>
      <text:p text:style-name="Standard">||rankchamp.de^$important</text:p>
      <text:p text:style-name="Standard">||ranking-charts.de^$important</text:p>
      <text:p text:style-name="Standard">||ranking-hits.de^$important</text:p>
      <text:p text:style-name="Standard">||ranking-id.de^$important</text:p>
      <text:p text:style-name="Standard">||ranking-links.de^$important</text:p>
      <text:p text:style-name="Standard">||ranking-liste.de^$important</text:p>
      <text:p text:style-name="Standard">||ranking-street.de^$important</text:p>
      <text:p text:style-name="Standard">||rankingchart.de^$important</text:p>
      <text:p text:style-name="Standard">||rankingscout.com^$important</text:p>
      <text:p text:style-name="Standard">||rankyou.com^$important</text:p>
      <text:p text:style-name="Standard">||ranmureed.com^$important</text:p>
      <text:p text:style-name="Standard">||ranonlinedominationep7.site^$important</text:p>
      <text:p text:style-name="Standard">||raoulbataka.com^$important</text:p>
      <text:p text:style-name="Standard">||raparanatauro.pw^$important</text:p>
      <text:p text:style-name="Standard">||rapastitoparito.space^$important</text:p>
      <text:p text:style-name="Standard">||rapidcounter.com^$important</text:p>
      <text:p text:style-name="Standard">||rapidosec-mauertrockenlegung-graz.at^$important</text:p>
      <text:p text:style-name="Standard">||rapidsha.com^$important</text:p>
      <text:p text:style-name="Standard">||rapistoparistos.xyz^$important</text:p>
      <text:p text:style-name="Standard">||rapogliffer.club^$important</text:p>
      <text:p text:style-name="Standard">||rapontoperito.pw^$important</text:p>
      <text:p text:style-name="Standard">||rapport-de-stage-tevai-sallaberry.fr^$important</text:p>
      <text:p text:style-name="Standard">||rapworeepa.com^$important</text:p>
      <text:p text:style-name="Standard">||rapxwo.com^$important</text:p>
      <text:p text:style-name="Standard"><text:soft-page-break/>||raquelstrutz.edutrovao.com.br^$important</text:p>
      <text:p text:style-name="Standard">||rara.ddns.net^$important</text:p>
      <text:p text:style-name="Standard">||rararara.ddns.net^$important</text:p>
      <text:p text:style-name="Standard">||rarejewelry.net^$important</text:p>
      <text:p text:style-name="Standard">||rashelslawdesk.com^$important</text:p>
      <text:p text:style-name="Standard">||rashhgames4u.000webhostapp.com^$important</text:p>
      <text:p text:style-name="Standard">||raspartaurto.pw^$important</text:p>
      <text:p text:style-name="Standard">||rastarotaropero.space^$important</text:p>
      <text:p text:style-name="Standard">||rastkultur.de^$important</text:p>
      <text:p text:style-name="Standard">||rat24695.ddns.net^$important</text:p>
      <text:p text:style-name="Standard">||ratamodu.ga^$important</text:p>
      <text:p text:style-name="Standard">||ratarataruono.pw^$important</text:p>
      <text:p text:style-name="Standard">||ratcqban.ddns.net^$important</text:p>
      <text:p text:style-name="Standard">||ratcracked.hopto.org^$important</text:p>
      <text:p text:style-name="Standard">||rate.ru^$important</text:p>
      <text:p text:style-name="Standard">||ratemystartup.ru^$important</text:p>
      <text:p text:style-name="Standard">||ratexplorer.ddns.net^$important</text:p>
      <text:p text:style-name="Standard">||rathead.chickenkiller.com^$important</text:p>
      <text:p text:style-name="Standard">||ratho5t.hopto.org^$important</text:p>
      <text:p text:style-name="Standard">||ratings.lycos.com^$important</text:p>
      <text:p text:style-name="Standard">||rattar.hopto.org^$important</text:p>
      <text:p text:style-name="Standard">||rattool.ddns.net^$important</text:p>
      <text:p text:style-name="Standard">||ratty.hopto.org^$important</text:p>
      <text:p text:style-name="Standard">||ratuinopurene.pw^$important</text:p>
      <text:p text:style-name="Standard">||ratwindows.ddns.net^$important</text:p>
      <text:p text:style-name="Standard">||ravesolutions.nl^$important</text:p>
      <text:p text:style-name="Standard">||rawbeenthapa.000webhostapp.com^$important</text:p>
      <text:p text:style-name="Standard">||rawdagger.top^$important</text:p>
      <text:p text:style-name="Standard">||rawdahtrust.org^$important</text:p>
      <text:p text:style-name="Standard">||rawpanels.com^$important</text:p>
      <text:p text:style-name="Standard">||ray-den.xyz^$important</text:p>
      <text:p text:style-name="Standard">||rayaxiaomi.com^$important</text:p>
      <text:p text:style-name="Standard">||rayofhope.ga^$important</text:p>
      <text:p text:style-name="Standard">||rayvvin.cc^$important</text:p>
      <text:p text:style-name="Standard">||razorcrypter.com^$important</text:p>
      <text:p text:style-name="Standard">||rb1.design.ru^$important</text:p>
      <text:p text:style-name="Standard">||rba1.ddns.net^$important</text:p>
      <text:p text:style-name="Standard">||rbcfort.com^$important</text:p>
      <text:p text:style-name="Standard">||rbengineering.000webhostapp.com^$important</text:p>
      <text:p text:style-name="Standard">||rbgrouptech.000webhostapp.com^$important</text:p>
      <text:p text:style-name="Standard">||rca-auditores.cl^$important</text:p>
      <text:p text:style-name="Standard">||rcarenovations.com^$important</text:p>
      <text:p text:style-name="Standard">||rccghouseofworship.org^$important</text:p>
      <text:p text:style-name="Standard">||rcm-eu.amazon-adsystem.com^$important</text:p>
      <text:p text:style-name="Standard">||rcmgdev44.xyz^$important</text:p>
      <text:p text:style-name="Standard">||rcoixfyxmiqqhmgowyxj.com^$important</text:p>
      <text:p text:style-name="Standard">||rcoixxkaxclbapkyvxtk.com^$important</text:p>
      <text:p text:style-name="Standard">||rcom-eu.dynamicyield.com^$important</text:p>
      <text:p text:style-name="Standard">||rcom.dynamicyield.com^$important</text:p>
      <text:p text:style-name="Standard">||rcsic.technocloudtech.com^$important</text:p>
      <text:p text:style-name="Standard">||rdabih.org^$important</text:p>
      <text:p text:style-name="Standard">||rdkrussia.ru^$important</text:p>
      <text:p text:style-name="Standard"><text:soft-page-break/>||rdmapperels.com^$important</text:p>
      <text:p text:style-name="Standard">||rds2020.space^$important</text:p>
      <text:p text:style-name="Standard">||rdsviewer.com^$important</text:p>
      <text:p text:style-name="Standard">||re-directme.com^$important</text:p>
      <text:p text:style-name="Standard">||re-ms.ru^$important</text:p>
      <text:p text:style-name="Standard">||reachjunction.com^$important</text:p>
      <text:p text:style-name="Standard">||reachmax.cn^$important</text:p>
      <text:p text:style-name="Standard">||reachms.bfmio.com^$important</text:p>
      <text:p text:style-name="Standard">||reactx.com^$important</text:p>
      <text:p text:style-name="Standard">||readersforum.tk^$important</text:p>
      <text:p text:style-name="Standard">||readserver.net^$important</text:p>
      <text:p text:style-name="Standard">||real-deal.net^$important</text:p>
      <text:p text:style-name="Standard">||real-money.online^$important</text:p>
      <text:p text:style-name="Standard">||real-websolutions.nl^$important</text:p>
      <text:p text:style-name="Standard">||realandeasy.ddns.net^$important</text:p>
      <text:p text:style-name="Standard">||realcastmedia.com^$important</text:p>
      <text:p text:style-name="Standard">||realclix.com^$important</text:p>
      <text:p text:style-name="Standard">||realdealhouse.eu^$important</text:p>
      <text:p text:style-name="Standard">||realestate.estatedeeds.com^$important</text:p>
      <text:p text:style-name="Standard">||realestatehosting.online^$important</text:p>
      <text:p text:style-name="Standard">||realgauthier.com^$important</text:p>
      <text:p text:style-name="Standard">||realite.id^$important</text:p>
      <text:p text:style-name="Standard">||realizaweb.site^$important</text:p>
      <text:p text:style-name="Standard">||realmedia-a800.d4p.net^$important</text:p>
      <text:p text:style-name="Standard">||realsrv.com^$important</text:p>
      <text:p text:style-name="Standard">||realtechnetwork.com^$important</text:p>
      <text:p text:style-name="Standard">||realteencash.com^$important</text:p>
      <text:p text:style-name="Standard">||realtracker.com^$important</text:p>
      <text:p text:style-name="Standard">||realtymarket.in^$important</text:p>
      <text:p text:style-name="Standard">||rearpusnor.com^$important</text:p>
      <text:p text:style-name="Standard">||rebbyanngray.com^$important</text:p>
      <text:p text:style-name="Standard">||rebelfreelancer.com^$important</text:p>
      <text:p text:style-name="Standard">||reborn24.com^$important</text:p>
      <text:p text:style-name="Standard">||rebuildkerala.info^$important</text:p>
      <text:p text:style-name="Standard">||recdoc.info^$important</text:p>
      <text:p text:style-name="Standard">||recentgovtjobcircular.com^$important</text:p>
      <text:p text:style-name="Standard">||receptikuhinja.xyz^$important</text:p>
      <text:p text:style-name="Standard">||rechnungr.servegame.com^$important</text:p>
      <text:p text:style-name="Standard">||recipetoday.xyz^$important</text:p>
      <text:p text:style-name="Standard">||recommendationengine.googleapis.com^$important</text:p>
      <text:p text:style-name="Standard">||recon.pw^$important</text:p>
      <text:p text:style-name="Standard">||reconders.top^$important</text:p>
      <text:p text:style-name="Standard">||recrec.site^$important</text:p>
      <text:p text:style-name="Standard">||red.hopto.org^$important</text:p>
      <text:p text:style-name="Standard">||redafire.ml^$important</text:p>
      <text:p text:style-name="Standard">||redakcia.gamewall.eu^$important</text:p>
      <text:p text:style-name="Standard">||redbeat.club^$important</text:p>
      <text:p text:style-name="Standard">||reddeadtwo.com^$important</text:p>
      <text:p text:style-name="Standard">||reddeertowingservice.com^$important</text:p>
      <text:p text:style-name="Standard">||reddit.com^$important</text:p>
      <text:p text:style-name="Standard">||redeftp.ddns.net^$important</text:p>
      <text:p text:style-name="Standard">||redfastlabs.com^$important</text:p>
      <text:p text:style-name="Standard"><text:soft-page-break/>||redgreenblogs.com^$important</text:p>
      <text:p text:style-name="Standard">||redlinegt.com^$important</text:p>
      <text:p text:style-name="Standard">||redlk.com^$important</text:p>
      <text:p text:style-name="Standard">||redmas.com^$important</text:p>
      <text:p text:style-name="Standard">||redmediasigns.com^$important</text:p>
      <text:p text:style-name="Standard">||redmeteordigitalseo.com^$important</text:p>
      <text:p text:style-name="Standard">||redonetype.com^$important</text:p>
      <text:p text:style-name="Standard">||redtv.top^$important</text:p>
      <text:p text:style-name="Standard">||reduxmedia.com^$important</text:p>
      <text:p text:style-name="Standard">||reduxmediagroup.com^$important</text:p>
      <text:p text:style-name="Standard">||redwingdemo.dukaafrica.com^$important</text:p>
      <text:p text:style-name="Standard">||redzoneairsoft.com^$important</text:p>
      <text:p text:style-name="Standard">||reedbusiness.com^$important</text:p>
      <text:p text:style-name="Standard">||reefaquarium.biz^$important</text:p>
      <text:p text:style-name="Standard">||refabit.co.ke^$important</text:p>
      <text:p text:style-name="Standard">||referral-casino.best^$important</text:p>
      <text:p text:style-name="Standard">||referral-casino.club^$important</text:p>
      <text:p text:style-name="Standard">||referral.best^$important</text:p>
      <text:p text:style-name="Standard">||referralware.com^$important</text:p>
      <text:p text:style-name="Standard">||refferalstaff.com^$important</text:p>
      <text:p text:style-name="Standard">||refikkorkmazmucizeler.com^$important</text:p>
      <text:p text:style-name="Standard">||refinancia.info^$important</text:p>
      <text:p text:style-name="Standard">||refinisherstrading.com^$important</text:p>
      <text:p text:style-name="Standard">||refloxty.com^$important</text:p>
      <text:p text:style-name="Standard">||refugeeair.org^$important</text:p>
      <text:p text:style-name="Standard">||regatta2223.com^$important</text:p>
      <text:p text:style-name="Standard">||regattaxiamen.info^$important</text:p>
      <text:p text:style-name="Standard">||regencyship.info^$important</text:p>
      <text:p text:style-name="Standard">||regenerationcongo.com^$important</text:p>
      <text:p text:style-name="Standard">||regigoscoring.com^$important</text:p>
      <text:p text:style-name="Standard">||regionconsultdom.ru^$important</text:p>
      <text:p text:style-name="Standard">||registry-cloud.ru^$important</text:p>
      <text:p text:style-name="Standard">||regnow.com^$important</text:p>
      <text:p text:style-name="Standard">||regnumviajes.xyz^$important</text:p>
      <text:p text:style-name="Standard">||regue.com.br^$important</text:p>
      <text:p text:style-name="Standard">||regular123.com^$important</text:p>
      <text:p text:style-name="Standard">||rehmantrader.com^$important</text:p>
      <text:p text:style-name="Standard">||reichelcormier.bid^$important</text:p>
      <text:p text:style-name="Standard">||reinvigorate.net^$important</text:p>
      <text:p text:style-name="Standard">||reisekaufhaus.de^$important</text:p>
      <text:p text:style-name="Standard">||reklam.rfsl.se^$important</text:p>
      <text:p text:style-name="Standard">||reklama.mironet.cz^$important</text:p>
      <text:p text:style-name="Standard">||reklama.reflektor.cz^$important</text:p>
      <text:p text:style-name="Standard">||reklamcsere.hu^$important</text:p>
      <text:p text:style-name="Standard">||reklame.unwired-i.net^$important</text:p>
      <text:p text:style-name="Standard">||reklamer.com.ua^$important</text:p>
      <text:p text:style-name="Standard">||relap.io^$important</text:p>
      <text:p text:style-name="Standard">||relativitypm.com^$important</text:p>
      <text:p text:style-name="Standard">||relayservice.org^$important</text:p>
      <text:p text:style-name="Standard">||relep.org^$important</text:p>
      <text:p text:style-name="Standard">||relevanz10.de^$important</text:p>
      <text:p text:style-name="Standard">||reliablejedi.com^$important</text:p>
      <text:p text:style-name="Standard"><text:soft-page-break/>||reliablerebar.ca^$important</text:p>
      <text:p text:style-name="Standard">||relmaxtop.com^$important</text:p>
      <text:p text:style-name="Standard">||reloffersstart.co^$important</text:p>
      <text:p text:style-name="Standard">||relogiostore.com^$important</text:p>
      <text:p text:style-name="Standard">||remabad.com^$important</text:p>
      <text:p text:style-name="Standard">||remajaminangbatam.org^$important</text:p>
      <text:p text:style-name="Standard">||remas-tr.com^$important</text:p>
      <text:p text:style-name="Standard">||remax.talkdrawer.com^$important</text:p>
      <text:p text:style-name="Standard">||remeliee99jettie.com^$important</text:p>
      <text:p text:style-name="Standard">||remember.ddns.net^$important</text:p>
      <text:p text:style-name="Standard">||remhoanglinh.com^$important</text:p>
      <text:p text:style-name="Standard">||remider.pl^$important</text:p>
      <text:p text:style-name="Standard">||remix.ddns.net^$important</text:p>
      <text:p text:style-name="Standard">||remoiksms.com.ng^$important</text:p>
      <text:p text:style-name="Standard">||remontrvd.com^$important</text:p>
      <text:p text:style-name="Standard">||remontstiralnikhmashin.ru^$important</text:p>
      <text:p text:style-name="Standard">||remote-data.urbanairship.com^$important</text:p>
      <text:p text:style-name="Standard">||remote1.cf^$important</text:p>
      <text:p text:style-name="Standard">||remote1.ga^$important</text:p>
      <text:p text:style-name="Standard">||remote1.gq^$important</text:p>
      <text:p text:style-name="Standard">||remote1.tk^$important</text:p>
      <text:p text:style-name="Standard">||remotead.cnet.com^$important</text:p>
      <text:p text:style-name="Standard">||removeblackmold.info^$important</text:p>
      <text:p text:style-name="Standard">||remowork.ru^$important</text:p>
      <text:p text:style-name="Standard">||rempongpande.com^$important</text:p>
      <text:p text:style-name="Standard">||rems.tech^$important</text:p>
      <text:p text:style-name="Standard">||remuloga.top^$important</text:p>
      <text:p text:style-name="Standard">||remyshair.com^$important</text:p>
      <text:p text:style-name="Standard">||rename.kz^$important</text:p>
      <text:p text:style-name="Standard">||rencontre-feminin.com^$important</text:p>
      <text:p text:style-name="Standard">||rendevooapp.com^$important</text:p>
      <text:p text:style-name="Standard">||renessanss.ru^$important</text:p>
      <text:p text:style-name="Standard">||renhed.kz^$important</text:p>
      <text:p text:style-name="Standard">||rennhack.de^$important</text:p>
      <text:p text:style-name="Standard">||reno-kitchen.com^$important</text:p>
      <text:p text:style-name="Standard">||renodrives.com.br^$important</text:p>
      <text:p text:style-name="Standard">||rentacaryimi.com^$important</text:p>
      <text:p text:style-name="Standard">||rentalbackdrop.id^$important</text:p>
      <text:p text:style-name="Standard">||rentitout.co^$important</text:p>
      <text:p text:style-name="Standard">||rentracks.jp^$important</text:p>
      <text:p text:style-name="Standard">||reparaties-ipad.nl^$important</text:p>
      <text:p text:style-name="Standard">||repitoperano.pw^$important</text:p>
      <text:p text:style-name="Standard">||replorient.fr^$important</text:p>
      <text:p text:style-name="Standard">||reportingnew.xyz^$important</text:p>
      <text:p text:style-name="Standard">||reportoperito.space^$important</text:p>
      <text:p text:style-name="Standard">||reports.crashlytics.com^$important</text:p>
      <text:p text:style-name="Standard">||reprolucup.com^$important</text:p>
      <text:p text:style-name="Standard">||reptptyliano.duckdns.org^$important</text:p>
      <text:p text:style-name="Standard">||republer.com^$important</text:p>
      <text:p text:style-name="Standard">||republika.onet.pl^$important</text:p>
      <text:p text:style-name="Standard">||repurtinopaelio.space^$important</text:p>
      <text:p text:style-name="Standard">||resadiyehaber.com^$important</text:p>
      <text:p text:style-name="Standard"><text:soft-page-break/>||resamarkham.info^$important</text:p>
      <text:p text:style-name="Standard">||resckoltd.com^$important</text:p>
      <text:p text:style-name="Standard">||research-int.se^$important</text:p>
      <text:p text:style-name="Standard">||researchnow.com^$important</text:p>
      <text:p text:style-name="Standard">||resecpovak.com^$important</text:p>
      <text:p text:style-name="Standard">||resenroparonto.space^$important</text:p>
      <text:p text:style-name="Standard">||residencelesarchanges.com^$important</text:p>
      <text:p text:style-name="Standard">||resolutionhomesales.com^$important</text:p>
      <text:p text:style-name="Standard">||reson8.com^$important</text:p>
      <text:p text:style-name="Standard">||resortegnatia.com^$important</text:p>
      <text:p text:style-name="Standard">||resourcefamilyministries.com^$important</text:p>
      <text:p text:style-name="Standard">||resq-today.com^$important</text:p>
      <text:p text:style-name="Standard">||restartusa.hopto.org^$important</text:p>
      <text:p text:style-name="Standard">||restaurant.vuonphap.com^$important</text:p>
      <text:p text:style-name="Standard">||restored.appleuserlock-pagescrty2019ere.fwaavenue.com^$important</text:p>
      <text:p text:style-name="Standard">||resuco.net^$important</text:p>
      <text:p text:style-name="Standard">||retailrocket.net^$important</text:p>
      <text:p text:style-name="Standard">||retargeter.com^$important</text:p>
      <text:p text:style-name="Standard">||retargetly.com^$important</text:p>
      <text:p text:style-name="Standard">||retecalpox.com^$important</text:p>
      <text:p text:style-name="Standard">||reteropitano.pw^$important</text:p>
      <text:p text:style-name="Standard">||retictanki.com^$important</text:p>
      <text:p text:style-name="Standard">||retirementscholarship.com^$important</text:p>
      <text:p text:style-name="Standard">||retos-enformaherbal.com^$important</text:p>
      <text:p text:style-name="Standard">||retro-jordans-for-sale.com^$important</text:p>
      <text:p text:style-name="Standard">||retrofiteng.com.br^$important</text:p>
      <text:p text:style-name="Standard">||rets.life^$important</text:p>
      <text:p text:style-name="Standard">||reunionintledu.com^$important</text:p>
      <text:p text:style-name="Standard">||reussitebienetre.numerica-asbl.be^$important</text:p>
      <text:p text:style-name="Standard">||rev2pub.com^$important</text:p>
      <text:p text:style-name="Standard">||revcontent.com^$important</text:p>
      <text:p text:style-name="Standard">||reveledu.com^$important</text:p>
      <text:p text:style-name="Standard">||revenue.net^$important</text:p>
      <text:p text:style-name="Standard">||revenuedirect.com^$important</text:p>
      <text:p text:style-name="Standard">||reveszn.ru^$important</text:p>
      <text:p text:style-name="Standard">||review6.com^$important</text:p>
      <text:p text:style-name="Standard">||reviewblock.org^$important</text:p>
      <text:p text:style-name="Standard">||reviewhash.com^$important</text:p>
      <text:p text:style-name="Standard">||reviews-writer.com^$important</text:p>
      <text:p text:style-name="Standard">||reviewtral.com^$important</text:p>
      <text:p text:style-name="Standard">||revisionesovalle.cl^$important</text:p>
      <text:p text:style-name="Standard">||revistaunipaz.000webhostapp.com^$important</text:p>
      <text:p text:style-name="Standard">||revivafotografiaescolar.com^$important</text:p>
      <text:p text:style-name="Standard">||revjet.com^$important</text:p>
      <text:p text:style-name="Standard">||revmob.com^$important</text:p>
      <text:p text:style-name="Standard">||revneuropsi.com.ar^$important</text:p>
      <text:p text:style-name="Standard">||revolt256.group^$important</text:p>
      <text:p text:style-name="Standard">||revoltfootballeducation.com^$important</text:p>
      <text:p text:style-name="Standard">||revsci.net^$important</text:p>
      <text:p text:style-name="Standard">||revstats.com^$important</text:p>
      <text:p text:style-name="Standard">||rewitek.nl^$important</text:p>
      <text:p text:style-name="Standard">||rewrite.amazon.com^$important</text:p>
      <text:p text:style-name="Standard"><text:soft-page-break/>||rewrty-71.tk^$important</text:p>
      <text:p text:style-name="Standard">||rexpronecorpllc.com^$important</text:p>
      <text:p text:style-name="Standard">||rexprosealers.com^$important</text:p>
      <text:p text:style-name="Standard">||rextaeri.bid^$important</text:p>
      <text:p text:style-name="Standard">||reyramos.com^$important</text:p>
      <text:p text:style-name="Standard">||reza-khosravi.com^$important</text:p>
      <text:p text:style-name="Standard">||reza.dowrcity.com^$important</text:p>
      <text:p text:style-name="Standard">||rezync.com^$important</text:p>
      <text:p text:style-name="Standard">||rfihub.com^$important</text:p>
      <text:p text:style-name="Standard">||rfjtumostvds.cf^$important</text:p>
      <text:p text:style-name="Standard">||rfksrv.com^$important</text:p>
      <text:p text:style-name="Standard">||rfrnfrnj.hk^$important</text:p>
      <text:p text:style-name="Standard">||rfsignals.ga^$important</text:p>
      <text:p text:style-name="Standard">||rg-exponat.ru^$important</text:p>
      <text:p text:style-name="Standard">||rgmobilegossip.com^$important</text:p>
      <text:p text:style-name="Standard">||rgshops.ru^$important</text:p>
      <text:p text:style-name="Standard">||rheniumsolutions.co.ke^$important</text:p>
      <text:p text:style-name="Standard">||rheracstar.com^$important</text:p>
      <text:p text:style-name="Standard">||rheuewuw.duckdns.org^$important</text:p>
      <text:p text:style-name="Standard">||rhinoarabia.site^$important</text:p>
      <text:p text:style-name="Standard">||rhlgroups.com^$important</text:p>
      <text:p text:style-name="Standard">||rhlnetwork.com^$important</text:p>
      <text:p text:style-name="Standard">||rhnindia.org^$important</text:p>
      <text:p text:style-name="Standard">||rhombus-rolen.com^$important</text:p>
      <text:p text:style-name="Standard">||rhymexclusive.com^$important</text:p>
      <text:p text:style-name="Standard">||rhythmnewmedia.com^$important</text:p>
      <text:p text:style-name="Standard">||ria.ru^$important</text:p>
      <text:p text:style-name="Standard">||riascos.org^$important</text:p>
      <text:p text:style-name="Standard">||ribatturk.com^$important</text:p>
      <text:p text:style-name="Standard">||ribeiro-wellness.de^$important</text:p>
      <text:p text:style-name="Standard">||richaudience.com^$important</text:p>
      <text:p text:style-name="Standard">||richer.ac.ug^$important</text:p>
      <text:p text:style-name="Standard">||richkidinvestment.biz^$important</text:p>
      <text:p text:style-name="Standard">||richmails.com^$important</text:p>
      <text:p text:style-name="Standard">||richmedia.yimg.com^$important</text:p>
      <text:p text:style-name="Standard">||richmondtowservices.com^$important</text:p>
      <text:p text:style-name="Standard">||richmoreworld.top^$important</text:p>
      <text:p text:style-name="Standard">||richrelevance.com^$important</text:p>
      <text:p text:style-name="Standard">||richwebmaster.com^$important</text:p>
      <text:p text:style-name="Standard">||rida9949.ddns.net^$important</text:p>
      <text:p text:style-name="Standard">||ridaseoul.com^$important</text:p>
      <text:p text:style-name="Standard">||rielt911.ru^$important</text:p>
      <text:p text:style-name="Standard">||rieseenchs.com^$important</text:p>
      <text:p text:style-name="Standard">||rifansahara.com^$important</text:p>
      <text:p text:style-name="Standard">||rightbrainleftbrain.win^$important</text:p>
      <text:p text:style-name="Standard">||rightmedia.com^$important</text:p>
      <text:p text:style-name="Standard">||rightstats.com^$important</text:p>
      <text:p text:style-name="Standard">||rigpiv1.biz^$important</text:p>
      <text:p text:style-name="Standard">||rikolexx.com^$important</text:p>
      <text:p text:style-name="Standard">||rilaitsolutions.com^$important</text:p>
      <text:p text:style-name="Standard">||rilbcable.com^$important</text:p>
      <text:p text:style-name="Standard">||rileyaanestad.com^$important</text:p>
      <text:p text:style-name="Standard"><text:soft-page-break/>||rimfaoyahv4115.com^$important</text:p>
      <text:p text:style-name="Standard">||rinconadarolandovera.com^$important</text:p>
      <text:p text:style-name="Standard">||rinkuglobalcare.com^$important</text:p>
      <text:p text:style-name="Standard">||rinnai-th.com^$important</text:p>
      <text:p text:style-name="Standard">||rinnaikompetisiblog.com^$important</text:p>
      <text:p text:style-name="Standard">||rinnocreations.com^$important</text:p>
      <text:p text:style-name="Standard">||rinolfrecruitment.com^$important</text:p>
      <text:p text:style-name="Standard">||riotgames.com^$important</text:p>
      <text:p text:style-name="Standard">||riptonfarm.com^$important</text:p>
      <text:p text:style-name="Standard">||rishi99.com^$important</text:p>
      <text:p text:style-name="Standard">||riskified.com^$important</text:p>
      <text:p text:style-name="Standard">||ristopietila.xyz^$important</text:p>
      <text:p text:style-name="Standard">||ritalislum.com^$important</text:p>
      <text:p text:style-name="Standard">||ritedi.icu^$important</text:p>
      <text:p text:style-name="Standard">||riteshkafle2058.000webhostapp.com^$important</text:p>
      <text:p text:style-name="Standard">||ritikastonegallery.net^$important</text:p>
      <text:p text:style-name="Standard">||ritikavasudev.com^$important</text:p>
      <text:p text:style-name="Standard">||ritimasansor.com^$important</text:p>
      <text:p text:style-name="Standard">||riuytessl.xyz^$important</text:p>
      <text:p text:style-name="Standard">||river-mobile.data.ea.com^$important</text:p>
      <text:p text:style-name="Standard">||river-wave.info^$important</text:p>
      <text:p text:style-name="Standard">||riverbendbags.com^$important</text:p>
      <text:p text:style-name="Standard">||riverhit.com^$important</text:p>
      <text:p text:style-name="Standard">||riversidehoanghuy.com^$important</text:p>
      <text:p text:style-name="Standard">||riverviewtaxcpa.com^$important</text:p>
      <text:p text:style-name="Standard">||riverwalkmb.com^$important</text:p>
      <text:p text:style-name="Standard">||riyanshoppingbags.com^$important</text:p>
      <text:p text:style-name="Standard">||riyareiki.com^$important</text:p>
      <text:p text:style-name="Standard">||rizelol-51335.portmap.host^$important</text:p>
      <text:p text:style-name="Standard">||rizkitech.com^$important</text:p>
      <text:p text:style-name="Standard">||rjm.2marketdemo.com^$important</text:p>
      <text:p text:style-name="Standard">||rkdms.com^$important</text:p>
      <text:p text:style-name="Standard">||rkefjw3423.ddns.net^$important</text:p>
      <text:p text:style-name="Standard">||rlcdn.com^$important</text:p>
      <text:p text:style-name="Standard">||rle.ru^$important</text:p>
      <text:p text:style-name="Standard">||rleone45janiya.com^$important</text:p>
      <text:p text:style-name="Standard">||rmads.msn.com^$important</text:p>
      <text:p text:style-name="Standard">||rmailadvert15dx.xyz^$important</text:p>
      <text:p text:style-name="Standard">||rmailadvert15dxcv.xyz^$important</text:p>
      <text:p text:style-name="Standard">||rmarketo.com^$important</text:p>
      <text:p text:style-name="Standard">||rmchospitaluttara.com^$important</text:p>
      <text:p text:style-name="Standard">||rmdpolymers.com^$important</text:p>
      <text:p text:style-name="Standard">||rmedia.boston.com^$important</text:p>
      <text:p text:style-name="Standard">||rmfcombat.co.uk^$important</text:p>
      <text:p text:style-name="Standard">||rmntnk.ru^$important</text:p>
      <text:p text:style-name="Standard">||rms.uzelbilisim.com.tr^$important</text:p>
      <text:p text:style-name="Standard">||rms5646.ddns.net^$important</text:p>
      <text:p text:style-name="Standard">||rmsalf.com^$important</text:p>
      <text:p text:style-name="Standard">||rmtag.com^$important</text:p>
      <text:p text:style-name="Standard">||rmz-anticor.ru^$important</text:p>
      <text:p text:style-name="Standard">||rnalema.com^$important</text:p>
      <text:p text:style-name="Standard">||rnarport.com^$important</text:p>
      <text:p text:style-name="Standard"><text:soft-page-break/>||rnbkorae.com^$important</text:p>
      <text:p text:style-name="Standard">||rnengage.com^$important</text:p>
      <text:p text:style-name="Standard">||rngmansion.com^$important</text:p>
      <text:p text:style-name="Standard">||rnosrati.com^$important</text:p>
      <text:p text:style-name="Standard">||rnuganbank.com^$important</text:p>
      <text:p text:style-name="Standard">||road2somewhere.com^$important</text:p>
      <text:p text:style-name="Standard">||roads.stamperinc.org^$important</text:p>
      <text:p text:style-name="Standard">||roadtowin.ug^$important</text:p>
      <text:p text:style-name="Standard">||roar.com^$important</text:p>
      <text:p text:style-name="Standard">||roastedguarmeal.com^$important</text:p>
      <text:p text:style-name="Standard">||robaitec.com^$important</text:p>
      <text:p text:style-name="Standard">||roberthvac.com^$important</text:p>
      <text:p text:style-name="Standard">||robertogowin.com^$important</text:p>
      <text:p text:style-name="Standard">||robinpriest.co.uk^$important</text:p>
      <text:p text:style-name="Standard">||robledodetorio.com^$important</text:p>
      <text:p text:style-name="Standard">||robotechcity.com^$important</text:p>
      <text:p text:style-name="Standard">||robotikhatun.com^$important</text:p>
      <text:p text:style-name="Standard">||robotreplay.com^$important</text:p>
      <text:p text:style-name="Standard">||robustclarity.com^$important</text:p>
      <text:p text:style-name="Standard">||rochun.org^$important</text:p>
      <text:p text:style-name="Standard">||rockcanyonoutfitters.com^$important</text:p>
      <text:p text:style-name="Standard">||rocketbagger.com^$important</text:p>
      <text:p text:style-name="Standard">||rocketfuel.com^$important</text:p>
      <text:p text:style-name="Standard">||rocketlog.info^$important</text:p>
      <text:p text:style-name="Standard">||rockettt.xyz^$important</text:p>
      <text:p text:style-name="Standard">||rockiv.com^$important</text:p>
      <text:p text:style-name="Standard">||rockmayak.ru^$important</text:p>
      <text:p text:style-name="Standard">||rockstareats.com^$important</text:p>
      <text:p text:style-name="Standard">||rockupdate4.top^$important</text:p>
      <text:p text:style-name="Standard">||rockwalljobs.com^$important</text:p>
      <text:p text:style-name="Standard">||rockyhost123.b0tnet.com^$important</text:p>
      <text:p text:style-name="Standard">||rodproperties.com^$important</text:p>
      <text:p text:style-name="Standard">||rodrigoaqa.com^$important</text:p>
      <text:p text:style-name="Standard">||rogene.tk^$important</text:p>
      <text:p text:style-name="Standard">||rogers.demdex.net^$important</text:p>
      <text:p text:style-name="Standard">||rohani7.com^$important</text:p>
      <text:p text:style-name="Standard">||rohanpurit.com^$important</text:p>
      <text:p text:style-name="Standard">||rohithreguri.ml^$important</text:p>
      <text:p text:style-name="Standard">||rohrreinigung-klosterneuburg.at^$important</text:p>
      <text:p text:style-name="Standard">||rohrreinigung-wiener-neustadt.at^$important</text:p>
      <text:p text:style-name="Standard">||roia.biz^$important</text:p>
      <text:p text:style-name="Standard">||roiboypoka.ru^$important</text:p>
      <text:p text:style-name="Standard">||roiboypoleno.ru^$important</text:p>
      <text:p text:style-name="Standard">||roidlandev.com^$important</text:p>
      <text:p text:style-name="Standard">||rojmall.com^$important</text:p>
      <text:p text:style-name="Standard">||rok.com.com^$important</text:p>
      <text:p text:style-name="Standard">||roken.com.mx^$important</text:p>
      <text:p text:style-name="Standard">||rokifann25s.com^$important</text:p>
      <text:p text:style-name="Standard">||rokonworld.xyz^$important</text:p>
      <text:p text:style-name="Standard">||rolexclinic.com^$important</text:p>
      <text:p text:style-name="Standard">||rolexy.gq^$important</text:p>
      <text:p text:style-name="Standard">||rolfrob.top^$important</text:p>
      <text:p text:style-name="Standard"><text:soft-page-break/>||roling.000webhostapp.com^$important</text:p>
      <text:p text:style-name="Standard">||rollingdoortimbangan.com^$important</text:p>
      <text:p text:style-name="Standard">||rollscar.pk^$important</text:p>
      <text:p text:style-name="Standard">||rolx.wolrdcaresolidarityfund.xyz^$important</text:p>
      <text:p text:style-name="Standard">||romainmezzadri.com^$important</text:p>
      <text:p text:style-name="Standard">||romantis.penghasilan.website^$important</text:p>
      <text:p text:style-name="Standard">||romanwebsite.com^$important</text:p>
      <text:p text:style-name="Standard">||romasshved41.000webhostapp.com^$important</text:p>
      <text:p text:style-name="Standard">||romediamondlotusq2.net^$important</text:p>
      <text:p text:style-name="Standard">||ronaldnina.com^$important</text:p>
      <text:p text:style-name="Standard">||rongenfishingpro.com^$important</text:p>
      <text:p text:style-name="Standard">||roniashop.com^$important</text:p>
      <text:p text:style-name="Standard">||roninrol.info^$important</text:p>
      <text:p text:style-name="Standard">||rooftechconstruction.com^$important</text:p>
      <text:p text:style-name="Standard">||rooney.access.ly^$important</text:p>
      <text:p text:style-name="Standard">||root.ug^$important</text:p>
      <text:p text:style-name="Standard">||rootleadershipstrategies.com^$important</text:p>
      <text:p text:style-name="Standard">||ropergulf.net.au^$important</text:p>
      <text:p text:style-name="Standard">||ropmibwbwfkevluntsfv.com^$important</text:p>
      <text:p text:style-name="Standard">||roro90.ddns.net^$important</text:p>
      <text:p text:style-name="Standard">||rosario-datageeks.com.ar^$important</text:p>
      <text:p text:style-name="Standard">||rosava.co^$important</text:p>
      <text:p text:style-name="Standard">||rose.ixbt.com^$important</text:p>
      <text:p text:style-name="Standard">||rosenfeldcapital.com^$important</text:p>
      <text:p text:style-name="Standard">||rospechati.su^$important</text:p>
      <text:p text:style-name="Standard">||rossadamsshop.com^$important</text:p>
      <text:p text:style-name="Standard">||rossbellfort.ug^$important</text:p>
      <text:p text:style-name="Standard">||rosterfly.com^$important</text:p>
      <text:p text:style-name="Standard">||rostovafile.cf^$important</text:p>
      <text:p text:style-name="Standard">||rostovafile.ga^$important</text:p>
      <text:p text:style-name="Standard">||rostovafile.gq^$important</text:p>
      <text:p text:style-name="Standard">||rostovafile.ml^$important</text:p>
      <text:p text:style-name="Standard">||rostovafile.tk^$important</text:p>
      <text:p text:style-name="Standard">||rostwa-engineers.com^$important</text:p>
      <text:p text:style-name="Standard">||rotabanner.com^$important</text:p>
      <text:p text:style-name="Standard">||rotaract3131.org^$important</text:p>
      <text:p text:style-name="Standard">||roteirobrasil.com^$important</text:p>
      <text:p text:style-name="Standard">||rotfas.com^$important</text:p>
      <text:p text:style-name="Standard">||roundone.mv^$important</text:p>
      <text:p text:style-name="Standard">||rout66motors.com^$important</text:p>
      <text:p text:style-name="Standard">||routepanel.com^$important</text:p>
      <text:p text:style-name="Standard">||rovaconstruction.com^$important</text:p>
      <text:p text:style-name="Standard">||rowlandslaws.com^$important</text:p>
      <text:p text:style-name="Standard">||rowleardie.com^$important</text:p>
      <text:p text:style-name="Standard">||rowv.us^$important</text:p>
      <text:p text:style-name="Standard">||roxr.net^$important</text:p>
      <text:p text:style-name="Standard">||royal-granito.com^$important</text:p>
      <text:p text:style-name="Standard">||royalalec.com^$important</text:p>
      <text:p text:style-name="Standard">||royalbaks.com^$important</text:p>
      <text:p text:style-name="Standard">||royalbluebustour.com^$important</text:p>
      <text:p text:style-name="Standard">||royalcargomovers.org^$important</text:p>
      <text:p text:style-name="Standard">||royalfoodarabia.com^$important</text:p>
      <text:p text:style-name="Standard"><text:soft-page-break/>||royalini.com^$important</text:p>
      <text:p text:style-name="Standard">||royalqueennyc.com^$important</text:p>
      <text:p text:style-name="Standard">||royalsecurityinc.com^$important</text:p>
      <text:p text:style-name="Standard">||royaltyofchristkiddes.com^$important</text:p>
      <text:p text:style-name="Standard">||royaltyreigninvestments.com^$important</text:p>
      <text:p text:style-name="Standard">||rozhan-hse.com^$important</text:p>
      <text:p text:style-name="Standard">||rozii-chaos.com^$important</text:p>
      <text:p text:style-name="Standard">||roznorodnoscjestwsrodnasszkola51projekt.pl^$important</text:p>
      <text:p text:style-name="Standard">||rqtradingcompany.com^$important</text:p>
      <text:p text:style-name="Standard">||rrcontadores.com^$important</text:p>
      <text:p text:style-name="Standard">||rrdm.co.in^$important</text:p>
      <text:p text:style-name="Standard">||rrgodshsf.ug^$important</text:p>
      <text:p text:style-name="Standard">||rronrestaurant.com^$important</text:p>
      <text:p text:style-name="Standard">||rs.0003.ml^$important</text:p>
      <text:p text:style-name="Standard">||rsdstat14tp.xyz^$important</text:p>
      <text:p text:style-name="Standard">||rshack.ddns.net^$important</text:p>
      <text:p text:style-name="Standard">||rsk-project.ru^$important</text:p>
      <text:p text:style-name="Standard">||rsk.co.tz^$important</text:p>
      <text:p text:style-name="Standard">||rspl-sg.com^$important</text:p>
      <text:p text:style-name="Standard">||rssansani.com^$important</text:p>
      <text:p text:style-name="Standard">||rswiljbxvjipodakcfotx.online^$important</text:p>
      <text:p text:style-name="Standard">||rt.applovin.com^$important</text:p>
      <text:p text:style-name="Standard">||rtbhouse.com^$important</text:p>
      <text:p text:style-name="Standard">||rtbidder.net^$important</text:p>
      <text:p text:style-name="Standard">||rtbpop.com^$important</text:p>
      <text:p text:style-name="Standard">||rtbpopd.com^$important</text:p>
      <text:p text:style-name="Standard">||rtk.io^$important</text:p>
      <text:p text:style-name="Standard">||rtmark.net^$important</text:p>
      <text:p text:style-name="Standard">||rtodealeradsforless.com^$important</text:p>
      <text:p text:style-name="Standard">||ru-shop.su^$important</text:p>
      <text:p text:style-name="Standard">||ru-traffic.com^$important</text:p>
      <text:p text:style-name="Standard">||ru4.com^$important</text:p>
      <text:p text:style-name="Standard">||ruanyun123.com^$important</text:p>
      <text:p text:style-name="Standard">||rubick.gameanalytics.com^$important</text:p>
      <text:p text:style-name="Standard">||rubiconproject.com^$important</text:p>
      <text:p text:style-name="Standard">||rubirosaoficial.com^$important</text:p>
      <text:p text:style-name="Standard">||rubricontrol.com^$important</text:p>
      <text:p text:style-name="Standard">||ruby9mobile.com^$important</text:p>
      <text:p text:style-name="Standard">||rubyhacked.myftp.biz^$important</text:p>
      <text:p text:style-name="Standard">||rucomef.org^$important</text:p>
      <text:p text:style-name="Standard">||rudboyscrew.com^$important</text:p>
      <text:p text:style-name="Standard">||ruga.africa^$important</text:p>
      <text:p text:style-name="Standard">||rugoztech-developers.com^$important</text:p>
      <text:p text:style-name="Standard">||rugsdecore.com^$important</text:p>
      <text:p text:style-name="Standard">||ruhsagligicalismalari.org^$important</text:p>
      <text:p text:style-name="Standard">||rui-chan.net^$important</text:p>
      <text:p text:style-name="Standard">||ruih.co.uk^$important</text:p>
      <text:p text:style-name="Standard">||ruipeck.com^$important</text:p>
      <text:p text:style-name="Standard">||ruit.live^$important</text:p>
      <text:p text:style-name="Standard">||ruit.tech^$important</text:p>
      <text:p text:style-name="Standard">||rukiyekayabasi.com^$important</text:p>
      <text:p text:style-name="Standard">||rulamart.com^$important</text:p>
      <text:p text:style-name="Standard"><text:soft-page-break/>||rulletedonut.000webhostapp.com^$important</text:p>
      <text:p text:style-name="Standard">||rumaharmasta.com^$important</text:p>
      <text:p text:style-name="Standard">||rumiview.com^$important</text:p>
      <text:p text:style-name="Standard">||rumpunbudiman.com^$important</text:p>
      <text:p text:style-name="Standard">||runative-syndicate.com^$important</text:p>
      <text:p text:style-name="Standard">||runkaymured.com^$important</text:p>
      <text:p text:style-name="Standard">||runmureed.com^$important</text:p>
      <text:p text:style-name="Standard">||runtah.com^$important</text:p>
      <text:p text:style-name="Standard">||runtimebroker.pw^$important</text:p>
      <text:p text:style-name="Standard">||ruon1on.ru^$important</text:p>
      <text:p text:style-name="Standard">||ruralinnovationfund.varadev.com^$important</text:p>
      <text:p text:style-name="Standard">||rushdafilms.com^$important</text:p>
      <text:p text:style-name="Standard">||ruslandok.xyz^$important</text:p>
      <text:p text:style-name="Standard">||russchine2specialstdy1plumbingmaterialsv.duckdns.org^$important</text:p>
      <text:p text:style-name="Standard">||russchine2specialstdy2plumbingmaterialgh.duckdns.org^$important</text:p>
      <text:p text:style-name="Standard">||russianfooddirectory.com^$important</text:p>
      <text:p text:style-name="Standard">||russonder.ru^$important</text:p>
      <text:p text:style-name="Standard">||rusyatamareload.web.id^$important</text:p>
      <text:p text:style-name="Standard">||rutarget.ru^$important</text:p>
      <text:p text:style-name="Standard">||rutassalvajes.com^$important</text:p>
      <text:p text:style-name="Standard">||rutrk.org^$important</text:p>
      <text:p text:style-name="Standard">||ruwiin.gdn^$important</text:p>
      <text:p text:style-name="Standard">||rv-gateway.supersonicads.com^$important</text:p>
      <text:p text:style-name="Standard">||rwhbrownijulie.club^$important</text:p>
      <text:p text:style-name="Standard">||rxanatomy.com^$important</text:p>
      <text:p text:style-name="Standard">||rxcvslqwai.com^$important</text:p>
      <text:p text:style-name="Standard">||ry.valerana44.ru^$important</text:p>
      <text:p text:style-name="Standard">||ryanair-flightvouchers.online^$important</text:p>
      <text:p text:style-name="Standard">||rybinskbarhat.ru^$important</text:p>
      <text:p text:style-name="Standard">||rycomputer.com^$important</text:p>
      <text:p text:style-name="Standard">||ryghthelp.com^$important</text:p>
      <text:p text:style-name="Standard">||rysa.neformalforum.online^$important</text:p>
      <text:p text:style-name="Standard">||rysstadsylv.no^$important</text:p>
      <text:p text:style-name="Standard">||rythmxchange.com^$important</text:p>
      <text:p text:style-name="Standard">||rz70tom99.band^$important</text:p>
      <text:p text:style-name="Standard">||rzkfofo.no-ip.org^$important</text:p>
      <text:p text:style-name="Standard">||rzwemerson.xyz^$important</text:p>
      <text:p text:style-name="Standard">||s-ashirov-mektep.kz^$important</text:p>
      <text:p text:style-name="Standard">||s-img.adskeeper.co.uk^$important</text:p>
      <text:p text:style-name="Standard">||s-static.ak.facebook.com^$important</text:p>
      <text:p text:style-name="Standard">||s-usc1c-nss-238.firebaseio.com^$important</text:p>
      <text:p text:style-name="Standard">||s-usc1c-nss-261.firebaseio.com^$important</text:p>
      <text:p text:style-name="Standard">||s-usc1c-nss-267.firebaseio.com^$important</text:p>
      <text:p text:style-name="Standard">||s-usc1c-nss-268.firebaseio.com^$important</text:p>
      <text:p text:style-name="Standard">||s.adroll.com^$important</text:p>
      <text:p text:style-name="Standard">||s.amazon-adsystem.com^$important</text:p>
      <text:p text:style-name="Standard">||s.icab.pk^$important</text:p>
      <text:p text:style-name="Standard">||s.infogr.am^$important</text:p>
      <text:p text:style-name="Standard">||s.infogram.com^$important</text:p>
      <text:p text:style-name="Standard">||s.pc.qq.com^$important</text:p>
      <text:p text:style-name="Standard">||s.skimresources.com^$important</text:p>
      <text:p text:style-name="Standard">||s.thebrighttag.com^$important</text:p>
      <text:p text:style-name="Standard"><text:soft-page-break/>||s.worldofmacros.net^$important</text:p>
      <text:p text:style-name="Standard">||s*.adduplex.com^$important</text:p>
      <text:p text:style-name="Standard">||s0ft3r.ru^$important</text:p>
      <text:p text:style-name="Standard">||s0n1c.ru^$important</text:p>
      <text:p text:style-name="Standard">||s10.histats.com^$important</text:p>
      <text:p text:style-name="Standard">||s1591e46.xyz^$important</text:p>
      <text:p text:style-name="Standard">||s2.youtube.com^$important</text:p>
      <text:p text:style-name="Standard">||s2d6.com^$important</text:p>
      <text:p text:style-name="Standard">||s2s.singular.net^$important</text:p>
      <text:p text:style-name="Standard">||s3.in.ua^$important</text:p>
      <text:p text:style-name="Standard">||s321.duckdns.org^$important</text:p>
      <text:p text:style-name="Standard">||s334284386.t.eloqua.com^$important</text:p>
      <text:p text:style-name="Standard">||s3ceimaibuni.ro^$important</text:p>
      <text:p text:style-name="Standard">||s62mxcn.club^$important</text:p>
      <text:p text:style-name="Standard">||s64254.hostnl02.fornex.host^$important</text:p>
      <text:p text:style-name="Standard">||s7.addthis.com^$important</text:p>
      <text:p text:style-name="Standard">||s777s.ru^$important</text:p>
      <text:p text:style-name="Standard">||s8n.j990981.ru^$important</text:p>
      <text:p text:style-name="Standard">||sa.bbc.co.uk^$important</text:p>
      <text:p text:style-name="Standard">||sa.bbc.com^$important</text:p>
      <text:p text:style-name="Standard">||saabhouse.com^$important</text:p>
      <text:p text:style-name="Standard">||saad.qurvex.com^$important</text:p>
      <text:p text:style-name="Standard">||saahel00.ddns.net^$important</text:p>
      <text:p text:style-name="Standard">||saaipem.com^$important</text:p>
      <text:p text:style-name="Standard">||saba.tokyo^$important</text:p>
      <text:p text:style-name="Standard">||sabavision.com^$important</text:p>
      <text:p text:style-name="Standard">||saberprotech.com^$important</text:p>
      <text:p text:style-name="Standard">||sabitahcleaning.com^$important</text:p>
      <text:p text:style-name="Standard">||sablefareast.com^$important</text:p>
      <text:p text:style-name="Standard">||sabmilagawait.com^$important</text:p>
      <text:p text:style-name="Standard">||sabri444.linkpc.net^$important</text:p>
      <text:p text:style-name="Standard">||sabzihome.com^$important</text:p>
      <text:p text:style-name="Standard">||sac.ayads.co^$important</text:p>
      <text:p text:style-name="Standard">||sacbee.com^$important</text:p>
      <text:p text:style-name="Standard">||sacev.net^$important</text:p>
      <text:p text:style-name="Standard">||sachoob.com^$important</text:p>
      <text:p text:style-name="Standard">||sachtrithuc.com^$important</text:p>
      <text:p text:style-name="Standard">||sacramentobouncers.com^$important</text:p>
      <text:p text:style-name="Standard">||sadd.ddns.net^$important</text:p>
      <text:p text:style-name="Standard">||sadsad.ddns.net^$important</text:p>
      <text:p text:style-name="Standard">||sadsad.no-ip.org^$important</text:p>
      <text:p text:style-name="Standard">||sadsadsad.ddns.net^$important</text:p>
      <text:p text:style-name="Standard">||sadurtmjpsad.pw^$important</text:p>
      <text:p text:style-name="Standard">||sadyba.trade^$important</text:p>
      <text:p text:style-name="Standard">||saeblaser.com^$important</text:p>
      <text:p text:style-name="Standard">||saeeaglesgroup.com^$important</text:p>
      <text:p text:style-name="Standard">||safariet-zarzis.com^$important</text:p>
      <text:p text:style-name="Standard">||safeapps.ug^$important</text:p>
      <text:p text:style-name="Standard">||safeboxgroup.com^$important</text:p>
      <text:p text:style-name="Standard">||safekro.com^$important</text:p>
      <text:p text:style-name="Standard">||safemann.tk^$important</text:p>
      <text:p text:style-name="Standard">||safeservicesfze.com^$important</text:p>
      <text:p text:style-name="Standard"><text:soft-page-break/>||safetie.matthewforzan.com.au^$important</text:p>
      <text:p text:style-name="Standard">||saffroniran.org^$important</text:p>
      <text:p text:style-name="Standard">||saflot.com^$important</text:p>
      <text:p text:style-name="Standard">||safonov.eu^$important</text:p>
      <text:p text:style-name="Standard">||sag.ceo^$important</text:p>
      <text:p text:style-name="Standard">||sagarngofoundation.com^$important</text:p>
      <text:p text:style-name="Standard">||sagchive.com^$important</text:p>
      <text:p text:style-name="Standard">||sageanalyst.net^$important</text:p>
      <text:p text:style-name="Standard">||sageartisan.com^$important</text:p>
      <text:p text:style-name="Standard">||sageth.net^$important</text:p>
      <text:p text:style-name="Standard">||sagliklibedenim.com^$important</text:p>
      <text:p text:style-name="Standard">||sahajanandmart.com^$important</text:p>
      <text:p text:style-name="Standard">||sahakyanshn.com^$important</text:p>
      <text:p text:style-name="Standard">||sahastrajeet.com^$important</text:p>
      <text:p text:style-name="Standard">||sahdowhunt3rhacker.ddns.net^$important</text:p>
      <text:p text:style-name="Standard">||sahinhurdageridonusum.net^$important</text:p>
      <text:p text:style-name="Standard">||sahinyangin.com^$important</text:p>
      <text:p text:style-name="Standard">||sahkocluk.com^$important</text:p>
      <text:p text:style-name="Standard">||sahrodion.com^$important</text:p>
      <text:p text:style-name="Standard">||saidialxo.com^$important</text:p>
      <text:p text:style-name="Standard">||saielectronicsservices.com^$important</text:p>
      <text:p text:style-name="Standard">||saigon24h.net^$important</text:p>
      <text:p text:style-name="Standard">||saigon3t.com^$important</text:p>
      <text:p text:style-name="Standard">||saigonthinhvuong.net^$important</text:p>
      <text:p text:style-name="Standard">||saimasembroidery.com^$important</text:p>
      <text:p text:style-name="Standard">||sainikchandrapur.org^$important</text:p>
      <text:p text:style-name="Standard">||saintboho.com^$important</text:p>
      <text:p text:style-name="Standard">||sainthen.com^$important</text:p>
      <text:p text:style-name="Standard">||saintiment.us^$important</text:p>
      <text:p text:style-name="Standard">||saintsandsinnersbar.com^$important</text:p>
      <text:p text:style-name="Standard">||saintspierreetpaulyenawa.com^$important</text:p>
      <text:p text:style-name="Standard">||saismiami.com^$important</text:p>
      <text:p text:style-name="Standard">||saistuquee.com^$important</text:p>
      <text:p text:style-name="Standard">||sajdlasjeu129.org^$important</text:p>
      <text:p text:style-name="Standard">||sajhasewa.com^$important</text:p>
      <text:p text:style-name="Standard">||sajibekanti.xyz^$important</text:p>
      <text:p text:style-name="Standard">||sajid8bpyt.000webhostapp.com^$important</text:p>
      <text:p text:style-name="Standard">||sakall.000webhostapp.com^$important</text:p>
      <text:p text:style-name="Standard">||sakapongdong.com^$important</text:p>
      <text:p text:style-name="Standard">||sakh-domostroy.ru^$important</text:p>
      <text:p text:style-name="Standard">||sakhaevent.com^$important</text:p>
      <text:p text:style-name="Standard">||sakivatansever.com^$important</text:p>
      <text:p text:style-name="Standard">||sakixx.ml^$important</text:p>
      <text:p text:style-name="Standard">||sakurabacninh.com^$important</text:p>
      <text:p text:style-name="Standard">||salah.mobiilat.com^$important</text:p>
      <text:p text:style-name="Standard">||salahsyria.ddns.net^$important</text:p>
      <text:p text:style-name="Standard">||salankophenk.com^$important</text:p>
      <text:p text:style-name="Standard">||salazars.me^$important</text:p>
      <text:p text:style-name="Standard">||salecar.muasam360.com^$important</text:p>
      <text:p text:style-name="Standard">||salecar2.muasam360.com^$important</text:p>
      <text:p text:style-name="Standard">||salecycle.com^$important</text:p>
      <text:p text:style-name="Standard">||salemtoumi39.ddns.net^$important</text:p>
      <text:p text:style-name="Standard"><text:soft-page-break/>||salemtoumi39.hopto.org^$important</text:p>
      <text:p text:style-name="Standard">||salesforce.com^$important</text:p>
      <text:p text:style-name="Standard">||salesforceliveagent.com^$important</text:p>
      <text:p text:style-name="Standard">||salesgroupmotive.ga^$important</text:p>
      <text:p text:style-name="Standard">||salesloft.com^$important</text:p>
      <text:p text:style-name="Standard">||salesoffice2.com^$important</text:p>
      <text:p text:style-name="Standard">||salespikes.com^$important</text:p>
      <text:p text:style-name="Standard">||saliyumakan.club^$important</text:p>
      <text:p text:style-name="Standard">||salma-dental.com^$important</text:p>
      <text:p text:style-name="Standard">||salma.ddns.net^$important</text:p>
      <text:p text:style-name="Standard">||salo228.com^$important</text:p>
      <text:p text:style-name="Standard">||salon-ezhik.ru^$important</text:p>
      <text:p text:style-name="Standard">||salon-gabriela.pl^$important</text:p>
      <text:p text:style-name="Standard">||salongsmall.se^$important</text:p>
      <text:p text:style-name="Standard">||salonmelisenta.ru^$important</text:p>
      <text:p text:style-name="Standard">||salonprimavera.by^$important</text:p>
      <text:p text:style-name="Standard">||salsamania.ddns.net^$important</text:p>
      <text:p text:style-name="Standard">||salsapalbarrio.com^$important</text:p>
      <text:p text:style-name="Standard">||saltech.sg^$important</text:p>
      <text:p text:style-name="Standard">||saludracional.com^$important</text:p>
      <text:p text:style-name="Standard">||salvacodina.com^$important</text:p>
      <text:p text:style-name="Standard">||salvigame.ddns.net^$important</text:p>
      <text:p text:style-name="Standard">||sam.msn.com^$important</text:p>
      <text:p text:style-name="Standard">||sama-woocommerce-application.com^$important</text:p>
      <text:p text:style-name="Standard">||samandaghaberler.com^$important</text:p>
      <text:p text:style-name="Standard">||samandehi.ir^$important</text:p>
      <text:p text:style-name="Standard">||samanthazanco.com.br^$important</text:p>
      <text:p text:style-name="Standard">||samaradekor.ru^$important</text:p>
      <text:p text:style-name="Standard">||samarialarabuffet.com.br^$important</text:p>
      <text:p text:style-name="Standard">||samayajyothi.com^$important</text:p>
      <text:p text:style-name="Standard">||samba.tv^$important</text:p>
      <text:p text:style-name="Standard">||sambosaxzx.ddns.net^$important</text:p>
      <text:p text:style-name="Standard">||samcalibration.com^$important</text:p>
      <text:p text:style-name="Standard">||samedayloans.club^$important</text:p>
      <text:p text:style-name="Standard">||samegrelorm.ge^$important</text:p>
      <text:p text:style-name="Standard">||samel.store^$important</text:p>
      <text:p text:style-name="Standard">||saminig.com^$important</text:p>
      <text:p text:style-name="Standard">||saminprinter.com^$important</text:p>
      <text:p text:style-name="Standard">||samirtissa22020.ddns.net^$important</text:p>
      <text:p text:style-name="Standard">||samix-num.com^$important</text:p>
      <text:p text:style-name="Standard">||samjhwanki.com^$important</text:p>
      <text:p text:style-name="Standard">||samnapkach.com^$important</text:p>
      <text:p text:style-name="Standard">||samod3amod54321.ddns.net^$important</text:p>
      <text:p text:style-name="Standard">||samoprogrammy.ru^$important</text:p>
      <text:p text:style-name="Standard">||samorat.com^$important</text:p>
      <text:p text:style-name="Standard">||samp-cash.ru^$important</text:p>
      <text:p text:style-name="Standard">||samskuad.work^$important</text:p>
      <text:p text:style-name="Standard">||samsonlineservices.co.ke^$important</text:p>
      <text:p text:style-name="Standard">||samsunsalma.com^$important</text:p>
      <text:p text:style-name="Standard">||samsunteraryum.com^$important</text:p>
      <text:p text:style-name="Standard">||samuancash.com^$important</text:p>
      <text:p text:style-name="Standard">||samundarmarine.com^$important</text:p>
      <text:p text:style-name="Standard"><text:soft-page-break/>||samuraibangalore.com^$important</text:p>
      <text:p text:style-name="Standard">||samus988.hopto.org^$important</text:p>
      <text:p text:style-name="Standard">||samwellgs.com^$important</text:p>
      <text:p text:style-name="Standard">||samyaktv.com^$important</text:p>
      <text:p text:style-name="Standard">||sanalgram.com^$important</text:p>
      <text:p text:style-name="Standard">||sanapetiope.com^$important</text:p>
      <text:p text:style-name="Standard">||sanbdshungthinh.com^$important</text:p>
      <text:p text:style-name="Standard">||sanchitafashion.com^$important</text:p>
      <text:p text:style-name="Standard">||sancydubai.com^$important</text:p>
      <text:p text:style-name="Standard">||sandiawood.com^$important</text:p>
      <text:p text:style-name="Standard">||sangeetkhabar.com^$important</text:p>
      <text:p text:style-name="Standard">||sangodaiphu.com^$important</text:p>
      <text:p text:style-name="Standard">||sani.by^$important</text:p>
      <text:p text:style-name="Standard">||sanitaco-ge.com^$important</text:p>
      <text:p text:style-name="Standard">||sanitok.com^$important</text:p>
      <text:p text:style-name="Standard">||sanjagh.com^$important</text:p>
      <text:p text:style-name="Standard">||sanjeevanifoundations.in^$important</text:p>
      <text:p text:style-name="Standard">||sanjosegruaencarnacion.com^$important</text:p>
      <text:p text:style-name="Standard">||sankwela.co.za^$important</text:p>
      <text:p text:style-name="Standard">||sanolifescence.com^$important</text:p>
      <text:p text:style-name="Standard">||sanphimhay.net^$important</text:p>
      <text:p text:style-name="Standard">||sanpla.jp^$important</text:p>
      <text:p text:style-name="Standard">||sanritsudeco.com^$important</text:p>
      <text:p text:style-name="Standard">||santaliny.org^$important</text:p>
      <text:p text:style-name="Standard">||santaluisa.top^$important</text:p>
      <text:p text:style-name="Standard">||santamama.ac.ug^$important</text:p>
      <text:p text:style-name="Standard">||santehstil.com^$important</text:p>
      <text:p text:style-name="Standard">||santinas.cl^$important</text:p>
      <text:p text:style-name="Standard">||santuarioaparecidamontese.com.br^$important</text:p>
      <text:p text:style-name="Standard">||sanvieclamngoainuoc.com^$important</text:p>
      <text:p text:style-name="Standard">||sanxuathopcod.com^$important</text:p>
      <text:p text:style-name="Standard">||sapelelive.com^$important</text:p>
      <text:p text:style-name="Standard">||saphonzee.com^$important</text:p>
      <text:p text:style-name="Standard">||sapi.map.baidu.com^$important</text:p>
      <text:p text:style-name="Standard">||sapibook.com^$important</text:p>
      <text:p text:style-name="Standard">||sapioanalytics.com^$important</text:p>
      <text:p text:style-name="Standard">||saporiofscarsdale.com^$important</text:p>
      <text:p text:style-name="Standard">||sapphiregraphicsarts.com^$important</text:p>
      <text:p text:style-name="Standard">||sapporo.com.pe^$important</text:p>
      <text:p text:style-name="Standard">||sara-gadalka.com.kg^$important</text:p>
      <text:p text:style-name="Standard">||sarafifallahi.com^$important</text:p>
      <text:p text:style-name="Standard">||sarahleighroddis.com^$important</text:p>
      <text:p text:style-name="Standard">||sarangdhokevents.com^$important</text:p>
      <text:p text:style-name="Standard">||saranshock.com^$important</text:p>
      <text:p text:style-name="Standard">||sarfutk.000webhostapp.com^$important</text:p>
      <text:p text:style-name="Standard">||saritsaini.com^$important</text:p>
      <text:p text:style-name="Standard">||sarkargar.com^$important</text:p>
      <text:p text:style-name="Standard">||sarl-diouane.com^$important</text:p>
      <text:p text:style-name="Standard">||sarrafhospitality.com^$important</text:p>
      <text:p text:style-name="Standard">||sarvdharmektautsavsamiti.com^$important</text:p>
      <text:p text:style-name="Standard">||sas-agri.ml^$important</text:p>
      <text:p text:style-name="Standard">||sascihomes.com^$important</text:p>
      <text:p text:style-name="Standard"><text:soft-page-break/>||sashavpisdu.000webhostapp.com^$important</text:p>
      <text:p text:style-name="Standard">||sass-se.com^$important</text:p>
      <text:p text:style-name="Standard">||sastodharan.com^$important</text:p>
      <text:p text:style-name="Standard">||satan969.ddns.net^$important</text:p>
      <text:p text:style-name="Standard">||satang2.com^$important</text:p>
      <text:p text:style-name="Standard">||satellite-5g.ddns.net^$important</text:p>
      <text:p text:style-name="Standard">||sathnusery.com^$important</text:p>
      <text:p text:style-name="Standard">||satyainltd.com^$important</text:p>
      <text:p text:style-name="Standard">||saudigeriatrics.org^$important</text:p>
      <text:p text:style-name="Standard">||savim.org^$important</text:p>
      <text:p text:style-name="Standard">||savvylookscreation.com^$important</text:p>
      <text:p text:style-name="Standard">||saw-ok-joberinion.ru^$important</text:p>
      <text:p text:style-name="Standard">||sayed.serveftp.com^$important</text:p>
      <text:p text:style-name="Standard">||sazehatv.com^$important</text:p>
      <text:p text:style-name="Standard">||sb.scorecardresearch.com^$important</text:p>
      <text:p text:style-name="Standard">||sbfurniture-bd.com^$important</text:p>
      <text:p text:style-name="Standard">||sbqlobalfoods.com^$important</text:p>
      <text:p text:style-name="Standard">||sbs.ipeary.com^$important</text:p>
      <text:p text:style-name="Standard">||sbsinstitute.co.in^$important</text:p>
      <text:p text:style-name="Standard">||sbx.pagesjaunes.fr^$important</text:p>
      <text:p text:style-name="Standard">||sc-static.net^$important</text:p>
      <text:p text:style-name="Standard">||sc.kulong6.com^$important</text:p>
      <text:p text:style-name="Standard">||scaker.com^$important</text:p>
      <text:p text:style-name="Standard">||scambiobanner.aruba.it^$important</text:p>
      <text:p text:style-name="Standard">||scammerreviews.com^$important</text:p>
      <text:p text:style-name="Standard">||scanner.ignorelist.com^$important</text:p>
      <text:p text:style-name="Standard">||scanscout.com^$important</text:p>
      <text:p text:style-name="Standard">||scarabresearch.com^$important</text:p>
      <text:p text:style-name="Standard">||scb-hk.com^$important</text:p>
      <text:p text:style-name="Standard">||schapenbedrijf.nl^$important</text:p>
      <text:p text:style-name="Standard">||schelliing.com^$important</text:p>
      <text:p text:style-name="Standard">||schibsted.com^$important</text:p>
      <text:p text:style-name="Standard">||schluesseldienst-aufsperrdienst.at^$important</text:p>
      <text:p text:style-name="Standard">||schmelzfest.at^$important</text:p>
      <text:p text:style-name="Standard">||scholarshipfinder.ga^$important</text:p>
      <text:p text:style-name="Standard">||schollaert.eu^$important</text:p>
      <text:p text:style-name="Standard">||school.kay-tech.info^$important</text:p>
      <text:p text:style-name="Standard">||school118.uz^$important</text:p>
      <text:p text:style-name="Standard">||schoolaredu.com^$important</text:p>
      <text:p text:style-name="Standard">||schoolshare.hicomputing.com.na^$important</text:p>
      <text:p text:style-name="Standard">||schvhost.us^$important</text:p>
      <text:p text:style-name="Standard">||sciage-meuzacois.com^$important</text:p>
      <text:p text:style-name="Standard">||sciencequipments.com^$important</text:p>
      <text:p text:style-name="Standard">||scientiamobile.com^$important</text:p>
      <text:p text:style-name="Standard">||sciww.com.pe^$important</text:p>
      <text:p text:style-name="Standard">||scjelah.com^$important</text:p>
      <text:p text:style-name="Standard">||sckland.com^$important</text:p>
      <text:p text:style-name="Standard">||scm-hk.com^$important</text:p>
      <text:p text:style-name="Standard">||scogcs.000webhostapp.com^$important</text:p>
      <text:p text:style-name="Standard">||scootelaru.com^$important</text:p>
      <text:p text:style-name="Standard">||scopelight.com^$important</text:p>
      <text:p text:style-name="Standard">||scopesports.net^$important</text:p>
      <text:p text:style-name="Standard"><text:soft-page-break/>||scopoeidid.com^$important</text:p>
      <text:p text:style-name="Standard">||scorecardresearch.com^$important</text:p>
      <text:p text:style-name="Standard">||scotchnovin.com^$important</text:p>
      <text:p text:style-name="Standard">||scrapmyvehicles.co.uk^$important</text:p>
      <text:p text:style-name="Standard">||scrapy999.com^$important</text:p>
      <text:p text:style-name="Standard">||scratch2cash.com^$important</text:p>
      <text:p text:style-name="Standard">||scrawk.tusarranjan.com^$important</text:p>
      <text:p text:style-name="Standard">||screenplaysouth.com^$important</text:p>
      <text:p text:style-name="Standard">||scribo-cameroon.com^$important</text:p>
      <text:p text:style-name="Standard">||script.hqpass.com^$important</text:p>
      <text:p text:style-name="Standard">||script.ioam.de^$important</text:p>
      <text:p text:style-name="Standard">||scripte-monster.de^$important</text:p>
      <text:p text:style-name="Standard">||scrodindustries.com^$important</text:p>
      <text:p text:style-name="Standard">||scronarcom.com^$important</text:p>
      <text:p text:style-name="Standard">||scubadiver.bg^$important</text:p>
      <text:p text:style-name="Standard">||scullytrucking.digitalmindtec.com^$important</text:p>
      <text:p text:style-name="Standard">||sculptureco.com.au^$important</text:p>
      <text:p text:style-name="Standard">||scupio.com^$important</text:p>
      <text:p text:style-name="Standard">||scxer12.ddns.net^$important</text:p>
      <text:p text:style-name="Standard">||sddhfs.ru^$important</text:p>
      <text:p text:style-name="Standard">||sdelaneyuaclotilde.club^$important</text:p>
      <text:p text:style-name="Standard">||sdf35435345.site^$important</text:p>
      <text:p text:style-name="Standard">||sdfgdsf.ru^$important</text:p>
      <text:p text:style-name="Standard">||sdgengtie.com^$important</text:p>
      <text:p text:style-name="Standard">||sdilindia.com^$important</text:p>
      <text:p text:style-name="Standard">||sdsdesserts.com^$important</text:p>
      <text:p text:style-name="Standard">||sdsgdfsfas.xyz^$important</text:p>
      <text:p text:style-name="Standard">||sdstat320d.com^$important</text:p>
      <text:p text:style-name="Standard">||sdstat597tp.world^$important</text:p>
      <text:p text:style-name="Standard">||sdstat95xz.world^$important</text:p>
      <text:p text:style-name="Standard">||sdstat9624tp.world^$important</text:p>
      <text:p text:style-name="Standard">||sdveganecofriendly.com^$important</text:p>
      <text:p text:style-name="Standard">||seangrattana.com^$important</text:p>
      <text:p text:style-name="Standard">||search.yahoo.com^$important</text:p>
      <text:p text:style-name="Standard">||searchanything.in^$important</text:p>
      <text:p text:style-name="Standard">||searchfeast.com^$important</text:p>
      <text:p text:style-name="Standard">||searchmarketing.com^$important</text:p>
      <text:p text:style-name="Standard">||searchofy.com^$important</text:p>
      <text:p text:style-name="Standard">||searchramp.com^$important</text:p>
      <text:p text:style-name="Standard">||searchtool.space^$important</text:p>
      <text:p text:style-name="Standard">||seaskyltd.com^$important</text:p>
      <text:p text:style-name="Standard">||seatwoo.com^$important</text:p>
      <text:p text:style-name="Standard">||seauj35ywsg.com^$important</text:p>
      <text:p text:style-name="Standard">||secam.ddns.net^$important</text:p>
      <text:p text:style-name="Standard">||secis.com.br^$important</text:p>
      <text:p text:style-name="Standard">||secomunicandobem.com^$important</text:p>
      <text:p text:style-name="Standard">||secretprojector.com^$important</text:p>
      <text:p text:style-name="Standard">||section6.bit^$important</text:p>
      <text:p text:style-name="Standard">||secuf.sytes.net^$important</text:p>
      <text:p text:style-name="Standard">||secure-assets.rubiconproject.com^$important</text:p>
      <text:p text:style-name="Standard">||secure-avast.com^$important</text:p>
      <text:p text:style-name="Standard">||secure-channel.us^$important</text:p>
      <text:p text:style-name="Standard"><text:soft-page-break/>||secure-dcr.imrworldwide.com^$important</text:p>
      <text:p text:style-name="Standard">||secure-n2.top^$important</text:p>
      <text:p text:style-name="Standard">||secure.adnxs.com^$important</text:p>
      <text:p text:style-name="Standard">||secure.iqmining.com^$important</text:p>
      <text:p text:style-name="Standard">||secure.quantserve.com^$important</text:p>
      <text:p text:style-name="Standard">||secure.rating-widget.com^$important</text:p>
      <text:p text:style-name="Standard">||secure.voidlink.me^$important</text:p>
      <text:p text:style-name="Standard">||secure.webconnect.net^$important</text:p>
      <text:p text:style-name="Standard">||secureaccess.ru^$important</text:p>
      <text:p text:style-name="Standard">||securecc.ru^$important</text:p>
      <text:p text:style-name="Standard">||secured-login.tk^$important</text:p>
      <text:p text:style-name="Standard">||secured.icbegypt.com^$important</text:p>
      <text:p text:style-name="Standard">||secured.quantiunnsolutions.com^$important</text:p>
      <text:p text:style-name="Standard">||securedtouch.com^$important</text:p>
      <text:p text:style-name="Standard">||securedvisit.com^$important</text:p>
      <text:p text:style-name="Standard">||securefilesdatas35763.tk^$important</text:p>
      <text:p text:style-name="Standard">||securefileshared.com^$important</text:p>
      <text:p text:style-name="Standard">||securelevel.site^$important</text:p>
      <text:p text:style-name="Standard">||securemessagecentre.com^$important</text:p>
      <text:p text:style-name="Standard">||securepaypalfr.ddns.net^$important</text:p>
      <text:p text:style-name="Standard">||securepubads.g.doubleclick.net^$important</text:p>
      <text:p text:style-name="Standard">||secureserver.net^$important</text:p>
      <text:p text:style-name="Standard">||securesharing.top^$important</text:p>
      <text:p text:style-name="Standard">||securiteordi.com^$important</text:p>
      <text:p text:style-name="Standard">||security-polices.info^$important</text:p>
      <text:p text:style-name="Standard">||securitydigitalgov.sytes.net^$important</text:p>
      <text:p text:style-name="Standard">||securityone-eg.com^$important</text:p>
      <text:p text:style-name="Standard">||securitysystemswap.com^$important</text:p>
      <text:p text:style-name="Standard">||securitytag.in^$important</text:p>
      <text:p text:style-name="Standard">||securityvisionindia.com^$important</text:p>
      <text:p text:style-name="Standard">||seder.us^$important</text:p>
      <text:p text:style-name="Standard">||sedoparking.com^$important</text:p>
      <text:p text:style-name="Standard">||sedotracker.com^$important</text:p>
      <text:p text:style-name="Standard">||sedotwcsejakarta.com^$important</text:p>
      <text:p text:style-name="Standard">||seednext.work^$important</text:p>
      <text:p text:style-name="Standard">||seedr.com^$important</text:p>
      <text:p text:style-name="Standard">||seedtag.com^$important</text:p>
      <text:p text:style-name="Standard">||seepisiolt.com^$important</text:p>
      <text:p text:style-name="Standard">||seeq.com.invalid^$important</text:p>
      <text:p text:style-name="Standard">||seethalekshmiconstructions.com^$important</text:p>
      <text:p text:style-name="Standard">||seeyouonlineservice.com^$important</text:p>
      <text:p text:style-name="Standard">||seg.sharethis.com^$important</text:p>
      <text:p text:style-name="Standard">||segami.ga^$important</text:p>
      <text:p text:style-name="Standard">||segami.ml^$important</text:p>
      <text:p text:style-name="Standard">||segment.com^$important</text:p>
      <text:p text:style-name="Standard">||seguroagricolachile.cl^$important</text:p>
      <text:p text:style-name="Standard">||segurosdominicanos.com^$important</text:p>
      <text:p text:style-name="Standard">||sehatmadu.com^$important</text:p>
      <text:p text:style-name="Standard">||seijs.site^$important</text:p>
      <text:p text:style-name="Standard">||seiomon.eu^$important</text:p>
      <text:p text:style-name="Standard">||seivenco.com^$important</text:p>
      <text:p text:style-name="Standard">||sekindo.com^$important</text:p>
      <text:p text:style-name="Standard"><text:soft-page-break/>||sekitarkoe.com^$important</text:p>
      <text:p text:style-name="Standard">||seko.zapto.org^$important</text:p>
      <text:p text:style-name="Standard">||sekretov.ml^$important</text:p>
      <text:p text:style-name="Standard">||selahattinokumus.com^$important</text:p>
      <text:p text:style-name="Standard">||selectfreshproduce.co.ke^$important</text:p>
      <text:p text:style-name="Standard">||selectortv.com^$important</text:p>
      <text:p text:style-name="Standard">||self.com^$important</text:p>
      <text:p text:style-name="Standard">||selfdefansakademi.com^$important</text:p>
      <text:p text:style-name="Standard">||selftasarim.com^$important</text:p>
      <text:p text:style-name="Standard">||sellusedgym.com^$important</text:p>
      <text:p text:style-name="Standard">||semaprin.info^$important</text:p>
      <text:p text:style-name="Standard">||semasio.net^$important</text:p>
      <text:p text:style-name="Standard">||semassi.com^$important</text:p>
      <text:p text:style-name="Standard">||sempatikopekoteli.com^$important</text:p>
      <text:p text:style-name="Standard">||semperigroup.com^$important</text:p>
      <text:p text:style-name="Standard">||senddroid.com^$important</text:p>
      <text:p text:style-name="Standard">||sendestar.com^$important</text:p>
      <text:p text:style-name="Standard">||sendmail003.apps-apple-id.com^$important</text:p>
      <text:p text:style-name="Standard">||senergysafrica.com^$important</text:p>
      <text:p text:style-name="Standard">||seniorbudgetsaver.com^$important</text:p>
      <text:p text:style-name="Standard">||sennesgroup.com^$important</text:p>
      <text:p text:style-name="Standard">||senseint.info^$important</text:p>
      <text:p text:style-name="Standard">||sensenetworks.com^$important</text:p>
      <text:p text:style-name="Standard">||sensimatino.us^$important</text:p>
      <text:p text:style-name="Standard">||sensismediasmart.com.au^$important</text:p>
      <text:p text:style-name="Standard">||sensorsdata.cn^$important</text:p>
      <text:p text:style-name="Standard">||sensoryexperiments.com^$important</text:p>
      <text:p text:style-name="Standard">||sensosleeper.com^$important</text:p>
      <text:p text:style-name="Standard">||sentralkonveksi.com^$important</text:p>
      <text:p text:style-name="Standard">||seo1mexico.com^$important</text:p>
      <text:p text:style-name="Standard">||seo4india.com^$important</text:p>
      <text:p text:style-name="Standard">||seogood.net^$important</text:p>
      <text:p text:style-name="Standard">||seostatsmicron.xyz^$important</text:p>
      <text:p text:style-name="Standard">||seoveloper.com^$important</text:p>
      <text:p text:style-name="Standard">||seowebstatist.xyz^$important</text:p>
      <text:p text:style-name="Standard">||septxpm.xyz^$important</text:p>
      <text:p text:style-name="Standard">||seraqueetea.org^$important</text:p>
      <text:p text:style-name="Standard">||sercommunity.com^$important</text:p>
      <text:p text:style-name="Standard">||serdarkarakas.com^$important</text:p>
      <text:p text:style-name="Standard">||sere.website^$important</text:p>
      <text:p text:style-name="Standard">||serenesonny.com^$important</text:p>
      <text:p text:style-name="Standard">||serfinansajuridica.com^$important</text:p>
      <text:p text:style-name="Standard">||serhuwadwtr.site^$important</text:p>
      <text:p text:style-name="Standard">||serhuwadwtr.xyz^$important</text:p>
      <text:p text:style-name="Standard">||serom38.fr^$important</text:p>
      <text:p text:style-name="Standard">||serotest.com^$important</text:p>
      <text:p text:style-name="Standard">||serpscrape.com^$important</text:p>
      <text:p text:style-name="Standard">||sertecii.com^$important</text:p>
      <text:p text:style-name="Standard">||sertencee.xyz^$important</text:p>
      <text:p text:style-name="Standard">||sertificatkey.com^$important</text:p>
      <text:p text:style-name="Standard">||serv-node4.top^$important</text:p>
      <text:p text:style-name="Standard">||serv0.com^$important</text:p>
      <text:p text:style-name="Standard"><text:soft-page-break/>||servasevafoundation.in^$important</text:p>
      <text:p text:style-name="Standard">||serve.albacross.com^$important</text:p>
      <text:p text:style-name="Standard">||servebom.com^$important</text:p>
      <text:p text:style-name="Standard">||servedby-buysellads.com^$important</text:p>
      <text:p text:style-name="Standard">||servedby.flashtalking.com^$important</text:p>
      <text:p text:style-name="Standard">||servedbyadbutler.com^$important</text:p>
      <text:p text:style-name="Standard">||servedbyopenx.com^$important</text:p>
      <text:p text:style-name="Standard">||servenobid.com^$important</text:p>
      <text:p text:style-name="Standard">||server.bossthraed.com^$important</text:p>
      <text:p text:style-name="Standard">||server.cpmstar.com^$important</text:p>
      <text:p text:style-name="Standard">||server.geeksquadrenew.com^$important</text:p>
      <text:p text:style-name="Standard">||server.livehostingbd.com^$important</text:p>
      <text:p text:style-name="Standard">||server20.duckdns.org^$important</text:p>
      <text:p text:style-name="Standard">||server5319.us.to^$important</text:p>
      <text:p text:style-name="Standard">||serverbid.com^$important</text:p>
      <text:p text:style-name="Standard">||serveres-gmail.myftp.biz^$important</text:p>
      <text:p text:style-name="Standard">||serverhp.top^$important</text:p>
      <text:p text:style-name="Standard">||serverstresstestgood.duckdns.org^$important</text:p>
      <text:p text:style-name="Standard">||serverupp.club^$important</text:p>
      <text:p text:style-name="Standard">||servethis.com^$important</text:p>
      <text:p text:style-name="Standard">||service-mkjfts.com^$important</text:p>
      <text:p text:style-name="Standard">||service-of-communication-023.ml^$important</text:p>
      <text:p text:style-name="Standard">||service-oreoo-145.top^$important</text:p>
      <text:p text:style-name="Standard">||service.t.sina.com.cn^$important</text:p>
      <text:p text:style-name="Standard">||service1.adten.de^$important</text:p>
      <text:p text:style-name="Standard">||servicepremiums.com^$important</text:p>
      <text:p text:style-name="Standard">||services-besson.org^$important</text:p>
      <text:p text:style-name="Standard">||services-inc.net^$important</text:p>
      <text:p text:style-name="Standard">||services.hearstmags.com^$important</text:p>
      <text:p text:style-name="Standard">||servicese.online^$important</text:p>
      <text:p text:style-name="Standard">||serviceses.online^$important</text:p>
      <text:p text:style-name="Standard">||servicess.online^$important</text:p>
      <text:p text:style-name="Standard">||servicestatus.one^$important</text:p>
      <text:p text:style-name="Standard">||serviciar.com^$important</text:p>
      <text:p text:style-name="Standard">||servifive.com^$important</text:p>
      <text:p text:style-name="Standard">||serving-sys.com^$important</text:p>
      <text:p text:style-name="Standard">||servis-sto.org^$important</text:p>
      <text:p text:style-name="Standard">||servkorea.com^$important</text:p>
      <text:p text:style-name="Standard">||servop.3utilities.com^$important</text:p>
      <text:p text:style-name="Standard">||sery.ga^$important</text:p>
      <text:p text:style-name="Standard">||seskoal7rbe.ddns.net^$important</text:p>
      <text:p text:style-name="Standard">||sessioncam.com^$important</text:p>
      <text:p text:style-name="Standard">||sessionm.com^$important</text:p>
      <text:p text:style-name="Standard">||sessions.bugsnag.com^$important</text:p>
      <text:p text:style-name="Standard">||setauketpitahouse.com^$important</text:p>
      <text:p text:style-name="Standard">||setfalc.com^$important</text:p>
      <text:p text:style-name="Standard">||seth-nick.duckdns.org^$important</text:p>
      <text:p text:style-name="Standard">||settings.crashlytics.com^$important</text:p>
      <text:p text:style-name="Standard">||settings.data.microsoft.com^$important</text:p>
      <text:p text:style-name="Standard">||setwebsolutions.com^$important</text:p>
      <text:p text:style-name="Standard">||sevashrammithali.com^$important</text:p>
      <text:p text:style-name="Standard">||sevenapp.info^$important</text:p>
      <text:p text:style-name="Standard"><text:soft-page-break/>||sevenj.club^$important</text:p>
      <text:p text:style-name="Standard">||sevenkingdoms.net^$important</text:p>
      <text:p text:style-name="Standard">||sevensites.es^$important</text:p>
      <text:p text:style-name="Standard">||sewangikakao.com^$important</text:p>
      <text:p text:style-name="Standard">||sewanotebookbandung.com^$important</text:p>
      <text:p text:style-name="Standard">||sewaprinter.gratis^$important</text:p>
      <text:p text:style-name="Standard">||sewaseminar.djamscakes.com^$important</text:p>
      <text:p text:style-name="Standard">||sexaddpro.de^$important</text:p>
      <text:p text:style-name="Standard">||sexadvertentiesite.nl^$important</text:p>
      <text:p text:style-name="Standard">||sexcounter.com^$important</text:p>
      <text:p text:style-name="Standard">||sexinyourcity.com^$important</text:p>
      <text:p text:style-name="Standard">||sexlist.com^$important</text:p>
      <text:p text:style-name="Standard">||sexobazaar.com^$important</text:p>
      <text:p text:style-name="Standard">||sexphotos.biz^$important</text:p>
      <text:p text:style-name="Standard">||sexshop.neagoeandrei.com^$important</text:p>
      <text:p text:style-name="Standard">||sextracker.com^$important</text:p>
      <text:p text:style-name="Standard">||sextruyen.com^$important</text:p>
      <text:p text:style-name="Standard">||sexyboy30.ddns.net^$important</text:p>
      <text:p text:style-name="Standard">||sexylady.space^$important</text:p>
      <text:p text:style-name="Standard">||sexystat.com^$important</text:p>
      <text:p text:style-name="Standard">||seyh9.com^$important</text:p>
      <text:p text:style-name="Standard">||seyssinet-handball.club^$important</text:p>
      <text:p text:style-name="Standard">||sezop.com^$important</text:p>
      <text:p text:style-name="Standard">||sezwho.com^$important</text:p>
      <text:p text:style-name="Standard">||sf09bd.com^$important</text:p>
      <text:p text:style-name="Standard">||sf14g.com^$important</text:p>
      <text:p text:style-name="Standard">||sfarthkadeway.com^$important</text:p>
      <text:p text:style-name="Standard">||sfbotvinnik.icu^$important</text:p>
      <text:p text:style-name="Standard">||sfectervie.com^$important</text:p>
      <text:p text:style-name="Standard">||sfmac.biz^$important</text:p>
      <text:p text:style-name="Standard">||sfsdfpizdatrtu.space^$important</text:p>
      <text:p text:style-name="Standard">||sftereza.ro^$important</text:p>
      <text:p text:style-name="Standard">||sg-fujitsu.com^$important</text:p>
      <text:p text:style-name="Standard">||sg771.kwikfunnels.com^$important</text:p>
      <text:p text:style-name="Standard">||sgdwtoken.com^$important</text:p>
      <text:p text:style-name="Standard">||sgnaturn.com^$important</text:p>
      <text:p text:style-name="Standard">||sgokta.com^$important</text:p>
      <text:p text:style-name="Standard">||sgpf.eu^$important</text:p>
      <text:p text:style-name="Standard">||sgsneaker.com^$important</text:p>
      <text:p text:style-name="Standard">||sgtechgulf.com^$important</text:p>
      <text:p text:style-name="Standard">||sh2017.chancemkt.com^$important</text:p>
      <text:p text:style-name="Standard">||shaagon.com^$important</text:p>
      <text:p text:style-name="Standard">||shaarada.com^$important</text:p>
      <text:p text:style-name="Standard">||shababhost.com^$important</text:p>
      <text:p text:style-name="Standard">||shade-vapedistro.ru^$important</text:p>
      <text:p text:style-name="Standard">||shaffergartweapexc.pro^$important</text:p>
      <text:p text:style-name="Standard">||shafikalarimarmachikilsalayam.com^$important</text:p>
      <text:p text:style-name="Standard">||shafiqtrader.com^$important</text:p>
      <text:p text:style-name="Standard">||shaggypup.com^$important</text:p>
      <text:p text:style-name="Standard">||shaguftahasan.info^$important</text:p>
      <text:p text:style-name="Standard">||shahariaranik.com^$important</text:p>
      <text:p text:style-name="Standard">||shahdazma.com^$important</text:p>
      <text:p text:style-name="Standard"><text:soft-page-break/>||shahedrahman.com^$important</text:p>
      <text:p text:style-name="Standard">||shahjeesopinion.com^$important</text:p>
      <text:p text:style-name="Standard">||shahrubanu.com^$important</text:p>
      <text:p text:style-name="Standard">||shahshahani.info^$important</text:p>
      <text:p text:style-name="Standard">||shajishalom.com^$important</text:p>
      <text:p text:style-name="Standard">||shakeelgroup-bh.com^$important</text:p>
      <text:p text:style-name="Standard">||shakeraleighbeauty.com^$important</text:p>
      <text:p text:style-name="Standard">||shakerianpaper.com^$important</text:p>
      <text:p text:style-name="Standard">||shakhmarket.com^$important</text:p>
      <text:p text:style-name="Standard">||shalets23.com^$important</text:p>
      <text:p text:style-name="Standard">||shalomgame.com^$important</text:p>
      <text:p text:style-name="Standard">||shalomindusresidency.com^$important</text:p>
      <text:p text:style-name="Standard">||sham053rame.ddns.net^$important</text:p>
      <text:p text:style-name="Standard">||shamana-shop.com^$important</text:p>
      <text:p text:style-name="Standard">||shampoocaviar.com^$important</text:p>
      <text:p text:style-name="Standard">||shannon-be.com^$important</text:p>
      <text:p text:style-name="Standard">||shannondouglasphoto.com^$important</text:p>
      <text:p text:style-name="Standard">||shantiniketangranthalay.com^$important</text:p>
      <text:p text:style-name="Standard">||shaolintempletanzania.com^$important</text:p>
      <text:p text:style-name="Standard">||shar2345ewater.space^$important</text:p>
      <text:p text:style-name="Standard">||share.dmca.gripe^$important</text:p>
      <text:p text:style-name="Standard">||share.meerai.eu^$important</text:p>
      <text:p text:style-name="Standard">||shareadspace.com^$important</text:p>
      <text:p text:style-name="Standard">||shareasale.com^$important</text:p>
      <text:p text:style-name="Standard">||sharebook.tk^$important</text:p>
      <text:p text:style-name="Standard">||sharefile.host^$important</text:p>
      <text:p text:style-name="Standard">||sharefile.world^$important</text:p>
      <text:p text:style-name="Standard">||sharegroup.info^$important</text:p>
      <text:p text:style-name="Standard">||sharepointads.com^$important</text:p>
      <text:p text:style-name="Standard">||sharethis.com^$important</text:p>
      <text:p text:style-name="Standard">||sharethrough.com^$important</text:p>
      <text:p text:style-name="Standard">||sharevission.com^$important</text:p>
      <text:p text:style-name="Standard">||shariaexclusive.com^$important</text:p>
      <text:p text:style-name="Standard">||sharianewsinstitute.co.id^$important</text:p>
      <text:p text:style-name="Standard">||sharif.work^$important</text:p>
      <text:p text:style-name="Standard">||sharjoff.000webhostapp.com^$important</text:p>
      <text:p text:style-name="Standard">||shark.temp-serviceinc.tk^$important</text:p>
      <text:p text:style-name="Standard">||shark23000.ddns.net^$important</text:p>
      <text:p text:style-name="Standard">||sharktankdigestq.com^$important</text:p>
      <text:p text:style-name="Standard">||sharnagati.com^$important</text:p>
      <text:p text:style-name="Standard">||sharpdeanne.com^$important</text:p>
      <text:p text:style-name="Standard">||shashlichnydom.ru^$important</text:p>
      <text:p text:style-name="Standard">||shauriegrosir.com^$important</text:p>
      <text:p text:style-name="Standard">||shaut.ru^$important</text:p>
      <text:p text:style-name="Standard">||shawktech.com^$important</text:p>
      <text:p text:style-name="Standard">||shedevildaughterofthedaredevil.com^$important</text:p>
      <text:p text:style-name="Standard">||sheeriuruba.com^$important</text:p>
      <text:p text:style-name="Standard">||shefdj.cf^$important</text:p>
      <text:p text:style-name="Standard">||shefdj.gq^$important</text:p>
      <text:p text:style-name="Standard">||shefieldbdc.com^$important</text:p>
      <text:p text:style-name="Standard">||shehig.com^$important</text:p>
      <text:p text:style-name="Standard">||sheigeorno.com^$important</text:p>
      <text:p text:style-name="Standard"><text:soft-page-break/>||shelteredsparrow.org^$important</text:p>
      <text:p text:style-name="Standard">||shema.co.il^$important</text:p>
      <text:p text:style-name="Standard">||shembefoundation.com^$important</text:p>
      <text:p text:style-name="Standard">||shemzh.ddns.net^$important</text:p>
      <text:p text:style-name="Standard">||shentiya.com^$important</text:p>
      <text:p text:style-name="Standard">||sher.index.hu^$important</text:p>
      <text:p text:style-name="Standard">||sheraleetour.com^$important</text:p>
      <text:p text:style-name="Standard">||shermancohen.com^$important</text:p>
      <text:p text:style-name="Standard">||shernicejohnson.com^$important</text:p>
      <text:p text:style-name="Standard">||shero11.hopto.org^$important</text:p>
      <text:p text:style-name="Standard">||shero19.zapto.org^$important</text:p>
      <text:p text:style-name="Standard">||sherwoodpest.com^$important</text:p>
      <text:p text:style-name="Standard">||shgshg9nationalobjwsdyindustrialgoogler.duckdns.org^$important</text:p>
      <text:p text:style-name="Standard">||shgshgnstdy7ationalindustrialgoogleklm.duckdns.org^$important</text:p>
      <text:p text:style-name="Standard">||shgshgsndy6nationalindustrialgoogleklm.duckdns.org^$important</text:p>
      <text:p text:style-name="Standard">||shgshgsndynationalindustrialandgoogledns.duckdns.org^$important</text:p>
      <text:p text:style-name="Standard">||shhdoc.com^$important</text:p>
      <text:p text:style-name="Standard">||shibsazan.com^$important</text:p>
      <text:p text:style-name="Standard">||shibuarts.com^$important</text:p>
      <text:p text:style-name="Standard">||shiftbd.com^$important</text:p>
      <text:p text:style-name="Standard">||shikhafd.org^$important</text:p>
      <text:p text:style-name="Standard">||shileniniliv.com^$important</text:p>
      <text:p text:style-name="Standard">||shilpkarmedia.com^$important</text:p>
      <text:p text:style-name="Standard">||shinaceptlimited.com^$important</text:p>
      <text:p text:style-name="Standard">||shineyashoe.com^$important</text:p>
      <text:p text:style-name="Standard">||shinystat.com^$important</text:p>
      <text:p text:style-name="Standard">||shinystat.it^$important</text:p>
      <text:p text:style-name="Standard">||shipservice-hr.market^$important</text:p>
      <text:p text:style-name="Standard">||shipus.net^$important</text:p>
      <text:p text:style-name="Standard">||shivamfilms.com^$important</text:p>
      <text:p text:style-name="Standard">||shivmotor.com^$important</text:p>
      <text:p text:style-name="Standard">||shivsons.info^$important</text:p>
      <text:p text:style-name="Standard">||shizizmt.com^$important</text:p>
      <text:p text:style-name="Standard">||shlerlashu.com^$important</text:p>
      <text:p text:style-name="Standard">||shlud.com^$important</text:p>
      <text:p text:style-name="Standard">||shlyapa.website^$important</text:p>
      <text:p text:style-name="Standard">||shmajik.gq^$important</text:p>
      <text:p text:style-name="Standard">||shoesstockshop.ru^$important</text:p>
      <text:p text:style-name="Standard">||shootsir.com^$important</text:p>
      <text:p text:style-name="Standard">||shop-an-khang.000webhostapp.com^$important</text:p>
      <text:p text:style-name="Standard">||shop-contact.online^$important</text:p>
      <text:p text:style-name="Standard">||shop-ukranya.tk^$important</text:p>
      <text:p text:style-name="Standard">||shop.1boop1.space^$important</text:p>
      <text:p text:style-name="Standard">||shop.angsoftech.com^$important</text:p>
      <text:p text:style-name="Standard">||shop.ismartv.id^$important</text:p>
      <text:p text:style-name="Standard">||shop.mgcentrografica.com^$important</text:p>
      <text:p text:style-name="Standard">||shop.pe^$important</text:p>
      <text:p text:style-name="Standard">||shop.stairnaheireann.ie^$important</text:p>
      <text:p text:style-name="Standard">||shop.theglobalbeautygroup.com.au^$important</text:p>
      <text:p text:style-name="Standard">||shopaholic.world^$important</text:p>
      <text:p text:style-name="Standard">||shopaletta.com^$important</text:p>
      <text:p text:style-name="Standard">||shopallessentials.com^$important</text:p>
      <text:p text:style-name="Standard"><text:soft-page-break/>||shoparsi.com^$important</text:p>
      <text:p text:style-name="Standard">||shopbkk.online^$important</text:p>
      <text:p text:style-name="Standard">||shopclicksave.net^$important</text:p>
      <text:p text:style-name="Standard">||shopcrowdfund.com^$important</text:p>
      <text:p text:style-name="Standard">||shope002online.com^$important</text:p>
      <text:p text:style-name="Standard">||shopforbot.com^$important</text:p>
      <text:p text:style-name="Standard">||shopguru365.com^$important</text:p>
      <text:p text:style-name="Standard">||shophaimy.online^$important</text:p>
      <text:p text:style-name="Standard">||shophanquoc.net^$important</text:p>
      <text:p text:style-name="Standard">||shophousekhaisontowncity.com^$important</text:p>
      <text:p text:style-name="Standard">||shopiqtoys.com^$important</text:p>
      <text:p text:style-name="Standard">||shopkimhuyen.com^$important</text:p>
      <text:p text:style-name="Standard">||shopm.info^$important</text:p>
      <text:p text:style-name="Standard">||shopnetic.com^$important</text:p>
      <text:p text:style-name="Standard">||shopphotographer.co.za^$important</text:p>
      <text:p text:style-name="Standard">||shoppingads.com^$important</text:p>
      <text:p text:style-name="Standard">||shoppingcartsavings.com^$important</text:p>
      <text:p text:style-name="Standard">||shoppingcreditcard.site^$important</text:p>
      <text:p text:style-name="Standard">||shoppinglife.it^$important</text:p>
      <text:p text:style-name="Standard">||shoppingtr.club^$important</text:p>
      <text:p text:style-name="Standard">||shoppingvilla.xyz^$important</text:p>
      <text:p text:style-name="Standard">||shopsabz.com^$important</text:p>
      <text:p text:style-name="Standard">||shopsmartdiscounts.com^$important</text:p>
      <text:p text:style-name="Standard">||shopstudio.at^$important</text:p>
      <text:p text:style-name="Standard">||short.id.au^$important</text:p>
      <text:p text:style-name="Standard">||shourayinfotech.xyz^$important</text:p>
      <text:p text:style-name="Standard">||shoutsonline.com^$important</text:p>
      <text:p text:style-name="Standard">||shovot27-m.uz^$important</text:p>
      <text:p text:style-name="Standard">||show-lifez.com^$important</text:p>
      <text:p text:style-name="Standard">||show.g.mediav.com^$important</text:p>
      <text:p text:style-name="Standard">||show.ninh.xyz^$important</text:p>
      <text:p text:style-name="Standard">||showerdoorsolution.com^$important</text:p>
      <text:p text:style-name="Standard">||showersw.com^$important</text:p>
      <text:p text:style-name="Standard">||showlize.com^$important</text:p>
      <text:p text:style-name="Standard">||showmecatering.com^$important</text:p>
      <text:p text:style-name="Standard">||shrabon.xyz^$important</text:p>
      <text:p text:style-name="Standard">||shreeagaramschool.com^$important</text:p>
      <text:p text:style-name="Standard">||shreebankebihari.com^$important</text:p>
      <text:p text:style-name="Standard">||shreedadaghagre.com^$important</text:p>
      <text:p text:style-name="Standard">||shreedhergroup.com^$important</text:p>
      <text:p text:style-name="Standard">||shreeharisales.org^$important</text:p>
      <text:p text:style-name="Standard">||shreemanglamvastram.com^$important</text:p>
      <text:p text:style-name="Standard">||shreesaasthatextiles.com^$important</text:p>
      <text:p text:style-name="Standard">||shreeumiyagroup.com^$important</text:p>
      <text:p text:style-name="Standard">||shriconstruction.com^$important</text:p>
      <text:p text:style-name="Standard">||shricorporation.online^$important</text:p>
      <text:p text:style-name="Standard">||shumbildac.com^$important</text:p>
      <text:p text:style-name="Standard">||shuntelevator.com^$important</text:p>
      <text:p text:style-name="Standard">||shuoyuanjyjg.com^$important</text:p>
      <text:p text:style-name="Standard">||shweyoteshin.com^$important</text:p>
      <text:p text:style-name="Standard">||shyh-tw.com^$important</text:p>
      <text:p text:style-name="Standard">||siamebazaar.com^$important</text:p>
      <text:p text:style-name="Standard"><text:soft-page-break/>||siamzime.com^$important</text:p>
      <text:p text:style-name="Standard">||siapasy.ddns.net^$important</text:p>
      <text:p text:style-name="Standard">||sibarzz.xy^$important</text:p>
      <text:p text:style-name="Standard">||sibarzz.xyz^$important</text:p>
      <text:p text:style-name="Standard">||sibautomation.com^$important</text:p>
      <text:p text:style-name="Standard">||siberiankatalog.com^$important</text:p>
      <text:p text:style-name="Standard">||sibgigant-promo.ru^$important</text:p>
      <text:p text:style-name="Standard">||siccash.com^$important</text:p>
      <text:p text:style-name="Standard">||sicfms.com^$important</text:p>
      <text:p text:style-name="Standard">||sick-midsummer.at^$important</text:p>
      <text:p text:style-name="Standard">||sicknessdk.duckdns.org^$important</text:p>
      <text:p text:style-name="Standard">||sicurezza-postepay.club^$important</text:p>
      <text:p text:style-name="Standard">||sicurezza-postepay.info^$important</text:p>
      <text:p text:style-name="Standard">||sicurezza-postepay.pw^$important</text:p>
      <text:p text:style-name="Standard">||sicurezza-postepay.site^$important</text:p>
      <text:p text:style-name="Standard">||sicurezza-postepay.space^$important</text:p>
      <text:p text:style-name="Standard">||sicurezza-postepay.xyz^$important</text:p>
      <text:p text:style-name="Standard">||sidcastic.com^$important</text:p>
      <text:p text:style-name="Standard">||sidebar.angelfire.com^$important</text:p>
      <text:p text:style-name="Standard">||sidralmalaki.com^$important</text:p>
      <text:p text:style-name="Standard">||siemtpvpos.com^$important</text:p>
      <text:p text:style-name="Standard">||sieqwarteg.com^$important</text:p>
      <text:p text:style-name="Standard">||sieqwarteggroups.com^$important</text:p>
      <text:p text:style-name="Standard">||sieqwartegtotolet.com^$important</text:p>
      <text:p text:style-name="Standard">||sierracontrol.club^$important</text:p>
      <text:p text:style-name="Standard">||sierracosworth.ddns.net^$important</text:p>
      <text:p text:style-name="Standard">||sieure.asia^$important</text:p>
      <text:p text:style-name="Standard">||sieuthitrevakhoe.com^$important</text:p>
      <text:p text:style-name="Standard">||sifirbirtasarim.com^$important</text:p>
      <text:p text:style-name="Standard">||sift.com^$important</text:p>
      <text:p text:style-name="Standard">||siftscience.com^$important</text:p>
      <text:p text:style-name="Standard">||sigi.com.au^$important</text:p>
      <text:p text:style-name="Standard">||signalhq.com^$important</text:p>
      <text:p text:style-name="Standard">||signifyd.com^$important</text:p>
      <text:p text:style-name="Standard">||siguenzarte.es^$important</text:p>
      <text:p text:style-name="Standard">||sigurdsonperformanceauto.com^$important</text:p>
      <text:p text:style-name="Standard">||sihatk.com^$important</text:p>
      <text:p text:style-name="Standard">||siiigroup.com^$important</text:p>
      <text:p text:style-name="Standard">||siircharrhaha.com^$important</text:p>
      <text:p text:style-name="Standard">||sikipon32.ddns.net^$important</text:p>
      <text:p text:style-name="Standard">||sikoruiz.es^$important</text:p>
      <text:p text:style-name="Standard">||sileam.com^$important</text:p>
      <text:p text:style-name="Standard">||silentexploitbase.com^$important</text:p>
      <text:p text:style-name="Standard">||silentsk.tk^$important</text:p>
      <text:p text:style-name="Standard">||silkavayssstezya.website^$important</text:p>
      <text:p text:style-name="Standard">||silkrete.com^$important</text:p>
      <text:p text:style-name="Standard">||silvatech-staff.net^$important</text:p>
      <text:p text:style-name="Standard">||silverexplore.com^$important</text:p>
      <text:p text:style-name="Standard">||silverswiss.com^$important</text:p>
      <text:p text:style-name="Standard">||silvesterinmailand.com^$important</text:p>
      <text:p text:style-name="Standard">||simbatekhomes.com^$important</text:p>
      <text:p text:style-name="Standard">||simhafusion.com^$important</text:p>
      <text:p text:style-name="Standard"><text:soft-page-break/>||simonefortunato.it^$important</text:p>
      <text:p text:style-name="Standard">||simonenogueira.com.br^$important</text:p>
      <text:p text:style-name="Standard">||simonsolutions.us^$important</text:p>
      <text:p text:style-name="Standard">||simou444.ddns.net^$important</text:p>
      <text:p text:style-name="Standard">||simplatecplc.com^$important</text:p>
      <text:p text:style-name="Standard">||simple-it.org^$important</text:p>
      <text:p text:style-name="Standard">||simpleasis.com^$important</text:p>
      <text:p text:style-name="Standard">||simplebsolutions.co.uk^$important</text:p>
      <text:p text:style-name="Standard">||simplecuisine.000webhostapp.com^$important</text:p>
      <text:p text:style-name="Standard">||simplemakemoneyonline.com^$important</text:p>
      <text:p text:style-name="Standard">||simpletexting.com^$important</text:p>
      <text:p text:style-name="Standard">||simpli.fi^$important</text:p>
      <text:p text:style-name="Standard">||simplicefogue.com^$important</text:p>
      <text:p text:style-name="Standard">||simplisal.co.uk^$important</text:p>
      <text:p text:style-name="Standard">||simplycast.com^$important</text:p>
      <text:p text:style-name="Standard">||sina.com.cn^$important</text:p>
      <text:p text:style-name="Standard">||sinakhoessentials.co.za^$important</text:p>
      <text:p text:style-name="Standard">||sinarlogamteknik.com^$important</text:p>
      <text:p text:style-name="Standard">||sinarmas.pariadkomindo.com^$important</text:p>
      <text:p text:style-name="Standard">||sinbadvoyage.com^$important</text:p>
      <text:p text:style-name="Standard">||sinclawx.com^$important</text:p>
      <text:p text:style-name="Standard">||sindevil.com^$important</text:p>
      <text:p text:style-name="Standard">||sindhrealestate.com^$important</text:p>
      <text:p text:style-name="Standard">||sinergica.es^$important</text:p>
      <text:p text:style-name="Standard">||singlerush.ug^$important</text:p>
      <text:p text:style-name="Standard">||sinibandar.com^$important</text:p>
      <text:p text:style-name="Standard">||sinicaleer.com^$important</text:p>
      <text:p text:style-name="Standard">||sinikiano.ddns.net^$important</text:p>
      <text:p text:style-name="Standard">||siniormaintl.ml^$important</text:p>
      <text:p text:style-name="Standard">||sinkable-ingredient.000webhostapp.com^$important</text:p>
      <text:p text:style-name="Standard">||sino-spriulina.com^$important</text:p>
      <text:p text:style-name="Standard">||sinoa.com^$important</text:p>
      <text:p text:style-name="Standard">||sinomatics.ga^$important</text:p>
      <text:p text:style-name="Standard">||sinsixclaw.com^$important</text:p>
      <text:p text:style-name="Standard">||sintecofort.online^$important</text:p>
      <text:p text:style-name="Standard">||sira7md.ddns.net^$important</text:p>
      <text:p text:style-name="Standard">||sirajhummus.com^$important</text:p>
      <text:p text:style-name="Standard">||sirbellum.ddns.net^$important</text:p>
      <text:p text:style-name="Standard">||sirchocolate.ddns.net^$important</text:p>
      <text:p text:style-name="Standard">||sirenas-spa.com^$important</text:p>
      <text:p text:style-name="Standard">||siresconsultancy.com^$important</text:p>
      <text:p text:style-name="Standard">||sirijayareddypsychologist.com^$important</text:p>
      <text:p text:style-name="Standard">||sirjoramo.club^$important</text:p>
      <text:p text:style-name="Standard">||sirtorito1.000webhostapp.com^$important</text:p>
      <text:p text:style-name="Standard">||sirwalsulthan.com^$important</text:p>
      <text:p text:style-name="Standard">||sisecamltd.com^$important</text:p>
      <text:p text:style-name="Standard">||sisiinno.tech^$important</text:p>
      <text:p text:style-name="Standard">||sisitel.com^$important</text:p>
      <text:p text:style-name="Standard">||sissz.site^$important</text:p>
      <text:p text:style-name="Standard">||sisubur.xyz^$important</text:p>
      <text:p text:style-name="Standard">||sitagroup.it^$important</text:p>
      <text:p text:style-name="Standard">||site-internet-belfort.fr^$important</text:p>
      <text:p text:style-name="Standard"><text:soft-page-break/>||site-test.in^$important</text:p>
      <text:p text:style-name="Standard">||site.2zzz.ru^$important</text:p>
      <text:p text:style-name="Standard">||site24x7rum.com^$important</text:p>
      <text:p text:style-name="Standard">||sitebrand.geeks.com^$important</text:p>
      <text:p text:style-name="Standard">||siteimproveanalytics.io^$important</text:p>
      <text:p text:style-name="Standard">||sitemerkezi.net^$important</text:p>
      <text:p text:style-name="Standard">||sitemeter.com^$important</text:p>
      <text:p text:style-name="Standard">||siteplaceholder.com^$important</text:p>
      <text:p text:style-name="Standard">||sites.btb.kg^$important</text:p>
      <text:p text:style-name="Standard">||sites.google.com^$important</text:p>
      <text:p text:style-name="Standard">||sitesbrgiga.com.br^$important</text:p>
      <text:p text:style-name="Standard">||sitescout.com^$important</text:p>
      <text:p text:style-name="Standard">||sitestat.com^$important</text:p>
      <text:p text:style-name="Standard">||siwakuposo.com^$important</text:p>
      <text:p text:style-name="Standard">||siwanaloaded.com^$important</text:p>
      <text:p text:style-name="Standard">||sixsigma-accreditation.org^$important</text:p>
      <text:p text:style-name="Standard">||sixsigmatraffic.com^$important</text:p>
      <text:p text:style-name="Standard">||siyaghasourccing.com^$important</text:p>
      <text:p text:style-name="Standard">||siyinjichangjia.com^$important</text:p>
      <text:p text:style-name="Standard">||sizzlerexpress.co^$important</text:p>
      <text:p text:style-name="Standard">||sj81helmer.top^$important</text:p>
      <text:p text:style-name="Standard">||sja5.com^$important</text:p>
      <text:p text:style-name="Standard">||sjakitarius.com^$important</text:p>
      <text:p text:style-name="Standard">||sjddv.ru^$important</text:p>
      <text:p text:style-name="Standard">||skalesause.com^$important</text:p>
      <text:p text:style-name="Standard">||skalsted.dk^$important</text:p>
      <text:p text:style-name="Standard">||skamulinus.xyz^$important</text:p>
      <text:p text:style-name="Standard">||skbinventory.web.id^$important</text:p>
      <text:p text:style-name="Standard">||skctoyota.cl^$important</text:p>
      <text:p text:style-name="Standard">||skdaya.net^$important</text:p>
      <text:p text:style-name="Standard">||skdesignstudio.000webhostapp.com^$important</text:p>
      <text:p text:style-name="Standard">||skilldrivinget.com^$important</text:p>
      <text:p text:style-name="Standard">||skimresources.com^$important</text:p>
      <text:p text:style-name="Standard">||skincare-try.com^$important</text:p>
      <text:p text:style-name="Standard">||skindnarog.com^$important</text:p>
      <text:p text:style-name="Standard">||skity.hk^$important</text:p>
      <text:p text:style-name="Standard">||sklicious.com^$important</text:p>
      <text:p text:style-name="Standard">||skrentertainmentgroup.com^$important</text:p>
      <text:p text:style-name="Standard">||skrperspective.com^$important</text:p>
      <text:p text:style-name="Standard">||skull3.ga^$important</text:p>
      <text:p text:style-name="Standard">||skullisland.cf^$important</text:p>
      <text:p text:style-name="Standard">||skullisland.ga^$important</text:p>
      <text:p text:style-name="Standard">||skullisland.gq^$important</text:p>
      <text:p text:style-name="Standard">||skullisland.ml^$important</text:p>
      <text:p text:style-name="Standard">||skullisland.tk^$important</text:p>
      <text:p text:style-name="Standard">||skullservices.cf^$important</text:p>
      <text:p text:style-name="Standard">||skullservices.ga^$important</text:p>
      <text:p text:style-name="Standard">||skullservices.gq^$important</text:p>
      <text:p text:style-name="Standard">||skullservices.ml^$important</text:p>
      <text:p text:style-name="Standard">||skullservices.tk^$important</text:p>
      <text:p text:style-name="Standard">||skyflle.com^$important</text:p>
      <text:p text:style-name="Standard">||skyfree9324.ddns.net^$important</text:p>
      <text:p text:style-name="Standard"><text:soft-page-break/>||skygroup.company^$important</text:p>
      <text:p text:style-name="Standard">||skygui.com^$important</text:p>
      <text:p text:style-name="Standard">||skyhimalayantours.com^$important</text:p>
      <text:p text:style-name="Standard">||skyitpark.com^$important</text:p>
      <text:p text:style-name="Standard">||skylightacademy.co.in^$important</text:p>
      <text:p text:style-name="Standard">||skylink.vn^$important</text:p>
      <text:p text:style-name="Standard">||skylod.com^$important</text:p>
      <text:p text:style-name="Standard">||skynet.servehttp.com^$important</text:p>
      <text:p text:style-name="Standard">||skynetgroupp.com^$important</text:p>
      <text:p text:style-name="Standard">||skynipit.ddns.net^$important</text:p>
      <text:p text:style-name="Standard">||skytechretail.co.uk^$important</text:p>
      <text:p text:style-name="Standard">||slalloim.pw^$important</text:p>
      <text:p text:style-name="Standard">||slalloim.site^$important</text:p>
      <text:p text:style-name="Standard">||slalloim.xyz^$important</text:p>
      <text:p text:style-name="Standard">||slcasesoriasyconsultorias.co^$important</text:p>
      <text:p text:style-name="Standard">||slcip.org^$important</text:p>
      <text:p text:style-name="Standard">||sldrelief.org^$important</text:p>
      <text:p text:style-name="Standard">||sleekinnovations.com.ng^$important</text:p>
      <text:p text:style-name="Standard">||sleepybearcreations.com^$important</text:p>
      <text:p text:style-name="Standard">||slenderishere.ddns.net^$important</text:p>
      <text:p text:style-name="Standard">||slfpagto.info^$important</text:p>
      <text:p text:style-name="Standard">||slickaffiliate.com^$important</text:p>
      <text:p text:style-name="Standard">||slickcoder.com^$important</text:p>
      <text:p text:style-name="Standard">||slicktext.com^$important</text:p>
      <text:p text:style-name="Standard">||slideclean.com^$important</text:p>
      <text:p text:style-name="Standard">||slife.zapto.org^$important</text:p>
      <text:p text:style-name="Standard">||slim-body.ro^$important</text:p>
      <text:p text:style-name="Standard">||slimcase.ml^$important</text:p>
      <text:p text:style-name="Standard">||slimcase247.se^$important</text:p>
      <text:p text:style-name="Standard">||slimerslt.com^$important</text:p>
      <text:p text:style-name="Standard">||slimfile.cf^$important</text:p>
      <text:p text:style-name="Standard">||slimfile.ga^$important</text:p>
      <text:p text:style-name="Standard">||slimfile.gq^$important</text:p>
      <text:p text:style-name="Standard">||slimfile.ml^$important</text:p>
      <text:p text:style-name="Standard">||slimfile.tk^$important</text:p>
      <text:p text:style-name="Standard">||slimiyt.us^$important</text:p>
      <text:p text:style-name="Standard">||slimpityio3.us^$important</text:p>
      <text:p text:style-name="Standard">||slimteaversis.us^$important</text:p>
      <text:p text:style-name="Standard">||slingtvhelp.com^$important</text:p>
      <text:p text:style-name="Standard">||slipcentral.com^$important</text:p>
      <text:p text:style-name="Standard">||slnsa.trade^$important</text:p>
      <text:p text:style-name="Standard">||sloar.xyz^$important</text:p>
      <text:p text:style-name="Standard">||slomiter45u.us^$important</text:p>
      <text:p text:style-name="Standard">||slopeaota.com^$important</text:p>
      <text:p text:style-name="Standard">||slot2bet.com^$important</text:p>
      <text:p text:style-name="Standard">||slotoru.com^$important</text:p>
      <text:p text:style-name="Standard">||slotxogameth.com^$important</text:p>
      <text:p text:style-name="Standard">||slowidyter.us^$important</text:p>
      <text:p text:style-name="Standard">||slpsrgpsrhojifdij.ru^$important</text:p>
      <text:p text:style-name="Standard">||slweb.xyz^$important</text:p>
      <text:p text:style-name="Standard">||sm-conference.info^$important</text:p>
      <text:p text:style-name="Standard">||sm.fq520000.com^$important</text:p>
      <text:p text:style-name="Standard"><text:soft-page-break/>||sm.rooderoofing.com.au^$important</text:p>
      <text:p text:style-name="Standard">||sm0tl0t.com^$important</text:p>
      <text:p text:style-name="Standard">||sma.punto.net^$important</text:p>
      <text:p text:style-name="Standard">||smaato.com^$important</text:p>
      <text:p text:style-name="Standard">||smadex.com^$important</text:p>
      <text:p text:style-name="Standard">||smallblue.club^$important</text:p>
      <text:p text:style-name="Standard">||smalltowncarrental.com^$important</text:p>
      <text:p text:style-name="Standard">||smart-fax.com^$important</text:p>
      <text:p text:style-name="Standard">||smart-pickups.taxify.eu^$important</text:p>
      <text:p text:style-name="Standard">||smart-solution.tokodeni.com^$important</text:p>
      <text:p text:style-name="Standard">||smart-ways.tn^$important</text:p>
      <text:p text:style-name="Standard">||smart4ads.com^$important</text:p>
      <text:p text:style-name="Standard">||smartadserver.com^$important</text:p>
      <text:p text:style-name="Standard">||smartbase.cdnservices.com^$important</text:p>
      <text:p text:style-name="Standard">||smartbuzz-afrika.com^$important</text:p>
      <text:p text:style-name="Standard">||smartdevicemedia.com^$important</text:p>
      <text:p text:style-name="Standard">||smarterautofinancing.net^$important</text:p>
      <text:p text:style-name="Standard">||smartlinktelecom.top^$important</text:p>
      <text:p text:style-name="Standard">||smartlock.google.com^$important</text:p>
      <text:p text:style-name="Standard">||smartlync.pk^$important</text:p>
      <text:p text:style-name="Standard">||smartmobilelearning.co.za^$important</text:p>
      <text:p text:style-name="Standard">||smartnews-ads.com^$important</text:p>
      <text:p text:style-name="Standard">||smartoria.it^$important</text:p>
      <text:p text:style-name="Standard">||smartschool.setwebsolutions.com^$important</text:p>
      <text:p text:style-name="Standard">||smartshopas.lt^$important</text:p>
      <text:p text:style-name="Standard">||smarttechnets.com^$important</text:p>
      <text:p text:style-name="Standard">||smartxstate.org^$important</text:p>
      <text:p text:style-name="Standard">||smbc-cn.com^$important</text:p>
      <text:p text:style-name="Standard">||smbdecors.com^$important</text:p>
      <text:p text:style-name="Standard">||smblouse.com^$important</text:p>
      <text:p text:style-name="Standard">||smdistributors.co.za^$important</text:p>
      <text:p text:style-name="Standard">||smefood.com^$important</text:p>
      <text:p text:style-name="Standard">||smeiran.com^$important</text:p>
      <text:p text:style-name="Standard">||smelecpro.com^$important</text:p>
      <text:p text:style-name="Standard">||smemy.com^$important</text:p>
      <text:p text:style-name="Standard">||smerchinglass7772102.com^$important</text:p>
      <text:p text:style-name="Standard">||smeshniyeceni.ru^$important</text:p>
      <text:p text:style-name="Standard">||smi2.net^$important</text:p>
      <text:p text:style-name="Standard">||smi2.ru^$important</text:p>
      <text:p text:style-name="Standard">||smilebaby.in^$important</text:p>
      <text:p text:style-name="Standard">||smilerryan.com^$important</text:p>
      <text:p text:style-name="Standard">||smilesanitations.com^$important</text:p>
      <text:p text:style-name="Standard">||smineolo39wings.in^$important</text:p>
      <text:p text:style-name="Standard">||smithtony.co.uk^$important</text:p>
      <text:p text:style-name="Standard">||smithygarden.com^$important</text:p>
      <text:p text:style-name="Standard">||smlex.com.my^$important</text:p>
      <text:p text:style-name="Standard">||smowtion.com^$important</text:p>
      <text:p text:style-name="Standard">||smp-smkbisnisinformatika.com^$important</text:p>
      <text:p text:style-name="Standard">||smpfincap.com^$important</text:p>
      <text:p text:style-name="Standard">||sms-sender.ddns.net^$important</text:p>
      <text:p text:style-name="Standard">||sms.otair.com^$important</text:p>
      <text:p text:style-name="Standard">||sms.prganvani.com^$important</text:p>
      <text:p text:style-name="Standard"><text:soft-page-break/>||smseventplaner.com^$important</text:p>
      <text:p text:style-name="Standard">||smtgo.ga^$important</text:p>
      <text:p text:style-name="Standard">||smtp.coolgamesonline.xyz^$important</text:p>
      <text:p text:style-name="Standard">||smurfiki.pw^$important</text:p>
      <text:p text:style-name="Standard">||sn.bigblackcandles.com^$important</text:p>
      <text:p text:style-name="Standard">||snagabitcoin.com^$important</text:p>
      <text:p text:style-name="Standard">||snake.googlemaps.com^$important</text:p>
      <text:p text:style-name="Standard">||snapads.com^$important</text:p>
      <text:p text:style-name="Standard">||snapchat.com^$important</text:p>
      <text:p text:style-name="Standard">||snapdealrightnow.com^$important</text:p>
      <text:p text:style-name="Standard">||snapgiant.com^$important</text:p>
      <text:p text:style-name="Standard">||snaptec.co^$important</text:p>
      <text:p text:style-name="Standard">||snapwidget.com^$important</text:p>
      <text:p text:style-name="Standard">||sncc-iq.com^$important</text:p>
      <text:p text:style-name="Standard">||snchealthmedico.com^$important</text:p>
      <text:p text:style-name="Standard">||sndy2kungglobalinvestmentgooglednsaddres.duckdns.org^$important</text:p>
      <text:p text:style-name="Standard">||sneakerstyle.top^$important</text:p>
      <text:p text:style-name="Standard">||sniodoliss.com^$important</text:p>
      <text:p text:style-name="Standard">||snnmnkxdhflwgthqismb.com^$important</text:p>
      <text:p text:style-name="Standard">||snoobi.com^$important</text:p>
      <text:p text:style-name="Standard">||snoopy64.000webhostapp.com^$important</text:p>
      <text:p text:style-name="Standard">||snopsd.duckdns.org^$important</text:p>
      <text:p text:style-name="Standard">||snowagainfearfreezesagainagainitfeelslikeiceisinmyhands.space^$important</text:p>
      <text:p text:style-name="Standard">||snowman720.com^$important</text:p>
      <text:p text:style-name="Standard">||snowplow.trx.gitlab.net^$important</text:p>
      <text:p text:style-name="Standard">||snowpower.xyz^$important</text:p>
      <text:p text:style-name="Standard">||snows-filmes.000webhostapp.com^$important</text:p>
      <text:p text:style-name="Standard">||snsdriver.com^$important</text:p>
      <text:p text:style-name="Standard">||snssdk.com^$important</text:p>
      <text:p text:style-name="Standard">||snuniform.com^$important</text:p>
      <text:p text:style-name="Standard">||snxmrch.xyz^$important</text:p>
      <text:p text:style-name="Standard">||snydyl.com^$important</text:p>
      <text:p text:style-name="Standard">||so.nevisconsultants.com^$important</text:p>
      <text:p text:style-name="Standard">||soa.com.pk^$important</text:p>
      <text:p text:style-name="Standard">||sobot.com^$important</text:p>
      <text:p text:style-name="Standard">||socedinstvo.ru^$important</text:p>
      <text:p text:style-name="Standard">||socialbyte.info^$important</text:p>
      <text:p text:style-name="Standard">||socialhayat.ru^$important</text:p>
      <text:p text:style-name="Standard">||socialize.eu1.gigya.com^$important</text:p>
      <text:p text:style-name="Standard">||socialmediafactory.se^$important</text:p>
      <text:p text:style-name="Standard">||socialmentors.net^$important</text:p>
      <text:p text:style-name="Standard">||socialspark.com^$important</text:p>
      <text:p text:style-name="Standard">||sociedadalikante.com^$important</text:p>
      <text:p text:style-name="Standard">||societebeaute.com^$important</text:p>
      <text:p text:style-name="Standard">||sodadino.com^$important</text:p>
      <text:p text:style-name="Standard">||sodalitesolutions.com^$important</text:p>
      <text:p text:style-name="Standard">||soddingpavel.com^$important</text:p>
      <text:p text:style-name="Standard">||sodonnews.com^$important</text:p>
      <text:p text:style-name="Standard">||sofizay.com^$important</text:p>
      <text:p text:style-name="Standard">||soflopxl.com^$important</text:p>
      <text:p text:style-name="Standard">||sofrehgard.com^$important</text:p>
      <text:p text:style-name="Standard">||softclick.com.br^$important</text:p>
      <text:p text:style-name="Standard"><text:soft-page-break/>||softecangola.net^$important</text:p>
      <text:p text:style-name="Standard">||softonicpc.com^$important</text:p>
      <text:p text:style-name="Standard">||softsale.ie^$important</text:p>
      <text:p text:style-name="Standard">||softupdate1.me^$important</text:p>
      <text:p text:style-name="Standard">||softus-dev.com^$important</text:p>
      <text:p text:style-name="Standard">||software-update.live^$important</text:p>
      <text:p text:style-name="Standard">||softwaredappis.ml^$important</text:p>
      <text:p text:style-name="Standard">||softwareserviceupdater1.com^$important</text:p>
      <text:p text:style-name="Standard">||softwareserviceupdater2.com^$important</text:p>
      <text:p text:style-name="Standard">||softwareupdate.ga^$important</text:p>
      <text:p text:style-name="Standard">||softwayvn.com^$important</text:p>
      <text:p text:style-name="Standard">||sohailmujffar.000webhostapp.com^$important</text:p>
      <text:p text:style-name="Standard">||soheib35.ddns.net^$important</text:p>
      <text:p text:style-name="Standard">||soheilfarzaneh.com^$important</text:p>
      <text:p text:style-name="Standard">||sohil-omar.000webhostapp.com^$important</text:p>
      <text:p text:style-name="Standard">||soicautailoc.net^$important</text:p>
      <text:p text:style-name="Standard">||soivip.net^$important</text:p>
      <text:p text:style-name="Standard">||sojasojastudio.com^$important</text:p>
      <text:p text:style-name="Standard">||sojern.com^$important</text:p>
      <text:p text:style-name="Standard">||sokolfash.ru^$important</text:p>
      <text:p text:style-name="Standard">||sokoltech.ir^$important</text:p>
      <text:p text:style-name="Standard">||sokovmall.xyz^$important</text:p>
      <text:p text:style-name="Standard">||sokrit-mb-app.freelancekh.com^$important</text:p>
      <text:p text:style-name="Standard">||solaceday.xyz^$important</text:p>
      <text:p text:style-name="Standard">||solahartmentari.com^$important</text:p>
      <text:p text:style-name="Standard">||solapurnaturals.com^$important</text:p>
      <text:p text:style-name="Standard">||solar3080z.xyz^$important</text:p>
      <text:p text:style-name="Standard">||soldi.duckdns.org^$important</text:p>
      <text:p text:style-name="Standard">||solefex.com^$important</text:p>
      <text:p text:style-name="Standard">||solelyfurniture.com^$important</text:p>
      <text:p text:style-name="Standard">||solettt.com^$important</text:p>
      <text:p text:style-name="Standard">||soleyab.com^$important</text:p>
      <text:p text:style-name="Standard">||solini.bharatbioscience.in^$important</text:p>
      <text:p text:style-name="Standard">||solivagantfoodie.com^$important</text:p>
      <text:p text:style-name="Standard">||solomacsorter.com^$important</text:p>
      <text:p text:style-name="Standard">||solosegment.com^$important</text:p>
      <text:p text:style-name="Standard">||solovoyager.me^$important</text:p>
      <text:p text:style-name="Standard">||solusidinamikautama.com^$important</text:p>
      <text:p text:style-name="Standard">||solusiobatherbal.com^$important</text:p>
      <text:p text:style-name="Standard">||solutionixinc.com^$important</text:p>
      <text:p text:style-name="Standard">||solutionstech.com.pk^$important</text:p>
      <text:p text:style-name="Standard">||solvemedia.com^$important</text:p>
      <text:p text:style-name="Standard">||solvit.services^$important</text:p>
      <text:p text:style-name="Standard">||solx.duckdns.org^$important</text:p>
      <text:p text:style-name="Standard">||somadress.com^$important</text:p>
      <text:p text:style-name="Standard">||somalisuk.com^$important</text:p>
      <text:p text:style-name="Standard">||somamradiator.com^$important</text:p>
      <text:p text:style-name="Standard">||somaplast.cf^$important</text:p>
      <text:p text:style-name="Standard">||somaplast.ga^$important</text:p>
      <text:p text:style-name="Standard">||somaplast.ml^$important</text:p>
      <text:p text:style-name="Standard">||somaspristine.com^$important</text:p>
      <text:p text:style-name="Standard">||somersetlawnandsnow.com^$important</text:p>
      <text:p text:style-name="Standard"><text:soft-page-break/>||somethinggradient.com^$important</text:p>
      <text:p text:style-name="Standard">||somnukschool.com^$important</text:p>
      <text:p text:style-name="Standard">||somoshentes.com^$important</text:p>
      <text:p text:style-name="Standard">||somossostenibles.pe^$important</text:p>
      <text:p text:style-name="Standard">||somov-igor.ru^$important</text:p>
      <text:p text:style-name="Standard">||sonare.jp^$important</text:p>
      <text:p text:style-name="Standard">||soncaocaptinhgia.com^$important</text:p>
      <text:p text:style-name="Standard">||songpan.link^$important</text:p>
      <text:p text:style-name="Standard">||songpholholding.net^$important</text:p>
      <text:p text:style-name="Standard">||sonhanquoc.net^$important</text:p>
      <text:p text:style-name="Standard">||sonhastore.com^$important</text:p>
      <text:p text:style-name="Standard">||sonicradius.cf^$important</text:p>
      <text:p text:style-name="Standard">||sonnhietdoi.com^$important</text:p>
      <text:p text:style-name="Standard">||sonobi.com^$important</text:p>
      <text:p text:style-name="Standard">||sonqan-vn.com^$important</text:p>
      <text:p text:style-name="Standard">||sonrisayogadance.com^$important</text:p>
      <text:p text:style-name="Standard">||sony.ddns.net^$important</text:p>
      <text:p text:style-name="Standard">||sony1178.publicvm.com^$important</text:p>
      <text:p text:style-name="Standard">||sonypmmglobal.d1.sc.omtrdc.net^$important</text:p>
      <text:p text:style-name="Standard">||soobryana16.email^$important</text:p>
      <text:p text:style-name="Standard">||soolbin01.ddns.net^$important</text:p>
      <text:p text:style-name="Standard">||soolbin02.hopto.org^$important</text:p>
      <text:p text:style-name="Standard">||sooq.tn^$important</text:p>
      <text:p text:style-name="Standard">||sophieguaremas.com^$important</text:p>
      <text:p text:style-name="Standard">||sophrologie-untempspourmoi.fr^$important</text:p>
      <text:p text:style-name="Standard">||sopisconews.online^$important</text:p>
      <text:p text:style-name="Standard">||sopito.website^$important</text:p>
      <text:p text:style-name="Standard">||soprettyhairllc.com^$important</text:p>
      <text:p text:style-name="Standard">||sortini.bharatbioscience.in^$important</text:p>
      <text:p text:style-name="Standard">||sorwar.online^$important</text:p>
      <text:p text:style-name="Standard">||soryank.com^$important</text:p>
      <text:p text:style-name="Standard">||sos-debouchage-dumeny.com^$important</text:p>
      <text:p text:style-name="Standard">||sos-secretariat.be^$important</text:p>
      <text:p text:style-name="Standard">||sosacres.com^$important</text:p>
      <text:p text:style-name="Standard">||sosatsuki.000webhostapp.com^$important</text:p>
      <text:p text:style-name="Standard">||sosbrasilsoberano.org.br^$important</text:p>
      <text:p text:style-name="Standard">||sosshot0411.com^$important</text:p>
      <text:p text:style-name="Standard">||sostenerip.duckdns.org^$important</text:p>
      <text:p text:style-name="Standard">||sotaysongkhoe.site^$important</text:p>
      <text:p text:style-name="Standard">||sotoriagroup.com^$important</text:p>
      <text:p text:style-name="Standard">||soucdtevoceumcuzao.duckdns.org^$important</text:p>
      <text:p text:style-name="Standard">||soudanet.duckdns.org^$important</text:p>
      <text:p text:style-name="Standard">||soufi400.ddns.net^$important</text:p>
      <text:p text:style-name="Standard">||soulcastor.com^$important</text:p>
      <text:p text:style-name="Standard">||soulcenter.art^$important</text:p>
      <text:p text:style-name="Standard">||soundcash01.ddns.net^$important</text:p>
      <text:p text:style-name="Standard">||soundcloud.com^$important</text:p>
      <text:p text:style-name="Standard">||soundfii.com^$important</text:p>
      <text:p text:style-name="Standard">||soundhi.net^$important</text:p>
      <text:p text:style-name="Standard">||souqaziz.com^$important</text:p>
      <text:p text:style-name="Standard">||souqchatbot.com^$important</text:p>
      <text:p text:style-name="Standard">||southavia.ru^$important</text:p>
      <text:p text:style-name="Standard"><text:soft-page-break/>||southernpoolcare.com^$important</text:p>
      <text:p text:style-name="Standard">||sovanrith.com^$important</text:p>
      <text:p text:style-name="Standard">||sovecos.com^$important</text:p>
      <text:p text:style-name="Standard">||soverial.fr^$important</text:p>
      <text:p text:style-name="Standard">||soweqs.xyz^$important</text:p>
      <text:p text:style-name="Standard">||soyato.org^$important</text:p>
      <text:p text:style-name="Standard">||sozlerderyasi.com^$important</text:p>
      <text:p text:style-name="Standard">||sp-prod.net^$important</text:p>
      <text:p text:style-name="Standard">||sp.app.com^$important</text:p>
      <text:p text:style-name="Standard">||sp.argusleader.com^$important</text:p>
      <text:p text:style-name="Standard">||sp.azcentral.com^$important</text:p>
      <text:p text:style-name="Standard">||sp.battlecreekenquirer.com^$important</text:p>
      <text:p text:style-name="Standard">||sp.baxterbulletin.com^$important</text:p>
      <text:p text:style-name="Standard">||sp.bucyrustelegraphforum.com^$important</text:p>
      <text:p text:style-name="Standard">||sp.burlingtonfreepress.com^$important</text:p>
      <text:p text:style-name="Standard">||sp.caller.com^$important</text:p>
      <text:p text:style-name="Standard">||sp.centralfloridafuture.com^$important</text:p>
      <text:p text:style-name="Standard">||sp.chillicothegazette.com^$important</text:p>
      <text:p text:style-name="Standard">||sp.cincinnati.com^$important</text:p>
      <text:p text:style-name="Standard">||sp.citizen-times.com^$important</text:p>
      <text:p text:style-name="Standard">||sp.clarionledger.com^$important</text:p>
      <text:p text:style-name="Standard">||sp.coloradoan.com^$important</text:p>
      <text:p text:style-name="Standard">||sp.commercialappeal.com^$important</text:p>
      <text:p text:style-name="Standard">||sp.coshoctontribune.com^$important</text:p>
      <text:p text:style-name="Standard">||sp.courier-journal.com^$important</text:p>
      <text:p text:style-name="Standard">||sp.courierpostonline.com^$important</text:p>
      <text:p text:style-name="Standard">||sp.courierpress.com^$important</text:p>
      <text:p text:style-name="Standard">||sp.dailyrecord.com^$important</text:p>
      <text:p text:style-name="Standard">||sp.dailyworld.com^$important</text:p>
      <text:p text:style-name="Standard">||sp.delawareonline.com^$important</text:p>
      <text:p text:style-name="Standard">||sp.delmarvanow.com^$important</text:p>
      <text:p text:style-name="Standard">||sp.democratandchronicle.com^$important</text:p>
      <text:p text:style-name="Standard">||sp.desertsun.com^$important</text:p>
      <text:p text:style-name="Standard">||sp.desmoinesregister.com^$important</text:p>
      <text:p text:style-name="Standard">||sp.detroitnews.com^$important</text:p>
      <text:p text:style-name="Standard">||sp.dnj.com^$important</text:p>
      <text:p text:style-name="Standard">||sp.exe^$important</text:p>
      <text:p text:style-name="Standard">||sp.fdlreporter.com^$important</text:p>
      <text:p text:style-name="Standard">||sp.floridatoday.com^$important</text:p>
      <text:p text:style-name="Standard">||sp.freep.com^$important</text:p>
      <text:p text:style-name="Standard">||sp.fsunews.com^$important</text:p>
      <text:p text:style-name="Standard">||sp.gametimepa.com^$important</text:p>
      <text:p text:style-name="Standard">||sp.gosanangelo.com^$important</text:p>
      <text:p text:style-name="Standard">||sp.greatfallstribune.com^$important</text:p>
      <text:p text:style-name="Standard">||sp.greenbaypressgazette.com^$important</text:p>
      <text:p text:style-name="Standard">||sp.greenvilleonline.com^$important</text:p>
      <text:p text:style-name="Standard">||sp.guampdn.com^$important</text:p>
      <text:p text:style-name="Standard">||sp.hattiesburgamerican.com^$important</text:p>
      <text:p text:style-name="Standard">||sp.htrnews.com^$important</text:p>
      <text:p text:style-name="Standard">||sp.independentmail.com^$important</text:p>
      <text:p text:style-name="Standard">||sp.indystar.com^$important</text:p>
      <text:p text:style-name="Standard">||sp.inyork.com^$important</text:p>
      <text:p text:style-name="Standard"><text:soft-page-break/>||sp.ithacajournal.com^$important</text:p>
      <text:p text:style-name="Standard">||sp.jacksonsun.com^$important</text:p>
      <text:p text:style-name="Standard">||sp.jconline.com^$important</text:p>
      <text:p text:style-name="Standard">||sp.jsonline.com^$important</text:p>
      <text:p text:style-name="Standard">||sp.kitsapsun.com^$important</text:p>
      <text:p text:style-name="Standard">||sp.knoxnews.com^$important</text:p>
      <text:p text:style-name="Standard">||sp.lancastereaglegazette.com^$important</text:p>
      <text:p text:style-name="Standard">||sp.lansingstatejournal.com^$important</text:p>
      <text:p text:style-name="Standard">||sp.ldnews.com^$important</text:p>
      <text:p text:style-name="Standard">||sp.lohud.com^$important</text:p>
      <text:p text:style-name="Standard">||sp.mansfieldnewsjournal.com^$important</text:p>
      <text:p text:style-name="Standard">||sp.marionstar.com^$important</text:p>
      <text:p text:style-name="Standard">||sp.marshfieldnewsherald.com^$important</text:p>
      <text:p text:style-name="Standard">||sp.montgomeryadvertiser.com^$important</text:p>
      <text:p text:style-name="Standard">||sp.mycentraljersey.com^$important</text:p>
      <text:p text:style-name="Standard">||sp.naplesnews.com^$important</text:p>
      <text:p text:style-name="Standard">||sp.newarkadvocate.com^$important</text:p>
      <text:p text:style-name="Standard">||sp.news-press.com^$important</text:p>
      <text:p text:style-name="Standard">||sp.newsleader.com^$important</text:p>
      <text:p text:style-name="Standard">||sp.northjersey.com^$important</text:p>
      <text:p text:style-name="Standard">||sp.pal-item.com^$important</text:p>
      <text:p text:style-name="Standard">||sp.pnj.com^$important</text:p>
      <text:p text:style-name="Standard">||sp.portclintonnewsherald.com^$important</text:p>
      <text:p text:style-name="Standard">||sp.postcrescent.com^$important</text:p>
      <text:p text:style-name="Standard">||sp.poughkeepsiejournal.com^$important</text:p>
      <text:p text:style-name="Standard">||sp.press-citizen.com^$important</text:p>
      <text:p text:style-name="Standard">||sp.pressconnects.com^$important</text:p>
      <text:p text:style-name="Standard">||sp.publicopiniononline.com^$important</text:p>
      <text:p text:style-name="Standard">||sp.redding.com^$important</text:p>
      <text:p text:style-name="Standard">||sp.reporternews.com^$important</text:p>
      <text:p text:style-name="Standard">||sp.rgj.com^$important</text:p>
      <text:p text:style-name="Standard">||sp.sctimes.com^$important</text:p>
      <text:p text:style-name="Standard">||sp.sheboyganpress.com^$important</text:p>
      <text:p text:style-name="Standard">||sp.shreveporttimes.com^$important</text:p>
      <text:p text:style-name="Standard">||sp.stargazette.com^$important</text:p>
      <text:p text:style-name="Standard">||sp.statesmanjournal.com^$important</text:p>
      <text:p text:style-name="Standard">||sp.stevenspointjournal.com^$important</text:p>
      <text:p text:style-name="Standard">||sp.tallahassee.com^$important</text:p>
      <text:p text:style-name="Standard">||sp.tcpalm.com^$important</text:p>
      <text:p text:style-name="Standard">||sp.tennessean.com^$important</text:p>
      <text:p text:style-name="Standard">||sp.theadvertiser.com^$important</text:p>
      <text:p text:style-name="Standard">||sp.thecalifornian.com^$important</text:p>
      <text:p text:style-name="Standard">||sp.thedailyjournal.com^$important</text:p>
      <text:p text:style-name="Standard">||sp.thegleaner.com^$important</text:p>
      <text:p text:style-name="Standard">||sp.theleafchronicle.com^$important</text:p>
      <text:p text:style-name="Standard">||sp.thenews-messenger.com^$important</text:p>
      <text:p text:style-name="Standard">||sp.thenewsstar.com^$important</text:p>
      <text:p text:style-name="Standard">||sp.thenorthwestern.com^$important</text:p>
      <text:p text:style-name="Standard">||sp.thespectrum.com^$important</text:p>
      <text:p text:style-name="Standard">||sp.thestarpress.com^$important</text:p>
      <text:p text:style-name="Standard">||sp.thetimesherald.com^$important</text:p>
      <text:p text:style-name="Standard">||sp.thetowntalk.com^$important</text:p>
      <text:p text:style-name="Standard"><text:soft-page-break/>||sp.timesrecordnews.com^$important</text:p>
      <text:p text:style-name="Standard">||sp.udimg.com^$important</text:p>
      <text:p text:style-name="Standard">||sp.usatoday.com^$important</text:p>
      <text:p text:style-name="Standard">||sp.vcstar.com^$important</text:p>
      <text:p text:style-name="Standard">||sp.visaliatimesdelta.com^$important</text:p>
      <text:p text:style-name="Standard">||sp.wausaudailyherald.com^$important</text:p>
      <text:p text:style-name="Standard">||sp.wisconsinrapidstribune.com^$important</text:p>
      <text:p text:style-name="Standard">||sp.ydr.com^$important</text:p>
      <text:p text:style-name="Standard">||sp.yorkdispatch.com^$important</text:p>
      <text:p text:style-name="Standard">||sp.zanesvilletimesrecorder.com^$important</text:p>
      <text:p text:style-name="Standard">||sp2secenter.com^$important</text:p>
      <text:p text:style-name="Standard">||spacash.com^$important</text:p>
      <text:p text:style-name="Standard">||space-nodes.com^$important</text:p>
      <text:p text:style-name="Standard">||space4promotions.com^$important</text:p>
      <text:p text:style-name="Standard">||spacebeyond.space^$important</text:p>
      <text:p text:style-name="Standard">||spacemc.com^$important</text:p>
      <text:p text:style-name="Standard">||spacermedia.com^$important</text:p>
      <text:p text:style-name="Standard">||spacesolutions.com.cy^$important</text:p>
      <text:p text:style-name="Standard">||spadesdesign.ca^$important</text:p>
      <text:p text:style-name="Standard">||spajor.com^$important</text:p>
      <text:p text:style-name="Standard">||spalatoriehotel.ro^$important</text:p>
      <text:p text:style-name="Standard">||spam2017.zapto.org^$important</text:p>
      <text:p text:style-name="Standard">||spanids.dictionary.com^$important</text:p>
      <text:p text:style-name="Standard">||spanids.reference.com^$important</text:p>
      <text:p text:style-name="Standard">||spanids.thesaurus.com^$important</text:p>
      <text:p text:style-name="Standard">||sparid-boys.000webhostapp.com^$important</text:p>
      <text:p text:style-name="Standard">||sparkickwears.ga^$important</text:p>
      <text:p text:style-name="Standard">||sparkstudios.com^$important</text:p>
      <text:p text:style-name="Standard">||sparq.co.nz^$important</text:p>
      <text:p text:style-name="Standard">||sparrowpublication.online^$important</text:p>
      <text:p text:style-name="Standard">||spartvishltd.com^$important</text:p>
      <text:p text:style-name="Standard">||spathucung.info^$important</text:p>
      <text:p text:style-name="Standard">||spatify.com^$important</text:p>
      <text:p text:style-name="Standard">||spawps.tk^$important</text:p>
      <text:p text:style-name="Standard">||spb-sexhome.ru^$important</text:p>
      <text:p text:style-name="Standard">||spbsmm.ru^$important</text:p>
      <text:p text:style-name="Standard">||spbv.org^$important</text:p>
      <text:p text:style-name="Standard">||speaklishworld.com^$important</text:p>
      <text:p text:style-name="Standard">||specialsedu.com^$important</text:p>
      <text:p text:style-name="Standard">||specificmedia.co.uk^$important</text:p>
      <text:p text:style-name="Standard">||specificpop.com^$important</text:p>
      <text:p text:style-name="Standard">||spectaglobal.com^$important</text:p>
      <text:p text:style-name="Standard">||spectate.com^$important</text:p>
      <text:p text:style-name="Standard">||spedaqinterfreight.com^$important</text:p>
      <text:p text:style-name="Standard">||spede.000webhostapp.com^$important</text:p>
      <text:p text:style-name="Standard">||speedfolks.com.ng^$important</text:p>
      <text:p text:style-name="Standard">||speedlab.uk^$important</text:p>
      <text:p text:style-name="Standard">||speedtransaction.com^$important</text:p>
      <text:p text:style-name="Standard">||spejderneslejr2012.dk^$important</text:p>
      <text:p text:style-name="Standard">||spellingwordsforchildren.com^$important</text:p>
      <text:p text:style-name="Standard">||spells4you24-7.co.za^$important</text:p>
      <text:p text:style-name="Standard">||spenceleymarketing.com^$important</text:p>
      <text:p text:style-name="Standard"><text:soft-page-break/>||spencersssjjs.com^$important</text:p>
      <text:p text:style-name="Standard">||sperest.site^$important</text:p>
      <text:p text:style-name="Standard">||sperverabridexusly.info^$important</text:p>
      <text:p text:style-name="Standard">||spezialreporte.de^$important</text:p>
      <text:p text:style-name="Standard">||sphereup.com^$important</text:p>
      <text:p text:style-name="Standard">||spherewinner.ga^$important</text:p>
      <text:p text:style-name="Standard">||sphinx-tour.com^$important</text:p>
      <text:p text:style-name="Standard">||sphinx1.ddns.net^$important</text:p>
      <text:p text:style-name="Standard">||sphotethee.com^$important</text:p>
      <text:p text:style-name="Standard">||spicenday.com^$important</text:p>
      <text:p text:style-name="Standard">||spiceworks.com^$important</text:p>
      <text:p text:style-name="Standard">||spidook.bid^$important</text:p>
      <text:p text:style-name="Standard">||spigpro.ru^$important</text:p>
      <text:p text:style-name="Standard">||spinagruop.com^$important</text:p>
      <text:p text:style-name="Standard">||spinbox.techtracker.com^$important</text:p>
      <text:p text:style-name="Standard">||spinbox.versiontracker.com^$important</text:p>
      <text:p text:style-name="Standard">||spipererck.com^$important</text:p>
      <text:p text:style-name="Standard">||spiraldigitalinc.com^$important</text:p>
      <text:p text:style-name="Standard">||spiritwarriormama.com^$important</text:p>
      <text:p text:style-name="Standard">||spirtnoe.org.ua^$important</text:p>
      <text:p text:style-name="Standard">||splatinumindonesia.com^$important</text:p>
      <text:p text:style-name="Standard">||splendor.es^$important</text:p>
      <text:p text:style-name="Standard">||splietthoff.com^$important</text:p>
      <text:p text:style-name="Standard">||splitbiin.co^$important</text:p>
      <text:p text:style-name="Standard">||splitrailtickets.com^$important</text:p>
      <text:p text:style-name="Standard">||spm-tnr.co.id^$important</text:p>
      <text:p text:style-name="Standard">||spnewsthailand.net^$important</text:p>
      <text:p text:style-name="Standard">||spokenlayer.com^$important</text:p>
      <text:p text:style-name="Standard">||sponsorads.de^$important</text:p>
      <text:p text:style-name="Standard">||sponsorpay.com^$important</text:p>
      <text:p text:style-name="Standard">||sponsorplay.com^$important</text:p>
      <text:p text:style-name="Standard">||sponsorpro.de^$important</text:p>
      <text:p text:style-name="Standard">||sponsors.thoughtsmedia.com^$important</text:p>
      <text:p text:style-name="Standard">||spoorthy.ml^$important</text:p>
      <text:p text:style-name="Standard">||sporsho.org^$important</text:p>
      <text:p text:style-name="Standard">||sportbets.su^$important</text:p>
      <text:p text:style-name="Standard">||sportboutiqueheleen.nl^$important</text:p>
      <text:p text:style-name="Standard">||sportprognoz.club^$important</text:p>
      <text:p text:style-name="Standard">||sports.infozone4u.com^$important</text:p>
      <text:p text:style-name="Standard">||sportsgroup-hk.com^$important</text:p>
      <text:p text:style-name="Standard">||spot.fitness.com^$important</text:p>
      <text:p text:style-name="Standard">||spot.im^$important</text:p>
      <text:p text:style-name="Standard">||spot.sale.dicksender.org^$important</text:p>
      <text:p text:style-name="Standard">||spotify.com^$important</text:p>
      <text:p text:style-name="Standard">||spotxchange.com^$important</text:p>
      <text:p text:style-name="Standard">||spqlobal.info^$important</text:p>
      <text:p text:style-name="Standard">||spravkabas.com^$important</text:p>
      <text:p text:style-name="Standard">||sprayzee.com^$important</text:p>
      <text:p text:style-name="Standard">||spreadsheets.google.com^$important</text:p>
      <text:p text:style-name="Standard">||spreas.xyz^$important</text:p>
      <text:p text:style-name="Standard">||springserve.com^$important</text:p>
      <text:p text:style-name="Standard">||sprinklessolutions.design^$important</text:p>
      <text:p text:style-name="Standard"><text:soft-page-break/>||sprinks-clicks.about.com^$important</text:p>
      <text:p text:style-name="Standard">||sprucatia.info^$important</text:p>
      <text:p text:style-name="Standard">||spschool.tk^$important</text:p>
      <text:p text:style-name="Standard">||sptconstruction.co.za^$important</text:p>
      <text:p text:style-name="Standard">||sputnik.ru^$important</text:p>
      <text:p text:style-name="Standard">||spy.cashnow.ee^$important</text:p>
      <text:p text:style-name="Standard">||spy200001.hopto.org^$important</text:p>
      <text:p text:style-name="Standard">||spyhandan.ddns.net^$important</text:p>
      <text:p text:style-name="Standard">||spylog.com^$important</text:p>
      <text:p text:style-name="Standard">||spywarelabs.com^$important</text:p>
      <text:p text:style-name="Standard">||spywarenuker.com^$important</text:p>
      <text:p text:style-name="Standard">||spywords.com^$important</text:p>
      <text:p text:style-name="Standard">||sqmmcs.com^$important</text:p>
      <text:p text:style-name="Standard">||sqnewhouse.ac.ug^$important</text:p>
      <text:p text:style-name="Standard">||sqqs7783.ru^$important</text:p>
      <text:p text:style-name="Standard">||sqqwer.ru^$important</text:p>
      <text:p text:style-name="Standard">||squareonerenovationsinc.com^$important</text:p>
      <text:p text:style-name="Standard">||squarepickle.com^$important</text:p>
      <text:p text:style-name="Standard">||squawkcoffeehouse.com^$important</text:p>
      <text:p text:style-name="Standard">||squibbleslifetyle.com^$important</text:p>
      <text:p text:style-name="Standard">||squickycab.ga^$important</text:p>
      <text:p text:style-name="Standard">||squirrelhouse.net^$important</text:p>
      <text:p text:style-name="Standard">||srbijacafe.org^$important</text:p>
      <text:p text:style-name="Standard">||sredamoney.com^$important</text:p>
      <text:p text:style-name="Standard">||sreesevuganannamalaicollege.org.in^$important</text:p>
      <text:p text:style-name="Standard">||srgnn.in^$important</text:p>
      <text:p text:style-name="Standard">||srijonfoundation.org^$important</text:p>
      <text:p text:style-name="Standard">||srikrishnamrudulahospital.com^$important</text:p>
      <text:p text:style-name="Standard">||srikrungdd.com^$important</text:p>
      <text:p text:style-name="Standard">||srimanindustries.com^$important</text:p>
      <text:p text:style-name="Standard">||sripipat.com^$important</text:p>
      <text:p text:style-name="Standard">||sriretail.com^$important</text:p>
      <text:p text:style-name="Standard">||srisaaifarms.com^$important</text:p>
      <text:p text:style-name="Standard">||sristhiagarwal.com^$important</text:p>
      <text:p text:style-name="Standard">||srmakhzan.com^$important</text:p>
      <text:p text:style-name="Standard">||sroomf70nasiru.duckdns.org^$important</text:p>
      <text:p text:style-name="Standard">||srr.servequake.com^$important</text:p>
      <text:p text:style-name="Standard">||srskgroup.com^$important</text:p>
      <text:p text:style-name="Standard">||srv.cybesys.com^$important</text:p>
      <text:p text:style-name="Standard">||srvendone.sytes.net^$important</text:p>
      <text:p text:style-name="Standard">||srwww1.com^$important</text:p>
      <text:p text:style-name="Standard">||ssa-update-channel.us^$important</text:p>
      <text:p text:style-name="Standard">||ssaov.co.uk^$important</text:p>
      <text:p text:style-name="Standard">||sschospitality.org^$important</text:p>
      <text:p text:style-name="Standard">||ssgcvb3435fsdgdfg5656sdfgsdfsdf.xyz^$important</text:p>
      <text:p text:style-name="Standard">||ssgs-sol.co.uk^$important</text:p>
      <text:p text:style-name="Standard">||sshariefi.neagoeandrei.com^$important</text:p>
      <text:p text:style-name="Standard">||sshousingnproperties.com^$important</text:p>
      <text:p text:style-name="Standard">||sshskindnessproject.ca^$important</text:p>
      <text:p text:style-name="Standard">||sskfbd.com^$important</text:p>
      <text:p text:style-name="Standard">||ssl.cdne.cpmstar.com^$important</text:p>
      <text:p text:style-name="Standard">||ssl.cnhornebakery.com^$important</text:p>
      <text:p text:style-name="Standard"><text:soft-page-break/>||ssl.google-analytics.com^$important</text:p>
      <text:p text:style-name="Standard">||ssl.widgets.webengage.com^$important</text:p>
      <text:p text:style-name="Standard">||sslwidget.criteo.com^$important</text:p>
      <text:p text:style-name="Standard">||ssmmbed.com^$important</text:p>
      <text:p text:style-name="Standard">||sso-belsat.top^$important</text:p>
      <text:p text:style-name="Standard">||ssofhoseuegsgrfnu.ru^$important</text:p>
      <text:p text:style-name="Standard">||ssp.zryydi.com^$important</text:p>
      <text:p text:style-name="Standard">||ssrai.org^$important</text:p>
      <text:p text:style-name="Standard">||ssssssdomenb.tk^$important</text:p>
      <text:p text:style-name="Standard">||sstil.pp.ua^$important</text:p>
      <text:p text:style-name="Standard">||ssum.casalemedia.com$important</text:p>
      <text:p text:style-name="Standard">||ssun.info^$important</text:p>
      <text:p text:style-name="Standard">||ssvinterior.com^$important</text:p>
      <text:p text:style-name="Standard">||st-eu.dynamicyield.com^$important</text:p>
      <text:p text:style-name="Standard">||st.bebi.com^$important</text:p>
      <text:p text:style-name="Standard">||st.dynamicyield.com^$important</text:p>
      <text:p text:style-name="Standard">||st.mycdn.me^$important</text:p>
      <text:p text:style-name="Standard">||st11llers.000webhostapp.com^$important</text:p>
      <text:p text:style-name="Standard">||st1c3ek9lp5w.top^$important</text:p>
      <text:p text:style-name="Standard">||staalshop.eu^$important</text:p>
      <text:p text:style-name="Standard">||stablecoinswar.com^$important</text:p>
      <text:p text:style-name="Standard">||stablinost.ug^$important</text:p>
      <text:p text:style-name="Standard">||stack-sonar.com^$important</text:p>
      <text:p text:style-name="Standard">||stackadapt.com^$important</text:p>
      <text:p text:style-name="Standard">||stacknheap.com^$important</text:p>
      <text:p text:style-name="Standard">||stackoverflow.com^$important</text:p>
      <text:p text:style-name="Standard">||stackspay.com^$important</text:p>
      <text:p text:style-name="Standard">||stadtmisr.com^$important</text:p>
      <text:p text:style-name="Standard">||staffkabattle.ru^$important</text:p>
      <text:p text:style-name="Standard">||staging.bridgecode.co.uk^$important</text:p>
      <text:p text:style-name="Standard">||staging.jmarketing.agency^$important</text:p>
      <text:p text:style-name="Standard">||staging.mcuinternational.org^$important</text:p>
      <text:p text:style-name="Standard">||staging.securenetworks.pk^$important</text:p>
      <text:p text:style-name="Standard">||staging.speedlab.uk^$important</text:p>
      <text:p text:style-name="Standard">||staida.ac.id^$important</text:p>
      <text:p text:style-name="Standard">||stairnaheireann.ie^$important</text:p>
      <text:p text:style-name="Standard">||stakesedu.com^$important</text:p>
      <text:p text:style-name="Standard">||stal48.ru^$important</text:p>
      <text:p text:style-name="Standard">||stalkeronline1.000webhostapp.com^$important</text:p>
      <text:p text:style-name="Standard">||stalussnip.com^$important</text:p>
      <text:p text:style-name="Standard">||stampile-sibiu.ro^$important</text:p>
      <text:p text:style-name="Standard">||standardshoppers.com^$important</text:p>
      <text:p text:style-name="Standard">||standart-uk.ru^$important</text:p>
      <text:p text:style-name="Standard">||standartjuke.info^$important</text:p>
      <text:p text:style-name="Standard">||stanendybiz.top^$important</text:p>
      <text:p text:style-name="Standard">||stansmallz.com^$important</text:p>
      <text:p text:style-name="Standard">||star-advertising.com^$important</text:p>
      <text:p text:style-name="Standard">||staraba.com^$important</text:p>
      <text:p text:style-name="Standard">||starbella.xyz^$important</text:p>
      <text:p text:style-name="Standard">||starconsultation.com^$important</text:p>
      <text:p text:style-name="Standard">||starf1.000webhostapp.com^$important</text:p>
      <text:p text:style-name="Standard">||starffa.com^$important</text:p>
      <text:p text:style-name="Standard"><text:soft-page-break/>||starhairboutique.com^$important</text:p>
      <text:p text:style-name="Standard">||starkov115.cz^$important</text:p>
      <text:p text:style-name="Standard">||starserver124km.world^$important</text:p>
      <text:p text:style-name="Standard">||starserver1274km.world^$important</text:p>
      <text:p text:style-name="Standard">||starserver45.world^$important</text:p>
      <text:p text:style-name="Standard">||starserver5715km.world^$important</text:p>
      <text:p text:style-name="Standard">||starserver715km.world^$important</text:p>
      <text:p text:style-name="Standard">||starsshipindia.com^$important</text:p>
      <text:p text:style-name="Standard">||start.freeze.com^$important</text:p>
      <text:p text:style-name="Standard">||startapp.com^$important</text:p>
      <text:p text:style-name="Standard">||startdfy.com^$important</text:p>
      <text:p text:style-name="Standard">||startechone.com^$important</text:p>
      <text:p text:style-name="Standard">||startechsysltd.com^$important</text:p>
      <text:p text:style-name="Standard">||startupforbusiness.com^$important</text:p>
      <text:p text:style-name="Standard">||startuptshirt.my^$important</text:p>
      <text:p text:style-name="Standard">||starvanity.com^$important</text:p>
      <text:p text:style-name="Standard">||stastports.com^$important</text:p>
      <text:p text:style-name="Standard">||stat.alibaba.com^$important</text:p>
      <text:p text:style-name="Standard">||stat.cliche.se^$important</text:p>
      <text:p text:style-name="Standard">||stat.dealtime.com^$important</text:p>
      <text:p text:style-name="Standard">||stat.dyna.ultraweb.hu^$important</text:p>
      <text:p text:style-name="Standard">||stat.kbs.co.kr^$important</text:p>
      <text:p text:style-name="Standard">||stat.media^$important</text:p>
      <text:p text:style-name="Standard">||stat.pl^$important</text:p>
      <text:p text:style-name="Standard">||stat.ruvr.ru^$important</text:p>
      <text:p text:style-name="Standard">||stat.su^$important</text:p>
      <text:p text:style-name="Standard">||stat.torrentbar.com^$important</text:p>
      <text:p text:style-name="Standard">||stat.tudou.com^$important</text:p>
      <text:p text:style-name="Standard">||stat.webmedia.pl^$important</text:p>
      <text:p text:style-name="Standard">||stat.xhamsterpremium.com^$important</text:p>
      <text:p text:style-name="Standard">||stat.zenon.net^$important</text:p>
      <text:p text:style-name="Standard">||stat24.com^$important</text:p>
      <text:p text:style-name="Standard">||stat24.meta.ua^$important</text:p>
      <text:p text:style-name="Standard">||statad.ru^$important</text:p>
      <text:p text:style-name="Standard">||statcounter.com^$important</text:p>
      <text:p text:style-name="Standard">||statelk.com^$important</text:p>
      <text:p text:style-name="Standard">||stateunico.com^$important</text:p>
      <text:p text:style-name="Standard">||stathat.com^$important</text:p>
      <text:p text:style-name="Standard">||static.210.109.130.94.clients.your-server.de^$important</text:p>
      <text:p text:style-name="Standard">||static.adsafeprotected.com^$important</text:p>
      <text:p text:style-name="Standard">||static.cloud.coveo.com^$important</text:p>
      <text:p text:style-name="Standard">||static.doubleclick.net^$important</text:p>
      <text:p text:style-name="Standard">||static.dynamicyield.com^$important</text:p>
      <text:p text:style-name="Standard">||static.fmpub.net^$important</text:p>
      <text:p text:style-name="Standard">||static.geetest.com^$important</text:p>
      <text:p text:style-name="Standard">||static.hubspot.com^$important</text:p>
      <text:p text:style-name="Standard">||static.itrack.it^$important</text:p>
      <text:p text:style-name="Standard">||static.kameleoon.eu^$important</text:p>
      <text:p text:style-name="Standard">||static.quantcast.mgr.consensu.org^$important</text:p>
      <text:p text:style-name="Standard">||staticads.btopenworld.com^$important</text:p>
      <text:p text:style-name="Standard">||staticxx.facebook.com^$important</text:p>
      <text:p text:style-name="Standard">||statieheli.com^$important</text:p>
      <text:p text:style-name="Standard"><text:soft-page-break/>||statisticsinabox.com^$important</text:p>
      <text:p text:style-name="Standard">||statistik-gallup.net^$important</text:p>
      <text:p text:style-name="Standard">||statistseobd.xyz^$important</text:p>
      <text:p text:style-name="Standard">||statm.the-adult-company.com^$important</text:p>
      <text:p text:style-name="Standard">||stats-dev.brid.tv^$important</text:p>
      <text:p text:style-name="Standard">||stats.aplus.com^$important</text:p>
      <text:p text:style-name="Standard">||stats.appsflyer.com^$important</text:p>
      <text:p text:style-name="Standard">||stats.articlesbase.com^$important</text:p>
      <text:p text:style-name="Standard">||stats.avg.com^$important</text:p>
      <text:p text:style-name="Standard">||stats.bbc.co.uk^$important</text:p>
      <text:p text:style-name="Standard">||stats.behance.net^$important</text:p>
      <text:p text:style-name="Standard">||stats.binki.es^$important</text:p>
      <text:p text:style-name="Standard">||stats.blogg.se^$important</text:p>
      <text:p text:style-name="Standard">||stats.blogger.com^$important</text:p>
      <text:p text:style-name="Standard">||stats.break.com^$important</text:p>
      <text:p text:style-name="Standard">||stats.brid.tv^$important</text:p>
      <text:p text:style-name="Standard">||stats.cardschat.com^$important</text:p>
      <text:p text:style-name="Standard">||stats.christianpost.com^$important</text:p>
      <text:p text:style-name="Standard">||stats.clear-media.com^$important</text:p>
      <text:p text:style-name="Standard">||stats.cts-bv.nl^$important</text:p>
      <text:p text:style-name="Standard">||stats.directnic.com^$important</text:p>
      <text:p text:style-name="Standard">||stats.dnaindia.com^$important</text:p>
      <text:p text:style-name="Standard">||stats.dungeonboss.com^$important</text:p>
      <text:p text:style-name="Standard">||stats.ebay.com^$important</text:p>
      <text:p text:style-name="Standard">||stats.europe.newsweek.com^$important</text:p>
      <text:p text:style-name="Standard">||stats.eyeviewdigital.com^$important</text:p>
      <text:p text:style-name="Standard">||stats.farfetch.com^$important</text:p>
      <text:p text:style-name="Standard">||stats.firedrive.com^$important</text:p>
      <text:p text:style-name="Standard">||stats.g.doubleclick.net^$important</text:p>
      <text:p text:style-name="Standard">||stats.harpercollins.com^$important</text:p>
      <text:p text:style-name="Standard">||stats.hyperinzerce.cz^$important</text:p>
      <text:p text:style-name="Standard">||stats.ibtimes.co.in^$important</text:p>
      <text:p text:style-name="Standard">||stats.ibtimes.co.uk^$important</text:p>
      <text:p text:style-name="Standard">||stats.l.doubleclick.net^$important</text:p>
      <text:p text:style-name="Standard">||stats.macmillanusa.com^$important</text:p>
      <text:p text:style-name="Standard">||stats.mehrnews.com^$important</text:p>
      <text:p text:style-name="Standard">||stats.mirrorfootball.co.uk^$important</text:p>
      <text:p text:style-name="Standard">||stats.nymag.com^$important</text:p>
      <text:p text:style-name="Standard">||stats.olark.com^$important</text:p>
      <text:p text:style-name="Standard">||stats.opoloo.de^$important</text:p>
      <text:p text:style-name="Standard">||stats.pandora.com^$important</text:p>
      <text:p text:style-name="Standard">||stats.paste2.org^$important</text:p>
      <text:p text:style-name="Standard">||stats.paypal.com^$important</text:p>
      <text:p text:style-name="Standard">||stats.piaggio.com^$important</text:p>
      <text:p text:style-name="Standard">||stats.propublica.org^$important</text:p>
      <text:p text:style-name="Standard">||stats.pusher.com^$important</text:p>
      <text:p text:style-name="Standard">||stats.radiostreamlive.com^$important</text:p>
      <text:p text:style-name="Standard">||stats.redditmedia.com^$important</text:p>
      <text:p text:style-name="Standard">||stats.searchftps.net^$important</text:p>
      <text:p text:style-name="Standard">||stats.searchftps.org^$important</text:p>
      <text:p text:style-name="Standard">||stats.searchsight.com^$important</text:p>
      <text:p text:style-name="Standard">||stats.sharenet.co.za^$important</text:p>
      <text:p text:style-name="Standard"><text:soft-page-break/>||stats.shoppydoo.com^$important</text:p>
      <text:p text:style-name="Standard">||stats.sitelemon.com^$important</text:p>
      <text:p text:style-name="Standard">||stats.slashgear.com^$important</text:p>
      <text:p text:style-name="Standard">||stats.slideshare.net^$important</text:p>
      <text:p text:style-name="Standard">||stats.someecards.com^$important</text:p>
      <text:p text:style-name="Standard">||stats.storify.com^$important</text:p>
      <text:p text:style-name="Standard">||stats.suite101.com^$important</text:p>
      <text:p text:style-name="Standard">||stats.surfaid.ihost.com^$important</text:p>
      <text:p text:style-name="Standard">||stats.thevideo.me^$important</text:p>
      <text:p text:style-name="Standard">||stats.townnews.com^$important</text:p>
      <text:p text:style-name="Standard">||stats.tvmaze.com^$important</text:p>
      <text:p text:style-name="Standard">||stats.unity3d.com^$important</text:p>
      <text:p text:style-name="Standard">||stats.unwired-i.net^$important</text:p>
      <text:p text:style-name="Standard">||stats.uswitch.com^$important</text:p>
      <text:p text:style-name="Standard">||stats.vc.gg^$important</text:p>
      <text:p text:style-name="Standard">||stats.video.search.yahoo.com^$important</text:p>
      <text:p text:style-name="Standard">||stats.videodelivery.net^$important</text:p>
      <text:p text:style-name="Standard">||stats.visistat.com^$important</text:p>
      <text:p text:style-name="Standard">||stats.vulture.com^$important</text:p>
      <text:p text:style-name="Standard">||stats.wordpress.com^$important</text:p>
      <text:p text:style-name="Standard">||stats.wp.com^$important</text:p>
      <text:p text:style-name="Standard">||stats.wwd.com^$important</text:p>
      <text:p text:style-name="Standard">||stats.wwitv.com^$important</text:p>
      <text:p text:style-name="Standard">||stats.x14.eu^$important</text:p>
      <text:p text:style-name="Standard">||stats.ynet.co.il^$important</text:p>
      <text:p text:style-name="Standard">||stats.zmags.com^$important</text:p>
      <text:p text:style-name="Standard">||stats4all.com^$important</text:p>
      <text:p text:style-name="Standard">||statscol.pond5.com^$important</text:p>
      <text:p text:style-name="Standard">||statsie.com^$important</text:p>
      <text:p text:style-name="Standard">||statsrichwork.com^$important</text:p>
      <text:p text:style-name="Standard">||statsseotraff.xyz^$important</text:p>
      <text:p text:style-name="Standard">||statstracker.celebrity-gossip.net^$important</text:p>
      <text:p text:style-name="Standard">||stattrack.0catch.com^$important</text:p>
      <text:p text:style-name="Standard">||status.delivup.com^$important</text:p>
      <text:p text:style-name="Standard">||status.mrddy.com^$important</text:p>
      <text:p text:style-name="Standard">||statxpress.com^$important</text:p>
      <text:p text:style-name="Standard">||staycalm.club^$important</text:p>
      <text:p text:style-name="Standard">||staywickend101.ddns.net^$important</text:p>
      <text:p text:style-name="Standard">||stbt.coupons.com^$important</text:p>
      <text:p text:style-name="Standard">||stcollection.moneysupermarket.com^$important</text:p>
      <text:p text:style-name="Standard">||stdy2antipiracydetectorganisationforfilm.duckdns.org^$important</text:p>
      <text:p text:style-name="Standard">||stealertg.space^$important</text:p>
      <text:p text:style-name="Standard">||steallog.tk^$important</text:p>
      <text:p text:style-name="Standard">||steam-calculator.ru^$important</text:p>
      <text:p text:style-name="Standard">||steam008.ddns.net^$important</text:p>
      <text:p text:style-name="Standard">||stedmanpharrna.com^$important</text:p>
      <text:p text:style-name="Standard">||steelbarsshop.com^$important</text:p>
      <text:p text:style-name="Standard">||steelclik.us^$important</text:p>
      <text:p text:style-name="Standard">||steelhouse.com^$important</text:p>
      <text:p text:style-name="Standard">||steelhousemedia.com^$important</text:p>
      <text:p text:style-name="Standard">||steeltits.xyz^$important</text:p>
      <text:p text:style-name="Standard">||stefancgv.eu^$important</text:p>
      <text:p text:style-name="Standard"><text:soft-page-break/>||stefanobaldini.net^$important</text:p>
      <text:p text:style-name="Standard">||stegwee.eu^$important</text:p>
      <text:p text:style-name="Standard">||steigein.berlin^$important</text:p>
      <text:p text:style-name="Standard">||stellacosmeticos.com^$important</text:p>
      <text:p text:style-name="Standard">||stellarpanel.ru^$important</text:p>
      <text:p text:style-name="Standard">||steller-family.ru^$important</text:p>
      <text:p text:style-name="Standard">||stelliers.cn^$important</text:p>
      <text:p text:style-name="Standard">||stemcoderacademy.com^$important</text:p>
      <text:p text:style-name="Standard">||stencilbazaar.com^$important</text:p>
      <text:p text:style-name="Standard">||stephanscherders.nl^$important</text:p>
      <text:p text:style-name="Standard">||stepsofcoffee.com^$important</text:p>
      <text:p text:style-name="Standard">||steptobetter.com^$important</text:p>
      <text:p text:style-name="Standard">||stepupfincorp.com^$important</text:p>
      <text:p text:style-name="Standard">||sternen-kind.de^$important</text:p>
      <text:p text:style-name="Standard">||stewardtechnicalcollege.com^$important</text:p>
      <text:p text:style-name="Standard">||stickersaigon.com^$important</text:p>
      <text:p text:style-name="Standard">||stickerzone.eu^$important</text:p>
      <text:p text:style-name="Standard">||stickyadstv.com^$important</text:p>
      <text:p text:style-name="Standard">||stidigital.ru^$important</text:p>
      <text:p text:style-name="Standard">||stiller245245234.ffox.site^$important</text:p>
      <text:p text:style-name="Standard">||stillerdigitaldesign.com^$important</text:p>
      <text:p text:style-name="Standard">||stingrayzx.zadc.ru^$important</text:p>
      <text:p text:style-name="Standard">||stirgh.com^$important</text:p>
      <text:p text:style-name="Standard">||stispace.ru^$important</text:p>
      <text:p text:style-name="Standard">||stititobot.com^$important</text:p>
      <text:p text:style-name="Standard">||stjohnorthodoxmonastery.com^$important</text:p>
      <text:p text:style-name="Standard">||stldbh.xyz^$important</text:p>
      <text:p text:style-name="Standard">||stlucieairways.com^$important</text:p>
      <text:p text:style-name="Standard">||stmichaelolivewood.com^$important</text:p>
      <text:p text:style-name="Standard">||stngpetty.ga^$important</text:p>
      <text:p text:style-name="Standard">||stocklab.id^$important</text:p>
      <text:p text:style-name="Standard">||stogt.com^$important</text:p>
      <text:p text:style-name="Standard">||stoilamser.com^$important</text:p>
      <text:p text:style-name="Standard">||stomatolog.city^$important</text:p>
      <text:p text:style-name="Standard">||stomper.ml^$important</text:p>
      <text:p text:style-name="Standard">||stoneartstudiosco.com^$important</text:p>
      <text:p text:style-name="Standard">||stonearyan.com^$important</text:p>
      <text:p text:style-name="Standard">||stonerholidays.com^$important</text:p>
      <text:p text:style-name="Standard">||stoobb.nl^$important</text:p>
      <text:p text:style-name="Standard">||stop4marketing.com^$important</text:p>
      <text:p text:style-name="Standard">||storage.googleapis.com^$important</text:p>
      <text:p text:style-name="Standard">||storage.kameleoon.eu^$important</text:p>
      <text:p text:style-name="Standard">||store101.tk^$important</text:p>
      <text:p text:style-name="Standard">||storyonmymind.com^$important</text:p>
      <text:p text:style-name="Standard">||stovefree.com^$important</text:p>
      <text:p text:style-name="Standard">||stradious.com^$important</text:p>
      <text:p text:style-name="Standard">||strasnersuperstoreblog.com^$important</text:p>
      <text:p text:style-name="Standard">||stratbuks.com^$important</text:p>
      <text:p text:style-name="Standard">||strategus.one^$important</text:p>
      <text:p text:style-name="Standard">||straw.awakening999.com^$important</text:p>
      <text:p text:style-name="Standard">||streamable.com^$important</text:p>
      <text:p text:style-name="Standard">||streamfy.net^$important</text:p>
      <text:p text:style-name="Standard"><text:soft-page-break/>||streaming-shop.com^$important</text:p>
      <text:p text:style-name="Standard">||streamingfilm.club^$important</text:p>
      <text:p text:style-name="Standard">||streamingvf.cloud^$important</text:p>
      <text:p text:style-name="Standard">||streamsfilms.com^$important</text:p>
      <text:p text:style-name="Standard">||streamtheworld.com^$important</text:p>
      <text:p text:style-name="Standard">||streetkan.com^$important</text:p>
      <text:p text:style-name="Standard">||strefagracza.online^$important</text:p>
      <text:p text:style-name="Standard">||strijkert.nl^$important</text:p>
      <text:p text:style-name="Standard">||strikead.com^$important</text:p>
      <text:p text:style-name="Standard">||strikeiron.com^$important</text:p>
      <text:p text:style-name="Standard">||stripe.com^$important</text:p>
      <text:p text:style-name="Standard">||stripe.network^$important</text:p>
      <text:p text:style-name="Standard">||stroim-dom45.ru^$important</text:p>
      <text:p text:style-name="Standard">||strongbolts.cc^$important</text:p>
      <text:p text:style-name="Standard">||stroy.th12dev.com^$important</text:p>
      <text:p text:style-name="Standard">||stroyexpertiza.org^$important</text:p>
      <text:p text:style-name="Standard">||structecoship.com^$important</text:p>
      <text:p text:style-name="Standard">||strugglingcreative.com^$important</text:p>
      <text:p text:style-name="Standard">||strungbed.co.kr^$important</text:p>
      <text:p text:style-name="Standard">||sttheresealumni.com^$important</text:p>
      <text:p text:style-name="Standard">||stud100.biz^$important</text:p>
      <text:p text:style-name="Standard">||studemplo.com^$important</text:p>
      <text:p text:style-name="Standard">||student.spsbv.cz^$important</text:p>
      <text:p text:style-name="Standard">||studentloans.credezen.com^$important</text:p>
      <text:p text:style-name="Standard">||students.vlevski.eu^$important</text:p>
      <text:p text:style-name="Standard">||students2019.com^$important</text:p>
      <text:p text:style-name="Standard">||studio.fisheye.eu^$important</text:p>
      <text:p text:style-name="Standard">||studioduofisio.com.br^$important</text:p>
      <text:p text:style-name="Standard">||studiofotogenik.com^$important</text:p>
      <text:p text:style-name="Standard">||studiomovil.com.mx^$important</text:p>
      <text:p text:style-name="Standard">||studiovista.fr^$important</text:p>
      <text:p text:style-name="Standard">||stun.l.google^$important</text:p>
      <text:p text:style-name="Standard">||stunninglearning.com^$important</text:p>
      <text:p text:style-name="Standard">||stxaviersvitthalwadi.com^$important</text:p>
      <text:p text:style-name="Standard">||styleofchicago.com^$important</text:p>
      <text:p text:style-name="Standard">||styleurhair.com^$important</text:p>
      <text:p text:style-name="Standard">||stylewebcruze.online^$important</text:p>
      <text:p text:style-name="Standard">||stylleeyes.co.za^$important</text:p>
      <text:p text:style-name="Standard">||stylmusique-dance.fr^$important</text:p>
      <text:p text:style-name="Standard">||suamang247.com^$important</text:p>
      <text:p text:style-name="Standard">||suarezcorredores.cl^$important</text:p>
      <text:p text:style-name="Standard">||suavalds.com^$important</text:p>
      <text:p text:style-name="Standard">||subbieapps.com^$important</text:p>
      <text:p text:style-name="Standard">||subdata.cc^$important</text:p>
      <text:p text:style-name="Standard">||subhedarmarketing.com^$important</text:p>
      <text:p text:style-name="Standard">||subhyattra.com^$important</text:p>
      <text:p text:style-name="Standard">||subscribe.hearstmags.com^$important</text:p>
      <text:p text:style-name="Standard">||subservis.com^$important</text:p>
      <text:p text:style-name="Standard">||subsiliodev1.com^$important</text:p>
      <text:p text:style-name="Standard">||suc-khoe.net^$important</text:p>
      <text:p text:style-name="Standard">||sucalcin.top^$important</text:p>
      <text:p text:style-name="Standard">||successworth.com^$important</text:p>
      <text:p text:style-name="Standard"><text:soft-page-break/>||suckadick.website^$important</text:p>
      <text:p text:style-name="Standard">||suckhoexanhdep.com^$important</text:p>
      <text:p text:style-name="Standard">||suckmysoucer.duckdns.org^$important</text:p>
      <text:p text:style-name="Standard">||sucmanhquangcao.com^$important</text:p>
      <text:p text:style-name="Standard">||sucreh.fr^$important</text:p>
      <text:p text:style-name="Standard">||sudactionsmedias.com^$important</text:p>
      <text:p text:style-name="Standard">||sudananews.com^$important</text:p>
      <text:p text:style-name="Standard">||suddenuser377.ddns.net^$important</text:p>
      <text:p text:style-name="Standard">||sudetztend.com^$important</text:p>
      <text:p text:style-name="Standard">||sufficientblessing.com^$important</text:p>
      <text:p text:style-name="Standard">||sufibusinessclassflights.co.uk^$important</text:p>
      <text:p text:style-name="Standard">||sugandhachejara.com^$important</text:p>
      <text:p text:style-name="Standard">||suggenesse.com^$important</text:p>
      <text:p text:style-name="Standard">||sugoicounter.com^$important</text:p>
      <text:p text:style-name="Standard">||sugoto.com^$important</text:p>
      <text:p text:style-name="Standard">||suhu.site^$important</text:p>
      <text:p text:style-name="Standard">||suitsforseniors.com^$important</text:p>
      <text:p text:style-name="Standard">||sukkargrp.com^$important</text:p>
      <text:p text:style-name="Standard">||sukson.xyz^$important</text:p>
      <text:p text:style-name="Standard">||sukuntextile.com^$important</text:p>
      <text:p text:style-name="Standard">||sukw.duckdns.org^$important</text:p>
      <text:p text:style-name="Standard">||sulfurvacations.com^$important</text:p>
      <text:p text:style-name="Standard">||sulinam.ac.ug^$important</text:p>
      <text:p text:style-name="Standard">||sulminaslaticinios.com.br^$important</text:p>
      <text:p text:style-name="Standard">||sulovshop.com^$important</text:p>
      <text:p text:style-name="Standard">||sulphurrnills.com^$important</text:p>
      <text:p text:style-name="Standard">||sultrax.com.br^$important</text:p>
      <text:p text:style-name="Standard">||sumdany.com^$important</text:p>
      <text:p text:style-name="Standard">||sumenterprise.com^$important</text:p>
      <text:p text:style-name="Standard">||summercampforchambermusic.me^$important</text:p>
      <text:p text:style-name="Standard">||summerdays.me^$important</text:p>
      <text:p text:style-name="Standard">||summerhamster.com^$important</text:p>
      <text:p text:style-name="Standard">||sumo.com^$important</text:p>
      <text:p text:style-name="Standard">||sumuktida.ru^$important</text:p>
      <text:p text:style-name="Standard">||sun-clear.net^$important</text:p>
      <text:p text:style-name="Standard">||sunandsand.minnesotacowboy.com^$important</text:p>
      <text:p text:style-name="Standard">||sundarbonit.com^$important</text:p>
      <text:p text:style-name="Standard">||sundaysky.com^$important</text:p>
      <text:p text:style-name="Standard">||sundeckdestinations.com^$important</text:p>
      <text:p text:style-name="Standard">||sundownbodrum.com^$important</text:p>
      <text:p text:style-name="Standard">||sunfastinc.com^$important</text:p>
      <text:p text:style-name="Standard">||sunflymetall.com^$important</text:p>
      <text:p text:style-name="Standard">||sunglasses2020.com^$important</text:p>
      <text:p text:style-name="Standard">||sungsuy.com^$important</text:p>
      <text:p text:style-name="Standard">||sungwon7.co^$important</text:p>
      <text:p text:style-name="Standard">||sunildhiman.com^$important</text:p>
      <text:p text:style-name="Standard">||sunmeter.eu^$important</text:p>
      <text:p text:style-name="Standard">||sunny-displays.com^$important</text:p>
      <text:p text:style-name="Standard">||sunrise89.com^$important</text:p>
      <text:p text:style-name="Standard">||sunriseeds.com^$important</text:p>
      <text:p text:style-name="Standard">||sunroofeses.info^$important</text:p>
      <text:p text:style-name="Standard">||sunrypero.cf^$important</text:p>
      <text:p text:style-name="Standard"><text:soft-page-break/>||sunshine.marinabaytranphu.com^$important</text:p>
      <text:p text:style-name="Standard">||sunshinecityq7hcm.com^$important</text:p>
      <text:p text:style-name="Standard">||sunshinemarinabay-nhatrang.net^$important</text:p>
      <text:p text:style-name="Standard">||sunshinemarketing.biz^$important</text:p>
      <text:p text:style-name="Standard">||sunshinewondervillas.biz^$important</text:p>
      <text:p text:style-name="Standard">||sunucuo.com^$important</text:p>
      <text:p text:style-name="Standard">||super-industries.co^$important</text:p>
      <text:p text:style-name="Standard">||superazor.biz^$important</text:p>
      <text:p text:style-name="Standard">||supercell.net^$important</text:p>
      <text:p text:style-name="Standard">||superclix.de^$important</text:p>
      <text:p text:style-name="Standard">||superecruiters.com^$important</text:p>
      <text:p text:style-name="Standard">||supergct.com^$important</text:p>
      <text:p text:style-name="Standard">||supergeorgia.ge^$important</text:p>
      <text:p text:style-name="Standard">||supergreenbio.com^$important</text:p>
      <text:p text:style-name="Standard">||superjjed.com^$important</text:p>
      <text:p text:style-name="Standard">||superlatinradio.com^$important</text:p>
      <text:p text:style-name="Standard">||superlifenig.com^$important</text:p>
      <text:p text:style-name="Standard">||supermainers.online^$important</text:p>
      <text:p text:style-name="Standard">||superoleggamer.000webhostapp.com^$important</text:p>
      <text:p text:style-name="Standard">||superschoolstore.com^$important</text:p>
      <text:p text:style-name="Standard">||supersellerfl.com^$important</text:p>
      <text:p text:style-name="Standard">||superson-com.ml^$important</text:p>
      <text:p text:style-name="Standard">||supersonicads-a.akamaihd.net^$important</text:p>
      <text:p text:style-name="Standard">||superstartart.xyz^$important</text:p>
      <text:p text:style-name="Standard">||superstats.com^$important</text:p>
      <text:p text:style-name="Standard">||supertop.ru^$important</text:p>
      <text:p text:style-name="Standard">||supertop100.com^$important</text:p>
      <text:p text:style-name="Standard">||superwhite.com.au^$important</text:p>
      <text:p text:style-name="Standard">||suplusbless.com^$important</text:p>
      <text:p text:style-name="Standard">||supplyframe.com^$important</text:p>
      <text:p text:style-name="Standard">||support-office365.date^$important</text:p>
      <text:p text:style-name="Standard">||supportprotect.pw^$important</text:p>
      <text:p text:style-name="Standard">||supportwip.com^$important</text:p>
      <text:p text:style-name="Standard">||suprcoolsupplies.com^$important</text:p>
      <text:p text:style-name="Standard">||supreme.servegame.com^$important</text:p>
      <text:p text:style-name="Standard">||supremeenergie.com^$important</text:p>
      <text:p text:style-name="Standard">||supremereborn.online^$important</text:p>
      <text:p text:style-name="Standard">||supremesaadiq.com^$important</text:p>
      <text:p text:style-name="Standard">||supriyalifesscience.com^$important</text:p>
      <text:p text:style-name="Standard">||suptullog.com^$important</text:p>
      <text:p text:style-name="Standard">||suraualkauthar.com^$important</text:p>
      <text:p text:style-name="Standard">||surecleanpressurewashing.com^$important</text:p>
      <text:p text:style-name="Standard">||sureshnaturopathy.in^$important</text:p>
      <text:p text:style-name="Standard">||surewaytoheaven.org^$important</text:p>
      <text:p text:style-name="Standard">||surfeventsco.com^$important</text:p>
      <text:p text:style-name="Standard">||surfing-web.com^$important</text:p>
      <text:p text:style-name="Standard">||surfmusik-adserver.de^$important</text:p>
      <text:p text:style-name="Standard">||surfsafe.ddns.net^$important</text:p>
      <text:p text:style-name="Standard">||survey.g.doubleclick.net^$important</text:p>
      <text:p text:style-name="Standard">||susanapt.000webhostapp.com^$important</text:p>
      <text:p text:style-name="Standard">||susancollectibles.com^$important</text:p>
      <text:p text:style-name="Standard">||susbill.com^$important</text:p>
      <text:p text:style-name="Standard"><text:soft-page-break/>||sushiskhodnya.pizza^$important</text:p>
      <text:p text:style-name="Standard">||suspiciousactivity.xyz^$important</text:p>
      <text:p text:style-name="Standard">||sussexscaffoldingsupplies.co.uk^$important</text:p>
      <text:p text:style-name="Standard">||suteajoin.com^$important</text:p>
      <text:p text:style-name="Standard">||sutechs.in^$important</text:p>
      <text:p text:style-name="Standard">||sutline.net^$important</text:p>
      <text:p text:style-name="Standard">||suvenir-maykop.ru^$important</text:p>
      <text:p text:style-name="Standard">||suzhuogz.com^$important</text:p>
      <text:p text:style-name="Standard">||suzukicibubur.com^$important</text:p>
      <text:p text:style-name="Standard">||sv-piterstroy.ru^$important</text:p>
      <text:p text:style-name="Standard">||svai-nkt.ru^$important</text:p>
      <text:p text:style-name="Standard">||svchost123.myftp.biz^$important</text:p>
      <text:p text:style-name="Standard">||svchostest.ddns.net^$important</text:p>
      <text:p text:style-name="Standard">||svcupdate.com^$important</text:p>
      <text:p text:style-name="Standard">||svenahrens.nl^$important</text:p>
      <text:p text:style-name="Standard">||svetijosip.eu^$important</text:p>
      <text:p text:style-name="Standard">||svetlanaindustry.com^$important</text:p>
      <text:p text:style-name="Standard">||svhostwp.duckdns.org^$important</text:p>
      <text:p text:style-name="Standard">||svkacademy.com^$important</text:p>
      <text:p text:style-name="Standard">||svmarketingindia.com^$important</text:p>
      <text:p text:style-name="Standard">||svr1.com.br^$important</text:p>
      <text:p text:style-name="Standard">||svreventorss.com^$important</text:p>
      <text:p text:style-name="Standard">||svuotastock.com^$important</text:p>
      <text:p text:style-name="Standard">||svxfbthbrbsfvf.duckdns.org^$important</text:p>
      <text:p text:style-name="Standard">||sw6jshf91sdqg.duckdns.org^$important</text:p>
      <text:p text:style-name="Standard">||swag.uz^$important</text:p>
      <text:p text:style-name="Standard">||swagrockshop.com^$important</text:p>
      <text:p text:style-name="Standard">||swaloordot.com^$important</text:p>
      <text:p text:style-name="Standard">||swankynep.com^$important</text:p>
      <text:p text:style-name="Standard">||swanox.duckdns.org^$important</text:p>
      <text:p text:style-name="Standard">||swbproject.com^$important</text:p>
      <text:p text:style-name="Standard">||swe-trans.tk^$important</text:p>
      <text:p text:style-name="Standard">||sweataoberoi.biz^$important</text:p>
      <text:p text:style-name="Standard">||sweepedu.com^$important</text:p>
      <text:p text:style-name="Standard">||sweet-bud.com^$important</text:p>
      <text:p text:style-name="Standard">||sweethsu.com^$important</text:p>
      <text:p text:style-name="Standard">||sweethusky.com^$important</text:p>
      <text:p text:style-name="Standard">||sweetmagazine.org^$important</text:p>
      <text:p text:style-name="Standard">||sweetreuyh.ga^$important</text:p>
      <text:p text:style-name="Standard">||sweetturningfirm.work^$important</text:p>
      <text:p text:style-name="Standard">||swiftycars.co.uk^$important</text:p>
      <text:p text:style-name="Standard">||swiftype.com^$important</text:p>
      <text:p text:style-name="Standard">||swimsuitforwomens.com^$important</text:p>
      <text:p text:style-name="Standard">||swishbd.com^$important</text:p>
      <text:p text:style-name="Standard">||swissadsolutions.com^$important</text:p>
      <text:p text:style-name="Standard">||swisspixstore.com^$important</text:p>
      <text:p text:style-name="Standard">||swissranksdev.000webhostapp.com^$important</text:p>
      <text:p text:style-name="Standard">||switch-nintendo.com^$important</text:p>
      <text:p text:style-name="Standard">||switchadhub.com^$important</text:p>
      <text:p text:style-name="Standard">||switchads.com^$important</text:p>
      <text:p text:style-name="Standard">||swmwater.it^$important</text:p>
      <text:p text:style-name="Standard">||swordfishdc.com^$important</text:p>
      <text:p text:style-name="Standard"><text:soft-page-break/>||swradio.co.uk^$important</text:p>
      <text:p text:style-name="Standard">||sx.trhnt.com^$important</text:p>
      <text:p text:style-name="Standard">||sxdness.ddns.net^$important</text:p>
      <text:p text:style-name="Standard">||sxj8.adj.st^$important</text:p>
      <text:p text:style-name="Standard">||sxyige.com^$important</text:p>
      <text:p text:style-name="Standard">||syds588.cn^$important</text:p>
      <text:p text:style-name="Standard">||sylvaclouds.eu^$important</text:p>
      <text:p text:style-name="Standard">||sylviastratieva.com^$important</text:p>
      <text:p text:style-name="Standard">||symbiogonerics.com^$important</text:p>
      <text:p text:style-name="Standard">||symmetrical-composi.000webhostapp.com^$important</text:p>
      <text:p text:style-name="Standard">||symphoniegastronomique.com^$important</text:p>
      <text:p text:style-name="Standard">||symriseltd.com^$important</text:p>
      <text:p text:style-name="Standard">||syn-dir.sn.eamobile.com^$important</text:p>
      <text:p text:style-name="Standard">||sync.search.spotxchange.com^$important</text:p>
      <text:p text:style-name="Standard">||syndication.twitter.com^$important</text:p>
      <text:p text:style-name="Standard">||synergy.co.bw^$important</text:p>
      <text:p text:style-name="Standard">||synesius17.com^$important</text:p>
      <text:p text:style-name="Standard">||sypsycorhe.com^$important</text:p>
      <text:p text:style-name="Standard">||syrfex-eg.com^$important</text:p>
      <text:p text:style-name="Standard">||sys-win32.ddns.net^$important</text:p>
      <text:p text:style-name="Standard">||sys.admin.log.burgermen.org^$important</text:p>
      <text:p text:style-name="Standard">||sys.dynu.com^$important</text:p>
      <text:p text:style-name="Standard">||sys32.publicvm.com^$important</text:p>
      <text:p text:style-name="Standard">||sysconmyanmar.com^$important</text:p>
      <text:p text:style-name="Standard">||system-update.serveuser.com^$important</text:p>
      <text:p text:style-name="Standard">||system123.linkpc.net^$important</text:p>
      <text:p text:style-name="Standard">||system32windows.duckdns.org^$important</text:p>
      <text:p text:style-name="Standard">||systemandcode.com^$important</text:p>
      <text:p text:style-name="Standard">||systembackup.ddns.net^$important</text:p>
      <text:p text:style-name="Standard">||systemcare2020-download.com^$important</text:p>
      <text:p text:style-name="Standard">||systeme64.zapto.org^$important</text:p>
      <text:p text:style-name="Standard">||systemeu.d3.sc.omtrdc.net^$important</text:p>
      <text:p text:style-name="Standard">||systemforum.ru^$important</text:p>
      <text:p text:style-name="Standard">||systemgooglegooglegooglegooglegooglegoole.warzonedns.com^$important</text:p>
      <text:p text:style-name="Standard">||systemltd.link^$important</text:p>
      <text:p text:style-name="Standard">||systemmicrosoft.linkpc.net^$important</text:p>
      <text:p text:style-name="Standard">||systemnet.work^$important</text:p>
      <text:p text:style-name="Standard">||systemserverrootmapforfiletrn.duckdns.org^$important</text:p>
      <text:p text:style-name="Standard">||systen32.ddns.net^$important</text:p>
      <text:p text:style-name="Standard">||systic.duckdns.org^$important</text:p>
      <text:p text:style-name="Standard">||systme002.ddns.net^$important</text:p>
      <text:p text:style-name="Standard">||szmoldparts.com^$important</text:p>
      <text:p text:style-name="Standard">||t-ak.hulu.com^$important</text:p>
      <text:p text:style-name="Standard">||t-bagnation.com^$important</text:p>
      <text:p text:style-name="Standard">||t-bot.io^$important</text:p>
      <text:p text:style-name="Standard">||t-lareva.com^$important</text:p>
      <text:p text:style-name="Standard">||t-mk.me^$important</text:p>
      <text:p text:style-name="Standard">||t.9gag.com^$important</text:p>
      <text:p text:style-name="Standard">||t.appsflyer.com^$important</text:p>
      <text:p text:style-name="Standard">||t.blinkist.com^$important</text:p>
      <text:p text:style-name="Standard">||t.cinemablend.com^$important</text:p>
      <text:p text:style-name="Standard">||t.contentsquare.net^$important</text:p>
      <text:p text:style-name="Standard"><text:soft-page-break/>||t.dailymail.co.uk^$important</text:p>
      <text:p text:style-name="Standard">||t.delfi.$important</text:p>
      <text:p text:style-name="Standard">||t.eharmony.com^$important</text:p>
      <text:p text:style-name="Standard">||t.hulu.com/beacon^$important</text:p>
      <text:p text:style-name="Standard">||t.insigit.com^$important</text:p>
      <text:p text:style-name="Standard">||t.kck.st^$important</text:p>
      <text:p text:style-name="Standard">||t.my.jobs^$important</text:p>
      <text:p text:style-name="Standard">||t.paypal.com^$important</text:p>
      <text:p text:style-name="Standard">||t.pusk.ru^$important</text:p>
      <text:p text:style-name="Standard">||t.vimeo.com^$important</text:p>
      <text:p text:style-name="Standard">||t.wayfair.com^$important</text:p>
      <text:p text:style-name="Standard">||t10zulamgya.com^$important</text:p>
      <text:p text:style-name="Standard">||t12eleonore.city^$important</text:p>
      <text:p text:style-name="Standard">||t1koma.com^$important</text:p>
      <text:p text:style-name="Standard">||t2.hulu.com^$important</text:p>
      <text:p text:style-name="Standard">||t2.huluim.com^$important</text:p>
      <text:p text:style-name="Standard">||t3-thanglongcapital.top^$important</text:p>
      <text:p text:style-name="Standard">||t3alo1515.ddns.net^$important</text:p>
      <text:p text:style-name="Standard">||t666v.com^$important</text:p>
      <text:p text:style-name="Standard">||t8gw9pxrqf5a.press^$important</text:p>
      <text:p text:style-name="Standard">||ta-ca.fr^$important</text:p>
      <text:p text:style-name="Standard">||ta-gigantic-dealskp.com^$important</text:p>
      <text:p text:style-name="Standard">||taaagh.com^$important</text:p>
      <text:p text:style-name="Standard">||tabaraktraders.com^$important</text:p>
      <text:p text:style-name="Standard">||taboclub.com^$important</text:p>
      <text:p text:style-name="Standard">||taboola.com^$important</text:p>
      <text:p text:style-name="Standard">||tabungansiswa.tk^$important</text:p>
      <text:p text:style-name="Standard">||tabxolabs.com^$important</text:p>
      <text:p text:style-name="Standard">||tacads.com^$important</text:p>
      <text:p text:style-name="Standard">||tacoda.net^$important</text:p>
      <text:p text:style-name="Standard">||tadikadladybirds.xyz^$important</text:p>
      <text:p text:style-name="Standard">||tae79wfg.email^$important</text:p>
      <text:p text:style-name="Standard">||taekvondo.com^$important</text:p>
      <text:p text:style-name="Standard">||tafa.pxlcorp.com^$important</text:p>
      <text:p text:style-name="Standard">||tafertergr.com^$important</text:p>
      <text:p text:style-name="Standard">||tag.audience.acpm.fr^$important</text:p>
      <text:p text:style-name="Standard">||tagboard.com^$important</text:p>
      <text:p text:style-name="Standard">||tagger.opecloud.com^$important</text:p>
      <text:p text:style-name="Standard">||tags-cdn.deployads.com^$important</text:p>
      <text:p text:style-name="Standard">||tags.w55c.net^$important</text:p>
      <text:p text:style-name="Standard">||tagular.com^$important</text:p>
      <text:p text:style-name="Standard">||tahatec.com^$important</text:p>
      <text:p text:style-name="Standard">||tahfizbd.com^$important</text:p>
      <text:p text:style-name="Standard">||tahmidmac.com^$important</text:p>
      <text:p text:style-name="Standard">||tahoefiredancers.com^$important</text:p>
      <text:p text:style-name="Standard">||tahrazin.com^$important</text:p>
      <text:p text:style-name="Standard">||taiauto.zapto.org^$important</text:p>
      <text:p text:style-name="Standard">||taibakingshop.com^$important</text:p>
      <text:p text:style-name="Standard">||tailgatecheap.com^$important</text:p>
      <text:p text:style-name="Standard">||tailorexpress.co^$important</text:p>
      <text:p text:style-name="Standard">||tailsweep.co.uk^$important</text:p>
      <text:p text:style-name="Standard">||tailsweep.com^$important</text:p>
      <text:p text:style-name="Standard"><text:soft-page-break/>||tailsweep.se^$important</text:p>
      <text:p text:style-name="Standard">||tailtarget.com^$important</text:p>
      <text:p text:style-name="Standard">||tainhacchuong.online^$important</text:p>
      <text:p text:style-name="Standard">||tajdintravels.com^$important</text:p>
      <text:p text:style-name="Standard">||tajiner.com^$important</text:p>
      <text:p text:style-name="Standard">||tajingredientes.com^$important</text:p>
      <text:p text:style-name="Standard">||taka.casa^$important</text:p>
      <text:p text:style-name="Standard">||takaraphotography.com^$important</text:p>
      <text:p text:style-name="Standard">||take12.nl^$important</text:p>
      <text:p text:style-name="Standard">||takenpaybd.com^$important</text:p>
      <text:p text:style-name="Standard">||takeshykurosavabest.com^$important</text:p>
      <text:p text:style-name="Standard">||takharandshankertour.com^$important</text:p>
      <text:p text:style-name="Standard">||takifuarietnik.com^$important</text:p>
      <text:p text:style-name="Standard">||taking-technician.000webhostapp.com^$important</text:p>
      <text:p text:style-name="Standard">||takru.com^$important</text:p>
      <text:p text:style-name="Standard">||taktastock.com^$important</text:p>
      <text:p text:style-name="Standard">||talabeb0.ddns.net^$important</text:p>
      <text:p text:style-name="Standard">||talanisese.tech^$important</text:p>
      <text:p text:style-name="Standard">||talent.ismartv.id^$important</text:p>
      <text:p text:style-name="Standard">||taleohio.cf^$important</text:p>
      <text:p text:style-name="Standard">||taleohio.gq^$important</text:p>
      <text:p text:style-name="Standard">||talkaboutyouth.co.uk^$important</text:p>
      <text:p text:style-name="Standard">||talkgadget.google.com^$important</text:p>
      <text:p text:style-name="Standard">||talos-hr.com^$important</text:p>
      <text:p text:style-name="Standard">||tamagocin.com^$important</text:p>
      <text:p text:style-name="Standard">||tamakoshisanchar.com^$important</text:p>
      <text:p text:style-name="Standard">||tamat-812.ml^$important</text:p>
      <text:p text:style-name="Standard">||tamer.gq^$important</text:p>
      <text:p text:style-name="Standard">||tamgdziety.online^$important</text:p>
      <text:p text:style-name="Standard">||tamgrt.com^$important</text:p>
      <text:p text:style-name="Standard">||tamirkhan.ir^$important</text:p>
      <text:p text:style-name="Standard">||tamsuamy.com^$important</text:p>
      <text:p text:style-name="Standard">||tan-shuai.com^$important</text:p>
      <text:p text:style-name="Standard">||tandf.xyz^$important</text:p>
      <text:p text:style-name="Standard">||tandinbhutantravel.com^$important</text:p>
      <text:p text:style-name="Standard">||tanerm.ug^$important</text:p>
      <text:p text:style-name="Standard">||tangdynastychengchung.ac.ug^$important</text:p>
      <text:p text:style-name="Standard">||tangerinenet.biz^$important</text:p>
      <text:p text:style-name="Standard">||tanghuo8.com^$important</text:p>
      <text:p text:style-name="Standard">||tangocheats.site^$important</text:p>
      <text:p text:style-name="Standard">||tanibisnis.web.id^$important</text:p>
      <text:p text:style-name="Standard">||tanilcosmetics.com^$important</text:p>
      <text:p text:style-name="Standard">||tanjongkrueng.id^$important</text:p>
      <text:p text:style-name="Standard">||tanmhopisj.xyz^$important</text:p>
      <text:p text:style-name="Standard">||tanpeo.com^$important</text:p>
      <text:p text:style-name="Standard">||tantarantantan23.ru^$important</text:p>
      <text:p text:style-name="Standard">||tanujatatkephotography.com^$important</text:p>
      <text:p text:style-name="Standard">||taobaoraku.com^$important</text:p>
      <text:p text:style-name="Standard">||taoxoantot.com^$important</text:p>
      <text:p text:style-name="Standard">||tap2-cdn.rubiconproject.com^$important</text:p>
      <text:p text:style-name="Standard">||tapad.com^$important</text:p>
      <text:p text:style-name="Standard">||tapchinguoibenh.com^$important</text:p>
      <text:p text:style-name="Standard"><text:soft-page-break/>||tapchisuckhoengaynay.com^$important</text:p>
      <text:p text:style-name="Standard">||tapestraru.com^$important</text:p>
      <text:p text:style-name="Standard">||tapgen.com^$important</text:p>
      <text:p text:style-name="Standard">||tapicer-raciborz.pl^$important</text:p>
      <text:p text:style-name="Standard">||tapit.com^$important</text:p>
      <text:p text:style-name="Standard">||tapjoy.com^$important</text:p>
      <text:p text:style-name="Standard">||tapjoyads.com^$important</text:p>
      <text:p text:style-name="Standard">||tapsense.com^$important</text:p>
      <text:p text:style-name="Standard">||taquitoswest.com^$important</text:p>
      <text:p text:style-name="Standard">||tarajidawla.hopto.org^$important</text:p>
      <text:p text:style-name="Standard">||tarakangroupsro.com^$important</text:p>
      <text:p text:style-name="Standard">||tarawedding.com^$important</text:p>
      <text:p text:style-name="Standard">||tardigradebags.com^$important</text:p>
      <text:p text:style-name="Standard">||tarekhack40.myftp.biz^$important</text:p>
      <text:p text:style-name="Standard">||targad.de^$important</text:p>
      <text:p text:style-name="Standard">||targetcm.net^$important</text:p>
      <text:p text:style-name="Standard">||targeting.taxify.eu^$important</text:p>
      <text:p text:style-name="Standard">||targetingnow.com^$important</text:p>
      <text:p text:style-name="Standard">||targetmena.com^$important</text:p>
      <text:p text:style-name="Standard">||targetnet.com^$important</text:p>
      <text:p text:style-name="Standard">||targetpoint.com^$important</text:p>
      <text:p text:style-name="Standard">||targetspot.com^$important</text:p>
      <text:p text:style-name="Standard">||tariqul.info^$important</text:p>
      <text:p text:style-name="Standard">||tarjetaenlinea.com.ve^$important</text:p>
      <text:p text:style-name="Standard">||tarssdsfdfsdr23.ru^$important</text:p>
      <text:p text:style-name="Standard">||taruntextlies.com^$important</text:p>
      <text:p text:style-name="Standard">||tasawwufinstitute.com^$important</text:p>
      <text:p text:style-name="Standard">||tascadatiaju.com^$important</text:p>
      <text:p text:style-name="Standard">||tasgroupconsulting.com^$important</text:p>
      <text:p text:style-name="Standard">||tashivietnam.com^$important</text:p>
      <text:p text:style-name="Standard">||taskhost.xyz^$important</text:p>
      <text:p text:style-name="Standard">||taskhostw.netxi.in^$important</text:p>
      <text:p text:style-name="Standard">||taskulitbanyuwangi.com^$important</text:p>
      <text:p text:style-name="Standard">||tasooshi.com^$important</text:p>
      <text:p text:style-name="Standard">||tastamar.com^$important</text:p>
      <text:p text:style-name="Standard">||tasteofseafood.xyz^$important</text:p>
      <text:p text:style-name="Standard">||tasvillalar.com^$important</text:p>
      <text:p text:style-name="Standard">||tataaquila.com^$important</text:p>
      <text:p text:style-name="Standard">||tatango.com^$important</text:p>
      <text:p text:style-name="Standard">||tatic.criteo.com^$important</text:p>
      <text:p text:style-name="Standard">||tatle.net^$important</text:p>
      <text:p text:style-name="Standard">||tatsumi-sys.jp^$important</text:p>
      <text:p text:style-name="Standard">||tatsuo.io^$important</text:p>
      <text:p text:style-name="Standard">||tatto.bozkurtfurkan.com^$important</text:p>
      <text:p text:style-name="Standard">||tattoocum.xyz^$important</text:p>
      <text:p text:style-name="Standard">||tatvanto.ug^$important</text:p>
      <text:p text:style-name="Standard">||taughtcom.ga^$important</text:p>
      <text:p text:style-name="Standard">||taur.info^$important</text:p>
      <text:p text:style-name="Standard">||tavanpishtaz.com^$important</text:p>
      <text:p text:style-name="Standard">||tavay.net^$important</text:p>
      <text:p text:style-name="Standard">||tavim.org^$important</text:p>
      <text:p text:style-name="Standard">||tavoos.net^$important</text:p>
      <text:p text:style-name="Standard"><text:soft-page-break/>||tawk.to^$important</text:p>
      <text:p text:style-name="Standard">||taxiinspector.com.au^$important</text:p>
      <text:p text:style-name="Standard">||taxlegal.mx^$important</text:p>
      <text:p text:style-name="Standard">||taxlohiya.com^$important</text:p>
      <text:p text:style-name="Standard">||taxngain.com^$important</text:p>
      <text:p text:style-name="Standard">||tayebsojib.com^$important</text:p>
      <text:p text:style-name="Standard">||tayyam.ddns.net^$important</text:p>
      <text:p text:style-name="Standard">||tazukasash.com^$important</text:p>
      <text:p text:style-name="Standard">||tbilisiperforming.com^$important</text:p>
      <text:p text:style-name="Standard">||tbkgf.org^$important</text:p>
      <text:p text:style-name="Standard">||tblasta.us^$important</text:p>
      <text:p text:style-name="Standard">||tbt-sceitech.com^$important</text:p>
      <text:p text:style-name="Standard">||tbuild.2tstelecom.com^$important</text:p>
      <text:p text:style-name="Standard">||tbwysx.cn^$important</text:p>
      <text:p text:style-name="Standard">||tcads.net^$important</text:p>
      <text:p text:style-name="Standard">||tcaircargo.com^$important</text:p>
      <text:p text:style-name="Standard">||tcbnonapf50.city^$important</text:p>
      <text:p text:style-name="Standard">||tccimyc.com^$important</text:p>
      <text:p text:style-name="Standard">||tccsemdrama-inscricao.ml^$important</text:p>
      <text:p text:style-name="Standard">||tcgroup.com.au^$important</text:p>
      <text:p text:style-name="Standard">||tcjsl.com^$important</text:p>
      <text:p text:style-name="Standard">||tcpsessionsconnect.com^$important</text:p>
      <text:p text:style-name="Standard">||tcss.qq.com^$important</text:p>
      <text:p text:style-name="Standard">||tcurso2000.com.br^$important</text:p>
      <text:p text:style-name="Standard">||td-electronic.net^$important</text:p>
      <text:p text:style-name="Standard">||tdcind.com^$important</text:p>
      <text:p text:style-name="Standard">||tdox.host^$important</text:p>
      <text:p text:style-name="Standard">||tdsjkh42.ug^$important</text:p>
      <text:p text:style-name="Standard">||teachercoming.com^$important</text:p>
      <text:p text:style-name="Standard">||teads.tv^$important</text:p>
      <text:p text:style-name="Standard">||tealiumiq.com^$important</text:p>
      <text:p text:style-name="Standard">||teamdaguifarm.com^$important</text:p>
      <text:p text:style-name="Standard">||teamincbenefits.com^$important</text:p>
      <text:p text:style-name="Standard">||teamincubation.org^$important</text:p>
      <text:p text:style-name="Standard">||teamsheep.cc^$important</text:p>
      <text:p text:style-name="Standard">||teamstorm.site^$important</text:p>
      <text:p text:style-name="Standard">||teamupapp.com.au^$important</text:p>
      <text:p text:style-name="Standard">||teamwork2019.ddns.net^$important</text:p>
      <text:p text:style-name="Standard">||teatrul-de-poveste.ro^$important</text:p>
      <text:p text:style-name="Standard">||tec-auto.org^$important</text:p>
      <text:p text:style-name="Standard">||teccenter.xyz^$important</text:p>
      <text:p text:style-name="Standard">||tech-might.com^$important</text:p>
      <text:p text:style-name="Standard">||tech99.info^$important</text:p>
      <text:p text:style-name="Standard">||techaheadcorp.ca^$important</text:p>
      <text:p text:style-name="Standard">||techassist24.com^$important</text:p>
      <text:p text:style-name="Standard">||techbaj.xyz^$important</text:p>
      <text:p text:style-name="Standard">||techcefacos.org^$important</text:p>
      <text:p text:style-name="Standard">||techcitybd.xyz^$important</text:p>
      <text:p text:style-name="Standard">||techcityhobbies.com^$important</text:p>
      <text:p text:style-name="Standard">||techclicks.net^$important</text:p>
      <text:p text:style-name="Standard">||techdole.com^$important</text:p>
      <text:p text:style-name="Standard">||techecn.com^$important</text:p>
      <text:p text:style-name="Standard"><text:soft-page-break/>||techfreakonline.com^$important</text:p>
      <text:p text:style-name="Standard">||techgiyaan.com^$important</text:p>
      <text:p text:style-name="Standard">||techgreeninc.com^$important</text:p>
      <text:p text:style-name="Standard">||techhubsol.com^$important</text:p>
      <text:p text:style-name="Standard">||techhunder.com^$important</text:p>
      <text:p text:style-name="Standard">||techieclave.com^$important</text:p>
      <text:p text:style-name="Standard">||techiee9.000webhostapp.com^$important</text:p>
      <text:p text:style-name="Standard">||techitlikeagirl.world^$important</text:p>
      <text:p text:style-name="Standard">||techjoomo.com^$important</text:p>
      <text:p text:style-name="Standard">||techjunkyy.com^$important</text:p>
      <text:p text:style-name="Standard">||techlab-cdn.com^$important</text:p>
      <text:p text:style-name="Standard">||techni-survey.com^$important</text:p>
      <text:p text:style-name="Standard">||technical-city.disqus.com^$important</text:p>
      <text:p text:style-name="Standard">||technical-service.net^$important</text:p>
      <text:p text:style-name="Standard">||technicalakshay.com^$important</text:p>
      <text:p text:style-name="Standard">||technicalataur.com^$important</text:p>
      <text:p text:style-name="Standard">||technograntcounty.net^$important</text:p>
      <text:p text:style-name="Standard">||technorash.com^$important</text:p>
      <text:p text:style-name="Standard">||technoratimedia.com^$important</text:p>
      <text:p text:style-name="Standard">||technosoftservicess.com^$important</text:p>
      <text:p text:style-name="Standard">||technostoremm.com^$important</text:p>
      <text:p text:style-name="Standard">||technowebs.xyz^$important</text:p>
      <text:p text:style-name="Standard">||technowood.co.ke^$important</text:p>
      <text:p text:style-name="Standard">||techollys.com^$important</text:p>
      <text:p text:style-name="Standard">||techotechsolution.com^$important</text:p>
      <text:p text:style-name="Standard">||techprogress.com.ua^$important</text:p>
      <text:p text:style-name="Standard">||techrecyclers.info^$important</text:p>
      <text:p text:style-name="Standard">||techsolution.support^$important</text:p>
      <text:p text:style-name="Standard">||techstatic.top^$important</text:p>
      <text:p text:style-name="Standard">||techsyslife.com^$important</text:p>
      <text:p text:style-name="Standard">||techsystems.xyz^$important</text:p>
      <text:p text:style-name="Standard">||techtarget.com^$important</text:p>
      <text:p text:style-name="Standard">||techtimesnow.com^$important</text:p>
      <text:p text:style-name="Standard">||techtiqdemo.co.uk^$important</text:p>
      <text:p text:style-name="Standard">||techviet24.info^$important</text:p>
      <text:p text:style-name="Standard">||techweb.com^$important</text:p>
      <text:p text:style-name="Standard">||techxim.com^$important</text:p>
      <text:p text:style-name="Standard">||techyoun.com^$important</text:p>
      <text:p text:style-name="Standard">||tecnews.site^$important</text:p>
      <text:p text:style-name="Standard">||tecnicoadomicilio.com.mx^$important</text:p>
      <text:p text:style-name="Standard">||tecnificacioimanteniment.com^$important</text:p>
      <text:p text:style-name="Standard">||tecnologiaoficial.com^$important</text:p>
      <text:p text:style-name="Standard">||tecnovisual.com.pe^$important</text:p>
      <text:p text:style-name="Standard">||tededsport.com^$important</text:p>
      <text:p text:style-name="Standard">||tedzey.info^$important</text:p>
      <text:p text:style-name="Standard">||teeapitary.com^$important</text:p>
      <text:p text:style-name="Standard">||teelam9.com^$important</text:p>
      <text:p text:style-name="Standard">||teendeveloperz.org^$important</text:p>
      <text:p text:style-name="Standard">||teenrevenue.com^$important</text:p>
      <text:p text:style-name="Standard">||teensbar.com^$important</text:p>
      <text:p text:style-name="Standard">||teensexmovies43.tk^$important</text:p>
      <text:p text:style-name="Standard">||teenvogue.com^$important</text:p>
      <text:p text:style-name="Standard"><text:soft-page-break/>||tehaluetic.com^$important</text:p>
      <text:p text:style-name="Standard">||tehnopolis.at^$important</text:p>
      <text:p text:style-name="Standard">||tehranbehdasht.org^$important</text:p>
      <text:p text:style-name="Standard">||teiamais.pt^$important</text:p>
      <text:p text:style-name="Standard">||tekasye.com^$important</text:p>
      <text:p text:style-name="Standard">||tekhubtechnologies.com^$important</text:p>
      <text:p text:style-name="Standard">||tekinkgroup.com^$important</text:p>
      <text:p text:style-name="Standard">||tekmalogy.xyz^$important</text:p>
      <text:p text:style-name="Standard">||teksint.ru^$important</text:p>
      <text:p text:style-name="Standard">||telcolaj.com^$important</text:p>
      <text:p text:style-name="Standard">||telebriscom.cl^$important</text:p>
      <text:p text:style-name="Standard">||telechargement-document.icu^$important</text:p>
      <text:p text:style-name="Standard">||telemedics.co.tz^$important</text:p>
      <text:p text:style-name="Standard">||telemetry-in.battle.net^$important</text:p>
      <text:p text:style-name="Standard">||telemetry.layer.com^$important</text:p>
      <text:p text:style-name="Standard">||telepoticu.top^$important</text:p>
      <text:p text:style-name="Standard">||teliad.de^$important</text:p>
      <text:p text:style-name="Standard">||telkom.online^$important</text:p>
      <text:p text:style-name="Standard">||tellselltheme.com^$important</text:p>
      <text:p text:style-name="Standard">||telltheworld.shop^$important</text:p>
      <text:p text:style-name="Standard">||tellusvillas.com^$important</text:p>
      <text:p text:style-name="Standard">||telomedic.com^$important</text:p>
      <text:p text:style-name="Standard">||telsandalyesi.com^$important</text:p>
      <text:p text:style-name="Standard">||telugubhaktibooks.com^$important</text:p>
      <text:p text:style-name="Standard">||temamaste.me^$important</text:p>
      <text:p text:style-name="Standard">||temitayoadegoke.com^$important</text:p>
      <text:p text:style-name="Standard">||temp-malware.website^$important</text:p>
      <text:p text:style-name="Standard">||tempahsticker.com^$important</text:p>
      <text:p text:style-name="Standard">||tempatkebaikan.org^$important</text:p>
      <text:p text:style-name="Standard">||template.lxnewstv.com^$important</text:p>
      <text:p text:style-name="Standard">||templatewordpresss.com^$important</text:p>
      <text:p text:style-name="Standard">||tempodecelebrar.org.br^$important</text:p>
      <text:p text:style-name="Standard">||temptest123.reveance.nl^$important</text:p>
      <text:p text:style-name="Standard">||tenangagrofarm.com^$important</text:p>
      <text:p text:style-name="Standard">||tendailytrends.com^$important</text:p>
      <text:p text:style-name="Standard">||tendenciasv.com^$important</text:p>
      <text:p text:style-name="Standard">||tenderheartfoundation.org^$important</text:p>
      <text:p text:style-name="Standard">||tenderind.com^$important</text:p>
      <text:p text:style-name="Standard">||tendwalk.com^$important</text:p>
      <text:p text:style-name="Standard">||tenelevendirectsales.com^$important</text:p>
      <text:p text:style-name="Standard">||tengfeiwanka.com^$important</text:p>
      <text:p text:style-name="Standard">||tengu.cf^$important</text:p>
      <text:p text:style-name="Standard">||tentostack.com^$important</text:p>
      <text:p text:style-name="Standard">||tenusitidi.com^$important</text:p>
      <text:p text:style-name="Standard">||teoresp.com^$important</text:p>
      <text:p text:style-name="Standard">||tepingost.ug^$important</text:p>
      <text:p text:style-name="Standard">||tequakes.xyz^$important</text:p>
      <text:p text:style-name="Standard">||teramed.com.co^$important</text:p>
      <text:p text:style-name="Standard">||terayu.tk^$important</text:p>
      <text:p text:style-name="Standard">||tercerosnovaventa.com^$important</text:p>
      <text:p text:style-name="Standard">||terersepal.com^$important</text:p>
      <text:p text:style-name="Standard">||teridiwanihui.com^$important</text:p>
      <text:p text:style-name="Standard"><text:soft-page-break/>||terifaryd.com^$important</text:p>
      <text:p text:style-name="Standard">||terigilbe.cf^$important</text:p>
      <text:p text:style-name="Standard">||terminalsystems.eu^$important</text:p>
      <text:p text:style-name="Standard">||terminus.services^$important</text:p>
      <text:p text:style-name="Standard">||ternberg-open.at^$important</text:p>
      <text:p text:style-name="Standard">||ternopiltechnicaluniversity.com^$important</text:p>
      <text:p text:style-name="Standard">||terolaholk.com^$important</text:p>
      <text:p text:style-name="Standard">||terragrain.eu^$important</text:p>
      <text:p text:style-name="Standard">||terratacuara.com^$important</text:p>
      <text:p text:style-name="Standard">||terryhill.top^$important</text:p>
      <text:p text:style-name="Standard">||terrymitchell.us^$important</text:p>
      <text:p text:style-name="Standard">||tescohomegroseryandelectronicstday2store.duckdns.org^$important</text:p>
      <text:p text:style-name="Standard">||tesonisitma.com^$important</text:p>
      <text:p text:style-name="Standard">||test.38abc.ru^$important</text:p>
      <text:p text:style-name="Standard">||test.budresurs.org.ua^$important</text:p>
      <text:p text:style-name="Standard">||test.com^$important</text:p>
      <text:p text:style-name="Standard">||test.detex.bg^$important</text:p>
      <text:p text:style-name="Standard">||test.digimarkting.com^$important</text:p>
      <text:p text:style-name="Standard">||test.duckdns.org^$important</text:p>
      <text:p text:style-name="Standard">||test.espace-yoga.fr^$important</text:p>
      <text:p text:style-name="Standard">||test.hadetourntravels.com^$important</text:p>
      <text:p text:style-name="Standard">||test.hotwp.net^$important</text:p>
      <text:p text:style-name="Standard">||test.iyibakkendine.com^$important</text:p>
      <text:p text:style-name="Standard">||test.kalaakart.in^$important</text:p>
      <text:p text:style-name="Standard">||test.kalafarnic.com^$important</text:p>
      <text:p text:style-name="Standard">||test.mira-mila.ru^$important</text:p>
      <text:p text:style-name="Standard">||test.neagoeandrei.com^$important</text:p>
      <text:p text:style-name="Standard">||test.noltestudiozadar.com^$important</text:p>
      <text:p text:style-name="Standard">||test.nouraalmutairi.com^$important</text:p>
      <text:p text:style-name="Standard">||test.numerica-asbl.be^$important</text:p>
      <text:p text:style-name="Standard">||test.pakspaservices.com^$important</text:p>
      <text:p text:style-name="Standard">||test.shaostoul.com^$important</text:p>
      <text:p text:style-name="Standard">||test.stylevesti.ru^$important</text:p>
      <text:p text:style-name="Standard">||test.veddhama.com^$important</text:p>
      <text:p text:style-name="Standard">||test.webfoxsecurity.com^$important</text:p>
      <text:p text:style-name="Standard">||test.whatsappin.com^$important</text:p>
      <text:p text:style-name="Standard">||test.windsorheatingandair.com^$important</text:p>
      <text:p text:style-name="Standard">||test0change.2waky.com^$important</text:p>
      <text:p text:style-name="Standard">||test11.ddns.net^$important</text:p>
      <text:p text:style-name="Standard">||test2.pakspaservices.com^$important</text:p>
      <text:p text:style-name="Standard">||test3653.club^$important</text:p>
      <text:p text:style-name="Standard">||test45634446.hopto.org^$important</text:p>
      <text:p text:style-name="Standard">||test5.freebottlepc.com^$important</text:p>
      <text:p text:style-name="Standard">||test99999.ddns.net^$important</text:p>
      <text:p text:style-name="Standard">||testalmanur.kz^$important</text:p>
      <text:p text:style-name="Standard">||testandonepae.ddns.net^$important</text:p>
      <text:p text:style-name="Standard">||testari-online.ro^$important</text:p>
      <text:p text:style-name="Standard">||testbaerservice.com^$important</text:p>
      <text:p text:style-name="Standard">||testbasesolutions.co.uk^$important</text:p>
      <text:p text:style-name="Standard">||testdoker.zapto.org^$important</text:p>
      <text:p text:style-name="Standard">||testedsolutionbe.com^$important</text:p>
      <text:p text:style-name="Standard">||testeha.ddns.net^$important</text:p>
      <text:p text:style-name="Standard"><text:soft-page-break/>||testerceowebside.com^$important</text:p>
      <text:p text:style-name="Standard">||testers.ddns.net^$important</text:p>
      <text:p text:style-name="Standard">||testesfuncionais.pt^$important</text:p>
      <text:p text:style-name="Standard">||testewal12.zapto.org^$important</text:p>
      <text:p text:style-name="Standard">||testfreedom.000webhostapp.com^$important</text:p>
      <text:p text:style-name="Standard">||testhostws.ddns.net^$important</text:p>
      <text:p text:style-name="Standard">||testing.nudev.net^$important</text:p>
      <text:p text:style-name="Standard">||testing0.site^$important</text:p>
      <text:p text:style-name="Standard">||testingservice1337.ru^$important</text:p>
      <text:p text:style-name="Standard">||testingskapss.ru^$important</text:p>
      <text:p text:style-name="Standard">||testof.sc.ug^$important</text:p>
      <text:p text:style-name="Standard">||testremix.com^$important</text:p>
      <text:p text:style-name="Standard">||testsabroad.com^$important</text:p>
      <text:p text:style-name="Standard">||testsite.nambuccatech.com^$important</text:p>
      <text:p text:style-name="Standard">||testtaglabel.com^$important</text:p>
      <text:p text:style-name="Standard">||testtest.in.8866.org^$important</text:p>
      <text:p text:style-name="Standard">||testtralala.xyz^$important</text:p>
      <text:p text:style-name="Standard">||teto1993.ddns.net^$important</text:p>
      <text:p text:style-name="Standard">||teumpeun.id^$important</text:p>
      <text:p text:style-name="Standard">||tevel7.pw^$important</text:p>
      <text:p text:style-name="Standard">||tevel8.pw^$important</text:p>
      <text:p text:style-name="Standard">||tewsusa.co^$important</text:p>
      <text:p text:style-name="Standard">||texclubbd.com^$important</text:p>
      <text:p text:style-name="Standard">||texet2.ug^$important</text:p>
      <text:p text:style-name="Standard">||texhokot.online^$important</text:p>
      <text:p text:style-name="Standard">||text-link-ads.com^$important</text:p>
      <text:p text:style-name="Standard">||textad.sexsearch.com^$important</text:p>
      <text:p text:style-name="Standard">||textads.biz^$important</text:p>
      <text:p text:style-name="Standard">||textads.opera.com^$important</text:p>
      <text:p text:style-name="Standard">||textilekey.com^$important</text:p>
      <text:p text:style-name="Standard">||textilesunrise.com^$important</text:p>
      <text:p text:style-name="Standard">||textlinks.com^$important</text:p>
      <text:p text:style-name="Standard">||tfaforms.net^$important</text:p>
      <text:p text:style-name="Standard">||tfag.de^$important</text:p>
      <text:p text:style-name="Standard">||tfulf.host^$important</text:p>
      <text:p text:style-name="Standard">||tg-h.ru^$important</text:p>
      <text:p text:style-name="Standard">||tgcool.gq^$important</text:p>
      <text:p text:style-name="Standard">||tggrfdecfgg.ga^$important</text:p>
      <text:p text:style-name="Standard">||tgmsc.com^$important</text:p>
      <text:p text:style-name="Standard">||tgp.opcache.xyz^$important</text:p>
      <text:p text:style-name="Standard">||thaddeusarmstrong.com^$important</text:p>
      <text:p text:style-name="Standard">||thaiherbalandaroma.com^$important</text:p>
      <text:p text:style-name="Standard">||thailingamulet.com^$important</text:p>
      <text:p text:style-name="Standard">||thailotto.tips^$important</text:p>
      <text:p text:style-name="Standard">||thaimartin.co^$important</text:p>
      <text:p text:style-name="Standard">||thainguyentoyota.com^$important</text:p>
      <text:p text:style-name="Standard">||thales-las.cfdt-fgmm.fr^$important</text:p>
      <text:p text:style-name="Standard">||thalysruns.com^$important</text:p>
      <text:p text:style-name="Standard">||thamlotsanotocity.com^$important</text:p>
      <text:p text:style-name="Standard">||thammyvienanthea.com^$important</text:p>
      <text:p text:style-name="Standard">||thamtuquocte.com.vn^$important</text:p>
      <text:p text:style-name="Standard">||thanhlapdoanhnghiephnh.com^$important</text:p>
      <text:p text:style-name="Standard"><text:soft-page-break/>||thanhphotrithuc.com^$important</text:p>
      <text:p text:style-name="Standard">||thanhtungtanluoc.com^$important</text:p>
      <text:p text:style-name="Standard">||thanksfitness.com^$important</text:p>
      <text:p text:style-name="Standard">||thantifick.com^$important</text:p>
      <text:p text:style-name="Standard">||thantoeaung.ml^$important</text:p>
      <text:p text:style-name="Standard">||thccamera.com^$important</text:p>
      <text:p text:style-name="Standard">||the-bombay-summit.000webhostapp.com^$important</text:p>
      <text:p text:style-name="Standard">||the-clippings.com^$important</text:p>
      <text:p text:style-name="Standard">||the-don187.publicvm.com^$important</text:p>
      <text:p text:style-name="Standard">||theadex.com^$important</text:p>
      <text:p text:style-name="Standard">||theadhost.com^$important</text:p>
      <text:p text:style-name="Standard">||theads.me^$important</text:p>
      <text:p text:style-name="Standard">||theadszone.com^$important</text:p>
      <text:p text:style-name="Standard">||theamericannik.com^$important</text:p>
      <text:p text:style-name="Standard">||theanwarofficial.com^$important</text:p>
      <text:p text:style-name="Standard">||theaothundao.com^$important</text:p>
      <text:p text:style-name="Standard">||theaustinochuks.com^$important</text:p>
      <text:p text:style-name="Standard">||thebaptistfoundationofca.com^$important</text:p>
      <text:p text:style-name="Standard">||thebaptistfoundationofcalifornia.com^$important</text:p>
      <text:p text:style-name="Standard">||thebaptistfoundationofcalifornia.net^$important</text:p>
      <text:p text:style-name="Standard">||thebaseballs.ru^$important</text:p>
      <text:p text:style-name="Standard">||thebeautysea.info^$important</text:p>
      <text:p text:style-name="Standard">||thebestdeals.top^$important</text:p>
      <text:p text:style-name="Standard">||thebestfikrah.com^$important</text:p>
      <text:p text:style-name="Standard">||thebestscissorsever.co.ug^$important</text:p>
      <text:p text:style-name="Standard">||theblackcadstudio.com^$important</text:p>
      <text:p text:style-name="Standard">||theblackfun.000webhostapp.com^$important</text:p>
      <text:p text:style-name="Standard">||theblogchamp.com^$important</text:p>
      <text:p text:style-name="Standard">||thebloodhandmovie.com^$important</text:p>
      <text:p text:style-name="Standard">||thebluebearyhillproject.com^$important</text:p>
      <text:p text:style-name="Standard">||thebosstheory.com^$important</text:p>
      <text:p text:style-name="Standard">||thebrighttag.com^$important</text:p>
      <text:p text:style-name="Standard">||thebugs.ws^$important</text:p>
      <text:p text:style-name="Standard">||thecellar.site^$important</text:p>
      <text:p text:style-name="Standard">||thechainsawshack.com^$important</text:p>
      <text:p text:style-name="Standard">||thechasermart.com^$important</text:p>
      <text:p text:style-name="Standard">||theclub5.com^$important</text:p>
      <text:p text:style-name="Standard">||thecoastaltimes.media^$important</text:p>
      <text:p text:style-name="Standard">||thecounter.com^$important</text:p>
      <text:p text:style-name="Standard">||thecoverstudio.com^$important</text:p>
      <text:p text:style-name="Standard">||thecreekpv.com^$important</text:p>
      <text:p text:style-name="Standard">||thecrystaltrees.com^$important</text:p>
      <text:p text:style-name="Standard">||thecyberspace.online^$important</text:p>
      <text:p text:style-name="Standard">||thedarkness.co.ug^$important</text:p>
      <text:p text:style-name="Standard">||thedisruptor.co^$important</text:p>
      <text:p text:style-name="Standard">||theengineersguild.com^$important</text:p>
      <text:p text:style-name="Standard">||thefashionelan.com^$important</text:p>
      <text:p text:style-name="Standard">||thefieldagent.net^$important</text:p>
      <text:p text:style-name="Standard">||thefinalroundnews.com^$important</text:p>
      <text:p text:style-name="Standard">||thefoodgram.com^$important</text:p>
      <text:p text:style-name="Standard">||thefortunatenutrition.com^$important</text:p>
      <text:p text:style-name="Standard">||thefuturecapital.com^$important</text:p>
      <text:p text:style-name="Standard"><text:soft-page-break/>||thegeekcon.com^$important</text:p>
      <text:p text:style-name="Standard">||thegims.com^$important</text:p>
      <text:p text:style-name="Standard">||thegioicafe.info^$important</text:p>
      <text:p text:style-name="Standard">||thegioicongdungcu.com^$important</text:p>
      <text:p text:style-name="Standard">||thegioitraicay24h.com^$important</text:p>
      <text:p text:style-name="Standard">||thegoldfingerinc.com^$important</text:p>
      <text:p text:style-name="Standard">||thegooch.agency^$important</text:p>
      <text:p text:style-name="Standard">||thegoodlifeintheborros.com^$important</text:p>
      <text:p text:style-name="Standard">||thehansongrp.com^$important</text:p>
      <text:p text:style-name="Standard">||thehomebenefitprogram.com^$important</text:p>
      <text:p text:style-name="Standard">||thehomelyfood.com^$important</text:p>
      <text:p text:style-name="Standard">||thehomelymealmaker.in^$important</text:p>
      <text:p text:style-name="Standard">||thehopeherbal.com^$important</text:p>
      <text:p text:style-name="Standard">||theimporex.com^$important</text:p>
      <text:p text:style-name="Standard">||theincontinence.tk^$important</text:p>
      <text:p text:style-name="Standard">||theindonesia.coffee^$important</text:p>
      <text:p text:style-name="Standard">||thejewelparadise.com^$important</text:p>
      <text:p text:style-name="Standard">||thekeyfurniture.com^$important</text:p>
      <text:p text:style-name="Standard">||thekillers.ddns.net^$important</text:p>
      <text:p text:style-name="Standard">||thekrumb.com^$important</text:p>
      <text:p text:style-name="Standard">||thekurva.xyz^$important</text:p>
      <text:p text:style-name="Standard">||thelegobatman.com^$important</text:p>
      <text:p text:style-name="Standard">||thelivefreeproject.org^$important</text:p>
      <text:p text:style-name="Standard">||thelooptravels.com^$important</text:p>
      <text:p text:style-name="Standard">||thelotteriesresults.com^$important</text:p>
      <text:p text:style-name="Standard">||theluxestudio.co.uk^$important</text:p>
      <text:p text:style-name="Standard">||them.us^$important</text:p>
      <text:p text:style-name="Standard">||themagic-box.net^$important</text:p>
      <text:p text:style-name="Standard">||themaiergroup.com^$important</text:p>
      <text:p text:style-name="Standard">||themanager.ddns.net^$important</text:p>
      <text:p text:style-name="Standard">||themanorcentralparknguyenxien.net^$important</text:p>
      <text:p text:style-name="Standard">||thematkaking.com^$important</text:p>
      <text:p text:style-name="Standard">||thematrix-one.info^$important</text:p>
      <text:p text:style-name="Standard">||themauritiustour.com^$important</text:p>
      <text:p text:style-name="Standard">||theme2.msparkgaming.com^$important</text:p>
      <text:p text:style-name="Standard">||themecenters.com^$important</text:p>
      <text:p text:style-name="Standard">||thememate.net^$important</text:p>
      <text:p text:style-name="Standard">||themes.kodegeartech.com^$important</text:p>
      <text:p text:style-name="Standard">||themesgiant.net^$important</text:p>
      <text:p text:style-name="Standard">||themetalofficemeals.com.pl^$important</text:p>
      <text:p text:style-name="Standard">||themexoneonline.me^$important</text:p>
      <text:p text:style-name="Standard">||themindset.org.ng^$important</text:p>
      <text:p text:style-name="Standard">||themost1588.ddns.net^$important</text:p>
      <text:p text:style-name="Standard">||themrkaibdaki.ddns.net^$important</text:p>
      <text:p text:style-name="Standard">||thenewerabeauty.com^$important</text:p>
      <text:p text:style-name="Standard">||thenewhuman.xyz^$important</text:p>
      <text:p text:style-name="Standard">||thenews4views.com^$important</text:p>
      <text:p text:style-name="Standard">||thenigerianimmigrant.com^$important</text:p>
      <text:p text:style-name="Standard">||thenoble.xyz^$important</text:p>
      <text:p text:style-name="Standard">||thenutnofastflix2.com^$important</text:p>
      <text:p text:style-name="Standard">||theodoibaochi.com^$important</text:p>
      <text:p text:style-name="Standard">||theonlygoodman.com^$important</text:p>
      <text:p text:style-name="Standard"><text:soft-page-break/>||theovnew.com^$important</text:p>
      <text:p text:style-name="Standard">||thepennypocket.com^$important</text:p>
      <text:p text:style-name="Standard">||theperfectkitandcompany.com^$important</text:p>
      <text:p text:style-name="Standard">||thepeteryee.com^$important</text:p>
      <text:p text:style-name="Standard">||thepgconsultancy.com^$important</text:p>
      <text:p text:style-name="Standard">||thepngbusiness.com^$important</text:p>
      <text:p text:style-name="Standard">||thepredstill.site^$important</text:p>
      <text:p text:style-name="Standard">||thepropertydealerz.com^$important</text:p>
      <text:p text:style-name="Standard">||thepropertystore.co.nz^$important</text:p>
      <text:p text:style-name="Standard">||therapistla.com^$important</text:p>
      <text:p text:style-name="Standard">||therattgang.com^$important</text:p>
      <text:p text:style-name="Standard">||therecruiter.io^$important</text:p>
      <text:p text:style-name="Standard">||thereeloflife.com^$important</text:p>
      <text:p text:style-name="Standard">||therichkids.com^$important</text:p>
      <text:p text:style-name="Standard">||theridesharemall.com^$important</text:p>
      <text:p text:style-name="Standard">||thermalswitchfactory.com^$important</text:p>
      <text:p text:style-name="Standard">||thernagictouch.com^$important</text:p>
      <text:p text:style-name="Standard">||therobot.ga^$important</text:p>
      <text:p text:style-name="Standard">||thesageforce.com^$important</text:p>
      <text:p text:style-name="Standard">||thesapphireresidence.net^$important</text:p>
      <text:p text:style-name="Standard">||thesatellitereports.com^$important</text:p>
      <text:p text:style-name="Standard">||thesaturnring.com^$important</text:p>
      <text:p text:style-name="Standard">||thesenvitz.neagoeandrei.com^$important</text:p>
      <text:p text:style-name="Standard">||thesilverant.com^$important</text:p>
      <text:p text:style-name="Standard">||thesnapprint.com^$important</text:p>
      <text:p text:style-name="Standard">||thetahealingakademi.com^$important</text:p>
      <text:p text:style-name="Standard">||thetechbycaseyard.com^$important</text:p>
      <text:p text:style-name="Standard">||thetourland.com^$important</text:p>
      <text:p text:style-name="Standard">||thetransformedaddict.com^$important</text:p>
      <text:p text:style-name="Standard">||thetrendgift.com^$important</text:p>
      <text:p text:style-name="Standard">||theubergroups.com^$important</text:p>
      <text:p text:style-name="Standard">||theunknowman.ddns.net^$important</text:p>
      <text:p text:style-name="Standard">||thevisionrecordsllc.com^$important</text:p>
      <text:p text:style-name="Standard">||thewatchtrend.com^$important</text:p>
      <text:p text:style-name="Standard">||thewayofthemagic.ddns.net^$important</text:p>
      <text:p text:style-name="Standard">||theweb.digital^$important</text:p>
      <text:p text:style-name="Standard">||thewedding.be^$important</text:p>
      <text:p text:style-name="Standard">||thewomentour.com^$important</text:p>
      <text:p text:style-name="Standard">||thewordrelianceinternational.org^$important</text:p>
      <text:p text:style-name="Standard">||theyardok.com^$important</text:p>
      <text:p text:style-name="Standard">||thfed-quran-aljouf.com^$important</text:p>
      <text:p text:style-name="Standard">||thicongvachnganht.com^$important</text:p>
      <text:p text:style-name="Standard">||thiennamhomeland.com^$important</text:p>
      <text:p text:style-name="Standard">||thientds1809a.dizito.me^$important</text:p>
      <text:p text:style-name="Standard">||thienuyscit.com^$important</text:p>
      <text:p text:style-name="Standard">||thienvuongphat.com^$important</text:p>
      <text:p text:style-name="Standard">||thieptohong.com^$important</text:p>
      <text:p text:style-name="Standard">||thietbivandat.com^$important</text:p>
      <text:p text:style-name="Standard">||thiganoz.com^$important</text:p>
      <text:p text:style-name="Standard">||thingsmadeforyouapps.com^$important</text:p>
      <text:p text:style-name="Standard">||thingstodoinjogja.asia^$important</text:p>
      <text:p text:style-name="Standard">||thinhhoang.com^$important</text:p>
      <text:p text:style-name="Standard"><text:soft-page-break/>||thinhphatstore.com^$important</text:p>
      <text:p text:style-name="Standard">||thinhvuongmedia.com^$important</text:p>
      <text:p text:style-name="Standard">||thinkcube.design^$important</text:p>
      <text:p text:style-name="Standard">||thinknear.com^$important</text:p>
      <text:p text:style-name="Standard">||thinktobehappy.com^$important</text:p>
      <text:p text:style-name="Standard">||thinkupfront.com^$important</text:p>
      <text:p text:style-name="Standard">||this-a22.tk^$important</text:p>
      <text:p text:style-name="Standard">||thisisforme.ddns.net^$important</text:p>
      <text:p text:style-name="Standard">||thoatran.000webhostapp.com^$important</text:p>
      <text:p text:style-name="Standard">||thoitrangstaup.com^$important</text:p>
      <text:p text:style-name="Standard">||thomaskoehler.eu^$important</text:p>
      <text:p text:style-name="Standard">||thomeddiesharefile.com^$important</text:p>
      <text:p text:style-name="Standard">||thomsun.ml^$important</text:p>
      <text:p text:style-name="Standard">||thongtachutbephot.info^$important</text:p>
      <text:p text:style-name="Standard">||thongtindonganh.vn^$important</text:p>
      <text:p text:style-name="Standard">||thorcoproject-com.ga^$important</text:p>
      <text:p text:style-name="Standard">||thori.xyz^$important</text:p>
      <text:p text:style-name="Standard">||thoroughbredcalendar.com^$important</text:p>
      <text:p text:style-name="Standard">||threemenandamovie.com^$important</text:p>
      <text:p text:style-name="Standard">||threetrees.pw^$important</text:p>
      <text:p text:style-name="Standard">||threololic.com^$important</text:p>
      <text:p text:style-name="Standard">||thrnt.com^$important</text:p>
      <text:p text:style-name="Standard">||thronesenglishgame.com^$important</text:p>
      <text:p text:style-name="Standard">||thrtle.com^$important</text:p>
      <text:p text:style-name="Standard">||thruport.com^$important</text:p>
      <text:p text:style-name="Standard">||thuanvietairticket.com^$important</text:p>
      <text:p text:style-name="Standard">||thucphammena.com^$important</text:p>
      <text:p text:style-name="Standard">||thucphamvandong.com^$important</text:p>
      <text:p text:style-name="Standard">||thumuaphelieuthanhdat.com^$important</text:p>
      <text:p text:style-name="Standard">||thumuasatthepphelieu.com^$important</text:p>
      <text:p text:style-name="Standard">||thunderhead.com^$important</text:p>
      <text:p text:style-name="Standard">||thungcartonvinatc.com^$important</text:p>
      <text:p text:style-name="Standard">||thungracmoitruong.com.vn^$important</text:p>
      <text:p text:style-name="Standard">||thunlen.com^$important</text:p>
      <text:p text:style-name="Standard">||thuvienphim.net^$important</text:p>
      <text:p text:style-name="Standard">||thuytienacademy.com^$important</text:p>
      <text:p text:style-name="Standard">||thyroidnutritioneducators.com^$important</text:p>
      <text:p text:style-name="Standard">||ti-film.com^$important</text:p>
      <text:p text:style-name="Standard">||tibamerica.com^$important</text:p>
      <text:p text:style-name="Standard">||tibetindependence.org^$important</text:p>
      <text:p text:style-name="Standard">||ticketguruu.com^$important</text:p>
      <text:p text:style-name="Standard">||tickets.ticketfolio.xyz^$important</text:p>
      <text:p text:style-name="Standard">||tidaltv.com^$important</text:p>
      <text:p text:style-name="Standard">||tie281chad2.xyz^$important</text:p>
      <text:p text:style-name="Standard">||tiemokodoumbia.com^$important</text:p>
      <text:p text:style-name="Standard">||tienaris.com^$important</text:p>
      <text:p text:style-name="Standard">||tienda-bombillo.000webhostapp.com^$important</text:p>
      <text:p text:style-name="Standard">||tienda.inelecsis.com^$important</text:p>
      <text:p text:style-name="Standard">||tienganhgiare.com^$important</text:p>
      <text:p text:style-name="Standard">||tienphongmientrung.com^$important</text:p>
      <text:p text:style-name="Standard">||tiergen.ru^$important</text:p>
      <text:p text:style-name="Standard">||tierramilenaria.com^$important</text:p>
      <text:p text:style-name="Standard"><text:soft-page-break/>||tiesmedia.com^$important</text:p>
      <text:p text:style-name="Standard">||tikkies.eu^$important</text:p>
      <text:p text:style-name="Standard">||tiko.etatronds.xyz^$important</text:p>
      <text:p text:style-name="Standard">||tillivilli.website^$important</text:p>
      <text:p text:style-name="Standard">||tilsimliyuzuk.com^$important</text:p>
      <text:p text:style-name="Standard">||tiltanman.duckdns.org^$important</text:p>
      <text:p text:style-name="Standard">||tiltteexx.co^$important</text:p>
      <text:p text:style-name="Standard">||timacker3423dsdf54dgf.ru^$important</text:p>
      <text:p text:style-name="Standard">||timdomains.com^$important</text:p>
      <text:p text:style-name="Standard">||time-check.ru^$important</text:p>
      <text:p text:style-name="Standard">||time-dz.com^$important</text:p>
      <text:p text:style-name="Standard">||time234wa234rper346465432.ug^$important</text:p>
      <text:p text:style-name="Standard">||timeattacker3423dsdf54dgf.ru^$important</text:p>
      <text:p text:style-name="Standard">||timebound.ug^$important</text:p>
      <text:p text:style-name="Standard">||timecheck.ug^$important</text:p>
      <text:p text:style-name="Standard">||timecommerce.net^$important</text:p>
      <text:p text:style-name="Standard">||timehalik.tk^$important</text:p>
      <text:p text:style-name="Standard">||timekeeper.ug^$important</text:p>
      <text:p text:style-name="Standard">||timeoffer.site^$important</text:p>
      <text:p text:style-name="Standard">||timeq.uz^$important</text:p>
      <text:p text:style-name="Standard">||timgiamgia.site^$important</text:p>
      <text:p text:style-name="Standard">||timllc.mycloudwebsites.com^$important</text:p>
      <text:p text:style-name="Standard">||timnhanhanh12h.com^$important</text:p>
      <text:p text:style-name="Standard">||timotheus.ua^$important</text:p>
      <text:p text:style-name="Standard">||tin.exe^$important</text:p>
      <text:p text:style-name="Standard">||tinac.wedding^$important</text:p>
      <text:p text:style-name="Standard">||tincafrica.com^$important</text:p>
      <text:p text:style-name="Standard">||tintucdanang.net^$important</text:p>
      <text:p text:style-name="Standard">||tinuthomas.com^$important</text:p>
      <text:p text:style-name="Standard">||tinybar.com^$important</text:p>
      <text:p text:style-name="Standard">||tinypass.com^$important</text:p>
      <text:p text:style-name="Standard">||tioq.ga^$important</text:p>
      <text:p text:style-name="Standard">||tipsrohani.com^$important</text:p>
      <text:p text:style-name="Standard">||tiqcdn.com^$important</text:p>
      <text:p text:style-name="Standard">||tirnotrade.com^$important</text:p>
      <text:p text:style-name="Standard">||titaaurings.redkite.com.ph^$important</text:p>
      <text:p text:style-name="Standard">||titaniumtv.club^$important</text:p>
      <text:p text:style-name="Standard">||tito30.ddns.net^$important</text:p>
      <text:p text:style-name="Standard">||tittgen.eu^$important</text:p>
      <text:p text:style-name="Standard">||tittibox.com^$important</text:p>
      <text:p text:style-name="Standard">||tiurabe123.ddns.net^$important</text:p>
      <text:p text:style-name="Standard">||tiuylioner.gq^$important</text:p>
      <text:p text:style-name="Standard">||tiviz.net^$important</text:p>
      <text:p text:style-name="Standard">||tixon.mooo.com^$important</text:p>
      <text:p text:style-name="Standard">||tixon.website^$important</text:p>
      <text:p text:style-name="Standard">||tiyasarkhoj.com^$important</text:p>
      <text:p text:style-name="Standard">||tizers.net^$important</text:p>
      <text:p text:style-name="Standard">||tjfr.tk^$important</text:p>
      <text:p text:style-name="Standard">||tjo-hs.com^$important</text:p>
      <text:p text:style-name="Standard">||tjs-properties.co.uk^$important</text:p>
      <text:p text:style-name="Standard">||tkaystore.com^$important</text:p>
      <text:p text:style-name="Standard">||tkexhibits.com^$important</text:p>
      <text:p text:style-name="Standard"><text:soft-page-break/>||tkjarea51.web.id^$important</text:p>
      <text:p text:style-name="Standard">||tknowledgy.com^$important</text:p>
      <text:p text:style-name="Standard">||tkx-acc.apis.anvato.net^$important</text:p>
      <text:p text:style-name="Standard">||tkx2-prod.anvato.net^$important</text:p>
      <text:p text:style-name="Standard">||tkynyd710wiw.com^$important</text:p>
      <text:p text:style-name="Standard">||tlbplanning.org^$important</text:p>
      <text:p text:style-name="Standard">||tlckids-or.ga^$important</text:p>
      <text:p text:style-name="Standard">||tlextreme.com^$important</text:p>
      <text:p text:style-name="Standard">||tlpclient.site^$important</text:p>
      <text:p text:style-name="Standard">||tlslbrands.com^$important</text:p>
      <text:p text:style-name="Standard">||tlvmedia.com^$important</text:p>
      <text:p text:style-name="Standard">||tlx.3lift.com^$important</text:p>
      <text:p text:style-name="Standard">||tm-banners.gamingadult.com^$important</text:p>
      <text:p text:style-name="Standard">||tm-offers.gamingadult.com^$important</text:p>
      <text:p text:style-name="Standard">||tmailserv19fd.xyz^$important</text:p>
      <text:p text:style-name="Standard">||tmassets.com.bd^$important</text:p>
      <text:p text:style-name="Standard">||tmf.gk-yug23.ru^$important</text:p>
      <text:p text:style-name="Standard">||tmjchange.com^$important</text:p>
      <text:p text:style-name="Standard">||tmmaf.org^$important</text:p>
      <text:p text:style-name="Standard">||tnnets.com^$important</text:p>
      <text:p text:style-name="Standard">||tnr-vietnam.net^$important</text:p>
      <text:p text:style-name="Standard">||tnrkentonode.com^$important</text:p>
      <text:p text:style-name="Standard">||tns-counter.ru^$important</text:p>
      <text:p text:style-name="Standard">||tns-ua.com^$important</text:p>
      <text:p text:style-name="Standard">||tntclix.co.uk^$important</text:p>
      <text:p text:style-name="Standard">||tntnailswoodlands.com^$important</text:p>
      <text:p text:style-name="Standard">||to9vxnzu16drzz9i.com^$important</text:p>
      <text:p text:style-name="Standard">||toannangcantho.com^$important</text:p>
      <text:p text:style-name="Standard">||toast.com^$important</text:p>
      <text:p text:style-name="Standard">||toasted.sa^$important</text:p>
      <text:p text:style-name="Standard">||toblatcous.com^$important</text:p>
      <text:p text:style-name="Standard">||tobmojiol2adf.com^$important</text:p>
      <text:p text:style-name="Standard">||tocchientv.com^$important</text:p>
      <text:p text:style-name="Standard">||tocsm.ru^$important</text:p>
      <text:p text:style-name="Standard">||toctrantamtien.com^$important</text:p>
      <text:p text:style-name="Standard">||todacell.com^$important</text:p>
      <text:p text:style-name="Standard">||todayalbanianews.info^$important</text:p>
      <text:p text:style-name="Standard">||todaylink.tk^$important</text:p>
      <text:p text:style-name="Standard">||todayspagepk.com^$important</text:p>
      <text:p text:style-name="Standard">||todaytvnewsonline.com^$important</text:p>
      <text:p text:style-name="Standard">||toddlerpops.com^$important</text:p>
      <text:p text:style-name="Standard">||tohomeroom.com^$important</text:p>
      <text:p text:style-name="Standard">||toi.l.hostens.cloud^$important</text:p>
      <text:p text:style-name="Standard">||toivn.com^$important</text:p>
      <text:p text:style-name="Standard">||toko.kojyou-project.com^$important</text:p>
      <text:p text:style-name="Standard">||tokodipi.com^$important</text:p>
      <text:p text:style-name="Standard">||tokomebelan.com^$important</text:p>
      <text:p text:style-name="Standard">||tokomeubeljepara.com^$important</text:p>
      <text:p text:style-name="Standard">||tokomuda.com^$important</text:p>
      <text:p text:style-name="Standard">||tokoobatmakassar.com^$important</text:p>
      <text:p text:style-name="Standard">||tokootomotifonline.xyz^$important</text:p>
      <text:p text:style-name="Standard">||tokoperalatankantor.xyz^$important</text:p>
      <text:p text:style-name="Standard"><text:soft-page-break/>||tokorankoscr.000webhostapp.com^$important</text:p>
      <text:p text:style-name="Standard">||tokosuplemenonline.xyz^$important</text:p>
      <text:p text:style-name="Standard">||tokstok-br.com^$important</text:p>
      <text:p text:style-name="Standard">||tokyo.ddns.net^$important</text:p>
      <text:p text:style-name="Standard">||tokyooo.ddns.net^$important</text:p>
      <text:p text:style-name="Standard">||tolain.ru^$important</text:p>
      <text:p text:style-name="Standard">||tollyshopping.xyz^$important</text:p>
      <text:p text:style-name="Standard">||tollzwork.ru^$important</text:p>
      <text:p text:style-name="Standard">||tolstyakitut.ru^$important</text:p>
      <text:p text:style-name="Standard">||tommyhalfigero.top^$important</text:p>
      <text:p text:style-name="Standard">||tommyleetattoo.com^$important</text:p>
      <text:p text:style-name="Standard">||tomy.ddns.net^$important</text:p>
      <text:p text:style-name="Standard">||tomylee.xyz^$important</text:p>
      <text:p text:style-name="Standard">||tomynew.duckdns.org^$important</text:p>
      <text:p text:style-name="Standard">||ton-info.wiki^$important</text:p>
      <text:p text:style-name="Standard">||ton-organisation.space^$important</text:p>
      <text:p text:style-name="Standard">||toner-skincare.com^$important</text:p>
      <text:p text:style-name="Standard">||tong-honq.com^$important</text:p>
      <text:p text:style-name="Standard">||tongdailyson.com^$important</text:p>
      <text:p text:style-name="Standard">||tongdogiare.com^$important</text:p>
      <text:p text:style-name="Standard">||tonitrus.pw^$important</text:p>
      <text:p text:style-name="Standard">||tonkatali.com^$important</text:p>
      <text:p text:style-name="Standard">||tonsite.ma^$important</text:p>
      <text:p text:style-name="Standard">||tony-shoes.com^$important</text:p>
      <text:p text:style-name="Standard">||tonymarislogistics.com^$important</text:p>
      <text:p text:style-name="Standard">||tonymcnamara.xyz^$important</text:p>
      <text:p text:style-name="Standard">||tonyschopshop.com^$important</text:p>
      <text:p text:style-name="Standard">||toolbeltonline.com^$important</text:p>
      <text:p text:style-name="Standard">||toolingguru.com^$important</text:p>
      <text:p text:style-name="Standard">||toolmuseum.net^$important</text:p>
      <text:p text:style-name="Standard">||toolplus-cn.com^$important</text:p>
      <text:p text:style-name="Standard">||tools.runetki.co^$important</text:p>
      <text:p text:style-name="Standard">||toolsalesonline.com^$important</text:p>
      <text:p text:style-name="Standard">||toolz22n5.info^$important</text:p>
      <text:p text:style-name="Standard">||toonsupload.info^$important</text:p>
      <text:p text:style-name="Standard">||tooraktrans.hu^$important</text:p>
      <text:p text:style-name="Standard">||toortoctel.com^$important</text:p>
      <text:p text:style-name="Standard">||top-casting-termine.de^$important</text:p>
      <text:p text:style-name="Standard">||top-furnitureassembly.com^$important</text:p>
      <text:p text:style-name="Standard">||top-maybest.com^$important</text:p>
      <text:p text:style-name="Standard">||top-site-list.com^$important</text:p>
      <text:p text:style-name="Standard">||top-sso3.top^$important</text:p>
      <text:p text:style-name="Standard">||top-team.site^$important</text:p>
      <text:p text:style-name="Standard">||top.list.ru^$important</text:p>
      <text:p text:style-name="Standard">||top.mail.ru^$important</text:p>
      <text:p text:style-name="Standard">||top.proext.com^$important</text:p>
      <text:p text:style-name="Standard">||top100-images.rambler.ru^$important</text:p>
      <text:p text:style-name="Standard">||top100.mafia.ru^$important</text:p>
      <text:p text:style-name="Standard">||top100.ru^$important</text:p>
      <text:p text:style-name="Standard">||top123.ro^$important</text:p>
      <text:p text:style-name="Standard">||top20.com^$important</text:p>
      <text:p text:style-name="Standard">||top20free.com^$important</text:p>
      <text:p text:style-name="Standard"><text:soft-page-break/>||top5e.com^$important</text:p>
      <text:p text:style-name="Standard">||top5khampha.com^$important</text:p>
      <text:p text:style-name="Standard">||top66.ro^$important</text:p>
      <text:p text:style-name="Standard">||top90.ro^$important</text:p>
      <text:p text:style-name="Standard">||topablaze.com^$important</text:p>
      <text:p text:style-name="Standard">||topbarh.box.sk^$important</text:p>
      <text:p text:style-name="Standard">||topbestmatch.com^$important</text:p>
      <text:p text:style-name="Standard">||topblogarea.se^$important</text:p>
      <text:p text:style-name="Standard">||topbucks.com^$important</text:p>
      <text:p text:style-name="Standard">||topcoinfx.com^$important</text:p>
      <text:p text:style-name="Standard">||topcopytrader.000webhostapp.com^$important</text:p>
      <text:p text:style-name="Standard">||topdoithuong.com^$important</text:p>
      <text:p text:style-name="Standard">||topdottourism.co.za^$important</text:p>
      <text:p text:style-name="Standard">||topforall.com^$important</text:p>
      <text:p text:style-name="Standard">||topgamesites.net^$important</text:p>
      <text:p text:style-name="Standard">||tophaat.com^$important</text:p>
      <text:p text:style-name="Standard">||topjewelrymart.com^$important</text:p>
      <text:p text:style-name="Standard">||toplist.cz^$important</text:p>
      <text:p text:style-name="Standard">||toplist.pornhost.com^$important</text:p>
      <text:p text:style-name="Standard">||toplista.mw.hu^$important</text:p>
      <text:p text:style-name="Standard">||toplistcity.com^$important</text:p>
      <text:p text:style-name="Standard">||topmmorpgsites.com^$important</text:p>
      <text:p text:style-name="Standard">||topphanmem.net^$important</text:p>
      <text:p text:style-name="Standard">||topping.com.ua^$important</text:p>
      <text:p text:style-name="Standard">||toprakcelik.com^$important</text:p>
      <text:p text:style-name="Standard">||toprat99.ddns.net^$important</text:p>
      <text:p text:style-name="Standard">||topreach.com.br^$important</text:p>
      <text:p text:style-name="Standard">||toprebates.com^$important</text:p>
      <text:p text:style-name="Standard">||toprecipe.co.uk^$important</text:p>
      <text:p text:style-name="Standard">||topreviewpro.co^$important</text:p>
      <text:p text:style-name="Standard">||topsafelist.net^$important</text:p>
      <text:p text:style-name="Standard">||topsalesnow.com^$important</text:p>
      <text:p text:style-name="Standard">||topsaller31213.000webhostapp.com^$important</text:p>
      <text:p text:style-name="Standard">||topsearcher.com^$important</text:p>
      <text:p text:style-name="Standard">||topsecrets.com.pl^$important</text:p>
      <text:p text:style-name="Standard">||topshopbrand.com^$important</text:p>
      <text:p text:style-name="Standard">||topsir.com^$important</text:p>
      <text:p text:style-name="Standard">||topsite.lv^$important</text:p>
      <text:p text:style-name="Standard">||topsites.com.br^$important</text:p>
      <text:p text:style-name="Standard">||topsstore.site^$important</text:p>
      <text:p text:style-name="Standard">||topstats.com^$important</text:p>
      <text:p text:style-name="Standard">||topstock.su^$important</text:p>
      <text:p text:style-name="Standard">||toptarotist.nl^$important</text:p>
      <text:p text:style-name="Standard">||topteamover9000.fun^$important</text:p>
      <text:p text:style-name="Standard">||toptierhighticket.club^$important</text:p>
      <text:p text:style-name="Standard">||toptopcop.info^$important</text:p>
      <text:p text:style-name="Standard">||topuogodo.cf^$important</text:p>
      <text:p text:style-name="Standard">||topuogodo.gq^$important</text:p>
      <text:p text:style-name="Standard">||topwarenhub.top^$important</text:p>
      <text:p text:style-name="Standard">||topwintips.com^$important</text:p>
      <text:p text:style-name="Standard">||torabmedia.com^$important</text:p>
      <text:p text:style-name="Standard">||torishima-qa.com^$important</text:p>
      <text:p text:style-name="Standard"><text:soft-page-break/>||torlago.com^$important</text:p>
      <text:p text:style-name="Standard">||torneopollos.000webhostapp.com^$important</text:p>
      <text:p text:style-name="Standard">||torvind.com^$important</text:p>
      <text:p text:style-name="Standard">||totalleecase.xyz^$important</text:p>
      <text:p text:style-name="Standard">||totaltravel.com.pe^$important</text:p>
      <text:p text:style-name="Standard">||totalweb.es^$important</text:p>
      <text:p text:style-name="Standard">||totandtot.tk^$important</text:p>
      <text:p text:style-name="Standard">||totaybarypyare.com^$important</text:p>
      <text:p text:style-name="Standard">||totemcash.com^$important</text:p>
      <text:p text:style-name="Standard">||totemrussia.com^$important</text:p>
      <text:p text:style-name="Standard">||toto-win.ru^$important</text:p>
      <text:p text:style-name="Standard">||totosdatete.org^$important</text:p>
      <text:p text:style-name="Standard">||touchads.com^$important</text:p>
      <text:p text:style-name="Standard">||touchclarity.com^$important</text:p>
      <text:p text:style-name="Standard">||touchclarity.natwest.com^$important</text:p>
      <text:p text:style-name="Standard">||tour.brazzers.com^$important</text:p>
      <text:p text:style-name="Standard">||tour4dubai.com^$important</text:p>
      <text:p text:style-name="Standard">||tourntreksolutions.com^$important</text:p>
      <text:p text:style-name="Standard">||tourscentralasian.com^$important</text:p>
      <text:p text:style-name="Standard">||tovbekapisi.com^$important</text:p>
      <text:p text:style-name="Standard">||toxic-lemon.com^$important</text:p>
      <text:p text:style-name="Standard">||toyo-at-jp.info^$important</text:p>
      <text:p text:style-name="Standard">||toyotadoanhthu3s.com^$important</text:p>
      <text:p text:style-name="Standard">||toyotahadong5s.com^$important</text:p>
      <text:p text:style-name="Standard">||toyotathaihoa3s.com^$important</text:p>
      <text:p text:style-name="Standard">||tpc.googlesyndication.com^$important</text:p>
      <text:p text:style-name="Standard">||tpended.xyz^$important</text:p>
      <text:p text:style-name="Standard">||tpkklahat.id^$important</text:p>
      <text:p text:style-name="Standard">||tpnads.com^$important</text:p>
      <text:p text:style-name="Standard">||tqxiurcrtunuvnddxfpu.com^$important</text:p>
      <text:p text:style-name="Standard">||tr-alsat.com^$important</text:p>
      <text:p text:style-name="Standard">||tr.fruturca.com^$important</text:p>
      <text:p text:style-name="Standard">||tracelog.www.alibaba.com^$important</text:p>
      <text:p text:style-name="Standard">||tracer.perezhilton.com^$important</text:p>
      <text:p text:style-name="Standard">||track.adform.net^$important</text:p>
      <text:p text:style-name="Standard">||track.anchorfree.com^$important</text:p>
      <text:p text:style-name="Standard">||track.briskfile.com^$important</text:p>
      <text:p text:style-name="Standard">||track.catalogs.com^$important</text:p>
      <text:p text:style-name="Standard">||track.cbs.com^$important</text:p>
      <text:p text:style-name="Standard">||track.codepen.io^$important</text:p>
      <text:p text:style-name="Standard">||track.collegehumor.com^$important</text:p>
      <text:p text:style-name="Standard">||track.dictionary.com^$important</text:p>
      <text:p text:style-name="Standard">||track.engagesciences.com^$important</text:p>
      <text:p text:style-name="Standard">||track.ft.com^$important</text:p>
      <text:p text:style-name="Standard">||track.fxstreet.com^$important</text:p>
      <text:p text:style-name="Standard">||track.gawker.com^$important</text:p>
      <text:p text:style-name="Standard">||track.hubspot.com^$important</text:p>
      <text:p text:style-name="Standard">||track.netzero.net^$important</text:p>
      <text:p text:style-name="Standard">||track.ning.com^$important</text:p>
      <text:p text:style-name="Standard">||track.promptfile.com^$important</text:p>
      <text:p text:style-name="Standard">||track.pushbullet.com^$important</text:p>
      <text:p text:style-name="Standard">||track.slideshare.net^$important</text:p>
      <text:p text:style-name="Standard"><text:soft-page-break/>||track.thesaurus.com^$important</text:p>
      <text:p text:style-name="Standard">||track.ugamezone.com^$important</text:p>
      <text:p text:style-name="Standard">||track.ultimate-guitar.com^$important</text:p>
      <text:p text:style-name="Standard">||track.websiteceo.com^$important</text:p>
      <text:p text:style-name="Standard">||track.wildblue.com^$important</text:p>
      <text:p text:style-name="Standard">||track.workablemetro.com^$important</text:p>
      <text:p text:style-name="Standard">||track.zalando^$important</text:p>
      <text:p text:style-name="Standard">||track.zomato.com^$important</text:p>
      <text:p text:style-name="Standard">||trackalyzer.com^$important</text:p>
      <text:p text:style-name="Standard">||tracker-api.my.com^$important</text:p>
      <text:p text:style-name="Standard">||tracker.anandtech.com^$important</text:p>
      <text:p text:style-name="Standard">||tracker.calameo.com^$important</text:p>
      <text:p text:style-name="Standard">||tracker.cpapath.com^$important</text:p>
      <text:p text:style-name="Standard">||tracker.icerocket.com^$important</text:p>
      <text:p text:style-name="Standard">||tracker.joost.com^$important</text:p>
      <text:p text:style-name="Standard">||tracker.lolalytics.com^$important</text:p>
      <text:p text:style-name="Standard">||tracker.marinsm.com^$important</text:p>
      <text:p text:style-name="Standard">||tracker.mattel.com^$important</text:p>
      <text:p text:style-name="Standard">||tracker.nbcuas.com^$important</text:p>
      <text:p text:style-name="Standard">||tracker.pinnaclesports.com^$important</text:p>
      <text:p text:style-name="Standard">||tracker.realclearpolitics.com^$important</text:p>
      <text:p text:style-name="Standard">||tracker.redditmedia.com^$important</text:p>
      <text:p text:style-name="Standard">||tracker.revip.info^$important</text:p>
      <text:p text:style-name="Standard">||tracker.secretescapes.com^$important</text:p>
      <text:p text:style-name="Standard">||tracker.uprinting.com^$important</text:p>
      <text:p text:style-name="Standard">||tracker.washtimes.com^$important</text:p>
      <text:p text:style-name="Standard">||tracker.wordstream.com^$important</text:p>
      <text:p text:style-name="Standard">||trackersimulator.org^$important</text:p>
      <text:p text:style-name="Standard">||tracking.ancestry.com^$important</text:p>
      <text:p text:style-name="Standard">||tracking.batanga.com^$important</text:p>
      <text:p text:style-name="Standard">||tracking.battleon.com^$important</text:p>
      <text:p text:style-name="Standard">||tracking.carprices.com^$important</text:p>
      <text:p text:style-name="Standard">||tracking.carsales.com.au^$important</text:p>
      <text:p text:style-name="Standard">||tracking.chacha.com^$important</text:p>
      <text:p text:style-name="Standard">||tracking.conduit.com^$important</text:p>
      <text:p text:style-name="Standard">||tracking.crunchiemedia.com^$important</text:p>
      <text:p text:style-name="Standard">||tracking.dinos.vn^$important</text:p>
      <text:p text:style-name="Standard">||tracking.eurosport.com^$important</text:p>
      <text:p text:style-name="Standard">||tracking.gajmp.com^$important</text:p>
      <text:p text:style-name="Standard">||tracking.gfycat.com/viewCount/$important</text:p>
      <text:p text:style-name="Standard">||tracking.goodgamestudios.com^$important</text:p>
      <text:p text:style-name="Standard">||tracking.hsn.com^$important</text:p>
      <text:p text:style-name="Standard">||tracking.internetstores.de^$important</text:p>
      <text:p text:style-name="Standard">||tracking.koego.com^$important</text:p>
      <text:p text:style-name="Standard">||tracking.military.com^$important</text:p>
      <text:p text:style-name="Standard">||tracking.moneyam.com^$important</text:p>
      <text:p text:style-name="Standard">||tracking.mycapture.com^$important</text:p>
      <text:p text:style-name="Standard">||tracking.nextdoor.com^$important</text:p>
      <text:p text:style-name="Standard">||tracking.olx-st.com^$important</text:p>
      <text:p text:style-name="Standard">||tracking.porndoelabs.com^$important</text:p>
      <text:p text:style-name="Standard">||tracking.pornhd.com^$important</text:p>
      <text:p text:style-name="Standard">||tracking.realtor.com^$important</text:p>
      <text:p text:style-name="Standard"><text:soft-page-break/>||tracking.resumecompanion.com^$important</text:p>
      <text:p text:style-name="Standard">||tracking.shoptogether.buy.com^$important</text:p>
      <text:p text:style-name="Standard">||tracking.softwareprojects.com^$important</text:p>
      <text:p text:style-name="Standard">||tracking.tidalhifi.com^$important</text:p>
      <text:p text:style-name="Standard">||tracking.times247.com^$important</text:p>
      <text:p text:style-name="Standard">||tracking.ukwm.co.uk^$important</text:p>
      <text:p text:style-name="Standard">||tracking.unrealengine.com^$important</text:p>
      <text:p text:style-name="Standard">||tracking.ustream.tv^$important</text:p>
      <text:p text:style-name="Standard">||tracking.yourfilehost.com^$important</text:p>
      <text:p text:style-name="Standard">||tracking101.com^$important</text:p>
      <text:p text:style-name="Standard">||tracking45-website.com^$important</text:p>
      <text:p text:style-name="Standard">||trackingsoft.com^$important</text:p>
      <text:p text:style-name="Standard">||trackledsystems.com^$important</text:p>
      <text:p text:style-name="Standard">||trackmysales.com^$important</text:p>
      <text:p text:style-name="Standard">||trackpm.shop2market.com^$important</text:p>
      <text:p text:style-name="Standard">||tradeadexchange.com^$important</text:p>
      <text:p text:style-name="Standard">||tradecin.de^$important</text:p>
      <text:p text:style-name="Standard">||tradedoubler.com^$important</text:p>
      <text:p text:style-name="Standard">||tradefair.duckdns.org^$important</text:p>
      <text:p text:style-name="Standard">||tradelab.fr^$important</text:p>
      <text:p text:style-name="Standard">||trademob.com^$important</text:p>
      <text:p text:style-name="Standard">||tradesgroups.com^$important</text:p>
      <text:p text:style-name="Standard">||trading-secrets.ru^$important</text:p>
      <text:p text:style-name="Standard">||tradingview.com^$important</text:p>
      <text:p text:style-name="Standard">||trafferdlyavseh.club^$important</text:p>
      <text:p text:style-name="Standard">||traffflo.pw^$important</text:p>
      <text:p text:style-name="Standard">||traffic-exchange.com^$important</text:p>
      <text:p text:style-name="Standard">||traffic.liveuniversenetwork.com^$important</text:p>
      <text:p text:style-name="Standard">||trafficaddicts.ru^$important</text:p>
      <text:p text:style-name="Standard">||trafficadept.com^$important</text:p>
      <text:p text:style-name="Standard">||trafficbass.com^$important</text:p>
      <text:p text:style-name="Standard">||trafficcdn.liveuniversenetwork.com^$important</text:p>
      <text:p text:style-name="Standard">||trafficfactory.biz^$important</text:p>
      <text:p text:style-name="Standard">||trafficguard.ai^$important</text:p>
      <text:p text:style-name="Standard">||trafficholder.com^$important</text:p>
      <text:p text:style-name="Standard">||traffichunt.com^$important</text:p>
      <text:p text:style-name="Standard">||trafficjunky.net^$important</text:p>
      <text:p text:style-name="Standard">||trafficleader.com^$important</text:p>
      <text:p text:style-name="Standard">||trafficsecrets.com^$important</text:p>
      <text:p text:style-name="Standard">||trafficspaces.net^$important</text:p>
      <text:p text:style-name="Standard">||trafficstrategies.com^$important</text:p>
      <text:p text:style-name="Standard">||trafficswarm.com^$important</text:p>
      <text:p text:style-name="Standard">||trafficsystem.site^$important</text:p>
      <text:p text:style-name="Standard">||traffictrader.net^$important</text:p>
      <text:p text:style-name="Standard">||trafficz.com^$important</text:p>
      <text:p text:style-name="Standard">||trafficz.net^$important</text:p>
      <text:p text:style-name="Standard">||traffiq.com^$important</text:p>
      <text:p text:style-name="Standard">||trafic.ro^$important</text:p>
      <text:p text:style-name="Standard">||trafmag.com^$important</text:p>
      <text:p text:style-name="Standard">||tragee.000webhostapp.com^$important</text:p>
      <text:p text:style-name="Standard">||trahoacuclong.xyz^$important</text:p>
      <text:p text:style-name="Standard">||traindevie.it^$important</text:p>
      <text:p text:style-name="Standard"><text:soft-page-break/>||traingrad.com.mx^$important</text:p>
      <text:p text:style-name="Standard">||training.cloudtechtiq.com^$important</text:p>
      <text:p text:style-name="Standard">||trainingcenter.i-impec.com^$important</text:p>
      <text:p text:style-name="Standard">||trainingcleaningservice.com^$important</text:p>
      <text:p text:style-name="Standard">||trainingenterprise.com.mx^$important</text:p>
      <text:p text:style-name="Standard">||traininginstituteahmedabad.com^$important</text:p>
      <text:p text:style-name="Standard">||trajectt.com^$important</text:p>
      <text:p text:style-name="Standard">||traktor.parsnet.space^$important</text:p>
      <text:p text:style-name="Standard">||traktorski-deli.si^$important</text:p>
      <text:p text:style-name="Standard">||tral24.su^$important</text:p>
      <text:p text:style-name="Standard">||tralxvcjkdfg.ug^$important</text:p>
      <text:p text:style-name="Standard">||tramadolcapsules.com^$important</text:p>
      <text:p text:style-name="Standard">||tramay.com^$important</text:p>
      <text:p text:style-name="Standard">||trancanh.net^$important</text:p>
      <text:p text:style-name="Standard">||trangbatdongsanhanoi.com^$important</text:p>
      <text:p text:style-name="Standard">||trangiabds.com^$important</text:p>
      <text:p text:style-name="Standard">||trangphucbieudienyenle.com^$important</text:p>
      <text:p text:style-name="Standard">||trangtraichimmau.com^$important</text:p>
      <text:p text:style-name="Standard">||tranhcanvas.top^$important</text:p>
      <text:p text:style-name="Standard">||tranhvinhthanh.com^$important</text:p>
      <text:p text:style-name="Standard">||tranpip.com^$important</text:p>
      <text:p text:style-name="Standard">||transatlantictravel.xyz^$important</text:p>
      <text:p text:style-name="Standard">||transcendem.com^$important</text:p>
      <text:p text:style-name="Standard">||transcot.site^$important</text:p>
      <text:p text:style-name="Standard">||transformers.net.nz^$important</text:p>
      <text:p text:style-name="Standard">||transportmada.com^$important</text:p>
      <text:p text:style-name="Standard">||transwesemayra.top^$important</text:p>
      <text:p text:style-name="Standard">||tratata.zeleboba.in^$important</text:p>
      <text:p text:style-name="Standard">||traucotravel.com^$important</text:p>
      <text:p text:style-name="Standard">||traum.hostronavt.ru^$important</text:p>
      <text:p text:style-name="Standard">||travalogo.com^$important</text:p>
      <text:p text:style-name="Standard">||travel.enterhello.com^$important</text:p>
      <text:p text:style-name="Standard">||travel.thattravelclub.com^$important</text:p>
      <text:p text:style-name="Standard">||travel.zinmar.me^$important</text:p>
      <text:p text:style-name="Standard">||travelciwidey.com^$important</text:p>
      <text:p text:style-name="Standard">||travelexeq.com^$important</text:p>
      <text:p text:style-name="Standard">||travelgidblog.top^$important</text:p>
      <text:p text:style-name="Standard">||travelnansana.ug^$important</text:p>
      <text:p text:style-name="Standard">||travelsitesbyme.com^$important</text:p>
      <text:p text:style-name="Standard">||travelsureuk.com^$important</text:p>
      <text:p text:style-name="Standard">||travelwau.com^$important</text:p>
      <text:p text:style-name="Standard">||travelxindia.com^$important</text:p>
      <text:p text:style-name="Standard">||travis.bosscasinos.com^$important</text:p>
      <text:p text:style-name="Standard">||travlsocial.com^$important</text:p>
      <text:p text:style-name="Standard">||travolta.ddns.net^$important</text:p>
      <text:p text:style-name="Standard">||trayc.online^$important</text:p>
      <text:p text:style-name="Standard">||trayeantir.com^$important</text:p>
      <text:p text:style-name="Standard">||trb4ui1o7qm4t7mh.com^$important</text:p>
      <text:p text:style-name="Standard">||trbwrtgbret.ac.ug^$important</text:p>
      <text:p text:style-name="Standard">||trcont.pw^$important</text:p>
      <text:p text:style-name="Standard">||treadball.com^$important</text:p>
      <text:p text:style-name="Standard">||treassurebank.org^$important</text:p>
      <text:p text:style-name="Standard"><text:soft-page-break/>||treasuredata.com^$important</text:p>
      <text:p text:style-name="Standard">||tredepblog.net^$important</text:p>
      <text:p text:style-name="Standard">||treesguru.com^$important</text:p>
      <text:p text:style-name="Standard">||trehoadatoanthan.info^$important</text:p>
      <text:p text:style-name="Standard">||trehoadatoanthan.net^$important</text:p>
      <text:p text:style-name="Standard">||trekblue.com^$important</text:p>
      <text:p text:style-name="Standard">||trekbreak.com^$important</text:p>
      <text:p text:style-name="Standard">||trekdata.com^$important</text:p>
      <text:p text:style-name="Standard">||trellidoor.co.il^$important</text:p>
      <text:p text:style-name="Standard">||tremorhub.com^$important</text:p>
      <text:p text:style-name="Standard">||tremorvideo.com^$important</text:p>
      <text:p text:style-name="Standard">||tren-zbs.info^$important</text:p>
      <text:p text:style-name="Standard">||trend-studio.art^$important</text:p>
      <text:p text:style-name="Standard">||trendcounter.com^$important</text:p>
      <text:p text:style-name="Standard">||trendemon.com^$important</text:p>
      <text:p text:style-name="Standard">||trendinformatica.eu^$important</text:p>
      <text:p text:style-name="Standard">||trendingoffers4you.com^$important</text:p>
      <text:p text:style-name="Standard">||trends.google.com^$important</text:p>
      <text:p text:style-name="Standard">||tresdaw.xyz^$important</text:p>
      <text:p text:style-name="Standard">||treshbux.ru^$important</text:p>
      <text:p text:style-name="Standard">||tretthing.site^$important</text:p>
      <text:p text:style-name="Standard">||trevellinglove.com^$important</text:p>
      <text:p text:style-name="Standard">||trexcars.com^$important</text:p>
      <text:p text:style-name="Standard">||treypressley.com^$important</text:p>
      <text:p text:style-name="Standard">||trf2.duckdns.org^$important</text:p>
      <text:p text:style-name="Standard">||trhunt.com^$important</text:p>
      <text:p text:style-name="Standard">||tribalfusion.com^$important</text:p>
      <text:p text:style-name="Standard">||tribl.io^$important</text:p>
      <text:p text:style-name="Standard">||tribunitial-impulse.000webhostapp.com^$important</text:p>
      <text:p text:style-name="Standard">||tribvlafrica.com^$important</text:p>
      <text:p text:style-name="Standard">||trichromatic-transi.000webhostapp.com^$important</text:p>
      <text:p text:style-name="Standard">||trickthehourse.net^$important</text:p>
      <text:p text:style-name="Standard">||tricktotrip.com^$important</text:p>
      <text:p text:style-name="Standard">||trietlongtangoc.info^$important</text:p>
      <text:p text:style-name="Standard">||trietrre.ml^$important</text:p>
      <text:p text:style-name="Standard">||trifitkazar.000webhostapp.com^$important</text:p>
      <text:p text:style-name="Standard">||trike-centrum.nl^$important</text:p>
      <text:p text:style-name="Standard">||trilfy.ru^$important</text:p>
      <text:p text:style-name="Standard">||trilogysupplements.com^$important</text:p>
      <text:p text:style-name="Standard">||trimanunggalsolusindo.co.id^$important</text:p>
      <text:p text:style-name="Standard">||trinomulkantho.com^$important</text:p>
      <text:p text:style-name="Standard">||tripaxi.com^$important</text:p>
      <text:p text:style-name="Standard">||triple777.ddns.net^$important</text:p>
      <text:p text:style-name="Standard">||triplee.ru^$important</text:p>
      <text:p text:style-name="Standard">||tripleksign.com^$important</text:p>
      <text:p text:style-name="Standard">||tripperstalk.com^$important</text:p>
      <text:p text:style-name="Standard">||tripsignals.com^$important</text:p>
      <text:p text:style-name="Standard">||triptravel.co^$important</text:p>
      <text:p text:style-name="Standard">||triratnayouth.org^$important</text:p>
      <text:p text:style-name="Standard">||triseouytin.net^$important</text:p>
      <text:p text:style-name="Standard">||trivago.tellcharlie.com^$important</text:p>
      <text:p text:style-name="Standard">||trix.net^$important</text:p>
      <text:p text:style-name="Standard"><text:soft-page-break/>||trixi777.org^$important</text:p>
      <text:p text:style-name="Standard">||trkn.us^$important</text:p>
      <text:p text:style-name="Standard">||trlink.me^$important</text:p>
      <text:p text:style-name="Standard">||trombleoff.com^$important</text:p>
      <text:p text:style-name="Standard">||tronn.ddns.net^$important</text:p>
      <text:p text:style-name="Standard">||trotdeiman.ga^$important</text:p>
      <text:p text:style-name="Standard">||trouserlanditd.com^$important</text:p>
      <text:p text:style-name="Standard">||troyer11.duckdns.org^$important</text:p>
      <text:p text:style-name="Standard">||truck-accidentlawyer.info^$important</text:p>
      <text:p text:style-name="Standard">||truefashion.info^$important</text:p>
      <text:p text:style-name="Standard">||truegreen-cn.cam^$important</text:p>
      <text:p text:style-name="Standard">||truehits.in.th^$important</text:p>
      <text:p text:style-name="Standard">||truehits.net^$important</text:p>
      <text:p text:style-name="Standard">||truehits1.gits.net.th^$important</text:p>
      <text:p text:style-name="Standard">||truehits2.gits.net.th^$important</text:p>
      <text:p text:style-name="Standard">||truenextsrf.com^$important</text:p>
      <text:p text:style-name="Standard">||trueperz.com^$important</text:p>
      <text:p text:style-name="Standard">||truepush.com^$important</text:p>
      <text:p text:style-name="Standard">||truesigma.wales^$important</text:p>
      <text:p text:style-name="Standard">||trumba.com^$important</text:p>
      <text:p text:style-name="Standard">||trumpfalls.com^$important</text:p>
      <text:p text:style-name="Standard">||trumpia.com^$important</text:p>
      <text:p text:style-name="Standard">||trunganh.xyz^$important</text:p>
      <text:p text:style-name="Standard">||trunganh369.com^$important</text:p>
      <text:p text:style-name="Standard">||truongnao.com^$important</text:p>
      <text:p text:style-name="Standard">||trust.ac.ug^$important</text:p>
      <text:p text:style-name="Standard">||trustarc.com^$important</text:p>
      <text:p text:style-name="Standard">||trusttech-id.com^$important</text:p>
      <text:p text:style-name="Standard">||trutthedu.com^$important</text:p>
      <text:p text:style-name="Standard">||truuhomecare.com^$important</text:p>
      <text:p text:style-name="Standard">||truva2007.com.tr^$important</text:p>
      <text:p text:style-name="Standard">||truyen.ninh.xyz^$important</text:p>
      <text:p text:style-name="Standard">||truyenkyvolam.mobi^$important</text:p>
      <text:p text:style-name="Standard">||trvipifsalar.com^$important</text:p>
      <text:p text:style-name="Standard">||trybeforeyoubuy.xyz^$important</text:p>
      <text:p text:style-name="Standard">||tryclubes.cc^$important</text:p>
      <text:p text:style-name="Standard">||tryfast-v52.cf^$important</text:p>
      <text:p text:style-name="Standard">||trygame.space^$important</text:p>
      <text:p text:style-name="Standard">||trynda.xyz^$important</text:p>
      <text:p text:style-name="Standard">||tryotium.com^$important</text:p>
      <text:p text:style-name="Standard">||ts.7rb.xyz^$important</text:p>
      <text:p text:style-name="Standard">||tsfilmers.com^$important</text:p>
      <text:p text:style-name="Standard">||tshirtpic.com^$important</text:p>
      <text:p text:style-name="Standard">||tshwaneshacks.co.za^$important</text:p>
      <text:p text:style-name="Standard">||tslserv.duckdns.org^$important</text:p>
      <text:p text:style-name="Standard">||tslserver.duckdns.org^$important</text:p>
      <text:p text:style-name="Standard">||tsms-ad.tsms.com^$important</text:p>
      <text:p text:style-name="Standard">||tsq-hk.com^$important</text:p>
      <text:p text:style-name="Standard">||tsyndicate.com^$important</text:p>
      <text:p text:style-name="Standard">||tt.onthe.io^$important</text:p>
      <text:p text:style-name="Standard">||tta.jo^$important</text:p>
      <text:p text:style-name="Standard">||tto.com.sg^$important</text:p>
      <text:p text:style-name="Standard"><text:soft-page-break/>||ttoneylii.net^$important</text:p>
      <text:p text:style-name="Standard">||ttsalonspa.ca^$important</text:p>
      <text:p text:style-name="Standard">||ttte.website^$important</text:p>
      <text:p text:style-name="Standard">||tuananhhotel.com^$important</text:p>
      <text:p text:style-name="Standard">||tuandat-vn.com^$important</text:p>
      <text:p text:style-name="Standard">||tubedspots.com^$important</text:p>
      <text:p text:style-name="Standard">||tubemogul.com^$important</text:p>
      <text:p text:style-name="Standard">||tubestore.com.br^$important</text:p>
      <text:p text:style-name="Standard">||tudodanca.com.br^$important</text:p>
      <text:p text:style-name="Standard">||tuerks-tr.com^$important</text:p>
      <text:p text:style-name="Standard">||tufacha.com^$important</text:p>
      <text:p text:style-name="Standard">||tugarin.asia^$important</text:p>
      <text:p text:style-name="Standard">||tugarin.bar^$important</text:p>
      <text:p text:style-name="Standard">||tugarin.casa^$important</text:p>
      <text:p text:style-name="Standard">||tugarin.club^$important</text:p>
      <text:p text:style-name="Standard">||tugas2.syauqi.web.id^$important</text:p>
      <text:p text:style-name="Standard">||tugaukina.com^$important</text:p>
      <text:p text:style-name="Standard">||tuhoctiengduc.asia^$important</text:p>
      <text:p text:style-name="Standard">||tuivaytien.com^$important</text:p>
      <text:p text:style-name="Standard">||tuixachtay.net^$important</text:p>
      <text:p text:style-name="Standard">||tukituki.su^$important</text:p>
      <text:p text:style-name="Standard">||tulip-remodeling.com^$important</text:p>
      <text:p text:style-name="Standard">||tulsipada1.000webhostapp.com^$important</text:p>
      <text:p text:style-name="Standard">||tumcashturkiye.com^$important</text:p>
      <text:p text:style-name="Standard">||tumnipbanor.xyz^$important</text:p>
      <text:p text:style-name="Standard">||tumpengsemarang.com^$important</text:p>
      <text:p text:style-name="Standard">||tungyu.cf^$important</text:p>
      <text:p text:style-name="Standard">||tunisia-fallag.no-ip.biz^$important</text:p>
      <text:p text:style-name="Standard">||tuophiloe.ml^$important</text:p>
      <text:p text:style-name="Standard">||tupacsyrian.hopto.org^$important</text:p>
      <text:p text:style-name="Standard">||turames.site^$important</text:p>
      <text:p text:style-name="Standard">||turames3.site^$important</text:p>
      <text:p text:style-name="Standard">||turames8.site^$important</text:p>
      <text:p text:style-name="Standard">||turamesplus.site^$important</text:p>
      <text:p text:style-name="Standard">||turamesv.site^$important</text:p>
      <text:p text:style-name="Standard">||turams.site^$important</text:p>
      <text:p text:style-name="Standard">||turasogutmas.com^$important</text:p>
      <text:p text:style-name="Standard">||turisti.al^$important</text:p>
      <text:p text:style-name="Standard">||turkeycruise.net^$important</text:p>
      <text:p text:style-name="Standard">||turkifsaizle.xyz^$important</text:p>
      <text:p text:style-name="Standard">||turkmega.net^$important</text:p>
      <text:p text:style-name="Standard">||turn.com^$important</text:p>
      <text:p text:style-name="Standard">||turncpd.com^$important</text:p>
      <text:p text:style-name="Standard">||turningspeech.com^$important</text:p>
      <text:p text:style-name="Standard">||turnkeycre.com^$important</text:p>
      <text:p text:style-name="Standard">||turulawfirm.com^$important</text:p>
      <text:p text:style-name="Standard">||tus-respuestas.com^$important</text:p>
      <text:p text:style-name="Standard">||tuscaleng.co.ug^$important</text:p>
      <text:p text:style-name="Standard">||tuscano.ug^$important</text:p>
      <text:p text:style-name="Standard">||tusconparklandkharadi.com^$important</text:p>
      <text:p text:style-name="Standard">||tuseguridadylamia.ga^$important</text:p>
      <text:p text:style-name="Standard">||tutorialsdownload.tk^$important</text:p>
      <text:p text:style-name="Standard"><text:soft-page-break/>||tuttoutu.com^$important</text:p>
      <text:p text:style-name="Standard">||tuttyguru.com^$important</text:p>
      <text:p text:style-name="Standard">||tuu.nu^$important</text:p>
      <text:p text:style-name="Standard">||tuval-mobilya.com^$important</text:p>
      <text:p text:style-name="Standard">||tuvancondotelarena.com^$important</text:p>
      <text:p text:style-name="Standard">||tuvandoanhnghiep.org^$important</text:p>
      <text:p text:style-name="Standard">||tuwanjiang.com^$important</text:p>
      <text:p text:style-name="Standard">||tuyendung.life^$important</text:p>
      <text:p text:style-name="Standard">||tuyensinhcaodang2018.com^$important</text:p>
      <text:p text:style-name="Standard">||tvas-a.pw^$important</text:p>
      <text:p text:style-name="Standard">||tvas-c.pw^$important</text:p>
      <text:p text:style-name="Standard">||tvbar.cn^$important</text:p>
      <text:p text:style-name="Standard">||tvbildirim.com^$important</text:p>
      <text:p text:style-name="Standard">||tveebsorg.su^$important</text:p>
      <text:p text:style-name="Standard">||tviewer.ga^$important</text:p>
      <text:p text:style-name="Standard">||tvmii.xyz^$important</text:p>
      <text:p text:style-name="Standard">||tvmtracker.com^$important</text:p>
      <text:p text:style-name="Standard">||tvoriteli.co.uk^$important</text:p>
      <text:p text:style-name="Standard">||tvpixel.com^$important</text:p>
      <text:p text:style-name="Standard">||tvsquared.com^$important</text:p>
      <text:p text:style-name="Standard">||twentysevenlooks.com^$important</text:p>
      <text:p text:style-name="Standard">||twiist.ddns.net^$important</text:p>
      <text:p text:style-name="Standard">||twimg.com^$important</text:p>
      <text:p text:style-name="Standard">||twitch.tv^$important</text:p>
      <text:p text:style-name="Standard">||twittad.com^$important</text:p>
      <text:p text:style-name="Standard">||twlove.ru^$important</text:p>
      <text:p text:style-name="Standard">||twochiefstrading.com^$important</text:p>
      <text:p text:style-name="Standard">||twojour.com^$important</text:p>
      <text:p text:style-name="Standard">||twonker.xyz^$important</text:p>
      <text:p text:style-name="Standard">||txdoc.website^$important</text:p>
      <text:p text:style-name="Standard">||txgskarleyx.info^$important</text:p>
      <text:p text:style-name="Standard">||txn.ingest.crittercism.com^$important</text:p>
      <text:p text:style-name="Standard">||txtimpact.com^$important</text:p>
      <text:p text:style-name="Standard">||txvcwirjkdggmbfvqhfc.com^$important</text:p>
      <text:p text:style-name="Standard">||tych.pe^$important</text:p>
      <text:p text:style-name="Standard">||tylblasta.pw^$important</text:p>
      <text:p text:style-name="Standard">||tynt.com^$important</text:p>
      <text:p text:style-name="Standard">||typekit.net^$important</text:p>
      <text:p text:style-name="Standard">||typingone.xyz^$important</text:p>
      <text:p text:style-name="Standard">||typrat.club^$important</text:p>
      <text:p text:style-name="Standard">||tyroo.com^$important</text:p>
      <text:p text:style-name="Standard">||tytymalidiva.ent^$important</text:p>
      <text:p text:style-name="Standard">||tzptyz.com^$important</text:p>
      <text:p text:style-name="Standard">||u-knlt.com^$important</text:p>
      <text:p text:style-name="Standard">||u-uploads.com^$important</text:p>
      <text:p text:style-name="Standard">||u.coka.la^$important</text:p>
      <text:p text:style-name="Standard">||u75728.test-handyhost.ru^$important</text:p>
      <text:p text:style-name="Standard">||uaeessay.com^$important</text:p>
      <text:p text:style-name="Standard">||uaeneeds.com^$important</text:p>
      <text:p text:style-name="Standard">||uarating.com^$important</text:p>
      <text:p text:style-name="Standard">||uat.playquakewith.us^$important</text:p>
      <text:p text:style-name="Standard">||uavlab.am^$important</text:p>
      <text:p text:style-name="Standard"><text:soft-page-break/>||ubekzmjonw.com^$important</text:p>
      <text:p text:style-name="Standard">||ubermedia.com^$important</text:p>
      <text:p text:style-name="Standard">||uberveiculos.com.br^$important</text:p>
      <text:p text:style-name="Standard">||ubfxsklljlfrmifklwcy.com^$important</text:p>
      <text:p text:style-name="Standard">||uc-olimp.ru^$important</text:p>
      <text:p text:style-name="Standard">||uch.my.to^$important</text:p>
      <text:p text:style-name="Standard">||uchiwasenshi.ddns.net^$important</text:p>
      <text:p text:style-name="Standard">||ucmpdowuw.ddns.net^$important</text:p>
      <text:p text:style-name="Standard">||ucto-id.cz^$important</text:p>
      <text:p text:style-name="Standard">||udc.yahoo.com^$important</text:p>
      <text:p text:style-name="Standard">||udesk.cn^$important</text:p>
      <text:p text:style-name="Standard">||udliketosale.com^$important</text:p>
      <text:p text:style-name="Standard">||udm.scorecardresearch.com^$important</text:p>
      <text:p text:style-name="Standard">||udmserve.net^$important</text:p>
      <text:p text:style-name="Standard">||uduogbako.gq^$important</text:p>
      <text:p text:style-name="Standard">||ue.nz^$important</text:p>
      <text:p text:style-name="Standard">||uegenesaret.000webhostapp.com^$important</text:p>
      <text:p text:style-name="Standard">||uemaweb.com^$important</text:p>
      <text:p text:style-name="Standard">||uflawless.com^$important</text:p>
      <text:p text:style-name="Standard">||ufonrpg.info^$important</text:p>
      <text:p text:style-name="Standard">||ugan.ga^$important</text:p>
      <text:p text:style-name="Standard">||ughsnethe.at^$important</text:p>
      <text:p text:style-name="Standard">||uglobalfinance.com^$important</text:p>
      <text:p text:style-name="Standard">||ugnodon1.com^$important</text:p>
      <text:p text:style-name="Standard">||uhost.club^$important</text:p>
      <text:p text:style-name="Standard">||uicdn.net^$important</text:p>
      <text:p text:style-name="Standard">||ujzuopinji.com^$important</text:p>
      <text:p text:style-name="Standard">||uk-script.dotmetrics.net^$important</text:p>
      <text:p text:style-name="Standard">||ukapindism.com^$important</text:p>
      <text:p text:style-name="Standard">||ukaygram.com^$important</text:p>
      <text:p text:style-name="Standard">||ukbanners.com^$important</text:p>
      <text:p text:style-name="Standard">||ukhereweare.ga^$important</text:p>
      <text:p text:style-name="Standard">||ukhereweare.gq^$important</text:p>
      <text:p text:style-name="Standard">||ukhereweare.ml^$important</text:p>
      <text:p text:style-name="Standard">||ukhtinada.com^$important</text:p>
      <text:p text:style-name="Standard">||uklidovka.eu^$important</text:p>
      <text:p text:style-name="Standard">||ukmsc-gammaknife.com^$important</text:p>
      <text:p text:style-name="Standard">||ukproductssylhet.com^$important</text:p>
      <text:p text:style-name="Standard">||ukr-apteka.pp.ua^$important</text:p>
      <text:p text:style-name="Standard">||ukrembtr.com^$important</text:p>
      <text:p text:style-name="Standard">||ukrhockey.info^$important</text:p>
      <text:p text:style-name="Standard">||ukurbap.duckdns.org^$important</text:p>
      <text:p text:style-name="Standard">||ulanhu.com^$important</text:p>
      <text:p text:style-name="Standard">||ulianaradko.hopto.org^$important</text:p>
      <text:p text:style-name="Standard">||uloab.com^$important</text:p>
      <text:p text:style-name="Standard">||ulrikhtm.ru^$important</text:p>
      <text:p text:style-name="Standard">||ultrabookreviews.com^$important</text:p>
      <text:p text:style-name="Standard">||ultragameshow.000webhostapp.com^$important</text:p>
      <text:p text:style-name="Standard">||ultramercial.com^$important</text:p>
      <text:p text:style-name="Standard">||ultranationmedia.com^$important</text:p>
      <text:p text:style-name="Standard">||ultrasatshop.com^$important</text:p>
      <text:p text:style-name="Standard">||ultraspeedtv.com^$important</text:p>
      <text:p text:style-name="Standard"><text:soft-page-break/>||ultsearch.com^$important</text:p>
      <text:p text:style-name="Standard">||ulukantasarim.com^$important</text:p>
      <text:p text:style-name="Standard">||umakara.com.ua^$important</text:p>
      <text:p text:style-name="Standard">||umankuyen.com.ar^$important</text:p>
      <text:p text:style-name="Standard">||umasoalma.com^$important</text:p>
      <text:p text:style-name="Standard">||umc-tech.com^$important</text:p>
      <text:p text:style-name="Standard">||umctech.duckdns.org^$important</text:p>
      <text:p text:style-name="Standard">||umctech.duckdns.orgumctech.duckdns.org^$important</text:p>
      <text:p text:style-name="Standard">||umelo.ga^$important</text:p>
      <text:p text:style-name="Standard">||ummistore.com^$important</text:p>
      <text:p text:style-name="Standard">||umquartodecena.com^$important</text:p>
      <text:p text:style-name="Standard">||umrah2u.com^$important</text:p>
      <text:p text:style-name="Standard">||umroh2zamzam.com^$important</text:p>
      <text:p text:style-name="Standard">||umswd6qo4ah9valh.com^$important</text:p>
      <text:p text:style-name="Standard">||una-studios.com^$important</text:p>
      <text:p text:style-name="Standard">||unaccpetable.publicvm.com^$important</text:p>
      <text:p text:style-name="Standard">||unanimis.co.uk^$important</text:p>
      <text:p text:style-name="Standard">||unboxingtoycon.mx^$important</text:p>
      <text:p text:style-name="Standard">||unconfessed-seam.000webhostapp.com^$important</text:p>
      <text:p text:style-name="Standard">||uncoolagency.com^$important</text:p>
      <text:p text:style-name="Standard">||undergroundlabsuk.com^$important</text:p>
      <text:p text:style-name="Standard">||underkits.com^$important</text:p>
      <text:p text:style-name="Standard">||underme.website^$important</text:p>
      <text:p text:style-name="Standard">||undersun.jp^$important</text:p>
      <text:p text:style-name="Standard">||undertone.com^$important</text:p>
      <text:p text:style-name="Standard">||uneargo.com^$important</text:p>
      <text:p text:style-name="Standard">||unecentro.com.br^$important</text:p>
      <text:p text:style-name="Standard">||uni-full.com^$important</text:p>
      <text:p text:style-name="Standard">||unicoltrack.tech^$important</text:p>
      <text:p text:style-name="Standard">||unicorn-hairextensions.com^$important</text:p>
      <text:p text:style-name="Standard">||unicorngloves.com^$important</text:p>
      <text:p text:style-name="Standard">||unicornpurp.pw^$important</text:p>
      <text:p text:style-name="Standard">||uniformmm.ddns.net^$important</text:p>
      <text:p text:style-name="Standard">||unimap-cairo.com^$important</text:p>
      <text:p text:style-name="Standard">||unimasa.icu^$important</text:p>
      <text:p text:style-name="Standard">||uninortediverso.com^$important</text:p>
      <text:p text:style-name="Standard">||uninscribed-reservo.000webhostapp.com^$important</text:p>
      <text:p text:style-name="Standard">||uninstall-tools.ru^$important</text:p>
      <text:p text:style-name="Standard">||uninstalltoolz.ru^$important</text:p>
      <text:p text:style-name="Standard">||unioneconsultoria.com.br^$important</text:p>
      <text:p text:style-name="Standard">||uniplaybook.com^$important</text:p>
      <text:p text:style-name="Standard">||unique-visa.com^$important</text:p>
      <text:p text:style-name="Standard">||uniquebhutan.com^$important</text:p>
      <text:p text:style-name="Standard">||uniquefabsystems.com^$important</text:p>
      <text:p text:style-name="Standard">||uniquehealthtip.com^$important</text:p>
      <text:p text:style-name="Standard">||uniquelee.us^$important</text:p>
      <text:p text:style-name="Standard">||uniquepierce.tech^$important</text:p>
      <text:p text:style-name="Standard">||unitce-automotive.com^$important</text:p>
      <text:p text:style-name="Standard">||unitconsulting.org^$important</text:p>
      <text:p text:style-name="Standard">||unitedctc.com^$important</text:p>
      <text:p text:style-name="Standard">||unitedfreightservices.net^$important</text:p>
      <text:p text:style-name="Standard">||unitedlineins.com^$important</text:p>
      <text:p text:style-name="Standard"><text:soft-page-break/>||unitedmedsshop.com^$important</text:p>
      <text:p text:style-name="Standard">||unitedshopbd.com^$important</text:p>
      <text:p text:style-name="Standard">||unitedstatesonlinesportsbetting.com^$important</text:p>
      <text:p text:style-name="Standard">||unitedwebpay.co^$important</text:p>
      <text:p text:style-name="Standard">||unitexarmenia.com^$important</text:p>
      <text:p text:style-name="Standard">||unitypestcontrolandservices.com^$important</text:p>
      <text:p text:style-name="Standard">||univers-service.com^$important</text:p>
      <text:p text:style-name="Standard">||universadeliveryservice.com^$important</text:p>
      <text:p text:style-name="Standard">||universal.iperceptions.com^$important</text:p>
      <text:p text:style-name="Standard">||universalamity.org^$important</text:p>
      <text:p text:style-name="Standard">||universalpaymentport.co^$important</text:p>
      <text:p text:style-name="Standard">||universegame.tk^$important</text:p>
      <text:p text:style-name="Standard">||unknowhost.ddns.net^$important</text:p>
      <text:p text:style-name="Standard">||unknowhost.zapto.org^$important</text:p>
      <text:p text:style-name="Standard">||unknown-soft.com^$important</text:p>
      <text:p text:style-name="Standard">||unknownmoney.duckdns.org^$important</text:p>
      <text:p text:style-name="Standard">||unlimitedbags.club^$important</text:p>
      <text:p text:style-name="Standard">||unlock2.neagoeandrei.com^$important</text:p>
      <text:p text:style-name="Standard">||unlockall.neagoeandrei.com^$important</text:p>
      <text:p text:style-name="Standard">||unlockbulgaria.com^$important</text:p>
      <text:p text:style-name="Standard">||unobscured-evaluati.000webhostapp.com^$important</text:p>
      <text:p text:style-name="Standard">||unoppressive-operat.000webhostapp.com^$important</text:p>
      <text:p text:style-name="Standard">||unrecurecd.com^$important</text:p>
      <text:p text:style-name="Standard">||unregisteredhost.dynu.net^$important</text:p>
      <text:p text:style-name="Standard">||unrrwa.org^$important</text:p>
      <text:p text:style-name="Standard">||unrulymedia.com^$important</text:p>
      <text:p text:style-name="Standard">||unsplash-collector.us-east-1.elasticbeanstalk.com^$important</text:p>
      <text:p text:style-name="Standard">||unsplash.com^$important</text:p>
      <text:p text:style-name="Standard">||unsurmised-pecks.000webhostapp.com^$important</text:p>
      <text:p text:style-name="Standard">||untd.com^$important</text:p>
      <text:p text:style-name="Standard">||uoabogados.com^$important</text:p>
      <text:p text:style-name="Standard">||up-liner.ru^$important</text:p>
      <text:p text:style-name="Standard">||up908.viewdns.net^$important</text:p>
      <text:p text:style-name="Standard">||upcom-pro.be^$important</text:p>
      <text:p text:style-name="Standard">||update-55.waw.pl^$important</text:p>
      <text:p text:style-name="Standard">||update-prog.com^$important</text:p>
      <text:p text:style-name="Standard">||update.bracncet.net^$important</text:p>
      <text:p text:style-name="Standard">||update.chromeconnect.digital^$important</text:p>
      <text:p text:style-name="Standard">||update.windowportals.xyz^$important</text:p>
      <text:p text:style-name="Standard">||updateadovesettings.io^$important</text:p>
      <text:p text:style-name="Standard">||updated.com^$important</text:p>
      <text:p text:style-name="Standard">||updatefacebook.ddns.net^$important</text:p>
      <text:p text:style-name="Standard">||updateinfo4.top^$important</text:p>
      <text:p text:style-name="Standard">||updateinstall.xyz^$important</text:p>
      <text:p text:style-name="Standard">||updateoffice360.top^$important</text:p>
      <text:p text:style-name="Standard">||updateoffileshares.cf^$important</text:p>
      <text:p text:style-name="Standard">||updates-windows-10-184623.com^$important</text:p>
      <text:p text:style-name="Standard">||updatesystem.linkpc.net^$important</text:p>
      <text:p text:style-name="Standard">||updatesysteml.ddns.net^$important</text:p>
      <text:p text:style-name="Standard">||updnaral.000webhostapp.com^$important</text:p>
      <text:p text:style-name="Standard">||upeya.org^$important</text:p>
      <text:p text:style-name="Standard">||uphokety.com^$important</text:p>
      <text:p text:style-name="Standard"><text:soft-page-break/>||uplevels.net^$important</text:p>
      <text:p text:style-name="Standard">||upload-exe.me^$important</text:p>
      <text:p text:style-name="Standard">||upload.moe^$important</text:p>
      <text:p text:style-name="Standard">||upload1.icu^$important</text:p>
      <text:p text:style-name="Standard">||uploader.sx^$important</text:p>
      <text:p text:style-name="Standard">||uploadexe.com^$important</text:p>
      <text:p text:style-name="Standard">||uploadexe.net^$important</text:p>
      <text:p text:style-name="Standard">||uploadvirus.com^$important</text:p>
      <text:p text:style-name="Standard">||upnews18.com^$important</text:p>
      <text:p text:style-name="Standard">||upojog.com^$important</text:p>
      <text:p text:style-name="Standard">||upperechelonextentionss.com^$important</text:p>
      <text:p text:style-name="Standard">||uppervalleyrainbowconnection.com^$important</text:p>
      <text:p text:style-name="Standard">||uppisl.com^$important</text:p>
      <text:p text:style-name="Standard">||upravel.com^$important</text:p>
      <text:p text:style-name="Standard">||upscionline.com^$important</text:p>
      <text:p text:style-name="Standard">||upshatioax.com^$important</text:p>
      <text:p text:style-name="Standard">||upsnap.com^$important</text:p>
      <text:p text:style-name="Standard">||uptime.com^$important</text:p>
      <text:p text:style-name="Standard">||upvaskithali.com^$important</text:p>
      <text:p text:style-name="Standard">||uqiyrgufaurljodorptt.com^$important</text:p>
      <text:p text:style-name="Standard">||urbanaturefilmes.com^$important</text:p>
      <text:p text:style-name="Standard">||urbanbasis.com^$important</text:p>
      <text:p text:style-name="Standard">||urbandogscol.com^$important</text:p>
      <text:p text:style-name="Standard">||urbanityadnetwork.com^$important</text:p>
      <text:p text:style-name="Standard">||urbanstyle.in^$important</text:p>
      <text:p text:style-name="Standard">||urbariatkavecany.sk^$important</text:p>
      <text:p text:style-name="Standard">||urhairlabo.com^$important</text:p>
      <text:p text:style-name="Standard">||urielheldcremations.co.za^$important</text:p>
      <text:p text:style-name="Standard">||urist-advokat-mogilev.by^$important</text:p>
      <text:p text:style-name="Standard">||urlcash.net^$important</text:p>
      <text:p text:style-name="Standard">||urogyn-workshops.com^$important</text:p>
      <text:p text:style-name="Standard">||ursreklam.com^$important</text:p>
      <text:p text:style-name="Standard">||urtoothfairy.com^$important</text:p>
      <text:p text:style-name="Standard">||urzedniczatv.pl^$important</text:p>
      <text:p text:style-name="Standard">||us-east-1-a.route.herokuapp.com^$important</text:p>
      <text:p text:style-name="Standard">||us.a1.yimg.com^$important</text:p>
      <text:p text:style-name="Standard">||usafile.info^$important</text:p>
      <text:p text:style-name="Standard">||usageanalytics.coveo.com^$important</text:p>
      <text:p text:style-name="Standard">||usapromotravel.com^$important</text:p>
      <text:p text:style-name="Standard">||usarmyvacations.info^$important</text:p>
      <text:p text:style-name="Standard">||usavisaconsultant.com^$important</text:p>
      <text:p text:style-name="Standard">||usbsearch.000webhostapp.com^$important</text:p>
      <text:p text:style-name="Standard">||useinsider.com^$important</text:p>
      <text:p text:style-name="Standard">||usemycredit.ml^$important</text:p>
      <text:p text:style-name="Standard">||user.sn.eamobile.com^$important</text:p>
      <text:p text:style-name="Standard">||user2332.royal-hosting.ru^$important</text:p>
      <text:p text:style-name="Standard">||useradmincloud.gq^$important</text:p>
      <text:p text:style-name="Standard">||usercentrics.eu^$important</text:p>
      <text:p text:style-name="Standard">||usergram.info^$important</text:p>
      <text:p text:style-name="Standard">||usergrid.com^$important</text:p>
      <text:p text:style-name="Standard">||userreplay.net^$important</text:p>
      <text:p text:style-name="Standard">||userreport.com^$important</text:p>
      <text:p text:style-name="Standard"><text:soft-page-break/>||userslinks.xyz^$important</text:p>
      <text:p text:style-name="Standard">||uservoice.com^$important</text:p>
      <text:p text:style-name="Standard">||useurogren.com^$important</text:p>
      <text:p text:style-name="Standard">||ushuscleaningservice.com^$important</text:p>
      <text:p text:style-name="Standard">||uslbair.com^$important</text:p>
      <text:p text:style-name="Standard">||uslugielektrycznesiedlce.pl^$important</text:p>
      <text:p text:style-name="Standard">||usmsad.tom.com^$important</text:p>
      <text:p text:style-name="Standard">||uspeshnybusiness.ru^$important</text:p>
      <text:p text:style-name="Standard">||ustamservis.net^$important</text:p>
      <text:p text:style-name="Standard">||ustazarab.com^$important</text:p>
      <text:p text:style-name="Standard">||ustbuldozer.com^$important</text:p>
      <text:p text:style-name="Standard">||usupdatereply.xyz^$important</text:p>
      <text:p text:style-name="Standard">||uswatunhasanahkaltim.com^$important</text:p>
      <text:p text:style-name="Standard">||utafitifoundation.org^$important</text:p>
      <text:p text:style-name="Standard">||utahdonorsforum.com^$important</text:p>
      <text:p text:style-name="Standard">||utarget.co.uk^$important</text:p>
      <text:p text:style-name="Standard">||utdetofansene.com^$important</text:p>
      <text:p text:style-name="Standard">||utellshop.tech^$important</text:p>
      <text:p text:style-name="Standard">||utf-16.ovh^$important</text:p>
      <text:p text:style-name="Standard">||utils.mediageneral.net^$important</text:p>
      <text:p text:style-name="Standard">||utirierons.com^$important</text:p>
      <text:p text:style-name="Standard">||utkin.space^$important</text:p>
      <text:p text:style-name="Standard">||utlmy.xyz^$important</text:p>
      <text:p text:style-name="Standard">||utmank.bid^$important</text:p>
      <text:p text:style-name="Standard">||utopia-suites.com^$important</text:p>
      <text:p text:style-name="Standard">||utopiasporcenter.com^$important</text:p>
      <text:p text:style-name="Standard">||utorrentpro.com^$important</text:p>
      <text:p text:style-name="Standard">||utransilvania.ro^$important</text:p>
      <text:p text:style-name="Standard">||uttarakhandghoomo.com^$important</text:p>
      <text:p text:style-name="Standard">||uttarakhandvarta.com^$important</text:p>
      <text:p text:style-name="Standard">||uuid.thetrancoe.com^$important</text:p>
      <text:p text:style-name="Standard">||uuviettravel.net^$important</text:p>
      <text:p text:style-name="Standard">||uvayuov.hussanways.com^$important</text:p>
      <text:p text:style-name="Standard">||uvurinestl.com^$important</text:p>
      <text:p text:style-name="Standard">||uwhfdsndcjdn.ml^$important</text:p>
      <text:p text:style-name="Standard">||uwhfdsndcjdn.tk^$important</text:p>
      <text:p text:style-name="Standard">||uwrouwdrukwerk.frl^$important</text:p>
      <text:p text:style-name="Standard">||uxfeedback.ru^$important</text:p>
      <text:p text:style-name="Standard">||uyghurchem.com^$important</text:p>
      <text:p text:style-name="Standard">||uyikjtn.eu^$important</text:p>
      <text:p text:style-name="Standard">||uzeyirpeygamber.com^$important</text:p>
      <text:p text:style-name="Standard">||uzoclouds.eu^$important</text:p>
      <text:p text:style-name="Standard">||uzocoms.eu^$important</text:p>
      <text:p text:style-name="Standard">||uzoeze.online^$important</text:p>
      <text:p text:style-name="Standard">||uzojesse.top^$important</text:p>
      <text:p text:style-name="Standard">||uzoma.ru^$important</text:p>
      <text:p text:style-name="Standard">||v-chek.in^$important</text:p>
      <text:p text:style-name="Standard">||v.lkqd.net^$important</text:p>
      <text:p text:style-name="Standard">||v1.cnzz.com^$important</text:p>
      <text:p text:style-name="Standard">||v1minute.site^$important</text:p>
      <text:p text:style-name="Standard">||v2sk.com^$important</text:p>
      <text:p text:style-name="Standard">||v39t67xz.ru^$important</text:p>
      <text:p text:style-name="Standard"><text:soft-page-break/>||v3wkdzd.com^$important</text:p>
      <text:p text:style-name="Standard">||v5k42qw3j1y955f6.com^$important</text:p>
      <text:p text:style-name="Standard">||v73adrian79.company^$important</text:p>
      <text:p text:style-name="Standard">||vacepideaf.com^$important</text:p>
      <text:p text:style-name="Standard">||vaddesobhanadri.com^$important</text:p>
      <text:p text:style-name="Standard">||vadhuvarparichay.com^$important</text:p>
      <text:p text:style-name="Standard">||vaguevague.com^$important</text:p>
      <text:p text:style-name="Standard">||vaheracouncil.com^$important</text:p>
      <text:p text:style-name="Standard">||vahhav.xyz^$important</text:p>
      <text:p text:style-name="Standard">||vahufapave.com^$important</text:p>
      <text:p text:style-name="Standard">||vaiit.com^$important</text:p>
      <text:p text:style-name="Standard">||vailvalleycouponcodes.com^$important</text:p>
      <text:p text:style-name="Standard">||vaiscot.site^$important</text:p>
      <text:p text:style-name="Standard">||vaiseferrarnoob.duckdns.org^$important</text:p>
      <text:p text:style-name="Standard">||vakantieholland.eu^$important</text:p>
      <text:p text:style-name="Standard">||valeautopecas.valeexpressa.com^$important</text:p>
      <text:p text:style-name="Standard">||valentindiehl.de^$important</text:p>
      <text:p text:style-name="Standard">||valiantlogistics.org^$important</text:p>
      <text:p text:style-name="Standard">||validclick.com^$important</text:p>
      <text:p text:style-name="Standard">||valkindead.ru^$important</text:p>
      <text:p text:style-name="Standard">||valleyonlineshop.com^$important</text:p>
      <text:p text:style-name="Standard">||valuead.com^$important</text:p>
      <text:p text:style-name="Standard">||valueclick.com^$important</text:p>
      <text:p text:style-name="Standard">||valueclickmedia.com^$important</text:p>
      <text:p text:style-name="Standard">||valuecommerce.com^$important</text:p>
      <text:p text:style-name="Standard">||valuesponsor.com^$important</text:p>
      <text:p text:style-name="Standard">||vancelogistics-au.com^$important</text:p>
      <text:p text:style-name="Standard">||vancouvermeatmarket.com^$important</text:p>
      <text:p text:style-name="Standard">||vanderbruggen.eu^$important</text:p>
      <text:p text:style-name="Standard">||vandroid.xyz^$important</text:p>
      <text:p text:style-name="Standard">||vaner.com.sg^$important</text:p>
      <text:p text:style-name="Standard">||vanezas.com^$important</text:p>
      <text:p text:style-name="Standard">||vanhaeften.eu^$important</text:p>
      <text:p text:style-name="Standard">||vanikz.com^$important</text:p>
      <text:p text:style-name="Standard">||vanilla-extensions.com^$important</text:p>
      <text:p text:style-name="Standard">||vanillatest.ddns.net^$important</text:p>
      <text:p text:style-name="Standard">||vanisoftware.com^$important</text:p>
      <text:p text:style-name="Standard">||vanityfair.com^$important</text:p>
      <text:p text:style-name="Standard">||vanjahola9.ddns.net^$important</text:p>
      <text:p text:style-name="Standard">||vanlokaq-monics.gq^$important</text:p>
      <text:p text:style-name="Standard">||vanmaysedenvoitoinhahi.com^$important</text:p>
      <text:p text:style-name="Standard">||vantourism.info^$important</text:p>
      <text:p text:style-name="Standard">||vanyt.duckdns.org^$important</text:p>
      <text:p text:style-name="Standard">||varang.ru^$important</text:p>
      <text:p text:style-name="Standard">||vardancards.com^$important</text:p>
      <text:p text:style-name="Standard">||vargaxrat.ddns.net^$important</text:p>
      <text:p text:style-name="Standard">||varietyawidefaster.pw^$important</text:p>
      <text:p text:style-name="Standard">||vario-reducer.com^$important</text:p>
      <text:p text:style-name="Standard">||varshatalaee.ir^$important</text:p>
      <text:p text:style-name="Standard">||varzeshpress.com^$important</text:p>
      <text:p text:style-name="Standard">||vasantvihar.co^$important</text:p>
      <text:p text:style-name="Standard">||vashdok.com.ua^$important</text:p>
      <text:p text:style-name="Standard"><text:soft-page-break/>||vashuyin.hopto.org^$important</text:p>
      <text:p text:style-name="Standard">||vast-events.inner-active.mobi^$important</text:p>
      <text:p text:style-name="Standard">||vastinopulotiste.tk^$important</text:p>
      <text:p text:style-name="Standard">||vastuvidyaarchitects.com^$important</text:p>
      <text:p text:style-name="Standard">||vata.pw^$important</text:p>
      <text:p text:style-name="Standard">||vataksi.al^$important</text:p>
      <text:p text:style-name="Standard">||vatlieumoihanoi.com^$important</text:p>
      <text:p text:style-name="Standard">||vatonly.com^$important</text:p>
      <text:p text:style-name="Standard">||vatraneamului.it^$important</text:p>
      <text:p text:style-name="Standard">||vaultonex.com^$important</text:p>
      <text:p text:style-name="Standard">||vaxosyk.com^$important</text:p>
      <text:p text:style-name="Standard">||vaxton.pw^$important</text:p>
      <text:p text:style-name="Standard">||vaxton.site^$important</text:p>
      <text:p text:style-name="Standard">||vaxton.xyz^$important</text:p>
      <text:p text:style-name="Standard">||vaytiencaptoc.info^$important</text:p>
      <text:p text:style-name="Standard">||vaytienlaocai.com^$important</text:p>
      <text:p text:style-name="Standard">||vayu123.000webhostapp.com^$important</text:p>
      <text:p text:style-name="Standard">||vazarely2.neagoeandrei.com^$important</text:p>
      <text:p text:style-name="Standard">||vbni.pw^$important</text:p>
      <text:p text:style-name="Standard">||vc24x7.com^$important</text:p>
      <text:p text:style-name="Standard">||vcpesaas.com^$important</text:p>
      <text:p text:style-name="Standard">||vd254.mycdn.me^$important</text:p>
      <text:p text:style-name="Standard">||vd255.mycdn.me^$important</text:p>
      <text:p text:style-name="Standard">||vdbto19wogzzu.info^$important</text:p>
      <text:p text:style-name="Standard">||vdopia.com^$important</text:p>
      <text:p text:style-name="Standard">||vduncanoo.club^$important</text:p>
      <text:p text:style-name="Standard">||vebermars.com^$important</text:p>
      <text:p text:style-name="Standard">||vectto.bunkernet.club^$important</text:p>
      <text:p text:style-name="Standard">||vedaclassify.com^$important</text:p>
      <text:p text:style-name="Standard">||vedanshsoft.com^$important</text:p>
      <text:p text:style-name="Standard">||vedax.store^$important</text:p>
      <text:p text:style-name="Standard">||vedicaadarshkulam.org^$important</text:p>
      <text:p text:style-name="Standard">||veen.pw^$important</text:p>
      <text:p text:style-name="Standard">||veenhuis.ru^$important</text:p>
      <text:p text:style-name="Standard">||veganwarrior.racevmarketing.com^$important</text:p>
      <text:p text:style-name="Standard">||veilamen.com^$important</text:p>
      <text:p text:style-name="Standard">||veille-referencement.com^$important</text:p>
      <text:p text:style-name="Standard">||veinsart.com^$important</text:p>
      <text:p text:style-name="Standard">||vejaaki.site^$important</text:p>
      <text:p text:style-name="Standard">||vektorex.com^$important</text:p>
      <text:p text:style-name="Standard">||velatoursrls.com^$important</text:p>
      <text:p text:style-name="Standard">||velcr.info^$important</text:p>
      <text:p text:style-name="Standard">||velissimilio.site^$important</text:p>
      <text:p text:style-name="Standard">||vellz0n.com^$important</text:p>
      <text:p text:style-name="Standard">||velo2.mon-application.com^$important</text:p>
      <text:p text:style-name="Standard">||velocitycdn.com^$script,important</text:p>
      <text:p text:style-name="Standard">||velti.com^$important</text:p>
      <text:p text:style-name="Standard">||vemalandsafaris.com^$important</text:p>
      <text:p text:style-name="Standard">||vemaybaynhatphuong.com^$important</text:p>
      <text:p text:style-name="Standard">||vemaybayrenhat.com^$important</text:p>
      <text:p text:style-name="Standard">||vemaybaythuha.com^$important</text:p>
      <text:p text:style-name="Standard">||vendameucarroo.com^$important</text:p>
      <text:p text:style-name="Standard"><text:soft-page-break/>||vendere-su-internet.com^$important</text:p>
      <text:p text:style-name="Standard">||vendingdeco.pl^$important</text:p>
      <text:p text:style-name="Standard">||vendoraccs.ru^$important</text:p>
      <text:p text:style-name="Standard">||venitronics.com^$important</text:p>
      <text:p text:style-name="Standard">||venividivici.host^$important</text:p>
      <text:p text:style-name="Standard">||venkindead.zone^$important</text:p>
      <text:p text:style-name="Standard">||venoblack.com^$important</text:p>
      <text:p text:style-name="Standard">||venot.ddns.net^$important</text:p>
      <text:p text:style-name="Standard">||venresf.ml^$important</text:p>
      <text:p text:style-name="Standard">||venta72.ru^$important</text:p>
      <text:p text:style-name="Standard">||venteexpress.ma^$important</text:p>
      <text:p text:style-name="Standard">||venteypunto.com^$important</text:p>
      <text:p text:style-name="Standard">||ventivmedia.com^$important</text:p>
      <text:p text:style-name="Standard">||ventoclima.hopto.org^$important</text:p>
      <text:p text:style-name="Standard">||venturemeets.com^$important</text:p>
      <text:p text:style-name="Standard">||venuspowerbd.com^$important</text:p>
      <text:p text:style-name="Standard">||venusyum.com^$important</text:p>
      <text:p text:style-name="Standard">||venzatechi.online^$important</text:p>
      <text:p text:style-name="Standard">||verac.com.mx^$important</text:p>
      <text:p text:style-name="Standard">||veranorock.at^$important</text:p>
      <text:p text:style-name="Standard">||verdictx.tk^$important</text:p>
      <text:p text:style-name="Standard">||veresk-studio.ru^$important</text:p>
      <text:p text:style-name="Standard">||vergnanoshop.ru^$important</text:p>
      <text:p text:style-name="Standard">||vericlick.com^$important</text:p>
      <text:p text:style-name="Standard">||verification-annuelle-pay.pal.depositpulsa99.com^$important</text:p>
      <text:p text:style-name="Standard">||verifiedluckbest.com^$important</text:p>
      <text:p text:style-name="Standard">||versacecommunity.com^$important</text:p>
      <text:p text:style-name="Standard">||versatilehairshop.com^$important</text:p>
      <text:p text:style-name="Standard">||verstandige.nl^$important</text:p>
      <text:p text:style-name="Standard">||verstka.website^$important</text:p>
      <text:p text:style-name="Standard">||vertadnet.com^$important</text:p>
      <text:p text:style-name="Standard">||veruta.com^$important</text:p>
      <text:p text:style-name="Standard">||vervemobile.com^$important</text:p>
      <text:p text:style-name="Standard">||vervewireless.com^$important</text:p>
      <text:p text:style-name="Standard">||very.ruvmp.ru^$important</text:p>
      <text:p text:style-name="Standard">||veryplushhair.com^$important</text:p>
      <text:p text:style-name="Standard">||veseco.pt^$important</text:p>
      <text:p text:style-name="Standard">||vesidailucachau.com^$important</text:p>
      <text:p text:style-name="Standard">||vesinhcongnghiepqd.com^$important</text:p>
      <text:p text:style-name="Standard">||veslydecor.com^$important</text:p>
      <text:p text:style-name="Standard">||vestcheasy.com^$important</text:p>
      <text:p text:style-name="Standard">||vet-equin.fr^$important</text:p>
      <text:p text:style-name="Standard">||vet-growth.com^$important</text:p>
      <text:p text:style-name="Standard">||veteran-volley.com.ua^$important</text:p>
      <text:p text:style-name="Standard">||veteransdisabilityinsuranceattorney.com^$important</text:p>
      <text:p text:style-name="Standard">||veulalmffyy.company^$important</text:p>
      <text:p text:style-name="Standard">||veve.fun^$important</text:p>
      <text:p text:style-name="Standard">||vevete22.pw^$important</text:p>
      <text:p text:style-name="Standard">||vexacom.com^$important</text:p>
      <text:p text:style-name="Standard">||veyettegroup.com^$important</text:p>
      <text:p text:style-name="Standard">||veyron.ir^$important</text:p>
      <text:p text:style-name="Standard">||vfxfesst.com^$important</text:p>
      <text:p text:style-name="Standard"><text:soft-page-break/>||vg-tour.com^$important</text:p>
      <text:p text:style-name="Standard">||vgpromoters.com^$important</text:p>
      <text:p text:style-name="Standard">||vgxph.com^$important</text:p>
      <text:p text:style-name="Standard">||vi-1.icu^$important</text:p>
      <text:p text:style-name="Standard">||viafoura.co^$important</text:p>
      <text:p text:style-name="Standard">||viancaplast.com^$important</text:p>
      <text:p text:style-name="Standard">||vibecore.ml^$important</text:p>
      <text:p text:style-name="Standard">||vibecore20.top^$important</text:p>
      <text:p text:style-name="Standard">||vibetronic.id^$important</text:p>
      <text:p text:style-name="Standard">||vibrantmedia.com^$important</text:p>
      <text:p text:style-name="Standard">||viciregony.com^$important</text:p>
      <text:p text:style-name="Standard">||vickyhupfeld.info^$important</text:p>
      <text:p text:style-name="Standard">||vicomdistribucion.top^$important</text:p>
      <text:p text:style-name="Standard">||victim1717.ddns.net^$important</text:p>
      <text:p text:style-name="Standard">||victimsawareness.com^$important</text:p>
      <text:p text:style-name="Standard">||victimsawareness.net^$important</text:p>
      <text:p text:style-name="Standard">||victorybijja.com^$important</text:p>
      <text:p text:style-name="Standard">||victoryseminary.com^$important</text:p>
      <text:p text:style-name="Standard">||vid1021.d41.co^$important</text:p>
      <text:p text:style-name="Standard">||vidaepicaoficial.com^$important</text:p>
      <text:p text:style-name="Standard">||vidafilm.mx^$important</text:p>
      <text:p text:style-name="Standard">||vidalgesso.com.br^$important</text:p>
      <text:p text:style-name="Standard">||vidar321.ru^$important</text:p>
      <text:p text:style-name="Standard">||video-ld.ru^$important</text:p>
      <text:p text:style-name="Standard">||video-stats.video.google.com^$important</text:p>
      <text:p text:style-name="Standard">||video.adaptv.advertising.com^$important</text:p>
      <text:p text:style-name="Standard">||video.google.com^$important</text:p>
      <text:p text:style-name="Standard">||videoegg.com^$important</text:p>
      <text:p text:style-name="Standard">||videofuneral.net^$important</text:p>
      <text:p text:style-name="Standard">||videohub.tv^$important</text:p>
      <text:p text:style-name="Standard">||videokontent.com.ua^$important</text:p>
      <text:p text:style-name="Standard">||videomarketing.tk^$important</text:p>
      <text:p text:style-name="Standard">||videract.com^$important</text:p>
      <text:p text:style-name="Standard">||vidible.tv^$important</text:p>
      <text:p text:style-name="Standard">||vidiyo.me^$important</text:p>
      <text:p text:style-name="Standard">||vidrioyaluminiosayj.com^$important</text:p>
      <text:p text:style-name="Standard">||vidyard.com^$important</text:p>
      <text:p text:style-name="Standard">||viebyvieby.ru^$important</text:p>
      <text:p text:style-name="Standard">||vieclamsaigon.vn^$important</text:p>
      <text:p text:style-name="Standard">||vietjetair.cf^$important</text:p>
      <text:p text:style-name="Standard">||vietmustpay.ga^$important</text:p>
      <text:p text:style-name="Standard">||vietnhabienhoa.com^$important</text:p>
      <text:p text:style-name="Standard">||viettel3g4g.online^$important</text:p>
      <text:p text:style-name="Standard">||viettrust-vn.net^$important</text:p>
      <text:p text:style-name="Standard">||vietucgroup.org^$important</text:p>
      <text:p text:style-name="Standard">||view4cash.de^$important</text:p>
      <text:p text:style-name="Standard">||view52.com^$important</text:p>
      <text:p text:style-name="Standard">||viewgr.com^$important</text:p>
      <text:p text:style-name="Standard">||viewi.publicvm.com^$important</text:p>
      <text:p text:style-name="Standard">||viewpoint.com^$important</text:p>
      <text:p text:style-name="Standard">||viewwonder.com^$important</text:p>
      <text:p text:style-name="Standard">||vigamagazine.com^$important</text:p>
      <text:p text:style-name="Standard"><text:soft-page-break/>||viglink.com^$important</text:p>
      <text:p text:style-name="Standard">||vigreenfarm.vn^$important</text:p>
      <text:p text:style-name="Standard">||vihub.ru^$important</text:p>
      <text:p text:style-name="Standard">||vikstory.ca^$important</text:p>
      <text:p text:style-name="Standard">||viladaran.org^$important</text:p>
      <text:p text:style-name="Standard">||vilion-works.com^$important</text:p>
      <text:p text:style-name="Standard">||villakaffeebohne.com^$important</text:p>
      <text:p text:style-name="Standard">||villaprinsenhonk.nl^$important</text:p>
      <text:p text:style-name="Standard">||villasroofingcontractors.com^$important</text:p>
      <text:p text:style-name="Standard">||viman.digital^$important</text:p>
      <text:p text:style-name="Standard">||vinafruit.net^$important</text:p>
      <text:p text:style-name="Standard">||vinalpapel.com^$important</text:p>
      <text:p text:style-name="Standard">||vinastardiamonds.cf^$important</text:p>
      <text:p text:style-name="Standard">||vinay29.000webhostapp.com^$important</text:p>
      <text:p text:style-name="Standard">||vinaykhatri.in^$important</text:p>
      <text:p text:style-name="Standard">||vincecamutogiftcard.com^$important</text:p>
      <text:p text:style-name="Standard">||vincity-oceanpark-gialam.com^$important</text:p>
      <text:p text:style-name="Standard">||vinco.cc^$important</text:p>
      <text:p text:style-name="Standard">||vindicosuite.com^$important</text:p>
      <text:p text:style-name="Standard">||vinetechs.net^$important</text:p>
      <text:p text:style-name="Standard">||vinfofix.com^$important</text:p>
      <text:p text:style-name="Standard">||vinhcba.com^$important</text:p>
      <text:p text:style-name="Standard">||vinhchau.net^$important</text:p>
      <text:p text:style-name="Standard">||vinhomesgoldenriver.info^$important</text:p>
      <text:p text:style-name="Standard">||vinhomeswestpointhanoi.com^$important</text:p>
      <text:p text:style-name="Standard">||vinihuber.com^$important</text:p>
      <text:p text:style-name="Standard">||vinkagu.com^$important</text:p>
      <text:p text:style-name="Standard">||vinsportiataymo.com^$important</text:p>
      <text:p text:style-name="Standard">||vintageartgalleria.com^$important</text:p>
      <text:p text:style-name="Standard">||vintrsi.com^$important</text:p>
      <text:p text:style-name="Standard">||viodroka.top^$important</text:p>
      <text:p text:style-name="Standard">||viona589.ddns.net^$important</text:p>
      <text:p text:style-name="Standard">||vioprotection.com.co^$important</text:p>
      <text:p text:style-name="Standard">||vioropeily.com^$important</text:p>
      <text:p text:style-name="Standard">||vip.maohuagong.com^$important</text:p>
      <text:p text:style-name="Standard">||vip163.ga^$important</text:p>
      <text:p text:style-name="Standard">||vipcanadatours.com^$important</text:p>
      <text:p text:style-name="Standard">||vipfilehost.com^$important</text:p>
      <text:p text:style-name="Standard">||vipkon.com.tr^$important</text:p>
      <text:p text:style-name="Standard">||viplight.ae^$important</text:p>
      <text:p text:style-name="Standard">||viplovechs.com^$important</text:p>
      <text:p text:style-name="Standard">||viral-gift.com^$important</text:p>
      <text:p text:style-name="Standard">||viral-smart.com^$important</text:p>
      <text:p text:style-name="Standard">||viralzingz.com^$important</text:p>
      <text:p text:style-name="Standard">||viromedia.net^$important</text:p>
      <text:p text:style-name="Standard">||virtualmachine22.ddns.net^$important</text:p>
      <text:p text:style-name="Standard">||virtuoushairline.org^$important</text:p>
      <text:p text:style-name="Standard">||virusdns.duckdns.org^$important</text:p>
      <text:p text:style-name="Standard">||visa.org.ua^$important</text:p>
      <text:p text:style-name="Standard">||visatosdesniai.tk^$important</text:p>
      <text:p text:style-name="Standard">||viseny.com^$important</text:p>
      <text:p text:style-name="Standard">||vishwakarmaacademy.com^$important</text:p>
      <text:p text:style-name="Standard"><text:soft-page-break/>||vision4cph.com^$important</text:p>
      <text:p text:style-name="Standard">||visionariesacademy.com^$important</text:p>
      <text:p text:style-name="Standard">||visiondev.online^$important</text:p>
      <text:p text:style-name="Standard">||visionrealestatesvs.com^$important</text:p>
      <text:p text:style-name="Standard">||visions.ddns.net^$important</text:p>
      <text:p text:style-name="Standard">||visionscape.duckdns.org^$important</text:p>
      <text:p text:style-name="Standard">||visistat.com^$important</text:p>
      <text:p text:style-name="Standard">||visit.webhosting.yahoo.com^$important</text:p>
      <text:p text:style-name="Standard">||visitbox.de^$important</text:p>
      <text:p text:style-name="Standard">||visitik.men^$important</text:p>
      <text:p text:style-name="Standard">||visitkalamaria.com^$important</text:p>
      <text:p text:style-name="Standard">||visten23.ru^$important</text:p>
      <text:p text:style-name="Standard">||visual-pagerank.fr^$important</text:p>
      <text:p text:style-name="Standard">||visualrevenue.com^$important</text:p>
      <text:p text:style-name="Standard">||visualstudio.com^$important</text:p>
      <text:p text:style-name="Standard">||visualwebsiteoptimizer.com^$important</text:p>
      <text:p text:style-name="Standard">||visudam.ga^$important</text:p>
      <text:p text:style-name="Standard">||vitainspire.com^$important</text:p>
      <text:p text:style-name="Standard">||vitaliberatatraining.com^$important</text:p>
      <text:p text:style-name="Standard">||vitallita.com^$important</text:p>
      <text:p text:style-name="Standard">||vitalmania.eu^$important</text:p>
      <text:p text:style-name="Standard">||vitaminda.com^$important</text:p>
      <text:p text:style-name="Standard">||vitiba.ga^$important</text:p>
      <text:p text:style-name="Standard">||viticomvietnam.com^$important</text:p>
      <text:p text:style-name="Standard">||vivalingard.cf^$important</text:p>
      <text:p text:style-name="Standard">||vivalingard.ml^$important</text:p>
      <text:p text:style-name="Standard">||vivasemfumar.club^$important</text:p>
      <text:p text:style-name="Standard">||vivasivo.com^$important</text:p>
      <text:p text:style-name="Standard">||vivatruck.eu^$important</text:p>
      <text:p text:style-name="Standard">||vivekprakashtiwari.com^$important</text:p>
      <text:p text:style-name="Standard">||vivirdelabolsa.com^$important</text:p>
      <text:p text:style-name="Standard">||vivivi.myftp.org^$important</text:p>
      <text:p text:style-name="Standard">||viviylamimi.com^$important</text:p>
      <text:p text:style-name="Standard">||vivowoman.com^$important</text:p>
      <text:p text:style-name="Standard">||vizertv.xyz^$important</text:p>
      <text:p text:style-name="Standard">||vjjwuegyajqtiqmalkqv.com^$important</text:p>
      <text:p text:style-name="Standard">||vk.com^$important</text:p>
      <text:p text:style-name="Standard">||vkcache.com^$important</text:p>
      <text:p text:style-name="Standard">||vkcdnservice.com^$important</text:p>
      <text:p text:style-name="Standard">||vkoldru.000webhostapp.com^$important</text:p>
      <text:p text:style-name="Standard">||vksaodyd.kro.kr^$important</text:p>
      <text:p text:style-name="Standard">||vladimirfilin.com^$important</text:p>
      <text:p text:style-name="Standard">||vladisfoxlink.ru^$important</text:p>
      <text:p text:style-name="Standard">||vlareembad.com^$important</text:p>
      <text:p text:style-name="Standard">||vldk.life^$important</text:p>
      <text:p text:style-name="Standard">||vlkl.xyz^$important</text:p>
      <text:p text:style-name="Standard">||vlklz.xyz^$important</text:p>
      <text:p text:style-name="Standard">||vlmadisson.tk^$important</text:p>
      <text:p text:style-name="Standard">||vlojr.pw^$important</text:p>
      <text:p text:style-name="Standard">||vm1063460.had.tf^$important</text:p>
      <text:p text:style-name="Standard">||vm1148613.hl.had.pm^$important</text:p>
      <text:p text:style-name="Standard">||vm1195891.kvm.had.wf^$important</text:p>
      <text:p text:style-name="Standard"><text:soft-page-break/>||vm1245456.ssd.had.yt^$important</text:p>
      <text:p text:style-name="Standard">||vm1261350.ssd.had.yt^$important</text:p>
      <text:p text:style-name="Standard">||vm1265017.ssd.had.yt^$important</text:p>
      <text:p text:style-name="Standard">||vm1285664.ssd.had.yt^$important</text:p>
      <text:p text:style-name="Standard">||vm1306776.ssd.had.yt^$important</text:p>
      <text:p text:style-name="Standard">||vm948040.had.wf^$important</text:p>
      <text:p text:style-name="Standard">||vman20.com^$important</text:p>
      <text:p text:style-name="Standard">||vman21.com^$important</text:p>
      <text:p text:style-name="Standard">||vman22.com^$important</text:p>
      <text:p text:style-name="Standard">||vman23.com^$important</text:p>
      <text:p text:style-name="Standard">||vmirejivotnix.website^$important</text:p>
      <text:p text:style-name="Standard">||vmphotograph.com^$important</text:p>
      <text:p text:style-name="Standard">||vmsecuritysolutions.com^$important</text:p>
      <text:p text:style-name="Standard">||vmv888.bit^$important</text:p>
      <text:p text:style-name="Standard">||vn-share.cf^$important</text:p>
      <text:p text:style-name="Standard">||vn-toupo.com^$important</text:p>
      <text:p text:style-name="Standard">||vnbmkghjfdxc.ug^$important</text:p>
      <text:p text:style-name="Standard">||vncannabis.com^$important</text:p>
      <text:p text:style-name="Standard">||vncservtec.000webhostapp.com^$important</text:p>
      <text:p text:style-name="Standard">||vnn-nv.com^$important</text:p>
      <text:p text:style-name="Standard">||vnswebtech.com^$important</text:p>
      <text:p text:style-name="Standard">||vnv.dance^$important</text:p>
      <text:p text:style-name="Standard">||vocaciondefuturo.cl^$important</text:p>
      <text:p text:style-name="Standard">||vochspak.su^$important</text:p>
      <text:p text:style-name="Standard">||vogelmi.linkpc.net^$important</text:p>
      <text:p text:style-name="Standard">||vogue.com^$important</text:p>
      <text:p text:style-name="Standard">||voguedraper.com^$important</text:p>
      <text:p text:style-name="Standard">||voiceacademyusa.com^$important</text:p>
      <text:p text:style-name="Standard">||voicefive.com^$important</text:p>
      <text:p text:style-name="Standard">||voicelsp.com^$important</text:p>
      <text:p text:style-name="Standard">||voicetoplusms.com^$important</text:p>
      <text:p text:style-name="Standard">||voip96.ru^$important</text:p>
      <text:p text:style-name="Standard">||volamtayson.top^$important</text:p>
      <text:p text:style-name="Standard">||volamthailan.com^$important</text:p>
      <text:p text:style-name="Standard">||volissos.gr^$important</text:p>
      <text:p text:style-name="Standard">||volvoselektshop.no^$important</text:p>
      <text:p text:style-name="Standard">||vorminfunctie.nl^$important</text:p>
      <text:p text:style-name="Standard">||vostfree.com/atag.js^important</text:p>
      <text:p text:style-name="Standard">||votaggiobriggs.com^$important</text:p>
      <text:p text:style-name="Standard">||vote4amit.com^$important</text:p>
      <text:p text:style-name="Standard">||vote4congress.com^$important</text:p>
      <text:p text:style-name="Standard">||votetopanel.tk^$important</text:p>
      <text:p text:style-name="Standard">||voumall.com^$important</text:p>
      <text:p text:style-name="Standard">||vousinvest.com^$important</text:p>
      <text:p text:style-name="Standard">||vovsigorta.com^$important</text:p>
      <text:p text:style-name="Standard">||voxmedia.com^$important</text:p>
      <text:p text:style-name="Standard">||vozvratdeneg23.ru^$important</text:p>
      <text:p text:style-name="Standard">||vpacheco.eu^$important</text:p>
      <text:p text:style-name="Standard">||vpentimex.com^$important</text:p>
      <text:p text:style-name="Standard">||vplserver.duckdns.org^$important</text:p>
      <text:p text:style-name="Standard">||vpnchjuy.ddns.net^$important</text:p>
      <text:p text:style-name="Standard">||vpnserver.sytes.net^$important</text:p>
      <text:p text:style-name="Standard"><text:soft-page-break/>||vpon.com^$important</text:p>
      <text:p text:style-name="Standard">||vps333.com^$important</text:p>
      <text:p text:style-name="Standard">||vpsojhaul.com^$important</text:p>
      <text:p text:style-name="Standard">||vputin.pk^$important</text:p>
      <text:p text:style-name="Standard">||vrankendiamant.co.kr^$important</text:p>
      <text:p text:style-name="Standard">||vrdeveloperspk.com^$important</text:p>
      <text:p text:style-name="Standard">||vreau-relatie.eu^$important</text:p>
      <text:p text:style-name="Standard">||vredux.space^$important</text:p>
      <text:p text:style-name="Standard">||vrs.cz^$important</text:p>
      <text:p text:style-name="Standard">||vrtxx64uo.com^$important</text:p>
      <text:p text:style-name="Standard">||vs.tucows.com^$important</text:p>
      <text:p text:style-name="Standard">||vshopbuy.com^$important</text:p>
      <text:p text:style-name="Standard">||vsnou432.top^$important</text:p>
      <text:p text:style-name="Standard">||vsochi-park-hotel.ru^$important</text:p>
      <text:p text:style-name="Standard">||vspirelab.com^$important</text:p>
      <text:p text:style-name="Standard">||vsplegals.com^$important</text:p>
      <text:p text:style-name="Standard">||vspmscop.org^$important</text:p>
      <text:p text:style-name="Standard">||vszdee99kf.com^$important</text:p>
      <text:p text:style-name="Standard">||vt-ne.com^$important</text:p>
      <text:p text:style-name="Standard">||vtechmachinery.com^$important</text:p>
      <text:p text:style-name="Standard">||vtecislive.xyz^$important</text:p>
      <text:p text:style-name="Standard">||vuesducap.fr^$important</text:p>
      <text:p text:style-name="Standard">||vukhhjzd.com^$important</text:p>
      <text:p text:style-name="Standard">||vulpss.net^$important</text:p>
      <text:p text:style-name="Standard">||vungle.com^$important</text:p>
      <text:p text:style-name="Standard">||vuonorganic.com^$important</text:p>
      <text:p text:style-name="Standard">||vvangsu.com^$important</text:p>
      <text:p text:style-name="Standard">||vvapor.top^$important</text:p>
      <text:p text:style-name="Standard">||vvdliv.cf^$important</text:p>
      <text:p text:style-name="Standard">||vvhsd.com^$important</text:p>
      <text:p text:style-name="Standard">||vware.duckdns.org^$important</text:p>
      <text:p text:style-name="Standard">||vyhoang.airaworldtourism.com^$important</text:p>
      <text:p text:style-name="Standard">||vyroba-plotov-bran.sk^$important</text:p>
      <text:p text:style-name="Standard">||vysokepole.eu^$important</text:p>
      <text:p text:style-name="Standard">||vzdp.org^$important</text:p>
      <text:p text:style-name="Standard">||vzlomvimeworldv3.000webhostapp.com^$important</text:p>
      <text:p text:style-name="Standard">||w.estat.com^$important</text:p>
      <text:p text:style-name="Standard">||w.soundcloud.com^$important</text:p>
      <text:p text:style-name="Standard">||w.usabilla.com^$important</text:p>
      <text:p text:style-name="Standard">||w04.jujingdao.com^$important</text:p>
      <text:p text:style-name="Standard">||w0rdpresskings.com^$important</text:p>
      <text:p text:style-name="Standard">||w3i.com^$important</text:p>
      <text:p text:style-name="Standard">||w41aiden.com^$important</text:p>
      <text:p text:style-name="Standard">||w55c.net^$important</text:p>
      <text:p text:style-name="Standard">||w91926dc.beget.tech^$important</text:p>
      <text:p text:style-name="Standard">||wa-producoes.com.br^$important</text:p>
      <text:p text:style-name="Standard">||wa.me^$important</text:p>
      <text:p text:style-name="Standard">||wadie43.ddns.net^$important</text:p>
      <text:p text:style-name="Standard">||wadlalafala2344.myftp.biz^$important</text:p>
      <text:p text:style-name="Standard">||wads.webteh.com^$important</text:p>
      <text:p text:style-name="Standard">||wagdeasd.ddns.net^$important</text:p>
      <text:p text:style-name="Standard">||wagnersystemen.nl^$important</text:p>
      <text:p text:style-name="Standard"><text:soft-page-break/>||wagoatilby.com^$important</text:p>
      <text:p text:style-name="Standard">||waitbuzz.net^$important</text:p>
      <text:p text:style-name="Standard">||wakandatravel.com^$important</text:p>
      <text:p text:style-name="Standard">||wakanimksm.azurewebsites.net^$important</text:p>
      <text:p text:style-name="Standard">||walemastande.com^$important</text:p>
      <text:p text:style-name="Standard">||walidlux.ddns.net^$important</text:p>
      <text:p text:style-name="Standard">||waliwalo.com^$important</text:p>
      <text:p text:style-name="Standard">||walkinaluuki.pl^$important</text:p>
      <text:p text:style-name="Standard">||wall309.com^$important</text:p>
      <text:p text:style-name="Standard">||walle8.com^$important</text:p>
      <text:p text:style-name="Standard">||walletcoinminer.com^$important</text:p>
      <text:p text:style-name="Standard">||walletmoney.net^$important</text:p>
      <text:p text:style-name="Standard">||wallistreet.com^$important</text:p>
      <text:p text:style-name="Standard">||wallpapershd.xyz^$important</text:p>
      <text:p text:style-name="Standard">||walmartpay.online^$important</text:p>
      <text:p text:style-name="Standard">||walnutgrey.com^$important</text:p>
      <text:p text:style-name="Standard">||waltprime.su^$important</text:p>
      <text:p text:style-name="Standard">||wamisionariwakatoliki.or.tz^$important</text:p>
      <text:p text:style-name="Standard">||wamp-apache.ddns.net^$important</text:p>
      <text:p text:style-name="Standard">||wandiwallstiker.com^$important</text:p>
      <text:p text:style-name="Standard">||wandsdecoration.com^$important</text:p>
      <text:p text:style-name="Standard">||wangg.site^$important</text:p>
      <text:p text:style-name="Standard">||wanghejun.cn^$important</text:p>
      <text:p text:style-name="Standard">||wangjy1211.xyz^$important</text:p>
      <text:p text:style-name="Standard">||wangyamotor.com^$important</text:p>
      <text:p text:style-name="Standard">||wangzhankong.com^$important</text:p>
      <text:p text:style-name="Standard">||waraboo.com^$important</text:p>
      <text:p text:style-name="Standard">||waraly.com^$important</text:p>
      <text:p text:style-name="Standard">||warcraftoutlet.com^$important</text:p>
      <text:p text:style-name="Standard">||wardia.com.pe^$important</text:p>
      <text:p text:style-name="Standard">||wardruz.ml^$important</text:p>
      <text:p text:style-name="Standard">||waresustem.info^$important</text:p>
      <text:p text:style-name="Standard">||waresystem.com^$important</text:p>
      <text:p text:style-name="Standard">||warholagency.com^$important</text:p>
      <text:p text:style-name="Standard">||waripco.com^$important</text:p>
      <text:p text:style-name="Standard">||warlog.info^$important</text:p>
      <text:p text:style-name="Standard">||warlog.ru^$important</text:p>
      <text:p text:style-name="Standard">||warp.ly^$important</text:p>
      <text:p text:style-name="Standard">||warrtegg.com^$important</text:p>
      <text:p text:style-name="Standard">||warryotrisjmsolvlmsf.website^$important</text:p>
      <text:p text:style-name="Standard">||warunknasakita.co.id^$important</text:p>
      <text:p text:style-name="Standard">||wasqana.site^$important</text:p>
      <text:p text:style-name="Standard">||wassedfast.com^$important</text:p>
      <text:p text:style-name="Standard">||wassemyousef.ae^$important</text:p>
      <text:p text:style-name="Standard">||watchdogdns.duckdns.org^$important</text:p>
      <text:p text:style-name="Standard">||watchesofswitzerland.eu^$important</text:p>
      <text:p text:style-name="Standard">||watchmovie.life^$important</text:p>
      <text:p text:style-name="Standard">||watchswissmade.com^$important</text:p>
      <text:p text:style-name="Standard">||water-cooled-cycles.000webhostapp.com^$important</text:p>
      <text:p text:style-name="Standard">||waterdamagerestorationashburn.com^$important</text:p>
      <text:p text:style-name="Standard">||waterenergybd.com^$important</text:p>
      <text:p text:style-name="Standard">||waterhousecleaning.co.uk^$important</text:p>
      <text:p text:style-name="Standard"><text:soft-page-break/>||wawan.klikini.xyz^$important</text:p>
      <text:p text:style-name="Standard">||way2paradise.co.ug^$important</text:p>
      <text:p text:style-name="Standard">||waymahikatudor.com^$important</text:p>
      <text:p text:style-name="Standard">||wayuansudamai.com^$important</text:p>
      <text:p text:style-name="Standard">||wazifonline.com^$important</text:p>
      <text:p text:style-name="Standard">||wb88indo.win^$important</text:p>
      <text:p text:style-name="Standard">||wbtrk.net^$important</text:p>
      <text:p text:style-name="Standard">||wc3prince.ru^$important</text:p>
      <text:p text:style-name="Standard">||wcfbc.net^$important</text:p>
      <text:p text:style-name="Standard">||wcfm.ca^$important</text:p>
      <text:p text:style-name="Standard">||wciagniki.eu^$important</text:p>
      <text:p text:style-name="Standard">||wcvxbvf.ug^$important</text:p>
      <text:p text:style-name="Standard">||wcyey.xinyucai.cn^$important</text:p>
      <text:p text:style-name="Standard">||wd.adcolony.com^$important</text:p>
      <text:p text:style-name="Standard">||wda.com^$important</text:p>
      <text:p text:style-name="Standard">||wdads.sx.atl.publicus.com^$important</text:p>
      <text:p text:style-name="Standard">||wddiosp.net^$important</text:p>
      <text:p text:style-name="Standard">||wdsonlobo.online^$important</text:p>
      <text:p text:style-name="Standard">||wdss.top^$important</text:p>
      <text:p text:style-name="Standard">||wdsvc.net^$important</text:p>
      <text:p text:style-name="Standard">||we.webdesk.email^$important</text:p>
      <text:p text:style-name="Standard">||weamosicad.com^$important</text:p>
      <text:p text:style-name="Standard">||wearetxvets.com^$important</text:p>
      <text:p text:style-name="Standard">||web-analysis.live^$important</text:p>
      <text:p text:style-name="Standard">||web-stat.com^$important</text:p>
      <text:p text:style-name="Standard">||web.classica-il.cf^$important</text:p>
      <text:p text:style-name="Standard">||web.informer.com^$important</text:p>
      <text:p text:style-name="Standard">||web.webmonero.club^$important</text:p>
      <text:p text:style-name="Standard">||web2.deja.com^$important</text:p>
      <text:p text:style-name="Standard">||web57603.majorcore.host^$important</text:p>
      <text:p text:style-name="Standard">||webads.co.nz^$important</text:p>
      <text:p text:style-name="Standard">||webads.nl^$important</text:p>
      <text:p text:style-name="Standard">||webalanadi.com^$important</text:p>
      <text:p text:style-name="Standard">||webangel.ru^$important</text:p>
      <text:p text:style-name="Standard">||webantenna.info^$important</text:p>
      <text:p text:style-name="Standard">||webbuze.online^$important</text:p>
      <text:p text:style-name="Standard">||webcash.nl^$important</text:p>
      <text:p text:style-name="Standard">||webcounter.cz^$important</text:p>
      <text:p text:style-name="Standard">||webcounter.goweb.de^$important</text:p>
      <text:p text:style-name="Standard">||webcracker.linkpc.net^$important</text:p>
      <text:p text:style-name="Standard">||webcycconsultores.com^$important</text:p>
      <text:p text:style-name="Standard">||webdata.ddns.net^$important</text:p>
      <text:p text:style-name="Standard">||webdesk.email^$important</text:p>
      <text:p text:style-name="Standard">||webdigitechs.com^$important</text:p>
      <text:p text:style-name="Standard">||webengage.com^$important</text:p>
      <text:p text:style-name="Standard">||webgains.com^$important</text:p>
      <text:p text:style-name="Standard">||webhusethost.dk^$important</text:p>
      <text:p text:style-name="Standard">||webinvestmentstudio.com^$important</text:p>
      <text:p text:style-name="Standard">||webitnow.net^$important</text:p>
      <text:p text:style-name="Standard">||webizytech.com^$important</text:p>
      <text:p text:style-name="Standard">||webknives.com^$important</text:p>
      <text:p text:style-name="Standard">||webliu.top^$important</text:p>
      <text:p text:style-name="Standard"><text:soft-page-break/>||webmadrasa.com^$important</text:p>
      <text:p text:style-name="Standard">||webmailer.website^$important</text:p>
      <text:p text:style-name="Standard">||webmaster-partnerprogramme24.de^$important</text:p>
      <text:p text:style-name="Standard">||webmasterplan.com^$important</text:p>
      <text:p text:style-name="Standard">||webmasterplan.de^$important</text:p>
      <text:p text:style-name="Standard">||webnahal.com^$important</text:p>
      <text:p text:style-name="Standard">||weboffice365.net^$important</text:p>
      <text:p text:style-name="Standard">||webonlineshop.ml^$important</text:p>
      <text:p text:style-name="Standard">||weborama.fr^$important</text:p>
      <text:p text:style-name="Standard">||webpanell.website^$important</text:p>
      <text:p text:style-name="Standard">||webpower.com^$important</text:p>
      <text:p text:style-name="Standard">||webpush.jp^$important</text:p>
      <text:p text:style-name="Standard">||webreseau.com^$important</text:p>
      <text:p text:style-name="Standard">||webriver.website^$important</text:p>
      <text:p text:style-name="Standard">||webseoanalytics.com^$important</text:p>
      <text:p text:style-name="Standard">||webserverboxservices.com^$important</text:p>
      <text:p text:style-name="Standard">||website.fauzulhasan.com^$important</text:p>
      <text:p text:style-name="Standard">||website.vtoc.vn^$important</text:p>
      <text:p text:style-name="Standard">||websitename.pw^$important</text:p>
      <text:p text:style-name="Standard">||websitetbox.com^$important</text:p>
      <text:p text:style-name="Standard">||webspectator.com^$important</text:p>
      <text:p text:style-name="Standard">||websponsors.com^$important</text:p>
      <text:p text:style-name="Standard">||webstat.channel4.com^$important</text:p>
      <text:p text:style-name="Standard">||webstat.com^$important</text:p>
      <text:p text:style-name="Standard">||webstat.net^$important</text:p>
      <text:p text:style-name="Standard">||webstats4u.com^$important</text:p>
      <text:p text:style-name="Standard">||webstyle.net.au^$important</text:p>
      <text:p text:style-name="Standard">||webtaskertest.net^$important</text:p>
      <text:p text:style-name="Standard">||webterren.com^$important</text:p>
      <text:p text:style-name="Standard">||webtex.ga^$important</text:p>
      <text:p text:style-name="Standard">||webtrackerplus.com^$important</text:p>
      <text:p text:style-name="Standard">||webtraffic.se^$important</text:p>
      <text:p text:style-name="Standard">||webtraxx.de^$important</text:p>
      <text:p text:style-name="Standard">||webtrekk.net^$important</text:p>
      <text:p text:style-name="Standard">||webtrendslive.com^$important</text:p>
      <text:p text:style-name="Standard">||webupdateadobe.best^$important</text:p>
      <text:p text:style-name="Standard">||webupdateadobe.com^$important</text:p>
      <text:p text:style-name="Standard">||webuyscrapvalves.com^$important</text:p>
      <text:p text:style-name="Standard">||webview.unityads.unity3d.com^$important</text:p>
      <text:p text:style-name="Standard">||webvisor.org^$important</text:p>
      <text:p text:style-name="Standard">||webvome.com^$important</text:p>
      <text:p text:style-name="Standard">||webxpo.ga^$important</text:p>
      <text:p text:style-name="Standard">||webxpotechnologystdy2hardsoftwareshopers.duckdns.org^$important</text:p>
      <text:p text:style-name="Standard">||webyappagencia.com^$important</text:p>
      <text:p text:style-name="Standard">||webyzl.com^$important</text:p>
      <text:p text:style-name="Standard">||weconnectpakistan.com^$important</text:p>
      <text:p text:style-name="Standard">||weddingday-tkak.com^$important</text:p>
      <text:p text:style-name="Standard">||wedelivercoachella.com^$important</text:p>
      <text:p text:style-name="Standard">||wedid.online^$important</text:p>
      <text:p text:style-name="Standard">||wedjoyet.com^$important</text:p>
      <text:p text:style-name="Standard">||wednesdat.xyz^$important</text:p>
      <text:p text:style-name="Standard">||wedrr.ga^$important</text:p>
      <text:p text:style-name="Standard"><text:soft-page-break/>||wedrythecountry28.ddns.net^$important</text:p>
      <text:p text:style-name="Standard">||weekskypp.hopto.org^$important</text:p>
      <text:p text:style-name="Standard">||wefixit-lb.com^$important</text:p>
      <text:p text:style-name="Standard">||wegcash.com^$important</text:p>
      <text:p text:style-name="Standard">||weglamour.xyz^$important</text:p>
      <text:p text:style-name="Standard">||wehifashion.club^$important</text:p>
      <text:p text:style-name="Standard">||weibo.com^$important</text:p>
      <text:p text:style-name="Standard">||weichdsfiass201209xklsnxnso.duckdns.org^$important</text:p>
      <text:p text:style-name="Standard">||weifanhao.com^$important</text:p>
      <text:p text:style-name="Standard">||weightlosspalace.com^$important</text:p>
      <text:p text:style-name="Standard">||weightlossprograms.bid^$important</text:p>
      <text:p text:style-name="Standard">||weirdoosmosis.co.za^$important</text:p>
      <text:p text:style-name="Standard">||welb1da48a82hp.com^$important</text:p>
      <text:p text:style-name="Standard">||welderpicks.com^$important</text:p>
      <text:p text:style-name="Standard">||weldjet.com^$important</text:p>
      <text:p text:style-name="Standard">||weline.info^$important</text:p>
      <text:p text:style-name="Standard">||welinescon.com^$important</text:p>
      <text:p text:style-name="Standard">||welivesecurity.disqus.com^$important</text:p>
      <text:p text:style-name="Standard">||wellgate.co^$important</text:p>
      <text:p text:style-name="Standard">||wellness3390.site^$important</text:p>
      <text:p text:style-name="Standard">||wellnessscientific.com^$important</text:p>
      <text:p text:style-name="Standard">||wellsfargobank.top^$important</text:p>
      <text:p text:style-name="Standard">||wellyoumust.ru^$important</text:p>
      <text:p text:style-name="Standard">||weloveanimals.net^$important</text:p>
      <text:p text:style-name="Standard">||weltho.com^$important</text:p>
      <text:p text:style-name="Standard">||wemastore.com^$important</text:p>
      <text:p text:style-name="Standard">||wemax-ks.com^$important</text:p>
      <text:p text:style-name="Standard">||wemfbox.ch^$important</text:p>
      <text:p text:style-name="Standard">||wenacompany.com.ng^$important</text:p>
      <text:p text:style-name="Standard">||wenkawang.com^$important</text:p>
      <text:p text:style-name="Standard">||werbung.meteoxpress.com^$important</text:p>
      <text:p text:style-name="Standard">||werfcdxv.ru^$important</text:p>
      <text:p text:style-name="Standard">||wergi.xyz^$important</text:p>
      <text:p text:style-name="Standard">||werner-boehm.com^$important</text:p>
      <text:p text:style-name="Standard">||wesdthg.com^$important</text:p>
      <text:p text:style-name="Standard">||wesemayra.top^$important</text:p>
      <text:p text:style-name="Standard">||westbengal.nirbhaymedia.in^$important</text:p>
      <text:p text:style-name="Standard">||westcoast437.club^$important</text:p>
      <text:p text:style-name="Standard">||westernautoweb.duckdns.org^$important</text:p>
      <text:p text:style-name="Standard">||westkinon.gq^$important</text:p>
      <text:p text:style-name="Standard">||westrasde.com^$important</text:p>
      <text:p text:style-name="Standard">||wetrack.it^$important</text:p>
      <text:p text:style-name="Standard">||wetz.icu^$important</text:p>
      <text:p text:style-name="Standard">||wex-notdead.ru^$important</text:p>
      <text:p text:style-name="Standard">||wezeldabgarrett.xyz^$important</text:p>
      <text:p text:style-name="Standard">||wfartuzzaue.co^$important</text:p>
      <text:p text:style-name="Standard">||wferreira.adv.br^$important</text:p>
      <text:p text:style-name="Standard">||wfp-org.ga^$important</text:p>
      <text:p text:style-name="Standard">||wgets.net^$important</text:p>
      <text:p text:style-name="Standard">||wginfotechnology.com^$important</text:p>
      <text:p text:style-name="Standard">||whaleads.com^$important</text:p>
      <text:p text:style-name="Standard">||whatisnewtoday.com^$important</text:p>
      <text:p text:style-name="Standard"><text:soft-page-break/>||wheningoldcoast.com^$important</text:p>
      <text:p text:style-name="Standard">||whenu.com^$important</text:p>
      <text:p text:style-name="Standard">||whereapps.com^$important</text:p>
      <text:p text:style-name="Standard">||wheretoapp.co.za^$important</text:p>
      <text:p text:style-name="Standard">||whinnerautocare.com.au^$important</text:p>
      <text:p text:style-name="Standard">||whiogrebs.com^$important</text:p>
      <text:p text:style-name="Standard">||whipplehillestates.com^$important</text:p>
      <text:p text:style-name="Standard">||whiskeywed.com^$important</text:p>
      <text:p text:style-name="Standard">||whiskyshipper.com^$important</text:p>
      <text:p text:style-name="Standard">||whispa.com^$important</text:p>
      <text:p text:style-name="Standard">||whistlergrandofficial.com^$important</text:p>
      <text:p text:style-name="Standard">||whitebellstravels.com^$important</text:p>
      <text:p text:style-name="Standard">||whitecertifiedangusbeef.com^$important</text:p>
      <text:p text:style-name="Standard">||whitefarmhousestudio.com^$important</text:p>
      <text:p text:style-name="Standard">||whitefort.top^$important</text:p>
      <text:p text:style-name="Standard">||whitehousejosh.com^$important</text:p>
      <text:p text:style-name="Standard">||whoer-vpn.net^$important</text:p>
      <text:p text:style-name="Standard">||whoisonline.net^$important</text:p>
      <text:p text:style-name="Standard">||wholesale-towels.com^$important</text:p>
      <text:p text:style-name="Standard">||wholesaleoilsupply.com^$important</text:p>
      <text:p text:style-name="Standard">||wholesaletraffic.info^$important</text:p>
      <text:p text:style-name="Standard">||whugesto.net^$important</text:p>
      <text:p text:style-name="Standard">||why-h.xyz^$important</text:p>
      <text:p text:style-name="Standard">||whyepicshop.com^$important</text:p>
      <text:p text:style-name="Standard">||whyuneedcrackfakesitehaha.000webhostapp.com^$important</text:p>
      <text:p text:style-name="Standard">||wi-fi.ru^$important</text:p>
      <text:p text:style-name="Standard">||widespace.com^$important</text:p>
      <text:p text:style-name="Standard">||widewebit.com^$important</text:p>
      <text:p text:style-name="Standard">||widgetbucks.com^$important</text:p>
      <text:p text:style-name="Standard">||widgets.digg.com^$important</text:p>
      <text:p text:style-name="Standard">||widgets.outbrain.com^$important</text:p>
      <text:p text:style-name="Standard">||wieczniezywechoinki.pl^$important</text:p>
      <text:p text:style-name="Standard">||wieda-mc.com^$important</text:p>
      <text:p text:style-name="Standard">||wiedmeierlauren.pserver.ru^$important</text:p>
      <text:p text:style-name="Standard">||wieiland.com^$important</text:p>
      <text:p text:style-name="Standard">||wiewjdmkfjn.com^$important</text:p>
      <text:p text:style-name="Standard">||wifi-routers.goodname.website^$important</text:p>
      <text:p text:style-name="Standard">||wifinames.xyz^$important</text:p>
      <text:p text:style-name="Standard">||wihanstudio.com^$important</text:p>
      <text:p text:style-name="Standard">||wijdoenbeter.be^$important</text:p>
      <text:p text:style-name="Standard">||wikia-ads.wikia.com^$important</text:p>
      <text:p text:style-name="Standard">||wikia-d.openx.net^$important</text:p>
      <text:p text:style-name="Standard">||wikimomi.com^$important</text:p>
      <text:p text:style-name="Standard">||wikrefiols.site^$important</text:p>
      <text:p text:style-name="Standard">||wildberriesqa.xyz^$important</text:p>
      <text:p text:style-name="Standard">||wildcard.wpmudev.host^$important</text:p>
      <text:p text:style-name="Standard">||wildrabbitsalad.brenzdigital.com^$important</text:p>
      <text:p text:style-name="Standard">||wildwaveslogistic.com^$important</text:p>
      <text:p text:style-name="Standard">||wildwest.top^$important</text:p>
      <text:p text:style-name="Standard">||wilkinson.digital^$important</text:p>
      <text:p text:style-name="Standard">||willdep.com^$important</text:p>
      <text:p text:style-name="Standard">||willhelmsen.com^$important</text:p>
      <text:p text:style-name="Standard"><text:soft-page-break/>||willspaks.su^$important</text:p>
      <text:p text:style-name="Standard">||willyprocessequipments.com^$important</text:p>
      <text:p text:style-name="Standard">||wilsonservicesni.com^$important</text:p>
      <text:p text:style-name="Standard">||wilyam30.ddns.net^$important</text:p>
      <text:p text:style-name="Standard">||win-post.pw^$important</text:p>
      <text:p text:style-name="Standard">||winactive.host^$important</text:p>
      <text:p text:style-name="Standard">||winapp24.pl^$important</text:p>
      <text:p text:style-name="Standard">||winbacklostlove.com^$important</text:p>
      <text:p text:style-name="Standard">||winddns.hopto.org^$important</text:p>
      <text:p text:style-name="Standard">||windfarmdevelopments.co.nz^$important</text:p>
      <text:p text:style-name="Standard">||window.nixnet.cz^$important</text:p>
      <text:p text:style-name="Standard">||windowcleaningfortlauderdale.com^$important</text:p>
      <text:p text:style-name="Standard">||windows-updates-26351.com^$important</text:p>
      <text:p text:style-name="Standard">||windows-updates-26746.com^$important</text:p>
      <text:p text:style-name="Standard">||windows.ddns.me^$important</text:p>
      <text:p text:style-name="Standard">||windowsdefender.eu^$important</text:p>
      <text:p text:style-name="Standard">||windowsdefendersecurefilesofficesnetwork.duckdns.org^$important</text:p>
      <text:p text:style-name="Standard">||windowsdefenderserversecuresofficeiq.duckdns.org^$important</text:p>
      <text:p text:style-name="Standard">||windowsdefenderserversecuresofficew.duckdns.org^$important</text:p>
      <text:p text:style-name="Standard">||windowsdwm.ddns.net^$important</text:p>
      <text:p text:style-name="Standard">||windowsfirewallsecurityauthorise.duckdns.org^$important</text:p>
      <text:p text:style-name="Standard">||windowsnet.ddns.net^$important</text:p>
      <text:p text:style-name="Standard">||windowstestresultso.ddns.net^$important</text:p>
      <text:p text:style-name="Standard">||windowsupdatefree.ml^$important</text:p>
      <text:p text:style-name="Standard">||windowsupdates.asd32.online^$important</text:p>
      <text:p text:style-name="Standard">||windowsupdates.systeminternal.r87.online^$important</text:p>
      <text:p text:style-name="Standard">||windowsuport.duckdns.org^$important</text:p>
      <text:p text:style-name="Standard">||windowuser.ddns.net^$important</text:p>
      <text:p text:style-name="Standard">||wine-love.ru^$important</text:p>
      <text:p text:style-name="Standard">||wingsingreen.com^$important</text:p>
      <text:p text:style-name="Standard">||wingsunited.ug^$important</text:p>
      <text:p text:style-name="Standard">||wininstantly.info^$important</text:p>
      <text:p text:style-name="Standard">||winlauerm.duckdns.org^$important</text:p>
      <text:p text:style-name="Standard">||winmacprinters.com^$important</text:p>
      <text:p text:style-name="Standard">||winqits.com^$important</text:p>
      <text:p text:style-name="Standard">||wintricksbanner.googlepages.com^$important</text:p>
      <text:p text:style-name="Standard">||winuptade.homesecuritypc.com^$important</text:p>
      <text:p text:style-name="Standard">||winwincustomerservice.com^$important</text:p>
      <text:p text:style-name="Standard">||winzerhof-kridlo.com^$important</text:p>
      <text:p text:style-name="Standard">||wiramelayu.com^$important</text:p>
      <text:p text:style-name="Standard">||wiratamaenergi.com^$important</text:p>
      <text:p text:style-name="Standard">||wired.com^$important</text:p>
      <text:p text:style-name="Standard">||wirelessearphonereviews.info^$important</text:p>
      <text:p text:style-name="Standard">||wirelesskinect.com^$important</text:p>
      <text:p text:style-name="Standard">||wirelord.us^$important</text:p>
      <text:p text:style-name="Standard">||wisdomabc.com^$important</text:p>
      <text:p text:style-name="Standard">||wishabi.com^$important</text:p>
      <text:p text:style-name="Standard">||wistia.net^$important</text:p>
      <text:p text:style-name="Standard">||witch-counter.de^$important</text:p>
      <text:p text:style-name="Standard">||wittayuonline.com^$important</text:p>
      <text:p text:style-name="Standard">||wittyhealthy.com^$important</text:p>
      <text:p text:style-name="Standard">||wivedom.ddns.net^$important</text:p>
      <text:p text:style-name="Standard"><text:soft-page-break/>||wiwidwinar.com^$important</text:p>
      <text:p text:style-name="Standard">||wizcraftagencies.com^$important</text:p>
      <text:p text:style-name="Standard">||wkoreaw.com^$important</text:p>
      <text:p text:style-name="Standard">||wkxppshj-qx.global.ssl.fastly.net^$important</text:p>
      <text:p text:style-name="Standard">||wlibby71e.com^$important</text:p>
      <text:p text:style-name="Standard">||wlmarketing.com^$important</text:p>
      <text:p text:style-name="Standard">||wlskdjfsa.000webhostapp.com^$important</text:p>
      <text:p text:style-name="Standard">||wmebbiz.co.za^$important</text:p>
      <text:p text:style-name="Standard">||wmg128.com^$important</text:p>
      <text:p text:style-name="Standard">||wmirk.ru^$important</text:p>
      <text:p text:style-name="Standard">||wmtrees.services^$important</text:p>
      <text:p text:style-name="Standard">||wmv.vinceskillion.com^$important</text:p>
      <text:p text:style-name="Standard">||wmwiftofwdlhstggfhgx.com^$important</text:p>
      <text:p text:style-name="Standard">||wmzwq.cn^$important</text:p>
      <text:p text:style-name="Standard">||wnunisa.com^$important</text:p>
      <text:p text:style-name="Standard">||woaldi2.com^$important</text:p>
      <text:p text:style-name="Standard">||woelpuu.com^$important</text:p>
      <text:p text:style-name="Standard">||wof78.site^$important</text:p>
      <text:p text:style-name="Standard">||wog92bqzqg1m9j4i3.website^$important</text:p>
      <text:p text:style-name="Standard">||wohinqfood.com^$important</text:p>
      <text:p text:style-name="Standard">||wolf.camera^$important</text:p>
      <text:p text:style-name="Standard">||wolfoxcorp.com^$important</text:p>
      <text:p text:style-name="Standard">||wolfsate4.hopto.org^$important</text:p>
      <text:p text:style-name="Standard">||wolthorifi.com^$important</text:p>
      <text:p text:style-name="Standard">||womans-blog.000webhostapp.com^$important</text:p>
      <text:p text:style-name="Standard">||womenempowermentpakistan.com^$important</text:p>
      <text:p text:style-name="Standard">||womenhealth.aureliusconferences.com^$important</text:p>
      <text:p text:style-name="Standard">||womenindeed.org^$important</text:p>
      <text:p text:style-name="Standard">||womenzie.com^$important</text:p>
      <text:p text:style-name="Standard">||wompros.com^$important</text:p>
      <text:p text:style-name="Standard">||wonderfulbrandss.com^$important</text:p>
      <text:p text:style-name="Standard">||wonderfulwishes.online^$important</text:p>
      <text:p text:style-name="Standard">||wonderlandads.com^$important</text:p>
      <text:p text:style-name="Standard">||wondersofgeorgia.com^$important</text:p>
      <text:p text:style-name="Standard">||wondoads.de^$important</text:p>
      <text:p text:style-name="Standard">||wonnesende.com^$important</text:p>
      <text:p text:style-name="Standard">||wonodds.club^$important</text:p>
      <text:p text:style-name="Standard">||woobwoo.ga^$important</text:p>
      <text:p text:style-name="Standard">||woodkids.fun^$important</text:p>
      <text:p text:style-name="Standard">||woodlandsconference.kay-tech.info^$important</text:p>
      <text:p text:style-name="Standard">||woodlyinteriors.com^$important</text:p>
      <text:p text:style-name="Standard">||woodstocktimbers.com^$important</text:p>
      <text:p text:style-name="Standard">||woodwarles.com^$important</text:p>
      <text:p text:style-name="Standard">||woodworkingeasytools.ml^$important</text:p>
      <text:p text:style-name="Standard">||wooodev.com^$important</text:p>
      <text:p text:style-name="Standard">||woopra.com^$important</text:p>
      <text:p text:style-name="Standard">||wootitisex.com^$important</text:p>
      <text:p text:style-name="Standard">||wordpress.dev.zhishiq.com^$important</text:p>
      <text:p text:style-name="Standard">||wordpress.reservapp.cl^$important</text:p>
      <text:p text:style-name="Standard">||wordpress2.fauzulhasan.com^$important</text:p>
      <text:p text:style-name="Standard">||wordpress231.space^$important</text:p>
      <text:p text:style-name="Standard">||wordpressdemo.site^$important</text:p>
      <text:p text:style-name="Standard"><text:soft-page-break/>||work707.work^$important</text:p>
      <text:p text:style-name="Standard">||workbigfinetonychuckgoodallarefinezynovaexploitgood.warzonedns.com^$important</text:p>
      <text:p text:style-name="Standard">||workerjob.su^$important</text:p>
      <text:p text:style-name="Standard">||workfinal.duckdns.org^$important</text:p>
      <text:p text:style-name="Standard">||workfine11.duckdns.org^$important</text:p>
      <text:p text:style-name="Standard">||workpaymechuby.com^$important</text:p>
      <text:p text:style-name="Standard">||worktemp.xyz^$important</text:p>
      <text:p text:style-name="Standard">||workupdates.net^$important</text:p>
      <text:p text:style-name="Standard">||world-run.com^$important</text:p>
      <text:p text:style-name="Standard">||worldatdoor.in^$important</text:p>
      <text:p text:style-name="Standard">||worldbestinternetmarketingworkshop.com^$important</text:p>
      <text:p text:style-name="Standard">||worldclassfreelancemarketing.com^$important</text:p>
      <text:p text:style-name="Standard">||worldclimax.com^$important</text:p>
      <text:p text:style-name="Standard">||worldcoin21.club^$important</text:p>
      <text:p text:style-name="Standard">||worldgenerator.su^$important</text:p>
      <text:p text:style-name="Standard">||worldindiaexpress.com^$important</text:p>
      <text:p text:style-name="Standard">||worldjaquar.com^$important</text:p>
      <text:p text:style-name="Standard">||worldlifefree.info^$important</text:p>
      <text:p text:style-name="Standard">||worldrecord.xyz^$important</text:p>
      <text:p text:style-name="Standard">||worldwide-cash.net^$important</text:p>
      <text:p text:style-name="Standard">||worldwidetechsecurity.com^$important</text:p>
      <text:p text:style-name="Standard">||worshiphubug.com^$important</text:p>
      <text:p text:style-name="Standard">||wow-shablon.ru^$important</text:p>
      <text:p text:style-name="Standard">||wowmotions.com^$important</text:p>
      <text:p text:style-name="Standard">||wp-diy.com^$important</text:p>
      <text:p text:style-name="Standard">||wp-goodies.com^$important</text:p>
      <text:p text:style-name="Standard">||wp.10x00.com^$important</text:p>
      <text:p text:style-name="Standard">||wp.com^$important</text:p>
      <text:p text:style-name="Standard">||wp.corelooknung.com^$important</text:p>
      <text:p text:style-name="Standard">||wp.ellatech.net^$important</text:p>
      <text:p text:style-name="Standard">||wp.xn--3bs198fche.com^$important</text:p>
      <text:p text:style-name="Standard">||wp.zumbly.com^$important</text:p>
      <text:p text:style-name="Standard">||wpa.qq.com^$important</text:p>
      <text:p text:style-name="Standard">||wpgtxdtgifr.ga^$important</text:p>
      <text:p text:style-name="Standard">||wpldjxxxua.ga^$important</text:p>
      <text:p text:style-name="Standard">||wpmagian.com^$important</text:p>
      <text:p text:style-name="Standard">||wpmutest.xyz^$important</text:p>
      <text:p text:style-name="Standard">||wpprimebox.com^$important</text:p>
      <text:p text:style-name="Standard">||wptp.lianjiewuxian.com^$important</text:p>
      <text:p text:style-name="Standard">||wpwala.net^$important</text:p>
      <text:p text:style-name="Standard">||wqdtf54y6eu7i87t.ga^$important</text:p>
      <text:p text:style-name="Standard">||wqrwrwqr.myarena.ru^$important</text:p>
      <text:p text:style-name="Standard">||wqwmqoykrkkfcpruxxro.com^$important</text:p>
      <text:p text:style-name="Standard">||wrapmobility.com^$important</text:p>
      <text:p text:style-name="Standard">||wreswanste.com^$important</text:p>
      <text:p text:style-name="Standard">||wrevjhfs.ru^$important</text:p>
      <text:p text:style-name="Standard">||wrk44.ddns.net^$important</text:p>
      <text:p text:style-name="Standard">||wroft-fd.club^$important</text:p>
      <text:p text:style-name="Standard">||wrusnollet.com^$important</text:p>
      <text:p text:style-name="Standard">||wrztnchpouldn.com^$important</text:p>
      <text:p text:style-name="Standard">||ws.sharethis.com^$important</text:p>
      <text:p text:style-name="Standard">||wsdk-files.webengage.com^$important</text:p>
      <text:p text:style-name="Standard"><text:soft-page-break/>||wsdshipping.com^$important</text:p>
      <text:p text:style-name="Standard">||wsethoe.top^$important</text:p>
      <text:p text:style-name="Standard">||wsod.com^$important</text:p>
      <text:p text:style-name="Standard">||wssports.msolsales3.com^$important</text:p>
      <text:p text:style-name="Standard">||wstria.jp^$important</text:p>
      <text:p text:style-name="Standard">||wsus.ga^$important</text:p>
      <text:p text:style-name="Standard">||wt-eu02.net^$important</text:p>
      <text:p text:style-name="Standard">||wt4.club^$important</text:p>
      <text:p text:style-name="Standard">||wtc-noida.website^$important</text:p>
      <text:p text:style-name="Standard">||wtcfa.wtc-demo.net^$important</text:p>
      <text:p text:style-name="Standard">||wtcsurabaya.com^$important</text:p>
      <text:p text:style-name="Standard">||wtede.com^$important</text:p>
      <text:p text:style-name="Standard">||wtemie.space^$important</text:p>
      <text:p text:style-name="Standard">||wtlive.com^$important</text:p>
      <text:p text:style-name="Standard">||wttxt.info^$important</text:p>
      <text:p text:style-name="Standard">||wujianji.com^$important</text:p>
      <text:p text:style-name="Standard">||wulansbd.000webhostapp.com^$important</text:p>
      <text:p text:style-name="Standard">||wupx.ml^$important</text:p>
      <text:p text:style-name="Standard">||wusetwo.xyz^$important</text:p>
      <text:p text:style-name="Standard">||wuus.org.cn^$important</text:p>
      <text:p text:style-name="Standard">||wv-meat.nl^$important</text:p>
      <text:p text:style-name="Standard">||wv01gwbrgs.com^$important</text:p>
      <text:p text:style-name="Standard">||wvilla.enterhello.com^$important</text:p>
      <text:p text:style-name="Standard">||wwment.ml^$important</text:p>
      <text:p text:style-name="Standard">||wwmzd.com^$important</text:p>
      <text:p text:style-name="Standard">||wwpdubai.com^$important</text:p>
      <text:p text:style-name="Standard">||www-banner.chat.ru^$important</text:p>
      <text:p text:style-name="Standard">||www.banner-link.com.br^$important</text:p>
      <text:p text:style-name="Standard">||www.dnps.com^$important</text:p>
      <text:p text:style-name="Standard">||www.kaplanindex.com^$important</text:p>
      <text:p text:style-name="Standard">||www.money4exit.de^$important</text:p>
      <text:p text:style-name="Standard">||www.photo-ads.co.uk^$important</text:p>
      <text:p text:style-name="Standard">||www.wocworld.ru^$important</text:p>
      <text:p text:style-name="Standard">||www022284.com^$important</text:p>
      <text:p text:style-name="Standard">||www1.gto-media.com^$important</text:p>
      <text:p text:style-name="Standard">||www8.glam.com^$important</text:p>
      <text:p text:style-name="Standard">||wwwaaawww.top^$important</text:p>
      <text:p text:style-name="Standard">||wwwclplonline.000webhostapp.com^$important</text:p>
      <text:p text:style-name="Standard">||wwwhostinfilestag.ddns.net^$important</text:p>
      <text:p text:style-name="Standard">||wwwzarawazircom.000webhostapp.com^$important</text:p>
      <text:p text:style-name="Standard">||wx-xcx.xyz^$important</text:p>
      <text:p text:style-name="Standard">||wxcvddaozc6y4n.com^$important</text:p>
      <text:p text:style-name="Standard">||wxdgut.cn^$important</text:p>
      <text:p text:style-name="Standard">||wxhkdcxdhjv.biz^$important</text:p>
      <text:p text:style-name="Standard">||wxjnp.top^$important</text:p>
      <text:p text:style-name="Standard">||wyloellard.com^$important</text:p>
      <text:p text:style-name="Standard">||wymeserver777.ddns.net^$important</text:p>
      <text:p text:style-name="Standard">||wysistat.com^$important</text:p>
      <text:p text:style-name="Standard">||wzrkt.com^$important</text:p>
      <text:p text:style-name="Standard">||x-radio.net^$important</text:p>
      <text:p text:style-name="Standard">||x-traceur.com^$important</text:p>
      <text:p text:style-name="Standard">||x16.life^$important</text:p>
      <text:p text:style-name="Standard"><text:soft-page-break/>||x26zc.xyz^$important</text:p>
      <text:p text:style-name="Standard">||x2z6c.xyz^$important</text:p>
      <text:p text:style-name="Standard">||x42gb17pua.xyz^$important</text:p>
      <text:p text:style-name="Standard">||x4r7.ru^$important</text:p>
      <text:p text:style-name="Standard">||x6.yakiuchi.com^$important</text:p>
      <text:p text:style-name="Standard">||x7pro.top^$important</text:p>
      <text:p text:style-name="Standard">||x86tpkujgu1ksoky.com^$important</text:p>
      <text:p text:style-name="Standard">||xad.com^$important</text:p>
      <text:p text:style-name="Standard">||xairooo.gq^$important</text:p>
      <text:p text:style-name="Standard">||xamle123.ddns.net^$important</text:p>
      <text:p text:style-name="Standard">||xayawoeprqvgkjlxxwcy.com^$important</text:p>
      <text:p text:style-name="Standard">||xaydungphuongdong.net^$important</text:p>
      <text:p text:style-name="Standard">||xbcfxmfmjqstjiocvrni.com^$important</text:p>
      <text:p text:style-name="Standard">||xblackeyex.000webhostapp.com^$important</text:p>
      <text:p text:style-name="Standard">||xbluetrding.com^$important</text:p>
      <text:p text:style-name="Standard">||xcgwjxkb7fcf.top^$important</text:p>
      <text:p text:style-name="Standard">||xchange.duckdns.org^$important</text:p>
      <text:p text:style-name="Standard">||xchange.ro^$important</text:p>
      <text:p text:style-name="Standard">||xcipx.xyz^$important</text:p>
      <text:p text:style-name="Standard">||xclicks.net^$important</text:p>
      <text:p text:style-name="Standard">||xcnn.bariqarabions.cf^$important</text:p>
      <text:p text:style-name="Standard">||xcnn.datapath-uk.gq^$important</text:p>
      <text:p text:style-name="Standard">||xcoct.xyz^$important</text:p>
      <text:p text:style-name="Standard">||xcpx.xyz^$important</text:p>
      <text:p text:style-name="Standard">||xcpxv.xyz^$important</text:p>
      <text:p text:style-name="Standard">||xcvjhfs.ru^$important</text:p>
      <text:p text:style-name="Standard">||xcvzxf.ru^$important</text:p>
      <text:p text:style-name="Standard">||xcxc.zapto.org^$important</text:p>
      <text:p text:style-name="Standard">||xcxc1.zapto.org^$important</text:p>
      <text:p text:style-name="Standard">||xd.zapto.org^$important</text:p>
      <text:p text:style-name="Standard">||xddark187x.ddns.net^$important</text:p>
      <text:p text:style-name="Standard">||xe-logistics.com^$important</text:p>
      <text:p text:style-name="Standard">||xe7nikkij.email^$important</text:p>
      <text:p text:style-name="Standard">||xecogioisg.com^$important</text:p>
      <text:p text:style-name="Standard">||xehiu.xyz^$important</text:p>
      <text:p text:style-name="Standard">||xehklxzfkjtt.pw^$important</text:p>
      <text:p text:style-name="Standard">||xelaouad.ddns.net^$important</text:p>
      <text:p text:style-name="Standard">||xemdapan.com^$important</text:p>
      <text:p text:style-name="Standard">||xenicoln.ru^$important</text:p>
      <text:p text:style-name="Standard">||xenicolnc.space^$important</text:p>
      <text:p text:style-name="Standard">||xerabytes.pw^$important</text:p>
      <text:p text:style-name="Standard">||xertive.com^$important</text:p>
      <text:p text:style-name="Standard">||xetaimt.com^$important</text:p>
      <text:p text:style-name="Standard">||xexex.duckdns.org^$important</text:p>
      <text:p text:style-name="Standard">||xfarm.co^$important</text:p>
      <text:p text:style-name="Standard">||xfe9w3f7yc2i.com^$important</text:p>
      <text:p text:style-name="Standard">||xfgcs120.com^$important</text:p>
      <text:p text:style-name="Standard">||xg4ken.com^$important</text:p>
      <text:p text:style-name="Standard">||xgkixc.xyz^$important</text:p>
      <text:p text:style-name="Standard">||xgkxc.xyz^$important</text:p>
      <text:p text:style-name="Standard">||xgmb.ga^$important</text:p>
      <text:p text:style-name="Standard">||xgmkj.com^$important</text:p>
      <text:p text:style-name="Standard"><text:soft-page-break/>||xhvoc.com^$important</text:p>
      <text:p text:style-name="Standard">||xiangifu.com^$important</text:p>
      <text:p text:style-name="Standard">||xiangm8.com^$important</text:p>
      <text:p text:style-name="Standard">||xiaodaoj.club^$important</text:p>
      <text:p text:style-name="Standard">||xiaojiaoup.cn^$important</text:p>
      <text:p text:style-name="Standard">||xiegangdian.com^$important</text:p>
      <text:p text:style-name="Standard">||xigkxc.xyz^$important</text:p>
      <text:p text:style-name="Standard">||xiiideath.com^$important</text:p>
      <text:p text:style-name="Standard">||xiksa2.ddns.net^$important</text:p>
      <text:p text:style-name="Standard">||xinblasta.us^$important</text:p>
      <text:p text:style-name="Standard">||xindetrading.000webhostapp.com^$important</text:p>
      <text:p text:style-name="Standard">||xinlou.info^$important</text:p>
      <text:p text:style-name="Standard">||xinyemian.com^$important</text:p>
      <text:p text:style-name="Standard">||xiti.com^$important</text:p>
      <text:p text:style-name="Standard">||xius.com^$important</text:p>
      <text:p text:style-name="Standard">||xkld-nhatban-infinity.com^$important</text:p>
      <text:p text:style-name="Standard">||xlightcx.ddns.net^$important</text:p>
      <text:p text:style-name="Standard">||xlightcx.myftp.biz^$important</text:p>
      <text:p text:style-name="Standard">||xlightsfaces.com^$important</text:p>
      <text:p text:style-name="Standard">||xlisting.jp^$important</text:p>
      <text:p text:style-name="Standard">||xmagnoliarhoda.top^$important</text:p>
      <text:p text:style-name="Standard">||xmarketplace.store^$important</text:p>
      <text:p text:style-name="Standard">||xmhzh1235.com^$important</text:p>
      <text:p text:style-name="Standard">||xmode.duckdns.org^$important</text:p>
      <text:p text:style-name="Standard">||xmr.linkpc.net^$important</text:p>
      <text:p text:style-name="Standard">||xn--------5vemb9cdabihb4bclaglcbccigolbem0aeqofk4mwa6ldq.xn--80adxhks^$important</text:p>
      <text:p text:style-name="Standard">||xn------5cdblckbqa2addxix5aoepgkb2ciu.xn--p1ai^$important</text:p>
      <text:p text:style-name="Standard">||xn-----6kcabnyujk3amba3araccbdbrg.xn--p1ai^$important</text:p>
      <text:p text:style-name="Standard">||xn-----6kcaceef5cqa0cjf2aojdi1c8h.xn--p1ai^$important</text:p>
      <text:p text:style-name="Standard">||xn-----6kccmhiunhggelqbcbeb6bixdj74a.xn--p1ai^$important</text:p>
      <text:p text:style-name="Standard">||xn-----9kccsa1afbhzcgd9a1ay5l.xn--p1ai^$important</text:p>
      <text:p text:style-name="Standard">||xn-----clcb5aki4ab6afi7g.xn--p1ai^$important</text:p>
      <text:p text:style-name="Standard">||xn----7sbabegkij8byaeq9c3hpc.xn--p1ai^$important</text:p>
      <text:p text:style-name="Standard">||xn----7sbabhunvce3a4ezb.xn--p1ai^$important</text:p>
      <text:p text:style-name="Standard">||xn----7sbabof2ac4chjkhgcg5e1i.xn--p1ai^$important</text:p>
      <text:p text:style-name="Standard">||xn----7sbak5bugi.xn--p1ai^$important</text:p>
      <text:p text:style-name="Standard">||xn----7sbbae3bn0bphij.xn--80adxhks^$important</text:p>
      <text:p text:style-name="Standard">||xn----7sbhfd1a1b7g.xn--p1ai^$important</text:p>
      <text:p text:style-name="Standard">||xn----8sbabmdgae0av6czacej5c.xn--90ais^$important</text:p>
      <text:p text:style-name="Standard">||xn----8sbabrd9ajz.xn--p1ai^$important</text:p>
      <text:p text:style-name="Standard">||xn----etbgbwdhbuf3am6n.xn--p1ai^$important</text:p>
      <text:p text:style-name="Standard">||xn----htbybfcxh3h.xn--p1ai^$important</text:p>
      <text:p text:style-name="Standard">||xn---74-5cdy7cbipke.xn--p1ai^$important</text:p>
      <text:p text:style-name="Standard">||xn--116-eddot8cge.xn--p1ai^$important</text:p>
      <text:p text:style-name="Standard">||xn--12cg2c0cab8bb6azevgg3a9k.com^$important</text:p>
      <text:p text:style-name="Standard">||xn--12co8a6cdw9dmf.xyz^$important</text:p>
      <text:p text:style-name="Standard">||xn--12cs3ad5a6alt7c1a6cva8byhn4hnno.com^$important</text:p>
      <text:p text:style-name="Standard">||xn--12cu0blb1czcya6b9a5i0e.com^$important</text:p>
      <text:p text:style-name="Standard">||xn--174-mdd9c4b.xn--p1ai^$important</text:p>
      <text:p text:style-name="Standard">||xn--19-6kcatahwd3a3au6a.xn--p1ai^$important</text:p>
      <text:p text:style-name="Standard">||xn--20-1b4aw96kpbsw7pflpnd651j.xyz^$important</text:p>
      <text:p text:style-name="Standard">||xn--28-vlc2ak.xn--p1ai^$important</text:p>
      <text:p text:style-name="Standard"><text:soft-page-break/>||xn--40-1b4aw96kpbsw7pflpnd651j.xyz^$important</text:p>
      <text:p text:style-name="Standard">||xn--5--6kcli1co1a1g.xn--4-ctbbkbb9af1aqi5c.xn--p1ai^$important</text:p>
      <text:p text:style-name="Standard">||xn--70-jlc6aj.xn--p1ai^$important</text:p>
      <text:p text:style-name="Standard">||xn--80aanufcfzcs6l.xn--p1ai^$important</text:p>
      <text:p text:style-name="Standard">||xn--80adg3b.net^$important</text:p>
      <text:p text:style-name="Standard">||xn--80aeii0ablmr.xn--p1ai^$important</text:p>
      <text:p text:style-name="Standard">||xn--80ajahcbcdpeycafhi6j5d.xn--p1ai^$important</text:p>
      <text:p text:style-name="Standard">||xn--80ajcz5a1dp.xn--p1ai^$important</text:p>
      <text:p text:style-name="Standard">||xn--80akackgdchp7bcf0au.xn--p1ai^$important</text:p>
      <text:p text:style-name="Standard">||xn--80apaabfhzk7a5ck.xn--p1ai^$important</text:p>
      <text:p text:style-name="Standard">||xn--80atlp0a2b.xn--p1ai^$important</text:p>
      <text:p text:style-name="Standard">||xn--90achbqoo0ahef9czcb.xn--p1ai^$important</text:p>
      <text:p text:style-name="Standard">||xn--90avpa.xn--p1ai^$important</text:p>
      <text:p text:style-name="Standard">||xn--altnoran-vkb.com.tr^$important</text:p>
      <text:p text:style-name="Standard">||xn--b1agpzh0e.xn--80adxhks^$important</text:p>
      <text:p text:style-name="Standard">||xn--b1alaggrfb0ah6h.xn--p1ai^$important</text:p>
      <text:p text:style-name="Standard">||xn--bimain-j17b.com^$important</text:p>
      <text:p text:style-name="Standard">||xn--bobleslring-g9a.dk^$important</text:p>
      <text:p text:style-name="Standard">||xn--celegeninaat-dnc.com^$important</text:p>
      <text:p text:style-name="Standard">||xn--d1ahebikdfcgr7jsa.xn--p1ai^$important</text:p>
      <text:p text:style-name="Standard">||xn--d1ajejfcbjhse2c.xn--p1acf^$important</text:p>
      <text:p text:style-name="Standard">||xn--d1albnc.xn--p1ai^$important</text:p>
      <text:p text:style-name="Standard">||xn--e1aceh5b.xn--p1acf^$important</text:p>
      <text:p text:style-name="Standard">||xn--e1adigbdjz5k.xn--p1ai^$important</text:p>
      <text:p text:style-name="Standard">||xn--h1adcfjmfy1g.xn--p1ai^$important</text:p>
      <text:p text:style-name="Standard">||xn--h1adekuf0eb.xn--p1ai^$important</text:p>
      <text:p text:style-name="Standard">||xn--lck1a7a1gxgc4847elyua.xyz^$important</text:p>
      <text:p text:style-name="Standard">||xn--lckualb2a5j3cymb6854r9e7a.site^$important</text:p>
      <text:p text:style-name="Standard">||xn--mellanmjlk-lcb.se^$important</text:p>
      <text:p text:style-name="Standard">||xn--rihy934p.ws^$important</text:p>
      <text:p text:style-name="Standard">||xn--rippl-r51b.com^$important</text:p>
      <text:p text:style-name="Standard">||xn--tkrw6sl75a3cq.com^$important</text:p>
      <text:p text:style-name="Standard">||xn--trkiyesalk-9db14bzh.com^$important</text:p>
      <text:p text:style-name="Standard">||xn--u9jt73g5sae97fe1v5rm.xyz^$important</text:p>
      <text:p text:style-name="Standard">||xnautomatic.com^$important</text:p>
      <text:p text:style-name="Standard">||xnxxchannel.com^$important</text:p>
      <text:p text:style-name="Standard">||xoccolearp.com^$important</text:p>
      <text:p text:style-name="Standard">||xoftdomain.kro.kr^$important</text:p>
      <text:p text:style-name="Standard">||xokosag.gq^$important</text:p>
      <text:p text:style-name="Standard">||xonull.com^$important</text:p>
      <text:p text:style-name="Standard">||xoot.host^$important</text:p>
      <text:p text:style-name="Standard">||xoruf.ddns.net^$important</text:p>
      <text:p text:style-name="Standard">||xoxping.ddns.net^$important</text:p>
      <text:p text:style-name="Standard">||xpertorder.com^$important</text:p>
      <text:p text:style-name="Standard">||xpiperae94xw.com^$important</text:p>
      <text:p text:style-name="Standard">||xploremotions.com^$important</text:p>
      <text:p text:style-name="Standard">||xplusone.com^$important</text:p>
      <text:p text:style-name="Standard">||xpmsept.xyz^$important</text:p>
      <text:p text:style-name="Standard">||xpnidellashane.com^$important</text:p>
      <text:p text:style-name="Standard">||xpologistics.ga^$important</text:p>
      <text:p text:style-name="Standard">||xponsor.com^$important</text:p>
      <text:p text:style-name="Standard">||xpressebook.com^$important</text:p>
      <text:p text:style-name="Standard"><text:soft-page-break/>||xpressvpngoodforpsdgo.duckdns.org^$important</text:p>
      <text:p text:style-name="Standard">||xprti.xyz^$important</text:p>
      <text:p text:style-name="Standard">||xpto.ga^$important</text:p>
      <text:p text:style-name="Standard">||xptp.adj.st^$important</text:p>
      <text:p text:style-name="Standard">||xq1.net^$important</text:p>
      <text:p text:style-name="Standard">||xqzuua1594.com^$important</text:p>
      <text:p text:style-name="Standard">||xrea.com^$important</text:p>
      <text:p text:style-name="Standard">||xrt4tr.com^$important</text:p>
      <text:p text:style-name="Standard">||xsdownload.adobe.com^$important</text:p>
      <text:p text:style-name="Standard">||xsinet.pw^$important</text:p>
      <text:p text:style-name="Standard">||xsnonline.us^$important</text:p>
      <text:p text:style-name="Standard">||xspadvertising.com^$important</text:p>
      <text:p text:style-name="Standard">||xtendmedia.com^$important</text:p>
      <text:p text:style-name="Standard">||xtremeplay.co^$important</text:p>
      <text:p text:style-name="Standard">||xtremepush.com^$important</text:p>
      <text:p text:style-name="Standard">||xtremetop100.com^$important</text:p>
      <text:p text:style-name="Standard">||xu-4.ddns.net^$important</text:p>
      <text:p text:style-name="Standard">||xuongren.com^$important</text:p>
      <text:p text:style-name="Standard">||xvcvxcxf.ru^$important</text:p>
      <text:p text:style-name="Standard">||xvirginieyylj.city^$important</text:p>
      <text:p text:style-name="Standard">||xvobvgcssb.com^$important</text:p>
      <text:p text:style-name="Standard">||xx5e5.app.goo.gl^$important</text:p>
      <text:p text:style-name="Standard">||xxffornikationxz.duckdns.org^$important</text:p>
      <text:p text:style-name="Standard">||xxfg118.ru^$important</text:p>
      <text:p text:style-name="Standard">||xxinfo.xyz^$important</text:p>
      <text:p text:style-name="Standard">||xxlempire.info^$important</text:p>
      <text:p text:style-name="Standard">||xxx555xxx.ddns.net^$important</text:p>
      <text:p text:style-name="Standard">||xxxcounter.com^$important</text:p>
      <text:p text:style-name="Standard">||xxxgame.su^$important</text:p>
      <text:p text:style-name="Standard">||xxxmyself.com^$important</text:p>
      <text:p text:style-name="Standard">||xxxonion.ac.ug^$important</text:p>
      <text:p text:style-name="Standard">||xxxxlk.com^$important</text:p>
      <text:p text:style-name="Standard">||xy7elite.com^$important</text:p>
      <text:p text:style-name="Standard">||xyshbk.com^$important</text:p>
      <text:p text:style-name="Standard">||xyskyewhitedevilexploitgreat.duckdns.org^$important</text:p>
      <text:p text:style-name="Standard">||xyxyxt.net^$important</text:p>
      <text:p text:style-name="Standard">||xyxyxyxyxyxyxywkworkforworldwifewide.duckdns.org^$important</text:p>
      <text:p text:style-name="Standard">||xyzeee.ml^$important</text:p>
      <text:p text:style-name="Standard">||xyzeeee.ga^$important</text:p>
      <text:p text:style-name="Standard">||xyzeeeee.com^$important</text:p>
      <text:p text:style-name="Standard">||xz26c.xyz^$important</text:p>
      <text:p text:style-name="Standard">||y.ibsys.com^$important</text:p>
      <text:p text:style-name="Standard">||y013s.ddns.net^$important</text:p>
      <text:p text:style-name="Standard">||y3.analytics.yahoo.com^$important</text:p>
      <text:p text:style-name="Standard">||y5mart.com^$important</text:p>
      <text:p text:style-name="Standard">||yab-adimages.s3.amazonaws.com^$important</text:p>
      <text:p text:style-name="Standard">||yabuka.com^$important</text:p>
      <text:p text:style-name="Standard">||yachtlifellc.com^$important</text:p>
      <text:p text:style-name="Standard">||yadcu-eg.com^$important</text:p>
      <text:p text:style-name="Standard">||yadro.ru^$important</text:p>
      <text:p text:style-name="Standard">||yafotelaviv.com^$important</text:p>
      <text:p text:style-name="Standard">||yagucharus.com^$important</text:p>
      <text:p text:style-name="Standard"><text:soft-page-break/>||yahakhan.duckdns.org^$important</text:p>
      <text:p text:style-name="Standard">||yahoo.co.jp^$important</text:p>
      <text:p text:style-name="Standard">||yakata.ga^$important</text:p>
      <text:p text:style-name="Standard">||yakata.tk^$important</text:p>
      <text:p text:style-name="Standard">||yakuplucilingir.com^$important</text:p>
      <text:p text:style-name="Standard">||yakusgewe.xyz^$important</text:p>
      <text:p text:style-name="Standard">||yal1am.com^$important</text:p>
      <text:p text:style-name="Standard">||yaldizmatbaa.com^$important</text:p>
      <text:p text:style-name="Standard">||yaliapartotel.com^$important</text:p>
      <text:p text:style-name="Standard">||yallagul.com^$important</text:p>
      <text:p text:style-name="Standard">||yallamango.com^$important</text:p>
      <text:p text:style-name="Standard">||yama-wonderfull-blog.com^$important</text:p>
      <text:p text:style-name="Standard">||yamail.online^$important</text:p>
      <text:p text:style-name="Standard">||yamamotovn.com^$important</text:p>
      <text:p text:style-name="Standard">||yamemasesy.com^$important</text:p>
      <text:p text:style-name="Standard">||yanchenghengxin.com^$important</text:p>
      <text:p text:style-name="Standard">||yancommato.com^$important</text:p>
      <text:p text:style-name="Standard">||yandex-cupon.site^$important</text:p>
      <text:p text:style-name="Standard">||yandex.ru^$important</text:p>
      <text:p text:style-name="Standard">||yandexalfa.ru^$important</text:p>
      <text:p text:style-name="Standard">||yanevitais.com^$important</text:p>
      <text:p text:style-name="Standard">||yaralviscrap.com^$important</text:p>
      <text:p text:style-name="Standard">||yarawp.com^$important</text:p>
      <text:p text:style-name="Standard">||yaroslavdimitriev.000webhostapp.com^$important</text:p>
      <text:p text:style-name="Standard">||yasarkemalplatformu.org^$important</text:p>
      <text:p text:style-name="Standard">||yasarlarinsaat.com.tr^$important</text:p>
      <text:p text:style-name="Standard">||yasgold.com^$important</text:p>
      <text:p text:style-name="Standard">||yassra.com^$important</text:p>
      <text:p text:style-name="Standard">||yaticaterm.com^$important</text:p>
      <text:p text:style-name="Standard">||yayasanrumahkita.com^$important</text:p>
      <text:p text:style-name="Standard">||yayasansekora.org^$important</text:p>
      <text:p text:style-name="Standard">||yazib.org^$important</text:p>
      <text:p text:style-name="Standard">||ybhkdy.cf^$important</text:p>
      <text:p text:style-name="Standard">||ybrantdigital.com^$important</text:p>
      <text:p text:style-name="Standard">||ybs.ooo^$important</text:p>
      <text:p text:style-name="Standard">||yclasdy.cf^$important</text:p>
      <text:p text:style-name="Standard">||ydacha.ug^$important</text:p>
      <text:p text:style-name="Standard">||yditrust.org^$important</text:p>
      <text:p text:style-name="Standard">||ydone.site^$important</text:p>
      <text:p text:style-name="Standard">||yduckshop.com^$important</text:p>
      <text:p text:style-name="Standard">||yduocbinhthuan.info^$important</text:p>
      <text:p text:style-name="Standard">||yduoclaocai.info^$important</text:p>
      <text:p text:style-name="Standard">||yduoclongan.info^$important</text:p>
      <text:p text:style-name="Standard">||yduocsonla.info^$important</text:p>
      <text:p text:style-name="Standard">||yduocthanhoa.info^$important</text:p>
      <text:p text:style-name="Standard">||yduocvinhphuc.info^$important</text:p>
      <text:p text:style-name="Standard">||ydworld.com^$important</text:p>
      <text:p text:style-name="Standard">||yeabeauty.top^$important</text:p>
      <text:p text:style-name="Standard">||yebarishpani.com^$important</text:p>
      <text:p text:style-name="Standard">||yeessol.com^$important</text:p>
      <text:p text:style-name="Standard">||yeetyeeter.ddns.net^$important</text:p>
      <text:p text:style-name="Standard">||yekdaryek.ir^$important</text:p>
      <text:p text:style-name="Standard"><text:soft-page-break/>||yektanet.com^$important</text:p>
      <text:p text:style-name="Standard">||yektapich.ir^$important</text:p>
      <text:p text:style-name="Standard">||yemuraichahuruva.com^$important</text:p>
      <text:p text:style-name="Standard">||yeniportakalcicegi.com^$important</text:p>
      <text:p text:style-name="Standard">||yeniyildirimkargo.com.tr^$important</text:p>
      <text:p text:style-name="Standard">||yensaogianguyen.com^$important</text:p>
      <text:p text:style-name="Standard">||yesads.com^$important</text:p>
      <text:p text:style-name="Standard">||yesadvertising.com^$important</text:p>
      <text:p text:style-name="Standard">||yesbisnissyariah.com^$important</text:p>
      <text:p text:style-name="Standard">||yesempleo.com^$important</text:p>
      <text:p text:style-name="Standard">||yesemtechnologies.com^$important</text:p>
      <text:p text:style-name="Standard">||yesloigstics.com^$important</text:p>
      <text:p text:style-name="Standard">||yeuhang.tk^$important</text:p>
      <text:p text:style-name="Standard">||yeuromndy.cf^$important</text:p>
      <text:p text:style-name="Standard">||yeyu.gq^$important</text:p>
      <text:p text:style-name="Standard">||yfx08.com^$important</text:p>
      <text:p text:style-name="Standard">||ygsddl1.cf^$important</text:p>
      <text:p text:style-name="Standard">||ygsddl1.ga^$important</text:p>
      <text:p text:style-name="Standard">||ygsddl1.gq^$important</text:p>
      <text:p text:style-name="Standard">||ygsddl1.ml^$important</text:p>
      <text:p text:style-name="Standard">||ygsddl1.tk^$important</text:p>
      <text:p text:style-name="Standard">||yh-metals.com^$important</text:p>
      <text:p text:style-name="Standard">||yhricjpdy.cf^$important</text:p>
      <text:p text:style-name="Standard">||yhubthailand.com^$important</text:p>
      <text:p text:style-name="Standard">||yieldads.com^$important</text:p>
      <text:p text:style-name="Standard">||yieldlab.net^$important</text:p>
      <text:p text:style-name="Standard">||yieldmanager.com^$important</text:p>
      <text:p text:style-name="Standard">||yieldmanager.net^$important</text:p>
      <text:p text:style-name="Standard">||yieldmo.com^$important</text:p>
      <text:p text:style-name="Standard">||yieldoptimizer.com^$important</text:p>
      <text:p text:style-name="Standard">||yieldtraffic.com^$important</text:p>
      <text:p text:style-name="Standard">||yikatdy.cf^$important</text:p>
      <text:p text:style-name="Standard">||yikesjewellery.co.uk^$important</text:p>
      <text:p text:style-name="Standard">||yildizlar.net^$important</text:p>
      <text:p text:style-name="Standard">||yinli888.com^$important</text:p>
      <text:p text:style-name="Standard">||yjbexnetdy.cf^$important</text:p>
      <text:p text:style-name="Standard">||ykpunetdy.cf^$important</text:p>
      <text:p text:style-name="Standard">||ylgcelik.site^$important</text:p>
      <text:p text:style-name="Standard">||ymad.ug^$important</text:p>
      <text:p text:style-name="Standard">||ymams.cf^$important</text:p>
      <text:p text:style-name="Standard">||ymcaminya.org^$important</text:p>
      <text:p text:style-name="Standard">||ymindopacific.com^$important</text:p>
      <text:p text:style-name="Standard">||ynlyshop.com^$important</text:p>
      <text:p text:style-name="Standard">||ynopyxyzdy.cf^$important</text:p>
      <text:p text:style-name="Standard">||yoc-performance.com^$important</text:p>
      <text:p text:style-name="Standard">||yoc.mobi^$important</text:p>
      <text:p text:style-name="Standard">||yodmpdy.cf^$important</text:p>
      <text:p text:style-name="Standard">||yoffc.com^$important</text:p>
      <text:p text:style-name="Standard">||yogahuongthaogovap.com^$important</text:p>
      <text:p text:style-name="Standard">||yogavalefigueria.com^$important</text:p>
      <text:p text:style-name="Standard">||yogeshwaranphotography.com^$important</text:p>
      <text:p text:style-name="Standard">||yoggrt.com^$important</text:p>
      <text:p text:style-name="Standard"><text:soft-page-break/>||yogh.eu^$important</text:p>
      <text:p text:style-name="Standard">||yogialoha.com^$important</text:p>
      <text:p text:style-name="Standard">||yohtkc.ddns.net^$important</text:p>
      <text:p text:style-name="Standard">||yojolife.site^$important</text:p>
      <text:p text:style-name="Standard">||yola-88.cf^$important</text:p>
      <text:p text:style-name="Standard">||yolotravelz.com^$important</text:p>
      <text:p text:style-name="Standard">||yompmepvyvbxkjvydsxt.com^$important</text:p>
      <text:p text:style-name="Standard">||yonderapps.tk^$important</text:p>
      <text:p text:style-name="Standard">||yonedasalon.com^$important</text:p>
      <text:p text:style-name="Standard">||yonghonqfurniture.com^$important</text:p>
      <text:p text:style-name="Standard">||yongrupresidence.com^$important</text:p>
      <text:p text:style-name="Standard">||yoobaservice.com^$important</text:p>
      <text:p text:style-name="Standard">||yoox.it^$important</text:p>
      <text:p text:style-name="Standard">||yotpo.com^$important</text:p>
      <text:p text:style-name="Standard">||youbit.ddns.net^$important</text:p>
      <text:p text:style-name="Standard">||youbtube59920.hopto.org^$important</text:p>
      <text:p text:style-name="Standard">||yougeniusads.com^$important</text:p>
      <text:p text:style-name="Standard">||youla-dlvr.site^$important</text:p>
      <text:p text:style-name="Standard">||youlya.com^$important</text:p>
      <text:p text:style-name="Standard">||youmanduo.com^$important</text:p>
      <text:p text:style-name="Standard">||youmortalsknownothingofmagic.pw^$important</text:p>
      <text:p text:style-name="Standard">||youngb1.kro.kr^$important</text:p>
      <text:p text:style-name="Standard">||youngprosperity.uk^$important</text:p>
      <text:p text:style-name="Standard">||younqone.com^$important</text:p>
      <text:p text:style-name="Standard">||your-textile.com^$important</text:p>
      <text:p text:style-name="Standard">||yourcurrencyrates.com^$important</text:p>
      <text:p text:style-name="Standard">||yourfitculture.com^$important</text:p>
      <text:p text:style-name="Standard">||yourfunapps.ga^$important</text:p>
      <text:p text:style-name="Standard">||yourgpshelper.com^$important</text:p>
      <text:p text:style-name="Standard">||yourmailamazon99.redirectme.net^$important</text:p>
      <text:p text:style-name="Standard">||yourmobilespa.co.za^$important</text:p>
      <text:p text:style-name="Standard">||youronlinempire.com^$important</text:p>
      <text:p text:style-name="Standard">||yourplasteringneedscovered.co.uk^$important</text:p>
      <text:p text:style-name="Standard">||yoursmb.info^$important</text:p>
      <text:p text:style-name="Standard">||yoursonosbeam.com^$important</text:p>
      <text:p text:style-name="Standard">||yousefalharbi.ddns.net^$important</text:p>
      <text:p text:style-name="Standard">||youssef123456.ddns.net^$important</text:p>
      <text:p text:style-name="Standard">||youthplant.org^$important</text:p>
      <text:p text:style-name="Standard">||youthtransformers.com^$important</text:p>
      <text:p text:style-name="Standard">||youtube-nocookie.com^$important</text:p>
      <text:p text:style-name="Standard">||youtubeismyartschool.com^$important</text:p>
      <text:p text:style-name="Standard">||youtubinstall.website^$important</text:p>
      <text:p text:style-name="Standard">||youvisit.com^$important</text:p>
      <text:p text:style-name="Standard">||yown.us^$important</text:p>
      <text:p text:style-name="Standard">||ypko-55.gq^$important</text:p>
      <text:p text:style-name="Standard">||yrhealth.life^$important</text:p>
      <text:p text:style-name="Standard">||yromszady.cf^$important</text:p>
      <text:p text:style-name="Standard">||yrsmartshoppy.com^$important</text:p>
      <text:p text:style-name="Standard">||ys1999.com^$important</text:p>
      <text:p text:style-name="Standard">||yskjz.xyz^$important</text:p>
      <text:p text:style-name="Standard">||yspihdy.cf^$important</text:p>
      <text:p text:style-name="Standard">||ysti.eu^$important</text:p>
      <text:p text:style-name="Standard"><text:soft-page-break/>||ysuiteschd.com^$important</text:p>
      <text:p text:style-name="Standard">||ytewporgdy.cf^$important</text:p>
      <text:p text:style-name="Standard">||ytmfynt.com^$important</text:p>
      <text:p text:style-name="Standard">||ytytdywlwy.ga^$important</text:p>
      <text:p text:style-name="Standard">||yucatan.ws^$important</text:p>
      <text:p text:style-name="Standard">||yueltoursandtreks.com^$important</text:p>
      <text:p text:style-name="Standard">||yuhaike.com^$important</text:p>
      <text:p text:style-name="Standard">||yuidfgxcvbxc.ru^$important</text:p>
      <text:p text:style-name="Standard">||yuilop.com^$important</text:p>
      <text:p text:style-name="Standard">||yukmapan.com^$important</text:p>
      <text:p text:style-name="Standard">||yukselofficial.duckdns.org^$important</text:p>
      <text:p text:style-name="Standard">||yulawnesse.com^$important</text:p>
      <text:p text:style-name="Standard">||yuliarachma.id^$important</text:p>
      <text:p text:style-name="Standard">||yulitours.com^$important</text:p>
      <text:p text:style-name="Standard">||yume.com^$important</text:p>
      <text:p text:style-name="Standard">||yummyfoodblog.net^$important</text:p>
      <text:p text:style-name="Standard">||yumurtasiorganikkoy.com^$important</text:p>
      <text:p text:style-name="Standard">||yunaq.com^$important</text:p>
      <text:p text:style-name="Standard">||yungchunsteel.com^$important</text:p>
      <text:p text:style-name="Standard">||yunhali.net^$important</text:p>
      <text:p text:style-name="Standard">||yuntong-batt.co^$important</text:p>
      <text:p text:style-name="Standard">||yunusobodmdo.uz^$important</text:p>
      <text:p text:style-name="Standard">||yusaipek.dijitalmerdiven.com^$important</text:p>
      <text:p text:style-name="Standard">||yuttttttttttttttttrrrrrrhhhhhhvbhjgfhj.xyz^$important</text:p>
      <text:p text:style-name="Standard">||yuxinproteins.com^$important</text:p>
      <text:p text:style-name="Standard">||yuyinshejiao.com^$important</text:p>
      <text:p text:style-name="Standard">||yuzemin.com^$important</text:p>
      <text:p text:style-name="Standard">||yx1.duckdns.org^$important</text:p>
      <text:p text:style-name="Standard">||yxchczdy.cf^$important</text:p>
      <text:p text:style-name="Standard">||yy6262.com^$important</text:p>
      <text:p text:style-name="Standard">||yyttrrrhhhffff.info^$important</text:p>
      <text:p text:style-name="Standard">||yyw114.cn^$important</text:p>
      <text:p text:style-name="Standard">||yzbek.co.ug^$important</text:p>
      <text:p text:style-name="Standard">||yzmwh.com^$important</text:p>
      <text:p text:style-name="Standard">||yzzqdz.com^$important</text:p>
      <text:p text:style-name="Standard">||z-na.amazon-adsystem.com^$important</text:p>
      <text:p text:style-name="Standard">||z.cn^$important</text:p>
      <text:p text:style-name="Standard">||z.moatads.com^$important</text:p>
      <text:p text:style-name="Standard">||z19ok.com^$important</text:p>
      <text:p text:style-name="Standard">||z1k2.mjt.lu^$important</text:p>
      <text:p text:style-name="Standard">||z1n.000webhostapp.com^$important</text:p>
      <text:p text:style-name="Standard">||z3bradesign.com^$important</text:p>
      <text:p text:style-name="Standard">||z4v1qth.com^$important</text:p>
      <text:p text:style-name="Standard">||z5x.net^$important</text:p>
      <text:p text:style-name="Standard">||z99jeaebony.com^$important</text:p>
      <text:p text:style-name="Standard">||z9nogft1.com^$important</text:p>
      <text:p text:style-name="Standard">||zabenkot.top^$important</text:p>
      <text:p text:style-name="Standard">||zadvexmail19mn.world^$important</text:p>
      <text:p text:style-name="Standard">||zaebalzaebal1.com^$important</text:p>
      <text:p text:style-name="Standard">||zaferaniyehcenter.com^$important</text:p>
      <text:p text:style-name="Standard">||zagrosenergygroup.com^$important</text:p>
      <text:p text:style-name="Standard">||zaheenmedical.com^$important</text:p>
      <text:p text:style-name="Standard"><text:soft-page-break/>||zahidahmedtk.000webhostapp.com^$important</text:p>
      <text:p text:style-name="Standard">||zahirbanjarmasin.com^$important</text:p>
      <text:p text:style-name="Standard">||zahrahenna.com.sg^$important</text:p>
      <text:p text:style-name="Standard">||zahum.com^$important</text:p>
      <text:p text:style-name="Standard">||zaimingfangchan.com^$important</text:p>
      <text:p text:style-name="Standard">||zairehair.com.br^$important</text:p>
      <text:p text:style-name="Standard">||zaitalhayee.com^$important</text:p>
      <text:p text:style-name="Standard">||zakharova.website^$important</text:p>
      <text:p text:style-name="Standard">||zakiehtejarat.com^$important</text:p>
      <text:p text:style-name="Standard">||zakodujbiznes.ml^$important</text:p>
      <text:p text:style-name="Standard">||zalo.me^$important</text:p>
      <text:p text:style-name="Standard">||zaloshop.net^$important</text:p>
      <text:p text:style-name="Standard">||zamrun.hopto.org^$important</text:p>
      <text:p text:style-name="Standard">||zamusicport.com^$important</text:p>
      <text:p text:style-name="Standard">||zanga.bounceme.net^$important</text:p>
      <text:p text:style-name="Standard">||zangs.ga^$important</text:p>
      <text:p text:style-name="Standard">||zanjhrhhyh.cf^$important</text:p>
      <text:p text:style-name="Standard">||zanlma.com^$important</text:p>
      <text:p text:style-name="Standard">||zanox-affiliate.de^$important</text:p>
      <text:p text:style-name="Standard">||zanox.com^$important</text:p>
      <text:p text:style-name="Standard">||zantechcorp.online^$important</text:p>
      <text:p text:style-name="Standard">||zantracker.com^$important</text:p>
      <text:p text:style-name="Standard">||zapatta.ddns.net^$important</text:p>
      <text:p text:style-name="Standard">||zapmodulservice.ru^$important</text:p>
      <text:p text:style-name="Standard">||zaragoza.ug^$important</text:p>
      <text:p text:style-name="Standard">||zaratour.net^$important</text:p>
      <text:p text:style-name="Standard">||zaregare.com^$important</text:p>
      <text:p text:style-name="Standard">||zarpaashfashion.com^$important</text:p>
      <text:p text:style-name="Standard">||zarpac-com.cf^$important</text:p>
      <text:p text:style-name="Standard">||zashkvars.000webhostapp.com^$important</text:p>
      <text:p text:style-name="Standard">||zatewitsuk.com^$important</text:p>
      <text:p text:style-name="Standard">||zatokapomyslow.eu^$important</text:p>
      <text:p text:style-name="Standard">||zattslaw.com^$important</text:p>
      <text:p text:style-name="Standard">||zavgroup.net^$important</text:p>
      <text:p text:style-name="Standard">||zaylinalice.top^$important</text:p>
      <text:p text:style-name="Standard">||zaza100.ddns.net^$important</text:p>
      <text:p text:style-name="Standard">||zcxe37adonis.top^$important</text:p>
      <text:p text:style-name="Standard">||zdbb.net^$important</text:p>
      <text:p text:style-name="Standard">||zde-affinity.edgecaching.net^$important</text:p>
      <text:p text:style-name="Standard">||zdfnews.com^$important</text:p>
      <text:p text:style-name="Standard">||zdone.site^$important</text:p>
      <text:p text:style-name="Standard">||zdrowie-blog.pl^$important</text:p>
      <text:p text:style-name="Standard">||zdwallcoveing.com^$important</text:p>
      <text:p text:style-name="Standard">||ze5upyoybvc0yeke.com^$important</text:p>
      <text:p text:style-name="Standard">||zeaair.com^$important</text:p>
      <text:p text:style-name="Standard">||zedo.com^$important</text:p>
      <text:p text:style-name="Standard">||zeelearn.co^$important</text:p>
      <text:p text:style-name="Standard">||zeepmedia.com^$important</text:p>
      <text:p text:style-name="Standard">||zeesportvissen.be^$important</text:p>
      <text:p text:style-name="Standard">||zef.bounceme.net^$important</text:p>
      <text:p text:style-name="Standard">||zefproduction.com^$important</text:p>
      <text:p text:style-name="Standard">||zekisincarproduction.com^$important</text:p>
      <text:p text:style-name="Standard"><text:soft-page-break/>||zekoyun.com^$important</text:p>
      <text:p text:style-name="Standard">||zeleader.com^$important</text:p>
      <text:p text:style-name="Standard">||zelinopats.com^$important</text:p>
      <text:p text:style-name="Standard">||zem-m7.ru^$important</text:p>
      <text:p text:style-name="Standard">||zemanta.com^$important</text:p>
      <text:p text:style-name="Standard">||zenben.site^$important</text:p>
      <text:p text:style-name="Standard">||zencudo.co.uk^$important</text:p>
      <text:p text:style-name="Standard">||zendegieziba.com^$important</text:p>
      <text:p text:style-name="Standard">||zendesk.com^$important</text:p>
      <text:p text:style-name="Standard">||zenfree.net^$important</text:p>
      <text:p text:style-name="Standard">||zenithcampus.com^$important</text:p>
      <text:p text:style-name="Standard">||zenkreka.com^$important</text:p>
      <text:p text:style-name="Standard">||zenshinonline.ru^$important</text:p>
      <text:p text:style-name="Standard">||zentacher.cf^$important</text:p>
      <text:p text:style-name="Standard">||zentacher.ga^$important</text:p>
      <text:p text:style-name="Standard">||zentune.sytes.net^$important</text:p>
      <text:p text:style-name="Standard">||zenuke.com^$important</text:p>
      <text:p text:style-name="Standard">||zenzen15.ddns.net^$important</text:p>
      <text:p text:style-name="Standard">||zenzuu.com^$important</text:p>
      <text:p text:style-name="Standard">||zeotap.com^$important</text:p>
      <text:p text:style-name="Standard">||zer0day.co^$important</text:p>
      <text:p text:style-name="Standard">||zereocompany.com^$important</text:p>
      <text:p text:style-name="Standard">||zergnet.com^$important</text:p>
      <text:p text:style-name="Standard">||zerocc.xyz^$important</text:p>
      <text:p text:style-name="Standard">||zerodayv3startedexploitpcwithexcelgreat.duckdns.org^$important</text:p>
      <text:p text:style-name="Standard">||zerodaywwsxwissdfdsfssecccseersscsdfsdfs.duckdns.org^$important</text:p>
      <text:p text:style-name="Standard">||zeronde.in^$important</text:p>
      <text:p text:style-name="Standard">||zeronine.duckdns.org^$important</text:p>
      <text:p text:style-name="Standard">||zerozerozeronullexploit.duckdns.org^$important</text:p>
      <text:p text:style-name="Standard">||zestevents.co^$important</text:p>
      <text:p text:style-name="Standard">||zestonapparel.com^$important</text:p>
      <text:p text:style-name="Standard">||zetadataclub.xyz^$important</text:p>
      <text:p text:style-name="Standard">||zetalogs.com^$important</text:p>
      <text:p text:style-name="Standard">||zethla.com^$important</text:p>
      <text:p text:style-name="Standard">||zetthing.site^$important</text:p>
      <text:p text:style-name="Standard">||zeus.developershed.com^$important</text:p>
      <text:p text:style-name="Standard">||zeusclicks.com^$important</text:p>
      <text:p text:style-name="Standard">||zevarcreation.co.uk^$important</text:p>
      <text:p text:style-name="Standard">||zeyadigital.com^$important</text:p>
      <text:p text:style-name="Standard">||zg-hose.xyz^$important</text:p>
      <text:p text:style-name="Standard">||zh.sg^$important</text:p>
      <text:p text:style-name="Standard">||zh3ka.ddns.net^$important</text:p>
      <text:p text:style-name="Standard">||zhangboo.com^$important</text:p>
      <text:p text:style-name="Standard">||zhangyiyi.xyz^$important</text:p>
      <text:p text:style-name="Standard">||zhaofanju.com^$important</text:p>
      <text:p text:style-name="Standard">||zhaoyouxiu.com^$important</text:p>
      <text:p text:style-name="Standard">||zhaozewei.top^$important</text:p>
      <text:p text:style-name="Standard">||zhasoral.kz^$important</text:p>
      <text:p text:style-name="Standard">||zhfhywzsmf.com^$important</text:p>
      <text:p text:style-name="Standard">||zhguycz.com^$important</text:p>
      <text:p text:style-name="Standard">||zhongguo114.net^$important</text:p>
      <text:p text:style-name="Standard">||zhorau.ru^$important</text:p>
      <text:p text:style-name="Standard"><text:soft-page-break/>||zhouliang.info^$important</text:p>
      <text:p text:style-name="Standard">||zhouse.com.ua^$important</text:p>
      <text:p text:style-name="Standard">||zhsml.com^$important</text:p>
      <text:p text:style-name="Standard">||zi-1.icu^$important</text:p>
      <text:p text:style-name="Standard">||zi-chem.co^$important</text:p>
      <text:p text:style-name="Standard">||zidanmeubel.com^$important</text:p>
      <text:p text:style-name="Standard">||zigoro.ru^$important</text:p>
      <text:p text:style-name="Standard">||ziko2013.ddns.net^$important</text:p>
      <text:p text:style-name="Standard">||zilianmy.com^$important</text:p>
      <text:p text:style-name="Standard">||ziliboba45265.ac.ug^$important</text:p>
      <text:p text:style-name="Standard">||zimahenergy.com^$important</text:p>
      <text:p text:style-name="Standard">||zimshop.co.za^$important</text:p>
      <text:p text:style-name="Standard">||zindagicreation.online^$important</text:p>
      <text:p text:style-name="Standard">||zinergnave.com^$important</text:p>
      <text:p text:style-name="Standard">||zinimedia.dk^$important</text:p>
      <text:p text:style-name="Standard">||zinivalev.com^$important</text:p>
      <text:p text:style-name="Standard">||zinoautoindustries.com^$important</text:p>
      <text:p text:style-name="Standard">||zinrop.com^$important</text:p>
      <text:p text:style-name="Standard">||zintext.com^$important</text:p>
      <text:p text:style-name="Standard">||zipcarbahamas.com^$important</text:p>
      <text:p text:style-name="Standard">||zirvekonutlari.com^$important</text:p>
      <text:p text:style-name="Standard">||zismaeldedric.com^$important</text:p>
      <text:p text:style-name="Standard">||zixrk.site^$important</text:p>
      <text:p text:style-name="Standard">||zizoulite.ddns.net^$important</text:p>
      <text:p text:style-name="Standard">||zizzy.eu^$important</text:p>
      <text:p text:style-name="Standard">||zjlongiwn.com^$important</text:p>
      <text:p text:style-name="Standard">||zlayla20.com^$important</text:p>
      <text:p text:style-name="Standard">||zlxsgg.com^$important</text:p>
      <text:p text:style-name="Standard">||zmailserv19fd.world^$important</text:p>
      <text:p text:style-name="Standard">||zmedia.com^$important</text:p>
      <text:p text:style-name="Standard">||zmhws.com^$important</text:p>
      <text:p text:style-name="Standard">||zml15117.com^$important</text:p>
      <text:p text:style-name="Standard">||zmxrm.net^$important</text:p>
      <text:p text:style-name="Standard">||znbsyj.com^$important</text:p>
      <text:p text:style-name="Standard">||zni1.com^$important</text:p>
      <text:p text:style-name="Standard">||zoeticbuildingandsupply.com^$important</text:p>
      <text:p text:style-name="Standard">||zoil.website^$important</text:p>
      <text:p text:style-name="Standard">||zolodemo.com^$important</text:p>
      <text:p text:style-name="Standard">||zolotoykluch69.ru^$important</text:p>
      <text:p text:style-name="Standard">||zomcnxbilo.com^$important</text:p>
      <text:p text:style-name="Standard">||zone-812.ml^$important</text:p>
      <text:p text:style-name="Standard">||zonmumuefa.com^$important</text:p>
      <text:p text:style-name="Standard">||zonnestroomtilburg.nl^$important</text:p>
      <text:p text:style-name="Standard">||zoom-machinery.com^$important</text:p>
      <text:p text:style-name="Standard">||zoominfo.com^$important</text:p>
      <text:p text:style-name="Standard">||zooz.hopto.org^$important</text:p>
      <text:p text:style-name="Standard">||zooz45.hopto.org^$important</text:p>
      <text:p text:style-name="Standard">||zorienelan.com^$important</text:p>
      <text:p text:style-name="Standard">||zoshclain.store^$important</text:p>
      <text:p text:style-name="Standard">||zouttileck.com^$important</text:p>
      <text:p text:style-name="Standard">||zp1.duckdns.org^$important</text:p>
      <text:p text:style-name="Standard">||zpanel123.com^$important</text:p>
      <text:p text:style-name="Standard"><text:soft-page-break/>||zprk.io^$important</text:p>
      <text:p text:style-name="Standard">||zsdstat14tp.world^$important</text:p>
      <text:p text:style-name="Standard">||zsmsbcn.com^$important</text:p>
      <text:p text:style-name="Standard">||zsqwwxcgtyu.cf^$important</text:p>
      <text:p text:style-name="Standard">||zsqwwxcgtyu.ml^$important</text:p>
      <text:p text:style-name="Standard">||zsxzfgg.com^$important</text:p>
      <text:p text:style-name="Standard">||ztqy168.com^$important</text:p>
      <text:p text:style-name="Standard">||ztshu.com^$important</text:p>
      <text:p text:style-name="Standard">||zubas.had.su^$important</text:p>
      <text:p text:style-name="Standard">||zuisarch.top^$important</text:p>
      <text:p text:style-name="Standard">||zumobi.com^$important</text:p>
      <text:p text:style-name="Standard">||zurawiewynajem.pl^$important</text:p>
      <text:p text:style-name="Standard">||zurieh.com^$important</text:p>
      <text:p text:style-name="Standard">||zuvwax.com^$important</text:p>
      <text:p text:style-name="Standard">||zuzi-sklep.pl^$important</text:p>
      <text:p text:style-name="Standard">||zvaleriefs96.com^$important</text:p>
      <text:p text:style-name="Standard">||zver.tech^$important</text:p>
      <text:p text:style-name="Standard">||zvfeinaya.com^$important</text:p>
      <text:p text:style-name="Standard">||zvirinaal.000webhostapp.com^$important</text:p>
      <text:p text:style-name="Standard">||zxc2018zxc2018.linkpc.net^$important</text:p>
      <text:p text:style-name="Standard">||zxcvbzxcvb.xyz^$important</text:p>
      <text:p text:style-name="Standard">||zxcvxcfs.ru^$important</text:p>
      <text:p text:style-name="Standard">||zxczxf.ru^$important</text:p>
      <text:p text:style-name="Standard">||zxvcm.ug^$important</text:p>
      <text:p text:style-name="Standard">||zyd1.com^$important</text:p>
      <text:p text:style-name="Standard">||zylokk.000webhostapp.com^$important</text:p>
      <text:p text:style-name="Standard">||zyncxxcciidiiudfisuifsiufusdfisdisifidfisuifisfisifisu.warzonedns.com^$important</text:p>
      <text:p text:style-name="Standard">||zyrstststzzxccxccddfgdd.duckdns.org^$important</text:p>
      <text:p text:style-name="Standard">||zyxonion.xyz^$important</text:p>
      <text:p text:style-name="Standard">||zzhare12345.hopto.org^$important</text:p>
      <text:p text:style-name="Standard">||zzi.bellevilledc.com^$important</text:p>
      <text:p text:style-name="Standard">||zzlong.xyz^$importa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20:03:09.456000000</meta:creation-date>
    <dc:date>2020-12-24T04:21:22.151000000</dc:date>
    <meta:editing-duration>PT1H43M33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390" meta:paragraph-count="20237" meta:word-count="20379" meta:character-count="593537" meta:non-whitespace-character-count="593445"/>
  </office:meta>
</office:document-meta>
</file>